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eb garamond" svg:font-family="'eb garamon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200%"/>
      <style:text-properties style:font-name="eb garamond"/>
    </style:style>
    <style:style style:name="P2" style:family="paragraph" style:parent-style-name="Heading_20_1">
      <style:paragraph-properties fo:line-height="200%"/>
    </style:style>
    <style:style style:name="P3" style:family="paragraph" style:parent-style-name="Standard">
      <style:paragraph-properties fo:line-height="200%"/>
      <style:text-properties style:font-name="eb garamond" fo:font-style="normal" officeooo:rsid="008fa980" officeooo:paragraph-rsid="0abfe980" style:font-style-asian="normal" style:font-style-complex="normal"/>
    </style:style>
    <style:style style:name="P4" style:family="paragraph" style:parent-style-name="Standard">
      <style:paragraph-properties fo:line-height="200%"/>
      <style:text-properties style:font-name="eb garamond" fo:font-style="normal" officeooo:rsid="008fce26" officeooo:paragraph-rsid="0abfe980" style:font-style-asian="normal" style:font-style-complex="normal"/>
    </style:style>
    <style:style style:name="P5" style:family="paragraph" style:parent-style-name="Standard">
      <style:paragraph-properties fo:line-height="200%"/>
      <style:text-properties style:font-name="eb garamond" fo:font-style="normal" officeooo:rsid="008fce26" officeooo:paragraph-rsid="0beab920" style:font-style-asian="normal" style:font-style-complex="normal"/>
    </style:style>
    <style:style style:name="P6" style:family="paragraph" style:parent-style-name="Standard">
      <style:paragraph-properties fo:line-height="200%"/>
      <style:text-properties style:font-name="eb garamond" fo:font-style="normal" officeooo:rsid="00974fbe" officeooo:paragraph-rsid="0abfe980" style:font-style-asian="normal" style:font-style-complex="normal"/>
    </style:style>
    <style:style style:name="P7" style:family="paragraph" style:parent-style-name="Standard">
      <style:paragraph-properties fo:line-height="200%"/>
      <style:text-properties style:font-name="eb garamond" fo:font-style="normal" officeooo:rsid="00988f13" officeooo:paragraph-rsid="0b0716f0" style:font-style-asian="normal" style:font-style-complex="normal"/>
    </style:style>
    <style:style style:name="P8" style:family="paragraph" style:parent-style-name="Standard">
      <style:paragraph-properties fo:line-height="200%"/>
      <style:text-properties style:font-name="eb garamond" fo:font-style="normal" officeooo:rsid="00988f13" officeooo:paragraph-rsid="0abfe980" style:font-style-asian="normal" style:font-style-complex="normal"/>
    </style:style>
    <style:style style:name="P9" style:family="paragraph" style:parent-style-name="Standard">
      <style:paragraph-properties fo:line-height="200%"/>
      <style:text-properties style:font-name="eb garamond" fo:font-style="normal" officeooo:rsid="001b8990" officeooo:paragraph-rsid="0008651b" style:font-style-asian="normal" style:font-style-complex="normal"/>
    </style:style>
    <style:style style:name="P10" style:family="paragraph" style:parent-style-name="Standard">
      <style:paragraph-properties fo:line-height="200%"/>
      <style:text-properties style:font-name="eb garamond" fo:font-style="normal" officeooo:rsid="002cc63c" officeooo:paragraph-rsid="0008651b" style:font-style-asian="normal" style:font-style-complex="normal"/>
    </style:style>
    <style:style style:name="P11" style:family="paragraph" style:parent-style-name="Standard">
      <style:paragraph-properties fo:line-height="200%"/>
      <style:text-properties style:font-name="eb garamond" fo:font-style="normal" officeooo:rsid="0062b2e8" officeooo:paragraph-rsid="0008651b" style:font-style-asian="normal" style:font-style-complex="normal"/>
    </style:style>
    <style:style style:name="P12" style:family="paragraph" style:parent-style-name="Standard">
      <style:paragraph-properties fo:line-height="200%"/>
      <style:text-properties style:font-name="eb garamond" fo:font-style="normal" officeooo:rsid="000a5cad" officeooo:paragraph-rsid="000a5cad" style:font-style-asian="normal" style:font-style-complex="normal"/>
    </style:style>
    <style:style style:name="P13" style:family="paragraph" style:parent-style-name="Standard">
      <style:paragraph-properties fo:line-height="200%"/>
      <style:text-properties style:font-name="eb garamond" fo:font-style="normal" officeooo:rsid="000c4fe4" officeooo:paragraph-rsid="000a5cad" style:font-style-asian="normal" style:font-style-complex="normal"/>
    </style:style>
    <style:style style:name="P14" style:family="paragraph" style:parent-style-name="Standard">
      <style:paragraph-properties fo:line-height="200%"/>
      <style:text-properties style:font-name="eb garamond" fo:font-style="normal" officeooo:rsid="00158dac" officeooo:paragraph-rsid="000cc379" style:font-style-asian="normal" style:font-style-complex="normal"/>
    </style:style>
    <style:style style:name="P15" style:family="paragraph" style:parent-style-name="Standard">
      <style:paragraph-properties fo:line-height="200%"/>
      <style:text-properties style:font-name="eb garamond" fo:font-style="normal" officeooo:rsid="001e41bd" officeooo:paragraph-rsid="0015fd08" style:font-style-asian="normal" style:font-style-complex="normal"/>
    </style:style>
    <style:style style:name="P16" style:family="paragraph" style:parent-style-name="Standard">
      <style:paragraph-properties fo:line-height="200%"/>
      <style:text-properties style:font-name="eb garamond" fo:font-style="normal" officeooo:rsid="0034387b" officeooo:paragraph-rsid="0021658a" style:font-style-asian="normal" style:font-style-complex="normal"/>
    </style:style>
    <style:style style:name="P17" style:family="paragraph" style:parent-style-name="Standard">
      <style:paragraph-properties fo:line-height="200%"/>
      <style:text-properties style:font-name="eb garamond" fo:font-style="normal" officeooo:rsid="003ca621" officeooo:paragraph-rsid="0034387b" style:font-style-asian="normal" style:font-style-complex="normal"/>
    </style:style>
    <style:style style:name="P18" style:family="paragraph" style:parent-style-name="Standard">
      <style:paragraph-properties fo:line-height="200%"/>
      <style:text-properties style:font-name="eb garamond" fo:font-style="normal" officeooo:rsid="0044212e" officeooo:paragraph-rsid="003ebac2" style:font-style-asian="normal" style:font-style-complex="normal"/>
    </style:style>
    <style:style style:name="P19" style:family="paragraph" style:parent-style-name="Standard">
      <style:paragraph-properties fo:line-height="200%"/>
      <style:text-properties style:font-name="eb garamond" fo:font-style="normal" officeooo:rsid="00450e32" officeooo:paragraph-rsid="003ebac2" style:font-style-asian="normal" style:font-style-complex="normal"/>
    </style:style>
    <style:style style:name="P20" style:family="paragraph" style:parent-style-name="Standard">
      <style:paragraph-properties fo:line-height="200%"/>
      <style:text-properties style:font-name="eb garamond" fo:font-style="normal" officeooo:rsid="00452e26" officeooo:paragraph-rsid="003ebac2" style:font-style-asian="normal" style:font-style-complex="normal"/>
    </style:style>
    <style:style style:name="P21" style:family="paragraph" style:parent-style-name="Standard">
      <style:paragraph-properties fo:line-height="200%"/>
      <style:text-properties style:font-name="eb garamond" fo:font-style="normal" officeooo:rsid="004c12d1" officeooo:paragraph-rsid="004eff58" style:font-style-asian="normal" style:font-style-complex="normal"/>
    </style:style>
    <style:style style:name="P22" style:family="paragraph" style:parent-style-name="Standard">
      <style:paragraph-properties fo:line-height="200%"/>
      <style:text-properties style:font-name="eb garamond" fo:font-style="normal" officeooo:rsid="004eff58" officeooo:paragraph-rsid="004eff58" style:font-style-asian="normal" style:font-style-complex="normal"/>
    </style:style>
    <style:style style:name="P23" style:family="paragraph" style:parent-style-name="Standard">
      <style:paragraph-properties fo:line-height="200%"/>
      <style:text-properties style:font-name="eb garamond" fo:font-style="normal" officeooo:rsid="00538627" officeooo:paragraph-rsid="004eff58" style:font-style-asian="normal" style:font-style-complex="normal"/>
    </style:style>
    <style:style style:name="P24" style:family="paragraph" style:parent-style-name="Standard">
      <style:paragraph-properties fo:line-height="200%"/>
      <style:text-properties style:font-name="eb garamond" fo:font-style="normal" officeooo:rsid="0056058b" officeooo:paragraph-rsid="00560523" style:font-style-asian="normal" style:font-style-complex="normal"/>
    </style:style>
    <style:style style:name="P25" style:family="paragraph" style:parent-style-name="Standard">
      <style:paragraph-properties fo:line-height="200%"/>
      <style:text-properties style:font-name="eb garamond" fo:font-style="normal" officeooo:rsid="0059051b" officeooo:paragraph-rsid="0053bd0c" style:font-style-asian="normal" style:font-style-complex="normal"/>
    </style:style>
    <style:style style:name="P26" style:family="paragraph" style:parent-style-name="Standard">
      <style:paragraph-properties fo:line-height="200%"/>
      <style:text-properties style:font-name="eb garamond" fo:font-style="normal" officeooo:rsid="00613cef" officeooo:paragraph-rsid="00613cef" style:font-style-asian="normal" style:font-style-complex="normal"/>
    </style:style>
    <style:style style:name="P27" style:family="paragraph" style:parent-style-name="Standard">
      <style:paragraph-properties fo:line-height="200%"/>
      <style:text-properties style:font-name="eb garamond" fo:font-style="normal" officeooo:rsid="00489822" officeooo:paragraph-rsid="0062f9cd" style:font-style-asian="normal" style:font-style-complex="normal"/>
    </style:style>
    <style:style style:name="P28" style:family="paragraph" style:parent-style-name="Standard">
      <style:paragraph-properties fo:line-height="200%"/>
      <style:text-properties style:font-name="eb garamond" fo:font-style="normal" officeooo:rsid="00664efc" officeooo:paragraph-rsid="0062f9cd" style:font-style-asian="normal" style:font-style-complex="normal"/>
    </style:style>
    <style:style style:name="P29" style:family="paragraph" style:parent-style-name="Standard">
      <style:paragraph-properties fo:line-height="200%"/>
      <style:text-properties style:font-name="eb garamond" fo:font-style="normal" officeooo:rsid="0067d4aa" officeooo:paragraph-rsid="00667355" style:font-style-asian="normal" style:font-style-complex="normal"/>
    </style:style>
    <style:style style:name="P30" style:family="paragraph" style:parent-style-name="Standard">
      <style:paragraph-properties fo:line-height="200%"/>
      <style:text-properties style:font-name="eb garamond" fo:font-style="normal" officeooo:rsid="00697d03" officeooo:paragraph-rsid="00697baa" style:font-style-asian="normal" style:font-style-complex="normal"/>
    </style:style>
    <style:style style:name="P31" style:family="paragraph" style:parent-style-name="Standard">
      <style:paragraph-properties fo:line-height="200%"/>
      <style:text-properties style:font-name="eb garamond" fo:font-style="normal" officeooo:rsid="006ab8ad" officeooo:paragraph-rsid="006ab8ad" style:font-style-asian="normal" style:font-style-complex="normal"/>
    </style:style>
    <style:style style:name="P32" style:family="paragraph" style:parent-style-name="Standard">
      <style:paragraph-properties fo:line-height="200%"/>
      <style:text-properties style:font-name="eb garamond" fo:font-style="normal" officeooo:rsid="006c5071" officeooo:paragraph-rsid="006ab8ad" style:font-style-asian="normal" style:font-style-complex="normal"/>
    </style:style>
    <style:style style:name="P33" style:family="paragraph" style:parent-style-name="Standard">
      <style:paragraph-properties fo:line-height="200%"/>
      <style:text-properties style:font-name="eb garamond" fo:font-style="normal" officeooo:rsid="006d8516" officeooo:paragraph-rsid="006d8516" style:font-style-asian="normal" style:font-style-complex="normal"/>
    </style:style>
    <style:style style:name="P34" style:family="paragraph" style:parent-style-name="Standard">
      <style:paragraph-properties fo:line-height="200%"/>
      <style:text-properties style:font-name="eb garamond" fo:font-style="normal" officeooo:rsid="006e484d" officeooo:paragraph-rsid="006d8516" style:font-style-asian="normal" style:font-style-complex="normal"/>
    </style:style>
    <style:style style:name="P35" style:family="paragraph" style:parent-style-name="Standard">
      <style:paragraph-properties fo:line-height="200%"/>
      <style:text-properties style:font-name="eb garamond" fo:font-style="normal" officeooo:rsid="0070034d" officeooo:paragraph-rsid="006d8516" style:font-style-asian="normal" style:font-style-complex="normal"/>
    </style:style>
    <style:style style:name="P36" style:family="paragraph" style:parent-style-name="Standard">
      <style:paragraph-properties fo:line-height="200%"/>
      <style:text-properties style:font-name="eb garamond" fo:font-style="normal" officeooo:rsid="0071ce56" officeooo:paragraph-rsid="006d8516" style:font-style-asian="normal" style:font-style-complex="normal"/>
    </style:style>
    <style:style style:name="P37" style:family="paragraph" style:parent-style-name="Standard">
      <style:paragraph-properties fo:line-height="200%"/>
      <style:text-properties style:font-name="eb garamond" fo:font-style="normal" officeooo:rsid="0071d841" officeooo:paragraph-rsid="006d8516" style:font-style-asian="normal" style:font-style-complex="normal"/>
    </style:style>
    <style:style style:name="P38" style:family="paragraph" style:parent-style-name="Standard">
      <style:paragraph-properties fo:line-height="200%"/>
      <style:text-properties style:font-name="eb garamond" fo:font-style="normal" officeooo:rsid="00792825" officeooo:paragraph-rsid="006d8516" style:font-style-asian="normal" style:font-style-complex="normal"/>
    </style:style>
    <style:style style:name="P39" style:family="paragraph" style:parent-style-name="Standard">
      <style:paragraph-properties fo:line-height="200%"/>
      <style:text-properties style:font-name="eb garamond" fo:font-style="normal" officeooo:rsid="0079e67c" officeooo:paragraph-rsid="006d8516" style:font-style-asian="normal" style:font-style-complex="normal"/>
    </style:style>
    <style:style style:name="P40" style:family="paragraph" style:parent-style-name="Standard">
      <style:paragraph-properties fo:line-height="200%"/>
      <style:text-properties style:font-name="eb garamond" fo:font-style="normal" officeooo:rsid="007e2ec4" officeooo:paragraph-rsid="006d8516" style:font-style-asian="normal" style:font-style-complex="normal"/>
    </style:style>
    <style:style style:name="P41" style:family="paragraph" style:parent-style-name="Standard">
      <style:paragraph-properties fo:line-height="200%"/>
      <style:text-properties style:font-name="eb garamond" fo:font-style="normal" officeooo:rsid="0080105b" officeooo:paragraph-rsid="007ec756" style:font-style-asian="normal" style:font-style-complex="normal"/>
    </style:style>
    <style:style style:name="P42" style:family="paragraph" style:parent-style-name="Standard">
      <style:paragraph-properties fo:line-height="200%"/>
      <style:text-properties style:font-name="eb garamond" fo:font-style="normal" officeooo:rsid="00812333" officeooo:paragraph-rsid="0080105b" style:font-style-asian="normal" style:font-style-complex="normal"/>
    </style:style>
    <style:style style:name="P43" style:family="paragraph" style:parent-style-name="Standard">
      <style:paragraph-properties fo:line-height="200%"/>
      <style:text-properties style:font-name="eb garamond" fo:font-style="normal" officeooo:rsid="0081374f" officeooo:paragraph-rsid="0080105b" style:font-style-asian="normal" style:font-style-complex="normal"/>
    </style:style>
    <style:style style:name="P44" style:family="paragraph" style:parent-style-name="Standard">
      <style:paragraph-properties fo:line-height="200%"/>
      <style:text-properties style:font-name="eb garamond" fo:font-style="normal" fo:font-weight="normal" officeooo:rsid="0081374f" officeooo:paragraph-rsid="0081374f" style:font-style-asian="normal" style:font-weight-asian="normal" style:font-style-complex="normal" style:font-weight-complex="normal"/>
    </style:style>
    <style:style style:name="P45" style:family="paragraph" style:parent-style-name="Standard">
      <style:paragraph-properties fo:line-height="200%"/>
      <style:text-properties style:font-name="eb garamond" fo:font-style="normal" fo:font-weight="normal" officeooo:rsid="0086e968" officeooo:paragraph-rsid="0081374f" style:font-style-asian="normal" style:font-weight-asian="normal" style:font-style-complex="normal" style:font-weight-complex="normal"/>
    </style:style>
    <style:style style:name="P46" style:family="paragraph" style:parent-style-name="Standard">
      <style:paragraph-properties fo:line-height="200%"/>
      <style:text-properties style:font-name="eb garamond" fo:font-style="normal" fo:font-weight="normal" officeooo:rsid="0088ce7a" officeooo:paragraph-rsid="0088ce7a" style:font-style-asian="normal" style:font-weight-asian="normal" style:font-style-complex="normal" style:font-weight-complex="normal"/>
    </style:style>
    <style:style style:name="P47" style:family="paragraph" style:parent-style-name="Standard">
      <style:paragraph-properties fo:line-height="200%"/>
      <style:text-properties style:font-name="eb garamond" fo:font-style="normal" fo:font-weight="normal" officeooo:rsid="008ebca5" officeooo:paragraph-rsid="0088ce7a" style:font-style-asian="normal" style:font-weight-asian="normal" style:font-style-complex="normal" style:font-weight-complex="normal"/>
    </style:style>
    <style:style style:name="P48" style:family="paragraph" style:parent-style-name="Standard">
      <style:paragraph-properties fo:line-height="200%"/>
      <style:text-properties style:font-name="eb garamond" fo:font-style="normal" fo:font-weight="normal" officeooo:rsid="009f33be" officeooo:paragraph-rsid="0088ce7a" style:font-style-asian="normal" style:font-weight-asian="normal" style:font-style-complex="normal" style:font-weight-complex="normal"/>
    </style:style>
    <style:style style:name="P49" style:family="paragraph" style:parent-style-name="Standard">
      <style:paragraph-properties fo:line-height="200%"/>
      <style:text-properties style:font-name="eb garamond" fo:font-style="normal" fo:font-weight="normal" officeooo:rsid="00a1d0dd" officeooo:paragraph-rsid="009f33be" style:font-style-asian="normal" style:font-weight-asian="normal" style:font-style-complex="normal" style:font-weight-complex="normal"/>
    </style:style>
    <style:style style:name="P50" style:family="paragraph" style:parent-style-name="Standard">
      <style:paragraph-properties fo:line-height="200%"/>
      <style:text-properties style:font-name="eb garamond" fo:font-style="normal" fo:font-weight="normal" officeooo:rsid="00978b76" officeooo:paragraph-rsid="0088ce7a" style:font-style-asian="normal" style:font-weight-asian="normal" style:font-style-complex="normal" style:font-weight-complex="normal"/>
    </style:style>
    <style:style style:name="P51" style:family="paragraph" style:parent-style-name="Standard">
      <style:paragraph-properties fo:line-height="200%"/>
      <style:text-properties style:font-name="eb garamond" fo:font-style="normal" fo:font-weight="normal" officeooo:rsid="00978b76" officeooo:paragraph-rsid="0098b697" style:font-style-asian="normal" style:font-weight-asian="normal" style:font-style-complex="normal" style:font-weight-complex="normal"/>
    </style:style>
    <style:style style:name="P52" style:family="paragraph" style:parent-style-name="Standard">
      <style:paragraph-properties fo:line-height="200%"/>
      <style:text-properties style:font-name="eb garamond" fo:font-style="normal" fo:font-weight="normal" officeooo:rsid="00abe8f3" officeooo:paragraph-rsid="00abe8f3" style:font-style-asian="normal" style:font-weight-asian="normal" style:font-style-complex="normal" style:font-weight-complex="normal"/>
    </style:style>
    <style:style style:name="P53" style:family="paragraph" style:parent-style-name="Standard">
      <style:paragraph-properties fo:line-height="200%"/>
      <style:text-properties style:font-name="eb garamond" fo:font-style="normal" fo:font-weight="normal" officeooo:rsid="00adf140" officeooo:paragraph-rsid="00ac093e" style:font-style-asian="normal" style:font-weight-asian="normal" style:font-style-complex="normal" style:font-weight-complex="normal"/>
    </style:style>
    <style:style style:name="P54" style:family="paragraph" style:parent-style-name="Standard">
      <style:paragraph-properties fo:line-height="200%"/>
      <style:text-properties style:font-name="eb garamond" fo:font-style="normal" fo:font-weight="normal" officeooo:rsid="00afcb30" officeooo:paragraph-rsid="00b2665d" style:font-style-asian="normal" style:font-weight-asian="normal" style:font-style-complex="normal" style:font-weight-complex="normal"/>
    </style:style>
    <style:style style:name="P55" style:family="paragraph" style:parent-style-name="Standard">
      <style:paragraph-properties fo:line-height="200%"/>
      <style:text-properties style:font-name="eb garamond" fo:font-style="normal" fo:font-weight="normal" officeooo:rsid="00b58468" officeooo:paragraph-rsid="00b2665d" style:font-style-asian="normal" style:font-weight-asian="normal" style:font-style-complex="normal" style:font-weight-complex="normal"/>
    </style:style>
    <style:style style:name="P56" style:family="paragraph" style:parent-style-name="Standard">
      <style:paragraph-properties fo:line-height="200%"/>
      <style:text-properties style:font-name="eb garamond" fo:font-style="normal" fo:font-weight="normal" officeooo:rsid="00be20b1" officeooo:paragraph-rsid="00b58468" style:font-style-asian="normal" style:font-weight-asian="normal" style:font-style-complex="normal" style:font-weight-complex="normal"/>
    </style:style>
    <style:style style:name="P57" style:family="paragraph" style:parent-style-name="Standard">
      <style:paragraph-properties fo:line-height="200%"/>
      <style:text-properties style:font-name="eb garamond" fo:font-style="normal" fo:font-weight="normal" officeooo:rsid="00c840dd" officeooo:paragraph-rsid="00be20b1" style:font-style-asian="normal" style:font-weight-asian="normal" style:font-style-complex="normal" style:font-weight-complex="normal"/>
    </style:style>
    <style:style style:name="P58" style:family="paragraph" style:parent-style-name="Standard">
      <style:paragraph-properties fo:line-height="200%"/>
      <style:text-properties style:font-name="eb garamond" fo:font-style="normal" fo:font-weight="normal" officeooo:rsid="00d062f7" officeooo:paragraph-rsid="00c9cdea" style:font-style-asian="normal" style:font-weight-asian="normal" style:font-style-complex="normal" style:font-weight-complex="normal"/>
    </style:style>
    <style:style style:name="P59" style:family="paragraph" style:parent-style-name="Standard">
      <style:paragraph-properties fo:line-height="200%"/>
      <style:text-properties style:font-name="eb garamond" fo:font-style="normal" fo:font-weight="normal" officeooo:rsid="00d1f1ea" officeooo:paragraph-rsid="00d062f7" style:font-style-asian="normal" style:font-weight-asian="normal" style:font-style-complex="normal" style:font-weight-complex="normal"/>
    </style:style>
    <style:style style:name="P60" style:family="paragraph" style:parent-style-name="Standard">
      <style:paragraph-properties fo:line-height="200%"/>
      <style:text-properties style:font-name="eb garamond" fo:font-style="normal" fo:font-weight="normal" officeooo:rsid="00d66fd8" officeooo:paragraph-rsid="00d3c4cd" style:font-style-asian="normal" style:font-weight-asian="normal" style:font-style-complex="normal" style:font-weight-complex="normal"/>
    </style:style>
    <style:style style:name="P61" style:family="paragraph" style:parent-style-name="Standard">
      <style:paragraph-properties fo:line-height="200%"/>
      <style:text-properties style:font-name="eb garamond" fo:font-style="normal" fo:font-weight="normal" officeooo:rsid="00d8b997" officeooo:paragraph-rsid="00d66fd8" style:font-style-asian="normal" style:font-weight-asian="normal" style:font-style-complex="normal" style:font-weight-complex="normal"/>
    </style:style>
    <style:style style:name="P62" style:family="paragraph" style:parent-style-name="Standard">
      <style:paragraph-properties fo:line-height="200%"/>
      <style:text-properties style:font-name="eb garamond" fo:font-style="normal" fo:font-weight="normal" officeooo:rsid="00df7949" officeooo:paragraph-rsid="00df7949" style:font-style-asian="normal" style:font-weight-asian="normal" style:font-style-complex="normal" style:font-weight-complex="normal"/>
    </style:style>
    <style:style style:name="P63" style:family="paragraph" style:parent-style-name="Standard">
      <style:paragraph-properties fo:line-height="200%"/>
      <style:text-properties style:font-name="eb garamond" fo:font-style="normal" fo:font-weight="normal" officeooo:rsid="00dfa0dd" officeooo:paragraph-rsid="00df7949" style:font-style-asian="normal" style:font-weight-asian="normal" style:font-style-complex="normal" style:font-weight-complex="normal"/>
    </style:style>
    <style:style style:name="P64" style:family="paragraph" style:parent-style-name="Standard">
      <style:paragraph-properties fo:line-height="200%"/>
      <style:text-properties style:font-name="eb garamond" fo:font-style="normal" fo:font-weight="normal" officeooo:rsid="00e0c693" officeooo:paragraph-rsid="00e2547f" style:font-style-asian="normal" style:font-weight-asian="normal" style:font-style-complex="normal" style:font-weight-complex="normal"/>
    </style:style>
    <style:style style:name="P65" style:family="paragraph" style:parent-style-name="Standard">
      <style:paragraph-properties fo:line-height="200%"/>
      <style:text-properties style:font-name="eb garamond" fo:font-style="normal" fo:font-weight="normal" officeooo:rsid="00e66c3c" officeooo:paragraph-rsid="00e2547f" style:font-style-asian="normal" style:font-weight-asian="normal" style:font-style-complex="normal" style:font-weight-complex="normal"/>
    </style:style>
    <style:style style:name="P66" style:family="paragraph" style:parent-style-name="Standard">
      <style:paragraph-properties fo:line-height="200%"/>
      <style:text-properties style:font-name="eb garamond" fo:font-style="normal" fo:font-weight="normal" officeooo:rsid="00eba294" officeooo:paragraph-rsid="00e2547f" style:font-style-asian="normal" style:font-weight-asian="normal" style:font-style-complex="normal" style:font-weight-complex="normal"/>
    </style:style>
    <style:style style:name="P67" style:family="paragraph" style:parent-style-name="Standard">
      <style:paragraph-properties fo:line-height="200%"/>
      <style:text-properties style:font-name="eb garamond" fo:font-style="normal" fo:font-weight="normal" officeooo:rsid="00ee3cfa" officeooo:paragraph-rsid="00e2547f" style:font-style-asian="normal" style:font-weight-asian="normal" style:font-style-complex="normal" style:font-weight-complex="normal"/>
    </style:style>
    <style:style style:name="P68" style:family="paragraph" style:parent-style-name="Standard">
      <style:paragraph-properties fo:line-height="200%"/>
      <style:text-properties style:font-name="eb garamond" fo:font-style="normal" fo:font-weight="normal" officeooo:rsid="00fb4457" officeooo:paragraph-rsid="00e2547f" style:font-style-asian="normal" style:font-weight-asian="normal" style:font-style-complex="normal" style:font-weight-complex="normal"/>
    </style:style>
    <style:style style:name="P69" style:family="paragraph" style:parent-style-name="Standard">
      <style:paragraph-properties fo:line-height="200%"/>
      <style:text-properties style:font-name="eb garamond" fo:font-style="normal" fo:font-weight="normal" officeooo:rsid="00fbb1af" officeooo:paragraph-rsid="00e2547f" style:font-style-asian="normal" style:font-weight-asian="normal" style:font-style-complex="normal" style:font-weight-complex="normal"/>
    </style:style>
    <style:style style:name="P70" style:family="paragraph" style:parent-style-name="Standard">
      <style:paragraph-properties fo:line-height="200%"/>
      <style:text-properties style:font-name="eb garamond" fo:font-style="normal" fo:font-weight="normal" officeooo:rsid="00fd3fbf" officeooo:paragraph-rsid="00e2547f" style:font-style-asian="normal" style:font-weight-asian="normal" style:font-style-complex="normal" style:font-weight-complex="normal"/>
    </style:style>
    <style:style style:name="P71" style:family="paragraph" style:parent-style-name="Standard">
      <style:paragraph-properties fo:line-height="200%"/>
      <style:text-properties style:font-name="eb garamond" fo:font-style="normal" fo:font-weight="normal" officeooo:rsid="010592d8" officeooo:paragraph-rsid="00e2547f" style:font-style-asian="normal" style:font-weight-asian="normal" style:font-style-complex="normal" style:font-weight-complex="normal"/>
    </style:style>
    <style:style style:name="P72" style:family="paragraph" style:parent-style-name="Standard">
      <style:paragraph-properties fo:line-height="200%"/>
      <style:text-properties style:font-name="eb garamond" fo:font-style="normal" fo:font-weight="normal" officeooo:rsid="0106590f" officeooo:paragraph-rsid="00e2547f" style:font-style-asian="normal" style:font-weight-asian="normal" style:font-style-complex="normal" style:font-weight-complex="normal"/>
    </style:style>
    <style:style style:name="P73" style:family="paragraph" style:parent-style-name="Standard">
      <style:paragraph-properties fo:line-height="200%"/>
      <style:text-properties style:font-name="eb garamond" fo:font-style="normal" fo:font-weight="normal" officeooo:rsid="0108d3d6" officeooo:paragraph-rsid="00e2547f" style:font-style-asian="normal" style:font-weight-asian="normal" style:font-style-complex="normal" style:font-weight-complex="normal"/>
    </style:style>
    <style:style style:name="P74" style:family="paragraph" style:parent-style-name="Standard">
      <style:paragraph-properties fo:line-height="200%"/>
      <style:text-properties style:font-name="eb garamond" fo:font-style="normal" fo:font-weight="normal" officeooo:rsid="01098dbc" officeooo:paragraph-rsid="00e2547f" style:font-style-asian="normal" style:font-weight-asian="normal" style:font-style-complex="normal" style:font-weight-complex="normal"/>
    </style:style>
    <style:style style:name="P75" style:family="paragraph" style:parent-style-name="Standard">
      <style:paragraph-properties fo:line-height="200%"/>
      <style:text-properties style:font-name="eb garamond" fo:font-style="normal" fo:font-weight="normal" officeooo:rsid="0110eeab" officeooo:paragraph-rsid="010cae47" style:font-style-asian="normal" style:font-weight-asian="normal" style:font-style-complex="normal" style:font-weight-complex="normal"/>
    </style:style>
    <style:style style:name="P76" style:family="paragraph" style:parent-style-name="Standard">
      <style:paragraph-properties fo:line-height="200%"/>
      <style:text-properties style:font-name="eb garamond" fo:font-style="normal" fo:font-weight="normal" officeooo:rsid="011b5c2e" officeooo:paragraph-rsid="011302df" style:font-style-asian="normal" style:font-weight-asian="normal" style:font-style-complex="normal" style:font-weight-complex="normal"/>
    </style:style>
    <style:style style:name="P77" style:family="paragraph" style:parent-style-name="Standard">
      <style:paragraph-properties fo:line-height="200%"/>
      <style:text-properties style:font-name="eb garamond" fo:font-style="normal" fo:font-weight="normal" officeooo:rsid="011f7fce" officeooo:paragraph-rsid="011daf99" style:font-style-asian="normal" style:font-weight-asian="normal" style:font-style-complex="normal" style:font-weight-complex="normal"/>
    </style:style>
    <style:style style:name="P78" style:family="paragraph" style:parent-style-name="Standard">
      <style:paragraph-properties fo:line-height="200%"/>
      <style:text-properties style:font-name="eb garamond" fo:font-style="normal" fo:font-weight="normal" officeooo:rsid="011fa561" officeooo:paragraph-rsid="011fa561" style:font-style-asian="normal" style:font-weight-asian="normal" style:font-style-complex="normal" style:font-weight-complex="normal"/>
    </style:style>
    <style:style style:name="P79" style:family="paragraph" style:parent-style-name="Standard">
      <style:paragraph-properties fo:line-height="200%"/>
      <style:text-properties style:font-name="eb garamond" fo:font-style="normal" fo:font-weight="normal" officeooo:rsid="01270290" officeooo:paragraph-rsid="011fa561" style:font-style-asian="normal" style:font-weight-asian="normal" style:font-style-complex="normal" style:font-weight-complex="normal"/>
    </style:style>
    <style:style style:name="P80" style:family="paragraph" style:parent-style-name="Standard">
      <style:paragraph-properties fo:line-height="200%"/>
      <style:text-properties style:font-name="eb garamond" fo:font-style="normal" fo:font-weight="normal" officeooo:rsid="012d038f" officeooo:paragraph-rsid="0128280a" style:font-style-asian="normal" style:font-weight-asian="normal" style:font-style-complex="normal" style:font-weight-complex="normal"/>
    </style:style>
    <style:style style:name="P81" style:family="paragraph" style:parent-style-name="Standard">
      <style:paragraph-properties fo:line-height="200%"/>
      <style:text-properties style:font-name="eb garamond" fo:font-style="normal" fo:font-weight="normal" officeooo:rsid="01414f70" officeooo:paragraph-rsid="012e24c4" style:font-style-asian="normal" style:font-weight-asian="normal" style:font-style-complex="normal" style:font-weight-complex="normal"/>
    </style:style>
    <style:style style:name="P82" style:family="paragraph" style:parent-style-name="Standard">
      <style:paragraph-properties fo:line-height="200%"/>
      <style:text-properties style:font-name="eb garamond" fo:font-style="normal" fo:font-weight="normal" officeooo:rsid="014faa63" officeooo:paragraph-rsid="014faa63" style:font-style-asian="normal" style:font-weight-asian="normal" style:font-style-complex="normal" style:font-weight-complex="normal"/>
    </style:style>
    <style:style style:name="P83" style:family="paragraph" style:parent-style-name="Standard">
      <style:paragraph-properties fo:line-height="200%"/>
      <style:text-properties style:font-name="eb garamond" fo:font-style="normal" fo:font-weight="normal" officeooo:rsid="0159bfc0" officeooo:paragraph-rsid="014faa63" style:font-style-asian="normal" style:font-weight-asian="normal" style:font-style-complex="normal" style:font-weight-complex="normal"/>
    </style:style>
    <style:style style:name="P84" style:family="paragraph" style:parent-style-name="Standard">
      <style:paragraph-properties fo:line-height="200%"/>
      <style:text-properties style:font-name="eb garamond" fo:font-style="normal" fo:font-weight="normal" officeooo:rsid="017656c9" officeooo:paragraph-rsid="015e143a" style:font-style-asian="normal" style:font-weight-asian="normal" style:font-style-complex="normal" style:font-weight-complex="normal"/>
    </style:style>
    <style:style style:name="P85" style:family="paragraph" style:parent-style-name="Standard">
      <style:paragraph-properties fo:line-height="200%"/>
      <style:text-properties style:font-name="eb garamond" fo:font-style="normal" fo:font-weight="normal" officeooo:rsid="017917a3" officeooo:paragraph-rsid="017656c9" style:font-style-asian="normal" style:font-weight-asian="normal" style:font-style-complex="normal" style:font-weight-complex="normal"/>
    </style:style>
    <style:style style:name="P86" style:family="paragraph" style:parent-style-name="Standard">
      <style:paragraph-properties fo:line-height="200%"/>
      <style:text-properties style:font-name="eb garamond" fo:font-style="normal" fo:font-weight="normal" officeooo:rsid="01915040" officeooo:paragraph-rsid="017992f5" style:font-style-asian="normal" style:font-weight-asian="normal" style:font-style-complex="normal" style:font-weight-complex="normal"/>
    </style:style>
    <style:style style:name="P87" style:family="paragraph" style:parent-style-name="Standard">
      <style:paragraph-properties fo:line-height="200%"/>
      <style:text-properties style:font-name="eb garamond" fo:font-style="normal" fo:font-weight="normal" officeooo:rsid="01a2a905" officeooo:paragraph-rsid="0193235d" style:font-style-asian="normal" style:font-weight-asian="normal" style:font-style-complex="normal" style:font-weight-complex="normal"/>
    </style:style>
    <style:style style:name="P88" style:family="paragraph" style:parent-style-name="Standard">
      <style:paragraph-properties fo:line-height="200%"/>
      <style:text-properties style:font-name="eb garamond" fo:font-style="normal" fo:font-weight="normal" officeooo:rsid="01a32807" officeooo:paragraph-rsid="01a32807" style:font-style-asian="normal" style:font-weight-asian="normal" style:font-style-complex="normal" style:font-weight-complex="normal"/>
    </style:style>
    <style:style style:name="P89" style:family="paragraph" style:parent-style-name="Standard">
      <style:paragraph-properties fo:line-height="200%"/>
      <style:text-properties style:font-name="eb garamond" fo:font-style="normal" fo:font-weight="normal" officeooo:rsid="01be1750" officeooo:paragraph-rsid="01a69bc3" style:font-style-asian="normal" style:font-weight-asian="normal" style:font-style-complex="normal" style:font-weight-complex="normal"/>
    </style:style>
    <style:style style:name="P90" style:family="paragraph" style:parent-style-name="Standard">
      <style:paragraph-properties fo:line-height="200%"/>
      <style:text-properties style:font-name="eb garamond" fo:font-style="normal" fo:font-weight="normal" officeooo:rsid="01d78c5d" officeooo:paragraph-rsid="01be7970" style:font-style-asian="normal" style:font-weight-asian="normal" style:font-style-complex="normal" style:font-weight-complex="normal"/>
    </style:style>
    <style:style style:name="P91" style:family="paragraph" style:parent-style-name="Standard">
      <style:paragraph-properties fo:line-height="200%"/>
      <style:text-properties style:font-name="eb garamond" fo:font-style="normal" fo:font-weight="normal" officeooo:rsid="01ee99e4" officeooo:paragraph-rsid="01db144c" style:font-style-asian="normal" style:font-weight-asian="normal" style:font-style-complex="normal" style:font-weight-complex="normal"/>
    </style:style>
    <style:style style:name="P92" style:family="paragraph" style:parent-style-name="Standard">
      <style:paragraph-properties fo:line-height="200%"/>
      <style:text-properties style:font-name="eb garamond" fo:font-style="normal" fo:font-weight="normal" officeooo:rsid="01f7d108" officeooo:paragraph-rsid="01f0112f" style:font-style-asian="normal" style:font-weight-asian="normal" style:font-style-complex="normal" style:font-weight-complex="normal"/>
    </style:style>
    <style:style style:name="P93" style:family="paragraph" style:parent-style-name="Standard">
      <style:paragraph-properties fo:line-height="200%"/>
      <style:text-properties style:font-name="eb garamond" fo:font-style="normal" fo:font-weight="normal" officeooo:rsid="0210a9c2" officeooo:paragraph-rsid="01fd77f0" style:font-style-asian="normal" style:font-weight-asian="normal" style:font-style-complex="normal" style:font-weight-complex="normal"/>
    </style:style>
    <style:style style:name="P94" style:family="paragraph" style:parent-style-name="Standard">
      <style:paragraph-properties fo:line-height="200%"/>
      <style:text-properties style:font-name="eb garamond" fo:font-style="normal" fo:font-weight="normal" officeooo:rsid="0219d7bb" officeooo:paragraph-rsid="02111ee8" style:font-style-asian="normal" style:font-weight-asian="normal" style:font-style-complex="normal" style:font-weight-complex="normal"/>
    </style:style>
    <style:style style:name="P95" style:family="paragraph" style:parent-style-name="Standard">
      <style:paragraph-properties fo:line-height="200%"/>
      <style:text-properties style:font-name="eb garamond" fo:font-style="normal" fo:font-weight="normal" officeooo:rsid="0226f6a4" officeooo:paragraph-rsid="021cc1c6" style:font-style-asian="normal" style:font-weight-asian="normal" style:font-style-complex="normal" style:font-weight-complex="normal"/>
    </style:style>
    <style:style style:name="P96" style:family="paragraph" style:parent-style-name="Standard">
      <style:paragraph-properties fo:line-height="200%"/>
      <style:text-properties style:font-name="eb garamond" fo:font-style="normal" fo:font-weight="normal" officeooo:rsid="02344f82" officeooo:paragraph-rsid="02285d6b" style:font-style-asian="normal" style:font-weight-asian="normal" style:font-style-complex="normal" style:font-weight-complex="normal"/>
    </style:style>
    <style:style style:name="P97" style:family="paragraph" style:parent-style-name="Standard">
      <style:paragraph-properties fo:line-height="200%"/>
      <style:text-properties style:font-name="eb garamond" fo:font-style="normal" fo:font-weight="normal" officeooo:rsid="023e3286" officeooo:paragraph-rsid="0235389d" style:font-style-asian="normal" style:font-weight-asian="normal" style:font-style-complex="normal" style:font-weight-complex="normal"/>
    </style:style>
    <style:style style:name="P98" style:family="paragraph" style:parent-style-name="Standard">
      <style:paragraph-properties fo:line-height="200%"/>
      <style:text-properties style:font-name="eb garamond" fo:font-style="normal" fo:font-weight="normal" officeooo:rsid="024fb795" officeooo:paragraph-rsid="023f5ad1" style:font-style-asian="normal" style:font-weight-asian="normal" style:font-style-complex="normal" style:font-weight-complex="normal"/>
    </style:style>
    <style:style style:name="P99" style:family="paragraph" style:parent-style-name="Standard">
      <style:paragraph-properties fo:line-height="200%"/>
      <style:text-properties style:font-name="eb garamond" fo:font-style="normal" fo:font-weight="normal" officeooo:rsid="0253ed26" officeooo:paragraph-rsid="02501534" style:font-style-asian="normal" style:font-weight-asian="normal" style:font-style-complex="normal" style:font-weight-complex="normal"/>
    </style:style>
    <style:style style:name="P100" style:family="paragraph" style:parent-style-name="Standard">
      <style:paragraph-properties fo:line-height="200%"/>
      <style:text-properties style:font-name="eb garamond" fo:font-style="normal" fo:font-weight="normal" officeooo:rsid="025c6f64" officeooo:paragraph-rsid="0258cdc1" style:font-style-asian="normal" style:font-weight-asian="normal" style:font-style-complex="normal" style:font-weight-complex="normal"/>
    </style:style>
    <style:style style:name="P101" style:family="paragraph" style:parent-style-name="Standard">
      <style:paragraph-properties fo:line-height="200%"/>
      <style:text-properties style:font-name="eb garamond" fo:font-style="normal" fo:font-weight="normal" officeooo:rsid="0269a1a3" officeooo:paragraph-rsid="0265517a" style:font-style-asian="normal" style:font-weight-asian="normal" style:font-style-complex="normal" style:font-weight-complex="normal"/>
    </style:style>
    <style:style style:name="P102" style:family="paragraph" style:parent-style-name="Standard">
      <style:paragraph-properties fo:line-height="200%"/>
      <style:text-properties style:font-name="eb garamond" fo:font-style="normal" fo:font-weight="normal" officeooo:rsid="0272f2b1" officeooo:paragraph-rsid="0269a1a3" style:font-style-asian="normal" style:font-weight-asian="normal" style:font-style-complex="normal" style:font-weight-complex="normal"/>
    </style:style>
    <style:style style:name="P103" style:family="paragraph" style:parent-style-name="Standard">
      <style:paragraph-properties fo:line-height="200%"/>
      <style:text-properties style:font-name="eb garamond" fo:font-style="normal" fo:font-weight="normal" officeooo:rsid="0277dc8d" officeooo:paragraph-rsid="0272f2b1" style:font-style-asian="normal" style:font-weight-asian="normal" style:font-style-complex="normal" style:font-weight-complex="normal"/>
    </style:style>
    <style:style style:name="P104" style:family="paragraph" style:parent-style-name="Standard">
      <style:paragraph-properties fo:line-height="200%"/>
      <style:text-properties style:font-name="eb garamond" fo:font-style="normal" fo:font-weight="normal" officeooo:rsid="02861b15" officeooo:paragraph-rsid="02782484" style:font-style-asian="normal" style:font-weight-asian="normal" style:font-style-complex="normal" style:font-weight-complex="normal"/>
    </style:style>
    <style:style style:name="P105" style:family="paragraph" style:parent-style-name="Standard">
      <style:paragraph-properties fo:line-height="200%"/>
      <style:text-properties style:font-name="eb garamond" fo:font-style="normal" fo:font-weight="normal" officeooo:rsid="02979ec2" officeooo:paragraph-rsid="02861b15" style:font-style-asian="normal" style:font-weight-asian="normal" style:font-style-complex="normal" style:font-weight-complex="normal"/>
    </style:style>
    <style:style style:name="P106" style:family="paragraph" style:parent-style-name="Standard">
      <style:paragraph-properties fo:line-height="200%"/>
      <style:text-properties style:font-name="eb garamond" fo:font-style="normal" fo:font-weight="normal" officeooo:rsid="02a0fd66" officeooo:paragraph-rsid="029a10b6" style:font-style-asian="normal" style:font-weight-asian="normal" style:font-style-complex="normal" style:font-weight-complex="normal"/>
    </style:style>
    <style:style style:name="P107" style:family="paragraph" style:parent-style-name="Standard">
      <style:paragraph-properties fo:line-height="200%"/>
      <style:text-properties style:font-name="eb garamond" fo:font-style="normal" fo:font-weight="normal" officeooo:rsid="02a4824a" officeooo:paragraph-rsid="02a1e67f" style:font-style-asian="normal" style:font-weight-asian="normal" style:font-style-complex="normal" style:font-weight-complex="normal"/>
    </style:style>
    <style:style style:name="P108" style:family="paragraph" style:parent-style-name="Standard">
      <style:paragraph-properties fo:line-height="200%"/>
      <style:text-properties style:font-name="eb garamond" fo:font-style="normal" fo:font-weight="normal" officeooo:rsid="02b1c23d" officeooo:paragraph-rsid="02a4f5a9" style:font-style-asian="normal" style:font-weight-asian="normal" style:font-style-complex="normal" style:font-weight-complex="normal"/>
    </style:style>
    <style:style style:name="P109" style:family="paragraph" style:parent-style-name="Standard">
      <style:paragraph-properties fo:line-height="200%"/>
      <style:text-properties style:font-name="eb garamond" fo:font-style="normal" fo:font-weight="normal" officeooo:rsid="02bfd710" officeooo:paragraph-rsid="02c2da3c" style:font-style-asian="normal" style:font-weight-asian="normal" style:font-style-complex="normal" style:font-weight-complex="normal"/>
    </style:style>
    <style:style style:name="P110" style:family="paragraph" style:parent-style-name="Standard">
      <style:paragraph-properties fo:line-height="200%"/>
      <style:text-properties style:font-name="eb garamond" fo:font-style="normal" fo:font-weight="normal" officeooo:rsid="02d41da0" officeooo:paragraph-rsid="02c2da3c" style:font-style-asian="normal" style:font-weight-asian="normal" style:font-style-complex="normal" style:font-weight-complex="normal"/>
    </style:style>
    <style:style style:name="P111" style:family="paragraph" style:parent-style-name="Standard">
      <style:paragraph-properties fo:line-height="200%"/>
      <style:text-properties style:font-name="eb garamond" fo:font-style="normal" fo:font-weight="normal" officeooo:rsid="02dfddfc" officeooo:paragraph-rsid="02ded804" style:font-style-asian="normal" style:font-weight-asian="normal" style:font-style-complex="normal" style:font-weight-complex="normal"/>
    </style:style>
    <style:style style:name="P112" style:family="paragraph" style:parent-style-name="Standard">
      <style:paragraph-properties fo:line-height="200%"/>
      <style:text-properties style:font-name="eb garamond" fo:font-style="normal" fo:font-weight="normal" officeooo:rsid="02f0d9ee" officeooo:paragraph-rsid="02e11acd" style:font-style-asian="normal" style:font-weight-asian="normal" style:font-style-complex="normal" style:font-weight-complex="normal"/>
    </style:style>
    <style:style style:name="P113" style:family="paragraph" style:parent-style-name="Standard">
      <style:paragraph-properties fo:line-height="200%"/>
      <style:text-properties style:font-name="eb garamond" fo:font-style="normal" fo:font-weight="normal" officeooo:rsid="02f40155" officeooo:paragraph-rsid="02f40155" style:font-style-asian="normal" style:font-weight-asian="normal" style:font-style-complex="normal" style:font-weight-complex="normal"/>
    </style:style>
    <style:style style:name="P114" style:family="paragraph" style:parent-style-name="Standard">
      <style:paragraph-properties fo:line-height="200%"/>
      <style:text-properties style:font-name="eb garamond" fo:font-style="normal" fo:font-weight="normal" officeooo:rsid="02f86dba" officeooo:paragraph-rsid="02f76d92" style:font-style-asian="normal" style:font-weight-asian="normal" style:font-style-complex="normal" style:font-weight-complex="normal"/>
    </style:style>
    <style:style style:name="P115" style:family="paragraph" style:parent-style-name="Standard">
      <style:paragraph-properties fo:line-height="200%"/>
      <style:text-properties style:font-name="eb garamond" fo:font-style="normal" fo:font-weight="normal" officeooo:rsid="0308b64b" officeooo:paragraph-rsid="02f9a4d8" style:font-style-asian="normal" style:font-weight-asian="normal" style:font-style-complex="normal" style:font-weight-complex="normal"/>
    </style:style>
    <style:style style:name="P116" style:family="paragraph" style:parent-style-name="Standard">
      <style:paragraph-properties fo:line-height="200%"/>
      <style:text-properties style:font-name="eb garamond" fo:font-style="normal" fo:font-weight="normal" officeooo:rsid="030f357f" officeooo:paragraph-rsid="0308b64b" style:font-style-asian="normal" style:font-weight-asian="normal" style:font-style-complex="normal" style:font-weight-complex="normal"/>
    </style:style>
    <style:style style:name="P117" style:family="paragraph" style:parent-style-name="Standard">
      <style:paragraph-properties fo:line-height="200%"/>
      <style:text-properties style:font-name="eb garamond" fo:font-style="normal" fo:font-weight="normal" officeooo:rsid="030ff035" officeooo:paragraph-rsid="030ff035" style:font-style-asian="normal" style:font-weight-asian="normal" style:font-style-complex="normal" style:font-weight-complex="normal"/>
    </style:style>
    <style:style style:name="P118" style:family="paragraph" style:parent-style-name="Standard">
      <style:paragraph-properties fo:line-height="200%"/>
      <style:text-properties style:font-name="eb garamond" fo:font-style="normal" fo:font-weight="normal" officeooo:rsid="03197d7e" officeooo:paragraph-rsid="032dbe99" style:font-style-asian="normal" style:font-weight-asian="normal" style:font-style-complex="normal" style:font-weight-complex="normal"/>
    </style:style>
    <style:style style:name="P119" style:family="paragraph" style:parent-style-name="Standard">
      <style:paragraph-properties fo:line-height="200%"/>
      <style:text-properties style:font-name="eb garamond" fo:font-style="normal" fo:font-weight="normal" officeooo:rsid="033dcc4f" officeooo:paragraph-rsid="033dcc4f" style:font-style-asian="normal" style:font-weight-asian="normal" style:font-style-complex="normal" style:font-weight-complex="normal"/>
    </style:style>
    <style:style style:name="P120" style:family="paragraph" style:parent-style-name="Standard">
      <style:paragraph-properties fo:line-height="200%"/>
      <style:text-properties style:font-name="eb garamond" fo:font-style="normal" fo:font-weight="normal" officeooo:rsid="034925f8" officeooo:paragraph-rsid="033dcc4f" style:font-style-asian="normal" style:font-weight-asian="normal" style:font-style-complex="normal" style:font-weight-complex="normal"/>
    </style:style>
    <style:style style:name="P121" style:family="paragraph" style:parent-style-name="Standard">
      <style:paragraph-properties fo:line-height="200%"/>
      <style:text-properties style:font-name="eb garamond" fo:font-style="normal" fo:font-weight="normal" officeooo:rsid="035cdd47" officeooo:paragraph-rsid="034925f8" style:font-style-asian="normal" style:font-weight-asian="normal" style:font-style-complex="normal" style:font-weight-complex="normal"/>
    </style:style>
    <style:style style:name="P122" style:family="paragraph" style:parent-style-name="Standard">
      <style:paragraph-properties fo:line-height="200%"/>
      <style:text-properties style:font-name="eb garamond" fo:font-style="normal" fo:font-weight="normal" officeooo:rsid="035e87a4" officeooo:paragraph-rsid="035cdd47" style:font-style-asian="normal" style:font-weight-asian="normal" style:font-style-complex="normal" style:font-weight-complex="normal"/>
    </style:style>
    <style:style style:name="P123" style:family="paragraph" style:parent-style-name="Standard">
      <style:paragraph-properties fo:line-height="200%"/>
      <style:text-properties style:font-name="eb garamond" fo:font-style="normal" fo:font-weight="normal" officeooo:rsid="036521ea" officeooo:paragraph-rsid="035ea4d4" style:font-style-asian="normal" style:font-weight-asian="normal" style:font-style-complex="normal" style:font-weight-complex="normal"/>
    </style:style>
    <style:style style:name="P124" style:family="paragraph" style:parent-style-name="Standard">
      <style:paragraph-properties fo:line-height="200%"/>
      <style:text-properties style:font-name="eb garamond" fo:font-style="normal" fo:font-weight="normal" officeooo:rsid="0367dad3" officeooo:paragraph-rsid="036659b2" style:font-style-asian="normal" style:font-weight-asian="normal" style:font-style-complex="normal" style:font-weight-complex="normal"/>
    </style:style>
    <style:style style:name="P125" style:family="paragraph" style:parent-style-name="Standard">
      <style:paragraph-properties fo:line-height="200%"/>
      <style:text-properties style:font-name="eb garamond" fo:font-style="normal" fo:font-weight="normal" officeooo:rsid="037008be" officeooo:paragraph-rsid="0367dad3" style:font-style-asian="normal" style:font-weight-asian="normal" style:font-style-complex="normal" style:font-weight-complex="normal"/>
    </style:style>
    <style:style style:name="P126" style:family="paragraph" style:parent-style-name="Standard">
      <style:paragraph-properties fo:line-height="200%"/>
      <style:text-properties style:font-name="eb garamond" fo:font-style="normal" fo:font-weight="normal" officeooo:rsid="037dd2dc" officeooo:paragraph-rsid="0372db6e" style:font-style-asian="normal" style:font-weight-asian="normal" style:font-style-complex="normal" style:font-weight-complex="normal"/>
    </style:style>
    <style:style style:name="P127" style:family="paragraph" style:parent-style-name="Standard">
      <style:paragraph-properties fo:line-height="200%"/>
      <style:text-properties style:font-name="eb garamond" fo:font-style="normal" fo:font-weight="normal" officeooo:rsid="038ade26" officeooo:paragraph-rsid="0384e691" style:font-style-asian="normal" style:font-weight-asian="normal" style:font-style-complex="normal" style:font-weight-complex="normal"/>
    </style:style>
    <style:style style:name="P128" style:family="paragraph" style:parent-style-name="Standard">
      <style:paragraph-properties fo:line-height="200%"/>
      <style:text-properties style:font-name="eb garamond" fo:font-style="normal" fo:font-weight="normal" officeooo:rsid="038ade26" officeooo:paragraph-rsid="038ade26" style:font-style-asian="normal" style:font-weight-asian="normal" style:font-style-complex="normal" style:font-weight-complex="normal"/>
    </style:style>
    <style:style style:name="P129" style:family="paragraph" style:parent-style-name="Standard">
      <style:paragraph-properties fo:line-height="200%"/>
      <style:text-properties style:font-name="eb garamond" fo:font-style="normal" fo:font-weight="normal" officeooo:rsid="03a05bf2" officeooo:paragraph-rsid="0b5251da" style:font-style-asian="normal" style:font-weight-asian="normal" style:font-style-complex="normal" style:font-weight-complex="normal"/>
    </style:style>
    <style:style style:name="P130" style:family="paragraph" style:parent-style-name="Standard">
      <style:paragraph-properties fo:line-height="200%"/>
      <style:text-properties style:font-name="eb garamond" fo:font-style="normal" fo:font-weight="normal" officeooo:rsid="03adca69" officeooo:paragraph-rsid="039f96c8" style:font-style-asian="normal" style:font-weight-asian="normal" style:font-style-complex="normal" style:font-weight-complex="normal"/>
    </style:style>
    <style:style style:name="P131" style:family="paragraph" style:parent-style-name="Standard">
      <style:paragraph-properties fo:line-height="200%"/>
      <style:text-properties style:font-name="eb garamond" fo:font-style="normal" fo:font-weight="normal" officeooo:rsid="03b853c8" officeooo:paragraph-rsid="03afbc81" style:font-style-asian="normal" style:font-weight-asian="normal" style:font-style-complex="normal" style:font-weight-complex="normal"/>
    </style:style>
    <style:style style:name="P132" style:family="paragraph" style:parent-style-name="Standard">
      <style:paragraph-properties fo:line-height="200%"/>
      <style:text-properties style:font-name="eb garamond" fo:font-style="normal" fo:font-weight="normal" officeooo:rsid="03bc697a" officeooo:paragraph-rsid="03b9a271" style:font-style-asian="normal" style:font-weight-asian="normal" style:font-style-complex="normal" style:font-weight-complex="normal"/>
    </style:style>
    <style:style style:name="P133" style:family="paragraph" style:parent-style-name="Standard">
      <style:paragraph-properties fo:line-height="200%"/>
      <style:text-properties style:font-name="eb garamond" fo:font-style="normal" fo:font-weight="normal" officeooo:rsid="03c0e5c7" officeooo:paragraph-rsid="03bdebb5" style:font-style-asian="normal" style:font-weight-asian="normal" style:font-style-complex="normal" style:font-weight-complex="normal"/>
    </style:style>
    <style:style style:name="P134" style:family="paragraph" style:parent-style-name="Standard">
      <style:paragraph-properties fo:line-height="200%"/>
      <style:text-properties style:font-name="eb garamond" fo:font-style="normal" fo:font-weight="normal" officeooo:rsid="03c76514" officeooo:paragraph-rsid="03c7d0d9" style:font-style-asian="normal" style:font-weight-asian="normal" style:font-style-complex="normal" style:font-weight-complex="normal"/>
    </style:style>
    <style:style style:name="P135" style:family="paragraph" style:parent-style-name="Standard">
      <style:paragraph-properties fo:line-height="200%"/>
      <style:text-properties style:font-name="eb garamond" fo:font-style="normal" fo:font-weight="normal" officeooo:rsid="03c7d0d9" officeooo:paragraph-rsid="03c7d0d9" style:font-style-asian="normal" style:font-weight-asian="normal" style:font-style-complex="normal" style:font-weight-complex="normal"/>
    </style:style>
    <style:style style:name="P136" style:family="paragraph" style:parent-style-name="Standard">
      <style:paragraph-properties fo:line-height="200%"/>
      <style:text-properties style:font-name="eb garamond" fo:font-style="normal" fo:font-weight="normal" officeooo:rsid="03c94502" officeooo:paragraph-rsid="03c7d0d9" style:font-style-asian="normal" style:font-weight-asian="normal" style:font-style-complex="normal" style:font-weight-complex="normal"/>
    </style:style>
    <style:style style:name="P137" style:family="paragraph" style:parent-style-name="Standard">
      <style:paragraph-properties fo:line-height="200%"/>
      <style:text-properties style:font-name="eb garamond" fo:font-style="normal" fo:font-weight="normal" officeooo:rsid="03dbdab3" officeooo:paragraph-rsid="03d49840" style:font-style-asian="normal" style:font-weight-asian="normal" style:font-style-complex="normal" style:font-weight-complex="normal"/>
    </style:style>
    <style:style style:name="P138" style:family="paragraph" style:parent-style-name="Standard">
      <style:paragraph-properties fo:line-height="200%"/>
      <style:text-properties style:font-name="eb garamond" fo:font-style="normal" fo:font-weight="normal" officeooo:rsid="03ee72ea" officeooo:paragraph-rsid="03dcb7d1" style:font-style-asian="normal" style:font-weight-asian="normal" style:font-style-complex="normal" style:font-weight-complex="normal"/>
    </style:style>
    <style:style style:name="P139" style:family="paragraph" style:parent-style-name="Standard">
      <style:paragraph-properties fo:line-height="200%"/>
      <style:text-properties style:font-name="eb garamond" fo:font-style="normal" fo:font-weight="normal" officeooo:rsid="03efb98d" officeooo:paragraph-rsid="03ef6550" style:font-style-asian="normal" style:font-weight-asian="normal" style:font-style-complex="normal" style:font-weight-complex="normal"/>
    </style:style>
    <style:style style:name="P140" style:family="paragraph" style:parent-style-name="Standard">
      <style:paragraph-properties fo:line-height="200%"/>
      <style:text-properties style:font-name="eb garamond" fo:font-style="normal" fo:font-weight="normal" officeooo:rsid="03f1b19e" officeooo:paragraph-rsid="03f1b19e" style:font-style-asian="normal" style:font-weight-asian="normal" style:font-style-complex="normal" style:font-weight-complex="normal"/>
    </style:style>
    <style:style style:name="P141" style:family="paragraph" style:parent-style-name="Standard">
      <style:paragraph-properties fo:line-height="200%"/>
      <style:text-properties style:font-name="eb garamond" fo:font-style="normal" fo:font-weight="normal" officeooo:rsid="03f2d6d4" officeooo:paragraph-rsid="03f1b19e" style:font-style-asian="normal" style:font-weight-asian="normal" style:font-style-complex="normal" style:font-weight-complex="normal"/>
    </style:style>
    <style:style style:name="P142" style:family="paragraph" style:parent-style-name="Standard">
      <style:paragraph-properties fo:line-height="200%"/>
      <style:text-properties style:font-name="eb garamond" fo:font-style="normal" fo:font-weight="normal" officeooo:rsid="03f41265" officeooo:paragraph-rsid="03f1b19e" style:font-style-asian="normal" style:font-weight-asian="normal" style:font-style-complex="normal" style:font-weight-complex="normal"/>
    </style:style>
    <style:style style:name="P143" style:family="paragraph" style:parent-style-name="Standard">
      <style:paragraph-properties fo:line-height="200%"/>
      <style:text-properties style:font-name="eb garamond" fo:font-style="normal" fo:font-weight="normal" officeooo:rsid="03f44d3d" officeooo:paragraph-rsid="03f1b19e" style:font-style-asian="normal" style:font-weight-asian="normal" style:font-style-complex="normal" style:font-weight-complex="normal"/>
    </style:style>
    <style:style style:name="P144" style:family="paragraph" style:parent-style-name="Standard">
      <style:paragraph-properties fo:line-height="200%"/>
      <style:text-properties style:font-name="eb garamond" fo:font-style="normal" fo:font-weight="normal" officeooo:rsid="03f8f019" officeooo:paragraph-rsid="03f1b19e" style:font-style-asian="normal" style:font-weight-asian="normal" style:font-style-complex="normal" style:font-weight-complex="normal"/>
    </style:style>
    <style:style style:name="P145" style:family="paragraph" style:parent-style-name="Standard">
      <style:paragraph-properties fo:line-height="200%"/>
      <style:text-properties style:font-name="eb garamond" fo:font-style="normal" fo:font-weight="normal" officeooo:rsid="03fc4739" officeooo:paragraph-rsid="03f1b19e" style:font-style-asian="normal" style:font-weight-asian="normal" style:font-style-complex="normal" style:font-weight-complex="normal"/>
    </style:style>
    <style:style style:name="P146" style:family="paragraph" style:parent-style-name="Standard">
      <style:paragraph-properties fo:line-height="200%"/>
      <style:text-properties style:font-name="eb garamond" fo:font-style="normal" fo:font-weight="normal" officeooo:rsid="03ff21a8" officeooo:paragraph-rsid="03f1b19e" style:font-style-asian="normal" style:font-weight-asian="normal" style:font-style-complex="normal" style:font-weight-complex="normal"/>
    </style:style>
    <style:style style:name="P147" style:family="paragraph" style:parent-style-name="Standard">
      <style:paragraph-properties fo:line-height="200%"/>
      <style:text-properties style:font-name="eb garamond" fo:font-style="normal" fo:font-weight="normal" officeooo:rsid="0400dfab" officeooo:paragraph-rsid="03f1b19e" style:font-style-asian="normal" style:font-weight-asian="normal" style:font-style-complex="normal" style:font-weight-complex="normal"/>
    </style:style>
    <style:style style:name="P148" style:family="paragraph" style:parent-style-name="Standard">
      <style:paragraph-properties fo:line-height="200%"/>
      <style:text-properties style:font-name="eb garamond" fo:font-style="normal" fo:font-weight="normal" officeooo:rsid="04038879" officeooo:paragraph-rsid="04014e51" style:font-style-asian="normal" style:font-weight-asian="normal" style:font-style-complex="normal" style:font-weight-complex="normal"/>
    </style:style>
    <style:style style:name="P149" style:family="paragraph" style:parent-style-name="Standard">
      <style:paragraph-properties fo:line-height="200%"/>
      <style:text-properties style:font-name="eb garamond" fo:font-style="normal" fo:font-weight="normal" officeooo:rsid="04072254" officeooo:paragraph-rsid="0403d9ac" style:font-style-asian="normal" style:font-weight-asian="normal" style:font-style-complex="normal" style:font-weight-complex="normal"/>
    </style:style>
    <style:style style:name="P150" style:family="paragraph" style:parent-style-name="Standard">
      <style:paragraph-properties fo:line-height="200%"/>
      <style:text-properties style:font-name="eb garamond" fo:font-style="normal" fo:font-weight="normal" officeooo:rsid="0419a840" officeooo:paragraph-rsid="0408e91d" style:font-style-asian="normal" style:font-weight-asian="normal" style:font-style-complex="normal" style:font-weight-complex="normal"/>
    </style:style>
    <style:style style:name="P151" style:family="paragraph" style:parent-style-name="Standard">
      <style:paragraph-properties fo:line-height="200%"/>
      <style:text-properties style:font-name="eb garamond" fo:font-style="normal" fo:font-weight="normal" officeooo:rsid="04206ae9" officeooo:paragraph-rsid="0419a840" style:font-style-asian="normal" style:font-weight-asian="normal" style:font-style-complex="normal" style:font-weight-complex="normal"/>
    </style:style>
    <style:style style:name="P152" style:family="paragraph" style:parent-style-name="Standard">
      <style:paragraph-properties fo:line-height="200%"/>
      <style:text-properties style:font-name="eb garamond" fo:font-style="normal" fo:font-weight="normal" officeooo:rsid="042a5385" officeooo:paragraph-rsid="0421b3ec" style:font-style-asian="normal" style:font-weight-asian="normal" style:font-style-complex="normal" style:font-weight-complex="normal"/>
    </style:style>
    <style:style style:name="P153" style:family="paragraph" style:parent-style-name="Standard">
      <style:paragraph-properties fo:line-height="200%"/>
      <style:text-properties style:font-name="eb garamond" fo:font-style="normal" fo:font-weight="normal" officeooo:rsid="0432c5d7" officeooo:paragraph-rsid="042a5385" style:font-style-asian="normal" style:font-weight-asian="normal" style:font-style-complex="normal" style:font-weight-complex="normal"/>
    </style:style>
    <style:style style:name="P154" style:family="paragraph" style:parent-style-name="Standard">
      <style:paragraph-properties fo:line-height="200%"/>
      <style:text-properties style:font-name="eb garamond" fo:font-style="normal" fo:font-weight="normal" officeooo:rsid="04367370" officeooo:paragraph-rsid="046da9c8" style:font-style-asian="normal" style:font-weight-asian="normal" style:font-style-complex="normal" style:font-weight-complex="normal"/>
    </style:style>
    <style:style style:name="P155" style:family="paragraph" style:parent-style-name="Standard">
      <style:paragraph-properties fo:line-height="200%"/>
      <style:text-properties style:font-name="eb garamond" fo:font-style="normal" fo:font-weight="normal" officeooo:rsid="0446b627" officeooo:paragraph-rsid="043478dc" style:font-style-asian="normal" style:font-weight-asian="normal" style:font-style-complex="normal" style:font-weight-complex="normal"/>
    </style:style>
    <style:style style:name="P156" style:family="paragraph" style:parent-style-name="Standard">
      <style:paragraph-properties fo:line-height="200%"/>
      <style:text-properties style:font-name="eb garamond" fo:font-style="normal" fo:font-weight="normal" officeooo:rsid="0453af0a" officeooo:paragraph-rsid="0453af0a" style:font-style-asian="normal" style:font-weight-asian="normal" style:font-style-complex="normal" style:font-weight-complex="normal"/>
    </style:style>
    <style:style style:name="P157" style:family="paragraph" style:parent-style-name="Standard">
      <style:paragraph-properties fo:line-height="200%"/>
      <style:text-properties style:font-name="eb garamond" fo:font-style="normal" fo:font-weight="normal" officeooo:rsid="045af913" officeooo:paragraph-rsid="04696913" style:font-style-asian="normal" style:font-weight-asian="normal" style:font-style-complex="normal" style:font-weight-complex="normal"/>
    </style:style>
    <style:style style:name="P158" style:family="paragraph" style:parent-style-name="Standard">
      <style:paragraph-properties fo:line-height="200%"/>
      <style:text-properties style:font-name="eb garamond" fo:font-style="normal" fo:font-weight="normal" officeooo:rsid="045dae09" officeooo:paragraph-rsid="045f78f0" style:font-style-asian="normal" style:font-weight-asian="normal" style:font-style-complex="normal" style:font-weight-complex="normal"/>
    </style:style>
    <style:style style:name="P159" style:family="paragraph" style:parent-style-name="Standard">
      <style:paragraph-properties fo:line-height="200%"/>
      <style:text-properties style:font-name="eb garamond" fo:font-style="normal" fo:font-weight="normal" officeooo:rsid="04684483" officeooo:paragraph-rsid="045f78f0" style:font-style-asian="normal" style:font-weight-asian="normal" style:font-style-complex="normal" style:font-weight-complex="normal"/>
    </style:style>
    <style:style style:name="P160" style:family="paragraph" style:parent-style-name="Standard">
      <style:paragraph-properties fo:line-height="200%"/>
      <style:text-properties style:font-name="eb garamond" fo:font-style="normal" fo:font-weight="normal" officeooo:rsid="046a43e4" officeooo:paragraph-rsid="046a43e4" style:font-style-asian="normal" style:font-weight-asian="normal" style:font-style-complex="normal" style:font-weight-complex="normal"/>
    </style:style>
    <style:style style:name="P161" style:family="paragraph" style:parent-style-name="Standard">
      <style:paragraph-properties fo:line-height="200%"/>
      <style:text-properties style:font-name="eb garamond" fo:font-style="normal" fo:font-weight="normal" officeooo:rsid="047626b8" officeooo:paragraph-rsid="047626b8" style:font-style-asian="normal" style:font-weight-asian="normal" style:font-style-complex="normal" style:font-weight-complex="normal"/>
    </style:style>
    <style:style style:name="P162" style:family="paragraph" style:parent-style-name="Standard">
      <style:paragraph-properties fo:line-height="200%"/>
      <style:text-properties style:font-name="eb garamond" fo:font-style="normal" fo:font-weight="normal" officeooo:rsid="049e5cb6" officeooo:paragraph-rsid="047d6292" style:font-style-asian="normal" style:font-weight-asian="normal" style:font-style-complex="normal" style:font-weight-complex="normal"/>
    </style:style>
    <style:style style:name="P163" style:family="paragraph" style:parent-style-name="Standard">
      <style:paragraph-properties fo:line-height="200%"/>
      <style:text-properties style:font-name="eb garamond" fo:font-style="normal" fo:font-weight="normal" officeooo:rsid="04abd842" officeooo:paragraph-rsid="04a70a42" style:font-style-asian="normal" style:font-weight-asian="normal" style:font-style-complex="normal" style:font-weight-complex="normal"/>
    </style:style>
    <style:style style:name="P164" style:family="paragraph" style:parent-style-name="Standard">
      <style:paragraph-properties fo:line-height="200%"/>
      <style:text-properties style:font-name="eb garamond" fo:font-style="normal" fo:font-weight="normal" officeooo:rsid="04993d20" officeooo:paragraph-rsid="047d6292" style:font-style-asian="normal" style:font-weight-asian="normal" style:font-style-complex="normal" style:font-weight-complex="normal"/>
    </style:style>
    <style:style style:name="P165" style:family="paragraph" style:parent-style-name="Standard">
      <style:paragraph-properties fo:line-height="200%"/>
      <style:text-properties style:font-name="eb garamond" fo:font-style="normal" fo:font-weight="normal" officeooo:rsid="04c31497" officeooo:paragraph-rsid="04c5cdf1" style:font-style-asian="normal" style:font-weight-asian="normal" style:font-style-complex="normal" style:font-weight-complex="normal"/>
    </style:style>
    <style:style style:name="P166" style:family="paragraph" style:parent-style-name="Standard">
      <style:paragraph-properties fo:line-height="200%"/>
      <style:text-properties style:font-name="eb garamond" fo:font-style="normal" fo:font-weight="normal" officeooo:rsid="04dcf997" officeooo:paragraph-rsid="04c5cdf1" style:font-style-asian="normal" style:font-weight-asian="normal" style:font-style-complex="normal" style:font-weight-complex="normal"/>
    </style:style>
    <style:style style:name="P167" style:family="paragraph" style:parent-style-name="Standard">
      <style:paragraph-properties fo:line-height="200%"/>
      <style:text-properties style:font-name="eb garamond" fo:font-style="normal" fo:font-weight="normal" officeooo:rsid="04f76b7b" officeooo:paragraph-rsid="04dd81b3" style:font-style-asian="normal" style:font-weight-asian="normal" style:font-style-complex="normal" style:font-weight-complex="normal"/>
    </style:style>
    <style:style style:name="P168" style:family="paragraph" style:parent-style-name="Standard">
      <style:paragraph-properties fo:line-height="200%"/>
      <style:text-properties style:font-name="eb garamond" fo:font-style="normal" fo:font-weight="normal" officeooo:rsid="0505c824" officeooo:paragraph-rsid="04fce0bf" style:font-style-asian="normal" style:font-weight-asian="normal" style:font-style-complex="normal" style:font-weight-complex="normal"/>
    </style:style>
    <style:style style:name="P169" style:family="paragraph" style:parent-style-name="Standard">
      <style:paragraph-properties fo:line-height="200%"/>
      <style:text-properties style:font-name="eb garamond" fo:font-style="normal" fo:font-weight="normal" officeooo:rsid="05113260" officeooo:paragraph-rsid="0507d34d" style:font-style-asian="normal" style:font-weight-asian="normal" style:font-style-complex="normal" style:font-weight-complex="normal"/>
    </style:style>
    <style:style style:name="P170" style:family="paragraph" style:parent-style-name="Standard">
      <style:paragraph-properties fo:line-height="200%"/>
      <style:text-properties style:font-name="eb garamond" fo:font-style="normal" fo:font-weight="normal" officeooo:rsid="052174db" officeooo:paragraph-rsid="0511605a" style:font-style-asian="normal" style:font-weight-asian="normal" style:font-style-complex="normal" style:font-weight-complex="normal"/>
    </style:style>
    <style:style style:name="P171" style:family="paragraph" style:parent-style-name="Standard">
      <style:paragraph-properties fo:line-height="200%"/>
      <style:text-properties style:font-name="eb garamond" fo:font-style="normal" fo:font-weight="normal" officeooo:rsid="052b0fe1" officeooo:paragraph-rsid="05232d96" style:font-style-asian="normal" style:font-weight-asian="normal" style:font-style-complex="normal" style:font-weight-complex="normal"/>
    </style:style>
    <style:style style:name="P172" style:family="paragraph" style:parent-style-name="Standard">
      <style:paragraph-properties fo:line-height="200%"/>
      <style:text-properties style:font-name="eb garamond" fo:font-style="normal" fo:font-weight="normal" officeooo:rsid="052b147f" officeooo:paragraph-rsid="05232d96" style:font-style-asian="normal" style:font-weight-asian="normal" style:font-style-complex="normal" style:font-weight-complex="normal"/>
    </style:style>
    <style:style style:name="P173" style:family="paragraph" style:parent-style-name="Standard">
      <style:paragraph-properties fo:line-height="200%"/>
      <style:text-properties style:font-name="eb garamond" fo:font-style="normal" fo:font-weight="normal" officeooo:rsid="052e0777" officeooo:paragraph-rsid="05232d96" style:font-style-asian="normal" style:font-weight-asian="normal" style:font-style-complex="normal" style:font-weight-complex="normal"/>
    </style:style>
    <style:style style:name="P174" style:family="paragraph" style:parent-style-name="Standard">
      <style:paragraph-properties fo:line-height="200%"/>
      <style:text-properties style:font-name="eb garamond" fo:font-style="normal" fo:font-weight="normal" officeooo:rsid="0b5aba0c" officeooo:paragraph-rsid="0b5aba0c" style:font-style-asian="normal" style:font-weight-asian="normal" style:font-style-complex="normal" style:font-weight-complex="normal"/>
    </style:style>
    <style:style style:name="P175" style:family="paragraph" style:parent-style-name="Standard">
      <style:paragraph-properties fo:line-height="200%"/>
      <style:text-properties style:font-name="eb garamond" fo:font-style="normal" fo:font-weight="normal" officeooo:rsid="0533b1a2" officeooo:paragraph-rsid="053aeaaf" style:font-style-asian="normal" style:font-weight-asian="normal" style:font-style-complex="normal" style:font-weight-complex="normal"/>
    </style:style>
    <style:style style:name="P176" style:family="paragraph" style:parent-style-name="Standard">
      <style:paragraph-properties fo:line-height="200%"/>
      <style:text-properties style:font-name="eb garamond" fo:font-style="normal" fo:font-weight="normal" officeooo:rsid="053ea9a1" officeooo:paragraph-rsid="053aeaaf" style:font-style-asian="normal" style:font-weight-asian="normal" style:font-style-complex="normal" style:font-weight-complex="normal"/>
    </style:style>
    <style:style style:name="P177" style:family="paragraph" style:parent-style-name="Standard">
      <style:paragraph-properties fo:line-height="200%"/>
      <style:text-properties style:font-name="eb garamond" fo:font-style="normal" fo:font-weight="normal" officeooo:rsid="054d4448" officeooo:paragraph-rsid="054d4448" style:font-style-asian="normal" style:font-weight-asian="normal" style:font-style-complex="normal" style:font-weight-complex="normal"/>
    </style:style>
    <style:style style:name="P178" style:family="paragraph" style:parent-style-name="Standard">
      <style:paragraph-properties fo:line-height="200%"/>
      <style:text-properties style:font-name="eb garamond" fo:font-style="normal" fo:font-weight="normal" officeooo:rsid="05576a57" officeooo:paragraph-rsid="054ea547" style:font-style-asian="normal" style:font-weight-asian="normal" style:font-style-complex="normal" style:font-weight-complex="normal"/>
    </style:style>
    <style:style style:name="P179" style:family="paragraph" style:parent-style-name="Standard">
      <style:paragraph-properties fo:line-height="200%"/>
      <style:text-properties style:font-name="eb garamond" fo:font-style="normal" fo:font-weight="normal" officeooo:rsid="056ca744" officeooo:paragraph-rsid="0557a18b" style:font-style-asian="normal" style:font-weight-asian="normal" style:font-style-complex="normal" style:font-weight-complex="normal"/>
    </style:style>
    <style:style style:name="P180" style:family="paragraph" style:parent-style-name="Standard">
      <style:paragraph-properties fo:line-height="200%"/>
      <style:text-properties style:font-name="eb garamond" fo:font-style="normal" fo:font-weight="normal" officeooo:rsid="0581982a" officeooo:paragraph-rsid="056e9d23" style:font-style-asian="normal" style:font-weight-asian="normal" style:font-style-complex="normal" style:font-weight-complex="normal"/>
    </style:style>
    <style:style style:name="P181" style:family="paragraph" style:parent-style-name="Standard">
      <style:paragraph-properties fo:line-height="200%"/>
      <style:text-properties style:font-name="eb garamond" fo:font-style="normal" fo:font-weight="normal" officeooo:rsid="0587e751" officeooo:paragraph-rsid="0587e751" style:font-style-asian="normal" style:font-weight-asian="normal" style:font-style-complex="normal" style:font-weight-complex="normal"/>
    </style:style>
    <style:style style:name="P182" style:family="paragraph" style:parent-style-name="Standard">
      <style:paragraph-properties fo:line-height="200%"/>
      <style:text-properties style:font-name="eb garamond" fo:font-style="normal" fo:font-weight="normal" officeooo:rsid="0597c1ed" officeooo:paragraph-rsid="058b2998" style:font-style-asian="normal" style:font-weight-asian="normal" style:font-style-complex="normal" style:font-weight-complex="normal"/>
    </style:style>
    <style:style style:name="P183" style:family="paragraph" style:parent-style-name="Standard">
      <style:paragraph-properties fo:line-height="200%"/>
      <style:text-properties style:font-name="eb garamond" fo:font-style="normal" fo:font-weight="normal" officeooo:rsid="05a8c2b9" officeooo:paragraph-rsid="0597d508" style:font-style-asian="normal" style:font-weight-asian="normal" style:font-style-complex="normal" style:font-weight-complex="normal"/>
    </style:style>
    <style:style style:name="P184" style:family="paragraph" style:parent-style-name="Standard">
      <style:paragraph-properties fo:line-height="200%"/>
      <style:text-properties style:font-name="eb garamond" fo:font-style="normal" fo:font-weight="normal" officeooo:rsid="05c26861" officeooo:paragraph-rsid="05ae3f79" style:font-style-asian="normal" style:font-weight-asian="normal" style:font-style-complex="normal" style:font-weight-complex="normal"/>
    </style:style>
    <style:style style:name="P185" style:family="paragraph" style:parent-style-name="Standard">
      <style:paragraph-properties fo:line-height="200%"/>
      <style:text-properties style:font-name="eb garamond" fo:font-style="normal" fo:font-weight="normal" officeooo:rsid="05d294c6" officeooo:paragraph-rsid="05c59634" style:font-style-asian="normal" style:font-weight-asian="normal" style:font-style-complex="normal" style:font-weight-complex="normal"/>
    </style:style>
    <style:style style:name="P186" style:family="paragraph" style:parent-style-name="Standard">
      <style:paragraph-properties fo:line-height="200%"/>
      <style:text-properties style:font-name="eb garamond" fo:font-style="normal" fo:font-weight="normal" officeooo:rsid="05df9376" officeooo:paragraph-rsid="05d2afdd" style:font-style-asian="normal" style:font-weight-asian="normal" style:font-style-complex="normal" style:font-weight-complex="normal"/>
    </style:style>
    <style:style style:name="P187" style:family="paragraph" style:parent-style-name="Standard">
      <style:paragraph-properties fo:line-height="200%"/>
      <style:text-properties style:font-name="eb garamond" fo:font-style="normal" fo:font-weight="normal" officeooo:rsid="05eaf66d" officeooo:paragraph-rsid="05d2afdd" style:font-style-asian="normal" style:font-weight-asian="normal" style:font-style-complex="normal" style:font-weight-complex="normal"/>
    </style:style>
    <style:style style:name="P188" style:family="paragraph" style:parent-style-name="Standard">
      <style:paragraph-properties fo:line-height="200%"/>
      <style:text-properties style:font-name="eb garamond" fo:font-style="normal" fo:font-weight="normal" officeooo:rsid="05ffdd19" officeooo:paragraph-rsid="05ee8717" style:font-style-asian="normal" style:font-weight-asian="normal" style:font-style-complex="normal" style:font-weight-complex="normal"/>
    </style:style>
    <style:style style:name="P189" style:family="paragraph" style:parent-style-name="Standard">
      <style:paragraph-properties fo:line-height="200%"/>
      <style:text-properties style:font-name="eb garamond" fo:font-style="normal" fo:font-weight="normal" officeooo:rsid="062310c1" officeooo:paragraph-rsid="060164da" style:font-style-asian="normal" style:font-weight-asian="normal" style:font-style-complex="normal" style:font-weight-complex="normal"/>
    </style:style>
    <style:style style:name="P190" style:family="paragraph" style:parent-style-name="Standard">
      <style:paragraph-properties fo:line-height="200%"/>
      <style:text-properties style:font-name="eb garamond" fo:font-style="normal" fo:font-weight="normal" officeooo:rsid="062fef9a" officeooo:paragraph-rsid="06236d65" style:font-style-asian="normal" style:font-weight-asian="normal" style:font-style-complex="normal" style:font-weight-complex="normal"/>
    </style:style>
    <style:style style:name="P191" style:family="paragraph" style:parent-style-name="Standard">
      <style:paragraph-properties fo:line-height="200%"/>
      <style:text-properties style:font-name="eb garamond" fo:font-style="normal" fo:font-weight="normal" officeooo:rsid="06354815" officeooo:paragraph-rsid="06316e1d" style:font-style-asian="normal" style:font-weight-asian="normal" style:font-style-complex="normal" style:font-weight-complex="normal"/>
    </style:style>
    <style:style style:name="P192" style:family="paragraph" style:parent-style-name="Standard">
      <style:paragraph-properties fo:line-height="200%"/>
      <style:text-properties style:font-name="eb garamond" fo:font-style="normal" fo:font-weight="normal" officeooo:rsid="06384e35" officeooo:paragraph-rsid="06316e1d" style:font-style-asian="normal" style:font-weight-asian="normal" style:font-style-complex="normal" style:font-weight-complex="normal"/>
    </style:style>
    <style:style style:name="P193" style:family="paragraph" style:parent-style-name="Standard">
      <style:paragraph-properties fo:line-height="200%"/>
      <style:text-properties style:font-name="eb garamond" fo:font-style="normal" fo:font-weight="normal" officeooo:rsid="06398e83" officeooo:paragraph-rsid="06316e1d" style:font-style-asian="normal" style:font-weight-asian="normal" style:font-style-complex="normal" style:font-weight-complex="normal"/>
    </style:style>
    <style:style style:name="P194" style:family="paragraph" style:parent-style-name="Standard">
      <style:paragraph-properties fo:line-height="200%"/>
      <style:text-properties style:font-name="eb garamond" fo:font-style="normal" fo:font-weight="normal" officeooo:rsid="0642eb22" officeooo:paragraph-rsid="06398e83" style:font-style-asian="normal" style:font-weight-asian="normal" style:font-style-complex="normal" style:font-weight-complex="normal"/>
    </style:style>
    <style:style style:name="P195" style:family="paragraph" style:parent-style-name="Standard">
      <style:paragraph-properties fo:line-height="200%"/>
      <style:text-properties style:font-name="eb garamond" fo:font-style="normal" fo:font-weight="normal" officeooo:rsid="0645682f" officeooo:paragraph-rsid="06398e83" style:font-style-asian="normal" style:font-weight-asian="normal" style:font-style-complex="normal" style:font-weight-complex="normal"/>
    </style:style>
    <style:style style:name="P196" style:family="paragraph" style:parent-style-name="Standard">
      <style:paragraph-properties fo:line-height="200%"/>
      <style:text-properties style:font-name="eb garamond" fo:font-style="normal" fo:font-weight="normal" officeooo:rsid="064587a5" officeooo:paragraph-rsid="06398e83" style:font-style-asian="normal" style:font-weight-asian="normal" style:font-style-complex="normal" style:font-weight-complex="normal"/>
    </style:style>
    <style:style style:name="P197" style:family="paragraph" style:parent-style-name="Standard">
      <style:paragraph-properties fo:line-height="200%"/>
      <style:text-properties style:font-name="eb garamond" fo:font-style="normal" fo:font-weight="normal" officeooo:rsid="064767fe" officeooo:paragraph-rsid="06398e83" style:font-style-asian="normal" style:font-weight-asian="normal" style:font-style-complex="normal" style:font-weight-complex="normal"/>
    </style:style>
    <style:style style:name="P198" style:family="paragraph" style:parent-style-name="Standard">
      <style:paragraph-properties fo:line-height="200%"/>
      <style:text-properties style:font-name="eb garamond" fo:font-style="normal" fo:font-weight="normal" officeooo:rsid="064d8f62" officeooo:paragraph-rsid="0647bf3a" style:font-style-asian="normal" style:font-weight-asian="normal" style:font-style-complex="normal" style:font-weight-complex="normal"/>
    </style:style>
    <style:style style:name="P199" style:family="paragraph" style:parent-style-name="Standard">
      <style:paragraph-properties fo:line-height="200%"/>
      <style:text-properties style:font-name="eb garamond" fo:font-style="normal" fo:font-weight="normal" officeooo:rsid="064f0000" officeooo:paragraph-rsid="0647bf3a" style:font-style-asian="normal" style:font-weight-asian="normal" style:font-style-complex="normal" style:font-weight-complex="normal"/>
    </style:style>
    <style:style style:name="P200" style:family="paragraph" style:parent-style-name="Standard">
      <style:paragraph-properties fo:line-height="200%"/>
      <style:text-properties style:font-name="eb garamond" fo:font-style="normal" fo:font-weight="normal" officeooo:rsid="0650bed0" officeooo:paragraph-rsid="0647bf3a" style:font-style-asian="normal" style:font-weight-asian="normal" style:font-style-complex="normal" style:font-weight-complex="normal"/>
    </style:style>
    <style:style style:name="P201" style:family="paragraph" style:parent-style-name="Standard">
      <style:paragraph-properties fo:line-height="200%"/>
      <style:text-properties style:font-name="eb garamond" fo:font-style="normal" fo:font-weight="normal" officeooo:rsid="0651c5ca" officeooo:paragraph-rsid="0647bf3a" style:font-style-asian="normal" style:font-weight-asian="normal" style:font-style-complex="normal" style:font-weight-complex="normal"/>
    </style:style>
    <style:style style:name="P202" style:family="paragraph" style:parent-style-name="Standard">
      <style:paragraph-properties fo:line-height="200%"/>
      <style:text-properties style:font-name="eb garamond" fo:font-style="normal" fo:font-weight="normal" officeooo:rsid="06525b14" officeooo:paragraph-rsid="0651d583" style:font-style-asian="normal" style:font-weight-asian="normal" style:font-style-complex="normal" style:font-weight-complex="normal"/>
    </style:style>
    <style:style style:name="P203" style:family="paragraph" style:parent-style-name="Standard">
      <style:paragraph-properties fo:line-height="200%"/>
      <style:text-properties style:font-name="eb garamond" fo:font-style="normal" fo:font-weight="normal" officeooo:rsid="0656cd0f" officeooo:paragraph-rsid="0651d583" style:font-style-asian="normal" style:font-weight-asian="normal" style:font-style-complex="normal" style:font-weight-complex="normal"/>
    </style:style>
    <style:style style:name="P204" style:family="paragraph" style:parent-style-name="Standard">
      <style:paragraph-properties fo:line-height="200%"/>
      <style:text-properties style:font-name="eb garamond" fo:font-style="normal" fo:font-weight="normal" officeooo:rsid="06571f55" officeooo:paragraph-rsid="0651d583" style:font-style-asian="normal" style:font-weight-asian="normal" style:font-style-complex="normal" style:font-weight-complex="normal"/>
    </style:style>
    <style:style style:name="P205" style:family="paragraph" style:parent-style-name="Standard">
      <style:paragraph-properties fo:line-height="200%"/>
      <style:text-properties style:font-name="eb garamond" fo:font-style="normal" fo:font-weight="normal" officeooo:rsid="06591655" officeooo:paragraph-rsid="0651d583" style:font-style-asian="normal" style:font-weight-asian="normal" style:font-style-complex="normal" style:font-weight-complex="normal"/>
    </style:style>
    <style:style style:name="P206" style:family="paragraph" style:parent-style-name="Standard">
      <style:paragraph-properties fo:line-height="200%"/>
      <style:text-properties style:font-name="eb garamond" fo:font-style="normal" fo:font-weight="normal" officeooo:rsid="065c534e" officeooo:paragraph-rsid="0659d6d9" style:font-style-asian="normal" style:font-weight-asian="normal" style:font-style-complex="normal" style:font-weight-complex="normal"/>
    </style:style>
    <style:style style:name="P207" style:family="paragraph" style:parent-style-name="Standard">
      <style:paragraph-properties fo:line-height="200%"/>
      <style:text-properties style:font-name="eb garamond" fo:font-style="normal" fo:font-weight="normal" officeooo:rsid="065d3396" officeooo:paragraph-rsid="0659d6d9" style:font-style-asian="normal" style:font-weight-asian="normal" style:font-style-complex="normal" style:font-weight-complex="normal"/>
    </style:style>
    <style:style style:name="P208" style:family="paragraph" style:parent-style-name="Standard">
      <style:paragraph-properties fo:line-height="200%"/>
      <style:text-properties style:font-name="eb garamond" fo:font-style="normal" fo:font-weight="normal" officeooo:rsid="065eff7e" officeooo:paragraph-rsid="0659d6d9" style:font-style-asian="normal" style:font-weight-asian="normal" style:font-style-complex="normal" style:font-weight-complex="normal"/>
    </style:style>
    <style:style style:name="P209" style:family="paragraph" style:parent-style-name="Standard">
      <style:paragraph-properties fo:line-height="200%"/>
      <style:text-properties style:font-name="eb garamond" fo:font-style="normal" fo:font-weight="normal" officeooo:rsid="0660db17" officeooo:paragraph-rsid="0659d6d9" style:font-style-asian="normal" style:font-weight-asian="normal" style:font-style-complex="normal" style:font-weight-complex="normal"/>
    </style:style>
    <style:style style:name="P210" style:family="paragraph" style:parent-style-name="Standard">
      <style:paragraph-properties fo:line-height="200%"/>
      <style:text-properties style:font-name="eb garamond" fo:font-style="normal" fo:font-weight="normal" officeooo:rsid="06644dc6" officeooo:paragraph-rsid="0659d6d9" style:font-style-asian="normal" style:font-weight-asian="normal" style:font-style-complex="normal" style:font-weight-complex="normal"/>
    </style:style>
    <style:style style:name="P211" style:family="paragraph" style:parent-style-name="Standard">
      <style:paragraph-properties fo:line-height="200%"/>
      <style:text-properties style:font-name="eb garamond" fo:font-style="normal" fo:font-weight="normal" officeooo:rsid="066877be" officeooo:paragraph-rsid="0666ced2" style:font-style-asian="normal" style:font-weight-asian="normal" style:font-style-complex="normal" style:font-weight-complex="normal"/>
    </style:style>
    <style:style style:name="P212" style:family="paragraph" style:parent-style-name="Standard">
      <style:paragraph-properties fo:line-height="200%"/>
      <style:text-properties style:font-name="eb garamond" fo:font-style="normal" fo:font-weight="normal" officeooo:rsid="06689317" officeooo:paragraph-rsid="0666ced2" style:font-style-asian="normal" style:font-weight-asian="normal" style:font-style-complex="normal" style:font-weight-complex="normal"/>
    </style:style>
    <style:style style:name="P213" style:family="paragraph" style:parent-style-name="Standard">
      <style:paragraph-properties fo:line-height="200%"/>
      <style:text-properties style:font-name="eb garamond" fo:font-style="normal" fo:font-weight="normal" officeooo:rsid="066ac437" officeooo:paragraph-rsid="0666ced2" style:font-style-asian="normal" style:font-weight-asian="normal" style:font-style-complex="normal" style:font-weight-complex="normal"/>
    </style:style>
    <style:style style:name="P214" style:family="paragraph" style:parent-style-name="Standard">
      <style:paragraph-properties fo:line-height="200%"/>
      <style:text-properties style:font-name="eb garamond" fo:font-style="normal" fo:font-weight="normal" officeooo:rsid="06709a8d" officeooo:paragraph-rsid="0666ced2" style:font-style-asian="normal" style:font-weight-asian="normal" style:font-style-complex="normal" style:font-weight-complex="normal"/>
    </style:style>
    <style:style style:name="P215" style:family="paragraph" style:parent-style-name="Standard">
      <style:paragraph-properties fo:line-height="200%"/>
      <style:text-properties style:font-name="eb garamond" fo:font-style="normal" fo:font-weight="normal" officeooo:rsid="06727be7" officeooo:paragraph-rsid="0666ced2" style:font-style-asian="normal" style:font-weight-asian="normal" style:font-style-complex="normal" style:font-weight-complex="normal"/>
    </style:style>
    <style:style style:name="P216" style:family="paragraph" style:parent-style-name="Standard">
      <style:paragraph-properties fo:line-height="200%"/>
      <style:text-properties style:font-name="eb garamond" fo:font-style="normal" fo:font-weight="normal" officeooo:rsid="067b117b" officeooo:paragraph-rsid="06766d81" style:font-style-asian="normal" style:font-weight-asian="normal" style:font-style-complex="normal" style:font-weight-complex="normal"/>
    </style:style>
    <style:style style:name="P217" style:family="paragraph" style:parent-style-name="Standard">
      <style:paragraph-properties fo:line-height="200%"/>
      <style:text-properties style:font-name="eb garamond" fo:font-style="normal" fo:font-weight="normal" officeooo:rsid="06839a51" officeooo:paragraph-rsid="067c5db3" style:font-style-asian="normal" style:font-weight-asian="normal" style:font-style-complex="normal" style:font-weight-complex="normal"/>
    </style:style>
    <style:style style:name="P218" style:family="paragraph" style:parent-style-name="Standard">
      <style:paragraph-properties fo:line-height="200%"/>
      <style:text-properties style:font-name="eb garamond" fo:font-style="normal" fo:font-weight="normal" officeooo:rsid="0684dfcf" officeooo:paragraph-rsid="0684dfcf" style:font-style-asian="normal" style:font-weight-asian="normal" style:font-style-complex="normal" style:font-weight-complex="normal"/>
    </style:style>
    <style:style style:name="P219" style:family="paragraph" style:parent-style-name="Standard">
      <style:paragraph-properties fo:line-height="200%"/>
      <style:text-properties style:font-name="eb garamond" fo:font-style="normal" fo:font-weight="normal" officeooo:rsid="0690fb29" officeooo:paragraph-rsid="0684dfcf" style:font-style-asian="normal" style:font-weight-asian="normal" style:font-style-complex="normal" style:font-weight-complex="normal"/>
    </style:style>
    <style:style style:name="P220" style:family="paragraph" style:parent-style-name="Standard">
      <style:paragraph-properties fo:line-height="200%"/>
      <style:text-properties style:font-name="eb garamond" fo:font-style="normal" fo:font-weight="normal" officeooo:rsid="06a98895" officeooo:paragraph-rsid="06926151" style:font-style-asian="normal" style:font-weight-asian="normal" style:font-style-complex="normal" style:font-weight-complex="normal"/>
    </style:style>
    <style:style style:name="P221" style:family="paragraph" style:parent-style-name="Standard">
      <style:paragraph-properties fo:line-height="200%"/>
      <style:text-properties style:font-name="eb garamond" fo:font-style="normal" fo:font-weight="normal" officeooo:rsid="06b8c4d9" officeooo:paragraph-rsid="06aa4542" style:font-style-asian="normal" style:font-weight-asian="normal" style:font-style-complex="normal" style:font-weight-complex="normal"/>
    </style:style>
    <style:style style:name="P222" style:family="paragraph" style:parent-style-name="Standard">
      <style:paragraph-properties fo:line-height="200%"/>
      <style:text-properties style:font-name="eb garamond" fo:font-style="normal" fo:font-weight="normal" officeooo:rsid="06bac06f" officeooo:paragraph-rsid="06aa4542" style:font-style-asian="normal" style:font-weight-asian="normal" style:font-style-complex="normal" style:font-weight-complex="normal"/>
    </style:style>
    <style:style style:name="P223" style:family="paragraph" style:parent-style-name="Standard">
      <style:paragraph-properties fo:line-height="200%"/>
      <style:text-properties style:font-name="eb garamond" fo:font-style="normal" fo:font-weight="normal" officeooo:rsid="06bce0d6" officeooo:paragraph-rsid="06aa4542" style:font-style-asian="normal" style:font-weight-asian="normal" style:font-style-complex="normal" style:font-weight-complex="normal"/>
    </style:style>
    <style:style style:name="P224" style:family="paragraph" style:parent-style-name="Standard">
      <style:paragraph-properties fo:line-height="200%"/>
      <style:text-properties style:font-name="eb garamond" fo:font-style="normal" fo:font-weight="normal" officeooo:rsid="06bed76e" officeooo:paragraph-rsid="06aa4542" style:font-style-asian="normal" style:font-weight-asian="normal" style:font-style-complex="normal" style:font-weight-complex="normal"/>
    </style:style>
    <style:style style:name="P225" style:family="paragraph" style:parent-style-name="Standard">
      <style:paragraph-properties fo:line-height="200%"/>
      <style:text-properties style:font-name="eb garamond" fo:font-style="normal" fo:font-weight="normal" officeooo:rsid="06bfad2b" officeooo:paragraph-rsid="06aa4542" style:font-style-asian="normal" style:font-weight-asian="normal" style:font-style-complex="normal" style:font-weight-complex="normal"/>
    </style:style>
    <style:style style:name="P226" style:family="paragraph" style:parent-style-name="Standard">
      <style:paragraph-properties fo:line-height="200%"/>
      <style:text-properties style:font-name="eb garamond" fo:font-style="normal" fo:font-weight="normal" officeooo:rsid="06c7b67b" officeooo:paragraph-rsid="06cccf85" style:font-style-asian="normal" style:font-weight-asian="normal" style:font-style-complex="normal" style:font-weight-complex="normal"/>
    </style:style>
    <style:style style:name="P227" style:family="paragraph" style:parent-style-name="Standard">
      <style:paragraph-properties fo:line-height="200%"/>
      <style:text-properties style:font-name="eb garamond" fo:font-style="normal" fo:font-weight="normal" officeooo:rsid="06d16cd6" officeooo:paragraph-rsid="06cd1eac" style:font-style-asian="normal" style:font-weight-asian="normal" style:font-style-complex="normal" style:font-weight-complex="normal"/>
    </style:style>
    <style:style style:name="P228" style:family="paragraph" style:parent-style-name="Standard">
      <style:paragraph-properties fo:line-height="200%"/>
      <style:text-properties style:font-name="eb garamond" fo:font-style="normal" fo:font-weight="normal" officeooo:rsid="06ded8a7" officeooo:paragraph-rsid="06d34cd6" style:font-style-asian="normal" style:font-weight-asian="normal" style:font-style-complex="normal" style:font-weight-complex="normal"/>
    </style:style>
    <style:style style:name="P229" style:family="paragraph" style:parent-style-name="Standard">
      <style:paragraph-properties fo:line-height="200%"/>
      <style:text-properties style:font-name="eb garamond" fo:font-style="normal" fo:font-weight="normal" officeooo:rsid="06e60912" officeooo:paragraph-rsid="06f974e0" style:font-style-asian="normal" style:font-weight-asian="normal" style:font-style-complex="normal" style:font-weight-complex="normal"/>
    </style:style>
    <style:style style:name="P230" style:family="paragraph" style:parent-style-name="Standard">
      <style:paragraph-properties fo:line-height="200%"/>
      <style:text-properties style:font-name="eb garamond" fo:font-style="normal" fo:font-weight="normal" officeooo:rsid="06ffccc3" officeooo:paragraph-rsid="06ffc69d" style:font-style-asian="normal" style:font-weight-asian="normal" style:font-style-complex="normal" style:font-weight-complex="normal"/>
    </style:style>
    <style:style style:name="P231" style:family="paragraph" style:parent-style-name="Standard">
      <style:paragraph-properties fo:line-height="200%"/>
      <style:text-properties style:font-name="eb garamond" fo:font-style="normal" fo:font-weight="normal" officeooo:rsid="07039260" officeooo:paragraph-rsid="07039260" style:font-style-asian="normal" style:font-weight-asian="normal" style:font-style-complex="normal" style:font-weight-complex="normal"/>
    </style:style>
    <style:style style:name="P232" style:family="paragraph" style:parent-style-name="Standard">
      <style:paragraph-properties fo:line-height="200%"/>
      <style:text-properties style:font-name="eb garamond" fo:font-style="normal" fo:font-weight="normal" officeooo:rsid="07085b38" officeooo:paragraph-rsid="07039260" style:font-style-asian="normal" style:font-weight-asian="normal" style:font-style-complex="normal" style:font-weight-complex="normal"/>
    </style:style>
    <style:style style:name="P233" style:family="paragraph" style:parent-style-name="Standard">
      <style:paragraph-properties fo:line-height="200%"/>
      <style:text-properties style:font-name="eb garamond" fo:font-style="normal" fo:font-weight="normal" officeooo:rsid="071d70e3" officeooo:paragraph-rsid="07098ed1" style:font-style-asian="normal" style:font-weight-asian="normal" style:font-style-complex="normal" style:font-weight-complex="normal"/>
    </style:style>
    <style:style style:name="P234" style:family="paragraph" style:parent-style-name="Standard">
      <style:paragraph-properties fo:line-height="200%"/>
      <style:text-properties style:font-name="eb garamond" fo:font-style="normal" fo:font-weight="normal" officeooo:rsid="072e2a1a" officeooo:paragraph-rsid="071e94a1" style:font-style-asian="normal" style:font-weight-asian="normal" style:font-style-complex="normal" style:font-weight-complex="normal"/>
    </style:style>
    <style:style style:name="P235" style:family="paragraph" style:parent-style-name="Standard">
      <style:paragraph-properties fo:line-height="200%"/>
      <style:text-properties style:font-name="eb garamond" fo:font-style="normal" fo:font-weight="normal" officeooo:rsid="07306331" officeooo:paragraph-rsid="07306331" style:font-style-asian="normal" style:font-weight-asian="normal" style:font-style-complex="normal" style:font-weight-complex="normal"/>
    </style:style>
    <style:style style:name="P236" style:family="paragraph" style:parent-style-name="Standard">
      <style:paragraph-properties fo:line-height="200%"/>
      <style:text-properties style:font-name="eb garamond" fo:font-style="normal" fo:font-weight="normal" officeooo:rsid="074fc99a" officeooo:paragraph-rsid="073d472d" style:font-style-asian="normal" style:font-weight-asian="normal" style:font-style-complex="normal" style:font-weight-complex="normal"/>
    </style:style>
    <style:style style:name="P237" style:family="paragraph" style:parent-style-name="Standard">
      <style:paragraph-properties fo:line-height="200%"/>
      <style:text-properties style:font-name="eb garamond" fo:font-style="normal" fo:font-weight="normal" officeooo:rsid="075c5c50" officeooo:paragraph-rsid="0750507b" style:font-style-asian="normal" style:font-weight-asian="normal" style:font-style-complex="normal" style:font-weight-complex="normal"/>
    </style:style>
    <style:style style:name="P238" style:family="paragraph" style:parent-style-name="Standard">
      <style:paragraph-properties fo:line-height="200%"/>
      <style:text-properties style:font-name="eb garamond" fo:font-style="normal" fo:font-weight="normal" officeooo:rsid="076fb184" officeooo:paragraph-rsid="075de3e3" style:font-style-asian="normal" style:font-weight-asian="normal" style:font-style-complex="normal" style:font-weight-complex="normal"/>
    </style:style>
    <style:style style:name="P239" style:family="paragraph" style:parent-style-name="Standard">
      <style:paragraph-properties fo:line-height="200%"/>
      <style:text-properties style:font-name="eb garamond" fo:font-style="normal" fo:font-weight="normal" officeooo:rsid="077d3078" officeooo:paragraph-rsid="07713441" style:font-style-asian="normal" style:font-weight-asian="normal" style:font-style-complex="normal" style:font-weight-complex="normal"/>
    </style:style>
    <style:style style:name="P240" style:family="paragraph" style:parent-style-name="Standard">
      <style:paragraph-properties fo:line-height="200%"/>
      <style:text-properties style:font-name="eb garamond" fo:font-style="normal" fo:font-weight="normal" officeooo:rsid="078b02e0" officeooo:paragraph-rsid="0780d050" style:font-style-asian="normal" style:font-weight-asian="normal" style:font-style-complex="normal" style:font-weight-complex="normal"/>
    </style:style>
    <style:style style:name="P241" style:family="paragraph" style:parent-style-name="Standard">
      <style:paragraph-properties fo:line-height="200%"/>
      <style:text-properties style:font-name="eb garamond" fo:font-style="normal" fo:font-weight="normal" officeooo:rsid="0ac6b2e0" officeooo:paragraph-rsid="0ac046bc" style:font-style-asian="normal" style:font-weight-asian="normal" style:font-style-complex="normal" style:font-weight-complex="normal"/>
    </style:style>
    <style:style style:name="P242" style:family="paragraph" style:parent-style-name="Standard">
      <style:paragraph-properties fo:line-height="200%"/>
      <style:text-properties style:font-name="eb garamond" fo:font-style="normal" fo:font-weight="normal" officeooo:rsid="0ac88619" officeooo:paragraph-rsid="0ac046bc" style:font-style-asian="normal" style:font-weight-asian="normal" style:font-style-complex="normal" style:font-weight-complex="normal"/>
    </style:style>
    <style:style style:name="P243" style:family="paragraph" style:parent-style-name="Standard">
      <style:paragraph-properties fo:line-height="200%"/>
      <style:text-properties style:font-name="eb garamond" fo:font-style="normal" fo:font-weight="normal" officeooo:rsid="0ac9b2ff" officeooo:paragraph-rsid="0ac046bc" style:font-style-asian="normal" style:font-weight-asian="normal" style:font-style-complex="normal" style:font-weight-complex="normal"/>
    </style:style>
    <style:style style:name="P244" style:family="paragraph" style:parent-style-name="Standard">
      <style:paragraph-properties fo:line-height="200%"/>
      <style:text-properties style:font-name="eb garamond" fo:font-style="normal" fo:font-weight="normal" officeooo:rsid="0ae6d6bf" officeooo:paragraph-rsid="0aca76af" style:font-style-asian="normal" style:font-weight-asian="normal" style:font-style-complex="normal" style:font-weight-complex="normal"/>
    </style:style>
    <style:style style:name="P245" style:family="paragraph" style:parent-style-name="Standard">
      <style:paragraph-properties fo:line-height="200%"/>
      <style:text-properties style:font-name="eb garamond" fo:font-style="normal" fo:font-weight="normal" officeooo:rsid="0af1059a" officeooo:paragraph-rsid="0ae9e2ad" style:font-style-asian="normal" style:font-weight-asian="normal" style:font-style-complex="normal" style:font-weight-complex="normal"/>
    </style:style>
    <style:style style:name="P246" style:family="paragraph" style:parent-style-name="Standard">
      <style:paragraph-properties fo:line-height="200%"/>
      <style:text-properties style:font-name="eb garamond" fo:font-style="normal" fo:font-weight="normal" officeooo:rsid="078e9300" officeooo:paragraph-rsid="078e9300" style:font-style-asian="normal" style:font-weight-asian="normal" style:font-style-complex="normal" style:font-weight-complex="normal"/>
    </style:style>
    <style:style style:name="P247" style:family="paragraph" style:parent-style-name="Standard">
      <style:paragraph-properties fo:line-height="200%"/>
      <style:text-properties style:font-name="eb garamond" fo:font-style="normal" fo:font-weight="normal" officeooo:rsid="07943961" officeooo:paragraph-rsid="078e9300" style:font-style-asian="normal" style:font-weight-asian="normal" style:font-style-complex="normal" style:font-weight-complex="normal"/>
    </style:style>
    <style:style style:name="P248" style:family="paragraph" style:parent-style-name="Standard">
      <style:paragraph-properties fo:line-height="200%"/>
      <style:text-properties style:font-name="eb garamond" fo:font-style="normal" fo:font-weight="normal" officeooo:rsid="07a0e03f" officeooo:paragraph-rsid="07943961" style:font-style-asian="normal" style:font-weight-asian="normal" style:font-style-complex="normal" style:font-weight-complex="normal"/>
    </style:style>
    <style:style style:name="P249" style:family="paragraph" style:parent-style-name="Standard">
      <style:paragraph-properties fo:line-height="200%"/>
      <style:text-properties style:font-name="eb garamond" fo:font-style="normal" fo:font-weight="normal" officeooo:rsid="07a7820f" officeooo:paragraph-rsid="07aa2172" style:font-style-asian="normal" style:font-weight-asian="normal" style:font-style-complex="normal" style:font-weight-complex="normal"/>
    </style:style>
    <style:style style:name="P250" style:family="paragraph" style:parent-style-name="Standard">
      <style:paragraph-properties fo:line-height="200%"/>
      <style:text-properties style:font-name="eb garamond" fo:font-style="normal" fo:font-weight="normal" officeooo:rsid="07b39b44" officeooo:paragraph-rsid="07aac848" style:font-style-asian="normal" style:font-weight-asian="normal" style:font-style-complex="normal" style:font-weight-complex="normal"/>
    </style:style>
    <style:style style:name="P251" style:family="paragraph" style:parent-style-name="Standard">
      <style:paragraph-properties fo:line-height="200%"/>
      <style:text-properties style:font-name="eb garamond" fo:font-style="normal" fo:font-weight="normal" officeooo:rsid="07d002f8" officeooo:paragraph-rsid="07d4177c" style:font-style-asian="normal" style:font-weight-asian="normal" style:font-style-complex="normal" style:font-weight-complex="normal"/>
    </style:style>
    <style:style style:name="P252" style:family="paragraph" style:parent-style-name="Standard">
      <style:paragraph-properties fo:line-height="200%"/>
      <style:text-properties style:font-name="eb garamond" fo:font-style="normal" fo:font-weight="normal" officeooo:rsid="07d5e84f" officeooo:paragraph-rsid="07d61d79" style:font-style-asian="normal" style:font-weight-asian="normal" style:font-style-complex="normal" style:font-weight-complex="normal"/>
    </style:style>
    <style:style style:name="P253" style:family="paragraph" style:parent-style-name="Standard">
      <style:paragraph-properties fo:line-height="200%"/>
      <style:text-properties style:font-name="eb garamond" fo:font-style="normal" fo:font-weight="normal" officeooo:rsid="07dd98fc" officeooo:paragraph-rsid="07dd98fc" style:font-style-asian="normal" style:font-weight-asian="normal" style:font-style-complex="normal" style:font-weight-complex="normal"/>
    </style:style>
    <style:style style:name="P254" style:family="paragraph" style:parent-style-name="Standard">
      <style:paragraph-properties fo:line-height="200%"/>
      <style:text-properties style:font-name="eb garamond" fo:font-style="normal" fo:font-weight="normal" officeooo:rsid="07dffe3e" officeooo:paragraph-rsid="07dd98fc" style:font-style-asian="normal" style:font-weight-asian="normal" style:font-style-complex="normal" style:font-weight-complex="normal"/>
    </style:style>
    <style:style style:name="P255" style:family="paragraph" style:parent-style-name="Standard">
      <style:paragraph-properties fo:line-height="200%"/>
      <style:text-properties style:font-name="eb garamond" fo:font-style="normal" fo:font-weight="normal" officeooo:rsid="07e1068a" officeooo:paragraph-rsid="07dd98fc" style:font-style-asian="normal" style:font-weight-asian="normal" style:font-style-complex="normal" style:font-weight-complex="normal"/>
    </style:style>
    <style:style style:name="P256" style:family="paragraph" style:parent-style-name="Standard">
      <style:paragraph-properties fo:line-height="200%"/>
      <style:text-properties style:font-name="eb garamond" fo:font-style="normal" fo:font-weight="normal" officeooo:rsid="07e1fab5" officeooo:paragraph-rsid="07dd98fc" style:font-style-asian="normal" style:font-weight-asian="normal" style:font-style-complex="normal" style:font-weight-complex="normal"/>
    </style:style>
    <style:style style:name="P257" style:family="paragraph" style:parent-style-name="Standard">
      <style:paragraph-properties fo:line-height="200%"/>
      <style:text-properties style:font-name="eb garamond" fo:font-style="normal" fo:font-weight="normal" officeooo:rsid="07e3c1f9" officeooo:paragraph-rsid="07dd98fc" style:font-style-asian="normal" style:font-weight-asian="normal" style:font-style-complex="normal" style:font-weight-complex="normal"/>
    </style:style>
    <style:style style:name="P258" style:family="paragraph" style:parent-style-name="Standard">
      <style:paragraph-properties fo:line-height="200%"/>
      <style:text-properties style:font-name="eb garamond" fo:font-style="normal" fo:font-weight="normal" officeooo:rsid="07e8fd06" officeooo:paragraph-rsid="07dd98fc" style:font-style-asian="normal" style:font-weight-asian="normal" style:font-style-complex="normal" style:font-weight-complex="normal"/>
    </style:style>
    <style:style style:name="P259" style:family="paragraph" style:parent-style-name="Standard">
      <style:paragraph-properties fo:line-height="200%"/>
      <style:text-properties style:font-name="eb garamond" fo:font-style="normal" fo:font-weight="normal" officeooo:rsid="07f35bfd" officeooo:paragraph-rsid="07e9fe54" style:font-style-asian="normal" style:font-weight-asian="normal" style:font-style-complex="normal" style:font-weight-complex="normal"/>
    </style:style>
    <style:style style:name="P260" style:family="paragraph" style:parent-style-name="Standard">
      <style:paragraph-properties fo:line-height="200%"/>
      <style:text-properties style:font-name="eb garamond" fo:font-style="normal" fo:font-weight="normal" officeooo:rsid="07ff9f13" officeooo:paragraph-rsid="07f35bfd" style:font-style-asian="normal" style:font-weight-asian="normal" style:font-style-complex="normal" style:font-weight-complex="normal"/>
    </style:style>
    <style:style style:name="P261" style:family="paragraph" style:parent-style-name="Standard">
      <style:paragraph-properties fo:line-height="200%"/>
      <style:text-properties style:font-name="eb garamond" fo:font-style="normal" fo:font-weight="normal" officeooo:rsid="0808c6f4" officeooo:paragraph-rsid="0801bc46" style:font-style-asian="normal" style:font-weight-asian="normal" style:font-style-complex="normal" style:font-weight-complex="normal"/>
    </style:style>
    <style:style style:name="P262" style:family="paragraph" style:parent-style-name="Standard">
      <style:paragraph-properties fo:line-height="200%"/>
      <style:text-properties style:font-name="eb garamond" fo:font-style="normal" fo:font-weight="normal" officeooo:rsid="0815e2b2" officeooo:paragraph-rsid="080982c6" style:font-style-asian="normal" style:font-weight-asian="normal" style:font-style-complex="normal" style:font-weight-complex="normal"/>
    </style:style>
    <style:style style:name="P263" style:family="paragraph" style:parent-style-name="Standard">
      <style:paragraph-properties fo:line-height="200%"/>
      <style:text-properties style:font-name="eb garamond" fo:font-style="normal" fo:font-weight="normal" officeooo:rsid="081670ab" officeooo:paragraph-rsid="081670ab" style:font-style-asian="normal" style:font-weight-asian="normal" style:font-style-complex="normal" style:font-weight-complex="normal"/>
    </style:style>
    <style:style style:name="P264" style:family="paragraph" style:parent-style-name="Standard">
      <style:paragraph-properties fo:line-height="200%"/>
      <style:text-properties style:font-name="eb garamond" fo:font-style="normal" fo:font-weight="normal" officeooo:rsid="0825d3ae" officeooo:paragraph-rsid="08297f24" style:font-style-asian="normal" style:font-weight-asian="normal" style:font-style-complex="normal" style:font-weight-complex="normal"/>
    </style:style>
    <style:style style:name="P265" style:family="paragraph" style:parent-style-name="Standard">
      <style:paragraph-properties fo:line-height="200%"/>
      <style:text-properties style:font-name="eb garamond" fo:font-style="normal" fo:font-weight="normal" officeooo:rsid="0829309f" officeooo:paragraph-rsid="08297f24" style:font-style-asian="normal" style:font-weight-asian="normal" style:font-style-complex="normal" style:font-weight-complex="normal"/>
    </style:style>
    <style:style style:name="P266" style:family="paragraph" style:parent-style-name="Standard">
      <style:paragraph-properties fo:line-height="200%"/>
      <style:text-properties style:font-name="eb garamond" fo:font-style="normal" fo:font-weight="normal" officeooo:rsid="082ee256" officeooo:paragraph-rsid="08297f24" style:font-style-asian="normal" style:font-weight-asian="normal" style:font-style-complex="normal" style:font-weight-complex="normal"/>
    </style:style>
    <style:style style:name="P267" style:family="paragraph" style:parent-style-name="Standard">
      <style:paragraph-properties fo:line-height="200%"/>
      <style:text-properties style:font-name="eb garamond" fo:font-style="normal" fo:font-weight="normal" officeooo:rsid="083359dc" officeooo:paragraph-rsid="082ee256" style:font-style-asian="normal" style:font-weight-asian="normal" style:font-style-complex="normal" style:font-weight-complex="normal"/>
    </style:style>
    <style:style style:name="P268" style:family="paragraph" style:parent-style-name="Standard">
      <style:paragraph-properties fo:line-height="200%"/>
      <style:text-properties style:font-name="eb garamond" fo:font-style="normal" fo:font-weight="normal" officeooo:rsid="083d1415" officeooo:paragraph-rsid="0835467b" style:font-style-asian="normal" style:font-weight-asian="normal" style:font-style-complex="normal" style:font-weight-complex="normal"/>
    </style:style>
    <style:style style:name="P269" style:family="paragraph" style:parent-style-name="Standard">
      <style:paragraph-properties fo:line-height="200%"/>
      <style:text-properties style:font-name="eb garamond" fo:font-style="normal" fo:font-weight="normal" officeooo:rsid="0850cc1b" officeooo:paragraph-rsid="0851bff2" style:font-style-asian="normal" style:font-weight-asian="normal" style:font-style-complex="normal" style:font-weight-complex="normal"/>
    </style:style>
    <style:style style:name="P270" style:family="paragraph" style:parent-style-name="Standard">
      <style:paragraph-properties fo:line-height="200%"/>
      <style:text-properties style:font-name="eb garamond" fo:font-style="normal" fo:font-weight="normal" officeooo:rsid="08598b68" officeooo:paragraph-rsid="0851bff2" style:font-style-asian="normal" style:font-weight-asian="normal" style:font-style-complex="normal" style:font-weight-complex="normal"/>
    </style:style>
    <style:style style:name="P271" style:family="paragraph" style:parent-style-name="Standard">
      <style:paragraph-properties fo:line-height="200%"/>
      <style:text-properties style:font-name="eb garamond" fo:font-style="normal" fo:font-weight="normal" officeooo:rsid="08675cd9" officeooo:paragraph-rsid="085b44e5" style:font-style-asian="normal" style:font-weight-asian="normal" style:font-style-complex="normal" style:font-weight-complex="normal"/>
    </style:style>
    <style:style style:name="P272" style:family="paragraph" style:parent-style-name="Standard">
      <style:paragraph-properties fo:line-height="200%"/>
      <style:text-properties style:font-name="eb garamond" fo:font-style="normal" fo:font-weight="normal" officeooo:rsid="08682fce" officeooo:paragraph-rsid="08682fce" style:font-style-asian="normal" style:font-weight-asian="normal" style:font-style-complex="normal" style:font-weight-complex="normal"/>
    </style:style>
    <style:style style:name="P273" style:family="paragraph" style:parent-style-name="Standard">
      <style:paragraph-properties fo:line-height="200%"/>
      <style:text-properties style:font-name="eb garamond" fo:font-style="normal" fo:font-weight="normal" officeooo:rsid="0869f151" officeooo:paragraph-rsid="08682fce" style:font-style-asian="normal" style:font-weight-asian="normal" style:font-style-complex="normal" style:font-weight-complex="normal"/>
    </style:style>
    <style:style style:name="P274" style:family="paragraph" style:parent-style-name="Standard">
      <style:paragraph-properties fo:line-height="200%"/>
      <style:text-properties style:font-name="eb garamond" fo:font-style="normal" fo:font-weight="normal" officeooo:rsid="086ae02d" officeooo:paragraph-rsid="08682fce" style:font-style-asian="normal" style:font-weight-asian="normal" style:font-style-complex="normal" style:font-weight-complex="normal"/>
    </style:style>
    <style:style style:name="P275" style:family="paragraph" style:parent-style-name="Standard">
      <style:paragraph-properties fo:line-height="200%"/>
      <style:text-properties style:font-name="eb garamond" fo:font-style="normal" fo:font-weight="normal" officeooo:rsid="087505d9" officeooo:paragraph-rsid="08682fce" style:font-style-asian="normal" style:font-weight-asian="normal" style:font-style-complex="normal" style:font-weight-complex="normal"/>
    </style:style>
    <style:style style:name="P276" style:family="paragraph" style:parent-style-name="Standard">
      <style:paragraph-properties fo:line-height="200%"/>
      <style:text-properties style:font-name="eb garamond" fo:font-style="normal" fo:font-weight="normal" officeooo:rsid="087e1ce0" officeooo:paragraph-rsid="08682fce" style:font-style-asian="normal" style:font-weight-asian="normal" style:font-style-complex="normal" style:font-weight-complex="normal"/>
    </style:style>
    <style:style style:name="P277" style:family="paragraph" style:parent-style-name="Standard">
      <style:paragraph-properties fo:line-height="200%"/>
      <style:text-properties style:font-name="eb garamond" fo:font-style="normal" fo:font-weight="normal" officeooo:rsid="088fb15f" officeooo:paragraph-rsid="087f597c" style:font-style-asian="normal" style:font-weight-asian="normal" style:font-style-complex="normal" style:font-weight-complex="normal"/>
    </style:style>
    <style:style style:name="P278" style:family="paragraph" style:parent-style-name="Standard">
      <style:paragraph-properties fo:line-height="200%"/>
      <style:text-properties style:font-name="eb garamond" fo:font-style="normal" fo:font-weight="normal" officeooo:rsid="0894c554" officeooo:paragraph-rsid="0891e731" style:font-style-asian="normal" style:font-weight-asian="normal" style:font-style-complex="normal" style:font-weight-complex="normal"/>
    </style:style>
    <style:style style:name="P279" style:family="paragraph" style:parent-style-name="Standard">
      <style:paragraph-properties fo:line-height="200%"/>
      <style:text-properties style:font-name="eb garamond" fo:font-style="normal" fo:font-weight="normal" officeooo:rsid="08955771" officeooo:paragraph-rsid="0891e731" style:font-style-asian="normal" style:font-weight-asian="normal" style:font-style-complex="normal" style:font-weight-complex="normal"/>
    </style:style>
    <style:style style:name="P280" style:family="paragraph" style:parent-style-name="Standard">
      <style:paragraph-properties fo:line-height="200%"/>
      <style:text-properties style:font-name="eb garamond" fo:font-style="normal" fo:font-weight="normal" officeooo:rsid="089f7941" officeooo:paragraph-rsid="0896b362" style:font-style-asian="normal" style:font-weight-asian="normal" style:font-style-complex="normal" style:font-weight-complex="normal"/>
    </style:style>
    <style:style style:name="P281" style:family="paragraph" style:parent-style-name="Standard">
      <style:paragraph-properties fo:line-height="200%"/>
      <style:text-properties style:font-name="eb garamond" fo:font-style="normal" fo:font-weight="normal" officeooo:rsid="08aac806" officeooo:paragraph-rsid="08a36c3f" style:font-style-asian="normal" style:font-weight-asian="normal" style:font-style-complex="normal" style:font-weight-complex="normal"/>
    </style:style>
    <style:style style:name="P282" style:family="paragraph" style:parent-style-name="Standard">
      <style:paragraph-properties fo:line-height="200%"/>
      <style:text-properties style:font-name="eb garamond" fo:font-style="normal" fo:font-weight="normal" officeooo:rsid="08b1ed61" officeooo:paragraph-rsid="08aac806" style:font-style-asian="normal" style:font-weight-asian="normal" style:font-style-complex="normal" style:font-weight-complex="normal"/>
    </style:style>
    <style:style style:name="P283" style:family="paragraph" style:parent-style-name="Standard">
      <style:paragraph-properties fo:line-height="200%"/>
      <style:text-properties style:font-name="eb garamond" fo:font-style="normal" fo:font-weight="normal" officeooo:rsid="08b4719c" officeooo:paragraph-rsid="08b4719c" style:font-style-asian="normal" style:font-weight-asian="normal" style:font-style-complex="normal" style:font-weight-complex="normal"/>
    </style:style>
    <style:style style:name="P284" style:family="paragraph" style:parent-style-name="Standard">
      <style:paragraph-properties fo:line-height="200%"/>
      <style:text-properties style:font-name="eb garamond" fo:font-style="normal" fo:font-weight="normal" officeooo:rsid="08c1c905" officeooo:paragraph-rsid="08b4719c" style:font-style-asian="normal" style:font-weight-asian="normal" style:font-style-complex="normal" style:font-weight-complex="normal"/>
    </style:style>
    <style:style style:name="P285" style:family="paragraph" style:parent-style-name="Standard">
      <style:paragraph-properties fo:line-height="200%"/>
      <style:text-properties style:font-name="eb garamond" fo:font-style="normal" fo:font-weight="normal" officeooo:rsid="08cd5d14" officeooo:paragraph-rsid="08c1cbaf" style:font-style-asian="normal" style:font-weight-asian="normal" style:font-style-complex="normal" style:font-weight-complex="normal"/>
    </style:style>
    <style:style style:name="P286" style:family="paragraph" style:parent-style-name="Standard">
      <style:paragraph-properties fo:line-height="200%"/>
      <style:text-properties style:font-name="eb garamond" fo:font-style="normal" fo:font-weight="normal" officeooo:rsid="08d9504b" officeooo:paragraph-rsid="08cfa712" style:font-style-asian="normal" style:font-weight-asian="normal" style:font-style-complex="normal" style:font-weight-complex="normal"/>
    </style:style>
    <style:style style:name="P287" style:family="paragraph" style:parent-style-name="Standard">
      <style:paragraph-properties fo:line-height="200%"/>
      <style:text-properties style:font-name="eb garamond" fo:font-style="normal" fo:font-weight="normal" officeooo:rsid="08e6b79a" officeooo:paragraph-rsid="08d9c681" style:font-style-asian="normal" style:font-weight-asian="normal" style:font-style-complex="normal" style:font-weight-complex="normal"/>
    </style:style>
    <style:style style:name="P288" style:family="paragraph" style:parent-style-name="Standard">
      <style:paragraph-properties fo:line-height="200%"/>
      <style:text-properties style:font-name="eb garamond" fo:font-style="normal" fo:font-weight="normal" officeooo:rsid="08e7b9a7" officeooo:paragraph-rsid="08d9c681" style:font-style-asian="normal" style:font-weight-asian="normal" style:font-style-complex="normal" style:font-weight-complex="normal"/>
    </style:style>
    <style:style style:name="P289" style:family="paragraph" style:parent-style-name="Standard">
      <style:paragraph-properties fo:line-height="200%"/>
      <style:text-properties style:font-name="eb garamond" fo:font-style="normal" fo:font-weight="normal" officeooo:rsid="08e8c7cc" officeooo:paragraph-rsid="08d9c681" style:font-style-asian="normal" style:font-weight-asian="normal" style:font-style-complex="normal" style:font-weight-complex="normal"/>
    </style:style>
    <style:style style:name="P290" style:family="paragraph" style:parent-style-name="Standard">
      <style:paragraph-properties fo:line-height="200%"/>
      <style:text-properties style:font-name="eb garamond" fo:font-style="normal" fo:font-weight="normal" officeooo:rsid="08e9e065" officeooo:paragraph-rsid="08d9c681" style:font-style-asian="normal" style:font-weight-asian="normal" style:font-style-complex="normal" style:font-weight-complex="normal"/>
    </style:style>
    <style:style style:name="P291" style:family="paragraph" style:parent-style-name="Standard">
      <style:paragraph-properties fo:line-height="200%"/>
      <style:text-properties style:font-name="eb garamond" fo:font-style="normal" fo:font-weight="normal" officeooo:rsid="08ef2ad1" officeooo:paragraph-rsid="08d9c681" style:font-style-asian="normal" style:font-weight-asian="normal" style:font-style-complex="normal" style:font-weight-complex="normal"/>
    </style:style>
    <style:style style:name="P292" style:family="paragraph" style:parent-style-name="Standard">
      <style:paragraph-properties fo:line-height="200%"/>
      <style:text-properties style:font-name="eb garamond" fo:font-style="normal" fo:font-weight="normal" officeooo:rsid="08f679f1" officeooo:paragraph-rsid="08ef83d7" style:font-style-asian="normal" style:font-weight-asian="normal" style:font-style-complex="normal" style:font-weight-complex="normal"/>
    </style:style>
    <style:style style:name="P293" style:family="paragraph" style:parent-style-name="Standard">
      <style:paragraph-properties fo:line-height="200%"/>
      <style:text-properties style:font-name="eb garamond" fo:font-style="normal" fo:font-weight="normal" officeooo:rsid="08fb9c45" officeooo:paragraph-rsid="08f67fe8" style:font-style-asian="normal" style:font-weight-asian="normal" style:font-style-complex="normal" style:font-weight-complex="normal"/>
    </style:style>
    <style:style style:name="P294" style:family="paragraph" style:parent-style-name="Standard">
      <style:paragraph-properties fo:line-height="200%"/>
      <style:text-properties style:font-name="eb garamond" fo:font-style="normal" fo:font-weight="normal" officeooo:rsid="09052492" officeooo:paragraph-rsid="08fb9c45" style:font-style-asian="normal" style:font-weight-asian="normal" style:font-style-complex="normal" style:font-weight-complex="normal"/>
    </style:style>
    <style:style style:name="P295" style:family="paragraph" style:parent-style-name="Standard">
      <style:paragraph-properties fo:line-height="200%"/>
      <style:text-properties style:font-name="eb garamond" fo:font-style="normal" fo:font-weight="normal" officeooo:rsid="090cce57" officeooo:paragraph-rsid="0b95aa0e" style:font-style-asian="normal" style:font-weight-asian="normal" style:font-style-complex="normal" style:font-weight-complex="normal"/>
    </style:style>
    <style:style style:name="P296" style:family="paragraph" style:parent-style-name="Standard">
      <style:paragraph-properties fo:line-height="200%"/>
      <style:text-properties style:font-name="eb garamond" fo:font-style="normal" fo:font-weight="normal" officeooo:rsid="0916a5a3" officeooo:paragraph-rsid="0906261f" style:font-style-asian="normal" style:font-weight-asian="normal" style:font-style-complex="normal" style:font-weight-complex="normal"/>
    </style:style>
    <style:style style:name="P297" style:family="paragraph" style:parent-style-name="Standard">
      <style:paragraph-properties fo:line-height="200%"/>
      <style:text-properties style:font-name="eb garamond" fo:font-style="normal" fo:font-weight="normal" officeooo:rsid="091eb194" officeooo:paragraph-rsid="0916a5a3" style:font-style-asian="normal" style:font-weight-asian="normal" style:font-style-complex="normal" style:font-weight-complex="normal"/>
    </style:style>
    <style:style style:name="P298" style:family="paragraph" style:parent-style-name="Standard">
      <style:paragraph-properties fo:line-height="200%"/>
      <style:text-properties style:font-name="eb garamond" fo:font-style="normal" fo:font-weight="normal" officeooo:rsid="091fbfee" officeooo:paragraph-rsid="0916a5a3" style:font-style-asian="normal" style:font-weight-asian="normal" style:font-style-complex="normal" style:font-weight-complex="normal"/>
    </style:style>
    <style:style style:name="P299" style:family="paragraph" style:parent-style-name="Standard">
      <style:paragraph-properties fo:line-height="200%"/>
      <style:text-properties style:font-name="eb garamond" fo:font-style="normal" fo:font-weight="normal" officeooo:rsid="09244cd2" officeooo:paragraph-rsid="091fbfee" style:font-style-asian="normal" style:font-weight-asian="normal" style:font-style-complex="normal" style:font-weight-complex="normal"/>
    </style:style>
    <style:style style:name="P300" style:family="paragraph" style:parent-style-name="Standard">
      <style:paragraph-properties fo:line-height="200%"/>
      <style:text-properties style:font-name="eb garamond" fo:font-style="normal" fo:font-weight="normal" officeooo:rsid="092d67c0" officeooo:paragraph-rsid="09256816" style:font-style-asian="normal" style:font-weight-asian="normal" style:font-style-complex="normal" style:font-weight-complex="normal"/>
    </style:style>
    <style:style style:name="P301" style:family="paragraph" style:parent-style-name="Standard">
      <style:paragraph-properties fo:line-height="200%"/>
      <style:text-properties style:font-name="eb garamond" fo:font-style="normal" fo:font-weight="normal" officeooo:rsid="09333e38" officeooo:paragraph-rsid="09370f5a" style:font-style-asian="normal" style:font-weight-asian="normal" style:font-style-complex="normal" style:font-weight-complex="normal"/>
    </style:style>
    <style:style style:name="P302" style:family="paragraph" style:parent-style-name="Standard">
      <style:paragraph-properties fo:line-height="200%"/>
      <style:text-properties style:font-name="eb garamond" fo:font-style="normal" fo:font-weight="normal" officeooo:rsid="09370f5a" officeooo:paragraph-rsid="0946f032" style:font-style-asian="normal" style:font-weight-asian="normal" style:font-style-complex="normal" style:font-weight-complex="normal"/>
    </style:style>
    <style:style style:name="P303" style:family="paragraph" style:parent-style-name="Standard">
      <style:paragraph-properties fo:line-height="200%"/>
      <style:text-properties style:font-name="eb garamond" fo:font-style="normal" fo:font-weight="normal" officeooo:rsid="09370f5a" officeooo:paragraph-rsid="09370f5a" style:font-style-asian="normal" style:font-weight-asian="normal" style:font-style-complex="normal" style:font-weight-complex="normal"/>
    </style:style>
    <style:style style:name="P304" style:family="paragraph" style:parent-style-name="Standard">
      <style:paragraph-properties fo:line-height="200%"/>
      <style:text-properties style:font-name="eb garamond" fo:font-style="normal" fo:font-weight="normal" officeooo:rsid="094c028e" officeooo:paragraph-rsid="0938e79e" style:font-style-asian="normal" style:font-weight-asian="normal" style:font-style-complex="normal" style:font-weight-complex="normal"/>
    </style:style>
    <style:style style:name="P305" style:family="paragraph" style:parent-style-name="Standard">
      <style:paragraph-properties fo:line-height="200%"/>
      <style:text-properties style:font-name="eb garamond" fo:font-style="normal" fo:font-weight="normal" officeooo:rsid="095b3ab3" officeooo:paragraph-rsid="094e1738" style:font-style-asian="normal" style:font-weight-asian="normal" style:font-style-complex="normal" style:font-weight-complex="normal"/>
    </style:style>
    <style:style style:name="P306" style:family="paragraph" style:parent-style-name="Standard">
      <style:paragraph-properties fo:line-height="200%"/>
      <style:text-properties style:font-name="eb garamond" fo:font-style="normal" fo:font-weight="normal" officeooo:rsid="0963a409" officeooo:paragraph-rsid="095d08b1" style:font-style-asian="normal" style:font-weight-asian="normal" style:font-style-complex="normal" style:font-weight-complex="normal"/>
    </style:style>
    <style:style style:name="P307" style:family="paragraph" style:parent-style-name="Standard">
      <style:paragraph-properties fo:line-height="200%"/>
      <style:text-properties style:font-name="eb garamond" fo:font-style="normal" fo:font-weight="normal" officeooo:rsid="096f4973" officeooo:paragraph-rsid="09645c6e" style:font-style-asian="normal" style:font-weight-asian="normal" style:font-style-complex="normal" style:font-weight-complex="normal"/>
    </style:style>
    <style:style style:name="P308" style:family="paragraph" style:parent-style-name="Standard">
      <style:paragraph-properties fo:line-height="200%"/>
      <style:text-properties style:font-name="eb garamond" fo:font-style="normal" fo:font-weight="normal" officeooo:rsid="097a70c3" officeooo:paragraph-rsid="09705177" style:font-style-asian="normal" style:font-weight-asian="normal" style:font-style-complex="normal" style:font-weight-complex="normal"/>
    </style:style>
    <style:style style:name="P309" style:family="paragraph" style:parent-style-name="Standard">
      <style:paragraph-properties fo:line-height="200%"/>
      <style:text-properties style:font-name="eb garamond" fo:font-style="normal" fo:font-weight="normal" officeooo:rsid="098bd97d" officeooo:paragraph-rsid="097c6667" style:font-style-asian="normal" style:font-weight-asian="normal" style:font-style-complex="normal" style:font-weight-complex="normal"/>
    </style:style>
    <style:style style:name="P310" style:family="paragraph" style:parent-style-name="Standard">
      <style:paragraph-properties fo:line-height="200%"/>
      <style:text-properties style:font-name="eb garamond" fo:font-style="normal" fo:font-weight="normal" officeooo:rsid="0999aaa5" officeooo:paragraph-rsid="098d09e5" style:font-style-asian="normal" style:font-weight-asian="normal" style:font-style-complex="normal" style:font-weight-complex="normal"/>
    </style:style>
    <style:style style:name="P311" style:family="paragraph" style:parent-style-name="Standard">
      <style:paragraph-properties fo:line-height="200%"/>
      <style:text-properties style:font-name="eb garamond" fo:font-style="normal" fo:font-weight="normal" officeooo:rsid="0999b5b0" officeooo:paragraph-rsid="098d09e5" style:font-style-asian="normal" style:font-weight-asian="normal" style:font-style-complex="normal" style:font-weight-complex="normal"/>
    </style:style>
    <style:style style:name="P312" style:family="paragraph" style:parent-style-name="Standard">
      <style:paragraph-properties fo:line-height="200%"/>
      <style:text-properties style:font-name="eb garamond" fo:font-style="normal" fo:font-weight="normal" officeooo:rsid="099ac4ef" officeooo:paragraph-rsid="098d09e5" style:font-style-asian="normal" style:font-weight-asian="normal" style:font-style-complex="normal" style:font-weight-complex="normal"/>
    </style:style>
    <style:style style:name="P313" style:family="paragraph" style:parent-style-name="Standard">
      <style:paragraph-properties fo:line-height="200%"/>
      <style:text-properties style:font-name="eb garamond" fo:font-style="normal" fo:font-weight="normal" officeooo:rsid="099c1c81" officeooo:paragraph-rsid="098d09e5" style:font-style-asian="normal" style:font-weight-asian="normal" style:font-style-complex="normal" style:font-weight-complex="normal"/>
    </style:style>
    <style:style style:name="P314" style:family="paragraph" style:parent-style-name="Standard">
      <style:paragraph-properties fo:line-height="200%"/>
      <style:text-properties style:font-name="eb garamond" fo:font-style="normal" fo:font-weight="normal" officeooo:rsid="099dbfec" officeooo:paragraph-rsid="098d09e5" style:font-style-asian="normal" style:font-weight-asian="normal" style:font-style-complex="normal" style:font-weight-complex="normal"/>
    </style:style>
    <style:style style:name="P315" style:family="paragraph" style:parent-style-name="Standard">
      <style:paragraph-properties fo:line-height="200%"/>
      <style:text-properties style:font-name="eb garamond" fo:font-style="normal" fo:font-weight="normal" officeooo:rsid="09a9fa58" officeooo:paragraph-rsid="099dbfec" style:font-style-asian="normal" style:font-weight-asian="normal" style:font-style-complex="normal" style:font-weight-complex="normal"/>
    </style:style>
    <style:style style:name="P316" style:family="paragraph" style:parent-style-name="Standard">
      <style:paragraph-properties fo:line-height="200%"/>
      <style:text-properties style:font-name="eb garamond" fo:font-style="normal" fo:font-weight="normal" officeooo:rsid="09b8076b" officeooo:paragraph-rsid="09a9fa58" style:font-style-asian="normal" style:font-weight-asian="normal" style:font-style-complex="normal" style:font-weight-complex="normal"/>
    </style:style>
    <style:style style:name="P317" style:family="paragraph" style:parent-style-name="Standard">
      <style:paragraph-properties fo:line-height="200%"/>
      <style:text-properties style:font-name="eb garamond" fo:font-style="normal" fo:font-weight="normal" officeooo:rsid="09c798df" officeooo:paragraph-rsid="09b98789" style:font-style-asian="normal" style:font-weight-asian="normal" style:font-style-complex="normal" style:font-weight-complex="normal"/>
    </style:style>
    <style:style style:name="P318" style:family="paragraph" style:parent-style-name="Standard">
      <style:paragraph-properties fo:line-height="200%"/>
      <style:text-properties style:font-name="eb garamond" fo:font-style="normal" fo:font-weight="normal" officeooo:rsid="09d3898a" officeooo:paragraph-rsid="09c798df" style:font-style-asian="normal" style:font-weight-asian="normal" style:font-style-complex="normal" style:font-weight-complex="normal"/>
    </style:style>
    <style:style style:name="P319" style:family="paragraph" style:parent-style-name="Standard">
      <style:paragraph-properties fo:line-height="200%"/>
      <style:text-properties style:font-name="eb garamond" fo:font-style="normal" fo:font-weight="normal" officeooo:rsid="09dce9af" officeooo:paragraph-rsid="09d529c6" style:font-style-asian="normal" style:font-weight-asian="normal" style:font-style-complex="normal" style:font-weight-complex="normal"/>
    </style:style>
    <style:style style:name="P320" style:family="paragraph" style:parent-style-name="Standard">
      <style:paragraph-properties fo:line-height="200%"/>
      <style:text-properties style:font-name="eb garamond" fo:font-style="normal" fo:font-weight="normal" officeooo:rsid="09e87b0c" officeooo:paragraph-rsid="09ddbdad" style:font-style-asian="normal" style:font-weight-asian="normal" style:font-style-complex="normal" style:font-weight-complex="normal"/>
    </style:style>
    <style:style style:name="P321" style:family="paragraph" style:parent-style-name="Standard">
      <style:paragraph-properties fo:line-height="200%"/>
      <style:text-properties style:font-name="eb garamond" fo:font-style="normal" fo:font-weight="normal" officeooo:rsid="09eefe5b" officeooo:paragraph-rsid="0bb3af25" style:font-style-asian="normal" style:font-weight-asian="normal" style:font-style-complex="normal" style:font-weight-complex="normal"/>
    </style:style>
    <style:style style:name="P322" style:family="paragraph" style:parent-style-name="Standard">
      <style:paragraph-properties fo:line-height="200%"/>
      <style:text-properties style:font-name="eb garamond" fo:font-style="normal" fo:font-weight="normal" officeooo:rsid="09f07ccd" officeooo:paragraph-rsid="09ebe1b5" style:font-style-asian="normal" style:font-weight-asian="normal" style:font-style-complex="normal" style:font-weight-complex="normal"/>
    </style:style>
    <style:style style:name="P323" style:family="paragraph" style:parent-style-name="Standard">
      <style:paragraph-properties fo:line-height="200%"/>
      <style:text-properties style:font-name="eb garamond" fo:font-style="normal" fo:font-weight="normal" officeooo:rsid="09f163f3" officeooo:paragraph-rsid="09ebe1b5" style:font-style-asian="normal" style:font-weight-asian="normal" style:font-style-complex="normal" style:font-weight-complex="normal"/>
    </style:style>
    <style:style style:name="P324" style:family="paragraph" style:parent-style-name="Standard">
      <style:paragraph-properties fo:line-height="200%"/>
      <style:text-properties style:font-name="eb garamond" fo:font-style="normal" fo:font-weight="normal" officeooo:rsid="09f1ef32" officeooo:paragraph-rsid="09ebe1b5" style:font-style-asian="normal" style:font-weight-asian="normal" style:font-style-complex="normal" style:font-weight-complex="normal"/>
    </style:style>
    <style:style style:name="P325" style:family="paragraph" style:parent-style-name="Standard">
      <style:paragraph-properties fo:line-height="200%"/>
      <style:text-properties style:font-name="eb garamond" fo:font-style="normal" fo:font-weight="normal" officeooo:rsid="09f3776b" officeooo:paragraph-rsid="09ebe1b5" style:font-style-asian="normal" style:font-weight-asian="normal" style:font-style-complex="normal" style:font-weight-complex="normal"/>
    </style:style>
    <style:style style:name="P326" style:family="paragraph" style:parent-style-name="Standard">
      <style:paragraph-properties fo:line-height="200%"/>
      <style:text-properties style:font-name="eb garamond" fo:font-style="normal" fo:font-weight="normal" officeooo:rsid="09f3e395" officeooo:paragraph-rsid="09ebe1b5" style:font-style-asian="normal" style:font-weight-asian="normal" style:font-style-complex="normal" style:font-weight-complex="normal"/>
    </style:style>
    <style:style style:name="P327" style:family="paragraph" style:parent-style-name="Standard">
      <style:paragraph-properties fo:line-height="200%"/>
      <style:text-properties style:font-name="eb garamond" fo:font-style="normal" fo:font-weight="normal" officeooo:rsid="09f5d808" officeooo:paragraph-rsid="09ebe1b5" style:font-style-asian="normal" style:font-weight-asian="normal" style:font-style-complex="normal" style:font-weight-complex="normal"/>
    </style:style>
    <style:style style:name="P328" style:family="paragraph" style:parent-style-name="Standard">
      <style:paragraph-properties fo:line-height="200%"/>
      <style:text-properties style:font-name="eb garamond" fo:font-style="normal" fo:font-weight="normal" officeooo:rsid="09f99bcc" officeooo:paragraph-rsid="09f5e7b6" style:font-style-asian="normal" style:font-weight-asian="normal" style:font-style-complex="normal" style:font-weight-complex="normal"/>
    </style:style>
    <style:style style:name="P329" style:family="paragraph" style:parent-style-name="Standard">
      <style:paragraph-properties fo:line-height="200%"/>
      <style:text-properties style:font-name="eb garamond" fo:font-style="normal" fo:font-weight="normal" officeooo:rsid="09fda194" officeooo:paragraph-rsid="09fa86a9" style:font-style-asian="normal" style:font-weight-asian="normal" style:font-style-complex="normal" style:font-weight-complex="normal"/>
    </style:style>
    <style:style style:name="P330" style:family="paragraph" style:parent-style-name="Standard">
      <style:paragraph-properties fo:line-height="200%"/>
      <style:text-properties style:font-name="eb garamond" fo:font-style="normal" fo:font-weight="normal" officeooo:rsid="0a01fc6f" officeooo:paragraph-rsid="09fece9e" style:font-style-asian="normal" style:font-weight-asian="normal" style:font-style-complex="normal" style:font-weight-complex="normal"/>
    </style:style>
    <style:style style:name="P331" style:family="paragraph" style:parent-style-name="Standard">
      <style:paragraph-properties fo:line-height="200%"/>
      <style:text-properties style:font-name="eb garamond" fo:font-style="normal" fo:font-weight="normal" officeooo:rsid="0a0371f4" officeooo:paragraph-rsid="09fece9e" style:font-style-asian="normal" style:font-weight-asian="normal" style:font-style-complex="normal" style:font-weight-complex="normal"/>
    </style:style>
    <style:style style:name="P332" style:family="paragraph" style:parent-style-name="Standard">
      <style:paragraph-properties fo:line-height="200%"/>
      <style:text-properties style:font-name="eb garamond" fo:font-style="normal" fo:font-weight="normal" officeooo:rsid="0a0495a8" officeooo:paragraph-rsid="09fece9e" style:font-style-asian="normal" style:font-weight-asian="normal" style:font-style-complex="normal" style:font-weight-complex="normal"/>
    </style:style>
    <style:style style:name="P333" style:family="paragraph" style:parent-style-name="Standard">
      <style:paragraph-properties fo:line-height="200%"/>
      <style:text-properties style:font-name="eb garamond" fo:font-style="normal" fo:font-weight="normal" officeooo:rsid="0a09dd13" officeooo:paragraph-rsid="0a0495a8" style:font-style-asian="normal" style:font-weight-asian="normal" style:font-style-complex="normal" style:font-weight-complex="normal"/>
    </style:style>
    <style:style style:name="P334" style:family="paragraph" style:parent-style-name="Standard">
      <style:paragraph-properties fo:line-height="200%"/>
      <style:text-properties style:font-name="eb garamond" fo:font-style="normal" fo:font-weight="normal" officeooo:rsid="0a134bd0" officeooo:paragraph-rsid="0a0a4a1e" style:font-style-asian="normal" style:font-weight-asian="normal" style:font-style-complex="normal" style:font-weight-complex="normal"/>
    </style:style>
    <style:style style:name="P335" style:family="paragraph" style:parent-style-name="Standard">
      <style:paragraph-properties fo:line-height="200%"/>
      <style:text-properties style:font-name="eb garamond" fo:font-style="normal" fo:font-weight="normal" officeooo:rsid="0a1cc138" officeooo:paragraph-rsid="0a15782f" style:font-style-asian="normal" style:font-weight-asian="normal" style:font-style-complex="normal" style:font-weight-complex="normal"/>
    </style:style>
    <style:style style:name="P336" style:family="paragraph" style:parent-style-name="Standard">
      <style:paragraph-properties fo:line-height="200%"/>
      <style:text-properties style:font-name="eb garamond" fo:font-style="normal" fo:font-weight="normal" officeooo:rsid="0a1ce2c0" officeooo:paragraph-rsid="0a1ce2c0" style:font-style-asian="normal" style:font-weight-asian="normal" style:font-style-complex="normal" style:font-weight-complex="normal"/>
    </style:style>
    <style:style style:name="P337" style:family="paragraph" style:parent-style-name="Standard">
      <style:paragraph-properties fo:line-height="200%"/>
      <style:text-properties style:font-name="eb garamond" fo:font-style="normal" fo:font-weight="normal" officeooo:rsid="0a3066c7" officeooo:paragraph-rsid="0a1ce2c0" style:font-style-asian="normal" style:font-weight-asian="normal" style:font-style-complex="normal" style:font-weight-complex="normal"/>
    </style:style>
    <style:style style:name="P338" style:family="paragraph" style:parent-style-name="Standard">
      <style:paragraph-properties fo:line-height="200%"/>
      <style:text-properties style:font-name="eb garamond" fo:font-style="normal" fo:font-weight="normal" officeooo:rsid="0a33c111" officeooo:paragraph-rsid="0a3066c7" style:font-style-asian="normal" style:font-weight-asian="normal" style:font-style-complex="normal" style:font-weight-complex="normal"/>
    </style:style>
    <style:style style:name="P339" style:family="paragraph" style:parent-style-name="Standard">
      <style:paragraph-properties fo:line-height="200%"/>
      <style:text-properties style:font-name="eb garamond" fo:font-style="normal" fo:font-weight="normal" officeooo:rsid="0a34e0da" officeooo:paragraph-rsid="0a3066c7" style:font-style-asian="normal" style:font-weight-asian="normal" style:font-style-complex="normal" style:font-weight-complex="normal"/>
    </style:style>
    <style:style style:name="P340" style:family="paragraph" style:parent-style-name="Standard">
      <style:paragraph-properties fo:line-height="200%"/>
      <style:text-properties style:font-name="eb garamond" fo:font-style="normal" fo:font-weight="normal" officeooo:rsid="0a36377f" officeooo:paragraph-rsid="0a3066c7" style:font-style-asian="normal" style:font-weight-asian="normal" style:font-style-complex="normal" style:font-weight-complex="normal"/>
    </style:style>
    <style:style style:name="P341" style:family="paragraph" style:parent-style-name="Standard">
      <style:paragraph-properties fo:line-height="200%"/>
      <style:text-properties style:font-name="eb garamond" fo:font-style="normal" fo:font-weight="normal" officeooo:rsid="0a39ef80" officeooo:paragraph-rsid="0a373be9" style:font-style-asian="normal" style:font-weight-asian="normal" style:font-style-complex="normal" style:font-weight-complex="normal"/>
    </style:style>
    <style:style style:name="P342" style:family="paragraph" style:parent-style-name="Standard">
      <style:paragraph-properties fo:line-height="200%"/>
      <style:text-properties style:font-name="eb garamond" fo:font-style="normal" fo:font-weight="normal" officeooo:rsid="0a44b2b0" officeooo:paragraph-rsid="0a3e0a24" style:font-style-asian="normal" style:font-weight-asian="normal" style:font-style-complex="normal" style:font-weight-complex="normal"/>
    </style:style>
    <style:style style:name="P343" style:family="paragraph" style:parent-style-name="Standard">
      <style:paragraph-properties fo:line-height="200%"/>
      <style:text-properties style:font-name="eb garamond" fo:font-style="normal" fo:font-weight="normal" officeooo:rsid="0a50ab22" officeooo:paragraph-rsid="0a469129" style:font-style-asian="normal" style:font-weight-asian="normal" style:font-style-complex="normal" style:font-weight-complex="normal"/>
    </style:style>
    <style:style style:name="P344" style:family="paragraph" style:parent-style-name="Standard">
      <style:paragraph-properties fo:line-height="200%"/>
      <style:text-properties style:font-name="eb garamond" fo:font-style="normal" fo:font-weight="normal" officeooo:rsid="0a5bc8fd" officeooo:paragraph-rsid="0a526d90" style:font-style-asian="normal" style:font-weight-asian="normal" style:font-style-complex="normal" style:font-weight-complex="normal"/>
    </style:style>
    <style:style style:name="P345" style:family="paragraph" style:parent-style-name="Standard">
      <style:paragraph-properties fo:line-height="200%"/>
      <style:text-properties style:font-name="eb garamond" fo:font-style="normal" fo:font-weight="normal" officeooo:rsid="0a5e9ca2" officeooo:paragraph-rsid="0a5bc8fd" style:font-style-asian="normal" style:font-weight-asian="normal" style:font-style-complex="normal" style:font-weight-complex="normal"/>
    </style:style>
    <style:style style:name="P346" style:family="paragraph" style:parent-style-name="Standard">
      <style:paragraph-properties fo:line-height="200%"/>
      <style:text-properties style:font-name="eb garamond" fo:font-style="normal" fo:font-weight="normal" officeooo:rsid="0a653990" officeooo:paragraph-rsid="0a5bc8fd" style:font-style-asian="normal" style:font-weight-asian="normal" style:font-style-complex="normal" style:font-weight-complex="normal"/>
    </style:style>
    <style:style style:name="P347" style:family="paragraph" style:parent-style-name="Standard">
      <style:paragraph-properties fo:line-height="200%"/>
      <style:text-properties style:font-name="eb garamond" fo:font-style="normal" fo:font-weight="normal" officeooo:rsid="0a653990" officeooo:paragraph-rsid="0a653990" style:font-style-asian="normal" style:font-weight-asian="normal" style:font-style-complex="normal" style:font-weight-complex="normal"/>
    </style:style>
    <style:style style:name="P348" style:family="paragraph" style:parent-style-name="Standard">
      <style:paragraph-properties fo:line-height="200%"/>
      <style:text-properties style:font-name="eb garamond" fo:font-style="normal" fo:font-weight="normal" officeooo:rsid="0a675f8c" officeooo:paragraph-rsid="0a653990" style:font-style-asian="normal" style:font-weight-asian="normal" style:font-style-complex="normal" style:font-weight-complex="normal"/>
    </style:style>
    <style:style style:name="P349" style:family="paragraph" style:parent-style-name="Standard">
      <style:paragraph-properties fo:line-height="200%"/>
      <style:text-properties style:font-name="eb garamond" fo:font-style="normal" fo:font-weight="normal" officeooo:rsid="0a74de1a" officeooo:paragraph-rsid="0a6916a8" style:font-style-asian="normal" style:font-weight-asian="normal" style:font-style-complex="normal" style:font-weight-complex="normal"/>
    </style:style>
    <style:style style:name="P350" style:family="paragraph" style:parent-style-name="Standard">
      <style:paragraph-properties fo:line-height="200%"/>
      <style:text-properties style:font-name="eb garamond" fo:font-style="normal" fo:font-weight="normal" officeooo:rsid="0a784269" officeooo:paragraph-rsid="0a784269" style:font-style-asian="normal" style:font-weight-asian="normal" style:font-style-complex="normal" style:font-weight-complex="normal"/>
    </style:style>
    <style:style style:name="P351" style:family="paragraph" style:parent-style-name="Standard">
      <style:paragraph-properties fo:line-height="200%"/>
      <style:text-properties style:font-name="eb garamond" fo:font-style="normal" fo:font-weight="normal" officeooo:rsid="0a7b6f71" officeooo:paragraph-rsid="0a784269" style:font-style-asian="normal" style:font-weight-asian="normal" style:font-style-complex="normal" style:font-weight-complex="normal"/>
    </style:style>
    <style:style style:name="P352" style:family="paragraph" style:parent-style-name="Standard">
      <style:paragraph-properties fo:line-height="200%"/>
      <style:text-properties style:font-name="eb garamond" fo:font-style="normal" fo:font-weight="normal" officeooo:rsid="0a827ef4" officeooo:paragraph-rsid="0a7befd8" style:font-style-asian="normal" style:font-weight-asian="normal" style:font-style-complex="normal" style:font-weight-complex="normal"/>
    </style:style>
    <style:style style:name="P353" style:family="paragraph" style:parent-style-name="Standard">
      <style:paragraph-properties fo:line-height="200%"/>
      <style:text-properties style:font-name="eb garamond" fo:font-style="normal" fo:font-weight="normal" officeooo:rsid="0a8879c5" officeooo:paragraph-rsid="0a8335b4" style:font-style-asian="normal" style:font-weight-asian="normal" style:font-style-complex="normal" style:font-weight-complex="normal"/>
    </style:style>
    <style:style style:name="P354" style:family="paragraph" style:parent-style-name="Standard">
      <style:paragraph-properties fo:line-height="200%"/>
      <style:text-properties style:font-name="eb garamond" fo:font-style="normal" fo:font-weight="normal" officeooo:rsid="0a95120d" officeooo:paragraph-rsid="0a890dfb" style:font-style-asian="normal" style:font-weight-asian="normal" style:font-style-complex="normal" style:font-weight-complex="normal"/>
    </style:style>
    <style:style style:name="P355" style:family="paragraph" style:parent-style-name="Standard">
      <style:paragraph-properties fo:line-height="200%"/>
      <style:text-properties style:font-name="eb garamond" fo:font-style="normal" fo:font-weight="normal" officeooo:rsid="0a98a1f9" officeooo:paragraph-rsid="0a954332" style:font-style-asian="normal" style:font-weight-asian="normal" style:font-style-complex="normal" style:font-weight-complex="normal"/>
    </style:style>
    <style:style style:name="P356" style:family="paragraph" style:parent-style-name="Standard">
      <style:paragraph-properties fo:line-height="200%"/>
      <style:text-properties style:font-name="eb garamond" fo:font-style="normal" fo:font-weight="normal" officeooo:rsid="0a9dd66a" officeooo:paragraph-rsid="0a9a479c" style:font-style-asian="normal" style:font-weight-asian="normal" style:font-style-complex="normal" style:font-weight-complex="normal"/>
    </style:style>
    <style:style style:name="P357" style:family="paragraph" style:parent-style-name="Standard">
      <style:paragraph-properties fo:line-height="200%"/>
      <style:text-properties style:font-name="eb garamond" fo:font-style="normal" fo:font-weight="normal" officeooo:rsid="0aafef4f" officeooo:paragraph-rsid="0bc33636" style:font-style-asian="normal" style:font-weight-asian="normal" style:font-style-complex="normal" style:font-weight-complex="normal"/>
    </style:style>
    <style:style style:name="P358" style:family="paragraph" style:parent-style-name="Standard">
      <style:paragraph-properties fo:line-height="200%"/>
      <style:text-properties style:font-name="eb garamond" fo:font-style="normal" fo:font-weight="normal" officeooo:rsid="0aa326c1" officeooo:paragraph-rsid="0a9e2407" style:font-style-asian="normal" style:font-weight-asian="normal" style:font-style-complex="normal" style:font-weight-complex="normal"/>
    </style:style>
    <style:style style:name="P359" style:family="paragraph" style:parent-style-name="Standard">
      <style:paragraph-properties fo:line-height="200%"/>
      <style:text-properties style:font-name="eb garamond" officeooo:rsid="0abdaf54" officeooo:paragraph-rsid="0abfe980"/>
    </style:style>
    <style:style style:name="P360" style:family="paragraph" style:parent-style-name="Standard">
      <style:paragraph-properties fo:line-height="200%"/>
      <style:text-properties style:font-name="eb garamond" officeooo:rsid="000a5cad" officeooo:paragraph-rsid="000a5cad"/>
    </style:style>
    <style:style style:name="P361" style:family="paragraph" style:parent-style-name="Standard">
      <style:paragraph-properties fo:line-height="200%"/>
      <style:text-properties style:font-name="eb garamond" officeooo:rsid="003ebac2" officeooo:paragraph-rsid="003ebac2"/>
    </style:style>
    <style:style style:name="P362" style:family="paragraph" style:parent-style-name="Standard">
      <style:paragraph-properties fo:line-height="200%"/>
      <style:text-properties style:font-name="eb garamond" officeooo:rsid="003ebac2" officeooo:paragraph-rsid="00466d4f"/>
    </style:style>
    <style:style style:name="P363" style:family="paragraph" style:parent-style-name="Standard">
      <style:paragraph-properties fo:line-height="200%"/>
      <style:text-properties style:font-name="eb garamond" officeooo:rsid="00489822" officeooo:paragraph-rsid="00466d4f"/>
    </style:style>
    <style:style style:name="P364" style:family="paragraph" style:parent-style-name="Standard">
      <style:paragraph-properties fo:line-height="200%"/>
      <style:text-properties style:font-name="eb garamond" officeooo:rsid="0053bd0c" officeooo:paragraph-rsid="0053bd0c"/>
    </style:style>
    <style:style style:name="P365" style:family="paragraph" style:parent-style-name="Standard">
      <style:paragraph-properties fo:line-height="200%"/>
      <style:text-properties style:font-name="eb garamond" officeooo:rsid="0059051b" officeooo:paragraph-rsid="00613cef"/>
    </style:style>
    <style:style style:name="P366" style:family="paragraph" style:parent-style-name="Standard">
      <style:paragraph-properties fo:line-height="200%"/>
      <style:text-properties style:font-name="eb garamond" officeooo:rsid="00613cef" officeooo:paragraph-rsid="0062f9cd"/>
    </style:style>
    <style:style style:name="P367" style:family="paragraph" style:parent-style-name="Standard">
      <style:paragraph-properties fo:line-height="200%"/>
      <style:text-properties style:font-name="eb garamond" officeooo:rsid="0062f9cd" officeooo:paragraph-rsid="0062f9cd"/>
    </style:style>
    <style:style style:name="P368" style:family="paragraph" style:parent-style-name="Standard">
      <style:paragraph-properties fo:line-height="200%"/>
      <style:text-properties style:font-name="eb garamond" officeooo:rsid="00697baa" officeooo:paragraph-rsid="00697baa"/>
    </style:style>
    <style:style style:name="P369" style:family="paragraph" style:parent-style-name="Standard">
      <style:paragraph-properties fo:line-height="200%"/>
      <style:text-properties style:font-name="eb garamond" officeooo:rsid="006ab8ad" officeooo:paragraph-rsid="006ab8ad"/>
    </style:style>
    <style:style style:name="P370" style:family="paragraph" style:parent-style-name="Standard">
      <style:paragraph-properties fo:line-height="200%"/>
      <style:text-properties style:font-name="eb garamond" officeooo:rsid="006d8516" officeooo:paragraph-rsid="006d8516"/>
    </style:style>
    <style:style style:name="P371" style:family="paragraph" style:parent-style-name="Standard">
      <style:paragraph-properties fo:line-height="200%"/>
      <style:text-properties style:font-name="eb garamond" officeooo:rsid="006d8516" officeooo:paragraph-rsid="009abd08"/>
    </style:style>
    <style:style style:name="P372" style:family="paragraph" style:parent-style-name="Standard">
      <style:paragraph-properties fo:line-height="200%"/>
      <style:text-properties style:font-name="eb garamond" officeooo:rsid="006d8516" officeooo:paragraph-rsid="0bf2a0fd"/>
    </style:style>
    <style:style style:name="P373" style:family="paragraph" style:parent-style-name="Standard">
      <style:paragraph-properties fo:line-height="200%"/>
      <style:text-properties style:font-name="eb garamond" officeooo:rsid="007ec756" officeooo:paragraph-rsid="007ec756"/>
    </style:style>
    <style:style style:name="P374" style:family="paragraph" style:parent-style-name="Standard">
      <style:paragraph-properties fo:line-height="200%"/>
      <style:text-properties style:font-name="eb garamond" officeooo:rsid="0080105b" officeooo:paragraph-rsid="0080105b"/>
    </style:style>
    <style:style style:name="P375" style:family="paragraph" style:parent-style-name="Standard">
      <style:paragraph-properties fo:line-height="200%"/>
      <style:text-properties style:font-name="eb garamond" officeooo:rsid="0080105b" officeooo:paragraph-rsid="009c67a8"/>
    </style:style>
    <style:style style:name="P376" style:family="paragraph" style:parent-style-name="Standard">
      <style:paragraph-properties fo:line-height="200%"/>
      <style:text-properties style:font-name="eb garamond" officeooo:rsid="0080105b" officeooo:paragraph-rsid="0081374f"/>
    </style:style>
    <style:style style:name="P377" style:family="paragraph" style:parent-style-name="Standard">
      <style:paragraph-properties fo:line-height="200%"/>
      <style:text-properties style:font-name="eb garamond" officeooo:rsid="0088ce7a" officeooo:paragraph-rsid="0088ce7a"/>
    </style:style>
    <style:style style:name="P378" style:family="paragraph" style:parent-style-name="Standard">
      <style:paragraph-properties fo:line-height="200%"/>
      <style:text-properties style:font-name="eb garamond" officeooo:rsid="009f33be" officeooo:paragraph-rsid="009f33be"/>
    </style:style>
    <style:style style:name="P379" style:family="paragraph" style:parent-style-name="Standard">
      <style:paragraph-properties fo:line-height="200%"/>
      <style:text-properties style:font-name="eb garamond" officeooo:rsid="00a2d2d9" officeooo:paragraph-rsid="00a2d2d9"/>
    </style:style>
    <style:style style:name="P380" style:family="paragraph" style:parent-style-name="Standard">
      <style:paragraph-properties fo:line-height="200%"/>
      <style:text-properties style:font-name="eb garamond" officeooo:rsid="00ae6ea0" officeooo:paragraph-rsid="00b2665d"/>
    </style:style>
    <style:style style:name="P381" style:family="paragraph" style:parent-style-name="Standard">
      <style:paragraph-properties fo:line-height="200%"/>
      <style:text-properties style:font-name="eb garamond" officeooo:rsid="00be20b1" officeooo:paragraph-rsid="00be20b1"/>
    </style:style>
    <style:style style:name="P382" style:family="paragraph" style:parent-style-name="Standard">
      <style:paragraph-properties fo:line-height="200%"/>
      <style:text-properties style:font-name="eb garamond" officeooo:rsid="00d3c4cd" officeooo:paragraph-rsid="0b2684ad"/>
    </style:style>
    <style:style style:name="P383" style:family="paragraph" style:parent-style-name="Standard">
      <style:paragraph-properties fo:line-height="200%"/>
      <style:text-properties style:font-name="eb garamond" officeooo:rsid="00d66fd8" officeooo:paragraph-rsid="00d66fd8"/>
    </style:style>
    <style:style style:name="P384" style:family="paragraph" style:parent-style-name="Standard">
      <style:paragraph-properties fo:line-height="200%"/>
      <style:text-properties style:font-name="eb garamond" officeooo:rsid="00df7949" officeooo:paragraph-rsid="00df7949"/>
    </style:style>
    <style:style style:name="P385" style:family="paragraph" style:parent-style-name="Standard">
      <style:paragraph-properties fo:line-height="200%"/>
      <style:text-properties style:font-name="eb garamond" officeooo:rsid="00df7949" officeooo:paragraph-rsid="00e2547f"/>
    </style:style>
    <style:style style:name="P386" style:family="paragraph" style:parent-style-name="Standard">
      <style:paragraph-properties fo:line-height="200%"/>
      <style:text-properties style:font-name="eb garamond" officeooo:rsid="00df7949" officeooo:paragraph-rsid="0b2b9bbe"/>
    </style:style>
    <style:style style:name="P387" style:family="paragraph" style:parent-style-name="Standard">
      <style:paragraph-properties fo:line-height="200%"/>
      <style:text-properties style:font-name="eb garamond" officeooo:rsid="00df7949" officeooo:paragraph-rsid="0b2bbe1c"/>
    </style:style>
    <style:style style:name="P388" style:family="paragraph" style:parent-style-name="Standard">
      <style:paragraph-properties fo:line-height="200%"/>
      <style:text-properties style:font-name="eb garamond" officeooo:rsid="010cae47" officeooo:paragraph-rsid="010cae47"/>
    </style:style>
    <style:style style:name="P389" style:family="paragraph" style:parent-style-name="Standard">
      <style:paragraph-properties fo:line-height="200%"/>
      <style:text-properties style:font-name="eb garamond" officeooo:rsid="011302df" officeooo:paragraph-rsid="011302df"/>
    </style:style>
    <style:style style:name="P390" style:family="paragraph" style:parent-style-name="Standard">
      <style:paragraph-properties fo:line-height="200%"/>
      <style:text-properties style:font-name="eb garamond" officeooo:rsid="011daf99" officeooo:paragraph-rsid="011daf99"/>
    </style:style>
    <style:style style:name="P391" style:family="paragraph" style:parent-style-name="Standard">
      <style:paragraph-properties fo:line-height="200%"/>
      <style:text-properties style:font-name="eb garamond" officeooo:rsid="011fa561" officeooo:paragraph-rsid="011fa561"/>
    </style:style>
    <style:style style:name="P392" style:family="paragraph" style:parent-style-name="Standard">
      <style:paragraph-properties fo:line-height="200%"/>
      <style:text-properties style:font-name="eb garamond" officeooo:rsid="0128280a" officeooo:paragraph-rsid="0128280a"/>
    </style:style>
    <style:style style:name="P393" style:family="paragraph" style:parent-style-name="Standard">
      <style:paragraph-properties fo:line-height="200%"/>
      <style:text-properties style:font-name="eb garamond" officeooo:rsid="012e24c4" officeooo:paragraph-rsid="012e24c4"/>
    </style:style>
    <style:style style:name="P394" style:family="paragraph" style:parent-style-name="Standard">
      <style:paragraph-properties fo:line-height="200%"/>
      <style:text-properties style:font-name="eb garamond" officeooo:rsid="01fd77f0" officeooo:paragraph-rsid="01fd77f0"/>
    </style:style>
    <style:style style:name="P395" style:family="paragraph" style:parent-style-name="Standard">
      <style:paragraph-properties fo:line-height="200%"/>
      <style:text-properties style:font-name="eb garamond" officeooo:rsid="021cc1c6" officeooo:paragraph-rsid="021cc1c6"/>
    </style:style>
    <style:style style:name="P396" style:family="paragraph" style:parent-style-name="Standard">
      <style:paragraph-properties fo:line-height="200%"/>
      <style:text-properties style:font-name="eb garamond" officeooo:rsid="02285d6b" officeooo:paragraph-rsid="02285d6b"/>
    </style:style>
    <style:style style:name="P397" style:family="paragraph" style:parent-style-name="Standard">
      <style:paragraph-properties fo:line-height="200%"/>
      <style:text-properties style:font-name="eb garamond" officeooo:rsid="023f5ad1" officeooo:paragraph-rsid="023f5ad1"/>
    </style:style>
    <style:style style:name="P398" style:family="paragraph" style:parent-style-name="Standard">
      <style:paragraph-properties fo:line-height="200%"/>
      <style:text-properties style:font-name="eb garamond" officeooo:rsid="0269a1a3" officeooo:paragraph-rsid="0269a1a3"/>
    </style:style>
    <style:style style:name="P399" style:family="paragraph" style:parent-style-name="Standard">
      <style:paragraph-properties fo:line-height="200%"/>
      <style:text-properties style:font-name="eb garamond" officeooo:rsid="0272f2b1" officeooo:paragraph-rsid="0272f2b1"/>
    </style:style>
    <style:style style:name="P400" style:family="paragraph" style:parent-style-name="Standard">
      <style:paragraph-properties fo:line-height="200%"/>
      <style:text-properties style:font-name="eb garamond" officeooo:rsid="02782484" officeooo:paragraph-rsid="02782484"/>
    </style:style>
    <style:style style:name="P401" style:family="paragraph" style:parent-style-name="Standard">
      <style:paragraph-properties fo:line-height="200%"/>
      <style:text-properties style:font-name="eb garamond" officeooo:rsid="02861b15" officeooo:paragraph-rsid="02861b15"/>
    </style:style>
    <style:style style:name="P402" style:family="paragraph" style:parent-style-name="Standard">
      <style:paragraph-properties fo:line-height="200%"/>
      <style:text-properties style:font-name="eb garamond" officeooo:rsid="02a1e67f" officeooo:paragraph-rsid="02a1e67f"/>
    </style:style>
    <style:style style:name="P403" style:family="paragraph" style:parent-style-name="Standard">
      <style:paragraph-properties fo:line-height="200%"/>
      <style:text-properties style:font-name="eb garamond" officeooo:rsid="02f76d92" officeooo:paragraph-rsid="02f76d92"/>
    </style:style>
    <style:style style:name="P404" style:family="paragraph" style:parent-style-name="Standard">
      <style:paragraph-properties fo:line-height="200%"/>
      <style:text-properties style:font-name="eb garamond" officeooo:rsid="0308b64b" officeooo:paragraph-rsid="0308b64b"/>
    </style:style>
    <style:style style:name="P405" style:family="paragraph" style:parent-style-name="Standard">
      <style:paragraph-properties fo:line-height="200%"/>
      <style:text-properties style:font-name="eb garamond" officeooo:rsid="035cdd47" officeooo:paragraph-rsid="035cdd47"/>
    </style:style>
    <style:style style:name="P406" style:family="paragraph" style:parent-style-name="Standard">
      <style:paragraph-properties fo:line-height="200%"/>
      <style:text-properties style:font-name="eb garamond" officeooo:rsid="036659b2" officeooo:paragraph-rsid="036659b2"/>
    </style:style>
    <style:style style:name="P407" style:family="paragraph" style:parent-style-name="Standard">
      <style:paragraph-properties fo:line-height="200%"/>
      <style:text-properties style:font-name="eb garamond" officeooo:rsid="0367dad3" officeooo:paragraph-rsid="0367dad3"/>
    </style:style>
    <style:style style:name="P408" style:family="paragraph" style:parent-style-name="Standard">
      <style:paragraph-properties fo:line-height="200%"/>
      <style:text-properties style:font-name="eb garamond" officeooo:rsid="0384e691" officeooo:paragraph-rsid="0384e691"/>
    </style:style>
    <style:style style:name="P409" style:family="paragraph" style:parent-style-name="Standard">
      <style:paragraph-properties fo:line-height="200%"/>
      <style:text-properties style:font-name="eb garamond" officeooo:rsid="038b059f" officeooo:paragraph-rsid="0b5251da"/>
    </style:style>
    <style:style style:name="P410" style:family="paragraph" style:parent-style-name="Standard">
      <style:paragraph-properties fo:line-height="200%"/>
      <style:text-properties style:font-name="eb garamond" officeooo:rsid="03afbc81" officeooo:paragraph-rsid="03afbc81"/>
    </style:style>
    <style:style style:name="P411" style:family="paragraph" style:parent-style-name="Standard">
      <style:paragraph-properties fo:line-height="200%"/>
      <style:text-properties style:font-name="eb garamond" officeooo:rsid="03b9a271" officeooo:paragraph-rsid="03b9a271"/>
    </style:style>
    <style:style style:name="P412" style:family="paragraph" style:parent-style-name="Standard">
      <style:paragraph-properties fo:line-height="200%"/>
      <style:text-properties style:font-name="eb garamond" officeooo:rsid="03bdebb5" officeooo:paragraph-rsid="03bdebb5"/>
    </style:style>
    <style:style style:name="P413" style:family="paragraph" style:parent-style-name="Standard">
      <style:paragraph-properties fo:line-height="200%"/>
      <style:text-properties style:font-name="eb garamond" officeooo:rsid="03c2c91d" officeooo:paragraph-rsid="03c7d0d9"/>
    </style:style>
    <style:style style:name="P414" style:family="paragraph" style:parent-style-name="Standard">
      <style:paragraph-properties fo:line-height="200%"/>
      <style:text-properties style:font-name="eb garamond" officeooo:rsid="0b5251da" officeooo:paragraph-rsid="0b5251da"/>
    </style:style>
    <style:style style:name="P415" style:family="paragraph" style:parent-style-name="Standard">
      <style:paragraph-properties fo:line-height="200%"/>
      <style:text-properties style:font-name="eb garamond" officeooo:rsid="03ef6550" officeooo:paragraph-rsid="03ef6550"/>
    </style:style>
    <style:style style:name="P416" style:family="paragraph" style:parent-style-name="Standard">
      <style:paragraph-properties fo:line-height="200%"/>
      <style:text-properties style:font-name="eb garamond" officeooo:rsid="03f1b19e" officeooo:paragraph-rsid="03f1b19e"/>
    </style:style>
    <style:style style:name="P417" style:family="paragraph" style:parent-style-name="Standard">
      <style:paragraph-properties fo:line-height="200%"/>
      <style:text-properties style:font-name="eb garamond" officeooo:rsid="04014e51" officeooo:paragraph-rsid="04014e51"/>
    </style:style>
    <style:style style:name="P418" style:family="paragraph" style:parent-style-name="Standard">
      <style:paragraph-properties fo:line-height="200%"/>
      <style:text-properties style:font-name="eb garamond" officeooo:rsid="0403d9ac" officeooo:paragraph-rsid="0403d9ac"/>
    </style:style>
    <style:style style:name="P419" style:family="paragraph" style:parent-style-name="Standard">
      <style:paragraph-properties fo:line-height="200%"/>
      <style:text-properties style:font-name="eb garamond" officeooo:rsid="0408e91d" officeooo:paragraph-rsid="0408e91d"/>
    </style:style>
    <style:style style:name="P420" style:family="paragraph" style:parent-style-name="Standard">
      <style:paragraph-properties fo:line-height="200%"/>
      <style:text-properties style:font-name="eb garamond" officeooo:rsid="0421b3ec" officeooo:paragraph-rsid="0421b3ec"/>
    </style:style>
    <style:style style:name="P421" style:family="paragraph" style:parent-style-name="Standard">
      <style:paragraph-properties fo:line-height="200%"/>
      <style:text-properties style:font-name="eb garamond" officeooo:rsid="0447d0ac" officeooo:paragraph-rsid="0453af0a"/>
    </style:style>
    <style:style style:name="P422" style:family="paragraph" style:parent-style-name="Standard">
      <style:paragraph-properties fo:line-height="200%"/>
      <style:text-properties style:font-name="eb garamond" officeooo:rsid="0455b6a0" officeooo:paragraph-rsid="04696913"/>
    </style:style>
    <style:style style:name="P423" style:family="paragraph" style:parent-style-name="Standard">
      <style:paragraph-properties fo:line-height="200%"/>
      <style:text-properties style:font-name="eb garamond" officeooo:rsid="04a70a42" officeooo:paragraph-rsid="04a70a42"/>
    </style:style>
    <style:style style:name="P424" style:family="paragraph" style:parent-style-name="Standard">
      <style:paragraph-properties fo:line-height="200%"/>
      <style:text-properties style:font-name="eb garamond" officeooo:rsid="04ac1867" officeooo:paragraph-rsid="04ac1867"/>
    </style:style>
    <style:style style:name="P425" style:family="paragraph" style:parent-style-name="Standard">
      <style:paragraph-properties fo:line-height="200%"/>
      <style:text-properties style:font-name="eb garamond" officeooo:rsid="0507d34d" officeooo:paragraph-rsid="0507d34d"/>
    </style:style>
    <style:style style:name="P426" style:family="paragraph" style:parent-style-name="Standard">
      <style:paragraph-properties fo:line-height="200%"/>
      <style:text-properties style:font-name="eb garamond" officeooo:rsid="0511605a" officeooo:paragraph-rsid="0511605a"/>
    </style:style>
    <style:style style:name="P427" style:family="paragraph" style:parent-style-name="Standard">
      <style:paragraph-properties fo:line-height="200%"/>
      <style:text-properties style:font-name="eb garamond" officeooo:rsid="05232d96" officeooo:paragraph-rsid="05232d96"/>
    </style:style>
    <style:style style:name="P428" style:family="paragraph" style:parent-style-name="Standard">
      <style:paragraph-properties fo:line-height="200%"/>
      <style:text-properties style:font-name="eb garamond" officeooo:rsid="052ebb3f" officeooo:paragraph-rsid="052ebb3f"/>
    </style:style>
    <style:style style:name="P429" style:family="paragraph" style:parent-style-name="Standard">
      <style:paragraph-properties fo:line-height="200%"/>
      <style:text-properties style:font-name="eb garamond" officeooo:rsid="0531bcce" officeooo:paragraph-rsid="053aeaaf"/>
    </style:style>
    <style:style style:name="P430" style:family="paragraph" style:parent-style-name="Standard">
      <style:paragraph-properties fo:line-height="200%"/>
      <style:text-properties style:font-name="eb garamond" officeooo:rsid="054ea547" officeooo:paragraph-rsid="054ea547"/>
    </style:style>
    <style:style style:name="P431" style:family="paragraph" style:parent-style-name="Standard">
      <style:paragraph-properties fo:line-height="200%"/>
      <style:text-properties style:font-name="eb garamond" officeooo:rsid="0557a18b" officeooo:paragraph-rsid="0557a18b"/>
    </style:style>
    <style:style style:name="P432" style:family="paragraph" style:parent-style-name="Standard">
      <style:paragraph-properties fo:line-height="200%"/>
      <style:text-properties style:font-name="eb garamond" officeooo:rsid="058b2998" officeooo:paragraph-rsid="058b2998"/>
    </style:style>
    <style:style style:name="P433" style:family="paragraph" style:parent-style-name="Standard">
      <style:paragraph-properties fo:line-height="200%"/>
      <style:text-properties style:font-name="eb garamond" officeooo:rsid="0597d508" officeooo:paragraph-rsid="0597d508"/>
    </style:style>
    <style:style style:name="P434" style:family="paragraph" style:parent-style-name="Standard">
      <style:paragraph-properties fo:line-height="200%"/>
      <style:text-properties style:font-name="eb garamond" officeooo:rsid="06236d65" officeooo:paragraph-rsid="06236d65"/>
    </style:style>
    <style:style style:name="P435" style:family="paragraph" style:parent-style-name="Standard">
      <style:paragraph-properties fo:line-height="200%"/>
      <style:text-properties style:font-name="eb garamond" officeooo:rsid="06316e1d" officeooo:paragraph-rsid="06316e1d"/>
    </style:style>
    <style:style style:name="P436" style:family="paragraph" style:parent-style-name="Standard">
      <style:paragraph-properties fo:line-height="200%"/>
      <style:text-properties style:font-name="eb garamond" officeooo:rsid="06398e83" officeooo:paragraph-rsid="06398e83"/>
    </style:style>
    <style:style style:name="P437" style:family="paragraph" style:parent-style-name="Standard">
      <style:paragraph-properties fo:line-height="200%"/>
      <style:text-properties style:font-name="eb garamond" officeooo:rsid="0647bf3a" officeooo:paragraph-rsid="0647bf3a"/>
    </style:style>
    <style:style style:name="P438" style:family="paragraph" style:parent-style-name="Standard">
      <style:paragraph-properties fo:line-height="200%"/>
      <style:text-properties style:font-name="eb garamond" officeooo:rsid="0651d583" officeooo:paragraph-rsid="0651d583"/>
    </style:style>
    <style:style style:name="P439" style:family="paragraph" style:parent-style-name="Standard">
      <style:paragraph-properties fo:line-height="200%"/>
      <style:text-properties style:font-name="eb garamond" officeooo:rsid="0651d583" officeooo:paragraph-rsid="0b6455be"/>
    </style:style>
    <style:style style:name="P440" style:family="paragraph" style:parent-style-name="Standard">
      <style:paragraph-properties fo:line-height="200%"/>
      <style:text-properties style:font-name="eb garamond" officeooo:rsid="0659d6d9" officeooo:paragraph-rsid="0659d6d9"/>
    </style:style>
    <style:style style:name="P441" style:family="paragraph" style:parent-style-name="Standard">
      <style:paragraph-properties fo:line-height="200%"/>
      <style:text-properties style:font-name="eb garamond" officeooo:rsid="0666ced2" officeooo:paragraph-rsid="0666ced2"/>
    </style:style>
    <style:style style:name="P442" style:family="paragraph" style:parent-style-name="Standard">
      <style:paragraph-properties fo:line-height="200%"/>
      <style:text-properties style:font-name="eb garamond" officeooo:rsid="06926151" officeooo:paragraph-rsid="06926151"/>
    </style:style>
    <style:style style:name="P443" style:family="paragraph" style:parent-style-name="Standard">
      <style:paragraph-properties fo:line-height="200%"/>
      <style:text-properties style:font-name="eb garamond" officeooo:rsid="06cd1eac" officeooo:paragraph-rsid="06cd1eac"/>
    </style:style>
    <style:style style:name="P444" style:family="paragraph" style:parent-style-name="Standard">
      <style:paragraph-properties fo:line-height="200%"/>
      <style:text-properties style:font-name="eb garamond" officeooo:rsid="06e2e854" officeooo:paragraph-rsid="0732c31a"/>
    </style:style>
    <style:style style:name="P445" style:family="paragraph" style:parent-style-name="Standard">
      <style:paragraph-properties fo:line-height="200%"/>
      <style:text-properties style:font-name="eb garamond" officeooo:rsid="07002f98" officeooo:paragraph-rsid="07039260"/>
    </style:style>
    <style:style style:name="P446" style:family="paragraph" style:parent-style-name="Standard">
      <style:paragraph-properties fo:line-height="200%"/>
      <style:text-properties style:font-name="eb garamond" officeooo:rsid="07713441" officeooo:paragraph-rsid="07713441"/>
    </style:style>
    <style:style style:name="P447" style:family="paragraph" style:parent-style-name="Standard">
      <style:paragraph-properties fo:line-height="200%"/>
      <style:text-properties style:font-name="eb garamond" officeooo:rsid="0780d050" officeooo:paragraph-rsid="0780d050"/>
    </style:style>
    <style:style style:name="P448" style:family="paragraph" style:parent-style-name="Standard">
      <style:paragraph-properties fo:line-height="200%"/>
      <style:text-properties style:font-name="eb garamond" officeooo:rsid="07943961" officeooo:paragraph-rsid="07943961"/>
    </style:style>
    <style:style style:name="P449" style:family="paragraph" style:parent-style-name="Standard">
      <style:paragraph-properties fo:line-height="200%"/>
      <style:text-properties style:font-name="eb garamond" officeooo:rsid="07a27eb8" officeooo:paragraph-rsid="07aa2172"/>
    </style:style>
    <style:style style:name="P450" style:family="paragraph" style:parent-style-name="Standard">
      <style:paragraph-properties fo:line-height="200%"/>
      <style:text-properties style:font-name="eb garamond" officeooo:rsid="07aac848" officeooo:paragraph-rsid="07aac848"/>
    </style:style>
    <style:style style:name="P451" style:family="paragraph" style:parent-style-name="Standard">
      <style:paragraph-properties fo:line-height="200%"/>
      <style:text-properties style:font-name="eb garamond" officeooo:rsid="07e9fe54" officeooo:paragraph-rsid="07e9fe54"/>
    </style:style>
    <style:style style:name="P452" style:family="paragraph" style:parent-style-name="Standard">
      <style:paragraph-properties fo:line-height="200%"/>
      <style:text-properties style:font-name="eb garamond" officeooo:rsid="07f35bfd" officeooo:paragraph-rsid="07f35bfd"/>
    </style:style>
    <style:style style:name="P453" style:family="paragraph" style:parent-style-name="Standard">
      <style:paragraph-properties fo:line-height="200%"/>
      <style:text-properties style:font-name="eb garamond" officeooo:rsid="081670ab" officeooo:paragraph-rsid="08297f24"/>
    </style:style>
    <style:style style:name="P454" style:family="paragraph" style:parent-style-name="Standard">
      <style:paragraph-properties fo:line-height="200%"/>
      <style:text-properties style:font-name="eb garamond" officeooo:rsid="08297f24" officeooo:paragraph-rsid="08297f24"/>
    </style:style>
    <style:style style:name="P455" style:family="paragraph" style:parent-style-name="Standard">
      <style:paragraph-properties fo:line-height="200%"/>
      <style:text-properties style:font-name="eb garamond" officeooo:rsid="082ee256" officeooo:paragraph-rsid="082ee256"/>
    </style:style>
    <style:style style:name="P456" style:family="paragraph" style:parent-style-name="Standard">
      <style:paragraph-properties fo:line-height="200%"/>
      <style:text-properties style:font-name="eb garamond" officeooo:rsid="08428d85" officeooo:paragraph-rsid="0851bff2"/>
    </style:style>
    <style:style style:name="P457" style:family="paragraph" style:parent-style-name="Standard">
      <style:paragraph-properties fo:line-height="200%"/>
      <style:text-properties style:font-name="eb garamond" officeooo:rsid="0851bff2" officeooo:paragraph-rsid="0851bff2"/>
    </style:style>
    <style:style style:name="P458" style:family="paragraph" style:parent-style-name="Standard">
      <style:paragraph-properties fo:line-height="200%"/>
      <style:text-properties style:font-name="eb garamond" officeooo:rsid="085b44e5" officeooo:paragraph-rsid="085b44e5"/>
    </style:style>
    <style:style style:name="P459" style:family="paragraph" style:parent-style-name="Standard">
      <style:paragraph-properties fo:line-height="200%"/>
      <style:text-properties style:font-name="eb garamond" officeooo:rsid="08682fce" officeooo:paragraph-rsid="08682fce"/>
    </style:style>
    <style:style style:name="P460" style:family="paragraph" style:parent-style-name="Standard">
      <style:paragraph-properties fo:line-height="200%"/>
      <style:text-properties style:font-name="eb garamond" officeooo:rsid="0891e731" officeooo:paragraph-rsid="0891e731"/>
    </style:style>
    <style:style style:name="P461" style:family="paragraph" style:parent-style-name="Standard">
      <style:paragraph-properties fo:line-height="200%"/>
      <style:text-properties style:font-name="eb garamond" officeooo:rsid="08c1cbaf" officeooo:paragraph-rsid="08c1cbaf"/>
    </style:style>
    <style:style style:name="P462" style:family="paragraph" style:parent-style-name="Standard">
      <style:paragraph-properties fo:line-height="200%"/>
      <style:text-properties style:font-name="eb garamond" officeooo:rsid="08cfa712" officeooo:paragraph-rsid="08cfa712"/>
    </style:style>
    <style:style style:name="P463" style:family="paragraph" style:parent-style-name="Standard">
      <style:paragraph-properties fo:line-height="200%"/>
      <style:text-properties style:font-name="eb garamond" officeooo:rsid="08d9c681" officeooo:paragraph-rsid="08d9c681"/>
    </style:style>
    <style:style style:name="P464" style:family="paragraph" style:parent-style-name="Standard">
      <style:paragraph-properties fo:line-height="200%"/>
      <style:text-properties style:font-name="eb garamond" officeooo:rsid="08ef83d7" officeooo:paragraph-rsid="08ef83d7"/>
    </style:style>
    <style:style style:name="P465" style:family="paragraph" style:parent-style-name="Standard">
      <style:paragraph-properties fo:line-height="200%"/>
      <style:text-properties style:font-name="eb garamond" officeooo:rsid="08f67fe8" officeooo:paragraph-rsid="08f67fe8"/>
    </style:style>
    <style:style style:name="P466" style:family="paragraph" style:parent-style-name="Standard">
      <style:paragraph-properties fo:line-height="200%"/>
      <style:text-properties style:font-name="eb garamond" officeooo:rsid="0906261f" officeooo:paragraph-rsid="0b95aa0e"/>
    </style:style>
    <style:style style:name="P467" style:family="paragraph" style:parent-style-name="Standard">
      <style:paragraph-properties fo:line-height="200%"/>
      <style:text-properties style:font-name="eb garamond" officeooo:rsid="0916a5a3" officeooo:paragraph-rsid="0916a5a3"/>
    </style:style>
    <style:style style:name="P468" style:family="paragraph" style:parent-style-name="Standard">
      <style:paragraph-properties fo:line-height="200%"/>
      <style:text-properties style:font-name="eb garamond" officeooo:rsid="09256816" officeooo:paragraph-rsid="09256816"/>
    </style:style>
    <style:style style:name="P469" style:family="paragraph" style:parent-style-name="Standard">
      <style:paragraph-properties fo:line-height="200%"/>
      <style:text-properties style:font-name="eb garamond" officeooo:rsid="092d67c0" officeooo:paragraph-rsid="09370f5a"/>
    </style:style>
    <style:style style:name="P470" style:family="paragraph" style:parent-style-name="Standard">
      <style:paragraph-properties fo:line-height="200%"/>
      <style:text-properties style:font-name="eb garamond" officeooo:rsid="0938e79e" officeooo:paragraph-rsid="0938e79e"/>
    </style:style>
    <style:style style:name="P471" style:family="paragraph" style:parent-style-name="Standard">
      <style:paragraph-properties fo:line-height="200%"/>
      <style:text-properties style:font-name="eb garamond" officeooo:rsid="097c6667" officeooo:paragraph-rsid="097c6667"/>
    </style:style>
    <style:style style:name="P472" style:family="paragraph" style:parent-style-name="Standard">
      <style:paragraph-properties fo:line-height="200%"/>
      <style:text-properties style:font-name="eb garamond" officeooo:rsid="098d09e5" officeooo:paragraph-rsid="098d09e5"/>
    </style:style>
    <style:style style:name="P473" style:family="paragraph" style:parent-style-name="Standard">
      <style:paragraph-properties fo:line-height="200%"/>
      <style:text-properties style:font-name="eb garamond" officeooo:rsid="099dbfec" officeooo:paragraph-rsid="099dbfec"/>
    </style:style>
    <style:style style:name="P474" style:family="paragraph" style:parent-style-name="Standard">
      <style:paragraph-properties fo:line-height="200%"/>
      <style:text-properties style:font-name="eb garamond" officeooo:rsid="09b98789" officeooo:paragraph-rsid="09b98789"/>
    </style:style>
    <style:style style:name="P475" style:family="paragraph" style:parent-style-name="Standard">
      <style:paragraph-properties fo:line-height="200%"/>
      <style:text-properties style:font-name="eb garamond" officeooo:rsid="09c798df" officeooo:paragraph-rsid="09c798df"/>
    </style:style>
    <style:style style:name="P476" style:family="paragraph" style:parent-style-name="Standard">
      <style:paragraph-properties fo:line-height="200%"/>
      <style:text-properties style:font-name="eb garamond" officeooo:rsid="09d529c6" officeooo:paragraph-rsid="09d529c6"/>
    </style:style>
    <style:style style:name="P477" style:family="paragraph" style:parent-style-name="Standard">
      <style:paragraph-properties fo:line-height="200%"/>
      <style:text-properties style:font-name="eb garamond" officeooo:rsid="09ebe1b5" officeooo:paragraph-rsid="0bb3af25"/>
    </style:style>
    <style:style style:name="P478" style:family="paragraph" style:parent-style-name="Standard">
      <style:paragraph-properties fo:line-height="200%"/>
      <style:text-properties style:font-name="eb garamond" officeooo:rsid="09ebe1b5" officeooo:paragraph-rsid="09ebe1b5"/>
    </style:style>
    <style:style style:name="P479" style:family="paragraph" style:parent-style-name="Standard">
      <style:paragraph-properties fo:line-height="200%"/>
      <style:text-properties style:font-name="eb garamond" officeooo:rsid="09f5e7b6" officeooo:paragraph-rsid="09f5e7b6"/>
    </style:style>
    <style:style style:name="P480" style:family="paragraph" style:parent-style-name="Standard">
      <style:paragraph-properties fo:line-height="200%"/>
      <style:text-properties style:font-name="eb garamond" officeooo:rsid="09fa86a9" officeooo:paragraph-rsid="09fa86a9"/>
    </style:style>
    <style:style style:name="P481" style:family="paragraph" style:parent-style-name="Standard">
      <style:paragraph-properties fo:line-height="200%"/>
      <style:text-properties style:font-name="eb garamond" officeooo:rsid="09fece9e" officeooo:paragraph-rsid="09fece9e"/>
    </style:style>
    <style:style style:name="P482" style:family="paragraph" style:parent-style-name="Standard">
      <style:paragraph-properties fo:line-height="200%"/>
      <style:text-properties style:font-name="eb garamond" officeooo:rsid="0a0495a8" officeooo:paragraph-rsid="0a0495a8"/>
    </style:style>
    <style:style style:name="P483" style:family="paragraph" style:parent-style-name="Standard">
      <style:paragraph-properties fo:line-height="200%"/>
      <style:text-properties style:font-name="eb garamond" officeooo:rsid="0a0a4a1e" officeooo:paragraph-rsid="0a0a4a1e"/>
    </style:style>
    <style:style style:name="P484" style:family="paragraph" style:parent-style-name="Standard">
      <style:paragraph-properties fo:line-height="200%"/>
      <style:text-properties style:font-name="eb garamond" officeooo:rsid="0a15782f" officeooo:paragraph-rsid="0a15782f"/>
    </style:style>
    <style:style style:name="P485" style:family="paragraph" style:parent-style-name="Standard">
      <style:paragraph-properties fo:line-height="200%"/>
      <style:text-properties style:font-name="eb garamond" officeooo:rsid="0a1ce2c0" officeooo:paragraph-rsid="0a1ce2c0"/>
    </style:style>
    <style:style style:name="P486" style:family="paragraph" style:parent-style-name="Standard">
      <style:paragraph-properties fo:line-height="200%"/>
      <style:text-properties style:font-name="eb garamond" officeooo:rsid="0a3066c7" officeooo:paragraph-rsid="0a3066c7"/>
    </style:style>
    <style:style style:name="P487" style:family="paragraph" style:parent-style-name="Standard">
      <style:paragraph-properties fo:line-height="200%"/>
      <style:text-properties style:font-name="eb garamond" officeooo:rsid="0a373be9" officeooo:paragraph-rsid="0a373be9"/>
    </style:style>
    <style:style style:name="P488" style:family="paragraph" style:parent-style-name="Standard">
      <style:paragraph-properties fo:line-height="200%"/>
      <style:text-properties style:font-name="eb garamond" officeooo:rsid="0a3e0a24" officeooo:paragraph-rsid="0a3e0a24"/>
    </style:style>
    <style:style style:name="P489" style:family="paragraph" style:parent-style-name="Standard">
      <style:paragraph-properties fo:line-height="200%"/>
      <style:text-properties style:font-name="eb garamond" officeooo:rsid="0a5bc8fd" officeooo:paragraph-rsid="0a5bc8fd"/>
    </style:style>
    <style:style style:name="P490" style:family="paragraph" style:parent-style-name="Standard">
      <style:paragraph-properties fo:line-height="200%"/>
      <style:text-properties style:font-name="eb garamond" officeooo:rsid="0a5bc8fd" officeooo:paragraph-rsid="0a653990"/>
    </style:style>
    <style:style style:name="P491" style:family="paragraph" style:parent-style-name="Standard">
      <style:paragraph-properties fo:line-height="200%"/>
      <style:text-properties style:font-name="eb garamond" officeooo:rsid="0a6916a8" officeooo:paragraph-rsid="0a6916a8"/>
    </style:style>
    <style:style style:name="P492" style:family="paragraph" style:parent-style-name="Standard">
      <style:paragraph-properties fo:line-height="200%"/>
      <style:text-properties style:font-name="eb garamond" officeooo:rsid="0a784269" officeooo:paragraph-rsid="0a784269"/>
    </style:style>
    <style:style style:name="P493" style:family="paragraph" style:parent-style-name="Standard">
      <style:paragraph-properties fo:line-height="200%"/>
      <style:text-properties style:font-name="eb garamond" officeooo:rsid="0a7befd8" officeooo:paragraph-rsid="0a7befd8"/>
    </style:style>
    <style:style style:name="P494" style:family="paragraph" style:parent-style-name="Standard">
      <style:paragraph-properties fo:line-height="200%"/>
      <style:text-properties style:font-name="eb garamond" officeooo:rsid="0a8335b4" officeooo:paragraph-rsid="0a8335b4"/>
    </style:style>
    <style:style style:name="P495" style:family="paragraph" style:parent-style-name="Standard">
      <style:paragraph-properties fo:line-height="200%"/>
      <style:text-properties style:font-name="eb garamond" officeooo:rsid="0a890dfb" officeooo:paragraph-rsid="0a890dfb"/>
    </style:style>
    <style:style style:name="P496" style:family="paragraph" style:parent-style-name="Standard">
      <style:paragraph-properties fo:line-height="200%"/>
      <style:text-properties style:font-name="eb garamond" officeooo:rsid="0a9a479c" officeooo:paragraph-rsid="0a9a479c"/>
    </style:style>
    <style:style style:name="P497" style:family="paragraph" style:parent-style-name="Standard">
      <style:paragraph-properties fo:line-height="200%"/>
      <style:text-properties style:font-name="eb garamond" officeooo:paragraph-rsid="0abfe980"/>
    </style:style>
    <style:style style:name="P498" style:family="paragraph" style:parent-style-name="Standard">
      <style:paragraph-properties fo:line-height="200%"/>
      <style:text-properties style:font-name="eb garamond" officeooo:paragraph-rsid="0b0716f0"/>
    </style:style>
    <style:style style:name="P499" style:family="paragraph" style:parent-style-name="Standard">
      <style:paragraph-properties fo:line-height="200%"/>
      <style:text-properties style:font-name="eb garamond" officeooo:paragraph-rsid="0be755de"/>
    </style:style>
    <style:style style:name="P500" style:family="paragraph" style:parent-style-name="Standard">
      <style:paragraph-properties fo:line-height="200%"/>
      <style:text-properties style:font-name="eb garamond" officeooo:paragraph-rsid="0008651b"/>
    </style:style>
    <style:style style:name="P501" style:family="paragraph" style:parent-style-name="Standard">
      <style:paragraph-properties fo:line-height="200%"/>
      <style:text-properties style:font-name="eb garamond" officeooo:paragraph-rsid="0021658a"/>
    </style:style>
    <style:style style:name="P502" style:family="paragraph" style:parent-style-name="Standard">
      <style:paragraph-properties fo:line-height="200%"/>
      <style:text-properties style:font-name="eb garamond" officeooo:paragraph-rsid="0034387b"/>
    </style:style>
    <style:style style:name="P503" style:family="paragraph" style:parent-style-name="Standard">
      <style:paragraph-properties fo:line-height="200%"/>
      <style:text-properties style:font-name="eb garamond" officeooo:paragraph-rsid="004eff58"/>
    </style:style>
    <style:style style:name="P504" style:family="paragraph" style:parent-style-name="Standard">
      <style:paragraph-properties fo:line-height="200%"/>
      <style:text-properties style:font-name="eb garamond" officeooo:paragraph-rsid="00667355"/>
    </style:style>
    <style:style style:name="P505" style:family="paragraph" style:parent-style-name="Standard">
      <style:paragraph-properties fo:line-height="200%"/>
      <style:text-properties style:font-name="eb garamond" officeooo:paragraph-rsid="006d8516"/>
    </style:style>
    <style:style style:name="P506" style:family="paragraph" style:parent-style-name="Standard">
      <style:paragraph-properties fo:line-height="200%"/>
      <style:text-properties style:font-name="eb garamond" officeooo:paragraph-rsid="0081374f"/>
    </style:style>
    <style:style style:name="P507" style:family="paragraph" style:parent-style-name="Standard">
      <style:paragraph-properties fo:line-height="200%"/>
      <style:text-properties style:font-name="eb garamond" officeooo:paragraph-rsid="0088ce7a"/>
    </style:style>
    <style:style style:name="P508" style:family="paragraph" style:parent-style-name="Standard">
      <style:paragraph-properties fo:line-height="200%"/>
      <style:text-properties style:font-name="eb garamond" officeooo:paragraph-rsid="00ddb9f2"/>
    </style:style>
    <style:style style:name="P509" style:family="paragraph" style:parent-style-name="Standard">
      <style:paragraph-properties fo:line-height="200%"/>
      <style:text-properties style:font-name="eb garamond" officeooo:paragraph-rsid="0098b697"/>
    </style:style>
    <style:style style:name="P510" style:family="paragraph" style:parent-style-name="Standard">
      <style:paragraph-properties fo:line-height="200%"/>
      <style:text-properties style:font-name="eb garamond" officeooo:paragraph-rsid="00ac093e"/>
    </style:style>
    <style:style style:name="P511" style:family="paragraph" style:parent-style-name="Standard">
      <style:paragraph-properties fo:line-height="200%"/>
      <style:text-properties style:font-name="eb garamond" officeooo:paragraph-rsid="00b2665d"/>
    </style:style>
    <style:style style:name="P512" style:family="paragraph" style:parent-style-name="Standard">
      <style:paragraph-properties fo:line-height="200%"/>
      <style:text-properties style:font-name="eb garamond" officeooo:paragraph-rsid="00b58468"/>
    </style:style>
    <style:style style:name="P513" style:family="paragraph" style:parent-style-name="Standard">
      <style:paragraph-properties fo:line-height="200%"/>
      <style:text-properties style:font-name="eb garamond" officeooo:paragraph-rsid="00c9cdea"/>
    </style:style>
    <style:style style:name="P514" style:family="paragraph" style:parent-style-name="Standard">
      <style:paragraph-properties fo:line-height="200%"/>
      <style:text-properties style:font-name="eb garamond" officeooo:paragraph-rsid="00d062f7"/>
    </style:style>
    <style:style style:name="P515" style:family="paragraph" style:parent-style-name="Standard">
      <style:paragraph-properties fo:line-height="200%"/>
      <style:text-properties style:font-name="eb garamond" officeooo:paragraph-rsid="00df7949"/>
    </style:style>
    <style:style style:name="P516" style:family="paragraph" style:parent-style-name="Standard">
      <style:paragraph-properties fo:line-height="200%"/>
      <style:text-properties style:font-name="eb garamond" officeooo:paragraph-rsid="00e2547f"/>
    </style:style>
    <style:style style:name="P517" style:family="paragraph" style:parent-style-name="Standard">
      <style:paragraph-properties fo:line-height="200%"/>
      <style:text-properties style:font-name="eb garamond" officeooo:paragraph-rsid="014faa63"/>
    </style:style>
    <style:style style:name="P518" style:family="paragraph" style:parent-style-name="Standard">
      <style:paragraph-properties fo:line-height="200%"/>
      <style:text-properties style:font-name="eb garamond" officeooo:paragraph-rsid="015e143a"/>
    </style:style>
    <style:style style:name="P519" style:family="paragraph" style:parent-style-name="Standard">
      <style:paragraph-properties fo:line-height="200%"/>
      <style:text-properties style:font-name="eb garamond" officeooo:paragraph-rsid="017656c9"/>
    </style:style>
    <style:style style:name="P520" style:family="paragraph" style:parent-style-name="Standard">
      <style:paragraph-properties fo:line-height="200%"/>
      <style:text-properties style:font-name="eb garamond" officeooo:paragraph-rsid="017992f5"/>
    </style:style>
    <style:style style:name="P521" style:family="paragraph" style:parent-style-name="Standard">
      <style:paragraph-properties fo:line-height="200%"/>
      <style:text-properties style:font-name="eb garamond" officeooo:paragraph-rsid="0193235d"/>
    </style:style>
    <style:style style:name="P522" style:family="paragraph" style:parent-style-name="Standard">
      <style:paragraph-properties fo:line-height="200%"/>
      <style:text-properties style:font-name="eb garamond" officeooo:paragraph-rsid="01a69bc3"/>
    </style:style>
    <style:style style:name="P523" style:family="paragraph" style:parent-style-name="Standard">
      <style:paragraph-properties fo:line-height="200%"/>
      <style:text-properties style:font-name="eb garamond" officeooo:paragraph-rsid="01be7970"/>
    </style:style>
    <style:style style:name="P524" style:family="paragraph" style:parent-style-name="Standard">
      <style:paragraph-properties fo:line-height="200%"/>
      <style:text-properties style:font-name="eb garamond" officeooo:paragraph-rsid="01db144c"/>
    </style:style>
    <style:style style:name="P525" style:family="paragraph" style:parent-style-name="Standard">
      <style:paragraph-properties fo:line-height="200%"/>
      <style:text-properties style:font-name="eb garamond" officeooo:paragraph-rsid="01f0112f"/>
    </style:style>
    <style:style style:name="P526" style:family="paragraph" style:parent-style-name="Standard">
      <style:paragraph-properties fo:line-height="200%"/>
      <style:text-properties style:font-name="eb garamond" officeooo:paragraph-rsid="02111ee8"/>
    </style:style>
    <style:style style:name="P527" style:family="paragraph" style:parent-style-name="Standard">
      <style:paragraph-properties fo:line-height="200%"/>
      <style:text-properties style:font-name="eb garamond" officeooo:paragraph-rsid="0235389d"/>
    </style:style>
    <style:style style:name="P528" style:family="paragraph" style:parent-style-name="Standard">
      <style:paragraph-properties fo:line-height="200%"/>
      <style:text-properties style:font-name="eb garamond" officeooo:paragraph-rsid="0261f8e2"/>
    </style:style>
    <style:style style:name="P529" style:family="paragraph" style:parent-style-name="Standard">
      <style:paragraph-properties fo:line-height="200%"/>
      <style:text-properties style:font-name="eb garamond" officeooo:paragraph-rsid="0b40617d"/>
    </style:style>
    <style:style style:name="P530" style:family="paragraph" style:parent-style-name="Standard">
      <style:paragraph-properties fo:line-height="200%"/>
      <style:text-properties style:font-name="eb garamond" officeooo:paragraph-rsid="029a10b6"/>
    </style:style>
    <style:style style:name="P531" style:family="paragraph" style:parent-style-name="Standard">
      <style:paragraph-properties fo:line-height="200%"/>
      <style:text-properties style:font-name="eb garamond" officeooo:paragraph-rsid="02a4f5a9"/>
    </style:style>
    <style:style style:name="P532" style:family="paragraph" style:parent-style-name="Standard">
      <style:paragraph-properties fo:line-height="200%"/>
      <style:text-properties style:font-name="eb garamond" officeooo:paragraph-rsid="02c2da3c"/>
    </style:style>
    <style:style style:name="P533" style:family="paragraph" style:parent-style-name="Standard">
      <style:paragraph-properties fo:line-height="200%"/>
      <style:text-properties style:font-name="eb garamond" officeooo:paragraph-rsid="02ded804"/>
    </style:style>
    <style:style style:name="P534" style:family="paragraph" style:parent-style-name="Standard">
      <style:paragraph-properties fo:line-height="200%"/>
      <style:text-properties style:font-name="eb garamond" officeooo:paragraph-rsid="02e11acd"/>
    </style:style>
    <style:style style:name="P535" style:family="paragraph" style:parent-style-name="Standard">
      <style:paragraph-properties fo:line-height="200%"/>
      <style:text-properties style:font-name="eb garamond" officeooo:paragraph-rsid="02f9a4d8"/>
    </style:style>
    <style:style style:name="P536" style:family="paragraph" style:parent-style-name="Standard">
      <style:paragraph-properties fo:line-height="200%"/>
      <style:text-properties style:font-name="eb garamond" officeooo:paragraph-rsid="033dcc4f"/>
    </style:style>
    <style:style style:name="P537" style:family="paragraph" style:parent-style-name="Standard">
      <style:paragraph-properties fo:line-height="200%"/>
      <style:text-properties style:font-name="eb garamond" officeooo:paragraph-rsid="034925f8"/>
    </style:style>
    <style:style style:name="P538" style:family="paragraph" style:parent-style-name="Standard">
      <style:paragraph-properties fo:line-height="200%"/>
      <style:text-properties style:font-name="eb garamond" officeooo:paragraph-rsid="037f91e4"/>
    </style:style>
    <style:style style:name="P539" style:family="paragraph" style:parent-style-name="Standard">
      <style:paragraph-properties fo:line-height="200%"/>
      <style:text-properties style:font-name="eb garamond" officeooo:paragraph-rsid="035ea4d4"/>
    </style:style>
    <style:style style:name="P540" style:family="paragraph" style:parent-style-name="Standard">
      <style:paragraph-properties fo:line-height="200%"/>
      <style:text-properties style:font-name="eb garamond" officeooo:paragraph-rsid="0372db6e"/>
    </style:style>
    <style:style style:name="P541" style:family="paragraph" style:parent-style-name="Standard">
      <style:paragraph-properties fo:line-height="200%"/>
      <style:text-properties style:font-name="eb garamond" officeooo:paragraph-rsid="03d49840"/>
    </style:style>
    <style:style style:name="P542" style:family="paragraph" style:parent-style-name="Standard">
      <style:paragraph-properties fo:line-height="200%"/>
      <style:text-properties style:font-name="eb garamond" officeooo:paragraph-rsid="03dcb7d1"/>
    </style:style>
    <style:style style:name="P543" style:family="paragraph" style:parent-style-name="Standard">
      <style:paragraph-properties fo:line-height="200%"/>
      <style:text-properties style:font-name="eb garamond" officeooo:paragraph-rsid="0419a840"/>
    </style:style>
    <style:style style:name="P544" style:family="paragraph" style:parent-style-name="Standard">
      <style:paragraph-properties fo:line-height="200%"/>
      <style:text-properties style:font-name="eb garamond" officeooo:paragraph-rsid="042a5385"/>
    </style:style>
    <style:style style:name="P545" style:family="paragraph" style:parent-style-name="Standard">
      <style:paragraph-properties fo:line-height="200%"/>
      <style:text-properties style:font-name="eb garamond" officeooo:paragraph-rsid="046da9c8"/>
    </style:style>
    <style:style style:name="P546" style:family="paragraph" style:parent-style-name="Standard">
      <style:paragraph-properties fo:line-height="200%"/>
      <style:text-properties style:font-name="eb garamond" officeooo:paragraph-rsid="045f78f0"/>
    </style:style>
    <style:style style:name="P547" style:family="paragraph" style:parent-style-name="Standard">
      <style:paragraph-properties fo:line-height="200%"/>
      <style:text-properties style:font-name="eb garamond" officeooo:paragraph-rsid="047d6292"/>
    </style:style>
    <style:style style:name="P548" style:family="paragraph" style:parent-style-name="Standard">
      <style:paragraph-properties fo:line-height="200%"/>
      <style:text-properties style:font-name="eb garamond" officeooo:paragraph-rsid="04ea8215"/>
    </style:style>
    <style:style style:name="P549" style:family="paragraph" style:parent-style-name="Standard">
      <style:paragraph-properties fo:line-height="200%"/>
      <style:text-properties style:font-name="eb garamond" officeooo:paragraph-rsid="04c5cdf1"/>
    </style:style>
    <style:style style:name="P550" style:family="paragraph" style:parent-style-name="Standard">
      <style:paragraph-properties fo:line-height="200%"/>
      <style:text-properties style:font-name="eb garamond" officeooo:paragraph-rsid="04dd81b3"/>
    </style:style>
    <style:style style:name="P551" style:family="paragraph" style:parent-style-name="Standard">
      <style:paragraph-properties fo:line-height="200%"/>
      <style:text-properties style:font-name="eb garamond" officeooo:paragraph-rsid="04fce0bf"/>
    </style:style>
    <style:style style:name="P552" style:family="paragraph" style:parent-style-name="Standard">
      <style:paragraph-properties fo:line-height="200%"/>
      <style:text-properties style:font-name="eb garamond" officeooo:paragraph-rsid="054d4448"/>
    </style:style>
    <style:style style:name="P553" style:family="paragraph" style:parent-style-name="Standard">
      <style:paragraph-properties fo:line-height="200%"/>
      <style:text-properties style:font-name="eb garamond" officeooo:paragraph-rsid="056e9d23"/>
    </style:style>
    <style:style style:name="P554" style:family="paragraph" style:parent-style-name="Standard">
      <style:paragraph-properties fo:line-height="200%"/>
      <style:text-properties style:font-name="eb garamond" officeooo:paragraph-rsid="05ae3f79"/>
    </style:style>
    <style:style style:name="P555" style:family="paragraph" style:parent-style-name="Standard">
      <style:paragraph-properties fo:line-height="200%"/>
      <style:text-properties style:font-name="eb garamond" officeooo:paragraph-rsid="05c59634"/>
    </style:style>
    <style:style style:name="P556" style:family="paragraph" style:parent-style-name="Standard">
      <style:paragraph-properties fo:line-height="200%"/>
      <style:text-properties style:font-name="eb garamond" officeooo:paragraph-rsid="05d2afdd"/>
    </style:style>
    <style:style style:name="P557" style:family="paragraph" style:parent-style-name="Standard">
      <style:paragraph-properties fo:line-height="200%"/>
      <style:text-properties style:font-name="eb garamond" officeooo:paragraph-rsid="05ee8717"/>
    </style:style>
    <style:style style:name="P558" style:family="paragraph" style:parent-style-name="Standard">
      <style:paragraph-properties fo:line-height="200%"/>
      <style:text-properties style:font-name="eb garamond" officeooo:paragraph-rsid="060164da"/>
    </style:style>
    <style:style style:name="P559" style:family="paragraph" style:parent-style-name="Standard">
      <style:paragraph-properties fo:line-height="200%"/>
      <style:text-properties style:font-name="eb garamond" officeooo:paragraph-rsid="0659d6d9"/>
    </style:style>
    <style:style style:name="P560" style:family="paragraph" style:parent-style-name="Standard">
      <style:paragraph-properties fo:line-height="200%"/>
      <style:text-properties style:font-name="eb garamond" officeooo:paragraph-rsid="0666ced2"/>
    </style:style>
    <style:style style:name="P561" style:family="paragraph" style:parent-style-name="Standard">
      <style:paragraph-properties fo:line-height="200%"/>
      <style:text-properties style:font-name="eb garamond" officeooo:paragraph-rsid="06766d81"/>
    </style:style>
    <style:style style:name="P562" style:family="paragraph" style:parent-style-name="Standard">
      <style:paragraph-properties fo:line-height="200%"/>
      <style:text-properties style:font-name="eb garamond" officeooo:paragraph-rsid="067c5db3"/>
    </style:style>
    <style:style style:name="P563" style:family="paragraph" style:parent-style-name="Standard">
      <style:paragraph-properties fo:line-height="200%"/>
      <style:text-properties style:font-name="eb garamond" officeooo:paragraph-rsid="0684dfcf"/>
    </style:style>
    <style:style style:name="P564" style:family="paragraph" style:parent-style-name="Standard">
      <style:paragraph-properties fo:line-height="200%"/>
      <style:text-properties style:font-name="eb garamond" officeooo:paragraph-rsid="06aa4542"/>
    </style:style>
    <style:style style:name="P565" style:family="paragraph" style:parent-style-name="Standard">
      <style:paragraph-properties fo:line-height="200%"/>
      <style:text-properties style:font-name="eb garamond" officeooo:paragraph-rsid="06cccf85"/>
    </style:style>
    <style:style style:name="P566" style:family="paragraph" style:parent-style-name="Standard">
      <style:paragraph-properties fo:line-height="200%"/>
      <style:text-properties style:font-name="eb garamond" officeooo:paragraph-rsid="06d34cd6"/>
    </style:style>
    <style:style style:name="P567" style:family="paragraph" style:parent-style-name="Standard">
      <style:paragraph-properties fo:line-height="200%"/>
      <style:text-properties style:font-name="eb garamond" officeooo:paragraph-rsid="06ffc69d"/>
    </style:style>
    <style:style style:name="P568" style:family="paragraph" style:parent-style-name="Standard">
      <style:paragraph-properties fo:line-height="200%"/>
      <style:text-properties style:font-name="eb garamond" officeooo:paragraph-rsid="07098ed1"/>
    </style:style>
    <style:style style:name="P569" style:family="paragraph" style:parent-style-name="Standard">
      <style:paragraph-properties fo:line-height="200%"/>
      <style:text-properties style:font-name="eb garamond" officeooo:paragraph-rsid="071e94a1"/>
    </style:style>
    <style:style style:name="P570" style:family="paragraph" style:parent-style-name="Standard">
      <style:paragraph-properties fo:line-height="200%"/>
      <style:text-properties style:font-name="eb garamond" officeooo:paragraph-rsid="073d472d"/>
    </style:style>
    <style:style style:name="P571" style:family="paragraph" style:parent-style-name="Standard">
      <style:paragraph-properties fo:line-height="200%"/>
      <style:text-properties style:font-name="eb garamond" officeooo:paragraph-rsid="0750507b"/>
    </style:style>
    <style:style style:name="P572" style:family="paragraph" style:parent-style-name="Standard">
      <style:paragraph-properties fo:line-height="200%"/>
      <style:text-properties style:font-name="eb garamond" officeooo:paragraph-rsid="075de3e3"/>
    </style:style>
    <style:style style:name="P573" style:family="paragraph" style:parent-style-name="Standard">
      <style:paragraph-properties fo:line-height="200%"/>
      <style:text-properties style:font-name="eb garamond" officeooo:paragraph-rsid="0ac046bc"/>
    </style:style>
    <style:style style:name="P574" style:family="paragraph" style:parent-style-name="Standard">
      <style:paragraph-properties fo:line-height="200%"/>
      <style:text-properties style:font-name="eb garamond" officeooo:paragraph-rsid="0aca76af"/>
    </style:style>
    <style:style style:name="P575" style:family="paragraph" style:parent-style-name="Standard">
      <style:paragraph-properties fo:line-height="200%"/>
      <style:text-properties style:font-name="eb garamond" officeooo:paragraph-rsid="0ae9e2ad"/>
    </style:style>
    <style:style style:name="P576" style:family="paragraph" style:parent-style-name="Standard">
      <style:paragraph-properties fo:line-height="200%"/>
      <style:text-properties style:font-name="eb garamond" officeooo:paragraph-rsid="0b6c5696"/>
    </style:style>
    <style:style style:name="P577" style:family="paragraph" style:parent-style-name="Standard">
      <style:paragraph-properties fo:line-height="200%"/>
      <style:text-properties style:font-name="eb garamond" officeooo:paragraph-rsid="078e9300"/>
    </style:style>
    <style:style style:name="P578" style:family="paragraph" style:parent-style-name="Standard">
      <style:paragraph-properties fo:line-height="200%"/>
      <style:text-properties style:font-name="eb garamond" officeooo:paragraph-rsid="07d4177c"/>
    </style:style>
    <style:style style:name="P579" style:family="paragraph" style:parent-style-name="Standard">
      <style:paragraph-properties fo:line-height="200%"/>
      <style:text-properties style:font-name="eb garamond" officeooo:paragraph-rsid="07d61d79"/>
    </style:style>
    <style:style style:name="P580" style:family="paragraph" style:parent-style-name="Standard">
      <style:paragraph-properties fo:line-height="200%"/>
      <style:text-properties style:font-name="eb garamond" officeooo:paragraph-rsid="07dd98fc"/>
    </style:style>
    <style:style style:name="P581" style:family="paragraph" style:parent-style-name="Standard">
      <style:paragraph-properties fo:line-height="200%"/>
      <style:text-properties style:font-name="eb garamond" officeooo:paragraph-rsid="0801bc46"/>
    </style:style>
    <style:style style:name="P582" style:family="paragraph" style:parent-style-name="Standard">
      <style:paragraph-properties fo:line-height="200%"/>
      <style:text-properties style:font-name="eb garamond" officeooo:paragraph-rsid="080982c6"/>
    </style:style>
    <style:style style:name="P583" style:family="paragraph" style:parent-style-name="Standard">
      <style:paragraph-properties fo:line-height="200%"/>
      <style:text-properties style:font-name="eb garamond" officeooo:paragraph-rsid="0835467b"/>
    </style:style>
    <style:style style:name="P584" style:family="paragraph" style:parent-style-name="Standard">
      <style:paragraph-properties fo:line-height="200%"/>
      <style:text-properties style:font-name="eb garamond" officeooo:paragraph-rsid="08682fce"/>
    </style:style>
    <style:style style:name="P585" style:family="paragraph" style:parent-style-name="Standard">
      <style:paragraph-properties fo:line-height="200%"/>
      <style:text-properties style:font-name="eb garamond" officeooo:paragraph-rsid="087f597c"/>
    </style:style>
    <style:style style:name="P586" style:family="paragraph" style:parent-style-name="Standard">
      <style:paragraph-properties fo:line-height="200%"/>
      <style:text-properties style:font-name="eb garamond" officeooo:paragraph-rsid="0896b362"/>
    </style:style>
    <style:style style:name="P587" style:family="paragraph" style:parent-style-name="Standard">
      <style:paragraph-properties fo:line-height="200%"/>
      <style:text-properties style:font-name="eb garamond" officeooo:paragraph-rsid="08a36c3f"/>
    </style:style>
    <style:style style:name="P588" style:family="paragraph" style:parent-style-name="Standard">
      <style:paragraph-properties fo:line-height="200%"/>
      <style:text-properties style:font-name="eb garamond" officeooo:paragraph-rsid="08aac806"/>
    </style:style>
    <style:style style:name="P589" style:family="paragraph" style:parent-style-name="Standard">
      <style:paragraph-properties fo:line-height="200%"/>
      <style:text-properties style:font-name="eb garamond" officeooo:paragraph-rsid="08b4719c"/>
    </style:style>
    <style:style style:name="P590" style:family="paragraph" style:parent-style-name="Standard">
      <style:paragraph-properties fo:line-height="200%"/>
      <style:text-properties style:font-name="eb garamond" officeooo:paragraph-rsid="08d9c681"/>
    </style:style>
    <style:style style:name="P591" style:family="paragraph" style:parent-style-name="Standard">
      <style:paragraph-properties fo:line-height="200%"/>
      <style:text-properties style:font-name="eb garamond" officeooo:paragraph-rsid="08fb9c45"/>
    </style:style>
    <style:style style:name="P592" style:family="paragraph" style:parent-style-name="Standard">
      <style:paragraph-properties fo:line-height="200%"/>
      <style:text-properties style:font-name="eb garamond" officeooo:paragraph-rsid="0916a5a3"/>
    </style:style>
    <style:style style:name="P593" style:family="paragraph" style:parent-style-name="Standard">
      <style:paragraph-properties fo:line-height="200%"/>
      <style:text-properties style:font-name="eb garamond" officeooo:paragraph-rsid="091fbfee"/>
    </style:style>
    <style:style style:name="P594" style:family="paragraph" style:parent-style-name="Standard">
      <style:paragraph-properties fo:line-height="200%"/>
      <style:text-properties style:font-name="eb garamond" officeooo:paragraph-rsid="09401516"/>
    </style:style>
    <style:style style:name="P595" style:family="paragraph" style:parent-style-name="Standard">
      <style:paragraph-properties fo:line-height="200%"/>
      <style:text-properties style:font-name="eb garamond" officeooo:paragraph-rsid="09370f5a"/>
    </style:style>
    <style:style style:name="P596" style:family="paragraph" style:parent-style-name="Standard">
      <style:paragraph-properties fo:line-height="200%"/>
      <style:text-properties style:font-name="eb garamond" officeooo:paragraph-rsid="095d08b1"/>
    </style:style>
    <style:style style:name="P597" style:family="paragraph" style:parent-style-name="Standard">
      <style:paragraph-properties fo:line-height="200%"/>
      <style:text-properties style:font-name="eb garamond" officeooo:paragraph-rsid="09645c6e"/>
    </style:style>
    <style:style style:name="P598" style:family="paragraph" style:parent-style-name="Standard">
      <style:paragraph-properties fo:line-height="200%"/>
      <style:text-properties style:font-name="eb garamond" officeooo:paragraph-rsid="09705177"/>
    </style:style>
    <style:style style:name="P599" style:family="paragraph" style:parent-style-name="Standard">
      <style:paragraph-properties fo:line-height="200%"/>
      <style:text-properties style:font-name="eb garamond" officeooo:paragraph-rsid="098d09e5"/>
    </style:style>
    <style:style style:name="P600" style:family="paragraph" style:parent-style-name="Standard">
      <style:paragraph-properties fo:line-height="200%"/>
      <style:text-properties style:font-name="eb garamond" officeooo:paragraph-rsid="09a9fa58"/>
    </style:style>
    <style:style style:name="P601" style:family="paragraph" style:parent-style-name="Standard">
      <style:paragraph-properties fo:line-height="200%"/>
      <style:text-properties style:font-name="eb garamond" officeooo:paragraph-rsid="0bb36737"/>
    </style:style>
    <style:style style:name="P602" style:family="paragraph" style:parent-style-name="Standard">
      <style:paragraph-properties fo:line-height="200%"/>
      <style:text-properties style:font-name="eb garamond" officeooo:paragraph-rsid="0bb3af25"/>
    </style:style>
    <style:style style:name="P603" style:family="paragraph" style:parent-style-name="Standard">
      <style:paragraph-properties fo:line-height="200%"/>
      <style:text-properties style:font-name="eb garamond" officeooo:paragraph-rsid="0bbc2b68"/>
    </style:style>
    <style:style style:name="P604" style:family="paragraph" style:parent-style-name="Standard">
      <style:paragraph-properties fo:line-height="200%"/>
      <style:text-properties style:font-name="eb garamond" officeooo:paragraph-rsid="0a526d90"/>
    </style:style>
    <style:style style:name="P605" style:family="paragraph" style:parent-style-name="Standard">
      <style:paragraph-properties fo:line-height="200%"/>
      <style:text-properties style:font-name="eb garamond" officeooo:paragraph-rsid="0a5bc8fd"/>
    </style:style>
    <style:style style:name="P606" style:family="paragraph" style:parent-style-name="Standard">
      <style:paragraph-properties fo:line-height="200%"/>
      <style:text-properties style:font-name="eb garamond" officeooo:paragraph-rsid="0a954332"/>
    </style:style>
    <style:style style:name="P607" style:family="paragraph" style:parent-style-name="Standard">
      <style:paragraph-properties fo:line-height="200%"/>
      <style:text-properties style:font-name="eb garamond" officeooo:paragraph-rsid="0be0f393"/>
    </style:style>
    <style:style style:name="P608" style:family="paragraph" style:parent-style-name="Standard">
      <style:paragraph-properties fo:line-height="200%"/>
      <style:text-properties style:font-name="eb garamond" officeooo:paragraph-rsid="0bc33636"/>
    </style:style>
    <style:style style:name="P609" style:family="paragraph" style:parent-style-name="Standard">
      <style:paragraph-properties fo:line-height="200%"/>
      <style:text-properties style:font-name="eb garamond" officeooo:paragraph-rsid="0be4b100"/>
    </style:style>
    <style:style style:name="P610" style:family="paragraph" style:parent-style-name="Standard">
      <style:paragraph-properties fo:line-height="200%"/>
      <style:text-properties style:text-line-through-style="solid" style:text-line-through-type="single" style:font-name="eb garamond" officeooo:paragraph-rsid="094e1738"/>
    </style:style>
    <style:style style:name="P611" style:family="paragraph" style:parent-style-name="Standard">
      <style:paragraph-properties fo:line-height="200%"/>
      <style:text-properties officeooo:paragraph-rsid="0abfe980"/>
    </style:style>
    <style:style style:name="P612" style:family="paragraph" style:parent-style-name="Standard">
      <style:paragraph-properties fo:line-height="200%"/>
      <style:text-properties officeooo:paragraph-rsid="0008651b"/>
    </style:style>
    <style:style style:name="P613" style:family="paragraph" style:parent-style-name="Standard">
      <style:paragraph-properties fo:line-height="200%"/>
      <style:text-properties officeooo:paragraph-rsid="000cc379"/>
    </style:style>
    <style:style style:name="P614" style:family="paragraph" style:parent-style-name="Standard">
      <style:paragraph-properties fo:line-height="200%"/>
      <style:text-properties officeooo:paragraph-rsid="0015fd08"/>
    </style:style>
    <style:style style:name="P615" style:family="paragraph" style:parent-style-name="Standard">
      <style:paragraph-properties fo:line-height="200%"/>
      <style:text-properties officeooo:paragraph-rsid="00560523"/>
    </style:style>
    <style:style style:name="T1" style:family="text">
      <style:text-properties fo:font-style="normal" style:font-style-asian="normal" style:font-style-complex="normal"/>
    </style:style>
    <style:style style:name="T2" style:family="text">
      <style:text-properties fo:font-style="normal" officeooo:rsid="0062b2e8" style:font-style-asian="normal" style:font-style-complex="normal"/>
    </style:style>
    <style:style style:name="T3" style:family="text">
      <style:text-properties fo:font-style="normal" officeooo:rsid="001d006b" style:font-style-asian="normal" style:font-style-complex="normal"/>
    </style:style>
    <style:style style:name="T4" style:family="text">
      <style:text-properties fo:font-style="normal" officeooo:rsid="001eb7e4" style:font-style-asian="normal" style:font-style-complex="normal"/>
    </style:style>
    <style:style style:name="T5" style:family="text">
      <style:text-properties fo:font-style="normal" officeooo:rsid="001fd116" style:font-style-asian="normal" style:font-style-complex="normal"/>
    </style:style>
    <style:style style:name="T6" style:family="text">
      <style:text-properties fo:font-style="normal" officeooo:rsid="00219802" style:font-style-asian="normal" style:font-style-complex="normal"/>
    </style:style>
    <style:style style:name="T7" style:family="text">
      <style:text-properties fo:font-style="normal" officeooo:rsid="0020f77f" style:font-style-asian="normal" style:font-style-complex="normal"/>
    </style:style>
    <style:style style:name="T8" style:family="text">
      <style:text-properties fo:font-style="normal" officeooo:rsid="002389e5" style:font-style-asian="normal" style:font-style-complex="normal"/>
    </style:style>
    <style:style style:name="T9" style:family="text">
      <style:text-properties fo:font-style="normal" officeooo:rsid="00248cc8" style:font-style-asian="normal" style:font-style-complex="normal"/>
    </style:style>
    <style:style style:name="T10" style:family="text">
      <style:text-properties fo:font-style="normal" officeooo:rsid="0026438e" style:font-style-asian="normal" style:font-style-complex="normal"/>
    </style:style>
    <style:style style:name="T11" style:family="text">
      <style:text-properties fo:font-style="normal" officeooo:rsid="00279807" style:font-style-asian="normal" style:font-style-complex="normal"/>
    </style:style>
    <style:style style:name="T12" style:family="text">
      <style:text-properties fo:font-style="normal" officeooo:rsid="006338dc" style:font-style-asian="normal" style:font-style-complex="normal"/>
    </style:style>
    <style:style style:name="T13" style:family="text">
      <style:text-properties fo:font-style="normal" officeooo:rsid="0028ac2d" style:font-style-asian="normal" style:font-style-complex="normal"/>
    </style:style>
    <style:style style:name="T14" style:family="text">
      <style:text-properties fo:font-style="normal" officeooo:rsid="002a0fad" style:font-style-asian="normal" style:font-style-complex="normal"/>
    </style:style>
    <style:style style:name="T15" style:family="text">
      <style:text-properties fo:font-style="normal" officeooo:rsid="002a7484" style:font-style-asian="normal" style:font-style-complex="normal"/>
    </style:style>
    <style:style style:name="T16" style:family="text">
      <style:text-properties fo:font-style="normal" officeooo:rsid="002bc763" style:font-style-asian="normal" style:font-style-complex="normal"/>
    </style:style>
    <style:style style:name="T17" style:family="text">
      <style:text-properties fo:font-style="normal" officeooo:rsid="002cc63c" style:font-style-asian="normal" style:font-style-complex="normal"/>
    </style:style>
    <style:style style:name="T18" style:family="text">
      <style:text-properties fo:font-style="normal" officeooo:rsid="002bced9" style:font-style-asian="normal" style:font-style-complex="normal"/>
    </style:style>
    <style:style style:name="T19" style:family="text">
      <style:text-properties fo:font-style="normal" officeooo:rsid="002dccbd" style:font-style-asian="normal" style:font-style-complex="normal"/>
    </style:style>
    <style:style style:name="T20" style:family="text">
      <style:text-properties fo:font-style="normal" officeooo:rsid="002f3d14" style:font-style-asian="normal" style:font-style-complex="normal"/>
    </style:style>
    <style:style style:name="T21" style:family="text">
      <style:text-properties fo:font-style="normal" officeooo:rsid="0030c54a" style:font-style-asian="normal" style:font-style-complex="normal"/>
    </style:style>
    <style:style style:name="T22" style:family="text">
      <style:text-properties fo:font-style="normal" officeooo:rsid="00331b32" style:font-style-asian="normal" style:font-style-complex="normal"/>
    </style:style>
    <style:style style:name="T23" style:family="text">
      <style:text-properties fo:font-style="normal" officeooo:rsid="0033ce98" style:font-style-asian="normal" style:font-style-complex="normal"/>
    </style:style>
    <style:style style:name="T24" style:family="text">
      <style:text-properties fo:font-style="normal" officeooo:rsid="0064fc15" style:font-style-asian="normal" style:font-style-complex="normal"/>
    </style:style>
    <style:style style:name="T25" style:family="text">
      <style:text-properties fo:font-style="normal" officeooo:rsid="00345bfb" style:font-style-asian="normal" style:font-style-complex="normal"/>
    </style:style>
    <style:style style:name="T26" style:family="text">
      <style:text-properties fo:font-style="normal" officeooo:rsid="0035555d" style:font-style-asian="normal" style:font-style-complex="normal"/>
    </style:style>
    <style:style style:name="T27" style:family="text">
      <style:text-properties fo:font-style="normal" officeooo:rsid="00721b18" style:font-style-asian="normal" style:font-style-complex="normal"/>
    </style:style>
    <style:style style:name="T28" style:family="text">
      <style:text-properties fo:font-style="normal" officeooo:rsid="0036fc04" style:font-style-asian="normal" style:font-style-complex="normal"/>
    </style:style>
    <style:style style:name="T29" style:family="text">
      <style:text-properties fo:font-style="normal" officeooo:rsid="00694818" style:font-style-asian="normal" style:font-style-complex="normal"/>
    </style:style>
    <style:style style:name="T30" style:family="text">
      <style:text-properties fo:font-style="normal" officeooo:rsid="006a7828" style:font-style-asian="normal" style:font-style-complex="normal"/>
    </style:style>
    <style:style style:name="T31" style:family="text">
      <style:text-properties fo:font-style="normal" officeooo:rsid="00323459" style:font-style-asian="normal" style:font-style-complex="normal"/>
    </style:style>
    <style:style style:name="T32" style:family="text">
      <style:text-properties fo:font-style="normal" officeooo:rsid="00373f7f" style:font-style-asian="normal" style:font-style-complex="normal"/>
    </style:style>
    <style:style style:name="T33" style:family="text">
      <style:text-properties fo:font-style="normal" officeooo:rsid="00390cab" style:font-style-asian="normal" style:font-style-complex="normal"/>
    </style:style>
    <style:style style:name="T34" style:family="text">
      <style:text-properties fo:font-style="normal" officeooo:rsid="003ac6bf" style:font-style-asian="normal" style:font-style-complex="normal"/>
    </style:style>
    <style:style style:name="T35" style:family="text">
      <style:text-properties fo:font-style="normal" officeooo:rsid="005ddeb8" style:font-style-asian="normal" style:font-style-complex="normal"/>
    </style:style>
    <style:style style:name="T36" style:family="text">
      <style:text-properties fo:font-style="normal" officeooo:rsid="003c1737" style:font-style-asian="normal" style:font-style-complex="normal"/>
    </style:style>
    <style:style style:name="T37" style:family="text">
      <style:text-properties fo:font-style="normal" officeooo:rsid="003cef08" style:font-style-asian="normal" style:font-style-complex="normal"/>
    </style:style>
    <style:style style:name="T38" style:family="text">
      <style:text-properties fo:font-style="normal" officeooo:rsid="003d490f" style:font-style-asian="normal" style:font-style-complex="normal"/>
    </style:style>
    <style:style style:name="T39" style:family="text">
      <style:text-properties fo:font-style="normal" officeooo:rsid="003f29c9" style:font-style-asian="normal" style:font-style-complex="normal"/>
    </style:style>
    <style:style style:name="T40" style:family="text">
      <style:text-properties fo:font-style="normal" officeooo:rsid="0040f9f7" style:font-style-asian="normal" style:font-style-complex="normal"/>
    </style:style>
    <style:style style:name="T41" style:family="text">
      <style:text-properties fo:font-style="normal" officeooo:rsid="0041106b" style:font-style-asian="normal" style:font-style-complex="normal"/>
    </style:style>
    <style:style style:name="T42" style:family="text">
      <style:text-properties fo:font-style="normal" officeooo:rsid="004304ad" style:font-style-asian="normal" style:font-style-complex="normal"/>
    </style:style>
    <style:style style:name="T43" style:family="text">
      <style:text-properties fo:font-style="normal" officeooo:rsid="00432a52" style:font-style-asian="normal" style:font-style-complex="normal"/>
    </style:style>
    <style:style style:name="T44" style:family="text">
      <style:text-properties fo:font-style="normal" officeooo:rsid="00442410" style:font-style-asian="normal" style:font-style-complex="normal"/>
    </style:style>
    <style:style style:name="T45" style:family="text">
      <style:text-properties fo:font-style="normal" officeooo:rsid="0044335b" style:font-style-asian="normal" style:font-style-complex="normal"/>
    </style:style>
    <style:style style:name="T46" style:family="text">
      <style:text-properties fo:font-style="normal" officeooo:rsid="00666629" style:font-style-asian="normal" style:font-style-complex="normal"/>
    </style:style>
    <style:style style:name="T47" style:family="text">
      <style:text-properties fo:font-style="normal" officeooo:rsid="00451258" style:font-style-asian="normal" style:font-style-complex="normal"/>
    </style:style>
    <style:style style:name="T48" style:family="text">
      <style:text-properties fo:font-style="normal" officeooo:rsid="004563bf" style:font-style-asian="normal" style:font-style-complex="normal"/>
    </style:style>
    <style:style style:name="T49" style:family="text">
      <style:text-properties fo:font-style="normal" officeooo:rsid="0046794e" style:font-style-asian="normal" style:font-style-complex="normal"/>
    </style:style>
    <style:style style:name="T50" style:family="text">
      <style:text-properties fo:font-style="normal" officeooo:rsid="00480251" style:font-style-asian="normal" style:font-style-complex="normal"/>
    </style:style>
    <style:style style:name="T51" style:family="text">
      <style:text-properties fo:font-style="normal" officeooo:rsid="004877dc" style:font-style-asian="normal" style:font-style-complex="normal"/>
    </style:style>
    <style:style style:name="T52" style:family="text">
      <style:text-properties fo:font-style="normal" officeooo:rsid="00590b23" style:font-style-asian="normal" style:font-style-complex="normal"/>
    </style:style>
    <style:style style:name="T53" style:family="text">
      <style:text-properties fo:font-style="normal" officeooo:rsid="00496469" style:font-style-asian="normal" style:font-style-complex="normal"/>
    </style:style>
    <style:style style:name="T54" style:family="text">
      <style:text-properties fo:font-style="normal" officeooo:rsid="0059c57e" style:font-style-asian="normal" style:font-style-complex="normal"/>
    </style:style>
    <style:style style:name="T55" style:family="text">
      <style:text-properties fo:font-style="normal" officeooo:rsid="00544fc9" style:font-style-asian="normal" style:font-style-complex="normal"/>
    </style:style>
    <style:style style:name="T56" style:family="text">
      <style:text-properties fo:font-style="normal" officeooo:rsid="00568488" style:font-style-asian="normal" style:font-style-complex="normal"/>
    </style:style>
    <style:style style:name="T57" style:family="text">
      <style:text-properties fo:font-style="normal" officeooo:rsid="005b3043" style:font-style-asian="normal" style:font-style-complex="normal"/>
    </style:style>
    <style:style style:name="T58" style:family="text">
      <style:text-properties fo:font-style="normal" officeooo:rsid="005c287d" style:font-style-asian="normal" style:font-style-complex="normal"/>
    </style:style>
    <style:style style:name="T59" style:family="text">
      <style:text-properties fo:font-style="normal" officeooo:rsid="005c85fe" style:font-style-asian="normal" style:font-style-complex="normal"/>
    </style:style>
    <style:style style:name="T60" style:family="text">
      <style:text-properties fo:font-style="normal" officeooo:rsid="005f2800" style:font-style-asian="normal" style:font-style-complex="normal"/>
    </style:style>
    <style:style style:name="T61" style:family="text">
      <style:text-properties fo:font-style="normal" officeooo:rsid="005f2c0d" style:font-style-asian="normal" style:font-style-complex="normal"/>
    </style:style>
    <style:style style:name="T62" style:family="text">
      <style:text-properties fo:font-style="normal" officeooo:rsid="005ff7a8" style:font-style-asian="normal" style:font-style-complex="normal"/>
    </style:style>
    <style:style style:name="T63" style:family="text">
      <style:text-properties fo:font-style="normal" officeooo:rsid="00610f4b" style:font-style-asian="normal" style:font-style-complex="normal"/>
    </style:style>
    <style:style style:name="T64" style:family="text">
      <style:text-properties fo:font-style="normal" officeooo:rsid="0061c73d" style:font-style-asian="normal" style:font-style-complex="normal"/>
    </style:style>
    <style:style style:name="T65" style:family="text">
      <style:text-properties fo:font-style="normal" officeooo:rsid="00684ac4" style:font-style-asian="normal" style:font-style-complex="normal"/>
    </style:style>
    <style:style style:name="T66" style:family="text">
      <style:text-properties fo:font-style="normal" officeooo:rsid="00729e58" style:font-style-asian="normal" style:font-style-complex="normal"/>
    </style:style>
    <style:style style:name="T67" style:family="text">
      <style:text-properties fo:font-style="normal" officeooo:rsid="0073d132" style:font-style-asian="normal" style:font-style-complex="normal"/>
    </style:style>
    <style:style style:name="T68" style:family="text">
      <style:text-properties fo:font-style="normal" officeooo:rsid="0008651b" style:font-style-asian="normal" style:font-style-complex="normal"/>
    </style:style>
    <style:style style:name="T69" style:family="text">
      <style:text-properties fo:font-style="normal" officeooo:rsid="001c07fc" style:font-style-asian="normal" style:font-style-complex="normal"/>
    </style:style>
    <style:style style:name="T70" style:family="text">
      <style:text-properties fo:font-style="normal" officeooo:rsid="000873e9" style:font-style-asian="normal" style:font-style-complex="normal"/>
    </style:style>
    <style:style style:name="T71" style:family="text">
      <style:text-properties fo:font-style="normal" officeooo:rsid="0009e6fd" style:font-style-asian="normal" style:font-style-complex="normal"/>
    </style:style>
    <style:style style:name="T72" style:family="text">
      <style:text-properties fo:font-style="normal" officeooo:rsid="000c4fe4" style:font-style-asian="normal" style:font-style-complex="normal"/>
    </style:style>
    <style:style style:name="T73" style:family="text">
      <style:text-properties fo:font-style="normal" officeooo:rsid="0021658a" style:font-style-asian="normal" style:font-style-complex="normal"/>
    </style:style>
    <style:style style:name="T74" style:family="text">
      <style:text-properties fo:font-style="normal" officeooo:rsid="00221101" style:font-style-asian="normal" style:font-style-complex="normal"/>
    </style:style>
    <style:style style:name="T75" style:family="text">
      <style:text-properties fo:font-style="normal" officeooo:rsid="00225bb4" style:font-style-asian="normal" style:font-style-complex="normal"/>
    </style:style>
    <style:style style:name="T76" style:family="text">
      <style:text-properties fo:font-style="normal" officeooo:rsid="00241941" style:font-style-asian="normal" style:font-style-complex="normal"/>
    </style:style>
    <style:style style:name="T77" style:family="text">
      <style:text-properties fo:font-style="normal" officeooo:rsid="0025c3bb" style:font-style-asian="normal" style:font-style-complex="normal"/>
    </style:style>
    <style:style style:name="T78" style:family="text">
      <style:text-properties fo:font-style="normal" officeooo:rsid="00278e27" style:font-style-asian="normal" style:font-style-complex="normal"/>
    </style:style>
    <style:style style:name="T79" style:family="text">
      <style:text-properties fo:font-style="normal" officeooo:rsid="0027b7e2" style:font-style-asian="normal" style:font-style-complex="normal"/>
    </style:style>
    <style:style style:name="T80" style:family="text">
      <style:text-properties fo:font-style="normal" officeooo:rsid="00284533" style:font-style-asian="normal" style:font-style-complex="normal"/>
    </style:style>
    <style:style style:name="T81" style:family="text">
      <style:text-properties fo:font-style="normal" officeooo:rsid="002a39b1" style:font-style-asian="normal" style:font-style-complex="normal"/>
    </style:style>
    <style:style style:name="T82" style:family="text">
      <style:text-properties fo:font-style="normal" officeooo:rsid="002bd2b6" style:font-style-asian="normal" style:font-style-complex="normal"/>
    </style:style>
    <style:style style:name="T83" style:family="text">
      <style:text-properties fo:font-style="normal" officeooo:rsid="002d5f2c" style:font-style-asian="normal" style:font-style-complex="normal"/>
    </style:style>
    <style:style style:name="T84" style:family="text">
      <style:text-properties fo:font-style="normal" officeooo:rsid="002e4a16" style:font-style-asian="normal" style:font-style-complex="normal"/>
    </style:style>
    <style:style style:name="T85" style:family="text">
      <style:text-properties fo:font-style="normal" officeooo:rsid="002fc2e7" style:font-style-asian="normal" style:font-style-complex="normal"/>
    </style:style>
    <style:style style:name="T86" style:family="text">
      <style:text-properties fo:font-style="normal" officeooo:rsid="00312e73" style:font-style-asian="normal" style:font-style-complex="normal"/>
    </style:style>
    <style:style style:name="T87" style:family="text">
      <style:text-properties fo:font-style="normal" officeooo:rsid="00315552" style:font-style-asian="normal" style:font-style-complex="normal"/>
    </style:style>
    <style:style style:name="T88" style:family="text">
      <style:text-properties fo:font-style="normal" officeooo:rsid="00324c57" style:font-style-asian="normal" style:font-style-complex="normal"/>
    </style:style>
    <style:style style:name="T89" style:family="text">
      <style:text-properties fo:font-style="normal" officeooo:rsid="0034387b" style:font-style-asian="normal" style:font-style-complex="normal"/>
    </style:style>
    <style:style style:name="T90" style:family="text">
      <style:text-properties fo:font-style="normal" officeooo:rsid="00325879" style:font-style-asian="normal" style:font-style-complex="normal"/>
    </style:style>
    <style:style style:name="T91" style:family="text">
      <style:text-properties fo:font-style="normal" officeooo:rsid="00349956" style:font-style-asian="normal" style:font-style-complex="normal"/>
    </style:style>
    <style:style style:name="T92" style:family="text">
      <style:text-properties fo:font-style="normal" officeooo:rsid="0036037a" style:font-style-asian="normal" style:font-style-complex="normal"/>
    </style:style>
    <style:style style:name="T93" style:family="text">
      <style:text-properties fo:font-style="normal" officeooo:rsid="0036a9ce" style:font-style-asian="normal" style:font-style-complex="normal"/>
    </style:style>
    <style:style style:name="T94" style:family="text">
      <style:text-properties fo:font-style="normal" officeooo:rsid="003839e9" style:font-style-asian="normal" style:font-style-complex="normal"/>
    </style:style>
    <style:style style:name="T95" style:family="text">
      <style:text-properties fo:font-style="normal" officeooo:rsid="00387c63" style:font-style-asian="normal" style:font-style-complex="normal"/>
    </style:style>
    <style:style style:name="T96" style:family="text">
      <style:text-properties fo:font-style="normal" officeooo:rsid="0039ff6a" style:font-style-asian="normal" style:font-style-complex="normal"/>
    </style:style>
    <style:style style:name="T97" style:family="text">
      <style:text-properties fo:font-style="normal" officeooo:rsid="003b1037" style:font-style-asian="normal" style:font-style-complex="normal"/>
    </style:style>
    <style:style style:name="T98" style:family="text">
      <style:text-properties fo:font-style="normal" officeooo:rsid="003ca621" style:font-style-asian="normal" style:font-style-complex="normal"/>
    </style:style>
    <style:style style:name="T99" style:family="text">
      <style:text-properties fo:font-style="normal" officeooo:rsid="003cd49b" style:font-style-asian="normal" style:font-style-complex="normal"/>
    </style:style>
    <style:style style:name="T100" style:family="text">
      <style:text-properties fo:font-style="normal" officeooo:rsid="003ebac2" style:font-style-asian="normal" style:font-style-complex="normal"/>
    </style:style>
    <style:style style:name="T101" style:family="text">
      <style:text-properties fo:font-style="normal" officeooo:rsid="003fc127" style:font-style-asian="normal" style:font-style-complex="normal"/>
    </style:style>
    <style:style style:name="T102" style:family="text">
      <style:text-properties fo:font-style="normal" officeooo:rsid="0040ee4b" style:font-style-asian="normal" style:font-style-complex="normal"/>
    </style:style>
    <style:style style:name="T103" style:family="text">
      <style:text-properties fo:font-style="normal" officeooo:rsid="00428b67" style:font-style-asian="normal" style:font-style-complex="normal"/>
    </style:style>
    <style:style style:name="T104" style:family="text">
      <style:text-properties fo:font-style="normal" officeooo:rsid="0043f0cb" style:font-style-asian="normal" style:font-style-complex="normal"/>
    </style:style>
    <style:style style:name="T105" style:family="text">
      <style:text-properties fo:font-style="normal" officeooo:rsid="0044212e" style:font-style-asian="normal" style:font-style-complex="normal"/>
    </style:style>
    <style:style style:name="T106" style:family="text">
      <style:text-properties fo:font-style="normal" officeooo:rsid="00450e32" style:font-style-asian="normal" style:font-style-complex="normal"/>
    </style:style>
    <style:style style:name="T107" style:family="text">
      <style:text-properties fo:font-style="normal" officeooo:rsid="00452e26" style:font-style-asian="normal" style:font-style-complex="normal"/>
    </style:style>
    <style:style style:name="T108" style:family="text">
      <style:text-properties fo:font-style="normal" officeooo:rsid="00466d4f" style:font-style-asian="normal" style:font-style-complex="normal"/>
    </style:style>
    <style:style style:name="T109" style:family="text">
      <style:text-properties fo:font-style="normal" officeooo:rsid="0046d005" style:font-style-asian="normal" style:font-style-complex="normal"/>
    </style:style>
    <style:style style:name="T110" style:family="text">
      <style:text-properties fo:font-style="normal" officeooo:rsid="00489822" style:font-style-asian="normal" style:font-style-complex="normal"/>
    </style:style>
    <style:style style:name="T111" style:family="text">
      <style:text-properties fo:font-style="normal" officeooo:rsid="0049e037" style:font-style-asian="normal" style:font-style-complex="normal"/>
    </style:style>
    <style:style style:name="T112" style:family="text">
      <style:text-properties fo:font-style="normal" officeooo:rsid="004a41d1" style:font-style-asian="normal" style:font-style-complex="normal"/>
    </style:style>
    <style:style style:name="T113" style:family="text">
      <style:text-properties fo:font-style="normal" officeooo:rsid="004c12d1" style:font-style-asian="normal" style:font-style-complex="normal"/>
    </style:style>
    <style:style style:name="T114" style:family="text">
      <style:text-properties fo:font-style="normal" officeooo:rsid="004eff58" style:font-style-asian="normal" style:font-style-complex="normal"/>
    </style:style>
    <style:style style:name="T115" style:family="text">
      <style:text-properties fo:font-style="normal" officeooo:rsid="004da533" style:font-style-asian="normal" style:font-style-complex="normal"/>
    </style:style>
    <style:style style:name="T116" style:family="text">
      <style:text-properties fo:font-style="normal" officeooo:rsid="004f6ef6" style:font-style-asian="normal" style:font-style-complex="normal"/>
    </style:style>
    <style:style style:name="T117" style:family="text">
      <style:text-properties fo:font-style="normal" officeooo:rsid="00502900" style:font-style-asian="normal" style:font-style-complex="normal"/>
    </style:style>
    <style:style style:name="T118" style:family="text">
      <style:text-properties fo:font-style="normal" officeooo:rsid="005167a7" style:font-style-asian="normal" style:font-style-complex="normal"/>
    </style:style>
    <style:style style:name="T119" style:family="text">
      <style:text-properties fo:font-style="normal" officeooo:rsid="00525c9b" style:font-style-asian="normal" style:font-style-complex="normal"/>
    </style:style>
    <style:style style:name="T120" style:family="text">
      <style:text-properties fo:font-style="normal" officeooo:rsid="005336b3" style:font-style-asian="normal" style:font-style-complex="normal"/>
    </style:style>
    <style:style style:name="T121" style:family="text">
      <style:text-properties fo:font-style="normal" officeooo:rsid="00538627" style:font-style-asian="normal" style:font-style-complex="normal"/>
    </style:style>
    <style:style style:name="T122" style:family="text">
      <style:text-properties fo:font-style="normal" officeooo:rsid="0053bd0c" style:font-style-asian="normal" style:font-style-complex="normal"/>
    </style:style>
    <style:style style:name="T123" style:family="text">
      <style:text-properties fo:font-style="normal" officeooo:rsid="005543bd" style:font-style-asian="normal" style:font-style-complex="normal"/>
    </style:style>
    <style:style style:name="T124" style:family="text">
      <style:text-properties fo:font-style="normal" officeooo:rsid="00560523" style:font-style-asian="normal" style:font-style-complex="normal"/>
    </style:style>
    <style:style style:name="T125" style:family="text">
      <style:text-properties fo:font-style="normal" officeooo:rsid="00573290" style:font-style-asian="normal" style:font-style-complex="normal"/>
    </style:style>
    <style:style style:name="T126" style:family="text">
      <style:text-properties fo:font-style="normal" officeooo:rsid="0059051b" style:font-style-asian="normal" style:font-style-complex="normal"/>
    </style:style>
    <style:style style:name="T127" style:family="text">
      <style:text-properties fo:font-style="normal" officeooo:rsid="005aa8bb" style:font-style-asian="normal" style:font-style-complex="normal"/>
    </style:style>
    <style:style style:name="T128" style:family="text">
      <style:text-properties fo:font-style="normal" officeooo:rsid="005be244" style:font-style-asian="normal" style:font-style-complex="normal"/>
    </style:style>
    <style:style style:name="T129" style:family="text">
      <style:text-properties fo:font-style="normal" officeooo:rsid="005dd127" style:font-style-asian="normal" style:font-style-complex="normal"/>
    </style:style>
    <style:style style:name="T130" style:family="text">
      <style:text-properties fo:font-style="normal" officeooo:rsid="005f4848" style:font-style-asian="normal" style:font-style-complex="normal"/>
    </style:style>
    <style:style style:name="T131" style:family="text">
      <style:text-properties fo:font-style="normal" officeooo:rsid="00613cef" style:font-style-asian="normal" style:font-style-complex="normal"/>
    </style:style>
    <style:style style:name="T132" style:family="text">
      <style:text-properties fo:font-style="normal" officeooo:rsid="0062f9cd" style:font-style-asian="normal" style:font-style-complex="normal"/>
    </style:style>
    <style:style style:name="T133" style:family="text">
      <style:text-properties fo:font-style="normal" officeooo:rsid="00647e49" style:font-style-asian="normal" style:font-style-complex="normal"/>
    </style:style>
    <style:style style:name="T134" style:family="text">
      <style:text-properties fo:font-style="normal" officeooo:rsid="0065dbf2" style:font-style-asian="normal" style:font-style-complex="normal"/>
    </style:style>
    <style:style style:name="T135" style:family="text">
      <style:text-properties fo:font-style="normal" officeooo:rsid="0065f2bf" style:font-style-asian="normal" style:font-style-complex="normal"/>
    </style:style>
    <style:style style:name="T136" style:family="text">
      <style:text-properties fo:font-style="normal" officeooo:rsid="00664efc" style:font-style-asian="normal" style:font-style-complex="normal"/>
    </style:style>
    <style:style style:name="T137" style:family="text">
      <style:text-properties fo:font-style="normal" officeooo:rsid="00672c9a" style:font-style-asian="normal" style:font-style-complex="normal"/>
    </style:style>
    <style:style style:name="T138" style:family="text">
      <style:text-properties fo:font-style="normal" officeooo:rsid="00679afc" style:font-style-asian="normal" style:font-style-complex="normal"/>
    </style:style>
    <style:style style:name="T139" style:family="text">
      <style:text-properties fo:font-style="normal" officeooo:rsid="0067d4aa" style:font-style-asian="normal" style:font-style-complex="normal"/>
    </style:style>
    <style:style style:name="T140" style:family="text">
      <style:text-properties fo:font-style="normal" officeooo:rsid="00667355" style:font-style-asian="normal" style:font-style-complex="normal"/>
    </style:style>
    <style:style style:name="T141" style:family="text">
      <style:text-properties fo:font-style="normal" officeooo:rsid="00697d03" style:font-style-asian="normal" style:font-style-complex="normal"/>
    </style:style>
    <style:style style:name="T142" style:family="text">
      <style:text-properties fo:font-style="normal" officeooo:rsid="006c5071" style:font-style-asian="normal" style:font-style-complex="normal"/>
    </style:style>
    <style:style style:name="T143" style:family="text">
      <style:text-properties fo:font-style="normal" officeooo:rsid="006d8516" style:font-style-asian="normal" style:font-style-complex="normal"/>
    </style:style>
    <style:style style:name="T144" style:family="text">
      <style:text-properties fo:font-style="normal" officeooo:rsid="006e484d" style:font-style-asian="normal" style:font-style-complex="normal"/>
    </style:style>
    <style:style style:name="T145" style:family="text">
      <style:text-properties fo:font-style="normal" officeooo:rsid="006f2185" style:font-style-asian="normal" style:font-style-complex="normal"/>
    </style:style>
    <style:style style:name="T146" style:family="text">
      <style:text-properties fo:font-style="normal" officeooo:rsid="0070034d" style:font-style-asian="normal" style:font-style-complex="normal"/>
    </style:style>
    <style:style style:name="T147" style:family="text">
      <style:text-properties fo:font-style="normal" officeooo:rsid="0071ce56" style:font-style-asian="normal" style:font-style-complex="normal"/>
    </style:style>
    <style:style style:name="T148" style:family="text">
      <style:text-properties fo:font-style="normal" officeooo:rsid="0071d841" style:font-style-asian="normal" style:font-style-complex="normal"/>
    </style:style>
    <style:style style:name="T149" style:family="text">
      <style:text-properties fo:font-style="normal" officeooo:rsid="0071f29f" style:font-style-asian="normal" style:font-style-complex="normal"/>
    </style:style>
    <style:style style:name="T150" style:family="text">
      <style:text-properties fo:font-style="normal" officeooo:rsid="0072d7a6" style:font-style-asian="normal" style:font-style-complex="normal"/>
    </style:style>
    <style:style style:name="T151" style:family="text">
      <style:text-properties fo:font-style="normal" officeooo:rsid="007371a6" style:font-style-asian="normal" style:font-style-complex="normal"/>
    </style:style>
    <style:style style:name="T152" style:family="text">
      <style:text-properties fo:font-style="normal" officeooo:rsid="0073b723" style:font-style-asian="normal" style:font-style-complex="normal"/>
    </style:style>
    <style:style style:name="T153" style:family="text">
      <style:text-properties fo:font-style="normal" officeooo:rsid="0075b596" style:font-style-asian="normal" style:font-style-complex="normal"/>
    </style:style>
    <style:style style:name="T154" style:family="text">
      <style:text-properties fo:font-style="normal" officeooo:rsid="007729df" style:font-style-asian="normal" style:font-style-complex="normal"/>
    </style:style>
    <style:style style:name="T155" style:family="text">
      <style:text-properties fo:font-style="normal" officeooo:rsid="00792825" style:font-style-asian="normal" style:font-style-complex="normal"/>
    </style:style>
    <style:style style:name="T156" style:family="text">
      <style:text-properties fo:font-style="normal" officeooo:rsid="0079e67c" style:font-style-asian="normal" style:font-style-complex="normal"/>
    </style:style>
    <style:style style:name="T157" style:family="text">
      <style:text-properties fo:font-style="normal" officeooo:rsid="007ac7f3" style:font-style-asian="normal" style:font-style-complex="normal"/>
    </style:style>
    <style:style style:name="T158" style:family="text">
      <style:text-properties fo:font-style="normal" officeooo:rsid="007c774a" style:font-style-asian="normal" style:font-style-complex="normal"/>
    </style:style>
    <style:style style:name="T159" style:family="text">
      <style:text-properties fo:font-style="normal" officeooo:rsid="007e2ec4" style:font-style-asian="normal" style:font-style-complex="normal"/>
    </style:style>
    <style:style style:name="T160" style:family="text">
      <style:text-properties fo:font-style="normal" officeooo:rsid="0080105b" style:font-style-asian="normal" style:font-style-complex="normal"/>
    </style:style>
    <style:style style:name="T161" style:family="text">
      <style:text-properties fo:font-style="normal" officeooo:rsid="0080a00b" style:font-style-asian="normal" style:font-style-complex="normal"/>
    </style:style>
    <style:style style:name="T162" style:family="text">
      <style:text-properties fo:font-style="normal" officeooo:rsid="00812333" style:font-style-asian="normal" style:font-style-complex="normal"/>
    </style:style>
    <style:style style:name="T163" style:family="text">
      <style:text-properties fo:font-style="normal" officeooo:rsid="0081374f" style:font-style-asian="normal" style:font-style-complex="normal"/>
    </style:style>
    <style:style style:name="T164" style:family="text">
      <style:text-properties fo:font-style="normal" officeooo:rsid="0098e62f" style:font-style-asian="normal" style:font-style-complex="normal"/>
    </style:style>
    <style:style style:name="T165" style:family="text">
      <style:text-properties fo:font-style="normal" officeooo:rsid="009abd08" style:font-style-asian="normal" style:font-style-complex="normal"/>
    </style:style>
    <style:style style:name="T166" style:family="text">
      <style:text-properties fo:font-style="normal" officeooo:rsid="009ad691" style:font-style-asian="normal" style:font-style-complex="normal"/>
    </style:style>
    <style:style style:name="T167" style:family="text">
      <style:text-properties fo:font-style="normal" officeooo:rsid="009c67a8" style:font-style-asian="normal" style:font-style-complex="normal"/>
    </style:style>
    <style:style style:name="T168" style:family="text">
      <style:text-properties fo:font-style="normal" officeooo:rsid="00c0bd23" style:font-style-asian="normal" style:font-style-complex="normal"/>
    </style:style>
    <style:style style:name="T169" style:family="text">
      <style:text-properties fo:font-style="normal" officeooo:rsid="00c264e3" style:font-style-asian="normal" style:font-style-complex="normal"/>
    </style:style>
    <style:style style:name="T170" style:family="text">
      <style:text-properties fo:font-style="normal" officeooo:rsid="00dabed2" style:font-style-asian="normal" style:font-style-complex="normal"/>
    </style:style>
    <style:style style:name="T171" style:family="text">
      <style:text-properties fo:font-style="normal" officeooo:rsid="00dc3eaa" style:font-style-asian="normal" style:font-style-complex="normal"/>
    </style:style>
    <style:style style:name="T172" style:family="text">
      <style:text-properties fo:font-style="normal" officeooo:rsid="0ab7516b" style:font-style-asian="normal" style:font-style-complex="normal"/>
    </style:style>
    <style:style style:name="T173" style:family="text">
      <style:text-properties fo:font-style="normal" officeooo:rsid="0ab7fd2b" style:font-style-asian="normal" style:font-style-complex="normal"/>
    </style:style>
    <style:style style:name="T174" style:family="text">
      <style:text-properties fo:font-style="normal" officeooo:rsid="0ab8cfb6" style:font-style-asian="normal" style:font-style-complex="normal"/>
    </style:style>
    <style:style style:name="T175" style:family="text">
      <style:text-properties fo:font-style="normal" officeooo:rsid="0ab9104d" style:font-style-asian="normal" style:font-style-complex="normal"/>
    </style:style>
    <style:style style:name="T176" style:family="text">
      <style:text-properties fo:font-style="normal" officeooo:rsid="0ab9816e" style:font-style-asian="normal" style:font-style-complex="normal"/>
    </style:style>
    <style:style style:name="T177" style:family="text">
      <style:text-properties fo:font-style="normal" officeooo:rsid="00974fbe" style:font-style-asian="normal" style:font-style-complex="normal"/>
    </style:style>
    <style:style style:name="T178" style:family="text">
      <style:text-properties fo:font-style="normal" officeooo:rsid="0b08bd33" style:font-style-asian="normal" style:font-style-complex="normal"/>
    </style:style>
    <style:style style:name="T179" style:family="text">
      <style:text-properties fo:font-style="normal" officeooo:rsid="00988f13" style:font-style-asian="normal" style:font-style-complex="normal"/>
    </style:style>
    <style:style style:name="T180" style:family="text">
      <style:text-properties fo:font-style="normal" officeooo:rsid="0b0716f0" style:font-style-asian="normal" style:font-style-complex="normal"/>
    </style:style>
    <style:style style:name="T181" style:family="text">
      <style:text-properties fo:font-style="normal" officeooo:rsid="0b09d66f" style:font-style-asian="normal" style:font-style-complex="normal"/>
    </style:style>
    <style:style style:name="T182" style:family="text">
      <style:text-properties fo:font-style="normal" officeooo:rsid="0b111608" style:font-style-asian="normal" style:font-style-complex="normal"/>
    </style:style>
    <style:style style:name="T183" style:family="text">
      <style:text-properties fo:font-style="normal" officeooo:rsid="0b1219b0" style:font-style-asian="normal" style:font-style-complex="normal"/>
    </style:style>
    <style:style style:name="T184" style:family="text">
      <style:text-properties fo:font-style="normal" officeooo:rsid="0b13b245" style:font-style-asian="normal" style:font-style-complex="normal"/>
    </style:style>
    <style:style style:name="T185" style:family="text">
      <style:text-properties fo:font-style="normal" officeooo:rsid="0b157540" style:font-style-asian="normal" style:font-style-complex="normal"/>
    </style:style>
    <style:style style:name="T186" style:family="text">
      <style:text-properties fo:font-style="normal" officeooo:rsid="0b1722e4" style:font-style-asian="normal" style:font-style-complex="normal"/>
    </style:style>
    <style:style style:name="T187" style:family="text">
      <style:text-properties fo:font-style="normal" officeooo:rsid="0b1d0881" style:font-style-asian="normal" style:font-style-complex="normal"/>
    </style:style>
    <style:style style:name="T188" style:family="text">
      <style:text-properties fo:font-style="normal" officeooo:rsid="0b1ec70d" style:font-style-asian="normal" style:font-style-complex="normal"/>
    </style:style>
    <style:style style:name="T189" style:family="text">
      <style:text-properties fo:font-style="normal" officeooo:rsid="0b1f0312" style:font-style-asian="normal" style:font-style-complex="normal"/>
    </style:style>
    <style:style style:name="T190" style:family="text">
      <style:text-properties fo:font-style="normal" officeooo:rsid="0b20b427" style:font-style-asian="normal" style:font-style-complex="normal"/>
    </style:style>
    <style:style style:name="T191" style:family="text">
      <style:text-properties fo:font-style="normal" officeooo:rsid="0be755de" style:font-style-asian="normal" style:font-style-complex="normal"/>
    </style:style>
    <style:style style:name="T192" style:family="text">
      <style:text-properties fo:font-style="normal" officeooo:rsid="0bebee7c" style:font-style-asian="normal" style:font-style-complex="normal"/>
    </style:style>
    <style:style style:name="T193" style:family="text">
      <style:text-properties fo:font-style="normal" officeooo:rsid="0bec8353" style:font-style-asian="normal" style:font-style-complex="normal"/>
    </style:style>
    <style:style style:name="T194" style:family="text">
      <style:text-properties fo:font-style="normal" officeooo:rsid="0bed9120" style:font-style-asian="normal" style:font-style-complex="normal"/>
    </style:style>
    <style:style style:name="T195" style:family="text">
      <style:text-properties fo:font-style="normal" officeooo:rsid="0bf1425b" style:font-style-asian="normal" style:font-style-complex="normal"/>
    </style:style>
    <style:style style:name="T196" style:family="text">
      <style:text-properties fo:font-style="normal" officeooo:rsid="0bf23995" style:font-style-asian="normal" style:font-style-complex="normal"/>
    </style:style>
    <style:style style:name="T197" style:family="text">
      <style:text-properties fo:font-style="normal" officeooo:rsid="0bf2a0fd" style:font-style-asian="normal" style:font-style-complex="normal"/>
    </style:style>
    <style:style style:name="T198" style:family="text">
      <style:text-properties fo:font-style="normal" officeooo:rsid="0bf3b40b" style:font-style-asian="normal" style:font-style-complex="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fo:font-style="normal" fo:font-weight="normal" officeooo:rsid="0081374f" style:font-style-asian="normal" style:font-weight-asian="normal" style:font-style-complex="normal" style:font-weight-complex="normal"/>
    </style:style>
    <style:style style:name="T201" style:family="text">
      <style:text-properties fo:font-style="normal" fo:font-weight="normal" officeooo:rsid="0083367c" style:font-style-asian="normal" style:font-weight-asian="normal" style:font-style-complex="normal" style:font-weight-complex="normal"/>
    </style:style>
    <style:style style:name="T202" style:family="text">
      <style:text-properties fo:font-style="normal" fo:font-weight="normal" officeooo:rsid="0083ac8c" style:font-style-asian="normal" style:font-weight-asian="normal" style:font-style-complex="normal" style:font-weight-complex="normal"/>
    </style:style>
    <style:style style:name="T203" style:family="text">
      <style:text-properties fo:font-style="normal" fo:font-weight="normal" officeooo:rsid="0084667e" style:font-style-asian="normal" style:font-weight-asian="normal" style:font-style-complex="normal" style:font-weight-complex="normal"/>
    </style:style>
    <style:style style:name="T204" style:family="text">
      <style:text-properties fo:font-style="normal" fo:font-weight="normal" officeooo:rsid="0084864c" style:font-style-asian="normal" style:font-weight-asian="normal" style:font-style-complex="normal" style:font-weight-complex="normal"/>
    </style:style>
    <style:style style:name="T205" style:family="text">
      <style:text-properties fo:font-style="normal" fo:font-weight="normal" officeooo:rsid="0085446c" style:font-style-asian="normal" style:font-weight-asian="normal" style:font-style-complex="normal" style:font-weight-complex="normal"/>
    </style:style>
    <style:style style:name="T206" style:family="text">
      <style:text-properties fo:font-style="normal" fo:font-weight="normal" officeooo:rsid="0086e968" style:font-style-asian="normal" style:font-weight-asian="normal" style:font-style-complex="normal" style:font-weight-complex="normal"/>
    </style:style>
    <style:style style:name="T207" style:family="text">
      <style:text-properties fo:font-style="normal" fo:font-weight="normal" officeooo:rsid="0089fde2" style:font-style-asian="normal" style:font-weight-asian="normal" style:font-style-complex="normal" style:font-weight-complex="normal"/>
    </style:style>
    <style:style style:name="T208" style:family="text">
      <style:text-properties fo:font-style="normal" fo:font-weight="normal" officeooo:rsid="008b9deb" style:font-style-asian="normal" style:font-weight-asian="normal" style:font-style-complex="normal" style:font-weight-complex="normal"/>
    </style:style>
    <style:style style:name="T209" style:family="text">
      <style:text-properties fo:font-style="normal" fo:font-weight="normal" officeooo:rsid="008d36b9" style:font-style-asian="normal" style:font-weight-asian="normal" style:font-style-complex="normal" style:font-weight-complex="normal"/>
    </style:style>
    <style:style style:name="T210" style:family="text">
      <style:text-properties fo:font-style="normal" fo:font-weight="normal" officeooo:rsid="008de1ca" style:font-style-asian="normal" style:font-weight-asian="normal" style:font-style-complex="normal" style:font-weight-complex="normal"/>
    </style:style>
    <style:style style:name="T211" style:family="text">
      <style:text-properties fo:font-style="normal" fo:font-weight="normal" officeooo:rsid="008ebca5" style:font-style-asian="normal" style:font-weight-asian="normal" style:font-style-complex="normal" style:font-weight-complex="normal"/>
    </style:style>
    <style:style style:name="T212" style:family="text">
      <style:text-properties fo:font-style="normal" fo:font-weight="normal" officeooo:rsid="0090001a" style:font-style-asian="normal" style:font-weight-asian="normal" style:font-style-complex="normal" style:font-weight-complex="normal"/>
    </style:style>
    <style:style style:name="T213" style:family="text">
      <style:text-properties fo:font-style="normal" fo:font-weight="normal" officeooo:rsid="00905dcc" style:font-style-asian="normal" style:font-weight-asian="normal" style:font-style-complex="normal" style:font-weight-complex="normal"/>
    </style:style>
    <style:style style:name="T214" style:family="text">
      <style:text-properties fo:font-style="normal" fo:font-weight="normal" officeooo:rsid="00919ec8" style:font-style-asian="normal" style:font-weight-asian="normal" style:font-style-complex="normal" style:font-weight-complex="normal"/>
    </style:style>
    <style:style style:name="T215" style:family="text">
      <style:text-properties fo:font-style="normal" fo:font-weight="normal" officeooo:rsid="0092ad81" style:font-style-asian="normal" style:font-weight-asian="normal" style:font-style-complex="normal" style:font-weight-complex="normal"/>
    </style:style>
    <style:style style:name="T216" style:family="text">
      <style:text-properties fo:font-style="normal" fo:font-weight="normal" officeooo:rsid="00937e03" style:font-style-asian="normal" style:font-weight-asian="normal" style:font-style-complex="normal" style:font-weight-complex="normal"/>
    </style:style>
    <style:style style:name="T217" style:family="text">
      <style:text-properties fo:font-style="normal" fo:font-weight="normal" officeooo:rsid="00950679" style:font-style-asian="normal" style:font-weight-asian="normal" style:font-style-complex="normal" style:font-weight-complex="normal"/>
    </style:style>
    <style:style style:name="T218" style:family="text">
      <style:text-properties fo:font-style="normal" fo:font-weight="normal" officeooo:rsid="0095c7d2" style:font-style-asian="normal" style:font-weight-asian="normal" style:font-style-complex="normal" style:font-weight-complex="normal"/>
    </style:style>
    <style:style style:name="T219" style:family="text">
      <style:text-properties fo:font-style="normal" fo:font-weight="normal" officeooo:rsid="009728a6" style:font-style-asian="normal" style:font-weight-asian="normal" style:font-style-complex="normal" style:font-weight-complex="normal"/>
    </style:style>
    <style:style style:name="T220" style:family="text">
      <style:text-properties fo:font-style="normal" fo:font-weight="normal" officeooo:rsid="00978b76" style:font-style-asian="normal" style:font-weight-asian="normal" style:font-style-complex="normal" style:font-weight-complex="normal"/>
    </style:style>
    <style:style style:name="T221" style:family="text">
      <style:text-properties fo:font-style="normal" fo:font-weight="normal" officeooo:rsid="0098b697" style:font-style-asian="normal" style:font-weight-asian="normal" style:font-style-complex="normal" style:font-weight-complex="normal"/>
    </style:style>
    <style:style style:name="T222" style:family="text">
      <style:text-properties fo:font-style="normal" fo:font-weight="normal" officeooo:rsid="009d19ea" style:font-style-asian="normal" style:font-weight-asian="normal" style:font-style-complex="normal" style:font-weight-complex="normal"/>
    </style:style>
    <style:style style:name="T223" style:family="text">
      <style:text-properties fo:font-style="normal" fo:font-weight="normal" officeooo:rsid="009f33be" style:font-style-asian="normal" style:font-weight-asian="normal" style:font-style-complex="normal" style:font-weight-complex="normal"/>
    </style:style>
    <style:style style:name="T224" style:family="text">
      <style:text-properties fo:font-style="normal" fo:font-weight="normal" officeooo:rsid="00a0979a" style:font-style-asian="normal" style:font-weight-asian="normal" style:font-style-complex="normal" style:font-weight-complex="normal"/>
    </style:style>
    <style:style style:name="T225" style:family="text">
      <style:text-properties fo:font-style="normal" fo:font-weight="normal" officeooo:rsid="00a0d52e" style:font-style-asian="normal" style:font-weight-asian="normal" style:font-style-complex="normal" style:font-weight-complex="normal"/>
    </style:style>
    <style:style style:name="T226" style:family="text">
      <style:text-properties fo:font-style="normal" fo:font-weight="normal" officeooo:rsid="00a1d0dd" style:font-style-asian="normal" style:font-weight-asian="normal" style:font-style-complex="normal" style:font-weight-complex="normal"/>
    </style:style>
    <style:style style:name="T227" style:family="text">
      <style:text-properties fo:font-style="normal" fo:font-weight="normal" officeooo:rsid="00a39414" style:font-style-asian="normal" style:font-weight-asian="normal" style:font-style-complex="normal" style:font-weight-complex="normal"/>
    </style:style>
    <style:style style:name="T228" style:family="text">
      <style:text-properties fo:font-style="normal" fo:font-weight="normal" officeooo:rsid="00a3dcd3" style:font-style-asian="normal" style:font-weight-asian="normal" style:font-style-complex="normal" style:font-weight-complex="normal"/>
    </style:style>
    <style:style style:name="T229" style:family="text">
      <style:text-properties fo:font-style="normal" fo:font-weight="normal" officeooo:rsid="00a59978" style:font-style-asian="normal" style:font-weight-asian="normal" style:font-style-complex="normal" style:font-weight-complex="normal"/>
    </style:style>
    <style:style style:name="T230" style:family="text">
      <style:text-properties fo:font-style="normal" fo:font-weight="normal" officeooo:rsid="00a71bf7" style:font-style-asian="normal" style:font-weight-asian="normal" style:font-style-complex="normal" style:font-weight-complex="normal"/>
    </style:style>
    <style:style style:name="T231" style:family="text">
      <style:text-properties fo:font-style="normal" fo:font-weight="normal" officeooo:rsid="00a90bb6" style:font-style-asian="normal" style:font-weight-asian="normal" style:font-style-complex="normal" style:font-weight-complex="normal"/>
    </style:style>
    <style:style style:name="T232" style:family="text">
      <style:text-properties fo:font-style="normal" fo:font-weight="normal" officeooo:rsid="00a9af92" style:font-style-asian="normal" style:font-weight-asian="normal" style:font-style-complex="normal" style:font-weight-complex="normal"/>
    </style:style>
    <style:style style:name="T233" style:family="text">
      <style:text-properties fo:font-style="normal" fo:font-weight="normal" officeooo:rsid="00ab648e" style:font-style-asian="normal" style:font-weight-asian="normal" style:font-style-complex="normal" style:font-weight-complex="normal"/>
    </style:style>
    <style:style style:name="T234" style:family="text">
      <style:text-properties fo:font-style="normal" fo:font-weight="normal" officeooo:rsid="00abe8f3" style:font-style-asian="normal" style:font-weight-asian="normal" style:font-style-complex="normal" style:font-weight-complex="normal"/>
    </style:style>
    <style:style style:name="T235" style:family="text">
      <style:text-properties fo:font-style="normal" fo:font-weight="normal" officeooo:rsid="00acf123" style:font-style-asian="normal" style:font-weight-asian="normal" style:font-style-complex="normal" style:font-weight-complex="normal"/>
    </style:style>
    <style:style style:name="T236" style:family="text">
      <style:text-properties fo:font-style="normal" fo:font-weight="normal" officeooo:rsid="00adf140" style:font-style-asian="normal" style:font-weight-asian="normal" style:font-style-complex="normal" style:font-weight-complex="normal"/>
    </style:style>
    <style:style style:name="T237" style:family="text">
      <style:text-properties fo:font-style="normal" fo:font-weight="normal" officeooo:rsid="00aed761" style:font-style-asian="normal" style:font-weight-asian="normal" style:font-style-complex="normal" style:font-weight-complex="normal"/>
    </style:style>
    <style:style style:name="T238" style:family="text">
      <style:text-properties fo:font-style="normal" fo:font-weight="normal" officeooo:rsid="00afcb30" style:font-style-asian="normal" style:font-weight-asian="normal" style:font-style-complex="normal" style:font-weight-complex="normal"/>
    </style:style>
    <style:style style:name="T239" style:family="text">
      <style:text-properties fo:font-style="normal" fo:font-weight="normal" officeooo:rsid="00b1901c" style:font-style-asian="normal" style:font-weight-asian="normal" style:font-style-complex="normal" style:font-weight-complex="normal"/>
    </style:style>
    <style:style style:name="T240" style:family="text">
      <style:text-properties fo:font-style="normal" fo:font-weight="normal" officeooo:rsid="00b2665d" style:font-style-asian="normal" style:font-weight-asian="normal" style:font-style-complex="normal" style:font-weight-complex="normal"/>
    </style:style>
    <style:style style:name="T241" style:family="text">
      <style:text-properties fo:font-style="normal" fo:font-weight="normal" officeooo:rsid="00b3e33d" style:font-style-asian="normal" style:font-weight-asian="normal" style:font-style-complex="normal" style:font-weight-complex="normal"/>
    </style:style>
    <style:style style:name="T242" style:family="text">
      <style:text-properties fo:font-style="normal" fo:font-weight="normal" officeooo:rsid="00b45664" style:font-style-asian="normal" style:font-weight-asian="normal" style:font-style-complex="normal" style:font-weight-complex="normal"/>
    </style:style>
    <style:style style:name="T243" style:family="text">
      <style:text-properties fo:font-style="normal" fo:font-weight="normal" officeooo:rsid="00b58468" style:font-style-asian="normal" style:font-weight-asian="normal" style:font-style-complex="normal" style:font-weight-complex="normal"/>
    </style:style>
    <style:style style:name="T244" style:family="text">
      <style:text-properties fo:font-style="normal" fo:font-weight="normal" officeooo:rsid="00b61e7d" style:font-style-asian="normal" style:font-weight-asian="normal" style:font-style-complex="normal" style:font-weight-complex="normal"/>
    </style:style>
    <style:style style:name="T245" style:family="text">
      <style:text-properties fo:font-style="normal" fo:font-weight="normal" officeooo:rsid="00b695a3" style:font-style-asian="normal" style:font-weight-asian="normal" style:font-style-complex="normal" style:font-weight-complex="normal"/>
    </style:style>
    <style:style style:name="T246" style:family="text">
      <style:text-properties fo:font-style="normal" fo:font-weight="normal" officeooo:rsid="00b7fea0" style:font-style-asian="normal" style:font-weight-asian="normal" style:font-style-complex="normal" style:font-weight-complex="normal"/>
    </style:style>
    <style:style style:name="T247" style:family="text">
      <style:text-properties fo:font-style="normal" fo:font-weight="normal" officeooo:rsid="00b95b40" style:font-style-asian="normal" style:font-weight-asian="normal" style:font-style-complex="normal" style:font-weight-complex="normal"/>
    </style:style>
    <style:style style:name="T248" style:family="text">
      <style:text-properties fo:font-style="normal" fo:font-weight="normal" officeooo:rsid="00baf4db" style:font-style-asian="normal" style:font-weight-asian="normal" style:font-style-complex="normal" style:font-weight-complex="normal"/>
    </style:style>
    <style:style style:name="T249" style:family="text">
      <style:text-properties fo:font-style="normal" fo:font-weight="normal" officeooo:rsid="00bbf376" style:font-style-asian="normal" style:font-weight-asian="normal" style:font-style-complex="normal" style:font-weight-complex="normal"/>
    </style:style>
    <style:style style:name="T250" style:family="text">
      <style:text-properties fo:font-style="normal" fo:font-weight="normal" officeooo:rsid="00bce0e4" style:font-style-asian="normal" style:font-weight-asian="normal" style:font-style-complex="normal" style:font-weight-complex="normal"/>
    </style:style>
    <style:style style:name="T251" style:family="text">
      <style:text-properties fo:font-style="normal" fo:font-weight="normal" officeooo:rsid="00bda65e" style:font-style-asian="normal" style:font-weight-asian="normal" style:font-style-complex="normal" style:font-weight-complex="normal"/>
    </style:style>
    <style:style style:name="T252" style:family="text">
      <style:text-properties fo:font-style="normal" fo:font-weight="normal" officeooo:rsid="00be20b1" style:font-style-asian="normal" style:font-weight-asian="normal" style:font-style-complex="normal" style:font-weight-complex="normal"/>
    </style:style>
    <style:style style:name="T253" style:family="text">
      <style:text-properties fo:font-style="normal" fo:font-weight="normal" officeooo:rsid="00be3c5c" style:font-style-asian="normal" style:font-weight-asian="normal" style:font-style-complex="normal" style:font-weight-complex="normal"/>
    </style:style>
    <style:style style:name="T254" style:family="text">
      <style:text-properties fo:font-style="normal" fo:font-weight="normal" officeooo:rsid="00c00dea" style:font-style-asian="normal" style:font-weight-asian="normal" style:font-style-complex="normal" style:font-weight-complex="normal"/>
    </style:style>
    <style:style style:name="T255" style:family="text">
      <style:text-properties fo:font-style="normal" fo:font-weight="normal" officeooo:rsid="00c34dcf" style:font-style-asian="normal" style:font-weight-asian="normal" style:font-style-complex="normal" style:font-weight-complex="normal"/>
    </style:style>
    <style:style style:name="T256" style:family="text">
      <style:text-properties fo:font-style="normal" fo:font-weight="normal" officeooo:rsid="00ac093e" style:font-style-asian="normal" style:font-weight-asian="normal" style:font-style-complex="normal" style:font-weight-complex="normal"/>
    </style:style>
    <style:style style:name="T257" style:family="text">
      <style:text-properties fo:font-style="normal" fo:font-weight="normal" officeooo:rsid="00c39127" style:font-style-asian="normal" style:font-weight-asian="normal" style:font-style-complex="normal" style:font-weight-complex="normal"/>
    </style:style>
    <style:style style:name="T258" style:family="text">
      <style:text-properties fo:font-style="normal" fo:font-weight="normal" officeooo:rsid="00c55d5b" style:font-style-asian="normal" style:font-weight-asian="normal" style:font-style-complex="normal" style:font-weight-complex="normal"/>
    </style:style>
    <style:style style:name="T259" style:family="text">
      <style:text-properties fo:font-style="normal" fo:font-weight="normal" officeooo:rsid="00c7486c" style:font-style-asian="normal" style:font-weight-asian="normal" style:font-style-complex="normal" style:font-weight-complex="normal"/>
    </style:style>
    <style:style style:name="T260" style:family="text">
      <style:text-properties fo:font-style="normal" fo:font-weight="normal" officeooo:rsid="00c840dd" style:font-style-asian="normal" style:font-weight-asian="normal" style:font-style-complex="normal" style:font-weight-complex="normal"/>
    </style:style>
    <style:style style:name="T261" style:family="text">
      <style:text-properties fo:font-style="normal" fo:font-weight="normal" officeooo:rsid="00ca0538" style:font-style-asian="normal" style:font-weight-asian="normal" style:font-style-complex="normal" style:font-weight-complex="normal"/>
    </style:style>
    <style:style style:name="T262" style:family="text">
      <style:text-properties fo:font-style="normal" fo:font-weight="normal" officeooo:rsid="00cb39c4" style:font-style-asian="normal" style:font-weight-asian="normal" style:font-style-complex="normal" style:font-weight-complex="normal"/>
    </style:style>
    <style:style style:name="T263" style:family="text">
      <style:text-properties fo:font-style="normal" fo:font-weight="normal" officeooo:rsid="00cbd7ee" style:font-style-asian="normal" style:font-weight-asian="normal" style:font-style-complex="normal" style:font-weight-complex="normal"/>
    </style:style>
    <style:style style:name="T264" style:family="text">
      <style:text-properties fo:font-style="normal" fo:font-weight="normal" officeooo:rsid="00cc54da" style:font-style-asian="normal" style:font-weight-asian="normal" style:font-style-complex="normal" style:font-weight-complex="normal"/>
    </style:style>
    <style:style style:name="T265" style:family="text">
      <style:text-properties fo:font-style="normal" fo:font-weight="normal" officeooo:rsid="00cdc1bd" style:font-style-asian="normal" style:font-weight-asian="normal" style:font-style-complex="normal" style:font-weight-complex="normal"/>
    </style:style>
    <style:style style:name="T266" style:family="text">
      <style:text-properties fo:font-style="normal" fo:font-weight="normal" officeooo:rsid="00cf59b6" style:font-style-asian="normal" style:font-weight-asian="normal" style:font-style-complex="normal" style:font-weight-complex="normal"/>
    </style:style>
    <style:style style:name="T267" style:family="text">
      <style:text-properties fo:font-style="normal" fo:font-weight="normal" officeooo:rsid="00d01967" style:font-style-asian="normal" style:font-weight-asian="normal" style:font-style-complex="normal" style:font-weight-complex="normal"/>
    </style:style>
    <style:style style:name="T268" style:family="text">
      <style:text-properties fo:font-style="normal" fo:font-weight="normal" officeooo:rsid="00d062f7" style:font-style-asian="normal" style:font-weight-asian="normal" style:font-style-complex="normal" style:font-weight-complex="normal"/>
    </style:style>
    <style:style style:name="T269" style:family="text">
      <style:text-properties fo:font-style="normal" fo:font-weight="normal" officeooo:rsid="00d09b4d" style:font-style-asian="normal" style:font-weight-asian="normal" style:font-style-complex="normal" style:font-weight-complex="normal"/>
    </style:style>
    <style:style style:name="T270" style:family="text">
      <style:text-properties fo:font-style="normal" fo:font-weight="normal" officeooo:rsid="00d10dbc" style:font-style-asian="normal" style:font-weight-asian="normal" style:font-style-complex="normal" style:font-weight-complex="normal"/>
    </style:style>
    <style:style style:name="T271" style:family="text">
      <style:text-properties fo:font-style="normal" fo:font-weight="normal" officeooo:rsid="00d1f1ea" style:font-style-asian="normal" style:font-weight-asian="normal" style:font-style-complex="normal" style:font-weight-complex="normal"/>
    </style:style>
    <style:style style:name="T272" style:family="text">
      <style:text-properties fo:font-style="normal" fo:font-weight="normal" officeooo:rsid="00d4e39e" style:font-style-asian="normal" style:font-weight-asian="normal" style:font-style-complex="normal" style:font-weight-complex="normal"/>
    </style:style>
    <style:style style:name="T273" style:family="text">
      <style:text-properties fo:font-style="normal" fo:font-weight="normal" officeooo:rsid="00d66fd8" style:font-style-asian="normal" style:font-weight-asian="normal" style:font-style-complex="normal" style:font-weight-complex="normal"/>
    </style:style>
    <style:style style:name="T274" style:family="text">
      <style:text-properties fo:font-style="normal" fo:font-weight="normal" officeooo:rsid="00d82b40" style:font-style-asian="normal" style:font-weight-asian="normal" style:font-style-complex="normal" style:font-weight-complex="normal"/>
    </style:style>
    <style:style style:name="T275" style:family="text">
      <style:text-properties fo:font-style="normal" fo:font-weight="normal" officeooo:rsid="00d8b997" style:font-style-asian="normal" style:font-weight-asian="normal" style:font-style-complex="normal" style:font-weight-complex="normal"/>
    </style:style>
    <style:style style:name="T276" style:family="text">
      <style:text-properties fo:font-style="normal" fo:font-weight="normal" officeooo:rsid="00dabed2" style:font-style-asian="normal" style:font-weight-asian="normal" style:font-style-complex="normal" style:font-weight-complex="normal"/>
    </style:style>
    <style:style style:name="T277" style:family="text">
      <style:text-properties fo:font-style="normal" fo:font-weight="normal" officeooo:rsid="00dc3eaa" style:font-style-asian="normal" style:font-weight-asian="normal" style:font-style-complex="normal" style:font-weight-complex="normal"/>
    </style:style>
    <style:style style:name="T278" style:family="text">
      <style:text-properties fo:font-style="normal" fo:font-weight="normal" officeooo:rsid="00dc9ca2" style:font-style-asian="normal" style:font-weight-asian="normal" style:font-style-complex="normal" style:font-weight-complex="normal"/>
    </style:style>
    <style:style style:name="T279" style:family="text">
      <style:text-properties fo:font-style="normal" fo:font-weight="normal" officeooo:rsid="00ddb9f2" style:font-style-asian="normal" style:font-weight-asian="normal" style:font-style-complex="normal" style:font-weight-complex="normal"/>
    </style:style>
    <style:style style:name="T280" style:family="text">
      <style:text-properties fo:font-style="normal" fo:font-weight="normal" officeooo:rsid="00ddf9df" style:font-style-asian="normal" style:font-weight-asian="normal" style:font-style-complex="normal" style:font-weight-complex="normal"/>
    </style:style>
    <style:style style:name="T281" style:family="text">
      <style:text-properties fo:font-style="normal" fo:font-weight="normal" officeooo:rsid="00de4e49" style:font-style-asian="normal" style:font-weight-asian="normal" style:font-style-complex="normal" style:font-weight-complex="normal"/>
    </style:style>
    <style:style style:name="T282" style:family="text">
      <style:text-properties fo:font-style="normal" fo:font-weight="normal" officeooo:rsid="00de4ef3" style:font-style-asian="normal" style:font-weight-asian="normal" style:font-style-complex="normal" style:font-weight-complex="normal"/>
    </style:style>
    <style:style style:name="T283" style:family="text">
      <style:text-properties fo:font-style="normal" fo:font-weight="normal" officeooo:rsid="00c9cdea" style:font-style-asian="normal" style:font-weight-asian="normal" style:font-style-complex="normal" style:font-weight-complex="normal"/>
    </style:style>
    <style:style style:name="T284" style:family="text">
      <style:text-properties fo:font-style="normal" fo:font-weight="normal" officeooo:rsid="00dfa0dd" style:font-style-asian="normal" style:font-weight-asian="normal" style:font-style-complex="normal" style:font-weight-complex="normal"/>
    </style:style>
    <style:style style:name="T285" style:family="text">
      <style:text-properties fo:font-style="normal" fo:font-weight="normal" officeooo:rsid="00e0c693" style:font-style-asian="normal" style:font-weight-asian="normal" style:font-style-complex="normal" style:font-weight-complex="normal"/>
    </style:style>
    <style:style style:name="T286" style:family="text">
      <style:text-properties fo:font-style="normal" fo:font-weight="normal" officeooo:rsid="00e2547f" style:font-style-asian="normal" style:font-weight-asian="normal" style:font-style-complex="normal" style:font-weight-complex="normal"/>
    </style:style>
    <style:style style:name="T287" style:family="text">
      <style:text-properties fo:font-style="normal" fo:font-weight="normal" officeooo:rsid="00e258cb" style:font-style-asian="normal" style:font-weight-asian="normal" style:font-style-complex="normal" style:font-weight-complex="normal"/>
    </style:style>
    <style:style style:name="T288" style:family="text">
      <style:text-properties fo:font-style="normal" fo:font-weight="normal" officeooo:rsid="00e32581" style:font-style-asian="normal" style:font-weight-asian="normal" style:font-style-complex="normal" style:font-weight-complex="normal"/>
    </style:style>
    <style:style style:name="T289" style:family="text">
      <style:text-properties fo:font-style="normal" fo:font-weight="normal" officeooo:rsid="00e3c57a" style:font-style-asian="normal" style:font-weight-asian="normal" style:font-style-complex="normal" style:font-weight-complex="normal"/>
    </style:style>
    <style:style style:name="T290" style:family="text">
      <style:text-properties fo:font-style="normal" fo:font-weight="normal" officeooo:rsid="00e5fd6f" style:font-style-asian="normal" style:font-weight-asian="normal" style:font-style-complex="normal" style:font-weight-complex="normal"/>
    </style:style>
    <style:style style:name="T291" style:family="text">
      <style:text-properties fo:font-style="normal" fo:font-weight="normal" officeooo:rsid="00e66c3c" style:font-style-asian="normal" style:font-weight-asian="normal" style:font-style-complex="normal" style:font-weight-complex="normal"/>
    </style:style>
    <style:style style:name="T292" style:family="text">
      <style:text-properties fo:font-style="normal" fo:font-weight="normal" officeooo:rsid="00e6ea00" style:font-style-asian="normal" style:font-weight-asian="normal" style:font-style-complex="normal" style:font-weight-complex="normal"/>
    </style:style>
    <style:style style:name="T293" style:family="text">
      <style:text-properties fo:font-style="normal" fo:font-weight="normal" officeooo:rsid="00e7c248" style:font-style-asian="normal" style:font-weight-asian="normal" style:font-style-complex="normal" style:font-weight-complex="normal"/>
    </style:style>
    <style:style style:name="T294" style:family="text">
      <style:text-properties fo:font-style="normal" fo:font-weight="normal" officeooo:rsid="00e91f70" style:font-style-asian="normal" style:font-weight-asian="normal" style:font-style-complex="normal" style:font-weight-complex="normal"/>
    </style:style>
    <style:style style:name="T295" style:family="text">
      <style:text-properties fo:font-style="normal" fo:font-weight="normal" officeooo:rsid="00e9d413" style:font-style-asian="normal" style:font-weight-asian="normal" style:font-style-complex="normal" style:font-weight-complex="normal"/>
    </style:style>
    <style:style style:name="T296" style:family="text">
      <style:text-properties fo:font-style="normal" fo:font-weight="normal" officeooo:rsid="00eba294" style:font-style-asian="normal" style:font-weight-asian="normal" style:font-style-complex="normal" style:font-weight-complex="normal"/>
    </style:style>
    <style:style style:name="T297" style:family="text">
      <style:text-properties fo:font-style="normal" fo:font-weight="normal" officeooo:rsid="00ebce81" style:font-style-asian="normal" style:font-weight-asian="normal" style:font-style-complex="normal" style:font-weight-complex="normal"/>
    </style:style>
    <style:style style:name="T298" style:family="text">
      <style:text-properties fo:font-style="normal" fo:font-weight="normal" officeooo:rsid="00ed990b" style:font-style-asian="normal" style:font-weight-asian="normal" style:font-style-complex="normal" style:font-weight-complex="normal"/>
    </style:style>
    <style:style style:name="T299" style:family="text">
      <style:text-properties fo:font-style="normal" fo:font-weight="normal" officeooo:rsid="00ee3cfa" style:font-style-asian="normal" style:font-weight-asian="normal" style:font-style-complex="normal" style:font-weight-complex="normal"/>
    </style:style>
    <style:style style:name="T300" style:family="text">
      <style:text-properties fo:font-style="normal" fo:font-weight="normal" officeooo:rsid="00ef3728" style:font-style-asian="normal" style:font-weight-asian="normal" style:font-style-complex="normal" style:font-weight-complex="normal"/>
    </style:style>
    <style:style style:name="T301" style:family="text">
      <style:text-properties fo:font-style="normal" fo:font-weight="normal" officeooo:rsid="00f13313" style:font-style-asian="normal" style:font-weight-asian="normal" style:font-style-complex="normal" style:font-weight-complex="normal"/>
    </style:style>
    <style:style style:name="T302" style:family="text">
      <style:text-properties fo:font-style="normal" fo:font-weight="normal" officeooo:rsid="00f2df0a" style:font-style-asian="normal" style:font-weight-asian="normal" style:font-style-complex="normal" style:font-weight-complex="normal"/>
    </style:style>
    <style:style style:name="T303" style:family="text">
      <style:text-properties fo:font-style="normal" fo:font-weight="normal" officeooo:rsid="00f38cd9" style:font-style-asian="normal" style:font-weight-asian="normal" style:font-style-complex="normal" style:font-weight-complex="normal"/>
    </style:style>
    <style:style style:name="T304" style:family="text">
      <style:text-properties fo:font-style="normal" fo:font-weight="normal" officeooo:rsid="00f50088" style:font-style-asian="normal" style:font-weight-asian="normal" style:font-style-complex="normal" style:font-weight-complex="normal"/>
    </style:style>
    <style:style style:name="T305" style:family="text">
      <style:text-properties fo:font-style="normal" fo:font-weight="normal" officeooo:rsid="00f52856" style:font-style-asian="normal" style:font-weight-asian="normal" style:font-style-complex="normal" style:font-weight-complex="normal"/>
    </style:style>
    <style:style style:name="T306" style:family="text">
      <style:text-properties fo:font-style="normal" fo:font-weight="normal" officeooo:rsid="00f6fed2" style:font-style-asian="normal" style:font-weight-asian="normal" style:font-style-complex="normal" style:font-weight-complex="normal"/>
    </style:style>
    <style:style style:name="T307" style:family="text">
      <style:text-properties fo:font-style="normal" fo:font-weight="normal" officeooo:rsid="00f816e2" style:font-style-asian="normal" style:font-weight-asian="normal" style:font-style-complex="normal" style:font-weight-complex="normal"/>
    </style:style>
    <style:style style:name="T308" style:family="text">
      <style:text-properties fo:font-style="normal" fo:font-weight="normal" officeooo:rsid="00f82eb1" style:font-style-asian="normal" style:font-weight-asian="normal" style:font-style-complex="normal" style:font-weight-complex="normal"/>
    </style:style>
    <style:style style:name="T309" style:family="text">
      <style:text-properties fo:font-style="normal" fo:font-weight="normal" officeooo:rsid="00f8be8d" style:font-style-asian="normal" style:font-weight-asian="normal" style:font-style-complex="normal" style:font-weight-complex="normal"/>
    </style:style>
    <style:style style:name="T310" style:family="text">
      <style:text-properties fo:font-style="normal" fo:font-weight="normal" officeooo:rsid="00fa0544" style:font-style-asian="normal" style:font-weight-asian="normal" style:font-style-complex="normal" style:font-weight-complex="normal"/>
    </style:style>
    <style:style style:name="T311" style:family="text">
      <style:text-properties fo:font-style="normal" fo:font-weight="normal" officeooo:rsid="00fb4457" style:font-style-asian="normal" style:font-weight-asian="normal" style:font-style-complex="normal" style:font-weight-complex="normal"/>
    </style:style>
    <style:style style:name="T312" style:family="text">
      <style:text-properties fo:font-style="normal" fo:font-weight="normal" officeooo:rsid="00fbb1af" style:font-style-asian="normal" style:font-weight-asian="normal" style:font-style-complex="normal" style:font-weight-complex="normal"/>
    </style:style>
    <style:style style:name="T313" style:family="text">
      <style:text-properties fo:font-style="normal" fo:font-weight="normal" officeooo:rsid="00fd3fbf" style:font-style-asian="normal" style:font-weight-asian="normal" style:font-style-complex="normal" style:font-weight-complex="normal"/>
    </style:style>
    <style:style style:name="T314" style:family="text">
      <style:text-properties fo:font-style="normal" fo:font-weight="normal" officeooo:rsid="00fe3e8b" style:font-style-asian="normal" style:font-weight-asian="normal" style:font-style-complex="normal" style:font-weight-complex="normal"/>
    </style:style>
    <style:style style:name="T315" style:family="text">
      <style:text-properties fo:font-style="normal" fo:font-weight="normal" officeooo:rsid="00fe5756" style:font-style-asian="normal" style:font-weight-asian="normal" style:font-style-complex="normal" style:font-weight-complex="normal"/>
    </style:style>
    <style:style style:name="T316" style:family="text">
      <style:text-properties fo:font-style="normal" fo:font-weight="normal" officeooo:rsid="00ffd1d8" style:font-style-asian="normal" style:font-weight-asian="normal" style:font-style-complex="normal" style:font-weight-complex="normal"/>
    </style:style>
    <style:style style:name="T317" style:family="text">
      <style:text-properties fo:font-style="normal" fo:font-weight="normal" officeooo:rsid="01014f9c" style:font-style-asian="normal" style:font-weight-asian="normal" style:font-style-complex="normal" style:font-weight-complex="normal"/>
    </style:style>
    <style:style style:name="T318" style:family="text">
      <style:text-properties fo:font-style="normal" fo:font-weight="normal" officeooo:rsid="0101de1a" style:font-style-asian="normal" style:font-weight-asian="normal" style:font-style-complex="normal" style:font-weight-complex="normal"/>
    </style:style>
    <style:style style:name="T319" style:family="text">
      <style:text-properties fo:font-style="normal" fo:font-weight="normal" officeooo:rsid="0103a29d" style:font-style-asian="normal" style:font-weight-asian="normal" style:font-style-complex="normal" style:font-weight-complex="normal"/>
    </style:style>
    <style:style style:name="T320" style:family="text">
      <style:text-properties fo:font-style="normal" fo:font-weight="normal" officeooo:rsid="01044fe6" style:font-style-asian="normal" style:font-weight-asian="normal" style:font-style-complex="normal" style:font-weight-complex="normal"/>
    </style:style>
    <style:style style:name="T321" style:family="text">
      <style:text-properties fo:font-style="normal" fo:font-weight="normal" officeooo:rsid="010592d8" style:font-style-asian="normal" style:font-weight-asian="normal" style:font-style-complex="normal" style:font-weight-complex="normal"/>
    </style:style>
    <style:style style:name="T322" style:family="text">
      <style:text-properties fo:font-style="normal" fo:font-weight="normal" officeooo:rsid="0106590f" style:font-style-asian="normal" style:font-weight-asian="normal" style:font-style-complex="normal" style:font-weight-complex="normal"/>
    </style:style>
    <style:style style:name="T323" style:family="text">
      <style:text-properties fo:font-style="normal" fo:font-weight="normal" officeooo:rsid="0106f0fb" style:font-style-asian="normal" style:font-weight-asian="normal" style:font-style-complex="normal" style:font-weight-complex="normal"/>
    </style:style>
    <style:style style:name="T324" style:family="text">
      <style:text-properties fo:font-style="normal" fo:font-weight="normal" officeooo:rsid="0108d3d6" style:font-style-asian="normal" style:font-weight-asian="normal" style:font-style-complex="normal" style:font-weight-complex="normal"/>
    </style:style>
    <style:style style:name="T325" style:family="text">
      <style:text-properties fo:font-style="normal" fo:font-weight="normal" officeooo:rsid="01098dbc" style:font-style-asian="normal" style:font-weight-asian="normal" style:font-style-complex="normal" style:font-weight-complex="normal"/>
    </style:style>
    <style:style style:name="T326" style:family="text">
      <style:text-properties fo:font-style="normal" fo:font-weight="normal" officeooo:rsid="010cbe13" style:font-style-asian="normal" style:font-weight-asian="normal" style:font-style-complex="normal" style:font-weight-complex="normal"/>
    </style:style>
    <style:style style:name="T327" style:family="text">
      <style:text-properties fo:font-style="normal" fo:font-weight="normal" officeooo:rsid="010e8ee3" style:font-style-asian="normal" style:font-weight-asian="normal" style:font-style-complex="normal" style:font-weight-complex="normal"/>
    </style:style>
    <style:style style:name="T328" style:family="text">
      <style:text-properties fo:font-style="normal" fo:font-weight="normal" officeooo:rsid="010f26a9" style:font-style-asian="normal" style:font-weight-asian="normal" style:font-style-complex="normal" style:font-weight-complex="normal"/>
    </style:style>
    <style:style style:name="T329" style:family="text">
      <style:text-properties fo:font-style="normal" fo:font-weight="normal" officeooo:rsid="0110eeab" style:font-style-asian="normal" style:font-weight-asian="normal" style:font-style-complex="normal" style:font-weight-complex="normal"/>
    </style:style>
    <style:style style:name="T330" style:family="text">
      <style:text-properties fo:font-style="normal" fo:font-weight="normal" officeooo:rsid="011364af" style:font-style-asian="normal" style:font-weight-asian="normal" style:font-style-complex="normal" style:font-weight-complex="normal"/>
    </style:style>
    <style:style style:name="T331" style:family="text">
      <style:text-properties fo:font-style="normal" fo:font-weight="normal" officeooo:rsid="01152c59" style:font-style-asian="normal" style:font-weight-asian="normal" style:font-style-complex="normal" style:font-weight-complex="normal"/>
    </style:style>
    <style:style style:name="T332" style:family="text">
      <style:text-properties fo:font-style="normal" fo:font-weight="normal" officeooo:rsid="0116fb9c" style:font-style-asian="normal" style:font-weight-asian="normal" style:font-style-complex="normal" style:font-weight-complex="normal"/>
    </style:style>
    <style:style style:name="T333" style:family="text">
      <style:text-properties fo:font-style="normal" fo:font-weight="normal" officeooo:rsid="011828c9" style:font-style-asian="normal" style:font-weight-asian="normal" style:font-style-complex="normal" style:font-weight-complex="normal"/>
    </style:style>
    <style:style style:name="T334" style:family="text">
      <style:text-properties fo:font-style="normal" fo:font-weight="normal" officeooo:rsid="01183956" style:font-style-asian="normal" style:font-weight-asian="normal" style:font-style-complex="normal" style:font-weight-complex="normal"/>
    </style:style>
    <style:style style:name="T335" style:family="text">
      <style:text-properties fo:font-style="normal" fo:font-weight="normal" officeooo:rsid="0119fa91" style:font-style-asian="normal" style:font-weight-asian="normal" style:font-style-complex="normal" style:font-weight-complex="normal"/>
    </style:style>
    <style:style style:name="T336" style:family="text">
      <style:text-properties fo:font-style="normal" fo:font-weight="normal" officeooo:rsid="011b5c2e" style:font-style-asian="normal" style:font-weight-asian="normal" style:font-style-complex="normal" style:font-weight-complex="normal"/>
    </style:style>
    <style:style style:name="T337" style:family="text">
      <style:text-properties fo:font-style="normal" fo:font-weight="normal" officeooo:rsid="011f399a" style:font-style-asian="normal" style:font-weight-asian="normal" style:font-style-complex="normal" style:font-weight-complex="normal"/>
    </style:style>
    <style:style style:name="T338" style:family="text">
      <style:text-properties fo:font-style="normal" fo:font-weight="normal" officeooo:rsid="011f7fce" style:font-style-asian="normal" style:font-weight-asian="normal" style:font-style-complex="normal" style:font-weight-complex="normal"/>
    </style:style>
    <style:style style:name="T339" style:family="text">
      <style:text-properties fo:font-style="normal" fo:font-weight="normal" officeooo:rsid="01206cce" style:font-style-asian="normal" style:font-weight-asian="normal" style:font-style-complex="normal" style:font-weight-complex="normal"/>
    </style:style>
    <style:style style:name="T340" style:family="text">
      <style:text-properties fo:font-style="normal" fo:font-weight="normal" officeooo:rsid="0120a9f3" style:font-style-asian="normal" style:font-weight-asian="normal" style:font-style-complex="normal" style:font-weight-complex="normal"/>
    </style:style>
    <style:style style:name="T341" style:family="text">
      <style:text-properties fo:font-style="normal" fo:font-weight="normal" officeooo:rsid="012103d6" style:font-style-asian="normal" style:font-weight-asian="normal" style:font-style-complex="normal" style:font-weight-complex="normal"/>
    </style:style>
    <style:style style:name="T342" style:family="text">
      <style:text-properties fo:font-style="normal" fo:font-weight="normal" officeooo:rsid="01215dec" style:font-style-asian="normal" style:font-weight-asian="normal" style:font-style-complex="normal" style:font-weight-complex="normal"/>
    </style:style>
    <style:style style:name="T343" style:family="text">
      <style:text-properties fo:font-style="normal" fo:font-weight="normal" officeooo:rsid="0123451d" style:font-style-asian="normal" style:font-weight-asian="normal" style:font-style-complex="normal" style:font-weight-complex="normal"/>
    </style:style>
    <style:style style:name="T344" style:family="text">
      <style:text-properties fo:font-style="normal" fo:font-weight="normal" officeooo:rsid="0124e1f9" style:font-style-asian="normal" style:font-weight-asian="normal" style:font-style-complex="normal" style:font-weight-complex="normal"/>
    </style:style>
    <style:style style:name="T345" style:family="text">
      <style:text-properties fo:font-style="normal" fo:font-weight="normal" officeooo:rsid="0125891e" style:font-style-asian="normal" style:font-weight-asian="normal" style:font-style-complex="normal" style:font-weight-complex="normal"/>
    </style:style>
    <style:style style:name="T346" style:family="text">
      <style:text-properties fo:font-style="normal" fo:font-weight="normal" officeooo:rsid="01270290" style:font-style-asian="normal" style:font-weight-asian="normal" style:font-style-complex="normal" style:font-weight-complex="normal"/>
    </style:style>
    <style:style style:name="T347" style:family="text">
      <style:text-properties fo:font-style="normal" fo:font-weight="normal" officeooo:rsid="0129f723" style:font-style-asian="normal" style:font-weight-asian="normal" style:font-style-complex="normal" style:font-weight-complex="normal"/>
    </style:style>
    <style:style style:name="T348" style:family="text">
      <style:text-properties fo:font-style="normal" fo:font-weight="normal" officeooo:rsid="0129feb9" style:font-style-asian="normal" style:font-weight-asian="normal" style:font-style-complex="normal" style:font-weight-complex="normal"/>
    </style:style>
    <style:style style:name="T349" style:family="text">
      <style:text-properties fo:font-style="normal" fo:font-weight="normal" officeooo:rsid="012b8c6d" style:font-style-asian="normal" style:font-weight-asian="normal" style:font-style-complex="normal" style:font-weight-complex="normal"/>
    </style:style>
    <style:style style:name="T350" style:family="text">
      <style:text-properties fo:font-style="normal" fo:font-weight="normal" officeooo:rsid="012c6a62" style:font-style-asian="normal" style:font-weight-asian="normal" style:font-style-complex="normal" style:font-weight-complex="normal"/>
    </style:style>
    <style:style style:name="T351" style:family="text">
      <style:text-properties fo:font-style="normal" fo:font-weight="normal" officeooo:rsid="012c8d9e" style:font-style-asian="normal" style:font-weight-asian="normal" style:font-style-complex="normal" style:font-weight-complex="normal"/>
    </style:style>
    <style:style style:name="T352" style:family="text">
      <style:text-properties fo:font-style="normal" fo:font-weight="normal" officeooo:rsid="012d038f" style:font-style-asian="normal" style:font-weight-asian="normal" style:font-style-complex="normal" style:font-weight-complex="normal"/>
    </style:style>
    <style:style style:name="T353" style:family="text">
      <style:text-properties fo:font-style="normal" fo:font-weight="normal" officeooo:rsid="012ff45d" style:font-style-asian="normal" style:font-weight-asian="normal" style:font-style-complex="normal" style:font-weight-complex="normal"/>
    </style:style>
    <style:style style:name="T354" style:family="text">
      <style:text-properties fo:font-style="normal" fo:font-weight="normal" officeooo:rsid="012ff652" style:font-style-asian="normal" style:font-weight-asian="normal" style:font-style-complex="normal" style:font-weight-complex="normal"/>
    </style:style>
    <style:style style:name="T355" style:family="text">
      <style:text-properties fo:font-style="normal" fo:font-weight="normal" officeooo:rsid="0131614f" style:font-style-asian="normal" style:font-weight-asian="normal" style:font-style-complex="normal" style:font-weight-complex="normal"/>
    </style:style>
    <style:style style:name="T356" style:family="text">
      <style:text-properties fo:font-style="normal" fo:font-weight="normal" officeooo:rsid="01325fb8" style:font-style-asian="normal" style:font-weight-asian="normal" style:font-style-complex="normal" style:font-weight-complex="normal"/>
    </style:style>
    <style:style style:name="T357" style:family="text">
      <style:text-properties fo:font-style="normal" fo:font-weight="normal" officeooo:rsid="013326dd" style:font-style-asian="normal" style:font-weight-asian="normal" style:font-style-complex="normal" style:font-weight-complex="normal"/>
    </style:style>
    <style:style style:name="T358" style:family="text">
      <style:text-properties fo:font-style="normal" fo:font-weight="normal" officeooo:rsid="01341d49" style:font-style-asian="normal" style:font-weight-asian="normal" style:font-style-complex="normal" style:font-weight-complex="normal"/>
    </style:style>
    <style:style style:name="T359" style:family="text">
      <style:text-properties fo:font-style="normal" fo:font-weight="normal" officeooo:rsid="01352e54" style:font-style-asian="normal" style:font-weight-asian="normal" style:font-style-complex="normal" style:font-weight-complex="normal"/>
    </style:style>
    <style:style style:name="T360" style:family="text">
      <style:text-properties fo:font-style="normal" fo:font-weight="normal" officeooo:rsid="0136b954" style:font-style-asian="normal" style:font-weight-asian="normal" style:font-style-complex="normal" style:font-weight-complex="normal"/>
    </style:style>
    <style:style style:name="T361" style:family="text">
      <style:text-properties fo:font-style="normal" fo:font-weight="normal" officeooo:rsid="013848e3" style:font-style-asian="normal" style:font-weight-asian="normal" style:font-style-complex="normal" style:font-weight-complex="normal"/>
    </style:style>
    <style:style style:name="T362" style:family="text">
      <style:text-properties fo:font-style="normal" fo:font-weight="normal" officeooo:rsid="01397b84" style:font-style-asian="normal" style:font-weight-asian="normal" style:font-style-complex="normal" style:font-weight-complex="normal"/>
    </style:style>
    <style:style style:name="T363" style:family="text">
      <style:text-properties fo:font-style="normal" fo:font-weight="normal" officeooo:rsid="0139cd75" style:font-style-asian="normal" style:font-weight-asian="normal" style:font-style-complex="normal" style:font-weight-complex="normal"/>
    </style:style>
    <style:style style:name="T364" style:family="text">
      <style:text-properties fo:font-style="normal" fo:font-weight="normal" officeooo:rsid="013b4c33" style:font-style-asian="normal" style:font-weight-asian="normal" style:font-style-complex="normal" style:font-weight-complex="normal"/>
    </style:style>
    <style:style style:name="T365" style:family="text">
      <style:text-properties fo:font-style="normal" fo:font-weight="normal" officeooo:rsid="013d0fa0" style:font-style-asian="normal" style:font-weight-asian="normal" style:font-style-complex="normal" style:font-weight-complex="normal"/>
    </style:style>
    <style:style style:name="T366" style:family="text">
      <style:text-properties fo:font-style="normal" fo:font-weight="normal" officeooo:rsid="013dfe46" style:font-style-asian="normal" style:font-weight-asian="normal" style:font-style-complex="normal" style:font-weight-complex="normal"/>
    </style:style>
    <style:style style:name="T367" style:family="text">
      <style:text-properties fo:font-style="normal" fo:font-weight="normal" officeooo:rsid="013e7d3b" style:font-style-asian="normal" style:font-weight-asian="normal" style:font-style-complex="normal" style:font-weight-complex="normal"/>
    </style:style>
    <style:style style:name="T368" style:family="text">
      <style:text-properties fo:font-style="normal" fo:font-weight="normal" officeooo:rsid="013fde36" style:font-style-asian="normal" style:font-weight-asian="normal" style:font-style-complex="normal" style:font-weight-complex="normal"/>
    </style:style>
    <style:style style:name="T369" style:family="text">
      <style:text-properties fo:font-style="normal" fo:font-weight="normal" officeooo:rsid="013ff37e" style:font-style-asian="normal" style:font-weight-asian="normal" style:font-style-complex="normal" style:font-weight-complex="normal"/>
    </style:style>
    <style:style style:name="T370" style:family="text">
      <style:text-properties fo:font-style="normal" fo:font-weight="normal" officeooo:rsid="01414f70" style:font-style-asian="normal" style:font-weight-asian="normal" style:font-style-complex="normal" style:font-weight-complex="normal"/>
    </style:style>
    <style:style style:name="T371" style:family="text">
      <style:text-properties fo:font-style="normal" fo:font-weight="normal" officeooo:rsid="01419ae9" style:font-style-asian="normal" style:font-weight-asian="normal" style:font-style-complex="normal" style:font-weight-complex="normal"/>
    </style:style>
    <style:style style:name="T372" style:family="text">
      <style:text-properties fo:font-style="normal" fo:font-weight="normal" officeooo:rsid="0142ae89" style:font-style-asian="normal" style:font-weight-asian="normal" style:font-style-complex="normal" style:font-weight-complex="normal"/>
    </style:style>
    <style:style style:name="T373" style:family="text">
      <style:text-properties fo:font-style="normal" fo:font-weight="normal" officeooo:rsid="0143ec79" style:font-style-asian="normal" style:font-weight-asian="normal" style:font-style-complex="normal" style:font-weight-complex="normal"/>
    </style:style>
    <style:style style:name="T374" style:family="text">
      <style:text-properties fo:font-style="normal" fo:font-weight="normal" officeooo:rsid="01445baa" style:font-style-asian="normal" style:font-weight-asian="normal" style:font-style-complex="normal" style:font-weight-complex="normal"/>
    </style:style>
    <style:style style:name="T375" style:family="text">
      <style:text-properties fo:font-style="normal" fo:font-weight="normal" officeooo:rsid="0144ac19" style:font-style-asian="normal" style:font-weight-asian="normal" style:font-style-complex="normal" style:font-weight-complex="normal"/>
    </style:style>
    <style:style style:name="T376" style:family="text">
      <style:text-properties fo:font-style="normal" fo:font-weight="normal" officeooo:rsid="0145b94d" style:font-style-asian="normal" style:font-weight-asian="normal" style:font-style-complex="normal" style:font-weight-complex="normal"/>
    </style:style>
    <style:style style:name="T377" style:family="text">
      <style:text-properties fo:font-style="normal" fo:font-weight="normal" officeooo:rsid="0145e9b8" style:font-style-asian="normal" style:font-weight-asian="normal" style:font-style-complex="normal" style:font-weight-complex="normal"/>
    </style:style>
    <style:style style:name="T378" style:family="text">
      <style:text-properties fo:font-style="normal" fo:font-weight="normal" officeooo:rsid="014609ca" style:font-style-asian="normal" style:font-weight-asian="normal" style:font-style-complex="normal" style:font-weight-complex="normal"/>
    </style:style>
    <style:style style:name="T379" style:family="text">
      <style:text-properties fo:font-style="normal" fo:font-weight="normal" officeooo:rsid="0147e949" style:font-style-asian="normal" style:font-weight-asian="normal" style:font-style-complex="normal" style:font-weight-complex="normal"/>
    </style:style>
    <style:style style:name="T380" style:family="text">
      <style:text-properties fo:font-style="normal" fo:font-weight="normal" officeooo:rsid="0148f54d" style:font-style-asian="normal" style:font-weight-asian="normal" style:font-style-complex="normal" style:font-weight-complex="normal"/>
    </style:style>
    <style:style style:name="T381" style:family="text">
      <style:text-properties fo:font-style="normal" fo:font-weight="normal" officeooo:rsid="0149de2a" style:font-style-asian="normal" style:font-weight-asian="normal" style:font-style-complex="normal" style:font-weight-complex="normal"/>
    </style:style>
    <style:style style:name="T382" style:family="text">
      <style:text-properties fo:font-style="normal" fo:font-weight="normal" officeooo:rsid="014b08dc" style:font-style-asian="normal" style:font-weight-asian="normal" style:font-style-complex="normal" style:font-weight-complex="normal"/>
    </style:style>
    <style:style style:name="T383" style:family="text">
      <style:text-properties fo:font-style="normal" fo:font-weight="normal" officeooo:rsid="014be5bd" style:font-style-asian="normal" style:font-weight-asian="normal" style:font-style-complex="normal" style:font-weight-complex="normal"/>
    </style:style>
    <style:style style:name="T384" style:family="text">
      <style:text-properties fo:font-style="normal" fo:font-weight="normal" officeooo:rsid="014cb6e7" style:font-style-asian="normal" style:font-weight-asian="normal" style:font-style-complex="normal" style:font-weight-complex="normal"/>
    </style:style>
    <style:style style:name="T385" style:family="text">
      <style:text-properties fo:font-style="normal" fo:font-weight="normal" officeooo:rsid="014e54c8" style:font-style-asian="normal" style:font-weight-asian="normal" style:font-style-complex="normal" style:font-weight-complex="normal"/>
    </style:style>
    <style:style style:name="T386" style:family="text">
      <style:text-properties fo:font-style="normal" fo:font-weight="normal" officeooo:rsid="014e6d1e" style:font-style-asian="normal" style:font-weight-asian="normal" style:font-style-complex="normal" style:font-weight-complex="normal"/>
    </style:style>
    <style:style style:name="T387" style:family="text">
      <style:text-properties fo:font-style="normal" fo:font-weight="normal" officeooo:rsid="014faa63" style:font-style-asian="normal" style:font-weight-asian="normal" style:font-style-complex="normal" style:font-weight-complex="normal"/>
    </style:style>
    <style:style style:name="T388" style:family="text">
      <style:text-properties fo:font-style="normal" fo:font-weight="normal" officeooo:rsid="014ff9f3" style:font-style-asian="normal" style:font-weight-asian="normal" style:font-style-complex="normal" style:font-weight-complex="normal"/>
    </style:style>
    <style:style style:name="T389" style:family="text">
      <style:text-properties fo:font-style="normal" fo:font-weight="normal" officeooo:rsid="0150fe57" style:font-style-asian="normal" style:font-weight-asian="normal" style:font-style-complex="normal" style:font-weight-complex="normal"/>
    </style:style>
    <style:style style:name="T390" style:family="text">
      <style:text-properties fo:font-style="normal" fo:font-weight="normal" officeooo:rsid="01526acf" style:font-style-asian="normal" style:font-weight-asian="normal" style:font-style-complex="normal" style:font-weight-complex="normal"/>
    </style:style>
    <style:style style:name="T391" style:family="text">
      <style:text-properties fo:font-style="normal" fo:font-weight="normal" officeooo:rsid="01543a01" style:font-style-asian="normal" style:font-weight-asian="normal" style:font-style-complex="normal" style:font-weight-complex="normal"/>
    </style:style>
    <style:style style:name="T392" style:family="text">
      <style:text-properties fo:font-style="normal" fo:font-weight="normal" officeooo:rsid="0154db37" style:font-style-asian="normal" style:font-weight-asian="normal" style:font-style-complex="normal" style:font-weight-complex="normal"/>
    </style:style>
    <style:style style:name="T393" style:family="text">
      <style:text-properties fo:font-style="normal" fo:font-weight="normal" officeooo:rsid="01568f64" style:font-style-asian="normal" style:font-weight-asian="normal" style:font-style-complex="normal" style:font-weight-complex="normal"/>
    </style:style>
    <style:style style:name="T394" style:family="text">
      <style:text-properties fo:font-style="normal" fo:font-weight="normal" officeooo:rsid="0156b27d" style:font-style-asian="normal" style:font-weight-asian="normal" style:font-style-complex="normal" style:font-weight-complex="normal"/>
    </style:style>
    <style:style style:name="T395" style:family="text">
      <style:text-properties fo:font-style="normal" fo:font-weight="normal" officeooo:rsid="0156b9a3" style:font-style-asian="normal" style:font-weight-asian="normal" style:font-style-complex="normal" style:font-weight-complex="normal"/>
    </style:style>
    <style:style style:name="T396" style:family="text">
      <style:text-properties fo:font-style="normal" fo:font-weight="normal" officeooo:rsid="01583bc3" style:font-style-asian="normal" style:font-weight-asian="normal" style:font-style-complex="normal" style:font-weight-complex="normal"/>
    </style:style>
    <style:style style:name="T397" style:family="text">
      <style:text-properties fo:font-style="normal" fo:font-weight="normal" officeooo:rsid="0159bfc0" style:font-style-asian="normal" style:font-weight-asian="normal" style:font-style-complex="normal" style:font-weight-complex="normal"/>
    </style:style>
    <style:style style:name="T398" style:family="text">
      <style:text-properties fo:font-style="normal" fo:font-weight="normal" officeooo:rsid="0159eedd" style:font-style-asian="normal" style:font-weight-asian="normal" style:font-style-complex="normal" style:font-weight-complex="normal"/>
    </style:style>
    <style:style style:name="T399" style:family="text">
      <style:text-properties fo:font-style="normal" fo:font-weight="normal" officeooo:rsid="015c0ac1" style:font-style-asian="normal" style:font-weight-asian="normal" style:font-style-complex="normal" style:font-weight-complex="normal"/>
    </style:style>
    <style:style style:name="T400" style:family="text">
      <style:text-properties fo:font-style="normal" fo:font-weight="normal" officeooo:rsid="015e143a" style:font-style-asian="normal" style:font-weight-asian="normal" style:font-style-complex="normal" style:font-weight-complex="normal"/>
    </style:style>
    <style:style style:name="T401" style:family="text">
      <style:text-properties fo:font-style="normal" fo:font-weight="normal" officeooo:rsid="015f4219" style:font-style-asian="normal" style:font-weight-asian="normal" style:font-style-complex="normal" style:font-weight-complex="normal"/>
    </style:style>
    <style:style style:name="T402" style:family="text">
      <style:text-properties fo:font-style="normal" fo:font-weight="normal" officeooo:rsid="0160101d" style:font-style-asian="normal" style:font-weight-asian="normal" style:font-style-complex="normal" style:font-weight-complex="normal"/>
    </style:style>
    <style:style style:name="T403" style:family="text">
      <style:text-properties fo:font-style="normal" fo:font-weight="normal" officeooo:rsid="01618653" style:font-style-asian="normal" style:font-weight-asian="normal" style:font-style-complex="normal" style:font-weight-complex="normal"/>
    </style:style>
    <style:style style:name="T404" style:family="text">
      <style:text-properties fo:font-style="normal" fo:font-weight="normal" officeooo:rsid="0162a650" style:font-style-asian="normal" style:font-weight-asian="normal" style:font-style-complex="normal" style:font-weight-complex="normal"/>
    </style:style>
    <style:style style:name="T405" style:family="text">
      <style:text-properties fo:font-style="normal" fo:font-weight="normal" officeooo:rsid="01645904" style:font-style-asian="normal" style:font-weight-asian="normal" style:font-style-complex="normal" style:font-weight-complex="normal"/>
    </style:style>
    <style:style style:name="T406" style:family="text">
      <style:text-properties fo:font-style="normal" fo:font-weight="normal" officeooo:rsid="0164b700" style:font-style-asian="normal" style:font-weight-asian="normal" style:font-style-complex="normal" style:font-weight-complex="normal"/>
    </style:style>
    <style:style style:name="T407" style:family="text">
      <style:text-properties fo:font-style="normal" fo:font-weight="normal" officeooo:rsid="0165b6f9" style:font-style-asian="normal" style:font-weight-asian="normal" style:font-style-complex="normal" style:font-weight-complex="normal"/>
    </style:style>
    <style:style style:name="T408" style:family="text">
      <style:text-properties fo:font-style="normal" fo:font-weight="normal" officeooo:rsid="0166acd3" style:font-style-asian="normal" style:font-weight-asian="normal" style:font-style-complex="normal" style:font-weight-complex="normal"/>
    </style:style>
    <style:style style:name="T409" style:family="text">
      <style:text-properties fo:font-style="normal" fo:font-weight="normal" officeooo:rsid="0167f4fd" style:font-style-asian="normal" style:font-weight-asian="normal" style:font-style-complex="normal" style:font-weight-complex="normal"/>
    </style:style>
    <style:style style:name="T410" style:family="text">
      <style:text-properties fo:font-style="normal" fo:font-weight="normal" officeooo:rsid="0169f022" style:font-style-asian="normal" style:font-weight-asian="normal" style:font-style-complex="normal" style:font-weight-complex="normal"/>
    </style:style>
    <style:style style:name="T411" style:family="text">
      <style:text-properties fo:font-style="normal" fo:font-weight="normal" officeooo:rsid="016c2dc5" style:font-style-asian="normal" style:font-weight-asian="normal" style:font-style-complex="normal" style:font-weight-complex="normal"/>
    </style:style>
    <style:style style:name="T412" style:family="text">
      <style:text-properties fo:font-style="normal" fo:font-weight="normal" officeooo:rsid="016db5ef" style:font-style-asian="normal" style:font-weight-asian="normal" style:font-style-complex="normal" style:font-weight-complex="normal"/>
    </style:style>
    <style:style style:name="T413" style:family="text">
      <style:text-properties fo:font-style="normal" fo:font-weight="normal" officeooo:rsid="016ed526" style:font-style-asian="normal" style:font-weight-asian="normal" style:font-style-complex="normal" style:font-weight-complex="normal"/>
    </style:style>
    <style:style style:name="T414" style:family="text">
      <style:text-properties fo:font-style="normal" fo:font-weight="normal" officeooo:rsid="0170590c" style:font-style-asian="normal" style:font-weight-asian="normal" style:font-style-complex="normal" style:font-weight-complex="normal"/>
    </style:style>
    <style:style style:name="T415" style:family="text">
      <style:text-properties fo:font-style="normal" fo:font-weight="normal" officeooo:rsid="0170e9c9" style:font-style-asian="normal" style:font-weight-asian="normal" style:font-style-complex="normal" style:font-weight-complex="normal"/>
    </style:style>
    <style:style style:name="T416" style:family="text">
      <style:text-properties fo:font-style="normal" fo:font-weight="normal" officeooo:rsid="0172e921" style:font-style-asian="normal" style:font-weight-asian="normal" style:font-style-complex="normal" style:font-weight-complex="normal"/>
    </style:style>
    <style:style style:name="T417" style:family="text">
      <style:text-properties fo:font-style="normal" fo:font-weight="normal" officeooo:rsid="0172c36e" style:font-style-asian="normal" style:font-weight-asian="normal" style:font-style-complex="normal" style:font-weight-complex="normal"/>
    </style:style>
    <style:style style:name="T418" style:family="text">
      <style:text-properties fo:font-style="normal" fo:font-weight="normal" officeooo:rsid="017656c9" style:font-style-asian="normal" style:font-weight-asian="normal" style:font-style-complex="normal" style:font-weight-complex="normal"/>
    </style:style>
    <style:style style:name="T419" style:family="text">
      <style:text-properties fo:font-style="normal" fo:font-weight="normal" officeooo:rsid="0176c41b" style:font-style-asian="normal" style:font-weight-asian="normal" style:font-style-complex="normal" style:font-weight-complex="normal"/>
    </style:style>
    <style:style style:name="T420" style:family="text">
      <style:text-properties fo:font-style="normal" fo:font-weight="normal" officeooo:rsid="0177142b" style:font-style-asian="normal" style:font-weight-asian="normal" style:font-style-complex="normal" style:font-weight-complex="normal"/>
    </style:style>
    <style:style style:name="T421" style:family="text">
      <style:text-properties fo:font-style="normal" fo:font-weight="normal" officeooo:rsid="01774710" style:font-style-asian="normal" style:font-weight-asian="normal" style:font-style-complex="normal" style:font-weight-complex="normal"/>
    </style:style>
    <style:style style:name="T422" style:family="text">
      <style:text-properties fo:font-style="normal" fo:font-weight="normal" officeooo:rsid="01774b6b" style:font-style-asian="normal" style:font-weight-asian="normal" style:font-style-complex="normal" style:font-weight-complex="normal"/>
    </style:style>
    <style:style style:name="T423" style:family="text">
      <style:text-properties fo:font-style="normal" fo:font-weight="normal" officeooo:rsid="017917a3" style:font-style-asian="normal" style:font-weight-asian="normal" style:font-style-complex="normal" style:font-weight-complex="normal"/>
    </style:style>
    <style:style style:name="T424" style:family="text">
      <style:text-properties fo:font-style="normal" fo:font-weight="normal" officeooo:rsid="017992f5" style:font-style-asian="normal" style:font-weight-asian="normal" style:font-style-complex="normal" style:font-weight-complex="normal"/>
    </style:style>
    <style:style style:name="T425" style:family="text">
      <style:text-properties fo:font-style="normal" fo:font-weight="normal" officeooo:rsid="017b04db" style:font-style-asian="normal" style:font-weight-asian="normal" style:font-style-complex="normal" style:font-weight-complex="normal"/>
    </style:style>
    <style:style style:name="T426" style:family="text">
      <style:text-properties fo:font-style="normal" fo:font-weight="normal" officeooo:rsid="017c6a60" style:font-style-asian="normal" style:font-weight-asian="normal" style:font-style-complex="normal" style:font-weight-complex="normal"/>
    </style:style>
    <style:style style:name="T427" style:family="text">
      <style:text-properties fo:font-style="normal" fo:font-weight="normal" officeooo:rsid="017de550" style:font-style-asian="normal" style:font-weight-asian="normal" style:font-style-complex="normal" style:font-weight-complex="normal"/>
    </style:style>
    <style:style style:name="T428" style:family="text">
      <style:text-properties fo:font-style="normal" fo:font-weight="normal" officeooo:rsid="0181007b" style:font-style-asian="normal" style:font-weight-asian="normal" style:font-style-complex="normal" style:font-weight-complex="normal"/>
    </style:style>
    <style:style style:name="T429" style:family="text">
      <style:text-properties fo:font-style="normal" fo:font-weight="normal" officeooo:rsid="01824eff" style:font-style-asian="normal" style:font-weight-asian="normal" style:font-style-complex="normal" style:font-weight-complex="normal"/>
    </style:style>
    <style:style style:name="T430" style:family="text">
      <style:text-properties fo:font-style="normal" fo:font-weight="normal" officeooo:rsid="01836fbb" style:font-style-asian="normal" style:font-weight-asian="normal" style:font-style-complex="normal" style:font-weight-complex="normal"/>
    </style:style>
    <style:style style:name="T431" style:family="text">
      <style:text-properties fo:font-style="normal" fo:font-weight="normal" officeooo:rsid="01848012" style:font-style-asian="normal" style:font-weight-asian="normal" style:font-style-complex="normal" style:font-weight-complex="normal"/>
    </style:style>
    <style:style style:name="T432" style:family="text">
      <style:text-properties fo:font-style="normal" fo:font-weight="normal" officeooo:rsid="01860c1d" style:font-style-asian="normal" style:font-weight-asian="normal" style:font-style-complex="normal" style:font-weight-complex="normal"/>
    </style:style>
    <style:style style:name="T433" style:family="text">
      <style:text-properties fo:font-style="normal" fo:font-weight="normal" officeooo:rsid="01866fb3" style:font-style-asian="normal" style:font-weight-asian="normal" style:font-style-complex="normal" style:font-weight-complex="normal"/>
    </style:style>
    <style:style style:name="T434" style:family="text">
      <style:text-properties fo:font-style="normal" fo:font-weight="normal" officeooo:rsid="01883118" style:font-style-asian="normal" style:font-weight-asian="normal" style:font-style-complex="normal" style:font-weight-complex="normal"/>
    </style:style>
    <style:style style:name="T435" style:family="text">
      <style:text-properties fo:font-style="normal" fo:font-weight="normal" officeooo:rsid="0188b342" style:font-style-asian="normal" style:font-weight-asian="normal" style:font-style-complex="normal" style:font-weight-complex="normal"/>
    </style:style>
    <style:style style:name="T436" style:family="text">
      <style:text-properties fo:font-style="normal" fo:font-weight="normal" officeooo:rsid="0189ece9" style:font-style-asian="normal" style:font-weight-asian="normal" style:font-style-complex="normal" style:font-weight-complex="normal"/>
    </style:style>
    <style:style style:name="T437" style:family="text">
      <style:text-properties fo:font-style="normal" fo:font-weight="normal" officeooo:rsid="018d04e0" style:font-style-asian="normal" style:font-weight-asian="normal" style:font-style-complex="normal" style:font-weight-complex="normal"/>
    </style:style>
    <style:style style:name="T438" style:family="text">
      <style:text-properties fo:font-style="normal" fo:font-weight="normal" officeooo:rsid="018e39fb" style:font-style-asian="normal" style:font-weight-asian="normal" style:font-style-complex="normal" style:font-weight-complex="normal"/>
    </style:style>
    <style:style style:name="T439" style:family="text">
      <style:text-properties fo:font-style="normal" fo:font-weight="normal" officeooo:rsid="018fc133" style:font-style-asian="normal" style:font-weight-asian="normal" style:font-style-complex="normal" style:font-weight-complex="normal"/>
    </style:style>
    <style:style style:name="T440" style:family="text">
      <style:text-properties fo:font-style="normal" fo:font-weight="normal" officeooo:rsid="01915040" style:font-style-asian="normal" style:font-weight-asian="normal" style:font-style-complex="normal" style:font-weight-complex="normal"/>
    </style:style>
    <style:style style:name="T441" style:family="text">
      <style:text-properties fo:font-style="normal" fo:font-weight="normal" officeooo:rsid="019365c2" style:font-style-asian="normal" style:font-weight-asian="normal" style:font-style-complex="normal" style:font-weight-complex="normal"/>
    </style:style>
    <style:style style:name="T442" style:family="text">
      <style:text-properties fo:font-style="normal" fo:font-weight="normal" officeooo:rsid="0193d946" style:font-style-asian="normal" style:font-weight-asian="normal" style:font-style-complex="normal" style:font-weight-complex="normal"/>
    </style:style>
    <style:style style:name="T443" style:family="text">
      <style:text-properties fo:font-style="normal" fo:font-weight="normal" officeooo:rsid="0194d838" style:font-style-asian="normal" style:font-weight-asian="normal" style:font-style-complex="normal" style:font-weight-complex="normal"/>
    </style:style>
    <style:style style:name="T444" style:family="text">
      <style:text-properties fo:font-style="normal" fo:font-weight="normal" officeooo:rsid="0195285c" style:font-style-asian="normal" style:font-weight-asian="normal" style:font-style-complex="normal" style:font-weight-complex="normal"/>
    </style:style>
    <style:style style:name="T445" style:family="text">
      <style:text-properties fo:font-style="normal" fo:font-weight="normal" officeooo:rsid="0196019f" style:font-style-asian="normal" style:font-weight-asian="normal" style:font-style-complex="normal" style:font-weight-complex="normal"/>
    </style:style>
    <style:style style:name="T446" style:family="text">
      <style:text-properties fo:font-style="normal" fo:font-weight="normal" officeooo:rsid="0197904a" style:font-style-asian="normal" style:font-weight-asian="normal" style:font-style-complex="normal" style:font-weight-complex="normal"/>
    </style:style>
    <style:style style:name="T447" style:family="text">
      <style:text-properties fo:font-style="normal" fo:font-weight="normal" officeooo:rsid="0197bf6c" style:font-style-asian="normal" style:font-weight-asian="normal" style:font-style-complex="normal" style:font-weight-complex="normal"/>
    </style:style>
    <style:style style:name="T448" style:family="text">
      <style:text-properties fo:font-style="normal" fo:font-weight="normal" officeooo:rsid="0198fc9a" style:font-style-asian="normal" style:font-weight-asian="normal" style:font-style-complex="normal" style:font-weight-complex="normal"/>
    </style:style>
    <style:style style:name="T449" style:family="text">
      <style:text-properties fo:font-style="normal" fo:font-weight="normal" officeooo:rsid="01991c94" style:font-style-asian="normal" style:font-weight-asian="normal" style:font-style-complex="normal" style:font-weight-complex="normal"/>
    </style:style>
    <style:style style:name="T450" style:family="text">
      <style:text-properties fo:font-style="normal" fo:font-weight="normal" officeooo:rsid="019b1053" style:font-style-asian="normal" style:font-weight-asian="normal" style:font-style-complex="normal" style:font-weight-complex="normal"/>
    </style:style>
    <style:style style:name="T451" style:family="text">
      <style:text-properties fo:font-style="normal" fo:font-weight="normal" officeooo:rsid="019bfb58" style:font-style-asian="normal" style:font-weight-asian="normal" style:font-style-complex="normal" style:font-weight-complex="normal"/>
    </style:style>
    <style:style style:name="T452" style:family="text">
      <style:text-properties fo:font-style="normal" fo:font-weight="normal" officeooo:rsid="019c27fd" style:font-style-asian="normal" style:font-weight-asian="normal" style:font-style-complex="normal" style:font-weight-complex="normal"/>
    </style:style>
    <style:style style:name="T453" style:family="text">
      <style:text-properties fo:font-style="normal" fo:font-weight="normal" officeooo:rsid="019d4f9d" style:font-style-asian="normal" style:font-weight-asian="normal" style:font-style-complex="normal" style:font-weight-complex="normal"/>
    </style:style>
    <style:style style:name="T454" style:family="text">
      <style:text-properties fo:font-style="normal" fo:font-weight="normal" officeooo:rsid="019f22f5" style:font-style-asian="normal" style:font-weight-asian="normal" style:font-style-complex="normal" style:font-weight-complex="normal"/>
    </style:style>
    <style:style style:name="T455" style:family="text">
      <style:text-properties fo:font-style="normal" fo:font-weight="normal" officeooo:rsid="01a0055d" style:font-style-asian="normal" style:font-weight-asian="normal" style:font-style-complex="normal" style:font-weight-complex="normal"/>
    </style:style>
    <style:style style:name="T456" style:family="text">
      <style:text-properties fo:font-style="normal" fo:font-weight="normal" officeooo:rsid="01a0b0cd" style:font-style-asian="normal" style:font-weight-asian="normal" style:font-style-complex="normal" style:font-weight-complex="normal"/>
    </style:style>
    <style:style style:name="T457" style:family="text">
      <style:text-properties fo:font-style="normal" fo:font-weight="normal" officeooo:rsid="01a0f4e2" style:font-style-asian="normal" style:font-weight-asian="normal" style:font-style-complex="normal" style:font-weight-complex="normal"/>
    </style:style>
    <style:style style:name="T458" style:family="text">
      <style:text-properties fo:font-style="normal" fo:font-weight="normal" officeooo:rsid="01a2a905" style:font-style-asian="normal" style:font-weight-asian="normal" style:font-style-complex="normal" style:font-weight-complex="normal"/>
    </style:style>
    <style:style style:name="T459" style:family="text">
      <style:text-properties fo:font-style="normal" fo:font-weight="normal" officeooo:rsid="01a38b8a" style:font-style-asian="normal" style:font-weight-asian="normal" style:font-style-complex="normal" style:font-weight-complex="normal"/>
    </style:style>
    <style:style style:name="T460" style:family="text">
      <style:text-properties fo:font-style="normal" fo:font-weight="normal" officeooo:rsid="01a55b65" style:font-style-asian="normal" style:font-weight-asian="normal" style:font-style-complex="normal" style:font-weight-complex="normal"/>
    </style:style>
    <style:style style:name="T461" style:family="text">
      <style:text-properties fo:font-style="normal" fo:font-weight="normal" officeooo:rsid="01a69bc3" style:font-style-asian="normal" style:font-weight-asian="normal" style:font-style-complex="normal" style:font-weight-complex="normal"/>
    </style:style>
    <style:style style:name="T462" style:family="text">
      <style:text-properties fo:font-style="normal" fo:font-weight="normal" officeooo:rsid="01a7c2fa" style:font-style-asian="normal" style:font-weight-asian="normal" style:font-style-complex="normal" style:font-weight-complex="normal"/>
    </style:style>
    <style:style style:name="T463" style:family="text">
      <style:text-properties fo:font-style="normal" fo:font-weight="normal" officeooo:rsid="01a8e9e9" style:font-style-asian="normal" style:font-weight-asian="normal" style:font-style-complex="normal" style:font-weight-complex="normal"/>
    </style:style>
    <style:style style:name="T464" style:family="text">
      <style:text-properties fo:font-style="normal" fo:font-weight="normal" officeooo:rsid="01a97732" style:font-style-asian="normal" style:font-weight-asian="normal" style:font-style-complex="normal" style:font-weight-complex="normal"/>
    </style:style>
    <style:style style:name="T465" style:family="text">
      <style:text-properties fo:font-style="normal" fo:font-weight="normal" officeooo:rsid="01aab4fb" style:font-style-asian="normal" style:font-weight-asian="normal" style:font-style-complex="normal" style:font-weight-complex="normal"/>
    </style:style>
    <style:style style:name="T466" style:family="text">
      <style:text-properties fo:font-style="normal" fo:font-weight="normal" officeooo:rsid="01ab17f6" style:font-style-asian="normal" style:font-weight-asian="normal" style:font-style-complex="normal" style:font-weight-complex="normal"/>
    </style:style>
    <style:style style:name="T467" style:family="text">
      <style:text-properties fo:font-style="normal" fo:font-weight="normal" officeooo:rsid="01aba428" style:font-style-asian="normal" style:font-weight-asian="normal" style:font-style-complex="normal" style:font-weight-complex="normal"/>
    </style:style>
    <style:style style:name="T468" style:family="text">
      <style:text-properties fo:font-style="normal" fo:font-weight="normal" officeooo:rsid="01ad37e1" style:font-style-asian="normal" style:font-weight-asian="normal" style:font-style-complex="normal" style:font-weight-complex="normal"/>
    </style:style>
    <style:style style:name="T469" style:family="text">
      <style:text-properties fo:font-style="normal" fo:font-weight="normal" officeooo:rsid="01ae8f6d" style:font-style-asian="normal" style:font-weight-asian="normal" style:font-style-complex="normal" style:font-weight-complex="normal"/>
    </style:style>
    <style:style style:name="T470" style:family="text">
      <style:text-properties fo:font-style="normal" fo:font-weight="normal" officeooo:rsid="01b07f25" style:font-style-asian="normal" style:font-weight-asian="normal" style:font-style-complex="normal" style:font-weight-complex="normal"/>
    </style:style>
    <style:style style:name="T471" style:family="text">
      <style:text-properties fo:font-style="normal" fo:font-weight="normal" officeooo:rsid="01b09ec6" style:font-style-asian="normal" style:font-weight-asian="normal" style:font-style-complex="normal" style:font-weight-complex="normal"/>
    </style:style>
    <style:style style:name="T472" style:family="text">
      <style:text-properties fo:font-style="normal" fo:font-weight="normal" officeooo:rsid="01b15b96" style:font-style-asian="normal" style:font-weight-asian="normal" style:font-style-complex="normal" style:font-weight-complex="normal"/>
    </style:style>
    <style:style style:name="T473" style:family="text">
      <style:text-properties fo:font-style="normal" fo:font-weight="normal" officeooo:rsid="01b188c0" style:font-style-asian="normal" style:font-weight-asian="normal" style:font-style-complex="normal" style:font-weight-complex="normal"/>
    </style:style>
    <style:style style:name="T474" style:family="text">
      <style:text-properties fo:font-style="normal" fo:font-weight="normal" officeooo:rsid="01b26f0f" style:font-style-asian="normal" style:font-weight-asian="normal" style:font-style-complex="normal" style:font-weight-complex="normal"/>
    </style:style>
    <style:style style:name="T475" style:family="text">
      <style:text-properties fo:font-style="normal" fo:font-weight="normal" officeooo:rsid="01b65c0a" style:font-style-asian="normal" style:font-weight-asian="normal" style:font-style-complex="normal" style:font-weight-complex="normal"/>
    </style:style>
    <style:style style:name="T476" style:family="text">
      <style:text-properties fo:font-style="normal" fo:font-weight="normal" officeooo:rsid="01b3f94c" style:font-style-asian="normal" style:font-weight-asian="normal" style:font-style-complex="normal" style:font-weight-complex="normal"/>
    </style:style>
    <style:style style:name="T477" style:family="text">
      <style:text-properties fo:font-style="normal" fo:font-weight="normal" officeooo:rsid="01b59ed4" style:font-style-asian="normal" style:font-weight-asian="normal" style:font-style-complex="normal" style:font-weight-complex="normal"/>
    </style:style>
    <style:style style:name="T478" style:family="text">
      <style:text-properties fo:font-style="normal" fo:font-weight="normal" officeooo:rsid="01b80013" style:font-style-asian="normal" style:font-weight-asian="normal" style:font-style-complex="normal" style:font-weight-complex="normal"/>
    </style:style>
    <style:style style:name="T479" style:family="text">
      <style:text-properties fo:font-style="normal" fo:font-weight="normal" officeooo:rsid="01baabf2" style:font-style-asian="normal" style:font-weight-asian="normal" style:font-style-complex="normal" style:font-weight-complex="normal"/>
    </style:style>
    <style:style style:name="T480" style:family="text">
      <style:text-properties fo:font-style="normal" fo:font-weight="normal" officeooo:rsid="01bc94de" style:font-style-asian="normal" style:font-weight-asian="normal" style:font-style-complex="normal" style:font-weight-complex="normal"/>
    </style:style>
    <style:style style:name="T481" style:family="text">
      <style:text-properties fo:font-style="normal" fo:font-weight="normal" officeooo:rsid="01bcd3fe" style:font-style-asian="normal" style:font-weight-asian="normal" style:font-style-complex="normal" style:font-weight-complex="normal"/>
    </style:style>
    <style:style style:name="T482" style:family="text">
      <style:text-properties fo:font-style="normal" fo:font-weight="normal" officeooo:rsid="01bdcda1" style:font-style-asian="normal" style:font-weight-asian="normal" style:font-style-complex="normal" style:font-weight-complex="normal"/>
    </style:style>
    <style:style style:name="T483" style:family="text">
      <style:text-properties fo:font-style="normal" fo:font-weight="normal" officeooo:rsid="01be1750" style:font-style-asian="normal" style:font-weight-asian="normal" style:font-style-complex="normal" style:font-weight-complex="normal"/>
    </style:style>
    <style:style style:name="T484" style:family="text">
      <style:text-properties fo:font-style="normal" fo:font-weight="normal" officeooo:rsid="01be7970" style:font-style-asian="normal" style:font-weight-asian="normal" style:font-style-complex="normal" style:font-weight-complex="normal"/>
    </style:style>
    <style:style style:name="T485" style:family="text">
      <style:text-properties fo:font-style="normal" fo:font-weight="normal" officeooo:rsid="01bf6a54" style:font-style-asian="normal" style:font-weight-asian="normal" style:font-style-complex="normal" style:font-weight-complex="normal"/>
    </style:style>
    <style:style style:name="T486" style:family="text">
      <style:text-properties fo:font-style="normal" fo:font-weight="normal" officeooo:rsid="01bf9852" style:font-style-asian="normal" style:font-weight-asian="normal" style:font-style-complex="normal" style:font-weight-complex="normal"/>
    </style:style>
    <style:style style:name="T487" style:family="text">
      <style:text-properties fo:font-style="normal" fo:font-weight="normal" officeooo:rsid="01bfaee0" style:font-style-asian="normal" style:font-weight-asian="normal" style:font-style-complex="normal" style:font-weight-complex="normal"/>
    </style:style>
    <style:style style:name="T488" style:family="text">
      <style:text-properties fo:font-style="normal" fo:font-weight="normal" officeooo:rsid="01c18cf5" style:font-style-asian="normal" style:font-weight-asian="normal" style:font-style-complex="normal" style:font-weight-complex="normal"/>
    </style:style>
    <style:style style:name="T489" style:family="text">
      <style:text-properties fo:font-style="normal" fo:font-weight="normal" officeooo:rsid="01c327c5" style:font-style-asian="normal" style:font-weight-asian="normal" style:font-style-complex="normal" style:font-weight-complex="normal"/>
    </style:style>
    <style:style style:name="T490" style:family="text">
      <style:text-properties fo:font-style="normal" fo:font-weight="normal" officeooo:rsid="01c45830" style:font-style-asian="normal" style:font-weight-asian="normal" style:font-style-complex="normal" style:font-weight-complex="normal"/>
    </style:style>
    <style:style style:name="T491" style:family="text">
      <style:text-properties fo:font-style="normal" fo:font-weight="normal" officeooo:rsid="01c6175f" style:font-style-asian="normal" style:font-weight-asian="normal" style:font-style-complex="normal" style:font-weight-complex="normal"/>
    </style:style>
    <style:style style:name="T492" style:family="text">
      <style:text-properties fo:font-style="normal" fo:font-weight="normal" officeooo:rsid="01c67b5f" style:font-style-asian="normal" style:font-weight-asian="normal" style:font-style-complex="normal" style:font-weight-complex="normal"/>
    </style:style>
    <style:style style:name="T493" style:family="text">
      <style:text-properties fo:font-style="normal" fo:font-weight="normal" officeooo:rsid="01c6902e" style:font-style-asian="normal" style:font-weight-asian="normal" style:font-style-complex="normal" style:font-weight-complex="normal"/>
    </style:style>
    <style:style style:name="T494" style:family="text">
      <style:text-properties fo:font-style="normal" fo:font-weight="normal" officeooo:rsid="01c979a6" style:font-style-asian="normal" style:font-weight-asian="normal" style:font-style-complex="normal" style:font-weight-complex="normal"/>
    </style:style>
    <style:style style:name="T495" style:family="text">
      <style:text-properties fo:font-style="normal" fo:font-weight="normal" officeooo:rsid="01ca7225" style:font-style-asian="normal" style:font-weight-asian="normal" style:font-style-complex="normal" style:font-weight-complex="normal"/>
    </style:style>
    <style:style style:name="T496" style:family="text">
      <style:text-properties fo:font-style="normal" fo:font-weight="normal" officeooo:rsid="01cae733" style:font-style-asian="normal" style:font-weight-asian="normal" style:font-style-complex="normal" style:font-weight-complex="normal"/>
    </style:style>
    <style:style style:name="T497" style:family="text">
      <style:text-properties fo:font-style="normal" fo:font-weight="normal" officeooo:rsid="01cbb67f" style:font-style-asian="normal" style:font-weight-asian="normal" style:font-style-complex="normal" style:font-weight-complex="normal"/>
    </style:style>
    <style:style style:name="T498" style:family="text">
      <style:text-properties fo:font-style="normal" fo:font-weight="normal" officeooo:rsid="01cc25fa" style:font-style-asian="normal" style:font-weight-asian="normal" style:font-style-complex="normal" style:font-weight-complex="normal"/>
    </style:style>
    <style:style style:name="T499" style:family="text">
      <style:text-properties fo:font-style="normal" fo:font-weight="normal" officeooo:rsid="01ccb60c" style:font-style-asian="normal" style:font-weight-asian="normal" style:font-style-complex="normal" style:font-weight-complex="normal"/>
    </style:style>
    <style:style style:name="T500" style:family="text">
      <style:text-properties fo:font-style="normal" fo:font-weight="normal" officeooo:rsid="01cdffcd" style:font-style-asian="normal" style:font-weight-asian="normal" style:font-style-complex="normal" style:font-weight-complex="normal"/>
    </style:style>
    <style:style style:name="T501" style:family="text">
      <style:text-properties fo:font-style="normal" fo:font-weight="normal" officeooo:rsid="01cf7e2a" style:font-style-asian="normal" style:font-weight-asian="normal" style:font-style-complex="normal" style:font-weight-complex="normal"/>
    </style:style>
    <style:style style:name="T502" style:family="text">
      <style:text-properties fo:font-style="normal" fo:font-weight="normal" officeooo:rsid="01d0cd1c" style:font-style-asian="normal" style:font-weight-asian="normal" style:font-style-complex="normal" style:font-weight-complex="normal"/>
    </style:style>
    <style:style style:name="T503" style:family="text">
      <style:text-properties fo:font-style="normal" fo:font-weight="normal" officeooo:rsid="01d1ea55" style:font-style-asian="normal" style:font-weight-asian="normal" style:font-style-complex="normal" style:font-weight-complex="normal"/>
    </style:style>
    <style:style style:name="T504" style:family="text">
      <style:text-properties fo:font-style="normal" fo:font-weight="normal" officeooo:rsid="01d25fb5" style:font-style-asian="normal" style:font-weight-asian="normal" style:font-style-complex="normal" style:font-weight-complex="normal"/>
    </style:style>
    <style:style style:name="T505" style:family="text">
      <style:text-properties fo:font-style="normal" fo:font-weight="normal" officeooo:rsid="01d45405" style:font-style-asian="normal" style:font-weight-asian="normal" style:font-style-complex="normal" style:font-weight-complex="normal"/>
    </style:style>
    <style:style style:name="T506" style:family="text">
      <style:text-properties fo:font-style="normal" fo:font-weight="normal" officeooo:rsid="01d55319" style:font-style-asian="normal" style:font-weight-asian="normal" style:font-style-complex="normal" style:font-weight-complex="normal"/>
    </style:style>
    <style:style style:name="T507" style:family="text">
      <style:text-properties fo:font-style="normal" fo:font-weight="normal" officeooo:rsid="01d59665" style:font-style-asian="normal" style:font-weight-asian="normal" style:font-style-complex="normal" style:font-weight-complex="normal"/>
    </style:style>
    <style:style style:name="T508" style:family="text">
      <style:text-properties fo:font-style="normal" fo:font-weight="normal" officeooo:rsid="01d78c5d" style:font-style-asian="normal" style:font-weight-asian="normal" style:font-style-complex="normal" style:font-weight-complex="normal"/>
    </style:style>
    <style:style style:name="T509" style:family="text">
      <style:text-properties fo:font-style="normal" fo:font-weight="normal" officeooo:rsid="01d96e17" style:font-style-asian="normal" style:font-weight-asian="normal" style:font-style-complex="normal" style:font-weight-complex="normal"/>
    </style:style>
    <style:style style:name="T510" style:family="text">
      <style:text-properties fo:font-style="normal" fo:font-weight="normal" officeooo:rsid="01dccaab" style:font-style-asian="normal" style:font-weight-asian="normal" style:font-style-complex="normal" style:font-weight-complex="normal"/>
    </style:style>
    <style:style style:name="T511" style:family="text">
      <style:text-properties fo:font-style="normal" fo:font-weight="normal" officeooo:rsid="01db144c" style:font-style-asian="normal" style:font-weight-asian="normal" style:font-style-complex="normal" style:font-weight-complex="normal"/>
    </style:style>
    <style:style style:name="T512" style:family="text">
      <style:text-properties fo:font-style="normal" fo:font-weight="normal" officeooo:rsid="01de2bab" style:font-style-asian="normal" style:font-weight-asian="normal" style:font-style-complex="normal" style:font-weight-complex="normal"/>
    </style:style>
    <style:style style:name="T513" style:family="text">
      <style:text-properties fo:font-style="normal" fo:font-weight="normal" officeooo:rsid="01df0059" style:font-style-asian="normal" style:font-weight-asian="normal" style:font-style-complex="normal" style:font-weight-complex="normal"/>
    </style:style>
    <style:style style:name="T514" style:family="text">
      <style:text-properties fo:font-style="normal" fo:font-weight="normal" officeooo:rsid="01e00f5a" style:font-style-asian="normal" style:font-weight-asian="normal" style:font-style-complex="normal" style:font-weight-complex="normal"/>
    </style:style>
    <style:style style:name="T515" style:family="text">
      <style:text-properties fo:font-style="normal" fo:font-weight="normal" officeooo:rsid="01e1f543" style:font-style-asian="normal" style:font-weight-asian="normal" style:font-style-complex="normal" style:font-weight-complex="normal"/>
    </style:style>
    <style:style style:name="T516" style:family="text">
      <style:text-properties fo:font-style="normal" fo:font-weight="normal" officeooo:rsid="01e3b5af" style:font-style-asian="normal" style:font-weight-asian="normal" style:font-style-complex="normal" style:font-weight-complex="normal"/>
    </style:style>
    <style:style style:name="T517" style:family="text">
      <style:text-properties fo:font-style="normal" fo:font-weight="normal" officeooo:rsid="01e57cab" style:font-style-asian="normal" style:font-weight-asian="normal" style:font-style-complex="normal" style:font-weight-complex="normal"/>
    </style:style>
    <style:style style:name="T518" style:family="text">
      <style:text-properties fo:font-style="normal" fo:font-weight="normal" officeooo:rsid="01e5e1a8" style:font-style-asian="normal" style:font-weight-asian="normal" style:font-style-complex="normal" style:font-weight-complex="normal"/>
    </style:style>
    <style:style style:name="T519" style:family="text">
      <style:text-properties fo:font-style="normal" fo:font-weight="normal" officeooo:rsid="01e75c1f" style:font-style-asian="normal" style:font-weight-asian="normal" style:font-style-complex="normal" style:font-weight-complex="normal"/>
    </style:style>
    <style:style style:name="T520" style:family="text">
      <style:text-properties fo:font-style="normal" fo:font-weight="normal" officeooo:rsid="01e7e0dd" style:font-style-asian="normal" style:font-weight-asian="normal" style:font-style-complex="normal" style:font-weight-complex="normal"/>
    </style:style>
    <style:style style:name="T521" style:family="text">
      <style:text-properties fo:font-style="normal" fo:font-weight="normal" officeooo:rsid="01e83837" style:font-style-asian="normal" style:font-weight-asian="normal" style:font-style-complex="normal" style:font-weight-complex="normal"/>
    </style:style>
    <style:style style:name="T522" style:family="text">
      <style:text-properties fo:font-style="normal" fo:font-weight="normal" officeooo:rsid="01e97bb6" style:font-style-asian="normal" style:font-weight-asian="normal" style:font-style-complex="normal" style:font-weight-complex="normal"/>
    </style:style>
    <style:style style:name="T523" style:family="text">
      <style:text-properties fo:font-style="normal" fo:font-weight="normal" officeooo:rsid="01ea3b54" style:font-style-asian="normal" style:font-weight-asian="normal" style:font-style-complex="normal" style:font-weight-complex="normal"/>
    </style:style>
    <style:style style:name="T524" style:family="text">
      <style:text-properties fo:font-style="normal" fo:font-weight="normal" officeooo:rsid="01eae50d" style:font-style-asian="normal" style:font-weight-asian="normal" style:font-style-complex="normal" style:font-weight-complex="normal"/>
    </style:style>
    <style:style style:name="T525" style:family="text">
      <style:text-properties fo:font-style="normal" fo:font-weight="normal" officeooo:rsid="01ecb86c" style:font-style-asian="normal" style:font-weight-asian="normal" style:font-style-complex="normal" style:font-weight-complex="normal"/>
    </style:style>
    <style:style style:name="T526" style:family="text">
      <style:text-properties fo:font-style="normal" fo:font-weight="normal" officeooo:rsid="01ee5151" style:font-style-asian="normal" style:font-weight-asian="normal" style:font-style-complex="normal" style:font-weight-complex="normal"/>
    </style:style>
    <style:style style:name="T527" style:family="text">
      <style:text-properties fo:font-style="normal" fo:font-weight="normal" officeooo:rsid="01ee99e4" style:font-style-asian="normal" style:font-weight-asian="normal" style:font-style-complex="normal" style:font-weight-complex="normal"/>
    </style:style>
    <style:style style:name="T528" style:family="text">
      <style:text-properties fo:font-style="normal" fo:font-weight="normal" officeooo:rsid="01f13734" style:font-style-asian="normal" style:font-weight-asian="normal" style:font-style-complex="normal" style:font-weight-complex="normal"/>
    </style:style>
    <style:style style:name="T529" style:family="text">
      <style:text-properties fo:font-style="normal" fo:font-weight="normal" officeooo:rsid="01f1731b" style:font-style-asian="normal" style:font-weight-asian="normal" style:font-style-complex="normal" style:font-weight-complex="normal"/>
    </style:style>
    <style:style style:name="T530" style:family="text">
      <style:text-properties fo:font-style="normal" fo:font-weight="normal" officeooo:rsid="01f22aea" style:font-style-asian="normal" style:font-weight-asian="normal" style:font-style-complex="normal" style:font-weight-complex="normal"/>
    </style:style>
    <style:style style:name="T531" style:family="text">
      <style:text-properties fo:font-style="normal" fo:font-weight="normal" officeooo:rsid="01f39f67" style:font-style-asian="normal" style:font-weight-asian="normal" style:font-style-complex="normal" style:font-weight-complex="normal"/>
    </style:style>
    <style:style style:name="T532" style:family="text">
      <style:text-properties fo:font-style="normal" fo:font-weight="normal" officeooo:rsid="01f527cb" style:font-style-asian="normal" style:font-weight-asian="normal" style:font-style-complex="normal" style:font-weight-complex="normal"/>
    </style:style>
    <style:style style:name="T533" style:family="text">
      <style:text-properties fo:font-style="normal" fo:font-weight="normal" officeooo:rsid="01f65bef" style:font-style-asian="normal" style:font-weight-asian="normal" style:font-style-complex="normal" style:font-weight-complex="normal"/>
    </style:style>
    <style:style style:name="T534" style:family="text">
      <style:text-properties fo:font-style="normal" fo:font-weight="normal" officeooo:rsid="01f7d108" style:font-style-asian="normal" style:font-weight-asian="normal" style:font-style-complex="normal" style:font-weight-complex="normal"/>
    </style:style>
    <style:style style:name="T535" style:family="text">
      <style:text-properties fo:font-style="normal" fo:font-weight="normal" officeooo:rsid="01f93d01" style:font-style-asian="normal" style:font-weight-asian="normal" style:font-style-complex="normal" style:font-weight-complex="normal"/>
    </style:style>
    <style:style style:name="T536" style:family="text">
      <style:text-properties fo:font-style="normal" fo:font-weight="normal" officeooo:rsid="01f0112f" style:font-style-asian="normal" style:font-weight-asian="normal" style:font-style-complex="normal" style:font-weight-complex="normal"/>
    </style:style>
    <style:style style:name="T537" style:family="text">
      <style:text-properties fo:font-style="normal" fo:font-weight="normal" officeooo:rsid="01f96e92" style:font-style-asian="normal" style:font-weight-asian="normal" style:font-style-complex="normal" style:font-weight-complex="normal"/>
    </style:style>
    <style:style style:name="T538" style:family="text">
      <style:text-properties fo:font-style="normal" fo:font-weight="normal" officeooo:rsid="01fb5844" style:font-style-asian="normal" style:font-weight-asian="normal" style:font-style-complex="normal" style:font-weight-complex="normal"/>
    </style:style>
    <style:style style:name="T539" style:family="text">
      <style:text-properties fo:font-style="normal" fo:font-weight="normal" officeooo:rsid="01fb5acb" style:font-style-asian="normal" style:font-weight-asian="normal" style:font-style-complex="normal" style:font-weight-complex="normal"/>
    </style:style>
    <style:style style:name="T540" style:family="text">
      <style:text-properties fo:font-style="normal" fo:font-weight="normal" officeooo:rsid="01fbe813" style:font-style-asian="normal" style:font-weight-asian="normal" style:font-style-complex="normal" style:font-weight-complex="normal"/>
    </style:style>
    <style:style style:name="T541" style:family="text">
      <style:text-properties fo:font-style="normal" fo:font-weight="normal" officeooo:rsid="01fc7b5a" style:font-style-asian="normal" style:font-weight-asian="normal" style:font-style-complex="normal" style:font-weight-complex="normal"/>
    </style:style>
    <style:style style:name="T542" style:family="text">
      <style:text-properties fo:font-style="normal" fo:font-weight="normal" officeooo:rsid="0193235d" style:font-style-asian="normal" style:font-weight-asian="normal" style:font-style-complex="normal" style:font-weight-complex="normal"/>
    </style:style>
    <style:style style:name="T543" style:family="text">
      <style:text-properties fo:font-style="normal" fo:font-weight="normal" officeooo:rsid="01fda940" style:font-style-asian="normal" style:font-weight-asian="normal" style:font-style-complex="normal" style:font-weight-complex="normal"/>
    </style:style>
    <style:style style:name="T544" style:family="text">
      <style:text-properties fo:font-style="normal" fo:font-weight="normal" officeooo:rsid="01fedbb2" style:font-style-asian="normal" style:font-weight-asian="normal" style:font-style-complex="normal" style:font-weight-complex="normal"/>
    </style:style>
    <style:style style:name="T545" style:family="text">
      <style:text-properties fo:font-style="normal" fo:font-weight="normal" officeooo:rsid="020094bb" style:font-style-asian="normal" style:font-weight-asian="normal" style:font-style-complex="normal" style:font-weight-complex="normal"/>
    </style:style>
    <style:style style:name="T546" style:family="text">
      <style:text-properties fo:font-style="normal" fo:font-weight="normal" officeooo:rsid="02013310" style:font-style-asian="normal" style:font-weight-asian="normal" style:font-style-complex="normal" style:font-weight-complex="normal"/>
    </style:style>
    <style:style style:name="T547" style:family="text">
      <style:text-properties fo:font-style="normal" fo:font-weight="normal" officeooo:rsid="0202df92" style:font-style-asian="normal" style:font-weight-asian="normal" style:font-style-complex="normal" style:font-weight-complex="normal"/>
    </style:style>
    <style:style style:name="T548" style:family="text">
      <style:text-properties fo:font-style="normal" fo:font-weight="normal" officeooo:rsid="0202fcb6" style:font-style-asian="normal" style:font-weight-asian="normal" style:font-style-complex="normal" style:font-weight-complex="normal"/>
    </style:style>
    <style:style style:name="T549" style:family="text">
      <style:text-properties fo:font-style="normal" fo:font-weight="normal" officeooo:rsid="020473bf" style:font-style-asian="normal" style:font-weight-asian="normal" style:font-style-complex="normal" style:font-weight-complex="normal"/>
    </style:style>
    <style:style style:name="T550" style:family="text">
      <style:text-properties fo:font-style="normal" fo:font-weight="normal" officeooo:rsid="0205ba19" style:font-style-asian="normal" style:font-weight-asian="normal" style:font-style-complex="normal" style:font-weight-complex="normal"/>
    </style:style>
    <style:style style:name="T551" style:family="text">
      <style:text-properties fo:font-style="normal" fo:font-weight="normal" officeooo:rsid="02071037" style:font-style-asian="normal" style:font-weight-asian="normal" style:font-style-complex="normal" style:font-weight-complex="normal"/>
    </style:style>
    <style:style style:name="T552" style:family="text">
      <style:text-properties fo:font-style="normal" fo:font-weight="normal" officeooo:rsid="02085746" style:font-style-asian="normal" style:font-weight-asian="normal" style:font-style-complex="normal" style:font-weight-complex="normal"/>
    </style:style>
    <style:style style:name="T553" style:family="text">
      <style:text-properties fo:font-style="normal" fo:font-weight="normal" officeooo:rsid="0209785d" style:font-style-asian="normal" style:font-weight-asian="normal" style:font-style-complex="normal" style:font-weight-complex="normal"/>
    </style:style>
    <style:style style:name="T554" style:family="text">
      <style:text-properties fo:font-style="normal" fo:font-weight="normal" officeooo:rsid="020b321e" style:font-style-asian="normal" style:font-weight-asian="normal" style:font-style-complex="normal" style:font-weight-complex="normal"/>
    </style:style>
    <style:style style:name="T555" style:family="text">
      <style:text-properties fo:font-style="normal" fo:font-weight="normal" officeooo:rsid="020cc395" style:font-style-asian="normal" style:font-weight-asian="normal" style:font-style-complex="normal" style:font-weight-complex="normal"/>
    </style:style>
    <style:style style:name="T556" style:family="text">
      <style:text-properties fo:font-style="normal" fo:font-weight="normal" officeooo:rsid="020d6047" style:font-style-asian="normal" style:font-weight-asian="normal" style:font-style-complex="normal" style:font-weight-complex="normal"/>
    </style:style>
    <style:style style:name="T557" style:family="text">
      <style:text-properties fo:font-style="normal" fo:font-weight="normal" officeooo:rsid="020f0198" style:font-style-asian="normal" style:font-weight-asian="normal" style:font-style-complex="normal" style:font-weight-complex="normal"/>
    </style:style>
    <style:style style:name="T558" style:family="text">
      <style:text-properties fo:font-style="normal" fo:font-weight="normal" officeooo:rsid="020fbb2f" style:font-style-asian="normal" style:font-weight-asian="normal" style:font-style-complex="normal" style:font-weight-complex="normal"/>
    </style:style>
    <style:style style:name="T559" style:family="text">
      <style:text-properties fo:font-style="normal" fo:font-weight="normal" officeooo:rsid="0210a9c2" style:font-style-asian="normal" style:font-weight-asian="normal" style:font-style-complex="normal" style:font-weight-complex="normal"/>
    </style:style>
    <style:style style:name="T560" style:family="text">
      <style:text-properties fo:font-style="normal" fo:font-weight="normal" officeooo:rsid="02111ee8" style:font-style-asian="normal" style:font-weight-asian="normal" style:font-style-complex="normal" style:font-weight-complex="normal"/>
    </style:style>
    <style:style style:name="T561" style:family="text">
      <style:text-properties fo:font-style="normal" fo:font-weight="normal" officeooo:rsid="02112695" style:font-style-asian="normal" style:font-weight-asian="normal" style:font-style-complex="normal" style:font-weight-complex="normal"/>
    </style:style>
    <style:style style:name="T562" style:family="text">
      <style:text-properties fo:font-style="normal" fo:font-weight="normal" officeooo:rsid="021189a3" style:font-style-asian="normal" style:font-weight-asian="normal" style:font-style-complex="normal" style:font-weight-complex="normal"/>
    </style:style>
    <style:style style:name="T563" style:family="text">
      <style:text-properties fo:font-style="normal" fo:font-weight="normal" officeooo:rsid="0213795f" style:font-style-asian="normal" style:font-weight-asian="normal" style:font-style-complex="normal" style:font-weight-complex="normal"/>
    </style:style>
    <style:style style:name="T564" style:family="text">
      <style:text-properties fo:font-style="normal" fo:font-weight="normal" officeooo:rsid="0214858c" style:font-style-asian="normal" style:font-weight-asian="normal" style:font-style-complex="normal" style:font-weight-complex="normal"/>
    </style:style>
    <style:style style:name="T565" style:family="text">
      <style:text-properties fo:font-style="normal" fo:font-weight="normal" officeooo:rsid="02156cd4" style:font-style-asian="normal" style:font-weight-asian="normal" style:font-style-complex="normal" style:font-weight-complex="normal"/>
    </style:style>
    <style:style style:name="T566" style:family="text">
      <style:text-properties fo:font-style="normal" fo:font-weight="normal" officeooo:rsid="0216c574" style:font-style-asian="normal" style:font-weight-asian="normal" style:font-style-complex="normal" style:font-weight-complex="normal"/>
    </style:style>
    <style:style style:name="T567" style:family="text">
      <style:text-properties fo:font-style="normal" fo:font-weight="normal" officeooo:rsid="02172472" style:font-style-asian="normal" style:font-weight-asian="normal" style:font-style-complex="normal" style:font-weight-complex="normal"/>
    </style:style>
    <style:style style:name="T568" style:family="text">
      <style:text-properties fo:font-style="normal" fo:font-weight="normal" officeooo:rsid="0218d388" style:font-style-asian="normal" style:font-weight-asian="normal" style:font-style-complex="normal" style:font-weight-complex="normal"/>
    </style:style>
    <style:style style:name="T569" style:family="text">
      <style:text-properties fo:font-style="normal" fo:font-weight="normal" officeooo:rsid="0219d7bb" style:font-style-asian="normal" style:font-weight-asian="normal" style:font-style-complex="normal" style:font-weight-complex="normal"/>
    </style:style>
    <style:style style:name="T570" style:family="text">
      <style:text-properties fo:font-style="normal" fo:font-weight="normal" officeooo:rsid="021da8bc" style:font-style-asian="normal" style:font-weight-asian="normal" style:font-style-complex="normal" style:font-weight-complex="normal"/>
    </style:style>
    <style:style style:name="T571" style:family="text">
      <style:text-properties fo:font-style="normal" fo:font-weight="normal" officeooo:rsid="021ef2a7" style:font-style-asian="normal" style:font-weight-asian="normal" style:font-style-complex="normal" style:font-weight-complex="normal"/>
    </style:style>
    <style:style style:name="T572" style:family="text">
      <style:text-properties fo:font-style="normal" fo:font-weight="normal" officeooo:rsid="0220d545" style:font-style-asian="normal" style:font-weight-asian="normal" style:font-style-complex="normal" style:font-weight-complex="normal"/>
    </style:style>
    <style:style style:name="T573" style:family="text">
      <style:text-properties fo:font-style="normal" fo:font-weight="normal" officeooo:rsid="0221a521" style:font-style-asian="normal" style:font-weight-asian="normal" style:font-style-complex="normal" style:font-weight-complex="normal"/>
    </style:style>
    <style:style style:name="T574" style:family="text">
      <style:text-properties fo:font-style="normal" fo:font-weight="normal" officeooo:rsid="02221272" style:font-style-asian="normal" style:font-weight-asian="normal" style:font-style-complex="normal" style:font-weight-complex="normal"/>
    </style:style>
    <style:style style:name="T575" style:family="text">
      <style:text-properties fo:font-style="normal" fo:font-weight="normal" officeooo:rsid="0222c1ed" style:font-style-asian="normal" style:font-weight-asian="normal" style:font-style-complex="normal" style:font-weight-complex="normal"/>
    </style:style>
    <style:style style:name="T576" style:family="text">
      <style:text-properties fo:font-style="normal" fo:font-weight="normal" officeooo:rsid="0222d170" style:font-style-asian="normal" style:font-weight-asian="normal" style:font-style-complex="normal" style:font-weight-complex="normal"/>
    </style:style>
    <style:style style:name="T577" style:family="text">
      <style:text-properties fo:font-style="normal" fo:font-weight="normal" officeooo:rsid="02232dea" style:font-style-asian="normal" style:font-weight-asian="normal" style:font-style-complex="normal" style:font-weight-complex="normal"/>
    </style:style>
    <style:style style:name="T578" style:family="text">
      <style:text-properties fo:font-style="normal" fo:font-weight="normal" officeooo:rsid="0224fb7a" style:font-style-asian="normal" style:font-weight-asian="normal" style:font-style-complex="normal" style:font-weight-complex="normal"/>
    </style:style>
    <style:style style:name="T579" style:family="text">
      <style:text-properties fo:font-style="normal" fo:font-weight="normal" officeooo:rsid="0226f6a4" style:font-style-asian="normal" style:font-weight-asian="normal" style:font-style-complex="normal" style:font-weight-complex="normal"/>
    </style:style>
    <style:style style:name="T580" style:family="text">
      <style:text-properties fo:font-style="normal" fo:font-weight="normal" officeooo:rsid="0228d3e8" style:font-style-asian="normal" style:font-weight-asian="normal" style:font-style-complex="normal" style:font-weight-complex="normal"/>
    </style:style>
    <style:style style:name="T581" style:family="text">
      <style:text-properties fo:font-style="normal" fo:font-weight="normal" officeooo:rsid="0229b92e" style:font-style-asian="normal" style:font-weight-asian="normal" style:font-style-complex="normal" style:font-weight-complex="normal"/>
    </style:style>
    <style:style style:name="T582" style:family="text">
      <style:text-properties fo:font-style="normal" fo:font-weight="normal" officeooo:rsid="022aeeec" style:font-style-asian="normal" style:font-weight-asian="normal" style:font-style-complex="normal" style:font-weight-complex="normal"/>
    </style:style>
    <style:style style:name="T583" style:family="text">
      <style:text-properties fo:font-style="normal" fo:font-weight="normal" officeooo:rsid="022b6caf" style:font-style-asian="normal" style:font-weight-asian="normal" style:font-style-complex="normal" style:font-weight-complex="normal"/>
    </style:style>
    <style:style style:name="T584" style:family="text">
      <style:text-properties fo:font-style="normal" fo:font-weight="normal" officeooo:rsid="022d2423" style:font-style-asian="normal" style:font-weight-asian="normal" style:font-style-complex="normal" style:font-weight-complex="normal"/>
    </style:style>
    <style:style style:name="T585" style:family="text">
      <style:text-properties fo:font-style="normal" fo:font-weight="normal" officeooo:rsid="022e8071" style:font-style-asian="normal" style:font-weight-asian="normal" style:font-style-complex="normal" style:font-weight-complex="normal"/>
    </style:style>
    <style:style style:name="T586" style:family="text">
      <style:text-properties fo:font-style="normal" fo:font-weight="normal" officeooo:rsid="022ed9e0" style:font-style-asian="normal" style:font-weight-asian="normal" style:font-style-complex="normal" style:font-weight-complex="normal"/>
    </style:style>
    <style:style style:name="T587" style:family="text">
      <style:text-properties fo:font-style="normal" fo:font-weight="normal" officeooo:rsid="022f9d08" style:font-style-asian="normal" style:font-weight-asian="normal" style:font-style-complex="normal" style:font-weight-complex="normal"/>
    </style:style>
    <style:style style:name="T588" style:family="text">
      <style:text-properties fo:font-style="normal" fo:font-weight="normal" officeooo:rsid="0230762e" style:font-style-asian="normal" style:font-weight-asian="normal" style:font-style-complex="normal" style:font-weight-complex="normal"/>
    </style:style>
    <style:style style:name="T589" style:family="text">
      <style:text-properties fo:font-style="normal" fo:font-weight="normal" officeooo:rsid="023219da" style:font-style-asian="normal" style:font-weight-asian="normal" style:font-style-complex="normal" style:font-weight-complex="normal"/>
    </style:style>
    <style:style style:name="T590" style:family="text">
      <style:text-properties fo:font-style="normal" fo:font-weight="normal" officeooo:rsid="023400d7" style:font-style-asian="normal" style:font-weight-asian="normal" style:font-style-complex="normal" style:font-weight-complex="normal"/>
    </style:style>
    <style:style style:name="T591" style:family="text">
      <style:text-properties fo:font-style="normal" fo:font-weight="normal" officeooo:rsid="02344f82" style:font-style-asian="normal" style:font-weight-asian="normal" style:font-style-complex="normal" style:font-weight-complex="normal"/>
    </style:style>
    <style:style style:name="T592" style:family="text">
      <style:text-properties fo:font-style="normal" fo:font-weight="normal" officeooo:rsid="0235be10" style:font-style-asian="normal" style:font-weight-asian="normal" style:font-style-complex="normal" style:font-weight-complex="normal"/>
    </style:style>
    <style:style style:name="T593" style:family="text">
      <style:text-properties fo:font-style="normal" fo:font-weight="normal" officeooo:rsid="02378ec1" style:font-style-asian="normal" style:font-weight-asian="normal" style:font-style-complex="normal" style:font-weight-complex="normal"/>
    </style:style>
    <style:style style:name="T594" style:family="text">
      <style:text-properties fo:font-style="normal" fo:font-weight="normal" officeooo:rsid="02398335" style:font-style-asian="normal" style:font-weight-asian="normal" style:font-style-complex="normal" style:font-weight-complex="normal"/>
    </style:style>
    <style:style style:name="T595" style:family="text">
      <style:text-properties fo:font-style="normal" fo:font-weight="normal" officeooo:rsid="023b30b2" style:font-style-asian="normal" style:font-weight-asian="normal" style:font-style-complex="normal" style:font-weight-complex="normal"/>
    </style:style>
    <style:style style:name="T596" style:family="text">
      <style:text-properties fo:font-style="normal" fo:font-weight="normal" officeooo:rsid="023c4d15" style:font-style-asian="normal" style:font-weight-asian="normal" style:font-style-complex="normal" style:font-weight-complex="normal"/>
    </style:style>
    <style:style style:name="T597" style:family="text">
      <style:text-properties fo:font-style="normal" fo:font-weight="normal" officeooo:rsid="023d5f75" style:font-style-asian="normal" style:font-weight-asian="normal" style:font-style-complex="normal" style:font-weight-complex="normal"/>
    </style:style>
    <style:style style:name="T598" style:family="text">
      <style:text-properties fo:font-style="normal" fo:font-weight="normal" officeooo:rsid="023dad5e" style:font-style-asian="normal" style:font-weight-asian="normal" style:font-style-complex="normal" style:font-weight-complex="normal"/>
    </style:style>
    <style:style style:name="T599" style:family="text">
      <style:text-properties fo:font-style="normal" fo:font-weight="normal" officeooo:rsid="023e3286" style:font-style-asian="normal" style:font-weight-asian="normal" style:font-style-complex="normal" style:font-weight-complex="normal"/>
    </style:style>
    <style:style style:name="T600" style:family="text">
      <style:text-properties fo:font-style="normal" fo:font-weight="normal" officeooo:rsid="023efe0d" style:font-style-asian="normal" style:font-weight-asian="normal" style:font-style-complex="normal" style:font-weight-complex="normal"/>
    </style:style>
    <style:style style:name="T601" style:family="text">
      <style:text-properties fo:font-style="normal" fo:font-weight="normal" officeooo:rsid="023f5ad1" style:font-style-asian="normal" style:font-weight-asian="normal" style:font-style-complex="normal" style:font-weight-complex="normal"/>
    </style:style>
    <style:style style:name="T602" style:family="text">
      <style:text-properties fo:font-style="normal" fo:font-weight="normal" officeooo:rsid="0235389d" style:font-style-asian="normal" style:font-weight-asian="normal" style:font-style-complex="normal" style:font-weight-complex="normal"/>
    </style:style>
    <style:style style:name="T603" style:family="text">
      <style:text-properties fo:font-style="normal" fo:font-weight="normal" officeooo:rsid="024052f8" style:font-style-asian="normal" style:font-weight-asian="normal" style:font-style-complex="normal" style:font-weight-complex="normal"/>
    </style:style>
    <style:style style:name="T604" style:family="text">
      <style:text-properties fo:font-style="normal" fo:font-weight="normal" officeooo:rsid="024233ce" style:font-style-asian="normal" style:font-weight-asian="normal" style:font-style-complex="normal" style:font-weight-complex="normal"/>
    </style:style>
    <style:style style:name="T605" style:family="text">
      <style:text-properties fo:font-style="normal" fo:font-weight="normal" officeooo:rsid="0243ea91" style:font-style-asian="normal" style:font-weight-asian="normal" style:font-style-complex="normal" style:font-weight-complex="normal"/>
    </style:style>
    <style:style style:name="T606" style:family="text">
      <style:text-properties fo:font-style="normal" fo:font-weight="normal" officeooo:rsid="0244a2d4" style:font-style-asian="normal" style:font-weight-asian="normal" style:font-style-complex="normal" style:font-weight-complex="normal"/>
    </style:style>
    <style:style style:name="T607" style:family="text">
      <style:text-properties fo:font-style="normal" fo:font-weight="normal" officeooo:rsid="024593c6" style:font-style-asian="normal" style:font-weight-asian="normal" style:font-style-complex="normal" style:font-weight-complex="normal"/>
    </style:style>
    <style:style style:name="T608" style:family="text">
      <style:text-properties fo:font-style="normal" fo:font-weight="normal" officeooo:rsid="0245ced8" style:font-style-asian="normal" style:font-weight-asian="normal" style:font-style-complex="normal" style:font-weight-complex="normal"/>
    </style:style>
    <style:style style:name="T609" style:family="text">
      <style:text-properties fo:font-style="normal" fo:font-weight="normal" officeooo:rsid="02478ac8" style:font-style-asian="normal" style:font-weight-asian="normal" style:font-style-complex="normal" style:font-weight-complex="normal"/>
    </style:style>
    <style:style style:name="T610" style:family="text">
      <style:text-properties fo:font-style="normal" fo:font-weight="normal" officeooo:rsid="0247efc4" style:font-style-asian="normal" style:font-weight-asian="normal" style:font-style-complex="normal" style:font-weight-complex="normal"/>
    </style:style>
    <style:style style:name="T611" style:family="text">
      <style:text-properties fo:font-style="normal" fo:font-weight="normal" officeooo:rsid="0249cee5" style:font-style-asian="normal" style:font-weight-asian="normal" style:font-style-complex="normal" style:font-weight-complex="normal"/>
    </style:style>
    <style:style style:name="T612" style:family="text">
      <style:text-properties fo:font-style="normal" fo:font-weight="normal" officeooo:rsid="024b1ace" style:font-style-asian="normal" style:font-weight-asian="normal" style:font-style-complex="normal" style:font-weight-complex="normal"/>
    </style:style>
    <style:style style:name="T613" style:family="text">
      <style:text-properties fo:font-style="normal" fo:font-weight="normal" officeooo:rsid="024be011" style:font-style-asian="normal" style:font-weight-asian="normal" style:font-style-complex="normal" style:font-weight-complex="normal"/>
    </style:style>
    <style:style style:name="T614" style:family="text">
      <style:text-properties fo:font-style="normal" fo:font-weight="normal" officeooo:rsid="024c34bf" style:font-style-asian="normal" style:font-weight-asian="normal" style:font-style-complex="normal" style:font-weight-complex="normal"/>
    </style:style>
    <style:style style:name="T615" style:family="text">
      <style:text-properties fo:font-style="normal" fo:font-weight="normal" officeooo:rsid="024c910b" style:font-style-asian="normal" style:font-weight-asian="normal" style:font-style-complex="normal" style:font-weight-complex="normal"/>
    </style:style>
    <style:style style:name="T616" style:family="text">
      <style:text-properties fo:font-style="normal" fo:font-weight="normal" officeooo:rsid="024db29f" style:font-style-asian="normal" style:font-weight-asian="normal" style:font-style-complex="normal" style:font-weight-complex="normal"/>
    </style:style>
    <style:style style:name="T617" style:family="text">
      <style:text-properties fo:font-style="normal" fo:font-weight="normal" officeooo:rsid="024fa2eb" style:font-style-asian="normal" style:font-weight-asian="normal" style:font-style-complex="normal" style:font-weight-complex="normal"/>
    </style:style>
    <style:style style:name="T618" style:family="text">
      <style:text-properties fo:font-style="normal" fo:font-weight="normal" officeooo:rsid="024fb795" style:font-style-asian="normal" style:font-weight-asian="normal" style:font-style-complex="normal" style:font-weight-complex="normal"/>
    </style:style>
    <style:style style:name="T619" style:family="text">
      <style:text-properties fo:font-style="normal" fo:font-weight="normal" officeooo:rsid="02504809" style:font-style-asian="normal" style:font-weight-asian="normal" style:font-style-complex="normal" style:font-weight-complex="normal"/>
    </style:style>
    <style:style style:name="T620" style:family="text">
      <style:text-properties fo:font-style="normal" fo:font-weight="normal" officeooo:rsid="02508d52" style:font-style-asian="normal" style:font-weight-asian="normal" style:font-style-complex="normal" style:font-weight-complex="normal"/>
    </style:style>
    <style:style style:name="T621" style:family="text">
      <style:text-properties fo:font-style="normal" fo:font-weight="normal" officeooo:rsid="0250f8a4" style:font-style-asian="normal" style:font-weight-asian="normal" style:font-style-complex="normal" style:font-weight-complex="normal"/>
    </style:style>
    <style:style style:name="T622" style:family="text">
      <style:text-properties fo:font-style="normal" fo:font-weight="normal" officeooo:rsid="025272da" style:font-style-asian="normal" style:font-weight-asian="normal" style:font-style-complex="normal" style:font-weight-complex="normal"/>
    </style:style>
    <style:style style:name="T623" style:family="text">
      <style:text-properties fo:font-style="normal" fo:font-weight="normal" officeooo:rsid="0253ed26" style:font-style-asian="normal" style:font-weight-asian="normal" style:font-style-complex="normal" style:font-weight-complex="normal"/>
    </style:style>
    <style:style style:name="T624" style:family="text">
      <style:text-properties fo:font-style="normal" fo:font-weight="normal" officeooo:rsid="025c6f64" style:font-style-asian="normal" style:font-weight-asian="normal" style:font-style-complex="normal" style:font-weight-complex="normal"/>
    </style:style>
    <style:style style:name="T625" style:family="text">
      <style:text-properties fo:font-style="normal" fo:font-weight="normal" officeooo:rsid="025e4e0d" style:font-style-asian="normal" style:font-weight-asian="normal" style:font-style-complex="normal" style:font-weight-complex="normal"/>
    </style:style>
    <style:style style:name="T626" style:family="text">
      <style:text-properties fo:font-style="normal" fo:font-weight="normal" officeooo:rsid="025ef455" style:font-style-asian="normal" style:font-weight-asian="normal" style:font-style-complex="normal" style:font-weight-complex="normal"/>
    </style:style>
    <style:style style:name="T627" style:family="text">
      <style:text-properties fo:font-style="normal" fo:font-weight="normal" officeooo:rsid="025f0a2d" style:font-style-asian="normal" style:font-weight-asian="normal" style:font-style-complex="normal" style:font-weight-complex="normal"/>
    </style:style>
    <style:style style:name="T628" style:family="text">
      <style:text-properties fo:font-style="normal" fo:font-weight="normal" officeooo:rsid="0260faf2" style:font-style-asian="normal" style:font-weight-asian="normal" style:font-style-complex="normal" style:font-weight-complex="normal"/>
    </style:style>
    <style:style style:name="T629" style:family="text">
      <style:text-properties fo:font-style="normal" fo:font-weight="normal" officeooo:rsid="02501534" style:font-style-asian="normal" style:font-weight-asian="normal" style:font-style-complex="normal" style:font-weight-complex="normal"/>
    </style:style>
    <style:style style:name="T630" style:family="text">
      <style:text-properties fo:font-style="normal" fo:font-weight="normal" officeooo:rsid="02616362" style:font-style-asian="normal" style:font-weight-asian="normal" style:font-style-complex="normal" style:font-weight-complex="normal"/>
    </style:style>
    <style:style style:name="T631" style:family="text">
      <style:text-properties fo:font-style="normal" fo:font-weight="normal" officeooo:rsid="0261f8e2" style:font-style-asian="normal" style:font-weight-asian="normal" style:font-style-complex="normal" style:font-weight-complex="normal"/>
    </style:style>
    <style:style style:name="T632" style:family="text">
      <style:text-properties fo:font-style="normal" fo:font-weight="normal" officeooo:rsid="026633dc" style:font-style-asian="normal" style:font-weight-asian="normal" style:font-style-complex="normal" style:font-weight-complex="normal"/>
    </style:style>
    <style:style style:name="T633" style:family="text">
      <style:text-properties fo:font-style="normal" fo:font-weight="normal" officeooo:rsid="02666fdd" style:font-style-asian="normal" style:font-weight-asian="normal" style:font-style-complex="normal" style:font-weight-complex="normal"/>
    </style:style>
    <style:style style:name="T634" style:family="text">
      <style:text-properties fo:font-style="normal" fo:font-weight="normal" officeooo:rsid="0267bde1" style:font-style-asian="normal" style:font-weight-asian="normal" style:font-style-complex="normal" style:font-weight-complex="normal"/>
    </style:style>
    <style:style style:name="T635" style:family="text">
      <style:text-properties fo:font-style="normal" fo:font-weight="normal" officeooo:rsid="02695569" style:font-style-asian="normal" style:font-weight-asian="normal" style:font-style-complex="normal" style:font-weight-complex="normal"/>
    </style:style>
    <style:style style:name="T636" style:family="text">
      <style:text-properties fo:font-style="normal" fo:font-weight="normal" officeooo:rsid="0269a1a3" style:font-style-asian="normal" style:font-weight-asian="normal" style:font-style-complex="normal" style:font-weight-complex="normal"/>
    </style:style>
    <style:style style:name="T637" style:family="text">
      <style:text-properties fo:font-style="normal" fo:font-weight="normal" officeooo:rsid="026b5b2c" style:font-style-asian="normal" style:font-weight-asian="normal" style:font-style-complex="normal" style:font-weight-complex="normal"/>
    </style:style>
    <style:style style:name="T638" style:family="text">
      <style:text-properties fo:font-style="normal" fo:font-weight="normal" officeooo:rsid="026d2ebc" style:font-style-asian="normal" style:font-weight-asian="normal" style:font-style-complex="normal" style:font-weight-complex="normal"/>
    </style:style>
    <style:style style:name="T639" style:family="text">
      <style:text-properties fo:font-style="normal" fo:font-weight="normal" officeooo:rsid="026d9437" style:font-style-asian="normal" style:font-weight-asian="normal" style:font-style-complex="normal" style:font-weight-complex="normal"/>
    </style:style>
    <style:style style:name="T640" style:family="text">
      <style:text-properties fo:font-style="normal" fo:font-weight="normal" officeooo:rsid="026dd11e" style:font-style-asian="normal" style:font-weight-asian="normal" style:font-style-complex="normal" style:font-weight-complex="normal"/>
    </style:style>
    <style:style style:name="T641" style:family="text">
      <style:text-properties fo:font-style="normal" fo:font-weight="normal" officeooo:rsid="026f286b" style:font-style-asian="normal" style:font-weight-asian="normal" style:font-style-complex="normal" style:font-weight-complex="normal"/>
    </style:style>
    <style:style style:name="T642" style:family="text">
      <style:text-properties fo:font-style="normal" fo:font-weight="normal" officeooo:rsid="026fe7b4" style:font-style-asian="normal" style:font-weight-asian="normal" style:font-style-complex="normal" style:font-weight-complex="normal"/>
    </style:style>
    <style:style style:name="T643" style:family="text">
      <style:text-properties fo:font-style="normal" fo:font-weight="normal" officeooo:rsid="026ff51d" style:font-style-asian="normal" style:font-weight-asian="normal" style:font-style-complex="normal" style:font-weight-complex="normal"/>
    </style:style>
    <style:style style:name="T644" style:family="text">
      <style:text-properties fo:font-style="normal" fo:font-weight="normal" officeooo:rsid="02716694" style:font-style-asian="normal" style:font-weight-asian="normal" style:font-style-complex="normal" style:font-weight-complex="normal"/>
    </style:style>
    <style:style style:name="T645" style:family="text">
      <style:text-properties fo:font-style="normal" fo:font-weight="normal" officeooo:rsid="0272f2b1" style:font-style-asian="normal" style:font-weight-asian="normal" style:font-style-complex="normal" style:font-weight-complex="normal"/>
    </style:style>
    <style:style style:name="T646" style:family="text">
      <style:text-properties fo:font-style="normal" fo:font-weight="normal" officeooo:rsid="02731c71" style:font-style-asian="normal" style:font-weight-asian="normal" style:font-style-complex="normal" style:font-weight-complex="normal"/>
    </style:style>
    <style:style style:name="T647" style:family="text">
      <style:text-properties fo:font-style="normal" fo:font-weight="normal" officeooo:rsid="027323b7" style:font-style-asian="normal" style:font-weight-asian="normal" style:font-style-complex="normal" style:font-weight-complex="normal"/>
    </style:style>
    <style:style style:name="T648" style:family="text">
      <style:text-properties fo:font-style="normal" fo:font-weight="normal" officeooo:rsid="02750218" style:font-style-asian="normal" style:font-weight-asian="normal" style:font-style-complex="normal" style:font-weight-complex="normal"/>
    </style:style>
    <style:style style:name="T649" style:family="text">
      <style:text-properties fo:font-style="normal" fo:font-weight="normal" officeooo:rsid="0275c18d" style:font-style-asian="normal" style:font-weight-asian="normal" style:font-style-complex="normal" style:font-weight-complex="normal"/>
    </style:style>
    <style:style style:name="T650" style:family="text">
      <style:text-properties fo:font-style="normal" fo:font-weight="normal" officeooo:rsid="0276685f" style:font-style-asian="normal" style:font-weight-asian="normal" style:font-style-complex="normal" style:font-weight-complex="normal"/>
    </style:style>
    <style:style style:name="T651" style:family="text">
      <style:text-properties fo:font-style="normal" fo:font-weight="normal" officeooo:rsid="0277d6d2" style:font-style-asian="normal" style:font-weight-asian="normal" style:font-style-complex="normal" style:font-weight-complex="normal"/>
    </style:style>
    <style:style style:name="T652" style:family="text">
      <style:text-properties fo:font-style="normal" fo:font-weight="normal" officeooo:rsid="0277dc8d" style:font-style-asian="normal" style:font-weight-asian="normal" style:font-style-complex="normal" style:font-weight-complex="normal"/>
    </style:style>
    <style:style style:name="T653" style:family="text">
      <style:text-properties fo:font-style="normal" fo:font-weight="normal" officeooo:rsid="0279b822" style:font-style-asian="normal" style:font-weight-asian="normal" style:font-style-complex="normal" style:font-weight-complex="normal"/>
    </style:style>
    <style:style style:name="T654" style:family="text">
      <style:text-properties fo:font-style="normal" fo:font-weight="normal" officeooo:rsid="027b6c63" style:font-style-asian="normal" style:font-weight-asian="normal" style:font-style-complex="normal" style:font-weight-complex="normal"/>
    </style:style>
    <style:style style:name="T655" style:family="text">
      <style:text-properties fo:font-style="normal" fo:font-weight="normal" officeooo:rsid="027d6868" style:font-style-asian="normal" style:font-weight-asian="normal" style:font-style-complex="normal" style:font-weight-complex="normal"/>
    </style:style>
    <style:style style:name="T656" style:family="text">
      <style:text-properties fo:font-style="normal" fo:font-weight="normal" officeooo:rsid="027f42d6" style:font-style-asian="normal" style:font-weight-asian="normal" style:font-style-complex="normal" style:font-weight-complex="normal"/>
    </style:style>
    <style:style style:name="T657" style:family="text">
      <style:text-properties fo:font-style="normal" fo:font-weight="normal" officeooo:rsid="0280a3e0" style:font-style-asian="normal" style:font-weight-asian="normal" style:font-style-complex="normal" style:font-weight-complex="normal"/>
    </style:style>
    <style:style style:name="T658" style:family="text">
      <style:text-properties fo:font-style="normal" fo:font-weight="normal" officeooo:rsid="02812b49" style:font-style-asian="normal" style:font-weight-asian="normal" style:font-style-complex="normal" style:font-weight-complex="normal"/>
    </style:style>
    <style:style style:name="T659" style:family="text">
      <style:text-properties fo:font-style="normal" fo:font-weight="normal" officeooo:rsid="028252d8" style:font-style-asian="normal" style:font-weight-asian="normal" style:font-style-complex="normal" style:font-weight-complex="normal"/>
    </style:style>
    <style:style style:name="T660" style:family="text">
      <style:text-properties fo:font-style="normal" fo:font-weight="normal" officeooo:rsid="0282ec19" style:font-style-asian="normal" style:font-weight-asian="normal" style:font-style-complex="normal" style:font-weight-complex="normal"/>
    </style:style>
    <style:style style:name="T661" style:family="text">
      <style:text-properties fo:font-style="normal" fo:font-weight="normal" officeooo:rsid="02841e08" style:font-style-asian="normal" style:font-weight-asian="normal" style:font-style-complex="normal" style:font-weight-complex="normal"/>
    </style:style>
    <style:style style:name="T662" style:family="text">
      <style:text-properties fo:font-style="normal" fo:font-weight="normal" officeooo:rsid="02861b15" style:font-style-asian="normal" style:font-weight-asian="normal" style:font-style-complex="normal" style:font-weight-complex="normal"/>
    </style:style>
    <style:style style:name="T663" style:family="text">
      <style:text-properties fo:font-style="normal" fo:font-weight="normal" officeooo:rsid="0284f09e" style:font-style-asian="normal" style:font-weight-asian="normal" style:font-style-complex="normal" style:font-weight-complex="normal"/>
    </style:style>
    <style:style style:name="T664" style:family="text">
      <style:text-properties fo:font-style="normal" fo:font-weight="normal" officeooo:rsid="0287d77d" style:font-style-asian="normal" style:font-weight-asian="normal" style:font-style-complex="normal" style:font-weight-complex="normal"/>
    </style:style>
    <style:style style:name="T665" style:family="text">
      <style:text-properties fo:font-style="normal" fo:font-weight="normal" officeooo:rsid="0288fe3d" style:font-style-asian="normal" style:font-weight-asian="normal" style:font-style-complex="normal" style:font-weight-complex="normal"/>
    </style:style>
    <style:style style:name="T666" style:family="text">
      <style:text-properties fo:font-style="normal" fo:font-weight="normal" officeooo:rsid="028996ab" style:font-style-asian="normal" style:font-weight-asian="normal" style:font-style-complex="normal" style:font-weight-complex="normal"/>
    </style:style>
    <style:style style:name="T667" style:family="text">
      <style:text-properties fo:font-style="normal" fo:font-weight="normal" officeooo:rsid="028a5fcb" style:font-style-asian="normal" style:font-weight-asian="normal" style:font-style-complex="normal" style:font-weight-complex="normal"/>
    </style:style>
    <style:style style:name="T668" style:family="text">
      <style:text-properties fo:font-style="normal" fo:font-weight="normal" officeooo:rsid="028b6a5b" style:font-style-asian="normal" style:font-weight-asian="normal" style:font-style-complex="normal" style:font-weight-complex="normal"/>
    </style:style>
    <style:style style:name="T669" style:family="text">
      <style:text-properties fo:font-style="normal" fo:font-weight="normal" officeooo:rsid="028cd3d3" style:font-style-asian="normal" style:font-weight-asian="normal" style:font-style-complex="normal" style:font-weight-complex="normal"/>
    </style:style>
    <style:style style:name="T670" style:family="text">
      <style:text-properties fo:font-style="normal" fo:font-weight="normal" officeooo:rsid="028e87be" style:font-style-asian="normal" style:font-weight-asian="normal" style:font-style-complex="normal" style:font-weight-complex="normal"/>
    </style:style>
    <style:style style:name="T671" style:family="text">
      <style:text-properties fo:font-style="normal" fo:font-weight="normal" officeooo:rsid="028f66ba" style:font-style-asian="normal" style:font-weight-asian="normal" style:font-style-complex="normal" style:font-weight-complex="normal"/>
    </style:style>
    <style:style style:name="T672" style:family="text">
      <style:text-properties fo:font-style="normal" fo:font-weight="normal" officeooo:rsid="02906978" style:font-style-asian="normal" style:font-weight-asian="normal" style:font-style-complex="normal" style:font-weight-complex="normal"/>
    </style:style>
    <style:style style:name="T673" style:family="text">
      <style:text-properties fo:font-style="normal" fo:font-weight="normal" officeooo:rsid="0290872d" style:font-style-asian="normal" style:font-weight-asian="normal" style:font-style-complex="normal" style:font-weight-complex="normal"/>
    </style:style>
    <style:style style:name="T674" style:family="text">
      <style:text-properties fo:font-style="normal" fo:font-weight="normal" officeooo:rsid="029284a3" style:font-style-asian="normal" style:font-weight-asian="normal" style:font-style-complex="normal" style:font-weight-complex="normal"/>
    </style:style>
    <style:style style:name="T675" style:family="text">
      <style:text-properties fo:font-style="normal" fo:font-weight="normal" officeooo:rsid="02936dc4" style:font-style-asian="normal" style:font-weight-asian="normal" style:font-style-complex="normal" style:font-weight-complex="normal"/>
    </style:style>
    <style:style style:name="T676" style:family="text">
      <style:text-properties fo:font-style="normal" fo:font-weight="normal" officeooo:rsid="02952b1e" style:font-style-asian="normal" style:font-weight-asian="normal" style:font-style-complex="normal" style:font-weight-complex="normal"/>
    </style:style>
    <style:style style:name="T677" style:family="text">
      <style:text-properties fo:font-style="normal" fo:font-weight="normal" officeooo:rsid="02970500" style:font-style-asian="normal" style:font-weight-asian="normal" style:font-style-complex="normal" style:font-weight-complex="normal"/>
    </style:style>
    <style:style style:name="T678" style:family="text">
      <style:text-properties fo:font-style="normal" fo:font-weight="normal" officeooo:rsid="02974f99" style:font-style-asian="normal" style:font-weight-asian="normal" style:font-style-complex="normal" style:font-weight-complex="normal"/>
    </style:style>
    <style:style style:name="T679" style:family="text">
      <style:text-properties fo:font-style="normal" fo:font-weight="normal" officeooo:rsid="02979ec2" style:font-style-asian="normal" style:font-weight-asian="normal" style:font-style-complex="normal" style:font-weight-complex="normal"/>
    </style:style>
    <style:style style:name="T680" style:family="text">
      <style:text-properties fo:font-style="normal" fo:font-weight="normal" officeooo:rsid="029a6c49" style:font-style-asian="normal" style:font-weight-asian="normal" style:font-style-complex="normal" style:font-weight-complex="normal"/>
    </style:style>
    <style:style style:name="T681" style:family="text">
      <style:text-properties fo:font-style="normal" fo:font-weight="normal" officeooo:rsid="029b3d54" style:font-style-asian="normal" style:font-weight-asian="normal" style:font-style-complex="normal" style:font-weight-complex="normal"/>
    </style:style>
    <style:style style:name="T682" style:family="text">
      <style:text-properties fo:font-style="normal" fo:font-weight="normal" officeooo:rsid="029bc677" style:font-style-asian="normal" style:font-weight-asian="normal" style:font-style-complex="normal" style:font-weight-complex="normal"/>
    </style:style>
    <style:style style:name="T683" style:family="text">
      <style:text-properties fo:font-style="normal" fo:font-weight="normal" officeooo:rsid="029bfc81" style:font-style-asian="normal" style:font-weight-asian="normal" style:font-style-complex="normal" style:font-weight-complex="normal"/>
    </style:style>
    <style:style style:name="T684" style:family="text">
      <style:text-properties fo:font-style="normal" fo:font-weight="normal" officeooo:rsid="029c6b3f" style:font-style-asian="normal" style:font-weight-asian="normal" style:font-style-complex="normal" style:font-weight-complex="normal"/>
    </style:style>
    <style:style style:name="T685" style:family="text">
      <style:text-properties fo:font-style="normal" fo:font-weight="normal" officeooo:rsid="029dbcc9" style:font-style-asian="normal" style:font-weight-asian="normal" style:font-style-complex="normal" style:font-weight-complex="normal"/>
    </style:style>
    <style:style style:name="T686" style:family="text">
      <style:text-properties fo:font-style="normal" fo:font-weight="normal" officeooo:rsid="029f6144" style:font-style-asian="normal" style:font-weight-asian="normal" style:font-style-complex="normal" style:font-weight-complex="normal"/>
    </style:style>
    <style:style style:name="T687" style:family="text">
      <style:text-properties fo:font-style="normal" fo:font-weight="normal" officeooo:rsid="02a0fd66" style:font-style-asian="normal" style:font-weight-asian="normal" style:font-style-complex="normal" style:font-weight-complex="normal"/>
    </style:style>
    <style:style style:name="T688" style:family="text">
      <style:text-properties fo:font-style="normal" fo:font-weight="normal" officeooo:rsid="02a103e7" style:font-style-asian="normal" style:font-weight-asian="normal" style:font-style-complex="normal" style:font-weight-complex="normal"/>
    </style:style>
    <style:style style:name="T689" style:family="text">
      <style:text-properties fo:font-style="normal" fo:font-weight="normal" officeooo:rsid="02a29c15" style:font-style-asian="normal" style:font-weight-asian="normal" style:font-style-complex="normal" style:font-weight-complex="normal"/>
    </style:style>
    <style:style style:name="T690" style:family="text">
      <style:text-properties fo:font-style="normal" fo:font-weight="normal" officeooo:rsid="02a41552" style:font-style-asian="normal" style:font-weight-asian="normal" style:font-style-complex="normal" style:font-weight-complex="normal"/>
    </style:style>
    <style:style style:name="T691" style:family="text">
      <style:text-properties fo:font-style="normal" fo:font-weight="normal" officeooo:rsid="02a47ce5" style:font-style-asian="normal" style:font-weight-asian="normal" style:font-style-complex="normal" style:font-weight-complex="normal"/>
    </style:style>
    <style:style style:name="T692" style:family="text">
      <style:text-properties fo:font-style="normal" fo:font-weight="normal" officeooo:rsid="02a4824a" style:font-style-asian="normal" style:font-weight-asian="normal" style:font-style-complex="normal" style:font-weight-complex="normal"/>
    </style:style>
    <style:style style:name="T693" style:family="text">
      <style:text-properties fo:font-style="normal" fo:font-weight="normal" officeooo:rsid="02a61149" style:font-style-asian="normal" style:font-weight-asian="normal" style:font-style-complex="normal" style:font-weight-complex="normal"/>
    </style:style>
    <style:style style:name="T694" style:family="text">
      <style:text-properties fo:font-style="normal" fo:font-weight="normal" officeooo:rsid="02a6899b" style:font-style-asian="normal" style:font-weight-asian="normal" style:font-style-complex="normal" style:font-weight-complex="normal"/>
    </style:style>
    <style:style style:name="T695" style:family="text">
      <style:text-properties fo:font-style="normal" fo:font-weight="normal" officeooo:rsid="02a80572" style:font-style-asian="normal" style:font-weight-asian="normal" style:font-style-complex="normal" style:font-weight-complex="normal"/>
    </style:style>
    <style:style style:name="T696" style:family="text">
      <style:text-properties fo:font-style="normal" fo:font-weight="normal" officeooo:rsid="02a91f1f" style:font-style-asian="normal" style:font-weight-asian="normal" style:font-style-complex="normal" style:font-weight-complex="normal"/>
    </style:style>
    <style:style style:name="T697" style:family="text">
      <style:text-properties fo:font-style="normal" fo:font-weight="normal" officeooo:rsid="02aa9d01" style:font-style-asian="normal" style:font-weight-asian="normal" style:font-style-complex="normal" style:font-weight-complex="normal"/>
    </style:style>
    <style:style style:name="T698" style:family="text">
      <style:text-properties fo:font-style="normal" fo:font-weight="normal" officeooo:rsid="02abc1f0" style:font-style-asian="normal" style:font-weight-asian="normal" style:font-style-complex="normal" style:font-weight-complex="normal"/>
    </style:style>
    <style:style style:name="T699" style:family="text">
      <style:text-properties fo:font-style="normal" fo:font-weight="normal" officeooo:rsid="02ada732" style:font-style-asian="normal" style:font-weight-asian="normal" style:font-style-complex="normal" style:font-weight-complex="normal"/>
    </style:style>
    <style:style style:name="T700" style:family="text">
      <style:text-properties fo:font-style="normal" fo:font-weight="normal" officeooo:rsid="02ae1b9d" style:font-style-asian="normal" style:font-weight-asian="normal" style:font-style-complex="normal" style:font-weight-complex="normal"/>
    </style:style>
    <style:style style:name="T701" style:family="text">
      <style:text-properties fo:font-style="normal" fo:font-weight="normal" officeooo:rsid="02ae6a02" style:font-style-asian="normal" style:font-weight-asian="normal" style:font-style-complex="normal" style:font-weight-complex="normal"/>
    </style:style>
    <style:style style:name="T702" style:family="text">
      <style:text-properties fo:font-style="normal" fo:font-weight="normal" officeooo:rsid="02b09728" style:font-style-asian="normal" style:font-weight-asian="normal" style:font-style-complex="normal" style:font-weight-complex="normal"/>
    </style:style>
    <style:style style:name="T703" style:family="text">
      <style:text-properties fo:font-style="normal" fo:font-weight="normal" officeooo:rsid="02a4f5a9" style:font-style-asian="normal" style:font-weight-asian="normal" style:font-style-complex="normal" style:font-weight-complex="normal"/>
    </style:style>
    <style:style style:name="T704" style:family="text">
      <style:text-properties fo:font-style="normal" fo:font-weight="normal" officeooo:rsid="02b0a0ee" style:font-style-asian="normal" style:font-weight-asian="normal" style:font-style-complex="normal" style:font-weight-complex="normal"/>
    </style:style>
    <style:style style:name="T705" style:family="text">
      <style:text-properties fo:font-style="normal" fo:font-weight="normal" officeooo:rsid="02b1c23d" style:font-style-asian="normal" style:font-weight-asian="normal" style:font-style-complex="normal" style:font-weight-complex="normal"/>
    </style:style>
    <style:style style:name="T706" style:family="text">
      <style:text-properties fo:font-style="normal" fo:font-weight="normal" officeooo:rsid="02b39f84" style:font-style-asian="normal" style:font-weight-asian="normal" style:font-style-complex="normal" style:font-weight-complex="normal"/>
    </style:style>
    <style:style style:name="T707" style:family="text">
      <style:text-properties fo:font-style="normal" fo:font-weight="normal" officeooo:rsid="02b4b22c" style:font-style-asian="normal" style:font-weight-asian="normal" style:font-style-complex="normal" style:font-weight-complex="normal"/>
    </style:style>
    <style:style style:name="T708" style:family="text">
      <style:text-properties fo:font-style="normal" fo:font-weight="normal" officeooo:rsid="02b4d5b0" style:font-style-asian="normal" style:font-weight-asian="normal" style:font-style-complex="normal" style:font-weight-complex="normal"/>
    </style:style>
    <style:style style:name="T709" style:family="text">
      <style:text-properties fo:font-style="normal" fo:font-weight="normal" officeooo:rsid="02b6cfc7" style:font-style-asian="normal" style:font-weight-asian="normal" style:font-style-complex="normal" style:font-weight-complex="normal"/>
    </style:style>
    <style:style style:name="T710" style:family="text">
      <style:text-properties fo:font-style="normal" fo:font-weight="normal" officeooo:rsid="02b73be6" style:font-style-asian="normal" style:font-weight-asian="normal" style:font-style-complex="normal" style:font-weight-complex="normal"/>
    </style:style>
    <style:style style:name="T711" style:family="text">
      <style:text-properties fo:font-style="normal" fo:font-weight="normal" officeooo:rsid="02b938b9" style:font-style-asian="normal" style:font-weight-asian="normal" style:font-style-complex="normal" style:font-weight-complex="normal"/>
    </style:style>
    <style:style style:name="T712" style:family="text">
      <style:text-properties fo:font-style="normal" fo:font-weight="normal" officeooo:rsid="02ba1e62" style:font-style-asian="normal" style:font-weight-asian="normal" style:font-style-complex="normal" style:font-weight-complex="normal"/>
    </style:style>
    <style:style style:name="T713" style:family="text">
      <style:text-properties fo:font-style="normal" fo:font-weight="normal" officeooo:rsid="02bc181f" style:font-style-asian="normal" style:font-weight-asian="normal" style:font-style-complex="normal" style:font-weight-complex="normal"/>
    </style:style>
    <style:style style:name="T714" style:family="text">
      <style:text-properties fo:font-style="normal" fo:font-weight="normal" officeooo:rsid="02bce178" style:font-style-asian="normal" style:font-weight-asian="normal" style:font-style-complex="normal" style:font-weight-complex="normal"/>
    </style:style>
    <style:style style:name="T715" style:family="text">
      <style:text-properties fo:font-style="normal" fo:font-weight="normal" officeooo:rsid="02bea1b9" style:font-style-asian="normal" style:font-weight-asian="normal" style:font-style-complex="normal" style:font-weight-complex="normal"/>
    </style:style>
    <style:style style:name="T716" style:family="text">
      <style:text-properties fo:font-style="normal" fo:font-weight="normal" officeooo:rsid="02bfd710" style:font-style-asian="normal" style:font-weight-asian="normal" style:font-style-complex="normal" style:font-weight-complex="normal"/>
    </style:style>
    <style:style style:name="T717" style:family="text">
      <style:text-properties fo:font-style="normal" fo:font-weight="normal" officeooo:rsid="02c1ac05" style:font-style-asian="normal" style:font-weight-asian="normal" style:font-style-complex="normal" style:font-weight-complex="normal"/>
    </style:style>
    <style:style style:name="T718" style:family="text">
      <style:text-properties fo:font-style="normal" fo:font-weight="normal" officeooo:rsid="02c2da3c" style:font-style-asian="normal" style:font-weight-asian="normal" style:font-style-complex="normal" style:font-weight-complex="normal"/>
    </style:style>
    <style:style style:name="T719" style:family="text">
      <style:text-properties fo:font-style="normal" fo:font-weight="normal" officeooo:rsid="02c397d9" style:font-style-asian="normal" style:font-weight-asian="normal" style:font-style-complex="normal" style:font-weight-complex="normal"/>
    </style:style>
    <style:style style:name="T720" style:family="text">
      <style:text-properties fo:font-style="normal" fo:font-weight="normal" officeooo:rsid="02c461b1" style:font-style-asian="normal" style:font-weight-asian="normal" style:font-style-complex="normal" style:font-weight-complex="normal"/>
    </style:style>
    <style:style style:name="T721" style:family="text">
      <style:text-properties fo:font-style="normal" fo:font-weight="normal" officeooo:rsid="02c46beb" style:font-style-asian="normal" style:font-weight-asian="normal" style:font-style-complex="normal" style:font-weight-complex="normal"/>
    </style:style>
    <style:style style:name="T722" style:family="text">
      <style:text-properties fo:font-style="normal" fo:font-weight="normal" officeooo:rsid="02c51ab6" style:font-style-asian="normal" style:font-weight-asian="normal" style:font-style-complex="normal" style:font-weight-complex="normal"/>
    </style:style>
    <style:style style:name="T723" style:family="text">
      <style:text-properties fo:font-style="normal" fo:font-weight="normal" officeooo:rsid="02c6167f" style:font-style-asian="normal" style:font-weight-asian="normal" style:font-style-complex="normal" style:font-weight-complex="normal"/>
    </style:style>
    <style:style style:name="T724" style:family="text">
      <style:text-properties fo:font-style="normal" fo:font-weight="normal" officeooo:rsid="02c7c008" style:font-style-asian="normal" style:font-weight-asian="normal" style:font-style-complex="normal" style:font-weight-complex="normal"/>
    </style:style>
    <style:style style:name="T725" style:family="text">
      <style:text-properties fo:font-style="normal" fo:font-weight="normal" officeooo:rsid="02c7e4ba" style:font-style-asian="normal" style:font-weight-asian="normal" style:font-style-complex="normal" style:font-weight-complex="normal"/>
    </style:style>
    <style:style style:name="T726" style:family="text">
      <style:text-properties fo:font-style="normal" fo:font-weight="normal" officeooo:rsid="02c8a36f" style:font-style-asian="normal" style:font-weight-asian="normal" style:font-style-complex="normal" style:font-weight-complex="normal"/>
    </style:style>
    <style:style style:name="T727" style:family="text">
      <style:text-properties fo:font-style="normal" fo:font-weight="normal" officeooo:rsid="02c9e862" style:font-style-asian="normal" style:font-weight-asian="normal" style:font-style-complex="normal" style:font-weight-complex="normal"/>
    </style:style>
    <style:style style:name="T728" style:family="text">
      <style:text-properties fo:font-style="normal" fo:font-weight="normal" officeooo:rsid="02cab426" style:font-style-asian="normal" style:font-weight-asian="normal" style:font-style-complex="normal" style:font-weight-complex="normal"/>
    </style:style>
    <style:style style:name="T729" style:family="text">
      <style:text-properties fo:font-style="normal" fo:font-weight="normal" officeooo:rsid="02cb53cd" style:font-style-asian="normal" style:font-weight-asian="normal" style:font-style-complex="normal" style:font-weight-complex="normal"/>
    </style:style>
    <style:style style:name="T730" style:family="text">
      <style:text-properties fo:font-style="normal" fo:font-weight="normal" officeooo:rsid="02cc4099" style:font-style-asian="normal" style:font-weight-asian="normal" style:font-style-complex="normal" style:font-weight-complex="normal"/>
    </style:style>
    <style:style style:name="T731" style:family="text">
      <style:text-properties fo:font-style="normal" fo:font-weight="normal" officeooo:rsid="02cc49a3" style:font-style-asian="normal" style:font-weight-asian="normal" style:font-style-complex="normal" style:font-weight-complex="normal"/>
    </style:style>
    <style:style style:name="T732" style:family="text">
      <style:text-properties fo:font-style="normal" fo:font-weight="normal" officeooo:rsid="02cdc6c2" style:font-style-asian="normal" style:font-weight-asian="normal" style:font-style-complex="normal" style:font-weight-complex="normal"/>
    </style:style>
    <style:style style:name="T733" style:family="text">
      <style:text-properties fo:font-style="normal" fo:font-weight="normal" officeooo:rsid="02cf0a02" style:font-style-asian="normal" style:font-weight-asian="normal" style:font-style-complex="normal" style:font-weight-complex="normal"/>
    </style:style>
    <style:style style:name="T734" style:family="text">
      <style:text-properties fo:font-style="normal" fo:font-weight="normal" officeooo:rsid="02d0fe84" style:font-style-asian="normal" style:font-weight-asian="normal" style:font-style-complex="normal" style:font-weight-complex="normal"/>
    </style:style>
    <style:style style:name="T735" style:family="text">
      <style:text-properties fo:font-style="normal" fo:font-weight="normal" officeooo:rsid="02d16590" style:font-style-asian="normal" style:font-weight-asian="normal" style:font-style-complex="normal" style:font-weight-complex="normal"/>
    </style:style>
    <style:style style:name="T736" style:family="text">
      <style:text-properties fo:font-style="normal" fo:font-weight="normal" officeooo:rsid="02d27e29" style:font-style-asian="normal" style:font-weight-asian="normal" style:font-style-complex="normal" style:font-weight-complex="normal"/>
    </style:style>
    <style:style style:name="T737" style:family="text">
      <style:text-properties fo:font-style="normal" fo:font-weight="normal" officeooo:rsid="02d3d46e" style:font-style-asian="normal" style:font-weight-asian="normal" style:font-style-complex="normal" style:font-weight-complex="normal"/>
    </style:style>
    <style:style style:name="T738" style:family="text">
      <style:text-properties fo:font-style="normal" fo:font-weight="normal" officeooo:rsid="02d41da0" style:font-style-asian="normal" style:font-weight-asian="normal" style:font-style-complex="normal" style:font-weight-complex="normal"/>
    </style:style>
    <style:style style:name="T739" style:family="text">
      <style:text-properties fo:font-style="normal" fo:font-weight="normal" officeooo:rsid="02d63276" style:font-style-asian="normal" style:font-weight-asian="normal" style:font-style-complex="normal" style:font-weight-complex="normal"/>
    </style:style>
    <style:style style:name="T740" style:family="text">
      <style:text-properties fo:font-style="normal" fo:font-weight="normal" officeooo:rsid="02d70c77" style:font-style-asian="normal" style:font-weight-asian="normal" style:font-style-complex="normal" style:font-weight-complex="normal"/>
    </style:style>
    <style:style style:name="T741" style:family="text">
      <style:text-properties fo:font-style="normal" fo:font-weight="normal" officeooo:rsid="02d73dc9" style:font-style-asian="normal" style:font-weight-asian="normal" style:font-style-complex="normal" style:font-weight-complex="normal"/>
    </style:style>
    <style:style style:name="T742" style:family="text">
      <style:text-properties fo:font-style="normal" fo:font-weight="normal" officeooo:rsid="02d78cde" style:font-style-asian="normal" style:font-weight-asian="normal" style:font-style-complex="normal" style:font-weight-complex="normal"/>
    </style:style>
    <style:style style:name="T743" style:family="text">
      <style:text-properties fo:font-style="normal" fo:font-weight="normal" officeooo:rsid="02d8fc26" style:font-style-asian="normal" style:font-weight-asian="normal" style:font-style-complex="normal" style:font-weight-complex="normal"/>
    </style:style>
    <style:style style:name="T744" style:family="text">
      <style:text-properties fo:font-style="normal" fo:font-weight="normal" officeooo:rsid="02d997d5" style:font-style-asian="normal" style:font-weight-asian="normal" style:font-style-complex="normal" style:font-weight-complex="normal"/>
    </style:style>
    <style:style style:name="T745" style:family="text">
      <style:text-properties fo:font-style="normal" fo:font-weight="normal" officeooo:rsid="02da05a6" style:font-style-asian="normal" style:font-weight-asian="normal" style:font-style-complex="normal" style:font-weight-complex="normal"/>
    </style:style>
    <style:style style:name="T746" style:family="text">
      <style:text-properties fo:font-style="normal" fo:font-weight="normal" officeooo:rsid="02db85f0" style:font-style-asian="normal" style:font-weight-asian="normal" style:font-style-complex="normal" style:font-weight-complex="normal"/>
    </style:style>
    <style:style style:name="T747" style:family="text">
      <style:text-properties fo:font-style="normal" fo:font-weight="normal" officeooo:rsid="02dcbe7c" style:font-style-asian="normal" style:font-weight-asian="normal" style:font-style-complex="normal" style:font-weight-complex="normal"/>
    </style:style>
    <style:style style:name="T748" style:family="text">
      <style:text-properties fo:font-style="normal" fo:font-weight="normal" officeooo:rsid="02de2a30" style:font-style-asian="normal" style:font-weight-asian="normal" style:font-style-complex="normal" style:font-weight-complex="normal"/>
    </style:style>
    <style:style style:name="T749" style:family="text">
      <style:text-properties fo:font-style="normal" fo:font-weight="normal" officeooo:rsid="02ded804" style:font-style-asian="normal" style:font-weight-asian="normal" style:font-style-complex="normal" style:font-weight-complex="normal"/>
    </style:style>
    <style:style style:name="T750" style:family="text">
      <style:text-properties fo:font-style="normal" fo:font-weight="normal" officeooo:rsid="02dfddfc" style:font-style-asian="normal" style:font-weight-asian="normal" style:font-style-complex="normal" style:font-weight-complex="normal"/>
    </style:style>
    <style:style style:name="T751" style:family="text">
      <style:text-properties fo:font-style="normal" fo:font-weight="normal" officeooo:rsid="02e2c04d" style:font-style-asian="normal" style:font-weight-asian="normal" style:font-style-complex="normal" style:font-weight-complex="normal"/>
    </style:style>
    <style:style style:name="T752" style:family="text">
      <style:text-properties fo:font-style="normal" fo:font-weight="normal" officeooo:rsid="02e3d9c1" style:font-style-asian="normal" style:font-weight-asian="normal" style:font-style-complex="normal" style:font-weight-complex="normal"/>
    </style:style>
    <style:style style:name="T753" style:family="text">
      <style:text-properties fo:font-style="normal" fo:font-weight="normal" officeooo:rsid="02e4a6b3" style:font-style-asian="normal" style:font-weight-asian="normal" style:font-style-complex="normal" style:font-weight-complex="normal"/>
    </style:style>
    <style:style style:name="T754" style:family="text">
      <style:text-properties fo:font-style="normal" fo:font-weight="normal" officeooo:rsid="02e60e6e" style:font-style-asian="normal" style:font-weight-asian="normal" style:font-style-complex="normal" style:font-weight-complex="normal"/>
    </style:style>
    <style:style style:name="T755" style:family="text">
      <style:text-properties fo:font-style="normal" fo:font-weight="normal" officeooo:rsid="02e6d9e3" style:font-style-asian="normal" style:font-weight-asian="normal" style:font-style-complex="normal" style:font-weight-complex="normal"/>
    </style:style>
    <style:style style:name="T756" style:family="text">
      <style:text-properties fo:font-style="normal" fo:font-weight="normal" officeooo:rsid="02e7bd44" style:font-style-asian="normal" style:font-weight-asian="normal" style:font-style-complex="normal" style:font-weight-complex="normal"/>
    </style:style>
    <style:style style:name="T757" style:family="text">
      <style:text-properties fo:font-style="normal" fo:font-weight="normal" officeooo:rsid="02e88c0e" style:font-style-asian="normal" style:font-weight-asian="normal" style:font-style-complex="normal" style:font-weight-complex="normal"/>
    </style:style>
    <style:style style:name="T758" style:family="text">
      <style:text-properties fo:font-style="normal" fo:font-weight="normal" officeooo:rsid="02ea6603" style:font-style-asian="normal" style:font-weight-asian="normal" style:font-style-complex="normal" style:font-weight-complex="normal"/>
    </style:style>
    <style:style style:name="T759" style:family="text">
      <style:text-properties fo:font-style="normal" fo:font-weight="normal" officeooo:rsid="02eb2a83" style:font-style-asian="normal" style:font-weight-asian="normal" style:font-style-complex="normal" style:font-weight-complex="normal"/>
    </style:style>
    <style:style style:name="T760" style:family="text">
      <style:text-properties fo:font-style="normal" fo:font-weight="normal" officeooo:rsid="02ecee9b" style:font-style-asian="normal" style:font-weight-asian="normal" style:font-style-complex="normal" style:font-weight-complex="normal"/>
    </style:style>
    <style:style style:name="T761" style:family="text">
      <style:text-properties fo:font-style="normal" fo:font-weight="normal" officeooo:rsid="02e11acd" style:font-style-asian="normal" style:font-weight-asian="normal" style:font-style-complex="normal" style:font-weight-complex="normal"/>
    </style:style>
    <style:style style:name="T762" style:family="text">
      <style:text-properties fo:font-style="normal" fo:font-weight="normal" officeooo:rsid="02ed2a88" style:font-style-asian="normal" style:font-weight-asian="normal" style:font-style-complex="normal" style:font-weight-complex="normal"/>
    </style:style>
    <style:style style:name="T763" style:family="text">
      <style:text-properties fo:font-style="normal" fo:font-weight="normal" officeooo:rsid="02ee44f4" style:font-style-asian="normal" style:font-weight-asian="normal" style:font-style-complex="normal" style:font-weight-complex="normal"/>
    </style:style>
    <style:style style:name="T764" style:family="text">
      <style:text-properties fo:font-style="normal" fo:font-weight="normal" officeooo:rsid="029a10b6" style:font-style-asian="normal" style:font-weight-asian="normal" style:font-style-complex="normal" style:font-weight-complex="normal"/>
    </style:style>
    <style:style style:name="T765" style:family="text">
      <style:text-properties fo:font-style="normal" fo:font-weight="normal" officeooo:rsid="02ef8e88" style:font-style-asian="normal" style:font-weight-asian="normal" style:font-style-complex="normal" style:font-weight-complex="normal"/>
    </style:style>
    <style:style style:name="T766" style:family="text">
      <style:text-properties fo:font-style="normal" fo:font-weight="normal" officeooo:rsid="02d5397c" style:font-style-asian="normal" style:font-weight-asian="normal" style:font-style-complex="normal" style:font-weight-complex="normal"/>
    </style:style>
    <style:style style:name="T767" style:family="text">
      <style:text-properties fo:font-style="normal" fo:font-weight="normal" officeooo:rsid="02efcb04" style:font-style-asian="normal" style:font-weight-asian="normal" style:font-style-complex="normal" style:font-weight-complex="normal"/>
    </style:style>
    <style:style style:name="T768" style:family="text">
      <style:text-properties fo:font-style="normal" fo:font-weight="normal" officeooo:rsid="02f0c6af" style:font-style-asian="normal" style:font-weight-asian="normal" style:font-style-complex="normal" style:font-weight-complex="normal"/>
    </style:style>
    <style:style style:name="T769" style:family="text">
      <style:text-properties fo:font-style="normal" fo:font-weight="normal" officeooo:rsid="02f0d9ee" style:font-style-asian="normal" style:font-weight-asian="normal" style:font-style-complex="normal" style:font-weight-complex="normal"/>
    </style:style>
    <style:style style:name="T770" style:family="text">
      <style:text-properties fo:font-style="normal" fo:font-weight="normal" officeooo:rsid="02f284c1" style:font-style-asian="normal" style:font-weight-asian="normal" style:font-style-complex="normal" style:font-weight-complex="normal"/>
    </style:style>
    <style:style style:name="T771" style:family="text">
      <style:text-properties fo:font-style="normal" fo:font-weight="normal" officeooo:rsid="02f4e74c" style:font-style-asian="normal" style:font-weight-asian="normal" style:font-style-complex="normal" style:font-weight-complex="normal"/>
    </style:style>
    <style:style style:name="T772" style:family="text">
      <style:text-properties fo:font-style="normal" fo:font-weight="normal" officeooo:rsid="02f54027" style:font-style-asian="normal" style:font-weight-asian="normal" style:font-style-complex="normal" style:font-weight-complex="normal"/>
    </style:style>
    <style:style style:name="T773" style:family="text">
      <style:text-properties fo:font-style="normal" fo:font-weight="normal" officeooo:rsid="02f5ad61" style:font-style-asian="normal" style:font-weight-asian="normal" style:font-style-complex="normal" style:font-weight-complex="normal"/>
    </style:style>
    <style:style style:name="T774" style:family="text">
      <style:text-properties fo:font-style="normal" fo:font-weight="normal" officeooo:rsid="02f7ae8c" style:font-style-asian="normal" style:font-weight-asian="normal" style:font-style-complex="normal" style:font-weight-complex="normal"/>
    </style:style>
    <style:style style:name="T775" style:family="text">
      <style:text-properties fo:font-style="normal" fo:font-weight="normal" officeooo:rsid="02f7f2f7" style:font-style-asian="normal" style:font-weight-asian="normal" style:font-style-complex="normal" style:font-weight-complex="normal"/>
    </style:style>
    <style:style style:name="T776" style:family="text">
      <style:text-properties fo:font-style="normal" fo:font-weight="normal" officeooo:rsid="02f7f57d" style:font-style-asian="normal" style:font-weight-asian="normal" style:font-style-complex="normal" style:font-weight-complex="normal"/>
    </style:style>
    <style:style style:name="T777" style:family="text">
      <style:text-properties fo:font-style="normal" fo:font-weight="normal" officeooo:rsid="02f86dba" style:font-style-asian="normal" style:font-weight-asian="normal" style:font-style-complex="normal" style:font-weight-complex="normal"/>
    </style:style>
    <style:style style:name="T778" style:family="text">
      <style:text-properties fo:font-style="normal" fo:font-weight="normal" officeooo:rsid="02f9a4d8" style:font-style-asian="normal" style:font-weight-asian="normal" style:font-style-complex="normal" style:font-weight-complex="normal"/>
    </style:style>
    <style:style style:name="T779" style:family="text">
      <style:text-properties fo:font-style="normal" fo:font-weight="normal" officeooo:rsid="02fa0c48" style:font-style-asian="normal" style:font-weight-asian="normal" style:font-style-complex="normal" style:font-weight-complex="normal"/>
    </style:style>
    <style:style style:name="T780" style:family="text">
      <style:text-properties fo:font-style="normal" fo:font-weight="normal" officeooo:rsid="02fa0d5b" style:font-style-asian="normal" style:font-weight-asian="normal" style:font-style-complex="normal" style:font-weight-complex="normal"/>
    </style:style>
    <style:style style:name="T781" style:family="text">
      <style:text-properties fo:font-style="normal" fo:font-weight="normal" officeooo:rsid="02fb2bb2" style:font-style-asian="normal" style:font-weight-asian="normal" style:font-style-complex="normal" style:font-weight-complex="normal"/>
    </style:style>
    <style:style style:name="T782" style:family="text">
      <style:text-properties fo:font-style="normal" fo:font-weight="normal" officeooo:rsid="02fc79e9" style:font-style-asian="normal" style:font-weight-asian="normal" style:font-style-complex="normal" style:font-weight-complex="normal"/>
    </style:style>
    <style:style style:name="T783" style:family="text">
      <style:text-properties fo:font-style="normal" fo:font-weight="normal" officeooo:rsid="02fcd035" style:font-style-asian="normal" style:font-weight-asian="normal" style:font-style-complex="normal" style:font-weight-complex="normal"/>
    </style:style>
    <style:style style:name="T784" style:family="text">
      <style:text-properties fo:font-style="normal" fo:font-weight="normal" officeooo:rsid="02feb405" style:font-style-asian="normal" style:font-weight-asian="normal" style:font-style-complex="normal" style:font-weight-complex="normal"/>
    </style:style>
    <style:style style:name="T785" style:family="text">
      <style:text-properties fo:font-style="normal" fo:font-weight="normal" officeooo:rsid="03022eaa" style:font-style-asian="normal" style:font-weight-asian="normal" style:font-style-complex="normal" style:font-weight-complex="normal"/>
    </style:style>
    <style:style style:name="T786" style:family="text">
      <style:text-properties fo:font-style="normal" fo:font-weight="normal" officeooo:rsid="03039052" style:font-style-asian="normal" style:font-weight-asian="normal" style:font-style-complex="normal" style:font-weight-complex="normal"/>
    </style:style>
    <style:style style:name="T787" style:family="text">
      <style:text-properties fo:font-style="normal" fo:font-weight="normal" officeooo:rsid="03075dd8" style:font-style-asian="normal" style:font-weight-asian="normal" style:font-style-complex="normal" style:font-weight-complex="normal"/>
    </style:style>
    <style:style style:name="T788" style:family="text">
      <style:text-properties fo:font-style="normal" fo:font-weight="normal" officeooo:rsid="030861bb" style:font-style-asian="normal" style:font-weight-asian="normal" style:font-style-complex="normal" style:font-weight-complex="normal"/>
    </style:style>
    <style:style style:name="T789" style:family="text">
      <style:text-properties fo:font-style="normal" fo:font-weight="normal" officeooo:rsid="0308b64b" style:font-style-asian="normal" style:font-weight-asian="normal" style:font-style-complex="normal" style:font-weight-complex="normal"/>
    </style:style>
    <style:style style:name="T790" style:family="text">
      <style:text-properties fo:font-style="normal" fo:font-weight="normal" officeooo:rsid="0309555a" style:font-style-asian="normal" style:font-weight-asian="normal" style:font-style-complex="normal" style:font-weight-complex="normal"/>
    </style:style>
    <style:style style:name="T791" style:family="text">
      <style:text-properties fo:font-style="normal" fo:font-weight="normal" officeooo:rsid="030b24a7" style:font-style-asian="normal" style:font-weight-asian="normal" style:font-style-complex="normal" style:font-weight-complex="normal"/>
    </style:style>
    <style:style style:name="T792" style:family="text">
      <style:text-properties fo:font-style="normal" fo:font-weight="normal" officeooo:rsid="030baf27" style:font-style-asian="normal" style:font-weight-asian="normal" style:font-style-complex="normal" style:font-weight-complex="normal"/>
    </style:style>
    <style:style style:name="T793" style:family="text">
      <style:text-properties fo:font-style="normal" fo:font-weight="normal" officeooo:rsid="030bf664" style:font-style-asian="normal" style:font-weight-asian="normal" style:font-style-complex="normal" style:font-weight-complex="normal"/>
    </style:style>
    <style:style style:name="T794" style:family="text">
      <style:text-properties fo:font-style="normal" fo:font-weight="normal" officeooo:rsid="030d5220" style:font-style-asian="normal" style:font-weight-asian="normal" style:font-style-complex="normal" style:font-weight-complex="normal"/>
    </style:style>
    <style:style style:name="T795" style:family="text">
      <style:text-properties fo:font-style="normal" fo:font-weight="normal" officeooo:rsid="030f357f" style:font-style-asian="normal" style:font-weight-asian="normal" style:font-style-complex="normal" style:font-weight-complex="normal"/>
    </style:style>
    <style:style style:name="T796" style:family="text">
      <style:text-properties fo:font-style="normal" fo:font-weight="normal" officeooo:rsid="0331ef24" style:font-style-asian="normal" style:font-weight-asian="normal" style:font-style-complex="normal" style:font-weight-complex="normal"/>
    </style:style>
    <style:style style:name="T797" style:family="text">
      <style:text-properties fo:font-style="normal" fo:font-weight="normal" officeooo:rsid="0333e136" style:font-style-asian="normal" style:font-weight-asian="normal" style:font-style-complex="normal" style:font-weight-complex="normal"/>
    </style:style>
    <style:style style:name="T798" style:family="text">
      <style:text-properties fo:font-style="normal" fo:font-weight="normal" officeooo:rsid="03350cff" style:font-style-asian="normal" style:font-weight-asian="normal" style:font-style-complex="normal" style:font-weight-complex="normal"/>
    </style:style>
    <style:style style:name="T799" style:family="text">
      <style:text-properties fo:font-style="normal" fo:font-weight="normal" officeooo:rsid="03369b6c" style:font-style-asian="normal" style:font-weight-asian="normal" style:font-style-complex="normal" style:font-weight-complex="normal"/>
    </style:style>
    <style:style style:name="T800" style:family="text">
      <style:text-properties fo:font-style="normal" fo:font-weight="normal" officeooo:rsid="033745a3" style:font-style-asian="normal" style:font-weight-asian="normal" style:font-style-complex="normal" style:font-weight-complex="normal"/>
    </style:style>
    <style:style style:name="T801" style:family="text">
      <style:text-properties fo:font-style="normal" fo:font-weight="normal" officeooo:rsid="0338f2b6" style:font-style-asian="normal" style:font-weight-asian="normal" style:font-style-complex="normal" style:font-weight-complex="normal"/>
    </style:style>
    <style:style style:name="T802" style:family="text">
      <style:text-properties fo:font-style="normal" fo:font-weight="normal" officeooo:rsid="033a61aa" style:font-style-asian="normal" style:font-weight-asian="normal" style:font-style-complex="normal" style:font-weight-complex="normal"/>
    </style:style>
    <style:style style:name="T803" style:family="text">
      <style:text-properties fo:font-style="normal" fo:font-weight="normal" officeooo:rsid="033b25c8" style:font-style-asian="normal" style:font-weight-asian="normal" style:font-style-complex="normal" style:font-weight-complex="normal"/>
    </style:style>
    <style:style style:name="T804" style:family="text">
      <style:text-properties fo:font-style="normal" fo:font-weight="normal" officeooo:rsid="033bd97d" style:font-style-asian="normal" style:font-weight-asian="normal" style:font-style-complex="normal" style:font-weight-complex="normal"/>
    </style:style>
    <style:style style:name="T805" style:family="text">
      <style:text-properties fo:font-style="normal" fo:font-weight="normal" officeooo:rsid="033c5c89" style:font-style-asian="normal" style:font-weight-asian="normal" style:font-style-complex="normal" style:font-weight-complex="normal"/>
    </style:style>
    <style:style style:name="T806" style:family="text">
      <style:text-properties fo:font-style="normal" fo:font-weight="normal" officeooo:rsid="033dcc4f" style:font-style-asian="normal" style:font-weight-asian="normal" style:font-style-complex="normal" style:font-weight-complex="normal"/>
    </style:style>
    <style:style style:name="T807" style:family="text">
      <style:text-properties fo:font-style="normal" fo:font-weight="normal" officeooo:rsid="033c6a37" style:font-style-asian="normal" style:font-weight-asian="normal" style:font-style-complex="normal" style:font-weight-complex="normal"/>
    </style:style>
    <style:style style:name="T808" style:family="text">
      <style:text-properties fo:font-style="normal" fo:font-weight="normal" officeooo:rsid="033eb728" style:font-style-asian="normal" style:font-weight-asian="normal" style:font-style-complex="normal" style:font-weight-complex="normal"/>
    </style:style>
    <style:style style:name="T809" style:family="text">
      <style:text-properties fo:font-style="normal" fo:font-weight="normal" officeooo:rsid="033ec5b3" style:font-style-asian="normal" style:font-weight-asian="normal" style:font-style-complex="normal" style:font-weight-complex="normal"/>
    </style:style>
    <style:style style:name="T810" style:family="text">
      <style:text-properties fo:font-style="normal" fo:font-weight="normal" officeooo:rsid="0340930a" style:font-style-asian="normal" style:font-weight-asian="normal" style:font-style-complex="normal" style:font-weight-complex="normal"/>
    </style:style>
    <style:style style:name="T811" style:family="text">
      <style:text-properties fo:font-style="normal" fo:font-weight="normal" officeooo:rsid="03424647" style:font-style-asian="normal" style:font-weight-asian="normal" style:font-style-complex="normal" style:font-weight-complex="normal"/>
    </style:style>
    <style:style style:name="T812" style:family="text">
      <style:text-properties fo:font-style="normal" fo:font-weight="normal" officeooo:rsid="03429970" style:font-style-asian="normal" style:font-weight-asian="normal" style:font-style-complex="normal" style:font-weight-complex="normal"/>
    </style:style>
    <style:style style:name="T813" style:family="text">
      <style:text-properties fo:font-style="normal" fo:font-weight="normal" officeooo:rsid="03429d02" style:font-style-asian="normal" style:font-weight-asian="normal" style:font-style-complex="normal" style:font-weight-complex="normal"/>
    </style:style>
    <style:style style:name="T814" style:family="text">
      <style:text-properties fo:font-style="normal" fo:font-weight="normal" officeooo:rsid="0344754e" style:font-style-asian="normal" style:font-weight-asian="normal" style:font-style-complex="normal" style:font-weight-complex="normal"/>
    </style:style>
    <style:style style:name="T815" style:family="text">
      <style:text-properties fo:font-style="normal" fo:font-weight="normal" officeooo:rsid="0345a3a5" style:font-style-asian="normal" style:font-weight-asian="normal" style:font-style-complex="normal" style:font-weight-complex="normal"/>
    </style:style>
    <style:style style:name="T816" style:family="text">
      <style:text-properties fo:font-style="normal" fo:font-weight="normal" officeooo:rsid="03470134" style:font-style-asian="normal" style:font-weight-asian="normal" style:font-style-complex="normal" style:font-weight-complex="normal"/>
    </style:style>
    <style:style style:name="T817" style:family="text">
      <style:text-properties fo:font-style="normal" fo:font-weight="normal" officeooo:rsid="03473b8b" style:font-style-asian="normal" style:font-weight-asian="normal" style:font-style-complex="normal" style:font-weight-complex="normal"/>
    </style:style>
    <style:style style:name="T818" style:family="text">
      <style:text-properties fo:font-style="normal" fo:font-weight="normal" officeooo:rsid="0347d785" style:font-style-asian="normal" style:font-weight-asian="normal" style:font-style-complex="normal" style:font-weight-complex="normal"/>
    </style:style>
    <style:style style:name="T819" style:family="text">
      <style:text-properties fo:font-style="normal" fo:font-weight="normal" officeooo:rsid="034855aa" style:font-style-asian="normal" style:font-weight-asian="normal" style:font-style-complex="normal" style:font-weight-complex="normal"/>
    </style:style>
    <style:style style:name="T820" style:family="text">
      <style:text-properties fo:font-style="normal" fo:font-weight="normal" officeooo:rsid="034925f8" style:font-style-asian="normal" style:font-weight-asian="normal" style:font-style-complex="normal" style:font-weight-complex="normal"/>
    </style:style>
    <style:style style:name="T821" style:family="text">
      <style:text-properties fo:font-style="normal" fo:font-weight="normal" officeooo:rsid="0349eb11" style:font-style-asian="normal" style:font-weight-asian="normal" style:font-style-complex="normal" style:font-weight-complex="normal"/>
    </style:style>
    <style:style style:name="T822" style:family="text">
      <style:text-properties fo:font-style="normal" fo:font-weight="normal" officeooo:rsid="034b815f" style:font-style-asian="normal" style:font-weight-asian="normal" style:font-style-complex="normal" style:font-weight-complex="normal"/>
    </style:style>
    <style:style style:name="T823" style:family="text">
      <style:text-properties fo:font-style="normal" fo:font-weight="normal" officeooo:rsid="034bff9f" style:font-style-asian="normal" style:font-weight-asian="normal" style:font-style-complex="normal" style:font-weight-complex="normal"/>
    </style:style>
    <style:style style:name="T824" style:family="text">
      <style:text-properties fo:font-style="normal" fo:font-weight="normal" officeooo:rsid="034dc50a" style:font-style-asian="normal" style:font-weight-asian="normal" style:font-style-complex="normal" style:font-weight-complex="normal"/>
    </style:style>
    <style:style style:name="T825" style:family="text">
      <style:text-properties fo:font-style="normal" fo:font-weight="normal" officeooo:rsid="034e5243" style:font-style-asian="normal" style:font-weight-asian="normal" style:font-style-complex="normal" style:font-weight-complex="normal"/>
    </style:style>
    <style:style style:name="T826" style:family="text">
      <style:text-properties fo:font-style="normal" fo:font-weight="normal" officeooo:rsid="034f2b76" style:font-style-asian="normal" style:font-weight-asian="normal" style:font-style-complex="normal" style:font-weight-complex="normal"/>
    </style:style>
    <style:style style:name="T827" style:family="text">
      <style:text-properties fo:font-style="normal" fo:font-weight="normal" officeooo:rsid="034fa905" style:font-style-asian="normal" style:font-weight-asian="normal" style:font-style-complex="normal" style:font-weight-complex="normal"/>
    </style:style>
    <style:style style:name="T828" style:family="text">
      <style:text-properties fo:font-style="normal" fo:font-weight="normal" officeooo:rsid="0350b186" style:font-style-asian="normal" style:font-weight-asian="normal" style:font-style-complex="normal" style:font-weight-complex="normal"/>
    </style:style>
    <style:style style:name="T829" style:family="text">
      <style:text-properties fo:font-style="normal" fo:font-weight="normal" officeooo:rsid="0350b65f" style:font-style-asian="normal" style:font-weight-asian="normal" style:font-style-complex="normal" style:font-weight-complex="normal"/>
    </style:style>
    <style:style style:name="T830" style:family="text">
      <style:text-properties fo:font-style="normal" fo:font-weight="normal" officeooo:rsid="0351725a" style:font-style-asian="normal" style:font-weight-asian="normal" style:font-style-complex="normal" style:font-weight-complex="normal"/>
    </style:style>
    <style:style style:name="T831" style:family="text">
      <style:text-properties fo:font-style="normal" fo:font-weight="normal" officeooo:rsid="0352829d" style:font-style-asian="normal" style:font-weight-asian="normal" style:font-style-complex="normal" style:font-weight-complex="normal"/>
    </style:style>
    <style:style style:name="T832" style:family="text">
      <style:text-properties fo:font-style="normal" fo:font-weight="normal" officeooo:rsid="0353850c" style:font-style-asian="normal" style:font-weight-asian="normal" style:font-style-complex="normal" style:font-weight-complex="normal"/>
    </style:style>
    <style:style style:name="T833" style:family="text">
      <style:text-properties fo:font-style="normal" fo:font-weight="normal" officeooo:rsid="035509ee" style:font-style-asian="normal" style:font-weight-asian="normal" style:font-style-complex="normal" style:font-weight-complex="normal"/>
    </style:style>
    <style:style style:name="T834" style:family="text">
      <style:text-properties fo:font-style="normal" fo:font-weight="normal" officeooo:rsid="0355b585" style:font-style-asian="normal" style:font-weight-asian="normal" style:font-style-complex="normal" style:font-weight-complex="normal"/>
    </style:style>
    <style:style style:name="T835" style:family="text">
      <style:text-properties fo:font-style="normal" fo:font-weight="normal" officeooo:rsid="0356ef9a" style:font-style-asian="normal" style:font-weight-asian="normal" style:font-style-complex="normal" style:font-weight-complex="normal"/>
    </style:style>
    <style:style style:name="T836" style:family="text">
      <style:text-properties fo:font-style="normal" fo:font-weight="normal" officeooo:rsid="0358e855" style:font-style-asian="normal" style:font-weight-asian="normal" style:font-style-complex="normal" style:font-weight-complex="normal"/>
    </style:style>
    <style:style style:name="T837" style:family="text">
      <style:text-properties fo:font-style="normal" fo:font-weight="normal" officeooo:rsid="0359b399" style:font-style-asian="normal" style:font-weight-asian="normal" style:font-style-complex="normal" style:font-weight-complex="normal"/>
    </style:style>
    <style:style style:name="T838" style:family="text">
      <style:text-properties fo:font-style="normal" fo:font-weight="normal" officeooo:rsid="0359da13" style:font-style-asian="normal" style:font-weight-asian="normal" style:font-style-complex="normal" style:font-weight-complex="normal"/>
    </style:style>
    <style:style style:name="T839" style:family="text">
      <style:text-properties fo:font-style="normal" fo:font-weight="normal" officeooo:rsid="035b20b9" style:font-style-asian="normal" style:font-weight-asian="normal" style:font-style-complex="normal" style:font-weight-complex="normal"/>
    </style:style>
    <style:style style:name="T840" style:family="text">
      <style:text-properties fo:font-style="normal" fo:font-weight="normal" officeooo:rsid="035cdd47" style:font-style-asian="normal" style:font-weight-asian="normal" style:font-style-complex="normal" style:font-weight-complex="normal"/>
    </style:style>
    <style:style style:name="T841" style:family="text">
      <style:text-properties fo:font-style="normal" fo:font-weight="normal" officeooo:rsid="035dc600" style:font-style-asian="normal" style:font-weight-asian="normal" style:font-style-complex="normal" style:font-weight-complex="normal"/>
    </style:style>
    <style:style style:name="T842" style:family="text">
      <style:text-properties fo:font-style="normal" fo:font-weight="normal" officeooo:rsid="035e87a4" style:font-style-asian="normal" style:font-weight-asian="normal" style:font-style-complex="normal" style:font-weight-complex="normal"/>
    </style:style>
    <style:style style:name="T843" style:family="text">
      <style:text-properties fo:font-style="normal" fo:font-weight="normal" officeooo:rsid="036069d8" style:font-style-asian="normal" style:font-weight-asian="normal" style:font-style-complex="normal" style:font-weight-complex="normal"/>
    </style:style>
    <style:style style:name="T844" style:family="text">
      <style:text-properties fo:font-style="normal" fo:font-weight="normal" officeooo:rsid="03625c16" style:font-style-asian="normal" style:font-weight-asian="normal" style:font-style-complex="normal" style:font-weight-complex="normal"/>
    </style:style>
    <style:style style:name="T845" style:family="text">
      <style:text-properties fo:font-style="normal" fo:font-weight="normal" officeooo:rsid="03629846" style:font-style-asian="normal" style:font-weight-asian="normal" style:font-style-complex="normal" style:font-weight-complex="normal"/>
    </style:style>
    <style:style style:name="T846" style:family="text">
      <style:text-properties fo:font-style="normal" fo:font-weight="normal" officeooo:rsid="03636549" style:font-style-asian="normal" style:font-weight-asian="normal" style:font-style-complex="normal" style:font-weight-complex="normal"/>
    </style:style>
    <style:style style:name="T847" style:family="text">
      <style:text-properties fo:font-style="normal" fo:font-weight="normal" officeooo:rsid="036521ea" style:font-style-asian="normal" style:font-weight-asian="normal" style:font-style-complex="normal" style:font-weight-complex="normal"/>
    </style:style>
    <style:style style:name="T848" style:family="text">
      <style:text-properties fo:font-style="normal" fo:font-weight="normal" officeooo:rsid="0366f30d" style:font-style-asian="normal" style:font-weight-asian="normal" style:font-style-complex="normal" style:font-weight-complex="normal"/>
    </style:style>
    <style:style style:name="T849" style:family="text">
      <style:text-properties fo:font-style="normal" fo:font-weight="normal" officeooo:rsid="036916f3" style:font-style-asian="normal" style:font-weight-asian="normal" style:font-style-complex="normal" style:font-weight-complex="normal"/>
    </style:style>
    <style:style style:name="T850" style:family="text">
      <style:text-properties fo:font-style="normal" fo:font-weight="normal" officeooo:rsid="0369d5d6" style:font-style-asian="normal" style:font-weight-asian="normal" style:font-style-complex="normal" style:font-weight-complex="normal"/>
    </style:style>
    <style:style style:name="T851" style:family="text">
      <style:text-properties fo:font-style="normal" fo:font-weight="normal" officeooo:rsid="036b07af" style:font-style-asian="normal" style:font-weight-asian="normal" style:font-style-complex="normal" style:font-weight-complex="normal"/>
    </style:style>
    <style:style style:name="T852" style:family="text">
      <style:text-properties fo:font-style="normal" fo:font-weight="normal" officeooo:rsid="036c7ab5" style:font-style-asian="normal" style:font-weight-asian="normal" style:font-style-complex="normal" style:font-weight-complex="normal"/>
    </style:style>
    <style:style style:name="T853" style:family="text">
      <style:text-properties fo:font-style="normal" fo:font-weight="normal" officeooo:rsid="036cd24f" style:font-style-asian="normal" style:font-weight-asian="normal" style:font-style-complex="normal" style:font-weight-complex="normal"/>
    </style:style>
    <style:style style:name="T854" style:family="text">
      <style:text-properties fo:font-style="normal" fo:font-weight="normal" officeooo:rsid="036e59b8" style:font-style-asian="normal" style:font-weight-asian="normal" style:font-style-complex="normal" style:font-weight-complex="normal"/>
    </style:style>
    <style:style style:name="T855" style:family="text">
      <style:text-properties fo:font-style="normal" fo:font-weight="normal" officeooo:rsid="036f658e" style:font-style-asian="normal" style:font-weight-asian="normal" style:font-style-complex="normal" style:font-weight-complex="normal"/>
    </style:style>
    <style:style style:name="T856" style:family="text">
      <style:text-properties fo:font-style="normal" fo:font-weight="normal" officeooo:rsid="037008be" style:font-style-asian="normal" style:font-weight-asian="normal" style:font-style-complex="normal" style:font-weight-complex="normal"/>
    </style:style>
    <style:style style:name="T857" style:family="text">
      <style:text-properties fo:font-style="normal" fo:font-weight="normal" officeooo:rsid="0370750e" style:font-style-asian="normal" style:font-weight-asian="normal" style:font-style-complex="normal" style:font-weight-complex="normal"/>
    </style:style>
    <style:style style:name="T858" style:family="text">
      <style:text-properties fo:font-style="normal" fo:font-weight="normal" officeooo:rsid="037412ce" style:font-style-asian="normal" style:font-weight-asian="normal" style:font-style-complex="normal" style:font-weight-complex="normal"/>
    </style:style>
    <style:style style:name="T859" style:family="text">
      <style:text-properties fo:font-style="normal" fo:font-weight="normal" officeooo:rsid="0376034a" style:font-style-asian="normal" style:font-weight-asian="normal" style:font-style-complex="normal" style:font-weight-complex="normal"/>
    </style:style>
    <style:style style:name="T860" style:family="text">
      <style:text-properties fo:font-style="normal" fo:font-weight="normal" officeooo:rsid="0376c032" style:font-style-asian="normal" style:font-weight-asian="normal" style:font-style-complex="normal" style:font-weight-complex="normal"/>
    </style:style>
    <style:style style:name="T861" style:family="text">
      <style:text-properties fo:font-style="normal" fo:font-weight="normal" officeooo:rsid="0379a906" style:font-style-asian="normal" style:font-weight-asian="normal" style:font-style-complex="normal" style:font-weight-complex="normal"/>
    </style:style>
    <style:style style:name="T862" style:family="text">
      <style:text-properties fo:font-style="normal" fo:font-weight="normal" officeooo:rsid="037ae97f" style:font-style-asian="normal" style:font-weight-asian="normal" style:font-style-complex="normal" style:font-weight-complex="normal"/>
    </style:style>
    <style:style style:name="T863" style:family="text">
      <style:text-properties fo:font-style="normal" fo:font-weight="normal" officeooo:rsid="037bcea5" style:font-style-asian="normal" style:font-weight-asian="normal" style:font-style-complex="normal" style:font-weight-complex="normal"/>
    </style:style>
    <style:style style:name="T864" style:family="text">
      <style:text-properties fo:font-style="normal" fo:font-weight="normal" officeooo:rsid="037cc5f5" style:font-style-asian="normal" style:font-weight-asian="normal" style:font-style-complex="normal" style:font-weight-complex="normal"/>
    </style:style>
    <style:style style:name="T865" style:family="text">
      <style:text-properties fo:font-style="normal" fo:font-weight="normal" officeooo:rsid="037daa9f" style:font-style-asian="normal" style:font-weight-asian="normal" style:font-style-complex="normal" style:font-weight-complex="normal"/>
    </style:style>
    <style:style style:name="T866" style:family="text">
      <style:text-properties fo:font-style="normal" fo:font-weight="normal" officeooo:rsid="037dd2dc" style:font-style-asian="normal" style:font-weight-asian="normal" style:font-style-complex="normal" style:font-weight-complex="normal"/>
    </style:style>
    <style:style style:name="T867" style:family="text">
      <style:text-properties fo:font-style="normal" fo:font-weight="normal" officeooo:rsid="037e5be6" style:font-style-asian="normal" style:font-weight-asian="normal" style:font-style-complex="normal" style:font-weight-complex="normal"/>
    </style:style>
    <style:style style:name="T868" style:family="text">
      <style:text-properties fo:font-style="normal" fo:font-weight="normal" officeooo:rsid="037f79d9" style:font-style-asian="normal" style:font-weight-asian="normal" style:font-style-complex="normal" style:font-weight-complex="normal"/>
    </style:style>
    <style:style style:name="T869" style:family="text">
      <style:text-properties fo:font-style="normal" fo:font-weight="normal" officeooo:rsid="0380d818" style:font-style-asian="normal" style:font-weight-asian="normal" style:font-style-complex="normal" style:font-weight-complex="normal"/>
    </style:style>
    <style:style style:name="T870" style:family="text">
      <style:text-properties fo:font-style="normal" fo:font-weight="normal" officeooo:rsid="037f91e4" style:font-style-asian="normal" style:font-weight-asian="normal" style:font-style-complex="normal" style:font-weight-complex="normal"/>
    </style:style>
    <style:style style:name="T871" style:family="text">
      <style:text-properties fo:font-style="normal" fo:font-weight="normal" officeooo:rsid="03821714" style:font-style-asian="normal" style:font-weight-asian="normal" style:font-style-complex="normal" style:font-weight-complex="normal"/>
    </style:style>
    <style:style style:name="T872" style:family="text">
      <style:text-properties fo:font-style="normal" fo:font-weight="normal" officeooo:rsid="035ea4d4" style:font-style-asian="normal" style:font-weight-asian="normal" style:font-style-complex="normal" style:font-weight-complex="normal"/>
    </style:style>
    <style:style style:name="T873" style:family="text">
      <style:text-properties fo:font-style="normal" fo:font-weight="normal" officeooo:rsid="0383ea9d" style:font-style-asian="normal" style:font-weight-asian="normal" style:font-style-complex="normal" style:font-weight-complex="normal"/>
    </style:style>
    <style:style style:name="T874" style:family="text">
      <style:text-properties fo:font-style="normal" fo:font-weight="normal" officeooo:rsid="0372db6e" style:font-style-asian="normal" style:font-weight-asian="normal" style:font-style-complex="normal" style:font-weight-complex="normal"/>
    </style:style>
    <style:style style:name="T875" style:family="text">
      <style:text-properties fo:font-style="normal" fo:font-weight="normal" officeooo:rsid="0385bac2" style:font-style-asian="normal" style:font-weight-asian="normal" style:font-style-complex="normal" style:font-weight-complex="normal"/>
    </style:style>
    <style:style style:name="T876" style:family="text">
      <style:text-properties fo:font-style="normal" fo:font-weight="normal" officeooo:rsid="03874043" style:font-style-asian="normal" style:font-weight-asian="normal" style:font-style-complex="normal" style:font-weight-complex="normal"/>
    </style:style>
    <style:style style:name="T877" style:family="text">
      <style:text-properties fo:font-style="normal" fo:font-weight="normal" officeooo:rsid="0388daec" style:font-style-asian="normal" style:font-weight-asian="normal" style:font-style-complex="normal" style:font-weight-complex="normal"/>
    </style:style>
    <style:style style:name="T878" style:family="text">
      <style:text-properties fo:font-style="normal" fo:font-weight="normal" officeooo:rsid="0388e53d" style:font-style-asian="normal" style:font-weight-asian="normal" style:font-style-complex="normal" style:font-weight-complex="normal"/>
    </style:style>
    <style:style style:name="T879" style:family="text">
      <style:text-properties fo:font-style="normal" fo:font-weight="normal" officeooo:rsid="038a7d7b" style:font-style-asian="normal" style:font-weight-asian="normal" style:font-style-complex="normal" style:font-weight-complex="normal"/>
    </style:style>
    <style:style style:name="T880" style:family="text">
      <style:text-properties fo:font-style="normal" fo:font-weight="normal" officeooo:rsid="038ade26" style:font-style-asian="normal" style:font-weight-asian="normal" style:font-style-complex="normal" style:font-weight-complex="normal"/>
    </style:style>
    <style:style style:name="T881" style:family="text">
      <style:text-properties fo:font-style="normal" fo:font-weight="normal" officeooo:rsid="038b6ab4" style:font-style-asian="normal" style:font-weight-asian="normal" style:font-style-complex="normal" style:font-weight-complex="normal"/>
    </style:style>
    <style:style style:name="T882" style:family="text">
      <style:text-properties fo:font-style="normal" fo:font-weight="normal" officeooo:rsid="038d3065" style:font-style-asian="normal" style:font-weight-asian="normal" style:font-style-complex="normal" style:font-weight-complex="normal"/>
    </style:style>
    <style:style style:name="T883" style:family="text">
      <style:text-properties fo:font-style="normal" fo:font-weight="normal" officeooo:rsid="038df451" style:font-style-asian="normal" style:font-weight-asian="normal" style:font-style-complex="normal" style:font-weight-complex="normal"/>
    </style:style>
    <style:style style:name="T884" style:family="text">
      <style:text-properties fo:font-style="normal" fo:font-weight="normal" officeooo:rsid="038fa53e" style:font-style-asian="normal" style:font-weight-asian="normal" style:font-style-complex="normal" style:font-weight-complex="normal"/>
    </style:style>
    <style:style style:name="T885" style:family="text">
      <style:text-properties fo:font-style="normal" fo:font-weight="normal" officeooo:rsid="03915250" style:font-style-asian="normal" style:font-weight-asian="normal" style:font-style-complex="normal" style:font-weight-complex="normal"/>
    </style:style>
    <style:style style:name="T886" style:family="text">
      <style:text-properties fo:font-style="normal" fo:font-weight="normal" officeooo:rsid="039273b2" style:font-style-asian="normal" style:font-weight-asian="normal" style:font-style-complex="normal" style:font-weight-complex="normal"/>
    </style:style>
    <style:style style:name="T887" style:family="text">
      <style:text-properties fo:font-style="normal" fo:font-weight="normal" officeooo:rsid="03935f12" style:font-style-asian="normal" style:font-weight-asian="normal" style:font-style-complex="normal" style:font-weight-complex="normal"/>
    </style:style>
    <style:style style:name="T888" style:family="text">
      <style:text-properties fo:font-style="normal" fo:font-weight="normal" officeooo:rsid="03936f47" style:font-style-asian="normal" style:font-weight-asian="normal" style:font-style-complex="normal" style:font-weight-complex="normal"/>
    </style:style>
    <style:style style:name="T889" style:family="text">
      <style:text-properties fo:font-style="normal" fo:font-weight="normal" officeooo:rsid="0393a9eb" style:font-style-asian="normal" style:font-weight-asian="normal" style:font-style-complex="normal" style:font-weight-complex="normal"/>
    </style:style>
    <style:style style:name="T890" style:family="text">
      <style:text-properties fo:font-style="normal" fo:font-weight="normal" officeooo:rsid="03946877" style:font-style-asian="normal" style:font-weight-asian="normal" style:font-style-complex="normal" style:font-weight-complex="normal"/>
    </style:style>
    <style:style style:name="T891" style:family="text">
      <style:text-properties fo:font-style="normal" fo:font-weight="normal" officeooo:rsid="0395baf0" style:font-style-asian="normal" style:font-weight-asian="normal" style:font-style-complex="normal" style:font-weight-complex="normal"/>
    </style:style>
    <style:style style:name="T892" style:family="text">
      <style:text-properties fo:font-style="normal" fo:font-weight="normal" officeooo:rsid="039793ae" style:font-style-asian="normal" style:font-weight-asian="normal" style:font-style-complex="normal" style:font-weight-complex="normal"/>
    </style:style>
    <style:style style:name="T893" style:family="text">
      <style:text-properties fo:font-style="normal" fo:font-weight="normal" officeooo:rsid="0397cb24" style:font-style-asian="normal" style:font-weight-asian="normal" style:font-style-complex="normal" style:font-weight-complex="normal"/>
    </style:style>
    <style:style style:name="T894" style:family="text">
      <style:text-properties fo:font-style="normal" fo:font-weight="normal" officeooo:rsid="0398cf83" style:font-style-asian="normal" style:font-weight-asian="normal" style:font-style-complex="normal" style:font-weight-complex="normal"/>
    </style:style>
    <style:style style:name="T895" style:family="text">
      <style:text-properties fo:font-style="normal" fo:font-weight="normal" officeooo:rsid="039ac077" style:font-style-asian="normal" style:font-weight-asian="normal" style:font-style-complex="normal" style:font-weight-complex="normal"/>
    </style:style>
    <style:style style:name="T896" style:family="text">
      <style:text-properties fo:font-style="normal" fo:font-weight="normal" officeooo:rsid="039b4847" style:font-style-asian="normal" style:font-weight-asian="normal" style:font-style-complex="normal" style:font-weight-complex="normal"/>
    </style:style>
    <style:style style:name="T897" style:family="text">
      <style:text-properties fo:font-style="normal" fo:font-weight="normal" officeooo:rsid="039bdc64" style:font-style-asian="normal" style:font-weight-asian="normal" style:font-style-complex="normal" style:font-weight-complex="normal"/>
    </style:style>
    <style:style style:name="T898" style:family="text">
      <style:text-properties fo:font-style="normal" fo:font-weight="normal" officeooo:rsid="039d7c3d" style:font-style-asian="normal" style:font-weight-asian="normal" style:font-style-complex="normal" style:font-weight-complex="normal"/>
    </style:style>
    <style:style style:name="T899" style:family="text">
      <style:text-properties fo:font-style="normal" fo:font-weight="normal" officeooo:rsid="039d93dc" style:font-style-asian="normal" style:font-weight-asian="normal" style:font-style-complex="normal" style:font-weight-complex="normal"/>
    </style:style>
    <style:style style:name="T900" style:family="text">
      <style:text-properties fo:font-style="normal" fo:font-weight="normal" officeooo:rsid="03a05bf2" style:font-style-asian="normal" style:font-weight-asian="normal" style:font-style-complex="normal" style:font-weight-complex="normal"/>
    </style:style>
    <style:style style:name="T901" style:family="text">
      <style:text-properties fo:font-style="normal" fo:font-weight="normal" officeooo:rsid="03a246c1" style:font-style-asian="normal" style:font-weight-asian="normal" style:font-style-complex="normal" style:font-weight-complex="normal"/>
    </style:style>
    <style:style style:name="T902" style:family="text">
      <style:text-properties fo:font-style="normal" fo:font-weight="normal" officeooo:rsid="03a3e77a" style:font-style-asian="normal" style:font-weight-asian="normal" style:font-style-complex="normal" style:font-weight-complex="normal"/>
    </style:style>
    <style:style style:name="T903" style:family="text">
      <style:text-properties fo:font-style="normal" fo:font-weight="normal" officeooo:rsid="03a47fcf" style:font-style-asian="normal" style:font-weight-asian="normal" style:font-style-complex="normal" style:font-weight-complex="normal"/>
    </style:style>
    <style:style style:name="T904" style:family="text">
      <style:text-properties fo:font-style="normal" fo:font-weight="normal" officeooo:rsid="03a58759" style:font-style-asian="normal" style:font-weight-asian="normal" style:font-style-complex="normal" style:font-weight-complex="normal"/>
    </style:style>
    <style:style style:name="T905" style:family="text">
      <style:text-properties fo:font-style="normal" fo:font-weight="normal" officeooo:rsid="03a5c013" style:font-style-asian="normal" style:font-weight-asian="normal" style:font-style-complex="normal" style:font-weight-complex="normal"/>
    </style:style>
    <style:style style:name="T906" style:family="text">
      <style:text-properties fo:font-style="normal" fo:font-weight="normal" officeooo:rsid="03a6fcdb" style:font-style-asian="normal" style:font-weight-asian="normal" style:font-style-complex="normal" style:font-weight-complex="normal"/>
    </style:style>
    <style:style style:name="T907" style:family="text">
      <style:text-properties fo:font-style="normal" fo:font-weight="normal" officeooo:rsid="03a8ec67" style:font-style-asian="normal" style:font-weight-asian="normal" style:font-style-complex="normal" style:font-weight-complex="normal"/>
    </style:style>
    <style:style style:name="T908" style:family="text">
      <style:text-properties fo:font-style="normal" fo:font-weight="normal" officeooo:rsid="03aa4526" style:font-style-asian="normal" style:font-weight-asian="normal" style:font-style-complex="normal" style:font-weight-complex="normal"/>
    </style:style>
    <style:style style:name="T909" style:family="text">
      <style:text-properties fo:font-style="normal" fo:font-weight="normal" officeooo:rsid="03ac2d5f" style:font-style-asian="normal" style:font-weight-asian="normal" style:font-style-complex="normal" style:font-weight-complex="normal"/>
    </style:style>
    <style:style style:name="T910" style:family="text">
      <style:text-properties fo:font-style="normal" fo:font-weight="normal" officeooo:rsid="03adca69" style:font-style-asian="normal" style:font-weight-asian="normal" style:font-style-complex="normal" style:font-weight-complex="normal"/>
    </style:style>
    <style:style style:name="T911" style:family="text">
      <style:text-properties fo:font-style="normal" fo:font-weight="normal" officeooo:rsid="03b0f7f5" style:font-style-asian="normal" style:font-weight-asian="normal" style:font-style-complex="normal" style:font-weight-complex="normal"/>
    </style:style>
    <style:style style:name="T912" style:family="text">
      <style:text-properties fo:font-style="normal" fo:font-weight="normal" officeooo:rsid="03b2355d" style:font-style-asian="normal" style:font-weight-asian="normal" style:font-style-complex="normal" style:font-weight-complex="normal"/>
    </style:style>
    <style:style style:name="T913" style:family="text">
      <style:text-properties fo:font-style="normal" fo:font-weight="normal" officeooo:rsid="03b273bf" style:font-style-asian="normal" style:font-weight-asian="normal" style:font-style-complex="normal" style:font-weight-complex="normal"/>
    </style:style>
    <style:style style:name="T914" style:family="text">
      <style:text-properties fo:font-style="normal" fo:font-weight="normal" officeooo:rsid="03b44a92" style:font-style-asian="normal" style:font-weight-asian="normal" style:font-style-complex="normal" style:font-weight-complex="normal"/>
    </style:style>
    <style:style style:name="T915" style:family="text">
      <style:text-properties fo:font-style="normal" fo:font-weight="normal" officeooo:rsid="03b48cfb" style:font-style-asian="normal" style:font-weight-asian="normal" style:font-style-complex="normal" style:font-weight-complex="normal"/>
    </style:style>
    <style:style style:name="T916" style:family="text">
      <style:text-properties fo:font-style="normal" fo:font-weight="normal" officeooo:rsid="03b5b207" style:font-style-asian="normal" style:font-weight-asian="normal" style:font-style-complex="normal" style:font-weight-complex="normal"/>
    </style:style>
    <style:style style:name="T917" style:family="text">
      <style:text-properties fo:font-style="normal" fo:font-weight="normal" officeooo:rsid="03b6934b" style:font-style-asian="normal" style:font-weight-asian="normal" style:font-style-complex="normal" style:font-weight-complex="normal"/>
    </style:style>
    <style:style style:name="T918" style:family="text">
      <style:text-properties fo:font-style="normal" fo:font-weight="normal" officeooo:rsid="03b6c412" style:font-style-asian="normal" style:font-weight-asian="normal" style:font-style-complex="normal" style:font-weight-complex="normal"/>
    </style:style>
    <style:style style:name="T919" style:family="text">
      <style:text-properties fo:font-style="normal" fo:font-weight="normal" officeooo:rsid="03b701c7" style:font-style-asian="normal" style:font-weight-asian="normal" style:font-style-complex="normal" style:font-weight-complex="normal"/>
    </style:style>
    <style:style style:name="T920" style:family="text">
      <style:text-properties fo:font-style="normal" fo:font-weight="normal" officeooo:rsid="03b853c8" style:font-style-asian="normal" style:font-weight-asian="normal" style:font-style-complex="normal" style:font-weight-complex="normal"/>
    </style:style>
    <style:style style:name="T921" style:family="text">
      <style:text-properties fo:font-style="normal" fo:font-weight="normal" officeooo:rsid="03baae5b" style:font-style-asian="normal" style:font-weight-asian="normal" style:font-style-complex="normal" style:font-weight-complex="normal"/>
    </style:style>
    <style:style style:name="T922" style:family="text">
      <style:text-properties fo:font-style="normal" fo:font-weight="normal" officeooo:rsid="03bac066" style:font-style-asian="normal" style:font-weight-asian="normal" style:font-style-complex="normal" style:font-weight-complex="normal"/>
    </style:style>
    <style:style style:name="T923" style:family="text">
      <style:text-properties fo:font-style="normal" fo:font-weight="normal" officeooo:rsid="03bb86e6" style:font-style-asian="normal" style:font-weight-asian="normal" style:font-style-complex="normal" style:font-weight-complex="normal"/>
    </style:style>
    <style:style style:name="T924" style:family="text">
      <style:text-properties fo:font-style="normal" fo:font-weight="normal" officeooo:rsid="03bc697a" style:font-style-asian="normal" style:font-weight-asian="normal" style:font-style-complex="normal" style:font-weight-complex="normal"/>
    </style:style>
    <style:style style:name="T925" style:family="text">
      <style:text-properties fo:font-style="normal" fo:font-weight="normal" officeooo:rsid="03be9be1" style:font-style-asian="normal" style:font-weight-asian="normal" style:font-style-complex="normal" style:font-weight-complex="normal"/>
    </style:style>
    <style:style style:name="T926" style:family="text">
      <style:text-properties fo:font-style="normal" fo:font-weight="normal" officeooo:rsid="03c00573" style:font-style-asian="normal" style:font-weight-asian="normal" style:font-style-complex="normal" style:font-weight-complex="normal"/>
    </style:style>
    <style:style style:name="T927" style:family="text">
      <style:text-properties fo:font-style="normal" fo:font-weight="normal" officeooo:rsid="03c01f09" style:font-style-asian="normal" style:font-weight-asian="normal" style:font-style-complex="normal" style:font-weight-complex="normal"/>
    </style:style>
    <style:style style:name="T928" style:family="text">
      <style:text-properties fo:font-style="normal" fo:font-weight="normal" officeooo:rsid="03c0e5c7" style:font-style-asian="normal" style:font-weight-asian="normal" style:font-style-complex="normal" style:font-weight-complex="normal"/>
    </style:style>
    <style:style style:name="T929" style:family="text">
      <style:text-properties fo:font-style="normal" fo:font-weight="normal" officeooo:rsid="03c3fbe0" style:font-style-asian="normal" style:font-weight-asian="normal" style:font-style-complex="normal" style:font-weight-complex="normal"/>
    </style:style>
    <style:style style:name="T930" style:family="text">
      <style:text-properties fo:font-style="normal" fo:font-weight="normal" officeooo:rsid="03c494c4" style:font-style-asian="normal" style:font-weight-asian="normal" style:font-style-complex="normal" style:font-weight-complex="normal"/>
    </style:style>
    <style:style style:name="T931" style:family="text">
      <style:text-properties fo:font-style="normal" fo:font-weight="normal" officeooo:rsid="03c640fd" style:font-style-asian="normal" style:font-weight-asian="normal" style:font-style-complex="normal" style:font-weight-complex="normal"/>
    </style:style>
    <style:style style:name="T932" style:family="text">
      <style:text-properties fo:font-style="normal" fo:font-weight="normal" officeooo:rsid="03c67b92" style:font-style-asian="normal" style:font-weight-asian="normal" style:font-style-complex="normal" style:font-weight-complex="normal"/>
    </style:style>
    <style:style style:name="T933" style:family="text">
      <style:text-properties fo:font-style="normal" fo:font-weight="normal" officeooo:rsid="03c76514" style:font-style-asian="normal" style:font-weight-asian="normal" style:font-style-complex="normal" style:font-weight-complex="normal"/>
    </style:style>
    <style:style style:name="T934" style:family="text">
      <style:text-properties fo:font-style="normal" fo:font-weight="normal" officeooo:rsid="03c7d0d9" style:font-style-asian="normal" style:font-weight-asian="normal" style:font-style-complex="normal" style:font-weight-complex="normal"/>
    </style:style>
    <style:style style:name="T935" style:family="text">
      <style:text-properties fo:font-style="normal" fo:font-weight="normal" officeooo:rsid="03c94502" style:font-style-asian="normal" style:font-weight-asian="normal" style:font-style-complex="normal" style:font-weight-complex="normal"/>
    </style:style>
    <style:style style:name="T936" style:family="text">
      <style:text-properties fo:font-style="normal" fo:font-weight="normal" officeooo:rsid="03cb6022" style:font-style-asian="normal" style:font-weight-asian="normal" style:font-style-complex="normal" style:font-weight-complex="normal"/>
    </style:style>
    <style:style style:name="T937" style:family="text">
      <style:text-properties fo:font-style="normal" fo:font-weight="normal" officeooo:rsid="03cd01c0" style:font-style-asian="normal" style:font-weight-asian="normal" style:font-style-complex="normal" style:font-weight-complex="normal"/>
    </style:style>
    <style:style style:name="T938" style:family="text">
      <style:text-properties fo:font-style="normal" fo:font-weight="normal" officeooo:rsid="03cee11b" style:font-style-asian="normal" style:font-weight-asian="normal" style:font-style-complex="normal" style:font-weight-complex="normal"/>
    </style:style>
    <style:style style:name="T939" style:family="text">
      <style:text-properties fo:font-style="normal" fo:font-weight="normal" officeooo:rsid="03cf146c" style:font-style-asian="normal" style:font-weight-asian="normal" style:font-style-complex="normal" style:font-weight-complex="normal"/>
    </style:style>
    <style:style style:name="T940" style:family="text">
      <style:text-properties fo:font-style="normal" fo:font-weight="normal" officeooo:rsid="03d09345" style:font-style-asian="normal" style:font-weight-asian="normal" style:font-style-complex="normal" style:font-weight-complex="normal"/>
    </style:style>
    <style:style style:name="T941" style:family="text">
      <style:text-properties fo:font-style="normal" fo:font-weight="normal" officeooo:rsid="03d1ce50" style:font-style-asian="normal" style:font-weight-asian="normal" style:font-style-complex="normal" style:font-weight-complex="normal"/>
    </style:style>
    <style:style style:name="T942" style:family="text">
      <style:text-properties fo:font-style="normal" fo:font-weight="normal" officeooo:rsid="03d1eb1d" style:font-style-asian="normal" style:font-weight-asian="normal" style:font-style-complex="normal" style:font-weight-complex="normal"/>
    </style:style>
    <style:style style:name="T943" style:family="text">
      <style:text-properties fo:font-style="normal" fo:font-weight="normal" officeooo:rsid="03d26357" style:font-style-asian="normal" style:font-weight-asian="normal" style:font-style-complex="normal" style:font-weight-complex="normal"/>
    </style:style>
    <style:style style:name="T944" style:family="text">
      <style:text-properties fo:font-style="normal" fo:font-weight="normal" officeooo:rsid="03d29a66" style:font-style-asian="normal" style:font-weight-asian="normal" style:font-style-complex="normal" style:font-weight-complex="normal"/>
    </style:style>
    <style:style style:name="T945" style:family="text">
      <style:text-properties fo:font-style="normal" fo:font-weight="normal" officeooo:rsid="03d42058" style:font-style-asian="normal" style:font-weight-asian="normal" style:font-style-complex="normal" style:font-weight-complex="normal"/>
    </style:style>
    <style:style style:name="T946" style:family="text">
      <style:text-properties fo:font-style="normal" fo:font-weight="normal" officeooo:rsid="03d49840" style:font-style-asian="normal" style:font-weight-asian="normal" style:font-style-complex="normal" style:font-weight-complex="normal"/>
    </style:style>
    <style:style style:name="T947" style:family="text">
      <style:text-properties fo:font-style="normal" fo:font-weight="normal" officeooo:rsid="03d5fcb0" style:font-style-asian="normal" style:font-weight-asian="normal" style:font-style-complex="normal" style:font-weight-complex="normal"/>
    </style:style>
    <style:style style:name="T948" style:family="text">
      <style:text-properties fo:font-style="normal" fo:font-weight="normal" officeooo:rsid="03d5fccf" style:font-style-asian="normal" style:font-weight-asian="normal" style:font-style-complex="normal" style:font-weight-complex="normal"/>
    </style:style>
    <style:style style:name="T949" style:family="text">
      <style:text-properties fo:font-style="normal" fo:font-weight="normal" officeooo:rsid="03d70a9d" style:font-style-asian="normal" style:font-weight-asian="normal" style:font-style-complex="normal" style:font-weight-complex="normal"/>
    </style:style>
    <style:style style:name="T950" style:family="text">
      <style:text-properties fo:font-style="normal" fo:font-weight="normal" officeooo:rsid="03d7b2d1" style:font-style-asian="normal" style:font-weight-asian="normal" style:font-style-complex="normal" style:font-weight-complex="normal"/>
    </style:style>
    <style:style style:name="T951" style:family="text">
      <style:text-properties fo:font-style="normal" fo:font-weight="normal" officeooo:rsid="03d99289" style:font-style-asian="normal" style:font-weight-asian="normal" style:font-style-complex="normal" style:font-weight-complex="normal"/>
    </style:style>
    <style:style style:name="T952" style:family="text">
      <style:text-properties fo:font-style="normal" fo:font-weight="normal" officeooo:rsid="03dae2bf" style:font-style-asian="normal" style:font-weight-asian="normal" style:font-style-complex="normal" style:font-weight-complex="normal"/>
    </style:style>
    <style:style style:name="T953" style:family="text">
      <style:text-properties fo:font-style="normal" fo:font-weight="normal" officeooo:rsid="03db76c7" style:font-style-asian="normal" style:font-weight-asian="normal" style:font-style-complex="normal" style:font-weight-complex="normal"/>
    </style:style>
    <style:style style:name="T954" style:family="text">
      <style:text-properties fo:font-style="normal" fo:font-weight="normal" officeooo:rsid="03dbdab3" style:font-style-asian="normal" style:font-weight-asian="normal" style:font-style-complex="normal" style:font-weight-complex="normal"/>
    </style:style>
    <style:style style:name="T955" style:family="text">
      <style:text-properties fo:font-style="normal" fo:font-weight="normal" officeooo:rsid="03dcd6f3" style:font-style-asian="normal" style:font-weight-asian="normal" style:font-style-complex="normal" style:font-weight-complex="normal"/>
    </style:style>
    <style:style style:name="T956" style:family="text">
      <style:text-properties fo:font-style="normal" fo:font-weight="normal" officeooo:rsid="03de96db" style:font-style-asian="normal" style:font-weight-asian="normal" style:font-style-complex="normal" style:font-weight-complex="normal"/>
    </style:style>
    <style:style style:name="T957" style:family="text">
      <style:text-properties fo:font-style="normal" fo:font-weight="normal" officeooo:rsid="03df6613" style:font-style-asian="normal" style:font-weight-asian="normal" style:font-style-complex="normal" style:font-weight-complex="normal"/>
    </style:style>
    <style:style style:name="T958" style:family="text">
      <style:text-properties fo:font-style="normal" fo:font-weight="normal" officeooo:rsid="03e0fa17" style:font-style-asian="normal" style:font-weight-asian="normal" style:font-style-complex="normal" style:font-weight-complex="normal"/>
    </style:style>
    <style:style style:name="T959" style:family="text">
      <style:text-properties fo:font-style="normal" fo:font-weight="normal" officeooo:rsid="03e2da35" style:font-style-asian="normal" style:font-weight-asian="normal" style:font-style-complex="normal" style:font-weight-complex="normal"/>
    </style:style>
    <style:style style:name="T960" style:family="text">
      <style:text-properties fo:font-style="normal" fo:font-weight="normal" officeooo:rsid="03e2ffb4" style:font-style-asian="normal" style:font-weight-asian="normal" style:font-style-complex="normal" style:font-weight-complex="normal"/>
    </style:style>
    <style:style style:name="T961" style:family="text">
      <style:text-properties fo:font-style="normal" fo:font-weight="normal" officeooo:rsid="03e316aa" style:font-style-asian="normal" style:font-weight-asian="normal" style:font-style-complex="normal" style:font-weight-complex="normal"/>
    </style:style>
    <style:style style:name="T962" style:family="text">
      <style:text-properties fo:font-style="normal" fo:font-weight="normal" officeooo:rsid="03e4d7e9" style:font-style-asian="normal" style:font-weight-asian="normal" style:font-style-complex="normal" style:font-weight-complex="normal"/>
    </style:style>
    <style:style style:name="T963" style:family="text">
      <style:text-properties fo:font-style="normal" fo:font-weight="normal" officeooo:rsid="03e66ce6" style:font-style-asian="normal" style:font-weight-asian="normal" style:font-style-complex="normal" style:font-weight-complex="normal"/>
    </style:style>
    <style:style style:name="T964" style:family="text">
      <style:text-properties fo:font-style="normal" fo:font-weight="normal" officeooo:rsid="03e7e40e" style:font-style-asian="normal" style:font-weight-asian="normal" style:font-style-complex="normal" style:font-weight-complex="normal"/>
    </style:style>
    <style:style style:name="T965" style:family="text">
      <style:text-properties fo:font-style="normal" fo:font-weight="normal" officeooo:rsid="03e98438" style:font-style-asian="normal" style:font-weight-asian="normal" style:font-style-complex="normal" style:font-weight-complex="normal"/>
    </style:style>
    <style:style style:name="T966" style:family="text">
      <style:text-properties fo:font-style="normal" fo:font-weight="normal" officeooo:rsid="03eac4ce" style:font-style-asian="normal" style:font-weight-asian="normal" style:font-style-complex="normal" style:font-weight-complex="normal"/>
    </style:style>
    <style:style style:name="T967" style:family="text">
      <style:text-properties fo:font-style="normal" fo:font-weight="normal" officeooo:rsid="03ec3d5a" style:font-style-asian="normal" style:font-weight-asian="normal" style:font-style-complex="normal" style:font-weight-complex="normal"/>
    </style:style>
    <style:style style:name="T968" style:family="text">
      <style:text-properties fo:font-style="normal" fo:font-weight="normal" officeooo:rsid="03ede9aa" style:font-style-asian="normal" style:font-weight-asian="normal" style:font-style-complex="normal" style:font-weight-complex="normal"/>
    </style:style>
    <style:style style:name="T969" style:family="text">
      <style:text-properties fo:font-style="normal" fo:font-weight="normal" officeooo:rsid="03ee72ea" style:font-style-asian="normal" style:font-weight-asian="normal" style:font-style-complex="normal" style:font-weight-complex="normal"/>
    </style:style>
    <style:style style:name="T970" style:family="text">
      <style:text-properties fo:font-style="normal" fo:font-weight="normal" officeooo:rsid="03ef6550" style:font-style-asian="normal" style:font-weight-asian="normal" style:font-style-complex="normal" style:font-weight-complex="normal"/>
    </style:style>
    <style:style style:name="T971" style:family="text">
      <style:text-properties fo:font-style="normal" fo:font-weight="normal" officeooo:rsid="03dcb7d1" style:font-style-asian="normal" style:font-weight-asian="normal" style:font-style-complex="normal" style:font-weight-complex="normal"/>
    </style:style>
    <style:style style:name="T972" style:family="text">
      <style:text-properties fo:font-style="normal" fo:font-weight="normal" officeooo:rsid="03ef8463" style:font-style-asian="normal" style:font-weight-asian="normal" style:font-style-complex="normal" style:font-weight-complex="normal"/>
    </style:style>
    <style:style style:name="T973" style:family="text">
      <style:text-properties fo:font-style="normal" fo:font-weight="normal" officeooo:rsid="03efb98d" style:font-style-asian="normal" style:font-weight-asian="normal" style:font-style-complex="normal" style:font-weight-complex="normal"/>
    </style:style>
    <style:style style:name="T974" style:family="text">
      <style:text-properties fo:font-style="normal" fo:font-weight="normal" officeooo:rsid="03f2d6d4" style:font-style-asian="normal" style:font-weight-asian="normal" style:font-style-complex="normal" style:font-weight-complex="normal"/>
    </style:style>
    <style:style style:name="T975" style:family="text">
      <style:text-properties fo:font-style="normal" fo:font-weight="normal" officeooo:rsid="03f41265" style:font-style-asian="normal" style:font-weight-asian="normal" style:font-style-complex="normal" style:font-weight-complex="normal"/>
    </style:style>
    <style:style style:name="T976" style:family="text">
      <style:text-properties fo:font-style="normal" fo:font-weight="normal" officeooo:rsid="03f44d3d" style:font-style-asian="normal" style:font-weight-asian="normal" style:font-style-complex="normal" style:font-weight-complex="normal"/>
    </style:style>
    <style:style style:name="T977" style:family="text">
      <style:text-properties fo:font-style="normal" fo:font-weight="normal" officeooo:rsid="03f64528" style:font-style-asian="normal" style:font-weight-asian="normal" style:font-style-complex="normal" style:font-weight-complex="normal"/>
    </style:style>
    <style:style style:name="T978" style:family="text">
      <style:text-properties fo:font-style="normal" fo:font-weight="normal" officeooo:rsid="03f6a5d0" style:font-style-asian="normal" style:font-weight-asian="normal" style:font-style-complex="normal" style:font-weight-complex="normal"/>
    </style:style>
    <style:style style:name="T979" style:family="text">
      <style:text-properties fo:font-style="normal" fo:font-weight="normal" officeooo:rsid="03f731c2" style:font-style-asian="normal" style:font-weight-asian="normal" style:font-style-complex="normal" style:font-weight-complex="normal"/>
    </style:style>
    <style:style style:name="T980" style:family="text">
      <style:text-properties fo:font-style="normal" fo:font-weight="normal" officeooo:rsid="03f8c10f" style:font-style-asian="normal" style:font-weight-asian="normal" style:font-style-complex="normal" style:font-weight-complex="normal"/>
    </style:style>
    <style:style style:name="T981" style:family="text">
      <style:text-properties fo:font-style="normal" fo:font-weight="normal" officeooo:rsid="03f8f019" style:font-style-asian="normal" style:font-weight-asian="normal" style:font-style-complex="normal" style:font-weight-complex="normal"/>
    </style:style>
    <style:style style:name="T982" style:family="text">
      <style:text-properties fo:font-style="normal" fo:font-weight="normal" officeooo:rsid="03fad702" style:font-style-asian="normal" style:font-weight-asian="normal" style:font-style-complex="normal" style:font-weight-complex="normal"/>
    </style:style>
    <style:style style:name="T983" style:family="text">
      <style:text-properties fo:font-style="normal" fo:font-weight="normal" officeooo:rsid="03fc4739" style:font-style-asian="normal" style:font-weight-asian="normal" style:font-style-complex="normal" style:font-weight-complex="normal"/>
    </style:style>
    <style:style style:name="T984" style:family="text">
      <style:text-properties fo:font-style="normal" fo:font-weight="normal" officeooo:rsid="03fd1286" style:font-style-asian="normal" style:font-weight-asian="normal" style:font-style-complex="normal" style:font-weight-complex="normal"/>
    </style:style>
    <style:style style:name="T985" style:family="text">
      <style:text-properties fo:font-style="normal" fo:font-weight="normal" officeooo:rsid="03fdaed5" style:font-style-asian="normal" style:font-weight-asian="normal" style:font-style-complex="normal" style:font-weight-complex="normal"/>
    </style:style>
    <style:style style:name="T986" style:family="text">
      <style:text-properties fo:font-style="normal" fo:font-weight="normal" officeooo:rsid="03ff21a8" style:font-style-asian="normal" style:font-weight-asian="normal" style:font-style-complex="normal" style:font-weight-complex="normal"/>
    </style:style>
    <style:style style:name="T987" style:family="text">
      <style:text-properties fo:font-style="normal" fo:font-weight="normal" officeooo:rsid="0400dfab" style:font-style-asian="normal" style:font-weight-asian="normal" style:font-style-complex="normal" style:font-weight-complex="normal"/>
    </style:style>
    <style:style style:name="T988" style:family="text">
      <style:text-properties fo:font-style="normal" fo:font-weight="normal" officeooo:rsid="0401c96c" style:font-style-asian="normal" style:font-weight-asian="normal" style:font-style-complex="normal" style:font-weight-complex="normal"/>
    </style:style>
    <style:style style:name="T989" style:family="text">
      <style:text-properties fo:font-style="normal" fo:font-weight="normal" officeooo:rsid="04038879" style:font-style-asian="normal" style:font-weight-asian="normal" style:font-style-complex="normal" style:font-weight-complex="normal"/>
    </style:style>
    <style:style style:name="T990" style:family="text">
      <style:text-properties fo:font-style="normal" fo:font-weight="normal" officeooo:rsid="04052501" style:font-style-asian="normal" style:font-weight-asian="normal" style:font-style-complex="normal" style:font-weight-complex="normal"/>
    </style:style>
    <style:style style:name="T991" style:family="text">
      <style:text-properties fo:font-style="normal" fo:font-weight="normal" officeooo:rsid="04053245" style:font-style-asian="normal" style:font-weight-asian="normal" style:font-style-complex="normal" style:font-weight-complex="normal"/>
    </style:style>
    <style:style style:name="T992" style:family="text">
      <style:text-properties fo:font-style="normal" fo:font-weight="normal" officeooo:rsid="04072254" style:font-style-asian="normal" style:font-weight-asian="normal" style:font-style-complex="normal" style:font-weight-complex="normal"/>
    </style:style>
    <style:style style:name="T993" style:family="text">
      <style:text-properties fo:font-style="normal" fo:font-weight="normal" officeooo:rsid="040963e1" style:font-style-asian="normal" style:font-weight-asian="normal" style:font-style-complex="normal" style:font-weight-complex="normal"/>
    </style:style>
    <style:style style:name="T994" style:family="text">
      <style:text-properties fo:font-style="normal" fo:font-weight="normal" officeooo:rsid="040a3364" style:font-style-asian="normal" style:font-weight-asian="normal" style:font-style-complex="normal" style:font-weight-complex="normal"/>
    </style:style>
    <style:style style:name="T995" style:family="text">
      <style:text-properties fo:font-style="normal" fo:font-weight="normal" officeooo:rsid="040c00fe" style:font-style-asian="normal" style:font-weight-asian="normal" style:font-style-complex="normal" style:font-weight-complex="normal"/>
    </style:style>
    <style:style style:name="T996" style:family="text">
      <style:text-properties fo:font-style="normal" fo:font-weight="normal" officeooo:rsid="040c158f" style:font-style-asian="normal" style:font-weight-asian="normal" style:font-style-complex="normal" style:font-weight-complex="normal"/>
    </style:style>
    <style:style style:name="T997" style:family="text">
      <style:text-properties fo:font-style="normal" fo:font-weight="normal" officeooo:rsid="040d9098" style:font-style-asian="normal" style:font-weight-asian="normal" style:font-style-complex="normal" style:font-weight-complex="normal"/>
    </style:style>
    <style:style style:name="T998" style:family="text">
      <style:text-properties fo:font-style="normal" fo:font-weight="normal" officeooo:rsid="040f4a62" style:font-style-asian="normal" style:font-weight-asian="normal" style:font-style-complex="normal" style:font-weight-complex="normal"/>
    </style:style>
    <style:style style:name="T999" style:family="text">
      <style:text-properties fo:font-style="normal" fo:font-weight="normal" officeooo:rsid="0410cc42" style:font-style-asian="normal" style:font-weight-asian="normal" style:font-style-complex="normal" style:font-weight-complex="normal"/>
    </style:style>
    <style:style style:name="T1000" style:family="text">
      <style:text-properties fo:font-style="normal" fo:font-weight="normal" officeooo:rsid="0412150c" style:font-style-asian="normal" style:font-weight-asian="normal" style:font-style-complex="normal" style:font-weight-complex="normal"/>
    </style:style>
    <style:style style:name="T1001" style:family="text">
      <style:text-properties fo:font-style="normal" fo:font-weight="normal" officeooo:rsid="0413c337" style:font-style-asian="normal" style:font-weight-asian="normal" style:font-style-complex="normal" style:font-weight-complex="normal"/>
    </style:style>
    <style:style style:name="T1002" style:family="text">
      <style:text-properties fo:font-style="normal" fo:font-weight="normal" officeooo:rsid="0415015e" style:font-style-asian="normal" style:font-weight-asian="normal" style:font-style-complex="normal" style:font-weight-complex="normal"/>
    </style:style>
    <style:style style:name="T1003" style:family="text">
      <style:text-properties fo:font-style="normal" fo:font-weight="normal" officeooo:rsid="041548ac" style:font-style-asian="normal" style:font-weight-asian="normal" style:font-style-complex="normal" style:font-weight-complex="normal"/>
    </style:style>
    <style:style style:name="T1004" style:family="text">
      <style:text-properties fo:font-style="normal" fo:font-weight="normal" officeooo:rsid="04173429" style:font-style-asian="normal" style:font-weight-asian="normal" style:font-style-complex="normal" style:font-weight-complex="normal"/>
    </style:style>
    <style:style style:name="T1005" style:family="text">
      <style:text-properties fo:font-style="normal" fo:font-weight="normal" officeooo:rsid="0417a0e4" style:font-style-asian="normal" style:font-weight-asian="normal" style:font-style-complex="normal" style:font-weight-complex="normal"/>
    </style:style>
    <style:style style:name="T1006" style:family="text">
      <style:text-properties fo:font-style="normal" fo:font-weight="normal" officeooo:rsid="041811a1" style:font-style-asian="normal" style:font-weight-asian="normal" style:font-style-complex="normal" style:font-weight-complex="normal"/>
    </style:style>
    <style:style style:name="T1007" style:family="text">
      <style:text-properties fo:font-style="normal" fo:font-weight="normal" officeooo:rsid="0418d432" style:font-style-asian="normal" style:font-weight-asian="normal" style:font-style-complex="normal" style:font-weight-complex="normal"/>
    </style:style>
    <style:style style:name="T1008" style:family="text">
      <style:text-properties fo:font-style="normal" fo:font-weight="normal" officeooo:rsid="0419a840" style:font-style-asian="normal" style:font-weight-asian="normal" style:font-style-complex="normal" style:font-weight-complex="normal"/>
    </style:style>
    <style:style style:name="T1009" style:family="text">
      <style:text-properties fo:font-style="normal" fo:font-weight="normal" officeooo:rsid="041acd40" style:font-style-asian="normal" style:font-weight-asian="normal" style:font-style-complex="normal" style:font-weight-complex="normal"/>
    </style:style>
    <style:style style:name="T1010" style:family="text">
      <style:text-properties fo:font-style="normal" fo:font-weight="normal" officeooo:rsid="041ae535" style:font-style-asian="normal" style:font-weight-asian="normal" style:font-style-complex="normal" style:font-weight-complex="normal"/>
    </style:style>
    <style:style style:name="T1011" style:family="text">
      <style:text-properties fo:font-style="normal" fo:font-weight="normal" officeooo:rsid="041bae2f" style:font-style-asian="normal" style:font-weight-asian="normal" style:font-style-complex="normal" style:font-weight-complex="normal"/>
    </style:style>
    <style:style style:name="T1012" style:family="text">
      <style:text-properties fo:font-style="normal" fo:font-weight="normal" officeooo:rsid="041bc769" style:font-style-asian="normal" style:font-weight-asian="normal" style:font-style-complex="normal" style:font-weight-complex="normal"/>
    </style:style>
    <style:style style:name="T1013" style:family="text">
      <style:text-properties fo:font-style="normal" fo:font-weight="normal" officeooo:rsid="041da7de" style:font-style-asian="normal" style:font-weight-asian="normal" style:font-style-complex="normal" style:font-weight-complex="normal"/>
    </style:style>
    <style:style style:name="T1014" style:family="text">
      <style:text-properties fo:font-style="normal" fo:font-weight="normal" officeooo:rsid="041f90a3" style:font-style-asian="normal" style:font-weight-asian="normal" style:font-style-complex="normal" style:font-weight-complex="normal"/>
    </style:style>
    <style:style style:name="T1015" style:family="text">
      <style:text-properties fo:font-style="normal" fo:font-weight="normal" officeooo:rsid="04206ae9" style:font-style-asian="normal" style:font-weight-asian="normal" style:font-style-complex="normal" style:font-weight-complex="normal"/>
    </style:style>
    <style:style style:name="T1016" style:family="text">
      <style:text-properties fo:font-style="normal" fo:font-weight="normal" officeooo:rsid="0422f803" style:font-style-asian="normal" style:font-weight-asian="normal" style:font-style-complex="normal" style:font-weight-complex="normal"/>
    </style:style>
    <style:style style:name="T1017" style:family="text">
      <style:text-properties fo:font-style="normal" fo:font-weight="normal" officeooo:rsid="04238af3" style:font-style-asian="normal" style:font-weight-asian="normal" style:font-style-complex="normal" style:font-weight-complex="normal"/>
    </style:style>
    <style:style style:name="T1018" style:family="text">
      <style:text-properties fo:font-style="normal" fo:font-weight="normal" officeooo:rsid="0425211d" style:font-style-asian="normal" style:font-weight-asian="normal" style:font-style-complex="normal" style:font-weight-complex="normal"/>
    </style:style>
    <style:style style:name="T1019" style:family="text">
      <style:text-properties fo:font-style="normal" fo:font-weight="normal" officeooo:rsid="04269220" style:font-style-asian="normal" style:font-weight-asian="normal" style:font-style-complex="normal" style:font-weight-complex="normal"/>
    </style:style>
    <style:style style:name="T1020" style:family="text">
      <style:text-properties fo:font-style="normal" fo:font-weight="normal" officeooo:rsid="0427d031" style:font-style-asian="normal" style:font-weight-asian="normal" style:font-style-complex="normal" style:font-weight-complex="normal"/>
    </style:style>
    <style:style style:name="T1021" style:family="text">
      <style:text-properties fo:font-style="normal" fo:font-weight="normal" officeooo:rsid="0429519e" style:font-style-asian="normal" style:font-weight-asian="normal" style:font-style-complex="normal" style:font-weight-complex="normal"/>
    </style:style>
    <style:style style:name="T1022" style:family="text">
      <style:text-properties fo:font-style="normal" fo:font-weight="normal" officeooo:rsid="04297b42" style:font-style-asian="normal" style:font-weight-asian="normal" style:font-style-complex="normal" style:font-weight-complex="normal"/>
    </style:style>
    <style:style style:name="T1023" style:family="text">
      <style:text-properties fo:font-style="normal" fo:font-weight="normal" officeooo:rsid="042a5385" style:font-style-asian="normal" style:font-weight-asian="normal" style:font-style-complex="normal" style:font-weight-complex="normal"/>
    </style:style>
    <style:style style:name="T1024" style:family="text">
      <style:text-properties fo:font-style="normal" fo:font-weight="normal" officeooo:rsid="042b5583" style:font-style-asian="normal" style:font-weight-asian="normal" style:font-style-complex="normal" style:font-weight-complex="normal"/>
    </style:style>
    <style:style style:name="T1025" style:family="text">
      <style:text-properties fo:font-style="normal" fo:font-weight="normal" officeooo:rsid="042cc687" style:font-style-asian="normal" style:font-weight-asian="normal" style:font-style-complex="normal" style:font-weight-complex="normal"/>
    </style:style>
    <style:style style:name="T1026" style:family="text">
      <style:text-properties fo:font-style="normal" fo:font-weight="normal" officeooo:rsid="042de835" style:font-style-asian="normal" style:font-weight-asian="normal" style:font-style-complex="normal" style:font-weight-complex="normal"/>
    </style:style>
    <style:style style:name="T1027" style:family="text">
      <style:text-properties fo:font-style="normal" fo:font-weight="normal" officeooo:rsid="042ef655" style:font-style-asian="normal" style:font-weight-asian="normal" style:font-style-complex="normal" style:font-weight-complex="normal"/>
    </style:style>
    <style:style style:name="T1028" style:family="text">
      <style:text-properties fo:font-style="normal" fo:font-weight="normal" officeooo:rsid="042fab9a" style:font-style-asian="normal" style:font-weight-asian="normal" style:font-style-complex="normal" style:font-weight-complex="normal"/>
    </style:style>
    <style:style style:name="T1029" style:family="text">
      <style:text-properties fo:font-style="normal" fo:font-weight="normal" officeooo:rsid="043170ac" style:font-style-asian="normal" style:font-weight-asian="normal" style:font-style-complex="normal" style:font-weight-complex="normal"/>
    </style:style>
    <style:style style:name="T1030" style:family="text">
      <style:text-properties fo:font-style="normal" fo:font-weight="normal" officeooo:rsid="0432c5d7" style:font-style-asian="normal" style:font-weight-asian="normal" style:font-style-complex="normal" style:font-weight-complex="normal"/>
    </style:style>
    <style:style style:name="T1031" style:family="text">
      <style:text-properties fo:font-style="normal" fo:font-weight="normal" officeooo:rsid="0435692f" style:font-style-asian="normal" style:font-weight-asian="normal" style:font-style-complex="normal" style:font-weight-complex="normal"/>
    </style:style>
    <style:style style:name="T1032" style:family="text">
      <style:text-properties fo:font-style="normal" fo:font-weight="normal" officeooo:rsid="04367370" style:font-style-asian="normal" style:font-weight-asian="normal" style:font-style-complex="normal" style:font-weight-complex="normal"/>
    </style:style>
    <style:style style:name="T1033" style:family="text">
      <style:text-properties fo:font-style="normal" fo:font-weight="normal" officeooo:rsid="0436e5d3" style:font-style-asian="normal" style:font-weight-asian="normal" style:font-style-complex="normal" style:font-weight-complex="normal"/>
    </style:style>
    <style:style style:name="T1034" style:family="text">
      <style:text-properties fo:font-style="normal" fo:font-weight="normal" officeooo:rsid="0438b4cc" style:font-style-asian="normal" style:font-weight-asian="normal" style:font-style-complex="normal" style:font-weight-complex="normal"/>
    </style:style>
    <style:style style:name="T1035" style:family="text">
      <style:text-properties fo:font-style="normal" fo:font-weight="normal" officeooo:rsid="0439db69" style:font-style-asian="normal" style:font-weight-asian="normal" style:font-style-complex="normal" style:font-weight-complex="normal"/>
    </style:style>
    <style:style style:name="T1036" style:family="text">
      <style:text-properties fo:font-style="normal" fo:font-weight="normal" officeooo:rsid="043aef5a" style:font-style-asian="normal" style:font-weight-asian="normal" style:font-style-complex="normal" style:font-weight-complex="normal"/>
    </style:style>
    <style:style style:name="T1037" style:family="text">
      <style:text-properties fo:font-style="normal" fo:font-weight="normal" officeooo:rsid="043c5142" style:font-style-asian="normal" style:font-weight-asian="normal" style:font-style-complex="normal" style:font-weight-complex="normal"/>
    </style:style>
    <style:style style:name="T1038" style:family="text">
      <style:text-properties fo:font-style="normal" fo:font-weight="normal" officeooo:rsid="043e4ffd" style:font-style-asian="normal" style:font-weight-asian="normal" style:font-style-complex="normal" style:font-weight-complex="normal"/>
    </style:style>
    <style:style style:name="T1039" style:family="text">
      <style:text-properties fo:font-style="normal" fo:font-weight="normal" officeooo:rsid="04400108" style:font-style-asian="normal" style:font-weight-asian="normal" style:font-style-complex="normal" style:font-weight-complex="normal"/>
    </style:style>
    <style:style style:name="T1040" style:family="text">
      <style:text-properties fo:font-style="normal" fo:font-weight="normal" officeooo:rsid="0440c089" style:font-style-asian="normal" style:font-weight-asian="normal" style:font-style-complex="normal" style:font-weight-complex="normal"/>
    </style:style>
    <style:style style:name="T1041" style:family="text">
      <style:text-properties fo:font-style="normal" fo:font-weight="normal" officeooo:rsid="0442a471" style:font-style-asian="normal" style:font-weight-asian="normal" style:font-style-complex="normal" style:font-weight-complex="normal"/>
    </style:style>
    <style:style style:name="T1042" style:family="text">
      <style:text-properties fo:font-style="normal" fo:font-weight="normal" officeooo:rsid="04446aad" style:font-style-asian="normal" style:font-weight-asian="normal" style:font-style-complex="normal" style:font-weight-complex="normal"/>
    </style:style>
    <style:style style:name="T1043" style:family="text">
      <style:text-properties fo:font-style="normal" fo:font-weight="normal" officeooo:rsid="04455f7e" style:font-style-asian="normal" style:font-weight-asian="normal" style:font-style-complex="normal" style:font-weight-complex="normal"/>
    </style:style>
    <style:style style:name="T1044" style:family="text">
      <style:text-properties fo:font-style="normal" fo:font-weight="normal" officeooo:rsid="0446b627" style:font-style-asian="normal" style:font-weight-asian="normal" style:font-style-complex="normal" style:font-weight-complex="normal"/>
    </style:style>
    <style:style style:name="T1045" style:family="text">
      <style:text-properties fo:font-style="normal" fo:font-weight="normal" officeooo:rsid="04482636" style:font-style-asian="normal" style:font-weight-asian="normal" style:font-style-complex="normal" style:font-weight-complex="normal"/>
    </style:style>
    <style:style style:name="T1046" style:family="text">
      <style:text-properties fo:font-style="normal" fo:font-weight="normal" officeooo:rsid="0448756f" style:font-style-asian="normal" style:font-weight-asian="normal" style:font-style-complex="normal" style:font-weight-complex="normal"/>
    </style:style>
    <style:style style:name="T1047" style:family="text">
      <style:text-properties fo:font-style="normal" fo:font-weight="normal" officeooo:rsid="044977fd" style:font-style-asian="normal" style:font-weight-asian="normal" style:font-style-complex="normal" style:font-weight-complex="normal"/>
    </style:style>
    <style:style style:name="T1048" style:family="text">
      <style:text-properties fo:font-style="normal" fo:font-weight="normal" officeooo:rsid="044a73ef" style:font-style-asian="normal" style:font-weight-asian="normal" style:font-style-complex="normal" style:font-weight-complex="normal"/>
    </style:style>
    <style:style style:name="T1049" style:family="text">
      <style:text-properties fo:font-style="normal" fo:font-weight="normal" officeooo:rsid="044c29d6" style:font-style-asian="normal" style:font-weight-asian="normal" style:font-style-complex="normal" style:font-weight-complex="normal"/>
    </style:style>
    <style:style style:name="T1050" style:family="text">
      <style:text-properties fo:font-style="normal" fo:font-weight="normal" officeooo:rsid="044df6a8" style:font-style-asian="normal" style:font-weight-asian="normal" style:font-style-complex="normal" style:font-weight-complex="normal"/>
    </style:style>
    <style:style style:name="T1051" style:family="text">
      <style:text-properties fo:font-style="normal" fo:font-weight="normal" officeooo:rsid="044fde6c" style:font-style-asian="normal" style:font-weight-asian="normal" style:font-style-complex="normal" style:font-weight-complex="normal"/>
    </style:style>
    <style:style style:name="T1052" style:family="text">
      <style:text-properties fo:font-style="normal" fo:font-weight="normal" officeooo:rsid="044ff413" style:font-style-asian="normal" style:font-weight-asian="normal" style:font-style-complex="normal" style:font-weight-complex="normal"/>
    </style:style>
    <style:style style:name="T1053" style:family="text">
      <style:text-properties fo:font-style="normal" fo:font-weight="normal" officeooo:rsid="0451c366" style:font-style-asian="normal" style:font-weight-asian="normal" style:font-style-complex="normal" style:font-weight-complex="normal"/>
    </style:style>
    <style:style style:name="T1054" style:family="text">
      <style:text-properties fo:font-style="normal" fo:font-weight="normal" officeooo:rsid="0453af0a" style:font-style-asian="normal" style:font-weight-asian="normal" style:font-style-complex="normal" style:font-weight-complex="normal"/>
    </style:style>
    <style:style style:name="T1055" style:family="text">
      <style:text-properties fo:font-style="normal" fo:font-weight="normal" officeooo:rsid="0455b7eb" style:font-style-asian="normal" style:font-weight-asian="normal" style:font-style-complex="normal" style:font-weight-complex="normal"/>
    </style:style>
    <style:style style:name="T1056" style:family="text">
      <style:text-properties fo:font-style="normal" fo:font-weight="normal" officeooo:rsid="04560995" style:font-style-asian="normal" style:font-weight-asian="normal" style:font-style-complex="normal" style:font-weight-complex="normal"/>
    </style:style>
    <style:style style:name="T1057" style:family="text">
      <style:text-properties fo:font-style="normal" fo:font-weight="normal" officeooo:rsid="04575e3a" style:font-style-asian="normal" style:font-weight-asian="normal" style:font-style-complex="normal" style:font-weight-complex="normal"/>
    </style:style>
    <style:style style:name="T1058" style:family="text">
      <style:text-properties fo:font-style="normal" fo:font-weight="normal" officeooo:rsid="04581f37" style:font-style-asian="normal" style:font-weight-asian="normal" style:font-style-complex="normal" style:font-weight-complex="normal"/>
    </style:style>
    <style:style style:name="T1059" style:family="text">
      <style:text-properties fo:font-style="normal" fo:font-weight="normal" officeooo:rsid="0458d289" style:font-style-asian="normal" style:font-weight-asian="normal" style:font-style-complex="normal" style:font-weight-complex="normal"/>
    </style:style>
    <style:style style:name="T1060" style:family="text">
      <style:text-properties fo:font-style="normal" fo:font-weight="normal" officeooo:rsid="04591fd0" style:font-style-asian="normal" style:font-weight-asian="normal" style:font-style-complex="normal" style:font-weight-complex="normal"/>
    </style:style>
    <style:style style:name="T1061" style:family="text">
      <style:text-properties fo:font-style="normal" fo:font-weight="normal" officeooo:rsid="045af913" style:font-style-asian="normal" style:font-weight-asian="normal" style:font-style-complex="normal" style:font-weight-complex="normal"/>
    </style:style>
    <style:style style:name="T1062" style:family="text">
      <style:text-properties fo:font-style="normal" fo:font-weight="normal" officeooo:rsid="045bd2d3" style:font-style-asian="normal" style:font-weight-asian="normal" style:font-style-complex="normal" style:font-weight-complex="normal"/>
    </style:style>
    <style:style style:name="T1063" style:family="text">
      <style:text-properties fo:font-style="normal" fo:font-weight="normal" officeooo:rsid="045c4085" style:font-style-asian="normal" style:font-weight-asian="normal" style:font-style-complex="normal" style:font-weight-complex="normal"/>
    </style:style>
    <style:style style:name="T1064" style:family="text">
      <style:text-properties fo:font-style="normal" fo:font-weight="normal" officeooo:rsid="045c4eff" style:font-style-asian="normal" style:font-weight-asian="normal" style:font-style-complex="normal" style:font-weight-complex="normal"/>
    </style:style>
    <style:style style:name="T1065" style:family="text">
      <style:text-properties fo:font-style="normal" fo:font-weight="normal" officeooo:rsid="045dae09" style:font-style-asian="normal" style:font-weight-asian="normal" style:font-style-complex="normal" style:font-weight-complex="normal"/>
    </style:style>
    <style:style style:name="T1066" style:family="text">
      <style:text-properties fo:font-style="normal" fo:font-weight="normal" officeooo:rsid="045f78f0" style:font-style-asian="normal" style:font-weight-asian="normal" style:font-style-complex="normal" style:font-weight-complex="normal"/>
    </style:style>
    <style:style style:name="T1067" style:family="text">
      <style:text-properties fo:font-style="normal" fo:font-weight="normal" officeooo:rsid="04614bfe" style:font-style-asian="normal" style:font-weight-asian="normal" style:font-style-complex="normal" style:font-weight-complex="normal"/>
    </style:style>
    <style:style style:name="T1068" style:family="text">
      <style:text-properties fo:font-style="normal" fo:font-weight="normal" officeooo:rsid="0462d1fd" style:font-style-asian="normal" style:font-weight-asian="normal" style:font-style-complex="normal" style:font-weight-complex="normal"/>
    </style:style>
    <style:style style:name="T1069" style:family="text">
      <style:text-properties fo:font-style="normal" fo:font-weight="normal" officeooo:rsid="0462dbce" style:font-style-asian="normal" style:font-weight-asian="normal" style:font-style-complex="normal" style:font-weight-complex="normal"/>
    </style:style>
    <style:style style:name="T1070" style:family="text">
      <style:text-properties fo:font-style="normal" fo:font-weight="normal" officeooo:rsid="04635a83" style:font-style-asian="normal" style:font-weight-asian="normal" style:font-style-complex="normal" style:font-weight-complex="normal"/>
    </style:style>
    <style:style style:name="T1071" style:family="text">
      <style:text-properties fo:font-style="normal" fo:font-weight="normal" officeooo:rsid="0463dd3c" style:font-style-asian="normal" style:font-weight-asian="normal" style:font-style-complex="normal" style:font-weight-complex="normal"/>
    </style:style>
    <style:style style:name="T1072" style:family="text">
      <style:text-properties fo:font-style="normal" fo:font-weight="normal" officeooo:rsid="04651f90" style:font-style-asian="normal" style:font-weight-asian="normal" style:font-style-complex="normal" style:font-weight-complex="normal"/>
    </style:style>
    <style:style style:name="T1073" style:family="text">
      <style:text-properties fo:font-style="normal" fo:font-weight="normal" officeooo:rsid="0465c7c5" style:font-style-asian="normal" style:font-weight-asian="normal" style:font-style-complex="normal" style:font-weight-complex="normal"/>
    </style:style>
    <style:style style:name="T1074" style:family="text">
      <style:text-properties fo:font-style="normal" fo:font-weight="normal" officeooo:rsid="04670464" style:font-style-asian="normal" style:font-weight-asian="normal" style:font-style-complex="normal" style:font-weight-complex="normal"/>
    </style:style>
    <style:style style:name="T1075" style:family="text">
      <style:text-properties fo:font-style="normal" fo:font-weight="normal" officeooo:rsid="04674f3a" style:font-style-asian="normal" style:font-weight-asian="normal" style:font-style-complex="normal" style:font-weight-complex="normal"/>
    </style:style>
    <style:style style:name="T1076" style:family="text">
      <style:text-properties fo:font-style="normal" fo:font-weight="normal" officeooo:rsid="04684483" style:font-style-asian="normal" style:font-weight-asian="normal" style:font-style-complex="normal" style:font-weight-complex="normal"/>
    </style:style>
    <style:style style:name="T1077" style:family="text">
      <style:text-properties fo:font-style="normal" fo:font-weight="normal" officeooo:rsid="0468460a" style:font-style-asian="normal" style:font-weight-asian="normal" style:font-style-complex="normal" style:font-weight-complex="normal"/>
    </style:style>
    <style:style style:name="T1078" style:family="text">
      <style:text-properties fo:font-style="normal" fo:font-weight="normal" officeooo:rsid="04691734" style:font-style-asian="normal" style:font-weight-asian="normal" style:font-style-complex="normal" style:font-weight-complex="normal"/>
    </style:style>
    <style:style style:name="T1079" style:family="text">
      <style:text-properties fo:font-style="normal" fo:font-weight="normal" officeooo:rsid="04696913" style:font-style-asian="normal" style:font-weight-asian="normal" style:font-style-complex="normal" style:font-weight-complex="normal"/>
    </style:style>
    <style:style style:name="T1080" style:family="text">
      <style:text-properties fo:font-style="normal" fo:font-weight="normal" officeooo:rsid="046af18b" style:font-style-asian="normal" style:font-weight-asian="normal" style:font-style-complex="normal" style:font-weight-complex="normal"/>
    </style:style>
    <style:style style:name="T1081" style:family="text">
      <style:text-properties fo:font-style="normal" fo:font-weight="normal" officeooo:rsid="046bee5e" style:font-style-asian="normal" style:font-weight-asian="normal" style:font-style-complex="normal" style:font-weight-complex="normal"/>
    </style:style>
    <style:style style:name="T1082" style:family="text">
      <style:text-properties fo:font-style="normal" fo:font-weight="normal" officeooo:rsid="043478dc" style:font-style-asian="normal" style:font-weight-asian="normal" style:font-style-complex="normal" style:font-weight-complex="normal"/>
    </style:style>
    <style:style style:name="T1083" style:family="text">
      <style:text-properties fo:font-style="normal" fo:font-weight="normal" officeooo:rsid="046da9c8" style:font-style-asian="normal" style:font-weight-asian="normal" style:font-style-complex="normal" style:font-weight-complex="normal"/>
    </style:style>
    <style:style style:name="T1084" style:family="text">
      <style:text-properties fo:font-style="normal" fo:font-weight="normal" officeooo:rsid="046f26cc" style:font-style-asian="normal" style:font-weight-asian="normal" style:font-style-complex="normal" style:font-weight-complex="normal"/>
    </style:style>
    <style:style style:name="T1085" style:family="text">
      <style:text-properties fo:font-style="normal" fo:font-weight="normal" officeooo:rsid="047626b8" style:font-style-asian="normal" style:font-weight-asian="normal" style:font-style-complex="normal" style:font-weight-complex="normal"/>
    </style:style>
    <style:style style:name="T1086" style:family="text">
      <style:text-properties fo:font-style="normal" fo:font-weight="normal" officeooo:rsid="047d6292" style:font-style-asian="normal" style:font-weight-asian="normal" style:font-style-complex="normal" style:font-weight-complex="normal"/>
    </style:style>
    <style:style style:name="T1087" style:family="text">
      <style:text-properties fo:font-style="normal" fo:font-weight="normal" officeooo:rsid="047f33c6" style:font-style-asian="normal" style:font-weight-asian="normal" style:font-style-complex="normal" style:font-weight-complex="normal"/>
    </style:style>
    <style:style style:name="T1088" style:family="text">
      <style:text-properties fo:font-style="normal" fo:font-weight="normal" officeooo:rsid="0480860b" style:font-style-asian="normal" style:font-weight-asian="normal" style:font-style-complex="normal" style:font-weight-complex="normal"/>
    </style:style>
    <style:style style:name="T1089" style:family="text">
      <style:text-properties fo:font-style="normal" fo:font-weight="normal" officeooo:rsid="04822643" style:font-style-asian="normal" style:font-weight-asian="normal" style:font-style-complex="normal" style:font-weight-complex="normal"/>
    </style:style>
    <style:style style:name="T1090" style:family="text">
      <style:text-properties fo:font-style="normal" fo:font-weight="normal" officeooo:rsid="04834f74" style:font-style-asian="normal" style:font-weight-asian="normal" style:font-style-complex="normal" style:font-weight-complex="normal"/>
    </style:style>
    <style:style style:name="T1091" style:family="text">
      <style:text-properties fo:font-style="normal" fo:font-weight="normal" officeooo:rsid="0484f1b3" style:font-style-asian="normal" style:font-weight-asian="normal" style:font-style-complex="normal" style:font-weight-complex="normal"/>
    </style:style>
    <style:style style:name="T1092" style:family="text">
      <style:text-properties fo:font-style="normal" fo:font-weight="normal" officeooo:rsid="04868d4c" style:font-style-asian="normal" style:font-weight-asian="normal" style:font-style-complex="normal" style:font-weight-complex="normal"/>
    </style:style>
    <style:style style:name="T1093" style:family="text">
      <style:text-properties fo:font-style="normal" fo:font-weight="normal" officeooo:rsid="0487d759" style:font-style-asian="normal" style:font-weight-asian="normal" style:font-style-complex="normal" style:font-weight-complex="normal"/>
    </style:style>
    <style:style style:name="T1094" style:family="text">
      <style:text-properties fo:font-style="normal" fo:font-weight="normal" officeooo:rsid="048974b5" style:font-style-asian="normal" style:font-weight-asian="normal" style:font-style-complex="normal" style:font-weight-complex="normal"/>
    </style:style>
    <style:style style:name="T1095" style:family="text">
      <style:text-properties fo:font-style="normal" fo:font-weight="normal" officeooo:rsid="048a1ee0" style:font-style-asian="normal" style:font-weight-asian="normal" style:font-style-complex="normal" style:font-weight-complex="normal"/>
    </style:style>
    <style:style style:name="T1096" style:family="text">
      <style:text-properties fo:font-style="normal" fo:font-weight="normal" officeooo:rsid="048bd15a" style:font-style-asian="normal" style:font-weight-asian="normal" style:font-style-complex="normal" style:font-weight-complex="normal"/>
    </style:style>
    <style:style style:name="T1097" style:family="text">
      <style:text-properties fo:font-style="normal" fo:font-weight="normal" officeooo:rsid="048ef97b" style:font-style-asian="normal" style:font-weight-asian="normal" style:font-style-complex="normal" style:font-weight-complex="normal"/>
    </style:style>
    <style:style style:name="T1098" style:family="text">
      <style:text-properties fo:font-style="normal" fo:font-weight="normal" officeooo:rsid="0490f0d0" style:font-style-asian="normal" style:font-weight-asian="normal" style:font-style-complex="normal" style:font-weight-complex="normal"/>
    </style:style>
    <style:style style:name="T1099" style:family="text">
      <style:text-properties fo:font-style="normal" fo:font-weight="normal" officeooo:rsid="0491fa91" style:font-style-asian="normal" style:font-weight-asian="normal" style:font-style-complex="normal" style:font-weight-complex="normal"/>
    </style:style>
    <style:style style:name="T1100" style:family="text">
      <style:text-properties fo:font-style="normal" fo:font-weight="normal" officeooo:rsid="0492211f" style:font-style-asian="normal" style:font-weight-asian="normal" style:font-style-complex="normal" style:font-weight-complex="normal"/>
    </style:style>
    <style:style style:name="T1101" style:family="text">
      <style:text-properties fo:font-style="normal" fo:font-weight="normal" officeooo:rsid="0492d5ca" style:font-style-asian="normal" style:font-weight-asian="normal" style:font-style-complex="normal" style:font-weight-complex="normal"/>
    </style:style>
    <style:style style:name="T1102" style:family="text">
      <style:text-properties fo:font-style="normal" fo:font-weight="normal" officeooo:rsid="049483fc" style:font-style-asian="normal" style:font-weight-asian="normal" style:font-style-complex="normal" style:font-weight-complex="normal"/>
    </style:style>
    <style:style style:name="T1103" style:family="text">
      <style:text-properties fo:font-style="normal" fo:font-weight="normal" officeooo:rsid="0495980f" style:font-style-asian="normal" style:font-weight-asian="normal" style:font-style-complex="normal" style:font-weight-complex="normal"/>
    </style:style>
    <style:style style:name="T1104" style:family="text">
      <style:text-properties fo:font-style="normal" fo:font-weight="normal" officeooo:rsid="0495e1bf" style:font-style-asian="normal" style:font-weight-asian="normal" style:font-style-complex="normal" style:font-weight-complex="normal"/>
    </style:style>
    <style:style style:name="T1105" style:family="text">
      <style:text-properties fo:font-style="normal" fo:font-weight="normal" officeooo:rsid="0496f054" style:font-style-asian="normal" style:font-weight-asian="normal" style:font-style-complex="normal" style:font-weight-complex="normal"/>
    </style:style>
    <style:style style:name="T1106" style:family="text">
      <style:text-properties fo:font-style="normal" fo:font-weight="normal" officeooo:rsid="04976ab3" style:font-style-asian="normal" style:font-weight-asian="normal" style:font-style-complex="normal" style:font-weight-complex="normal"/>
    </style:style>
    <style:style style:name="T1107" style:family="text">
      <style:text-properties fo:font-style="normal" fo:font-weight="normal" officeooo:rsid="04993d20" style:font-style-asian="normal" style:font-weight-asian="normal" style:font-style-complex="normal" style:font-weight-complex="normal"/>
    </style:style>
    <style:style style:name="T1108" style:family="text">
      <style:text-properties fo:font-style="normal" fo:font-weight="normal" officeooo:rsid="049a99a4" style:font-style-asian="normal" style:font-weight-asian="normal" style:font-style-complex="normal" style:font-weight-complex="normal"/>
    </style:style>
    <style:style style:name="T1109" style:family="text">
      <style:text-properties fo:font-style="normal" fo:font-weight="normal" officeooo:rsid="049ca4eb" style:font-style-asian="normal" style:font-weight-asian="normal" style:font-style-complex="normal" style:font-weight-complex="normal"/>
    </style:style>
    <style:style style:name="T1110" style:family="text">
      <style:text-properties fo:font-style="normal" fo:font-weight="normal" officeooo:rsid="049e5cb6" style:font-style-asian="normal" style:font-weight-asian="normal" style:font-style-complex="normal" style:font-weight-complex="normal"/>
    </style:style>
    <style:style style:name="T1111" style:family="text">
      <style:text-properties fo:font-style="normal" fo:font-weight="normal" officeooo:rsid="04a0e3dc" style:font-style-asian="normal" style:font-weight-asian="normal" style:font-style-complex="normal" style:font-weight-complex="normal"/>
    </style:style>
    <style:style style:name="T1112" style:family="text">
      <style:text-properties fo:font-style="normal" fo:font-weight="normal" officeooo:rsid="04a2118f" style:font-style-asian="normal" style:font-weight-asian="normal" style:font-style-complex="normal" style:font-weight-complex="normal"/>
    </style:style>
    <style:style style:name="T1113" style:family="text">
      <style:text-properties fo:font-style="normal" fo:font-weight="normal" officeooo:rsid="04a23099" style:font-style-asian="normal" style:font-weight-asian="normal" style:font-style-complex="normal" style:font-weight-complex="normal"/>
    </style:style>
    <style:style style:name="T1114" style:family="text">
      <style:text-properties fo:font-style="normal" fo:font-weight="normal" officeooo:rsid="04a29a6c" style:font-style-asian="normal" style:font-weight-asian="normal" style:font-style-complex="normal" style:font-weight-complex="normal"/>
    </style:style>
    <style:style style:name="T1115" style:family="text">
      <style:text-properties fo:font-style="normal" fo:font-weight="normal" officeooo:rsid="04a42887" style:font-style-asian="normal" style:font-weight-asian="normal" style:font-style-complex="normal" style:font-weight-complex="normal"/>
    </style:style>
    <style:style style:name="T1116" style:family="text">
      <style:text-properties fo:font-style="normal" fo:font-weight="normal" officeooo:rsid="04a52dc8" style:font-style-asian="normal" style:font-weight-asian="normal" style:font-style-complex="normal" style:font-weight-complex="normal"/>
    </style:style>
    <style:style style:name="T1117" style:family="text">
      <style:text-properties fo:font-style="normal" fo:font-weight="normal" officeooo:rsid="04a70a42" style:font-style-asian="normal" style:font-weight-asian="normal" style:font-style-complex="normal" style:font-weight-complex="normal"/>
    </style:style>
    <style:style style:name="T1118" style:family="text">
      <style:text-properties fo:font-style="normal" fo:font-weight="normal" officeooo:rsid="04a8dcc7" style:font-style-asian="normal" style:font-weight-asian="normal" style:font-style-complex="normal" style:font-weight-complex="normal"/>
    </style:style>
    <style:style style:name="T1119" style:family="text">
      <style:text-properties fo:font-style="normal" fo:font-weight="normal" officeooo:rsid="04aad814" style:font-style-asian="normal" style:font-weight-asian="normal" style:font-style-complex="normal" style:font-weight-complex="normal"/>
    </style:style>
    <style:style style:name="T1120" style:family="text">
      <style:text-properties fo:font-style="normal" fo:font-weight="normal" officeooo:rsid="04abd842" style:font-style-asian="normal" style:font-weight-asian="normal" style:font-style-complex="normal" style:font-weight-complex="normal"/>
    </style:style>
    <style:style style:name="T1121" style:family="text">
      <style:text-properties fo:font-style="normal" fo:font-weight="normal" officeooo:rsid="04ac9526" style:font-style-asian="normal" style:font-weight-asian="normal" style:font-style-complex="normal" style:font-weight-complex="normal"/>
    </style:style>
    <style:style style:name="T1122" style:family="text">
      <style:text-properties fo:font-style="normal" fo:font-weight="normal" officeooo:rsid="04acf4a0" style:font-style-asian="normal" style:font-weight-asian="normal" style:font-style-complex="normal" style:font-weight-complex="normal"/>
    </style:style>
    <style:style style:name="T1123" style:family="text">
      <style:text-properties fo:font-style="normal" fo:font-weight="normal" officeooo:rsid="04ae1203" style:font-style-asian="normal" style:font-weight-asian="normal" style:font-style-complex="normal" style:font-weight-complex="normal"/>
    </style:style>
    <style:style style:name="T1124" style:family="text">
      <style:text-properties fo:font-style="normal" fo:font-weight="normal" officeooo:rsid="04af8811" style:font-style-asian="normal" style:font-weight-asian="normal" style:font-style-complex="normal" style:font-weight-complex="normal"/>
    </style:style>
    <style:style style:name="T1125" style:family="text">
      <style:text-properties fo:font-style="normal" fo:font-weight="normal" officeooo:rsid="04b0fc2e" style:font-style-asian="normal" style:font-weight-asian="normal" style:font-style-complex="normal" style:font-weight-complex="normal"/>
    </style:style>
    <style:style style:name="T1126" style:family="text">
      <style:text-properties fo:font-style="normal" fo:font-weight="normal" officeooo:rsid="04b1524e" style:font-style-asian="normal" style:font-weight-asian="normal" style:font-style-complex="normal" style:font-weight-complex="normal"/>
    </style:style>
    <style:style style:name="T1127" style:family="text">
      <style:text-properties fo:font-style="normal" fo:font-weight="normal" officeooo:rsid="04b2858c" style:font-style-asian="normal" style:font-weight-asian="normal" style:font-style-complex="normal" style:font-weight-complex="normal"/>
    </style:style>
    <style:style style:name="T1128" style:family="text">
      <style:text-properties fo:font-style="normal" fo:font-weight="normal" officeooo:rsid="04b3ca50" style:font-style-asian="normal" style:font-weight-asian="normal" style:font-style-complex="normal" style:font-weight-complex="normal"/>
    </style:style>
    <style:style style:name="T1129" style:family="text">
      <style:text-properties fo:font-style="normal" fo:font-weight="normal" officeooo:rsid="04b430a6" style:font-style-asian="normal" style:font-weight-asian="normal" style:font-style-complex="normal" style:font-weight-complex="normal"/>
    </style:style>
    <style:style style:name="T1130" style:family="text">
      <style:text-properties fo:font-style="normal" fo:font-weight="normal" officeooo:rsid="04b4e072" style:font-style-asian="normal" style:font-weight-asian="normal" style:font-style-complex="normal" style:font-weight-complex="normal"/>
    </style:style>
    <style:style style:name="T1131" style:family="text">
      <style:text-properties fo:font-style="normal" fo:font-weight="normal" officeooo:rsid="04b55ffd" style:font-style-asian="normal" style:font-weight-asian="normal" style:font-style-complex="normal" style:font-weight-complex="normal"/>
    </style:style>
    <style:style style:name="T1132" style:family="text">
      <style:text-properties fo:font-style="normal" fo:font-weight="normal" officeooo:rsid="04b626be" style:font-style-asian="normal" style:font-weight-asian="normal" style:font-style-complex="normal" style:font-weight-complex="normal"/>
    </style:style>
    <style:style style:name="T1133" style:family="text">
      <style:text-properties fo:font-style="normal" fo:font-weight="normal" officeooo:rsid="04b75796" style:font-style-asian="normal" style:font-weight-asian="normal" style:font-style-complex="normal" style:font-weight-complex="normal"/>
    </style:style>
    <style:style style:name="T1134" style:family="text">
      <style:text-properties fo:font-style="normal" fo:font-weight="normal" officeooo:rsid="04b84618" style:font-style-asian="normal" style:font-weight-asian="normal" style:font-style-complex="normal" style:font-weight-complex="normal"/>
    </style:style>
    <style:style style:name="T1135" style:family="text">
      <style:text-properties fo:font-style="normal" fo:font-weight="normal" officeooo:rsid="04b91205" style:font-style-asian="normal" style:font-weight-asian="normal" style:font-style-complex="normal" style:font-weight-complex="normal"/>
    </style:style>
    <style:style style:name="T1136" style:family="text">
      <style:text-properties fo:font-style="normal" fo:font-weight="normal" officeooo:rsid="04ba71a2" style:font-style-asian="normal" style:font-weight-asian="normal" style:font-style-complex="normal" style:font-weight-complex="normal"/>
    </style:style>
    <style:style style:name="T1137" style:family="text">
      <style:text-properties fo:font-style="normal" fo:font-weight="normal" officeooo:rsid="04bc5c57" style:font-style-asian="normal" style:font-weight-asian="normal" style:font-style-complex="normal" style:font-weight-complex="normal"/>
    </style:style>
    <style:style style:name="T1138" style:family="text">
      <style:text-properties fo:font-style="normal" fo:font-weight="normal" officeooo:rsid="04bdd94e" style:font-style-asian="normal" style:font-weight-asian="normal" style:font-style-complex="normal" style:font-weight-complex="normal"/>
    </style:style>
    <style:style style:name="T1139" style:family="text">
      <style:text-properties fo:font-style="normal" fo:font-weight="normal" officeooo:rsid="04becaca" style:font-style-asian="normal" style:font-weight-asian="normal" style:font-style-complex="normal" style:font-weight-complex="normal"/>
    </style:style>
    <style:style style:name="T1140" style:family="text">
      <style:text-properties fo:font-style="normal" fo:font-weight="normal" officeooo:rsid="04c00faf" style:font-style-asian="normal" style:font-weight-asian="normal" style:font-style-complex="normal" style:font-weight-complex="normal"/>
    </style:style>
    <style:style style:name="T1141" style:family="text">
      <style:text-properties fo:font-style="normal" fo:font-weight="normal" officeooo:rsid="049ff80b" style:font-style-asian="normal" style:font-weight-asian="normal" style:font-style-complex="normal" style:font-weight-complex="normal"/>
    </style:style>
    <style:style style:name="T1142" style:family="text">
      <style:text-properties fo:font-style="normal" fo:font-weight="normal" officeooo:rsid="04c06aa1" style:font-style-asian="normal" style:font-weight-asian="normal" style:font-style-complex="normal" style:font-weight-complex="normal"/>
    </style:style>
    <style:style style:name="T1143" style:family="text">
      <style:text-properties fo:font-style="normal" fo:font-weight="normal" officeooo:rsid="04c1233f" style:font-style-asian="normal" style:font-weight-asian="normal" style:font-style-complex="normal" style:font-weight-complex="normal"/>
    </style:style>
    <style:style style:name="T1144" style:family="text">
      <style:text-properties fo:font-style="normal" fo:font-weight="normal" officeooo:rsid="04c31497" style:font-style-asian="normal" style:font-weight-asian="normal" style:font-style-complex="normal" style:font-weight-complex="normal"/>
    </style:style>
    <style:style style:name="T1145" style:family="text">
      <style:text-properties fo:font-style="normal" fo:font-weight="normal" officeooo:rsid="04c4283b" style:font-style-asian="normal" style:font-weight-asian="normal" style:font-style-complex="normal" style:font-weight-complex="normal"/>
    </style:style>
    <style:style style:name="T1146" style:family="text">
      <style:text-properties fo:font-style="normal" fo:font-weight="normal" officeooo:rsid="04c5cdf1" style:font-style-asian="normal" style:font-weight-asian="normal" style:font-style-complex="normal" style:font-weight-complex="normal"/>
    </style:style>
    <style:style style:name="T1147" style:family="text">
      <style:text-properties fo:font-style="normal" fo:font-weight="normal" officeooo:rsid="04c788e7" style:font-style-asian="normal" style:font-weight-asian="normal" style:font-style-complex="normal" style:font-weight-complex="normal"/>
    </style:style>
    <style:style style:name="T1148" style:family="text">
      <style:text-properties fo:font-style="normal" fo:font-weight="normal" officeooo:rsid="04c8d41e" style:font-style-asian="normal" style:font-weight-asian="normal" style:font-style-complex="normal" style:font-weight-complex="normal"/>
    </style:style>
    <style:style style:name="T1149" style:family="text">
      <style:text-properties fo:font-style="normal" fo:font-weight="normal" officeooo:rsid="04c99b4f" style:font-style-asian="normal" style:font-weight-asian="normal" style:font-style-complex="normal" style:font-weight-complex="normal"/>
    </style:style>
    <style:style style:name="T1150" style:family="text">
      <style:text-properties fo:font-style="normal" fo:font-weight="normal" officeooo:rsid="04ca03a5" style:font-style-asian="normal" style:font-weight-asian="normal" style:font-style-complex="normal" style:font-weight-complex="normal"/>
    </style:style>
    <style:style style:name="T1151" style:family="text">
      <style:text-properties fo:font-style="normal" fo:font-weight="normal" officeooo:rsid="04caa3ec" style:font-style-asian="normal" style:font-weight-asian="normal" style:font-style-complex="normal" style:font-weight-complex="normal"/>
    </style:style>
    <style:style style:name="T1152" style:family="text">
      <style:text-properties fo:font-style="normal" fo:font-weight="normal" officeooo:rsid="04cbce1f" style:font-style-asian="normal" style:font-weight-asian="normal" style:font-style-complex="normal" style:font-weight-complex="normal"/>
    </style:style>
    <style:style style:name="T1153" style:family="text">
      <style:text-properties fo:font-style="normal" fo:font-weight="normal" officeooo:rsid="04cbd8d7" style:font-style-asian="normal" style:font-weight-asian="normal" style:font-style-complex="normal" style:font-weight-complex="normal"/>
    </style:style>
    <style:style style:name="T1154" style:family="text">
      <style:text-properties fo:font-style="normal" fo:font-weight="normal" officeooo:rsid="04cd1a0e" style:font-style-asian="normal" style:font-weight-asian="normal" style:font-style-complex="normal" style:font-weight-complex="normal"/>
    </style:style>
    <style:style style:name="T1155" style:family="text">
      <style:text-properties fo:font-style="normal" fo:font-weight="normal" officeooo:rsid="04cd9c3f" style:font-style-asian="normal" style:font-weight-asian="normal" style:font-style-complex="normal" style:font-weight-complex="normal"/>
    </style:style>
    <style:style style:name="T1156" style:family="text">
      <style:text-properties fo:font-style="normal" fo:font-weight="normal" officeooo:rsid="04cedd85" style:font-style-asian="normal" style:font-weight-asian="normal" style:font-style-complex="normal" style:font-weight-complex="normal"/>
    </style:style>
    <style:style style:name="T1157" style:family="text">
      <style:text-properties fo:font-style="normal" fo:font-weight="normal" officeooo:rsid="04cf9dc1" style:font-style-asian="normal" style:font-weight-asian="normal" style:font-style-complex="normal" style:font-weight-complex="normal"/>
    </style:style>
    <style:style style:name="T1158" style:family="text">
      <style:text-properties fo:font-style="normal" fo:font-weight="normal" officeooo:rsid="04d06fa5" style:font-style-asian="normal" style:font-weight-asian="normal" style:font-style-complex="normal" style:font-weight-complex="normal"/>
    </style:style>
    <style:style style:name="T1159" style:family="text">
      <style:text-properties fo:font-style="normal" fo:font-weight="normal" officeooo:rsid="04d23a42" style:font-style-asian="normal" style:font-weight-asian="normal" style:font-style-complex="normal" style:font-weight-complex="normal"/>
    </style:style>
    <style:style style:name="T1160" style:family="text">
      <style:text-properties fo:font-style="normal" fo:font-weight="normal" officeooo:rsid="04d290d4" style:font-style-asian="normal" style:font-weight-asian="normal" style:font-style-complex="normal" style:font-weight-complex="normal"/>
    </style:style>
    <style:style style:name="T1161" style:family="text">
      <style:text-properties fo:font-style="normal" fo:font-weight="normal" officeooo:rsid="04d46e43" style:font-style-asian="normal" style:font-weight-asian="normal" style:font-style-complex="normal" style:font-weight-complex="normal"/>
    </style:style>
    <style:style style:name="T1162" style:family="text">
      <style:text-properties fo:font-style="normal" fo:font-weight="normal" officeooo:rsid="04d66dde" style:font-style-asian="normal" style:font-weight-asian="normal" style:font-style-complex="normal" style:font-weight-complex="normal"/>
    </style:style>
    <style:style style:name="T1163" style:family="text">
      <style:text-properties fo:font-style="normal" fo:font-weight="normal" officeooo:rsid="04d841e9" style:font-style-asian="normal" style:font-weight-asian="normal" style:font-style-complex="normal" style:font-weight-complex="normal"/>
    </style:style>
    <style:style style:name="T1164" style:family="text">
      <style:text-properties fo:font-style="normal" fo:font-weight="normal" officeooo:rsid="04d8faf7" style:font-style-asian="normal" style:font-weight-asian="normal" style:font-style-complex="normal" style:font-weight-complex="normal"/>
    </style:style>
    <style:style style:name="T1165" style:family="text">
      <style:text-properties fo:font-style="normal" fo:font-weight="normal" officeooo:rsid="04d97c24" style:font-style-asian="normal" style:font-weight-asian="normal" style:font-style-complex="normal" style:font-weight-complex="normal"/>
    </style:style>
    <style:style style:name="T1166" style:family="text">
      <style:text-properties fo:font-style="normal" fo:font-weight="normal" officeooo:rsid="04d9a0bd" style:font-style-asian="normal" style:font-weight-asian="normal" style:font-style-complex="normal" style:font-weight-complex="normal"/>
    </style:style>
    <style:style style:name="T1167" style:family="text">
      <style:text-properties fo:font-style="normal" fo:font-weight="normal" officeooo:rsid="04da1171" style:font-style-asian="normal" style:font-weight-asian="normal" style:font-style-complex="normal" style:font-weight-complex="normal"/>
    </style:style>
    <style:style style:name="T1168" style:family="text">
      <style:text-properties fo:font-style="normal" fo:font-weight="normal" officeooo:rsid="04dbd949" style:font-style-asian="normal" style:font-weight-asian="normal" style:font-style-complex="normal" style:font-weight-complex="normal"/>
    </style:style>
    <style:style style:name="T1169" style:family="text">
      <style:text-properties fo:font-style="normal" fo:font-weight="normal" officeooo:rsid="04dcf997" style:font-style-asian="normal" style:font-weight-asian="normal" style:font-style-complex="normal" style:font-weight-complex="normal"/>
    </style:style>
    <style:style style:name="T1170" style:family="text">
      <style:text-properties fo:font-style="normal" fo:font-weight="normal" officeooo:rsid="04ddf048" style:font-style-asian="normal" style:font-weight-asian="normal" style:font-style-complex="normal" style:font-weight-complex="normal"/>
    </style:style>
    <style:style style:name="T1171" style:family="text">
      <style:text-properties fo:font-style="normal" fo:font-weight="normal" officeooo:rsid="04deb940" style:font-style-asian="normal" style:font-weight-asian="normal" style:font-style-complex="normal" style:font-weight-complex="normal"/>
    </style:style>
    <style:style style:name="T1172" style:family="text">
      <style:text-properties fo:font-style="normal" fo:font-weight="normal" officeooo:rsid="04debeb0" style:font-style-asian="normal" style:font-weight-asian="normal" style:font-style-complex="normal" style:font-weight-complex="normal"/>
    </style:style>
    <style:style style:name="T1173" style:family="text">
      <style:text-properties fo:font-style="normal" fo:font-weight="normal" officeooo:rsid="04df2461" style:font-style-asian="normal" style:font-weight-asian="normal" style:font-style-complex="normal" style:font-weight-complex="normal"/>
    </style:style>
    <style:style style:name="T1174" style:family="text">
      <style:text-properties fo:font-style="normal" fo:font-weight="normal" officeooo:rsid="04e01bfa" style:font-style-asian="normal" style:font-weight-asian="normal" style:font-style-complex="normal" style:font-weight-complex="normal"/>
    </style:style>
    <style:style style:name="T1175" style:family="text">
      <style:text-properties fo:font-style="normal" fo:font-weight="normal" officeooo:rsid="04e059e8" style:font-style-asian="normal" style:font-weight-asian="normal" style:font-style-complex="normal" style:font-weight-complex="normal"/>
    </style:style>
    <style:style style:name="T1176" style:family="text">
      <style:text-properties fo:font-style="normal" fo:font-weight="normal" officeooo:rsid="04e13a89" style:font-style-asian="normal" style:font-weight-asian="normal" style:font-style-complex="normal" style:font-weight-complex="normal"/>
    </style:style>
    <style:style style:name="T1177" style:family="text">
      <style:text-properties fo:font-style="normal" fo:font-weight="normal" officeooo:rsid="04e2d5e5" style:font-style-asian="normal" style:font-weight-asian="normal" style:font-style-complex="normal" style:font-weight-complex="normal"/>
    </style:style>
    <style:style style:name="T1178" style:family="text">
      <style:text-properties fo:font-style="normal" fo:font-weight="normal" officeooo:rsid="04e30963" style:font-style-asian="normal" style:font-weight-asian="normal" style:font-style-complex="normal" style:font-weight-complex="normal"/>
    </style:style>
    <style:style style:name="T1179" style:family="text">
      <style:text-properties fo:font-style="normal" fo:font-weight="normal" officeooo:rsid="04e4789a" style:font-style-asian="normal" style:font-weight-asian="normal" style:font-style-complex="normal" style:font-weight-complex="normal"/>
    </style:style>
    <style:style style:name="T1180" style:family="text">
      <style:text-properties fo:font-style="normal" fo:font-weight="normal" officeooo:rsid="04e562cc" style:font-style-asian="normal" style:font-weight-asian="normal" style:font-style-complex="normal" style:font-weight-complex="normal"/>
    </style:style>
    <style:style style:name="T1181" style:family="text">
      <style:text-properties fo:font-style="normal" fo:font-weight="normal" officeooo:rsid="04e61eec" style:font-style-asian="normal" style:font-weight-asian="normal" style:font-style-complex="normal" style:font-weight-complex="normal"/>
    </style:style>
    <style:style style:name="T1182" style:family="text">
      <style:text-properties fo:font-style="normal" fo:font-weight="normal" officeooo:rsid="04e7b02e" style:font-style-asian="normal" style:font-weight-asian="normal" style:font-style-complex="normal" style:font-weight-complex="normal"/>
    </style:style>
    <style:style style:name="T1183" style:family="text">
      <style:text-properties fo:font-style="normal" fo:font-weight="normal" officeooo:rsid="04e96f06" style:font-style-asian="normal" style:font-weight-asian="normal" style:font-style-complex="normal" style:font-weight-complex="normal"/>
    </style:style>
    <style:style style:name="T1184" style:family="text">
      <style:text-properties fo:font-style="normal" fo:font-weight="normal" officeooo:rsid="04ea8215" style:font-style-asian="normal" style:font-weight-asian="normal" style:font-style-complex="normal" style:font-weight-complex="normal"/>
    </style:style>
    <style:style style:name="T1185" style:family="text">
      <style:text-properties fo:font-style="normal" fo:font-weight="normal" officeooo:rsid="04eb3076" style:font-style-asian="normal" style:font-weight-asian="normal" style:font-style-complex="normal" style:font-weight-complex="normal"/>
    </style:style>
    <style:style style:name="T1186" style:family="text">
      <style:text-properties fo:font-style="normal" fo:font-weight="normal" officeooo:rsid="04ec8f0e" style:font-style-asian="normal" style:font-weight-asian="normal" style:font-style-complex="normal" style:font-weight-complex="normal"/>
    </style:style>
    <style:style style:name="T1187" style:family="text">
      <style:text-properties fo:font-style="normal" fo:font-weight="normal" officeooo:rsid="04ecee43" style:font-style-asian="normal" style:font-weight-asian="normal" style:font-style-complex="normal" style:font-weight-complex="normal"/>
    </style:style>
    <style:style style:name="T1188" style:family="text">
      <style:text-properties fo:font-style="normal" fo:font-weight="normal" officeooo:rsid="04eda1c6" style:font-style-asian="normal" style:font-weight-asian="normal" style:font-style-complex="normal" style:font-weight-complex="normal"/>
    </style:style>
    <style:style style:name="T1189" style:family="text">
      <style:text-properties fo:font-style="normal" fo:font-weight="normal" officeooo:rsid="04eea32a" style:font-style-asian="normal" style:font-weight-asian="normal" style:font-style-complex="normal" style:font-weight-complex="normal"/>
    </style:style>
    <style:style style:name="T1190" style:family="text">
      <style:text-properties fo:font-style="normal" fo:font-weight="normal" officeooo:rsid="04eec4ab" style:font-style-asian="normal" style:font-weight-asian="normal" style:font-style-complex="normal" style:font-weight-complex="normal"/>
    </style:style>
    <style:style style:name="T1191" style:family="text">
      <style:text-properties fo:font-style="normal" fo:font-weight="normal" officeooo:rsid="04efba1d" style:font-style-asian="normal" style:font-weight-asian="normal" style:font-style-complex="normal" style:font-weight-complex="normal"/>
    </style:style>
    <style:style style:name="T1192" style:family="text">
      <style:text-properties fo:font-style="normal" fo:font-weight="normal" officeooo:rsid="04f132e1" style:font-style-asian="normal" style:font-weight-asian="normal" style:font-style-complex="normal" style:font-weight-complex="normal"/>
    </style:style>
    <style:style style:name="T1193" style:family="text">
      <style:text-properties fo:font-style="normal" fo:font-weight="normal" officeooo:rsid="04f1416e" style:font-style-asian="normal" style:font-weight-asian="normal" style:font-style-complex="normal" style:font-weight-complex="normal"/>
    </style:style>
    <style:style style:name="T1194" style:family="text">
      <style:text-properties fo:font-style="normal" fo:font-weight="normal" officeooo:rsid="04f1c669" style:font-style-asian="normal" style:font-weight-asian="normal" style:font-style-complex="normal" style:font-weight-complex="normal"/>
    </style:style>
    <style:style style:name="T1195" style:family="text">
      <style:text-properties fo:font-style="normal" fo:font-weight="normal" officeooo:rsid="04dd81b3" style:font-style-asian="normal" style:font-weight-asian="normal" style:font-style-complex="normal" style:font-weight-complex="normal"/>
    </style:style>
    <style:style style:name="T1196" style:family="text">
      <style:text-properties fo:font-style="normal" fo:font-weight="normal" officeooo:rsid="04f911ca" style:font-style-asian="normal" style:font-weight-asian="normal" style:font-style-complex="normal" style:font-weight-complex="normal"/>
    </style:style>
    <style:style style:name="T1197" style:family="text">
      <style:text-properties fo:font-style="normal" fo:font-weight="normal" officeooo:rsid="04f9e9f2" style:font-style-asian="normal" style:font-weight-asian="normal" style:font-style-complex="normal" style:font-weight-complex="normal"/>
    </style:style>
    <style:style style:name="T1198" style:family="text">
      <style:text-properties fo:font-style="normal" fo:font-weight="normal" officeooo:rsid="04fa6b22" style:font-style-asian="normal" style:font-weight-asian="normal" style:font-style-complex="normal" style:font-weight-complex="normal"/>
    </style:style>
    <style:style style:name="T1199" style:family="text">
      <style:text-properties fo:font-style="normal" fo:font-weight="normal" officeooo:rsid="04fc61a8" style:font-style-asian="normal" style:font-weight-asian="normal" style:font-style-complex="normal" style:font-weight-complex="normal"/>
    </style:style>
    <style:style style:name="T1200" style:family="text">
      <style:text-properties fo:font-style="normal" fo:font-weight="normal" officeooo:rsid="04fce0bf" style:font-style-asian="normal" style:font-weight-asian="normal" style:font-style-complex="normal" style:font-weight-complex="normal"/>
    </style:style>
    <style:style style:name="T1201" style:family="text">
      <style:text-properties fo:font-style="normal" fo:font-weight="normal" officeooo:rsid="04f785d3" style:font-style-asian="normal" style:font-weight-asian="normal" style:font-style-complex="normal" style:font-weight-complex="normal"/>
    </style:style>
    <style:style style:name="T1202" style:family="text">
      <style:text-properties fo:font-style="normal" fo:font-weight="normal" officeooo:rsid="04fd90d3" style:font-style-asian="normal" style:font-weight-asian="normal" style:font-style-complex="normal" style:font-weight-complex="normal"/>
    </style:style>
    <style:style style:name="T1203" style:family="text">
      <style:text-properties fo:font-style="normal" fo:font-weight="normal" officeooo:rsid="04fe953e" style:font-style-asian="normal" style:font-weight-asian="normal" style:font-style-complex="normal" style:font-weight-complex="normal"/>
    </style:style>
    <style:style style:name="T1204" style:family="text">
      <style:text-properties fo:font-style="normal" fo:font-weight="normal" officeooo:rsid="050065aa" style:font-style-asian="normal" style:font-weight-asian="normal" style:font-style-complex="normal" style:font-weight-complex="normal"/>
    </style:style>
    <style:style style:name="T1205" style:family="text">
      <style:text-properties fo:font-style="normal" fo:font-weight="normal" officeooo:rsid="05020d2b" style:font-style-asian="normal" style:font-weight-asian="normal" style:font-style-complex="normal" style:font-weight-complex="normal"/>
    </style:style>
    <style:style style:name="T1206" style:family="text">
      <style:text-properties fo:font-style="normal" fo:font-weight="normal" officeooo:rsid="05021929" style:font-style-asian="normal" style:font-weight-asian="normal" style:font-style-complex="normal" style:font-weight-complex="normal"/>
    </style:style>
    <style:style style:name="T1207" style:family="text">
      <style:text-properties fo:font-style="normal" fo:font-weight="normal" officeooo:rsid="0503ea0b" style:font-style-asian="normal" style:font-weight-asian="normal" style:font-style-complex="normal" style:font-weight-complex="normal"/>
    </style:style>
    <style:style style:name="T1208" style:family="text">
      <style:text-properties fo:font-style="normal" fo:font-weight="normal" officeooo:rsid="05053c2d" style:font-style-asian="normal" style:font-weight-asian="normal" style:font-style-complex="normal" style:font-weight-complex="normal"/>
    </style:style>
    <style:style style:name="T1209" style:family="text">
      <style:text-properties fo:font-style="normal" fo:font-weight="normal" officeooo:rsid="0505c824" style:font-style-asian="normal" style:font-weight-asian="normal" style:font-style-complex="normal" style:font-weight-complex="normal"/>
    </style:style>
    <style:style style:name="T1210" style:family="text">
      <style:text-properties fo:font-style="normal" fo:font-weight="normal" officeooo:rsid="0508815d" style:font-style-asian="normal" style:font-weight-asian="normal" style:font-style-complex="normal" style:font-weight-complex="normal"/>
    </style:style>
    <style:style style:name="T1211" style:family="text">
      <style:text-properties fo:font-style="normal" fo:font-weight="normal" officeooo:rsid="0509be53" style:font-style-asian="normal" style:font-weight-asian="normal" style:font-style-complex="normal" style:font-weight-complex="normal"/>
    </style:style>
    <style:style style:name="T1212" style:family="text">
      <style:text-properties fo:font-style="normal" fo:font-weight="normal" officeooo:rsid="050b2cc7" style:font-style-asian="normal" style:font-weight-asian="normal" style:font-style-complex="normal" style:font-weight-complex="normal"/>
    </style:style>
    <style:style style:name="T1213" style:family="text">
      <style:text-properties fo:font-style="normal" fo:font-weight="normal" officeooo:rsid="050c9bfb" style:font-style-asian="normal" style:font-weight-asian="normal" style:font-style-complex="normal" style:font-weight-complex="normal"/>
    </style:style>
    <style:style style:name="T1214" style:family="text">
      <style:text-properties fo:font-style="normal" fo:font-weight="normal" officeooo:rsid="050cca4f" style:font-style-asian="normal" style:font-weight-asian="normal" style:font-style-complex="normal" style:font-weight-complex="normal"/>
    </style:style>
    <style:style style:name="T1215" style:family="text">
      <style:text-properties fo:font-style="normal" fo:font-weight="normal" officeooo:rsid="050e17e8" style:font-style-asian="normal" style:font-weight-asian="normal" style:font-style-complex="normal" style:font-weight-complex="normal"/>
    </style:style>
    <style:style style:name="T1216" style:family="text">
      <style:text-properties fo:font-style="normal" fo:font-weight="normal" officeooo:rsid="050ed77d" style:font-style-asian="normal" style:font-weight-asian="normal" style:font-style-complex="normal" style:font-weight-complex="normal"/>
    </style:style>
    <style:style style:name="T1217" style:family="text">
      <style:text-properties fo:font-style="normal" fo:font-weight="normal" officeooo:rsid="050f4fbb" style:font-style-asian="normal" style:font-weight-asian="normal" style:font-style-complex="normal" style:font-weight-complex="normal"/>
    </style:style>
    <style:style style:name="T1218" style:family="text">
      <style:text-properties fo:font-style="normal" fo:font-weight="normal" officeooo:rsid="051006e5" style:font-style-asian="normal" style:font-weight-asian="normal" style:font-style-complex="normal" style:font-weight-complex="normal"/>
    </style:style>
    <style:style style:name="T1219" style:family="text">
      <style:text-properties fo:font-style="normal" fo:font-weight="normal" officeooo:rsid="05113260" style:font-style-asian="normal" style:font-weight-asian="normal" style:font-style-complex="normal" style:font-weight-complex="normal"/>
    </style:style>
    <style:style style:name="T1220" style:family="text">
      <style:text-properties fo:font-style="normal" fo:font-weight="normal" officeooo:rsid="05130dda" style:font-style-asian="normal" style:font-weight-asian="normal" style:font-style-complex="normal" style:font-weight-complex="normal"/>
    </style:style>
    <style:style style:name="T1221" style:family="text">
      <style:text-properties fo:font-style="normal" fo:font-weight="normal" officeooo:rsid="05131dd9" style:font-style-asian="normal" style:font-weight-asian="normal" style:font-style-complex="normal" style:font-weight-complex="normal"/>
    </style:style>
    <style:style style:name="T1222" style:family="text">
      <style:text-properties fo:font-style="normal" fo:font-weight="normal" officeooo:rsid="0514ba13" style:font-style-asian="normal" style:font-weight-asian="normal" style:font-style-complex="normal" style:font-weight-complex="normal"/>
    </style:style>
    <style:style style:name="T1223" style:family="text">
      <style:text-properties fo:font-style="normal" fo:font-weight="normal" officeooo:rsid="051637b1" style:font-style-asian="normal" style:font-weight-asian="normal" style:font-style-complex="normal" style:font-weight-complex="normal"/>
    </style:style>
    <style:style style:name="T1224" style:family="text">
      <style:text-properties fo:font-style="normal" fo:font-weight="normal" officeooo:rsid="0516f8bb" style:font-style-asian="normal" style:font-weight-asian="normal" style:font-style-complex="normal" style:font-weight-complex="normal"/>
    </style:style>
    <style:style style:name="T1225" style:family="text">
      <style:text-properties fo:font-style="normal" fo:font-weight="normal" officeooo:rsid="0518436d" style:font-style-asian="normal" style:font-weight-asian="normal" style:font-style-complex="normal" style:font-weight-complex="normal"/>
    </style:style>
    <style:style style:name="T1226" style:family="text">
      <style:text-properties fo:font-style="normal" fo:font-weight="normal" officeooo:rsid="05187712" style:font-style-asian="normal" style:font-weight-asian="normal" style:font-style-complex="normal" style:font-weight-complex="normal"/>
    </style:style>
    <style:style style:name="T1227" style:family="text">
      <style:text-properties fo:font-style="normal" fo:font-weight="normal" officeooo:rsid="051978c2" style:font-style-asian="normal" style:font-weight-asian="normal" style:font-style-complex="normal" style:font-weight-complex="normal"/>
    </style:style>
    <style:style style:name="T1228" style:family="text">
      <style:text-properties fo:font-style="normal" fo:font-weight="normal" officeooo:rsid="051a19d8" style:font-style-asian="normal" style:font-weight-asian="normal" style:font-style-complex="normal" style:font-weight-complex="normal"/>
    </style:style>
    <style:style style:name="T1229" style:family="text">
      <style:text-properties fo:font-style="normal" fo:font-weight="normal" officeooo:rsid="051c184a" style:font-style-asian="normal" style:font-weight-asian="normal" style:font-style-complex="normal" style:font-weight-complex="normal"/>
    </style:style>
    <style:style style:name="T1230" style:family="text">
      <style:text-properties fo:font-style="normal" fo:font-weight="normal" officeooo:rsid="051cf5d0" style:font-style-asian="normal" style:font-weight-asian="normal" style:font-style-complex="normal" style:font-weight-complex="normal"/>
    </style:style>
    <style:style style:name="T1231" style:family="text">
      <style:text-properties fo:font-style="normal" fo:font-weight="normal" officeooo:rsid="051e2e53" style:font-style-asian="normal" style:font-weight-asian="normal" style:font-style-complex="normal" style:font-weight-complex="normal"/>
    </style:style>
    <style:style style:name="T1232" style:family="text">
      <style:text-properties fo:font-style="normal" fo:font-weight="normal" officeooo:rsid="051f1691" style:font-style-asian="normal" style:font-weight-asian="normal" style:font-style-complex="normal" style:font-weight-complex="normal"/>
    </style:style>
    <style:style style:name="T1233" style:family="text">
      <style:text-properties fo:font-style="normal" fo:font-weight="normal" officeooo:rsid="051fab36" style:font-style-asian="normal" style:font-weight-asian="normal" style:font-style-complex="normal" style:font-weight-complex="normal"/>
    </style:style>
    <style:style style:name="T1234" style:family="text">
      <style:text-properties fo:font-style="normal" fo:font-weight="normal" officeooo:rsid="052174db" style:font-style-asian="normal" style:font-weight-asian="normal" style:font-style-complex="normal" style:font-weight-complex="normal"/>
    </style:style>
    <style:style style:name="T1235" style:family="text">
      <style:text-properties fo:font-style="normal" fo:font-weight="normal" officeooo:rsid="0524071f" style:font-style-asian="normal" style:font-weight-asian="normal" style:font-style-complex="normal" style:font-weight-complex="normal"/>
    </style:style>
    <style:style style:name="T1236" style:family="text">
      <style:text-properties fo:font-style="normal" fo:font-weight="normal" officeooo:rsid="052604ba" style:font-style-asian="normal" style:font-weight-asian="normal" style:font-style-complex="normal" style:font-weight-complex="normal"/>
    </style:style>
    <style:style style:name="T1237" style:family="text">
      <style:text-properties fo:font-style="normal" fo:font-weight="normal" officeooo:rsid="0526cf0d" style:font-style-asian="normal" style:font-weight-asian="normal" style:font-style-complex="normal" style:font-weight-complex="normal"/>
    </style:style>
    <style:style style:name="T1238" style:family="text">
      <style:text-properties fo:font-style="normal" fo:font-weight="normal" officeooo:rsid="0526ea66" style:font-style-asian="normal" style:font-weight-asian="normal" style:font-style-complex="normal" style:font-weight-complex="normal"/>
    </style:style>
    <style:style style:name="T1239" style:family="text">
      <style:text-properties fo:font-style="normal" fo:font-weight="normal" officeooo:rsid="0528e1bd" style:font-style-asian="normal" style:font-weight-asian="normal" style:font-style-complex="normal" style:font-weight-complex="normal"/>
    </style:style>
    <style:style style:name="T1240" style:family="text">
      <style:text-properties fo:font-style="normal" fo:font-weight="normal" officeooo:rsid="0529a638" style:font-style-asian="normal" style:font-weight-asian="normal" style:font-style-complex="normal" style:font-weight-complex="normal"/>
    </style:style>
    <style:style style:name="T1241" style:family="text">
      <style:text-properties fo:font-style="normal" fo:font-weight="normal" officeooo:rsid="052a0571" style:font-style-asian="normal" style:font-weight-asian="normal" style:font-style-complex="normal" style:font-weight-complex="normal"/>
    </style:style>
    <style:style style:name="T1242" style:family="text">
      <style:text-properties fo:font-style="normal" fo:font-weight="normal" officeooo:rsid="052aad88" style:font-style-asian="normal" style:font-weight-asian="normal" style:font-style-complex="normal" style:font-weight-complex="normal"/>
    </style:style>
    <style:style style:name="T1243" style:family="text">
      <style:text-properties fo:font-style="normal" fo:font-weight="normal" officeooo:rsid="052b0fe1" style:font-style-asian="normal" style:font-weight-asian="normal" style:font-style-complex="normal" style:font-weight-complex="normal"/>
    </style:style>
    <style:style style:name="T1244" style:family="text">
      <style:text-properties fo:font-style="normal" fo:font-weight="normal" officeooo:rsid="052b147f" style:font-style-asian="normal" style:font-weight-asian="normal" style:font-style-complex="normal" style:font-weight-complex="normal"/>
    </style:style>
    <style:style style:name="T1245" style:family="text">
      <style:text-properties fo:font-style="normal" fo:font-weight="normal" officeooo:rsid="052b25ca" style:font-style-asian="normal" style:font-weight-asian="normal" style:font-style-complex="normal" style:font-weight-complex="normal"/>
    </style:style>
    <style:style style:name="T1246" style:family="text">
      <style:text-properties fo:font-style="normal" fo:font-weight="normal" officeooo:rsid="052cf06c" style:font-style-asian="normal" style:font-weight-asian="normal" style:font-style-complex="normal" style:font-weight-complex="normal"/>
    </style:style>
    <style:style style:name="T1247" style:family="text">
      <style:text-properties fo:font-style="normal" fo:font-weight="normal" officeooo:rsid="052d9cb1" style:font-style-asian="normal" style:font-weight-asian="normal" style:font-style-complex="normal" style:font-weight-complex="normal"/>
    </style:style>
    <style:style style:name="T1248" style:family="text">
      <style:text-properties fo:font-style="normal" fo:font-weight="normal" officeooo:rsid="052e0777" style:font-style-asian="normal" style:font-weight-asian="normal" style:font-style-complex="normal" style:font-weight-complex="normal"/>
    </style:style>
    <style:style style:name="T1249" style:family="text">
      <style:text-properties fo:font-style="normal" fo:font-weight="normal" officeooo:rsid="052fc437" style:font-style-asian="normal" style:font-weight-asian="normal" style:font-style-complex="normal" style:font-weight-complex="normal"/>
    </style:style>
    <style:style style:name="T1250" style:family="text">
      <style:text-properties fo:font-style="normal" fo:font-weight="normal" officeooo:rsid="05321f49" style:font-style-asian="normal" style:font-weight-asian="normal" style:font-style-complex="normal" style:font-weight-complex="normal"/>
    </style:style>
    <style:style style:name="T1251" style:family="text">
      <style:text-properties fo:font-style="normal" fo:font-weight="normal" officeooo:rsid="053389d2" style:font-style-asian="normal" style:font-weight-asian="normal" style:font-style-complex="normal" style:font-weight-complex="normal"/>
    </style:style>
    <style:style style:name="T1252" style:family="text">
      <style:text-properties fo:font-style="normal" fo:font-weight="normal" officeooo:rsid="0533b1a2" style:font-style-asian="normal" style:font-weight-asian="normal" style:font-style-complex="normal" style:font-weight-complex="normal"/>
    </style:style>
    <style:style style:name="T1253" style:family="text">
      <style:text-properties fo:font-style="normal" fo:font-weight="normal" officeooo:rsid="0535affe" style:font-style-asian="normal" style:font-weight-asian="normal" style:font-style-complex="normal" style:font-weight-complex="normal"/>
    </style:style>
    <style:style style:name="T1254" style:family="text">
      <style:text-properties fo:font-style="normal" fo:font-weight="normal" officeooo:rsid="0536dbc5" style:font-style-asian="normal" style:font-weight-asian="normal" style:font-style-complex="normal" style:font-weight-complex="normal"/>
    </style:style>
    <style:style style:name="T1255" style:family="text">
      <style:text-properties fo:font-style="normal" fo:font-weight="normal" officeooo:rsid="053851c0" style:font-style-asian="normal" style:font-weight-asian="normal" style:font-style-complex="normal" style:font-weight-complex="normal"/>
    </style:style>
    <style:style style:name="T1256" style:family="text">
      <style:text-properties fo:font-style="normal" fo:font-weight="normal" officeooo:rsid="0539b0f8" style:font-style-asian="normal" style:font-weight-asian="normal" style:font-style-complex="normal" style:font-weight-complex="normal"/>
    </style:style>
    <style:style style:name="T1257" style:family="text">
      <style:text-properties fo:font-style="normal" fo:font-weight="normal" officeooo:rsid="053aeaaf" style:font-style-asian="normal" style:font-weight-asian="normal" style:font-style-complex="normal" style:font-weight-complex="normal"/>
    </style:style>
    <style:style style:name="T1258" style:family="text">
      <style:text-properties fo:font-style="normal" fo:font-weight="normal" officeooo:rsid="053c3129" style:font-style-asian="normal" style:font-weight-asian="normal" style:font-style-complex="normal" style:font-weight-complex="normal"/>
    </style:style>
    <style:style style:name="T1259" style:family="text">
      <style:text-properties fo:font-style="normal" fo:font-weight="normal" officeooo:rsid="053c8490" style:font-style-asian="normal" style:font-weight-asian="normal" style:font-style-complex="normal" style:font-weight-complex="normal"/>
    </style:style>
    <style:style style:name="T1260" style:family="text">
      <style:text-properties fo:font-style="normal" fo:font-weight="normal" officeooo:rsid="053e0856" style:font-style-asian="normal" style:font-weight-asian="normal" style:font-style-complex="normal" style:font-weight-complex="normal"/>
    </style:style>
    <style:style style:name="T1261" style:family="text">
      <style:text-properties fo:font-style="normal" fo:font-weight="normal" officeooo:rsid="053ea9a1" style:font-style-asian="normal" style:font-weight-asian="normal" style:font-style-complex="normal" style:font-weight-complex="normal"/>
    </style:style>
    <style:style style:name="T1262" style:family="text">
      <style:text-properties fo:font-style="normal" fo:font-weight="normal" officeooo:rsid="053efb6a" style:font-style-asian="normal" style:font-weight-asian="normal" style:font-style-complex="normal" style:font-weight-complex="normal"/>
    </style:style>
    <style:style style:name="T1263" style:family="text">
      <style:text-properties fo:font-style="normal" fo:font-weight="normal" officeooo:rsid="05403dc5" style:font-style-asian="normal" style:font-weight-asian="normal" style:font-style-complex="normal" style:font-weight-complex="normal"/>
    </style:style>
    <style:style style:name="T1264" style:family="text">
      <style:text-properties fo:font-style="normal" fo:font-weight="normal" officeooo:rsid="054195b0" style:font-style-asian="normal" style:font-weight-asian="normal" style:font-style-complex="normal" style:font-weight-complex="normal"/>
    </style:style>
    <style:style style:name="T1265" style:family="text">
      <style:text-properties fo:font-style="normal" fo:font-weight="normal" officeooo:rsid="0541c78e" style:font-style-asian="normal" style:font-weight-asian="normal" style:font-style-complex="normal" style:font-weight-complex="normal"/>
    </style:style>
    <style:style style:name="T1266" style:family="text">
      <style:text-properties fo:font-style="normal" fo:font-weight="normal" officeooo:rsid="0542cdf1" style:font-style-asian="normal" style:font-weight-asian="normal" style:font-style-complex="normal" style:font-weight-complex="normal"/>
    </style:style>
    <style:style style:name="T1267" style:family="text">
      <style:text-properties fo:font-style="normal" fo:font-weight="normal" officeooo:rsid="0544c43a" style:font-style-asian="normal" style:font-weight-asian="normal" style:font-style-complex="normal" style:font-weight-complex="normal"/>
    </style:style>
    <style:style style:name="T1268" style:family="text">
      <style:text-properties fo:font-style="normal" fo:font-weight="normal" officeooo:rsid="0546bc55" style:font-style-asian="normal" style:font-weight-asian="normal" style:font-style-complex="normal" style:font-weight-complex="normal"/>
    </style:style>
    <style:style style:name="T1269" style:family="text">
      <style:text-properties fo:font-style="normal" fo:font-weight="normal" officeooo:rsid="054725a2" style:font-style-asian="normal" style:font-weight-asian="normal" style:font-style-complex="normal" style:font-weight-complex="normal"/>
    </style:style>
    <style:style style:name="T1270" style:family="text">
      <style:text-properties fo:font-style="normal" fo:font-weight="normal" officeooo:rsid="054843f7" style:font-style-asian="normal" style:font-weight-asian="normal" style:font-style-complex="normal" style:font-weight-complex="normal"/>
    </style:style>
    <style:style style:name="T1271" style:family="text">
      <style:text-properties fo:font-style="normal" fo:font-weight="normal" officeooo:rsid="05487fc1" style:font-style-asian="normal" style:font-weight-asian="normal" style:font-style-complex="normal" style:font-weight-complex="normal"/>
    </style:style>
    <style:style style:name="T1272" style:family="text">
      <style:text-properties fo:font-style="normal" fo:font-weight="normal" officeooo:rsid="054923d5" style:font-style-asian="normal" style:font-weight-asian="normal" style:font-style-complex="normal" style:font-weight-complex="normal"/>
    </style:style>
    <style:style style:name="T1273" style:family="text">
      <style:text-properties fo:font-style="normal" fo:font-weight="normal" officeooo:rsid="054ac7dc" style:font-style-asian="normal" style:font-weight-asian="normal" style:font-style-complex="normal" style:font-weight-complex="normal"/>
    </style:style>
    <style:style style:name="T1274" style:family="text">
      <style:text-properties fo:font-style="normal" fo:font-weight="normal" officeooo:rsid="054adb12" style:font-style-asian="normal" style:font-weight-asian="normal" style:font-style-complex="normal" style:font-weight-complex="normal"/>
    </style:style>
    <style:style style:name="T1275" style:family="text">
      <style:text-properties fo:font-style="normal" fo:font-weight="normal" officeooo:rsid="054b2141" style:font-style-asian="normal" style:font-weight-asian="normal" style:font-style-complex="normal" style:font-weight-complex="normal"/>
    </style:style>
    <style:style style:name="T1276" style:family="text">
      <style:text-properties fo:font-style="normal" fo:font-weight="normal" officeooo:rsid="054b5dfb" style:font-style-asian="normal" style:font-weight-asian="normal" style:font-style-complex="normal" style:font-weight-complex="normal"/>
    </style:style>
    <style:style style:name="T1277" style:family="text">
      <style:text-properties fo:font-style="normal" fo:font-weight="normal" officeooo:rsid="054d4448" style:font-style-asian="normal" style:font-weight-asian="normal" style:font-style-complex="normal" style:font-weight-complex="normal"/>
    </style:style>
    <style:style style:name="T1278" style:family="text">
      <style:text-properties fo:font-style="normal" fo:font-weight="normal" officeooo:rsid="054f1fb1" style:font-style-asian="normal" style:font-weight-asian="normal" style:font-style-complex="normal" style:font-weight-complex="normal"/>
    </style:style>
    <style:style style:name="T1279" style:family="text">
      <style:text-properties fo:font-style="normal" fo:font-weight="normal" officeooo:rsid="05506dc6" style:font-style-asian="normal" style:font-weight-asian="normal" style:font-style-complex="normal" style:font-weight-complex="normal"/>
    </style:style>
    <style:style style:name="T1280" style:family="text">
      <style:text-properties fo:font-style="normal" fo:font-weight="normal" officeooo:rsid="055127b5" style:font-style-asian="normal" style:font-weight-asian="normal" style:font-style-complex="normal" style:font-weight-complex="normal"/>
    </style:style>
    <style:style style:name="T1281" style:family="text">
      <style:text-properties fo:font-style="normal" fo:font-weight="normal" officeooo:rsid="0551c7ea" style:font-style-asian="normal" style:font-weight-asian="normal" style:font-style-complex="normal" style:font-weight-complex="normal"/>
    </style:style>
    <style:style style:name="T1282" style:family="text">
      <style:text-properties fo:font-style="normal" fo:font-weight="normal" officeooo:rsid="05525a24" style:font-style-asian="normal" style:font-weight-asian="normal" style:font-style-complex="normal" style:font-weight-complex="normal"/>
    </style:style>
    <style:style style:name="T1283" style:family="text">
      <style:text-properties fo:font-style="normal" fo:font-weight="normal" officeooo:rsid="05532812" style:font-style-asian="normal" style:font-weight-asian="normal" style:font-style-complex="normal" style:font-weight-complex="normal"/>
    </style:style>
    <style:style style:name="T1284" style:family="text">
      <style:text-properties fo:font-style="normal" fo:font-weight="normal" officeooo:rsid="0553a407" style:font-style-asian="normal" style:font-weight-asian="normal" style:font-style-complex="normal" style:font-weight-complex="normal"/>
    </style:style>
    <style:style style:name="T1285" style:family="text">
      <style:text-properties fo:font-style="normal" fo:font-weight="normal" officeooo:rsid="05542327" style:font-style-asian="normal" style:font-weight-asian="normal" style:font-style-complex="normal" style:font-weight-complex="normal"/>
    </style:style>
    <style:style style:name="T1286" style:family="text">
      <style:text-properties fo:font-style="normal" fo:font-weight="normal" officeooo:rsid="05560eaf" style:font-style-asian="normal" style:font-weight-asian="normal" style:font-style-complex="normal" style:font-weight-complex="normal"/>
    </style:style>
    <style:style style:name="T1287" style:family="text">
      <style:text-properties fo:font-style="normal" fo:font-weight="normal" officeooo:rsid="05574430" style:font-style-asian="normal" style:font-weight-asian="normal" style:font-style-complex="normal" style:font-weight-complex="normal"/>
    </style:style>
    <style:style style:name="T1288" style:family="text">
      <style:text-properties fo:font-style="normal" fo:font-weight="normal" officeooo:rsid="05576a57" style:font-style-asian="normal" style:font-weight-asian="normal" style:font-style-complex="normal" style:font-weight-complex="normal"/>
    </style:style>
    <style:style style:name="T1289" style:family="text">
      <style:text-properties fo:font-style="normal" fo:font-weight="normal" officeooo:rsid="0558aa8e" style:font-style-asian="normal" style:font-weight-asian="normal" style:font-style-complex="normal" style:font-weight-complex="normal"/>
    </style:style>
    <style:style style:name="T1290" style:family="text">
      <style:text-properties fo:font-style="normal" fo:font-weight="normal" officeooo:rsid="0559e32a" style:font-style-asian="normal" style:font-weight-asian="normal" style:font-style-complex="normal" style:font-weight-complex="normal"/>
    </style:style>
    <style:style style:name="T1291" style:family="text">
      <style:text-properties fo:font-style="normal" fo:font-weight="normal" officeooo:rsid="055aab6c" style:font-style-asian="normal" style:font-weight-asian="normal" style:font-style-complex="normal" style:font-weight-complex="normal"/>
    </style:style>
    <style:style style:name="T1292" style:family="text">
      <style:text-properties fo:font-style="normal" fo:font-weight="normal" officeooo:rsid="055c4f93" style:font-style-asian="normal" style:font-weight-asian="normal" style:font-style-complex="normal" style:font-weight-complex="normal"/>
    </style:style>
    <style:style style:name="T1293" style:family="text">
      <style:text-properties fo:font-style="normal" fo:font-weight="normal" officeooo:rsid="055d176e" style:font-style-asian="normal" style:font-weight-asian="normal" style:font-style-complex="normal" style:font-weight-complex="normal"/>
    </style:style>
    <style:style style:name="T1294" style:family="text">
      <style:text-properties fo:font-style="normal" fo:font-weight="normal" officeooo:rsid="055f06f3" style:font-style-asian="normal" style:font-weight-asian="normal" style:font-style-complex="normal" style:font-weight-complex="normal"/>
    </style:style>
    <style:style style:name="T1295" style:family="text">
      <style:text-properties fo:font-style="normal" fo:font-weight="normal" officeooo:rsid="055f81df" style:font-style-asian="normal" style:font-weight-asian="normal" style:font-style-complex="normal" style:font-weight-complex="normal"/>
    </style:style>
    <style:style style:name="T1296" style:family="text">
      <style:text-properties fo:font-style="normal" fo:font-weight="normal" officeooo:rsid="05617ed8" style:font-style-asian="normal" style:font-weight-asian="normal" style:font-style-complex="normal" style:font-weight-complex="normal"/>
    </style:style>
    <style:style style:name="T1297" style:family="text">
      <style:text-properties fo:font-style="normal" fo:font-weight="normal" officeooo:rsid="0561f8e9" style:font-style-asian="normal" style:font-weight-asian="normal" style:font-style-complex="normal" style:font-weight-complex="normal"/>
    </style:style>
    <style:style style:name="T1298" style:family="text">
      <style:text-properties fo:font-style="normal" fo:font-weight="normal" officeooo:rsid="05629def" style:font-style-asian="normal" style:font-weight-asian="normal" style:font-style-complex="normal" style:font-weight-complex="normal"/>
    </style:style>
    <style:style style:name="T1299" style:family="text">
      <style:text-properties fo:font-style="normal" fo:font-weight="normal" officeooo:rsid="0562cb7d" style:font-style-asian="normal" style:font-weight-asian="normal" style:font-style-complex="normal" style:font-weight-complex="normal"/>
    </style:style>
    <style:style style:name="T1300" style:family="text">
      <style:text-properties fo:font-style="normal" fo:font-weight="normal" officeooo:rsid="056397f8" style:font-style-asian="normal" style:font-weight-asian="normal" style:font-style-complex="normal" style:font-weight-complex="normal"/>
    </style:style>
    <style:style style:name="T1301" style:family="text">
      <style:text-properties fo:font-style="normal" fo:font-weight="normal" officeooo:rsid="0564541e" style:font-style-asian="normal" style:font-weight-asian="normal" style:font-style-complex="normal" style:font-weight-complex="normal"/>
    </style:style>
    <style:style style:name="T1302" style:family="text">
      <style:text-properties fo:font-style="normal" fo:font-weight="normal" officeooo:rsid="05663d94" style:font-style-asian="normal" style:font-weight-asian="normal" style:font-style-complex="normal" style:font-weight-complex="normal"/>
    </style:style>
    <style:style style:name="T1303" style:family="text">
      <style:text-properties fo:font-style="normal" fo:font-weight="normal" officeooo:rsid="05671f7b" style:font-style-asian="normal" style:font-weight-asian="normal" style:font-style-complex="normal" style:font-weight-complex="normal"/>
    </style:style>
    <style:style style:name="T1304" style:family="text">
      <style:text-properties fo:font-style="normal" fo:font-weight="normal" officeooo:rsid="05676d9d" style:font-style-asian="normal" style:font-weight-asian="normal" style:font-style-complex="normal" style:font-weight-complex="normal"/>
    </style:style>
    <style:style style:name="T1305" style:family="text">
      <style:text-properties fo:font-style="normal" fo:font-weight="normal" officeooo:rsid="0568686a" style:font-style-asian="normal" style:font-weight-asian="normal" style:font-style-complex="normal" style:font-weight-complex="normal"/>
    </style:style>
    <style:style style:name="T1306" style:family="text">
      <style:text-properties fo:font-style="normal" fo:font-weight="normal" officeooo:rsid="0569e22c" style:font-style-asian="normal" style:font-weight-asian="normal" style:font-style-complex="normal" style:font-weight-complex="normal"/>
    </style:style>
    <style:style style:name="T1307" style:family="text">
      <style:text-properties fo:font-style="normal" fo:font-weight="normal" officeooo:rsid="0569f582" style:font-style-asian="normal" style:font-weight-asian="normal" style:font-style-complex="normal" style:font-weight-complex="normal"/>
    </style:style>
    <style:style style:name="T1308" style:family="text">
      <style:text-properties fo:font-style="normal" fo:font-weight="normal" officeooo:rsid="056af66f" style:font-style-asian="normal" style:font-weight-asian="normal" style:font-style-complex="normal" style:font-weight-complex="normal"/>
    </style:style>
    <style:style style:name="T1309" style:family="text">
      <style:text-properties fo:font-style="normal" fo:font-weight="normal" officeooo:rsid="056b8a2e" style:font-style-asian="normal" style:font-weight-asian="normal" style:font-style-complex="normal" style:font-weight-complex="normal"/>
    </style:style>
    <style:style style:name="T1310" style:family="text">
      <style:text-properties fo:font-style="normal" fo:font-weight="normal" officeooo:rsid="056ba97d" style:font-style-asian="normal" style:font-weight-asian="normal" style:font-style-complex="normal" style:font-weight-complex="normal"/>
    </style:style>
    <style:style style:name="T1311" style:family="text">
      <style:text-properties fo:font-style="normal" fo:font-weight="normal" officeooo:rsid="056ca744" style:font-style-asian="normal" style:font-weight-asian="normal" style:font-style-complex="normal" style:font-weight-complex="normal"/>
    </style:style>
    <style:style style:name="T1312" style:family="text">
      <style:text-properties fo:font-style="normal" fo:font-weight="normal" officeooo:rsid="056dd78f" style:font-style-asian="normal" style:font-weight-asian="normal" style:font-style-complex="normal" style:font-weight-complex="normal"/>
    </style:style>
    <style:style style:name="T1313" style:family="text">
      <style:text-properties fo:font-style="normal" fo:font-weight="normal" officeooo:rsid="056e9d23" style:font-style-asian="normal" style:font-weight-asian="normal" style:font-style-complex="normal" style:font-weight-complex="normal"/>
    </style:style>
    <style:style style:name="T1314" style:family="text">
      <style:text-properties fo:font-style="normal" fo:font-weight="normal" officeooo:rsid="056f8ea7" style:font-style-asian="normal" style:font-weight-asian="normal" style:font-style-complex="normal" style:font-weight-complex="normal"/>
    </style:style>
    <style:style style:name="T1315" style:family="text">
      <style:text-properties fo:font-style="normal" fo:font-weight="normal" officeooo:rsid="0570ddbb" style:font-style-asian="normal" style:font-weight-asian="normal" style:font-style-complex="normal" style:font-weight-complex="normal"/>
    </style:style>
    <style:style style:name="T1316" style:family="text">
      <style:text-properties fo:font-style="normal" fo:font-weight="normal" officeooo:rsid="05725cdd" style:font-style-asian="normal" style:font-weight-asian="normal" style:font-style-complex="normal" style:font-weight-complex="normal"/>
    </style:style>
    <style:style style:name="T1317" style:family="text">
      <style:text-properties fo:font-style="normal" fo:font-weight="normal" officeooo:rsid="0573b4a2" style:font-style-asian="normal" style:font-weight-asian="normal" style:font-style-complex="normal" style:font-weight-complex="normal"/>
    </style:style>
    <style:style style:name="T1318" style:family="text">
      <style:text-properties fo:font-style="normal" fo:font-weight="normal" officeooo:rsid="05741cbc" style:font-style-asian="normal" style:font-weight-asian="normal" style:font-style-complex="normal" style:font-weight-complex="normal"/>
    </style:style>
    <style:style style:name="T1319" style:family="text">
      <style:text-properties fo:font-style="normal" fo:font-weight="normal" officeooo:rsid="0574bca4" style:font-style-asian="normal" style:font-weight-asian="normal" style:font-style-complex="normal" style:font-weight-complex="normal"/>
    </style:style>
    <style:style style:name="T1320" style:family="text">
      <style:text-properties fo:font-style="normal" fo:font-weight="normal" officeooo:rsid="0574ddc6" style:font-style-asian="normal" style:font-weight-asian="normal" style:font-style-complex="normal" style:font-weight-complex="normal"/>
    </style:style>
    <style:style style:name="T1321" style:family="text">
      <style:text-properties fo:font-style="normal" fo:font-weight="normal" officeooo:rsid="0575a1f8" style:font-style-asian="normal" style:font-weight-asian="normal" style:font-style-complex="normal" style:font-weight-complex="normal"/>
    </style:style>
    <style:style style:name="T1322" style:family="text">
      <style:text-properties fo:font-style="normal" fo:font-weight="normal" officeooo:rsid="0576f6bb" style:font-style-asian="normal" style:font-weight-asian="normal" style:font-style-complex="normal" style:font-weight-complex="normal"/>
    </style:style>
    <style:style style:name="T1323" style:family="text">
      <style:text-properties fo:font-style="normal" fo:font-weight="normal" officeooo:rsid="0578a9ee" style:font-style-asian="normal" style:font-weight-asian="normal" style:font-style-complex="normal" style:font-weight-complex="normal"/>
    </style:style>
    <style:style style:name="T1324" style:family="text">
      <style:text-properties fo:font-style="normal" fo:font-weight="normal" officeooo:rsid="05797018" style:font-style-asian="normal" style:font-weight-asian="normal" style:font-style-complex="normal" style:font-weight-complex="normal"/>
    </style:style>
    <style:style style:name="T1325" style:family="text">
      <style:text-properties fo:font-style="normal" fo:font-weight="normal" officeooo:rsid="057b1e5b" style:font-style-asian="normal" style:font-weight-asian="normal" style:font-style-complex="normal" style:font-weight-complex="normal"/>
    </style:style>
    <style:style style:name="T1326" style:family="text">
      <style:text-properties fo:font-style="normal" fo:font-weight="normal" officeooo:rsid="057baf4d" style:font-style-asian="normal" style:font-weight-asian="normal" style:font-style-complex="normal" style:font-weight-complex="normal"/>
    </style:style>
    <style:style style:name="T1327" style:family="text">
      <style:text-properties fo:font-style="normal" fo:font-weight="normal" officeooo:rsid="057d6cb6" style:font-style-asian="normal" style:font-weight-asian="normal" style:font-style-complex="normal" style:font-weight-complex="normal"/>
    </style:style>
    <style:style style:name="T1328" style:family="text">
      <style:text-properties fo:font-style="normal" fo:font-weight="normal" officeooo:rsid="057e8439" style:font-style-asian="normal" style:font-weight-asian="normal" style:font-style-complex="normal" style:font-weight-complex="normal"/>
    </style:style>
    <style:style style:name="T1329" style:family="text">
      <style:text-properties fo:font-style="normal" fo:font-weight="normal" officeooo:rsid="057f4e40" style:font-style-asian="normal" style:font-weight-asian="normal" style:font-style-complex="normal" style:font-weight-complex="normal"/>
    </style:style>
    <style:style style:name="T1330" style:family="text">
      <style:text-properties fo:font-style="normal" fo:font-weight="normal" officeooo:rsid="0580f85c" style:font-style-asian="normal" style:font-weight-asian="normal" style:font-style-complex="normal" style:font-weight-complex="normal"/>
    </style:style>
    <style:style style:name="T1331" style:family="text">
      <style:text-properties fo:font-style="normal" fo:font-weight="normal" officeooo:rsid="0581982a" style:font-style-asian="normal" style:font-weight-asian="normal" style:font-style-complex="normal" style:font-weight-complex="normal"/>
    </style:style>
    <style:style style:name="T1332" style:family="text">
      <style:text-properties fo:font-style="normal" fo:font-weight="normal" officeooo:rsid="05850e1e" style:font-style-asian="normal" style:font-weight-asian="normal" style:font-style-complex="normal" style:font-weight-complex="normal"/>
    </style:style>
    <style:style style:name="T1333" style:family="text">
      <style:text-properties fo:font-style="normal" fo:font-weight="normal" officeooo:rsid="0585d658" style:font-style-asian="normal" style:font-weight-asian="normal" style:font-style-complex="normal" style:font-weight-complex="normal"/>
    </style:style>
    <style:style style:name="T1334" style:family="text">
      <style:text-properties fo:font-style="normal" fo:font-weight="normal" officeooo:rsid="0587e751" style:font-style-asian="normal" style:font-weight-asian="normal" style:font-style-complex="normal" style:font-weight-complex="normal"/>
    </style:style>
    <style:style style:name="T1335" style:family="text">
      <style:text-properties fo:font-style="normal" fo:font-weight="normal" officeooo:rsid="05891c0a" style:font-style-asian="normal" style:font-weight-asian="normal" style:font-style-complex="normal" style:font-weight-complex="normal"/>
    </style:style>
    <style:style style:name="T1336" style:family="text">
      <style:text-properties fo:font-style="normal" fo:font-weight="normal" officeooo:rsid="0589545f" style:font-style-asian="normal" style:font-weight-asian="normal" style:font-style-complex="normal" style:font-weight-complex="normal"/>
    </style:style>
    <style:style style:name="T1337" style:family="text">
      <style:text-properties fo:font-style="normal" fo:font-weight="normal" officeooo:rsid="058ce54c" style:font-style-asian="normal" style:font-weight-asian="normal" style:font-style-complex="normal" style:font-weight-complex="normal"/>
    </style:style>
    <style:style style:name="T1338" style:family="text">
      <style:text-properties fo:font-style="normal" fo:font-weight="normal" officeooo:rsid="058dfb0f" style:font-style-asian="normal" style:font-weight-asian="normal" style:font-style-complex="normal" style:font-weight-complex="normal"/>
    </style:style>
    <style:style style:name="T1339" style:family="text">
      <style:text-properties fo:font-style="normal" fo:font-weight="normal" officeooo:rsid="059001c0" style:font-style-asian="normal" style:font-weight-asian="normal" style:font-style-complex="normal" style:font-weight-complex="normal"/>
    </style:style>
    <style:style style:name="T1340" style:family="text">
      <style:text-properties fo:font-style="normal" fo:font-weight="normal" officeooo:rsid="05915f59" style:font-style-asian="normal" style:font-weight-asian="normal" style:font-style-complex="normal" style:font-weight-complex="normal"/>
    </style:style>
    <style:style style:name="T1341" style:family="text">
      <style:text-properties fo:font-style="normal" fo:font-weight="normal" officeooo:rsid="0591e54e" style:font-style-asian="normal" style:font-weight-asian="normal" style:font-style-complex="normal" style:font-weight-complex="normal"/>
    </style:style>
    <style:style style:name="T1342" style:family="text">
      <style:text-properties fo:font-style="normal" fo:font-weight="normal" officeooo:rsid="059246d8" style:font-style-asian="normal" style:font-weight-asian="normal" style:font-style-complex="normal" style:font-weight-complex="normal"/>
    </style:style>
    <style:style style:name="T1343" style:family="text">
      <style:text-properties fo:font-style="normal" fo:font-weight="normal" officeooo:rsid="0593956d" style:font-style-asian="normal" style:font-weight-asian="normal" style:font-style-complex="normal" style:font-weight-complex="normal"/>
    </style:style>
    <style:style style:name="T1344" style:family="text">
      <style:text-properties fo:font-style="normal" fo:font-weight="normal" officeooo:rsid="05949bc0" style:font-style-asian="normal" style:font-weight-asian="normal" style:font-style-complex="normal" style:font-weight-complex="normal"/>
    </style:style>
    <style:style style:name="T1345" style:family="text">
      <style:text-properties fo:font-style="normal" fo:font-weight="normal" officeooo:rsid="05959904" style:font-style-asian="normal" style:font-weight-asian="normal" style:font-style-complex="normal" style:font-weight-complex="normal"/>
    </style:style>
    <style:style style:name="T1346" style:family="text">
      <style:text-properties fo:font-style="normal" fo:font-weight="normal" officeooo:rsid="05963fbf" style:font-style-asian="normal" style:font-weight-asian="normal" style:font-style-complex="normal" style:font-weight-complex="normal"/>
    </style:style>
    <style:style style:name="T1347" style:family="text">
      <style:text-properties fo:font-style="normal" fo:font-weight="normal" officeooo:rsid="05969c40" style:font-style-asian="normal" style:font-weight-asian="normal" style:font-style-complex="normal" style:font-weight-complex="normal"/>
    </style:style>
    <style:style style:name="T1348" style:family="text">
      <style:text-properties fo:font-style="normal" fo:font-weight="normal" officeooo:rsid="059701b5" style:font-style-asian="normal" style:font-weight-asian="normal" style:font-style-complex="normal" style:font-weight-complex="normal"/>
    </style:style>
    <style:style style:name="T1349" style:family="text">
      <style:text-properties fo:font-style="normal" fo:font-weight="normal" officeooo:rsid="0597c1ed" style:font-style-asian="normal" style:font-weight-asian="normal" style:font-style-complex="normal" style:font-weight-complex="normal"/>
    </style:style>
    <style:style style:name="T1350" style:family="text">
      <style:text-properties fo:font-style="normal" fo:font-weight="normal" officeooo:rsid="05999957" style:font-style-asian="normal" style:font-weight-asian="normal" style:font-style-complex="normal" style:font-weight-complex="normal"/>
    </style:style>
    <style:style style:name="T1351" style:family="text">
      <style:text-properties fo:font-style="normal" fo:font-weight="normal" officeooo:rsid="059b14df" style:font-style-asian="normal" style:font-weight-asian="normal" style:font-style-complex="normal" style:font-weight-complex="normal"/>
    </style:style>
    <style:style style:name="T1352" style:family="text">
      <style:text-properties fo:font-style="normal" fo:font-weight="normal" officeooo:rsid="059cd764" style:font-style-asian="normal" style:font-weight-asian="normal" style:font-style-complex="normal" style:font-weight-complex="normal"/>
    </style:style>
    <style:style style:name="T1353" style:family="text">
      <style:text-properties fo:font-style="normal" fo:font-weight="normal" officeooo:rsid="059e98d8" style:font-style-asian="normal" style:font-weight-asian="normal" style:font-style-complex="normal" style:font-weight-complex="normal"/>
    </style:style>
    <style:style style:name="T1354" style:family="text">
      <style:text-properties fo:font-style="normal" fo:font-weight="normal" officeooo:rsid="059fe446" style:font-style-asian="normal" style:font-weight-asian="normal" style:font-style-complex="normal" style:font-weight-complex="normal"/>
    </style:style>
    <style:style style:name="T1355" style:family="text">
      <style:text-properties fo:font-style="normal" fo:font-weight="normal" officeooo:rsid="05a0dc56" style:font-style-asian="normal" style:font-weight-asian="normal" style:font-style-complex="normal" style:font-weight-complex="normal"/>
    </style:style>
    <style:style style:name="T1356" style:family="text">
      <style:text-properties fo:font-style="normal" fo:font-weight="normal" officeooo:rsid="05a10b7e" style:font-style-asian="normal" style:font-weight-asian="normal" style:font-style-complex="normal" style:font-weight-complex="normal"/>
    </style:style>
    <style:style style:name="T1357" style:family="text">
      <style:text-properties fo:font-style="normal" fo:font-weight="normal" officeooo:rsid="05a1ceec" style:font-style-asian="normal" style:font-weight-asian="normal" style:font-style-complex="normal" style:font-weight-complex="normal"/>
    </style:style>
    <style:style style:name="T1358" style:family="text">
      <style:text-properties fo:font-style="normal" fo:font-weight="normal" officeooo:rsid="05a1e79e" style:font-style-asian="normal" style:font-weight-asian="normal" style:font-style-complex="normal" style:font-weight-complex="normal"/>
    </style:style>
    <style:style style:name="T1359" style:family="text">
      <style:text-properties fo:font-style="normal" fo:font-weight="normal" officeooo:rsid="05a248fd" style:font-style-asian="normal" style:font-weight-asian="normal" style:font-style-complex="normal" style:font-weight-complex="normal"/>
    </style:style>
    <style:style style:name="T1360" style:family="text">
      <style:text-properties fo:font-style="normal" fo:font-weight="normal" officeooo:rsid="05a29000" style:font-style-asian="normal" style:font-weight-asian="normal" style:font-style-complex="normal" style:font-weight-complex="normal"/>
    </style:style>
    <style:style style:name="T1361" style:family="text">
      <style:text-properties fo:font-style="normal" fo:font-weight="normal" officeooo:rsid="05a2f865" style:font-style-asian="normal" style:font-weight-asian="normal" style:font-style-complex="normal" style:font-weight-complex="normal"/>
    </style:style>
    <style:style style:name="T1362" style:family="text">
      <style:text-properties fo:font-style="normal" fo:font-weight="normal" officeooo:rsid="05a42a0c" style:font-style-asian="normal" style:font-weight-asian="normal" style:font-style-complex="normal" style:font-weight-complex="normal"/>
    </style:style>
    <style:style style:name="T1363" style:family="text">
      <style:text-properties fo:font-style="normal" fo:font-weight="normal" officeooo:rsid="05a61bee" style:font-style-asian="normal" style:font-weight-asian="normal" style:font-style-complex="normal" style:font-weight-complex="normal"/>
    </style:style>
    <style:style style:name="T1364" style:family="text">
      <style:text-properties fo:font-style="normal" fo:font-weight="normal" officeooo:rsid="05a79e0f" style:font-style-asian="normal" style:font-weight-asian="normal" style:font-style-complex="normal" style:font-weight-complex="normal"/>
    </style:style>
    <style:style style:name="T1365" style:family="text">
      <style:text-properties fo:font-style="normal" fo:font-weight="normal" officeooo:rsid="05a7ffde" style:font-style-asian="normal" style:font-weight-asian="normal" style:font-style-complex="normal" style:font-weight-complex="normal"/>
    </style:style>
    <style:style style:name="T1366" style:family="text">
      <style:text-properties fo:font-style="normal" fo:font-weight="normal" officeooo:rsid="05a8c2b9" style:font-style-asian="normal" style:font-weight-asian="normal" style:font-style-complex="normal" style:font-weight-complex="normal"/>
    </style:style>
    <style:style style:name="T1367" style:family="text">
      <style:text-properties fo:font-style="normal" fo:font-weight="normal" officeooo:rsid="05a95fdf" style:font-style-asian="normal" style:font-weight-asian="normal" style:font-style-complex="normal" style:font-weight-complex="normal"/>
    </style:style>
    <style:style style:name="T1368" style:family="text">
      <style:text-properties fo:font-style="normal" fo:font-weight="normal" officeooo:rsid="05abfb69" style:font-style-asian="normal" style:font-weight-asian="normal" style:font-style-complex="normal" style:font-weight-complex="normal"/>
    </style:style>
    <style:style style:name="T1369" style:family="text">
      <style:text-properties fo:font-style="normal" fo:font-weight="normal" officeooo:rsid="05affc99" style:font-style-asian="normal" style:font-weight-asian="normal" style:font-style-complex="normal" style:font-weight-complex="normal"/>
    </style:style>
    <style:style style:name="T1370" style:family="text">
      <style:text-properties fo:font-style="normal" fo:font-weight="normal" officeooo:rsid="05b06ea2" style:font-style-asian="normal" style:font-weight-asian="normal" style:font-style-complex="normal" style:font-weight-complex="normal"/>
    </style:style>
    <style:style style:name="T1371" style:family="text">
      <style:text-properties fo:font-style="normal" fo:font-weight="normal" officeooo:rsid="05b0d644" style:font-style-asian="normal" style:font-weight-asian="normal" style:font-style-complex="normal" style:font-weight-complex="normal"/>
    </style:style>
    <style:style style:name="T1372" style:family="text">
      <style:text-properties fo:font-style="normal" fo:font-weight="normal" officeooo:rsid="05b17e31" style:font-style-asian="normal" style:font-weight-asian="normal" style:font-style-complex="normal" style:font-weight-complex="normal"/>
    </style:style>
    <style:style style:name="T1373" style:family="text">
      <style:text-properties fo:font-style="normal" fo:font-weight="normal" officeooo:rsid="05b2b2f4" style:font-style-asian="normal" style:font-weight-asian="normal" style:font-style-complex="normal" style:font-weight-complex="normal"/>
    </style:style>
    <style:style style:name="T1374" style:family="text">
      <style:text-properties fo:font-style="normal" fo:font-weight="normal" officeooo:rsid="05b41e76" style:font-style-asian="normal" style:font-weight-asian="normal" style:font-style-complex="normal" style:font-weight-complex="normal"/>
    </style:style>
    <style:style style:name="T1375" style:family="text">
      <style:text-properties fo:font-style="normal" fo:font-weight="normal" officeooo:rsid="05b5e057" style:font-style-asian="normal" style:font-weight-asian="normal" style:font-style-complex="normal" style:font-weight-complex="normal"/>
    </style:style>
    <style:style style:name="T1376" style:family="text">
      <style:text-properties fo:font-style="normal" fo:font-weight="normal" officeooo:rsid="05b7a549" style:font-style-asian="normal" style:font-weight-asian="normal" style:font-style-complex="normal" style:font-weight-complex="normal"/>
    </style:style>
    <style:style style:name="T1377" style:family="text">
      <style:text-properties fo:font-style="normal" fo:font-weight="normal" officeooo:rsid="05b91d99" style:font-style-asian="normal" style:font-weight-asian="normal" style:font-style-complex="normal" style:font-weight-complex="normal"/>
    </style:style>
    <style:style style:name="T1378" style:family="text">
      <style:text-properties fo:font-style="normal" fo:font-weight="normal" officeooo:rsid="05b9cec9" style:font-style-asian="normal" style:font-weight-asian="normal" style:font-style-complex="normal" style:font-weight-complex="normal"/>
    </style:style>
    <style:style style:name="T1379" style:family="text">
      <style:text-properties fo:font-style="normal" fo:font-weight="normal" officeooo:rsid="05baf69d" style:font-style-asian="normal" style:font-weight-asian="normal" style:font-style-complex="normal" style:font-weight-complex="normal"/>
    </style:style>
    <style:style style:name="T1380" style:family="text">
      <style:text-properties fo:font-style="normal" fo:font-weight="normal" officeooo:rsid="05bcac41" style:font-style-asian="normal" style:font-weight-asian="normal" style:font-style-complex="normal" style:font-weight-complex="normal"/>
    </style:style>
    <style:style style:name="T1381" style:family="text">
      <style:text-properties fo:font-style="normal" fo:font-weight="normal" officeooo:rsid="05bd556c" style:font-style-asian="normal" style:font-weight-asian="normal" style:font-style-complex="normal" style:font-weight-complex="normal"/>
    </style:style>
    <style:style style:name="T1382" style:family="text">
      <style:text-properties fo:font-style="normal" fo:font-weight="normal" officeooo:rsid="05bd6188" style:font-style-asian="normal" style:font-weight-asian="normal" style:font-style-complex="normal" style:font-weight-complex="normal"/>
    </style:style>
    <style:style style:name="T1383" style:family="text">
      <style:text-properties fo:font-style="normal" fo:font-weight="normal" officeooo:rsid="05bd74b0" style:font-style-asian="normal" style:font-weight-asian="normal" style:font-style-complex="normal" style:font-weight-complex="normal"/>
    </style:style>
    <style:style style:name="T1384" style:family="text">
      <style:text-properties fo:font-style="normal" fo:font-weight="normal" officeooo:rsid="05be4368" style:font-style-asian="normal" style:font-weight-asian="normal" style:font-style-complex="normal" style:font-weight-complex="normal"/>
    </style:style>
    <style:style style:name="T1385" style:family="text">
      <style:text-properties fo:font-style="normal" fo:font-weight="normal" officeooo:rsid="05bfeca0" style:font-style-asian="normal" style:font-weight-asian="normal" style:font-style-complex="normal" style:font-weight-complex="normal"/>
    </style:style>
    <style:style style:name="T1386" style:family="text">
      <style:text-properties fo:font-style="normal" fo:font-weight="normal" officeooo:rsid="05c26861" style:font-style-asian="normal" style:font-weight-asian="normal" style:font-style-complex="normal" style:font-weight-complex="normal"/>
    </style:style>
    <style:style style:name="T1387" style:family="text">
      <style:text-properties fo:font-style="normal" fo:font-weight="normal" officeooo:rsid="05ae3f79" style:font-style-asian="normal" style:font-weight-asian="normal" style:font-style-complex="normal" style:font-weight-complex="normal"/>
    </style:style>
    <style:style style:name="T1388" style:family="text">
      <style:text-properties fo:font-style="normal" fo:font-weight="normal" officeooo:rsid="05c525fc" style:font-style-asian="normal" style:font-weight-asian="normal" style:font-style-complex="normal" style:font-weight-complex="normal"/>
    </style:style>
    <style:style style:name="T1389" style:family="text">
      <style:text-properties fo:font-style="normal" fo:font-weight="normal" officeooo:rsid="05c6f602" style:font-style-asian="normal" style:font-weight-asian="normal" style:font-style-complex="normal" style:font-weight-complex="normal"/>
    </style:style>
    <style:style style:name="T1390" style:family="text">
      <style:text-properties fo:font-style="normal" fo:font-weight="normal" officeooo:rsid="05c76efb" style:font-style-asian="normal" style:font-weight-asian="normal" style:font-style-complex="normal" style:font-weight-complex="normal"/>
    </style:style>
    <style:style style:name="T1391" style:family="text">
      <style:text-properties fo:font-style="normal" fo:font-weight="normal" officeooo:rsid="05c7f439" style:font-style-asian="normal" style:font-weight-asian="normal" style:font-style-complex="normal" style:font-weight-complex="normal"/>
    </style:style>
    <style:style style:name="T1392" style:family="text">
      <style:text-properties fo:font-style="normal" fo:font-weight="normal" officeooo:rsid="05c98ab1" style:font-style-asian="normal" style:font-weight-asian="normal" style:font-style-complex="normal" style:font-weight-complex="normal"/>
    </style:style>
    <style:style style:name="T1393" style:family="text">
      <style:text-properties fo:font-style="normal" fo:font-weight="normal" officeooo:rsid="05cab5bb" style:font-style-asian="normal" style:font-weight-asian="normal" style:font-style-complex="normal" style:font-weight-complex="normal"/>
    </style:style>
    <style:style style:name="T1394" style:family="text">
      <style:text-properties fo:font-style="normal" fo:font-weight="normal" officeooo:rsid="05cae39d" style:font-style-asian="normal" style:font-weight-asian="normal" style:font-style-complex="normal" style:font-weight-complex="normal"/>
    </style:style>
    <style:style style:name="T1395" style:family="text">
      <style:text-properties fo:font-style="normal" fo:font-weight="normal" officeooo:rsid="05cbd9be" style:font-style-asian="normal" style:font-weight-asian="normal" style:font-style-complex="normal" style:font-weight-complex="normal"/>
    </style:style>
    <style:style style:name="T1396" style:family="text">
      <style:text-properties fo:font-style="normal" fo:font-weight="normal" officeooo:rsid="05cbed7f" style:font-style-asian="normal" style:font-weight-asian="normal" style:font-style-complex="normal" style:font-weight-complex="normal"/>
    </style:style>
    <style:style style:name="T1397" style:family="text">
      <style:text-properties fo:font-style="normal" fo:font-weight="normal" officeooo:rsid="05ccc299" style:font-style-asian="normal" style:font-weight-asian="normal" style:font-style-complex="normal" style:font-weight-complex="normal"/>
    </style:style>
    <style:style style:name="T1398" style:family="text">
      <style:text-properties fo:font-style="normal" fo:font-weight="normal" officeooo:rsid="05cd1c57" style:font-style-asian="normal" style:font-weight-asian="normal" style:font-style-complex="normal" style:font-weight-complex="normal"/>
    </style:style>
    <style:style style:name="T1399" style:family="text">
      <style:text-properties fo:font-style="normal" fo:font-weight="normal" officeooo:rsid="05d0cdc3" style:font-style-asian="normal" style:font-weight-asian="normal" style:font-style-complex="normal" style:font-weight-complex="normal"/>
    </style:style>
    <style:style style:name="T1400" style:family="text">
      <style:text-properties fo:font-style="normal" fo:font-weight="normal" officeooo:rsid="05d294c6" style:font-style-asian="normal" style:font-weight-asian="normal" style:font-style-complex="normal" style:font-weight-complex="normal"/>
    </style:style>
    <style:style style:name="T1401" style:family="text">
      <style:text-properties fo:font-style="normal" fo:font-weight="normal" officeooo:rsid="05d33e89" style:font-style-asian="normal" style:font-weight-asian="normal" style:font-style-complex="normal" style:font-weight-complex="normal"/>
    </style:style>
    <style:style style:name="T1402" style:family="text">
      <style:text-properties fo:font-style="normal" fo:font-weight="normal" officeooo:rsid="05d35ea8" style:font-style-asian="normal" style:font-weight-asian="normal" style:font-style-complex="normal" style:font-weight-complex="normal"/>
    </style:style>
    <style:style style:name="T1403" style:family="text">
      <style:text-properties fo:font-style="normal" fo:font-weight="normal" officeooo:rsid="05d3e9cd" style:font-style-asian="normal" style:font-weight-asian="normal" style:font-style-complex="normal" style:font-weight-complex="normal"/>
    </style:style>
    <style:style style:name="T1404" style:family="text">
      <style:text-properties fo:font-style="normal" fo:font-weight="normal" officeooo:rsid="05d2afdd" style:font-style-asian="normal" style:font-weight-asian="normal" style:font-style-complex="normal" style:font-weight-complex="normal"/>
    </style:style>
    <style:style style:name="T1405" style:family="text">
      <style:text-properties fo:font-style="normal" fo:font-weight="normal" officeooo:rsid="05d56031" style:font-style-asian="normal" style:font-weight-asian="normal" style:font-style-complex="normal" style:font-weight-complex="normal"/>
    </style:style>
    <style:style style:name="T1406" style:family="text">
      <style:text-properties fo:font-style="normal" fo:font-weight="normal" officeooo:rsid="05d5d000" style:font-style-asian="normal" style:font-weight-asian="normal" style:font-style-complex="normal" style:font-weight-complex="normal"/>
    </style:style>
    <style:style style:name="T1407" style:family="text">
      <style:text-properties fo:font-style="normal" fo:font-weight="normal" officeooo:rsid="05d78a52" style:font-style-asian="normal" style:font-weight-asian="normal" style:font-style-complex="normal" style:font-weight-complex="normal"/>
    </style:style>
    <style:style style:name="T1408" style:family="text">
      <style:text-properties fo:font-style="normal" fo:font-weight="normal" officeooo:rsid="05d7cf96" style:font-style-asian="normal" style:font-weight-asian="normal" style:font-style-complex="normal" style:font-weight-complex="normal"/>
    </style:style>
    <style:style style:name="T1409" style:family="text">
      <style:text-properties fo:font-style="normal" fo:font-weight="normal" officeooo:rsid="05d9b796" style:font-style-asian="normal" style:font-weight-asian="normal" style:font-style-complex="normal" style:font-weight-complex="normal"/>
    </style:style>
    <style:style style:name="T1410" style:family="text">
      <style:text-properties fo:font-style="normal" fo:font-weight="normal" officeooo:rsid="05da3440" style:font-style-asian="normal" style:font-weight-asian="normal" style:font-style-complex="normal" style:font-weight-complex="normal"/>
    </style:style>
    <style:style style:name="T1411" style:family="text">
      <style:text-properties fo:font-style="normal" fo:font-weight="normal" officeooo:rsid="05da7df5" style:font-style-asian="normal" style:font-weight-asian="normal" style:font-style-complex="normal" style:font-weight-complex="normal"/>
    </style:style>
    <style:style style:name="T1412" style:family="text">
      <style:text-properties fo:font-style="normal" fo:font-weight="normal" officeooo:rsid="05dc1d56" style:font-style-asian="normal" style:font-weight-asian="normal" style:font-style-complex="normal" style:font-weight-complex="normal"/>
    </style:style>
    <style:style style:name="T1413" style:family="text">
      <style:text-properties fo:font-style="normal" fo:font-weight="normal" officeooo:rsid="05dcd0f0" style:font-style-asian="normal" style:font-weight-asian="normal" style:font-style-complex="normal" style:font-weight-complex="normal"/>
    </style:style>
    <style:style style:name="T1414" style:family="text">
      <style:text-properties fo:font-style="normal" fo:font-weight="normal" officeooo:rsid="05df9376" style:font-style-asian="normal" style:font-weight-asian="normal" style:font-style-complex="normal" style:font-weight-complex="normal"/>
    </style:style>
    <style:style style:name="T1415" style:family="text">
      <style:text-properties fo:font-style="normal" fo:font-weight="normal" officeooo:rsid="05e41e17" style:font-style-asian="normal" style:font-weight-asian="normal" style:font-style-complex="normal" style:font-weight-complex="normal"/>
    </style:style>
    <style:style style:name="T1416" style:family="text">
      <style:text-properties fo:font-style="normal" fo:font-weight="normal" officeooo:rsid="05c59634" style:font-style-asian="normal" style:font-weight-asian="normal" style:font-style-complex="normal" style:font-weight-complex="normal"/>
    </style:style>
    <style:style style:name="T1417" style:family="text">
      <style:text-properties fo:font-style="normal" fo:font-weight="normal" officeooo:rsid="05e478cb" style:font-style-asian="normal" style:font-weight-asian="normal" style:font-style-complex="normal" style:font-weight-complex="normal"/>
    </style:style>
    <style:style style:name="T1418" style:family="text">
      <style:text-properties fo:font-style="normal" fo:font-weight="normal" officeooo:rsid="05e4bb99" style:font-style-asian="normal" style:font-weight-asian="normal" style:font-style-complex="normal" style:font-weight-complex="normal"/>
    </style:style>
    <style:style style:name="T1419" style:family="text">
      <style:text-properties fo:font-style="normal" fo:font-weight="normal" officeooo:rsid="05e4d1d3" style:font-style-asian="normal" style:font-weight-asian="normal" style:font-style-complex="normal" style:font-weight-complex="normal"/>
    </style:style>
    <style:style style:name="T1420" style:family="text">
      <style:text-properties fo:font-style="normal" fo:font-weight="normal" officeooo:rsid="05e5fbb2" style:font-style-asian="normal" style:font-weight-asian="normal" style:font-style-complex="normal" style:font-weight-complex="normal"/>
    </style:style>
    <style:style style:name="T1421" style:family="text">
      <style:text-properties fo:font-style="normal" fo:font-weight="normal" officeooo:rsid="05e62fdb" style:font-style-asian="normal" style:font-weight-asian="normal" style:font-style-complex="normal" style:font-weight-complex="normal"/>
    </style:style>
    <style:style style:name="T1422" style:family="text">
      <style:text-properties fo:font-style="normal" fo:font-weight="normal" officeooo:rsid="05e6eef7" style:font-style-asian="normal" style:font-weight-asian="normal" style:font-style-complex="normal" style:font-weight-complex="normal"/>
    </style:style>
    <style:style style:name="T1423" style:family="text">
      <style:text-properties fo:font-style="normal" fo:font-weight="normal" officeooo:rsid="05e81f5a" style:font-style-asian="normal" style:font-weight-asian="normal" style:font-style-complex="normal" style:font-weight-complex="normal"/>
    </style:style>
    <style:style style:name="T1424" style:family="text">
      <style:text-properties fo:font-style="normal" fo:font-weight="normal" officeooo:rsid="05e9566a" style:font-style-asian="normal" style:font-weight-asian="normal" style:font-style-complex="normal" style:font-weight-complex="normal"/>
    </style:style>
    <style:style style:name="T1425" style:family="text">
      <style:text-properties fo:font-style="normal" fo:font-weight="normal" officeooo:rsid="05eaf66d" style:font-style-asian="normal" style:font-weight-asian="normal" style:font-style-complex="normal" style:font-weight-complex="normal"/>
    </style:style>
    <style:style style:name="T1426" style:family="text">
      <style:text-properties fo:font-style="normal" fo:font-weight="normal" officeooo:rsid="05ef7958" style:font-style-asian="normal" style:font-weight-asian="normal" style:font-style-complex="normal" style:font-weight-complex="normal"/>
    </style:style>
    <style:style style:name="T1427" style:family="text">
      <style:text-properties fo:font-style="normal" fo:font-weight="normal" officeooo:rsid="05f132d5" style:font-style-asian="normal" style:font-weight-asian="normal" style:font-style-complex="normal" style:font-weight-complex="normal"/>
    </style:style>
    <style:style style:name="T1428" style:family="text">
      <style:text-properties fo:font-style="normal" fo:font-weight="normal" officeooo:rsid="05f238fd" style:font-style-asian="normal" style:font-weight-asian="normal" style:font-style-complex="normal" style:font-weight-complex="normal"/>
    </style:style>
    <style:style style:name="T1429" style:family="text">
      <style:text-properties fo:font-style="normal" fo:font-weight="normal" officeooo:rsid="05f35ecf" style:font-style-asian="normal" style:font-weight-asian="normal" style:font-style-complex="normal" style:font-weight-complex="normal"/>
    </style:style>
    <style:style style:name="T1430" style:family="text">
      <style:text-properties fo:font-style="normal" fo:font-weight="normal" officeooo:rsid="05f424cb" style:font-style-asian="normal" style:font-weight-asian="normal" style:font-style-complex="normal" style:font-weight-complex="normal"/>
    </style:style>
    <style:style style:name="T1431" style:family="text">
      <style:text-properties fo:font-style="normal" fo:font-weight="normal" officeooo:rsid="05f58c07" style:font-style-asian="normal" style:font-weight-asian="normal" style:font-style-complex="normal" style:font-weight-complex="normal"/>
    </style:style>
    <style:style style:name="T1432" style:family="text">
      <style:text-properties fo:font-style="normal" fo:font-weight="normal" officeooo:rsid="05f5e139" style:font-style-asian="normal" style:font-weight-asian="normal" style:font-style-complex="normal" style:font-weight-complex="normal"/>
    </style:style>
    <style:style style:name="T1433" style:family="text">
      <style:text-properties fo:font-style="normal" fo:font-weight="normal" officeooo:rsid="05f733ed" style:font-style-asian="normal" style:font-weight-asian="normal" style:font-style-complex="normal" style:font-weight-complex="normal"/>
    </style:style>
    <style:style style:name="T1434" style:family="text">
      <style:text-properties fo:font-style="normal" fo:font-weight="normal" officeooo:rsid="05f7a0c0" style:font-style-asian="normal" style:font-weight-asian="normal" style:font-style-complex="normal" style:font-weight-complex="normal"/>
    </style:style>
    <style:style style:name="T1435" style:family="text">
      <style:text-properties fo:font-style="normal" fo:font-weight="normal" officeooo:rsid="05f89ab1" style:font-style-asian="normal" style:font-weight-asian="normal" style:font-style-complex="normal" style:font-weight-complex="normal"/>
    </style:style>
    <style:style style:name="T1436" style:family="text">
      <style:text-properties fo:font-style="normal" fo:font-weight="normal" officeooo:rsid="05f9c746" style:font-style-asian="normal" style:font-weight-asian="normal" style:font-style-complex="normal" style:font-weight-complex="normal"/>
    </style:style>
    <style:style style:name="T1437" style:family="text">
      <style:text-properties fo:font-style="normal" fo:font-weight="normal" officeooo:rsid="05fb8ede" style:font-style-asian="normal" style:font-weight-asian="normal" style:font-style-complex="normal" style:font-weight-complex="normal"/>
    </style:style>
    <style:style style:name="T1438" style:family="text">
      <style:text-properties fo:font-style="normal" fo:font-weight="normal" officeooo:rsid="05fd3232" style:font-style-asian="normal" style:font-weight-asian="normal" style:font-style-complex="normal" style:font-weight-complex="normal"/>
    </style:style>
    <style:style style:name="T1439" style:family="text">
      <style:text-properties fo:font-style="normal" fo:font-weight="normal" officeooo:rsid="05fe3494" style:font-style-asian="normal" style:font-weight-asian="normal" style:font-style-complex="normal" style:font-weight-complex="normal"/>
    </style:style>
    <style:style style:name="T1440" style:family="text">
      <style:text-properties fo:font-style="normal" fo:font-weight="normal" officeooo:rsid="05ee8717" style:font-style-asian="normal" style:font-weight-asian="normal" style:font-style-complex="normal" style:font-weight-complex="normal"/>
    </style:style>
    <style:style style:name="T1441" style:family="text">
      <style:text-properties fo:font-style="normal" fo:font-weight="normal" officeooo:rsid="05ffdd19" style:font-style-asian="normal" style:font-weight-asian="normal" style:font-style-complex="normal" style:font-weight-complex="normal"/>
    </style:style>
    <style:style style:name="T1442" style:family="text">
      <style:text-properties fo:font-style="normal" fo:font-weight="normal" officeooo:rsid="060164da" style:font-style-asian="normal" style:font-weight-asian="normal" style:font-style-complex="normal" style:font-weight-complex="normal"/>
    </style:style>
    <style:style style:name="T1443" style:family="text">
      <style:text-properties fo:font-style="normal" fo:font-weight="normal" officeooo:rsid="0618a254" style:font-style-asian="normal" style:font-weight-asian="normal" style:font-style-complex="normal" style:font-weight-complex="normal"/>
    </style:style>
    <style:style style:name="T1444" style:family="text">
      <style:text-properties fo:font-style="normal" fo:font-weight="normal" officeooo:rsid="061a69b5" style:font-style-asian="normal" style:font-weight-asian="normal" style:font-style-complex="normal" style:font-weight-complex="normal"/>
    </style:style>
    <style:style style:name="T1445" style:family="text">
      <style:text-properties fo:font-style="normal" fo:font-weight="normal" officeooo:rsid="061c41d6" style:font-style-asian="normal" style:font-weight-asian="normal" style:font-style-complex="normal" style:font-weight-complex="normal"/>
    </style:style>
    <style:style style:name="T1446" style:family="text">
      <style:text-properties fo:font-style="normal" fo:font-weight="normal" officeooo:rsid="061d19f4" style:font-style-asian="normal" style:font-weight-asian="normal" style:font-style-complex="normal" style:font-weight-complex="normal"/>
    </style:style>
    <style:style style:name="T1447" style:family="text">
      <style:text-properties fo:font-style="normal" fo:font-weight="normal" officeooo:rsid="061e7148" style:font-style-asian="normal" style:font-weight-asian="normal" style:font-style-complex="normal" style:font-weight-complex="normal"/>
    </style:style>
    <style:style style:name="T1448" style:family="text">
      <style:text-properties fo:font-style="normal" fo:font-weight="normal" officeooo:rsid="061fd35d" style:font-style-asian="normal" style:font-weight-asian="normal" style:font-style-complex="normal" style:font-weight-complex="normal"/>
    </style:style>
    <style:style style:name="T1449" style:family="text">
      <style:text-properties fo:font-style="normal" fo:font-weight="normal" officeooo:rsid="06203f78" style:font-style-asian="normal" style:font-weight-asian="normal" style:font-style-complex="normal" style:font-weight-complex="normal"/>
    </style:style>
    <style:style style:name="T1450" style:family="text">
      <style:text-properties fo:font-style="normal" fo:font-weight="normal" officeooo:rsid="06213e36" style:font-style-asian="normal" style:font-weight-asian="normal" style:font-style-complex="normal" style:font-weight-complex="normal"/>
    </style:style>
    <style:style style:name="T1451" style:family="text">
      <style:text-properties fo:font-style="normal" fo:font-weight="normal" officeooo:rsid="06226f57" style:font-style-asian="normal" style:font-weight-asian="normal" style:font-style-complex="normal" style:font-weight-complex="normal"/>
    </style:style>
    <style:style style:name="T1452" style:family="text">
      <style:text-properties fo:font-style="normal" fo:font-weight="normal" officeooo:rsid="062310c1" style:font-style-asian="normal" style:font-weight-asian="normal" style:font-style-complex="normal" style:font-weight-complex="normal"/>
    </style:style>
    <style:style style:name="T1453" style:family="text">
      <style:text-properties fo:font-style="normal" fo:font-weight="normal" officeooo:rsid="0623db70" style:font-style-asian="normal" style:font-weight-asian="normal" style:font-style-complex="normal" style:font-weight-complex="normal"/>
    </style:style>
    <style:style style:name="T1454" style:family="text">
      <style:text-properties fo:font-style="normal" fo:font-weight="normal" officeooo:rsid="06257c27" style:font-style-asian="normal" style:font-weight-asian="normal" style:font-style-complex="normal" style:font-weight-complex="normal"/>
    </style:style>
    <style:style style:name="T1455" style:family="text">
      <style:text-properties fo:font-style="normal" fo:font-weight="normal" officeooo:rsid="0625e1f5" style:font-style-asian="normal" style:font-weight-asian="normal" style:font-style-complex="normal" style:font-weight-complex="normal"/>
    </style:style>
    <style:style style:name="T1456" style:family="text">
      <style:text-properties fo:font-style="normal" fo:font-weight="normal" officeooo:rsid="0627306e" style:font-style-asian="normal" style:font-weight-asian="normal" style:font-style-complex="normal" style:font-weight-complex="normal"/>
    </style:style>
    <style:style style:name="T1457" style:family="text">
      <style:text-properties fo:font-style="normal" fo:font-weight="normal" officeooo:rsid="06285279" style:font-style-asian="normal" style:font-weight-asian="normal" style:font-style-complex="normal" style:font-weight-complex="normal"/>
    </style:style>
    <style:style style:name="T1458" style:family="text">
      <style:text-properties fo:font-style="normal" fo:font-weight="normal" officeooo:rsid="06298871" style:font-style-asian="normal" style:font-weight-asian="normal" style:font-style-complex="normal" style:font-weight-complex="normal"/>
    </style:style>
    <style:style style:name="T1459" style:family="text">
      <style:text-properties fo:font-style="normal" fo:font-weight="normal" officeooo:rsid="062ab29a" style:font-style-asian="normal" style:font-weight-asian="normal" style:font-style-complex="normal" style:font-weight-complex="normal"/>
    </style:style>
    <style:style style:name="T1460" style:family="text">
      <style:text-properties fo:font-style="normal" fo:font-weight="normal" officeooo:rsid="062adb2c" style:font-style-asian="normal" style:font-weight-asian="normal" style:font-style-complex="normal" style:font-weight-complex="normal"/>
    </style:style>
    <style:style style:name="T1461" style:family="text">
      <style:text-properties fo:font-style="normal" fo:font-weight="normal" officeooo:rsid="062b0a8e" style:font-style-asian="normal" style:font-weight-asian="normal" style:font-style-complex="normal" style:font-weight-complex="normal"/>
    </style:style>
    <style:style style:name="T1462" style:family="text">
      <style:text-properties fo:font-style="normal" fo:font-weight="normal" officeooo:rsid="062bead8" style:font-style-asian="normal" style:font-weight-asian="normal" style:font-style-complex="normal" style:font-weight-complex="normal"/>
    </style:style>
    <style:style style:name="T1463" style:family="text">
      <style:text-properties fo:font-style="normal" fo:font-weight="normal" officeooo:rsid="062c5a70" style:font-style-asian="normal" style:font-weight-asian="normal" style:font-style-complex="normal" style:font-weight-complex="normal"/>
    </style:style>
    <style:style style:name="T1464" style:family="text">
      <style:text-properties fo:font-style="normal" fo:font-weight="normal" officeooo:rsid="062d5a5b" style:font-style-asian="normal" style:font-weight-asian="normal" style:font-style-complex="normal" style:font-weight-complex="normal"/>
    </style:style>
    <style:style style:name="T1465" style:family="text">
      <style:text-properties fo:font-style="normal" fo:font-weight="normal" officeooo:rsid="062ed486" style:font-style-asian="normal" style:font-weight-asian="normal" style:font-style-complex="normal" style:font-weight-complex="normal"/>
    </style:style>
    <style:style style:name="T1466" style:family="text">
      <style:text-properties fo:font-style="normal" fo:font-weight="normal" officeooo:rsid="062fef9a" style:font-style-asian="normal" style:font-weight-asian="normal" style:font-style-complex="normal" style:font-weight-complex="normal"/>
    </style:style>
    <style:style style:name="T1467" style:family="text">
      <style:text-properties fo:font-style="normal" fo:font-weight="normal" officeooo:rsid="06317e6c" style:font-style-asian="normal" style:font-weight-asian="normal" style:font-style-complex="normal" style:font-weight-complex="normal"/>
    </style:style>
    <style:style style:name="T1468" style:family="text">
      <style:text-properties fo:font-style="normal" fo:font-weight="normal" officeooo:rsid="0631e088" style:font-style-asian="normal" style:font-weight-asian="normal" style:font-style-complex="normal" style:font-weight-complex="normal"/>
    </style:style>
    <style:style style:name="T1469" style:family="text">
      <style:text-properties fo:font-style="normal" fo:font-weight="normal" officeooo:rsid="06320617" style:font-style-asian="normal" style:font-weight-asian="normal" style:font-style-complex="normal" style:font-weight-complex="normal"/>
    </style:style>
    <style:style style:name="T1470" style:family="text">
      <style:text-properties fo:font-style="normal" fo:font-weight="normal" officeooo:rsid="06332d62" style:font-style-asian="normal" style:font-weight-asian="normal" style:font-style-complex="normal" style:font-weight-complex="normal"/>
    </style:style>
    <style:style style:name="T1471" style:family="text">
      <style:text-properties fo:font-style="normal" fo:font-weight="normal" officeooo:rsid="06332dcb" style:font-style-asian="normal" style:font-weight-asian="normal" style:font-style-complex="normal" style:font-weight-complex="normal"/>
    </style:style>
    <style:style style:name="T1472" style:family="text">
      <style:text-properties fo:font-style="normal" fo:font-weight="normal" officeooo:rsid="06340ba8" style:font-style-asian="normal" style:font-weight-asian="normal" style:font-style-complex="normal" style:font-weight-complex="normal"/>
    </style:style>
    <style:style style:name="T1473" style:family="text">
      <style:text-properties fo:font-style="normal" fo:font-weight="normal" officeooo:rsid="06347910" style:font-style-asian="normal" style:font-weight-asian="normal" style:font-style-complex="normal" style:font-weight-complex="normal"/>
    </style:style>
    <style:style style:name="T1474" style:family="text">
      <style:text-properties fo:font-style="normal" fo:font-weight="normal" officeooo:rsid="06354815" style:font-style-asian="normal" style:font-weight-asian="normal" style:font-style-complex="normal" style:font-weight-complex="normal"/>
    </style:style>
    <style:style style:name="T1475" style:family="text">
      <style:text-properties fo:font-style="normal" fo:font-weight="normal" officeooo:rsid="0635fb84" style:font-style-asian="normal" style:font-weight-asian="normal" style:font-style-complex="normal" style:font-weight-complex="normal"/>
    </style:style>
    <style:style style:name="T1476" style:family="text">
      <style:text-properties fo:font-style="normal" fo:font-weight="normal" officeooo:rsid="0637d805" style:font-style-asian="normal" style:font-weight-asian="normal" style:font-style-complex="normal" style:font-weight-complex="normal"/>
    </style:style>
    <style:style style:name="T1477" style:family="text">
      <style:text-properties fo:font-style="normal" fo:font-weight="normal" officeooo:rsid="06384e35" style:font-style-asian="normal" style:font-weight-asian="normal" style:font-style-complex="normal" style:font-weight-complex="normal"/>
    </style:style>
    <style:style style:name="T1478" style:family="text">
      <style:text-properties fo:font-style="normal" fo:font-weight="normal" officeooo:rsid="06398e83" style:font-style-asian="normal" style:font-weight-asian="normal" style:font-style-complex="normal" style:font-weight-complex="normal"/>
    </style:style>
    <style:style style:name="T1479" style:family="text">
      <style:text-properties fo:font-style="normal" fo:font-weight="normal" officeooo:rsid="063a4fdb" style:font-style-asian="normal" style:font-weight-asian="normal" style:font-style-complex="normal" style:font-weight-complex="normal"/>
    </style:style>
    <style:style style:name="T1480" style:family="text">
      <style:text-properties fo:font-style="normal" fo:font-weight="normal" officeooo:rsid="063b8411" style:font-style-asian="normal" style:font-weight-asian="normal" style:font-style-complex="normal" style:font-weight-complex="normal"/>
    </style:style>
    <style:style style:name="T1481" style:family="text">
      <style:text-properties fo:font-style="normal" fo:font-weight="normal" officeooo:rsid="063d3605" style:font-style-asian="normal" style:font-weight-asian="normal" style:font-style-complex="normal" style:font-weight-complex="normal"/>
    </style:style>
    <style:style style:name="T1482" style:family="text">
      <style:text-properties fo:font-style="normal" fo:font-weight="normal" officeooo:rsid="063e9f81" style:font-style-asian="normal" style:font-weight-asian="normal" style:font-style-complex="normal" style:font-weight-complex="normal"/>
    </style:style>
    <style:style style:name="T1483" style:family="text">
      <style:text-properties fo:font-style="normal" fo:font-weight="normal" officeooo:rsid="064053d0" style:font-style-asian="normal" style:font-weight-asian="normal" style:font-style-complex="normal" style:font-weight-complex="normal"/>
    </style:style>
    <style:style style:name="T1484" style:family="text">
      <style:text-properties fo:font-style="normal" fo:font-weight="normal" officeooo:rsid="0640f1f3" style:font-style-asian="normal" style:font-weight-asian="normal" style:font-style-complex="normal" style:font-weight-complex="normal"/>
    </style:style>
    <style:style style:name="T1485" style:family="text">
      <style:text-properties fo:font-style="normal" fo:font-weight="normal" officeooo:rsid="0641f769" style:font-style-asian="normal" style:font-weight-asian="normal" style:font-style-complex="normal" style:font-weight-complex="normal"/>
    </style:style>
    <style:style style:name="T1486" style:family="text">
      <style:text-properties fo:font-style="normal" fo:font-weight="normal" officeooo:rsid="0642eb22" style:font-style-asian="normal" style:font-weight-asian="normal" style:font-style-complex="normal" style:font-weight-complex="normal"/>
    </style:style>
    <style:style style:name="T1487" style:family="text">
      <style:text-properties fo:font-style="normal" fo:font-weight="normal" officeooo:rsid="06442c76" style:font-style-asian="normal" style:font-weight-asian="normal" style:font-style-complex="normal" style:font-weight-complex="normal"/>
    </style:style>
    <style:style style:name="T1488" style:family="text">
      <style:text-properties fo:font-style="normal" fo:font-weight="normal" officeooo:rsid="0645682f" style:font-style-asian="normal" style:font-weight-asian="normal" style:font-style-complex="normal" style:font-weight-complex="normal"/>
    </style:style>
    <style:style style:name="T1489" style:family="text">
      <style:text-properties fo:font-style="normal" fo:font-weight="normal" officeooo:rsid="064587a5" style:font-style-asian="normal" style:font-weight-asian="normal" style:font-style-complex="normal" style:font-weight-complex="normal"/>
    </style:style>
    <style:style style:name="T1490" style:family="text">
      <style:text-properties fo:font-style="normal" fo:font-weight="normal" officeooo:rsid="064767fe" style:font-style-asian="normal" style:font-weight-asian="normal" style:font-style-complex="normal" style:font-weight-complex="normal"/>
    </style:style>
    <style:style style:name="T1491" style:family="text">
      <style:text-properties fo:font-style="normal" fo:font-weight="normal" officeooo:rsid="0649186b" style:font-style-asian="normal" style:font-weight-asian="normal" style:font-style-complex="normal" style:font-weight-complex="normal"/>
    </style:style>
    <style:style style:name="T1492" style:family="text">
      <style:text-properties fo:font-style="normal" fo:font-weight="normal" officeooo:rsid="064a6e32" style:font-style-asian="normal" style:font-weight-asian="normal" style:font-style-complex="normal" style:font-weight-complex="normal"/>
    </style:style>
    <style:style style:name="T1493" style:family="text">
      <style:text-properties fo:font-style="normal" fo:font-weight="normal" officeooo:rsid="064a71e0" style:font-style-asian="normal" style:font-weight-asian="normal" style:font-style-complex="normal" style:font-weight-complex="normal"/>
    </style:style>
    <style:style style:name="T1494" style:family="text">
      <style:text-properties fo:font-style="normal" fo:font-weight="normal" officeooo:rsid="064b397d" style:font-style-asian="normal" style:font-weight-asian="normal" style:font-style-complex="normal" style:font-weight-complex="normal"/>
    </style:style>
    <style:style style:name="T1495" style:family="text">
      <style:text-properties fo:font-style="normal" fo:font-weight="normal" officeooo:rsid="064bb25d" style:font-style-asian="normal" style:font-weight-asian="normal" style:font-style-complex="normal" style:font-weight-complex="normal"/>
    </style:style>
    <style:style style:name="T1496" style:family="text">
      <style:text-properties fo:font-style="normal" fo:font-weight="normal" officeooo:rsid="064c80b1" style:font-style-asian="normal" style:font-weight-asian="normal" style:font-style-complex="normal" style:font-weight-complex="normal"/>
    </style:style>
    <style:style style:name="T1497" style:family="text">
      <style:text-properties fo:font-style="normal" fo:font-weight="normal" officeooo:rsid="064c96a8" style:font-style-asian="normal" style:font-weight-asian="normal" style:font-style-complex="normal" style:font-weight-complex="normal"/>
    </style:style>
    <style:style style:name="T1498" style:family="text">
      <style:text-properties fo:font-style="normal" fo:font-weight="normal" officeooo:rsid="064cf21a" style:font-style-asian="normal" style:font-weight-asian="normal" style:font-style-complex="normal" style:font-weight-complex="normal"/>
    </style:style>
    <style:style style:name="T1499" style:family="text">
      <style:text-properties fo:font-style="normal" fo:font-weight="normal" officeooo:rsid="064d8f62" style:font-style-asian="normal" style:font-weight-asian="normal" style:font-style-complex="normal" style:font-weight-complex="normal"/>
    </style:style>
    <style:style style:name="T1500" style:family="text">
      <style:text-properties fo:font-style="normal" fo:font-weight="normal" officeooo:rsid="064f0000" style:font-style-asian="normal" style:font-weight-asian="normal" style:font-style-complex="normal" style:font-weight-complex="normal"/>
    </style:style>
    <style:style style:name="T1501" style:family="text">
      <style:text-properties fo:font-style="normal" fo:font-weight="normal" officeooo:rsid="0650bed0" style:font-style-asian="normal" style:font-weight-asian="normal" style:font-style-complex="normal" style:font-weight-complex="normal"/>
    </style:style>
    <style:style style:name="T1502" style:family="text">
      <style:text-properties fo:font-style="normal" fo:font-weight="normal" officeooo:rsid="06517319" style:font-style-asian="normal" style:font-weight-asian="normal" style:font-style-complex="normal" style:font-weight-complex="normal"/>
    </style:style>
    <style:style style:name="T1503" style:family="text">
      <style:text-properties fo:font-style="normal" fo:font-weight="normal" officeooo:rsid="0651c5ca" style:font-style-asian="normal" style:font-weight-asian="normal" style:font-style-complex="normal" style:font-weight-complex="normal"/>
    </style:style>
    <style:style style:name="T1504" style:family="text">
      <style:text-properties fo:font-style="normal" fo:font-weight="normal" officeooo:rsid="06525b14" style:font-style-asian="normal" style:font-weight-asian="normal" style:font-style-complex="normal" style:font-weight-complex="normal"/>
    </style:style>
    <style:style style:name="T1505" style:family="text">
      <style:text-properties fo:font-style="normal" fo:font-weight="normal" officeooo:rsid="06528360" style:font-style-asian="normal" style:font-weight-asian="normal" style:font-style-complex="normal" style:font-weight-complex="normal"/>
    </style:style>
    <style:style style:name="T1506" style:family="text">
      <style:text-properties fo:font-style="normal" fo:font-weight="normal" officeooo:rsid="06548093" style:font-style-asian="normal" style:font-weight-asian="normal" style:font-style-complex="normal" style:font-weight-complex="normal"/>
    </style:style>
    <style:style style:name="T1507" style:family="text">
      <style:text-properties fo:font-style="normal" fo:font-weight="normal" officeooo:rsid="06556a15" style:font-style-asian="normal" style:font-weight-asian="normal" style:font-style-complex="normal" style:font-weight-complex="normal"/>
    </style:style>
    <style:style style:name="T1508" style:family="text">
      <style:text-properties fo:font-style="normal" fo:font-weight="normal" officeooo:rsid="0656cd0f" style:font-style-asian="normal" style:font-weight-asian="normal" style:font-style-complex="normal" style:font-weight-complex="normal"/>
    </style:style>
    <style:style style:name="T1509" style:family="text">
      <style:text-properties fo:font-style="normal" fo:font-weight="normal" officeooo:rsid="06571f55" style:font-style-asian="normal" style:font-weight-asian="normal" style:font-style-complex="normal" style:font-weight-complex="normal"/>
    </style:style>
    <style:style style:name="T1510" style:family="text">
      <style:text-properties fo:font-style="normal" fo:font-weight="normal" officeooo:rsid="06577904" style:font-style-asian="normal" style:font-weight-asian="normal" style:font-style-complex="normal" style:font-weight-complex="normal"/>
    </style:style>
    <style:style style:name="T1511" style:family="text">
      <style:text-properties fo:font-style="normal" fo:font-weight="normal" officeooo:rsid="065792e0" style:font-style-asian="normal" style:font-weight-asian="normal" style:font-style-complex="normal" style:font-weight-complex="normal"/>
    </style:style>
    <style:style style:name="T1512" style:family="text">
      <style:text-properties fo:font-style="normal" fo:font-weight="normal" officeooo:rsid="06591655" style:font-style-asian="normal" style:font-weight-asian="normal" style:font-style-complex="normal" style:font-weight-complex="normal"/>
    </style:style>
    <style:style style:name="T1513" style:family="text">
      <style:text-properties fo:font-style="normal" fo:font-weight="normal" officeooo:rsid="065b6a77" style:font-style-asian="normal" style:font-weight-asian="normal" style:font-style-complex="normal" style:font-weight-complex="normal"/>
    </style:style>
    <style:style style:name="T1514" style:family="text">
      <style:text-properties fo:font-style="normal" fo:font-weight="normal" officeooo:rsid="065b8c6b" style:font-style-asian="normal" style:font-weight-asian="normal" style:font-style-complex="normal" style:font-weight-complex="normal"/>
    </style:style>
    <style:style style:name="T1515" style:family="text">
      <style:text-properties fo:font-style="normal" fo:font-weight="normal" officeooo:rsid="065c534e" style:font-style-asian="normal" style:font-weight-asian="normal" style:font-style-complex="normal" style:font-weight-complex="normal"/>
    </style:style>
    <style:style style:name="T1516" style:family="text">
      <style:text-properties fo:font-style="normal" fo:font-weight="normal" officeooo:rsid="065cbbf2" style:font-style-asian="normal" style:font-weight-asian="normal" style:font-style-complex="normal" style:font-weight-complex="normal"/>
    </style:style>
    <style:style style:name="T1517" style:family="text">
      <style:text-properties fo:font-style="normal" fo:font-weight="normal" officeooo:rsid="065d3396" style:font-style-asian="normal" style:font-weight-asian="normal" style:font-style-complex="normal" style:font-weight-complex="normal"/>
    </style:style>
    <style:style style:name="T1518" style:family="text">
      <style:text-properties fo:font-style="normal" fo:font-weight="normal" officeooo:rsid="065edc3d" style:font-style-asian="normal" style:font-weight-asian="normal" style:font-style-complex="normal" style:font-weight-complex="normal"/>
    </style:style>
    <style:style style:name="T1519" style:family="text">
      <style:text-properties fo:font-style="normal" fo:font-weight="normal" officeooo:rsid="065eff7e" style:font-style-asian="normal" style:font-weight-asian="normal" style:font-style-complex="normal" style:font-weight-complex="normal"/>
    </style:style>
    <style:style style:name="T1520" style:family="text">
      <style:text-properties fo:font-style="normal" fo:font-weight="normal" officeooo:rsid="065f068e" style:font-style-asian="normal" style:font-weight-asian="normal" style:font-style-complex="normal" style:font-weight-complex="normal"/>
    </style:style>
    <style:style style:name="T1521" style:family="text">
      <style:text-properties fo:font-style="normal" fo:font-weight="normal" officeooo:rsid="066089a7" style:font-style-asian="normal" style:font-weight-asian="normal" style:font-style-complex="normal" style:font-weight-complex="normal"/>
    </style:style>
    <style:style style:name="T1522" style:family="text">
      <style:text-properties fo:font-style="normal" fo:font-weight="normal" officeooo:rsid="0660db17" style:font-style-asian="normal" style:font-weight-asian="normal" style:font-style-complex="normal" style:font-weight-complex="normal"/>
    </style:style>
    <style:style style:name="T1523" style:family="text">
      <style:text-properties fo:font-style="normal" fo:font-weight="normal" officeooo:rsid="06623a4a" style:font-style-asian="normal" style:font-weight-asian="normal" style:font-style-complex="normal" style:font-weight-complex="normal"/>
    </style:style>
    <style:style style:name="T1524" style:family="text">
      <style:text-properties fo:font-style="normal" fo:font-weight="normal" officeooo:rsid="06630c13" style:font-style-asian="normal" style:font-weight-asian="normal" style:font-style-complex="normal" style:font-weight-complex="normal"/>
    </style:style>
    <style:style style:name="T1525" style:family="text">
      <style:text-properties fo:font-style="normal" fo:font-weight="normal" officeooo:rsid="06644dc6" style:font-style-asian="normal" style:font-weight-asian="normal" style:font-style-complex="normal" style:font-weight-complex="normal"/>
    </style:style>
    <style:style style:name="T1526" style:family="text">
      <style:text-properties fo:font-style="normal" fo:font-weight="normal" officeooo:rsid="066574ea" style:font-style-asian="normal" style:font-weight-asian="normal" style:font-style-complex="normal" style:font-weight-complex="normal"/>
    </style:style>
    <style:style style:name="T1527" style:family="text">
      <style:text-properties fo:font-style="normal" fo:font-weight="normal" officeooo:rsid="0667b1be" style:font-style-asian="normal" style:font-weight-asian="normal" style:font-style-complex="normal" style:font-weight-complex="normal"/>
    </style:style>
    <style:style style:name="T1528" style:family="text">
      <style:text-properties fo:font-style="normal" fo:font-weight="normal" officeooo:rsid="066877be" style:font-style-asian="normal" style:font-weight-asian="normal" style:font-style-complex="normal" style:font-weight-complex="normal"/>
    </style:style>
    <style:style style:name="T1529" style:family="text">
      <style:text-properties fo:font-style="normal" fo:font-weight="normal" officeooo:rsid="06689317" style:font-style-asian="normal" style:font-weight-asian="normal" style:font-style-complex="normal" style:font-weight-complex="normal"/>
    </style:style>
    <style:style style:name="T1530" style:family="text">
      <style:text-properties fo:font-style="normal" fo:font-weight="normal" officeooo:rsid="0669901a" style:font-style-asian="normal" style:font-weight-asian="normal" style:font-style-complex="normal" style:font-weight-complex="normal"/>
    </style:style>
    <style:style style:name="T1531" style:family="text">
      <style:text-properties fo:font-style="normal" fo:font-weight="normal" officeooo:rsid="066a71ba" style:font-style-asian="normal" style:font-weight-asian="normal" style:font-style-complex="normal" style:font-weight-complex="normal"/>
    </style:style>
    <style:style style:name="T1532" style:family="text">
      <style:text-properties fo:font-style="normal" fo:font-weight="normal" officeooo:rsid="066ac437" style:font-style-asian="normal" style:font-weight-asian="normal" style:font-style-complex="normal" style:font-weight-complex="normal"/>
    </style:style>
    <style:style style:name="T1533" style:family="text">
      <style:text-properties fo:font-style="normal" fo:font-weight="normal" officeooo:rsid="066b5a78" style:font-style-asian="normal" style:font-weight-asian="normal" style:font-style-complex="normal" style:font-weight-complex="normal"/>
    </style:style>
    <style:style style:name="T1534" style:family="text">
      <style:text-properties fo:font-style="normal" fo:font-weight="normal" officeooo:rsid="066d1fda" style:font-style-asian="normal" style:font-weight-asian="normal" style:font-style-complex="normal" style:font-weight-complex="normal"/>
    </style:style>
    <style:style style:name="T1535" style:family="text">
      <style:text-properties fo:font-style="normal" fo:font-weight="normal" officeooo:rsid="066ec0c0" style:font-style-asian="normal" style:font-weight-asian="normal" style:font-style-complex="normal" style:font-weight-complex="normal"/>
    </style:style>
    <style:style style:name="T1536" style:family="text">
      <style:text-properties fo:font-style="normal" fo:font-weight="normal" officeooo:rsid="066fc4f0" style:font-style-asian="normal" style:font-weight-asian="normal" style:font-style-complex="normal" style:font-weight-complex="normal"/>
    </style:style>
    <style:style style:name="T1537" style:family="text">
      <style:text-properties fo:font-style="normal" fo:font-weight="normal" officeooo:rsid="06709a8d" style:font-style-asian="normal" style:font-weight-asian="normal" style:font-style-complex="normal" style:font-weight-complex="normal"/>
    </style:style>
    <style:style style:name="T1538" style:family="text">
      <style:text-properties fo:font-style="normal" fo:font-weight="normal" officeooo:rsid="06720ba0" style:font-style-asian="normal" style:font-weight-asian="normal" style:font-style-complex="normal" style:font-weight-complex="normal"/>
    </style:style>
    <style:style style:name="T1539" style:family="text">
      <style:text-properties fo:font-style="normal" fo:font-weight="normal" officeooo:rsid="06727be7" style:font-style-asian="normal" style:font-weight-asian="normal" style:font-style-complex="normal" style:font-weight-complex="normal"/>
    </style:style>
    <style:style style:name="T1540" style:family="text">
      <style:text-properties fo:font-style="normal" fo:font-weight="normal" officeooo:rsid="0674e4b8" style:font-style-asian="normal" style:font-weight-asian="normal" style:font-style-complex="normal" style:font-weight-complex="normal"/>
    </style:style>
    <style:style style:name="T1541" style:family="text">
      <style:text-properties fo:font-style="normal" fo:font-weight="normal" officeooo:rsid="0674e53d" style:font-style-asian="normal" style:font-weight-asian="normal" style:font-style-complex="normal" style:font-weight-complex="normal"/>
    </style:style>
    <style:style style:name="T1542" style:family="text">
      <style:text-properties fo:font-style="normal" fo:font-weight="normal" officeooo:rsid="06766d81" style:font-style-asian="normal" style:font-weight-asian="normal" style:font-style-complex="normal" style:font-weight-complex="normal"/>
    </style:style>
    <style:style style:name="T1543" style:family="text">
      <style:text-properties fo:font-style="normal" fo:font-weight="normal" officeooo:rsid="0676e549" style:font-style-asian="normal" style:font-weight-asian="normal" style:font-style-complex="normal" style:font-weight-complex="normal"/>
    </style:style>
    <style:style style:name="T1544" style:family="text">
      <style:text-properties fo:font-style="normal" fo:font-weight="normal" officeooo:rsid="0673e57a" style:font-style-asian="normal" style:font-weight-asian="normal" style:font-style-complex="normal" style:font-weight-complex="normal"/>
    </style:style>
    <style:style style:name="T1545" style:family="text">
      <style:text-properties fo:font-style="normal" fo:font-weight="normal" officeooo:rsid="0677ea43" style:font-style-asian="normal" style:font-weight-asian="normal" style:font-style-complex="normal" style:font-weight-complex="normal"/>
    </style:style>
    <style:style style:name="T1546" style:family="text">
      <style:text-properties fo:font-style="normal" fo:font-weight="normal" officeooo:rsid="0677f4fb" style:font-style-asian="normal" style:font-weight-asian="normal" style:font-style-complex="normal" style:font-weight-complex="normal"/>
    </style:style>
    <style:style style:name="T1547" style:family="text">
      <style:text-properties fo:font-style="normal" fo:font-weight="normal" officeooo:rsid="06784683" style:font-style-asian="normal" style:font-weight-asian="normal" style:font-style-complex="normal" style:font-weight-complex="normal"/>
    </style:style>
    <style:style style:name="T1548" style:family="text">
      <style:text-properties fo:font-style="normal" fo:font-weight="normal" officeooo:rsid="067b117b" style:font-style-asian="normal" style:font-weight-asian="normal" style:font-style-complex="normal" style:font-weight-complex="normal"/>
    </style:style>
    <style:style style:name="T1549" style:family="text">
      <style:text-properties fo:font-style="normal" fo:font-weight="normal" officeooo:rsid="067c7850" style:font-style-asian="normal" style:font-weight-asian="normal" style:font-style-complex="normal" style:font-weight-complex="normal"/>
    </style:style>
    <style:style style:name="T1550" style:family="text">
      <style:text-properties fo:font-style="normal" fo:font-weight="normal" officeooo:rsid="067cd84d" style:font-style-asian="normal" style:font-weight-asian="normal" style:font-style-complex="normal" style:font-weight-complex="normal"/>
    </style:style>
    <style:style style:name="T1551" style:family="text">
      <style:text-properties fo:font-style="normal" fo:font-weight="normal" officeooo:rsid="068016c7" style:font-style-asian="normal" style:font-weight-asian="normal" style:font-style-complex="normal" style:font-weight-complex="normal"/>
    </style:style>
    <style:style style:name="T1552" style:family="text">
      <style:text-properties fo:font-style="normal" fo:font-weight="normal" officeooo:rsid="06818632" style:font-style-asian="normal" style:font-weight-asian="normal" style:font-style-complex="normal" style:font-weight-complex="normal"/>
    </style:style>
    <style:style style:name="T1553" style:family="text">
      <style:text-properties fo:font-style="normal" fo:font-weight="normal" officeooo:rsid="0682a4f7" style:font-style-asian="normal" style:font-weight-asian="normal" style:font-style-complex="normal" style:font-weight-complex="normal"/>
    </style:style>
    <style:style style:name="T1554" style:family="text">
      <style:text-properties fo:font-style="normal" fo:font-weight="normal" officeooo:rsid="06834187" style:font-style-asian="normal" style:font-weight-asian="normal" style:font-style-complex="normal" style:font-weight-complex="normal"/>
    </style:style>
    <style:style style:name="T1555" style:family="text">
      <style:text-properties fo:font-style="normal" fo:font-weight="normal" officeooo:rsid="06839a51" style:font-style-asian="normal" style:font-weight-asian="normal" style:font-style-complex="normal" style:font-weight-complex="normal"/>
    </style:style>
    <style:style style:name="T1556" style:family="text">
      <style:text-properties fo:font-style="normal" fo:font-weight="normal" officeooo:rsid="068672c2" style:font-style-asian="normal" style:font-weight-asian="normal" style:font-style-complex="normal" style:font-weight-complex="normal"/>
    </style:style>
    <style:style style:name="T1557" style:family="text">
      <style:text-properties fo:font-style="normal" fo:font-weight="normal" officeooo:rsid="0686748f" style:font-style-asian="normal" style:font-weight-asian="normal" style:font-style-complex="normal" style:font-weight-complex="normal"/>
    </style:style>
    <style:style style:name="T1558" style:family="text">
      <style:text-properties fo:font-style="normal" fo:font-weight="normal" officeooo:rsid="0686f81a" style:font-style-asian="normal" style:font-weight-asian="normal" style:font-style-complex="normal" style:font-weight-complex="normal"/>
    </style:style>
    <style:style style:name="T1559" style:family="text">
      <style:text-properties fo:font-style="normal" fo:font-weight="normal" officeooo:rsid="068827fa" style:font-style-asian="normal" style:font-weight-asian="normal" style:font-style-complex="normal" style:font-weight-complex="normal"/>
    </style:style>
    <style:style style:name="T1560" style:family="text">
      <style:text-properties fo:font-style="normal" fo:font-weight="normal" officeooo:rsid="068a07ad" style:font-style-asian="normal" style:font-weight-asian="normal" style:font-style-complex="normal" style:font-weight-complex="normal"/>
    </style:style>
    <style:style style:name="T1561" style:family="text">
      <style:text-properties fo:font-style="normal" fo:font-weight="normal" officeooo:rsid="068bc38a" style:font-style-asian="normal" style:font-weight-asian="normal" style:font-style-complex="normal" style:font-weight-complex="normal"/>
    </style:style>
    <style:style style:name="T1562" style:family="text">
      <style:text-properties fo:font-style="normal" fo:font-weight="normal" officeooo:rsid="068bc9db" style:font-style-asian="normal" style:font-weight-asian="normal" style:font-style-complex="normal" style:font-weight-complex="normal"/>
    </style:style>
    <style:style style:name="T1563" style:family="text">
      <style:text-properties fo:font-style="normal" fo:font-weight="normal" officeooo:rsid="068d857b" style:font-style-asian="normal" style:font-weight-asian="normal" style:font-style-complex="normal" style:font-weight-complex="normal"/>
    </style:style>
    <style:style style:name="T1564" style:family="text">
      <style:text-properties fo:font-style="normal" fo:font-weight="normal" officeooo:rsid="0684dfcf" style:font-style-asian="normal" style:font-weight-asian="normal" style:font-style-complex="normal" style:font-weight-complex="normal"/>
    </style:style>
    <style:style style:name="T1565" style:family="text">
      <style:text-properties fo:font-style="normal" fo:font-weight="normal" officeooo:rsid="068f47f1" style:font-style-asian="normal" style:font-weight-asian="normal" style:font-style-complex="normal" style:font-weight-complex="normal"/>
    </style:style>
    <style:style style:name="T1566" style:family="text">
      <style:text-properties fo:font-style="normal" fo:font-weight="normal" officeooo:rsid="069070c9" style:font-style-asian="normal" style:font-weight-asian="normal" style:font-style-complex="normal" style:font-weight-complex="normal"/>
    </style:style>
    <style:style style:name="T1567" style:family="text">
      <style:text-properties fo:font-style="normal" fo:font-weight="normal" officeooo:rsid="0690fb29" style:font-style-asian="normal" style:font-weight-asian="normal" style:font-style-complex="normal" style:font-weight-complex="normal"/>
    </style:style>
    <style:style style:name="T1568" style:family="text">
      <style:text-properties fo:font-style="normal" fo:font-weight="normal" officeooo:rsid="069270bb" style:font-style-asian="normal" style:font-weight-asian="normal" style:font-style-complex="normal" style:font-weight-complex="normal"/>
    </style:style>
    <style:style style:name="T1569" style:family="text">
      <style:text-properties fo:font-style="normal" fo:font-weight="normal" officeooo:rsid="0694476f" style:font-style-asian="normal" style:font-weight-asian="normal" style:font-style-complex="normal" style:font-weight-complex="normal"/>
    </style:style>
    <style:style style:name="T1570" style:family="text">
      <style:text-properties fo:font-style="normal" fo:font-weight="normal" officeooo:rsid="069636f4" style:font-style-asian="normal" style:font-weight-asian="normal" style:font-style-complex="normal" style:font-weight-complex="normal"/>
    </style:style>
    <style:style style:name="T1571" style:family="text">
      <style:text-properties fo:font-style="normal" fo:font-weight="normal" officeooo:rsid="0696a6ae" style:font-style-asian="normal" style:font-weight-asian="normal" style:font-style-complex="normal" style:font-weight-complex="normal"/>
    </style:style>
    <style:style style:name="T1572" style:family="text">
      <style:text-properties fo:font-style="normal" fo:font-weight="normal" officeooo:rsid="0696e6a1" style:font-style-asian="normal" style:font-weight-asian="normal" style:font-style-complex="normal" style:font-weight-complex="normal"/>
    </style:style>
    <style:style style:name="T1573" style:family="text">
      <style:text-properties fo:font-style="normal" fo:font-weight="normal" officeooo:rsid="0698e3f8" style:font-style-asian="normal" style:font-weight-asian="normal" style:font-style-complex="normal" style:font-weight-complex="normal"/>
    </style:style>
    <style:style style:name="T1574" style:family="text">
      <style:text-properties fo:font-style="normal" fo:font-weight="normal" officeooo:rsid="069abe80" style:font-style-asian="normal" style:font-weight-asian="normal" style:font-style-complex="normal" style:font-weight-complex="normal"/>
    </style:style>
    <style:style style:name="T1575" style:family="text">
      <style:text-properties fo:font-style="normal" fo:font-weight="normal" officeooo:rsid="069c5722" style:font-style-asian="normal" style:font-weight-asian="normal" style:font-style-complex="normal" style:font-weight-complex="normal"/>
    </style:style>
    <style:style style:name="T1576" style:family="text">
      <style:text-properties fo:font-style="normal" fo:font-weight="normal" officeooo:rsid="069deb06" style:font-style-asian="normal" style:font-weight-asian="normal" style:font-style-complex="normal" style:font-weight-complex="normal"/>
    </style:style>
    <style:style style:name="T1577" style:family="text">
      <style:text-properties fo:font-style="normal" fo:font-weight="normal" officeooo:rsid="069e1744" style:font-style-asian="normal" style:font-weight-asian="normal" style:font-style-complex="normal" style:font-weight-complex="normal"/>
    </style:style>
    <style:style style:name="T1578" style:family="text">
      <style:text-properties fo:font-style="normal" fo:font-weight="normal" officeooo:rsid="06a006d9" style:font-style-asian="normal" style:font-weight-asian="normal" style:font-style-complex="normal" style:font-weight-complex="normal"/>
    </style:style>
    <style:style style:name="T1579" style:family="text">
      <style:text-properties fo:font-style="normal" fo:font-weight="normal" officeooo:rsid="06a1dbc6" style:font-style-asian="normal" style:font-weight-asian="normal" style:font-style-complex="normal" style:font-weight-complex="normal"/>
    </style:style>
    <style:style style:name="T1580" style:family="text">
      <style:text-properties fo:font-style="normal" fo:font-weight="normal" officeooo:rsid="06a310a4" style:font-style-asian="normal" style:font-weight-asian="normal" style:font-style-complex="normal" style:font-weight-complex="normal"/>
    </style:style>
    <style:style style:name="T1581" style:family="text">
      <style:text-properties fo:font-style="normal" fo:font-weight="normal" officeooo:rsid="06a3f362" style:font-style-asian="normal" style:font-weight-asian="normal" style:font-style-complex="normal" style:font-weight-complex="normal"/>
    </style:style>
    <style:style style:name="T1582" style:family="text">
      <style:text-properties fo:font-style="normal" fo:font-weight="normal" officeooo:rsid="06a4515b" style:font-style-asian="normal" style:font-weight-asian="normal" style:font-style-complex="normal" style:font-weight-complex="normal"/>
    </style:style>
    <style:style style:name="T1583" style:family="text">
      <style:text-properties fo:font-style="normal" fo:font-weight="normal" officeooo:rsid="06a64b7a" style:font-style-asian="normal" style:font-weight-asian="normal" style:font-style-complex="normal" style:font-weight-complex="normal"/>
    </style:style>
    <style:style style:name="T1584" style:family="text">
      <style:text-properties fo:font-style="normal" fo:font-weight="normal" officeooo:rsid="06a8c3dd" style:font-style-asian="normal" style:font-weight-asian="normal" style:font-style-complex="normal" style:font-weight-complex="normal"/>
    </style:style>
    <style:style style:name="T1585" style:family="text">
      <style:text-properties fo:font-style="normal" fo:font-weight="normal" officeooo:rsid="06a98895" style:font-style-asian="normal" style:font-weight-asian="normal" style:font-style-complex="normal" style:font-weight-complex="normal"/>
    </style:style>
    <style:style style:name="T1586" style:family="text">
      <style:text-properties fo:font-style="normal" fo:font-weight="normal" officeooo:rsid="06aada11" style:font-style-asian="normal" style:font-weight-asian="normal" style:font-style-complex="normal" style:font-weight-complex="normal"/>
    </style:style>
    <style:style style:name="T1587" style:family="text">
      <style:text-properties fo:font-style="normal" fo:font-weight="normal" officeooo:rsid="06ac3cec" style:font-style-asian="normal" style:font-weight-asian="normal" style:font-style-complex="normal" style:font-weight-complex="normal"/>
    </style:style>
    <style:style style:name="T1588" style:family="text">
      <style:text-properties fo:font-style="normal" fo:font-weight="normal" officeooo:rsid="06ad4a90" style:font-style-asian="normal" style:font-weight-asian="normal" style:font-style-complex="normal" style:font-weight-complex="normal"/>
    </style:style>
    <style:style style:name="T1589" style:family="text">
      <style:text-properties fo:font-style="normal" fo:font-weight="normal" officeooo:rsid="06adfd67" style:font-style-asian="normal" style:font-weight-asian="normal" style:font-style-complex="normal" style:font-weight-complex="normal"/>
    </style:style>
    <style:style style:name="T1590" style:family="text">
      <style:text-properties fo:font-style="normal" fo:font-weight="normal" officeooo:rsid="06aecad4" style:font-style-asian="normal" style:font-weight-asian="normal" style:font-style-complex="normal" style:font-weight-complex="normal"/>
    </style:style>
    <style:style style:name="T1591" style:family="text">
      <style:text-properties fo:font-style="normal" fo:font-weight="normal" officeooo:rsid="06aeeeed" style:font-style-asian="normal" style:font-weight-asian="normal" style:font-style-complex="normal" style:font-weight-complex="normal"/>
    </style:style>
    <style:style style:name="T1592" style:family="text">
      <style:text-properties fo:font-style="normal" fo:font-weight="normal" officeooo:rsid="06af0905" style:font-style-asian="normal" style:font-weight-asian="normal" style:font-style-complex="normal" style:font-weight-complex="normal"/>
    </style:style>
    <style:style style:name="T1593" style:family="text">
      <style:text-properties fo:font-style="normal" fo:font-weight="normal" officeooo:rsid="06b056b6" style:font-style-asian="normal" style:font-weight-asian="normal" style:font-style-complex="normal" style:font-weight-complex="normal"/>
    </style:style>
    <style:style style:name="T1594" style:family="text">
      <style:text-properties fo:font-style="normal" fo:font-weight="normal" officeooo:rsid="06b1a79e" style:font-style-asian="normal" style:font-weight-asian="normal" style:font-style-complex="normal" style:font-weight-complex="normal"/>
    </style:style>
    <style:style style:name="T1595" style:family="text">
      <style:text-properties fo:font-style="normal" fo:font-weight="normal" officeooo:rsid="06b3904a" style:font-style-asian="normal" style:font-weight-asian="normal" style:font-style-complex="normal" style:font-weight-complex="normal"/>
    </style:style>
    <style:style style:name="T1596" style:family="text">
      <style:text-properties fo:font-style="normal" fo:font-weight="normal" officeooo:rsid="06b537e3" style:font-style-asian="normal" style:font-weight-asian="normal" style:font-style-complex="normal" style:font-weight-complex="normal"/>
    </style:style>
    <style:style style:name="T1597" style:family="text">
      <style:text-properties fo:font-style="normal" fo:font-weight="normal" officeooo:rsid="06b6339b" style:font-style-asian="normal" style:font-weight-asian="normal" style:font-style-complex="normal" style:font-weight-complex="normal"/>
    </style:style>
    <style:style style:name="T1598" style:family="text">
      <style:text-properties fo:font-style="normal" fo:font-weight="normal" officeooo:rsid="06b65d9c" style:font-style-asian="normal" style:font-weight-asian="normal" style:font-style-complex="normal" style:font-weight-complex="normal"/>
    </style:style>
    <style:style style:name="T1599" style:family="text">
      <style:text-properties fo:font-style="normal" fo:font-weight="normal" officeooo:rsid="06aa4542" style:font-style-asian="normal" style:font-weight-asian="normal" style:font-style-complex="normal" style:font-weight-complex="normal"/>
    </style:style>
    <style:style style:name="T1600" style:family="text">
      <style:text-properties fo:font-style="normal" fo:font-weight="normal" officeooo:rsid="06b72281" style:font-style-asian="normal" style:font-weight-asian="normal" style:font-style-complex="normal" style:font-weight-complex="normal"/>
    </style:style>
    <style:style style:name="T1601" style:family="text">
      <style:text-properties fo:font-style="normal" fo:font-weight="normal" officeooo:rsid="06b73d4f" style:font-style-asian="normal" style:font-weight-asian="normal" style:font-style-complex="normal" style:font-weight-complex="normal"/>
    </style:style>
    <style:style style:name="T1602" style:family="text">
      <style:text-properties fo:font-style="normal" fo:font-weight="normal" officeooo:rsid="06b7727e" style:font-style-asian="normal" style:font-weight-asian="normal" style:font-style-complex="normal" style:font-weight-complex="normal"/>
    </style:style>
    <style:style style:name="T1603" style:family="text">
      <style:text-properties fo:font-style="normal" fo:font-weight="normal" officeooo:rsid="06b7bf67" style:font-style-asian="normal" style:font-weight-asian="normal" style:font-style-complex="normal" style:font-weight-complex="normal"/>
    </style:style>
    <style:style style:name="T1604" style:family="text">
      <style:text-properties fo:font-style="normal" fo:font-weight="normal" officeooo:rsid="06b8c4d9" style:font-style-asian="normal" style:font-weight-asian="normal" style:font-style-complex="normal" style:font-weight-complex="normal"/>
    </style:style>
    <style:style style:name="T1605" style:family="text">
      <style:text-properties fo:font-style="normal" fo:font-weight="normal" officeooo:rsid="06bac06f" style:font-style-asian="normal" style:font-weight-asian="normal" style:font-style-complex="normal" style:font-weight-complex="normal"/>
    </style:style>
    <style:style style:name="T1606" style:family="text">
      <style:text-properties fo:font-style="normal" fo:font-weight="normal" officeooo:rsid="06bbf81a" style:font-style-asian="normal" style:font-weight-asian="normal" style:font-style-complex="normal" style:font-weight-complex="normal"/>
    </style:style>
    <style:style style:name="T1607" style:family="text">
      <style:text-properties fo:font-style="normal" fo:font-weight="normal" officeooo:rsid="06bce0d6" style:font-style-asian="normal" style:font-weight-asian="normal" style:font-style-complex="normal" style:font-weight-complex="normal"/>
    </style:style>
    <style:style style:name="T1608" style:family="text">
      <style:text-properties fo:font-style="normal" fo:font-weight="normal" officeooo:rsid="06bed76e" style:font-style-asian="normal" style:font-weight-asian="normal" style:font-style-complex="normal" style:font-weight-complex="normal"/>
    </style:style>
    <style:style style:name="T1609" style:family="text">
      <style:text-properties fo:font-style="normal" fo:font-weight="normal" officeooo:rsid="06bfad2b" style:font-style-asian="normal" style:font-weight-asian="normal" style:font-style-complex="normal" style:font-weight-complex="normal"/>
    </style:style>
    <style:style style:name="T1610" style:family="text">
      <style:text-properties fo:font-style="normal" fo:font-weight="normal" officeooo:rsid="06c0d7bc" style:font-style-asian="normal" style:font-weight-asian="normal" style:font-style-complex="normal" style:font-weight-complex="normal"/>
    </style:style>
    <style:style style:name="T1611" style:family="text">
      <style:text-properties fo:font-style="normal" fo:font-weight="normal" officeooo:rsid="06c2d46f" style:font-style-asian="normal" style:font-weight-asian="normal" style:font-style-complex="normal" style:font-weight-complex="normal"/>
    </style:style>
    <style:style style:name="T1612" style:family="text">
      <style:text-properties fo:font-style="normal" fo:font-weight="normal" officeooo:rsid="06c4bc15" style:font-style-asian="normal" style:font-weight-asian="normal" style:font-style-complex="normal" style:font-weight-complex="normal"/>
    </style:style>
    <style:style style:name="T1613" style:family="text">
      <style:text-properties fo:font-style="normal" fo:font-weight="normal" officeooo:rsid="06c690f8" style:font-style-asian="normal" style:font-weight-asian="normal" style:font-style-complex="normal" style:font-weight-complex="normal"/>
    </style:style>
    <style:style style:name="T1614" style:family="text">
      <style:text-properties fo:font-style="normal" fo:font-weight="normal" officeooo:rsid="06bfae2f" style:font-style-asian="normal" style:font-weight-asian="normal" style:font-style-complex="normal" style:font-weight-complex="normal"/>
    </style:style>
    <style:style style:name="T1615" style:family="text">
      <style:text-properties fo:font-style="normal" fo:font-weight="normal" officeooo:rsid="06c7b67b" style:font-style-asian="normal" style:font-weight-asian="normal" style:font-style-complex="normal" style:font-weight-complex="normal"/>
    </style:style>
    <style:style style:name="T1616" style:family="text">
      <style:text-properties fo:font-style="normal" fo:font-weight="normal" officeooo:rsid="06c8c72c" style:font-style-asian="normal" style:font-weight-asian="normal" style:font-style-complex="normal" style:font-weight-complex="normal"/>
    </style:style>
    <style:style style:name="T1617" style:family="text">
      <style:text-properties fo:font-style="normal" fo:font-weight="normal" officeooo:rsid="06cccf85" style:font-style-asian="normal" style:font-weight-asian="normal" style:font-style-complex="normal" style:font-weight-complex="normal"/>
    </style:style>
    <style:style style:name="T1618" style:family="text">
      <style:text-properties fo:font-style="normal" fo:font-weight="normal" officeooo:rsid="06cdfbcd" style:font-style-asian="normal" style:font-weight-asian="normal" style:font-style-complex="normal" style:font-weight-complex="normal"/>
    </style:style>
    <style:style style:name="T1619" style:family="text">
      <style:text-properties fo:font-style="normal" fo:font-weight="normal" officeooo:rsid="06ceda29" style:font-style-asian="normal" style:font-weight-asian="normal" style:font-style-complex="normal" style:font-weight-complex="normal"/>
    </style:style>
    <style:style style:name="T1620" style:family="text">
      <style:text-properties fo:font-style="normal" fo:font-weight="normal" officeooo:rsid="06d071f2" style:font-style-asian="normal" style:font-weight-asian="normal" style:font-style-complex="normal" style:font-weight-complex="normal"/>
    </style:style>
    <style:style style:name="T1621" style:family="text">
      <style:text-properties fo:font-style="normal" fo:font-weight="normal" officeooo:rsid="06d13430" style:font-style-asian="normal" style:font-weight-asian="normal" style:font-style-complex="normal" style:font-weight-complex="normal"/>
    </style:style>
    <style:style style:name="T1622" style:family="text">
      <style:text-properties fo:font-style="normal" fo:font-weight="normal" officeooo:rsid="06d16cd6" style:font-style-asian="normal" style:font-weight-asian="normal" style:font-style-complex="normal" style:font-weight-complex="normal"/>
    </style:style>
    <style:style style:name="T1623" style:family="text">
      <style:text-properties fo:font-style="normal" fo:font-weight="normal" officeooo:rsid="06d5c1b8" style:font-style-asian="normal" style:font-weight-asian="normal" style:font-style-complex="normal" style:font-weight-complex="normal"/>
    </style:style>
    <style:style style:name="T1624" style:family="text">
      <style:text-properties fo:font-style="normal" fo:font-weight="normal" officeooo:rsid="06d6685b" style:font-style-asian="normal" style:font-weight-asian="normal" style:font-style-complex="normal" style:font-weight-complex="normal"/>
    </style:style>
    <style:style style:name="T1625" style:family="text">
      <style:text-properties fo:font-style="normal" fo:font-weight="normal" officeooo:rsid="06d73b97" style:font-style-asian="normal" style:font-weight-asian="normal" style:font-style-complex="normal" style:font-weight-complex="normal"/>
    </style:style>
    <style:style style:name="T1626" style:family="text">
      <style:text-properties fo:font-style="normal" fo:font-weight="normal" officeooo:rsid="06d8ff21" style:font-style-asian="normal" style:font-weight-asian="normal" style:font-style-complex="normal" style:font-weight-complex="normal"/>
    </style:style>
    <style:style style:name="T1627" style:family="text">
      <style:text-properties fo:font-style="normal" fo:font-weight="normal" officeooo:rsid="06d99fa5" style:font-style-asian="normal" style:font-weight-asian="normal" style:font-style-complex="normal" style:font-weight-complex="normal"/>
    </style:style>
    <style:style style:name="T1628" style:family="text">
      <style:text-properties fo:font-style="normal" fo:font-weight="normal" officeooo:rsid="06db86b7" style:font-style-asian="normal" style:font-weight-asian="normal" style:font-style-complex="normal" style:font-weight-complex="normal"/>
    </style:style>
    <style:style style:name="T1629" style:family="text">
      <style:text-properties fo:font-style="normal" fo:font-weight="normal" officeooo:rsid="06dbe4fb" style:font-style-asian="normal" style:font-weight-asian="normal" style:font-style-complex="normal" style:font-weight-complex="normal"/>
    </style:style>
    <style:style style:name="T1630" style:family="text">
      <style:text-properties fo:font-style="normal" fo:font-weight="normal" officeooo:rsid="06dcc9a7" style:font-style-asian="normal" style:font-weight-asian="normal" style:font-style-complex="normal" style:font-weight-complex="normal"/>
    </style:style>
    <style:style style:name="T1631" style:family="text">
      <style:text-properties fo:font-style="normal" fo:font-weight="normal" officeooo:rsid="06dd1645" style:font-style-asian="normal" style:font-weight-asian="normal" style:font-style-complex="normal" style:font-weight-complex="normal"/>
    </style:style>
    <style:style style:name="T1632" style:family="text">
      <style:text-properties fo:font-style="normal" fo:font-weight="normal" officeooo:rsid="06ddb814" style:font-style-asian="normal" style:font-weight-asian="normal" style:font-style-complex="normal" style:font-weight-complex="normal"/>
    </style:style>
    <style:style style:name="T1633" style:family="text">
      <style:text-properties fo:font-style="normal" fo:font-weight="normal" officeooo:rsid="06ded8a7" style:font-style-asian="normal" style:font-weight-asian="normal" style:font-style-complex="normal" style:font-weight-complex="normal"/>
    </style:style>
    <style:style style:name="T1634" style:family="text">
      <style:text-properties fo:font-style="normal" fo:font-weight="normal" officeooo:rsid="06e05a0f" style:font-style-asian="normal" style:font-weight-asian="normal" style:font-style-complex="normal" style:font-weight-complex="normal"/>
    </style:style>
    <style:style style:name="T1635" style:family="text">
      <style:text-properties fo:font-style="normal" fo:font-weight="normal" officeooo:rsid="06e4b815" style:font-style-asian="normal" style:font-weight-asian="normal" style:font-style-complex="normal" style:font-weight-complex="normal"/>
    </style:style>
    <style:style style:name="T1636" style:family="text">
      <style:text-properties fo:font-style="normal" fo:font-weight="normal" officeooo:rsid="06e60912" style:font-style-asian="normal" style:font-weight-asian="normal" style:font-style-complex="normal" style:font-weight-complex="normal"/>
    </style:style>
    <style:style style:name="T1637" style:family="text">
      <style:text-properties fo:font-style="normal" fo:font-weight="normal" officeooo:rsid="06e748da" style:font-style-asian="normal" style:font-weight-asian="normal" style:font-style-complex="normal" style:font-weight-complex="normal"/>
    </style:style>
    <style:style style:name="T1638" style:family="text">
      <style:text-properties fo:font-style="normal" fo:font-weight="normal" officeooo:rsid="06e76d38" style:font-style-asian="normal" style:font-weight-asian="normal" style:font-style-complex="normal" style:font-weight-complex="normal"/>
    </style:style>
    <style:style style:name="T1639" style:family="text">
      <style:text-properties fo:font-style="normal" fo:font-weight="normal" officeooo:rsid="06e9541b" style:font-style-asian="normal" style:font-weight-asian="normal" style:font-style-complex="normal" style:font-weight-complex="normal"/>
    </style:style>
    <style:style style:name="T1640" style:family="text">
      <style:text-properties fo:font-style="normal" fo:font-weight="normal" officeooo:rsid="06ea0a14" style:font-style-asian="normal" style:font-weight-asian="normal" style:font-style-complex="normal" style:font-weight-complex="normal"/>
    </style:style>
    <style:style style:name="T1641" style:family="text">
      <style:text-properties fo:font-style="normal" fo:font-weight="normal" officeooo:rsid="06ecb6fa" style:font-style-asian="normal" style:font-weight-asian="normal" style:font-style-complex="normal" style:font-weight-complex="normal"/>
    </style:style>
    <style:style style:name="T1642" style:family="text">
      <style:text-properties fo:font-style="normal" fo:font-weight="normal" officeooo:rsid="06ee96fe" style:font-style-asian="normal" style:font-weight-asian="normal" style:font-style-complex="normal" style:font-weight-complex="normal"/>
    </style:style>
    <style:style style:name="T1643" style:family="text">
      <style:text-properties fo:font-style="normal" fo:font-weight="normal" officeooo:rsid="06f095da" style:font-style-asian="normal" style:font-weight-asian="normal" style:font-style-complex="normal" style:font-weight-complex="normal"/>
    </style:style>
    <style:style style:name="T1644" style:family="text">
      <style:text-properties fo:font-style="normal" fo:font-weight="normal" officeooo:rsid="06f0bc1e" style:font-style-asian="normal" style:font-weight-asian="normal" style:font-style-complex="normal" style:font-weight-complex="normal"/>
    </style:style>
    <style:style style:name="T1645" style:family="text">
      <style:text-properties fo:font-style="normal" fo:font-weight="normal" officeooo:rsid="06f245d0" style:font-style-asian="normal" style:font-weight-asian="normal" style:font-style-complex="normal" style:font-weight-complex="normal"/>
    </style:style>
    <style:style style:name="T1646" style:family="text">
      <style:text-properties fo:font-style="normal" fo:font-weight="normal" officeooo:rsid="06f2c0f6" style:font-style-asian="normal" style:font-weight-asian="normal" style:font-style-complex="normal" style:font-weight-complex="normal"/>
    </style:style>
    <style:style style:name="T1647" style:family="text">
      <style:text-properties fo:font-style="normal" fo:font-weight="normal" officeooo:rsid="06f4918b" style:font-style-asian="normal" style:font-weight-asian="normal" style:font-style-complex="normal" style:font-weight-complex="normal"/>
    </style:style>
    <style:style style:name="T1648" style:family="text">
      <style:text-properties fo:font-style="normal" fo:font-weight="normal" officeooo:rsid="06f52cbe" style:font-style-asian="normal" style:font-weight-asian="normal" style:font-style-complex="normal" style:font-weight-complex="normal"/>
    </style:style>
    <style:style style:name="T1649" style:family="text">
      <style:text-properties fo:font-style="normal" fo:font-weight="normal" officeooo:rsid="06f64e33" style:font-style-asian="normal" style:font-weight-asian="normal" style:font-style-complex="normal" style:font-weight-complex="normal"/>
    </style:style>
    <style:style style:name="T1650" style:family="text">
      <style:text-properties fo:font-style="normal" fo:font-weight="normal" officeooo:rsid="06f6d639" style:font-style-asian="normal" style:font-weight-asian="normal" style:font-style-complex="normal" style:font-weight-complex="normal"/>
    </style:style>
    <style:style style:name="T1651" style:family="text">
      <style:text-properties fo:font-style="normal" fo:font-weight="normal" officeooo:rsid="06f836bd" style:font-style-asian="normal" style:font-weight-asian="normal" style:font-style-complex="normal" style:font-weight-complex="normal"/>
    </style:style>
    <style:style style:name="T1652" style:family="text">
      <style:text-properties fo:font-style="normal" fo:font-weight="normal" officeooo:rsid="06f974e0" style:font-style-asian="normal" style:font-weight-asian="normal" style:font-style-complex="normal" style:font-weight-complex="normal"/>
    </style:style>
    <style:style style:name="T1653" style:family="text">
      <style:text-properties fo:font-style="normal" fo:font-weight="normal" officeooo:rsid="06fad942" style:font-style-asian="normal" style:font-weight-asian="normal" style:font-style-complex="normal" style:font-weight-complex="normal"/>
    </style:style>
    <style:style style:name="T1654" style:family="text">
      <style:text-properties fo:font-style="normal" fo:font-weight="normal" officeooo:rsid="06fb7863" style:font-style-asian="normal" style:font-weight-asian="normal" style:font-style-complex="normal" style:font-weight-complex="normal"/>
    </style:style>
    <style:style style:name="T1655" style:family="text">
      <style:text-properties fo:font-style="normal" fo:font-weight="normal" officeooo:rsid="06fd0d04" style:font-style-asian="normal" style:font-weight-asian="normal" style:font-style-complex="normal" style:font-weight-complex="normal"/>
    </style:style>
    <style:style style:name="T1656" style:family="text">
      <style:text-properties fo:font-style="normal" fo:font-weight="normal" officeooo:rsid="06fd47fb" style:font-style-asian="normal" style:font-weight-asian="normal" style:font-style-complex="normal" style:font-weight-complex="normal"/>
    </style:style>
    <style:style style:name="T1657" style:family="text">
      <style:text-properties fo:font-style="normal" fo:font-weight="normal" officeooo:rsid="06fe1f05" style:font-style-asian="normal" style:font-weight-asian="normal" style:font-style-complex="normal" style:font-weight-complex="normal"/>
    </style:style>
    <style:style style:name="T1658" style:family="text">
      <style:text-properties fo:font-style="normal" fo:font-weight="normal" officeooo:rsid="06ffc69d" style:font-style-asian="normal" style:font-weight-asian="normal" style:font-style-complex="normal" style:font-weight-complex="normal"/>
    </style:style>
    <style:style style:name="T1659" style:family="text">
      <style:text-properties fo:font-style="normal" fo:font-weight="normal" officeooo:rsid="06ffccc3" style:font-style-asian="normal" style:font-weight-asian="normal" style:font-style-complex="normal" style:font-weight-complex="normal"/>
    </style:style>
    <style:style style:name="T1660" style:family="text">
      <style:text-properties fo:font-style="normal" fo:font-weight="normal" officeooo:rsid="070138e3" style:font-style-asian="normal" style:font-weight-asian="normal" style:font-style-complex="normal" style:font-weight-complex="normal"/>
    </style:style>
    <style:style style:name="T1661" style:family="text">
      <style:text-properties fo:font-style="normal" fo:font-weight="normal" officeooo:rsid="0701d9fb" style:font-style-asian="normal" style:font-weight-asian="normal" style:font-style-complex="normal" style:font-weight-complex="normal"/>
    </style:style>
    <style:style style:name="T1662" style:family="text">
      <style:text-properties fo:font-style="normal" fo:font-weight="normal" officeooo:rsid="0702607a" style:font-style-asian="normal" style:font-weight-asian="normal" style:font-style-complex="normal" style:font-weight-complex="normal"/>
    </style:style>
    <style:style style:name="T1663" style:family="text">
      <style:text-properties fo:font-style="normal" fo:font-weight="normal" officeooo:rsid="07039260" style:font-style-asian="normal" style:font-weight-asian="normal" style:font-style-complex="normal" style:font-weight-complex="normal"/>
    </style:style>
    <style:style style:name="T1664" style:family="text">
      <style:text-properties fo:font-style="normal" fo:font-weight="normal" officeooo:rsid="0703a203" style:font-style-asian="normal" style:font-weight-asian="normal" style:font-style-complex="normal" style:font-weight-complex="normal"/>
    </style:style>
    <style:style style:name="T1665" style:family="text">
      <style:text-properties fo:font-style="normal" fo:font-weight="normal" officeooo:rsid="0703d2c7" style:font-style-asian="normal" style:font-weight-asian="normal" style:font-style-complex="normal" style:font-weight-complex="normal"/>
    </style:style>
    <style:style style:name="T1666" style:family="text">
      <style:text-properties fo:font-style="normal" fo:font-weight="normal" officeooo:rsid="070459bf" style:font-style-asian="normal" style:font-weight-asian="normal" style:font-style-complex="normal" style:font-weight-complex="normal"/>
    </style:style>
    <style:style style:name="T1667" style:family="text">
      <style:text-properties fo:font-style="normal" fo:font-weight="normal" officeooo:rsid="0705a8db" style:font-style-asian="normal" style:font-weight-asian="normal" style:font-style-complex="normal" style:font-weight-complex="normal"/>
    </style:style>
    <style:style style:name="T1668" style:family="text">
      <style:text-properties fo:font-style="normal" fo:font-weight="normal" officeooo:rsid="070731da" style:font-style-asian="normal" style:font-weight-asian="normal" style:font-style-complex="normal" style:font-weight-complex="normal"/>
    </style:style>
    <style:style style:name="T1669" style:family="text">
      <style:text-properties fo:font-style="normal" fo:font-weight="normal" officeooo:rsid="07085b38" style:font-style-asian="normal" style:font-weight-asian="normal" style:font-style-complex="normal" style:font-weight-complex="normal"/>
    </style:style>
    <style:style style:name="T1670" style:family="text">
      <style:text-properties fo:font-style="normal" fo:font-weight="normal" officeooo:rsid="070a7974" style:font-style-asian="normal" style:font-weight-asian="normal" style:font-style-complex="normal" style:font-weight-complex="normal"/>
    </style:style>
    <style:style style:name="T1671" style:family="text">
      <style:text-properties fo:font-style="normal" fo:font-weight="normal" officeooo:rsid="070ab92a" style:font-style-asian="normal" style:font-weight-asian="normal" style:font-style-complex="normal" style:font-weight-complex="normal"/>
    </style:style>
    <style:style style:name="T1672" style:family="text">
      <style:text-properties fo:font-style="normal" fo:font-weight="normal" officeooo:rsid="070c7fc7" style:font-style-asian="normal" style:font-weight-asian="normal" style:font-style-complex="normal" style:font-weight-complex="normal"/>
    </style:style>
    <style:style style:name="T1673" style:family="text">
      <style:text-properties fo:font-style="normal" fo:font-weight="normal" officeooo:rsid="070e1752" style:font-style-asian="normal" style:font-weight-asian="normal" style:font-style-complex="normal" style:font-weight-complex="normal"/>
    </style:style>
    <style:style style:name="T1674" style:family="text">
      <style:text-properties fo:font-style="normal" fo:font-weight="normal" officeooo:rsid="070edcd7" style:font-style-asian="normal" style:font-weight-asian="normal" style:font-style-complex="normal" style:font-weight-complex="normal"/>
    </style:style>
    <style:style style:name="T1675" style:family="text">
      <style:text-properties fo:font-style="normal" fo:font-weight="normal" officeooo:rsid="070f0633" style:font-style-asian="normal" style:font-weight-asian="normal" style:font-style-complex="normal" style:font-weight-complex="normal"/>
    </style:style>
    <style:style style:name="T1676" style:family="text">
      <style:text-properties fo:font-style="normal" fo:font-weight="normal" officeooo:rsid="0710e0a4" style:font-style-asian="normal" style:font-weight-asian="normal" style:font-style-complex="normal" style:font-weight-complex="normal"/>
    </style:style>
    <style:style style:name="T1677" style:family="text">
      <style:text-properties fo:font-style="normal" fo:font-weight="normal" officeooo:rsid="071252a0" style:font-style-asian="normal" style:font-weight-asian="normal" style:font-style-complex="normal" style:font-weight-complex="normal"/>
    </style:style>
    <style:style style:name="T1678" style:family="text">
      <style:text-properties fo:font-style="normal" fo:font-weight="normal" officeooo:rsid="0713201d" style:font-style-asian="normal" style:font-weight-asian="normal" style:font-style-complex="normal" style:font-weight-complex="normal"/>
    </style:style>
    <style:style style:name="T1679" style:family="text">
      <style:text-properties fo:font-style="normal" fo:font-weight="normal" officeooo:rsid="0714c9e4" style:font-style-asian="normal" style:font-weight-asian="normal" style:font-style-complex="normal" style:font-weight-complex="normal"/>
    </style:style>
    <style:style style:name="T1680" style:family="text">
      <style:text-properties fo:font-style="normal" fo:font-weight="normal" officeooo:rsid="0715d03e" style:font-style-asian="normal" style:font-weight-asian="normal" style:font-style-complex="normal" style:font-weight-complex="normal"/>
    </style:style>
    <style:style style:name="T1681" style:family="text">
      <style:text-properties fo:font-style="normal" fo:font-weight="normal" officeooo:rsid="07174c57" style:font-style-asian="normal" style:font-weight-asian="normal" style:font-style-complex="normal" style:font-weight-complex="normal"/>
    </style:style>
    <style:style style:name="T1682" style:family="text">
      <style:text-properties fo:font-style="normal" fo:font-weight="normal" officeooo:rsid="07098ed1" style:font-style-asian="normal" style:font-weight-asian="normal" style:font-style-complex="normal" style:font-weight-complex="normal"/>
    </style:style>
    <style:style style:name="T1683" style:family="text">
      <style:text-properties fo:font-style="normal" fo:font-weight="normal" officeooo:rsid="07191300" style:font-style-asian="normal" style:font-weight-asian="normal" style:font-style-complex="normal" style:font-weight-complex="normal"/>
    </style:style>
    <style:style style:name="T1684" style:family="text">
      <style:text-properties fo:font-style="normal" fo:font-weight="normal" officeooo:rsid="071a263e" style:font-style-asian="normal" style:font-weight-asian="normal" style:font-style-complex="normal" style:font-weight-complex="normal"/>
    </style:style>
    <style:style style:name="T1685" style:family="text">
      <style:text-properties fo:font-style="normal" fo:font-weight="normal" officeooo:rsid="071b2e4a" style:font-style-asian="normal" style:font-weight-asian="normal" style:font-style-complex="normal" style:font-weight-complex="normal"/>
    </style:style>
    <style:style style:name="T1686" style:family="text">
      <style:text-properties fo:font-style="normal" fo:font-weight="normal" officeooo:rsid="071bfc55" style:font-style-asian="normal" style:font-weight-asian="normal" style:font-style-complex="normal" style:font-weight-complex="normal"/>
    </style:style>
    <style:style style:name="T1687" style:family="text">
      <style:text-properties fo:font-style="normal" fo:font-weight="normal" officeooo:rsid="071d70e3" style:font-style-asian="normal" style:font-weight-asian="normal" style:font-style-complex="normal" style:font-weight-complex="normal"/>
    </style:style>
    <style:style style:name="T1688" style:family="text">
      <style:text-properties fo:font-style="normal" fo:font-weight="normal" officeooo:rsid="071fb433" style:font-style-asian="normal" style:font-weight-asian="normal" style:font-style-complex="normal" style:font-weight-complex="normal"/>
    </style:style>
    <style:style style:name="T1689" style:family="text">
      <style:text-properties fo:font-style="normal" fo:font-weight="normal" officeooo:rsid="0720692f" style:font-style-asian="normal" style:font-weight-asian="normal" style:font-style-complex="normal" style:font-weight-complex="normal"/>
    </style:style>
    <style:style style:name="T1690" style:family="text">
      <style:text-properties fo:font-style="normal" fo:font-weight="normal" officeooo:rsid="0722342f" style:font-style-asian="normal" style:font-weight-asian="normal" style:font-style-complex="normal" style:font-weight-complex="normal"/>
    </style:style>
    <style:style style:name="T1691" style:family="text">
      <style:text-properties fo:font-style="normal" fo:font-weight="normal" officeooo:rsid="0723bf40" style:font-style-asian="normal" style:font-weight-asian="normal" style:font-style-complex="normal" style:font-weight-complex="normal"/>
    </style:style>
    <style:style style:name="T1692" style:family="text">
      <style:text-properties fo:font-style="normal" fo:font-weight="normal" officeooo:rsid="07250e30" style:font-style-asian="normal" style:font-weight-asian="normal" style:font-style-complex="normal" style:font-weight-complex="normal"/>
    </style:style>
    <style:style style:name="T1693" style:family="text">
      <style:text-properties fo:font-style="normal" fo:font-weight="normal" officeooo:rsid="07259c49" style:font-style-asian="normal" style:font-weight-asian="normal" style:font-style-complex="normal" style:font-weight-complex="normal"/>
    </style:style>
    <style:style style:name="T1694" style:family="text">
      <style:text-properties fo:font-style="normal" fo:font-weight="normal" officeooo:rsid="0726f233" style:font-style-asian="normal" style:font-weight-asian="normal" style:font-style-complex="normal" style:font-weight-complex="normal"/>
    </style:style>
    <style:style style:name="T1695" style:family="text">
      <style:text-properties fo:font-style="normal" fo:font-weight="normal" officeooo:rsid="072756c1" style:font-style-asian="normal" style:font-weight-asian="normal" style:font-style-complex="normal" style:font-weight-complex="normal"/>
    </style:style>
    <style:style style:name="T1696" style:family="text">
      <style:text-properties fo:font-style="normal" fo:font-weight="normal" officeooo:rsid="0728ec0a" style:font-style-asian="normal" style:font-weight-asian="normal" style:font-style-complex="normal" style:font-weight-complex="normal"/>
    </style:style>
    <style:style style:name="T1697" style:family="text">
      <style:text-properties fo:font-style="normal" fo:font-weight="normal" officeooo:rsid="07290246" style:font-style-asian="normal" style:font-weight-asian="normal" style:font-style-complex="normal" style:font-weight-complex="normal"/>
    </style:style>
    <style:style style:name="T1698" style:family="text">
      <style:text-properties fo:font-style="normal" fo:font-weight="normal" officeooo:rsid="07291a45" style:font-style-asian="normal" style:font-weight-asian="normal" style:font-style-complex="normal" style:font-weight-complex="normal"/>
    </style:style>
    <style:style style:name="T1699" style:family="text">
      <style:text-properties fo:font-style="normal" fo:font-weight="normal" officeooo:rsid="072b2c48" style:font-style-asian="normal" style:font-weight-asian="normal" style:font-style-complex="normal" style:font-weight-complex="normal"/>
    </style:style>
    <style:style style:name="T1700" style:family="text">
      <style:text-properties fo:font-style="normal" fo:font-weight="normal" officeooo:rsid="072cbc55" style:font-style-asian="normal" style:font-weight-asian="normal" style:font-style-complex="normal" style:font-weight-complex="normal"/>
    </style:style>
    <style:style style:name="T1701" style:family="text">
      <style:text-properties fo:font-style="normal" fo:font-weight="normal" officeooo:rsid="072e2a1a" style:font-style-asian="normal" style:font-weight-asian="normal" style:font-style-complex="normal" style:font-weight-complex="normal"/>
    </style:style>
    <style:style style:name="T1702" style:family="text">
      <style:text-properties fo:font-style="normal" fo:font-weight="normal" officeooo:rsid="072fd7a7" style:font-style-asian="normal" style:font-weight-asian="normal" style:font-style-complex="normal" style:font-weight-complex="normal"/>
    </style:style>
    <style:style style:name="T1703" style:family="text">
      <style:text-properties fo:font-style="normal" fo:font-weight="normal" officeooo:rsid="07306331" style:font-style-asian="normal" style:font-weight-asian="normal" style:font-style-complex="normal" style:font-weight-complex="normal"/>
    </style:style>
    <style:style style:name="T1704" style:family="text">
      <style:text-properties fo:font-style="normal" fo:font-weight="normal" officeooo:rsid="0732c31a" style:font-style-asian="normal" style:font-weight-asian="normal" style:font-style-complex="normal" style:font-weight-complex="normal"/>
    </style:style>
    <style:style style:name="T1705" style:family="text">
      <style:text-properties fo:font-style="normal" fo:font-weight="normal" officeooo:rsid="0732e4f6" style:font-style-asian="normal" style:font-weight-asian="normal" style:font-style-complex="normal" style:font-weight-complex="normal"/>
    </style:style>
    <style:style style:name="T1706" style:family="text">
      <style:text-properties fo:font-style="normal" fo:font-weight="normal" officeooo:rsid="0733e1df" style:font-style-asian="normal" style:font-weight-asian="normal" style:font-style-complex="normal" style:font-weight-complex="normal"/>
    </style:style>
    <style:style style:name="T1707" style:family="text">
      <style:text-properties fo:font-style="normal" fo:font-weight="normal" officeooo:rsid="071e94a1" style:font-style-asian="normal" style:font-weight-asian="normal" style:font-style-complex="normal" style:font-weight-complex="normal"/>
    </style:style>
    <style:style style:name="T1708" style:family="text">
      <style:text-properties fo:font-style="normal" fo:font-weight="normal" officeooo:rsid="073553d8" style:font-style-asian="normal" style:font-weight-asian="normal" style:font-style-complex="normal" style:font-weight-complex="normal"/>
    </style:style>
    <style:style style:name="T1709" style:family="text">
      <style:text-properties fo:font-style="normal" fo:font-weight="normal" officeooo:rsid="073b7636" style:font-style-asian="normal" style:font-weight-asian="normal" style:font-style-complex="normal" style:font-weight-complex="normal"/>
    </style:style>
    <style:style style:name="T1710" style:family="text">
      <style:text-properties fo:font-style="normal" fo:font-weight="normal" officeooo:rsid="073d90d3" style:font-style-asian="normal" style:font-weight-asian="normal" style:font-style-complex="normal" style:font-weight-complex="normal"/>
    </style:style>
    <style:style style:name="T1711" style:family="text">
      <style:text-properties fo:font-style="normal" fo:font-weight="normal" officeooo:rsid="073f7242" style:font-style-asian="normal" style:font-weight-asian="normal" style:font-style-complex="normal" style:font-weight-complex="normal"/>
    </style:style>
    <style:style style:name="T1712" style:family="text">
      <style:text-properties fo:font-style="normal" fo:font-weight="normal" officeooo:rsid="07405601" style:font-style-asian="normal" style:font-weight-asian="normal" style:font-style-complex="normal" style:font-weight-complex="normal"/>
    </style:style>
    <style:style style:name="T1713" style:family="text">
      <style:text-properties fo:font-style="normal" fo:font-weight="normal" officeooo:rsid="07415d23" style:font-style-asian="normal" style:font-weight-asian="normal" style:font-style-complex="normal" style:font-weight-complex="normal"/>
    </style:style>
    <style:style style:name="T1714" style:family="text">
      <style:text-properties fo:font-style="normal" fo:font-weight="normal" officeooo:rsid="07450478" style:font-style-asian="normal" style:font-weight-asian="normal" style:font-style-complex="normal" style:font-weight-complex="normal"/>
    </style:style>
    <style:style style:name="T1715" style:family="text">
      <style:text-properties fo:font-style="normal" fo:font-weight="normal" officeooo:rsid="07466902" style:font-style-asian="normal" style:font-weight-asian="normal" style:font-style-complex="normal" style:font-weight-complex="normal"/>
    </style:style>
    <style:style style:name="T1716" style:family="text">
      <style:text-properties fo:font-style="normal" fo:font-weight="normal" officeooo:rsid="07478fd1" style:font-style-asian="normal" style:font-weight-asian="normal" style:font-style-complex="normal" style:font-weight-complex="normal"/>
    </style:style>
    <style:style style:name="T1717" style:family="text">
      <style:text-properties fo:font-style="normal" fo:font-weight="normal" officeooo:rsid="073d472d" style:font-style-asian="normal" style:font-weight-asian="normal" style:font-style-complex="normal" style:font-weight-complex="normal"/>
    </style:style>
    <style:style style:name="T1718" style:family="text">
      <style:text-properties fo:font-style="normal" fo:font-weight="normal" officeooo:rsid="0749053a" style:font-style-asian="normal" style:font-weight-asian="normal" style:font-style-complex="normal" style:font-weight-complex="normal"/>
    </style:style>
    <style:style style:name="T1719" style:family="text">
      <style:text-properties fo:font-style="normal" fo:font-weight="normal" officeooo:rsid="074b425f" style:font-style-asian="normal" style:font-weight-asian="normal" style:font-style-complex="normal" style:font-weight-complex="normal"/>
    </style:style>
    <style:style style:name="T1720" style:family="text">
      <style:text-properties fo:font-style="normal" fo:font-weight="normal" officeooo:rsid="074d261a" style:font-style-asian="normal" style:font-weight-asian="normal" style:font-style-complex="normal" style:font-weight-complex="normal"/>
    </style:style>
    <style:style style:name="T1721" style:family="text">
      <style:text-properties fo:font-style="normal" fo:font-weight="normal" officeooo:rsid="074f041c" style:font-style-asian="normal" style:font-weight-asian="normal" style:font-style-complex="normal" style:font-weight-complex="normal"/>
    </style:style>
    <style:style style:name="T1722" style:family="text">
      <style:text-properties fo:font-style="normal" fo:font-weight="normal" officeooo:rsid="074fc99a" style:font-style-asian="normal" style:font-weight-asian="normal" style:font-style-complex="normal" style:font-weight-complex="normal"/>
    </style:style>
    <style:style style:name="T1723" style:family="text">
      <style:text-properties fo:font-style="normal" fo:font-weight="normal" officeooo:rsid="07523647" style:font-style-asian="normal" style:font-weight-asian="normal" style:font-style-complex="normal" style:font-weight-complex="normal"/>
    </style:style>
    <style:style style:name="T1724" style:family="text">
      <style:text-properties fo:font-style="normal" fo:font-weight="normal" officeooo:rsid="0754067a" style:font-style-asian="normal" style:font-weight-asian="normal" style:font-style-complex="normal" style:font-weight-complex="normal"/>
    </style:style>
    <style:style style:name="T1725" style:family="text">
      <style:text-properties fo:font-style="normal" fo:font-weight="normal" officeooo:rsid="075551d4" style:font-style-asian="normal" style:font-weight-asian="normal" style:font-style-complex="normal" style:font-weight-complex="normal"/>
    </style:style>
    <style:style style:name="T1726" style:family="text">
      <style:text-properties fo:font-style="normal" fo:font-weight="normal" officeooo:rsid="0757326d" style:font-style-asian="normal" style:font-weight-asian="normal" style:font-style-complex="normal" style:font-weight-complex="normal"/>
    </style:style>
    <style:style style:name="T1727" style:family="text">
      <style:text-properties fo:font-style="normal" fo:font-weight="normal" officeooo:rsid="07583e0e" style:font-style-asian="normal" style:font-weight-asian="normal" style:font-style-complex="normal" style:font-weight-complex="normal"/>
    </style:style>
    <style:style style:name="T1728" style:family="text">
      <style:text-properties fo:font-style="normal" fo:font-weight="normal" officeooo:rsid="07592649" style:font-style-asian="normal" style:font-weight-asian="normal" style:font-style-complex="normal" style:font-weight-complex="normal"/>
    </style:style>
    <style:style style:name="T1729" style:family="text">
      <style:text-properties fo:font-style="normal" fo:font-weight="normal" officeooo:rsid="07599743" style:font-style-asian="normal" style:font-weight-asian="normal" style:font-style-complex="normal" style:font-weight-complex="normal"/>
    </style:style>
    <style:style style:name="T1730" style:family="text">
      <style:text-properties fo:font-style="normal" fo:font-weight="normal" officeooo:rsid="075a3f0e" style:font-style-asian="normal" style:font-weight-asian="normal" style:font-style-complex="normal" style:font-weight-complex="normal"/>
    </style:style>
    <style:style style:name="T1731" style:family="text">
      <style:text-properties fo:font-style="normal" fo:font-weight="normal" officeooo:rsid="075bd347" style:font-style-asian="normal" style:font-weight-asian="normal" style:font-style-complex="normal" style:font-weight-complex="normal"/>
    </style:style>
    <style:style style:name="T1732" style:family="text">
      <style:text-properties fo:font-style="normal" fo:font-weight="normal" officeooo:rsid="075c5c50" style:font-style-asian="normal" style:font-weight-asian="normal" style:font-style-complex="normal" style:font-weight-complex="normal"/>
    </style:style>
    <style:style style:name="T1733" style:family="text">
      <style:text-properties fo:font-style="normal" fo:font-weight="normal" officeooo:rsid="075da4d7" style:font-style-asian="normal" style:font-weight-asian="normal" style:font-style-complex="normal" style:font-weight-complex="normal"/>
    </style:style>
    <style:style style:name="T1734" style:family="text">
      <style:text-properties fo:font-style="normal" fo:font-weight="normal" officeooo:rsid="075f8ed4" style:font-style-asian="normal" style:font-weight-asian="normal" style:font-style-complex="normal" style:font-weight-complex="normal"/>
    </style:style>
    <style:style style:name="T1735" style:family="text">
      <style:text-properties fo:font-style="normal" fo:font-weight="normal" officeooo:rsid="07609b06" style:font-style-asian="normal" style:font-weight-asian="normal" style:font-style-complex="normal" style:font-weight-complex="normal"/>
    </style:style>
    <style:style style:name="T1736" style:family="text">
      <style:text-properties fo:font-style="normal" fo:font-weight="normal" officeooo:rsid="07618a7d" style:font-style-asian="normal" style:font-weight-asian="normal" style:font-style-complex="normal" style:font-weight-complex="normal"/>
    </style:style>
    <style:style style:name="T1737" style:family="text">
      <style:text-properties fo:font-style="normal" fo:font-weight="normal" officeooo:rsid="076370b7" style:font-style-asian="normal" style:font-weight-asian="normal" style:font-style-complex="normal" style:font-weight-complex="normal"/>
    </style:style>
    <style:style style:name="T1738" style:family="text">
      <style:text-properties fo:font-style="normal" fo:font-weight="normal" officeooo:rsid="0764bc7d" style:font-style-asian="normal" style:font-weight-asian="normal" style:font-style-complex="normal" style:font-weight-complex="normal"/>
    </style:style>
    <style:style style:name="T1739" style:family="text">
      <style:text-properties fo:font-style="normal" fo:font-weight="normal" officeooo:rsid="07655851" style:font-style-asian="normal" style:font-weight-asian="normal" style:font-style-complex="normal" style:font-weight-complex="normal"/>
    </style:style>
    <style:style style:name="T1740" style:family="text">
      <style:text-properties fo:font-style="normal" fo:font-weight="normal" officeooo:rsid="0766a88c" style:font-style-asian="normal" style:font-weight-asian="normal" style:font-style-complex="normal" style:font-weight-complex="normal"/>
    </style:style>
    <style:style style:name="T1741" style:family="text">
      <style:text-properties fo:font-style="normal" fo:font-weight="normal" officeooo:rsid="07671846" style:font-style-asian="normal" style:font-weight-asian="normal" style:font-style-complex="normal" style:font-weight-complex="normal"/>
    </style:style>
    <style:style style:name="T1742" style:family="text">
      <style:text-properties fo:font-style="normal" fo:font-weight="normal" officeooo:rsid="076898b7" style:font-style-asian="normal" style:font-weight-asian="normal" style:font-style-complex="normal" style:font-weight-complex="normal"/>
    </style:style>
    <style:style style:name="T1743" style:family="text">
      <style:text-properties fo:font-style="normal" fo:font-weight="normal" officeooo:rsid="076a27e1" style:font-style-asian="normal" style:font-weight-asian="normal" style:font-style-complex="normal" style:font-weight-complex="normal"/>
    </style:style>
    <style:style style:name="T1744" style:family="text">
      <style:text-properties fo:font-style="normal" fo:font-weight="normal" officeooo:rsid="076bcd2e" style:font-style-asian="normal" style:font-weight-asian="normal" style:font-style-complex="normal" style:font-weight-complex="normal"/>
    </style:style>
    <style:style style:name="T1745" style:family="text">
      <style:text-properties fo:font-style="normal" fo:font-weight="normal" officeooo:rsid="076e64ee" style:font-style-asian="normal" style:font-weight-asian="normal" style:font-style-complex="normal" style:font-weight-complex="normal"/>
    </style:style>
    <style:style style:name="T1746" style:family="text">
      <style:text-properties fo:font-style="normal" fo:font-weight="normal" officeooo:rsid="076fb184" style:font-style-asian="normal" style:font-weight-asian="normal" style:font-style-complex="normal" style:font-weight-complex="normal"/>
    </style:style>
    <style:style style:name="T1747" style:family="text">
      <style:text-properties fo:font-style="normal" fo:font-weight="normal" officeooo:rsid="0772b1fc" style:font-style-asian="normal" style:font-weight-asian="normal" style:font-style-complex="normal" style:font-weight-complex="normal"/>
    </style:style>
    <style:style style:name="T1748" style:family="text">
      <style:text-properties fo:font-style="normal" fo:font-weight="normal" officeooo:rsid="07740973" style:font-style-asian="normal" style:font-weight-asian="normal" style:font-style-complex="normal" style:font-weight-complex="normal"/>
    </style:style>
    <style:style style:name="T1749" style:family="text">
      <style:text-properties fo:font-style="normal" fo:font-weight="normal" officeooo:rsid="077482b8" style:font-style-asian="normal" style:font-weight-asian="normal" style:font-style-complex="normal" style:font-weight-complex="normal"/>
    </style:style>
    <style:style style:name="T1750" style:family="text">
      <style:text-properties fo:font-style="normal" fo:font-weight="normal" officeooo:rsid="077560a3" style:font-style-asian="normal" style:font-weight-asian="normal" style:font-style-complex="normal" style:font-weight-complex="normal"/>
    </style:style>
    <style:style style:name="T1751" style:family="text">
      <style:text-properties fo:font-style="normal" fo:font-weight="normal" officeooo:rsid="077703f0" style:font-style-asian="normal" style:font-weight-asian="normal" style:font-style-complex="normal" style:font-weight-complex="normal"/>
    </style:style>
    <style:style style:name="T1752" style:family="text">
      <style:text-properties fo:font-style="normal" fo:font-weight="normal" officeooo:rsid="077854d6" style:font-style-asian="normal" style:font-weight-asian="normal" style:font-style-complex="normal" style:font-weight-complex="normal"/>
    </style:style>
    <style:style style:name="T1753" style:family="text">
      <style:text-properties fo:font-style="normal" fo:font-weight="normal" officeooo:rsid="077879c6" style:font-style-asian="normal" style:font-weight-asian="normal" style:font-style-complex="normal" style:font-weight-complex="normal"/>
    </style:style>
    <style:style style:name="T1754" style:family="text">
      <style:text-properties fo:font-style="normal" fo:font-weight="normal" officeooo:rsid="077937d4" style:font-style-asian="normal" style:font-weight-asian="normal" style:font-style-complex="normal" style:font-weight-complex="normal"/>
    </style:style>
    <style:style style:name="T1755" style:family="text">
      <style:text-properties fo:font-style="normal" fo:font-weight="normal" officeooo:rsid="077a36dd" style:font-style-asian="normal" style:font-weight-asian="normal" style:font-style-complex="normal" style:font-weight-complex="normal"/>
    </style:style>
    <style:style style:name="T1756" style:family="text">
      <style:text-properties fo:font-style="normal" fo:font-weight="normal" officeooo:rsid="077b4524" style:font-style-asian="normal" style:font-weight-asian="normal" style:font-style-complex="normal" style:font-weight-complex="normal"/>
    </style:style>
    <style:style style:name="T1757" style:family="text">
      <style:text-properties fo:font-style="normal" fo:font-weight="normal" officeooo:rsid="077d3078" style:font-style-asian="normal" style:font-weight-asian="normal" style:font-style-complex="normal" style:font-weight-complex="normal"/>
    </style:style>
    <style:style style:name="T1758" style:family="text">
      <style:text-properties fo:font-style="normal" fo:font-weight="normal" officeooo:rsid="0782b2d0" style:font-style-asian="normal" style:font-weight-asian="normal" style:font-style-complex="normal" style:font-weight-complex="normal"/>
    </style:style>
    <style:style style:name="T1759" style:family="text">
      <style:text-properties fo:font-style="normal" fo:font-weight="normal" officeooo:rsid="0783c450" style:font-style-asian="normal" style:font-weight-asian="normal" style:font-style-complex="normal" style:font-weight-complex="normal"/>
    </style:style>
    <style:style style:name="T1760" style:family="text">
      <style:text-properties fo:font-style="normal" fo:font-weight="normal" officeooo:rsid="07854e1b" style:font-style-asian="normal" style:font-weight-asian="normal" style:font-style-complex="normal" style:font-weight-complex="normal"/>
    </style:style>
    <style:style style:name="T1761" style:family="text">
      <style:text-properties fo:font-style="normal" fo:font-weight="normal" officeooo:rsid="0786119d" style:font-style-asian="normal" style:font-weight-asian="normal" style:font-style-complex="normal" style:font-weight-complex="normal"/>
    </style:style>
    <style:style style:name="T1762" style:family="text">
      <style:text-properties fo:font-style="normal" fo:font-weight="normal" officeooo:rsid="07874c45" style:font-style-asian="normal" style:font-weight-asian="normal" style:font-style-complex="normal" style:font-weight-complex="normal"/>
    </style:style>
    <style:style style:name="T1763" style:family="text">
      <style:text-properties fo:font-style="normal" fo:font-weight="normal" officeooo:rsid="0788310f" style:font-style-asian="normal" style:font-weight-asian="normal" style:font-style-complex="normal" style:font-weight-complex="normal"/>
    </style:style>
    <style:style style:name="T1764" style:family="text">
      <style:text-properties fo:font-style="normal" fo:font-weight="normal" officeooo:rsid="078990e7" style:font-style-asian="normal" style:font-weight-asian="normal" style:font-style-complex="normal" style:font-weight-complex="normal"/>
    </style:style>
    <style:style style:name="T1765" style:family="text">
      <style:text-properties fo:font-style="normal" fo:font-weight="normal" officeooo:rsid="0789fd29" style:font-style-asian="normal" style:font-weight-asian="normal" style:font-style-complex="normal" style:font-weight-complex="normal"/>
    </style:style>
    <style:style style:name="T1766" style:family="text">
      <style:text-properties fo:font-style="normal" fo:font-weight="normal" officeooo:rsid="078acd82" style:font-style-asian="normal" style:font-weight-asian="normal" style:font-style-complex="normal" style:font-weight-complex="normal"/>
    </style:style>
    <style:style style:name="T1767" style:family="text">
      <style:text-properties fo:font-style="normal" fo:font-weight="normal" officeooo:rsid="078b02e0" style:font-style-asian="normal" style:font-weight-asian="normal" style:font-style-complex="normal" style:font-weight-complex="normal"/>
    </style:style>
    <style:style style:name="T1768" style:family="text">
      <style:text-properties fo:font-style="normal" fo:font-weight="normal" officeooo:rsid="078fe2e5" style:font-style-asian="normal" style:font-weight-asian="normal" style:font-style-complex="normal" style:font-weight-complex="normal"/>
    </style:style>
    <style:style style:name="T1769" style:family="text">
      <style:text-properties fo:font-style="normal" fo:font-weight="normal" officeooo:rsid="079161f4" style:font-style-asian="normal" style:font-weight-asian="normal" style:font-style-complex="normal" style:font-weight-complex="normal"/>
    </style:style>
    <style:style style:name="T1770" style:family="text">
      <style:text-properties fo:font-style="normal" fo:font-weight="normal" officeooo:rsid="0792015d" style:font-style-asian="normal" style:font-weight-asian="normal" style:font-style-complex="normal" style:font-weight-complex="normal"/>
    </style:style>
    <style:style style:name="T1771" style:family="text">
      <style:text-properties fo:font-style="normal" fo:font-weight="normal" officeooo:rsid="0792c52a" style:font-style-asian="normal" style:font-weight-asian="normal" style:font-style-complex="normal" style:font-weight-complex="normal"/>
    </style:style>
    <style:style style:name="T1772" style:family="text">
      <style:text-properties fo:font-style="normal" fo:font-weight="normal" officeooo:rsid="07943961" style:font-style-asian="normal" style:font-weight-asian="normal" style:font-style-complex="normal" style:font-weight-complex="normal"/>
    </style:style>
    <style:style style:name="T1773" style:family="text">
      <style:text-properties fo:font-style="normal" fo:font-weight="normal" officeooo:rsid="07959df0" style:font-style-asian="normal" style:font-weight-asian="normal" style:font-style-complex="normal" style:font-weight-complex="normal"/>
    </style:style>
    <style:style style:name="T1774" style:family="text">
      <style:text-properties fo:font-style="normal" fo:font-weight="normal" officeooo:rsid="0795ede0" style:font-style-asian="normal" style:font-weight-asian="normal" style:font-style-complex="normal" style:font-weight-complex="normal"/>
    </style:style>
    <style:style style:name="T1775" style:family="text">
      <style:text-properties fo:font-style="normal" fo:font-weight="normal" officeooo:rsid="07969d52" style:font-style-asian="normal" style:font-weight-asian="normal" style:font-style-complex="normal" style:font-weight-complex="normal"/>
    </style:style>
    <style:style style:name="T1776" style:family="text">
      <style:text-properties fo:font-style="normal" fo:font-weight="normal" officeooo:rsid="0797f4bb" style:font-style-asian="normal" style:font-weight-asian="normal" style:font-style-complex="normal" style:font-weight-complex="normal"/>
    </style:style>
    <style:style style:name="T1777" style:family="text">
      <style:text-properties fo:font-style="normal" fo:font-weight="normal" officeooo:rsid="0799188e" style:font-style-asian="normal" style:font-weight-asian="normal" style:font-style-complex="normal" style:font-weight-complex="normal"/>
    </style:style>
    <style:style style:name="T1778" style:family="text">
      <style:text-properties fo:font-style="normal" fo:font-weight="normal" officeooo:rsid="079a242b" style:font-style-asian="normal" style:font-weight-asian="normal" style:font-style-complex="normal" style:font-weight-complex="normal"/>
    </style:style>
    <style:style style:name="T1779" style:family="text">
      <style:text-properties fo:font-style="normal" fo:font-weight="normal" officeooo:rsid="079a3d4e" style:font-style-asian="normal" style:font-weight-asian="normal" style:font-style-complex="normal" style:font-weight-complex="normal"/>
    </style:style>
    <style:style style:name="T1780" style:family="text">
      <style:text-properties fo:font-style="normal" fo:font-weight="normal" officeooo:rsid="079a6abf" style:font-style-asian="normal" style:font-weight-asian="normal" style:font-style-complex="normal" style:font-weight-complex="normal"/>
    </style:style>
    <style:style style:name="T1781" style:family="text">
      <style:text-properties fo:font-style="normal" fo:font-weight="normal" officeooo:rsid="079c326e" style:font-style-asian="normal" style:font-weight-asian="normal" style:font-style-complex="normal" style:font-weight-complex="normal"/>
    </style:style>
    <style:style style:name="T1782" style:family="text">
      <style:text-properties fo:font-style="normal" fo:font-weight="normal" officeooo:rsid="079c8939" style:font-style-asian="normal" style:font-weight-asian="normal" style:font-style-complex="normal" style:font-weight-complex="normal"/>
    </style:style>
    <style:style style:name="T1783" style:family="text">
      <style:text-properties fo:font-style="normal" fo:font-weight="normal" officeooo:rsid="079d37a1" style:font-style-asian="normal" style:font-weight-asian="normal" style:font-style-complex="normal" style:font-weight-complex="normal"/>
    </style:style>
    <style:style style:name="T1784" style:family="text">
      <style:text-properties fo:font-style="normal" fo:font-weight="normal" officeooo:rsid="079e8294" style:font-style-asian="normal" style:font-weight-asian="normal" style:font-style-complex="normal" style:font-weight-complex="normal"/>
    </style:style>
    <style:style style:name="T1785" style:family="text">
      <style:text-properties fo:font-style="normal" fo:font-weight="normal" officeooo:rsid="079f0c3d" style:font-style-asian="normal" style:font-weight-asian="normal" style:font-style-complex="normal" style:font-weight-complex="normal"/>
    </style:style>
    <style:style style:name="T1786" style:family="text">
      <style:text-properties fo:font-style="normal" fo:font-weight="normal" officeooo:rsid="07a0e03f" style:font-style-asian="normal" style:font-weight-asian="normal" style:font-style-complex="normal" style:font-weight-complex="normal"/>
    </style:style>
    <style:style style:name="T1787" style:family="text">
      <style:text-properties fo:font-style="normal" fo:font-weight="normal" officeooo:rsid="07a34096" style:font-style-asian="normal" style:font-weight-asian="normal" style:font-style-complex="normal" style:font-weight-complex="normal"/>
    </style:style>
    <style:style style:name="T1788" style:family="text">
      <style:text-properties fo:font-style="normal" fo:font-weight="normal" officeooo:rsid="07a381cc" style:font-style-asian="normal" style:font-weight-asian="normal" style:font-style-complex="normal" style:font-weight-complex="normal"/>
    </style:style>
    <style:style style:name="T1789" style:family="text">
      <style:text-properties fo:font-style="normal" fo:font-weight="normal" officeooo:rsid="07a419cd" style:font-style-asian="normal" style:font-weight-asian="normal" style:font-style-complex="normal" style:font-weight-complex="normal"/>
    </style:style>
    <style:style style:name="T1790" style:family="text">
      <style:text-properties fo:font-style="normal" fo:font-weight="normal" officeooo:rsid="07a5f753" style:font-style-asian="normal" style:font-weight-asian="normal" style:font-style-complex="normal" style:font-weight-complex="normal"/>
    </style:style>
    <style:style style:name="T1791" style:family="text">
      <style:text-properties fo:font-style="normal" fo:font-weight="normal" officeooo:rsid="07a6edf1" style:font-style-asian="normal" style:font-weight-asian="normal" style:font-style-complex="normal" style:font-weight-complex="normal"/>
    </style:style>
    <style:style style:name="T1792" style:family="text">
      <style:text-properties fo:font-style="normal" fo:font-weight="normal" officeooo:rsid="07a7820f" style:font-style-asian="normal" style:font-weight-asian="normal" style:font-style-complex="normal" style:font-weight-complex="normal"/>
    </style:style>
    <style:style style:name="T1793" style:family="text">
      <style:text-properties fo:font-style="normal" fo:font-weight="normal" officeooo:rsid="07a8429a" style:font-style-asian="normal" style:font-weight-asian="normal" style:font-style-complex="normal" style:font-weight-complex="normal"/>
    </style:style>
    <style:style style:name="T1794" style:family="text">
      <style:text-properties fo:font-style="normal" fo:font-weight="normal" officeooo:rsid="07a9e7bb" style:font-style-asian="normal" style:font-weight-asian="normal" style:font-style-complex="normal" style:font-weight-complex="normal"/>
    </style:style>
    <style:style style:name="T1795" style:family="text">
      <style:text-properties fo:font-style="normal" fo:font-weight="normal" officeooo:rsid="07ab3d4b" style:font-style-asian="normal" style:font-weight-asian="normal" style:font-style-complex="normal" style:font-weight-complex="normal"/>
    </style:style>
    <style:style style:name="T1796" style:family="text">
      <style:text-properties fo:font-style="normal" fo:font-weight="normal" officeooo:rsid="07ad333f" style:font-style-asian="normal" style:font-weight-asian="normal" style:font-style-complex="normal" style:font-weight-complex="normal"/>
    </style:style>
    <style:style style:name="T1797" style:family="text">
      <style:text-properties fo:font-style="normal" fo:font-weight="normal" officeooo:rsid="07ad9c51" style:font-style-asian="normal" style:font-weight-asian="normal" style:font-style-complex="normal" style:font-weight-complex="normal"/>
    </style:style>
    <style:style style:name="T1798" style:family="text">
      <style:text-properties fo:font-style="normal" fo:font-weight="normal" officeooo:rsid="07af564a" style:font-style-asian="normal" style:font-weight-asian="normal" style:font-style-complex="normal" style:font-weight-complex="normal"/>
    </style:style>
    <style:style style:name="T1799" style:family="text">
      <style:text-properties fo:font-style="normal" fo:font-weight="normal" officeooo:rsid="07af89ee" style:font-style-asian="normal" style:font-weight-asian="normal" style:font-style-complex="normal" style:font-weight-complex="normal"/>
    </style:style>
    <style:style style:name="T1800" style:family="text">
      <style:text-properties fo:font-style="normal" fo:font-weight="normal" officeooo:rsid="07b15c2e" style:font-style-asian="normal" style:font-weight-asian="normal" style:font-style-complex="normal" style:font-weight-complex="normal"/>
    </style:style>
    <style:style style:name="T1801" style:family="text">
      <style:text-properties fo:font-style="normal" fo:font-weight="normal" officeooo:rsid="07b2fb98" style:font-style-asian="normal" style:font-weight-asian="normal" style:font-style-complex="normal" style:font-weight-complex="normal"/>
    </style:style>
    <style:style style:name="T1802" style:family="text">
      <style:text-properties fo:font-style="normal" fo:font-weight="normal" officeooo:rsid="07b39b44" style:font-style-asian="normal" style:font-weight-asian="normal" style:font-style-complex="normal" style:font-weight-complex="normal"/>
    </style:style>
    <style:style style:name="T1803" style:family="text">
      <style:text-properties fo:font-style="normal" fo:font-weight="normal" officeooo:rsid="07b5a640" style:font-style-asian="normal" style:font-weight-asian="normal" style:font-style-complex="normal" style:font-weight-complex="normal"/>
    </style:style>
    <style:style style:name="T1804" style:family="text">
      <style:text-properties fo:font-style="normal" fo:font-weight="normal" officeooo:rsid="07b66028" style:font-style-asian="normal" style:font-weight-asian="normal" style:font-style-complex="normal" style:font-weight-complex="normal"/>
    </style:style>
    <style:style style:name="T1805" style:family="text">
      <style:text-properties fo:font-style="normal" fo:font-weight="normal" officeooo:rsid="07b6f037" style:font-style-asian="normal" style:font-weight-asian="normal" style:font-style-complex="normal" style:font-weight-complex="normal"/>
    </style:style>
    <style:style style:name="T1806" style:family="text">
      <style:text-properties fo:font-style="normal" fo:font-weight="normal" officeooo:rsid="07b8db68" style:font-style-asian="normal" style:font-weight-asian="normal" style:font-style-complex="normal" style:font-weight-complex="normal"/>
    </style:style>
    <style:style style:name="T1807" style:family="text">
      <style:text-properties fo:font-style="normal" fo:font-weight="normal" officeooo:rsid="07ba7c2d" style:font-style-asian="normal" style:font-weight-asian="normal" style:font-style-complex="normal" style:font-weight-complex="normal"/>
    </style:style>
    <style:style style:name="T1808" style:family="text">
      <style:text-properties fo:font-style="normal" fo:font-weight="normal" officeooo:rsid="07bbc4be" style:font-style-asian="normal" style:font-weight-asian="normal" style:font-style-complex="normal" style:font-weight-complex="normal"/>
    </style:style>
    <style:style style:name="T1809" style:family="text">
      <style:text-properties fo:font-style="normal" fo:font-weight="normal" officeooo:rsid="07bce1b2" style:font-style-asian="normal" style:font-weight-asian="normal" style:font-style-complex="normal" style:font-weight-complex="normal"/>
    </style:style>
    <style:style style:name="T1810" style:family="text">
      <style:text-properties fo:font-style="normal" fo:font-weight="normal" officeooo:rsid="07bdce2d" style:font-style-asian="normal" style:font-weight-asian="normal" style:font-style-complex="normal" style:font-weight-complex="normal"/>
    </style:style>
    <style:style style:name="T1811" style:family="text">
      <style:text-properties fo:font-style="normal" fo:font-weight="normal" officeooo:rsid="07bfae6e" style:font-style-asian="normal" style:font-weight-asian="normal" style:font-style-complex="normal" style:font-weight-complex="normal"/>
    </style:style>
    <style:style style:name="T1812" style:family="text">
      <style:text-properties fo:font-style="normal" fo:font-weight="normal" officeooo:rsid="07bfde69" style:font-style-asian="normal" style:font-weight-asian="normal" style:font-style-complex="normal" style:font-weight-complex="normal"/>
    </style:style>
    <style:style style:name="T1813" style:family="text">
      <style:text-properties fo:font-style="normal" fo:font-weight="normal" officeooo:rsid="07c0768a" style:font-style-asian="normal" style:font-weight-asian="normal" style:font-style-complex="normal" style:font-weight-complex="normal"/>
    </style:style>
    <style:style style:name="T1814" style:family="text">
      <style:text-properties fo:font-style="normal" fo:font-weight="normal" officeooo:rsid="07c22b93" style:font-style-asian="normal" style:font-weight-asian="normal" style:font-style-complex="normal" style:font-weight-complex="normal"/>
    </style:style>
    <style:style style:name="T1815" style:family="text">
      <style:text-properties fo:font-style="normal" fo:font-weight="normal" officeooo:rsid="07c3996f" style:font-style-asian="normal" style:font-weight-asian="normal" style:font-style-complex="normal" style:font-weight-complex="normal"/>
    </style:style>
    <style:style style:name="T1816" style:family="text">
      <style:text-properties fo:font-style="normal" fo:font-weight="normal" officeooo:rsid="07c441b0" style:font-style-asian="normal" style:font-weight-asian="normal" style:font-style-complex="normal" style:font-weight-complex="normal"/>
    </style:style>
    <style:style style:name="T1817" style:family="text">
      <style:text-properties fo:font-style="normal" fo:font-weight="normal" officeooo:rsid="07c5158a" style:font-style-asian="normal" style:font-weight-asian="normal" style:font-style-complex="normal" style:font-weight-complex="normal"/>
    </style:style>
    <style:style style:name="T1818" style:family="text">
      <style:text-properties fo:font-style="normal" fo:font-weight="normal" officeooo:rsid="07c54454" style:font-style-asian="normal" style:font-weight-asian="normal" style:font-style-complex="normal" style:font-weight-complex="normal"/>
    </style:style>
    <style:style style:name="T1819" style:family="text">
      <style:text-properties fo:font-style="normal" fo:font-weight="normal" officeooo:rsid="07c6b0ad" style:font-style-asian="normal" style:font-weight-asian="normal" style:font-style-complex="normal" style:font-weight-complex="normal"/>
    </style:style>
    <style:style style:name="T1820" style:family="text">
      <style:text-properties fo:font-style="normal" fo:font-weight="normal" officeooo:rsid="07c771d9" style:font-style-asian="normal" style:font-weight-asian="normal" style:font-style-complex="normal" style:font-weight-complex="normal"/>
    </style:style>
    <style:style style:name="T1821" style:family="text">
      <style:text-properties fo:font-style="normal" fo:font-weight="normal" officeooo:rsid="07c96d80" style:font-style-asian="normal" style:font-weight-asian="normal" style:font-style-complex="normal" style:font-weight-complex="normal"/>
    </style:style>
    <style:style style:name="T1822" style:family="text">
      <style:text-properties fo:font-style="normal" fo:font-weight="normal" officeooo:rsid="07cd20be" style:font-style-asian="normal" style:font-weight-asian="normal" style:font-style-complex="normal" style:font-weight-complex="normal"/>
    </style:style>
    <style:style style:name="T1823" style:family="text">
      <style:text-properties fo:font-style="normal" fo:font-weight="normal" officeooo:rsid="07ce0cb1" style:font-style-asian="normal" style:font-weight-asian="normal" style:font-style-complex="normal" style:font-weight-complex="normal"/>
    </style:style>
    <style:style style:name="T1824" style:family="text">
      <style:text-properties fo:font-style="normal" fo:font-weight="normal" officeooo:rsid="07d002f8" style:font-style-asian="normal" style:font-weight-asian="normal" style:font-style-complex="normal" style:font-weight-complex="normal"/>
    </style:style>
    <style:style style:name="T1825" style:family="text">
      <style:text-properties fo:font-style="normal" fo:font-weight="normal" officeooo:rsid="07b3bf0c" style:font-style-asian="normal" style:font-weight-asian="normal" style:font-style-complex="normal" style:font-weight-complex="normal"/>
    </style:style>
    <style:style style:name="T1826" style:family="text">
      <style:text-properties fo:font-style="normal" fo:font-weight="normal" officeooo:rsid="07d24811" style:font-style-asian="normal" style:font-weight-asian="normal" style:font-style-complex="normal" style:font-weight-complex="normal"/>
    </style:style>
    <style:style style:name="T1827" style:family="text">
      <style:text-properties fo:font-style="normal" fo:font-weight="normal" officeooo:rsid="07d4177c" style:font-style-asian="normal" style:font-weight-asian="normal" style:font-style-complex="normal" style:font-weight-complex="normal"/>
    </style:style>
    <style:style style:name="T1828" style:family="text">
      <style:text-properties fo:font-style="normal" fo:font-weight="normal" officeooo:rsid="07d45300" style:font-style-asian="normal" style:font-weight-asian="normal" style:font-style-complex="normal" style:font-weight-complex="normal"/>
    </style:style>
    <style:style style:name="T1829" style:family="text">
      <style:text-properties fo:font-style="normal" fo:font-weight="normal" officeooo:rsid="07d48a93" style:font-style-asian="normal" style:font-weight-asian="normal" style:font-style-complex="normal" style:font-weight-complex="normal"/>
    </style:style>
    <style:style style:name="T1830" style:family="text">
      <style:text-properties fo:font-style="normal" fo:font-weight="normal" officeooo:rsid="07d5e84f" style:font-style-asian="normal" style:font-weight-asian="normal" style:font-style-complex="normal" style:font-weight-complex="normal"/>
    </style:style>
    <style:style style:name="T1831" style:family="text">
      <style:text-properties fo:font-style="normal" fo:font-weight="normal" officeooo:rsid="07d61d79" style:font-style-asian="normal" style:font-weight-asian="normal" style:font-style-complex="normal" style:font-weight-complex="normal"/>
    </style:style>
    <style:style style:name="T1832" style:family="text">
      <style:text-properties fo:font-style="normal" fo:font-weight="normal" officeooo:rsid="07d69469" style:font-style-asian="normal" style:font-weight-asian="normal" style:font-style-complex="normal" style:font-weight-complex="normal"/>
    </style:style>
    <style:style style:name="T1833" style:family="text">
      <style:text-properties fo:font-style="normal" fo:font-weight="normal" officeooo:rsid="07d74fbf" style:font-style-asian="normal" style:font-weight-asian="normal" style:font-style-complex="normal" style:font-weight-complex="normal"/>
    </style:style>
    <style:style style:name="T1834" style:family="text">
      <style:text-properties fo:font-style="normal" fo:font-weight="normal" officeooo:rsid="07d7cf5f" style:font-style-asian="normal" style:font-weight-asian="normal" style:font-style-complex="normal" style:font-weight-complex="normal"/>
    </style:style>
    <style:style style:name="T1835" style:family="text">
      <style:text-properties fo:font-style="normal" fo:font-weight="normal" officeooo:rsid="07d8a7d3" style:font-style-asian="normal" style:font-weight-asian="normal" style:font-style-complex="normal" style:font-weight-complex="normal"/>
    </style:style>
    <style:style style:name="T1836" style:family="text">
      <style:text-properties fo:font-style="normal" fo:font-weight="normal" officeooo:rsid="07da93d7" style:font-style-asian="normal" style:font-weight-asian="normal" style:font-style-complex="normal" style:font-weight-complex="normal"/>
    </style:style>
    <style:style style:name="T1837" style:family="text">
      <style:text-properties fo:font-style="normal" fo:font-weight="normal" officeooo:rsid="07db5e35" style:font-style-asian="normal" style:font-weight-asian="normal" style:font-style-complex="normal" style:font-weight-complex="normal"/>
    </style:style>
    <style:style style:name="T1838" style:family="text">
      <style:text-properties fo:font-style="normal" fo:font-weight="normal" officeooo:rsid="07db7c9c" style:font-style-asian="normal" style:font-weight-asian="normal" style:font-style-complex="normal" style:font-weight-complex="normal"/>
    </style:style>
    <style:style style:name="T1839" style:family="text">
      <style:text-properties fo:font-style="normal" fo:font-weight="normal" officeooo:rsid="07dcc65d" style:font-style-asian="normal" style:font-weight-asian="normal" style:font-style-complex="normal" style:font-weight-complex="normal"/>
    </style:style>
    <style:style style:name="T1840" style:family="text">
      <style:text-properties fo:font-style="normal" fo:font-weight="normal" officeooo:rsid="07dd66f6" style:font-style-asian="normal" style:font-weight-asian="normal" style:font-style-complex="normal" style:font-weight-complex="normal"/>
    </style:style>
    <style:style style:name="T1841" style:family="text">
      <style:text-properties fo:font-style="normal" fo:font-weight="normal" officeooo:rsid="07dd98fc" style:font-style-asian="normal" style:font-weight-asian="normal" style:font-style-complex="normal" style:font-weight-complex="normal"/>
    </style:style>
    <style:style style:name="T1842" style:family="text">
      <style:text-properties fo:font-style="normal" fo:font-weight="normal" officeooo:rsid="07de8dbd" style:font-style-asian="normal" style:font-weight-asian="normal" style:font-style-complex="normal" style:font-weight-complex="normal"/>
    </style:style>
    <style:style style:name="T1843" style:family="text">
      <style:text-properties fo:font-style="normal" fo:font-weight="normal" officeooo:rsid="07dffe3e" style:font-style-asian="normal" style:font-weight-asian="normal" style:font-style-complex="normal" style:font-weight-complex="normal"/>
    </style:style>
    <style:style style:name="T1844" style:family="text">
      <style:text-properties fo:font-style="normal" fo:font-weight="normal" officeooo:rsid="07e1068a" style:font-style-asian="normal" style:font-weight-asian="normal" style:font-style-complex="normal" style:font-weight-complex="normal"/>
    </style:style>
    <style:style style:name="T1845" style:family="text">
      <style:text-properties fo:font-style="normal" fo:font-weight="normal" officeooo:rsid="07e1fab5" style:font-style-asian="normal" style:font-weight-asian="normal" style:font-style-complex="normal" style:font-weight-complex="normal"/>
    </style:style>
    <style:style style:name="T1846" style:family="text">
      <style:text-properties fo:font-style="normal" fo:font-weight="normal" officeooo:rsid="07e3c1f9" style:font-style-asian="normal" style:font-weight-asian="normal" style:font-style-complex="normal" style:font-weight-complex="normal"/>
    </style:style>
    <style:style style:name="T1847" style:family="text">
      <style:text-properties fo:font-style="normal" fo:font-weight="normal" officeooo:rsid="07e4466c" style:font-style-asian="normal" style:font-weight-asian="normal" style:font-style-complex="normal" style:font-weight-complex="normal"/>
    </style:style>
    <style:style style:name="T1848" style:family="text">
      <style:text-properties fo:font-style="normal" fo:font-weight="normal" officeooo:rsid="07e463b2" style:font-style-asian="normal" style:font-weight-asian="normal" style:font-style-complex="normal" style:font-weight-complex="normal"/>
    </style:style>
    <style:style style:name="T1849" style:family="text">
      <style:text-properties fo:font-style="normal" fo:font-weight="normal" officeooo:rsid="07e5b33d" style:font-style-asian="normal" style:font-weight-asian="normal" style:font-style-complex="normal" style:font-weight-complex="normal"/>
    </style:style>
    <style:style style:name="T1850" style:family="text">
      <style:text-properties fo:font-style="normal" fo:font-weight="normal" officeooo:rsid="07e766dd" style:font-style-asian="normal" style:font-weight-asian="normal" style:font-style-complex="normal" style:font-weight-complex="normal"/>
    </style:style>
    <style:style style:name="T1851" style:family="text">
      <style:text-properties fo:font-style="normal" fo:font-weight="normal" officeooo:rsid="07e8ae1c" style:font-style-asian="normal" style:font-weight-asian="normal" style:font-style-complex="normal" style:font-weight-complex="normal"/>
    </style:style>
    <style:style style:name="T1852" style:family="text">
      <style:text-properties fo:font-style="normal" fo:font-weight="normal" officeooo:rsid="07e8fd06" style:font-style-asian="normal" style:font-weight-asian="normal" style:font-style-complex="normal" style:font-weight-complex="normal"/>
    </style:style>
    <style:style style:name="T1853" style:family="text">
      <style:text-properties fo:font-style="normal" fo:font-weight="normal" officeooo:rsid="07ea21da" style:font-style-asian="normal" style:font-weight-asian="normal" style:font-style-complex="normal" style:font-weight-complex="normal"/>
    </style:style>
    <style:style style:name="T1854" style:family="text">
      <style:text-properties fo:font-style="normal" fo:font-weight="normal" officeooo:rsid="07ebfc79" style:font-style-asian="normal" style:font-weight-asian="normal" style:font-style-complex="normal" style:font-weight-complex="normal"/>
    </style:style>
    <style:style style:name="T1855" style:family="text">
      <style:text-properties fo:font-style="normal" fo:font-weight="normal" officeooo:rsid="07ed689b" style:font-style-asian="normal" style:font-weight-asian="normal" style:font-style-complex="normal" style:font-weight-complex="normal"/>
    </style:style>
    <style:style style:name="T1856" style:family="text">
      <style:text-properties fo:font-style="normal" fo:font-weight="normal" officeooo:rsid="07ed705c" style:font-style-asian="normal" style:font-weight-asian="normal" style:font-style-complex="normal" style:font-weight-complex="normal"/>
    </style:style>
    <style:style style:name="T1857" style:family="text">
      <style:text-properties fo:font-style="normal" fo:font-weight="normal" officeooo:rsid="07ef03a7" style:font-style-asian="normal" style:font-weight-asian="normal" style:font-style-complex="normal" style:font-weight-complex="normal"/>
    </style:style>
    <style:style style:name="T1858" style:family="text">
      <style:text-properties fo:font-style="normal" fo:font-weight="normal" officeooo:rsid="07f0f1b8" style:font-style-asian="normal" style:font-weight-asian="normal" style:font-style-complex="normal" style:font-weight-complex="normal"/>
    </style:style>
    <style:style style:name="T1859" style:family="text">
      <style:text-properties fo:font-style="normal" fo:font-weight="normal" officeooo:rsid="07f35bfd" style:font-style-asian="normal" style:font-weight-asian="normal" style:font-style-complex="normal" style:font-weight-complex="normal"/>
    </style:style>
    <style:style style:name="T1860" style:family="text">
      <style:text-properties fo:font-style="normal" fo:font-weight="normal" officeooo:rsid="07f39ef1" style:font-style-asian="normal" style:font-weight-asian="normal" style:font-style-complex="normal" style:font-weight-complex="normal"/>
    </style:style>
    <style:style style:name="T1861" style:family="text">
      <style:text-properties fo:font-style="normal" fo:font-weight="normal" officeooo:rsid="07f438c5" style:font-style-asian="normal" style:font-weight-asian="normal" style:font-style-complex="normal" style:font-weight-complex="normal"/>
    </style:style>
    <style:style style:name="T1862" style:family="text">
      <style:text-properties fo:font-style="normal" fo:font-weight="normal" officeooo:rsid="07f4fc10" style:font-style-asian="normal" style:font-weight-asian="normal" style:font-style-complex="normal" style:font-weight-complex="normal"/>
    </style:style>
    <style:style style:name="T1863" style:family="text">
      <style:text-properties fo:font-style="normal" fo:font-weight="normal" officeooo:rsid="07f64986" style:font-style-asian="normal" style:font-weight-asian="normal" style:font-style-complex="normal" style:font-weight-complex="normal"/>
    </style:style>
    <style:style style:name="T1864" style:family="text">
      <style:text-properties fo:font-style="normal" fo:font-weight="normal" officeooo:rsid="07f82ab7" style:font-style-asian="normal" style:font-weight-asian="normal" style:font-style-complex="normal" style:font-weight-complex="normal"/>
    </style:style>
    <style:style style:name="T1865" style:family="text">
      <style:text-properties fo:font-style="normal" fo:font-weight="normal" officeooo:rsid="07f83d53" style:font-style-asian="normal" style:font-weight-asian="normal" style:font-style-complex="normal" style:font-weight-complex="normal"/>
    </style:style>
    <style:style style:name="T1866" style:family="text">
      <style:text-properties fo:font-style="normal" fo:font-weight="normal" officeooo:rsid="07f9f819" style:font-style-asian="normal" style:font-weight-asian="normal" style:font-style-complex="normal" style:font-weight-complex="normal"/>
    </style:style>
    <style:style style:name="T1867" style:family="text">
      <style:text-properties fo:font-style="normal" fo:font-weight="normal" officeooo:rsid="07fac31d" style:font-style-asian="normal" style:font-weight-asian="normal" style:font-style-complex="normal" style:font-weight-complex="normal"/>
    </style:style>
    <style:style style:name="T1868" style:family="text">
      <style:text-properties fo:font-style="normal" fo:font-weight="normal" officeooo:rsid="07fc829e" style:font-style-asian="normal" style:font-weight-asian="normal" style:font-style-complex="normal" style:font-weight-complex="normal"/>
    </style:style>
    <style:style style:name="T1869" style:family="text">
      <style:text-properties fo:font-style="normal" fo:font-weight="normal" officeooo:rsid="07fccf86" style:font-style-asian="normal" style:font-weight-asian="normal" style:font-style-complex="normal" style:font-weight-complex="normal"/>
    </style:style>
    <style:style style:name="T1870" style:family="text">
      <style:text-properties fo:font-style="normal" fo:font-weight="normal" officeooo:rsid="07fdb699" style:font-style-asian="normal" style:font-weight-asian="normal" style:font-style-complex="normal" style:font-weight-complex="normal"/>
    </style:style>
    <style:style style:name="T1871" style:family="text">
      <style:text-properties fo:font-style="normal" fo:font-weight="normal" officeooo:rsid="07fe5a37" style:font-style-asian="normal" style:font-weight-asian="normal" style:font-style-complex="normal" style:font-weight-complex="normal"/>
    </style:style>
    <style:style style:name="T1872" style:family="text">
      <style:text-properties fo:font-style="normal" fo:font-weight="normal" officeooo:rsid="07ff9f13" style:font-style-asian="normal" style:font-weight-asian="normal" style:font-style-complex="normal" style:font-weight-complex="normal"/>
    </style:style>
    <style:style style:name="T1873" style:family="text">
      <style:text-properties fo:font-style="normal" fo:font-weight="normal" officeooo:rsid="080228a6" style:font-style-asian="normal" style:font-weight-asian="normal" style:font-style-complex="normal" style:font-weight-complex="normal"/>
    </style:style>
    <style:style style:name="T1874" style:family="text">
      <style:text-properties fo:font-style="normal" fo:font-weight="normal" officeooo:rsid="080358cb" style:font-style-asian="normal" style:font-weight-asian="normal" style:font-style-complex="normal" style:font-weight-complex="normal"/>
    </style:style>
    <style:style style:name="T1875" style:family="text">
      <style:text-properties fo:font-style="normal" fo:font-weight="normal" officeooo:rsid="0803fe6d" style:font-style-asian="normal" style:font-weight-asian="normal" style:font-style-complex="normal" style:font-weight-complex="normal"/>
    </style:style>
    <style:style style:name="T1876" style:family="text">
      <style:text-properties fo:font-style="normal" fo:font-weight="normal" officeooo:rsid="08058c5e" style:font-style-asian="normal" style:font-weight-asian="normal" style:font-style-complex="normal" style:font-weight-complex="normal"/>
    </style:style>
    <style:style style:name="T1877" style:family="text">
      <style:text-properties fo:font-style="normal" fo:font-weight="normal" officeooo:rsid="080650a4" style:font-style-asian="normal" style:font-weight-asian="normal" style:font-style-complex="normal" style:font-weight-complex="normal"/>
    </style:style>
    <style:style style:name="T1878" style:family="text">
      <style:text-properties fo:font-style="normal" fo:font-weight="normal" officeooo:rsid="0801bc46" style:font-style-asian="normal" style:font-weight-asian="normal" style:font-style-complex="normal" style:font-weight-complex="normal"/>
    </style:style>
    <style:style style:name="T1879" style:family="text">
      <style:text-properties fo:font-style="normal" fo:font-weight="normal" officeooo:rsid="0807bf25" style:font-style-asian="normal" style:font-weight-asian="normal" style:font-style-complex="normal" style:font-weight-complex="normal"/>
    </style:style>
    <style:style style:name="T1880" style:family="text">
      <style:text-properties fo:font-style="normal" fo:font-weight="normal" officeooo:rsid="0808c6f4" style:font-style-asian="normal" style:font-weight-asian="normal" style:font-style-complex="normal" style:font-weight-complex="normal"/>
    </style:style>
    <style:style style:name="T1881" style:family="text">
      <style:text-properties fo:font-style="normal" fo:font-weight="normal" officeooo:rsid="080ae3cb" style:font-style-asian="normal" style:font-weight-asian="normal" style:font-style-complex="normal" style:font-weight-complex="normal"/>
    </style:style>
    <style:style style:name="T1882" style:family="text">
      <style:text-properties fo:font-style="normal" fo:font-weight="normal" officeooo:rsid="080c5131" style:font-style-asian="normal" style:font-weight-asian="normal" style:font-style-complex="normal" style:font-weight-complex="normal"/>
    </style:style>
    <style:style style:name="T1883" style:family="text">
      <style:text-properties fo:font-style="normal" fo:font-weight="normal" officeooo:rsid="080db54d" style:font-style-asian="normal" style:font-weight-asian="normal" style:font-style-complex="normal" style:font-weight-complex="normal"/>
    </style:style>
    <style:style style:name="T1884" style:family="text">
      <style:text-properties fo:font-style="normal" fo:font-weight="normal" officeooo:rsid="080faf8d" style:font-style-asian="normal" style:font-weight-asian="normal" style:font-style-complex="normal" style:font-weight-complex="normal"/>
    </style:style>
    <style:style style:name="T1885" style:family="text">
      <style:text-properties fo:font-style="normal" fo:font-weight="normal" officeooo:rsid="08115ffe" style:font-style-asian="normal" style:font-weight-asian="normal" style:font-style-complex="normal" style:font-weight-complex="normal"/>
    </style:style>
    <style:style style:name="T1886" style:family="text">
      <style:text-properties fo:font-style="normal" fo:font-weight="normal" officeooo:rsid="081267d2" style:font-style-asian="normal" style:font-weight-asian="normal" style:font-style-complex="normal" style:font-weight-complex="normal"/>
    </style:style>
    <style:style style:name="T1887" style:family="text">
      <style:text-properties fo:font-style="normal" fo:font-weight="normal" officeooo:rsid="0812981e" style:font-style-asian="normal" style:font-weight-asian="normal" style:font-style-complex="normal" style:font-weight-complex="normal"/>
    </style:style>
    <style:style style:name="T1888" style:family="text">
      <style:text-properties fo:font-style="normal" fo:font-weight="normal" officeooo:rsid="0813af68" style:font-style-asian="normal" style:font-weight-asian="normal" style:font-style-complex="normal" style:font-weight-complex="normal"/>
    </style:style>
    <style:style style:name="T1889" style:family="text">
      <style:text-properties fo:font-style="normal" fo:font-weight="normal" officeooo:rsid="08143c5c" style:font-style-asian="normal" style:font-weight-asian="normal" style:font-style-complex="normal" style:font-weight-complex="normal"/>
    </style:style>
    <style:style style:name="T1890" style:family="text">
      <style:text-properties fo:font-style="normal" fo:font-weight="normal" officeooo:rsid="0815334f" style:font-style-asian="normal" style:font-weight-asian="normal" style:font-style-complex="normal" style:font-weight-complex="normal"/>
    </style:style>
    <style:style style:name="T1891" style:family="text">
      <style:text-properties fo:font-style="normal" fo:font-weight="normal" officeooo:rsid="0815e2b2" style:font-style-asian="normal" style:font-weight-asian="normal" style:font-style-complex="normal" style:font-weight-complex="normal"/>
    </style:style>
    <style:style style:name="T1892" style:family="text">
      <style:text-properties fo:font-style="normal" fo:font-weight="normal" officeooo:rsid="080982c6" style:font-style-asian="normal" style:font-weight-asian="normal" style:font-style-complex="normal" style:font-weight-complex="normal"/>
    </style:style>
    <style:style style:name="T1893" style:family="text">
      <style:text-properties fo:font-style="normal" fo:font-weight="normal" officeooo:rsid="08181d47" style:font-style-asian="normal" style:font-weight-asian="normal" style:font-style-complex="normal" style:font-weight-complex="normal"/>
    </style:style>
    <style:style style:name="T1894" style:family="text">
      <style:text-properties fo:font-style="normal" fo:font-weight="normal" officeooo:rsid="0819889f" style:font-style-asian="normal" style:font-weight-asian="normal" style:font-style-complex="normal" style:font-weight-complex="normal"/>
    </style:style>
    <style:style style:name="T1895" style:family="text">
      <style:text-properties fo:font-style="normal" fo:font-weight="normal" officeooo:rsid="081a7944" style:font-style-asian="normal" style:font-weight-asian="normal" style:font-style-complex="normal" style:font-weight-complex="normal"/>
    </style:style>
    <style:style style:name="T1896" style:family="text">
      <style:text-properties fo:font-style="normal" fo:font-weight="normal" officeooo:rsid="081bba43" style:font-style-asian="normal" style:font-weight-asian="normal" style:font-style-complex="normal" style:font-weight-complex="normal"/>
    </style:style>
    <style:style style:name="T1897" style:family="text">
      <style:text-properties fo:font-style="normal" fo:font-weight="normal" officeooo:rsid="081cfd63" style:font-style-asian="normal" style:font-weight-asian="normal" style:font-style-complex="normal" style:font-weight-complex="normal"/>
    </style:style>
    <style:style style:name="T1898" style:family="text">
      <style:text-properties fo:font-style="normal" fo:font-weight="normal" officeooo:rsid="081e0587" style:font-style-asian="normal" style:font-weight-asian="normal" style:font-style-complex="normal" style:font-weight-complex="normal"/>
    </style:style>
    <style:style style:name="T1899" style:family="text">
      <style:text-properties fo:font-style="normal" fo:font-weight="normal" officeooo:rsid="081ed5c7" style:font-style-asian="normal" style:font-weight-asian="normal" style:font-style-complex="normal" style:font-weight-complex="normal"/>
    </style:style>
    <style:style style:name="T1900" style:family="text">
      <style:text-properties fo:font-style="normal" fo:font-weight="normal" officeooo:rsid="081f9d82" style:font-style-asian="normal" style:font-weight-asian="normal" style:font-style-complex="normal" style:font-weight-complex="normal"/>
    </style:style>
    <style:style style:name="T1901" style:family="text">
      <style:text-properties fo:font-style="normal" fo:font-weight="normal" officeooo:rsid="082032b0" style:font-style-asian="normal" style:font-weight-asian="normal" style:font-style-complex="normal" style:font-weight-complex="normal"/>
    </style:style>
    <style:style style:name="T1902" style:family="text">
      <style:text-properties fo:font-style="normal" fo:font-weight="normal" officeooo:rsid="08216ac8" style:font-style-asian="normal" style:font-weight-asian="normal" style:font-style-complex="normal" style:font-weight-complex="normal"/>
    </style:style>
    <style:style style:name="T1903" style:family="text">
      <style:text-properties fo:font-style="normal" fo:font-weight="normal" officeooo:rsid="08236948" style:font-style-asian="normal" style:font-weight-asian="normal" style:font-style-complex="normal" style:font-weight-complex="normal"/>
    </style:style>
    <style:style style:name="T1904" style:family="text">
      <style:text-properties fo:font-style="normal" fo:font-weight="normal" officeooo:rsid="08249ece" style:font-style-asian="normal" style:font-weight-asian="normal" style:font-style-complex="normal" style:font-weight-complex="normal"/>
    </style:style>
    <style:style style:name="T1905" style:family="text">
      <style:text-properties fo:font-style="normal" fo:font-weight="normal" officeooo:rsid="0825d3ae" style:font-style-asian="normal" style:font-weight-asian="normal" style:font-style-complex="normal" style:font-weight-complex="normal"/>
    </style:style>
    <style:style style:name="T1906" style:family="text">
      <style:text-properties fo:font-style="normal" fo:font-weight="normal" officeooo:rsid="08276a29" style:font-style-asian="normal" style:font-weight-asian="normal" style:font-style-complex="normal" style:font-weight-complex="normal"/>
    </style:style>
    <style:style style:name="T1907" style:family="text">
      <style:text-properties fo:font-style="normal" fo:font-weight="normal" officeooo:rsid="08288829" style:font-style-asian="normal" style:font-weight-asian="normal" style:font-style-complex="normal" style:font-weight-complex="normal"/>
    </style:style>
    <style:style style:name="T1908" style:family="text">
      <style:text-properties fo:font-style="normal" fo:font-weight="normal" officeooo:rsid="0829309f" style:font-style-asian="normal" style:font-weight-asian="normal" style:font-style-complex="normal" style:font-weight-complex="normal"/>
    </style:style>
    <style:style style:name="T1909" style:family="text">
      <style:text-properties fo:font-style="normal" fo:font-weight="normal" officeooo:rsid="082af5b2" style:font-style-asian="normal" style:font-weight-asian="normal" style:font-style-complex="normal" style:font-weight-complex="normal"/>
    </style:style>
    <style:style style:name="T1910" style:family="text">
      <style:text-properties fo:font-style="normal" fo:font-weight="normal" officeooo:rsid="082b43ee" style:font-style-asian="normal" style:font-weight-asian="normal" style:font-style-complex="normal" style:font-weight-complex="normal"/>
    </style:style>
    <style:style style:name="T1911" style:family="text">
      <style:text-properties fo:font-style="normal" fo:font-weight="normal" officeooo:rsid="082b7d10" style:font-style-asian="normal" style:font-weight-asian="normal" style:font-style-complex="normal" style:font-weight-complex="normal"/>
    </style:style>
    <style:style style:name="T1912" style:family="text">
      <style:text-properties fo:font-style="normal" fo:font-weight="normal" officeooo:rsid="082bdf80" style:font-style-asian="normal" style:font-weight-asian="normal" style:font-style-complex="normal" style:font-weight-complex="normal"/>
    </style:style>
    <style:style style:name="T1913" style:family="text">
      <style:text-properties fo:font-style="normal" fo:font-weight="normal" officeooo:rsid="082d5241" style:font-style-asian="normal" style:font-weight-asian="normal" style:font-style-complex="normal" style:font-weight-complex="normal"/>
    </style:style>
    <style:style style:name="T1914" style:family="text">
      <style:text-properties fo:font-style="normal" fo:font-weight="normal" officeooo:rsid="082ee256" style:font-style-asian="normal" style:font-weight-asian="normal" style:font-style-complex="normal" style:font-weight-complex="normal"/>
    </style:style>
    <style:style style:name="T1915" style:family="text">
      <style:text-properties fo:font-style="normal" fo:font-weight="normal" officeooo:rsid="082f6924" style:font-style-asian="normal" style:font-weight-asian="normal" style:font-style-complex="normal" style:font-weight-complex="normal"/>
    </style:style>
    <style:style style:name="T1916" style:family="text">
      <style:text-properties fo:font-style="normal" fo:font-weight="normal" officeooo:rsid="082f7c28" style:font-style-asian="normal" style:font-weight-asian="normal" style:font-style-complex="normal" style:font-weight-complex="normal"/>
    </style:style>
    <style:style style:name="T1917" style:family="text">
      <style:text-properties fo:font-style="normal" fo:font-weight="normal" officeooo:rsid="083125ff" style:font-style-asian="normal" style:font-weight-asian="normal" style:font-style-complex="normal" style:font-weight-complex="normal"/>
    </style:style>
    <style:style style:name="T1918" style:family="text">
      <style:text-properties fo:font-style="normal" fo:font-weight="normal" officeooo:rsid="0831499f" style:font-style-asian="normal" style:font-weight-asian="normal" style:font-style-complex="normal" style:font-weight-complex="normal"/>
    </style:style>
    <style:style style:name="T1919" style:family="text">
      <style:text-properties fo:font-style="normal" fo:font-weight="normal" officeooo:rsid="08319d9e" style:font-style-asian="normal" style:font-weight-asian="normal" style:font-style-complex="normal" style:font-weight-complex="normal"/>
    </style:style>
    <style:style style:name="T1920" style:family="text">
      <style:text-properties fo:font-style="normal" fo:font-weight="normal" officeooo:rsid="083359dc" style:font-style-asian="normal" style:font-weight-asian="normal" style:font-style-complex="normal" style:font-weight-complex="normal"/>
    </style:style>
    <style:style style:name="T1921" style:family="text">
      <style:text-properties fo:font-style="normal" fo:font-weight="normal" officeooo:rsid="08354bf8" style:font-style-asian="normal" style:font-weight-asian="normal" style:font-style-complex="normal" style:font-weight-complex="normal"/>
    </style:style>
    <style:style style:name="T1922" style:family="text">
      <style:text-properties fo:font-style="normal" fo:font-weight="normal" officeooo:rsid="083637c3" style:font-style-asian="normal" style:font-weight-asian="normal" style:font-style-complex="normal" style:font-weight-complex="normal"/>
    </style:style>
    <style:style style:name="T1923" style:family="text">
      <style:text-properties fo:font-style="normal" fo:font-weight="normal" officeooo:rsid="083733a8" style:font-style-asian="normal" style:font-weight-asian="normal" style:font-style-complex="normal" style:font-weight-complex="normal"/>
    </style:style>
    <style:style style:name="T1924" style:family="text">
      <style:text-properties fo:font-style="normal" fo:font-weight="normal" officeooo:rsid="0835467b" style:font-style-asian="normal" style:font-weight-asian="normal" style:font-style-complex="normal" style:font-weight-complex="normal"/>
    </style:style>
    <style:style style:name="T1925" style:family="text">
      <style:text-properties fo:font-style="normal" fo:font-weight="normal" officeooo:rsid="083923e7" style:font-style-asian="normal" style:font-weight-asian="normal" style:font-style-complex="normal" style:font-weight-complex="normal"/>
    </style:style>
    <style:style style:name="T1926" style:family="text">
      <style:text-properties fo:font-style="normal" fo:font-weight="normal" officeooo:rsid="0839345e" style:font-style-asian="normal" style:font-weight-asian="normal" style:font-style-complex="normal" style:font-weight-complex="normal"/>
    </style:style>
    <style:style style:name="T1927" style:family="text">
      <style:text-properties fo:font-style="normal" fo:font-weight="normal" officeooo:rsid="083a7801" style:font-style-asian="normal" style:font-weight-asian="normal" style:font-style-complex="normal" style:font-weight-complex="normal"/>
    </style:style>
    <style:style style:name="T1928" style:family="text">
      <style:text-properties fo:font-style="normal" fo:font-weight="normal" officeooo:rsid="083a83c9" style:font-style-asian="normal" style:font-weight-asian="normal" style:font-style-complex="normal" style:font-weight-complex="normal"/>
    </style:style>
    <style:style style:name="T1929" style:family="text">
      <style:text-properties fo:font-style="normal" fo:font-weight="normal" officeooo:rsid="083b3d5e" style:font-style-asian="normal" style:font-weight-asian="normal" style:font-style-complex="normal" style:font-weight-complex="normal"/>
    </style:style>
    <style:style style:name="T1930" style:family="text">
      <style:text-properties fo:font-style="normal" fo:font-weight="normal" officeooo:rsid="083d1415" style:font-style-asian="normal" style:font-weight-asian="normal" style:font-style-complex="normal" style:font-weight-complex="normal"/>
    </style:style>
    <style:style style:name="T1931" style:family="text">
      <style:text-properties fo:font-style="normal" fo:font-weight="normal" officeooo:rsid="083ff7c1" style:font-style-asian="normal" style:font-weight-asian="normal" style:font-style-complex="normal" style:font-weight-complex="normal"/>
    </style:style>
    <style:style style:name="T1932" style:family="text">
      <style:text-properties fo:font-style="normal" fo:font-weight="normal" officeooo:rsid="08428d85" style:font-style-asian="normal" style:font-weight-asian="normal" style:font-style-complex="normal" style:font-weight-complex="normal"/>
    </style:style>
    <style:style style:name="T1933" style:family="text">
      <style:text-properties fo:font-style="normal" fo:font-weight="normal" officeooo:rsid="08448a46" style:font-style-asian="normal" style:font-weight-asian="normal" style:font-style-complex="normal" style:font-weight-complex="normal"/>
    </style:style>
    <style:style style:name="T1934" style:family="text">
      <style:text-properties fo:font-style="normal" fo:font-weight="normal" officeooo:rsid="0844e2fd" style:font-style-asian="normal" style:font-weight-asian="normal" style:font-style-complex="normal" style:font-weight-complex="normal"/>
    </style:style>
    <style:style style:name="T1935" style:family="text">
      <style:text-properties fo:font-style="normal" fo:font-weight="normal" officeooo:rsid="0844e694" style:font-style-asian="normal" style:font-weight-asian="normal" style:font-style-complex="normal" style:font-weight-complex="normal"/>
    </style:style>
    <style:style style:name="T1936" style:family="text">
      <style:text-properties fo:font-style="normal" fo:font-weight="normal" officeooo:rsid="08467377" style:font-style-asian="normal" style:font-weight-asian="normal" style:font-style-complex="normal" style:font-weight-complex="normal"/>
    </style:style>
    <style:style style:name="T1937" style:family="text">
      <style:text-properties fo:font-style="normal" fo:font-weight="normal" officeooo:rsid="08486c84" style:font-style-asian="normal" style:font-weight-asian="normal" style:font-style-complex="normal" style:font-weight-complex="normal"/>
    </style:style>
    <style:style style:name="T1938" style:family="text">
      <style:text-properties fo:font-style="normal" fo:font-weight="normal" officeooo:rsid="0849a0ff" style:font-style-asian="normal" style:font-weight-asian="normal" style:font-style-complex="normal" style:font-weight-complex="normal"/>
    </style:style>
    <style:style style:name="T1939" style:family="text">
      <style:text-properties fo:font-style="normal" fo:font-weight="normal" officeooo:rsid="084b542d" style:font-style-asian="normal" style:font-weight-asian="normal" style:font-style-complex="normal" style:font-weight-complex="normal"/>
    </style:style>
    <style:style style:name="T1940" style:family="text">
      <style:text-properties fo:font-style="normal" fo:font-weight="normal" officeooo:rsid="084b70e4" style:font-style-asian="normal" style:font-weight-asian="normal" style:font-style-complex="normal" style:font-weight-complex="normal"/>
    </style:style>
    <style:style style:name="T1941" style:family="text">
      <style:text-properties fo:font-style="normal" fo:font-weight="normal" officeooo:rsid="084bfd8a" style:font-style-asian="normal" style:font-weight-asian="normal" style:font-style-complex="normal" style:font-weight-complex="normal"/>
    </style:style>
    <style:style style:name="T1942" style:family="text">
      <style:text-properties fo:font-style="normal" fo:font-weight="normal" officeooo:rsid="084d9328" style:font-style-asian="normal" style:font-weight-asian="normal" style:font-style-complex="normal" style:font-weight-complex="normal"/>
    </style:style>
    <style:style style:name="T1943" style:family="text">
      <style:text-properties fo:font-style="normal" fo:font-weight="normal" officeooo:rsid="084efadc" style:font-style-asian="normal" style:font-weight-asian="normal" style:font-style-complex="normal" style:font-weight-complex="normal"/>
    </style:style>
    <style:style style:name="T1944" style:family="text">
      <style:text-properties fo:font-style="normal" fo:font-weight="normal" officeooo:rsid="0850cc1b" style:font-style-asian="normal" style:font-weight-asian="normal" style:font-style-complex="normal" style:font-weight-complex="normal"/>
    </style:style>
    <style:style style:name="T1945" style:family="text">
      <style:text-properties fo:font-style="normal" fo:font-weight="normal" officeooo:rsid="0853a1f9" style:font-style-asian="normal" style:font-weight-asian="normal" style:font-style-complex="normal" style:font-weight-complex="normal"/>
    </style:style>
    <style:style style:name="T1946" style:family="text">
      <style:text-properties fo:font-style="normal" fo:font-weight="normal" officeooo:rsid="0854baae" style:font-style-asian="normal" style:font-weight-asian="normal" style:font-style-complex="normal" style:font-weight-complex="normal"/>
    </style:style>
    <style:style style:name="T1947" style:family="text">
      <style:text-properties fo:font-style="normal" fo:font-weight="normal" officeooo:rsid="085696a6" style:font-style-asian="normal" style:font-weight-asian="normal" style:font-style-complex="normal" style:font-weight-complex="normal"/>
    </style:style>
    <style:style style:name="T1948" style:family="text">
      <style:text-properties fo:font-style="normal" fo:font-weight="normal" officeooo:rsid="0857c33e" style:font-style-asian="normal" style:font-weight-asian="normal" style:font-style-complex="normal" style:font-weight-complex="normal"/>
    </style:style>
    <style:style style:name="T1949" style:family="text">
      <style:text-properties fo:font-style="normal" fo:font-weight="normal" officeooo:rsid="0857e6c9" style:font-style-asian="normal" style:font-weight-asian="normal" style:font-style-complex="normal" style:font-weight-complex="normal"/>
    </style:style>
    <style:style style:name="T1950" style:family="text">
      <style:text-properties fo:font-style="normal" fo:font-weight="normal" officeooo:rsid="0858fc6c" style:font-style-asian="normal" style:font-weight-asian="normal" style:font-style-complex="normal" style:font-weight-complex="normal"/>
    </style:style>
    <style:style style:name="T1951" style:family="text">
      <style:text-properties fo:font-style="normal" fo:font-weight="normal" officeooo:rsid="08598b68" style:font-style-asian="normal" style:font-weight-asian="normal" style:font-style-complex="normal" style:font-weight-complex="normal"/>
    </style:style>
    <style:style style:name="T1952" style:family="text">
      <style:text-properties fo:font-style="normal" fo:font-weight="normal" officeooo:rsid="085d1fcb" style:font-style-asian="normal" style:font-weight-asian="normal" style:font-style-complex="normal" style:font-weight-complex="normal"/>
    </style:style>
    <style:style style:name="T1953" style:family="text">
      <style:text-properties fo:font-style="normal" fo:font-weight="normal" officeooo:rsid="085d6631" style:font-style-asian="normal" style:font-weight-asian="normal" style:font-style-complex="normal" style:font-weight-complex="normal"/>
    </style:style>
    <style:style style:name="T1954" style:family="text">
      <style:text-properties fo:font-style="normal" fo:font-weight="normal" officeooo:rsid="085dbf31" style:font-style-asian="normal" style:font-weight-asian="normal" style:font-style-complex="normal" style:font-weight-complex="normal"/>
    </style:style>
    <style:style style:name="T1955" style:family="text">
      <style:text-properties fo:font-style="normal" fo:font-weight="normal" officeooo:rsid="085e760c" style:font-style-asian="normal" style:font-weight-asian="normal" style:font-style-complex="normal" style:font-weight-complex="normal"/>
    </style:style>
    <style:style style:name="T1956" style:family="text">
      <style:text-properties fo:font-style="normal" fo:font-weight="normal" officeooo:rsid="085fa5b9" style:font-style-asian="normal" style:font-weight-asian="normal" style:font-style-complex="normal" style:font-weight-complex="normal"/>
    </style:style>
    <style:style style:name="T1957" style:family="text">
      <style:text-properties fo:font-style="normal" fo:font-weight="normal" officeooo:rsid="08614948" style:font-style-asian="normal" style:font-weight-asian="normal" style:font-style-complex="normal" style:font-weight-complex="normal"/>
    </style:style>
    <style:style style:name="T1958" style:family="text">
      <style:text-properties fo:font-style="normal" fo:font-weight="normal" officeooo:rsid="0861e829" style:font-style-asian="normal" style:font-weight-asian="normal" style:font-style-complex="normal" style:font-weight-complex="normal"/>
    </style:style>
    <style:style style:name="T1959" style:family="text">
      <style:text-properties fo:font-style="normal" fo:font-weight="normal" officeooo:rsid="08638fe6" style:font-style-asian="normal" style:font-weight-asian="normal" style:font-style-complex="normal" style:font-weight-complex="normal"/>
    </style:style>
    <style:style style:name="T1960" style:family="text">
      <style:text-properties fo:font-style="normal" fo:font-weight="normal" officeooo:rsid="0864e95c" style:font-style-asian="normal" style:font-weight-asian="normal" style:font-style-complex="normal" style:font-weight-complex="normal"/>
    </style:style>
    <style:style style:name="T1961" style:family="text">
      <style:text-properties fo:font-style="normal" fo:font-weight="normal" officeooo:rsid="08675cd9" style:font-style-asian="normal" style:font-weight-asian="normal" style:font-style-complex="normal" style:font-weight-complex="normal"/>
    </style:style>
    <style:style style:name="T1962" style:family="text">
      <style:text-properties fo:font-style="normal" fo:font-weight="normal" officeooo:rsid="0869f151" style:font-style-asian="normal" style:font-weight-asian="normal" style:font-style-complex="normal" style:font-weight-complex="normal"/>
    </style:style>
    <style:style style:name="T1963" style:family="text">
      <style:text-properties fo:font-style="normal" fo:font-weight="normal" officeooo:rsid="086ae02d" style:font-style-asian="normal" style:font-weight-asian="normal" style:font-style-complex="normal" style:font-weight-complex="normal"/>
    </style:style>
    <style:style style:name="T1964" style:family="text">
      <style:text-properties fo:font-style="normal" fo:font-weight="normal" officeooo:rsid="086cd832" style:font-style-asian="normal" style:font-weight-asian="normal" style:font-style-complex="normal" style:font-weight-complex="normal"/>
    </style:style>
    <style:style style:name="T1965" style:family="text">
      <style:text-properties fo:font-style="normal" fo:font-weight="normal" officeooo:rsid="086d90de" style:font-style-asian="normal" style:font-weight-asian="normal" style:font-style-complex="normal" style:font-weight-complex="normal"/>
    </style:style>
    <style:style style:name="T1966" style:family="text">
      <style:text-properties fo:font-style="normal" fo:font-weight="normal" officeooo:rsid="086ee339" style:font-style-asian="normal" style:font-weight-asian="normal" style:font-style-complex="normal" style:font-weight-complex="normal"/>
    </style:style>
    <style:style style:name="T1967" style:family="text">
      <style:text-properties fo:font-style="normal" fo:font-weight="normal" officeooo:rsid="086fcd8e" style:font-style-asian="normal" style:font-weight-asian="normal" style:font-style-complex="normal" style:font-weight-complex="normal"/>
    </style:style>
    <style:style style:name="T1968" style:family="text">
      <style:text-properties fo:font-style="normal" fo:font-weight="normal" officeooo:rsid="0870ab1e" style:font-style-asian="normal" style:font-weight-asian="normal" style:font-style-complex="normal" style:font-weight-complex="normal"/>
    </style:style>
    <style:style style:name="T1969" style:family="text">
      <style:text-properties fo:font-style="normal" fo:font-weight="normal" officeooo:rsid="0870d8da" style:font-style-asian="normal" style:font-weight-asian="normal" style:font-style-complex="normal" style:font-weight-complex="normal"/>
    </style:style>
    <style:style style:name="T1970" style:family="text">
      <style:text-properties fo:font-style="normal" fo:font-weight="normal" officeooo:rsid="08718078" style:font-style-asian="normal" style:font-weight-asian="normal" style:font-style-complex="normal" style:font-weight-complex="normal"/>
    </style:style>
    <style:style style:name="T1971" style:family="text">
      <style:text-properties fo:font-style="normal" fo:font-weight="normal" officeooo:rsid="08724dba" style:font-style-asian="normal" style:font-weight-asian="normal" style:font-style-complex="normal" style:font-weight-complex="normal"/>
    </style:style>
    <style:style style:name="T1972" style:family="text">
      <style:text-properties fo:font-style="normal" fo:font-weight="normal" officeooo:rsid="0872fe8b" style:font-style-asian="normal" style:font-weight-asian="normal" style:font-style-complex="normal" style:font-weight-complex="normal"/>
    </style:style>
    <style:style style:name="T1973" style:family="text">
      <style:text-properties fo:font-style="normal" fo:font-weight="normal" officeooo:rsid="0873fd47" style:font-style-asian="normal" style:font-weight-asian="normal" style:font-style-complex="normal" style:font-weight-complex="normal"/>
    </style:style>
    <style:style style:name="T1974" style:family="text">
      <style:text-properties fo:font-style="normal" fo:font-weight="normal" officeooo:rsid="08745c21" style:font-style-asian="normal" style:font-weight-asian="normal" style:font-style-complex="normal" style:font-weight-complex="normal"/>
    </style:style>
    <style:style style:name="T1975" style:family="text">
      <style:text-properties fo:font-style="normal" fo:font-weight="normal" officeooo:rsid="08746689" style:font-style-asian="normal" style:font-weight-asian="normal" style:font-style-complex="normal" style:font-weight-complex="normal"/>
    </style:style>
    <style:style style:name="T1976" style:family="text">
      <style:text-properties fo:font-style="normal" fo:font-weight="normal" officeooo:rsid="0874ee86" style:font-style-asian="normal" style:font-weight-asian="normal" style:font-style-complex="normal" style:font-weight-complex="normal"/>
    </style:style>
    <style:style style:name="T1977" style:family="text">
      <style:text-properties fo:font-style="normal" fo:font-weight="normal" officeooo:rsid="087505d9" style:font-style-asian="normal" style:font-weight-asian="normal" style:font-style-complex="normal" style:font-weight-complex="normal"/>
    </style:style>
    <style:style style:name="T1978" style:family="text">
      <style:text-properties fo:font-style="normal" fo:font-weight="normal" officeooo:rsid="087646d6" style:font-style-asian="normal" style:font-weight-asian="normal" style:font-style-complex="normal" style:font-weight-complex="normal"/>
    </style:style>
    <style:style style:name="T1979" style:family="text">
      <style:text-properties fo:font-style="normal" fo:font-weight="normal" officeooo:rsid="08779ce0" style:font-style-asian="normal" style:font-weight-asian="normal" style:font-style-complex="normal" style:font-weight-complex="normal"/>
    </style:style>
    <style:style style:name="T1980" style:family="text">
      <style:text-properties fo:font-style="normal" fo:font-weight="normal" officeooo:rsid="087938d0" style:font-style-asian="normal" style:font-weight-asian="normal" style:font-style-complex="normal" style:font-weight-complex="normal"/>
    </style:style>
    <style:style style:name="T1981" style:family="text">
      <style:text-properties fo:font-style="normal" fo:font-weight="normal" officeooo:rsid="087a422f" style:font-style-asian="normal" style:font-weight-asian="normal" style:font-style-complex="normal" style:font-weight-complex="normal"/>
    </style:style>
    <style:style style:name="T1982" style:family="text">
      <style:text-properties fo:font-style="normal" fo:font-weight="normal" officeooo:rsid="087c3d0d" style:font-style-asian="normal" style:font-weight-asian="normal" style:font-style-complex="normal" style:font-weight-complex="normal"/>
    </style:style>
    <style:style style:name="T1983" style:family="text">
      <style:text-properties fo:font-style="normal" fo:font-weight="normal" officeooo:rsid="087e1ce0" style:font-style-asian="normal" style:font-weight-asian="normal" style:font-style-complex="normal" style:font-weight-complex="normal"/>
    </style:style>
    <style:style style:name="T1984" style:family="text">
      <style:text-properties fo:font-style="normal" fo:font-weight="normal" officeooo:rsid="08804070" style:font-style-asian="normal" style:font-weight-asian="normal" style:font-style-complex="normal" style:font-weight-complex="normal"/>
    </style:style>
    <style:style style:name="T1985" style:family="text">
      <style:text-properties fo:font-style="normal" fo:font-weight="normal" officeooo:rsid="08808c63" style:font-style-asian="normal" style:font-weight-asian="normal" style:font-style-complex="normal" style:font-weight-complex="normal"/>
    </style:style>
    <style:style style:name="T1986" style:family="text">
      <style:text-properties fo:font-style="normal" fo:font-weight="normal" officeooo:rsid="08821a53" style:font-style-asian="normal" style:font-weight-asian="normal" style:font-style-complex="normal" style:font-weight-complex="normal"/>
    </style:style>
    <style:style style:name="T1987" style:family="text">
      <style:text-properties fo:font-style="normal" fo:font-weight="normal" officeooo:rsid="0882722d" style:font-style-asian="normal" style:font-weight-asian="normal" style:font-style-complex="normal" style:font-weight-complex="normal"/>
    </style:style>
    <style:style style:name="T1988" style:family="text">
      <style:text-properties fo:font-style="normal" fo:font-weight="normal" officeooo:rsid="08833e88" style:font-style-asian="normal" style:font-weight-asian="normal" style:font-style-complex="normal" style:font-weight-complex="normal"/>
    </style:style>
    <style:style style:name="T1989" style:family="text">
      <style:text-properties fo:font-style="normal" fo:font-weight="normal" officeooo:rsid="0883ac1f" style:font-style-asian="normal" style:font-weight-asian="normal" style:font-style-complex="normal" style:font-weight-complex="normal"/>
    </style:style>
    <style:style style:name="T1990" style:family="text">
      <style:text-properties fo:font-style="normal" fo:font-weight="normal" officeooo:rsid="088463ea" style:font-style-asian="normal" style:font-weight-asian="normal" style:font-style-complex="normal" style:font-weight-complex="normal"/>
    </style:style>
    <style:style style:name="T1991" style:family="text">
      <style:text-properties fo:font-style="normal" fo:font-weight="normal" officeooo:rsid="08865669" style:font-style-asian="normal" style:font-weight-asian="normal" style:font-style-complex="normal" style:font-weight-complex="normal"/>
    </style:style>
    <style:style style:name="T1992" style:family="text">
      <style:text-properties fo:font-style="normal" fo:font-weight="normal" officeooo:rsid="0887fba2" style:font-style-asian="normal" style:font-weight-asian="normal" style:font-style-complex="normal" style:font-weight-complex="normal"/>
    </style:style>
    <style:style style:name="T1993" style:family="text">
      <style:text-properties fo:font-style="normal" fo:font-weight="normal" officeooo:rsid="08885658" style:font-style-asian="normal" style:font-weight-asian="normal" style:font-style-complex="normal" style:font-weight-complex="normal"/>
    </style:style>
    <style:style style:name="T1994" style:family="text">
      <style:text-properties fo:font-style="normal" fo:font-weight="normal" officeooo:rsid="0889ee39" style:font-style-asian="normal" style:font-weight-asian="normal" style:font-style-complex="normal" style:font-weight-complex="normal"/>
    </style:style>
    <style:style style:name="T1995" style:family="text">
      <style:text-properties fo:font-style="normal" fo:font-weight="normal" officeooo:rsid="088a9ec8" style:font-style-asian="normal" style:font-weight-asian="normal" style:font-style-complex="normal" style:font-weight-complex="normal"/>
    </style:style>
    <style:style style:name="T1996" style:family="text">
      <style:text-properties fo:font-style="normal" fo:font-weight="normal" officeooo:rsid="088bb551" style:font-style-asian="normal" style:font-weight-asian="normal" style:font-style-complex="normal" style:font-weight-complex="normal"/>
    </style:style>
    <style:style style:name="T1997" style:family="text">
      <style:text-properties fo:font-style="normal" fo:font-weight="normal" officeooo:rsid="088c963b" style:font-style-asian="normal" style:font-weight-asian="normal" style:font-style-complex="normal" style:font-weight-complex="normal"/>
    </style:style>
    <style:style style:name="T1998" style:family="text">
      <style:text-properties fo:font-style="normal" fo:font-weight="normal" officeooo:rsid="088ca525" style:font-style-asian="normal" style:font-weight-asian="normal" style:font-style-complex="normal" style:font-weight-complex="normal"/>
    </style:style>
    <style:style style:name="T1999" style:family="text">
      <style:text-properties fo:font-style="normal" fo:font-weight="normal" officeooo:rsid="088dcc19" style:font-style-asian="normal" style:font-weight-asian="normal" style:font-style-complex="normal" style:font-weight-complex="normal"/>
    </style:style>
    <style:style style:name="T2000" style:family="text">
      <style:text-properties fo:font-style="normal" fo:font-weight="normal" officeooo:rsid="088e6526" style:font-style-asian="normal" style:font-weight-asian="normal" style:font-style-complex="normal" style:font-weight-complex="normal"/>
    </style:style>
    <style:style style:name="T2001" style:family="text">
      <style:text-properties fo:font-style="normal" fo:font-weight="normal" officeooo:rsid="088fb15f" style:font-style-asian="normal" style:font-weight-asian="normal" style:font-style-complex="normal" style:font-weight-complex="normal"/>
    </style:style>
    <style:style style:name="T2002" style:family="text">
      <style:text-properties fo:font-style="normal" fo:font-weight="normal" officeooo:rsid="08919de2" style:font-style-asian="normal" style:font-weight-asian="normal" style:font-style-complex="normal" style:font-weight-complex="normal"/>
    </style:style>
    <style:style style:name="T2003" style:family="text">
      <style:text-properties fo:font-style="normal" fo:font-weight="normal" officeooo:rsid="087f597c" style:font-style-asian="normal" style:font-weight-asian="normal" style:font-style-complex="normal" style:font-weight-complex="normal"/>
    </style:style>
    <style:style style:name="T2004" style:family="text">
      <style:text-properties fo:font-style="normal" fo:font-weight="normal" officeooo:rsid="08939fe3" style:font-style-asian="normal" style:font-weight-asian="normal" style:font-style-complex="normal" style:font-weight-complex="normal"/>
    </style:style>
    <style:style style:name="T2005" style:family="text">
      <style:text-properties fo:font-style="normal" fo:font-weight="normal" officeooo:rsid="0894c554" style:font-style-asian="normal" style:font-weight-asian="normal" style:font-style-complex="normal" style:font-weight-complex="normal"/>
    </style:style>
    <style:style style:name="T2006" style:family="text">
      <style:text-properties fo:font-style="normal" fo:font-weight="normal" officeooo:rsid="08955771" style:font-style-asian="normal" style:font-weight-asian="normal" style:font-style-complex="normal" style:font-weight-complex="normal"/>
    </style:style>
    <style:style style:name="T2007" style:family="text">
      <style:text-properties fo:font-style="normal" fo:font-weight="normal" officeooo:rsid="08973a22" style:font-style-asian="normal" style:font-weight-asian="normal" style:font-style-complex="normal" style:font-weight-complex="normal"/>
    </style:style>
    <style:style style:name="T2008" style:family="text">
      <style:text-properties fo:font-style="normal" fo:font-weight="normal" officeooo:rsid="08979b81" style:font-style-asian="normal" style:font-weight-asian="normal" style:font-style-complex="normal" style:font-weight-complex="normal"/>
    </style:style>
    <style:style style:name="T2009" style:family="text">
      <style:text-properties fo:font-style="normal" fo:font-weight="normal" officeooo:rsid="08995ff1" style:font-style-asian="normal" style:font-weight-asian="normal" style:font-style-complex="normal" style:font-weight-complex="normal"/>
    </style:style>
    <style:style style:name="T2010" style:family="text">
      <style:text-properties fo:font-style="normal" fo:font-weight="normal" officeooo:rsid="089966bd" style:font-style-asian="normal" style:font-weight-asian="normal" style:font-style-complex="normal" style:font-weight-complex="normal"/>
    </style:style>
    <style:style style:name="T2011" style:family="text">
      <style:text-properties fo:font-style="normal" fo:font-weight="normal" officeooo:rsid="089b6013" style:font-style-asian="normal" style:font-weight-asian="normal" style:font-style-complex="normal" style:font-weight-complex="normal"/>
    </style:style>
    <style:style style:name="T2012" style:family="text">
      <style:text-properties fo:font-style="normal" fo:font-weight="normal" officeooo:rsid="089cde0c" style:font-style-asian="normal" style:font-weight-asian="normal" style:font-style-complex="normal" style:font-weight-complex="normal"/>
    </style:style>
    <style:style style:name="T2013" style:family="text">
      <style:text-properties fo:font-style="normal" fo:font-weight="normal" officeooo:rsid="089d267e" style:font-style-asian="normal" style:font-weight-asian="normal" style:font-style-complex="normal" style:font-weight-complex="normal"/>
    </style:style>
    <style:style style:name="T2014" style:family="text">
      <style:text-properties fo:font-style="normal" fo:font-weight="normal" officeooo:rsid="089ee5c6" style:font-style-asian="normal" style:font-weight-asian="normal" style:font-style-complex="normal" style:font-weight-complex="normal"/>
    </style:style>
    <style:style style:name="T2015" style:family="text">
      <style:text-properties fo:font-style="normal" fo:font-weight="normal" officeooo:rsid="089f457c" style:font-style-asian="normal" style:font-weight-asian="normal" style:font-style-complex="normal" style:font-weight-complex="normal"/>
    </style:style>
    <style:style style:name="T2016" style:family="text">
      <style:text-properties fo:font-style="normal" fo:font-weight="normal" officeooo:rsid="089f7941" style:font-style-asian="normal" style:font-weight-asian="normal" style:font-style-complex="normal" style:font-weight-complex="normal"/>
    </style:style>
    <style:style style:name="T2017" style:family="text">
      <style:text-properties fo:font-style="normal" fo:font-weight="normal" officeooo:rsid="089fc009" style:font-style-asian="normal" style:font-weight-asian="normal" style:font-style-complex="normal" style:font-weight-complex="normal"/>
    </style:style>
    <style:style style:name="T2018" style:family="text">
      <style:text-properties fo:font-style="normal" fo:font-weight="normal" officeooo:rsid="0896b362" style:font-style-asian="normal" style:font-weight-asian="normal" style:font-style-complex="normal" style:font-weight-complex="normal"/>
    </style:style>
    <style:style style:name="T2019" style:family="text">
      <style:text-properties fo:font-style="normal" fo:font-weight="normal" officeooo:rsid="08a19293" style:font-style-asian="normal" style:font-weight-asian="normal" style:font-style-complex="normal" style:font-weight-complex="normal"/>
    </style:style>
    <style:style style:name="T2020" style:family="text">
      <style:text-properties fo:font-style="normal" fo:font-weight="normal" officeooo:rsid="08a56605" style:font-style-asian="normal" style:font-weight-asian="normal" style:font-style-complex="normal" style:font-weight-complex="normal"/>
    </style:style>
    <style:style style:name="T2021" style:family="text">
      <style:text-properties fo:font-style="normal" fo:font-weight="normal" officeooo:rsid="08a67ffb" style:font-style-asian="normal" style:font-weight-asian="normal" style:font-style-complex="normal" style:font-weight-complex="normal"/>
    </style:style>
    <style:style style:name="T2022" style:family="text">
      <style:text-properties fo:font-style="normal" fo:font-weight="normal" officeooo:rsid="08a717d2" style:font-style-asian="normal" style:font-weight-asian="normal" style:font-style-complex="normal" style:font-weight-complex="normal"/>
    </style:style>
    <style:style style:name="T2023" style:family="text">
      <style:text-properties fo:font-style="normal" fo:font-weight="normal" officeooo:rsid="08a78d70" style:font-style-asian="normal" style:font-weight-asian="normal" style:font-style-complex="normal" style:font-weight-complex="normal"/>
    </style:style>
    <style:style style:name="T2024" style:family="text">
      <style:text-properties fo:font-style="normal" fo:font-weight="normal" officeooo:rsid="08a7e3d9" style:font-style-asian="normal" style:font-weight-asian="normal" style:font-style-complex="normal" style:font-weight-complex="normal"/>
    </style:style>
    <style:style style:name="T2025" style:family="text">
      <style:text-properties fo:font-style="normal" fo:font-weight="normal" officeooo:rsid="08a8b735" style:font-style-asian="normal" style:font-weight-asian="normal" style:font-style-complex="normal" style:font-weight-complex="normal"/>
    </style:style>
    <style:style style:name="T2026" style:family="text">
      <style:text-properties fo:font-style="normal" fo:font-weight="normal" officeooo:rsid="08a36c3f" style:font-style-asian="normal" style:font-weight-asian="normal" style:font-style-complex="normal" style:font-weight-complex="normal"/>
    </style:style>
    <style:style style:name="T2027" style:family="text">
      <style:text-properties fo:font-style="normal" fo:font-weight="normal" officeooo:rsid="08aac806" style:font-style-asian="normal" style:font-weight-asian="normal" style:font-style-complex="normal" style:font-weight-complex="normal"/>
    </style:style>
    <style:style style:name="T2028" style:family="text">
      <style:text-properties fo:font-style="normal" fo:font-weight="normal" officeooo:rsid="08aacc67" style:font-style-asian="normal" style:font-weight-asian="normal" style:font-style-complex="normal" style:font-weight-complex="normal"/>
    </style:style>
    <style:style style:name="T2029" style:family="text">
      <style:text-properties fo:font-style="normal" fo:font-weight="normal" officeooo:rsid="08abff8e" style:font-style-asian="normal" style:font-weight-asian="normal" style:font-style-complex="normal" style:font-weight-complex="normal"/>
    </style:style>
    <style:style style:name="T2030" style:family="text">
      <style:text-properties fo:font-style="normal" fo:font-weight="normal" officeooo:rsid="08ad6b55" style:font-style-asian="normal" style:font-weight-asian="normal" style:font-style-complex="normal" style:font-weight-complex="normal"/>
    </style:style>
    <style:style style:name="T2031" style:family="text">
      <style:text-properties fo:font-style="normal" fo:font-weight="normal" officeooo:rsid="08adb768" style:font-style-asian="normal" style:font-weight-asian="normal" style:font-style-complex="normal" style:font-weight-complex="normal"/>
    </style:style>
    <style:style style:name="T2032" style:family="text">
      <style:text-properties fo:font-style="normal" fo:font-weight="normal" officeooo:rsid="08afa5e5" style:font-style-asian="normal" style:font-weight-asian="normal" style:font-style-complex="normal" style:font-weight-complex="normal"/>
    </style:style>
    <style:style style:name="T2033" style:family="text">
      <style:text-properties fo:font-style="normal" fo:font-weight="normal" officeooo:rsid="08afdf52" style:font-style-asian="normal" style:font-weight-asian="normal" style:font-style-complex="normal" style:font-weight-complex="normal"/>
    </style:style>
    <style:style style:name="T2034" style:family="text">
      <style:text-properties fo:font-style="normal" fo:font-weight="normal" officeooo:rsid="08b02da6" style:font-style-asian="normal" style:font-weight-asian="normal" style:font-style-complex="normal" style:font-weight-complex="normal"/>
    </style:style>
    <style:style style:name="T2035" style:family="text">
      <style:text-properties fo:font-style="normal" fo:font-weight="normal" officeooo:rsid="08b1ed61" style:font-style-asian="normal" style:font-weight-asian="normal" style:font-style-complex="normal" style:font-weight-complex="normal"/>
    </style:style>
    <style:style style:name="T2036" style:family="text">
      <style:text-properties fo:font-style="normal" fo:font-weight="normal" officeooo:rsid="08b4ea13" style:font-style-asian="normal" style:font-weight-asian="normal" style:font-style-complex="normal" style:font-weight-complex="normal"/>
    </style:style>
    <style:style style:name="T2037" style:family="text">
      <style:text-properties fo:font-style="normal" fo:font-weight="normal" officeooo:rsid="08b4ef68" style:font-style-asian="normal" style:font-weight-asian="normal" style:font-style-complex="normal" style:font-weight-complex="normal"/>
    </style:style>
    <style:style style:name="T2038" style:family="text">
      <style:text-properties fo:font-style="normal" fo:font-weight="normal" officeooo:rsid="08b550d3" style:font-style-asian="normal" style:font-weight-asian="normal" style:font-style-complex="normal" style:font-weight-complex="normal"/>
    </style:style>
    <style:style style:name="T2039" style:family="text">
      <style:text-properties fo:font-style="normal" fo:font-weight="normal" officeooo:rsid="08b65e23" style:font-style-asian="normal" style:font-weight-asian="normal" style:font-style-complex="normal" style:font-weight-complex="normal"/>
    </style:style>
    <style:style style:name="T2040" style:family="text">
      <style:text-properties fo:font-style="normal" fo:font-weight="normal" officeooo:rsid="08b6c055" style:font-style-asian="normal" style:font-weight-asian="normal" style:font-style-complex="normal" style:font-weight-complex="normal"/>
    </style:style>
    <style:style style:name="T2041" style:family="text">
      <style:text-properties fo:font-style="normal" fo:font-weight="normal" officeooo:rsid="08b6d6b9" style:font-style-asian="normal" style:font-weight-asian="normal" style:font-style-complex="normal" style:font-weight-complex="normal"/>
    </style:style>
    <style:style style:name="T2042" style:family="text">
      <style:text-properties fo:font-style="normal" fo:font-weight="normal" officeooo:rsid="08b77dba" style:font-style-asian="normal" style:font-weight-asian="normal" style:font-style-complex="normal" style:font-weight-complex="normal"/>
    </style:style>
    <style:style style:name="T2043" style:family="text">
      <style:text-properties fo:font-style="normal" fo:font-weight="normal" officeooo:rsid="08b97483" style:font-style-asian="normal" style:font-weight-asian="normal" style:font-style-complex="normal" style:font-weight-complex="normal"/>
    </style:style>
    <style:style style:name="T2044" style:family="text">
      <style:text-properties fo:font-style="normal" fo:font-weight="normal" officeooo:rsid="08b98ea2" style:font-style-asian="normal" style:font-weight-asian="normal" style:font-style-complex="normal" style:font-weight-complex="normal"/>
    </style:style>
    <style:style style:name="T2045" style:family="text">
      <style:text-properties fo:font-style="normal" fo:font-weight="normal" officeooo:rsid="08bb4d91" style:font-style-asian="normal" style:font-weight-asian="normal" style:font-style-complex="normal" style:font-weight-complex="normal"/>
    </style:style>
    <style:style style:name="T2046" style:family="text">
      <style:text-properties fo:font-style="normal" fo:font-weight="normal" officeooo:rsid="08bd0bde" style:font-style-asian="normal" style:font-weight-asian="normal" style:font-style-complex="normal" style:font-weight-complex="normal"/>
    </style:style>
    <style:style style:name="T2047" style:family="text">
      <style:text-properties fo:font-style="normal" fo:font-weight="normal" officeooo:rsid="08bea92d" style:font-style-asian="normal" style:font-weight-asian="normal" style:font-style-complex="normal" style:font-weight-complex="normal"/>
    </style:style>
    <style:style style:name="T2048" style:family="text">
      <style:text-properties fo:font-style="normal" fo:font-weight="normal" officeooo:rsid="08bead26" style:font-style-asian="normal" style:font-weight-asian="normal" style:font-style-complex="normal" style:font-weight-complex="normal"/>
    </style:style>
    <style:style style:name="T2049" style:family="text">
      <style:text-properties fo:font-style="normal" fo:font-weight="normal" officeooo:rsid="08c00246" style:font-style-asian="normal" style:font-weight-asian="normal" style:font-style-complex="normal" style:font-weight-complex="normal"/>
    </style:style>
    <style:style style:name="T2050" style:family="text">
      <style:text-properties fo:font-style="normal" fo:font-weight="normal" officeooo:rsid="08c07e2c" style:font-style-asian="normal" style:font-weight-asian="normal" style:font-style-complex="normal" style:font-weight-complex="normal"/>
    </style:style>
    <style:style style:name="T2051" style:family="text">
      <style:text-properties fo:font-style="normal" fo:font-weight="normal" officeooo:rsid="08c1c905" style:font-style-asian="normal" style:font-weight-asian="normal" style:font-style-complex="normal" style:font-weight-complex="normal"/>
    </style:style>
    <style:style style:name="T2052" style:family="text">
      <style:text-properties fo:font-style="normal" fo:font-weight="normal" officeooo:rsid="08c32b72" style:font-style-asian="normal" style:font-weight-asian="normal" style:font-style-complex="normal" style:font-weight-complex="normal"/>
    </style:style>
    <style:style style:name="T2053" style:family="text">
      <style:text-properties fo:font-style="normal" fo:font-weight="normal" officeooo:rsid="08c3d653" style:font-style-asian="normal" style:font-weight-asian="normal" style:font-style-complex="normal" style:font-weight-complex="normal"/>
    </style:style>
    <style:style style:name="T2054" style:family="text">
      <style:text-properties fo:font-style="normal" fo:font-weight="normal" officeooo:rsid="08c5865b" style:font-style-asian="normal" style:font-weight-asian="normal" style:font-style-complex="normal" style:font-weight-complex="normal"/>
    </style:style>
    <style:style style:name="T2055" style:family="text">
      <style:text-properties fo:font-style="normal" fo:font-weight="normal" officeooo:rsid="08c621cd" style:font-style-asian="normal" style:font-weight-asian="normal" style:font-style-complex="normal" style:font-weight-complex="normal"/>
    </style:style>
    <style:style style:name="T2056" style:family="text">
      <style:text-properties fo:font-style="normal" fo:font-weight="normal" officeooo:rsid="08c69039" style:font-style-asian="normal" style:font-weight-asian="normal" style:font-style-complex="normal" style:font-weight-complex="normal"/>
    </style:style>
    <style:style style:name="T2057" style:family="text">
      <style:text-properties fo:font-style="normal" fo:font-weight="normal" officeooo:rsid="08c856cc" style:font-style-asian="normal" style:font-weight-asian="normal" style:font-style-complex="normal" style:font-weight-complex="normal"/>
    </style:style>
    <style:style style:name="T2058" style:family="text">
      <style:text-properties fo:font-style="normal" fo:font-weight="normal" officeooo:rsid="08c867aa" style:font-style-asian="normal" style:font-weight-asian="normal" style:font-style-complex="normal" style:font-weight-complex="normal"/>
    </style:style>
    <style:style style:name="T2059" style:family="text">
      <style:text-properties fo:font-style="normal" fo:font-weight="normal" officeooo:rsid="08c95cc5" style:font-style-asian="normal" style:font-weight-asian="normal" style:font-style-complex="normal" style:font-weight-complex="normal"/>
    </style:style>
    <style:style style:name="T2060" style:family="text">
      <style:text-properties fo:font-style="normal" fo:font-weight="normal" officeooo:rsid="08caaa6c" style:font-style-asian="normal" style:font-weight-asian="normal" style:font-style-complex="normal" style:font-weight-complex="normal"/>
    </style:style>
    <style:style style:name="T2061" style:family="text">
      <style:text-properties fo:font-style="normal" fo:font-weight="normal" officeooo:rsid="08cae718" style:font-style-asian="normal" style:font-weight-asian="normal" style:font-style-complex="normal" style:font-weight-complex="normal"/>
    </style:style>
    <style:style style:name="T2062" style:family="text">
      <style:text-properties fo:font-style="normal" fo:font-weight="normal" officeooo:rsid="08cba674" style:font-style-asian="normal" style:font-weight-asian="normal" style:font-style-complex="normal" style:font-weight-complex="normal"/>
    </style:style>
    <style:style style:name="T2063" style:family="text">
      <style:text-properties fo:font-style="normal" fo:font-weight="normal" officeooo:rsid="08cc88e9" style:font-style-asian="normal" style:font-weight-asian="normal" style:font-style-complex="normal" style:font-weight-complex="normal"/>
    </style:style>
    <style:style style:name="T2064" style:family="text">
      <style:text-properties fo:font-style="normal" fo:font-weight="normal" officeooo:rsid="08cd5d14" style:font-style-asian="normal" style:font-weight-asian="normal" style:font-style-complex="normal" style:font-weight-complex="normal"/>
    </style:style>
    <style:style style:name="T2065" style:family="text">
      <style:text-properties fo:font-style="normal" fo:font-weight="normal" officeooo:rsid="08d02e25" style:font-style-asian="normal" style:font-weight-asian="normal" style:font-style-complex="normal" style:font-weight-complex="normal"/>
    </style:style>
    <style:style style:name="T2066" style:family="text">
      <style:text-properties fo:font-style="normal" fo:font-weight="normal" officeooo:rsid="08d0dcb0" style:font-style-asian="normal" style:font-weight-asian="normal" style:font-style-complex="normal" style:font-weight-complex="normal"/>
    </style:style>
    <style:style style:name="T2067" style:family="text">
      <style:text-properties fo:font-style="normal" fo:font-weight="normal" officeooo:rsid="08d2d59a" style:font-style-asian="normal" style:font-weight-asian="normal" style:font-style-complex="normal" style:font-weight-complex="normal"/>
    </style:style>
    <style:style style:name="T2068" style:family="text">
      <style:text-properties fo:font-style="normal" fo:font-weight="normal" officeooo:rsid="08d47039" style:font-style-asian="normal" style:font-weight-asian="normal" style:font-style-complex="normal" style:font-weight-complex="normal"/>
    </style:style>
    <style:style style:name="T2069" style:family="text">
      <style:text-properties fo:font-style="normal" fo:font-weight="normal" officeooo:rsid="08d5940a" style:font-style-asian="normal" style:font-weight-asian="normal" style:font-style-complex="normal" style:font-weight-complex="normal"/>
    </style:style>
    <style:style style:name="T2070" style:family="text">
      <style:text-properties fo:font-style="normal" fo:font-weight="normal" officeooo:rsid="08d7803a" style:font-style-asian="normal" style:font-weight-asian="normal" style:font-style-complex="normal" style:font-weight-complex="normal"/>
    </style:style>
    <style:style style:name="T2071" style:family="text">
      <style:text-properties fo:font-style="normal" fo:font-weight="normal" officeooo:rsid="08d87af2" style:font-style-asian="normal" style:font-weight-asian="normal" style:font-style-complex="normal" style:font-weight-complex="normal"/>
    </style:style>
    <style:style style:name="T2072" style:family="text">
      <style:text-properties fo:font-style="normal" fo:font-weight="normal" officeooo:rsid="08d9504b" style:font-style-asian="normal" style:font-weight-asian="normal" style:font-style-complex="normal" style:font-weight-complex="normal"/>
    </style:style>
    <style:style style:name="T2073" style:family="text">
      <style:text-properties fo:font-style="normal" fo:font-weight="normal" officeooo:rsid="08daf7dc" style:font-style-asian="normal" style:font-weight-asian="normal" style:font-style-complex="normal" style:font-weight-complex="normal"/>
    </style:style>
    <style:style style:name="T2074" style:family="text">
      <style:text-properties fo:font-style="normal" fo:font-weight="normal" officeooo:rsid="08dc72cb" style:font-style-asian="normal" style:font-weight-asian="normal" style:font-style-complex="normal" style:font-weight-complex="normal"/>
    </style:style>
    <style:style style:name="T2075" style:family="text">
      <style:text-properties fo:font-style="normal" fo:font-weight="normal" officeooo:rsid="08ddc613" style:font-style-asian="normal" style:font-weight-asian="normal" style:font-style-complex="normal" style:font-weight-complex="normal"/>
    </style:style>
    <style:style style:name="T2076" style:family="text">
      <style:text-properties fo:font-style="normal" fo:font-weight="normal" officeooo:rsid="08de7481" style:font-style-asian="normal" style:font-weight-asian="normal" style:font-style-complex="normal" style:font-weight-complex="normal"/>
    </style:style>
    <style:style style:name="T2077" style:family="text">
      <style:text-properties fo:font-style="normal" fo:font-weight="normal" officeooo:rsid="08e065c6" style:font-style-asian="normal" style:font-weight-asian="normal" style:font-style-complex="normal" style:font-weight-complex="normal"/>
    </style:style>
    <style:style style:name="T2078" style:family="text">
      <style:text-properties fo:font-style="normal" fo:font-weight="normal" officeooo:rsid="08e2490b" style:font-style-asian="normal" style:font-weight-asian="normal" style:font-style-complex="normal" style:font-weight-complex="normal"/>
    </style:style>
    <style:style style:name="T2079" style:family="text">
      <style:text-properties fo:font-style="normal" fo:font-weight="normal" officeooo:rsid="08e28048" style:font-style-asian="normal" style:font-weight-asian="normal" style:font-style-complex="normal" style:font-weight-complex="normal"/>
    </style:style>
    <style:style style:name="T2080" style:family="text">
      <style:text-properties fo:font-style="normal" fo:font-weight="normal" officeooo:rsid="08e288d7" style:font-style-asian="normal" style:font-weight-asian="normal" style:font-style-complex="normal" style:font-weight-complex="normal"/>
    </style:style>
    <style:style style:name="T2081" style:family="text">
      <style:text-properties fo:font-style="normal" fo:font-weight="normal" officeooo:rsid="08e2b9d4" style:font-style-asian="normal" style:font-weight-asian="normal" style:font-style-complex="normal" style:font-weight-complex="normal"/>
    </style:style>
    <style:style style:name="T2082" style:family="text">
      <style:text-properties fo:font-style="normal" fo:font-weight="normal" officeooo:rsid="08e45f72" style:font-style-asian="normal" style:font-weight-asian="normal" style:font-style-complex="normal" style:font-weight-complex="normal"/>
    </style:style>
    <style:style style:name="T2083" style:family="text">
      <style:text-properties fo:font-style="normal" fo:font-weight="normal" officeooo:rsid="08e594d5" style:font-style-asian="normal" style:font-weight-asian="normal" style:font-style-complex="normal" style:font-weight-complex="normal"/>
    </style:style>
    <style:style style:name="T2084" style:family="text">
      <style:text-properties fo:font-style="normal" fo:font-weight="normal" officeooo:rsid="08e6b79a" style:font-style-asian="normal" style:font-weight-asian="normal" style:font-style-complex="normal" style:font-weight-complex="normal"/>
    </style:style>
    <style:style style:name="T2085" style:family="text">
      <style:text-properties fo:font-style="normal" fo:font-weight="normal" officeooo:rsid="08e7b9a7" style:font-style-asian="normal" style:font-weight-asian="normal" style:font-style-complex="normal" style:font-weight-complex="normal"/>
    </style:style>
    <style:style style:name="T2086" style:family="text">
      <style:text-properties fo:font-style="normal" fo:font-weight="normal" officeooo:rsid="08e8c7cc" style:font-style-asian="normal" style:font-weight-asian="normal" style:font-style-complex="normal" style:font-weight-complex="normal"/>
    </style:style>
    <style:style style:name="T2087" style:family="text">
      <style:text-properties fo:font-style="normal" fo:font-weight="normal" officeooo:rsid="08e9e065" style:font-style-asian="normal" style:font-weight-asian="normal" style:font-style-complex="normal" style:font-weight-complex="normal"/>
    </style:style>
    <style:style style:name="T2088" style:family="text">
      <style:text-properties fo:font-style="normal" fo:font-weight="normal" officeooo:rsid="08ea415d" style:font-style-asian="normal" style:font-weight-asian="normal" style:font-style-complex="normal" style:font-weight-complex="normal"/>
    </style:style>
    <style:style style:name="T2089" style:family="text">
      <style:text-properties fo:font-style="normal" fo:font-weight="normal" officeooo:rsid="08ea8dcd" style:font-style-asian="normal" style:font-weight-asian="normal" style:font-style-complex="normal" style:font-weight-complex="normal"/>
    </style:style>
    <style:style style:name="T2090" style:family="text">
      <style:text-properties fo:font-style="normal" fo:font-weight="normal" officeooo:rsid="08ebd8f0" style:font-style-asian="normal" style:font-weight-asian="normal" style:font-style-complex="normal" style:font-weight-complex="normal"/>
    </style:style>
    <style:style style:name="T2091" style:family="text">
      <style:text-properties fo:font-style="normal" fo:font-weight="normal" officeooo:rsid="08ed1415" style:font-style-asian="normal" style:font-weight-asian="normal" style:font-style-complex="normal" style:font-weight-complex="normal"/>
    </style:style>
    <style:style style:name="T2092" style:family="text">
      <style:text-properties fo:font-style="normal" fo:font-weight="normal" officeooo:rsid="08eefa52" style:font-style-asian="normal" style:font-weight-asian="normal" style:font-style-complex="normal" style:font-weight-complex="normal"/>
    </style:style>
    <style:style style:name="T2093" style:family="text">
      <style:text-properties fo:font-style="normal" fo:font-weight="normal" officeooo:rsid="08ef2ad1" style:font-style-asian="normal" style:font-weight-asian="normal" style:font-style-complex="normal" style:font-weight-complex="normal"/>
    </style:style>
    <style:style style:name="T2094" style:family="text">
      <style:text-properties fo:font-style="normal" fo:font-weight="normal" officeooo:rsid="08f1467c" style:font-style-asian="normal" style:font-weight-asian="normal" style:font-style-complex="normal" style:font-weight-complex="normal"/>
    </style:style>
    <style:style style:name="T2095" style:family="text">
      <style:text-properties fo:font-style="normal" fo:font-weight="normal" officeooo:rsid="08f1b1a6" style:font-style-asian="normal" style:font-weight-asian="normal" style:font-style-complex="normal" style:font-weight-complex="normal"/>
    </style:style>
    <style:style style:name="T2096" style:family="text">
      <style:text-properties fo:font-style="normal" fo:font-weight="normal" officeooo:rsid="08f28fd1" style:font-style-asian="normal" style:font-weight-asian="normal" style:font-style-complex="normal" style:font-weight-complex="normal"/>
    </style:style>
    <style:style style:name="T2097" style:family="text">
      <style:text-properties fo:font-style="normal" fo:font-weight="normal" officeooo:rsid="08f40a33" style:font-style-asian="normal" style:font-weight-asian="normal" style:font-style-complex="normal" style:font-weight-complex="normal"/>
    </style:style>
    <style:style style:name="T2098" style:family="text">
      <style:text-properties fo:font-style="normal" fo:font-weight="normal" officeooo:rsid="08f44638" style:font-style-asian="normal" style:font-weight-asian="normal" style:font-style-complex="normal" style:font-weight-complex="normal"/>
    </style:style>
    <style:style style:name="T2099" style:family="text">
      <style:text-properties fo:font-style="normal" fo:font-weight="normal" officeooo:rsid="08f60127" style:font-style-asian="normal" style:font-weight-asian="normal" style:font-style-complex="normal" style:font-weight-complex="normal"/>
    </style:style>
    <style:style style:name="T2100" style:family="text">
      <style:text-properties fo:font-style="normal" fo:font-weight="normal" officeooo:rsid="08f63866" style:font-style-asian="normal" style:font-weight-asian="normal" style:font-style-complex="normal" style:font-weight-complex="normal"/>
    </style:style>
    <style:style style:name="T2101" style:family="text">
      <style:text-properties fo:font-style="normal" fo:font-weight="normal" officeooo:rsid="08f679f1" style:font-style-asian="normal" style:font-weight-asian="normal" style:font-style-complex="normal" style:font-weight-complex="normal"/>
    </style:style>
    <style:style style:name="T2102" style:family="text">
      <style:text-properties fo:font-style="normal" fo:font-weight="normal" officeooo:rsid="08f7b964" style:font-style-asian="normal" style:font-weight-asian="normal" style:font-style-complex="normal" style:font-weight-complex="normal"/>
    </style:style>
    <style:style style:name="T2103" style:family="text">
      <style:text-properties fo:font-style="normal" fo:font-weight="normal" officeooo:rsid="08f9030d" style:font-style-asian="normal" style:font-weight-asian="normal" style:font-style-complex="normal" style:font-weight-complex="normal"/>
    </style:style>
    <style:style style:name="T2104" style:family="text">
      <style:text-properties fo:font-style="normal" fo:font-weight="normal" officeooo:rsid="08fab1c8" style:font-style-asian="normal" style:font-weight-asian="normal" style:font-style-complex="normal" style:font-weight-complex="normal"/>
    </style:style>
    <style:style style:name="T2105" style:family="text">
      <style:text-properties fo:font-style="normal" fo:font-weight="normal" officeooo:rsid="08faca49" style:font-style-asian="normal" style:font-weight-asian="normal" style:font-style-complex="normal" style:font-weight-complex="normal"/>
    </style:style>
    <style:style style:name="T2106" style:family="text">
      <style:text-properties fo:font-style="normal" fo:font-weight="normal" officeooo:rsid="08fb1df4" style:font-style-asian="normal" style:font-weight-asian="normal" style:font-style-complex="normal" style:font-weight-complex="normal"/>
    </style:style>
    <style:style style:name="T2107" style:family="text">
      <style:text-properties fo:font-style="normal" fo:font-weight="normal" officeooo:rsid="08fb9c45" style:font-style-asian="normal" style:font-weight-asian="normal" style:font-style-complex="normal" style:font-weight-complex="normal"/>
    </style:style>
    <style:style style:name="T2108" style:family="text">
      <style:text-properties fo:font-style="normal" fo:font-weight="normal" officeooo:rsid="08fbe75f" style:font-style-asian="normal" style:font-weight-asian="normal" style:font-style-complex="normal" style:font-weight-complex="normal"/>
    </style:style>
    <style:style style:name="T2109" style:family="text">
      <style:text-properties fo:font-style="normal" fo:font-weight="normal" officeooo:rsid="08fcac38" style:font-style-asian="normal" style:font-weight-asian="normal" style:font-style-complex="normal" style:font-weight-complex="normal"/>
    </style:style>
    <style:style style:name="T2110" style:family="text">
      <style:text-properties fo:font-style="normal" fo:font-weight="normal" officeooo:rsid="08fceace" style:font-style-asian="normal" style:font-weight-asian="normal" style:font-style-complex="normal" style:font-weight-complex="normal"/>
    </style:style>
    <style:style style:name="T2111" style:family="text">
      <style:text-properties fo:font-style="normal" fo:font-weight="normal" officeooo:rsid="08fd326f" style:font-style-asian="normal" style:font-weight-asian="normal" style:font-style-complex="normal" style:font-weight-complex="normal"/>
    </style:style>
    <style:style style:name="T2112" style:family="text">
      <style:text-properties fo:font-style="normal" fo:font-weight="normal" officeooo:rsid="08fd51c0" style:font-style-asian="normal" style:font-weight-asian="normal" style:font-style-complex="normal" style:font-weight-complex="normal"/>
    </style:style>
    <style:style style:name="T2113" style:family="text">
      <style:text-properties fo:font-style="normal" fo:font-weight="normal" officeooo:rsid="08fd61b7" style:font-style-asian="normal" style:font-weight-asian="normal" style:font-style-complex="normal" style:font-weight-complex="normal"/>
    </style:style>
    <style:style style:name="T2114" style:family="text">
      <style:text-properties fo:font-style="normal" fo:font-weight="normal" officeooo:rsid="08fe245b" style:font-style-asian="normal" style:font-weight-asian="normal" style:font-style-complex="normal" style:font-weight-complex="normal"/>
    </style:style>
    <style:style style:name="T2115" style:family="text">
      <style:text-properties fo:font-style="normal" fo:font-weight="normal" officeooo:rsid="08fe6caa" style:font-style-asian="normal" style:font-weight-asian="normal" style:font-style-complex="normal" style:font-weight-complex="normal"/>
    </style:style>
    <style:style style:name="T2116" style:family="text">
      <style:text-properties fo:font-style="normal" fo:font-weight="normal" officeooo:rsid="08fe7d6d" style:font-style-asian="normal" style:font-weight-asian="normal" style:font-style-complex="normal" style:font-weight-complex="normal"/>
    </style:style>
    <style:style style:name="T2117" style:family="text">
      <style:text-properties fo:font-style="normal" fo:font-weight="normal" officeooo:rsid="08ffcafb" style:font-style-asian="normal" style:font-weight-asian="normal" style:font-style-complex="normal" style:font-weight-complex="normal"/>
    </style:style>
    <style:style style:name="T2118" style:family="text">
      <style:text-properties fo:font-style="normal" fo:font-weight="normal" officeooo:rsid="09019f6b" style:font-style-asian="normal" style:font-weight-asian="normal" style:font-style-complex="normal" style:font-weight-complex="normal"/>
    </style:style>
    <style:style style:name="T2119" style:family="text">
      <style:text-properties fo:font-style="normal" fo:font-weight="normal" officeooo:rsid="0901bbc0" style:font-style-asian="normal" style:font-weight-asian="normal" style:font-style-complex="normal" style:font-weight-complex="normal"/>
    </style:style>
    <style:style style:name="T2120" style:family="text">
      <style:text-properties fo:font-style="normal" fo:font-weight="normal" officeooo:rsid="0902ad4f" style:font-style-asian="normal" style:font-weight-asian="normal" style:font-style-complex="normal" style:font-weight-complex="normal"/>
    </style:style>
    <style:style style:name="T2121" style:family="text">
      <style:text-properties fo:font-style="normal" fo:font-weight="normal" officeooo:rsid="09040c0e" style:font-style-asian="normal" style:font-weight-asian="normal" style:font-style-complex="normal" style:font-weight-complex="normal"/>
    </style:style>
    <style:style style:name="T2122" style:family="text">
      <style:text-properties fo:font-style="normal" fo:font-weight="normal" officeooo:rsid="09052492" style:font-style-asian="normal" style:font-weight-asian="normal" style:font-style-complex="normal" style:font-weight-complex="normal"/>
    </style:style>
    <style:style style:name="T2123" style:family="text">
      <style:text-properties fo:font-style="normal" fo:font-weight="normal" officeooo:rsid="09070253" style:font-style-asian="normal" style:font-weight-asian="normal" style:font-style-complex="normal" style:font-weight-complex="normal"/>
    </style:style>
    <style:style style:name="T2124" style:family="text">
      <style:text-properties fo:font-style="normal" fo:font-weight="normal" officeooo:rsid="0908ee28" style:font-style-asian="normal" style:font-weight-asian="normal" style:font-style-complex="normal" style:font-weight-complex="normal"/>
    </style:style>
    <style:style style:name="T2125" style:family="text">
      <style:text-properties fo:font-style="normal" fo:font-weight="normal" officeooo:rsid="090aa328" style:font-style-asian="normal" style:font-weight-asian="normal" style:font-style-complex="normal" style:font-weight-complex="normal"/>
    </style:style>
    <style:style style:name="T2126" style:family="text">
      <style:text-properties fo:font-style="normal" fo:font-weight="normal" officeooo:rsid="090c4fbf" style:font-style-asian="normal" style:font-weight-asian="normal" style:font-style-complex="normal" style:font-weight-complex="normal"/>
    </style:style>
    <style:style style:name="T2127" style:family="text">
      <style:text-properties fo:font-style="normal" fo:font-weight="normal" officeooo:rsid="090cce57" style:font-style-asian="normal" style:font-weight-asian="normal" style:font-style-complex="normal" style:font-weight-complex="normal"/>
    </style:style>
    <style:style style:name="T2128" style:family="text">
      <style:text-properties fo:font-style="normal" fo:font-weight="normal" officeooo:rsid="090df3f7" style:font-style-asian="normal" style:font-weight-asian="normal" style:font-style-complex="normal" style:font-weight-complex="normal"/>
    </style:style>
    <style:style style:name="T2129" style:family="text">
      <style:text-properties fo:font-style="normal" fo:font-weight="normal" officeooo:rsid="090e078f" style:font-style-asian="normal" style:font-weight-asian="normal" style:font-style-complex="normal" style:font-weight-complex="normal"/>
    </style:style>
    <style:style style:name="T2130" style:family="text">
      <style:text-properties fo:font-style="normal" fo:font-weight="normal" officeooo:rsid="090fbae0" style:font-style-asian="normal" style:font-weight-asian="normal" style:font-style-complex="normal" style:font-weight-complex="normal"/>
    </style:style>
    <style:style style:name="T2131" style:family="text">
      <style:text-properties fo:font-style="normal" fo:font-weight="normal" officeooo:rsid="09107889" style:font-style-asian="normal" style:font-weight-asian="normal" style:font-style-complex="normal" style:font-weight-complex="normal"/>
    </style:style>
    <style:style style:name="T2132" style:family="text">
      <style:text-properties fo:font-style="normal" fo:font-weight="normal" officeooo:rsid="091103d9" style:font-style-asian="normal" style:font-weight-asian="normal" style:font-style-complex="normal" style:font-weight-complex="normal"/>
    </style:style>
    <style:style style:name="T2133" style:family="text">
      <style:text-properties fo:font-style="normal" fo:font-weight="normal" officeooo:rsid="0911355d" style:font-style-asian="normal" style:font-weight-asian="normal" style:font-style-complex="normal" style:font-weight-complex="normal"/>
    </style:style>
    <style:style style:name="T2134" style:family="text">
      <style:text-properties fo:font-style="normal" fo:font-weight="normal" officeooo:rsid="0911b4e5" style:font-style-asian="normal" style:font-weight-asian="normal" style:font-style-complex="normal" style:font-weight-complex="normal"/>
    </style:style>
    <style:style style:name="T2135" style:family="text">
      <style:text-properties fo:font-style="normal" fo:font-weight="normal" officeooo:rsid="0912585f" style:font-style-asian="normal" style:font-weight-asian="normal" style:font-style-complex="normal" style:font-weight-complex="normal"/>
    </style:style>
    <style:style style:name="T2136" style:family="text">
      <style:text-properties fo:font-style="normal" fo:font-weight="normal" officeooo:rsid="091311eb" style:font-style-asian="normal" style:font-weight-asian="normal" style:font-style-complex="normal" style:font-weight-complex="normal"/>
    </style:style>
    <style:style style:name="T2137" style:family="text">
      <style:text-properties fo:font-style="normal" fo:font-weight="normal" officeooo:rsid="0913a719" style:font-style-asian="normal" style:font-weight-asian="normal" style:font-style-complex="normal" style:font-weight-complex="normal"/>
    </style:style>
    <style:style style:name="T2138" style:family="text">
      <style:text-properties fo:font-style="normal" fo:font-weight="normal" officeooo:rsid="09147d8f" style:font-style-asian="normal" style:font-weight-asian="normal" style:font-style-complex="normal" style:font-weight-complex="normal"/>
    </style:style>
    <style:style style:name="T2139" style:family="text">
      <style:text-properties fo:font-style="normal" fo:font-weight="normal" officeooo:rsid="09147f81" style:font-style-asian="normal" style:font-weight-asian="normal" style:font-style-complex="normal" style:font-weight-complex="normal"/>
    </style:style>
    <style:style style:name="T2140" style:family="text">
      <style:text-properties fo:font-style="normal" fo:font-weight="normal" officeooo:rsid="0916a5a3" style:font-style-asian="normal" style:font-weight-asian="normal" style:font-style-complex="normal" style:font-weight-complex="normal"/>
    </style:style>
    <style:style style:name="T2141" style:family="text">
      <style:text-properties fo:font-style="normal" fo:font-weight="normal" officeooo:rsid="091837f0" style:font-style-asian="normal" style:font-weight-asian="normal" style:font-style-complex="normal" style:font-weight-complex="normal"/>
    </style:style>
    <style:style style:name="T2142" style:family="text">
      <style:text-properties fo:font-style="normal" fo:font-weight="normal" officeooo:rsid="09199cbb" style:font-style-asian="normal" style:font-weight-asian="normal" style:font-style-complex="normal" style:font-weight-complex="normal"/>
    </style:style>
    <style:style style:name="T2143" style:family="text">
      <style:text-properties fo:font-style="normal" fo:font-weight="normal" officeooo:rsid="0919aa75" style:font-style-asian="normal" style:font-weight-asian="normal" style:font-style-complex="normal" style:font-weight-complex="normal"/>
    </style:style>
    <style:style style:name="T2144" style:family="text">
      <style:text-properties fo:font-style="normal" fo:font-weight="normal" officeooo:rsid="091b98b0" style:font-style-asian="normal" style:font-weight-asian="normal" style:font-style-complex="normal" style:font-weight-complex="normal"/>
    </style:style>
    <style:style style:name="T2145" style:family="text">
      <style:text-properties fo:font-style="normal" fo:font-weight="normal" officeooo:rsid="091bfe97" style:font-style-asian="normal" style:font-weight-asian="normal" style:font-style-complex="normal" style:font-weight-complex="normal"/>
    </style:style>
    <style:style style:name="T2146" style:family="text">
      <style:text-properties fo:font-style="normal" fo:font-weight="normal" officeooo:rsid="091dd5c5" style:font-style-asian="normal" style:font-weight-asian="normal" style:font-style-complex="normal" style:font-weight-complex="normal"/>
    </style:style>
    <style:style style:name="T2147" style:family="text">
      <style:text-properties fo:font-style="normal" fo:font-weight="normal" officeooo:rsid="091e626d" style:font-style-asian="normal" style:font-weight-asian="normal" style:font-style-complex="normal" style:font-weight-complex="normal"/>
    </style:style>
    <style:style style:name="T2148" style:family="text">
      <style:text-properties fo:font-style="normal" fo:font-weight="normal" officeooo:rsid="091eb194" style:font-style-asian="normal" style:font-weight-asian="normal" style:font-style-complex="normal" style:font-weight-complex="normal"/>
    </style:style>
    <style:style style:name="T2149" style:family="text">
      <style:text-properties fo:font-style="normal" fo:font-weight="normal" officeooo:rsid="091fbfee" style:font-style-asian="normal" style:font-weight-asian="normal" style:font-style-complex="normal" style:font-weight-complex="normal"/>
    </style:style>
    <style:style style:name="T2150" style:family="text">
      <style:text-properties fo:font-style="normal" fo:font-weight="normal" officeooo:rsid="092089ed" style:font-style-asian="normal" style:font-weight-asian="normal" style:font-style-complex="normal" style:font-weight-complex="normal"/>
    </style:style>
    <style:style style:name="T2151" style:family="text">
      <style:text-properties fo:font-style="normal" fo:font-weight="normal" officeooo:rsid="092098f5" style:font-style-asian="normal" style:font-weight-asian="normal" style:font-style-complex="normal" style:font-weight-complex="normal"/>
    </style:style>
    <style:style style:name="T2152" style:family="text">
      <style:text-properties fo:font-style="normal" fo:font-weight="normal" officeooo:rsid="0921638d" style:font-style-asian="normal" style:font-weight-asian="normal" style:font-style-complex="normal" style:font-weight-complex="normal"/>
    </style:style>
    <style:style style:name="T2153" style:family="text">
      <style:text-properties fo:font-style="normal" fo:font-weight="normal" officeooo:rsid="0922bf90" style:font-style-asian="normal" style:font-weight-asian="normal" style:font-style-complex="normal" style:font-weight-complex="normal"/>
    </style:style>
    <style:style style:name="T2154" style:family="text">
      <style:text-properties fo:font-style="normal" fo:font-weight="normal" officeooo:rsid="0922dfba" style:font-style-asian="normal" style:font-weight-asian="normal" style:font-style-complex="normal" style:font-weight-complex="normal"/>
    </style:style>
    <style:style style:name="T2155" style:family="text">
      <style:text-properties fo:font-style="normal" fo:font-weight="normal" officeooo:rsid="09244cd2" style:font-style-asian="normal" style:font-weight-asian="normal" style:font-style-complex="normal" style:font-weight-complex="normal"/>
    </style:style>
    <style:style style:name="T2156" style:family="text">
      <style:text-properties fo:font-style="normal" fo:font-weight="normal" officeooo:rsid="09261757" style:font-style-asian="normal" style:font-weight-asian="normal" style:font-style-complex="normal" style:font-weight-complex="normal"/>
    </style:style>
    <style:style style:name="T2157" style:family="text">
      <style:text-properties fo:font-style="normal" fo:font-weight="normal" officeooo:rsid="09272708" style:font-style-asian="normal" style:font-weight-asian="normal" style:font-style-complex="normal" style:font-weight-complex="normal"/>
    </style:style>
    <style:style style:name="T2158" style:family="text">
      <style:text-properties fo:font-style="normal" fo:font-weight="normal" officeooo:rsid="0928bbe8" style:font-style-asian="normal" style:font-weight-asian="normal" style:font-style-complex="normal" style:font-weight-complex="normal"/>
    </style:style>
    <style:style style:name="T2159" style:family="text">
      <style:text-properties fo:font-style="normal" fo:font-weight="normal" officeooo:rsid="0928e185" style:font-style-asian="normal" style:font-weight-asian="normal" style:font-style-complex="normal" style:font-weight-complex="normal"/>
    </style:style>
    <style:style style:name="T2160" style:family="text">
      <style:text-properties fo:font-style="normal" fo:font-weight="normal" officeooo:rsid="092adf40" style:font-style-asian="normal" style:font-weight-asian="normal" style:font-style-complex="normal" style:font-weight-complex="normal"/>
    </style:style>
    <style:style style:name="T2161" style:family="text">
      <style:text-properties fo:font-style="normal" fo:font-weight="normal" officeooo:rsid="092bfdf9" style:font-style-asian="normal" style:font-weight-asian="normal" style:font-style-complex="normal" style:font-weight-complex="normal"/>
    </style:style>
    <style:style style:name="T2162" style:family="text">
      <style:text-properties fo:font-style="normal" fo:font-weight="normal" officeooo:rsid="092c1963" style:font-style-asian="normal" style:font-weight-asian="normal" style:font-style-complex="normal" style:font-weight-complex="normal"/>
    </style:style>
    <style:style style:name="T2163" style:family="text">
      <style:text-properties fo:font-style="normal" fo:font-weight="normal" officeooo:rsid="092d67c0" style:font-style-asian="normal" style:font-weight-asian="normal" style:font-style-complex="normal" style:font-weight-complex="normal"/>
    </style:style>
    <style:style style:name="T2164" style:family="text">
      <style:text-properties fo:font-style="normal" fo:font-weight="normal" officeooo:rsid="092dad57" style:font-style-asian="normal" style:font-weight-asian="normal" style:font-style-complex="normal" style:font-weight-complex="normal"/>
    </style:style>
    <style:style style:name="T2165" style:family="text">
      <style:text-properties fo:font-style="normal" fo:font-weight="normal" officeooo:rsid="092f0e7e" style:font-style-asian="normal" style:font-weight-asian="normal" style:font-style-complex="normal" style:font-weight-complex="normal"/>
    </style:style>
    <style:style style:name="T2166" style:family="text">
      <style:text-properties fo:font-style="normal" fo:font-weight="normal" officeooo:rsid="093061d3" style:font-style-asian="normal" style:font-weight-asian="normal" style:font-style-complex="normal" style:font-weight-complex="normal"/>
    </style:style>
    <style:style style:name="T2167" style:family="text">
      <style:text-properties fo:font-style="normal" fo:font-weight="normal" officeooo:rsid="0931aaa1" style:font-style-asian="normal" style:font-weight-asian="normal" style:font-style-complex="normal" style:font-weight-complex="normal"/>
    </style:style>
    <style:style style:name="T2168" style:family="text">
      <style:text-properties fo:font-style="normal" fo:font-weight="normal" officeooo:rsid="093306b8" style:font-style-asian="normal" style:font-weight-asian="normal" style:font-style-complex="normal" style:font-weight-complex="normal"/>
    </style:style>
    <style:style style:name="T2169" style:family="text">
      <style:text-properties fo:font-style="normal" fo:font-weight="normal" officeooo:rsid="09333e38" style:font-style-asian="normal" style:font-weight-asian="normal" style:font-style-complex="normal" style:font-weight-complex="normal"/>
    </style:style>
    <style:style style:name="T2170" style:family="text">
      <style:text-properties fo:font-style="normal" fo:font-weight="normal" officeooo:rsid="09353bee" style:font-style-asian="normal" style:font-weight-asian="normal" style:font-style-complex="normal" style:font-weight-complex="normal"/>
    </style:style>
    <style:style style:name="T2171" style:family="text">
      <style:text-properties fo:font-style="normal" fo:font-weight="normal" officeooo:rsid="09370f5a" style:font-style-asian="normal" style:font-weight-asian="normal" style:font-style-complex="normal" style:font-weight-complex="normal"/>
    </style:style>
    <style:style style:name="T2172" style:family="text">
      <style:text-properties fo:font-style="normal" fo:font-weight="normal" officeooo:rsid="093731ef" style:font-style-asian="normal" style:font-weight-asian="normal" style:font-style-complex="normal" style:font-weight-complex="normal"/>
    </style:style>
    <style:style style:name="T2173" style:family="text">
      <style:text-properties fo:font-style="normal" fo:font-weight="normal" officeooo:rsid="093a13de" style:font-style-asian="normal" style:font-weight-asian="normal" style:font-style-complex="normal" style:font-weight-complex="normal"/>
    </style:style>
    <style:style style:name="T2174" style:family="text">
      <style:text-properties fo:font-style="normal" fo:font-weight="normal" officeooo:rsid="093a5982" style:font-style-asian="normal" style:font-weight-asian="normal" style:font-style-complex="normal" style:font-weight-complex="normal"/>
    </style:style>
    <style:style style:name="T2175" style:family="text">
      <style:text-properties fo:font-style="normal" fo:font-weight="normal" officeooo:rsid="093abbab" style:font-style-asian="normal" style:font-weight-asian="normal" style:font-style-complex="normal" style:font-weight-complex="normal"/>
    </style:style>
    <style:style style:name="T2176" style:family="text">
      <style:text-properties fo:font-style="normal" fo:font-weight="normal" officeooo:rsid="093c6f4f" style:font-style-asian="normal" style:font-weight-asian="normal" style:font-style-complex="normal" style:font-weight-complex="normal"/>
    </style:style>
    <style:style style:name="T2177" style:family="text">
      <style:text-properties fo:font-style="normal" fo:font-weight="normal" officeooo:rsid="093e48bd" style:font-style-asian="normal" style:font-weight-asian="normal" style:font-style-complex="normal" style:font-weight-complex="normal"/>
    </style:style>
    <style:style style:name="T2178" style:family="text">
      <style:text-properties fo:font-style="normal" fo:font-weight="normal" officeooo:rsid="09405cb9" style:font-style-asian="normal" style:font-weight-asian="normal" style:font-style-complex="normal" style:font-weight-complex="normal"/>
    </style:style>
    <style:style style:name="T2179" style:family="text">
      <style:text-properties fo:font-style="normal" fo:font-weight="normal" officeooo:rsid="09411030" style:font-style-asian="normal" style:font-weight-asian="normal" style:font-style-complex="normal" style:font-weight-complex="normal"/>
    </style:style>
    <style:style style:name="T2180" style:family="text">
      <style:text-properties fo:font-style="normal" fo:font-weight="normal" officeooo:rsid="09411fd8" style:font-style-asian="normal" style:font-weight-asian="normal" style:font-style-complex="normal" style:font-weight-complex="normal"/>
    </style:style>
    <style:style style:name="T2181" style:family="text">
      <style:text-properties fo:font-style="normal" fo:font-weight="normal" officeooo:rsid="09426332" style:font-style-asian="normal" style:font-weight-asian="normal" style:font-style-complex="normal" style:font-weight-complex="normal"/>
    </style:style>
    <style:style style:name="T2182" style:family="text">
      <style:text-properties fo:font-style="normal" fo:font-weight="normal" officeooo:rsid="09445322" style:font-style-asian="normal" style:font-weight-asian="normal" style:font-style-complex="normal" style:font-weight-complex="normal"/>
    </style:style>
    <style:style style:name="T2183" style:family="text">
      <style:text-properties fo:font-style="normal" fo:font-weight="normal" officeooo:rsid="09452590" style:font-style-asian="normal" style:font-weight-asian="normal" style:font-style-complex="normal" style:font-weight-complex="normal"/>
    </style:style>
    <style:style style:name="T2184" style:family="text">
      <style:text-properties fo:font-style="normal" fo:font-weight="normal" officeooo:rsid="0946f032" style:font-style-asian="normal" style:font-weight-asian="normal" style:font-style-complex="normal" style:font-weight-complex="normal"/>
    </style:style>
    <style:style style:name="T2185" style:family="text">
      <style:text-properties fo:font-style="normal" fo:font-weight="normal" officeooo:rsid="0948d579" style:font-style-asian="normal" style:font-weight-asian="normal" style:font-style-complex="normal" style:font-weight-complex="normal"/>
    </style:style>
    <style:style style:name="T2186" style:family="text">
      <style:text-properties fo:font-style="normal" fo:font-weight="normal" officeooo:rsid="09493942" style:font-style-asian="normal" style:font-weight-asian="normal" style:font-style-complex="normal" style:font-weight-complex="normal"/>
    </style:style>
    <style:style style:name="T2187" style:family="text">
      <style:text-properties fo:font-style="normal" fo:font-weight="normal" officeooo:rsid="094a0538" style:font-style-asian="normal" style:font-weight-asian="normal" style:font-style-complex="normal" style:font-weight-complex="normal"/>
    </style:style>
    <style:style style:name="T2188" style:family="text">
      <style:text-properties fo:font-style="normal" fo:font-weight="normal" officeooo:rsid="094c028e" style:font-style-asian="normal" style:font-weight-asian="normal" style:font-style-complex="normal" style:font-weight-complex="normal"/>
    </style:style>
    <style:style style:name="T2189" style:family="text">
      <style:text-properties fo:font-style="normal" fo:font-weight="normal" officeooo:rsid="094f46c0" style:font-style-asian="normal" style:font-weight-asian="normal" style:font-style-complex="normal" style:font-weight-complex="normal"/>
    </style:style>
    <style:style style:name="T2190" style:family="text">
      <style:text-properties fo:font-style="normal" fo:font-weight="normal" officeooo:rsid="0950244d" style:font-style-asian="normal" style:font-weight-asian="normal" style:font-style-complex="normal" style:font-weight-complex="normal"/>
    </style:style>
    <style:style style:name="T2191" style:family="text">
      <style:text-properties fo:font-style="normal" fo:font-weight="normal" officeooo:rsid="09507950" style:font-style-asian="normal" style:font-weight-asian="normal" style:font-style-complex="normal" style:font-weight-complex="normal"/>
    </style:style>
    <style:style style:name="T2192" style:family="text">
      <style:text-properties fo:font-style="normal" fo:font-weight="normal" officeooo:rsid="0952667b" style:font-style-asian="normal" style:font-weight-asian="normal" style:font-style-complex="normal" style:font-weight-complex="normal"/>
    </style:style>
    <style:style style:name="T2193" style:family="text">
      <style:text-properties fo:font-style="normal" fo:font-weight="normal" officeooo:rsid="095304e8" style:font-style-asian="normal" style:font-weight-asian="normal" style:font-style-complex="normal" style:font-weight-complex="normal"/>
    </style:style>
    <style:style style:name="T2194" style:family="text">
      <style:text-properties fo:font-style="normal" fo:font-weight="normal" officeooo:rsid="095403a6" style:font-style-asian="normal" style:font-weight-asian="normal" style:font-style-complex="normal" style:font-weight-complex="normal"/>
    </style:style>
    <style:style style:name="T2195" style:family="text">
      <style:text-properties fo:font-style="normal" fo:font-weight="normal" officeooo:rsid="0954531c" style:font-style-asian="normal" style:font-weight-asian="normal" style:font-style-complex="normal" style:font-weight-complex="normal"/>
    </style:style>
    <style:style style:name="T2196" style:family="text">
      <style:text-properties fo:font-style="normal" fo:font-weight="normal" officeooo:rsid="095640f5" style:font-style-asian="normal" style:font-weight-asian="normal" style:font-style-complex="normal" style:font-weight-complex="normal"/>
    </style:style>
    <style:style style:name="T2197" style:family="text">
      <style:text-properties fo:font-style="normal" fo:font-weight="normal" officeooo:rsid="0956deb7" style:font-style-asian="normal" style:font-weight-asian="normal" style:font-style-complex="normal" style:font-weight-complex="normal"/>
    </style:style>
    <style:style style:name="T2198" style:family="text">
      <style:text-properties fo:font-style="normal" fo:font-weight="normal" officeooo:rsid="09577949" style:font-style-asian="normal" style:font-weight-asian="normal" style:font-style-complex="normal" style:font-weight-complex="normal"/>
    </style:style>
    <style:style style:name="T2199" style:family="text">
      <style:text-properties fo:font-style="normal" fo:font-weight="normal" officeooo:rsid="09588c1c" style:font-style-asian="normal" style:font-weight-asian="normal" style:font-style-complex="normal" style:font-weight-complex="normal"/>
    </style:style>
    <style:style style:name="T2200" style:family="text">
      <style:text-properties fo:font-style="normal" fo:font-weight="normal" officeooo:rsid="09596700" style:font-style-asian="normal" style:font-weight-asian="normal" style:font-style-complex="normal" style:font-weight-complex="normal"/>
    </style:style>
    <style:style style:name="T2201" style:family="text">
      <style:text-properties fo:font-style="normal" fo:font-weight="normal" officeooo:rsid="095b3ab3" style:font-style-asian="normal" style:font-weight-asian="normal" style:font-style-complex="normal" style:font-weight-complex="normal"/>
    </style:style>
    <style:style style:name="T2202" style:family="text">
      <style:text-properties fo:font-style="normal" fo:font-weight="normal" officeooo:rsid="095e7089" style:font-style-asian="normal" style:font-weight-asian="normal" style:font-style-complex="normal" style:font-weight-complex="normal"/>
    </style:style>
    <style:style style:name="T2203" style:family="text">
      <style:text-properties fo:font-style="normal" fo:font-weight="normal" officeooo:rsid="09606e6a" style:font-style-asian="normal" style:font-weight-asian="normal" style:font-style-complex="normal" style:font-weight-complex="normal"/>
    </style:style>
    <style:style style:name="T2204" style:family="text">
      <style:text-properties fo:font-style="normal" fo:font-weight="normal" officeooo:rsid="0961c81c" style:font-style-asian="normal" style:font-weight-asian="normal" style:font-style-complex="normal" style:font-weight-complex="normal"/>
    </style:style>
    <style:style style:name="T2205" style:family="text">
      <style:text-properties fo:font-style="normal" fo:font-weight="normal" officeooo:rsid="0963a409" style:font-style-asian="normal" style:font-weight-asian="normal" style:font-style-complex="normal" style:font-weight-complex="normal"/>
    </style:style>
    <style:style style:name="T2206" style:family="text">
      <style:text-properties fo:font-style="normal" fo:font-weight="normal" officeooo:rsid="0965b98e" style:font-style-asian="normal" style:font-weight-asian="normal" style:font-style-complex="normal" style:font-weight-complex="normal"/>
    </style:style>
    <style:style style:name="T2207" style:family="text">
      <style:text-properties fo:font-style="normal" fo:font-weight="normal" officeooo:rsid="0967a8aa" style:font-style-asian="normal" style:font-weight-asian="normal" style:font-style-complex="normal" style:font-weight-complex="normal"/>
    </style:style>
    <style:style style:name="T2208" style:family="text">
      <style:text-properties fo:font-style="normal" fo:font-weight="normal" officeooo:rsid="0967d2b0" style:font-style-asian="normal" style:font-weight-asian="normal" style:font-style-complex="normal" style:font-weight-complex="normal"/>
    </style:style>
    <style:style style:name="T2209" style:family="text">
      <style:text-properties fo:font-style="normal" fo:font-weight="normal" officeooo:rsid="09694bd8" style:font-style-asian="normal" style:font-weight-asian="normal" style:font-style-complex="normal" style:font-weight-complex="normal"/>
    </style:style>
    <style:style style:name="T2210" style:family="text">
      <style:text-properties fo:font-style="normal" fo:font-weight="normal" officeooo:rsid="096ac1dc" style:font-style-asian="normal" style:font-weight-asian="normal" style:font-style-complex="normal" style:font-weight-complex="normal"/>
    </style:style>
    <style:style style:name="T2211" style:family="text">
      <style:text-properties fo:font-style="normal" fo:font-weight="normal" officeooo:rsid="096baaaa" style:font-style-asian="normal" style:font-weight-asian="normal" style:font-style-complex="normal" style:font-weight-complex="normal"/>
    </style:style>
    <style:style style:name="T2212" style:family="text">
      <style:text-properties fo:font-style="normal" fo:font-weight="normal" officeooo:rsid="096c4bad" style:font-style-asian="normal" style:font-weight-asian="normal" style:font-style-complex="normal" style:font-weight-complex="normal"/>
    </style:style>
    <style:style style:name="T2213" style:family="text">
      <style:text-properties fo:font-style="normal" fo:font-weight="normal" officeooo:rsid="096d2604" style:font-style-asian="normal" style:font-weight-asian="normal" style:font-style-complex="normal" style:font-weight-complex="normal"/>
    </style:style>
    <style:style style:name="T2214" style:family="text">
      <style:text-properties fo:font-style="normal" fo:font-weight="normal" officeooo:rsid="096d88a1" style:font-style-asian="normal" style:font-weight-asian="normal" style:font-style-complex="normal" style:font-weight-complex="normal"/>
    </style:style>
    <style:style style:name="T2215" style:family="text">
      <style:text-properties fo:font-style="normal" fo:font-weight="normal" officeooo:rsid="096f4973" style:font-style-asian="normal" style:font-weight-asian="normal" style:font-style-complex="normal" style:font-weight-complex="normal"/>
    </style:style>
    <style:style style:name="T2216" style:family="text">
      <style:text-properties fo:font-style="normal" fo:font-weight="normal" officeooo:rsid="097191c2" style:font-style-asian="normal" style:font-weight-asian="normal" style:font-style-complex="normal" style:font-weight-complex="normal"/>
    </style:style>
    <style:style style:name="T2217" style:family="text">
      <style:text-properties fo:font-style="normal" fo:font-weight="normal" officeooo:rsid="09727737" style:font-style-asian="normal" style:font-weight-asian="normal" style:font-style-complex="normal" style:font-weight-complex="normal"/>
    </style:style>
    <style:style style:name="T2218" style:family="text">
      <style:text-properties fo:font-style="normal" fo:font-weight="normal" officeooo:rsid="0974523a" style:font-style-asian="normal" style:font-weight-asian="normal" style:font-style-complex="normal" style:font-weight-complex="normal"/>
    </style:style>
    <style:style style:name="T2219" style:family="text">
      <style:text-properties fo:font-style="normal" fo:font-weight="normal" officeooo:rsid="09756b7b" style:font-style-asian="normal" style:font-weight-asian="normal" style:font-style-complex="normal" style:font-weight-complex="normal"/>
    </style:style>
    <style:style style:name="T2220" style:family="text">
      <style:text-properties fo:font-style="normal" fo:font-weight="normal" officeooo:rsid="09775a3e" style:font-style-asian="normal" style:font-weight-asian="normal" style:font-style-complex="normal" style:font-weight-complex="normal"/>
    </style:style>
    <style:style style:name="T2221" style:family="text">
      <style:text-properties fo:font-style="normal" fo:font-weight="normal" officeooo:rsid="0978fe2b" style:font-style-asian="normal" style:font-weight-asian="normal" style:font-style-complex="normal" style:font-weight-complex="normal"/>
    </style:style>
    <style:style style:name="T2222" style:family="text">
      <style:text-properties fo:font-style="normal" fo:font-weight="normal" officeooo:rsid="097a70c3" style:font-style-asian="normal" style:font-weight-asian="normal" style:font-style-complex="normal" style:font-weight-complex="normal"/>
    </style:style>
    <style:style style:name="T2223" style:family="text">
      <style:text-properties fo:font-style="normal" fo:font-weight="normal" officeooo:rsid="097d787c" style:font-style-asian="normal" style:font-weight-asian="normal" style:font-style-complex="normal" style:font-weight-complex="normal"/>
    </style:style>
    <style:style style:name="T2224" style:family="text">
      <style:text-properties fo:font-style="normal" fo:font-weight="normal" officeooo:rsid="097e0154" style:font-style-asian="normal" style:font-weight-asian="normal" style:font-style-complex="normal" style:font-weight-complex="normal"/>
    </style:style>
    <style:style style:name="T2225" style:family="text">
      <style:text-properties fo:font-style="normal" fo:font-weight="normal" officeooo:rsid="097f6b83" style:font-style-asian="normal" style:font-weight-asian="normal" style:font-style-complex="normal" style:font-weight-complex="normal"/>
    </style:style>
    <style:style style:name="T2226" style:family="text">
      <style:text-properties fo:font-style="normal" fo:font-weight="normal" officeooo:rsid="098158d7" style:font-style-asian="normal" style:font-weight-asian="normal" style:font-style-complex="normal" style:font-weight-complex="normal"/>
    </style:style>
    <style:style style:name="T2227" style:family="text">
      <style:text-properties fo:font-style="normal" fo:font-weight="normal" officeooo:rsid="0981afbf" style:font-style-asian="normal" style:font-weight-asian="normal" style:font-style-complex="normal" style:font-weight-complex="normal"/>
    </style:style>
    <style:style style:name="T2228" style:family="text">
      <style:text-properties fo:font-style="normal" fo:font-weight="normal" officeooo:rsid="09832e81" style:font-style-asian="normal" style:font-weight-asian="normal" style:font-style-complex="normal" style:font-weight-complex="normal"/>
    </style:style>
    <style:style style:name="T2229" style:family="text">
      <style:text-properties fo:font-style="normal" fo:font-weight="normal" officeooo:rsid="09838552" style:font-style-asian="normal" style:font-weight-asian="normal" style:font-style-complex="normal" style:font-weight-complex="normal"/>
    </style:style>
    <style:style style:name="T2230" style:family="text">
      <style:text-properties fo:font-style="normal" fo:font-weight="normal" officeooo:rsid="09855c77" style:font-style-asian="normal" style:font-weight-asian="normal" style:font-style-complex="normal" style:font-weight-complex="normal"/>
    </style:style>
    <style:style style:name="T2231" style:family="text">
      <style:text-properties fo:font-style="normal" fo:font-weight="normal" officeooo:rsid="0985da48" style:font-style-asian="normal" style:font-weight-asian="normal" style:font-style-complex="normal" style:font-weight-complex="normal"/>
    </style:style>
    <style:style style:name="T2232" style:family="text">
      <style:text-properties fo:font-style="normal" fo:font-weight="normal" officeooo:rsid="09876595" style:font-style-asian="normal" style:font-weight-asian="normal" style:font-style-complex="normal" style:font-weight-complex="normal"/>
    </style:style>
    <style:style style:name="T2233" style:family="text">
      <style:text-properties fo:font-style="normal" fo:font-weight="normal" officeooo:rsid="098a4111" style:font-style-asian="normal" style:font-weight-asian="normal" style:font-style-complex="normal" style:font-weight-complex="normal"/>
    </style:style>
    <style:style style:name="T2234" style:family="text">
      <style:text-properties fo:font-style="normal" fo:font-weight="normal" officeooo:rsid="098bd97d" style:font-style-asian="normal" style:font-weight-asian="normal" style:font-style-complex="normal" style:font-weight-complex="normal"/>
    </style:style>
    <style:style style:name="T2235" style:family="text">
      <style:text-properties fo:font-style="normal" fo:font-weight="normal" officeooo:rsid="098e1689" style:font-style-asian="normal" style:font-weight-asian="normal" style:font-style-complex="normal" style:font-weight-complex="normal"/>
    </style:style>
    <style:style style:name="T2236" style:family="text">
      <style:text-properties fo:font-style="normal" fo:font-weight="normal" officeooo:rsid="098e5919" style:font-style-asian="normal" style:font-weight-asian="normal" style:font-style-complex="normal" style:font-weight-complex="normal"/>
    </style:style>
    <style:style style:name="T2237" style:family="text">
      <style:text-properties fo:font-style="normal" fo:font-weight="normal" officeooo:rsid="098e6667" style:font-style-asian="normal" style:font-weight-asian="normal" style:font-style-complex="normal" style:font-weight-complex="normal"/>
    </style:style>
    <style:style style:name="T2238" style:family="text">
      <style:text-properties fo:font-style="normal" fo:font-weight="normal" officeooo:rsid="098f05d3" style:font-style-asian="normal" style:font-weight-asian="normal" style:font-style-complex="normal" style:font-weight-complex="normal"/>
    </style:style>
    <style:style style:name="T2239" style:family="text">
      <style:text-properties fo:font-style="normal" fo:font-weight="normal" officeooo:rsid="0990aea1" style:font-style-asian="normal" style:font-weight-asian="normal" style:font-style-complex="normal" style:font-weight-complex="normal"/>
    </style:style>
    <style:style style:name="T2240" style:family="text">
      <style:text-properties fo:font-style="normal" fo:font-weight="normal" officeooo:rsid="09917ad7" style:font-style-asian="normal" style:font-weight-asian="normal" style:font-style-complex="normal" style:font-weight-complex="normal"/>
    </style:style>
    <style:style style:name="T2241" style:family="text">
      <style:text-properties fo:font-style="normal" fo:font-weight="normal" officeooo:rsid="09930d8a" style:font-style-asian="normal" style:font-weight-asian="normal" style:font-style-complex="normal" style:font-weight-complex="normal"/>
    </style:style>
    <style:style style:name="T2242" style:family="text">
      <style:text-properties fo:font-style="normal" fo:font-weight="normal" officeooo:rsid="0993c5e8" style:font-style-asian="normal" style:font-weight-asian="normal" style:font-style-complex="normal" style:font-weight-complex="normal"/>
    </style:style>
    <style:style style:name="T2243" style:family="text">
      <style:text-properties fo:font-style="normal" fo:font-weight="normal" officeooo:rsid="09944e5a" style:font-style-asian="normal" style:font-weight-asian="normal" style:font-style-complex="normal" style:font-weight-complex="normal"/>
    </style:style>
    <style:style style:name="T2244" style:family="text">
      <style:text-properties fo:font-style="normal" fo:font-weight="normal" officeooo:rsid="0994c675" style:font-style-asian="normal" style:font-weight-asian="normal" style:font-style-complex="normal" style:font-weight-complex="normal"/>
    </style:style>
    <style:style style:name="T2245" style:family="text">
      <style:text-properties fo:font-style="normal" fo:font-weight="normal" officeooo:rsid="0995f3b2" style:font-style-asian="normal" style:font-weight-asian="normal" style:font-style-complex="normal" style:font-weight-complex="normal"/>
    </style:style>
    <style:style style:name="T2246" style:family="text">
      <style:text-properties fo:font-style="normal" fo:font-weight="normal" officeooo:rsid="09969bfd" style:font-style-asian="normal" style:font-weight-asian="normal" style:font-style-complex="normal" style:font-weight-complex="normal"/>
    </style:style>
    <style:style style:name="T2247" style:family="text">
      <style:text-properties fo:font-style="normal" fo:font-weight="normal" officeooo:rsid="099712f0" style:font-style-asian="normal" style:font-weight-asian="normal" style:font-style-complex="normal" style:font-weight-complex="normal"/>
    </style:style>
    <style:style style:name="T2248" style:family="text">
      <style:text-properties fo:font-style="normal" fo:font-weight="normal" officeooo:rsid="0998ccbb" style:font-style-asian="normal" style:font-weight-asian="normal" style:font-style-complex="normal" style:font-weight-complex="normal"/>
    </style:style>
    <style:style style:name="T2249" style:family="text">
      <style:text-properties fo:font-style="normal" fo:font-weight="normal" officeooo:rsid="0999aaa5" style:font-style-asian="normal" style:font-weight-asian="normal" style:font-style-complex="normal" style:font-weight-complex="normal"/>
    </style:style>
    <style:style style:name="T2250" style:family="text">
      <style:text-properties fo:font-style="normal" fo:font-weight="normal" officeooo:rsid="0999b5b0" style:font-style-asian="normal" style:font-weight-asian="normal" style:font-style-complex="normal" style:font-weight-complex="normal"/>
    </style:style>
    <style:style style:name="T2251" style:family="text">
      <style:text-properties fo:font-style="normal" fo:font-weight="normal" officeooo:rsid="099a3967" style:font-style-asian="normal" style:font-weight-asian="normal" style:font-style-complex="normal" style:font-weight-complex="normal"/>
    </style:style>
    <style:style style:name="T2252" style:family="text">
      <style:text-properties fo:font-style="normal" fo:font-weight="normal" officeooo:rsid="099a5179" style:font-style-asian="normal" style:font-weight-asian="normal" style:font-style-complex="normal" style:font-weight-complex="normal"/>
    </style:style>
    <style:style style:name="T2253" style:family="text">
      <style:text-properties fo:font-style="normal" fo:font-weight="normal" officeooo:rsid="099ac4ef" style:font-style-asian="normal" style:font-weight-asian="normal" style:font-style-complex="normal" style:font-weight-complex="normal"/>
    </style:style>
    <style:style style:name="T2254" style:family="text">
      <style:text-properties fo:font-style="normal" fo:font-weight="normal" officeooo:rsid="099b12d0" style:font-style-asian="normal" style:font-weight-asian="normal" style:font-style-complex="normal" style:font-weight-complex="normal"/>
    </style:style>
    <style:style style:name="T2255" style:family="text">
      <style:text-properties fo:font-style="normal" fo:font-weight="normal" officeooo:rsid="099c1c81" style:font-style-asian="normal" style:font-weight-asian="normal" style:font-style-complex="normal" style:font-weight-complex="normal"/>
    </style:style>
    <style:style style:name="T2256" style:family="text">
      <style:text-properties fo:font-style="normal" fo:font-weight="normal" officeooo:rsid="099f8d36" style:font-style-asian="normal" style:font-weight-asian="normal" style:font-style-complex="normal" style:font-weight-complex="normal"/>
    </style:style>
    <style:style style:name="T2257" style:family="text">
      <style:text-properties fo:font-style="normal" fo:font-weight="normal" officeooo:rsid="09a0358c" style:font-style-asian="normal" style:font-weight-asian="normal" style:font-style-complex="normal" style:font-weight-complex="normal"/>
    </style:style>
    <style:style style:name="T2258" style:family="text">
      <style:text-properties fo:font-style="normal" fo:font-weight="normal" officeooo:rsid="09a1a8e0" style:font-style-asian="normal" style:font-weight-asian="normal" style:font-style-complex="normal" style:font-weight-complex="normal"/>
    </style:style>
    <style:style style:name="T2259" style:family="text">
      <style:text-properties fo:font-style="normal" fo:font-weight="normal" officeooo:rsid="09a2c27c" style:font-style-asian="normal" style:font-weight-asian="normal" style:font-style-complex="normal" style:font-weight-complex="normal"/>
    </style:style>
    <style:style style:name="T2260" style:family="text">
      <style:text-properties fo:font-style="normal" fo:font-weight="normal" officeooo:rsid="09a3ecc6" style:font-style-asian="normal" style:font-weight-asian="normal" style:font-style-complex="normal" style:font-weight-complex="normal"/>
    </style:style>
    <style:style style:name="T2261" style:family="text">
      <style:text-properties fo:font-style="normal" fo:font-weight="normal" officeooo:rsid="09a55468" style:font-style-asian="normal" style:font-weight-asian="normal" style:font-style-complex="normal" style:font-weight-complex="normal"/>
    </style:style>
    <style:style style:name="T2262" style:family="text">
      <style:text-properties fo:font-style="normal" fo:font-weight="normal" officeooo:rsid="09a5c5d7" style:font-style-asian="normal" style:font-weight-asian="normal" style:font-style-complex="normal" style:font-weight-complex="normal"/>
    </style:style>
    <style:style style:name="T2263" style:family="text">
      <style:text-properties fo:font-style="normal" fo:font-weight="normal" officeooo:rsid="09a6262c" style:font-style-asian="normal" style:font-weight-asian="normal" style:font-style-complex="normal" style:font-weight-complex="normal"/>
    </style:style>
    <style:style style:name="T2264" style:family="text">
      <style:text-properties fo:font-style="normal" fo:font-weight="normal" officeooo:rsid="09a77001" style:font-style-asian="normal" style:font-weight-asian="normal" style:font-style-complex="normal" style:font-weight-complex="normal"/>
    </style:style>
    <style:style style:name="T2265" style:family="text">
      <style:text-properties fo:font-style="normal" fo:font-weight="normal" officeooo:rsid="09a77b69" style:font-style-asian="normal" style:font-weight-asian="normal" style:font-style-complex="normal" style:font-weight-complex="normal"/>
    </style:style>
    <style:style style:name="T2266" style:family="text">
      <style:text-properties fo:font-style="normal" fo:font-weight="normal" officeooo:rsid="09a9fa58" style:font-style-asian="normal" style:font-weight-asian="normal" style:font-style-complex="normal" style:font-weight-complex="normal"/>
    </style:style>
    <style:style style:name="T2267" style:family="text">
      <style:text-properties fo:font-style="normal" fo:font-weight="normal" officeooo:rsid="09aabb1e" style:font-style-asian="normal" style:font-weight-asian="normal" style:font-style-complex="normal" style:font-weight-complex="normal"/>
    </style:style>
    <style:style style:name="T2268" style:family="text">
      <style:text-properties fo:font-style="normal" fo:font-weight="normal" officeooo:rsid="09acd451" style:font-style-asian="normal" style:font-weight-asian="normal" style:font-style-complex="normal" style:font-weight-complex="normal"/>
    </style:style>
    <style:style style:name="T2269" style:family="text">
      <style:text-properties fo:font-style="normal" fo:font-weight="normal" officeooo:rsid="09addcf0" style:font-style-asian="normal" style:font-weight-asian="normal" style:font-style-complex="normal" style:font-weight-complex="normal"/>
    </style:style>
    <style:style style:name="T2270" style:family="text">
      <style:text-properties fo:font-style="normal" fo:font-weight="normal" officeooo:rsid="09ae9ab4" style:font-style-asian="normal" style:font-weight-asian="normal" style:font-style-complex="normal" style:font-weight-complex="normal"/>
    </style:style>
    <style:style style:name="T2271" style:family="text">
      <style:text-properties fo:font-style="normal" fo:font-weight="normal" officeooo:rsid="09afae27" style:font-style-asian="normal" style:font-weight-asian="normal" style:font-style-complex="normal" style:font-weight-complex="normal"/>
    </style:style>
    <style:style style:name="T2272" style:family="text">
      <style:text-properties fo:font-style="normal" fo:font-weight="normal" officeooo:rsid="09b08a3b" style:font-style-asian="normal" style:font-weight-asian="normal" style:font-style-complex="normal" style:font-weight-complex="normal"/>
    </style:style>
    <style:style style:name="T2273" style:family="text">
      <style:text-properties fo:font-style="normal" fo:font-weight="normal" officeooo:rsid="09b0fff5" style:font-style-asian="normal" style:font-weight-asian="normal" style:font-style-complex="normal" style:font-weight-complex="normal"/>
    </style:style>
    <style:style style:name="T2274" style:family="text">
      <style:text-properties fo:font-style="normal" fo:font-weight="normal" officeooo:rsid="09b2a74b" style:font-style-asian="normal" style:font-weight-asian="normal" style:font-style-complex="normal" style:font-weight-complex="normal"/>
    </style:style>
    <style:style style:name="T2275" style:family="text">
      <style:text-properties fo:font-style="normal" fo:font-weight="normal" officeooo:rsid="09b2d8be" style:font-style-asian="normal" style:font-weight-asian="normal" style:font-style-complex="normal" style:font-weight-complex="normal"/>
    </style:style>
    <style:style style:name="T2276" style:family="text">
      <style:text-properties fo:font-style="normal" fo:font-weight="normal" officeooo:rsid="09b39359" style:font-style-asian="normal" style:font-weight-asian="normal" style:font-style-complex="normal" style:font-weight-complex="normal"/>
    </style:style>
    <style:style style:name="T2277" style:family="text">
      <style:text-properties fo:font-style="normal" fo:font-weight="normal" officeooo:rsid="09b53b2e" style:font-style-asian="normal" style:font-weight-asian="normal" style:font-style-complex="normal" style:font-weight-complex="normal"/>
    </style:style>
    <style:style style:name="T2278" style:family="text">
      <style:text-properties fo:font-style="normal" fo:font-weight="normal" officeooo:rsid="09b682af" style:font-style-asian="normal" style:font-weight-asian="normal" style:font-style-complex="normal" style:font-weight-complex="normal"/>
    </style:style>
    <style:style style:name="T2279" style:family="text">
      <style:text-properties fo:font-style="normal" fo:font-weight="normal" officeooo:rsid="09b7971a" style:font-style-asian="normal" style:font-weight-asian="normal" style:font-style-complex="normal" style:font-weight-complex="normal"/>
    </style:style>
    <style:style style:name="T2280" style:family="text">
      <style:text-properties fo:font-style="normal" fo:font-weight="normal" officeooo:rsid="09b8076b" style:font-style-asian="normal" style:font-weight-asian="normal" style:font-style-complex="normal" style:font-weight-complex="normal"/>
    </style:style>
    <style:style style:name="T2281" style:family="text">
      <style:text-properties fo:font-style="normal" fo:font-weight="normal" officeooo:rsid="09badfff" style:font-style-asian="normal" style:font-weight-asian="normal" style:font-style-complex="normal" style:font-weight-complex="normal"/>
    </style:style>
    <style:style style:name="T2282" style:family="text">
      <style:text-properties fo:font-style="normal" fo:font-weight="normal" officeooo:rsid="09bc3c60" style:font-style-asian="normal" style:font-weight-asian="normal" style:font-style-complex="normal" style:font-weight-complex="normal"/>
    </style:style>
    <style:style style:name="T2283" style:family="text">
      <style:text-properties fo:font-style="normal" fo:font-weight="normal" officeooo:rsid="09bd8bb0" style:font-style-asian="normal" style:font-weight-asian="normal" style:font-style-complex="normal" style:font-weight-complex="normal"/>
    </style:style>
    <style:style style:name="T2284" style:family="text">
      <style:text-properties fo:font-style="normal" fo:font-weight="normal" officeooo:rsid="09bef3a6" style:font-style-asian="normal" style:font-weight-asian="normal" style:font-style-complex="normal" style:font-weight-complex="normal"/>
    </style:style>
    <style:style style:name="T2285" style:family="text">
      <style:text-properties fo:font-style="normal" fo:font-weight="normal" officeooo:rsid="09c012d5" style:font-style-asian="normal" style:font-weight-asian="normal" style:font-style-complex="normal" style:font-weight-complex="normal"/>
    </style:style>
    <style:style style:name="T2286" style:family="text">
      <style:text-properties fo:font-style="normal" fo:font-weight="normal" officeooo:rsid="09c1809b" style:font-style-asian="normal" style:font-weight-asian="normal" style:font-style-complex="normal" style:font-weight-complex="normal"/>
    </style:style>
    <style:style style:name="T2287" style:family="text">
      <style:text-properties fo:font-style="normal" fo:font-weight="normal" officeooo:rsid="09c26b6e" style:font-style-asian="normal" style:font-weight-asian="normal" style:font-style-complex="normal" style:font-weight-complex="normal"/>
    </style:style>
    <style:style style:name="T2288" style:family="text">
      <style:text-properties fo:font-style="normal" fo:font-weight="normal" officeooo:rsid="09c2fd54" style:font-style-asian="normal" style:font-weight-asian="normal" style:font-style-complex="normal" style:font-weight-complex="normal"/>
    </style:style>
    <style:style style:name="T2289" style:family="text">
      <style:text-properties fo:font-style="normal" fo:font-weight="normal" officeooo:rsid="09c43156" style:font-style-asian="normal" style:font-weight-asian="normal" style:font-style-complex="normal" style:font-weight-complex="normal"/>
    </style:style>
    <style:style style:name="T2290" style:family="text">
      <style:text-properties fo:font-style="normal" fo:font-weight="normal" officeooo:rsid="09c5d5d2" style:font-style-asian="normal" style:font-weight-asian="normal" style:font-style-complex="normal" style:font-weight-complex="normal"/>
    </style:style>
    <style:style style:name="T2291" style:family="text">
      <style:text-properties fo:font-style="normal" fo:font-weight="normal" officeooo:rsid="09c798df" style:font-style-asian="normal" style:font-weight-asian="normal" style:font-style-complex="normal" style:font-weight-complex="normal"/>
    </style:style>
    <style:style style:name="T2292" style:family="text">
      <style:text-properties fo:font-style="normal" fo:font-weight="normal" officeooo:rsid="09c8d762" style:font-style-asian="normal" style:font-weight-asian="normal" style:font-style-complex="normal" style:font-weight-complex="normal"/>
    </style:style>
    <style:style style:name="T2293" style:family="text">
      <style:text-properties fo:font-style="normal" fo:font-weight="normal" officeooo:rsid="09cab56d" style:font-style-asian="normal" style:font-weight-asian="normal" style:font-style-complex="normal" style:font-weight-complex="normal"/>
    </style:style>
    <style:style style:name="T2294" style:family="text">
      <style:text-properties fo:font-style="normal" fo:font-weight="normal" officeooo:rsid="09cba7f0" style:font-style-asian="normal" style:font-weight-asian="normal" style:font-style-complex="normal" style:font-weight-complex="normal"/>
    </style:style>
    <style:style style:name="T2295" style:family="text">
      <style:text-properties fo:font-style="normal" fo:font-weight="normal" officeooo:rsid="09cbff7a" style:font-style-asian="normal" style:font-weight-asian="normal" style:font-style-complex="normal" style:font-weight-complex="normal"/>
    </style:style>
    <style:style style:name="T2296" style:family="text">
      <style:text-properties fo:font-style="normal" fo:font-weight="normal" officeooo:rsid="09cde9fd" style:font-style-asian="normal" style:font-weight-asian="normal" style:font-style-complex="normal" style:font-weight-complex="normal"/>
    </style:style>
    <style:style style:name="T2297" style:family="text">
      <style:text-properties fo:font-style="normal" fo:font-weight="normal" officeooo:rsid="09cf54e7" style:font-style-asian="normal" style:font-weight-asian="normal" style:font-style-complex="normal" style:font-weight-complex="normal"/>
    </style:style>
    <style:style style:name="T2298" style:family="text">
      <style:text-properties fo:font-style="normal" fo:font-weight="normal" officeooo:rsid="09d0154c" style:font-style-asian="normal" style:font-weight-asian="normal" style:font-style-complex="normal" style:font-weight-complex="normal"/>
    </style:style>
    <style:style style:name="T2299" style:family="text">
      <style:text-properties fo:font-style="normal" fo:font-weight="normal" officeooo:rsid="09d0f58a" style:font-style-asian="normal" style:font-weight-asian="normal" style:font-style-complex="normal" style:font-weight-complex="normal"/>
    </style:style>
    <style:style style:name="T2300" style:family="text">
      <style:text-properties fo:font-style="normal" fo:font-weight="normal" officeooo:rsid="09d100f5" style:font-style-asian="normal" style:font-weight-asian="normal" style:font-style-complex="normal" style:font-weight-complex="normal"/>
    </style:style>
    <style:style style:name="T2301" style:family="text">
      <style:text-properties fo:font-style="normal" fo:font-weight="normal" officeooo:rsid="09d11769" style:font-style-asian="normal" style:font-weight-asian="normal" style:font-style-complex="normal" style:font-weight-complex="normal"/>
    </style:style>
    <style:style style:name="T2302" style:family="text">
      <style:text-properties fo:font-style="normal" fo:font-weight="normal" officeooo:rsid="09d16394" style:font-style-asian="normal" style:font-weight-asian="normal" style:font-style-complex="normal" style:font-weight-complex="normal"/>
    </style:style>
    <style:style style:name="T2303" style:family="text">
      <style:text-properties fo:font-style="normal" fo:font-weight="normal" officeooo:rsid="09d2753a" style:font-style-asian="normal" style:font-weight-asian="normal" style:font-style-complex="normal" style:font-weight-complex="normal"/>
    </style:style>
    <style:style style:name="T2304" style:family="text">
      <style:text-properties fo:font-style="normal" fo:font-weight="normal" officeooo:rsid="09d27e6f" style:font-style-asian="normal" style:font-weight-asian="normal" style:font-style-complex="normal" style:font-weight-complex="normal"/>
    </style:style>
    <style:style style:name="T2305" style:family="text">
      <style:text-properties fo:font-style="normal" fo:font-weight="normal" officeooo:rsid="09d3898a" style:font-style-asian="normal" style:font-weight-asian="normal" style:font-style-complex="normal" style:font-weight-complex="normal"/>
    </style:style>
    <style:style style:name="T2306" style:family="text">
      <style:text-properties fo:font-style="normal" fo:font-weight="normal" officeooo:rsid="09d58357" style:font-style-asian="normal" style:font-weight-asian="normal" style:font-style-complex="normal" style:font-weight-complex="normal"/>
    </style:style>
    <style:style style:name="T2307" style:family="text">
      <style:text-properties fo:font-style="normal" fo:font-weight="normal" officeooo:rsid="09d6235c" style:font-style-asian="normal" style:font-weight-asian="normal" style:font-style-complex="normal" style:font-weight-complex="normal"/>
    </style:style>
    <style:style style:name="T2308" style:family="text">
      <style:text-properties fo:font-style="normal" fo:font-weight="normal" officeooo:rsid="09d6e684" style:font-style-asian="normal" style:font-weight-asian="normal" style:font-style-complex="normal" style:font-weight-complex="normal"/>
    </style:style>
    <style:style style:name="T2309" style:family="text">
      <style:text-properties fo:font-style="normal" fo:font-weight="normal" officeooo:rsid="09d74205" style:font-style-asian="normal" style:font-weight-asian="normal" style:font-style-complex="normal" style:font-weight-complex="normal"/>
    </style:style>
    <style:style style:name="T2310" style:family="text">
      <style:text-properties fo:font-style="normal" fo:font-weight="normal" officeooo:rsid="09d902ab" style:font-style-asian="normal" style:font-weight-asian="normal" style:font-style-complex="normal" style:font-weight-complex="normal"/>
    </style:style>
    <style:style style:name="T2311" style:family="text">
      <style:text-properties fo:font-style="normal" fo:font-weight="normal" officeooo:rsid="09d999d6" style:font-style-asian="normal" style:font-weight-asian="normal" style:font-style-complex="normal" style:font-weight-complex="normal"/>
    </style:style>
    <style:style style:name="T2312" style:family="text">
      <style:text-properties fo:font-style="normal" fo:font-weight="normal" officeooo:rsid="09daa661" style:font-style-asian="normal" style:font-weight-asian="normal" style:font-style-complex="normal" style:font-weight-complex="normal"/>
    </style:style>
    <style:style style:name="T2313" style:family="text">
      <style:text-properties fo:font-style="normal" fo:font-weight="normal" officeooo:rsid="09db9f9d" style:font-style-asian="normal" style:font-weight-asian="normal" style:font-style-complex="normal" style:font-weight-complex="normal"/>
    </style:style>
    <style:style style:name="T2314" style:family="text">
      <style:text-properties fo:font-style="normal" fo:font-weight="normal" officeooo:rsid="09dce9af" style:font-style-asian="normal" style:font-weight-asian="normal" style:font-style-complex="normal" style:font-weight-complex="normal"/>
    </style:style>
    <style:style style:name="T2315" style:family="text">
      <style:text-properties fo:font-style="normal" fo:font-weight="normal" officeooo:rsid="09df534b" style:font-style-asian="normal" style:font-weight-asian="normal" style:font-style-complex="normal" style:font-weight-complex="normal"/>
    </style:style>
    <style:style style:name="T2316" style:family="text">
      <style:text-properties fo:font-style="normal" fo:font-weight="normal" officeooo:rsid="09dfebd7" style:font-style-asian="normal" style:font-weight-asian="normal" style:font-style-complex="normal" style:font-weight-complex="normal"/>
    </style:style>
    <style:style style:name="T2317" style:family="text">
      <style:text-properties fo:font-style="normal" fo:font-weight="normal" officeooo:rsid="09e0deda" style:font-style-asian="normal" style:font-weight-asian="normal" style:font-style-complex="normal" style:font-weight-complex="normal"/>
    </style:style>
    <style:style style:name="T2318" style:family="text">
      <style:text-properties fo:font-style="normal" fo:font-weight="normal" officeooo:rsid="09e1b170" style:font-style-asian="normal" style:font-weight-asian="normal" style:font-style-complex="normal" style:font-weight-complex="normal"/>
    </style:style>
    <style:style style:name="T2319" style:family="text">
      <style:text-properties fo:font-style="normal" fo:font-weight="normal" officeooo:rsid="09e2d655" style:font-style-asian="normal" style:font-weight-asian="normal" style:font-style-complex="normal" style:font-weight-complex="normal"/>
    </style:style>
    <style:style style:name="T2320" style:family="text">
      <style:text-properties fo:font-style="normal" fo:font-weight="normal" officeooo:rsid="09e311e9" style:font-style-asian="normal" style:font-weight-asian="normal" style:font-style-complex="normal" style:font-weight-complex="normal"/>
    </style:style>
    <style:style style:name="T2321" style:family="text">
      <style:text-properties fo:font-style="normal" fo:font-weight="normal" officeooo:rsid="09e4d686" style:font-style-asian="normal" style:font-weight-asian="normal" style:font-style-complex="normal" style:font-weight-complex="normal"/>
    </style:style>
    <style:style style:name="T2322" style:family="text">
      <style:text-properties fo:font-style="normal" fo:font-weight="normal" officeooo:rsid="09e5c6b3" style:font-style-asian="normal" style:font-weight-asian="normal" style:font-style-complex="normal" style:font-weight-complex="normal"/>
    </style:style>
    <style:style style:name="T2323" style:family="text">
      <style:text-properties fo:font-style="normal" fo:font-weight="normal" officeooo:rsid="09e6cba2" style:font-style-asian="normal" style:font-weight-asian="normal" style:font-style-complex="normal" style:font-weight-complex="normal"/>
    </style:style>
    <style:style style:name="T2324" style:family="text">
      <style:text-properties fo:font-style="normal" fo:font-weight="normal" officeooo:rsid="09e705d4" style:font-style-asian="normal" style:font-weight-asian="normal" style:font-style-complex="normal" style:font-weight-complex="normal"/>
    </style:style>
    <style:style style:name="T2325" style:family="text">
      <style:text-properties fo:font-style="normal" fo:font-weight="normal" officeooo:rsid="09e751cf" style:font-style-asian="normal" style:font-weight-asian="normal" style:font-style-complex="normal" style:font-weight-complex="normal"/>
    </style:style>
    <style:style style:name="T2326" style:family="text">
      <style:text-properties fo:font-style="normal" fo:font-weight="normal" officeooo:rsid="09e75e88" style:font-style-asian="normal" style:font-weight-asian="normal" style:font-style-complex="normal" style:font-weight-complex="normal"/>
    </style:style>
    <style:style style:name="T2327" style:family="text">
      <style:text-properties fo:font-style="normal" fo:font-weight="normal" officeooo:rsid="09e87b0c" style:font-style-asian="normal" style:font-weight-asian="normal" style:font-style-complex="normal" style:font-weight-complex="normal"/>
    </style:style>
    <style:style style:name="T2328" style:family="text">
      <style:text-properties fo:font-style="normal" fo:font-weight="normal" officeooo:rsid="09ed6064" style:font-style-asian="normal" style:font-weight-asian="normal" style:font-style-complex="normal" style:font-weight-complex="normal"/>
    </style:style>
    <style:style style:name="T2329" style:family="text">
      <style:text-properties fo:font-style="normal" fo:font-weight="normal" officeooo:rsid="09ed6b2c" style:font-style-asian="normal" style:font-weight-asian="normal" style:font-style-complex="normal" style:font-weight-complex="normal"/>
    </style:style>
    <style:style style:name="T2330" style:family="text">
      <style:text-properties fo:font-style="normal" fo:font-weight="normal" officeooo:rsid="09ed9658" style:font-style-asian="normal" style:font-weight-asian="normal" style:font-style-complex="normal" style:font-weight-complex="normal"/>
    </style:style>
    <style:style style:name="T2331" style:family="text">
      <style:text-properties fo:font-style="normal" fo:font-weight="normal" officeooo:rsid="09eefe5b" style:font-style-asian="normal" style:font-weight-asian="normal" style:font-style-complex="normal" style:font-weight-complex="normal"/>
    </style:style>
    <style:style style:name="T2332" style:family="text">
      <style:text-properties fo:font-style="normal" fo:font-weight="normal" officeooo:rsid="09f07ccd" style:font-style-asian="normal" style:font-weight-asian="normal" style:font-style-complex="normal" style:font-weight-complex="normal"/>
    </style:style>
    <style:style style:name="T2333" style:family="text">
      <style:text-properties fo:font-style="normal" fo:font-weight="normal" officeooo:rsid="09f163f3" style:font-style-asian="normal" style:font-weight-asian="normal" style:font-style-complex="normal" style:font-weight-complex="normal"/>
    </style:style>
    <style:style style:name="T2334" style:family="text">
      <style:text-properties fo:font-style="normal" fo:font-weight="normal" officeooo:rsid="09f1ef32" style:font-style-asian="normal" style:font-weight-asian="normal" style:font-style-complex="normal" style:font-weight-complex="normal"/>
    </style:style>
    <style:style style:name="T2335" style:family="text">
      <style:text-properties fo:font-style="normal" fo:font-weight="normal" officeooo:rsid="09f3776b" style:font-style-asian="normal" style:font-weight-asian="normal" style:font-style-complex="normal" style:font-weight-complex="normal"/>
    </style:style>
    <style:style style:name="T2336" style:family="text">
      <style:text-properties fo:font-style="normal" fo:font-weight="normal" officeooo:rsid="09f3e395" style:font-style-asian="normal" style:font-weight-asian="normal" style:font-style-complex="normal" style:font-weight-complex="normal"/>
    </style:style>
    <style:style style:name="T2337" style:family="text">
      <style:text-properties fo:font-style="normal" fo:font-weight="normal" officeooo:rsid="09f50ef3" style:font-style-asian="normal" style:font-weight-asian="normal" style:font-style-complex="normal" style:font-weight-complex="normal"/>
    </style:style>
    <style:style style:name="T2338" style:family="text">
      <style:text-properties fo:font-style="normal" fo:font-weight="normal" officeooo:rsid="09f5d808" style:font-style-asian="normal" style:font-weight-asian="normal" style:font-style-complex="normal" style:font-weight-complex="normal"/>
    </style:style>
    <style:style style:name="T2339" style:family="text">
      <style:text-properties fo:font-style="normal" fo:font-weight="normal" officeooo:rsid="09f64909" style:font-style-asian="normal" style:font-weight-asian="normal" style:font-style-complex="normal" style:font-weight-complex="normal"/>
    </style:style>
    <style:style style:name="T2340" style:family="text">
      <style:text-properties fo:font-style="normal" fo:font-weight="normal" officeooo:rsid="09f8157c" style:font-style-asian="normal" style:font-weight-asian="normal" style:font-style-complex="normal" style:font-weight-complex="normal"/>
    </style:style>
    <style:style style:name="T2341" style:family="text">
      <style:text-properties fo:font-style="normal" fo:font-weight="normal" officeooo:rsid="09f8514e" style:font-style-asian="normal" style:font-weight-asian="normal" style:font-style-complex="normal" style:font-weight-complex="normal"/>
    </style:style>
    <style:style style:name="T2342" style:family="text">
      <style:text-properties fo:font-style="normal" fo:font-weight="normal" officeooo:rsid="09f99bcc" style:font-style-asian="normal" style:font-weight-asian="normal" style:font-style-complex="normal" style:font-weight-complex="normal"/>
    </style:style>
    <style:style style:name="T2343" style:family="text">
      <style:text-properties fo:font-style="normal" fo:font-weight="normal" officeooo:rsid="09fb0437" style:font-style-asian="normal" style:font-weight-asian="normal" style:font-style-complex="normal" style:font-weight-complex="normal"/>
    </style:style>
    <style:style style:name="T2344" style:family="text">
      <style:text-properties fo:font-style="normal" fo:font-weight="normal" officeooo:rsid="09fc9506" style:font-style-asian="normal" style:font-weight-asian="normal" style:font-style-complex="normal" style:font-weight-complex="normal"/>
    </style:style>
    <style:style style:name="T2345" style:family="text">
      <style:text-properties fo:font-style="normal" fo:font-weight="normal" officeooo:rsid="09fd8699" style:font-style-asian="normal" style:font-weight-asian="normal" style:font-style-complex="normal" style:font-weight-complex="normal"/>
    </style:style>
    <style:style style:name="T2346" style:family="text">
      <style:text-properties fo:font-style="normal" fo:font-weight="normal" officeooo:rsid="09fd9378" style:font-style-asian="normal" style:font-weight-asian="normal" style:font-style-complex="normal" style:font-weight-complex="normal"/>
    </style:style>
    <style:style style:name="T2347" style:family="text">
      <style:text-properties fo:font-style="normal" fo:font-weight="normal" officeooo:rsid="09fda194" style:font-style-asian="normal" style:font-weight-asian="normal" style:font-style-complex="normal" style:font-weight-complex="normal"/>
    </style:style>
    <style:style style:name="T2348" style:family="text">
      <style:text-properties fo:font-style="normal" fo:font-weight="normal" officeooo:rsid="0a00a9ce" style:font-style-asian="normal" style:font-weight-asian="normal" style:font-style-complex="normal" style:font-weight-complex="normal"/>
    </style:style>
    <style:style style:name="T2349" style:family="text">
      <style:text-properties fo:font-style="normal" fo:font-weight="normal" officeooo:rsid="0a00ee46" style:font-style-asian="normal" style:font-weight-asian="normal" style:font-style-complex="normal" style:font-weight-complex="normal"/>
    </style:style>
    <style:style style:name="T2350" style:family="text">
      <style:text-properties fo:font-style="normal" fo:font-weight="normal" officeooo:rsid="0a01c3e5" style:font-style-asian="normal" style:font-weight-asian="normal" style:font-style-complex="normal" style:font-weight-complex="normal"/>
    </style:style>
    <style:style style:name="T2351" style:family="text">
      <style:text-properties fo:font-style="normal" fo:font-weight="normal" officeooo:rsid="0a01fc6f" style:font-style-asian="normal" style:font-weight-asian="normal" style:font-style-complex="normal" style:font-weight-complex="normal"/>
    </style:style>
    <style:style style:name="T2352" style:family="text">
      <style:text-properties fo:font-style="normal" fo:font-weight="normal" officeooo:rsid="0a0371f4" style:font-style-asian="normal" style:font-weight-asian="normal" style:font-style-complex="normal" style:font-weight-complex="normal"/>
    </style:style>
    <style:style style:name="T2353" style:family="text">
      <style:text-properties fo:font-style="normal" fo:font-weight="normal" officeooo:rsid="0a0495a8" style:font-style-asian="normal" style:font-weight-asian="normal" style:font-style-complex="normal" style:font-weight-complex="normal"/>
    </style:style>
    <style:style style:name="T2354" style:family="text">
      <style:text-properties fo:font-style="normal" fo:font-weight="normal" officeooo:rsid="0a052bfb" style:font-style-asian="normal" style:font-weight-asian="normal" style:font-style-complex="normal" style:font-weight-complex="normal"/>
    </style:style>
    <style:style style:name="T2355" style:family="text">
      <style:text-properties fo:font-style="normal" fo:font-weight="normal" officeooo:rsid="0a0629c3" style:font-style-asian="normal" style:font-weight-asian="normal" style:font-style-complex="normal" style:font-weight-complex="normal"/>
    </style:style>
    <style:style style:name="T2356" style:family="text">
      <style:text-properties fo:font-style="normal" fo:font-weight="normal" officeooo:rsid="0a072b7e" style:font-style-asian="normal" style:font-weight-asian="normal" style:font-style-complex="normal" style:font-weight-complex="normal"/>
    </style:style>
    <style:style style:name="T2357" style:family="text">
      <style:text-properties fo:font-style="normal" fo:font-weight="normal" officeooo:rsid="0a0928e1" style:font-style-asian="normal" style:font-weight-asian="normal" style:font-style-complex="normal" style:font-weight-complex="normal"/>
    </style:style>
    <style:style style:name="T2358" style:family="text">
      <style:text-properties fo:font-style="normal" fo:font-weight="normal" officeooo:rsid="0a09d049" style:font-style-asian="normal" style:font-weight-asian="normal" style:font-style-complex="normal" style:font-weight-complex="normal"/>
    </style:style>
    <style:style style:name="T2359" style:family="text">
      <style:text-properties fo:font-style="normal" fo:font-weight="normal" officeooo:rsid="0a09dd13" style:font-style-asian="normal" style:font-weight-asian="normal" style:font-style-complex="normal" style:font-weight-complex="normal"/>
    </style:style>
    <style:style style:name="T2360" style:family="text">
      <style:text-properties fo:font-style="normal" fo:font-weight="normal" officeooo:rsid="0a0b2101" style:font-style-asian="normal" style:font-weight-asian="normal" style:font-style-complex="normal" style:font-weight-complex="normal"/>
    </style:style>
    <style:style style:name="T2361" style:family="text">
      <style:text-properties fo:font-style="normal" fo:font-weight="normal" officeooo:rsid="0a0b9b38" style:font-style-asian="normal" style:font-weight-asian="normal" style:font-style-complex="normal" style:font-weight-complex="normal"/>
    </style:style>
    <style:style style:name="T2362" style:family="text">
      <style:text-properties fo:font-style="normal" fo:font-weight="normal" officeooo:rsid="0a0bc888" style:font-style-asian="normal" style:font-weight-asian="normal" style:font-style-complex="normal" style:font-weight-complex="normal"/>
    </style:style>
    <style:style style:name="T2363" style:family="text">
      <style:text-properties fo:font-style="normal" fo:font-weight="normal" officeooo:rsid="0a0d39b5" style:font-style-asian="normal" style:font-weight-asian="normal" style:font-style-complex="normal" style:font-weight-complex="normal"/>
    </style:style>
    <style:style style:name="T2364" style:family="text">
      <style:text-properties fo:font-style="normal" fo:font-weight="normal" officeooo:rsid="0a0e9b24" style:font-style-asian="normal" style:font-weight-asian="normal" style:font-style-complex="normal" style:font-weight-complex="normal"/>
    </style:style>
    <style:style style:name="T2365" style:family="text">
      <style:text-properties fo:font-style="normal" fo:font-weight="normal" officeooo:rsid="0a1028ae" style:font-style-asian="normal" style:font-weight-asian="normal" style:font-style-complex="normal" style:font-weight-complex="normal"/>
    </style:style>
    <style:style style:name="T2366" style:family="text">
      <style:text-properties fo:font-style="normal" fo:font-weight="normal" officeooo:rsid="0a120a98" style:font-style-asian="normal" style:font-weight-asian="normal" style:font-style-complex="normal" style:font-weight-complex="normal"/>
    </style:style>
    <style:style style:name="T2367" style:family="text">
      <style:text-properties fo:font-style="normal" fo:font-weight="normal" officeooo:rsid="0a134bd0" style:font-style-asian="normal" style:font-weight-asian="normal" style:font-style-complex="normal" style:font-weight-complex="normal"/>
    </style:style>
    <style:style style:name="T2368" style:family="text">
      <style:text-properties fo:font-style="normal" fo:font-weight="normal" officeooo:rsid="0a1704e2" style:font-style-asian="normal" style:font-weight-asian="normal" style:font-style-complex="normal" style:font-weight-complex="normal"/>
    </style:style>
    <style:style style:name="T2369" style:family="text">
      <style:text-properties fo:font-style="normal" fo:font-weight="normal" officeooo:rsid="0a18c60c" style:font-style-asian="normal" style:font-weight-asian="normal" style:font-style-complex="normal" style:font-weight-complex="normal"/>
    </style:style>
    <style:style style:name="T2370" style:family="text">
      <style:text-properties fo:font-style="normal" fo:font-weight="normal" officeooo:rsid="0a19663c" style:font-style-asian="normal" style:font-weight-asian="normal" style:font-style-complex="normal" style:font-weight-complex="normal"/>
    </style:style>
    <style:style style:name="T2371" style:family="text">
      <style:text-properties fo:font-style="normal" fo:font-weight="normal" officeooo:rsid="0a19ef31" style:font-style-asian="normal" style:font-weight-asian="normal" style:font-style-complex="normal" style:font-weight-complex="normal"/>
    </style:style>
    <style:style style:name="T2372" style:family="text">
      <style:text-properties fo:font-style="normal" fo:font-weight="normal" officeooo:rsid="0a1a204e" style:font-style-asian="normal" style:font-weight-asian="normal" style:font-style-complex="normal" style:font-weight-complex="normal"/>
    </style:style>
    <style:style style:name="T2373" style:family="text">
      <style:text-properties fo:font-style="normal" fo:font-weight="normal" officeooo:rsid="0a1afb3c" style:font-style-asian="normal" style:font-weight-asian="normal" style:font-style-complex="normal" style:font-weight-complex="normal"/>
    </style:style>
    <style:style style:name="T2374" style:family="text">
      <style:text-properties fo:font-style="normal" fo:font-weight="normal" officeooo:rsid="0a1cc138" style:font-style-asian="normal" style:font-weight-asian="normal" style:font-style-complex="normal" style:font-weight-complex="normal"/>
    </style:style>
    <style:style style:name="T2375" style:family="text">
      <style:text-properties fo:font-style="normal" fo:font-weight="normal" officeooo:rsid="0a1e4bf5" style:font-style-asian="normal" style:font-weight-asian="normal" style:font-style-complex="normal" style:font-weight-complex="normal"/>
    </style:style>
    <style:style style:name="T2376" style:family="text">
      <style:text-properties fo:font-style="normal" fo:font-weight="normal" officeooo:rsid="0a1f0e18" style:font-style-asian="normal" style:font-weight-asian="normal" style:font-style-complex="normal" style:font-weight-complex="normal"/>
    </style:style>
    <style:style style:name="T2377" style:family="text">
      <style:text-properties fo:font-style="normal" fo:font-weight="normal" officeooo:rsid="0a1f26c4" style:font-style-asian="normal" style:font-weight-asian="normal" style:font-style-complex="normal" style:font-weight-complex="normal"/>
    </style:style>
    <style:style style:name="T2378" style:family="text">
      <style:text-properties fo:font-style="normal" fo:font-weight="normal" officeooo:rsid="0a1fc22e" style:font-style-asian="normal" style:font-weight-asian="normal" style:font-style-complex="normal" style:font-weight-complex="normal"/>
    </style:style>
    <style:style style:name="T2379" style:family="text">
      <style:text-properties fo:font-style="normal" fo:font-weight="normal" officeooo:rsid="0a201bae" style:font-style-asian="normal" style:font-weight-asian="normal" style:font-style-complex="normal" style:font-weight-complex="normal"/>
    </style:style>
    <style:style style:name="T2380" style:family="text">
      <style:text-properties fo:font-style="normal" fo:font-weight="normal" officeooo:rsid="0a21fcba" style:font-style-asian="normal" style:font-weight-asian="normal" style:font-style-complex="normal" style:font-weight-complex="normal"/>
    </style:style>
    <style:style style:name="T2381" style:family="text">
      <style:text-properties fo:font-style="normal" fo:font-weight="normal" officeooo:rsid="0a235811" style:font-style-asian="normal" style:font-weight-asian="normal" style:font-style-complex="normal" style:font-weight-complex="normal"/>
    </style:style>
    <style:style style:name="T2382" style:family="text">
      <style:text-properties fo:font-style="normal" fo:font-weight="normal" officeooo:rsid="0a24af75" style:font-style-asian="normal" style:font-weight-asian="normal" style:font-style-complex="normal" style:font-weight-complex="normal"/>
    </style:style>
    <style:style style:name="T2383" style:family="text">
      <style:text-properties fo:font-style="normal" fo:font-weight="normal" officeooo:rsid="0a26ae01" style:font-style-asian="normal" style:font-weight-asian="normal" style:font-style-complex="normal" style:font-weight-complex="normal"/>
    </style:style>
    <style:style style:name="T2384" style:family="text">
      <style:text-properties fo:font-style="normal" fo:font-weight="normal" officeooo:rsid="0a27b7ea" style:font-style-asian="normal" style:font-weight-asian="normal" style:font-style-complex="normal" style:font-weight-complex="normal"/>
    </style:style>
    <style:style style:name="T2385" style:family="text">
      <style:text-properties fo:font-style="normal" fo:font-weight="normal" officeooo:rsid="0a291b26" style:font-style-asian="normal" style:font-weight-asian="normal" style:font-style-complex="normal" style:font-weight-complex="normal"/>
    </style:style>
    <style:style style:name="T2386" style:family="text">
      <style:text-properties fo:font-style="normal" fo:font-weight="normal" officeooo:rsid="0a2a7fd7" style:font-style-asian="normal" style:font-weight-asian="normal" style:font-style-complex="normal" style:font-weight-complex="normal"/>
    </style:style>
    <style:style style:name="T2387" style:family="text">
      <style:text-properties fo:font-style="normal" fo:font-weight="normal" officeooo:rsid="0a2a8674" style:font-style-asian="normal" style:font-weight-asian="normal" style:font-style-complex="normal" style:font-weight-complex="normal"/>
    </style:style>
    <style:style style:name="T2388" style:family="text">
      <style:text-properties fo:font-style="normal" fo:font-weight="normal" officeooo:rsid="0a2c490f" style:font-style-asian="normal" style:font-weight-asian="normal" style:font-style-complex="normal" style:font-weight-complex="normal"/>
    </style:style>
    <style:style style:name="T2389" style:family="text">
      <style:text-properties fo:font-style="normal" fo:font-weight="normal" officeooo:rsid="0a2ce6e6" style:font-style-asian="normal" style:font-weight-asian="normal" style:font-style-complex="normal" style:font-weight-complex="normal"/>
    </style:style>
    <style:style style:name="T2390" style:family="text">
      <style:text-properties fo:font-style="normal" fo:font-weight="normal" officeooo:rsid="0a2ea235" style:font-style-asian="normal" style:font-weight-asian="normal" style:font-style-complex="normal" style:font-weight-complex="normal"/>
    </style:style>
    <style:style style:name="T2391" style:family="text">
      <style:text-properties fo:font-style="normal" fo:font-weight="normal" officeooo:rsid="0a2ef84e" style:font-style-asian="normal" style:font-weight-asian="normal" style:font-style-complex="normal" style:font-weight-complex="normal"/>
    </style:style>
    <style:style style:name="T2392" style:family="text">
      <style:text-properties fo:font-style="normal" fo:font-weight="normal" officeooo:rsid="0a3066c7" style:font-style-asian="normal" style:font-weight-asian="normal" style:font-style-complex="normal" style:font-weight-complex="normal"/>
    </style:style>
    <style:style style:name="T2393" style:family="text">
      <style:text-properties fo:font-style="normal" fo:font-weight="normal" officeooo:rsid="0a314643" style:font-style-asian="normal" style:font-weight-asian="normal" style:font-style-complex="normal" style:font-weight-complex="normal"/>
    </style:style>
    <style:style style:name="T2394" style:family="text">
      <style:text-properties fo:font-style="normal" fo:font-weight="normal" officeooo:rsid="0a32d8a3" style:font-style-asian="normal" style:font-weight-asian="normal" style:font-style-complex="normal" style:font-weight-complex="normal"/>
    </style:style>
    <style:style style:name="T2395" style:family="text">
      <style:text-properties fo:font-style="normal" fo:font-weight="normal" officeooo:rsid="0a33c111" style:font-style-asian="normal" style:font-weight-asian="normal" style:font-style-complex="normal" style:font-weight-complex="normal"/>
    </style:style>
    <style:style style:name="T2396" style:family="text">
      <style:text-properties fo:font-style="normal" fo:font-weight="normal" officeooo:rsid="0a34e0da" style:font-style-asian="normal" style:font-weight-asian="normal" style:font-style-complex="normal" style:font-weight-complex="normal"/>
    </style:style>
    <style:style style:name="T2397" style:family="text">
      <style:text-properties fo:font-style="normal" fo:font-weight="normal" officeooo:rsid="0a36377f" style:font-style-asian="normal" style:font-weight-asian="normal" style:font-style-complex="normal" style:font-weight-complex="normal"/>
    </style:style>
    <style:style style:name="T2398" style:family="text">
      <style:text-properties fo:font-style="normal" fo:font-weight="normal" officeooo:rsid="0a392ac1" style:font-style-asian="normal" style:font-weight-asian="normal" style:font-style-complex="normal" style:font-weight-complex="normal"/>
    </style:style>
    <style:style style:name="T2399" style:family="text">
      <style:text-properties fo:font-style="normal" fo:font-weight="normal" officeooo:rsid="0a39ef80" style:font-style-asian="normal" style:font-weight-asian="normal" style:font-style-complex="normal" style:font-weight-complex="normal"/>
    </style:style>
    <style:style style:name="T2400" style:family="text">
      <style:text-properties fo:font-style="normal" fo:font-weight="normal" officeooo:rsid="0a3adb8c" style:font-style-asian="normal" style:font-weight-asian="normal" style:font-style-complex="normal" style:font-weight-complex="normal"/>
    </style:style>
    <style:style style:name="T2401" style:family="text">
      <style:text-properties fo:font-style="normal" fo:font-weight="normal" officeooo:rsid="0a3e4b1d" style:font-style-asian="normal" style:font-weight-asian="normal" style:font-style-complex="normal" style:font-weight-complex="normal"/>
    </style:style>
    <style:style style:name="T2402" style:family="text">
      <style:text-properties fo:font-style="normal" fo:font-weight="normal" officeooo:rsid="0a3f814f" style:font-style-asian="normal" style:font-weight-asian="normal" style:font-style-complex="normal" style:font-weight-complex="normal"/>
    </style:style>
    <style:style style:name="T2403" style:family="text">
      <style:text-properties fo:font-style="normal" fo:font-weight="normal" officeooo:rsid="0a415409" style:font-style-asian="normal" style:font-weight-asian="normal" style:font-style-complex="normal" style:font-weight-complex="normal"/>
    </style:style>
    <style:style style:name="T2404" style:family="text">
      <style:text-properties fo:font-style="normal" fo:font-weight="normal" officeooo:rsid="0a42a7d8" style:font-style-asian="normal" style:font-weight-asian="normal" style:font-style-complex="normal" style:font-weight-complex="normal"/>
    </style:style>
    <style:style style:name="T2405" style:family="text">
      <style:text-properties fo:font-style="normal" fo:font-weight="normal" officeooo:rsid="0a42f274" style:font-style-asian="normal" style:font-weight-asian="normal" style:font-style-complex="normal" style:font-weight-complex="normal"/>
    </style:style>
    <style:style style:name="T2406" style:family="text">
      <style:text-properties fo:font-style="normal" fo:font-weight="normal" officeooo:rsid="0a44b2b0" style:font-style-asian="normal" style:font-weight-asian="normal" style:font-style-complex="normal" style:font-weight-complex="normal"/>
    </style:style>
    <style:style style:name="T2407" style:family="text">
      <style:text-properties fo:font-style="normal" fo:font-weight="normal" officeooo:rsid="0a47ce3d" style:font-style-asian="normal" style:font-weight-asian="normal" style:font-style-complex="normal" style:font-weight-complex="normal"/>
    </style:style>
    <style:style style:name="T2408" style:family="text">
      <style:text-properties fo:font-style="normal" fo:font-weight="normal" officeooo:rsid="0a49c4a3" style:font-style-asian="normal" style:font-weight-asian="normal" style:font-style-complex="normal" style:font-weight-complex="normal"/>
    </style:style>
    <style:style style:name="T2409" style:family="text">
      <style:text-properties fo:font-style="normal" fo:font-weight="normal" officeooo:rsid="0a4a1895" style:font-style-asian="normal" style:font-weight-asian="normal" style:font-style-complex="normal" style:font-weight-complex="normal"/>
    </style:style>
    <style:style style:name="T2410" style:family="text">
      <style:text-properties fo:font-style="normal" fo:font-weight="normal" officeooo:rsid="0a4a3cfc" style:font-style-asian="normal" style:font-weight-asian="normal" style:font-style-complex="normal" style:font-weight-complex="normal"/>
    </style:style>
    <style:style style:name="T2411" style:family="text">
      <style:text-properties fo:font-style="normal" fo:font-weight="normal" officeooo:rsid="0a4ba0e6" style:font-style-asian="normal" style:font-weight-asian="normal" style:font-style-complex="normal" style:font-weight-complex="normal"/>
    </style:style>
    <style:style style:name="T2412" style:family="text">
      <style:text-properties fo:font-style="normal" fo:font-weight="normal" officeooo:rsid="0a4c2bdd" style:font-style-asian="normal" style:font-weight-asian="normal" style:font-style-complex="normal" style:font-weight-complex="normal"/>
    </style:style>
    <style:style style:name="T2413" style:family="text">
      <style:text-properties fo:font-style="normal" fo:font-weight="normal" officeooo:rsid="0a4cae8c" style:font-style-asian="normal" style:font-weight-asian="normal" style:font-style-complex="normal" style:font-weight-complex="normal"/>
    </style:style>
    <style:style style:name="T2414" style:family="text">
      <style:text-properties fo:font-style="normal" fo:font-weight="normal" officeooo:rsid="0a4dd1f4" style:font-style-asian="normal" style:font-weight-asian="normal" style:font-style-complex="normal" style:font-weight-complex="normal"/>
    </style:style>
    <style:style style:name="T2415" style:family="text">
      <style:text-properties fo:font-style="normal" fo:font-weight="normal" officeooo:rsid="0a4f5dbc" style:font-style-asian="normal" style:font-weight-asian="normal" style:font-style-complex="normal" style:font-weight-complex="normal"/>
    </style:style>
    <style:style style:name="T2416" style:family="text">
      <style:text-properties fo:font-style="normal" fo:font-weight="normal" officeooo:rsid="0a50ab22" style:font-style-asian="normal" style:font-weight-asian="normal" style:font-style-complex="normal" style:font-weight-complex="normal"/>
    </style:style>
    <style:style style:name="T2417" style:family="text">
      <style:text-properties fo:font-style="normal" fo:font-weight="normal" officeooo:rsid="0a534b4a" style:font-style-asian="normal" style:font-weight-asian="normal" style:font-style-complex="normal" style:font-weight-complex="normal"/>
    </style:style>
    <style:style style:name="T2418" style:family="text">
      <style:text-properties fo:font-style="normal" fo:font-weight="normal" officeooo:rsid="0a54ba3c" style:font-style-asian="normal" style:font-weight-asian="normal" style:font-style-complex="normal" style:font-weight-complex="normal"/>
    </style:style>
    <style:style style:name="T2419" style:family="text">
      <style:text-properties fo:font-style="normal" fo:font-weight="normal" officeooo:rsid="0a54f16b" style:font-style-asian="normal" style:font-weight-asian="normal" style:font-style-complex="normal" style:font-weight-complex="normal"/>
    </style:style>
    <style:style style:name="T2420" style:family="text">
      <style:text-properties fo:font-style="normal" fo:font-weight="normal" officeooo:rsid="0a564d91" style:font-style-asian="normal" style:font-weight-asian="normal" style:font-style-complex="normal" style:font-weight-complex="normal"/>
    </style:style>
    <style:style style:name="T2421" style:family="text">
      <style:text-properties fo:font-style="normal" fo:font-weight="normal" officeooo:rsid="0a575596" style:font-style-asian="normal" style:font-weight-asian="normal" style:font-style-complex="normal" style:font-weight-complex="normal"/>
    </style:style>
    <style:style style:name="T2422" style:family="text">
      <style:text-properties fo:font-style="normal" fo:font-weight="normal" officeooo:rsid="0a586f22" style:font-style-asian="normal" style:font-weight-asian="normal" style:font-style-complex="normal" style:font-weight-complex="normal"/>
    </style:style>
    <style:style style:name="T2423" style:family="text">
      <style:text-properties fo:font-style="normal" fo:font-weight="normal" officeooo:rsid="0a59b3c1" style:font-style-asian="normal" style:font-weight-asian="normal" style:font-style-complex="normal" style:font-weight-complex="normal"/>
    </style:style>
    <style:style style:name="T2424" style:family="text">
      <style:text-properties fo:font-style="normal" fo:font-weight="normal" officeooo:rsid="0a5a239d" style:font-style-asian="normal" style:font-weight-asian="normal" style:font-style-complex="normal" style:font-weight-complex="normal"/>
    </style:style>
    <style:style style:name="T2425" style:family="text">
      <style:text-properties fo:font-style="normal" fo:font-weight="normal" officeooo:rsid="0a5bc8fd" style:font-style-asian="normal" style:font-weight-asian="normal" style:font-style-complex="normal" style:font-weight-complex="normal"/>
    </style:style>
    <style:style style:name="T2426" style:family="text">
      <style:text-properties fo:font-style="normal" fo:font-weight="normal" officeooo:rsid="0a5cd2dc" style:font-style-asian="normal" style:font-weight-asian="normal" style:font-style-complex="normal" style:font-weight-complex="normal"/>
    </style:style>
    <style:style style:name="T2427" style:family="text">
      <style:text-properties fo:font-style="normal" fo:font-weight="normal" officeooo:rsid="0a5e07ac" style:font-style-asian="normal" style:font-weight-asian="normal" style:font-style-complex="normal" style:font-weight-complex="normal"/>
    </style:style>
    <style:style style:name="T2428" style:family="text">
      <style:text-properties fo:font-style="normal" fo:font-weight="normal" officeooo:rsid="0a5e9ca2" style:font-style-asian="normal" style:font-weight-asian="normal" style:font-style-complex="normal" style:font-weight-complex="normal"/>
    </style:style>
    <style:style style:name="T2429" style:family="text">
      <style:text-properties fo:font-style="normal" fo:font-weight="normal" officeooo:rsid="0a5f86cd" style:font-style-asian="normal" style:font-weight-asian="normal" style:font-style-complex="normal" style:font-weight-complex="normal"/>
    </style:style>
    <style:style style:name="T2430" style:family="text">
      <style:text-properties fo:font-style="normal" fo:font-weight="normal" officeooo:rsid="0a6051db" style:font-style-asian="normal" style:font-weight-asian="normal" style:font-style-complex="normal" style:font-weight-complex="normal"/>
    </style:style>
    <style:style style:name="T2431" style:family="text">
      <style:text-properties fo:font-style="normal" fo:font-weight="normal" officeooo:rsid="0a61f7cd" style:font-style-asian="normal" style:font-weight-asian="normal" style:font-style-complex="normal" style:font-weight-complex="normal"/>
    </style:style>
    <style:style style:name="T2432" style:family="text">
      <style:text-properties fo:font-style="normal" fo:font-weight="normal" officeooo:rsid="0a634b04" style:font-style-asian="normal" style:font-weight-asian="normal" style:font-style-complex="normal" style:font-weight-complex="normal"/>
    </style:style>
    <style:style style:name="T2433" style:family="text">
      <style:text-properties fo:font-style="normal" fo:font-weight="normal" officeooo:rsid="0a640ea7" style:font-style-asian="normal" style:font-weight-asian="normal" style:font-style-complex="normal" style:font-weight-complex="normal"/>
    </style:style>
    <style:style style:name="T2434" style:family="text">
      <style:text-properties fo:font-style="normal" fo:font-weight="normal" officeooo:rsid="0a65373f" style:font-style-asian="normal" style:font-weight-asian="normal" style:font-style-complex="normal" style:font-weight-complex="normal"/>
    </style:style>
    <style:style style:name="T2435" style:family="text">
      <style:text-properties fo:font-style="normal" fo:font-weight="normal" officeooo:rsid="0a653990" style:font-style-asian="normal" style:font-weight-asian="normal" style:font-style-complex="normal" style:font-weight-complex="normal"/>
    </style:style>
    <style:style style:name="T2436" style:family="text">
      <style:text-properties fo:font-style="normal" fo:font-weight="normal" officeooo:rsid="0a6685c9" style:font-style-asian="normal" style:font-weight-asian="normal" style:font-style-complex="normal" style:font-weight-complex="normal"/>
    </style:style>
    <style:style style:name="T2437" style:family="text">
      <style:text-properties fo:font-style="normal" fo:font-weight="normal" officeooo:rsid="0a66e211" style:font-style-asian="normal" style:font-weight-asian="normal" style:font-style-complex="normal" style:font-weight-complex="normal"/>
    </style:style>
    <style:style style:name="T2438" style:family="text">
      <style:text-properties fo:font-style="normal" fo:font-weight="normal" officeooo:rsid="0a675f8c" style:font-style-asian="normal" style:font-weight-asian="normal" style:font-style-complex="normal" style:font-weight-complex="normal"/>
    </style:style>
    <style:style style:name="T2439" style:family="text">
      <style:text-properties fo:font-style="normal" fo:font-weight="normal" officeooo:rsid="0a6adbaa" style:font-style-asian="normal" style:font-weight-asian="normal" style:font-style-complex="normal" style:font-weight-complex="normal"/>
    </style:style>
    <style:style style:name="T2440" style:family="text">
      <style:text-properties fo:font-style="normal" fo:font-weight="normal" officeooo:rsid="0a6b148e" style:font-style-asian="normal" style:font-weight-asian="normal" style:font-style-complex="normal" style:font-weight-complex="normal"/>
    </style:style>
    <style:style style:name="T2441" style:family="text">
      <style:text-properties fo:font-style="normal" fo:font-weight="normal" officeooo:rsid="0a6b437a" style:font-style-asian="normal" style:font-weight-asian="normal" style:font-style-complex="normal" style:font-weight-complex="normal"/>
    </style:style>
    <style:style style:name="T2442" style:family="text">
      <style:text-properties fo:font-style="normal" fo:font-weight="normal" officeooo:rsid="0a6c7d02" style:font-style-asian="normal" style:font-weight-asian="normal" style:font-style-complex="normal" style:font-weight-complex="normal"/>
    </style:style>
    <style:style style:name="T2443" style:family="text">
      <style:text-properties fo:font-style="normal" fo:font-weight="normal" officeooo:rsid="0a6d5999" style:font-style-asian="normal" style:font-weight-asian="normal" style:font-style-complex="normal" style:font-weight-complex="normal"/>
    </style:style>
    <style:style style:name="T2444" style:family="text">
      <style:text-properties fo:font-style="normal" fo:font-weight="normal" officeooo:rsid="0a6e1920" style:font-style-asian="normal" style:font-weight-asian="normal" style:font-style-complex="normal" style:font-weight-complex="normal"/>
    </style:style>
    <style:style style:name="T2445" style:family="text">
      <style:text-properties fo:font-style="normal" fo:font-weight="normal" officeooo:rsid="0a6eeb01" style:font-style-asian="normal" style:font-weight-asian="normal" style:font-style-complex="normal" style:font-weight-complex="normal"/>
    </style:style>
    <style:style style:name="T2446" style:family="text">
      <style:text-properties fo:font-style="normal" fo:font-weight="normal" officeooo:rsid="0a6fd645" style:font-style-asian="normal" style:font-weight-asian="normal" style:font-style-complex="normal" style:font-weight-complex="normal"/>
    </style:style>
    <style:style style:name="T2447" style:family="text">
      <style:text-properties fo:font-style="normal" fo:font-weight="normal" officeooo:rsid="0a716082" style:font-style-asian="normal" style:font-weight-asian="normal" style:font-style-complex="normal" style:font-weight-complex="normal"/>
    </style:style>
    <style:style style:name="T2448" style:family="text">
      <style:text-properties fo:font-style="normal" fo:font-weight="normal" officeooo:rsid="0a73520a" style:font-style-asian="normal" style:font-weight-asian="normal" style:font-style-complex="normal" style:font-weight-complex="normal"/>
    </style:style>
    <style:style style:name="T2449" style:family="text">
      <style:text-properties fo:font-style="normal" fo:font-weight="normal" officeooo:rsid="0a74b15d" style:font-style-asian="normal" style:font-weight-asian="normal" style:font-style-complex="normal" style:font-weight-complex="normal"/>
    </style:style>
    <style:style style:name="T2450" style:family="text">
      <style:text-properties fo:font-style="normal" fo:font-weight="normal" officeooo:rsid="0a74b965" style:font-style-asian="normal" style:font-weight-asian="normal" style:font-style-complex="normal" style:font-weight-complex="normal"/>
    </style:style>
    <style:style style:name="T2451" style:family="text">
      <style:text-properties fo:font-style="normal" fo:font-weight="normal" officeooo:rsid="0a74de1a" style:font-style-asian="normal" style:font-weight-asian="normal" style:font-style-complex="normal" style:font-weight-complex="normal"/>
    </style:style>
    <style:style style:name="T2452" style:family="text">
      <style:text-properties fo:font-style="normal" fo:font-weight="normal" officeooo:rsid="0a78e726" style:font-style-asian="normal" style:font-weight-asian="normal" style:font-style-complex="normal" style:font-weight-complex="normal"/>
    </style:style>
    <style:style style:name="T2453" style:family="text">
      <style:text-properties fo:font-style="normal" fo:font-weight="normal" officeooo:rsid="0a79bcdf" style:font-style-asian="normal" style:font-weight-asian="normal" style:font-style-complex="normal" style:font-weight-complex="normal"/>
    </style:style>
    <style:style style:name="T2454" style:family="text">
      <style:text-properties fo:font-style="normal" fo:font-weight="normal" officeooo:rsid="0a7b6f71" style:font-style-asian="normal" style:font-weight-asian="normal" style:font-style-complex="normal" style:font-weight-complex="normal"/>
    </style:style>
    <style:style style:name="T2455" style:family="text">
      <style:text-properties fo:font-style="normal" fo:font-weight="normal" officeooo:rsid="0a7c5b07" style:font-style-asian="normal" style:font-weight-asian="normal" style:font-style-complex="normal" style:font-weight-complex="normal"/>
    </style:style>
    <style:style style:name="T2456" style:family="text">
      <style:text-properties fo:font-style="normal" fo:font-weight="normal" officeooo:rsid="0a7dd2e9" style:font-style-asian="normal" style:font-weight-asian="normal" style:font-style-complex="normal" style:font-weight-complex="normal"/>
    </style:style>
    <style:style style:name="T2457" style:family="text">
      <style:text-properties fo:font-style="normal" fo:font-weight="normal" officeooo:rsid="0a7f113f" style:font-style-asian="normal" style:font-weight-asian="normal" style:font-style-complex="normal" style:font-weight-complex="normal"/>
    </style:style>
    <style:style style:name="T2458" style:family="text">
      <style:text-properties fo:font-style="normal" fo:font-weight="normal" officeooo:rsid="0a810676" style:font-style-asian="normal" style:font-weight-asian="normal" style:font-style-complex="normal" style:font-weight-complex="normal"/>
    </style:style>
    <style:style style:name="T2459" style:family="text">
      <style:text-properties fo:font-style="normal" fo:font-weight="normal" officeooo:rsid="0a827ef4" style:font-style-asian="normal" style:font-weight-asian="normal" style:font-style-complex="normal" style:font-weight-complex="normal"/>
    </style:style>
    <style:style style:name="T2460" style:family="text">
      <style:text-properties fo:font-style="normal" fo:font-weight="normal" officeooo:rsid="0a8410e9" style:font-style-asian="normal" style:font-weight-asian="normal" style:font-style-complex="normal" style:font-weight-complex="normal"/>
    </style:style>
    <style:style style:name="T2461" style:family="text">
      <style:text-properties fo:font-style="normal" fo:font-weight="normal" officeooo:rsid="0a84860a" style:font-style-asian="normal" style:font-weight-asian="normal" style:font-style-complex="normal" style:font-weight-complex="normal"/>
    </style:style>
    <style:style style:name="T2462" style:family="text">
      <style:text-properties fo:font-style="normal" fo:font-weight="normal" officeooo:rsid="0a864fee" style:font-style-asian="normal" style:font-weight-asian="normal" style:font-style-complex="normal" style:font-weight-complex="normal"/>
    </style:style>
    <style:style style:name="T2463" style:family="text">
      <style:text-properties fo:font-style="normal" fo:font-weight="normal" officeooo:rsid="0a87f3bf" style:font-style-asian="normal" style:font-weight-asian="normal" style:font-style-complex="normal" style:font-weight-complex="normal"/>
    </style:style>
    <style:style style:name="T2464" style:family="text">
      <style:text-properties fo:font-style="normal" fo:font-weight="normal" officeooo:rsid="0a8879c5" style:font-style-asian="normal" style:font-weight-asian="normal" style:font-style-complex="normal" style:font-weight-complex="normal"/>
    </style:style>
    <style:style style:name="T2465" style:family="text">
      <style:text-properties fo:font-style="normal" fo:font-weight="normal" officeooo:rsid="0a890dfb" style:font-style-asian="normal" style:font-weight-asian="normal" style:font-style-complex="normal" style:font-weight-complex="normal"/>
    </style:style>
    <style:style style:name="T2466" style:family="text">
      <style:text-properties fo:font-style="normal" fo:font-weight="normal" officeooo:rsid="0a8a2ef0" style:font-style-asian="normal" style:font-weight-asian="normal" style:font-style-complex="normal" style:font-weight-complex="normal"/>
    </style:style>
    <style:style style:name="T2467" style:family="text">
      <style:text-properties fo:font-style="normal" fo:font-weight="normal" officeooo:rsid="0a8a3e45" style:font-style-asian="normal" style:font-weight-asian="normal" style:font-style-complex="normal" style:font-weight-complex="normal"/>
    </style:style>
    <style:style style:name="T2468" style:family="text">
      <style:text-properties fo:font-style="normal" fo:font-weight="normal" officeooo:rsid="0a8a828e" style:font-style-asian="normal" style:font-weight-asian="normal" style:font-style-complex="normal" style:font-weight-complex="normal"/>
    </style:style>
    <style:style style:name="T2469" style:family="text">
      <style:text-properties fo:font-style="normal" fo:font-weight="normal" officeooo:rsid="0a8b258b" style:font-style-asian="normal" style:font-weight-asian="normal" style:font-style-complex="normal" style:font-weight-complex="normal"/>
    </style:style>
    <style:style style:name="T2470" style:family="text">
      <style:text-properties fo:font-style="normal" fo:font-weight="normal" officeooo:rsid="0a8b47ca" style:font-style-asian="normal" style:font-weight-asian="normal" style:font-style-complex="normal" style:font-weight-complex="normal"/>
    </style:style>
    <style:style style:name="T2471" style:family="text">
      <style:text-properties fo:font-style="normal" fo:font-weight="normal" officeooo:rsid="0a8c8f35" style:font-style-asian="normal" style:font-weight-asian="normal" style:font-style-complex="normal" style:font-weight-complex="normal"/>
    </style:style>
    <style:style style:name="T2472" style:family="text">
      <style:text-properties fo:font-style="normal" fo:font-weight="normal" officeooo:rsid="0a8cc883" style:font-style-asian="normal" style:font-weight-asian="normal" style:font-style-complex="normal" style:font-weight-complex="normal"/>
    </style:style>
    <style:style style:name="T2473" style:family="text">
      <style:text-properties fo:font-style="normal" fo:font-weight="normal" officeooo:rsid="0a8e935d" style:font-style-asian="normal" style:font-weight-asian="normal" style:font-style-complex="normal" style:font-weight-complex="normal"/>
    </style:style>
    <style:style style:name="T2474" style:family="text">
      <style:text-properties fo:font-style="normal" fo:font-weight="normal" officeooo:rsid="0a900795" style:font-style-asian="normal" style:font-weight-asian="normal" style:font-style-complex="normal" style:font-weight-complex="normal"/>
    </style:style>
    <style:style style:name="T2475" style:family="text">
      <style:text-properties fo:font-style="normal" fo:font-weight="normal" officeooo:rsid="0a90e53f" style:font-style-asian="normal" style:font-weight-asian="normal" style:font-style-complex="normal" style:font-weight-complex="normal"/>
    </style:style>
    <style:style style:name="T2476" style:family="text">
      <style:text-properties fo:font-style="normal" fo:font-weight="normal" officeooo:rsid="0a913466" style:font-style-asian="normal" style:font-weight-asian="normal" style:font-style-complex="normal" style:font-weight-complex="normal"/>
    </style:style>
    <style:style style:name="T2477" style:family="text">
      <style:text-properties fo:font-style="normal" fo:font-weight="normal" officeooo:rsid="0a927b04" style:font-style-asian="normal" style:font-weight-asian="normal" style:font-style-complex="normal" style:font-weight-complex="normal"/>
    </style:style>
    <style:style style:name="T2478" style:family="text">
      <style:text-properties fo:font-style="normal" fo:font-weight="normal" officeooo:rsid="0a935d5f" style:font-style-asian="normal" style:font-weight-asian="normal" style:font-style-complex="normal" style:font-weight-complex="normal"/>
    </style:style>
    <style:style style:name="T2479" style:family="text">
      <style:text-properties fo:font-style="normal" fo:font-weight="normal" officeooo:rsid="0a95120d" style:font-style-asian="normal" style:font-weight-asian="normal" style:font-style-complex="normal" style:font-weight-complex="normal"/>
    </style:style>
    <style:style style:name="T2480" style:family="text">
      <style:text-properties fo:font-style="normal" fo:font-weight="normal" officeooo:rsid="0a972d0a" style:font-style-asian="normal" style:font-weight-asian="normal" style:font-style-complex="normal" style:font-weight-complex="normal"/>
    </style:style>
    <style:style style:name="T2481" style:family="text">
      <style:text-properties fo:font-style="normal" fo:font-weight="normal" officeooo:rsid="0a973fd9" style:font-style-asian="normal" style:font-weight-asian="normal" style:font-style-complex="normal" style:font-weight-complex="normal"/>
    </style:style>
    <style:style style:name="T2482" style:family="text">
      <style:text-properties fo:font-style="normal" fo:font-weight="normal" officeooo:rsid="0a97a03d" style:font-style-asian="normal" style:font-weight-asian="normal" style:font-style-complex="normal" style:font-weight-complex="normal"/>
    </style:style>
    <style:style style:name="T2483" style:family="text">
      <style:text-properties fo:font-style="normal" fo:font-weight="normal" officeooo:rsid="0a98a1f9" style:font-style-asian="normal" style:font-weight-asian="normal" style:font-style-complex="normal" style:font-weight-complex="normal"/>
    </style:style>
    <style:style style:name="T2484" style:family="text">
      <style:text-properties fo:font-style="normal" fo:font-weight="normal" officeooo:rsid="0a9a4c1e" style:font-style-asian="normal" style:font-weight-asian="normal" style:font-style-complex="normal" style:font-weight-complex="normal"/>
    </style:style>
    <style:style style:name="T2485" style:family="text">
      <style:text-properties fo:font-style="normal" fo:font-weight="normal" officeooo:rsid="0a9aa045" style:font-style-asian="normal" style:font-weight-asian="normal" style:font-style-complex="normal" style:font-weight-complex="normal"/>
    </style:style>
    <style:style style:name="T2486" style:family="text">
      <style:text-properties fo:font-style="normal" fo:font-weight="normal" officeooo:rsid="0a9c9bf3" style:font-style-asian="normal" style:font-weight-asian="normal" style:font-style-complex="normal" style:font-weight-complex="normal"/>
    </style:style>
    <style:style style:name="T2487" style:family="text">
      <style:text-properties fo:font-style="normal" fo:font-weight="normal" officeooo:rsid="0a9dd66a" style:font-style-asian="normal" style:font-weight-asian="normal" style:font-style-complex="normal" style:font-weight-complex="normal"/>
    </style:style>
    <style:style style:name="T2488" style:family="text">
      <style:text-properties fo:font-style="normal" fo:font-weight="normal" officeooo:rsid="0a9e5b81" style:font-style-asian="normal" style:font-weight-asian="normal" style:font-style-complex="normal" style:font-weight-complex="normal"/>
    </style:style>
    <style:style style:name="T2489" style:family="text">
      <style:text-properties fo:font-style="normal" fo:font-weight="normal" officeooo:rsid="0a9efa8f" style:font-style-asian="normal" style:font-weight-asian="normal" style:font-style-complex="normal" style:font-weight-complex="normal"/>
    </style:style>
    <style:style style:name="T2490" style:family="text">
      <style:text-properties fo:font-style="normal" fo:font-weight="normal" officeooo:rsid="0aa0b5b3" style:font-style-asian="normal" style:font-weight-asian="normal" style:font-style-complex="normal" style:font-weight-complex="normal"/>
    </style:style>
    <style:style style:name="T2491" style:family="text">
      <style:text-properties fo:font-style="normal" fo:font-weight="normal" officeooo:rsid="0aa27ec9" style:font-style-asian="normal" style:font-weight-asian="normal" style:font-style-complex="normal" style:font-weight-complex="normal"/>
    </style:style>
    <style:style style:name="T2492" style:family="text">
      <style:text-properties fo:font-style="normal" fo:font-weight="normal" officeooo:rsid="0aa2cc54" style:font-style-asian="normal" style:font-weight-asian="normal" style:font-style-complex="normal" style:font-weight-complex="normal"/>
    </style:style>
    <style:style style:name="T2493" style:family="text">
      <style:text-properties fo:font-style="normal" fo:font-weight="normal" officeooo:rsid="0aa326c1" style:font-style-asian="normal" style:font-weight-asian="normal" style:font-style-complex="normal" style:font-weight-complex="normal"/>
    </style:style>
    <style:style style:name="T2494" style:family="text">
      <style:text-properties fo:font-style="normal" fo:font-weight="normal" officeooo:rsid="0a9e2407" style:font-style-asian="normal" style:font-weight-asian="normal" style:font-style-complex="normal" style:font-weight-complex="normal"/>
    </style:style>
    <style:style style:name="T2495" style:family="text">
      <style:text-properties fo:font-style="normal" fo:font-weight="normal" officeooo:rsid="0aa4c788" style:font-style-asian="normal" style:font-weight-asian="normal" style:font-style-complex="normal" style:font-weight-complex="normal"/>
    </style:style>
    <style:style style:name="T2496" style:family="text">
      <style:text-properties fo:font-style="normal" fo:font-weight="normal" officeooo:rsid="0aa7a487" style:font-style-asian="normal" style:font-weight-asian="normal" style:font-style-complex="normal" style:font-weight-complex="normal"/>
    </style:style>
    <style:style style:name="T2497" style:family="text">
      <style:text-properties fo:font-style="normal" fo:font-weight="normal" officeooo:rsid="0aa855ba" style:font-style-asian="normal" style:font-weight-asian="normal" style:font-style-complex="normal" style:font-weight-complex="normal"/>
    </style:style>
    <style:style style:name="T2498" style:family="text">
      <style:text-properties fo:font-style="normal" fo:font-weight="normal" officeooo:rsid="0aa8942d" style:font-style-asian="normal" style:font-weight-asian="normal" style:font-style-complex="normal" style:font-weight-complex="normal"/>
    </style:style>
    <style:style style:name="T2499" style:family="text">
      <style:text-properties fo:font-style="normal" fo:font-weight="normal" officeooo:rsid="0aa9dea9" style:font-style-asian="normal" style:font-weight-asian="normal" style:font-style-complex="normal" style:font-weight-complex="normal"/>
    </style:style>
    <style:style style:name="T2500" style:family="text">
      <style:text-properties fo:font-style="normal" fo:font-weight="normal" officeooo:rsid="0aab592e" style:font-style-asian="normal" style:font-weight-asian="normal" style:font-style-complex="normal" style:font-weight-complex="normal"/>
    </style:style>
    <style:style style:name="T2501" style:family="text">
      <style:text-properties fo:font-style="normal" fo:font-weight="normal" officeooo:rsid="0aacbbe7" style:font-style-asian="normal" style:font-weight-asian="normal" style:font-style-complex="normal" style:font-weight-complex="normal"/>
    </style:style>
    <style:style style:name="T2502" style:family="text">
      <style:text-properties fo:font-style="normal" fo:font-weight="normal" officeooo:rsid="0aad13c1" style:font-style-asian="normal" style:font-weight-asian="normal" style:font-style-complex="normal" style:font-weight-complex="normal"/>
    </style:style>
    <style:style style:name="T2503" style:family="text">
      <style:text-properties fo:font-style="normal" fo:font-weight="normal" officeooo:rsid="0aaf0da0" style:font-style-asian="normal" style:font-weight-asian="normal" style:font-style-complex="normal" style:font-weight-complex="normal"/>
    </style:style>
    <style:style style:name="T2504" style:family="text">
      <style:text-properties fo:font-style="normal" fo:font-weight="normal" officeooo:rsid="0aafef4f" style:font-style-asian="normal" style:font-weight-asian="normal" style:font-style-complex="normal" style:font-weight-complex="normal"/>
    </style:style>
    <style:style style:name="T2505" style:family="text">
      <style:text-properties fo:font-style="normal" fo:font-weight="normal" officeooo:rsid="0ab0e2c8" style:font-style-asian="normal" style:font-weight-asian="normal" style:font-style-complex="normal" style:font-weight-complex="normal"/>
    </style:style>
    <style:style style:name="T2506" style:family="text">
      <style:text-properties fo:font-style="normal" fo:font-weight="normal" officeooo:rsid="0ab1aeb1" style:font-style-asian="normal" style:font-weight-asian="normal" style:font-style-complex="normal" style:font-weight-complex="normal"/>
    </style:style>
    <style:style style:name="T2507" style:family="text">
      <style:text-properties fo:font-style="normal" fo:font-weight="normal" officeooo:rsid="0abb5df1" style:font-style-asian="normal" style:font-weight-asian="normal" style:font-style-complex="normal" style:font-weight-complex="normal"/>
    </style:style>
    <style:style style:name="T2508" style:family="text">
      <style:text-properties fo:font-style="normal" fo:font-weight="normal" officeooo:rsid="0abb97fc" style:font-style-asian="normal" style:font-weight-asian="normal" style:font-style-complex="normal" style:font-weight-complex="normal"/>
    </style:style>
    <style:style style:name="T2509" style:family="text">
      <style:text-properties fo:font-style="normal" fo:font-weight="normal" officeooo:rsid="0abc85c4" style:font-style-asian="normal" style:font-weight-asian="normal" style:font-style-complex="normal" style:font-weight-complex="normal"/>
    </style:style>
    <style:style style:name="T2510" style:family="text">
      <style:text-properties fo:font-style="normal" fo:font-weight="normal" officeooo:rsid="0abca7be" style:font-style-asian="normal" style:font-weight-asian="normal" style:font-style-complex="normal" style:font-weight-complex="normal"/>
    </style:style>
    <style:style style:name="T2511" style:family="text">
      <style:text-properties fo:font-style="normal" fo:font-weight="normal" officeooo:rsid="0ac0582e" style:font-style-asian="normal" style:font-weight-asian="normal" style:font-style-complex="normal" style:font-weight-complex="normal"/>
    </style:style>
    <style:style style:name="T2512" style:family="text">
      <style:text-properties fo:font-style="normal" fo:font-weight="normal" officeooo:rsid="0ac046bc" style:font-style-asian="normal" style:font-weight-asian="normal" style:font-style-complex="normal" style:font-weight-complex="normal"/>
    </style:style>
    <style:style style:name="T2513" style:family="text">
      <style:text-properties fo:font-style="normal" fo:font-weight="normal" officeooo:rsid="0ac0cdf5" style:font-style-asian="normal" style:font-weight-asian="normal" style:font-style-complex="normal" style:font-weight-complex="normal"/>
    </style:style>
    <style:style style:name="T2514" style:family="text">
      <style:text-properties fo:font-style="normal" fo:font-weight="normal" officeooo:rsid="0ac201eb" style:font-style-asian="normal" style:font-weight-asian="normal" style:font-style-complex="normal" style:font-weight-complex="normal"/>
    </style:style>
    <style:style style:name="T2515" style:family="text">
      <style:text-properties fo:font-style="normal" fo:font-weight="normal" officeooo:rsid="0ac22c6b" style:font-style-asian="normal" style:font-weight-asian="normal" style:font-style-complex="normal" style:font-weight-complex="normal"/>
    </style:style>
    <style:style style:name="T2516" style:family="text">
      <style:text-properties fo:font-style="normal" fo:font-weight="normal" officeooo:rsid="0ac3aba2" style:font-style-asian="normal" style:font-weight-asian="normal" style:font-style-complex="normal" style:font-weight-complex="normal"/>
    </style:style>
    <style:style style:name="T2517" style:family="text">
      <style:text-properties fo:font-style="normal" fo:font-weight="normal" officeooo:rsid="0ac51635" style:font-style-asian="normal" style:font-weight-asian="normal" style:font-style-complex="normal" style:font-weight-complex="normal"/>
    </style:style>
    <style:style style:name="T2518" style:family="text">
      <style:text-properties fo:font-style="normal" fo:font-weight="normal" officeooo:rsid="0ac6b2e0" style:font-style-asian="normal" style:font-weight-asian="normal" style:font-style-complex="normal" style:font-weight-complex="normal"/>
    </style:style>
    <style:style style:name="T2519" style:family="text">
      <style:text-properties fo:font-style="normal" fo:font-weight="normal" officeooo:rsid="0ac88619" style:font-style-asian="normal" style:font-weight-asian="normal" style:font-style-complex="normal" style:font-weight-complex="normal"/>
    </style:style>
    <style:style style:name="T2520" style:family="text">
      <style:text-properties fo:font-style="normal" fo:font-weight="normal" officeooo:rsid="0ac9b2ff" style:font-style-asian="normal" style:font-weight-asian="normal" style:font-style-complex="normal" style:font-weight-complex="normal"/>
    </style:style>
    <style:style style:name="T2521" style:family="text">
      <style:text-properties fo:font-style="normal" fo:font-weight="normal" officeooo:rsid="0acafb75" style:font-style-asian="normal" style:font-weight-asian="normal" style:font-style-complex="normal" style:font-weight-complex="normal"/>
    </style:style>
    <style:style style:name="T2522" style:family="text">
      <style:text-properties fo:font-style="normal" fo:font-weight="normal" officeooo:rsid="0acb9662" style:font-style-asian="normal" style:font-weight-asian="normal" style:font-style-complex="normal" style:font-weight-complex="normal"/>
    </style:style>
    <style:style style:name="T2523" style:family="text">
      <style:text-properties fo:font-style="normal" fo:font-weight="normal" officeooo:rsid="0acca37d" style:font-style-asian="normal" style:font-weight-asian="normal" style:font-style-complex="normal" style:font-weight-complex="normal"/>
    </style:style>
    <style:style style:name="T2524" style:family="text">
      <style:text-properties fo:font-style="normal" fo:font-weight="normal" officeooo:rsid="0acdebcd" style:font-style-asian="normal" style:font-weight-asian="normal" style:font-style-complex="normal" style:font-weight-complex="normal"/>
    </style:style>
    <style:style style:name="T2525" style:family="text">
      <style:text-properties fo:font-style="normal" fo:font-weight="normal" officeooo:rsid="0acfd48b" style:font-style-asian="normal" style:font-weight-asian="normal" style:font-style-complex="normal" style:font-weight-complex="normal"/>
    </style:style>
    <style:style style:name="T2526" style:family="text">
      <style:text-properties fo:font-style="normal" fo:font-weight="normal" officeooo:rsid="0ad0464c" style:font-style-asian="normal" style:font-weight-asian="normal" style:font-style-complex="normal" style:font-weight-complex="normal"/>
    </style:style>
    <style:style style:name="T2527" style:family="text">
      <style:text-properties fo:font-style="normal" fo:font-weight="normal" officeooo:rsid="0ad1ede0" style:font-style-asian="normal" style:font-weight-asian="normal" style:font-style-complex="normal" style:font-weight-complex="normal"/>
    </style:style>
    <style:style style:name="T2528" style:family="text">
      <style:text-properties fo:font-style="normal" fo:font-weight="normal" officeooo:rsid="0ad3ecb8" style:font-style-asian="normal" style:font-weight-asian="normal" style:font-style-complex="normal" style:font-weight-complex="normal"/>
    </style:style>
    <style:style style:name="T2529" style:family="text">
      <style:text-properties fo:font-style="normal" fo:font-weight="normal" officeooo:rsid="0ad45542" style:font-style-asian="normal" style:font-weight-asian="normal" style:font-style-complex="normal" style:font-weight-complex="normal"/>
    </style:style>
    <style:style style:name="T2530" style:family="text">
      <style:text-properties fo:font-style="normal" fo:font-weight="normal" officeooo:rsid="0aca76af" style:font-style-asian="normal" style:font-weight-asian="normal" style:font-style-complex="normal" style:font-weight-complex="normal"/>
    </style:style>
    <style:style style:name="T2531" style:family="text">
      <style:text-properties fo:font-style="normal" fo:font-weight="normal" officeooo:rsid="0ad519d7" style:font-style-asian="normal" style:font-weight-asian="normal" style:font-style-complex="normal" style:font-weight-complex="normal"/>
    </style:style>
    <style:style style:name="T2532" style:family="text">
      <style:text-properties fo:font-style="normal" fo:font-weight="normal" officeooo:rsid="0ad6cd8c" style:font-style-asian="normal" style:font-weight-asian="normal" style:font-style-complex="normal" style:font-weight-complex="normal"/>
    </style:style>
    <style:style style:name="T2533" style:family="text">
      <style:text-properties fo:font-style="normal" fo:font-weight="normal" officeooo:rsid="0ad8a16a" style:font-style-asian="normal" style:font-weight-asian="normal" style:font-style-complex="normal" style:font-weight-complex="normal"/>
    </style:style>
    <style:style style:name="T2534" style:family="text">
      <style:text-properties fo:font-style="normal" fo:font-weight="normal" officeooo:rsid="0ad8cac9" style:font-style-asian="normal" style:font-weight-asian="normal" style:font-style-complex="normal" style:font-weight-complex="normal"/>
    </style:style>
    <style:style style:name="T2535" style:family="text">
      <style:text-properties fo:font-style="normal" fo:font-weight="normal" officeooo:rsid="0ada2d0c" style:font-style-asian="normal" style:font-weight-asian="normal" style:font-style-complex="normal" style:font-weight-complex="normal"/>
    </style:style>
    <style:style style:name="T2536" style:family="text">
      <style:text-properties fo:font-style="normal" fo:font-weight="normal" officeooo:rsid="0adb7852" style:font-style-asian="normal" style:font-weight-asian="normal" style:font-style-complex="normal" style:font-weight-complex="normal"/>
    </style:style>
    <style:style style:name="T2537" style:family="text">
      <style:text-properties fo:font-style="normal" fo:font-weight="normal" officeooo:rsid="0add28bc" style:font-style-asian="normal" style:font-weight-asian="normal" style:font-style-complex="normal" style:font-weight-complex="normal"/>
    </style:style>
    <style:style style:name="T2538" style:family="text">
      <style:text-properties fo:font-style="normal" fo:font-weight="normal" officeooo:rsid="0ade5105" style:font-style-asian="normal" style:font-weight-asian="normal" style:font-style-complex="normal" style:font-weight-complex="normal"/>
    </style:style>
    <style:style style:name="T2539" style:family="text">
      <style:text-properties fo:font-style="normal" fo:font-weight="normal" officeooo:rsid="0adea4f1" style:font-style-asian="normal" style:font-weight-asian="normal" style:font-style-complex="normal" style:font-weight-complex="normal"/>
    </style:style>
    <style:style style:name="T2540" style:family="text">
      <style:text-properties fo:font-style="normal" fo:font-weight="normal" officeooo:rsid="0ae08f85" style:font-style-asian="normal" style:font-weight-asian="normal" style:font-style-complex="normal" style:font-weight-complex="normal"/>
    </style:style>
    <style:style style:name="T2541" style:family="text">
      <style:text-properties fo:font-style="normal" fo:font-weight="normal" officeooo:rsid="0ae122a4" style:font-style-asian="normal" style:font-weight-asian="normal" style:font-style-complex="normal" style:font-weight-complex="normal"/>
    </style:style>
    <style:style style:name="T2542" style:family="text">
      <style:text-properties fo:font-style="normal" fo:font-weight="normal" officeooo:rsid="0ae30976" style:font-style-asian="normal" style:font-weight-asian="normal" style:font-style-complex="normal" style:font-weight-complex="normal"/>
    </style:style>
    <style:style style:name="T2543" style:family="text">
      <style:text-properties fo:font-style="normal" fo:font-weight="normal" officeooo:rsid="0ae4ee27" style:font-style-asian="normal" style:font-weight-asian="normal" style:font-style-complex="normal" style:font-weight-complex="normal"/>
    </style:style>
    <style:style style:name="T2544" style:family="text">
      <style:text-properties fo:font-style="normal" fo:font-weight="normal" officeooo:rsid="0ae5e10c" style:font-style-asian="normal" style:font-weight-asian="normal" style:font-style-complex="normal" style:font-weight-complex="normal"/>
    </style:style>
    <style:style style:name="T2545" style:family="text">
      <style:text-properties fo:font-style="normal" fo:font-weight="normal" officeooo:rsid="0ae6d6bf" style:font-style-asian="normal" style:font-weight-asian="normal" style:font-style-complex="normal" style:font-weight-complex="normal"/>
    </style:style>
    <style:style style:name="T2546" style:family="text">
      <style:text-properties fo:font-style="normal" fo:font-weight="normal" officeooo:rsid="0ae891ab" style:font-style-asian="normal" style:font-weight-asian="normal" style:font-style-complex="normal" style:font-weight-complex="normal"/>
    </style:style>
    <style:style style:name="T2547" style:family="text">
      <style:text-properties fo:font-style="normal" fo:font-weight="normal" officeooo:rsid="0aeb4a4d" style:font-style-asian="normal" style:font-weight-asian="normal" style:font-style-complex="normal" style:font-weight-complex="normal"/>
    </style:style>
    <style:style style:name="T2548" style:family="text">
      <style:text-properties fo:font-style="normal" fo:font-weight="normal" officeooo:rsid="0ae9e2ad" style:font-style-asian="normal" style:font-weight-asian="normal" style:font-style-complex="normal" style:font-weight-complex="normal"/>
    </style:style>
    <style:style style:name="T2549" style:family="text">
      <style:text-properties fo:font-style="normal" fo:font-weight="normal" officeooo:rsid="0aec753a" style:font-style-asian="normal" style:font-weight-asian="normal" style:font-style-complex="normal" style:font-weight-complex="normal"/>
    </style:style>
    <style:style style:name="T2550" style:family="text">
      <style:text-properties fo:font-style="normal" fo:font-weight="normal" officeooo:rsid="0aed67da" style:font-style-asian="normal" style:font-weight-asian="normal" style:font-style-complex="normal" style:font-weight-complex="normal"/>
    </style:style>
    <style:style style:name="T2551" style:family="text">
      <style:text-properties fo:font-style="normal" fo:font-weight="normal" officeooo:rsid="0aeef3d5" style:font-style-asian="normal" style:font-weight-asian="normal" style:font-style-complex="normal" style:font-weight-complex="normal"/>
    </style:style>
    <style:style style:name="T2552" style:family="text">
      <style:text-properties fo:font-style="normal" fo:font-weight="normal" officeooo:rsid="0aef043e" style:font-style-asian="normal" style:font-weight-asian="normal" style:font-style-complex="normal" style:font-weight-complex="normal"/>
    </style:style>
    <style:style style:name="T2553" style:family="text">
      <style:text-properties fo:font-style="normal" fo:font-weight="normal" officeooo:rsid="0af0e5ea" style:font-style-asian="normal" style:font-weight-asian="normal" style:font-style-complex="normal" style:font-weight-complex="normal"/>
    </style:style>
    <style:style style:name="T2554" style:family="text">
      <style:text-properties fo:font-style="normal" fo:font-weight="normal" officeooo:rsid="0af1059a" style:font-style-asian="normal" style:font-weight-asian="normal" style:font-style-complex="normal" style:font-weight-complex="normal"/>
    </style:style>
    <style:style style:name="T2555" style:family="text">
      <style:text-properties fo:font-style="normal" fo:font-weight="normal" officeooo:rsid="0af2253f" style:font-style-asian="normal" style:font-weight-asian="normal" style:font-style-complex="normal" style:font-weight-complex="normal"/>
    </style:style>
    <style:style style:name="T2556" style:family="text">
      <style:text-properties fo:font-style="normal" fo:font-weight="normal" officeooo:rsid="0af3c7be" style:font-style-asian="normal" style:font-weight-asian="normal" style:font-style-complex="normal" style:font-weight-complex="normal"/>
    </style:style>
    <style:style style:name="T2557" style:family="text">
      <style:text-properties fo:font-style="normal" fo:font-weight="normal" officeooo:rsid="0af5a924" style:font-style-asian="normal" style:font-weight-asian="normal" style:font-style-complex="normal" style:font-weight-complex="normal"/>
    </style:style>
    <style:style style:name="T2558" style:family="text">
      <style:text-properties fo:font-style="normal" fo:font-weight="normal" officeooo:rsid="0af76294" style:font-style-asian="normal" style:font-weight-asian="normal" style:font-style-complex="normal" style:font-weight-complex="normal"/>
    </style:style>
    <style:style style:name="T2559" style:family="text">
      <style:text-properties fo:font-style="normal" fo:font-weight="normal" officeooo:rsid="0af83f1e" style:font-style-asian="normal" style:font-weight-asian="normal" style:font-style-complex="normal" style:font-weight-complex="normal"/>
    </style:style>
    <style:style style:name="T2560" style:family="text">
      <style:text-properties fo:font-style="normal" fo:font-weight="normal" officeooo:rsid="0af98f49" style:font-style-asian="normal" style:font-weight-asian="normal" style:font-style-complex="normal" style:font-weight-complex="normal"/>
    </style:style>
    <style:style style:name="T2561" style:family="text">
      <style:text-properties fo:font-style="normal" fo:font-weight="normal" officeooo:rsid="0af99e3e" style:font-style-asian="normal" style:font-weight-asian="normal" style:font-style-complex="normal" style:font-weight-complex="normal"/>
    </style:style>
    <style:style style:name="T2562" style:family="text">
      <style:text-properties fo:font-style="normal" fo:font-weight="normal" officeooo:rsid="0b20b427" style:font-style-asian="normal" style:font-weight-asian="normal" style:font-style-complex="normal" style:font-weight-complex="normal"/>
    </style:style>
    <style:style style:name="T2563" style:family="text">
      <style:text-properties fo:font-style="normal" fo:font-weight="normal" officeooo:rsid="0b20debc" style:font-style-asian="normal" style:font-weight-asian="normal" style:font-style-complex="normal" style:font-weight-complex="normal"/>
    </style:style>
    <style:style style:name="T2564" style:family="text">
      <style:text-properties fo:font-style="normal" fo:font-weight="normal" officeooo:rsid="0b21de5b" style:font-style-asian="normal" style:font-weight-asian="normal" style:font-style-complex="normal" style:font-weight-complex="normal"/>
    </style:style>
    <style:style style:name="T2565" style:family="text">
      <style:text-properties fo:font-style="normal" fo:font-weight="normal" officeooo:rsid="0b2293b7" style:font-style-asian="normal" style:font-weight-asian="normal" style:font-style-complex="normal" style:font-weight-complex="normal"/>
    </style:style>
    <style:style style:name="T2566" style:family="text">
      <style:text-properties fo:font-style="normal" fo:font-weight="normal" officeooo:rsid="0b240984" style:font-style-asian="normal" style:font-weight-asian="normal" style:font-style-complex="normal" style:font-weight-complex="normal"/>
    </style:style>
    <style:style style:name="T2567" style:family="text">
      <style:text-properties fo:font-style="normal" fo:font-weight="normal" officeooo:rsid="0b254cd3" style:font-style-asian="normal" style:font-weight-asian="normal" style:font-style-complex="normal" style:font-weight-complex="normal"/>
    </style:style>
    <style:style style:name="T2568" style:family="text">
      <style:text-properties fo:font-style="normal" fo:font-weight="normal" officeooo:rsid="0b2684ad" style:font-style-asian="normal" style:font-weight-asian="normal" style:font-style-complex="normal" style:font-weight-complex="normal"/>
    </style:style>
    <style:style style:name="T2569" style:family="text">
      <style:text-properties fo:font-style="normal" fo:font-weight="normal" officeooo:rsid="0b27dedb" style:font-style-asian="normal" style:font-weight-asian="normal" style:font-style-complex="normal" style:font-weight-complex="normal"/>
    </style:style>
    <style:style style:name="T2570" style:family="text">
      <style:text-properties fo:font-style="normal" fo:font-weight="normal" officeooo:rsid="00df7949" style:font-style-asian="normal" style:font-weight-asian="normal" style:font-style-complex="normal" style:font-weight-complex="normal"/>
    </style:style>
    <style:style style:name="T2571" style:family="text">
      <style:text-properties fo:font-style="normal" fo:font-weight="normal" officeooo:rsid="0b295d45" style:font-style-asian="normal" style:font-weight-asian="normal" style:font-style-complex="normal" style:font-weight-complex="normal"/>
    </style:style>
    <style:style style:name="T2572" style:family="text">
      <style:text-properties fo:font-style="normal" fo:font-weight="normal" officeooo:rsid="0b2975ef" style:font-style-asian="normal" style:font-weight-asian="normal" style:font-style-complex="normal" style:font-weight-complex="normal"/>
    </style:style>
    <style:style style:name="T2573" style:family="text">
      <style:text-properties fo:font-style="normal" fo:font-weight="normal" officeooo:rsid="0b2a574d" style:font-style-asian="normal" style:font-weight-asian="normal" style:font-style-complex="normal" style:font-weight-complex="normal"/>
    </style:style>
    <style:style style:name="T2574" style:family="text">
      <style:text-properties fo:font-style="normal" fo:font-weight="normal" officeooo:rsid="0b2b6fb0" style:font-style-asian="normal" style:font-weight-asian="normal" style:font-style-complex="normal" style:font-weight-complex="normal"/>
    </style:style>
    <style:style style:name="T2575" style:family="text">
      <style:text-properties fo:font-style="normal" fo:font-weight="normal" officeooo:rsid="0b2b9bbe" style:font-style-asian="normal" style:font-weight-asian="normal" style:font-style-complex="normal" style:font-weight-complex="normal"/>
    </style:style>
    <style:style style:name="T2576" style:family="text">
      <style:text-properties fo:font-style="normal" fo:font-weight="normal" officeooo:rsid="0b2bbe1c" style:font-style-asian="normal" style:font-weight-asian="normal" style:font-style-complex="normal" style:font-weight-complex="normal"/>
    </style:style>
    <style:style style:name="T2577" style:family="text">
      <style:text-properties fo:font-style="normal" fo:font-weight="normal" officeooo:rsid="0b2d2771" style:font-style-asian="normal" style:font-weight-asian="normal" style:font-style-complex="normal" style:font-weight-complex="normal"/>
    </style:style>
    <style:style style:name="T2578" style:family="text">
      <style:text-properties fo:font-style="normal" fo:font-weight="normal" officeooo:rsid="0b2f1de6" style:font-style-asian="normal" style:font-weight-asian="normal" style:font-style-complex="normal" style:font-weight-complex="normal"/>
    </style:style>
    <style:style style:name="T2579" style:family="text">
      <style:text-properties fo:font-style="normal" fo:font-weight="normal" officeooo:rsid="0b2f9c61" style:font-style-asian="normal" style:font-weight-asian="normal" style:font-style-complex="normal" style:font-weight-complex="normal"/>
    </style:style>
    <style:style style:name="T2580" style:family="text">
      <style:text-properties fo:font-style="normal" fo:font-weight="normal" officeooo:rsid="0b30b16d" style:font-style-asian="normal" style:font-weight-asian="normal" style:font-style-complex="normal" style:font-weight-complex="normal"/>
    </style:style>
    <style:style style:name="T2581" style:family="text">
      <style:text-properties fo:font-style="normal" fo:font-weight="normal" officeooo:rsid="0b3297e4" style:font-style-asian="normal" style:font-weight-asian="normal" style:font-style-complex="normal" style:font-weight-complex="normal"/>
    </style:style>
    <style:style style:name="T2582" style:family="text">
      <style:text-properties fo:font-style="normal" fo:font-weight="normal" officeooo:rsid="0b355ef4" style:font-style-asian="normal" style:font-weight-asian="normal" style:font-style-complex="normal" style:font-weight-complex="normal"/>
    </style:style>
    <style:style style:name="T2583" style:family="text">
      <style:text-properties fo:font-style="normal" fo:font-weight="normal" officeooo:rsid="0b374eb7" style:font-style-asian="normal" style:font-weight-asian="normal" style:font-style-complex="normal" style:font-weight-complex="normal"/>
    </style:style>
    <style:style style:name="T2584" style:family="text">
      <style:text-properties fo:font-style="normal" fo:font-weight="normal" officeooo:rsid="0b3817d8" style:font-style-asian="normal" style:font-weight-asian="normal" style:font-style-complex="normal" style:font-weight-complex="normal"/>
    </style:style>
    <style:style style:name="T2585" style:family="text">
      <style:text-properties fo:font-style="normal" fo:font-weight="normal" officeooo:rsid="0b38d181" style:font-style-asian="normal" style:font-weight-asian="normal" style:font-style-complex="normal" style:font-weight-complex="normal"/>
    </style:style>
    <style:style style:name="T2586" style:family="text">
      <style:text-properties fo:font-style="normal" fo:font-weight="normal" officeooo:rsid="0b3a6d4a" style:font-style-asian="normal" style:font-weight-asian="normal" style:font-style-complex="normal" style:font-weight-complex="normal"/>
    </style:style>
    <style:style style:name="T2587" style:family="text">
      <style:text-properties fo:font-style="normal" fo:font-weight="normal" officeooo:rsid="0b3ba790" style:font-style-asian="normal" style:font-weight-asian="normal" style:font-style-complex="normal" style:font-weight-complex="normal"/>
    </style:style>
    <style:style style:name="T2588" style:family="text">
      <style:text-properties fo:font-style="normal" fo:font-weight="normal" officeooo:rsid="0b3d4804" style:font-style-asian="normal" style:font-weight-asian="normal" style:font-style-complex="normal" style:font-weight-complex="normal"/>
    </style:style>
    <style:style style:name="T2589" style:family="text">
      <style:text-properties fo:font-style="normal" fo:font-weight="normal" officeooo:rsid="0b3de697" style:font-style-asian="normal" style:font-weight-asian="normal" style:font-style-complex="normal" style:font-weight-complex="normal"/>
    </style:style>
    <style:style style:name="T2590" style:family="text">
      <style:text-properties fo:font-style="normal" fo:font-weight="normal" officeooo:rsid="0b3e22d4" style:font-style-asian="normal" style:font-weight-asian="normal" style:font-style-complex="normal" style:font-weight-complex="normal"/>
    </style:style>
    <style:style style:name="T2591" style:family="text">
      <style:text-properties fo:font-style="normal" fo:font-weight="normal" officeooo:rsid="0b3f07d5" style:font-style-asian="normal" style:font-weight-asian="normal" style:font-style-complex="normal" style:font-weight-complex="normal"/>
    </style:style>
    <style:style style:name="T2592" style:family="text">
      <style:text-properties fo:font-style="normal" fo:font-weight="normal" officeooo:rsid="0b40617d" style:font-style-asian="normal" style:font-weight-asian="normal" style:font-style-complex="normal" style:font-weight-complex="normal"/>
    </style:style>
    <style:style style:name="T2593" style:family="text">
      <style:text-properties fo:font-style="normal" fo:font-weight="normal" officeooo:rsid="0265517a" style:font-style-asian="normal" style:font-weight-asian="normal" style:font-style-complex="normal" style:font-weight-complex="normal"/>
    </style:style>
    <style:style style:name="T2594" style:family="text">
      <style:text-properties fo:font-style="normal" fo:font-weight="normal" officeooo:rsid="0b422495" style:font-style-asian="normal" style:font-weight-asian="normal" style:font-style-complex="normal" style:font-weight-complex="normal"/>
    </style:style>
    <style:style style:name="T2595" style:family="text">
      <style:text-properties fo:font-style="normal" fo:font-weight="normal" officeooo:rsid="0b439aa3" style:font-style-asian="normal" style:font-weight-asian="normal" style:font-style-complex="normal" style:font-weight-complex="normal"/>
    </style:style>
    <style:style style:name="T2596" style:family="text">
      <style:text-properties fo:font-style="normal" fo:font-weight="normal" officeooo:rsid="0b44fe64" style:font-style-asian="normal" style:font-weight-asian="normal" style:font-style-complex="normal" style:font-weight-complex="normal"/>
    </style:style>
    <style:style style:name="T2597" style:family="text">
      <style:text-properties fo:font-style="normal" fo:font-weight="normal" officeooo:rsid="0b462c37" style:font-style-asian="normal" style:font-weight-asian="normal" style:font-style-complex="normal" style:font-weight-complex="normal"/>
    </style:style>
    <style:style style:name="T2598" style:family="text">
      <style:text-properties fo:font-style="normal" fo:font-weight="normal" officeooo:rsid="0b46b795" style:font-style-asian="normal" style:font-weight-asian="normal" style:font-style-complex="normal" style:font-weight-complex="normal"/>
    </style:style>
    <style:style style:name="T2599" style:family="text">
      <style:text-properties fo:font-style="normal" fo:font-weight="normal" officeooo:rsid="0b47b86c" style:font-style-asian="normal" style:font-weight-asian="normal" style:font-style-complex="normal" style:font-weight-complex="normal"/>
    </style:style>
    <style:style style:name="T2600" style:family="text">
      <style:text-properties fo:font-style="normal" fo:font-weight="normal" officeooo:rsid="0b485643" style:font-style-asian="normal" style:font-weight-asian="normal" style:font-style-complex="normal" style:font-weight-complex="normal"/>
    </style:style>
    <style:style style:name="T2601" style:family="text">
      <style:text-properties fo:font-style="normal" fo:font-weight="normal" officeooo:rsid="0b4a3bcf" style:font-style-asian="normal" style:font-weight-asian="normal" style:font-style-complex="normal" style:font-weight-complex="normal"/>
    </style:style>
    <style:style style:name="T2602" style:family="text">
      <style:text-properties fo:font-style="normal" fo:font-weight="normal" officeooo:rsid="0b4b2cd0" style:font-style-asian="normal" style:font-weight-asian="normal" style:font-style-complex="normal" style:font-weight-complex="normal"/>
    </style:style>
    <style:style style:name="T2603" style:family="text">
      <style:text-properties fo:font-style="normal" fo:font-weight="normal" officeooo:rsid="0b4bd90e" style:font-style-asian="normal" style:font-weight-asian="normal" style:font-style-complex="normal" style:font-weight-complex="normal"/>
    </style:style>
    <style:style style:name="T2604" style:family="text">
      <style:text-properties fo:font-style="normal" fo:font-weight="normal" officeooo:rsid="0b4dc32e" style:font-style-asian="normal" style:font-weight-asian="normal" style:font-style-complex="normal" style:font-weight-complex="normal"/>
    </style:style>
    <style:style style:name="T2605" style:family="text">
      <style:text-properties fo:font-style="normal" fo:font-weight="normal" officeooo:rsid="0b4ef3d5" style:font-style-asian="normal" style:font-weight-asian="normal" style:font-style-complex="normal" style:font-weight-complex="normal"/>
    </style:style>
    <style:style style:name="T2606" style:family="text">
      <style:text-properties fo:font-style="normal" fo:font-weight="normal" officeooo:rsid="0b50e555" style:font-style-asian="normal" style:font-weight-asian="normal" style:font-style-complex="normal" style:font-weight-complex="normal"/>
    </style:style>
    <style:style style:name="T2607" style:family="text">
      <style:text-properties fo:font-style="normal" fo:font-weight="normal" officeooo:rsid="039f96c8" style:font-style-asian="normal" style:font-weight-asian="normal" style:font-style-complex="normal" style:font-weight-complex="normal"/>
    </style:style>
    <style:style style:name="T2608" style:family="text">
      <style:text-properties fo:font-style="normal" fo:font-weight="normal" officeooo:rsid="0b5251da" style:font-style-asian="normal" style:font-weight-asian="normal" style:font-style-complex="normal" style:font-weight-complex="normal"/>
    </style:style>
    <style:style style:name="T2609" style:family="text">
      <style:text-properties fo:font-style="normal" fo:font-weight="normal" officeooo:rsid="0b531b1d" style:font-style-asian="normal" style:font-weight-asian="normal" style:font-style-complex="normal" style:font-weight-complex="normal"/>
    </style:style>
    <style:style style:name="T2610" style:family="text">
      <style:text-properties fo:font-style="normal" fo:font-weight="normal" officeooo:rsid="03cae589" style:font-style-asian="normal" style:font-weight-asian="normal" style:font-style-complex="normal" style:font-weight-complex="normal"/>
    </style:style>
    <style:style style:name="T2611" style:family="text">
      <style:text-properties fo:font-style="normal" fo:font-weight="normal" officeooo:rsid="0b5467de" style:font-style-asian="normal" style:font-weight-asian="normal" style:font-style-complex="normal" style:font-weight-complex="normal"/>
    </style:style>
    <style:style style:name="T2612" style:family="text">
      <style:text-properties fo:font-style="normal" fo:font-weight="normal" officeooo:rsid="0b54ac95" style:font-style-asian="normal" style:font-weight-asian="normal" style:font-style-complex="normal" style:font-weight-complex="normal"/>
    </style:style>
    <style:style style:name="T2613" style:family="text">
      <style:text-properties fo:font-style="normal" fo:font-weight="normal" officeooo:rsid="0b55dc48" style:font-style-asian="normal" style:font-weight-asian="normal" style:font-style-complex="normal" style:font-weight-complex="normal"/>
    </style:style>
    <style:style style:name="T2614" style:family="text">
      <style:text-properties fo:font-style="normal" fo:font-weight="normal" officeooo:rsid="0b576185" style:font-style-asian="normal" style:font-weight-asian="normal" style:font-style-complex="normal" style:font-weight-complex="normal"/>
    </style:style>
    <style:style style:name="T2615" style:family="text">
      <style:text-properties fo:font-style="normal" fo:font-weight="normal" officeooo:rsid="0b587b7e" style:font-style-asian="normal" style:font-weight-asian="normal" style:font-style-complex="normal" style:font-weight-complex="normal"/>
    </style:style>
    <style:style style:name="T2616" style:family="text">
      <style:text-properties fo:font-style="normal" fo:font-weight="normal" officeooo:rsid="0b59933b" style:font-style-asian="normal" style:font-weight-asian="normal" style:font-style-complex="normal" style:font-weight-complex="normal"/>
    </style:style>
    <style:style style:name="T2617" style:family="text">
      <style:text-properties fo:font-style="normal" fo:font-weight="normal" officeooo:rsid="0b5a4320" style:font-style-asian="normal" style:font-weight-asian="normal" style:font-style-complex="normal" style:font-weight-complex="normal"/>
    </style:style>
    <style:style style:name="T2618" style:family="text">
      <style:text-properties fo:font-style="normal" fo:font-weight="normal" officeooo:rsid="0b5aba0c" style:font-style-asian="normal" style:font-weight-asian="normal" style:font-style-complex="normal" style:font-weight-complex="normal"/>
    </style:style>
    <style:style style:name="T2619" style:family="text">
      <style:text-properties fo:font-style="normal" fo:font-weight="normal" officeooo:rsid="0b5af6af" style:font-style-asian="normal" style:font-weight-asian="normal" style:font-style-complex="normal" style:font-weight-complex="normal"/>
    </style:style>
    <style:style style:name="T2620" style:family="text">
      <style:text-properties fo:font-style="normal" fo:font-weight="normal" officeooo:rsid="0b5d6a32" style:font-style-asian="normal" style:font-weight-asian="normal" style:font-style-complex="normal" style:font-weight-complex="normal"/>
    </style:style>
    <style:style style:name="T2621" style:family="text">
      <style:text-properties fo:font-style="normal" fo:font-weight="normal" officeooo:rsid="0b5e2dc6" style:font-style-asian="normal" style:font-weight-asian="normal" style:font-style-complex="normal" style:font-weight-complex="normal"/>
    </style:style>
    <style:style style:name="T2622" style:family="text">
      <style:text-properties fo:font-style="normal" fo:font-weight="normal" officeooo:rsid="0b5fa681" style:font-style-asian="normal" style:font-weight-asian="normal" style:font-style-complex="normal" style:font-weight-complex="normal"/>
    </style:style>
    <style:style style:name="T2623" style:family="text">
      <style:text-properties fo:font-style="normal" fo:font-weight="normal" officeooo:rsid="0b60c064" style:font-style-asian="normal" style:font-weight-asian="normal" style:font-style-complex="normal" style:font-weight-complex="normal"/>
    </style:style>
    <style:style style:name="T2624" style:family="text">
      <style:text-properties fo:font-style="normal" fo:font-weight="normal" officeooo:rsid="0b61f928" style:font-style-asian="normal" style:font-weight-asian="normal" style:font-style-complex="normal" style:font-weight-complex="normal"/>
    </style:style>
    <style:style style:name="T2625" style:family="text">
      <style:text-properties fo:font-style="normal" fo:font-weight="normal" officeooo:rsid="0b62670d" style:font-style-asian="normal" style:font-weight-asian="normal" style:font-style-complex="normal" style:font-weight-complex="normal"/>
    </style:style>
    <style:style style:name="T2626" style:family="text">
      <style:text-properties fo:font-style="normal" fo:font-weight="normal" officeooo:rsid="0b6455be" style:font-style-asian="normal" style:font-weight-asian="normal" style:font-style-complex="normal" style:font-weight-complex="normal"/>
    </style:style>
    <style:style style:name="T2627" style:family="text">
      <style:text-properties fo:font-style="normal" fo:font-weight="normal" officeooo:rsid="0b649147" style:font-style-asian="normal" style:font-weight-asian="normal" style:font-style-complex="normal" style:font-weight-complex="normal"/>
    </style:style>
    <style:style style:name="T2628" style:family="text">
      <style:text-properties fo:font-style="normal" fo:font-weight="normal" officeooo:rsid="0b6638b8" style:font-style-asian="normal" style:font-weight-asian="normal" style:font-style-complex="normal" style:font-weight-complex="normal"/>
    </style:style>
    <style:style style:name="T2629" style:family="text">
      <style:text-properties fo:font-style="normal" fo:font-weight="normal" officeooo:rsid="0666ced2" style:font-style-asian="normal" style:font-weight-asian="normal" style:font-style-complex="normal" style:font-weight-complex="normal"/>
    </style:style>
    <style:style style:name="T2630" style:family="text">
      <style:text-properties fo:font-style="normal" fo:font-weight="normal" officeooo:rsid="0b664d02" style:font-style-asian="normal" style:font-weight-asian="normal" style:font-style-complex="normal" style:font-weight-complex="normal"/>
    </style:style>
    <style:style style:name="T2631" style:family="text">
      <style:text-properties fo:font-style="normal" fo:font-weight="normal" officeooo:rsid="0b66d776" style:font-style-asian="normal" style:font-weight-asian="normal" style:font-style-complex="normal" style:font-weight-complex="normal"/>
    </style:style>
    <style:style style:name="T2632" style:family="text">
      <style:text-properties fo:font-style="normal" fo:font-weight="normal" officeooo:rsid="067c5db3" style:font-style-asian="normal" style:font-weight-asian="normal" style:font-style-complex="normal" style:font-weight-complex="normal"/>
    </style:style>
    <style:style style:name="T2633" style:family="text">
      <style:text-properties fo:font-style="normal" fo:font-weight="normal" officeooo:rsid="0b675a71" style:font-style-asian="normal" style:font-weight-asian="normal" style:font-style-complex="normal" style:font-weight-complex="normal"/>
    </style:style>
    <style:style style:name="T2634" style:family="text">
      <style:text-properties fo:font-style="normal" fo:font-weight="normal" officeooo:rsid="0b68bed0" style:font-style-asian="normal" style:font-weight-asian="normal" style:font-style-complex="normal" style:font-weight-complex="normal"/>
    </style:style>
    <style:style style:name="T2635" style:family="text">
      <style:text-properties fo:font-style="normal" fo:font-weight="normal" officeooo:rsid="0b6aa19d" style:font-style-asian="normal" style:font-weight-asian="normal" style:font-style-complex="normal" style:font-weight-complex="normal"/>
    </style:style>
    <style:style style:name="T2636" style:family="text">
      <style:text-properties fo:font-style="normal" fo:font-weight="normal" officeooo:rsid="0b6b766f" style:font-style-asian="normal" style:font-weight-asian="normal" style:font-style-complex="normal" style:font-weight-complex="normal"/>
    </style:style>
    <style:style style:name="T2637" style:family="text">
      <style:text-properties fo:font-style="normal" fo:font-weight="normal" officeooo:rsid="0750507b" style:font-style-asian="normal" style:font-weight-asian="normal" style:font-style-complex="normal" style:font-weight-complex="normal"/>
    </style:style>
    <style:style style:name="T2638" style:family="text">
      <style:text-properties fo:font-style="normal" fo:font-weight="normal" officeooo:rsid="0b6b8572" style:font-style-asian="normal" style:font-weight-asian="normal" style:font-style-complex="normal" style:font-weight-complex="normal"/>
    </style:style>
    <style:style style:name="T2639" style:family="text">
      <style:text-properties fo:font-style="normal" fo:font-weight="normal" officeooo:rsid="075de3e3" style:font-style-asian="normal" style:font-weight-asian="normal" style:font-style-complex="normal" style:font-weight-complex="normal"/>
    </style:style>
    <style:style style:name="T2640" style:family="text">
      <style:text-properties fo:font-style="normal" fo:font-weight="normal" officeooo:rsid="0b6c5696" style:font-style-asian="normal" style:font-weight-asian="normal" style:font-style-complex="normal" style:font-weight-complex="normal"/>
    </style:style>
    <style:style style:name="T2641" style:family="text">
      <style:text-properties fo:font-style="normal" fo:font-weight="normal" officeooo:rsid="0b6e189a" style:font-style-asian="normal" style:font-weight-asian="normal" style:font-style-complex="normal" style:font-weight-complex="normal"/>
    </style:style>
    <style:style style:name="T2642" style:family="text">
      <style:text-properties fo:font-style="normal" fo:font-weight="normal" officeooo:rsid="0b6ef18d" style:font-style-asian="normal" style:font-weight-asian="normal" style:font-style-complex="normal" style:font-weight-complex="normal"/>
    </style:style>
    <style:style style:name="T2643" style:family="text">
      <style:text-properties fo:font-style="normal" fo:font-weight="normal" officeooo:rsid="0b717de7" style:font-style-asian="normal" style:font-weight-asian="normal" style:font-style-complex="normal" style:font-weight-complex="normal"/>
    </style:style>
    <style:style style:name="T2644" style:family="text">
      <style:text-properties fo:font-style="normal" fo:font-weight="normal" officeooo:rsid="078e9300" style:font-style-asian="normal" style:font-weight-asian="normal" style:font-style-complex="normal" style:font-weight-complex="normal"/>
    </style:style>
    <style:style style:name="T2645" style:family="text">
      <style:text-properties fo:font-style="normal" fo:font-weight="normal" officeooo:rsid="0b72fb31" style:font-style-asian="normal" style:font-weight-asian="normal" style:font-style-complex="normal" style:font-weight-complex="normal"/>
    </style:style>
    <style:style style:name="T2646" style:family="text">
      <style:text-properties fo:font-style="normal" fo:font-weight="normal" officeooo:rsid="0b74d839" style:font-style-asian="normal" style:font-weight-asian="normal" style:font-style-complex="normal" style:font-weight-complex="normal"/>
    </style:style>
    <style:style style:name="T2647" style:family="text">
      <style:text-properties fo:font-style="normal" fo:font-weight="normal" officeooo:rsid="0b75a0d9" style:font-style-asian="normal" style:font-weight-asian="normal" style:font-style-complex="normal" style:font-weight-complex="normal"/>
    </style:style>
    <style:style style:name="T2648" style:family="text">
      <style:text-properties fo:font-style="normal" fo:font-weight="normal" officeooo:rsid="0b765c8c" style:font-style-asian="normal" style:font-weight-asian="normal" style:font-style-complex="normal" style:font-weight-complex="normal"/>
    </style:style>
    <style:style style:name="T2649" style:family="text">
      <style:text-properties fo:font-style="normal" fo:font-weight="normal" officeooo:rsid="0b76fa4d" style:font-style-asian="normal" style:font-weight-asian="normal" style:font-style-complex="normal" style:font-weight-complex="normal"/>
    </style:style>
    <style:style style:name="T2650" style:family="text">
      <style:text-properties fo:font-style="normal" fo:font-weight="normal" officeooo:rsid="0b77473d" style:font-style-asian="normal" style:font-weight-asian="normal" style:font-style-complex="normal" style:font-weight-complex="normal"/>
    </style:style>
    <style:style style:name="T2651" style:family="text">
      <style:text-properties fo:font-style="normal" fo:font-weight="normal" officeooo:rsid="0b7842b2" style:font-style-asian="normal" style:font-weight-asian="normal" style:font-style-complex="normal" style:font-weight-complex="normal"/>
    </style:style>
    <style:style style:name="T2652" style:family="text">
      <style:text-properties fo:font-style="normal" fo:font-weight="normal" officeooo:rsid="0b7b1e3e" style:font-style-asian="normal" style:font-weight-asian="normal" style:font-style-complex="normal" style:font-weight-complex="normal"/>
    </style:style>
    <style:style style:name="T2653" style:family="text">
      <style:text-properties fo:font-style="normal" fo:font-weight="normal" officeooo:rsid="0b7c8a11" style:font-style-asian="normal" style:font-weight-asian="normal" style:font-style-complex="normal" style:font-weight-complex="normal"/>
    </style:style>
    <style:style style:name="T2654" style:family="text">
      <style:text-properties fo:font-style="normal" fo:font-weight="normal" officeooo:rsid="0b7e8531" style:font-style-asian="normal" style:font-weight-asian="normal" style:font-style-complex="normal" style:font-weight-complex="normal"/>
    </style:style>
    <style:style style:name="T2655" style:family="text">
      <style:text-properties fo:font-style="normal" fo:font-weight="normal" officeooo:rsid="08b4719c" style:font-style-asian="normal" style:font-weight-asian="normal" style:font-style-complex="normal" style:font-weight-complex="normal"/>
    </style:style>
    <style:style style:name="T2656" style:family="text">
      <style:text-properties fo:font-style="normal" fo:font-weight="normal" officeooo:rsid="0b7fe54f" style:font-style-asian="normal" style:font-weight-asian="normal" style:font-style-complex="normal" style:font-weight-complex="normal"/>
    </style:style>
    <style:style style:name="T2657" style:family="text">
      <style:text-properties fo:font-style="normal" fo:font-weight="normal" officeooo:rsid="0b81cdf3" style:font-style-asian="normal" style:font-weight-asian="normal" style:font-style-complex="normal" style:font-weight-complex="normal"/>
    </style:style>
    <style:style style:name="T2658" style:family="text">
      <style:text-properties fo:font-style="normal" fo:font-weight="normal" officeooo:rsid="0b833fcf" style:font-style-asian="normal" style:font-weight-asian="normal" style:font-style-complex="normal" style:font-weight-complex="normal"/>
    </style:style>
    <style:style style:name="T2659" style:family="text">
      <style:text-properties fo:font-style="normal" fo:font-weight="normal" officeooo:rsid="0b83c26c" style:font-style-asian="normal" style:font-weight-asian="normal" style:font-style-complex="normal" style:font-weight-complex="normal"/>
    </style:style>
    <style:style style:name="T2660" style:family="text">
      <style:text-properties fo:font-style="normal" fo:font-weight="normal" officeooo:rsid="08d9c681" style:font-style-asian="normal" style:font-weight-asian="normal" style:font-style-complex="normal" style:font-weight-complex="normal"/>
    </style:style>
    <style:style style:name="T2661" style:family="text">
      <style:text-properties fo:font-style="normal" fo:font-weight="normal" officeooo:rsid="0b86b1d9" style:font-style-asian="normal" style:font-weight-asian="normal" style:font-style-complex="normal" style:font-weight-complex="normal"/>
    </style:style>
    <style:style style:name="T2662" style:family="text">
      <style:text-properties fo:font-style="normal" fo:font-weight="normal" officeooo:rsid="0b8863fe" style:font-style-asian="normal" style:font-weight-asian="normal" style:font-style-complex="normal" style:font-weight-complex="normal"/>
    </style:style>
    <style:style style:name="T2663" style:family="text">
      <style:text-properties fo:font-style="normal" fo:font-weight="normal" officeooo:rsid="0b8d0199" style:font-style-asian="normal" style:font-weight-asian="normal" style:font-style-complex="normal" style:font-weight-complex="normal"/>
    </style:style>
    <style:style style:name="T2664" style:family="text">
      <style:text-properties fo:font-style="normal" fo:font-weight="normal" officeooo:rsid="0b8e144a" style:font-style-asian="normal" style:font-weight-asian="normal" style:font-style-complex="normal" style:font-weight-complex="normal"/>
    </style:style>
    <style:style style:name="T2665" style:family="text">
      <style:text-properties fo:font-style="normal" fo:font-weight="normal" officeooo:rsid="0b8ebbf5" style:font-style-asian="normal" style:font-weight-asian="normal" style:font-style-complex="normal" style:font-weight-complex="normal"/>
    </style:style>
    <style:style style:name="T2666" style:family="text">
      <style:text-properties fo:font-style="normal" fo:font-weight="normal" officeooo:rsid="0b8fb903" style:font-style-asian="normal" style:font-weight-asian="normal" style:font-style-complex="normal" style:font-weight-complex="normal"/>
    </style:style>
    <style:style style:name="T2667" style:family="text">
      <style:text-properties fo:font-style="normal" fo:font-weight="normal" officeooo:rsid="0b934000" style:font-style-asian="normal" style:font-weight-asian="normal" style:font-style-complex="normal" style:font-weight-complex="normal"/>
    </style:style>
    <style:style style:name="T2668" style:family="text">
      <style:text-properties fo:font-style="normal" fo:font-weight="normal" officeooo:rsid="0b9385e1" style:font-style-asian="normal" style:font-weight-asian="normal" style:font-style-complex="normal" style:font-weight-complex="normal"/>
    </style:style>
    <style:style style:name="T2669" style:family="text">
      <style:text-properties fo:font-style="normal" fo:font-weight="normal" officeooo:rsid="0b93b8a3" style:font-style-asian="normal" style:font-weight-asian="normal" style:font-style-complex="normal" style:font-weight-complex="normal"/>
    </style:style>
    <style:style style:name="T2670" style:family="text">
      <style:text-properties fo:font-style="normal" fo:font-weight="normal" officeooo:rsid="0b94e847" style:font-style-asian="normal" style:font-weight-asian="normal" style:font-style-complex="normal" style:font-weight-complex="normal"/>
    </style:style>
    <style:style style:name="T2671" style:family="text">
      <style:text-properties fo:font-style="normal" fo:font-weight="normal" officeooo:rsid="0b95aa0e" style:font-style-asian="normal" style:font-weight-asian="normal" style:font-style-complex="normal" style:font-weight-complex="normal"/>
    </style:style>
    <style:style style:name="T2672" style:family="text">
      <style:text-properties fo:font-style="normal" fo:font-weight="normal" officeooo:rsid="0b962fc5" style:font-style-asian="normal" style:font-weight-asian="normal" style:font-style-complex="normal" style:font-weight-complex="normal"/>
    </style:style>
    <style:style style:name="T2673" style:family="text">
      <style:text-properties fo:font-style="normal" fo:font-weight="normal" officeooo:rsid="0b98266a" style:font-style-asian="normal" style:font-weight-asian="normal" style:font-style-complex="normal" style:font-weight-complex="normal"/>
    </style:style>
    <style:style style:name="T2674" style:family="text">
      <style:text-properties fo:font-style="normal" fo:font-weight="normal" officeooo:rsid="0b98a00c" style:font-style-asian="normal" style:font-weight-asian="normal" style:font-style-complex="normal" style:font-weight-complex="normal"/>
    </style:style>
    <style:style style:name="T2675" style:family="text">
      <style:text-properties fo:font-style="normal" fo:font-weight="normal" officeooo:rsid="0b99fa0d" style:font-style-asian="normal" style:font-weight-asian="normal" style:font-style-complex="normal" style:font-weight-complex="normal"/>
    </style:style>
    <style:style style:name="T2676" style:family="text">
      <style:text-properties fo:font-style="normal" fo:font-weight="normal" officeooo:rsid="0b9be329" style:font-style-asian="normal" style:font-weight-asian="normal" style:font-style-complex="normal" style:font-weight-complex="normal"/>
    </style:style>
    <style:style style:name="T2677" style:family="text">
      <style:text-properties fo:font-style="normal" fo:font-weight="normal" officeooo:rsid="09401516" style:font-style-asian="normal" style:font-weight-asian="normal" style:font-style-complex="normal" style:font-weight-complex="normal"/>
    </style:style>
    <style:style style:name="T2678" style:family="text">
      <style:text-properties fo:font-style="normal" fo:font-weight="normal" officeooo:rsid="0b9d4b2f" style:font-style-asian="normal" style:font-weight-asian="normal" style:font-style-complex="normal" style:font-weight-complex="normal"/>
    </style:style>
    <style:style style:name="T2679" style:family="text">
      <style:text-properties fo:font-style="normal" fo:font-weight="normal" officeooo:rsid="0b9e5a45" style:font-style-asian="normal" style:font-weight-asian="normal" style:font-style-complex="normal" style:font-weight-complex="normal"/>
    </style:style>
    <style:style style:name="T2680" style:family="text">
      <style:text-properties fo:font-style="normal" fo:font-weight="normal" officeooo:rsid="0b9f6a70" style:font-style-asian="normal" style:font-weight-asian="normal" style:font-style-complex="normal" style:font-weight-complex="normal"/>
    </style:style>
    <style:style style:name="T2681" style:family="text">
      <style:text-properties fo:font-style="normal" fo:font-weight="normal" officeooo:rsid="0b9ff6bb" style:font-style-asian="normal" style:font-weight-asian="normal" style:font-style-complex="normal" style:font-weight-complex="normal"/>
    </style:style>
    <style:style style:name="T2682" style:family="text">
      <style:text-properties fo:font-style="normal" fo:font-weight="normal" officeooo:rsid="0ba2d4b9" style:font-style-asian="normal" style:font-weight-asian="normal" style:font-style-complex="normal" style:font-weight-complex="normal"/>
    </style:style>
    <style:style style:name="T2683" style:family="text">
      <style:text-properties fo:font-style="normal" fo:font-weight="normal" officeooo:rsid="094e1738" style:font-style-asian="normal" style:font-weight-asian="normal" style:font-style-complex="normal" style:font-weight-complex="normal"/>
    </style:style>
    <style:style style:name="T2684" style:family="text">
      <style:text-properties fo:font-style="normal" fo:font-weight="normal" officeooo:rsid="0ba4bf4e" style:font-style-asian="normal" style:font-weight-asian="normal" style:font-style-complex="normal" style:font-weight-complex="normal"/>
    </style:style>
    <style:style style:name="T2685" style:family="text">
      <style:text-properties fo:font-style="normal" fo:font-weight="normal" officeooo:rsid="095d08b1" style:font-style-asian="normal" style:font-weight-asian="normal" style:font-style-complex="normal" style:font-weight-complex="normal"/>
    </style:style>
    <style:style style:name="T2686" style:family="text">
      <style:text-properties fo:font-style="normal" fo:font-weight="normal" officeooo:rsid="0ba5d7d7" style:font-style-asian="normal" style:font-weight-asian="normal" style:font-style-complex="normal" style:font-weight-complex="normal"/>
    </style:style>
    <style:style style:name="T2687" style:family="text">
      <style:text-properties fo:font-style="normal" fo:font-weight="normal" officeooo:rsid="0ba7c57e" style:font-style-asian="normal" style:font-weight-asian="normal" style:font-style-complex="normal" style:font-weight-complex="normal"/>
    </style:style>
    <style:style style:name="T2688" style:family="text">
      <style:text-properties fo:font-style="normal" fo:font-weight="normal" officeooo:rsid="09645c6e" style:font-style-asian="normal" style:font-weight-asian="normal" style:font-style-complex="normal" style:font-weight-complex="normal"/>
    </style:style>
    <style:style style:name="T2689" style:family="text">
      <style:text-properties fo:font-style="normal" fo:font-weight="normal" officeooo:rsid="0ba93129" style:font-style-asian="normal" style:font-weight-asian="normal" style:font-style-complex="normal" style:font-weight-complex="normal"/>
    </style:style>
    <style:style style:name="T2690" style:family="text">
      <style:text-properties fo:font-style="normal" fo:font-weight="normal" officeooo:rsid="09705177" style:font-style-asian="normal" style:font-weight-asian="normal" style:font-style-complex="normal" style:font-weight-complex="normal"/>
    </style:style>
    <style:style style:name="T2691" style:family="text">
      <style:text-properties fo:font-style="normal" fo:font-weight="normal" officeooo:rsid="0baa9649" style:font-style-asian="normal" style:font-weight-asian="normal" style:font-style-complex="normal" style:font-weight-complex="normal"/>
    </style:style>
    <style:style style:name="T2692" style:family="text">
      <style:text-properties fo:font-style="normal" fo:font-weight="normal" officeooo:rsid="0bad1f26" style:font-style-asian="normal" style:font-weight-asian="normal" style:font-style-complex="normal" style:font-weight-complex="normal"/>
    </style:style>
    <style:style style:name="T2693" style:family="text">
      <style:text-properties fo:font-style="normal" fo:font-weight="normal" officeooo:rsid="0bad33e4" style:font-style-asian="normal" style:font-weight-asian="normal" style:font-style-complex="normal" style:font-weight-complex="normal"/>
    </style:style>
    <style:style style:name="T2694" style:family="text">
      <style:text-properties fo:font-style="normal" fo:font-weight="normal" officeooo:rsid="0bae5b58" style:font-style-asian="normal" style:font-weight-asian="normal" style:font-style-complex="normal" style:font-weight-complex="normal"/>
    </style:style>
    <style:style style:name="T2695" style:family="text">
      <style:text-properties fo:font-style="normal" fo:font-weight="normal" officeooo:rsid="0bafc417" style:font-style-asian="normal" style:font-weight-asian="normal" style:font-style-complex="normal" style:font-weight-complex="normal"/>
    </style:style>
    <style:style style:name="T2696" style:family="text">
      <style:text-properties fo:font-style="normal" fo:font-weight="normal" officeooo:rsid="098d09e5" style:font-style-asian="normal" style:font-weight-asian="normal" style:font-style-complex="normal" style:font-weight-complex="normal"/>
    </style:style>
    <style:style style:name="T2697" style:family="text">
      <style:text-properties fo:font-style="normal" fo:font-weight="normal" officeooo:rsid="0bb0e410" style:font-style-asian="normal" style:font-weight-asian="normal" style:font-style-complex="normal" style:font-weight-complex="normal"/>
    </style:style>
    <style:style style:name="T2698" style:family="text">
      <style:text-properties fo:font-style="normal" fo:font-weight="normal" officeooo:rsid="0bb1b9b4" style:font-style-asian="normal" style:font-weight-asian="normal" style:font-style-complex="normal" style:font-weight-complex="normal"/>
    </style:style>
    <style:style style:name="T2699" style:family="text">
      <style:text-properties fo:font-style="normal" fo:font-weight="normal" officeooo:rsid="0bb34c36" style:font-style-asian="normal" style:font-weight-asian="normal" style:font-style-complex="normal" style:font-weight-complex="normal"/>
    </style:style>
    <style:style style:name="T2700" style:family="text">
      <style:text-properties fo:font-style="normal" fo:font-weight="normal" officeooo:rsid="0bb36737" style:font-style-asian="normal" style:font-weight-asian="normal" style:font-style-complex="normal" style:font-weight-complex="normal"/>
    </style:style>
    <style:style style:name="T2701" style:family="text">
      <style:text-properties fo:font-style="normal" fo:font-weight="normal" officeooo:rsid="09ddbdad" style:font-style-asian="normal" style:font-weight-asian="normal" style:font-style-complex="normal" style:font-weight-complex="normal"/>
    </style:style>
    <style:style style:name="T2702" style:family="text">
      <style:text-properties fo:font-style="normal" fo:font-weight="normal" officeooo:rsid="0bb3af25" style:font-style-asian="normal" style:font-weight-asian="normal" style:font-style-complex="normal" style:font-weight-complex="normal"/>
    </style:style>
    <style:style style:name="T2703" style:family="text">
      <style:text-properties fo:font-style="normal" fo:font-weight="normal" officeooo:rsid="0bb4bb2e" style:font-style-asian="normal" style:font-weight-asian="normal" style:font-style-complex="normal" style:font-weight-complex="normal"/>
    </style:style>
    <style:style style:name="T2704" style:family="text">
      <style:text-properties fo:font-style="normal" fo:font-weight="normal" officeooo:rsid="0bb5ee5d" style:font-style-asian="normal" style:font-weight-asian="normal" style:font-style-complex="normal" style:font-weight-complex="normal"/>
    </style:style>
    <style:style style:name="T2705" style:family="text">
      <style:text-properties fo:font-style="normal" fo:font-weight="normal" officeooo:rsid="0bb68878" style:font-style-asian="normal" style:font-weight-asian="normal" style:font-style-complex="normal" style:font-weight-complex="normal"/>
    </style:style>
    <style:style style:name="T2706" style:family="text">
      <style:text-properties fo:font-style="normal" fo:font-weight="normal" officeooo:rsid="0bb74a16" style:font-style-asian="normal" style:font-weight-asian="normal" style:font-style-complex="normal" style:font-weight-complex="normal"/>
    </style:style>
    <style:style style:name="T2707" style:family="text">
      <style:text-properties fo:font-style="normal" fo:font-weight="normal" officeooo:rsid="0bb87bf6" style:font-style-asian="normal" style:font-weight-asian="normal" style:font-style-complex="normal" style:font-weight-complex="normal"/>
    </style:style>
    <style:style style:name="T2708" style:family="text">
      <style:text-properties fo:font-style="normal" fo:font-weight="normal" officeooo:rsid="0bb93225" style:font-style-asian="normal" style:font-weight-asian="normal" style:font-style-complex="normal" style:font-weight-complex="normal"/>
    </style:style>
    <style:style style:name="T2709" style:family="text">
      <style:text-properties fo:font-style="normal" fo:font-weight="normal" officeooo:rsid="0bba8c33" style:font-style-asian="normal" style:font-weight-asian="normal" style:font-style-complex="normal" style:font-weight-complex="normal"/>
    </style:style>
    <style:style style:name="T2710" style:family="text">
      <style:text-properties fo:font-style="normal" fo:font-weight="normal" officeooo:rsid="0bbc2b68" style:font-style-asian="normal" style:font-weight-asian="normal" style:font-style-complex="normal" style:font-weight-complex="normal"/>
    </style:style>
    <style:style style:name="T2711" style:family="text">
      <style:text-properties fo:font-style="normal" fo:font-weight="normal" officeooo:rsid="0a469129" style:font-style-asian="normal" style:font-weight-asian="normal" style:font-style-complex="normal" style:font-weight-complex="normal"/>
    </style:style>
    <style:style style:name="T2712" style:family="text">
      <style:text-properties fo:font-style="normal" fo:font-weight="normal" officeooo:rsid="0bbc3119" style:font-style-asian="normal" style:font-weight-asian="normal" style:font-style-complex="normal" style:font-weight-complex="normal"/>
    </style:style>
    <style:style style:name="T2713" style:family="text">
      <style:text-properties fo:font-style="normal" fo:font-weight="normal" officeooo:rsid="0bbc9251" style:font-style-asian="normal" style:font-weight-asian="normal" style:font-style-complex="normal" style:font-weight-complex="normal"/>
    </style:style>
    <style:style style:name="T2714" style:family="text">
      <style:text-properties fo:font-style="normal" fo:font-weight="normal" officeooo:rsid="0a526d90" style:font-style-asian="normal" style:font-weight-asian="normal" style:font-style-complex="normal" style:font-weight-complex="normal"/>
    </style:style>
    <style:style style:name="T2715" style:family="text">
      <style:text-properties fo:font-style="normal" fo:font-weight="normal" officeooo:rsid="0bbd3098" style:font-style-asian="normal" style:font-weight-asian="normal" style:font-style-complex="normal" style:font-weight-complex="normal"/>
    </style:style>
    <style:style style:name="T2716" style:family="text">
      <style:text-properties fo:font-style="normal" fo:font-weight="normal" officeooo:rsid="0bbf0d87" style:font-style-asian="normal" style:font-weight-asian="normal" style:font-style-complex="normal" style:font-weight-complex="normal"/>
    </style:style>
    <style:style style:name="T2717" style:family="text">
      <style:text-properties fo:font-style="normal" fo:font-weight="normal" officeooo:rsid="0bc0b068" style:font-style-asian="normal" style:font-weight-asian="normal" style:font-style-complex="normal" style:font-weight-complex="normal"/>
    </style:style>
    <style:style style:name="T2718" style:family="text">
      <style:text-properties fo:font-style="normal" fo:font-weight="normal" officeooo:rsid="0bc1205e" style:font-style-asian="normal" style:font-weight-asian="normal" style:font-style-complex="normal" style:font-weight-complex="normal"/>
    </style:style>
    <style:style style:name="T2719" style:family="text">
      <style:text-properties fo:font-style="normal" fo:font-weight="normal" officeooo:rsid="0bc26f90" style:font-style-asian="normal" style:font-weight-asian="normal" style:font-style-complex="normal" style:font-weight-complex="normal"/>
    </style:style>
    <style:style style:name="T2720" style:family="text">
      <style:text-properties fo:font-style="normal" fo:font-weight="normal" officeooo:rsid="0bc2b9c6" style:font-style-asian="normal" style:font-weight-asian="normal" style:font-style-complex="normal" style:font-weight-complex="normal"/>
    </style:style>
    <style:style style:name="T2721" style:family="text">
      <style:text-properties fo:font-style="normal" fo:font-weight="normal" officeooo:rsid="0bc30e54" style:font-style-asian="normal" style:font-weight-asian="normal" style:font-style-complex="normal" style:font-weight-complex="normal"/>
    </style:style>
    <style:style style:name="T2722" style:family="text">
      <style:text-properties fo:font-style="normal" fo:font-weight="normal" officeooo:rsid="0bc33636" style:font-style-asian="normal" style:font-weight-asian="normal" style:font-style-complex="normal" style:font-weight-complex="normal"/>
    </style:style>
    <style:style style:name="T2723" style:family="text">
      <style:text-properties fo:font-style="normal" fo:font-weight="normal" officeooo:rsid="0aa5a7fa" style:font-style-asian="normal" style:font-weight-asian="normal" style:font-style-complex="normal" style:font-weight-complex="normal"/>
    </style:style>
    <style:style style:name="T2724" style:family="text">
      <style:text-properties fo:font-style="normal" fo:font-weight="normal" officeooo:rsid="0bc6c23b" style:font-style-asian="normal" style:font-weight-asian="normal" style:font-style-complex="normal" style:font-weight-complex="normal"/>
    </style:style>
    <style:style style:name="T2725" style:family="text">
      <style:text-properties fo:font-style="normal" fo:font-weight="normal" officeooo:rsid="0bc70236" style:font-style-asian="normal" style:font-weight-asian="normal" style:font-style-complex="normal" style:font-weight-complex="normal"/>
    </style:style>
    <style:style style:name="T2726" style:family="text">
      <style:text-properties fo:font-style="normal" fo:font-weight="normal" officeooo:rsid="0bc7fac4" style:font-style-asian="normal" style:font-weight-asian="normal" style:font-style-complex="normal" style:font-weight-complex="normal"/>
    </style:style>
    <style:style style:name="T2727" style:family="text">
      <style:text-properties fo:font-style="normal" fo:font-weight="normal" officeooo:rsid="0bc9957e" style:font-style-asian="normal" style:font-weight-asian="normal" style:font-style-complex="normal" style:font-weight-complex="normal"/>
    </style:style>
    <style:style style:name="T2728" style:family="text">
      <style:text-properties fo:font-style="normal" fo:font-weight="normal" officeooo:rsid="0bca833a" style:font-style-asian="normal" style:font-weight-asian="normal" style:font-style-complex="normal" style:font-weight-complex="normal"/>
    </style:style>
    <style:style style:name="T2729" style:family="text">
      <style:text-properties fo:font-style="normal" fo:font-weight="normal" officeooo:rsid="0bcb7d99" style:font-style-asian="normal" style:font-weight-asian="normal" style:font-style-complex="normal" style:font-weight-complex="normal"/>
    </style:style>
    <style:style style:name="T2730" style:family="text">
      <style:text-properties fo:font-style="normal" fo:font-weight="normal" officeooo:rsid="0bce457e" style:font-style-asian="normal" style:font-weight-asian="normal" style:font-style-complex="normal" style:font-weight-complex="normal"/>
    </style:style>
    <style:style style:name="T2731" style:family="text">
      <style:text-properties fo:font-style="normal" fo:font-weight="normal" officeooo:rsid="0bd678a2" style:font-style-asian="normal" style:font-weight-asian="normal" style:font-style-complex="normal" style:font-weight-complex="normal"/>
    </style:style>
    <style:style style:name="T2732" style:family="text">
      <style:text-properties fo:font-style="normal" fo:font-weight="normal" officeooo:rsid="0bd77c03" style:font-style-asian="normal" style:font-weight-asian="normal" style:font-style-complex="normal" style:font-weight-complex="normal"/>
    </style:style>
    <style:style style:name="T2733" style:family="text">
      <style:text-properties fo:font-style="normal" fo:font-weight="normal" officeooo:rsid="0bd7db4e" style:font-style-asian="normal" style:font-weight-asian="normal" style:font-style-complex="normal" style:font-weight-complex="normal"/>
    </style:style>
    <style:style style:name="T2734" style:family="text">
      <style:text-properties fo:font-style="normal" fo:font-weight="normal" officeooo:rsid="0bd97df9" style:font-style-asian="normal" style:font-weight-asian="normal" style:font-style-complex="normal" style:font-weight-complex="normal"/>
    </style:style>
    <style:style style:name="T2735" style:family="text">
      <style:text-properties fo:font-style="normal" fo:font-weight="normal" officeooo:rsid="0a954332" style:font-style-asian="normal" style:font-weight-asian="normal" style:font-style-complex="normal" style:font-weight-complex="normal"/>
    </style:style>
    <style:style style:name="T2736" style:family="text">
      <style:text-properties fo:font-style="normal" fo:font-weight="normal" officeooo:rsid="0bda8916" style:font-style-asian="normal" style:font-weight-asian="normal" style:font-style-complex="normal" style:font-weight-complex="normal"/>
    </style:style>
    <style:style style:name="T2737" style:family="text">
      <style:text-properties fo:font-style="normal" fo:font-weight="normal" officeooo:rsid="0bdc4ecf" style:font-style-asian="normal" style:font-weight-asian="normal" style:font-style-complex="normal" style:font-weight-complex="normal"/>
    </style:style>
    <style:style style:name="T2738" style:family="text">
      <style:text-properties fo:font-style="normal" fo:font-weight="normal" officeooo:rsid="0bdde54b" style:font-style-asian="normal" style:font-weight-asian="normal" style:font-style-complex="normal" style:font-weight-complex="normal"/>
    </style:style>
    <style:style style:name="T2739" style:family="text">
      <style:text-properties fo:font-style="normal" fo:font-weight="normal" officeooo:rsid="0bde8080" style:font-style-asian="normal" style:font-weight-asian="normal" style:font-style-complex="normal" style:font-weight-complex="normal"/>
    </style:style>
    <style:style style:name="T2740" style:family="text">
      <style:text-properties fo:font-style="normal" fo:font-weight="normal" officeooo:rsid="0be04987" style:font-style-asian="normal" style:font-weight-asian="normal" style:font-style-complex="normal" style:font-weight-complex="normal"/>
    </style:style>
    <style:style style:name="T2741" style:family="text">
      <style:text-properties fo:font-style="normal" fo:font-weight="normal" officeooo:rsid="0be0f393" style:font-style-asian="normal" style:font-weight-asian="normal" style:font-style-complex="normal" style:font-weight-complex="normal"/>
    </style:style>
    <style:style style:name="T2742" style:family="text">
      <style:text-properties fo:font-style="normal" fo:font-weight="normal" officeooo:rsid="0be2e051" style:font-style-asian="normal" style:font-weight-asian="normal" style:font-style-complex="normal" style:font-weight-complex="normal"/>
    </style:style>
    <style:style style:name="T2743" style:family="text">
      <style:text-properties fo:font-style="normal" fo:font-weight="normal" officeooo:rsid="0be4b100" style:font-style-asian="normal" style:font-weight-asian="normal" style:font-style-complex="normal" style:font-weight-complex="normal"/>
    </style:style>
    <style:style style:name="T2744" style:family="text">
      <style:text-properties fo:font-style="normal" fo:font-weight="normal" officeooo:rsid="0bf3b40b" style:font-style-asian="normal" style:font-weight-asian="normal" style:font-style-complex="normal" style:font-weight-complex="normal"/>
    </style:style>
    <style:style style:name="T2745" style:family="text">
      <style:text-properties fo:font-style="normal" fo:font-weight="normal" officeooo:rsid="0bf50b15" style:font-style-asian="normal" style:font-weight-asian="normal" style:font-style-complex="normal" style:font-weight-complex="normal"/>
    </style:style>
    <style:style style:name="T2746" style:family="text">
      <style:text-properties fo:font-style="normal" fo:font-weight="normal" officeooo:rsid="0bf61a51" style:font-style-asian="normal" style:font-weight-asian="normal" style:font-style-complex="normal" style:font-weight-complex="normal"/>
    </style:style>
    <style:style style:name="T2747" style:family="text">
      <style:text-properties fo:font-style="normal" fo:font-weight="normal" officeooo:rsid="0bf79704" style:font-style-asian="normal" style:font-weight-asian="normal" style:font-style-complex="normal" style:font-weight-complex="normal"/>
    </style:style>
    <style:style style:name="T2748" style:family="text">
      <style:text-properties fo:font-style="normal" fo:font-weight="normal" officeooo:rsid="0bf84e79" style:font-style-asian="normal" style:font-weight-asian="normal" style:font-style-complex="normal" style:font-weight-complex="normal"/>
    </style:style>
    <style:style style:name="T2749" style:family="text">
      <style:text-properties fo:font-style="normal" fo:font-weight="normal" officeooo:rsid="0bf87c6a" style:font-style-asian="normal" style:font-weight-asian="normal" style:font-style-complex="normal" style:font-weight-complex="normal"/>
    </style:style>
    <style:style style:name="T2750" style:family="text">
      <style:text-properties fo:font-style="normal" fo:font-weight="normal" officeooo:rsid="0bf9a121" style:font-style-asian="normal" style:font-weight-asian="normal" style:font-style-complex="normal" style:font-weight-complex="normal"/>
    </style:style>
    <style:style style:name="T2751" style:family="text">
      <style:text-properties fo:font-style="italic" officeooo:rsid="0079e67c" style:font-style-asian="italic" style:font-style-complex="italic"/>
    </style:style>
    <style:style style:name="T2752" style:family="text">
      <style:text-properties fo:font-style="italic" officeooo:rsid="009ad691" style:font-style-asian="italic" style:font-style-complex="italic"/>
    </style:style>
    <style:style style:name="T2753" style:family="text">
      <style:text-properties fo:font-style="italic" officeooo:rsid="00dabed2" style:font-style-asian="italic" style:font-style-complex="italic"/>
    </style:style>
    <style:style style:name="T2754" style:family="text">
      <style:text-properties fo:font-style="italic" officeooo:rsid="00dc3eaa" style:font-style-asian="italic" style:font-style-complex="italic"/>
    </style:style>
    <style:style style:name="T2755" style:family="text">
      <style:text-properties fo:font-style="italic" officeooo:rsid="0ab9104d" style:font-style-asian="italic" style:font-style-complex="italic"/>
    </style:style>
    <style:style style:name="T2756" style:family="text">
      <style:text-properties fo:font-style="italic" fo:font-weight="normal" officeooo:rsid="0081374f" style:font-style-asian="italic" style:font-weight-asian="normal" style:font-style-complex="italic" style:font-weight-complex="normal"/>
    </style:style>
    <style:style style:name="T2757" style:family="text">
      <style:text-properties fo:font-style="italic" fo:font-weight="normal" officeooo:rsid="00dc3eaa" style:font-style-asian="italic" style:font-weight-asian="normal" style:font-style-complex="italic" style:font-weight-complex="normal"/>
    </style:style>
    <style:style style:name="T2758" style:family="text">
      <style:text-properties fo:font-style="italic" fo:font-weight="normal" officeooo:rsid="014b08dc" style:font-style-asian="italic" style:font-weight-asian="normal" style:font-style-complex="italic" style:font-weight-complex="normal"/>
    </style:style>
    <style:style style:name="T2759" style:family="text">
      <style:text-properties fo:font-style="italic" fo:font-weight="normal" officeooo:rsid="027323b7" style:font-style-asian="italic" style:font-weight-asian="normal" style:font-style-complex="italic" style:font-weight-complex="normal"/>
    </style:style>
    <style:style style:name="T2760" style:family="text">
      <style:text-properties fo:font-style="italic" fo:font-weight="normal" officeooo:rsid="0275c18d" style:font-style-asian="italic" style:font-weight-asian="normal" style:font-style-complex="italic" style:font-weight-complex="normal"/>
    </style:style>
    <style:style style:name="T2761" style:family="text">
      <style:text-properties fo:font-style="italic" fo:font-weight="normal" officeooo:rsid="034b815f" style:font-style-asian="italic" style:font-weight-asian="normal" style:font-style-complex="italic" style:font-weight-complex="normal"/>
    </style:style>
    <style:style style:name="T2762" style:family="text">
      <style:text-properties fo:font-style="italic" fo:font-weight="normal" officeooo:rsid="034bff9f" style:font-style-asian="italic" style:font-weight-asian="normal" style:font-style-complex="italic" style:font-weight-complex="normal"/>
    </style:style>
    <style:style style:name="T2763" style:family="text">
      <style:text-properties fo:font-style="italic" fo:font-weight="normal" officeooo:rsid="0351725a" style:font-style-asian="italic" style:font-weight-asian="normal" style:font-style-complex="italic" style:font-weight-complex="normal"/>
    </style:style>
    <style:style style:name="T2764" style:family="text">
      <style:text-properties fo:font-style="italic" fo:font-weight="normal" officeooo:rsid="03b701c7" style:font-style-asian="italic" style:font-weight-asian="normal" style:font-style-complex="italic" style:font-weight-complex="normal"/>
    </style:style>
    <style:style style:name="T2765" style:family="text">
      <style:text-properties fo:font-style="italic" fo:font-weight="normal" officeooo:rsid="03c7d0d9" style:font-style-asian="italic" style:font-weight-asian="normal" style:font-style-complex="italic" style:font-weight-complex="normal"/>
    </style:style>
    <style:style style:name="T2766" style:family="text">
      <style:text-properties fo:font-style="italic" fo:font-weight="normal" officeooo:rsid="03d5fccf" style:font-style-asian="italic" style:font-weight-asian="normal" style:font-style-complex="italic" style:font-weight-complex="normal"/>
    </style:style>
    <style:style style:name="T2767" style:family="text">
      <style:text-properties fo:font-style="italic" fo:font-weight="normal" officeooo:rsid="04b91205" style:font-style-asian="italic" style:font-weight-asian="normal" style:font-style-complex="italic" style:font-weight-complex="normal"/>
    </style:style>
    <style:style style:name="T2768" style:family="text">
      <style:text-properties fo:font-style="italic" fo:font-weight="normal" officeooo:rsid="04dbd949" style:font-style-asian="italic" style:font-weight-asian="normal" style:font-style-complex="italic" style:font-weight-complex="normal"/>
    </style:style>
    <style:style style:name="T2769" style:family="text">
      <style:text-properties fo:font-style="italic" fo:font-weight="normal" officeooo:rsid="04dcf997" style:font-style-asian="italic" style:font-weight-asian="normal" style:font-style-complex="italic" style:font-weight-complex="normal"/>
    </style:style>
    <style:style style:name="T2770" style:family="text">
      <style:text-properties fo:font-style="italic" fo:font-weight="normal" officeooo:rsid="04eb3076" style:font-style-asian="italic" style:font-weight-asian="normal" style:font-style-complex="italic" style:font-weight-complex="normal"/>
    </style:style>
    <style:style style:name="T2771" style:family="text">
      <style:text-properties fo:font-style="italic" fo:font-weight="normal" officeooo:rsid="059001c0" style:font-style-asian="italic" style:font-weight-asian="normal" style:font-style-complex="italic" style:font-weight-complex="normal"/>
    </style:style>
    <style:style style:name="T2772" style:family="text">
      <style:text-properties fo:font-style="italic" fo:font-weight="normal" officeooo:rsid="05915f59" style:font-style-asian="italic" style:font-weight-asian="normal" style:font-style-complex="italic" style:font-weight-complex="normal"/>
    </style:style>
    <style:style style:name="T2773" style:family="text">
      <style:text-properties fo:font-style="italic" fo:font-weight="normal" officeooo:rsid="0593956d" style:font-style-asian="italic" style:font-weight-asian="normal" style:font-style-complex="italic" style:font-weight-complex="normal"/>
    </style:style>
    <style:style style:name="T2774" style:family="text">
      <style:text-properties fo:font-style="italic" fo:font-weight="normal" officeooo:rsid="05949bc0" style:font-style-asian="italic" style:font-weight-asian="normal" style:font-style-complex="italic" style:font-weight-complex="normal"/>
    </style:style>
    <style:style style:name="T2775" style:family="text">
      <style:text-properties fo:font-style="italic" fo:font-weight="normal" officeooo:rsid="05fe3494" style:font-style-asian="italic" style:font-weight-asian="normal" style:font-style-complex="italic" style:font-weight-complex="normal"/>
    </style:style>
    <style:style style:name="T2776" style:family="text">
      <style:text-properties fo:font-style="italic" fo:font-weight="normal" officeooo:rsid="06766d81" style:font-style-asian="italic" style:font-weight-asian="normal" style:font-style-complex="italic" style:font-weight-complex="normal"/>
    </style:style>
    <style:style style:name="T2777" style:family="text">
      <style:text-properties fo:font-style="italic" fo:font-weight="normal" officeooo:rsid="06a1dbc6" style:font-style-asian="italic" style:font-weight-asian="normal" style:font-style-complex="italic" style:font-weight-complex="normal"/>
    </style:style>
    <style:style style:name="T2778" style:family="text">
      <style:text-properties fo:font-style="italic" fo:font-weight="normal" officeooo:rsid="06d071f2" style:font-style-asian="italic" style:font-weight-asian="normal" style:font-style-complex="italic" style:font-weight-complex="normal"/>
    </style:style>
    <style:style style:name="T2779" style:family="text">
      <style:text-properties fo:font-style="italic" fo:font-weight="normal" officeooo:rsid="06f0bc1e" style:font-style-asian="italic" style:font-weight-asian="normal" style:font-style-complex="italic" style:font-weight-complex="normal"/>
    </style:style>
    <style:style style:name="T2780" style:family="text">
      <style:text-properties fo:font-style="italic" fo:font-weight="normal" officeooo:rsid="06f4918b" style:font-style-asian="italic" style:font-weight-asian="normal" style:font-style-complex="italic" style:font-weight-complex="normal"/>
    </style:style>
    <style:style style:name="T2781" style:family="text">
      <style:text-properties fo:font-style="italic" fo:font-weight="normal" officeooo:rsid="07bdce2d" style:font-style-asian="italic" style:font-weight-asian="normal" style:font-style-complex="italic" style:font-weight-complex="normal"/>
    </style:style>
    <style:style style:name="T2782" style:family="text">
      <style:text-properties fo:font-style="italic" fo:font-weight="normal" officeooo:rsid="07cae009" style:font-style-asian="italic" style:font-weight-asian="normal" style:font-style-complex="italic" style:font-weight-complex="normal"/>
    </style:style>
    <style:style style:name="T2783" style:family="text">
      <style:text-properties fo:font-style="italic" fo:font-weight="normal" officeooo:rsid="089966bd" style:font-style-asian="italic" style:font-weight-asian="normal" style:font-style-complex="italic" style:font-weight-complex="normal"/>
    </style:style>
    <style:style style:name="T2784" style:family="text">
      <style:text-properties fo:font-style="italic" fo:font-weight="normal" officeooo:rsid="099c1c81" style:font-style-asian="italic" style:font-weight-asian="normal" style:font-style-complex="italic" style:font-weight-complex="normal"/>
    </style:style>
    <style:style style:name="T2785" style:family="text">
      <style:text-properties fo:font-style="italic" fo:font-weight="normal" officeooo:rsid="099dbfec" style:font-style-asian="italic" style:font-weight-asian="normal" style:font-style-complex="italic" style:font-weight-complex="normal"/>
    </style:style>
    <style:style style:name="T2786" style:family="text">
      <style:text-properties fo:font-style="italic" fo:font-weight="normal" officeooo:rsid="09d3898a" style:font-style-asian="italic" style:font-weight-asian="normal" style:font-style-complex="italic" style:font-weight-complex="normal"/>
    </style:style>
    <style:style style:name="T2787" style:family="text">
      <style:text-properties fo:font-style="italic" fo:font-weight="normal" officeooo:rsid="09d100f5" style:font-style-asian="italic" style:font-weight-asian="normal" style:font-style-complex="italic" style:font-weight-complex="normal"/>
    </style:style>
    <style:style style:name="T2788" style:family="text">
      <style:text-properties fo:font-style="italic" fo:font-weight="normal" officeooo:rsid="09daa661" style:font-style-asian="italic" style:font-weight-asian="normal" style:font-style-complex="italic" style:font-weight-complex="normal"/>
    </style:style>
    <style:style style:name="T2789" style:family="text">
      <style:text-properties fo:font-style="italic" fo:font-weight="normal" officeooo:rsid="0a1cc138" style:font-style-asian="italic" style:font-weight-asian="normal" style:font-style-complex="italic" style:font-weight-complex="normal"/>
    </style:style>
    <style:style style:name="T2790" style:family="text">
      <style:text-properties fo:font-style="italic" fo:font-weight="normal" officeooo:rsid="0a810676" style:font-style-asian="italic" style:font-weight-asian="normal" style:font-style-complex="italic" style:font-weight-complex="normal"/>
    </style:style>
    <style:style style:name="T2791" style:family="text">
      <style:text-properties fo:font-style="italic" fo:font-weight="normal" officeooo:rsid="0ab9816e" style:font-style-asian="italic" style:font-weight-asian="normal" style:font-style-complex="italic" style:font-weight-complex="normal"/>
    </style:style>
    <style:style style:name="T2792" style:family="text">
      <style:text-properties fo:font-style="italic" fo:font-weight="normal" officeooo:rsid="0ac88619" style:font-style-asian="italic" style:font-weight-asian="normal" style:font-style-complex="italic" style:font-weight-complex="normal"/>
    </style:style>
    <style:style style:name="T2793" style:family="text">
      <style:text-properties fo:font-style="italic" fo:font-weight="normal" officeooo:rsid="0627306e" style:font-style-asian="italic" style:font-weight-asian="normal" style:font-style-complex="italic" style:font-weight-complex="normal"/>
    </style:style>
    <style:style style:name="T2794" style:family="text">
      <style:text-properties fo:font-style="italic" fo:font-weight="normal" officeooo:rsid="0bb34c36" style:font-style-asian="italic" style:font-weight-asian="normal" style:font-style-complex="italic" style:font-weight-complex="normal"/>
    </style:style>
    <style:style style:name="T2795" style:family="text">
      <style:text-properties fo:font-style="italic" fo:font-weight="normal" officeooo:rsid="0bb68878" style:font-style-asian="italic" style:font-weight-asian="normal" style:font-style-complex="italic" style:font-weight-complex="normal"/>
    </style:style>
    <style:style style:name="T2796" style:family="text">
      <style:text-properties style:text-position="super 58%" fo:font-style="normal" officeooo:rsid="00331b32" style:font-style-asian="normal" style:font-style-complex="normal"/>
    </style:style>
    <style:style style:name="T2797" style:family="text">
      <style:text-properties style:text-position="super 58%" fo:font-style="normal" fo:font-weight="normal" officeooo:rsid="00b2665d" style:font-style-asian="normal" style:font-weight-asian="normal" style:font-style-complex="normal" style:font-weight-complex="normal"/>
    </style:style>
    <style:style style:name="T2798" style:family="text">
      <style:text-properties style:text-position="super 58%" fo:font-style="normal" fo:font-weight="normal" officeooo:rsid="023efe0d" style:font-style-asian="normal" style:font-weight-asian="normal" style:font-style-complex="normal" style:font-weight-complex="normal"/>
    </style:style>
    <style:style style:name="T2799" style:family="text">
      <style:text-properties style:text-position="super 58%" fo:font-style="normal" fo:font-weight="normal" officeooo:rsid="03cb6022" style:font-style-asian="normal" style:font-weight-asian="normal" style:font-style-complex="normal" style:font-weight-complex="normal"/>
    </style:style>
    <style:style style:name="T2800" style:family="text">
      <style:text-properties style:text-position="super 58%" fo:font-style="normal" fo:font-weight="normal" officeooo:rsid="06e4b815" style:font-style-asian="normal" style:font-weight-asian="normal" style:font-style-complex="normal" style:font-weight-complex="normal"/>
    </style:style>
    <style:style style:name="T2801" style:family="text">
      <style:text-properties style:text-position="super 58%" fo:font-style="normal" fo:font-weight="normal" officeooo:rsid="0a9aa045" style:font-style-asian="normal" style:font-weight-asian="normal" style:font-style-complex="normal" style:font-weight-complex="normal"/>
    </style:style>
    <style:style style:name="T2802" style:family="text">
      <style:text-properties style:text-position="super 58%" fo:font-style="normal" fo:font-weight="normal" officeooo:rsid="0aa2cc54" style:font-style-asian="normal" style:font-weight-asian="normal" style:font-style-complex="normal" style:font-weight-complex="normal"/>
    </style:style>
    <style:style style:name="T2803" style:family="text">
      <style:text-properties style:text-position="super 58%" fo:font-style="normal" fo:font-weight="normal" officeooo:rsid="0a9e2407" style:font-style-asian="normal" style:font-weight-asian="normal" style:font-style-complex="normal" style:font-weight-complex="normal"/>
    </style:style>
    <style:style style:name="T2804" style:family="text">
      <style:text-properties style:text-position="super 58%" fo:font-style="normal" fo:font-weight="normal" officeooo:rsid="0265517a" style:font-style-asian="normal" style:font-weight-asian="normal" style:font-style-complex="normal" style:font-weight-complex="normal"/>
    </style:style>
    <style:style style:name="T2805" style:family="text">
      <style:text-properties officeooo:rsid="03106576"/>
    </style:style>
    <style:style style:name="T2806" style:family="text">
      <style:text-properties officeooo:rsid="0311a2f0"/>
    </style:style>
    <style:style style:name="T2807" style:family="text">
      <style:text-properties officeooo:rsid="03134ae4"/>
    </style:style>
    <style:style style:name="T2808" style:family="text">
      <style:text-properties officeooo:rsid="0313855d"/>
    </style:style>
    <style:style style:name="T2809" style:family="text">
      <style:text-properties officeooo:rsid="0313d3d6"/>
    </style:style>
    <style:style style:name="T2810" style:family="text">
      <style:text-properties officeooo:rsid="0314f5b5"/>
    </style:style>
    <style:style style:name="T2811" style:family="text">
      <style:text-properties officeooo:rsid="0316c0d4"/>
    </style:style>
    <style:style style:name="T2812" style:family="text">
      <style:text-properties officeooo:rsid="031851fc"/>
    </style:style>
    <style:style style:name="T2813" style:family="text">
      <style:text-properties officeooo:rsid="0319b254"/>
    </style:style>
    <style:style style:name="T2814" style:family="text">
      <style:text-properties officeooo:rsid="0319cf0c"/>
    </style:style>
    <style:style style:name="T2815" style:family="text">
      <style:text-properties officeooo:rsid="031b6bf6"/>
    </style:style>
    <style:style style:name="T2816" style:family="text">
      <style:text-properties officeooo:rsid="031d0ec9"/>
    </style:style>
    <style:style style:name="T2817" style:family="text">
      <style:text-properties officeooo:rsid="031e5216"/>
    </style:style>
    <style:style style:name="T2818" style:family="text">
      <style:text-properties officeooo:rsid="032179e6"/>
    </style:style>
    <style:style style:name="T2819" style:family="text">
      <style:text-properties officeooo:rsid="03236789"/>
    </style:style>
    <style:style style:name="T2820" style:family="text">
      <style:text-properties officeooo:rsid="0324f610"/>
    </style:style>
    <style:style style:name="T2821" style:family="text">
      <style:text-properties officeooo:rsid="032649af"/>
    </style:style>
    <style:style style:name="T2822" style:family="text">
      <style:text-properties officeooo:rsid="03267e3a"/>
    </style:style>
    <style:style style:name="T2823" style:family="text">
      <style:text-properties officeooo:rsid="03278fd3"/>
    </style:style>
    <style:style style:name="T2824" style:family="text">
      <style:text-properties officeooo:rsid="0327ca52"/>
    </style:style>
    <style:style style:name="T2825" style:family="text">
      <style:text-properties officeooo:rsid="032969c3"/>
    </style:style>
    <style:style style:name="T2826" style:family="text">
      <style:text-properties officeooo:rsid="0329888c"/>
    </style:style>
    <style:style style:name="T2827" style:family="text">
      <style:text-properties officeooo:rsid="0329bc18"/>
    </style:style>
    <style:style style:name="T2828" style:family="text">
      <style:text-properties officeooo:rsid="0329d208"/>
    </style:style>
    <style:style style:name="T2829" style:family="text">
      <style:text-properties officeooo:rsid="032a357b"/>
    </style:style>
    <style:style style:name="T2830" style:family="text">
      <style:text-properties officeooo:rsid="032bb4ca"/>
    </style:style>
    <style:style style:name="T2831" style:family="text">
      <style:text-properties officeooo:rsid="032d1040"/>
    </style:style>
    <style:style style:name="T2832" style:family="text">
      <style:text-properties officeooo:rsid="032d3c19"/>
    </style:style>
    <style:style style:name="T2833" style:family="text">
      <style:text-properties officeooo:rsid="032dbe99"/>
    </style:style>
    <style:style style:name="T2834" style:family="text">
      <style:text-properties officeooo:rsid="032e850f"/>
    </style:style>
    <style:style style:name="T2835" style:family="text">
      <style:text-properties officeooo:rsid="046ad6c2"/>
    </style:style>
    <style:style style:name="T2836" style:family="text">
      <style:text-properties officeooo:rsid="046f26cc"/>
    </style:style>
    <style:style style:name="T2837" style:family="text">
      <style:text-properties officeooo:rsid="0470098b"/>
    </style:style>
    <style:style style:name="T2838" style:family="text">
      <style:text-properties officeooo:rsid="0471b419"/>
    </style:style>
    <style:style style:name="T2839" style:family="text">
      <style:text-properties officeooo:rsid="0472b624"/>
    </style:style>
    <style:style style:name="T2840" style:family="text">
      <style:text-properties officeooo:rsid="04732022"/>
    </style:style>
    <style:style style:name="T2841" style:family="text">
      <style:text-properties officeooo:rsid="04751772"/>
    </style:style>
    <style:style style:name="T2842" style:family="text">
      <style:text-properties officeooo:rsid="04770d94"/>
    </style:style>
    <style:style style:name="T2843" style:family="text">
      <style:text-properties officeooo:rsid="0477d36b"/>
    </style:style>
    <style:style style:name="T2844" style:family="text">
      <style:text-properties officeooo:rsid="0478c904"/>
    </style:style>
    <style:style style:name="T2845" style:family="text">
      <style:text-properties officeooo:rsid="047a082b"/>
    </style:style>
    <style:style style:name="T2846" style:family="text">
      <style:text-properties officeooo:rsid="047bab5e"/>
    </style:style>
    <style:style style:name="T2847" style:family="text">
      <style:text-properties officeooo:rsid="047d00a7"/>
    </style:style>
    <style:style style:name="T2848" style:family="text">
      <style:text-properties officeooo:rsid="009e440e"/>
    </style:style>
    <style:style style:name="T2849" style:family="text">
      <style:text-properties officeooo:rsid="00974fbe"/>
    </style:style>
    <style:style style:name="T2850" style:family="text">
      <style:text-properties officeooo:rsid="009fcbc7"/>
    </style:style>
    <style:style style:name="T2851" style:family="text">
      <style:text-properties officeooo:rsid="00a07d76"/>
    </style:style>
    <style:style style:name="T2852" style:family="text">
      <style:text-properties officeooo:rsid="00988f13"/>
    </style:style>
    <style:style style:name="T2853" style:family="text">
      <style:text-properties officeooo:rsid="0098e00b"/>
    </style:style>
    <style:style style:name="T2854" style:family="text">
      <style:text-properties officeooo:rsid="009aa393"/>
    </style:style>
    <style:style style:name="T2855" style:family="text">
      <style:text-properties officeooo:rsid="009c6422"/>
    </style:style>
    <style:style style:name="T2856" style:family="text">
      <style:text-properties officeooo:rsid="00a20f20"/>
    </style:style>
    <style:style style:name="T2857" style:family="text">
      <style:text-properties officeooo:rsid="0aff7fce"/>
    </style:style>
    <style:style style:name="T2858" style:family="text">
      <style:text-properties officeooo:rsid="0b0093b0"/>
    </style:style>
    <style:style style:name="T2859" style:family="text">
      <style:text-properties officeooo:rsid="0b028746"/>
    </style:style>
    <style:style style:name="T2860" style:family="text">
      <style:text-properties officeooo:rsid="0b03435f"/>
    </style:style>
    <style:style style:name="T2861" style:family="text">
      <style:text-properties officeooo:rsid="0b04326c"/>
    </style:style>
    <style:style style:name="T2862" style:family="text">
      <style:text-properties officeooo:rsid="0b04fde9"/>
    </style:style>
    <style:style style:name="T2863" style:family="text">
      <style:text-properties officeooo:rsid="0b05c028"/>
    </style:style>
    <style:style style:name="T2864" style:family="text">
      <style:text-properties officeooo:rsid="0b07024f"/>
    </style:style>
    <style:style style:name="T2865" style:family="text">
      <style:text-properties officeooo:rsid="0b0716f0"/>
    </style:style>
    <style:style style:name="T2866" style:family="text">
      <style:text-properties officeooo:rsid="0b08bd33"/>
    </style:style>
    <style:style style:name="T2867" style:family="text">
      <style:text-properties officeooo:rsid="0b1219b0"/>
    </style:style>
    <style:style style:name="T2868" style:family="text">
      <style:text-properties officeooo:rsid="0b1d0881"/>
    </style:style>
    <style:style style:name="T2869" style:family="text">
      <style:text-properties officeooo:rsid="0b2975ef"/>
    </style:style>
    <style:style style:name="T2870" style:family="text">
      <style:text-properties officeooo:rsid="0b462c37"/>
    </style:style>
    <style:style style:name="T2871" style:family="text">
      <style:text-properties officeooo:rsid="0b4a3bcf"/>
    </style:style>
    <style:style style:name="T2872" style:family="text">
      <style:text-properties officeooo:rsid="0b4bd90e"/>
    </style:style>
    <style:style style:name="T2873" style:family="text">
      <style:text-properties officeooo:rsid="0b5467de"/>
    </style:style>
    <style:style style:name="T2874" style:family="text">
      <style:text-properties officeooo:rsid="0b57e27e"/>
    </style:style>
    <style:style style:name="T2875" style:family="text">
      <style:text-properties officeooo:rsid="0b580f09"/>
    </style:style>
    <style:style style:name="T2876" style:family="text">
      <style:text-properties officeooo:rsid="0b5c226c"/>
    </style:style>
    <style:style style:name="T2877" style:family="text">
      <style:text-properties officeooo:rsid="0b60c064"/>
    </style:style>
    <style:style style:name="T2878" style:family="text">
      <style:text-properties officeooo:rsid="0b61f928"/>
    </style:style>
    <style:style style:name="T2879" style:family="text">
      <style:text-properties officeooo:rsid="0b649147"/>
    </style:style>
    <style:style style:name="T2880" style:family="text">
      <style:text-properties officeooo:rsid="0b664d02"/>
    </style:style>
    <style:style style:name="T2881" style:family="text">
      <style:text-properties officeooo:rsid="0b8b8956"/>
    </style:style>
    <style:style style:name="T2882" style:family="text">
      <style:text-properties officeooo:rsid="0b9785ab"/>
    </style:style>
    <style:style style:name="T2883" style:family="text">
      <style:text-properties officeooo:rsid="0bb68878"/>
    </style:style>
    <style:style style:name="T2884" style:family="text">
      <style:text-properties officeooo:rsid="0bb74a16"/>
    </style:style>
    <style:style style:name="T2885" style:family="text">
      <style:text-properties officeooo:rsid="0bc0b068"/>
    </style:style>
    <style:style style:name="T2886" style:family="text">
      <style:text-properties officeooo:rsid="0bd533f7"/>
    </style:style>
    <style:style style:name="T2887" style:family="text">
      <style:text-properties officeooo:rsid="0bd678a2"/>
    </style:style>
    <style:style style:name="T2888" style:family="text">
      <style:text-properties fo:font-size="18.2000007629395pt" fo:font-weight="bold" officeooo:rsid="0b3f07d5" style:font-name-asian="Noto Sans CJK SC" style:font-size-asian="18.2000007629395pt" style:font-weight-asian="bold" style:font-name-complex="Lohit Devanagari" style:font-size-complex="18.2000007629395pt" style:font-weight-complex="bold"/>
    </style:style>
    <style:style style:name="T2889" style:family="text">
      <style:text-properties fo:font-size="18.2000007629395pt" fo:font-weight="bold" officeooo:rsid="0b5c226c" style:font-name-asian="Noto Sans CJK SC" style:font-size-asian="18.2000007629395pt" style:font-weight-asian="bold" style:font-name-complex="Lohit Devanagari" style:font-size-complex="18.2000007629395pt" style:font-weight-complex="bold"/>
    </style:style>
    <style:style style:name="T2890" style:family="text">
      <style:text-properties fo:font-size="18.2000007629395pt" fo:font-weight="bold" officeooo:rsid="0b50b4b0" style:font-name-asian="Noto Sans CJK SC" style:font-size-asian="18.2000007629395pt" style:font-weight-asian="bold" style:font-name-complex="Lohit Devanagari" style:font-size-complex="18.2000007629395pt" style:font-weight-complex="bold"/>
    </style:style>
    <style:style style:name="T2891" style:family="text">
      <style:text-properties fo:font-size="18.2000007629395pt" fo:font-weight="bold" officeooo:rsid="0b66d776" style:font-name-asian="Noto Sans CJK SC" style:font-size-asian="18.2000007629395pt" style:font-weight-asian="bold" style:font-name-complex="Lohit Devanagari" style:font-size-complex="18.2000007629395pt" style:font-weight-complex="bold"/>
    </style:style>
    <style:style style:name="T2892" style:family="text">
      <style:text-properties fo:font-size="18.2000007629395pt" fo:font-weight="bold" officeooo:rsid="0bd678a2" style:font-name-asian="Noto Sans CJK SC" style:font-size-asian="18.2000007629395pt" style:font-weight-asian="bold" style:font-name-complex="Lohit Devanagari" style:font-size-complex="18.2000007629395pt" style:font-weight-complex="bold"/>
    </style:style>
    <style:style style:name="T2893" style:family="text">
      <style:text-properties style:font-name="eb garamond"/>
    </style:style>
    <style:style style:name="T2894" style:family="text">
      <style:text-properties style:font-name="eb garamond" fo:font-style="normal" style:font-style-asian="normal" style:font-style-complex="normal"/>
    </style:style>
    <style:style style:name="T2895" style:family="text">
      <style:text-properties style:font-name="eb garamond" fo:font-style="normal" officeooo:rsid="008fce26" style:font-style-asian="normal" style:font-style-complex="normal"/>
    </style:style>
    <style:style style:name="T2896" style:family="text">
      <style:text-properties style:font-name="eb garamond" fo:font-style="normal" officeooo:rsid="0be954a2" style:font-style-asian="normal" style:font-style-complex="normal"/>
    </style:style>
    <style:style style:name="T2897" style:family="text">
      <style:text-properties style:font-name="eb garamond" fo:font-style="normal" officeooo:rsid="00910c8a" style:font-style-asian="normal" style:font-style-complex="normal"/>
    </style:style>
    <style:style style:name="T2898" style:family="text">
      <style:text-properties style:font-name="eb garamond" fo:font-style="normal" officeooo:rsid="0afae70a" style:font-style-asian="normal" style:font-style-complex="normal"/>
    </style:style>
    <style:style style:name="T2899" style:family="text">
      <style:text-properties style:font-name="eb garamond" fo:font-style="normal" officeooo:rsid="00911762" style:font-style-asian="normal" style:font-style-complex="normal"/>
    </style:style>
    <style:style style:name="T2900" style:family="text">
      <style:text-properties style:font-name="eb garamond" fo:font-style="normal" officeooo:rsid="00922cbe" style:font-style-asian="normal" style:font-style-complex="normal"/>
    </style:style>
    <style:style style:name="T2901" style:family="text">
      <style:text-properties style:font-name="eb garamond" fo:font-style="normal" officeooo:rsid="0bcff8be" style:font-style-asian="normal" style:font-style-complex="normal"/>
    </style:style>
    <style:style style:name="T2902" style:family="text">
      <style:text-properties style:font-name="eb garamond" fo:font-style="normal" officeooo:rsid="00a20106" style:font-style-asian="normal" style:font-style-complex="normal"/>
    </style:style>
    <style:style style:name="T2903" style:family="text">
      <style:text-properties style:font-name="eb garamond" fo:font-style="normal" officeooo:rsid="00a20f20" style:font-style-asian="normal" style:font-style-complex="normal"/>
    </style:style>
    <style:style style:name="T2904" style:family="text">
      <style:text-properties style:font-name="eb garamond" fo:font-style="normal" officeooo:rsid="0bd1babd" style:font-style-asian="normal" style:font-style-complex="normal"/>
    </style:style>
    <style:style style:name="T2905" style:family="text">
      <style:text-properties style:font-name="eb garamond" fo:font-style="normal" officeooo:rsid="0bd27a9b" style:font-style-asian="normal" style:font-style-complex="normal"/>
    </style:style>
    <style:style style:name="T2906" style:family="text">
      <style:text-properties style:font-name="eb garamond" fo:font-style="normal" officeooo:rsid="0092bb5d" style:font-style-asian="normal" style:font-style-complex="normal"/>
    </style:style>
    <style:style style:name="T2907" style:family="text">
      <style:text-properties style:font-name="eb garamond" fo:font-style="normal" officeooo:rsid="009358fc" style:font-style-asian="normal" style:font-style-complex="normal"/>
    </style:style>
    <style:style style:name="T2908" style:family="text">
      <style:text-properties style:font-name="eb garamond" fo:font-style="normal" officeooo:rsid="0afe3107" style:font-style-asian="normal" style:font-style-complex="normal"/>
    </style:style>
    <style:style style:name="T2909" style:family="text">
      <style:text-properties style:font-name="eb garamond" fo:font-style="normal" officeooo:rsid="0be96ae9" style:font-style-asian="normal" style:font-style-complex="normal"/>
    </style:style>
    <style:style style:name="T2910" style:family="text">
      <style:text-properties style:font-name="eb garamond" fo:font-style="normal" officeooo:rsid="0095445f" style:font-style-asian="normal" style:font-style-complex="normal"/>
    </style:style>
    <style:style style:name="T2911" style:family="text">
      <style:text-properties style:font-name="eb garamond" fo:font-style="normal" officeooo:rsid="0aff7fce" style:font-style-asian="normal" style:font-style-complex="normal"/>
    </style:style>
    <style:style style:name="T2912" style:family="text">
      <style:text-properties style:font-name="eb garamond" fo:font-style="normal" officeooo:rsid="009621ef" style:font-style-asian="normal" style:font-style-complex="normal"/>
    </style:style>
    <style:style style:name="T2913" style:family="text">
      <style:text-properties style:font-name="eb garamond" fo:font-style="normal" officeooo:rsid="0bd3651f" style:font-style-asian="normal" style:font-style-complex="normal"/>
    </style:style>
    <style:style style:name="T2914" style:family="text">
      <style:text-properties style:font-name="eb garamond" fo:font-style="normal" officeooo:rsid="00969367" style:font-style-asian="normal" style:font-style-complex="normal"/>
    </style:style>
    <style:style style:name="T2915" style:family="text">
      <style:text-properties style:font-name="eb garamond" fo:font-style="normal" officeooo:rsid="00496469" style:font-style-asian="normal" style:font-style-complex="normal"/>
    </style:style>
    <style:style style:name="T2916" style:family="text">
      <style:text-properties style:font-name="eb garamond" fo:font-style="normal" officeooo:rsid="004a1ee4" style:font-style-asian="normal" style:font-style-complex="normal"/>
    </style:style>
    <style:style style:name="T2917" style:family="text">
      <style:text-properties style:font-name="eb garamond" fo:font-style="normal" officeooo:rsid="00590b23" style:font-style-asian="normal" style:font-style-complex="normal"/>
    </style:style>
    <style:style style:name="T2918" style:family="text">
      <style:text-properties style:font-name="eb garamond" fo:font-style="normal" officeooo:rsid="004ab5b3" style:font-style-asian="normal" style:font-style-complex="normal"/>
    </style:style>
    <style:style style:name="T2919" style:family="text">
      <style:text-properties style:font-name="eb garamond" fo:font-style="normal" officeooo:rsid="004c78a1" style:font-style-asian="normal" style:font-style-complex="normal"/>
    </style:style>
    <style:style style:name="T2920" style:family="text">
      <style:text-properties style:font-name="eb garamond" fo:font-style="normal" officeooo:rsid="006a7828" style:font-style-asian="normal" style:font-style-complex="normal"/>
    </style:style>
    <style:style style:name="T2921" style:family="text">
      <style:text-properties style:font-name="eb garamond" fo:font-style="normal" officeooo:rsid="005ddeb8" style:font-style-asian="normal" style:font-style-complex="normal"/>
    </style:style>
    <style:style style:name="T2922" style:family="text">
      <style:text-properties style:font-name="eb garamond" fo:font-style="normal" officeooo:rsid="00666629" style:font-style-asian="normal" style:font-style-complex="normal"/>
    </style:style>
    <style:style style:name="T2923" style:family="text">
      <style:text-properties style:font-name="eb garamond" fo:font-style="normal" officeooo:rsid="004cc233" style:font-style-asian="normal" style:font-style-complex="normal"/>
    </style:style>
    <style:style style:name="T2924" style:family="text">
      <style:text-properties style:font-name="eb garamond" fo:font-style="normal" officeooo:rsid="004e9060" style:font-style-asian="normal" style:font-style-complex="normal"/>
    </style:style>
    <style:style style:name="T2925" style:family="text">
      <style:text-properties style:font-name="eb garamond" fo:font-style="normal" officeooo:rsid="00503bb0" style:font-style-asian="normal" style:font-style-complex="normal"/>
    </style:style>
    <style:style style:name="T2926" style:family="text">
      <style:text-properties style:font-name="eb garamond" fo:font-style="normal" officeooo:rsid="005183e3" style:font-style-asian="normal" style:font-style-complex="normal"/>
    </style:style>
    <style:style style:name="T2927" style:family="text">
      <style:text-properties style:font-name="eb garamond" fo:font-style="normal" officeooo:rsid="0bec8353" style:font-style-asian="normal" style:font-style-complex="normal"/>
    </style:style>
    <style:style style:name="T2928" style:family="text">
      <style:text-properties style:font-name="eb garamond" fo:font-style="normal" officeooo:rsid="0059c57e" style:font-style-asian="normal" style:font-style-complex="normal"/>
    </style:style>
    <style:style style:name="T2929" style:family="text">
      <style:text-properties style:font-name="eb garamond" fo:font-style="normal" officeooo:rsid="000c4fe4" style:font-style-asian="normal" style:font-style-complex="normal"/>
    </style:style>
    <style:style style:name="T2930" style:family="text">
      <style:text-properties style:font-name="eb garamond" fo:font-style="normal" officeooo:rsid="000d5b9e" style:font-style-asian="normal" style:font-style-complex="normal"/>
    </style:style>
    <style:style style:name="T2931" style:family="text">
      <style:text-properties style:font-name="eb garamond" fo:font-style="normal" officeooo:rsid="000dda02" style:font-style-asian="normal" style:font-style-complex="normal"/>
    </style:style>
    <style:style style:name="T2932" style:family="text">
      <style:text-properties style:font-name="eb garamond" fo:font-style="normal" officeooo:rsid="0bedbcd7" style:font-style-asian="normal" style:font-style-complex="normal"/>
    </style:style>
    <style:style style:name="T2933" style:family="text">
      <style:text-properties style:font-name="eb garamond" fo:font-style="normal" officeooo:rsid="000e976e" style:font-style-asian="normal" style:font-style-complex="normal"/>
    </style:style>
    <style:style style:name="T2934" style:family="text">
      <style:text-properties style:font-name="eb garamond" fo:font-style="normal" officeooo:rsid="000e9f6f" style:font-style-asian="normal" style:font-style-complex="normal"/>
    </style:style>
    <style:style style:name="T2935" style:family="text">
      <style:text-properties style:font-name="eb garamond" fo:font-style="normal" officeooo:rsid="00128b5b" style:font-style-asian="normal" style:font-style-complex="normal"/>
    </style:style>
    <style:style style:name="T2936" style:family="text">
      <style:text-properties style:font-name="eb garamond" fo:font-style="normal" officeooo:rsid="00101b78" style:font-style-asian="normal" style:font-style-complex="normal"/>
    </style:style>
    <style:style style:name="T2937" style:family="text">
      <style:text-properties style:font-name="eb garamond" fo:font-style="normal" officeooo:rsid="001092ad" style:font-style-asian="normal" style:font-style-complex="normal"/>
    </style:style>
    <style:style style:name="T2938" style:family="text">
      <style:text-properties style:font-name="eb garamond" fo:font-style="normal" officeooo:rsid="0011c3a2" style:font-style-asian="normal" style:font-style-complex="normal"/>
    </style:style>
    <style:style style:name="T2939" style:family="text">
      <style:text-properties style:font-name="eb garamond" fo:font-style="normal" officeooo:rsid="0012baac" style:font-style-asian="normal" style:font-style-complex="normal"/>
    </style:style>
    <style:style style:name="T2940" style:family="text">
      <style:text-properties style:font-name="eb garamond" fo:font-style="normal" officeooo:rsid="0015fd08" style:font-style-asian="normal" style:font-style-complex="normal"/>
    </style:style>
    <style:style style:name="T2941" style:family="text">
      <style:text-properties style:font-name="eb garamond" fo:font-style="normal" officeooo:rsid="00158dac" style:font-style-asian="normal" style:font-style-complex="normal"/>
    </style:style>
    <style:style style:name="T2942" style:family="text">
      <style:text-properties style:font-name="eb garamond" fo:font-style="normal" officeooo:rsid="0013aab4" style:font-style-asian="normal" style:font-style-complex="normal"/>
    </style:style>
    <style:style style:name="T2943" style:family="text">
      <style:text-properties style:font-name="eb garamond" fo:font-style="normal" officeooo:rsid="0013fff3" style:font-style-asian="normal" style:font-style-complex="normal"/>
    </style:style>
    <style:style style:name="T2944" style:family="text">
      <style:text-properties style:font-name="eb garamond" fo:font-style="normal" officeooo:rsid="0b0c2f7b" style:font-style-asian="normal" style:font-style-complex="normal"/>
    </style:style>
    <style:style style:name="T2945" style:family="text">
      <style:text-properties style:font-name="eb garamond" fo:font-style="normal" officeooo:rsid="001466a6" style:font-style-asian="normal" style:font-style-complex="normal"/>
    </style:style>
    <style:style style:name="T2946" style:family="text">
      <style:text-properties style:font-name="eb garamond" fo:font-style="normal" officeooo:rsid="0016fbfb" style:font-style-asian="normal" style:font-style-complex="normal"/>
    </style:style>
    <style:style style:name="T2947" style:family="text">
      <style:text-properties style:font-name="eb garamond" fo:font-style="normal" officeooo:rsid="00171f2b" style:font-style-asian="normal" style:font-style-complex="normal"/>
    </style:style>
    <style:style style:name="T2948" style:family="text">
      <style:text-properties style:font-name="eb garamond" fo:font-style="normal" officeooo:rsid="00186b82" style:font-style-asian="normal" style:font-style-complex="normal"/>
    </style:style>
    <style:style style:name="T2949" style:family="text">
      <style:text-properties style:font-name="eb garamond" fo:font-style="normal" officeooo:rsid="001f3293" style:font-style-asian="normal" style:font-style-complex="normal"/>
    </style:style>
    <style:style style:name="T2950" style:family="text">
      <style:text-properties style:font-name="eb garamond" fo:font-style="normal" officeooo:rsid="001a5e5e" style:font-style-asian="normal" style:font-style-complex="normal"/>
    </style:style>
    <style:style style:name="T2951" style:family="text">
      <style:text-properties style:font-name="eb garamond" fo:font-style="normal" officeooo:rsid="001b8665" style:font-style-asian="normal" style:font-style-complex="normal"/>
    </style:style>
    <style:style style:name="T2952" style:family="text">
      <style:text-properties style:font-name="eb garamond" fo:font-style="normal" officeooo:rsid="001ce174" style:font-style-asian="normal" style:font-style-complex="normal"/>
    </style:style>
    <style:style style:name="T2953" style:family="text">
      <style:text-properties style:font-name="eb garamond" fo:font-style="normal" officeooo:rsid="001e41bd" style:font-style-asian="normal" style:font-style-complex="normal"/>
    </style:style>
    <style:style style:name="T2954" style:family="text">
      <style:text-properties style:font-name="eb garamond" fo:font-style="normal" officeooo:rsid="0b0f4ece" style:font-style-asian="normal" style:font-style-complex="normal"/>
    </style:style>
    <style:style style:name="T2955" style:family="text">
      <style:text-properties style:font-name="eb garamond" fo:font-style="normal" officeooo:rsid="001fbca7" style:font-style-asian="normal" style:font-style-complex="normal"/>
    </style:style>
    <style:style style:name="T2956" style:family="text">
      <style:text-properties style:font-name="eb garamond" fo:font-style="normal" officeooo:rsid="00538627" style:font-style-asian="normal" style:font-style-complex="normal"/>
    </style:style>
    <style:style style:name="T2957" style:family="text">
      <style:text-properties style:font-name="eb garamond" fo:font-style="normal" officeooo:rsid="00560523" style:font-style-asian="normal" style:font-style-complex="normal"/>
    </style:style>
    <style:style style:name="T2958" style:family="text">
      <style:text-properties style:font-name="eb garamond" fo:font-style="normal" officeooo:rsid="0056058b" style:font-style-asian="normal" style:font-style-complex="normal"/>
    </style:style>
    <style:style style:name="T2959" style:family="text">
      <style:text-properties style:font-name="eb garamond" fo:font-style="normal" officeooo:rsid="0bf1425b" style:font-style-asian="normal" style:font-style-complex="normal"/>
    </style:style>
    <style:style style:name="T2960" style:family="text">
      <style:text-properties style:font-name="eb garamond" fo:font-style="normal" officeooo:rsid="0b197c9e" style:font-style-asian="normal" style:font-style-complex="normal"/>
    </style:style>
    <style:style style:name="T2961" style:family="text">
      <style:text-properties style:font-name="eb garamond" fo:font-style="normal" officeooo:rsid="00c0bd23" style:font-style-asian="normal" style:font-style-complex="normal"/>
    </style:style>
    <style:style style:name="T2962" style:family="text">
      <style:text-properties style:font-name="eb garamond" fo:font-style="normal" officeooo:rsid="00573290" style:font-style-asian="normal" style:font-style-complex="normal"/>
    </style:style>
    <style:style style:name="T2963" style:family="text">
      <style:text-properties style:font-name="eb garamond" fo:font-style="normal" officeooo:rsid="0b1b6f0a" style:font-style-asian="normal" style:font-style-complex="normal"/>
    </style:style>
    <style:style style:name="T2964" style:family="text">
      <style:text-properties style:font-name="eb garamond" fo:font-style="italic" officeooo:rsid="0afae70a" style:font-style-asian="italic" style:font-style-complex="italic"/>
    </style:style>
    <style:style style:name="T2965" style:family="text">
      <style:text-properties style:font-name="eb garamond" fo:font-style="italic" officeooo:rsid="0be954a2" style:font-style-asian="italic" style:font-style-complex="italic"/>
    </style:style>
    <style:style style:name="T2966" style:family="text">
      <style:text-properties style:font-name="eb garamond" fo:font-size="18.2000007629395pt" fo:font-weight="bold" officeooo:rsid="0bebee7c" style:font-name-asian="Noto Sans CJK SC" style:font-size-asian="18.2000007629395pt" style:font-weight-asian="bold" style:font-name-complex="Lohit Devanagari" style:font-size-complex="18.2000007629395pt" style:font-weight-complex="bold"/>
    </style:style>
    <style:style style:name="T2967" style:family="text">
      <style:text-properties officeooo:rsid="0be96ae9"/>
    </style:style>
    <style:style style:name="T2968" style:family="text">
      <style:text-properties officeooo:rsid="0beab920"/>
    </style:style>
    <style:style style:name="T2969" style:family="text">
      <style:text-properties officeooo:rsid="0bebee7c"/>
    </style:style>
    <style:style style:name="T2970" style:family="text">
      <style:text-properties officeooo:rsid="0bef51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logue</text:h>
      <text:p text:style-name="P3"/>
      <text:p text:style-name="P611"><text:span text:style-name="T2895"><text:tab/>It was another picture perfect s</text:span><text:span text:style-name="T2896">c</text:span><text:span text:style-name="T2895">en</text:span><text:span text:style-name="T2896">e</text:span><text:span text:style-name="T2895"> at the end of Railroad Ave</text:span><text:span text:style-name="T2897">nue. <text:s/>There was no railroad at Railroad Avenue but there once was. <text:s/>It followed the beach </text:span><text:span text:style-name="T2896">going</text:span><text:span text:style-name="T2897"> up the coast into San Francisco. <text:s/>The sand had reclaimed the rails </text:span><text:span text:style-name="T2898">long ago</text:span><text:span text:style-name="T2897"> but the roads stubbornly defied them as did the houses looking out over the beaches and the ocean beyond. <text:s/></text:span><text:span text:style-name="T2899">The sun was rising </text:span><text:span text:style-name="T2898">over the Santa Cruz Mountains </text:span><text:span text:style-name="T2899">and hit me in the eyes, so I tipped my head using the brim of my hat to shade them. <text:s/></text:span><text:span text:style-name="T2900">I</text:span><text:span text:style-name="T2898">t</text:span><text:span text:style-name="T2900"> was </text:span><text:span text:style-name="T2898">still</text:span><text:span text:style-name="T2900"> </text:span><text:span text:style-name="T2901">a </text:span><text:span text:style-name="T2900">little early and </text:span><text:span text:style-name="T2898">I’d </text:span><text:span text:style-name="T2900">have to wait for the othe</text:span><text:span text:style-name="T2902">r</text:span><text:span text:style-name="T2900">s </text:span><text:span text:style-name="T2896">to arrive</text:span><text:span text:style-name="T2900">. <text:s/></text:span><text:span text:style-name="T2903">Sunrise on the coast is spectacular. <text:s/></text:span><text:span text:style-name="T2898">Markus had mentioned it many times.</text:span><text:span text:style-name="T2964"> <text:s/></text:span><text:span text:style-name="T2965">God save him.</text:span><text:span text:style-name="T2964"> </text:span><text:span text:style-name="T2898">He’d died at the </text:span><text:span text:style-name="T2901">young</text:span><text:span text:style-name="T2898"> age of 48 while in one of my classes. <text:s/>A sudden heart attack. <text:s/></text:span><text:span text:style-name="T2903">One of my </text:span><text:span text:style-name="T2896">own </text:span><text:span text:style-name="T2903">students. <text:s/></text:span><text:span text:style-name="T2904">Many times h</text:span><text:span text:style-name="T2898">e had </text:span><text:span text:style-name="T2904">described the San Mateo Coast as</text:span><text:span text:style-name="T2903"> “its like practicing in a postcard” </text:span><text:span text:style-name="T2896">and “a gentle picture of paradise.”</text:span><text:span text:style-name="T2903"> <text:s/></text:span><text:span text:style-name="T2898">God, I missed him. <text:s/></text:span><text:span text:style-name="T2903">I was going to miss th</text:span><text:span text:style-name="T2898">is sunrise too.</text:span></text:p>
      <text:p text:style-name="P611"><text:span text:style-name="T2895"><text:tab/></text:span><text:span text:style-name="T2900">Soon enough they all came one by one. <text:s/></text:span><text:span text:style-name="T2905">Jon the math teacher, Steve the software engineer who always wore a geeky t-shirt </text:span><text:span text:style-name="T2896">with a slogan on it</text:span><text:span text:style-name="T2905">, sometimes there was Beth who had been a surgeon </text:span><text:span text:style-name="T2896">and was now Chief Medical Office at some biotech firm</text:span><text:span text:style-name="T2905"> and, of course Gresham. <text:s/>We were</text:span><text:span text:style-name="T2900"> </text:span><text:span text:style-name="T2905">m</text:span><text:span text:style-name="T2906">eeting on top of the bluffs looking over the beach. <text:s/></text:span><text:span text:style-name="T2907">It was a habit started by Gresham. <text:s/>He was retired military and never stopped training. <text:s/></text:span><text:span text:style-name="T2908">A lifetime of regular training didn’t </text:span><text:span text:style-name="T2909">go away</text:span><text:span text:style-name="T2908"> quickly and he had no desire to let it disappear at all.</text:span><text:span text:style-name="T2907"> <text:s/></text:span><text:span text:style-name="T2910">One of his </text:span><text:span text:style-name="T2909">regular </text:span><text:span text:style-name="T2910">regiments was to walk from Filbert and Railroad along the Coast</text:span><text:span text:style-name="T2908">al</text:span><text:span text:style-name="T2910"> Trail that followed the bluffs </text:span><text:span text:style-name="T2908">overlooking the beaches,</text:span><text:span text:style-name="T2910"> all of the way up to Kelly Avenue and </text:span><text:soft-page-break/><text:span text:style-name="T2910">back </text:span><text:span text:style-name="T2908">again</text:span><text:span text:style-name="T2910">. <text:s/>It was about a mile </text:span><text:span text:style-name="T2911">each way</text:span><text:span text:style-name="T2910">. <text:s/>The trail was decorated by benches every 50 yards or so. <text:s/>Gresham would lead us all </text:span><text:span text:style-name="T2911">keeping a brisk pace covering the</text:span><text:span text:style-name="T2910"> distance stopping every once in a while to do push ups. <text:s/></text:span><text:span text:style-name="T2912">Mostly it was a</text:span><text:span text:style-name="T2913">n excuse</text:span><text:span text:style-name="T2912"> to meet </text:span><text:span text:style-name="T2913">good </text:span><text:span text:style-name="T2912">friends and chat and </text:span><text:span text:style-name="T2913">if we got</text:span><text:span text:style-name="T2912"> </text:span><text:span text:style-name="T2911">in</text:span><text:span text:style-name="T2912"> a decent workout, </text:span><text:span text:style-name="T2913">well, that’s good too</text:span><text:span text:style-name="T2912">. <text:s/>The group could be as little as </text:span><text:span text:style-name="T2909">two</text:span><text:span text:style-name="T2912"> people and as many as seven or eight. <text:s/></text:span><text:span text:style-name="T2914">G</text:span><text:span text:style-name="T2911">r</text:span><text:span text:style-name="T2914">esham had been leading this </text:span><text:span text:style-name="T2909">exercise</text:span><text:span text:style-name="T2914"> every Saturday morning for nearly 10 years.</text:span></text:p>
      <text:p text:style-name="P4"/>
      <text:p text:style-name="P4"><text:tab/>“<text:span text:style-name="T2849">What’s your count?” Jon asked Gresham.</text:span></text:p>
      <text:p text:style-name="P4"><text:tab/>“<text:span text:style-name="T2849">Forty,” he answered. <text:s/>“What’s yours?”</text:span></text:p>
      <text:p text:style-name="P4"><text:tab/>“<text:span text:style-name="T2849">Fifteen,” Jon answered. <text:s/>“Every time we stop I do 15 push ups.”</text:span></text:p>
      <text:p text:style-name="P4"><text:tab/>“<text:span text:style-name="T2849">Good,” Gresham said, </text:span><text:span text:style-name="T2857">hardly taking note of it.</text:span></text:p>
      <text:p text:style-name="P4"><text:tab/>“<text:span text:style-name="T2849">Hey, wait a minute,” said Steve. <text:s/>Steve was 350 pounds if he weighed an ounce. <text:s/>He was also six feet seven inches tall. <text:s/></text:span><text:span text:style-name="T2857">His bulk had flattened his feet but it did nothing to soften his resolve. <text:s/>He </text:span><text:span text:style-name="T2886">always</text:span><text:span text:style-name="T2857"> kept up with the rest of us. <text:s/></text:span><text:span text:style-name="T2886">He was seldom quiet, though.</text:span><text:span text:style-name="T2849"> “How many times do we stop?”</text:span></text:p>
      <text:p text:style-name="P4"><text:tab/>“<text:span text:style-name="T2849">Thirty times,” Gresham said without breaking stride </text:span><text:span text:style-name="T2858">and reciting as if replying to a staff seargent</text:span><text:span text:style-name="T2849">. “Fifteen up and Fifteen back.”</text:span></text:p>
      <text:p text:style-name="P4"><text:tab/>“<text:span text:style-name="T2849">That comes to twelve hundred pushups!” Steve blurted out. <text:s/></text:span><text:span text:style-name="T2858">He was never one to avoid stating the obvious.</text:span></text:p>
      <text:p text:style-name="P4"><text:tab/>“<text:span text:style-name="T2849">Yeah, wel</text:span><text:span text:style-name="T2858">l, maybe</text:span><text:span text:style-name="T2849"> a thousand.” Gresham replied. <text:s/>“Sometimes I lose count.”’</text:span></text:p>
      <text:p text:style-name="P4"><text:tab/>“<text:span text:style-name="T2850">Damn!” Steve said. “I hope that I’m doing a thousand pushups when I’m your age! <text:s/>How old are you? <text:s/>65?”</text:span></text:p>
      <text:p text:style-name="P4"><text:soft-page-break/><text:tab/>“<text:span text:style-name="T2850">Seventy two,” Gresham replied. <text:s/></text:span></text:p>
      <text:p text:style-name="P4"><text:tab/>“<text:span text:style-name="T2850">Holy crap!” Steve added.</text:span></text:p>
      <text:p text:style-name="P4"><text:tab/>“<text:span text:style-name="T2967">What’s your count?” Gresham asked him.</text:span></text:p>
      <text:p text:style-name="P5"><text:tab/><text:span text:style-name="T2859">Jon just nodded smiling to himself. <text:s/>He, too, hoped that he had that kind of spirit when he retired.</text:span></text:p>
      <text:p text:style-name="P5"><text:tab/>“<text:span text:style-name="T2967">Ten,” Steve replied.</text:span></text:p>
      <text:p text:style-name="P4"><text:tab/>“<text:span text:style-name="T2967">Good,” Gresham said just as evenly as before. <text:s/>“Everyone’s got their own count. <text:s/>Keep it up.” <text:s/></text:span><text:span text:style-name="T2968">It clearly didn’t matter to him how many push ups that they did as long as they did them.</text:span></text:p>
      <text:p text:style-name="P4"><text:tab/>“<text:span text:style-name="T2850">You can do it, your know?” <text:s/>Gresham said. <text:s/>“</text:span><text:span text:style-name="T2851">Its really easy. <text:s/></text:span><text:span text:style-name="T2850">Just don’t give up.”</text:span></text:p>
      <text:p text:style-name="P4"><text:tab/><text:span text:style-name="T2859">Gresham’s matter-of-fact way of speaking was always refreshing. <text:s/>Doubt never entered into it, just stop your whining, shut up and do the work. <text:s/>The benefits speaks for themselves.</text:span></text:p>
      <text:p text:style-name="P4"><text:tab/><text:span text:style-name="T2968">Suddenly the words of my mother came floating back to my memory “Let the virtue be the reward.” <text:s/>That never really paid of when teaching or running a business, though. <text:s/></text:span><text:span text:style-name="T2969">Validation, it seems, must be open and obvious.</text:span></text:p>
      <text:p text:style-name="P4"><text:tab/><text:span text:style-name="T2860">I’d have loved to take credit for those weekly workout sessions. <text:s/>Everyone that showed up to them were students of my martial arts school. <text:s/>It was Gresham, though, that had the strength of spirit to make it happen and, frankly, I was grateful that I wasn’t the only one </text:span><text:span text:style-name="T2969">inspiring my students to be more than they saw in themselves</text:span><text:span text:style-name="T2860">. <text:s/>Yielding up this kind of regular resolve to him was an amazing blessing and never failed to respect him for it.</text:span></text:p>
      <text:p text:style-name="P4"/>
      <text:p text:style-name="P6"><text:soft-page-break/>They were a good crowd and we had all met through my martial arts school. <text:s/>Everyone of them were Black Belts and Gresham was an instructor for me. <text:s/><text:span text:style-name="T2852">He had taught </text:span><text:span text:style-name="T2861">in my school</text:span><text:span text:style-name="T2852"> every Saturday for over 20 years and every student knew him and respected him. <text:s/>I tried to promote him to Second Degree Black Belt but he didn’t want it. <text:s/>“</text:span><text:span text:style-name="T2861">No thank you, Sir. <text:s/></text:span><text:span text:style-name="T2852">I make the Lieutenants, you make the Captains, Sir.” was his only reply. <text:s/>Eventually, I gave him an honorary title that every</text:span><text:span text:style-name="T2862">one</text:span><text:span text:style-name="T2852"> used when we were in class. <text:s/>We called him “Song Sang Nim” which simply means “teacher”. <text:s/></text:span><text:span text:style-name="T2862">It might have been equivalent to Senior Master Chief </text:span><text:span text:style-name="T2863">if we were </text:span><text:span text:style-name="T2862">in the Marines. <text:s/></text:span><text:span text:style-name="T2864">A lofty title by anyone’s standards.</text:span></text:p>
      <text:p text:style-name="P6"/>
      <text:p text:style-name="P6"><text:tab/>“<text:span text:style-name="T2852">We didn’t see you last week, Song Sang Nim.” I mentioned </text:span><text:span text:style-name="T2866">to him half way through the walk.</text:span></text:p>
      <text:p text:style-name="P497"><text:span text:style-name="T177"><text:tab/>“</text:span><text:span text:style-name="T178">D</text:span><text:span text:style-name="T179">octor’s visit.” He replied.</text:span></text:p>
      <text:p text:style-name="P6"><text:tab/>“<text:span text:style-name="T2852">Is everything okay?” I asked.</text:span></text:p>
      <text:p text:style-name="P6"><text:tab/>“<text:span text:style-name="T2852">Its nothing,” he replied. <text:s/></text:span><text:span text:style-name="T2856">He had a way of saying things with finality so that you didn’t question any further. <text:s/></text:span><text:span text:style-name="T2866">It didn’t stop me from speculating privately. </text:span><text:span text:style-name="T2856"><text:s/></text:span><text:span text:style-name="T2864">So, I let it go as we walked.</text:span></text:p>
      <text:p text:style-name="P6"><text:tab/>“<text:span text:style-name="T2852">Well, I’m going to be gone for a while.” I told him, </text:span><text:span text:style-name="T2856">changing the subject.</text:span></text:p>
      <text:p text:style-name="P6"><text:tab/>“<text:span text:style-name="T2852">Oh yeah?” he started. “Where are you going?”</text:span></text:p>
      <text:p text:style-name="P6"><text:tab/>“<text:span text:style-name="T2852">I don’t know yet.” I said. <text:s/>“I’ve been through a lot and I just need to get my head on straight. <text:s/></text:span><text:span text:style-name="T2856">So, I’m taking off for a while.</text:span><text:span text:style-name="T2852">”</text:span></text:p>
      <text:p text:style-name="P6"><text:tab/>“<text:span text:style-name="T2852">How long are you going to be gone?” He asked.</text:span></text:p>
      <text:p text:style-name="P6"><text:tab/>“<text:span text:style-name="T2852">As long as it takes,” I said.</text:span></text:p>
      <text:p text:style-name="P7"><text:soft-page-break/><text:tab/>He just nodded accepting my statement. <text:s/>He wasn’t a person that needed a lot of explaining. <text:s/><text:span text:style-name="T2853">His loyalty was unquestioned. <text:s/>He’d keep on going without me anyway, we both knew that. <text:s/>He had heard everything that had </text:span><text:span text:style-name="T2856">recently</text:span><text:span text:style-name="T2853"> happened in my life and never once asked about it. <text:s/></text:span><text:span text:style-name="T2854">I like to think that it was out of respect for my privacy, but I’m sure there was a little desire just </text:span><text:span text:style-name="T2866">to mind his own business and </text:span><text:span text:style-name="T2854">not to get into it. <text:s/></text:span><text:span text:style-name="T2855">It was my drama, my life and he knew that he had no advice </text:span><text:span text:style-name="T2856">to offer</text:span><text:span text:style-name="T2855"> me. <text:s/></text:span><text:span text:style-name="T2848">Sympathy was not something that ever come up with Gresham. <text:s/>A lifetime of military service does that to a person. <text:s/></text:span><text:span text:style-name="T2856">He wouldn’t be unsympathetic, of course. <text:s/>It was just a waste of energy without actually offering anything of value. <text:s/></text:span><text:span text:style-name="T2865">Support was a gimme with his loyalty and never had to be </text:span><text:span text:style-name="T2866">asked for or </text:span><text:span text:style-name="T2865">brought up. <text:s/></text:span></text:p>
      <text:p text:style-name="P498"><text:span text:style-name="T180"><text:tab/>He, himself, had done the exact same thing </text:span><text:span text:style-name="T178">to me</text:span><text:span text:style-name="T180">. <text:s/>He had taken off </text:span><text:span text:style-name="T178">for months at a time</text:span><text:span text:style-name="T180"> to “make things right” and “it would take as long as it takes.” <text:s text:c="2"/>It was only later that </text:span><text:span text:style-name="T178">we learned that</text:span><text:span text:style-name="T180"> he went and buried a comrade-in-arms and spent months seeing to the care and welfare </text:span><text:span text:style-name="T192">of</text:span><text:span text:style-name="T180"> the man’s widow and children before returning to my school and the Saturday morning classes. <text:s/>He had made a “foxhole promise” to a friend some 20 years earlier. <text:s/></text:span><text:span text:style-name="T178">Whoever survived the hell that they endured together would take care of the other’s family. <text:s/>He</text:span><text:span text:style-name="T180"> kept that promise in detail. <text:s/></text:span><text:span text:style-name="T178">I don’t </text:span><text:span text:style-name="T192">know </text:span><text:span text:style-name="T178">anyone else who had such rock hard values.</text:span><text:span text:style-name="T180"> <text:s/>How could you ever ignore or deny such a noble act? <text:s/></text:span><text:span text:style-name="T178">How could anyone? <text:s/>But, none of that mattered to Gresham. <text:s/>Noble or not, he did what he had to do without question or regret, </text:span><text:span text:style-name="T192">no matter the sacrifice</text:span><text:span text:style-name="T178">. <text:s/></text:span><text:span text:style-name="T180">I </text:span><text:span text:style-name="T181">sometimes</text:span><text:span text:style-name="T180"> wondered why a person with such character gave his time and energy to me and my school.</text:span></text:p>
      <text:p text:style-name="P8"><text:tab/><text:span text:style-name="T2848">I was sure going to miss him.</text:span></text:p>
      <text:p text:style-name="P359"><text:soft-page-break/></text:p>
      <text:h text:style-name="P2" text:outline-level="1"><text:span text:style-name="T2893">Chapter One: </text:span><text:span text:style-name="T2966">A Choice</text:span><text:span text:style-name="T2893">.</text:span></text:h>
      <text:p text:style-name="P9"/>
      <text:p text:style-name="P499"><text:span text:style-name="T69">Before you go on Walkabout, you are supposed to give away all of your possessions. <text:s/></text:span><text:span text:style-name="T3">Walkabout is about you and your Self. <text:s/></text:span><text:span text:style-name="T4">Possessions will only distract you, remind you of the attachments and associated memories either good or bad that they are attached to. <text:s/></text:span><text:span text:style-name="T5">Those thoughts have already been made. <text:s/>We make them because it makes life easier to live. <text:s/></text:span><text:span text:style-name="T6">We think so that we don’t have to think.</text:span><text:span text:style-name="T5"> <text:s/></text:span><text:span text:style-name="T6">For example, w</text:span><text:span text:style-name="T7">hen was the last time that you reevaluated your opinion about Hitler? <text:s/></text:span><text:span text:style-name="T8">Most people form that image some time in their life through the education of school, a documentary that they witnessed or through their own curiosity. <text:s/></text:span><text:span text:style-name="T9">That image, that opinion is crafted and stored in memory then they move on to the next curiosity </text:span><text:span text:style-name="T10">that needs their attention. <text:s/></text:span><text:span text:style-name="T11">Self-discovery can occur through these attachments but only to some degree. <text:s/></text:span><text:span text:style-name="T12">Each object that you own has memories and feelings some unresolved, that are triggered and often quite out of your control. <text:s/>They can also keep </text:span><text:span text:style-name="T68">you </text:span><text:span text:style-name="T12">in that happy comfort zone that </text:span><text:span text:style-name="T68">lazily</text:span><text:span text:style-name="T12"> avoids challenges. <text:s/></text:span><text:span text:style-name="T13">Letting them go opens the mind and the heart. <text:s/></text:span><text:span text:style-name="T14">Then, there are the things that you cannot let go of. <text:s/></text:span><text:span text:style-name="T15">Pictures of </text:span><text:span text:style-name="T12">your father and mother or of</text:span><text:span text:style-name="T15"> your children. <text:s/>A wedding ring of a love long lost. <text:s/></text:span><text:span text:style-name="T16">These things are not </text:span><text:span text:style-name="T17">just </text:span><text:span text:style-name="T16">things, though. <text:s/>They are rightfully tokens or totems or personal talismans. <text:s/></text:span><text:span text:style-name="T12">They trigger </text:span><text:span text:style-name="T191">feelings wi</text:span><text:span text:style-name="T2493">t</text:span><text:span text:style-name="T191">hin you</text:span><text:span text:style-name="T12">, to be sure, but they also define </text:span><text:span text:style-name="T191">you</text:span><text:span text:style-name="T12"> </text:span><text:span text:style-name="T68">and are reminders of strength, courage, love. <text:s/>Your best qualities</text:span><text:span text:style-name="T12">. </text:span><text:span text:style-name="T16"><text:s/></text:span><text:span text:style-name="T18">Parting with these is like parting with a part of your </text:span><text:span text:style-name="T12">body and creates a wound that never heals</text:span><text:span text:style-name="T18">. <text:s/></text:span><text:span text:style-name="T17">These things are a part </text:span><text:soft-page-break/><text:span text:style-name="T17">of you and losing them loses a part of this life that you actually need for self-discovery. <text:s/></text:span><text:span text:style-name="T191">So, no</text:span><text:span text:style-name="T2493">t</text:span><text:span text:style-name="T191"> every</text:span><text:span text:style-name="T2493">t</text:span><text:span text:style-name="T191">hing goes.</text:span></text:p>
      <text:p text:style-name="P10"/>
      <text:p text:style-name="P500"><text:span text:style-name="T17">A</text:span><text:span text:style-name="T19">s for me, </text:span><text:span text:style-name="T20">I didn’t have to go through a ritual of giving all of my stuff away. <text:s/></text:span><text:span text:style-name="T21">My circumstances brought about complete loss of all that I had, </text:span><text:span text:style-name="T22">all of the wealth that I had acquired, all the family that I had </text:span><text:span text:style-name="T68">made and </text:span><text:span text:style-name="T22">built and the family I was born to and </text:span><text:span text:style-name="T21">all of </text:span><text:span text:style-name="T22">the friends </text:span><text:span text:style-name="T21">whom I had known </text:span><text:span text:style-name="T22">and cultivated over decades. <text:s/></text:span><text:span text:style-name="T23">I had no house. <text:s/>No home. <text:s/>No spouse or family of my own. <text:s/>Not any more. <text:s/>No loving children, even, although they were alive. <text:s/>The</text:span><text:span text:style-name="T24">y</text:span><text:span text:style-name="T23"> were estranged </text:span><text:span text:style-name="T24">in spite of</text:span><text:span text:style-name="T23"> how much I absolutely Loved </text:span><text:span text:style-name="T24">them and loved</text:span><text:span text:style-name="T23"> being a father. <text:s/>Probably exactly because I loved being a father. <text:s/>I had less at 60 than I did at 20 going away to college. <text:s/>Like that hopeful and eager youth, everything that I owned fit into the back of my pickup truck. <text:s/>But, that young man had a future, he had potential to develop and discover still. <text:s/>He had hopes, dreams and desires. <text:s/>Even those were lost to me. <text:s/>Who starts life at 60? <text:s/>Who thinks that they still have potential? <text:s/>The body aches. <text:s/>The mind is dulled. <text:s/>Women hardly notice you anymore, yet the image of the Gray Fox has some allure, it hardly fills the empty heart broken from the last spouse. <text:s/>That, too, was lost </text:span><text:span text:style-name="T25">to me</text:span><text:span text:style-name="T23">, </text:span><text:span text:style-name="T25">leaving my Heart ruined. <text:s/>Who has sympathy for a Gray Fox suffering from a Broken Heart? <text:s/>Does anyone even care? <text:s/>So, there too was the last rem</text:span><text:span text:style-name="T24">n</text:span><text:span text:style-name="T25">ants of hope gone from me as well.</text:span><text:span text:style-name="T26"> <text:s/>Leaving me next to nothing.</text:span></text:p>
      <text:p text:style-name="P500"><text:span text:style-name="T26"><text:tab/>I had</text:span><text:span text:style-name="T21"> the few tokens that barely describe 60 years of life, </text:span><text:span text:style-name="T22">its challenges and successes, its awards and rewards. <text:s/></text:span><text:span text:style-name="T24">Pictures, mostly, that have meaning only to me.</text:span><text:span text:style-name="T22"> <text:s/></text:span><text:span text:style-name="T68">My son <text:s/>with an unbridled look of joy on his face as he overcomes his fear of swimming! <text:s/>My daughter’s sass in her cute halloween costume, flipping the bird! </text:span><text:soft-page-break/><text:span text:style-name="T68">Treasures in the truest sense of the word. <text:s/>Treasures, though, that only had value for me. </text:span><text:span text:style-name="T22"><text:s/>The only boon was </text:span><text:span text:style-name="T21">a passing gift from my mother. <text:s/></text:span><text:span text:style-name="T22">When I say “passing” I mean it in the most literal and personal sense. <text:s/>She gave it to me</text:span><text:span text:style-name="T21"> when she died. <text:s/></text:span><text:span text:style-name="T22">It was a 6</text:span><text:span text:style-name="T2796">th</text:span><text:span text:style-name="T22"> of her life, her wealth and all that made her up.</text:span><text:span text:style-name="T21"> <text:s/></text:span><text:span text:style-name="T22">A lifetime of accumulation, of family, of love, </text:span><text:span text:style-name="T23">of handmade quilts, volumes of family photos, boxes of Christmas ornaments, rooms full of </text:span><text:span text:style-name="T27">used </text:span><text:span text:style-name="T23">furniture no longer used. <text:s/></text:span><text:span text:style-name="T26">A </text:span><text:span text:style-name="T24">huge</text:span><text:span text:style-name="T26"> house and surrounding gardens filled with every nook and cranny of thoughts, memories, and feelings both mine and hers </text:span><text:span text:style-name="T68">and theirs, my sibs</text:span><text:span text:style-name="T26">. <text:s/>Hell even the crawl space above the ceiling had attachments in it remembering when </text:span><text:span text:style-name="T24">I</text:span><text:span text:style-name="T26"> hid there as </text:span><text:span text:style-name="T24">a </text:span><text:span text:style-name="T26">child </text:span><text:span text:style-name="T24">or in the bowels under the house exploring that never used space </text:span><text:span text:style-name="T68">of dust and dirt</text:span><text:span text:style-name="T26">. <text:s/>All that she had, inventoried, counted, packed, boxed and cataloged, tallied up and accounted for. <text:s/></text:span><text:span text:style-name="T28">Invaluable memories made worthless with loss of her </text:span><text:span text:style-name="T70">presence</text:span><text:span text:style-name="T28">, hardly valued by </text:span><text:span text:style-name="T24">her </text:span><text:span text:style-name="T28">children themselves who truly knew </text:span><text:span text:style-name="T24">from personal experience</text:span><text:span text:style-name="T28"> their </text:span><text:span text:style-name="T24">full </text:span><text:span text:style-name="T28">worth. <text:s/>From sets of china not used since youth, glass cabinets filled with nicknacks which never had any practical use except to bring color, texture and a smile. <text:s/></text:span><text:span text:style-name="T24">Things like that are where warmth comes from in a family household.</text:span><text:span text:style-name="T28"> Pictures of family and children long since g</text:span><text:span text:style-name="T27">rown up</text:span><text:span text:style-name="T28"> </text:span><text:span text:style-name="T70">highlighting</text:span><text:span text:style-name="T28"> fashions that no one w</text:span><text:span text:style-name="T27">ears</text:span><text:span text:style-name="T28"> anymore, hairstyles which were popular only once, and smiles of her children’s faces immortalized over and over again as they grew between each precious frame </text:span><text:span text:style-name="T70">forming a Rogue’s Gallery</text:span><text:span text:style-name="T28">. <text:s/>A</text:span><text:span text:style-name="T23">ll of </text:span><text:span text:style-name="T28">that</text:span><text:span text:style-name="T22"> liquidated </text:span><text:span text:style-name="T28">and decanted down</text:span><text:span text:style-name="T22"> into the mirthless and cold form of money. <text:s/></text:span><text:span text:style-name="T24">Money that doesn’t even have the decency to shine of gold </text:span><text:span text:style-name="T29">symbolic of the life that it now represents, </text:span><text:span text:style-name="T30">a life well lived</text:span><text:span text:style-name="T24"> </text:span><text:span text:style-name="T30">and well loved. <text:s/>Not</text:span><text:span text:style-name="T24"> even of paper, for that matter, </text:span><text:span text:style-name="T30">not piles of dollars, wrapped and clean </text:span><text:span text:style-name="T70">making others envious just to look </text:span><text:soft-page-break/><text:span text:style-name="T70">at</text:span><text:span text:style-name="T24">. <text:s/></text:span><text:span text:style-name="T30">Her </text:span><text:span text:style-name="T27">Life was transformed into Her </text:span><text:span text:style-name="T30">Money </text:span><text:span text:style-name="T27">and </text:span><text:span text:style-name="T30">was j</text:span><text:span text:style-name="T24">ust numbers on a page, </text:span><text:span text:style-name="T27">in a computer database in some unknown place </text:span><text:span text:style-name="T70">existing in the digital ether from which we are all now defined</text:span><text:span text:style-name="T28">, legally </text:span><text:span text:style-name="T70">and precisely. <text:s/>It was</text:span><text:span text:style-name="T28"> unceremoniously</text:span><text:span text:style-name="T23"> divided up and spread out as evenly as possible among her six offspring, </text:span><text:span text:style-name="T70">for fairness was paramount to the deceased parent. <text:s/>There would be no fighting over these monetary remains. <text:s/>No quibbling, no bickering. <text:s/>The last and most crucial of her dying requests. <text:s/>Each sib given their due,</text:span><text:span text:style-name="T23"> </text:span><text:span text:style-name="T28">who soon would</text:span><text:span text:style-name="T23"> no longer sp</text:span><text:span text:style-name="T28">eak</text:span><text:span text:style-name="T23"> to each other.</text:span><text:span text:style-name="T22"> <text:s/></text:span><text:span text:style-name="T70">Hardly a fitting ending for such a lovely mother.</text:span><text:span text:style-name="T22"> </text:span><text:span text:style-name="T31">To say that I had nothing is an understatement.</text:span></text:p>
      <text:p text:style-name="P500"><text:span text:style-name="T31"><text:tab/></text:span><text:span text:style-name="T32">I had a choice. <text:s/></text:span><text:span text:style-name="T33">That Gift of an inheritance allowed me a choice that many people never get and one that I was certain not ever to get again. <text:s/></text:span><text:span text:style-name="T34">I was homeless and the money that I received could buy me a ho</text:span><text:span text:style-name="T35">use</text:span><text:span text:style-name="T34">, well, half a ho</text:span><text:span text:style-name="T35">use, </text:span><text:span text:style-name="T193">maybe</text:span><text:span text:style-name="T34">. <text:s/></text:span><text:span text:style-name="T36">Then, I’d need to work to pay for the other half. <text:s/>Pay for the furniture to fill that ho</text:span><text:span text:style-name="T35">us</text:span><text:span text:style-name="T36">e, </text:span><text:span text:style-name="T193">or snag the leftovers from Mom’s place,</text:span><text:span text:style-name="T36"> and the appliances needed to keep living in that ho</text:span><text:span text:style-name="T35">us</text:span><text:span text:style-name="T36">e. <text:s/></text:span><text:span text:style-name="T37">That would have been what a lot of people </text:span><text:span text:style-name="T35">would</text:span><text:span text:style-name="T37"> have done. <text:s/>It was what many people advised me to do. <text:s/></text:span><text:span text:style-name="T38">Buy some security, then get a job, maybe rekindle an old career and pay for that house, that security, that empty place until it slowly evolved into a home. <text:s/></text:span><text:span text:style-name="T39">Making a home like my mother’s? <text:s/></text:span><text:span text:style-name="T40">There could never be a home like that </text:span><text:span text:style-name="T41">again for me. <text:s/></text:span><text:span text:style-name="T42">It took her a lifetime of Christmases and Thanksgivings to fill it full of the memories of mirth and happiness that I’ll never forget. <text:s/></text:span><text:span text:style-name="T43">There would be no such thing for me. <text:s/></text:span><text:span text:style-name="T44">Buying a</text:span><text:span text:style-name="T45">n empty, lonely</text:span><text:span text:style-name="T44"> ho</text:span><text:span text:style-name="T46">us</text:span><text:span text:style-name="T44">e and working the rest of my life to pay for it. <text:s/></text:span><text:span text:style-name="T45">That didn’t seem like much of a choice.</text:span></text:p>
      <text:p text:style-name="P500"><text:soft-page-break/><text:span text:style-name="T45"><text:tab/></text:span><text:span text:style-name="T47">I did have a choice, though. <text:s/></text:span><text:span text:style-name="T48">Mom gave birth to me when she was 29 years old. <text:s/></text:span><text:span text:style-name="T49">If I lived as long as she did, I’d have 29 more years. <text:s/></text:span><text:span text:style-name="T50">What is the best way to spend that? <text:s/></text:span><text:span text:style-name="T51">Trying to act like I’m 20, build another life, career, family, house and so on? <text:s/></text:span><text:span text:style-name="T52">I had already failed at Life at least the life that everyone expects. </text:span><text:span text:style-name="T53"><text:s/>It was only natural </text:span><text:span text:style-name="T52">to feel that way</text:span><text:span text:style-name="T53">. <text:s/>I think that anyone would feel that way if they looked at what little I had after generations of effort and growth. <text:s/></text:span><text:span text:style-name="T52">What little I had to show for it. <text:s/></text:span><text:span text:style-name="T46">That even now, my home was my mother’s house and despite all of my efforts </text:span><text:span text:style-name="T27">to do otherwise</text:span><text:span text:style-name="T46">, the only home that I had really known.</text:span><text:span text:style-name="T53"> </text:span></text:p>
      <text:p text:style-name="P612"><text:span text:style-name="T2915"><text:tab/></text:span><text:span text:style-name="T2916">Growth? <text:s/></text:span><text:span text:style-name="T2917">Personal Growth?</text:span><text:span text:style-name="T2916"> <text:s/></text:span><text:span text:style-name="T2918">I had never taken time off from the demands of life to </text:span><text:span text:style-name="T2917">go </text:span><text:span text:style-name="T2918">explor</text:span><text:span text:style-name="T2917">ing</text:span><text:span text:style-name="T2918">. <text:s/></text:span><text:span text:style-name="T2919">I had never done the classic “travel Europe on a </text:span><text:span text:style-name="T2920">Rail</text:span><text:span text:style-name="T2919">pass” thing. <text:s/></text:span><text:span text:style-name="T2917">Living out of a backpack. </text:span><text:span text:style-name="T2919">That year in Paris </text:span><text:span text:style-name="T2921">or Italy</text:span><text:span text:style-name="T2919"> </text:span><text:span text:style-name="T2917">that </text:span><text:span text:style-name="T2922">young women</text:span><text:span text:style-name="T2917"> seemed to like</text:span><text:span text:style-name="T2919"> </text:span><text:span text:style-name="T2920">so much </text:span><text:span text:style-name="T2919">or backpacking across the Sierra Nevada </text:span><text:span text:style-name="T2923">Mountains. <text:s/></text:span><text:span text:style-name="T2924">Never just took off without care or responsibility. <text:s/>In fact, it seemed that I never had the </text:span><text:span text:style-name="T2917">chance</text:span><text:span text:style-name="T2924">. <text:s/></text:span><text:span text:style-name="T2917">Worse yet was the growing feeling that I </text:span><text:span text:style-name="T2922">never would</text:span><text:span text:style-name="T2917">. </text:span><text:span text:style-name="T2924"><text:s/></text:span><text:span text:style-name="T2925">What if I got to my Death Bed after some 90 years of life and never once went on </text:span><text:span text:style-name="T2921">an adventure</text:span><text:span text:style-name="T2925">? <text:s/></text:span><text:span text:style-name="T2926">What if, my body is done with me and I lay there waiting for it all to end and I never once took a true leap of faith and experienced my own freedom? <text:s/></text:span><text:span text:style-name="T2917">What if I never saw the world, that world that everyone sees online and connects through the TV? <text:s/>What if, when all is said and done, I got all of my experiences second hand and never truly smelled, tasted or felt what it had to offer? It was bad enough to have nothing and no one but to give up Life, too? <text:s/>It had occurred to me</text:span><text:span text:style-name="T2920">, ya know, taking my own life</text:span><text:span text:style-name="T2917">. <text:s/>It came as a calm shock to me, watching TV, </text:span><text:span text:style-name="T2920">a movie, </text:span><text:span text:style-name="T2922">seeing</text:span><text:span text:style-name="T2917"> a character die and I f</text:span><text:span text:style-name="T2920">ou</text:span><text:span text:style-name="T2917">nd that I env</text:span><text:span text:style-name="T2920">ied</text:span><text:span text:style-name="T2917"> </text:span><text:span text:style-name="T2927">them</text:span><text:span text:style-name="T2917">. <text:s/></text:span><text:span text:style-name="T2928">I f</text:span><text:span text:style-name="T2920">ou</text:span><text:span text:style-name="T2928">nd myself wondering what would it be like to have all these pains gone </text:span><text:span text:style-name="T2922">just</text:span><text:span text:style-name="T2928"> like that? <text:s/></text:span><text:span text:style-name="T2921">Would </text:span><text:soft-page-break/><text:span text:style-name="T2921">Death relieve me of so much loss? <text:s/></text:span><text:span text:style-name="T2922">Does It bring peace? <text:s/>Does it even bring relief of pain?</text:span><text:span text:style-name="T2921"> <text:s/></text:span><text:span text:style-name="T2928">The saddest part of all was there was no one around </text:span><text:span text:style-name="T2921">to </text:span><text:span text:style-name="T2928">counter that morose feeling, no one to temper a deepening depression fueled b</text:span><text:span text:style-name="T2920">y</text:span><text:span text:style-name="T2928"> so much grief. <text:s text:c="2"/></text:span><text:span text:style-name="T2927">I was alone with my own misery.</text:span><text:span text:style-name="T2926"> </text:span><text:span text:style-name="T2928">Could that cold Death Bed be closer than I thought? <text:s/></text:span><text:span text:style-name="T2921">Would it be warm? <text:s/>Soothing? <text:s/>A relief? <text:s/>A surrender?</text:span></text:p>
      <text:p text:style-name="P500"><text:span text:style-name="T55"><text:tab/></text:span><text:span text:style-name="T56">I had a choice and I made it. <text:s/></text:span><text:span text:style-name="T54">I had to find Life again </text:span><text:span text:style-name="T35">despite how little of it pulsed through me</text:span><text:span text:style-name="T54">. <text:s/></text:span><text:span text:style-name="T57">This was a new quest. <text:s/></text:span><text:span text:style-name="T58">One that no one </text:span><text:span text:style-name="T46">c</text:span><text:span text:style-name="T58">ould go on with me and, from the looks of things, no one would help </text:span><text:span text:style-name="T35">me with</text:span><text:span text:style-name="T58">, </text:span><text:span text:style-name="T59">either. <text:s/></text:span><text:span text:style-name="T35">I didn’t quite understand it but I knew that I had to do it. <text:s/></text:span><text:span text:style-name="T60">No one would stop me. <text:s/>No one would care. <text:s/></text:span><text:span text:style-name="T61">In fact, those facts made it all so surreal. <text:s/></text:span><text:span text:style-name="T62">A choice whose consequences were entirely my own. <text:s/></text:span><text:span text:style-name="T63">Really? <text:s/>No job, no career ever gave me that </text:span><text:span text:style-name="T29">kind of power</text:span><text:span text:style-name="T63">. <text:s/></text:span><text:span text:style-name="T29">No college degree or Black Belt in martial arts ever gave that kind of power. <text:s text:c="2"/></text:span><text:span text:style-name="T30">To make choices without consequences.</text:span><text:span text:style-name="T63"> <text:s/></text:span><text:span text:style-name="T29">Family and </text:span><text:span text:style-name="T63">Fatherhood where every breath could be consequential to your own lovely children, certainly didn’t. Not even being a son. <text:s/>Yes, the last gift my mother gave me was that all of my future consequences, whatever they may be, were beyond her too. <text:s/></text:span><text:span text:style-name="T64">She’d not worry or wonder about me ever again </text:span><text:span text:style-name="T65">and I not her</text:span><text:span text:style-name="T64">. <text:s/></text:span><text:span text:style-name="T46">Who knew that she </text:span><text:span text:style-name="T65">had </text:span><text:span text:style-name="T46">la</text:span><text:span text:style-name="T65">id</text:span><text:span text:style-name="T46"> so close to </text:span><text:span text:style-name="T65">all </text:span><text:span text:style-name="T46">my choices? <text:s/></text:span><text:span text:style-name="T2">What an odd </text:span><text:span text:style-name="T29">and bitter </text:span><text:span text:style-name="T2">sort of freedom. <text:s/></text:span><text:span text:style-name="T66">A</text:span><text:span text:style-name="T194">n</text:span><text:span text:style-name="T66"> </text:span><text:span text:style-name="T67">excruciatingly </text:span><text:span text:style-name="T66">painful gift that I didn’t want (God! <text:s/>Who would?). <text:s/></text:span><text:span text:style-name="T67">Nonetheless, a divine gift that </text:span><text:span text:style-name="T71">I couldn’t</text:span><text:span text:style-name="T67"> refuse. <text:s/></text:span><text:span text:style-name="T194">I had been relinquished of all obligations and responsibilities.</text:span></text:p>
      <text:p text:style-name="P11"><text:tab/>This is how my Walkabout started.</text:p>
      <text:p text:style-name="P11"/>
      <text:h text:style-name="P1" text:outline-level="1"><text:soft-page-break/>Chapter 2: Mom Died.</text:h>
      <text:p text:style-name="P12"/>
      <text:p text:style-name="P360"><text:span text:style-name="T1">Mom died well, too. <text:s/>No one teaches you how to die so I have to wonder how she managed to do it so well. <text:s/>I can only think that she lived by her values and trusted them. <text:s/></text:span><text:span text:style-name="T72">Indeed, trusted them even unto her death.</text:span></text:p>
      <text:p text:style-name="P13"/>
      <text:p text:style-name="P613"><text:span text:style-name="T2929">I </text:span><text:span text:style-name="T2894">lived with my mother for the last 6 months of her life. <text:s/></text:span><text:span text:style-name="T2930">She wasn’t overly sick. <text:s/>She was no invalid. <text:s/>She didn’t need supervision nor a caretaker nor nurse. <text:s/></text:span><text:span text:style-name="T2931">I needed her </text:span><text:span text:style-name="T2932">far more than she needed me</text:span><text:span text:style-name="T2931">. <text:s/></text:span><text:span text:style-name="T2933">The demise of my second marriage cost me everything. <text:s/></text:span><text:span text:style-name="T2934">Despite all efforts and a pending, lengthy divorce, I had </text:span><text:span text:style-name="T2935">lost everything</text:span><text:span text:style-name="T2934"> </text:span><text:span text:style-name="T2936">and my mother </text:span><text:span text:style-name="T2937">graciously took me in. <text:s/></text:span><text:span text:style-name="T2938">Its what I would have done if the roles were reversed. <text:s/>She and I were alike in that way, in many ways. <text:s/></text:span><text:span text:style-name="T2939">And the fact that she had lived alone since Dad had died meant that having regular company was a break from that isolation </text:span><text:span text:style-name="T2940">known specifically by</text:span><text:span text:style-name="T2941"> the elderly</text:span><text:span text:style-name="T2939">. <text:s/></text:span><text:span text:style-name="T2942">She had no intention of being the mother that she once was, of course. <text:s/></text:span><text:span text:style-name="T2943">I was a tenant and a welcome one, not a border and she would never be my servant. <text:s/>Indeed </text:span><text:span text:style-name="T2932">quite the opposite. </text:span><text:span text:style-name="T2943"><text:s/>I took pleasure in giving back to her what she had </text:span><text:span text:style-name="T2932">once </text:span><text:span text:style-name="T2943">given </text:span><text:span text:style-name="T2944">to</text:span><text:span text:style-name="T2943"> me for the first 20 years of my life. <text:s/>Giving to her what my estranged </text:span><text:span text:style-name="T2940">spouse </text:span><text:span text:style-name="T2943">no longer valued, probably never </text:span><text:span text:style-name="T2932">did</text:span><text:span text:style-name="T2943">. <text:s/>Cooking now and again. <text:s/>Cleaning. <text:s/></text:span><text:span text:style-name="T2940">Shopping, not that </text:span><text:span text:style-name="T2932">Mom</text:span><text:span text:style-name="T2940"> needed it but it helped. </text:span><text:span text:style-name="T2943"><text:s/>Just conscientiously observe and fulfill small needs. <text:s/></text:span><text:span text:style-name="T2945">Coffee here, a snack there. <text:s/>What family does. <text:s/></text:span><text:span text:style-name="T2941">What I needed the most and what she happily accepted.</text:span></text:p>
      <text:p text:style-name="P14"/>
      <text:p text:style-name="P614"><text:soft-page-break/><text:span text:style-name="T2941">L</text:span><text:span text:style-name="T2940">iving with a Broken Heart never gets easy, unless you’ve abandoned your Heart </text:span><text:span text:style-name="T2946">as I’ve seen in many people. <text:s/>That was something that I couldn’t do. <text:s/>Broken as it was, I would endure that agony the best that I could </text:span><text:span text:style-name="T2947">for as long as it would take. <text:s/></text:span><text:span text:style-name="T2948">That didn’t stop me, however, from my own crutches, my own needs. <text:s/>I found great comfort in </text:span><text:span text:style-name="T2949">of a glass of wine or </text:span><text:span text:style-name="T2948">the odd cocktail, 3 or 4 times a day. <text:s/>Numbness helps you endure, but it doesn’t solve anything. <text:s/></text:span><text:span text:style-name="T2950">I honestly don’t know if it actually slows things down </text:span><text:span text:style-name="T2949">or speeds things up, either</text:span><text:span text:style-name="T2950">. </text:span><text:span text:style-name="T2951">What I learned from it is that I’m not a mean drunk. <text:s/></text:span><text:span text:style-name="T2952">In fact, my conscience was saved by a memory of a lover from 30 years ago, </text:span><text:span text:style-name="T2932">before marriage and children</text:span><text:span text:style-name="T2952">. <text:s/></text:span><text:span text:style-name="T2932">Her name was Jennifer. <text:s/></text:span><text:span text:style-name="T2952">We had polished off a couple of bottles of </text:span><text:span text:style-name="T2949">champagne</text:span><text:span text:style-name="T2952">, which only my youth could have done and in the throws of passion</text:span><text:span text:style-name="T2953">ate love making</text:span><text:span text:style-name="T2952"> she said “</text:span><text:span text:style-name="T2953">wow! </text:span><text:span text:style-name="T2952">you are a happy drunk.” <text:s/></text:span><text:span text:style-name="T2953">A </text:span><text:span text:style-name="T2954">truly rare and genuine </text:span><text:span text:style-name="T2953">compliment that I didn’t know would follow me through</text:span><text:span text:style-name="T2955">out my</text:span><text:span text:style-name="T2953"> life </text:span><text:span text:style-name="T2954">when I needed reminding me of </text:span><text:span text:style-name="T2932">who I really am</text:span><text:span text:style-name="T2953">.</text:span></text:p>
      <text:p text:style-name="P15"/>
      <text:p text:style-name="P501"><text:span text:style-name="T73">Family came to visit from time to time </text:span><text:span text:style-name="T74">and I had no desires to visit with them. <text:s/></text:span><text:span text:style-name="T86">Who would? <text:s/></text:span><text:span text:style-name="T75">They, however, entered the home without </text:span><text:span text:style-name="T76">invitation, without warning and without</text:span><text:span text:style-name="T75"> knocking. <text:s/></text:span><text:span text:style-name="T77">Like me, my brothers and sisters grew up in that house and had never grown past that familiarity. <text:s/></text:span><text:span text:style-name="T78">It was their home, too, they wouldn’t think of knocking. <text:s/></text:span><text:span text:style-name="T79">Besides, Mom was old and even though she was well enough to take care of herself, she used a walker which meant she’d have to endure the inconvenience of getting out of her chair, </text:span><text:span text:style-name="T86">hobbling across the house to answer the door</text:span><text:span text:style-name="T79">. <text:s/></text:span><text:span text:style-name="T80">So, knowing that anyone could come by at any time without warning didn’t actually contribute to my own rest and rehabilitation. <text:s/></text:span><text:span text:style-name="T81">It was a familiar thing, though. <text:s/></text:span><text:span text:style-name="T82">To always be ready for the odd comment, the unfair judgment, the </text:span><text:soft-page-break/><text:span text:style-name="T82">potential bickering, the attempt to deal with unresolved issues all of it disguised </text:span><text:span text:style-name="T83">by </text:span><text:span text:style-name="T82">the name of a loving, accepting and affectionate family. <text:s/></text:span><text:span text:style-name="T84">Even enjoying the buzz of a good chardonnay didn’t relieve me of the duty for constant awareness of where I was and what potential drama awaited me. <text:s/>I was constantly prepared to disappear and avoid my brothers and sisters. <text:s/></text:span><text:span text:style-name="T85">We had unresolved issues and this wasn’t the time to engage them. <text:s/></text:span><text:span text:style-name="T86">I had gotten quite good at it, too. <text:s/></text:span><text:span text:style-name="T87">They weren’t eager to engage me either and even the extra effort to seek me out, </text:span><text:span text:style-name="T172">seemingly </text:span><text:span text:style-name="T87">out of </text:span><text:span text:style-name="T172">concern for me or just </text:span><text:span text:style-name="T87">courtesy, was too much for them. <text:s/></text:span><text:span text:style-name="T88">So, in the guise of respecting my privacy, they avoided me as well. <text:s/></text:span><text:span text:style-name="T172">I</text:span><text:span text:style-name="T90">t came as a bit of a surprise that when Thanksgiving came along Mom just wanted to stay home </text:span><text:span text:style-name="T89">and be alone.</text:span></text:p>
      <text:p text:style-name="P16"/>
      <text:p text:style-name="P502"><text:span text:style-name="T89">Mom lived in a big </text:span><text:span text:style-name="T92">three story </text:span><text:span text:style-name="T89">house</text:span><text:span text:style-name="T92"> on a hillside, </text:span><text:span text:style-name="T172">entering the house on the top floor and </text:span><text:span text:style-name="T92">the bottom being a basement. <text:s/>It had two balconies and </text:span><text:span text:style-name="T89">6 bedrooms and a beautiful view of San Franc</text:span><text:span text:style-name="T91">isco Bay. <text:s/></text:span><text:span text:style-name="T92">It was big because she had a big family. <text:s/>She kept it so that her big family would come back and be with her. <text:s/>Mom &amp; Dad threw huge holiday parties in celebration of the clan that they started and we all, all of my siblings, brought our families in each celebration. <text:s/></text:span><text:span text:style-name="T93">Thanksgiving was the favorite and simplest. <text:s/>It was all about food and good cheer. <text:s/></text:span><text:span text:style-name="T94">When we were young, the cooking would start at 10:00 AM and years of discipline had taught us children to stay out of the way. <text:s/>Later, as parents ourselves, to martial the grand children and attend to each other, still staying out of Mom’s way. <text:s/></text:span><text:span text:style-name="T95">Then, as even the grand children aged dinner evolved </text:span><text:span text:style-name="T100">to</text:span><text:span text:style-name="T95"> Pot Luck and eventually having it </text:span><text:span text:style-name="T182">professionally </text:span><text:span text:style-name="T95">catered. <text:s/></text:span><text:span text:style-name="T96">With age comes limits to </text:span><text:span text:style-name="T97">everyone’s </text:span><text:span text:style-name="T96">endurance, </text:span><text:span text:style-name="T97">even</text:span><text:span text:style-name="T96"> </text:span><text:soft-page-break/><text:span text:style-name="T96">Mom</text:span><text:span text:style-name="T97">s</text:span><text:span text:style-name="T96">. <text:s/></text:span><text:span text:style-name="T97">So, after Dad died, she organized the</text:span><text:span text:style-name="T100">se grand events</text:span><text:span text:style-name="T97"> less and less until we each had them on our own. <text:s/></text:span><text:span text:style-name="T98">But never had Mom </text:span><text:span text:style-name="T99">chosen to be</text:span><text:span text:style-name="T98"> alone.</text:span></text:p>
      <text:p text:style-name="P17"/>
      <text:p text:style-name="P361"><text:span text:style-name="T98">T</text:span><text:span text:style-name="T1">o my surprise, no one came to the rescue. <text:s/></text:span><text:span text:style-name="T101">The large and loud Irish Catholic family that I knew was busy with their own problems. <text:s/></text:span><text:span text:style-name="T102">Indeed, for many years I </text:span><text:span text:style-name="T182">endured endless accolades</text:span><text:span text:style-name="T102"> of what a warm and loving family that we had in self-congratulations of such big events. <text:s/></text:span><text:span text:style-name="T103">Parties of 20 or 30 people where all was welcome even beyond family. <text:s/>Friends, neighbors even. <text:s/>New boyfriends or new girlfriends were a favorite as it showed off someone’s loving affection and gave opportunity for good natured teasing and sibling awkwardness. </text:span><text:span text:style-name="T104">In spite of all of these memories, Mom had decided to stay home </text:span><text:span text:style-name="T105">almost in contradiction to her </text:span><text:span text:style-name="T182">past and her </text:span><text:span text:style-name="T105">character.</text:span></text:p>
      <text:p text:style-name="P18"/>
      <text:p text:style-name="P361"><text:span text:style-name="T105"><text:tab/>“</text:span><text:span text:style-name="T106">Mom,” I started. <text:s/>“You’re not going to Mary’s for Thanksgiving?”</text:span></text:p>
      <text:p text:style-name="P19"><text:tab/>“No, not this year.” Mom said offhandedly. <text:s/></text:p>
      <text:p text:style-name="P19"><text:tab/>“I need to ask,” I continued. <text:s/>“You aren’t staying home because of me are you?”</text:p>
      <text:p text:style-name="P19"><text:tab/>“Because of you?” she asked smiling. <text:s/>“What’s wrong with you?”</text:p>
      <text:p text:style-name="P19"><text:tab/>“Come on, Mom.” I returned. <text:s/>“I wasn’t even invited to her dinner party. <text:s/>So, you know that I’m probably going to be a lone for the Holiday.”</text:p>
      <text:p text:style-name="P19"><text:tab/>“So you are,” she said <text:span text:style-name="T2867">smiling and </text:span>without blinking.</text:p>
      <text:p text:style-name="P361"><text:span text:style-name="T106"><text:tab/>“Mom!” I returned. <text:s/>“Don’t make any sacrifices for me. <text:s/></text:span><text:span text:style-name="T107">I can take care of myself. <text:s/>I’ll be just fine. <text:s/>Go. <text:s/>Be there, make yourself happy.”</text:span></text:p>
      <text:p text:style-name="P20"><text:tab/>“I am.” she stated flatly <text:span text:style-name="T2867">and would not be questioned on it.</text:span></text:p>
      <text:p text:style-name="P20"><text:soft-page-break/><text:tab/>“Really?” <text:s/>I countered. <text:s/>“You’re going to be happy staying at home for Thanksgiving?”</text:p>
      <text:p text:style-name="P362"><text:span text:style-name="T107"><text:tab/>“Listen,” she started in, quite content with herself. <text:s/>“You </text:span><text:span text:style-name="T172">know</text:span><text:span text:style-name="T107"> something? <text:s/>Your father did all of the hard work at Thanksgiving. <text:s/>I did the cooking but he made sure that everyone’s cup was full, everyone was taken care and no one was neglected. <text:s/>He was the life of the party and the center of attention and I liked it that way. <text:s/>Ever since he died, </text:span><text:span text:style-name="T172">God</text:span><text:span text:style-name="T107"> rest is soul, it fell on me to do all of that. <text:s/></text:span><text:span text:style-name="T108">I tried. <text:s/>I really tried. <text:s/>But I’m not him. <text:s/>I can’t replace him. <text:s/>Over time the bickering between you kids started increasing and nearly ever</text:span><text:span text:style-name="T172">y</text:span><text:span text:style-name="T108"> year there was a lost temper, another drama. <text:s/></text:span><text:span text:style-name="T109">You</text:span><text:span text:style-name="T172">r</text:span><text:span text:style-name="T109"> father managed all of that. <text:s/>I simply don’t know how </text:span><text:span text:style-name="T183">he did it and I don’t know how to do it</text:span><text:span text:style-name="T109">. <text:s/></text:span><text:span text:style-name="T110">And, at my age, I don’t have to.”</text:span></text:p>
      <text:p text:style-name="P363"><text:span text:style-name="T1"><text:tab/>It made perfect sense to me </text:span><text:span text:style-name="T111">and, most importantly, my personal dramas weren’t hurting her and she wasn’t pitying me. <text:s/></text:span><text:span text:style-name="T112">More than that, like my mother always did, she managed to turn a bad situation into a good one. <text:s/>As much as she gave me comfort when I most needed it I was giving her excuse to take better care of herself. <text:s/></text:span><text:span text:style-name="T184">She was completely content with her choice. <text:s/></text:span><text:span text:style-name="T112">I long to be so wise.</text:span></text:p>
      <text:p text:style-name="P363"><text:span text:style-name="T112"><text:tab/>“</text:span><text:span text:style-name="T113">Well, then,” I started. <text:s/>I wasn’t going to let it end there. “I was going to put together a little turkey, potatoes and a vegetable for Thanksgiving. <text:s/>I would very much enjoy your company.”</text:span></text:p>
      <text:p text:style-name="P21"><text:tab/>“That’s sounds lovely.” she said.</text:p>
      <text:p text:style-name="P21"><text:tab/><text:span text:style-name="T2970">On Thanksgiving day I prepared a small meal for the two of us. <text:s/>I didn’t exactly do everything from scratch. <text:s/>Instant au gratin potatoes and already roasted turkey warmed up in the oven did the trick for both of us. <text:s/>The only real </text:span><text:soft-page-break/><text:span text:style-name="T2970">authenticity was that the cranberry sauce came out of the same kind of can as it always did. <text:s/>She was pleased as punch.</text:span></text:p>
      <text:p text:style-name="P503"><text:span text:style-name="T113"><text:tab/>T</text:span><text:span text:style-name="T115">hanksgiving wasn’t the only one. <text:s/>Christmas, New Years and Easter came and went and the two of us dined together. <text:s/></text:span><text:span text:style-name="T168">On Easter she showed her stuff by roasting a leg of lamb. <text:s/>What would have taken me </text:span><text:span text:style-name="T173">a couple of hours</text:span><text:span text:style-name="T168"> or more and probably several tries, she </text:span><text:span text:style-name="T173">slapped together</text:span><text:span text:style-name="T168"> </text:span><text:span text:style-name="T195">in </text:span><text:span text:style-name="T168">20 minutes </text:span><text:span text:style-name="T173">and an hour roasting </text:span><text:span text:style-name="T185">and basting</text:span><text:span text:style-name="T173">, </text:span><text:span text:style-name="T168">even w</text:span><text:span text:style-name="T185">hile in </text:span><text:span text:style-name="T168">her walker. <text:s/>She made it look easy, because, ya know, it was.</text:span></text:p>
      <text:p text:style-name="P22"/>
      <text:p text:style-name="P503"><text:span text:style-name="T114">Family visited several times a month, different people </text:span><text:span text:style-name="T173">each time</text:span><text:span text:style-name="T114">. <text:s/>I hid from them and avoided them. <text:s/>It seemed petty of me but necessary. <text:s/>I actually had to go out the backdoor, down into the garden walk up the hill along the side of the house just to keep my privacy and my sanity. <text:s/></text:span><text:span text:style-name="T116">My siblings wouldn’t visit me out of sympathy for a failed marriage nor sympathy for being penniless nor </text:span><text:span text:style-name="T195">for being </text:span><text:span text:style-name="T116">homeless for that matter. <text:s/></text:span><text:span text:style-name="T117">Oddly enough, the quality of loving compassion that my Mom seemed to have in abundance wasn’t contagious among them. <text:s/>I had spent years ruminating over “what did I do to make them hate me so much?” and never got a clear answer. <text:s/></text:span><text:span text:style-name="T118">And asking them </text:span><text:span text:style-name="T195">about it </text:span><text:span text:style-name="T119">only made things worse. <text:s/></text:span><text:span text:style-name="T120">Avoiding those people that were once naked bathtub buddies of mine was the healthiest thing for me to do. <text:s/></text:span><text:span text:style-name="T121">Yes, with that many children, Mom bathed us together </text:span><text:span text:style-name="T122">every Saturday</text:span><text:span text:style-name="T121">. <text:s/>Ya know, when I was 2 or 3 years old. <text:s/>What strange memories we have that come up </text:span><text:span text:style-name="T122">unexpectedly and all on their own</text:span><text:span text:style-name="T121">. <text:s/></text:span><text:span text:style-name="T186">Naked bathtub buddies! <text:s/>Yuck!</text:span></text:p>
      <text:p text:style-name="P23"/>
      <text:p text:style-name="P615"><text:soft-page-break/><text:span text:style-name="T2956">M</text:span><text:span text:style-name="T2957">y mother’s days were quite simple, too. <text:s/></text:span><text:span text:style-name="T2958">She never left home and years ago had given up on the Bridge Club or even going to church. <text:s/>Her routine </text:span><text:span text:style-name="T2959">was</text:span><text:span text:style-name="T2958"> done almost like clockwork and she liked it that way. <text:s/>I kept to her schedule intervening only to make it easier. <text:s/></text:span><text:span text:style-name="T2960">Soon I took on the job of bartender, e</text:span><text:span text:style-name="T2958">very evening prep</text:span><text:span text:style-name="T2961">ar</text:span><text:span text:style-name="T2958">ing her one cocktail for the day. <text:s/>It </text:span><text:span text:style-name="T2959">was</text:span><text:span text:style-name="T2958"> the one little treat that she offered herself. <text:s/>One day a Rob Roy, the next might be a Manhattan or simply a Gin and Tonic. <text:s/></text:span><text:span text:style-name="T2962">She had quite a variety of tastes and each day was different. <text:s/>Although I drank, I had never learned to be bartender and mix those drinks and I tended to drink </text:span><text:span text:style-name="T2960">in volume and </text:span><text:span text:style-name="T2962">for a purpose not to enjoy the flavor. <text:s/></text:span><text:span text:style-name="T2961">She would recite the mixtures for me and I’d make it to her taste. Always a double and always just one.</text:span><text:span text:style-name="T2962"> This was yet another lesson that I learned from her. <text:s/>Then there was the occasional late night encounter. <text:s/>Both of us suffering from insomnia and never knowing why. <text:s/>Meeting in the kitchen at 2:00 AM at first it was </text:span><text:span text:style-name="T2961">met with</text:span><text:span text:style-name="T2962"> light conversation but over time she retrieved her crossword puzzle and I my phone each seeking distraction enough to return to sleep. <text:s/></text:span><text:span text:style-name="T2963">Mutual insomniacs who each had found their own way of coping.</text:span></text:p>
      <text:p text:style-name="P24"/>
      <text:p text:style-name="P364"><text:span text:style-name="T121">M</text:span><text:span text:style-name="T1">other’s Day wasn’t any different </text:span><text:span text:style-name="T125">from the other Holidays</text:span><text:span text:style-name="T1">, though. <text:s/>She got obligatory phone calls from all of us. <text:s/>I could tell by the way that she responded who called and when. <text:s/></text:span><text:span text:style-name="T123">It was almost comical to hear her say “yes” and “well, that’s wonderful!” <text:s/>and “that’s lovely” responding almost out of reflex. <text:s/>She did most of the listening and shared next to nothing of her days or what had happened recently. <text:s/></text:span><text:span text:style-name="T124">A</text:span><text:span text:style-name="T125">l</text:span><text:span text:style-name="T124">most always ending it with “well, thank you so much for </text:span><text:soft-page-break/><text:span text:style-name="T124">calling” and “I love you, too. <text:s/>Bye”. <text:s/></text:span><text:span text:style-name="T125">She took them for what they were worth and didn’t expect much more. <text:s/></text:span><text:span text:style-name="T126">She deserved so much more though.</text:span></text:p>
      <text:p text:style-name="P25"/>
      <text:p text:style-name="P365"><text:span text:style-name="T1">Then it happened. <text:s/></text:span><text:span text:style-name="T127">It started with a <text:s/>shortness of breath and difficulty focusing </text:span><text:span text:style-name="T128">and breathing and commenced to a ride to the hospital. <text:s/></text:span><text:span text:style-name="T129">She was admitted </text:span><text:span text:style-name="T168">and </text:span><text:span text:style-name="T129">the family alarm went off and everyone got a phone call </text:span><text:span text:style-name="T168">from my sister Cathy</text:span><text:span text:style-name="T129">. <text:s/></text:span><text:span text:style-name="T130">There was an infection somehow, somewhere and she’d have to stay under observation for “a while”. <text:s/>Quickly, “a while” transformed to “a week or two” and after much medication, ugly b</text:span><text:span text:style-name="T168">r</text:span><text:span text:style-name="T130">uises all over her arm and tubes up her nose the whole time, </text:span><text:span text:style-name="T131">the doctors said “we’ll have to transfer you to extended care”.</text:span></text:p>
      <text:p text:style-name="P26"/>
      <text:p text:style-name="P26"><text:tab/>“Then what?” Mom said directly.</text:p>
      <text:p text:style-name="P26"><text:tab/>“Well, we think that within 4 to 6 weeks you’ll be ready to return home.” the doctor replied diplomatically.</text:p>
      <text:p text:style-name="P26"><text:tab/>“Then what after that?” she asked just as clear and just as direct.</text:p>
      <text:p text:style-name="P26"><text:tab/>“You go home,” he said.</text:p>
      <text:p text:style-name="P26"><text:tab/>“Then, its likely to happen again right?” she asked.</text:p>
      <text:p text:style-name="P26"><text:tab/>“You mean another infection?” he asked.</text:p>
      <text:p text:style-name="P26"><text:tab/>“Yes,” she started. <text:s/>“Two weeks here, two months there, then I go home and not long after that I’m back here again. <text:s/>Do I have that right?”</text:p>
      <text:p text:style-name="P26"><text:tab/>“Well, “ the doctor started sheepishly. <text:s/>“yes, that is about right.”</text:p>
      <text:p text:style-name="P26"><text:tab/>“Do I have any other choices?” she asked.</text:p>
      <text:p text:style-name="P26"><text:soft-page-break/><text:tab/>“You can choose Hospice Care,” he said. <text:s/>“That means that you will no longer receive life saving treatment and that you will only be given medications to alleviate pain and discomfort.”</text:p>
      <text:p text:style-name="P26"><text:tab/>“That’s for me,” she said. <text:s/>“Where do I sign?”</text:p>
      <text:p text:style-name="P26"/>
      <text:p text:style-name="P366"><text:span text:style-name="T1">You’ve got to give such a strong woman </text:span><text:span text:style-name="T132">enormous</text:span><text:span text:style-name="T1"> credit </text:span><text:span text:style-name="T132">and unfailing respect</text:span><text:span text:style-name="T1">. <text:s/></text:span><text:span text:style-name="T132">She wasn’t acting out of despair or sadness, depression or helplessness. <text:s/>And she wasn’t giving up. <text:s/></text:span><text:span text:style-name="T195">She certainly didn’t feel sorry for herself.</text:span><text:span text:style-name="T132"> She simply couldn’t tolerate hospitals anymore and as she so eloquently put it with regards to Thanksgiving dinner “</text:span><text:span text:style-name="T110">And, at my age, I don’t have to.”</text:span></text:p>
      <text:p text:style-name="P27"/>
      <text:p text:style-name="P367"><text:span text:style-name="T110">D</text:span><text:span text:style-name="T1">one is never really done, of course. <text:s/>Dad was </text:span><text:span text:style-name="T169">i</text:span><text:span text:style-name="T1">n Hospice Care for an entire year and in order for Mom to move back home she’d need 24/7 care. <text:s/></text:span><text:span text:style-name="T133">That meant a live in nurse which cost $30K/month. <text:s/>Mom’s modesty aside, that is, she didn’t want to be taken care of </text:span><text:span text:style-name="T169">by</text:span><text:span text:style-name="T133"> her live in son. <text:s/></text:span><text:span text:style-name="T134">She needed someone with experience with that sort of thing and medical expertise besides. <text:s/>My job was still the same one that I had since I moved in there. <text:s/></text:span><text:span text:style-name="T135">Help her out wherever and whenever I could, offer a smile, a joke, or a drink. <text:s/>As for the expense, Dad’s biggest fear, when he was alive, is that he wouldn’t be there to take care of her when she needed him. <text:s/></text:span><text:span text:style-name="T136">He died leaving her very well off and never to have to worry again. <text:s/>She </text:span><text:span text:style-name="T169">c</text:span><text:span text:style-name="T136">ould well afford a live in nurse. <text:s/>It was her children’s inheritance that would suffer, not her. <text:s/>And, for this, she wanted their blessing.</text:span></text:p>
      <text:p text:style-name="P28"/>
      <text:p text:style-name="P504"><text:soft-page-break/><text:span text:style-name="T136">C</text:span><text:span text:style-name="T140">athy is oldest </text:span><text:span text:style-name="T195">sister</text:span><text:span text:style-name="T140">. <text:s/></text:span><text:span text:style-name="T137">She is the most level headed person that I know. <text:s/></text:span><text:span text:style-name="T138">It was incredibly smart and wise of Mom &amp; Dad to make her the executor of their estate and Mom had grown to depend on her more and more after Dad had died. <text:s/>By this time Cathy was in charge of every aspect of Mom’s life. <text:s/></text:span><text:span text:style-name="T139">Mom wanted for nothing. <text:s/>It fell on </text:span><text:span text:style-name="T174">Cathy</text:span><text:span text:style-name="T139"> to organize all of us siblings and get our blessings for Mom’s Life Choice.</text:span></text:p>
      <text:p text:style-name="P29"/>
      <text:p text:style-name="P368"><text:span text:style-name="T139">F</text:span><text:span text:style-name="T1">or a close knit, loving and affection</text:span><text:span text:style-name="T196">ate</text:span><text:span text:style-name="T1"> family, we had never met other than holidays. <text:s/>Those </text:span><text:span text:style-name="T174">events</text:span><text:span text:style-name="T1">, as I’ve said, had deteriorated over the years. <text:s/>As life would have it, we all moved far apart from each other making meetings more and more rare and difficult. We had never met on a video conference call, either. <text:s/>The very first online video conference call that we had as a family was to discuss Mom’s choice of Hospice Care. <text:s/></text:span><text:span text:style-name="T141">It almost seemed preordained that it would </text:span><text:span text:style-name="T187">also</text:span><text:span text:style-name="T141"> be our last.</text:span></text:p>
      <text:p text:style-name="P30"/>
      <text:p text:style-name="P369"><text:span text:style-name="T141">I</text:span><text:span text:style-name="T1">t started with Cathy explaining the situation. <text:s/>We all had video on and microphones muted for her sake. <text:s/>She explained Mom’s medical condition, the choices that were available and the choice that Mom made. <text:s/>She explained the expenses involved and the challenges that where needed. <text:s/>That clear, levelheadedness and precise yet neutral speech was remarkable given that she was talking about our Mother and the end of her life.</text:span></text:p>
      <text:p text:style-name="P31"/>
      <text:p text:style-name="P369"><text:span text:style-name="T1"><text:tab/>“</text:span><text:span text:style-name="T142">What Mom wants is your blessing.” Cathy said at the end.</text:span></text:p>
      <text:p text:style-name="P32"><text:tab/>There was an awkward pause. <text:s/>No one knew what next to say.</text:p>
      <text:p text:style-name="P32"><text:soft-page-break/><text:tab/>“So, is she asking for our opinion?” Bob asked. <text:s/>Bob was the oldest of us. <text:s/>He, too, had a very levelheaded way about him. <text:s/>He had been through hell with the loss of his son and knew the choices that had to be made and the position that we were all being put in.</text:p>
      <text:p text:style-name="P32"><text:tab/>“She wants your blessing?” Cathy replied.</text:p>
      <text:p text:style-name="P32"><text:tab/>“What I mean is,” Bob started again. “You’re making this sound like a vote but its not is it?”</text:p>
      <text:p text:style-name="P32"><text:tab/>“Mom needs your support on this issue.” Cathy replied.</text:p>
      <text:p text:style-name="P369"><text:span text:style-name="T142"><text:tab/>“But </text:span><text:span text:style-name="T175">it</text:span><text:span text:style-name="T142"> is not a democracy,” Bob said. “This isn’t a matter of counting up the votes to see what Mom is going to do. <text:s/>Am I right?”</text:span></text:p>
      <text:p text:style-name="P369"><text:span text:style-name="T142"><text:tab/>“</text:span><text:span text:style-name="T143">Mom would like your support,” Cathy said. <text:s/>“But, no, this is not a democracy.”</text:span></text:p>
      <text:p text:style-name="P505"><text:span text:style-name="T143"><text:tab/>“What do you mean, exa</text:span><text:span text:style-name="T175">c</text:span><text:span text:style-name="T143">tly?” Tom asked. <text:s/>Tom was the youngest who had a talent for being direct. <text:s/>“Is it up to us or not?”</text:span></text:p>
      <text:p text:style-name="P33"><text:tab/>“In the end,” Cathy replied awkwardly. “<text:span text:style-name="T2868">it will be up to me and </text:span>I will do what ever is in the best interest of Mom … and that means supporting her choices.”</text:p>
      <text:p text:style-name="P33"><text:tab/>“So, it isn’t really a vote, then?” <text:s/>Bob asked.</text:p>
      <text:p text:style-name="P33"><text:tab/>“No.” Cathy said. <text:s/>“Its not.”</text:p>
      <text:p text:style-name="P33"/>
      <text:p text:style-name="P505"><text:span text:style-name="T143">They continued to take turns talking about how they felt about this. <text:s/></text:span><text:span text:style-name="T188">Just</text:span><text:span text:style-name="T143"> between Tom and Bob and Cathy. <text:s/>It amounted to thinking out loud and hearing themselves speak. <text:s/></text:span><text:span text:style-name="T144">It was hardly productive </text:span><text:span text:style-name="T188">and </text:span><text:span text:style-name="T144"><text:s/></text:span><text:span text:style-name="T188">marginally supportive,</text:span><text:span text:style-name="T144"> but this is wh</text:span><text:span text:style-name="T188">at this</text:span><text:span text:style-name="T144"> “warm, loving and affection family” </text:span><text:span text:style-name="T188">had come to</text:span><text:span text:style-name="T144">. <text:s/>You let them speak, you wait your turn, you share pain together, </text:span><text:span text:style-name="T188">maybe.</text:span></text:p>
      <text:p text:style-name="P34"><text:soft-page-break/></text:p>
      <text:p text:style-name="P370"><text:span text:style-name="T144"><text:tab/>“What about you Mary?” <text:s/>Cathy asked. <text:s/>“You haven’t said a word. <text:s/>I’d like to know how you feel about this.” </text:span><text:span text:style-name="T164">Neither </text:span><text:span text:style-name="T145">Mary </text:span><text:span text:style-name="T164">nor John </text:span><text:span text:style-name="T189">nor I </text:span><text:span text:style-name="T164">had said a word. <text:s/>Mary</text:span><text:span text:style-name="T145"> had been uncharacteristically silent </text:span><text:span text:style-name="T164">and expressionless the entire time</text:span><text:span text:style-name="T145">. <text:s/></text:span><text:span text:style-name="T146">Both of my sisters were older than me and she was was the younger of the two. <text:s/>She was also very dramatic, usually the first </text:span><text:span text:style-name="T164">to </text:span><text:span text:style-name="T146">express her feelings and guide the group in a deep discussion of this sort.</text:span></text:p>
      <text:p text:style-name="P35"><text:tab/>“I’d like to hold my vote,” Mary replied. <text:s/>“Until after this conference call and speak to Cathy privately.”</text:p>
      <text:p text:style-name="P370"><text:span text:style-name="T146"><text:tab/>“</text:span><text:span text:style-name="T147">I see,” Cathy said, considering her reply.</text:span></text:p>
      <text:p text:style-name="P36"><text:tab/>“I don’t think so,” said Bob. <text:s/>“The whole point of this conference call is to hear everyone’s opinion. <text:s/>To engage in debate, to talk about it. <text:s/>I want to hear what you have to say. <text:s/>We all need to hear what you have to say.”</text:p>
      <text:p text:style-name="P505"><text:span text:style-name="T147"><text:tab/>Up until this point, all of the faces on the conference call showed that neutral bland face of observation. <text:s/>Quiet listeners completely non-committal to anything anyone says. <text:s/>Mary’s face change</text:span><text:span text:style-name="T165">d</text:span><text:span text:style-name="T147"> and started to respond. <text:s/></text:span><text:span text:style-name="T148">She looked away with </text:span><text:span text:style-name="T189">what looked like</text:span><text:span text:style-name="T148"> anger </text:span><text:span text:style-name="T189">or frustration</text:span><text:span text:style-name="T148"> but held her tong</text:span><text:span text:style-name="T165">u</text:span><text:span text:style-name="T148">e.</text:span></text:p>
      <text:p text:style-name="P37"><text:tab/>Still, no one said anything.</text:p>
      <text:p text:style-name="P37"><text:tab/>“I think,” I started in trying to break the awkward silence. <text:s/>“That each of us is afraid that months from now, we might regret any decision that we make right now. <text:s/>We might be afraid that we didn’t do right by Mom.”</text:p>
      <text:p text:style-name="P37"><text:tab/>Mary’s face contorted into a grimace as her self control deteriorated away and her eyes seemed to focus with intensity.</text:p>
      <text:p text:style-name="P370"><text:soft-page-break/><text:span text:style-name="T148"><text:tab/>“Well, </text:span><text:span text:style-name="T165">do you </text:span><text:span text:style-name="T148">w</text:span><text:span text:style-name="T165">ant to know what</text:span><text:span text:style-name="T148"> I think?” she started. “I think that we are just avoiding the Elephant in the Room.”</text:span></text:p>
      <text:p text:style-name="P37"><text:tab/>“What’s the Elephant in the Room?” Tom said as if on cue.</text:p>
      <text:p text:style-name="P370"><text:span text:style-name="T148"><text:tab/>“</text:span><text:span text:style-name="T149">The Elephant in the Room,” she started in a lecture tone. “is the subject that we are all avoiding. <text:s/>It is the subject that we are all dancing around and no one wants to talk about. <text:s/></text:span><text:span text:style-name="T165">It is like having an elephant standing in the room but everyone is ignoring it and afraid to talk about it. </text:span><text:span text:style-name="T149">The Elephant in the Room is …. </text:span><text:span text:style-name="T165">I can’t see Mom. <text:s/>I’m not allowed to. <text:s/>Its </text:span><text:span text:style-name="T149">because Paul is living with Mom I can’t go see her when she needs me, </text:span><text:span text:style-name="T165">because he is there</text:span><text:span text:style-name="T149">. <text:s/>It is because of him that we aren’t able to have this discussion face-to-face like we should. <text:s/>And it is because of him that we can’t deal with this subject </text:span><text:span text:style-name="T165">in a healthy manner,</text:span><text:span text:style-name="T149"> like we should.”</text:span></text:p>
      <text:p text:style-name="P371"><text:span text:style-name="T149"><text:tab/>I was silent. <text:s/>I knew better than to reply. <text:s/>There had been too many ba</text:span><text:span text:style-name="T175">i</text:span><text:span text:style-name="T149">ted arguments in my past for me to take this bait. <text:s/></text:span><text:span text:style-name="T165">Anything that I could say would be in self-defense which would only lead to a counter-defense and so on. <text:s/>It would distract from the important topic </text:span><text:span text:style-name="T175">at</text:span><text:span text:style-name="T165"> hand.</text:span><text:span text:style-name="T149"> <text:s/></text:span><text:span text:style-name="T150">This conversation wasn’t about me and it wasn’t about Mary. <text:s/>It was about Mom and I wasn’t going to participate in a distraction that would deteriorate into bickering, in fighting and false accusations. <text:s/>I was silent and the best thing for me to do was to remain silent.</text:span></text:p>
      <text:p text:style-name="P370"><text:span text:style-name="T150"><text:tab/>“Well, Paul,” Tom started. “What do you think? <text:s/>Do you wan</text:span><text:span text:style-name="T175">t</text:span><text:span text:style-name="T150"> to talk about the Elephant in the Room?”</text:span></text:p>
      <text:p text:style-name="P370"><text:span text:style-name="T150"><text:tab/></text:span><text:span text:style-name="T151">I held my face neutral. <text:s/>It had to be as silent as my voice. <text:s/>I simply couldn’t believe that this was happening. <text:s/></text:span><text:span text:style-name="T165">Now it was two on one, Tom and Mary calling me out. </text:span><text:span text:style-name="T151"><text:s/></text:span><text:span text:style-name="T152">I won’t have them talking about me when we should be talking about Mom. <text:s/></text:span><text:span text:style-name="T165">I held my self control and remained silent.</text:span></text:p>
      <text:p text:style-name="P371"><text:soft-page-break/><text:span text:style-name="T152"><text:tab/>“Well,” Mary started, from the tone and the manner, this was the Mary that we all knew. <text:s/></text:span><text:span text:style-name="T189">This was the Mary the Therapist now taking charge, so shut up and listen.</text:span><text:span text:style-name="T152"> “We need to discuss reconciliation and forgiveness. We need to open a channel of communication in order to resolve and rectify any wrong doing ….” <text:s/>She went on and on like that for 20 solid min</text:span><text:span text:style-name="T165">u</text:span><text:span text:style-name="T152">tes. <text:s/>The more that she spoke the more frustrated and angry that I got. <text:s/></text:span><text:span text:style-name="T153">I had already muted my microphone as I </text:span><text:span text:style-name="T165">didn’t trust myself not </text:span><text:span text:style-name="T153">utter some snide remark or sarcastic comment and have to defend it. <text:s/></text:span><text:span text:style-name="T154">Very quickly I realized that my face did the same, so I switched off my camera </text:span><text:span text:style-name="T189">so that I couldn’t be seen. <text:s/>It gave me the freedom and nervous release to</text:span><text:span text:style-name="T154"> </text:span><text:span text:style-name="T189">pace </text:span><text:span text:style-name="T165">around the room </text:span><text:span text:style-name="T154">as I listened to her diatribe. <text:s/></text:span></text:p>
      <text:p text:style-name="P371"><text:span text:style-name="T154"><text:tab/></text:span><text:span text:style-name="T165">She</text:span><text:span text:style-name="T154"> continued with all of the buzz words of “re connection’ and “reconciliation” and “bygones be bygones” and “open communication” </text:span><text:span text:style-name="T170">and “build bridges and not walls”</text:span><text:span text:style-name="T154">. <text:s/>Many people would describe it as “psycho-ba</text:span><text:span text:style-name="T170">b</text:span><text:span text:style-name="T154">ble” except that it didn’t diagnose or accuse anyone of anything. <text:s/>Indeed, there was tremendous finesse in her use of terms and words never quite offending, never quite admitting and always giving just enough information </text:span><text:span text:style-name="T170">to seem </text:span><text:span text:style-name="T154">compassion</text:span><text:span text:style-name="T170">ate, that kept</text:span><text:span text:style-name="T154"> you listening </text:span><text:span text:style-name="T166">and giving her the benefit of the doubt</text:span><text:span text:style-name="T154">. <text:s/></text:span><text:span text:style-name="T170">It was a very familiar word salad. <text:s/>It was a constant accusation against me and defense of herself.</text:span></text:p>
      <text:p text:style-name="P370"><text:span text:style-name="T154"><text:tab/>I paced it off. <text:s/></text:span><text:span text:style-name="T155">The walking back and forth was therapeutic. <text:s/>No one could see me. <text:s/>So no one knew how I felt, what I was doing, how I was reacting. <text:s/>It was a blanket of absence </text:span><text:span text:style-name="T166">that comforted me and </text:span><text:span text:style-name="T155">saved me </text:span><text:span text:style-name="T166">from their misinterpretations of me. <text:s/>And, </text:span><text:span text:style-name="T155">because it wasn’t over.</text:span></text:p>
      <text:p text:style-name="P38"><text:soft-page-break/><text:tab/>“Okay, “ Cathy said, after Mary’s speech. <text:s/>“I have to go soon and I need an answer. <text:s/>Let’s see by a show of hands that you are giving Mom your blessings.”</text:p>
      <text:p text:style-name="P38"><text:tab/>The vote was unanimous.</text:p>
      <text:p text:style-name="P370"><text:span text:style-name="T155"><text:tab/>“</text:span><text:span text:style-name="T156">Good,” Cathy said. <text:s/>“It IS what Mom wanted. <text:s/>Thank you </text:span><text:span text:style-name="T166">she will be very happy to hear that she has your support</text:span><text:span text:style-name="T156">. <text:s/>You may stay on this conference call if you want. <text:s/>But, I have to leave.”</text:span></text:p>
      <text:p text:style-name="P39"><text:tab/>“I’m not done.” Mary said. <text:s/>“I’ve got things that I want to talk about.”</text:p>
      <text:p text:style-name="P39"><text:tab/>“Yeah, “ Tom added to her statement. <text:s/>“What do you say, Paul? <text:s/>Do you want to talk about the Elephant in the Room?”</text:p>
      <text:p text:style-name="P372"><text:span text:style-name="T156"><text:tab/>I had turned on my camera for the vote. <text:s/>They could see me. <text:s/>I was almost in a panic. <text:s/></text:span><text:span text:style-name="T170">I had plenty to say, I had nothing to say.</text:span><text:span text:style-name="T2751"> <text:s/></text:span><text:span text:style-name="T2752">The Elephant in the Room? <text:s/>How about the REAL Elephant in the Room? <text:s/></text:span><text:span text:style-name="T2755">Mom is dying, </text:span><text:span text:style-name="T2753">I lose everything, </text:span><text:span text:style-name="T2755">and </text:span><text:span text:style-name="T2753">you want to talk about yourself!</text:span><text:span text:style-name="T2752"> …</text:span><text:span text:style-name="T166"> as I prepared myself for a great defense, </text:span><text:span text:style-name="T170">a rant, a tirade</text:span><text:span text:style-name="T166">. <text:s/>But, then, I had spent my entire life preparing for fights and arguments just like this. <text:s/>In my mind, I won them all, but in reality I learned the hard way, the very hard way, that I never won anything. <text:s/>There I was staring at my screen, v</text:span><text:span text:style-name="T157">ulnerable and called out by the people who were supposed to love me most in all the world. <text:s/>Brothers. <text:s/>Sisters. <text:s/>Weren’t they suppose to love and support me </text:span><text:span text:style-name="T197">just like Mom did</text:span><text:span text:style-name="T157">? <text:s/>Shit! <text:s/></text:span><text:span text:style-name="T170">I had never asked them for anything.</text:span><text:span text:style-name="T157"> <text:s/>I was homeless for God’s sake and too old to start a career. <text:s/>And NOW when Mom is dying they want to hash things out </text:span><text:span text:style-name="T166">with a man who has nothing</text:span><text:span text:style-name="T157">? <text:s/></text:span><text:span text:style-name="T158">I summoned up my self-control resisting the desire to lash out and fight with them, let them know exactly how I fe</text:span><text:span text:style-name="T166">lt</text:span><text:span text:style-name="T158">. <text:s/></text:span></text:p>
      <text:p text:style-name="P372"><text:span text:style-name="T158"><text:tab/></text:span><text:span text:style-name="T2753">Do not engage.</text:span><text:span text:style-name="T158"> </text:span></text:p>
      <text:p text:style-name="P372"><text:soft-page-break/><text:span text:style-name="T158"><text:tab/></text:span><text:span text:style-name="T159">Shaking slightly, I pointed my figure and moved the cursor to </text:span><text:span text:style-name="T176">the</text:span><text:span text:style-name="T159"> </text:span><text:span text:style-name="T170">icon marked</text:span><text:span text:style-name="T159"> “end program”. <text:s/></text:span><text:span text:style-name="T166">With barely a flick of a finger, </text:span><text:span text:style-name="T159">I switched them off.</text:span></text:p>
      <text:p text:style-name="P40"/>
      <text:p text:style-name="P373"><text:span text:style-name="T159">M</text:span><text:span text:style-name="T1">om was brought home the next day. <text:s/>Right away I met her nurses. <text:s/>They came in shifts and where quite professional </text:span><text:span text:style-name="T167">and had done it many times before</text:span><text:span text:style-name="T1"> <text:s/></text:span><text:span text:style-name="T160">How long would this last? <text:s/>How much money would it cost? <text:s/>Really, this could go on for a year or more? <text:s/>Old age and dying is difficult under the best of circumstances and, frankly, these were the best of circumstances. <text:s/></text:span></text:p>
      <text:p text:style-name="P41"/>
      <text:p text:style-name="P374"><text:span text:style-name="T1">She deteriorated quickly. <text:s/>Soon it was too difficult </text:span><text:span text:style-name="T167">for her </text:span><text:span text:style-name="T1">to get out of bed and into the other room where she watched TV. <text:s/>The bed that she slept in, </text:span><text:span text:style-name="T167">the one that she had</text:span><text:span text:style-name="T1"> for all her adult life, was replaced with a hospital bed and soon after the TV was brought in. <text:s/>Her bedroom window, though, was covered by the neighbors trees and soon she lost track of the time of day, the TV shows were the only thing keeping her in sync </text:span><text:span text:style-name="T171">with her routine</text:span><text:span text:style-name="T1">. <text:s/></text:span><text:span text:style-name="T161">She became weaker and weaker and I was called in to help lift her to sit or move her to a shower chair, her modesty be damned. <text:s/></text:span><text:span text:style-name="T167">It was my duty to help, after all, I was her son and proud of that fact. <text:s/></text:span><text:span text:style-name="T162">Despite all </text:span><text:span text:style-name="T167">the indignity</text:span><text:span text:style-name="T162">, she wore a smile on her face and thanked the nurse and me for ever</text:span><text:span text:style-name="T198">y</text:span><text:span text:style-name="T162"> effort that we made. <text:s/>She slept intermittently and even</text:span><text:span text:style-name="T171">tually even</text:span><text:span text:style-name="T162"> needed help to turn </text:span><text:span text:style-name="T190">her</text:span><text:span text:style-name="T162"> in bed.</text:span></text:p>
      <text:p text:style-name="P42"/>
      <text:p text:style-name="P374"><text:span text:style-name="T162"><text:tab/>“</text:span><text:span text:style-name="T163">How are you holding up Mom?” I asked smiling down at her.</text:span></text:p>
      <text:p text:style-name="P43"><text:tab/>“Oh I’m just fine,” she said in that same lyrical way that she always did.</text:p>
      <text:p text:style-name="P43"><text:soft-page-break/><text:tab/>“Mom,” I started. <text:s/>“You are not fine. <text:s/>You’ve got tubes up your nose and needles in your arm. <text:s/>You’re eating less and less. <text:s/>Come on. <text:s/>How are you?”</text:p>
      <text:p text:style-name="P43"><text:tab/>“Mostly, I’m bored.” she said quite honestly.</text:p>
      <text:p text:style-name="P374"><text:span text:style-name="T163"><text:tab/></text:span><text:span text:style-name="T171">I smiled unbelieving. <text:s/></text:span><text:span text:style-name="T2754">Bored, she’s bored</text:span><text:span text:style-name="T171">.</text:span></text:p>
      <text:p text:style-name="P374"><text:span text:style-name="T163"><text:tab/>“</text:span><text:span text:style-name="T167">I’m going out tomorrow,” I told her. <text:s/>I always kept her up to date on my schedule. <text:s/>“I can stay home, if you want.” <text:s/>It was soon. <text:s/></text:span><text:span text:style-name="T190">Her time was coming. <text:s/></text:span><text:span text:style-name="T167">I could feel it and I should be with her when the time comes.</text:span></text:p>
      <text:p text:style-name="P375"><text:span text:style-name="T167"><text:tab/>She just smiled and said </text:span><text:span text:style-name="T198">as if to tease me</text:span><text:span text:style-name="T167"> “Whatever for?” </text:span><text:span text:style-name="T201">She didn’t have to explain that she didn’t want her problems to interfere with me and my life. <text:s/></text:span><text:span text:style-name="T202">Not even her death, which no one can predict. <text:s/></text:span><text:span text:style-name="T277">There was nothing that I could do for her no matter what happened today, tomorrow, whatever. <text:s/>The last thing that she wanted was people worrying over her.</text:span></text:p>
      <text:p text:style-name="P376"><text:span text:style-name="T163"><text:tab/>I smiled in response. <text:s/></text:span><text:span text:style-name="T2756">Bored, she bored. <text:s/>He</text:span><text:span text:style-name="T2757">r</text:span><text:span text:style-name="T2756"> body is giving up </text:span><text:span text:style-name="T2791">on her </text:span><text:span text:style-name="T2757">all that she can </text:span><text:span text:style-name="T2791">say </text:span><text:span text:style-name="T2757">is that</text:span><text:span text:style-name="T2756"> she’s bored.</text:span></text:p>
      <text:p text:style-name="P44"><text:tab/>“It won’t be long,” the nurse told me as I walked down the hall. <text:s/>“one maybe two days.”</text:p>
      <text:p text:style-name="P44"/>
      <text:p text:style-name="P506"><text:span text:style-name="T200">The next day I had an appointment that took me away. <text:s/></text:span><text:span text:style-name="T203">I got home at 3:00 and Cathy came out to greet me. <text:s/></text:span><text:span text:style-name="T204">She didn’t have to say anything really, no one ever came to greet me. <text:s/></text:span><text:span text:style-name="T205">She cushioned the blow, though. <text:s/>My mother died while I was away, peaceful, in her bed, in her home, </text:span><text:span text:style-name="T277">the way that she wanted to,</text:span><text:span text:style-name="T205"> without bothering anyone. <text:s/></text:span><text:span text:style-name="T206">God, what a mother!</text:span></text:p>
      <text:p text:style-name="P506"><text:span text:style-name="T206"><text:tab/></text:span><text:span text:style-name="T218">When the mortician arrived they unpacked the gurney that would take her away. <text:s/>It was too big for the narrow halls of the house and impossible down the </text:span><text:soft-page-break/><text:span text:style-name="T218">short but steep stairs in the front yard. <text:s/>And, just like my father before her, for he, too, died in his bed at home surrounded by the people he loved, I would have to help carry my Mother’s body out </text:span><text:span text:style-name="T277">to </text:span><text:span text:style-name="T218">the car that would take her way, forever. <text:s/>It is a sad honor </text:span><text:span text:style-name="T277">and a singular one</text:span><text:span text:style-name="T218">. <text:s/>Of the six children that they had and all of the</text:span><text:span text:style-name="T277">ir</text:span><text:span text:style-name="T218"> </text:span><text:span text:style-name="T2507">long </text:span><text:span text:style-name="T218">li</text:span><text:span text:style-name="T277">v</text:span><text:span text:style-name="T218">e</text:span><text:span text:style-name="T277">s</text:span><text:span text:style-name="T218"> posturing for approval, for attention, for specialness </text:span><text:span text:style-name="T277">and favoritism</text:span><text:span text:style-name="T218"> none of them were there to do this necessary and immensely intimate deed. <text:s/>The last thing that I could do for her </text:span><text:span text:style-name="T222">just like I had done for Dad</text:span><text:span text:style-name="T218">.</text:span></text:p>
      <text:p text:style-name="P45"/>
      <text:p text:style-name="P377"><text:span text:style-name="T206">T</text:span><text:span text:style-name="T199">he house would </text:span><text:span text:style-name="T2562">now</text:span><text:span text:style-name="T199"> become the focus of a lot of attention. <text:s/>Family from all over would b</text:span><text:span text:style-name="T277">e</text:span><text:span text:style-name="T199"> coming soon to help with the funeral arrangements, contribute here or there, offer condolences and so forth. <text:s/>Of all those that I had avoided for so many months, they would need to come Home, to be there and feel the</text:span><text:span text:style-name="T277">ir heartache in that</text:span><text:span text:style-name="T199"> place knowing that </text:span><text:span text:style-name="T277">Mom was done and </text:span><text:span text:style-name="T199">soon </text:span><text:span text:style-name="T2744">Home</text:span><text:span text:style-name="T199"> would </text:span><text:span text:style-name="T222">all </text:span><text:span text:style-name="T199">be gone, </text:span><text:span text:style-name="T277">too</text:span><text:span text:style-name="T199">. <text:s/>They all needed to mourn and I was in the</text:span><text:span text:style-name="T277">ir</text:span><text:span text:style-name="T199"> way.</text:span></text:p>
      <text:p text:style-name="P46"/>
      <text:p text:style-name="P377"><text:span text:style-name="T199"><text:tab/>“Why don’t we make a visitation schedule?” Bob asked. <text:s/>He had come up from his home in Southern California almost immediately to help out. “</text:span><text:span text:style-name="T277">That way you can know when people are coming by the house and decide what you want to do.”</text:span></text:p>
      <text:p text:style-name="P46"><text:tab/>“A schedule?” I asked. <text:s/>“Do you mean like a sign up sheet?”</text:p>
      <text:p text:style-name="P46"><text:tab/>“Sure,” he said. “We can do it online.”</text:p>
      <text:p text:style-name="P46"><text:tab/>“No,” I said. <text:s/>“No one mourns on schedule.”</text:p>
      <text:p text:style-name="P46"><text:tab/>“Visiting hours then?” he asked.</text:p>
      <text:p text:style-name="P377"><text:soft-page-break/><text:span text:style-name="T199"><text:tab/>I just gave him a rye look. </text:span><text:span text:style-name="T207">To me there was only one choice. </text:span><text:span text:style-name="T208">It really was their house as much as it was mine. <text:s/></text:span><text:span text:style-name="T209">They deserved to have the freedom of the place as much as I did. <text:s/></text:span><text:span text:style-name="T278">It is what they needed, and I, more than anyone else, knew how much they needed that.</text:span><text:span text:style-name="T209"> </text:span><text:span text:style-name="T210">And there was no way that me being there was going to </text:span><text:span text:style-name="T2562">be</text:span><text:span text:style-name="T210"> soothing or </text:span><text:span text:style-name="T278">be </text:span><text:span text:style-name="T210">helpful in a</text:span><text:span text:style-name="T222">n</text:span><text:span text:style-name="T210">yway.</text:span></text:p>
      <text:p text:style-name="P507"><text:span text:style-name="T210"><text:tab/>“</text:span><text:span text:style-name="T211">I’ll leave,” I said.</text:span></text:p>
      <text:p text:style-name="P47"><text:tab/>“You’ll what?” Cathy asked before Bob could.</text:p>
      <text:p text:style-name="P377"><text:span text:style-name="T211"><text:tab/>“I’ll stay in a hotel or sleep on a friend’s couch for two weeks.” I said. <text:s/>“I’m not going to do anyone any good if I stay here and there are a million things to do </text:span><text:span text:style-name="T278">and they are all done by someone else</text:span><text:span text:style-name="T211">. <text:s/>I’m just in the way.”</text:span></text:p>
      <text:p text:style-name="P47"><text:tab/>There was a silence between the three of us as the truth set in.</text:p>
      <text:p text:style-name="P47"><text:tab/>“Okay,” Cathy said. <text:s/>“But the Estate will pay for it.”</text:p>
      <text:p text:style-name="P507"><text:span text:style-name="T211"><text:tab/>I hadn’t thought about the expense. <text:s/></text:span><text:span text:style-name="T212">I had almost no money and certainly couldn’t afford to pay for it. <text:s/>I almost cried when I heard it. <text:s/></text:span><text:span text:style-name="T213">A perfect solution. <text:s/>No one would know except Cathy and Bob, no one would care, </text:span><text:span text:style-name="T214">either. <text:s/></text:span><text:span text:style-name="T278">Mom certainly had the money.</text:span><text:span text:style-name="T214"> <text:s/></text:span><text:span text:style-name="T278">It felt like t</text:span><text:span text:style-name="T222">he first act of kindness that I had received from </text:span><text:span text:style-name="T2507">any of my siblings</text:span><text:span text:style-name="T222"> … maybe ever.</text:span></text:p>
      <text:p text:style-name="P377"><text:span text:style-name="T214"><text:tab/>“</text:span><text:span text:style-name="T215">The same goes for the funeral,” I added.</text:span></text:p>
      <text:p text:style-name="P508"><text:span text:style-name="T215"><text:tab/>“</text:span><text:span text:style-name="T216">What!? <text:s/>No.” Bob said. <text:s/>“</text:span><text:span text:style-name="T279">You’re not going to the funeral? <text:s/>You can’t miss the funeral. <text:s/>You have to go. <text:s/></text:span><text:span text:style-name="T216">You’re a pall bearer, like me, and John and Tom. <text:s/>The four brothers.”</text:span></text:p>
      <text:p text:style-name="P377"><text:span text:style-name="T216"><text:tab/>“</text:span><text:span text:style-name="T217">Yeah, I know.” <text:s/></text:span><text:span text:style-name="T218">I said. <text:s/></text:span><text:span text:style-name="T280">That image of Mom’s four sons escorting and presenting her casket down the aisle of the church </text:span><text:span text:style-name="T2507">was </text:span><text:span text:style-name="T280">vivid. <text:s/>Except for weddings, it was one of those assumptions that every family made. <text:s/>Funerals and </text:span><text:soft-page-break/><text:span text:style-name="T280">the role that you played in them were unquestioned and beyond mandatory. <text:s/>Funerals are for mourning, though, and I had already made my peace with Mom. <text:s/></text:span><text:span text:style-name="T2563">I didn’t need a funeral for her or anyone else. </text:span><text:span text:style-name="T280"><text:s/></text:span><text:span text:style-name="T218">“Me being there isn’t going to bring anyone any peace. <text:s/>The last thing that we need at her funeral is another drama. <text:s/>I’ll get Shaun to take my place. <text:s/>It’ll be an honor for my son to do it </text:span><text:span text:style-name="T219">for me</text:span><text:span text:style-name="T218">.”</text:span></text:p>
      <text:p text:style-name="P377"><text:span text:style-name="T218"><text:tab/>“</text:span><text:span text:style-name="T220">Oh my God,” Bob said quietly, looking at me, almost wordless in shocked surprise.</text:span></text:p>
      <text:p text:style-name="P377"><text:span text:style-name="T220"><text:tab/>“Its okay,” I said, reading into his feelings. <text:s/></text:span><text:span text:style-name="T280">He knew grief more than any of us. <text:s/>He knew what I was giving up and he never expected me to offer it.</text:span><text:span text:style-name="T220"> “I’ve made my peace with Mom. <text:s/></text:span><text:span text:style-name="T221">There are no issues, no unfinished business. <text:s/>I’ve already given her what I can</text:span><text:span text:style-name="T220">. <text:s/>Funerals are for the living and I don’t need a funeral for her.”</text:span></text:p>
      <text:p text:style-name="P377"><text:span text:style-name="T220"><text:tab/></text:span><text:span text:style-name="T223">They both just looked at me not knowing what to say.</text:span></text:p>
      <text:p text:style-name="P48"/>
      <text:p text:style-name="P378"><text:span text:style-name="T199">The funeral went on without me. <text:s/></text:span><text:span text:style-name="T224">I didn’t hear much about who attended </text:span><text:span text:style-name="T234">it</text:span><text:span text:style-name="T224"> or who didn’t. <text:s/>Mary was the center of attention as always. <text:s/>She always believed that she knew what was best for others and their feelings. <text:s/>She designed the music, the liturgy, the ceremony, every detail. <text:s/></text:span><text:span text:style-name="T225">It was another of her pageants and, </text:span><text:span text:style-name="T234">as always, </text:span><text:span text:style-name="T225">everyone played along. <text:s/>I’m told her eulogy was great. <text:s/></text:span><text:span text:style-name="T226">And my son Shaun proudly took my place as pall bearer, </text:span><text:span text:style-name="T280">he had grown to be a man that I’m forever proud of.</text:span></text:p>
      <text:p text:style-name="P49"/>
      <text:p text:style-name="P379"><text:span text:style-name="T226">I </text:span><text:span text:style-name="T199">was wrong, though. <text:s/></text:span><text:span text:style-name="T227">I wasn’t quite done </text:span><text:span text:style-name="T228">with Mom. <text:s/></text:span><text:span text:style-name="T229">I sequestered myself in a hotel room for two solid weeks coming out only get food or do laundry. <text:s/>I spoke to </text:span><text:soft-page-break/><text:span text:style-name="T229">no one. <text:s/>I watched TV and cried with every memory that triggered Mom </text:span><text:span text:style-name="T230">or The Family, the one that I remembered of my youth, not Those Siblings from the conference call. <text:s/></text:span><text:span text:style-name="T231">I couldn’t tell whether I cried for the loss of my mother or the betrayal of brothers and sisters. <text:s/>We had been estranged for years and for good reasons, but Christ! <text:s/>To argue and fight over our dying mother? <text:s/></text:span><text:span text:style-name="T234">I never in my wildest imagination have considered that they’d be that self-serving. <text:s/>Never. <text:s/></text:span><text:span text:style-name="T232">Whatever little respect that remained in reserve for them, for the benefit of the doubt, just in case something could be resolved </text:span><text:span text:style-name="T234">between … whatever little bit was left</text:span><text:span text:style-name="T232"> </text:span><text:span text:style-name="T280">grudgingly </text:span><text:span text:style-name="T232">dissipated, dissolved, evaporated and disappeared along with the mourning tears on my face.</text:span></text:p>
      <text:p text:style-name="P50"/>
      <text:p text:style-name="P509"><text:span text:style-name="T220">Mom </text:span><text:span text:style-name="T221">lived well, </text:span><text:span text:style-name="T233">though,</text:span><text:span text:style-name="T221"> and she </text:span><text:span text:style-name="T220">died well, </text:span><text:span text:style-name="T233">too</text:span><text:span text:style-name="T220">. <text:s/></text:span><text:span text:style-name="T221">S</text:span><text:span text:style-name="T220">he deserved nothing less from me. <text:s/></text:span><text:span text:style-name="T221">Indeed, s</text:span><text:span text:style-name="T220">he died very well. <text:s/></text:span></text:p>
      <text:p text:style-name="P51"/>
      <text:h text:style-name="P1" text:outline-level="1">Chapter 3: Alone in the Forest.</text:h>
      <text:p text:style-name="P52"/>
      <text:p text:style-name="P510"><text:span text:style-name="T256">Grief is a hard experience and modern people seem to have forgotten just how hard it can be. <text:s/>I’m told that in days gone by that some people were given three days to grieve and be done with </text:span><text:span text:style-name="T255">it </text:span><text:span text:style-name="T256">and others had a sequence of ceremonies that continued throughout a year </text:span><text:span text:style-name="T255">before grieving was done</text:span><text:span text:style-name="T256">. <text:s/></text:span><text:span text:style-name="T235">First I lost my wife and the family that I tried to build with her and along with that every penny that I had </text:span><text:span text:style-name="T255">ever earned</text:span><text:span text:style-name="T235">. <text:s/>Then, my mother’s time came. <text:s/></text:span><text:span text:style-name="T255">T</text:span><text:span text:style-name="T235">here was really no one to blame for that. <text:s/>But, with that, was the home where I lived even if it was supposed to be </text:span><text:soft-page-break/><text:span text:style-name="T235">temporary. </text:span><text:span text:style-name="T255">The next most important thing was to liquidate Mom’s estate and start to divided </text:span><text:span text:style-name="T2564">it </text:span><text:span text:style-name="T255">up among her children.</text:span><text:span text:style-name="T235"> <text:s/>Since the house had to </text:span><text:span text:style-name="T280">be</text:span><text:span text:style-name="T235"> fixed, “brought up to code” <text:s/>and made ready for sale, I needed to find </text:span><text:span text:style-name="T2564">yet </text:span><text:span text:style-name="T235">another place to live. <text:s/></text:span><text:span text:style-name="T236">Essentially, it was the second time in six months that I was kicked out and made homeless.</text:span></text:p>
      <text:p text:style-name="P53"/>
      <text:p text:style-name="P380"><text:span text:style-name="T236">I </text:span><text:span text:style-name="T199">found a place, deep in the Redwoods. <text:s/>It was in a box canyon called Butano Canyon </text:span><text:span text:style-name="T237">where, at the very end of a long 2 mile road is a gated community. <text:s/></text:span><text:span text:style-name="T238">There, a </text:span><text:span text:style-name="T2564">kind old</text:span><text:span text:style-name="T238"> lady had a basement for rent. <text:s/>Cheap. <text:s/></text:span></text:p>
      <text:p text:style-name="P54"/>
      <text:p text:style-name="P511"><text:span text:style-name="T239">I still made money with my former career. <text:s/></text:span><text:span text:style-name="T240">I taught martial arts classes. <text:s/>At one point I had hundreds of students </text:span><text:span text:style-name="T280">and kept them for years</text:span><text:span text:style-name="T240">, but time wore me down and the Pandemic nearly ruined me entirely. <text:s/>Indeed, if it weren’t for my 2</text:span><text:span text:style-name="T2797">nd</text:span><text:span text:style-name="T240"> marriage </text:span><text:span text:style-name="T242">to Michelle</text:span><text:span text:style-name="T240">, I might have lost it all. <text:s/></text:span><text:span text:style-name="T241">The pandemic had shut down a lot of businesses and I was able to keep alive, just barely through online classes and private lessons at </text:span><text:span text:style-name="T257">our</text:span><text:span text:style-name="T241"> home (as long as we </text:span><text:span text:style-name="T280">only met outside and </text:span><text:span text:style-name="T241">kept a respectful distance). <text:s/></text:span><text:span text:style-name="T242">It took a year before a vaccine was made and more months before everyone got vaccinated. <text:s/>Still, the damage was done and the 10 or 20 students that I had left were just enough to keep food on the table. <text:s/>Michelle’s business was dog boarding and dog grooming and since no one needed either of those while they are quarantined </text:span><text:span text:style-name="T257">in their</text:span><text:span text:style-name="T242"> home</text:span><text:span text:style-name="T257">s</text:span><text:span text:style-name="T242">, she made almost no money at all. <text:s/></text:span><text:span text:style-name="T257">In fact, kicking me out and ending our marriage didn’t make any sense at all but, then,</text:span><text:span text:style-name="T281"> </text:span><text:span text:style-name="T257">there was a lot about that family that I was beginning to see that was wrong </text:span><text:span text:style-name="T281">and didn’t make sense</text:span><text:span text:style-name="T257">. <text:s/></text:span><text:span text:style-name="T242">So, when I left her, I had a modest income that </text:span><text:span text:style-name="T281">could </text:span><text:soft-page-break/><text:span text:style-name="T242">covered rent for a tiny basement deep in the Redwoods. <text:s/>Besides, I couldn’t think of a better place to recuperate from so much </text:span><text:span text:style-name="T257">betrayal</text:span><text:span text:style-name="T242"> and grief tha</text:span><text:span text:style-name="T257">n disappearing</text:span><text:span text:style-name="T242"> deep in the </text:span><text:span text:style-name="T257">solitude of the </text:span><text:span text:style-name="T242">forest. <text:s/>G</text:span><text:span text:style-name="T243">rief takes as much time as it takes and you must give in to it, </text:span><text:span text:style-name="T2564">resisting it only prolongs it.</text:span><text:span text:style-name="T243"> You have little choice.</text:span></text:p>
      <text:p text:style-name="P55"/>
      <text:p text:style-name="P512"><text:span text:style-name="T243">Immediately, I gave up drinking. <text:s/>I don’t know why. <text:s/>I didn’t need it. <text:s/></text:span><text:span text:style-name="T244">In this gated community in the Redwoods, in Butano Canyon, there is a swimming pool for everyone to use. <text:s/></text:span><text:span text:style-name="T245">There </text:span><text:span text:style-name="T281">are</text:span><text:span text:style-name="T245"> about a hundred houses there each with their own </text:span><text:span text:style-name="T281">style and </text:span><text:span text:style-name="T245">character but barely a third a used for permanent residence. <text:s/></text:span><text:span text:style-name="T246">The rest are vacation homes. <text:s/></text:span><text:span text:style-name="T247">So, the pool was almost never used and every morning I would walk to the other end of the </text:span><text:span text:style-name="T2565">neighborhood</text:span><text:span text:style-name="T247"> and go for a swim. <text:s/></text:span><text:span text:style-name="T248">Everyday, swimming in a heated pool under those enormous and beautiful redwood trees </text:span><text:span text:style-name="T257">often swimming on my back looking up at that beautiful blue sky. <text:s/>Clouds, fog really, because I was so near the coast, drifting by above the trees sometimes brushing the tops mov</text:span><text:span text:style-name="T281">ing them</text:span><text:span text:style-name="T257"> belying </text:span><text:span text:style-name="T281">and contrasting </text:span><text:span text:style-name="T257">the stillness at the forest floor below</text:span><text:span text:style-name="T248">. <text:s/></text:span><text:span text:style-name="T249">I wanted to see no one, so early mornings were best. <text:s/>I knew that I’d be haunted by memories and feelings and I didn’t trust myself not to be overwhelmed from time to time </text:span><text:span text:style-name="T257">and find myself sobbing </text:span><text:span text:style-name="T281">unexpectedly or </text:span><text:span text:style-name="T257">uncontrollably</text:span><text:span text:style-name="T250">. <text:s/></text:span><text:span text:style-name="T257">It was embarrassing. <text:s/>It was necessary.</text:span><text:span text:style-name="T250"> <text:s/></text:span><text:span text:style-name="T251">The habit </text:span><text:span text:style-name="T257">to swim each morning</text:span><text:span text:style-name="T251"> got so good that I improved each day and within a month I was swimming a mile every day. <text:s/></text:span><text:span text:style-name="T252">Despite how depressed and empty and alone </text:span><text:span text:style-name="T257">I was</text:span><text:span text:style-name="T252">, I </text:span><text:span text:style-name="T257">could feel pride </text:span><text:span text:style-name="T252">building in myself again. <text:s/>I never got the Mile Swim Badge in the Boy Scouts, which was something that was considered pretty big </text:span><text:span text:style-name="T257">for 1</text:span><text:span text:style-name="T2565">2</text:span><text:span text:style-name="T257"> year old boys</text:span><text:span text:style-name="T252"> <text:s/>Now I was doing it everyday and I was 50 years older than those scouts!</text:span></text:p>
      <text:p text:style-name="P56"><text:soft-page-break/></text:p>
      <text:p text:style-name="P381"><text:span text:style-name="T199">Pride like that is short lived, though. <text:s/></text:span><text:span text:style-name="T281">It is hard to know how high that you’ve climbed in life until </text:span><text:span text:style-name="T2565">you</text:span><text:span text:style-name="T281"> fall completely to the bottom.</text:span><text:span text:style-name="T199"> <text:s/></text:span><text:span text:style-name="T281">I was so weak of spirit that I even considered buying that Mile Swim Badge as some external validation of some kind of accomplishment. <text:s/></text:span><text:span text:style-name="T2565">It would stand as a reminder that I wasn’t </text:span><text:span text:style-name="T2745">entirely</text:span><text:span text:style-name="T2565"> worthless. <text:s/>Worthless is the only thing that you feel when you’ve been discarded by the one that you love. <text:s/></text:span><text:span text:style-name="T281">But, </text:span><text:span text:style-name="T199">when money is tight and opportunities are scarce </text:span><text:span text:style-name="T281">every effort is a reminder of scarcity and loss</text:span><text:span text:style-name="T199">. <text:s/></text:span><text:span text:style-name="T281">Its impossible to forget or avoid those feelings. <text:s/>Poverty is a constant punishment </text:span><text:span text:style-name="T2565">reminding you of the shame that you’re supposed to feel for failure.</text:span><text:span text:style-name="T199"> <text:s/></text:span><text:span text:style-name="T253">Slowly, my inheritance started to come in </text:span><text:span text:style-name="T254">and with that a little confidence for my own security. <text:s/></text:span><text:span text:style-name="T257">Eeking out a living one day at a time is a further shame on what was lost. <text:s/></text:span><text:span text:style-name="T258">It is nearly impossible to forget or dismiss the memories of wife and step-daughters. <text:s/></text:span><text:span text:style-name="T2745">T</text:span><text:span text:style-name="T258">he love of pets, dogs especially whose love and loyalty and devotion are never questioned </text:span><text:span text:style-name="T281">and always welcomed</text:span><text:span text:style-name="T258">. <text:s/></text:span><text:span text:style-name="T259">Maybe I was punishing myself to live alone </text:span><text:span text:style-name="T260">or maybe there was just no one who wanted to be near me.</text:span></text:p>
      <text:p text:style-name="P57"/>
      <text:p text:style-name="P513"><text:span text:style-name="T260">I </text:span><text:span text:style-name="T283">had plenty of friends, at least I used to. <text:s/></text:span><text:span text:style-name="T261">Three and half years ago, two years before the pandemic, I invited a hundred people to our wedding and 70 of them were my friends and students. <text:s/>It was a great and grand affair too. <text:s/>Michelle had taken charge of the whole thing and spent an entire year organizing it. <text:s/></text:span><text:span text:style-name="T262">The wedding was one of the best days of my life and full of memories that I’ll always cherish. <text:s/>What I’ve learned since then about that Wedding was more a credit to me, than to her, even though she did </text:span><text:span text:style-name="T282">nearly </text:span><text:span text:style-name="T262">all of the work. </text:span><text:span text:style-name="T263">And those friends </text:span><text:soft-page-break/><text:span text:style-name="T263">were the best </text:span><text:span text:style-name="T282">that I had </text:span><text:span text:style-name="T263">and represented me </text:span><text:span text:style-name="T282">and a happy and full life</text:span><text:span text:style-name="T263">. <text:s/>The siblings, too, were there, but not all of them. <text:s/></text:span><text:span text:style-name="T264">I didn’t invite them all. <text:s/>I only invited Cathy and Bob and their families. <text:s/></text:span><text:span text:style-name="T265">That is an unforgivable </text:span><text:span text:style-name="T282">insult</text:span><text:span text:style-name="T265"> in an Irish Catholic family, to not be invited to your brother’s wedding. <text:s/></text:span><text:span text:style-name="T266">I had my reasons. <text:s/>The other three siblings, Tom, John and Mary had grown increasingly mean and abusive over the years. <text:s/>They hardly seemed to miss me when I wasn’t </text:span><text:span text:style-name="T282">around</text:span><text:span text:style-name="T266"> and ignored me when I was. <text:s/></text:span><text:span text:style-name="T267">On the rare occasion when we did speak there was an undercurrent of tension, some unspoken accusation and </text:span><text:span text:style-name="T268">a minimum of courtesy, </text:span><text:span text:style-name="T2566">if any at all</text:span><text:span text:style-name="T268">. <text:s/>Once, just before entering the house for Christmas, I told my children </text:span><text:span text:style-name="T282">in a half-joking</text:span><text:span text:style-name="T268"> </text:span><text:span text:style-name="T282">way </text:span><text:span text:style-name="T268">“</text:span><text:span text:style-name="T282">I have my own super power. <text:s/></text:span><text:span text:style-name="T268">All that I have to do is say ‘hi’ and I </text:span><text:span text:style-name="T282">can</text:span><text:span text:style-name="T268"> start a fight.” <text:s/>We stepped inside and in my happiest holiday voice I said “Merry Christmas! Good to see you.” <text:s/>John </text:span><text:span text:style-name="T282">happened to be the </text:span><text:span text:style-name="T2566">one</text:span><text:span text:style-name="T282"> answering the door</text:span><text:span text:style-name="T268"> and simply said “is it?” and </text:span><text:span text:style-name="T282">let me in saying nothing else</text:span><text:span text:style-name="T268">. <text:s/>At first I thought that he was just in a bad mood, but </text:span><text:span text:style-name="T282">no. <text:s/>His manner an</text:span><text:span text:style-name="T2566">d</text:span><text:span text:style-name="T282"> attitude was exactly opposite as he joined others who had already arrived. <text:s/>“</text:span><text:span text:style-name="T2566">Wow, Dad, you’re right!” was all that Megan, my daughter said. <text:s/>And,</text:span><text:span text:style-name="T268"> I was right, it was some grudge that he held against me. <text:s/>I hadn’t a clue to what it was. <text:s/></text:span><text:span text:style-name="T2566">I had asked about it. <text:s/>I had tried to talk about it but it only triggered more animosity.</text:span><text:span text:style-name="T268"> <text:s/></text:span><text:span text:style-name="T282">And nothing seemed to remove </text:span><text:span text:style-name="T2566">or resolve </text:span><text:span text:style-name="T282">it.</text:span></text:p>
      <text:p text:style-name="P58"/>
      <text:p text:style-name="P514"><text:span text:style-name="T268">And those friends and students, where did they go? <text:s/></text:span><text:span text:style-name="T273">Where was that social support system that </text:span><text:span text:style-name="T2567">I had</text:span><text:span text:style-name="T273">?</text:span><text:span text:style-name="T268"> <text:s/>The wedding pictures show sincere people, happy to be a part of my big day. <text:s/>They laughed with each other and were happy for me, </text:span><text:span text:style-name="T2567">for us</text:span><text:span text:style-name="T268">. <text:s/>Three and a half short years, a pandemic and poof. <text:s/></text:span><text:span text:style-name="T269">Gone. <text:s/></text:span><text:span text:style-name="T270">Was it the </text:span><text:soft-page-break/><text:span text:style-name="T270">quarantine, the break in routine? <text:s/></text:span><text:span text:style-name="T273">Did it make them all paranoid of catching an incurable disease simply by being friendly?</text:span><text:span text:style-name="T270"> Were we to rekindle friendships that had lapsed? <text:s/>Fifteen months without party or picnic </text:span><text:span text:style-name="T282">or play time could </text:span><text:span text:style-name="T270">d</text:span><text:span text:style-name="T273">estroy all friendships</text:span><text:span text:style-name="T270">? <text:s/></text:span><text:span text:style-name="T271">Did it really? <text:s/>Or was it something else? <text:s/></text:span><text:span text:style-name="T282">I didn’t think that my frien</text:span><text:span text:style-name="T2567">d</text:span><text:span text:style-name="T282">ships were that fragile.</text:span></text:p>
      <text:p text:style-name="P59"/>
      <text:p text:style-name="P382"><text:span text:style-name="T271">R</text:span><text:span text:style-name="T199">egardless, </text:span><text:span text:style-name="T272">I spent the entire summer entertaining myself with a daily swim, an occasional excursion to the beach and the ocean and hikes up and down the San Mateo Coast. <text:s/></text:span><text:span text:style-name="T273">An old computer and my mother’s phone were my companions (it was the first </text:span><text:span text:style-name="T282">item </text:span><text:span text:style-name="T273">of my inheritance) and I taught my lessons to those last few loyal students. <text:s/>We met at the local high school twice weekly and they loved it. <text:s/>It was my only contact with other human beings. <text:s/></text:span><text:span text:style-name="T2568">I tried to keep up my own practice in martial arts, even if it was half-hearted or just to distract me from my own emptiness.</text:span></text:p>
      <text:p text:style-name="P60"/>
      <text:p text:style-name="P383"><text:span text:style-name="T199">What was my future to be then? <text:s/></text:span><text:span text:style-name="T274">Every day was an effort and I got </text:span><text:span text:style-name="T276">almost </text:span><text:span text:style-name="T274">no help from anyone. <text:s/></text:span><text:span text:style-name="T275">Giving up wasn’t an option, but that occasional pang of jealousy for those TV characters that died, echoed back at me. <text:s/></text:span><text:span text:style-name="T282">A lifetime of lonely contemplation and confronting grief wasn’t an option either</text:span><text:span text:style-name="T275"> Just how long does such deep depressive agony last? <text:s/>Then I got a dog.</text:span></text:p>
      <text:p text:style-name="P61"/>
      <text:h text:style-name="P1" text:outline-level="1"><text:span text:style-name="T275">C</text:span><text:span text:style-name="T199">hapter 4: Chuy, my companion.</text:span></text:h>
      <text:p text:style-name="P62"/>
      <text:p text:style-name="P515"><text:soft-page-break/><text:span text:style-name="T2570">Master Kym </text:span><text:span text:style-name="T2569">is</text:span><text:span text:style-name="T2570"> a friend and colleague. <text:s/></text:span><text:span text:style-name="T284">She lived too far away to be a person for regular support. <text:s/>We had trained together for nearly 20 years. <text:s/>We traveled in Korea when the Grand Master went on tour </text:span><text:span text:style-name="T2746">there</text:span><text:span text:style-name="T284"> and judged many tournaments and black belt </text:span><text:span text:style-name="T2569">qualifying exams</text:span><text:span text:style-name="T284"> together. <text:s/></text:span></text:p>
      <text:p text:style-name="P63"/>
      <text:p text:style-name="P384"><text:span text:style-name="T284"><text:tab/>“I have just what you need,” she said </text:span><text:span text:style-name="T288">over the phone</text:span><text:span text:style-name="T284">. <text:s/>“His name is Chuy and he’s a German Shepherd. <text:s/>I tried to train him to be a working dog but I think that he’d be better of</text:span><text:span text:style-name="T2571">f</text:span><text:span text:style-name="T284"> being a house dog. And you need one.”</text:span></text:p>
      <text:p text:style-name="P385"><text:span text:style-name="T284"><text:tab/>“Really?”, I said. <text:s/>I was willing to take help and advise from anyone at that point. <text:s/>“</text:span><text:span text:style-name="T285">Michelle got the dogs when I left. <text:s/></text:span><text:span text:style-name="T2571">Well, she got everything, actually. <text:s/></text:span><text:span text:style-name="T285">I didn’t really have any space for them and she wasn’t going to give them up, either.” <text:s/></text:span></text:p>
      <text:p text:style-name="P64"><text:tab/>Michelle gave up nothing when I left, except all of my own stuff, which she had packed nice and neatly into bags and boxes and stacked for me. <text:s/>She, too, was a person whose hatred I didn’t understand. <text:s/>Where did it come from? <text:s/>What had I done? <text:s/><text:span text:style-name="T2869">W</text:span>hat in my personality or manner did I do to make her hate me like that? <text:s/><text:span text:style-name="T2869">What had changed so drastically in just three short years?</text:span></text:p>
      <text:p text:style-name="P385"><text:span text:style-name="T285"><text:tab/>“</text:span><text:span text:style-name="T286">How are you holding up?” Kym asked. <text:s/>It was a relief to be asked, too. <text:s/></text:span><text:span text:style-name="T2746">A r</text:span><text:span text:style-name="T287">eprieve from isolation requires an invitation, it really does. <text:s/></text:span><text:span text:style-name="T2572">You only hate yourself more when you bring others down with you.</text:span></text:p>
      <text:p text:style-name="P385"><text:span text:style-name="T287"><text:tab/>“</text:span><text:span text:style-name="T288">I’m doing the best that I can,” I started. “I can only guess that if it were just the divorce, I might be over it by now. <text:s/>If it were just being penniless or just homeless, sure. <text:s/>And my mother and I were on excellent terms and if it were only her death that I was dealing with I might be done, but all at once, then my family, </text:span><text:soft-page-break/><text:span text:style-name="T288">too. <text:s/></text:span><text:span text:style-name="T2572">Any single one of these would be bad enough, but all at once? <text:s/>Who’s Guardian Angel did I piss off? <text:s/></text:span><text:span text:style-name="T2573">Or is mine simply on sabbatical?</text:span><text:span text:style-name="T288">”</text:span></text:p>
      <text:p text:style-name="P385"><text:span text:style-name="T288"><text:tab/>“Yeah, I know,” <text:s/>she agreed. <text:s/>Like my brother Bob, she knew real pain and grief. <text:s/></text:span><text:span text:style-name="T289">She had suffered from Ritual Abuse as a child and did the hard and personal work of getting out the cult-like world of her own family. <text:s/>Years of therapy and self-analysis had help her climb out of that depressive world and it was to her credit that she climbed just as challenging </text:span><text:span text:style-name="T2574">a </text:span><text:span text:style-name="T289">world of high ranking black belts to reach the level of Master. <text:s/></text:span><text:span text:style-name="T290">Hers was a well earned personal wisdom. <text:s/>“I’</text:span><text:span text:style-name="T2574">ve</text:span><text:span text:style-name="T290"> been meaning to tell you something </text:span><text:span text:style-name="T291">and I think that it is time.”</text:span></text:p>
      <text:p text:style-name="P65"><text:tab/>“Tell me what?” I said.</text:p>
      <text:p text:style-name="P386"><text:span text:style-name="T291"><text:tab/>“Its about Michelle,” she started. <text:s/>Master Kym had been </text:span><text:span text:style-name="T2575">with us on and off,</text:span><text:span text:style-name="T291"> throughout our courtship and attended the wedding too. <text:s/></text:span><text:span text:style-name="T292">She’d met Michelle through me and they both were into horses. <text:s/></text:span><text:span text:style-name="T293">And, like most horse people that I know, each had their own opinion on the subject. <text:s/>Michelle had even confronted me on my friendship with her </text:span><text:span text:style-name="T2575">wondering if we had a romantic past. <text:s/>It had always been friendly and personal but never intimate,</text:span><text:span text:style-name="T293"> and I had guarantee that nothing except professional respect existed between us. <text:s/>Even that was hardly believed. <text:s/></text:span></text:p>
      <text:p text:style-name="P386"><text:span text:style-name="T293"><text:tab/>“</text:span><text:span text:style-name="T294">Well, you know that she has all of the signs of childhood abuse, right?” </text:span><text:span text:style-name="T2575">Kym said.</text:span></text:p>
      <text:p text:style-name="P385"><text:span text:style-name="T294"><text:tab/>“Yes,” I replied. <text:s/>Master Kym had told me that many </text:span><text:span text:style-name="T295">years ago. <text:s/>Michelle had all of the symptoms of someone who suffered some kind of abuse in her childhood. <text:s/></text:span><text:span text:style-name="T296">It was probably the grounds of tension between us, too, although we never had a fight, a blow up, or a drama about anything </text:span><text:span text:style-name="T2575">like that</text:span><text:span text:style-name="T296">. <text:s/>Just one day </text:span><text:soft-page-break/><text:span text:style-name="T296">she said “its time for you to leave” and with those calm words, our marriage was over.</text:span></text:p>
      <text:p text:style-name="P66"><text:tab/>“There’s more to it,” she said. <text:s/>“Within just a month or two after you moved out, she was posting pictures on Facebook of her new boy friend.”</text:p>
      <text:p text:style-name="P387"><text:span text:style-name="T296"><text:tab/>“Really?” I said, only half surprised. <text:s/>The ache in me had been so constant for so long that this wasn’t going to change it much. <text:s/>Feeling betrayed by loved ones was now common. <text:s/></text:span><text:span text:style-name="T2576">The phrase </text:span><text:span text:style-name="T296">“</text:span><text:span text:style-name="T2576">J</text:span><text:span text:style-name="T297">ust a couple of months.” </text:span><text:span text:style-name="T2576">resonated in my mind.</text:span><text:span text:style-name="T297"> <text:s/></text:span></text:p>
      <text:p text:style-name="P387"><text:span text:style-name="T297"><text:tab/>“I know that one of the first things that she did,” </text:span><text:span text:style-name="T2576">I continued. “</text:span><text:span text:style-name="T297">was to block me on Facebook and unfriend me. <text:s/>The strangest thing was how calm and cold she was about the whole thing. <text:s/>It was a fact to her, no feelings, no emotions, no regrets and no blame. <text:s/></text:span><text:span text:style-name="T298">All of a sudden, she was just done.”</text:span></text:p>
      <text:p text:style-name="P385"><text:span text:style-name="T298"><text:tab/>“</text:span><text:span text:style-name="T299">Yes, that’s how its done.” <text:s/>she said. <text:s/></text:span></text:p>
      <text:p text:style-name="P67"><text:tab/>“How what’s done?” I replied. <text:s/></text:p>
      <text:p text:style-name="P67"><text:tab/>“Its called the discard.” <text:s/>she said. <text:s/>“Remember when I told you that she had all of the symptoms of emotional abuse as a child?”</text:p>
      <text:p text:style-name="P67"><text:tab/>“Yes,” I replied.</text:p>
      <text:p text:style-name="P67"><text:tab/>“What I didn’t say,” she began. <text:s/>“was that I couldn’t tell if she was the victim or the abuser.”</text:p>
      <text:p text:style-name="P385"><text:span text:style-name="T299"><text:tab/>“</text:span><text:span text:style-name="T300">I don’t understand,” I said.</text:span></text:p>
      <text:p text:style-name="P385"><text:span text:style-name="T300"><text:tab/>“All that I can tell you,” she began again. <text:s/>“is that your break up was well thought out. <text:s/></text:span><text:span text:style-name="T301">She showed no signs of it but she had been planning it </text:span><text:span text:style-name="T302">for a long while.”</text:span></text:p>
      <text:p text:style-name="P516"><text:soft-page-break/><text:span text:style-name="T302"><text:tab/>“But it didn’t make any sense,” I defended. <text:s/>“She couldn’t have been thinking divorce, I spent all of that time with her, everyday, constantly. <text:s/></text:span><text:span text:style-name="T2577">S</text:span><text:span text:style-name="T302">he couldn’t afford to kick me out. <text:s/>I was the only one making any decent money. <text:s/></text:span><text:span text:style-name="T2577">If it weren’t for me the girls, the horses, the animals wouldn’t have eaten.</text:span><text:span text:style-name="T302">”</text:span></text:p>
      <text:p text:style-name="P385"><text:span text:style-name="T302"><text:tab/>“</text:span><text:span text:style-name="T303">That part doesn’t matter,” Kym said. <text:s/>“Its called the discard phase. <text:s/>I didn’t want to have to be the one to tell you but you need to hear it. <text:s/></text:span><text:span text:style-name="T304">She was probably setting you up for the fall for many months. <text:s/>One of the first things that they do is find a new partner. <text:s/>She was probably shopping for another guy and even possibly having an affair while you lived with her.”</text:span></text:p>
      <text:p text:style-name="P385"><text:span text:style-name="T304"><text:tab/>“But, “ I started, then I stopped myself. <text:s/></text:span><text:span text:style-name="T305">An affair? <text:s/></text:span><text:span text:style-name="T306">I couldn’t see it <text:s/></text:span><text:span text:style-name="T307">When did she have the time? <text:s/>I didn’t want to believe it. <text:s/>But, our love life had died away </text:span><text:span text:style-name="T308">with the ever present effort to make money during the pandemic and to raise her two teen-aged daughters and take care of a host of animals in our little home. <text:s/>“</text:span><text:span text:style-name="T309">An affair, eh?” <text:s/></text:span><text:span text:style-name="T2578">Master Kym was not someone to offer up such advice or observation unless they were meant to be helpful. <text:s/>Nine months had past and she was perhaps the only one who seemed to understand.</text:span></text:p>
      <text:p text:style-name="P385"><text:span text:style-name="T309"><text:tab/>“I know the type,” she said. <text:s/>Master Kym’s voice over the phone held only compassion for her long time friend. “and I know the pattern. <text:s/>I know that it is difficult to accept </text:span><text:span text:style-name="T310">but it is true.”</text:span></text:p>
      <text:p text:style-name="P385"><text:span text:style-name="T310"><text:tab/>“</text:span><text:span text:style-name="T311">The pattern?” I said. <text:s/>“What pattern?”</text:span></text:p>
      <text:p text:style-name="P68"><text:tab/>“Narcissism,” she said. <text:s/>“You really need to look into it. <text:s/>It’ll help you get through all of this.”</text:p>
      <text:p text:style-name="P385"><text:span text:style-name="T311"><text:tab/>“</text:span><text:span text:style-name="T312">Narcissism, really?” I asked. </text:span></text:p>
      <text:p text:style-name="P69"><text:soft-page-break/><text:tab/>“Yes,” she said. <text:s/>“you won’t be able to get passed any of this until you learn more about narcissistic abuse.”</text:p>
      <text:p text:style-name="P385"><text:span text:style-name="T312"><text:tab/>“</text:span><text:span text:style-name="T313">I loved her,” I said remembering when I left that despite it all, I could have and would have spent the rest of my life with her regardless of the hardships and challenges.</text:span></text:p>
      <text:p text:style-name="P70"><text:tab/>“Oh yes, you certainly did,” Master Kym said. <text:s/>“There is no doubt about that.”</text:p>
      <text:p text:style-name="P385"><text:span text:style-name="T313"><text:tab/>I choked back a response. <text:s/></text:span><text:span text:style-name="T314">She had seen me, the real me and knew it. <text:s/></text:span><text:span text:style-name="T315">She was the sister that I never had. <text:s/></text:span><text:span text:style-name="T316">Crying in front of others was so undignified </text:span><text:span text:style-name="T317">and I wasn’t going to do it in front of her, </text:span><text:span text:style-name="T2578">even over the phone, </text:span><text:span text:style-name="T317">but she had touched on a sacred truth. <text:s/></text:span><text:span text:style-name="T318">I really did love my wife. <text:s/>I was devoted </text:span><text:span text:style-name="T319">to her. <text:s/>Which is why it made no sense at all to be discarded. <text:s/>There was always a way to </text:span><text:span text:style-name="T321">re</text:span><text:span text:style-name="T319">solve issues with a willing party. <text:s/>With two willing parties. <text:s/></text:span><text:span text:style-name="T320">Why wouldn’t Michelle be willing to work things out with me? <text:s/>She married me? <text:s/></text:span><text:span text:style-name="T321">She loved me, didn’t she? <text:s/></text:span><text:span text:style-name="T320">There were no dramas and fights, no loud embarrassing arguments. <text:s/>There was just … done</text:span></text:p>
      <text:p text:style-name="P385"><text:span text:style-name="T320"><text:tab/>“</text:span><text:span text:style-name="T321">Narcissism?” I repeated. </text:span></text:p>
      <text:p text:style-name="P71"><text:tab/>“Yeah,” she added. <text:s/>“and remember the most important thing. <text:s/>Its not your fault.”</text:p>
      <text:p text:style-name="P71"><text:tab/>“What?” I asked. <text:s/>“What’s not my fault?”</text:p>
      <text:p text:style-name="P71"><text:tab/>“All of it,” she said. <text:s/>“None of what has happened to you is your fault.”</text:p>
      <text:p text:style-name="P71"><text:tab/>“You mean like,” I started to think about it. <text:s/>“the divorce?”</text:p>
      <text:p text:style-name="P385"><text:soft-page-break/><text:span text:style-name="T321"><text:tab/>“Yes, the divorce,” she said. <text:s/>“Absolute the divorce. <text:s/>Its not your fault. <text:s/>Your mother dying too. <text:s/>Its not your fault. <text:s/></text:span><text:span text:style-name="T322">Your brothers and sisters … all the crap that they pulled. <text:s/>Its not your fault.”</text:span></text:p>
      <text:p text:style-name="P72"><text:tab/>“Not my fault?” I repeated. <text:s/>Was I really blaming myself for all of this?</text:p>
      <text:p text:style-name="P385"><text:span text:style-name="T322"><text:tab/>“</text:span><text:span text:style-name="T323">Yes, that is your first and most important goal.” she said. <text:s/>“You’ve got to learn that its not your fault. <text:s/>That all of this happened TO you and not BECAUSE of you.”</text:span></text:p>
      <text:p text:style-name="P385"><text:span text:style-name="T323"><text:tab/>The conversation had become a little uncomfortable. <text:s/></text:span><text:span text:style-name="T324">It was good advise, sound advise. <text:s/>I would take her advise, but it was time to move on.</text:span></text:p>
      <text:p text:style-name="P73"><text:tab/>“And the dog?” <text:s/>I asked. <text:s/>“Chuy, right?”</text:p>
      <text:p text:style-name="P385"><text:span text:style-name="T324"><text:tab/>“</text:span><text:span text:style-name="T325">Yep, that’s his name.” she said.</text:span></text:p>
      <text:p text:style-name="P74"><text:tab/>“You think that I need a dog.” I stated flatly.</text:p>
      <text:p text:style-name="P74"><text:tab/>“Everyone needs a dog,” she said cheerfully. <text:s/>“But, you, most of all.”</text:p>
      <text:p text:style-name="P74"/>
      <text:p text:style-name="P388"><text:span text:style-name="T325">W</text:span><text:span text:style-name="T199">ithin a few weeks, Master Kym came down from Sacramento for a visit and to deliver Chuy. <text:s/></text:span><text:span text:style-name="T326">My landlady agreed to </text:span><text:span text:style-name="T2578">all</text:span><text:span text:style-name="T2746">ow</text:span><text:span text:style-name="T2578"> me to have a pet</text:span><text:span text:style-name="T326"> as the Redwoods really was a great place for a dog. <text:s/>Besides, the basement that I was renting was little more than a concrete notch in the side of a hill with a makeshift bathroom opposite the only door to the place. <text:s/>There was a window next to the door which let in the only natural light available </text:span><text:span text:style-name="T2578">and constantly</text:span><text:span text:style-name="T326"> shaded by the thick canopy above and the steep sides of the canyon. <text:s/></text:span><text:span text:style-name="T327">There were bare bulbs that gave off a stale light which I never used. <text:s/></text:span><text:span text:style-name="T328">It gave the place a cave-like feel. <text:s/>In one corner was the only furnishings offered to the place. <text:s/>A 2 by 4 and plywood table </text:span><text:span text:style-name="T329">that supported my monitor, a computer and a portable digital piano keyboard that I </text:span><text:soft-page-break/><text:span text:style-name="T329">had just purchased and started learning </text:span><text:span text:style-name="T2747">to play</text:span><text:span text:style-name="T329">. <text:s/>The landlady had no objections because there was nothing in the basement for the dog to destroy. <text:s/></text:span><text:span text:style-name="T2578">Not even old carpet.</text:span></text:p>
      <text:p text:style-name="P75"/>
      <text:p text:style-name="P389"><text:span text:style-name="T329">C</text:span><text:span text:style-name="T199">huy brought immediate life to my day. <text:s/></text:span><text:span text:style-name="T330">He was only 18 months but already 100 pounds and full of energy that had to be dealt with. <text:s/></text:span><text:span text:style-name="T331">He need to get out and play 3 times a day and need a lot of stimulation. <text:s/>He loved fetching his toys and going for walks. <text:s/>Once on the leash he took on the air of a dog with a plan. </text:span><text:span text:style-name="T332">He pulled too much as he seemed to take charge. <text:s/></text:span><text:span text:style-name="T2747">He walked as if he knew exactly what he was doing, on patrol and alert to anything and everything. </text:span><text:span text:style-name="T332"><text:s/></text:span><text:span text:style-name="T333">It took a long while before I trusted him off the leash and he trusted me enough to always come back. <text:s/></text:span><text:span text:style-name="T334">Playful is the only word to describe Chuy, </text:span><text:span text:style-name="T335">that and needy. <text:s/></text:span><text:span text:style-name="T336">He hated being ignored </text:span><text:span text:style-name="T2748">or alone</text:span><text:span text:style-name="T336">.</text:span></text:p>
      <text:p text:style-name="P76"/>
      <text:p text:style-name="P390"><text:span text:style-name="T336">C</text:span><text:span text:style-name="T199">huy would be my constant companion. <text:s/></text:span><text:span text:style-name="T2579">He</text:span><text:span text:style-name="T199"> brought me both joy and frustration, </text:span><text:span text:style-name="T337">but that’s all part of life anyway. <text:s/></text:span><text:span text:style-name="T338">Most of all, </text:span><text:span text:style-name="T2579">he gave me </text:span><text:span text:style-name="T338">a lot more to do than the ever present </text:span><text:span text:style-name="T2579">slow process of emotional</text:span><text:span text:style-name="T338"> heal. <text:s/></text:span><text:span text:style-name="T2579">Always something to do and, finally, someone else to care about.</text:span></text:p>
      <text:p text:style-name="P77"/>
      <text:h text:style-name="P1" text:outline-level="1"><text:span text:style-name="T338">C</text:span><text:span text:style-name="T199">hapter 5: I discover Triggers.</text:span></text:h>
      <text:p text:style-name="P78"/>
      <text:p text:style-name="P391"><text:span text:style-name="T199">Suffering from emotional abuse can go on forever if left untreated. <text:s/></text:span><text:span text:style-name="T339">Ask any spouse to an alcoholic and they’ll tell you of the misery of their lives. <text:s/></text:span><text:span text:style-name="T340">They don’t </text:span><text:soft-page-break/><text:span text:style-name="T340">even drink but the abuse </text:span><text:span text:style-name="T371">from the drinker </text:span><text:span text:style-name="T340">is real and the damage lasting and won’t go away until the source of the abuse goes away. <text:s/></text:span><text:span text:style-name="T341">Even then, that is only when the healing </text:span><text:span text:style-name="T345">can </text:span><text:span text:style-name="T341">begin. <text:s/></text:span><text:span text:style-name="T342">The complex </text:span><text:span text:style-name="T344">poison</text:span><text:span text:style-name="T342"> of blame and shame undermine and work their way into the strongest of people </text:span><text:span text:style-name="T343">and most of the time they don’t even know it. <text:s/></text:span><text:span text:style-name="T346">Yet, I didn’t know any of that when I started looking up narcissism. <text:s/>I hadn’t a clue.</text:span></text:p>
      <text:p text:style-name="P79"/>
      <text:p text:style-name="P392"><text:span text:style-name="T346">I </text:span><text:span text:style-name="T199">looked it up first on Google then some YouTube videos. <text:s/></text:span><text:span text:style-name="T347">Then the search algorithm started feeding me more and more articles, videos and posts on narcissism. <text:s/></text:span><text:span text:style-name="T348">At first it became annoying. <text:s/></text:span><text:span text:style-name="T349">I didn’t want my news feed filled with the subject, I was just a little curious, that’s all. <text:s/></text:span><text:span text:style-name="T350">But the more I learned the more sense it made. <text:s/></text:span><text:span text:style-name="T351">How a person can so easily and unemotionally discard their own family or turn on them so completely? <text:s/>Narcissism is a behavior that most people can’t really understand and as I read it I started seeing myself described. <text:s/>I had many of those behaviors. <text:s/>Also, Michelle had even told me that I was selfish as did Those Siblings. </text:span><text:span text:style-name="T352">Was I really a narcissist? <text:s/></text:span><text:span text:style-name="T372">Was this what Master Kym was alluding to?</text:span></text:p>
      <text:p text:style-name="P80"/>
      <text:p text:style-name="P393"><text:span text:style-name="T352">I </text:span><text:span text:style-name="T199">was saved by yet another video by exactly that title. “Am I a narcissist?” <text:s/></text:span><text:span text:style-name="T353">Rule number one of narcissists is that they can’t self-reflect. <text:s/></text:span><text:span text:style-name="T354">You can describe it as a handicap if you like. <text:s/></text:span><text:span text:style-name="T355">Most people, healthy people, can reflect on themselves, self-evaluate and both accept and adjust their behavior if necessary. <text:s/></text:span><text:span text:style-name="T356">A narcissist cannot. <text:s/></text:span><text:span text:style-name="T357">That is, a narcissist does not have the software in their head to look at themselves, to self-reflect. <text:s/></text:span><text:span text:style-name="T358">It is hard for a healthy person to realize, actually, </text:span><text:soft-page-break/><text:span text:style-name="T358">because owning their own behavior is easy, its what healthy adults do. <text:s/></text:span><text:span text:style-name="T372">No one likes making a mistake but most people accept them and learn from them. <text:s/></text:span><text:span text:style-name="T359">It is no surprise that a healthy adult would find it difficult to realize that another person is simply unable to do that. <text:s/></text:span><text:span text:style-name="T360">Everyone can </text:span><text:span text:style-name="T2580">look at themselves and be honest, ya know, </text:span><text:span text:style-name="T360">self-reflect, right? <text:s/></text:span><text:span text:style-name="T361">Narcissists cannot. </text:span><text:span text:style-name="T362"><text:s/>So, if you ask yourself “am I a narcissist?” and look for an honest answer then you are NOT a narcissist. <text:s/></text:span><text:span text:style-name="T363">That, too, </text:span><text:span text:style-name="T364">is difficult to accept. <text:s/>I’m not a narcissist because I ask the question. <text:s/>It sounds like something out of Dungeons and Dragons game. <text:s/></text:span><text:span text:style-name="T365">But its true. <text:s/></text:span><text:span text:style-name="T366">My conscience </text:span><text:span text:style-name="T372">haunted me with</text:span><text:span text:style-name="T366"> that question often and in different ways. <text:s/></text:span><text:span text:style-name="T367">I had reworded </text:span><text:span text:style-name="T539">it </text:span><text:span text:style-name="T367">as “what did I do wrong?” and “how could I have changed to make it better?” and “I can see their point of view so what can I do on my part to resolve things?” <text:s/></text:span><text:span text:style-name="T368">The other and connected part about a narcissis</text:span><text:span text:style-name="T539">t</text:span><text:span text:style-name="T368"> is that they cannot accept blame or accountability. <text:s/>So, “how can I make it better?” is not in their vocabulary and “I’ll change to make them happy” isn’t there either. <text:s/></text:span><text:span text:style-name="T369">In truth, there is no “other” in their thoughts except how that “other” helps them. <text:s/></text:span><text:span text:style-name="T370">And how deep that self-oriented thought pattern goes is truly remarkable.</text:span></text:p>
      <text:p text:style-name="P81"/>
      <text:p text:style-name="P517"><text:span text:style-name="T373">All of this started trigger</text:span><text:span text:style-name="T374">ing many things within me. <text:s/>“Triggers” is another term that comes from this kind of research, too. <text:s/></text:span><text:span text:style-name="T375">Triggers are any kind of experience that triggers an emotion to spontaneously appear and be expressed. <text:s/></text:span><text:span text:style-name="T376">The slightest thing can be a trigger. <text:s/>A scent. <text:s/>A sound. <text:s/>A song. <text:s/>An expression on someone’s face. <text:s/></text:span><text:span text:style-name="T377">The mind is ever alert for triggers, </text:span><text:span text:style-name="T378">too. <text:s/>And in my solitude and isolation, deep in the Redwoods I </text:span><text:span text:style-name="T539">had</text:span><text:span text:style-name="T378"> become well acquainted with uncontrolled and spontaneous feelings. <text:s/></text:span><text:span text:style-name="T379">The next thing that the news feed gave me was that </text:span><text:soft-page-break/><text:span text:style-name="T379">the thing about triggers is that they </text:span><text:span text:style-name="T539">aren’t permanent</text:span><text:span text:style-name="T379">. <text:s/></text:span><text:span text:style-name="T380">Catch what the trigger is and emotions are released and find how they are connected. <text:s/></text:span><text:span text:style-name="T381">To cry over the smell of roast turkey and cranberries because that was Thanksgiving and a sweet event that’ll never happen like that again. <text:s/></text:span><text:span text:style-name="T382">To get angry at </text:span><text:span text:style-name="T383">the site of </text:span><text:span text:style-name="T382">Captain Kirk because I was watching </text:span><text:span text:style-name="T2758">Star Trek</text:span><text:span text:style-name="T382"> when my sister teased me about </text:span><text:span text:style-name="T383">my bad haircut on picture day</text:span><text:span text:style-name="T382">. <text:s/></text:span><text:span text:style-name="T387">Oh, it sounds so silly, but puberty is hard enough without someone trying to bring you down and despite growing up, we often never let it go. </text:span><text:span text:style-name="T382"><text:s/></text:span><text:span text:style-name="T384">And each </text:span><text:span text:style-name="T387">trigger</text:span><text:span text:style-name="T384"> was easy to resolve. <text:s/></text:span><text:span text:style-name="T385">Smell the turkey and cranberries and enjoy that flavor once more and cry and let go of those lost memories. <text:s/></text:span><text:span text:style-name="T386">Let them go and disappear and let the sweet and smoky flavors do the healing that the tears would not. <text:s/></text:span><text:span text:style-name="T387">It is, after all, what food is for.</text:span><text:span text:style-name="T386"> <text:s/></text:span><text:span text:style-name="T387">Remember Captain Kirk’s heroics, his brash</text:span><text:span text:style-name="T2581">ness</text:span><text:span text:style-name="T387"> and boldness, the reason why that show was so successful and let the phrase “go where no man has gone before” help forget about a haircut that was long gone and a mean teen-aged sister that no longer exists. <text:s/></text:span><text:span text:style-name="T2581">It seems silly that a 60 year old man might be triggered but such petty memories, but what I was learning was that I had been deconstructed </text:span><text:span text:style-name="T2749">and disassembled </text:span><text:span text:style-name="T2581">without knowing it.</text:span></text:p>
      <text:p text:style-name="P82"/>
      <text:p text:style-name="P517"><text:span text:style-name="T387">And it answered one of my most </text:span><text:span text:style-name="T400">immediate</text:span><text:span text:style-name="T387"> questions. <text:s/>How long do I have to endure this </text:span><text:span text:style-name="T388">agony? <text:s/></text:span><text:span text:style-name="T389">The answer was, as long as </text:span><text:span text:style-name="T2582">I</text:span><text:span text:style-name="T389"> can be triggered. <text:s/></text:span><text:span text:style-name="T390">This changed my entire perspective </text:span><text:span text:style-name="T398">and i</text:span><text:span text:style-name="T391">t was the first of many </text:span><text:span text:style-name="T400">such changes</text:span><text:span text:style-name="T391">. <text:s/></text:span><text:span text:style-name="T392">I wasn’t my triggers. <text:s/>I wasn’t the feelings that seemed to control me. <text:s/>Those things weren’t who I was. <text:s/></text:span><text:span text:style-name="T2750">Just as Master Kym had said, t</text:span><text:span text:style-name="T392">hose things “happened to me </text:span><text:span text:style-name="T2750">and not because of me” </text:span><text:span text:style-name="T400">and the feelings were reactions replayed over and over again</text:span><text:span text:style-name="T392">. <text:s/></text:span><text:soft-page-break/><text:span text:style-name="T2583">They were evidence of a deeper trauma that I had lived with all of my life and never knew.</text:span><text:span text:style-name="T392"> <text:s/>Who I </text:span><text:span text:style-name="T2750">really </text:span><text:span text:style-name="T392">am is the person who must deal with these triggers and resolve them. <text:s/></text:span><text:span text:style-name="T393">Each trigger was a wound </text:span><text:span text:style-name="T2583">yet </text:span><text:span text:style-name="T393">to be healed. <text:s/>A scar that I </text:span><text:span text:style-name="T398">had </text:span><text:span text:style-name="T393">acquired. <text:s/>And a scar could be something to be ashamed of or something to be proud of, </text:span><text:span text:style-name="T394">indeed, sometimes even something to brag about. <text:s/>Even a one-eyed sailor could be proud about the way that he lost an eye </text:span><text:span text:style-name="T398">and might take joy in weaving a tale of swashbuckling heroism </text:span><text:span text:style-name="T2583">around it</text:span><text:span text:style-name="T394">. <text:s/></text:span><text:span text:style-name="T395">I wasn’t a victim because I had triggers, but I was victimized in getting them. <text:s/></text:span><text:span text:style-name="T396">Then I remember</text:span><text:span text:style-name="T399">ed</text:span><text:span text:style-name="T396"> Master Kym’s </text:span><text:span text:style-name="T2750">other </text:span><text:span text:style-name="T396">words “Its not your fault.” </text:span><text:span text:style-name="T397">and I started to understand what she meant.</text:span></text:p>
      <text:p text:style-name="P83"/>
      <text:p text:style-name="P518"><text:span text:style-name="T397">I </text:span><text:span text:style-name="T400">wasn’t a narcissist because I dared to think that I </text:span><text:span text:style-name="T2583">might be one</text:span><text:span text:style-name="T400">. <text:s/>I wasn’t emotional, I was responding to unresolved events emotionally. <text:s/></text:span><text:span text:style-name="T401">And, most of all, this is how emotions actually work. <text:s/>What appears to be random and out of control actually has a pattern where we participate </text:span><text:span text:style-name="T402">and if we have a strong enough spirit </text:span><text:span text:style-name="T403">and choose to be healthy</text:span><text:span text:style-name="T402"> we find ways to cooperate too. <text:s/></text:span><text:span text:style-name="T403">The biggest win of all was that I was seeing the Truth by accepting the Symptoms. <text:s/></text:span><text:span text:style-name="T404">Having triggers is a symptom of emotional abuse. <text:s/>I didn’t need to demand that people hear me and validate me. <text:s/></text:span><text:span text:style-name="T540">Simply because I couldn’t find support didn’t mean that I was going crazy. <text:s/>I did see what had happened to me and the triggers were the proof.</text:span><text:span text:style-name="T404"> <text:s/></text:span><text:span text:style-name="T405">I didn’t need anyone’s support anymore, at least not on this. <text:s/></text:span><text:span text:style-name="T406">My own grief was proof of my love </text:span><text:span text:style-name="T411">and I clearly knew how to love</text:span><text:span text:style-name="T406">. <text:s/></text:span><text:span text:style-name="T407">My own love was always for the greater good and benefit of those that I loved. <text:s/></text:span><text:span text:style-name="T408">My intentions were always good, </text:span><text:span text:style-name="T411">my effort always sincere</text:span><text:span text:style-name="T408">. <text:s/>Hell, even at my drunken worst I’d rather help my </text:span><text:soft-page-break/><text:span text:style-name="T408">Mother than hurt by sister. <text:s/></text:span><text:span text:style-name="T409">It was shocking </text:span><text:span text:style-name="T2583">proof and a</text:span><text:span text:style-name="T409"> true realization. <text:s/>I could never be as selfish as </text:span><text:span text:style-name="T411">my sister</text:span><text:span text:style-name="T409">, </text:span><text:span text:style-name="T410">indeed, we weren’t at all alike</text:span><text:span text:style-name="T409">. <text:s/></text:span><text:span text:style-name="T410">That meant more about me than it did about her. <text:s/></text:span><text:span text:style-name="T411">Somewhere along the way I had identified with her, with </text:span><text:span text:style-name="T412">Those Siblings </text:span><text:span text:style-name="T415">and with The Family</text:span><text:span text:style-name="T412">. <text:s/></text:span><text:span text:style-name="T413">I wasn’t like them, though. <text:s/>I wasn’t. </text:span><text:span text:style-name="T414">And Master Kym’s voice echoed in my mind “its not your fault.” <text:s/>I </text:span><text:span text:style-name="T417">had stepped onto a Path of Self-discovery </text:span><text:span text:style-name="T416">and I started to see that I had a long way to go.</text:span></text:p>
      <text:p text:style-name="P84"/>
      <text:p text:style-name="P519"><text:span text:style-name="T418">Once you realize that you have triggers and start recognizing them, you start to see them everywhere. <text:s/></text:span><text:span text:style-name="T419">What was a low buzz of background distraction i</text:span><text:span text:style-name="T2584">n my</text:span><text:span text:style-name="T419"> mind, a buzz that was always there but </text:span><text:span text:style-name="T540">I</text:span><text:span text:style-name="T419"> hardly noticed, now makes more and more sense. <text:s/>Its like when you buy a new car and all that you can see on the road is other new cars. <text:s/>Everywhere that I went I could feel the effects of memories, some strong and some minute. <text:s/></text:span><text:span text:style-name="T420">I’d go shopping and remember those times that I stood with a </text:span><text:span text:style-name="T540">canopy and </text:span><text:span text:style-name="T420">booth in front of the grocery store trying to sell my martial arts business. <text:s/>I’d see pickles on the shelf and realize that I never eat pickles but remember Dad putting them on everything </text:span><text:span text:style-name="T2584">when I was a boy</text:span><text:span text:style-name="T420">. <text:s/></text:span><text:span text:style-name="T421">Pumping gas, getting my car serviced, stories, memories, echoes of the past. <text:s/></text:span><text:span text:style-name="T422">Minute triggers disappear like bees looking for honey. <text:s/>Once you see them and recognize them they seem to lose whatever little strength that they had. <text:s/>Big triggers could be quite distracting. <text:s/></text:span><text:span text:style-name="T424">E</text:span><text:span text:style-name="T423">verywhere I looked. <text:s/>Triggers. <text:s/></text:span><text:span text:style-name="T424">My wo</text:span><text:span text:style-name="T540">r</text:span><text:span text:style-name="T424">ld was </text:span><text:span text:style-name="T2750">emotionally </text:span><text:span text:style-name="T424">heavy enough as it was but recognizing just how bad was daunting.</text:span></text:p>
      <text:p text:style-name="P85"/>
      <text:p text:style-name="P520"><text:span text:style-name="T423">I </text:span><text:span text:style-name="T424">entered the Feed and Fuel. <text:s/>It is the only place within 50 miles where a person can get pet food, alfalfa, and farm supplies. <text:s/></text:span><text:span text:style-name="T2584">As I said, during the pandemic, we </text:span><text:soft-page-break/><text:span text:style-name="T2584">survived in any which way that we could and</text:span><text:span text:style-name="T425"> it slowly became my responsibility to pick up hay for our two large horses and the two miniature horses, as well as pet food for the 5 dogs and 7 cats and 2 dozen chickens. <text:s/></text:span><text:span text:style-name="T426">We lived on an ache sized ranch and enjoyed the rural setting. <text:s/></text:span><text:span text:style-name="T427">It was one of the most peaceful and beautiful places that I’ve ever lived. <text:s/></text:span><text:span text:style-name="T428">It was my pleasure to do my part. <text:s/>I knew nothing about animals but I could do the heavy lifting. <text:s/>On this day, though, I needed nothing like pet food or hay from Feed and Fuel. <text:s/></text:span><text:span text:style-name="T429">I needed fencing to build an outdoor </text:span><text:span text:style-name="T459">dog run</text:span><text:span text:style-name="T429"> for Chuy. <text:s/>I walked into the place like I had a hundred times and the triggers went off. </text:span><text:span text:style-name="T540"><text:s/>My first thought was that the triggers were associated with Michelle or the girls or the pets, b</text:span><text:span text:style-name="T430">ut it wasn’t about something Michelle had done of one of the girls. <text:s/></text:span><text:span text:style-name="T2585">Something had triggered anxiety within me and I couldn’t really figure out what it was. <text:s/></text:span><text:span text:style-name="T431">It was like extending antenna up out of my head as I received all the wrong feelings. <text:s/></text:span><text:span text:style-name="T432">Then I realized that I was being triggered by the people who worked there. <text:s/></text:span><text:span text:style-name="T433">The owners and clerks. <text:s/></text:span><text:span text:style-name="T434">Anyone who had horses or livestock dealt with Feed and Fuel. <text:s/></text:span><text:span text:style-name="T435">Horse people know each other and the owners were definitely horse people. <text:s/></text:span><text:span text:style-name="T436">The look that they gave me had an unnatural intensity and the</text:span><text:span text:style-name="T2750">ir</text:span><text:span text:style-name="T436"> words were uncharacteristically clipped. <text:s/></text:span><text:span text:style-name="T438">It wasn’t something inside of me, this time. <text:s/>It was them.</text:span><text:span text:style-name="T436"> </text:span><text:span text:style-name="T437">I hadn’t been there in more than 9 months. <text:s/></text:span><text:span text:style-name="T2585">Then it occurred to me like having a psychic vision. <text:s/></text:span><text:span text:style-name="T438">The scenario popped into my head as if I w</text:span><text:span text:style-name="T2585">atching a movie or a flashback</text:span><text:span text:style-name="T438">. <text:s/>I could imagine it in amazing detail and even hear the unspoken dialog as if it were grafted into the floor. <text:s/>They’d say something like “we haven’t seen you in a long time” and “doesn’t your husband usually pick this up?” and although I’ve never seen Michelle do or say anything to embarrass me, she’d unload on them. <text:s/></text:span><text:span text:style-name="T439">I’m sure that when I say “I was kicked out” </text:span><text:soft-page-break/><text:span text:style-name="T439">or “abandoned” or “discarded” Michelle would say “kicked him out” or “got rid of his ass” after explaining why she was a victim to something that she had yet to share with me. <text:s/>I had learned that my feelings and triggers were facts about symptoms that I might not yet understand. <text:s/></text:span><text:span text:style-name="T440">These feelings in me were responses from subtle and uncomfortable behavior from the clerks at Feed and Fuel. <text:s/></text:span><text:span text:style-name="T2585">Their once courteous and friendly behavior was now a disciplined professionalism with veiled disdain.</text:span><text:span text:style-name="T440"> I picked up the fencing and </text:span><text:span text:style-name="T459">left</text:span><text:span text:style-name="T440">.</text:span></text:p>
      <text:p text:style-name="P86"/>
      <text:p text:style-name="P521"><text:span text:style-name="T440">A</text:span><text:span text:style-name="T542">nd, just like that, it seemed like eyes, everywhere were glancing at me. <text:s/>Was I getting paranoid? <text:s/></text:span><text:span text:style-name="T441">Was I just over reacting? <text:s/></text:span><text:span text:style-name="T442">How accurate were my feelings, these triggers? <text:s/>Was I right about them or was I somehow placating a wounded ego and a broken heart? <text:s/></text:span><text:span text:style-name="T443">Actually, </text:span><text:span text:style-name="T444">it didn’t matter. <text:s/>None of that mattered. <text:s/>I could be scared that Michelle had gone around the entire community smearing my name. <text:s/>She obviously had done that at Feed and Fuel. <text:s/></text:span><text:span text:style-name="T445">Could I imagine her doing that to me? <text:s/>Well, yes, actually. <text:s/>She spoke very ill of her previous boyfriends and ex-husband, it wouldn’t be difficult to see her saying such things about me. <text:s/></text:span><text:span text:style-name="T446">I had never heard one word of it </text:span><text:span text:style-name="T2586">about me</text:span><text:span text:style-name="T446">, though. <text:s/>She never once embarrassed me with anything that she might say to others. <text:s/></text:span><text:span text:style-name="T447">Was I paranoid, though? <text:s/></text:span><text:span text:style-name="T448">No, I hadn’t imagined it and I could never know the extent of her smear campaign. <text:s/></text:span><text:span text:style-name="T449">So, it was true but I could not </text:span><text:span text:style-name="T457">know</text:span><text:span text:style-name="T449"> how bad. <text:s/></text:span><text:span text:style-name="T450">She lived there, too, I </text:span><text:span text:style-name="T541">was the one who</text:span><text:span text:style-name="T450"> left. <text:s/>She had a house, a ranch and would be living there still and I was the one still in search of a home. <text:s/></text:span><text:span text:style-name="T451">There was a sense of shame surrounding everywhere I went. <text:s/>There was nothing that didn’t trigger caution, suspicion or something that I thought that I might be held accountable for. <text:s/></text:span><text:span text:style-name="T2586">Master Kym said that Michelle had </text:span><text:soft-page-break/><text:span text:style-name="T2586">planned it all and w</text:span><text:span text:style-name="T452">hatever plan or purpose that </text:span><text:span text:style-name="T2586">she</text:span><text:span text:style-name="T452"> had, it had succeeded. <text:s/></text:span><text:span text:style-name="T453">I almost couldn’t believe it. <text:s/></text:span><text:span text:style-name="T454">The woman that I loved, that woman in the pictures in the wedding, that loving mother and nurturing partner … could she do that? <text:s/></text:span><text:span text:style-name="T460">When you learn the lesson of </text:span><text:span text:style-name="T455">Facts via Symptoms </text:span><text:span text:style-name="T541">it </text:span><text:span text:style-name="T455">start to sway your thinking </text:span><text:span text:style-name="T457">and mine was swayed</text:span><text:span text:style-name="T455">. <text:s/></text:span><text:span text:style-name="T456">Whether she did or didn’t, the results were the same. <text:s/>I wasn’t welcome in my own town. <text:s/>Maybe I was wrong </text:span><text:span text:style-name="T2586">and these triggers where overreaction</text:span><text:span text:style-name="T456">, but it didn’t matter. <text:s/></text:span><text:span text:style-name="T457">What was true, though is that there were complex emotional connections within me that made it true. <text:s/></text:span><text:span text:style-name="T460">For my own mental health </text:span><text:span text:style-name="T458">I had to leave.</text:span></text:p>
      <text:p text:style-name="P87"/>
      <text:h text:style-name="P1" text:outline-level="1">Chapter 6: <text:span text:style-name="T2888">Its about Spirit.</text:span></text:h>
      <text:p text:style-name="P88"/>
      <text:p text:style-name="P522"><text:span text:style-name="T461">Walkabout. <text:s/></text:span><text:span text:style-name="T462">It made sense. <text:s/></text:span><text:span text:style-name="T463">I had no intention of spending the rest of my life as I already had. <text:s/>That is, working to pay rent and never get ahead. <text:s/></text:span><text:span text:style-name="T464">My inheritance wasn’t the millions </text:span><text:span text:style-name="T484">of dollars</text:span><text:span text:style-name="T464"> that a house in Belmont California is worth. <text:s/></text:span><text:span text:style-name="T465">It had to be divided up 6 ways after all. <text:s/></text:span><text:span text:style-name="T466">It was enough, however, to give me a break from “</text:span><text:span text:style-name="T2587">making a living”</text:span><text:span text:style-name="T466">. <text:s/></text:span><text:span text:style-name="T467">A could get a travel trailer and hook it up to my truck </text:span><text:span text:style-name="T468">and go, just go. <text:s/></text:span><text:span text:style-name="T469">Google is great for getting information and </text:span><text:span text:style-name="T537">after </text:span><text:span text:style-name="T469">an hour </text:span><text:span text:style-name="T2587">of collecting</text:span><text:span text:style-name="T469"> data and crunching numbers </text:span><text:span text:style-name="T2587">I discovered that </text:span><text:span text:style-name="T469">it was not only feasible but practical. <text:s/></text:span><text:span text:style-name="T2587">It would actually be cheaper than staying in the tiny concrete dungeon of an apartment deep in the Redwoods.</text:span><text:span text:style-name="T469"> <text:s/></text:span><text:span text:style-name="T470">Where would I go? <text:s/>What would I do? <text:s/></text:span><text:span text:style-name="T471">What about emergencies? <text:s/></text:span><text:span text:style-name="T472">Yet, those were the exact same questions that I was living with now. <text:s/></text:span><text:span text:style-name="T473">How </text:span><text:span text:style-name="T480">d</text:span><text:span text:style-name="T473">o I fight off boredom </text:span><text:span text:style-name="T2587">living alone</text:span><text:span text:style-name="T473"> in the beautiful and lush </text:span><text:soft-page-break/><text:span text:style-name="T473">Redwoods? <text:s/>Where do I go that I haven’t already been? <text:s text:c="2"/></text:span><text:span text:style-name="T474">In fact, what was I doing at that very moment </text:span><text:span text:style-name="T484">or </text:span><text:span text:style-name="T474">with</text:span><text:span text:style-name="T475">in</text:span><text:span text:style-name="T474"> the last two weeks, </text:span><text:span text:style-name="T475">hell, all summer long,</text:span><text:span text:style-name="T474"> that couldn’t be done anywhere? <text:s/></text:span><text:span text:style-name="T476">I had no job, </text:span><text:span text:style-name="T477">not really. <text:s/></text:span><text:span text:style-name="T475">I saw </text:span><text:span text:style-name="T478">no friends,</text:span><text:span text:style-name="T475"> no </text:span><text:span text:style-name="T478">people</text:span><text:span text:style-name="T475"> except 10 or 12 students who only came to class intermittently. <text:s/></text:span><text:span text:style-name="T478">I had no Mom to go visit or keep an eye on. <text:s/></text:span><text:span text:style-name="T484">And my children had grown and long since moved away, yet thinking of them was one of the warmest feelings that kept the ever present doldrums away. <text:s/></text:span><text:span text:style-name="T480">There was th</text:span><text:span text:style-name="T484">at</text:span><text:span text:style-name="T480"> feeling again, choices with my own consequences. </text:span><text:span text:style-name="T479">That weird freedom that I experienced before was settling in and buying a home on wheels was starting to look like a really good idea. <text:s/></text:span><text:span text:style-name="T480">That </text:span><text:span text:style-name="T537">other</text:span><text:span text:style-name="T480"> logic seeped back into my thoughts, too. <text:s/>When was I ever going to get a</text:span><text:span text:style-name="T481">nother</text:span><text:span text:style-name="T480"> chance to just travel? <text:s/></text:span><text:span text:style-name="T481">Sure, I’d have to do it alone, but I was already alone. <text:s/></text:span><text:span text:style-name="T482">And if I was ever going to do it, it had to be while I was still healthy and strong. <text:s/></text:span><text:span text:style-name="T483">It was time.</text:span></text:p>
      <text:p text:style-name="P89"/>
      <text:p text:style-name="P523"><text:span text:style-name="T483">A</text:span><text:span text:style-name="T484">bout my children. <text:s/></text:span><text:span text:style-name="T485">They weren’t children anymore. <text:s/></text:span><text:span text:style-name="T486">Megan and Shaun. <text:s/>I couldn’t love or be prouder of anyone else in my life. <text:s/></text:span><text:span text:style-name="T487">They were both near 30 years old now and had moved away, far away. <text:s/></text:span><text:span text:style-name="T488">It wasn’t personal, just financial. <text:s/>Both </text:span><text:span text:style-name="T537">were</text:span><text:span text:style-name="T488"> successful people with good jobs but not able to make enough money to live successfully in the ever more expensive San Francisco Bay Area. <text:s/></text:span><text:span text:style-name="T489">Megan had moved in with some friends 400 miles north in Arcata, California. <text:s/></text:span><text:span text:style-name="T490">Shaun had moved to Chicago where a few friends had convinced him that he’d do much better, </text:span><text:span text:style-name="T491">there. <text:s/></text:span><text:span text:style-name="T492">I hadn’t had a chance to visit either of them. <text:s/></text:span><text:span text:style-name="T493">They were the first and most important people in my life, but being young adults, well, youngish, they no longer needed their father and needed to focus on themselves, their lives their </text:span><text:soft-page-break/><text:span text:style-name="T493">careers. <text:s/>As my Dad put it, “its their turn and life needs to be all about them.” <text:s/></text:span><text:span text:style-name="T494">He was so right. <text:s/></text:span><text:span text:style-name="T495">I missed them and I didn’t raise them to be my companion or caretaker. <text:s/></text:span><text:span text:style-name="T496">They were and still are strong independent people with clear minds who know their own hearts. <text:s/></text:span><text:span text:style-name="T509">They never succumb to peer pressure so much as to take drugs (I’m sure that they yielded to their curiosity and experimented). <text:s/>They never developed self-destructive habits like alcoholism or gambling. <text:s/>They tended to be cautious with life, but courageous once they knew what to do. <text:s/>Indeed, Shaun simply moving to Chicago without discussion or preamble was a bit of a surprise. <text:s/>A proud surprise. <text:s/>I wouldn’t have predicted it. </text:span><text:span text:style-name="T496"><text:s/>In fact, the only thing that came to my mind was how do I set an example </text:span><text:span text:style-name="T537">for them</text:span><text:span text:style-name="T496"> </text:span><text:span text:style-name="T497">of how to live life in retirement </text:span><text:span text:style-name="T2587">or recover from grief or loss</text:span><text:span text:style-name="T497">? <text:s/></text:span><text:span text:style-name="T498">I had friends who were retiring and they slowly evolved into the cantankerous old fool who yells “get off my lawn!” <text:s/></text:span><text:span text:style-name="T499">Others who brokered 30 or 40 years of their life to have the freedom in the remaining years to travel the world and sip the sweet nectar of freedom and always return t</text:span><text:span text:style-name="T509">o t</text:span><text:span text:style-name="T499">he confines and </text:span><text:span text:style-name="T509">routine</text:span><text:span text:style-name="T499"> of the same house and home. <text:s/></text:span><text:span text:style-name="T500">And others, living through their children and grandchildren. <text:s/></text:span><text:span text:style-name="T501">Getting back involved in Little League and Boy Scouts </text:span><text:span text:style-name="T509">or Girl Scouts and school recitals</text:span><text:span text:style-name="T501">. <text:s/></text:span><text:span text:style-name="T502">In fact, there were several recipes for the Retirement Years </text:span><text:span text:style-name="T503">all clearly laid out. <text:s/></text:span><text:span text:style-name="T504">Most of them, though, depended on the assumption of having settle</text:span><text:span text:style-name="T509">d</text:span><text:span text:style-name="T504"> deep roots and </text:span><text:span text:style-name="T537">acquired</text:span><text:span text:style-name="T504"> security enough to live those later years without too much worry. <text:s/></text:span><text:span text:style-name="T505">None felt like a reasonable option to me. <text:s/></text:span><text:span text:style-name="T506">So, still feeling the role of father</text:span><text:span text:style-name="T509">hood</text:span><text:span text:style-name="T506"> and wanting to set an example that I thought that my children would be proud of and maybe gain some insight from, how was I suppose to live the next 20 or 30 years? <text:s/></text:span><text:span text:style-name="T507">This was yet another deep </text:span><text:soft-page-break/><text:span text:style-name="T507">and important issue to deal with on top of the interminable and slowly healing grief. <text:s/></text:span><text:span text:style-name="T508">Yeah, Walkabout certainly seemed like the right answer.</text:span></text:p>
      <text:p text:style-name="P90"/>
      <text:p text:style-name="P524"><text:span text:style-name="T508">W</text:span><text:span text:style-name="T511">alkabout is self-reflection, of course. <text:s/>The difficult and necessary act of facing your own truth no matter how ugly or beautiful it might be. <text:s/></text:span><text:span text:style-name="T510">Many doubts crept into my mind. “</text:span><text:span text:style-name="T511">Isn’t this an example of self-indulgence?” </text:span><text:span text:style-name="T510">and</text:span><text:span text:style-name="T511"> “It sounds like a very selfish thing to do.” <text:s text:c="2"/></text:span><text:span text:style-name="T537">Words in these thoughts were always “selfish” and “irresponsible” and “silly”. <text:s/></text:span><text:span text:style-name="T523">I could imagine my kids or siblings asking these questions or making these statements emphasizing my own</text:span><text:span text:style-name="T511"> </text:span><text:span text:style-name="T523">d</text:span><text:span text:style-name="T512">oubts and self-recriminations. <text:s/></text:span><text:span text:style-name="T513">Everyone else’s advice from goodhearted sister to tried and true friend (distant though they may be) talked about finding security, a house, putting down roots. <text:s/></text:span><text:span text:style-name="T514">“What kind of person runs off by himself?” it is amazing how you’ll haunt your own self when you decide on something truly sacred. <text:s/>Indeed, that, too is a Fact via Symptom. <text:s/></text:span><text:span text:style-name="T515">I could see these doubts differently now. <text:s/></text:span><text:span text:style-name="T516">Just like “you aren’t a narcissist because you honestly ask the question” here was that same tone, that same attitude, that same self-critical voice. <text:s/></text:span><text:span text:style-name="T517">Self-indulgent? <text:s/>Selfish? <text:s/></text:span><text:span text:style-name="T518">I owed no one anything. <text:s/>No one even checked in on me to see if I was okay. <text:s/></text:span><text:span text:style-name="T519">Not phone call. <text:s/>Not text. <text:s/></text:span><text:span text:style-name="T520">Not email.</text:span><text:span text:style-name="T519"> <text:s/>Not even reply to the occasional social media post. <text:s/></text:span><text:span text:style-name="T521">Damn, in an age of mankind where there were more ways to get in touch and connect with each other all of the people in my life were connecting less and less and to me, not at all. <text:s/></text:span><text:span text:style-name="T522">Was I being selfish to drive away and have my own adventure? <text:s/></text:span><text:span text:style-name="T523">What a mind fuck! <text:s/>I owed no one anything, quite the opposite, actually. <text:s/></text:span><text:span text:style-name="T524">I owed it to myself. <text:s/></text:span><text:span text:style-name="T525">Selfish? <text:s/>Okay, yes, but not self-indulgent. <text:s/>I owed it </text:span><text:soft-page-break/><text:span text:style-name="T525">to myself out of self-respect. <text:s/></text:span><text:span text:style-name="T526">Self-respect, now there’s </text:span><text:span text:style-name="T538">something</text:span><text:span text:style-name="T526"> </text:span><text:span text:style-name="T538">to </text:span><text:span text:style-name="T526">mediat</text:span><text:span text:style-name="T538">e </text:span><text:span text:style-name="T526">on. <text:s/></text:span><text:span text:style-name="T527">How had I lost that?</text:span></text:p>
      <text:p text:style-name="P91"/>
      <text:p text:style-name="P525"><text:span text:style-name="T527">T</text:span><text:span text:style-name="T536">ruly sacred is another Fact via Symptom. <text:s/></text:span><text:span text:style-name="T528">Daily life is a routine. <text:s/>The food that we choose to eat isn’t meant to challenge us, it is meant to nourish </text:span><text:span text:style-name="T535">whether it be through flavor or function or need</text:span><text:span text:style-name="T528">. <text:s/>The regularity of doing laundry is a comforting necessity and done almost without thinking of why we do it. <text:s/></text:span><text:span text:style-name="T529">To have clean clothes, of course, so that we don’t have to worry overly much about how we look, how the clothes feel and whether they stink </text:span><text:span text:style-name="T530">and worst of all, if they itch. <text:s/></text:span><text:span text:style-name="T531">Routine, though, is our comfort zone. <text:s/>A constant safe space full of habits designed so that we don’t have to think, rethink or reevaluate our daily choices. <text:s/>So, when you touch on something that is truly sacred it’ll necessarily be outside your comfort zone. <text:s/>All the programming in your head will try to adjust to accept or reject it, </text:span><text:span text:style-name="T532">make sense of it, put it within its own context. <text:s/>And the truly sacred, obviously, can’t be assimilated in that way. <text:s/>In defense of this, </text:span><text:span text:style-name="T535">that same</text:span><text:span text:style-name="T532"> programming responds with doubts, questions, uncertainty. <text:s/>You are outside your comfort zone </text:span><text:span text:style-name="T533">and you have to apply yourself to all of the unspoken and assumed priorities that have always been operating but yet strangely forgotten. <text:s/>The comfort </text:span><text:span text:style-name="T538">zone </text:span><text:span text:style-name="T535">is </text:span><text:span text:style-name="T533">safe and you won’t discover anything </text:span><text:span text:style-name="T535">new</text:span><text:span text:style-name="T533"> there. <text:s/></text:span><text:span text:style-name="T534">How you respond to the truly sacred is precisely the self-discovery that you’re looking for. <text:s/></text:span><text:span text:style-name="T535">Choosing to g</text:span><text:span text:style-name="T534">o on Walkabout was not whimsical. <text:s/>It was not a romantic gesture </text:span><text:span text:style-name="T535">to see the natural wonders of the world</text:span><text:span text:style-name="T534"> and it was not an attempt to recapture the </text:span><text:span text:style-name="T535">lost </text:span><text:span text:style-name="T534">naivete and spontaneity of youth. <text:s/>To put it quite simply, when you have lost everything, how do you find it again? <text:s/>And, what is this “it” that has to be found?</text:span></text:p>
      <text:p text:style-name="P92"><text:soft-page-break/></text:p>
      <text:p text:style-name="P394"><text:span text:style-name="T534">L</text:span><text:span text:style-name="T199">et’s just say that sadness is a reaction. <text:s/></text:span><text:span text:style-name="T543">That is, you witness something sad, like a child who is hurt ro a whimpering puppy. <text:s/></text:span><text:span text:style-name="T544">A healthy response is to have a little empathy for them and feel sad. <text:s/>This lasts only as long as the reaction and goes away on its own. <text:s/>And, let’s just say that depression is a constant state of the doldrums. <text:s/>There is a biochemical element to it, </text:span><text:span text:style-name="T545">a depletion of the happy hormones (the ones that motivate and get you moving). <text:s/>Grief is a hole in your heart, </text:span><text:span text:style-name="T549">that hollow and empty feeling that never seems to go away.</text:span><text:span text:style-name="T545"> <text:s/></text:span><text:span text:style-name="T546">That comfort zone is now missing something vital to it. <text:s/></text:span><text:span text:style-name="T547">For me, it was two or three holes. <text:s/></text:span><text:span text:style-name="T548">One was the wife that I loved (I truly didn’t understand what had happened to our marriage) and another was my mother who had always been their. <text:s/></text:span><text:span text:style-name="T549">The holes in your heart get filled up with the happy memories that made room for you heart in the first place. <text:s/>That was why I said that I had made peace with my mother. <text:s/></text:span><text:span text:style-name="T550">One of the happy memories was being there for her for the last 6 months of her life and caring for her in the only way that I could, </text:span><text:span text:style-name="T551">all of the way up to and after the very end. <text:s/></text:span><text:span text:style-name="T552">It wasn’t entirely over, but </text:span><text:span text:style-name="T2588">that </text:span><text:span text:style-name="T552">empty feeling regarding my mother slowly filled with memories of my youth or as a father </text:span><text:span text:style-name="T2588">myself </text:span><text:span text:style-name="T552">and the proud smile that she had for me </text:span><text:span text:style-name="T2588">as I looked after my own children </text:span><text:span text:style-name="T552">or the odd bit of wisdom and support. <text:s/></text:span><text:span text:style-name="T553">The hole for my </text:span><text:span text:style-name="T2588">still </text:span><text:span text:style-name="T553">soon-to-be-ex-wife, though, didn’t make sense. <text:s/></text:span><text:span text:style-name="T554">One would think that after 6 months that things would have gotten better, </text:span><text:span text:style-name="T555">but then, dealing with an end of life issue was emotionally demanding and the animosity from siblings who should have been supportive (especially for Mom’s sake) only made things worse. <text:s/></text:span><text:span text:style-name="T556">So, progress on healing from my failed marriage was remarkably slow. <text:s/></text:span><text:span text:style-name="T557">Despite all efforts to avoid them I had to go through Seven </text:span><text:soft-page-break/><text:span text:style-name="T557">Stages of grief starting with denial then pain then bargaining then depression then … I guess I was stuck there. <text:s/></text:span><text:span text:style-name="T558">I had suffered through these before </text:span><text:span text:style-name="T559">and knew what to expect but this seemed worse, there was another element to it.</text:span></text:p>
      <text:p text:style-name="P93"/>
      <text:p text:style-name="P526"><text:span text:style-name="T559">D</text:span><text:span text:style-name="T560">epletion is not the same as sadness, depression or grief. <text:s/></text:span><text:span text:style-name="T561">I didn’t really realize it until I experienced it for myself. <text:s/>Depletion is like have a batter</text:span><text:span text:style-name="T2588">y</text:span><text:span text:style-name="T561"> that is so low that you have to stop and recharge it more often, but the recharge doesn’t happen. <text:s/>Instead, your body, your mind and your whole life goes on “low power mode”. <text:s/>You do less. <text:s/>You laugh less. <text:s/>You feel less. <text:s/>You have less patience. <text:s/>You tolerate less. <text:s/>Everything feels less. <text:s/>Colors aren’t as bright. <text:s/>Exercise doesn’t ever feel good. <text:s/>Food taste more bland </text:span><text:span text:style-name="T562">and spicy food isn’t tolerated. <text:s/></text:span><text:span text:style-name="T563">Nothing new has value. <text:s/></text:span><text:span text:style-name="T2588">Jokes aren’t even funny anymore. <text:s/></text:span><text:span text:style-name="T564">Seeing a new movie doesn’t entertain. <text:s/>And just trying to be happy is an effort. <text:s/></text:span><text:span text:style-name="T565">I had just enough energy to properly teach my classes and do my daily swim. <text:s/></text:span><text:span text:style-name="T566">One bit of self-respect remained in that I continued to practice Kuk Sool, the martial art that I had studied and taught for 30 years. <text:s/>It was half-hearted, to be sure, but it was done and the benefits of that and the swim kept me </text:span><text:span text:style-name="T2589">from </text:span><text:span text:style-name="T566">further slipping into deeper depressive feelings. <text:s/>It </text:span><text:span text:style-name="T2589">daily proof</text:span><text:span text:style-name="T566"> to me that I hadn’t really given up entirely. <text:s/></text:span><text:span text:style-name="T567">So you can see that depletion makes everything difficult and depletion is why it was such a hard decision to go on Walkabout, to take that risk, to be bold. <text:s/></text:span><text:span text:style-name="T568">It is a matter of Spirit to do such a thing. <text:s/>And of all of the loss that </text:span><text:span text:style-name="T569">I felt, I would learn that Spirit was the biggest loss of all.</text:span></text:p>
      <text:p text:style-name="P94"/>
      <text:p text:style-name="P395"><text:soft-page-break/><text:span text:style-name="T569">T</text:span><text:span text:style-name="T199">here was so much Spirit</text:span><text:span text:style-name="T570"> in the beginning of that marriage too. <text:s/></text:span><text:span text:style-name="T571">Well, </text:span><text:span text:style-name="T572">yes and no. <text:s/></text:span><text:span text:style-name="T573">We met th</text:span><text:span text:style-name="T2589">r</text:span><text:span text:style-name="T573">ough a dating service. <text:s/>She was the first person on my list and lived in Pescadero, CA. <text:s/>A very small town of a few hundred people </text:span><text:span text:style-name="T574">in rural San Mateo Count</text:span><text:span text:style-name="T2589">y</text:span><text:span text:style-name="T574"> about half way between San Francisco and Santa Cruz. <text:s/>It was more of a glorified crossroads, really, with a gas station that doubled as a taqueria and general store, a grocery that made excellent sourdough bread everyday and a restaurant/bar known for its artichoke soup. <text:s/></text:span><text:span text:style-name="T575">Michelle’s house was a half a mile out of town </text:span><text:span text:style-name="T576">and consisted of a tiny ranch house (barely 1500 square feet0), two ramshackle buildings that passe</text:span><text:span text:style-name="T2589">d</text:span><text:span text:style-name="T576"> for barns and a well put together building used as a dog kennel (it used to be a garage but was rebuilt </text:span><text:span text:style-name="T2589">into a professional dog kennel</text:span><text:span text:style-name="T576">). <text:s/>All buildings were painted a bright yellow with white trim. <text:s/></text:span><text:span text:style-name="T577">Most valuable of all was the large yard that surrounded the ranch house. <text:s/>It was mostly lawn bordered on all sides by flower beds, especially up against the fence that emphasized the border to the property. <text:s/>In the back was a coral and the other two buildings for the farm animals: chickens, ducks, and two miniature horses (the big horses came later). <text:s/></text:span><text:span text:style-name="T578">What made it truly great was the shade and peace of it all. <text:s/></text:span><text:span text:style-name="T579">Our initial romance was simply to spend the afternoon relaxing outside in the warm spring air and unwinding. <text:s/>And the first gift that Michelle ever gave me was a hammock to be situated by the fence in the shade and near the flower beds. <text:s/>Rest was what I needed.</text:span></text:p>
      <text:p text:style-name="P95"/>
      <text:p text:style-name="P396"><text:span text:style-name="T579">W</text:span><text:span text:style-name="T199">hen I met her, I had been a single Dad for 20 years and ran my own martial arts business by myself. <text:s/>My children were with me all of the time, so they’d do their homework at the studio while I taught classes. <text:s/></text:span><text:span text:style-name="T580">I saw them everyday while I </text:span><text:soft-page-break/><text:span text:style-name="T580">shared custody with their moth</text:span><text:span text:style-name="T581">er. <text:s/>I had a great passion for teaching and sharing what I knew in Kuk Sool. <text:s/></text:span><text:span text:style-name="T582">I didn’t run my business for my own sake, not to become some great fighter or world class contender but to teach, to help people realize that they could do more than they thought that they could and to help them realize their own potential. <text:s/></text:span><text:span text:style-name="T583">Yeah, I guess that makes me an idealistic fool </text:span><text:span text:style-name="T584">and after 20 years I was successful in teaching over 1,000 people from little children to geriatric adults, </text:span><text:span text:style-name="T585">but I never got ahead. <text:s/></text:span><text:span text:style-name="T586">I couldn’t afford a house, and barely afforded to send my children to college (a promise that I made and did my best to keep). <text:s/>It was an odd thing, though, that I could work hard, very hard to find the money for their school, or get a new car when needed but I couldn’t continue to work hard to make security for myself. <text:s/></text:span><text:span text:style-name="T587">That is, to save for a house, to save for retirement, to save for a rainy day even. <text:s/></text:span><text:span text:style-name="T588">Hell, even saving for a vacation seemed to be hard for me to do. <text:s/></text:span><text:span text:style-name="T589">Later, I learned that this, too, was Fact via Symptom. <text:s/></text:span><text:span text:style-name="T590">I could pay off loans, I could pay back debts and favors, I could give to my kids (if they really needed it) but I couldn’t give to myself. <text:s/></text:span><text:span text:style-name="T591">A very odd thing, isn’t it? <text:s/></text:span><text:span text:style-name="T600">So, in addition to running my business, I held a full time job working in IT, again. <text:s/>My daughter Megan had been an instructor for me while getting promoted all of the way to 3</text:span><text:span text:style-name="T2798">rd</text:span><text:span text:style-name="T600"> degree black belt and help ease the burden of running my business while she lived with me. <text:s/>Still, 25 years old, she was ready to be on her own and found a job and was moving out.</text:span></text:p>
      <text:p text:style-name="P96"/>
      <text:p text:style-name="P527"><text:span text:style-name="T601">For </text:span><text:span text:style-name="T602">the first many months with Michelle, while we were dating, were recuperative and she was the nicest, sweetest person that I had ever met. <text:s/></text:span><text:span text:style-name="T592">It seemed too good to be true. <text:s/></text:span><text:span text:style-name="T593">She didn’t have a lot of friends </text:span><text:span text:style-name="T600">being bashful and reserved </text:span><text:span text:style-name="T593">and </text:span><text:span text:style-name="T600">she </text:span><text:soft-page-break/><text:span text:style-name="T593">was beautiful, aging gracefully into her 50s the same age as me. <text:s/>She was lucky to have her house, frankly, because she, like me, ran a business that didn’t really make much money. <text:s/>Her fridge was constantly empty </text:span><text:span text:style-name="T594">as it was mostly for herself (she had joint custody of Alicia and Hailey) and tended to buy food when she needed it. <text:s/></text:span><text:span text:style-name="T595">That screamed “eating disorder” to me </text:span><text:span text:style-name="T596">(I had a little experience with that) but what woman had I ever met didn’t have some issues with food? <text:s/></text:span><text:span text:style-name="T597">Michelle was the spitting image of the sweet farm girl and </text:span><text:span text:style-name="T2589">her daughters</text:span><text:span text:style-name="T597"> reflected that too. <text:s/>We spent many a weekend just enjoying the tiny ranch, the mini horses, the garden and playing like children. <text:s/></text:span><text:span text:style-name="T598">My own children didn’t need me any more and I enjoyed fatherhood, so this was a great time for me. <text:s/>And Alicia and Hailey took to me quickly, Alicia said “I like this one.” to which I realized that I wasn’t the first or only man that Michelle had considered but, apparently, the only one to get her children’s approval. <text:s/></text:span><text:span text:style-name="T599">That meant a lot to me, too.</text:span></text:p>
      <text:p text:style-name="P97"/>
      <text:p text:style-name="P397"><text:span text:style-name="T2591">As I said, there was a lot of Spirit in the beginning. <text:s/></text:span><text:span text:style-name="T199">I hate to </text:span><text:span text:style-name="T2590">be a constant downer</text:span><text:span text:style-name="T199">, but this is when my father died. <text:s/></text:span><text:span text:style-name="T603">His death wasn’t unexpected but it was the first death of a close family member so it hit me pretty hard. <text:s/>Michelle stood by me the whole time. <text:s/></text:span><text:span text:style-name="T604">It was a gut punch that is hard to recover from and I could be happy one moment and run out energy completely the next. <text:s/></text:span><text:span text:style-name="T605">I knew that is was just something that I’d have to endure and Michelle endured it with me. <text:s/></text:span><text:span text:style-name="T625">Th</text:span><text:span text:style-name="T605">e happy, cheerful girls helped too and enjoying their 10 to 12 year old enthusiasm all summer long really helped to fill that void in my he heart that I had for my Dad. <text:s/></text:span><text:span text:style-name="T625">As achy as my heart was, I wasn’t moping around demanding sympathy. <text:s/>I had too much self-respect for that. <text:s/></text:span><text:span text:style-name="T2591">For months, though, I carried my smiles and </text:span><text:soft-page-break/><text:span text:style-name="T2591">enthusiasm with a hollow feeling inside.</text:span><text:span text:style-name="T625"> <text:s/></text:span><text:span text:style-name="T606">Finally, one night sitting outside seeing the beautiful starry sky (something that is rare in the Bay Area), it was as if Dad was just sitting with me. <text:s/></text:span><text:span text:style-name="T607">He seemed to be proud of me </text:span><text:span text:style-name="T2591">and the </text:span><text:span text:style-name="T608">months of grief just disappeared. <text:s/></text:span><text:span text:style-name="T609">It felt really peaceful and I knew that Dad was fine and I was fine. <text:s/>Then the phone rang. <text:s/>It was my sister telling me that our Aunt had died </text:span><text:span text:style-name="T610">and it all started over again. <text:s/>I sometimes wonder how Michelle could deal with all of my life changes, </text:span><text:span text:style-name="T611">but she stood by me through this next bout of grief, too. <text:s/>I felt that I owed her so much already and couldn’t believe that I had met such a truly nurturing and wonderful</text:span><text:span text:style-name="T626">ly understanding</text:span><text:span text:style-name="T611"> person. <text:s/></text:span><text:span text:style-name="T612">In fact, it was too good to be true. <text:s/></text:span><text:span text:style-name="T613">Relaxing in a hammock, in a garden in the peaceful rolling hills just 3 miles from the Pacific Ocean and 2 miles from the Coastal Redwoods. <text:s/>A beautiful woman and her two daughters who’d rather play with mini horses than wear make up or talk about boys. <text:s/></text:span><text:span text:style-name="T614">All in a quaint little ranch house barely big enough for the four of us. <text:s/></text:span><text:span text:style-name="T615">Because of two deaths in my family I wanted to be clear that I was thinking straight and my heart was healed. <text:s/></text:span><text:span text:style-name="T616">I would put off any thoughts of commitment </text:span><text:span text:style-name="T617">or marriage. <text:s/></text:span><text:span text:style-name="T618">It seemed too good to be true </text:span><text:span text:style-name="T626">and I was going to be cautious and do right by it. <text:s/>I deserved that much and so did they.</text:span></text:p>
      <text:p text:style-name="P98"/>
      <text:p text:style-name="P528"><text:span text:style-name="T618">A</text:span><text:span text:style-name="T629">s I had said, my Walkabout started from a loss of Spirit </text:span><text:span text:style-name="T627">that I was only just becoming aware of</text:span><text:span text:style-name="T629"> and between my father dying and my aunt dying after a fair time of recovery, we eventually married. <text:s/></text:span><text:span text:style-name="T630">To be clear, I wasn’t the constant moping, depressed guy that I’m making myself out to be. <text:s/>I wouldn’t put my burdens on my wife-to-be or her daughters but I couldn’t exactly make lifetime decisions, either. </text:span><text:span text:style-name="T620"><text:s text:c="2"/></text:span><text:span text:style-name="T628">In fact, I remember trying to teach Alicia and Hailey how to </text:span><text:soft-page-break/><text:span text:style-name="T628">waltz, helping them with their homework, </text:span><text:span text:style-name="T2591">and </text:span><text:span text:style-name="T628">well, doing the Dad thing.</text:span><text:span text:style-name="T630"> So, when I did propose it was well thought out, on Mother’s Day with my mother there, and instead of a ring I had champagne flutes engraved with our names on them. <text:s/>In the box with the flutes was a note “Because you all make me so happy.” <text:s/>T</text:span><text:span text:style-name="T629">he wedding was positively wonderful and fantastic with over a hundred guests. <text:s/></text:span><text:span text:style-name="T619">It was one of the best days of my life. <text:s/>It was so beautiful and well done, in fact, the wedding pictures looked like we had gotten married in a vineyard hundreds of miles north in the wine country. <text:s/>To which I could brag that “no, that’s my front yard”! <text:s/></text:span><text:span text:style-name="T620">Alicia and Hailey invited their friends and led the macarena.</text:span><text:span text:style-name="T628"> </text:span><text:span text:style-name="T620"><text:s/>Megan and Shaun were included in the bridal party and pictures were taken with our dogs and horses </text:span><text:span text:style-name="T628">and of course</text:span><text:span text:style-name="T620"> the guests. <text:s/></text:span><text:span text:style-name="T621">People drank </text:span><text:span text:style-name="T628">champagne </text:span><text:span text:style-name="T621">and laughed and danced until the afternoon fog started coming in and cooled things down considerably. <text:s/></text:span><text:span text:style-name="T622">I’ll never forget what a wonderful day that it was. </text:span><text:span text:style-name="T631">For the life of me! <text:s/>I can’t figure out</text:span><text:span text:style-name="T623"> what happened over the last 3 ½ year to deplete </text:span><text:span text:style-name="T628">such a full and happy Spirit</text:span><text:span text:style-name="T623">?</text:span></text:p>
      <text:p text:style-name="P99"/>
      <text:h text:style-name="P1" text:outline-level="1">Chapter 7: <text:span text:style-name="T2889">Beaumont</text:span><text:span text:style-name="T2870">.</text:span></text:h>
      <text:p text:style-name="P100"/>
      <text:p text:style-name="P529"><text:span text:style-name="T624">O</text:span><text:span text:style-name="T2593">n October 30</text:span><text:span text:style-name="T2804">th</text:span><text:span text:style-name="T2593">, 2022 I hitched up my trailer to my truck and drove away. <text:s/>I left the Redwoods. <text:s/>I left my hometown. <text:s/>I left my students, except for a few who didn’t want to give up and agreed to be taught online twice a week. <text:s/></text:span><text:span text:style-name="T632">That was something that I could continue to do while on the road. <text:s/></text:span><text:span text:style-name="T633">I had traveled a bit here and there. <text:s/>As a child, I went on many road trips with The Family. <text:s/>They were the </text:span><text:soft-page-break/><text:span text:style-name="T633">highlight of our vacation experience. <text:s/>Indeed, that was when the word “family” was put well into practice. <text:s/>Mom &amp; Dad had bought a tent trailer and we filled it and the family van up with our supplies and traveled every summer. <text:s/>We saw Yosemite and Yellowstone, Lassen and Lone Pine. <text:s/>Tahoe and the Tehachapi’s. <text:s/>Our collective family memories were filled with successes and failures of Dad going down the wrong road and getting lost or magically appearing right where we should be. <text:s/>It was also filled with solutions and compromises to all of our values. <text:s/></text:span><text:span text:style-name="T634">How to manage 8 people in a tiny tent trailer when it was snowing outside to which church to attend when you couldn’t find a Catholic Church? <text:s/>Problems appeared and problems were solved. <text:s/>Complaining and whining of inconvenienced children was constrained with solutions Mom’s masterful control (all she needed was to give a look that meant that she’d brook no more nonsense) and Dad’s creative ways of keeping us busy </text:span><text:span text:style-name="T635">outside. <text:s/></text:span><text:span text:style-name="T636">Driving down the road while puling a trailer was actually empowering to me. <text:s/>It was identification with my father that I didn’t know that I had. <text:s/>The only companion that I had was Chuy still demanded a lot of my attention. <text:s/></text:span><text:span text:style-name="T2592">That big teddy bear of a dog would jump in my lap without warning!</text:span><text:span text:style-name="T636"> <text:s/></text:span><text:span text:style-name="T2592">He </text:span><text:span text:style-name="T636">had to be tied to the headrest of the backseat to keep from distracting me. <text:s/>He could lay comfortable or poke is cold nose on the back of my arm annoyingly but affectionately as I drove.</text:span></text:p>
      <text:p text:style-name="P101"/>
      <text:p text:style-name="P398"><text:span text:style-name="T199">My trailer was no tent trailer, either. <text:s/>It was 35 feet long and fully self contained. <text:s/>It was my new house-on-wheels </text:span><text:span text:style-name="T637">and could provided everything that I needed. <text:s/>Fresh water, propane stove and oven, nice big refrigerator full of food, plenty of cupboard space and closet space and a solar generator for electricity. <text:s/></text:span><text:span text:style-name="T638">There was </text:span><text:soft-page-break/><text:span text:style-name="T638">a backup gas generator as well, on those terrible weather days. <text:s/></text:span><text:span text:style-name="T639">It was a trailer meant to comfortably manage 4 to 6 people for a nice vacation. <text:s/></text:span><text:span text:style-name="T640">It would be my home. <text:s/></text:span><text:span text:style-name="T641">And towing it proved to be a challenge. <text:s/>It took a lot of practice keeping myself aware of 4 tons and 35 extra feet behind me. <text:s/></text:span><text:span text:style-name="T642">Getting it moving wasn’t that difficult but stopping it was. <text:s/>Furthermore, whatever abrupt stops might occur meant a complete mess inside. <text:s/></text:span><text:span text:style-name="T643">Even though all cabinets would lock tight and stay sealed, everything in those cabinets were fall over and mix up and the same goes for the food in the fridge. <text:s/></text:span><text:span text:style-name="T644">I got into the habit of secur</text:span><text:span text:style-name="T2594">ing</text:span><text:span text:style-name="T644"> everything every time that I put anything away. <text:s/></text:span><text:span text:style-name="T645">It was a complete change in lifestyle.</text:span></text:p>
      <text:p text:style-name="P102"/>
      <text:p text:style-name="P399"><text:span text:style-name="T199">The first night was spent at a winery in Atascadero. <text:s/></text:span><text:span text:style-name="T646">Yes, a winery. <text:s/></text:span><text:span text:style-name="T647">I had learned about a website called </text:span><text:span text:style-name="T2759">Harvest Hosts</text:span><text:span text:style-name="T647">. <text:s/>This was a service to connect people on the road with farmers, breweries, ranches, museums, and all sorts of places that had extra space and didn’t mind people staying overnight. <text:s/></text:span><text:span text:style-name="T648">This was free of charge but it was customary to shop in their little shop while you were there. <text:s/></text:span><text:span text:style-name="T649">So, the first night was the </text:span><text:span text:style-name="T2760">Black Hawk</text:span><text:span text:style-name="T649"> winery which had a huge restaurant and wine tasting patio complete with pavilion and garden. <text:s/></text:span><text:span text:style-name="T650">It was definitely a place where weddings were done. <text:s/>No one was there when I arrived except for the few stragglers of wine tasting enthusiasts, just enough to warrant a waiter and other staff. <text:s/>What a great start to my Walkabout, too. <text:s/>Chuy and I sat outside in the warm autumn air. <text:s/>I indulged in a little wine tasting and Chuy charmed all of the walkers by with his infectious personality. <text:s/></text:span><text:span text:style-name="T651">Who could resist a happy huge German Shepherd with big huge eyes and tail wagging? <text:s/>Mental health-wise it was just what the doctor ordered. <text:s/></text:span><text:span text:style-name="T652">Me being good to myself.</text:span></text:p>
      <text:p text:style-name="P103"><text:soft-page-break/></text:p>
      <text:p text:style-name="P400"><text:span text:style-name="T652">I </text:span><text:span text:style-name="T199">really had made no plans </text:span><text:span text:style-name="T653">except a reservation in an RV park in a suburb </text:span><text:span text:style-name="T2595">outside of</text:span><text:span text:style-name="T653"> Palm Springs </text:span><text:span text:style-name="T660">named Beaumont</text:span><text:span text:style-name="T653">. <text:s/></text:span><text:span text:style-name="T654">I had never been to Palm Springs so I thought that I would see what the big deal was. <text:s/></text:span><text:span text:style-name="T655">I had heard that it was expensive so I opted for a small suburb about a half an hour away. <text:s/></text:span><text:span text:style-name="T656">The city park there allowed for RVs to stay so that was my first and only consideration. <text:s/>“</text:span><text:span text:style-name="T657">Shouldn’t you plan things </text:span><text:span text:style-name="T661">out</text:span><text:span text:style-name="T657">?” people had asked, to which I replied “It is a Walkabout, </text:span><text:span text:style-name="T661">an adventure</text:span><text:span text:style-name="T657">. <text:s/>It isn’t an adventure if you already know where you’re going or how it ends.” <text:s/></text:span><text:span text:style-name="T658">I need </text:span><text:span text:style-name="T2595">to have </text:span><text:span text:style-name="T658">just enough of a guarantee for the next leg of the trip. <text:s/></text:span><text:span text:style-name="T659">It didn’t always workout, but </text:span><text:span text:style-name="T661">I was successful </text:span><text:span text:style-name="T659">far more often than most people expected. <text:s/>O</text:span><text:span text:style-name="T663">ne night in the wine country of Southern California and 2 weeks in Beaumont. <text:s/></text:span><text:span text:style-name="T662">The two locales were not at all alike.</text:span></text:p>
      <text:p text:style-name="P104"/>
      <text:p text:style-name="P401"><text:span text:style-name="T199">Beaumont has an incredible view of the San Gabriel Mountains. <text:s/>It had rained the night before I arrived and that meant snow in those mountains. <text:s/>The snow capped peaks only made the view all the more spectacular. <text:s/></text:span><text:span text:style-name="T664">My only goal was to set up my campsite and see what happens. <text:s/></text:span><text:span text:style-name="T665">Even that, though, is a challenge. <text:s/>The sites were all back-in. <text:s/></text:span><text:span text:style-name="T666">That is, you have to back your rig up into the site. <text:s/>Backing up a trailer takes practice, especially a 35 foot one. <text:s/></text:span><text:span text:style-name="T667">I had no practice. <text:s/></text:span><text:span text:style-name="T668">I tried and failed. <text:s/>I tried again and failed. <text:s/></text:span><text:span text:style-name="T669">I tried a third time and a man approached my truck and offered to help. <text:s/></text:span><text:span text:style-name="T670">The park wasn’t empty. <text:s/>About half of the RV sites were filled and many RVers were staying there. <text:s/></text:span><text:span text:style-name="T671">The man recognized my problem and offered to help. <text:s/>I let him without a second thought. <text:s/>He was a pro. <text:s/>He threaded my trailer right into the slot like threading a needle </text:span><text:span text:style-name="T672">(a 4 ton thread in a 20 foot </text:span><text:soft-page-break/><text:span text:style-name="T672">wide eye of a needle). <text:s/></text:span><text:span text:style-name="T673">I was impressed and grateful. <text:s/></text:span><text:span text:style-name="T674">He walked away without a second glance. <text:s/></text:span><text:span text:style-name="T675">Just then, I felt a little embarrassed. <text:s/>What was the social protocol for someone doing you a favor like that? <text:s/>Should I give him a bottle of wine? <text:s/>offer him a beer (I didn’t have any)? <text:s/>He walked 4 or 5 slots away and to his own rig and I noticed two children playing and a young woman who was probably his wife. <text:s/></text:span><text:span text:style-name="T676">He had everything that he wanted and needed. <text:s/>He was just happy to help a stranger in need. <text:s/></text:span><text:span text:style-name="T677">I felt strangely good about that. <text:s/>I had been in business for myself for so long that everything was transactional. <text:s/>You didn’t get anything without paying for it and you expected to be paid for anything and everything that you did. <text:s/>Every little favor had a price tag. <text:s/>I had almost forgotten how dirty that made me feel. <text:s/></text:span><text:span text:style-name="T678">That just doing something because it was nice and the right thing to do without any thought for rew</text:span><text:span text:style-name="T2595">a</text:span><text:span text:style-name="T678">rd or compensation was plenty for me. <text:s/></text:span><text:span text:style-name="T679">Wow! <text:s/>My Spirit really had been depleted. <text:s/></text:span><text:span text:style-name="T2595">I remember teaching my classes for the shear joy of it and the response from the students in their enthusiasm and energy. <text:s/>Where had all of that gone?</text:span></text:p>
      <text:p text:style-name="P105"/>
      <text:p text:style-name="P530"><text:span text:style-name="T679">C</text:span><text:span text:style-name="T764">huy loved Beaumont. <text:s/></text:span><text:span text:style-name="T680">It was cold and wet, though. <text:s/>The days were getting shorter the park where we stayed was really a City Park where people spent their weekends in Little League and walking their dogs. <text:s/>Chuy’s sweet charming personality flipped completely over in the presence of other dogs, though. <text:s/>His deep bass voice was loud and his demeanor changed instantly with even the hint of another dog being near by. <text:s/>He could pick out another dog over 150 yards away and start barking at it. <text:s/>He could see the stubby legs of a Dachshund under an RV on the other side of a baseball field and start barking. <text:s/></text:span><text:span text:style-name="T681">The barking brought </text:span><text:soft-page-break/><text:span text:style-name="T681">attention to me </text:span><text:span text:style-name="T763">that</text:span><text:span text:style-name="T681"> I didn’t know how to respond </text:span><text:span text:style-name="T763">to</text:span><text:span text:style-name="T681">. <text:s/></text:span><text:span text:style-name="T682">I’m not generally insecure or easily embarrassed but my inability to control Chuy around other animals was humiliating. <text:s/></text:span><text:span text:style-name="T683">There was a dog run there, too. <text:s/>A great place where I could take him and let him run and play fetch and have fun. <text:s/>But, only if we were there alone. <text:s/></text:span><text:span text:style-name="T684">Dog people are a friendly lot and they like to talk, especially about their dogs. <text:s/>I wouldn’t meet any of them, though, as Chuy simply wouldn’t allow it. <text:s/></text:span><text:span text:style-name="T685">In Beaum</text:span><text:span text:style-name="T688">o</text:span><text:span text:style-name="T685">nt, therefore, the days got shorter and the shadows longer and the wind blowing down from the mountains colder. <text:s/></text:span><text:span text:style-name="T686">There were a few little things that I needed to make life easier in my RV and Beaum</text:span><text:span text:style-name="T688">o</text:span><text:span text:style-name="T686">nt offered up the typical array of hardware stores, grocery stores and department stores to fill out anything and everything that I needed. <text:s/></text:span><text:span text:style-name="T763">My only company other than Chuy was my</text:span><text:span text:style-name="T687"> TV and my phone served as an Internet connection.</text:span></text:p>
      <text:p text:style-name="P106"/>
      <text:p text:style-name="P402"><text:span text:style-name="T687">I </text:span><text:span text:style-name="T199">noticed one trailer that seemed odd. <text:s/></text:span><text:span text:style-name="T689">What really caught my eye is that it had moved from one spot to another while I stayed there. <text:s/>When it rained, the owner had pulled out a tarp to cover one end of it. <text:s/></text:span><text:span text:style-name="T690">One day he moved close to me and I didn’t know whether to be suspicious or simply curious. <text:s/>Chuy was hyper alert to the newcomer and intimidating in his own right so I didn’t really worry. <text:s/>Still, it seemed odd. <text:s/></text:span><text:span text:style-name="T691">I chose just to introduce myself and ask. <text:s/></text:span><text:span text:style-name="T692">His story was shocking and sad.</text:span></text:p>
      <text:p text:style-name="P107"/>
      <text:p text:style-name="P531"><text:span text:style-name="T692">H</text:span><text:span text:style-name="T703">is name was Jesus and he had come to Beaumont </text:span><text:span text:style-name="T694">from Phoenix </text:span><text:span text:style-name="T703">for a job. <text:s/></text:span><text:span text:style-name="T693">He had gotten is RV almost by chance. <text:s/>It wasn’t much to speak of but it kept him warm and dry, except for a leak that he couldn’t fix, which explained the tarp. <text:s/></text:span><text:span text:style-name="T694">A </text:span><text:soft-page-break/><text:span text:style-name="T694">friend had driven him out using his truck and deposited the RV in the park. <text:s/></text:span><text:span text:style-name="T695">That left him with no transportat</text:span><text:span text:style-name="T696">ion. <text:s/>He found out about the job from a cousin that lived there, so he was not alone. <text:s/></text:span><text:span text:style-name="T697">When he needed his RV moved his cousin would show up with his truck and move it for him. <text:s/></text:span><text:span text:style-name="T698">He moved his RV often because he couldn’t afford the $35/night to hook up. <text:s/></text:span><text:span text:style-name="T699">In fact, the city park had padlocks even on their sewer connections so that you couldn’t dump your Black Water tank without paying. <text:s/></text:span><text:span text:style-name="T700">Jesus moved from site to site because the previous occupant would leave and it would take a day or two before the City Workers (who only came every other day) would come by and shut off the power and lock the sewer. <text:s/></text:span><text:span text:style-name="T701">I couldn’t believe the inhumanity of it. <text:s/></text:span><text:span text:style-name="T702">That was in stark contrast to the man who backed in my rig for me </text:span><text:span text:style-name="T706">just to be nice</text:span><text:span text:style-name="T702">. <text:s/></text:span><text:span text:style-name="T704">It was a cold/wet winter and Beaumont could well afford to give a little electricity or sanitation to someone who was waiting for a job. <text:s/></text:span><text:span text:style-name="T705">That’s not how civilization works </text:span><text:span text:style-name="T2596">apparently</text:span><text:span text:style-name="T705">, at least not this version of it.</text:span></text:p>
      <text:p text:style-name="P108"/>
      <text:p text:style-name="P532"><text:span text:style-name="T705">C</text:span><text:span text:style-name="T706">huy’s hypersensitivity contrasted with my own. <text:s/></text:span><text:span text:style-name="T707">He was given to me for companionship and security but his constant barking at everything that moved was making me hyper-vigilant</text:span><text:span text:style-name="T708">. <text:s/></text:span><text:span text:style-name="T709">Most dog people just accepted him and kept their distance. <text:s/>Still, I was surprised at how many chihuahuas, dachshunds, corgis, and other tiny dogs that people carried or walked around the park. <text:s/></text:span><text:span text:style-name="T710">And owners of tiny dogs are terrified of big dogs. <text:s/>Sitting in my RV I found that I was stressed </text:span><text:span text:style-name="T765">over Chuy</text:span><text:span text:style-name="T710"> more than I should have been. <text:s/>I wasn’t resting or recuperating. <text:s/>I could feel tense muscles that I had to consciously rel</text:span><text:span text:style-name="T711">ease </text:span><text:span text:style-name="T712">and a conscious alertness that was starting to seem very familiar. <text:s/></text:span><text:span text:style-name="T713">I was being triggered again and in a way that I </text:span><text:soft-page-break/><text:span text:style-name="T713">hadn’t expected. <text:s/></text:span><text:span text:style-name="T714">My alertness, my attention to detail, my hyper-focus of things yards away bordered on paranoia. <text:s/></text:span><text:span text:style-name="T715">Then a phrase from my research on narcissism and toxic people came to mind. <text:s/>I was “walking on eggshells”. <text:s/>“</text:span><text:span text:style-name="T716">Walking on eggshells” is a phrase for exactly this kind of hyper-vigilance. <text:s/></text:span><text:span text:style-name="T765">You are so afraid of offending someone that you walk lightly as if on eggshells so as not to upset anyone.</text:span></text:p>
      <text:p text:style-name="P109"/>
      <text:p text:style-name="P532"><text:span text:style-name="T717">A toxic person or narcissist (there is a difference) is a subtle manipulator. <text:s/></text:span><text:span text:style-name="T718">It is hard to detect, actually, because it often comes off as friendly banter, harmless teasing, or simple suggestion of an improvement here or there. <text:s/></text:span><text:span text:style-name="T719">It often starts a</text:span><text:span text:style-name="T765">s a</text:span><text:span text:style-name="T719"> tiny insignificant thing </text:span><text:span text:style-name="T720">that evolves and grows over time. <text:s/>In my case, it was my feet. <text:s/></text:span><text:span text:style-name="T721">After living with my wife for years she started to complain about my dirty feet. <text:s/></text:span><text:span text:style-name="T722">It was our custom to take our shoes off before entering the house which I did consistently. <text:s/>However, when I came to bed my feet might have some residual dirt on the bottom and after a few nights there would be dirt </text:span><text:span text:style-name="T723">on the shirts </text:span><text:span text:style-name="T765">down</text:span><text:span text:style-name="T723"> by my feet. <text:s/></text:span><text:span text:style-name="T724">Michelle was first bothered by it </text:span><text:span text:style-name="T725">and asked me to wipe my feet before getting into bed. <text:s/></text:span><text:span text:style-name="T726">Which I did, of course, then one misstep and the next day I’d get a disappointing look. <text:s/>I brushed it aside and tried harder </text:span><text:span text:style-name="T765">to be consistent</text:span><text:span text:style-name="T726">. <text:s/></text:span><text:span text:style-name="T765">Eventually, s</text:span><text:span text:style-name="T726">he bought a small carpet for the side of my bed (not hers) </text:span><text:span text:style-name="T765">as a reminder</text:span><text:span text:style-name="T726"> and insisted that I wipe my feet on it. <text:s/></text:span><text:span text:style-name="T727">Which I did. <text:s/></text:span><text:span text:style-name="T728">But, the subtle look of disapproval for my feet and the carpet </text:span><text:span text:style-name="T746">that was on my side only,</text:span><text:span text:style-name="T728"> never seemed to go away. <text:s/></text:span><text:span text:style-name="T746">It didn’t help that from time to time </text:span><text:span text:style-name="T765">she would </text:span><text:span text:style-name="T746">ask or check up on me just to make sure. <text:s/>It wasn’t unlike checking to see if your kid’s had brushed their teeth before bed, then demanding that they get up and do it if they hadn’t. <text:s/></text:span><text:span text:style-name="T729">And </text:span><text:soft-page-break/><text:span text:style-name="T729">another subtle disapproval was the way that I made the bed. <text:s/>She wanted the bed made everyday but she didn’t always want to be in charge of it. <text:s/></text:span><text:span text:style-name="T730">There was ridiculous number of pillows on the bed, 3 that we actually used to sleep with and 3 for decorations and another one that was a wedding present </text:span><text:span text:style-name="T2596">from my Mom</text:span><text:span text:style-name="T730"> that </text:span><text:span text:style-name="T2596">she embroidered with</text:span><text:span text:style-name="T730"> “Paul and Michelle.” <text:s text:c="2"/></text:span><text:span text:style-name="T731">I used to joke about it holding it up saying “not a pillow” because, well, it wasn’t, </text:span><text:span text:style-name="T732">not really. <text:s/></text:span><text:span text:style-name="T765">It was just there for decoration and a loving memory. <text:s/></text:span><text:span text:style-name="T732">She didn’t laugh, though, not even willing to allow me to use humor to offset her disappointment of how I made the bed. <text:s/>You see, the zippers have to face a certain way, they cannot overlap unless they are meant to overlap. <text:s/>They have got to be put on display as if we lived in a hotel or Bed and Breakfast. <text:s/></text:span><text:span text:style-name="T733">Remove the wrinkles from the sheets, blankets, and duvet. <text:s/></text:span><text:span text:style-name="T734">It wasn’t enough to be put into order and made nice, it had to be perfect. <text:s/>Which she always seemed to find fault with or at the very least, failed to be happy about </text:span><text:span text:style-name="T747">and sometimes redid to her own satisfaction, shaming me in the process</text:span><text:span text:style-name="T734"> <text:s/>In fact, </text:span><text:span text:style-name="T735">as I considered all of this in my RV, </text:span><text:span text:style-name="T734">disappointment was probably the most common emotion that my wife directed toward me. <text:s/></text:span><text:span text:style-name="T736">In response, I became hyper-vigilant in order to make her happy. <text:s/></text:span><text:span text:style-name="T737">Who knew that I’d be in a dark, cold and lonely park in Beaumont and discover this? <text:s/></text:span><text:span text:style-name="T738">If that was the case, then what other small and subtle toxic things existed in my marriage?</text:span></text:p>
      <text:p text:style-name="P110"/>
      <text:p text:style-name="P533"><text:span text:style-name="T738">I</text:span><text:span text:style-name="T766">n truth, it would take many months to discover the depths and consistency of her toxic </text:span><text:span text:style-name="T740">manipulations</text:span><text:span text:style-name="T766">. <text:s/></text:span><text:span text:style-name="T739">But, then, that was one of the fundamental purposes of going on Walkabout, to discover these things and learn about yourself. <text:s/></text:span><text:span text:style-name="T740">Learning this made me conflicted, though. <text:s/></text:span><text:span text:style-name="T741">The technical phrase is Cognitive Dissonance </text:span><text:soft-page-break/><text:span text:style-name="T741">and it means that the facts don’t match what you believe that you know about the situation so you mull, ruminate, </text:span><text:span text:style-name="T747">analyze</text:span><text:span text:style-name="T741"> and argue with yourself trying to figure it all out. <text:s/></text:span><text:span text:style-name="T742">This, too is Fact via Symptom. <text:s/></text:span><text:span text:style-name="T765">That is, this behavior is proof of Emotional Abuse.</text:span><text:span text:style-name="T742"> It is an obsession, a constant rumination as memories and actions are slowly pieced together, worked and reworked. <text:s/>It is an attempt a</text:span><text:span text:style-name="T747">t</text:span><text:span text:style-name="T742"> finding sanity for I still couldn’t believe that my wife could so coldly dump me without fighting, without argument, without trying to make things work. <text:s/></text:span><text:span text:style-name="T743">None of it made any sense. <text:s/>I had crunched through my thoughts on what I did wrong that led up to our break up and couldn’t think of anything. <text:s/>I’</text:span><text:span text:style-name="T2597">ve always</text:span><text:span text:style-name="T743"> kept a daily diary and reread through it to see if there was some subtlety in behavior that I noticed </text:span><text:span text:style-name="T747">then but didn’t remember</text:span><text:span text:style-name="T743">. <text:s/></text:span><text:span text:style-name="T744">Nothing. <text:s/></text:span><text:span text:style-name="T745">A year had gone by, the divorce was going slowly, and I hadn’t progressed very far at all. <text:s/></text:span><text:span text:style-name="T765">Another thing that had</text:span><text:span text:style-name="T746"> I learned as a Fact via Symptom was that I really and truly loved my wife and despite this growing sense that I had been toxical</text:span><text:span text:style-name="T747">l</text:span><text:span text:style-name="T746">y manipulated, I would have stayed married to her all of my life. <text:s/></text:span><text:span text:style-name="T748">That, in itself, was a conflict. <text:s/></text:span><text:span text:style-name="T749">I wouldn’t have given up trying to work things out with her, </text:span><text:span text:style-name="T767">not ever</text:span><text:span text:style-name="T749">. <text:s/>Give up on someone that I love? <text:s/>That’s not what I do.</text:span><text:span text:style-name="T748"> <text:s/>I would have spent the next 20 years in a marriage that would simply get worse and worse </text:span><text:span text:style-name="T749">and I would just keep on trying </text:span><text:span text:style-name="T750">while my Spirit diminished more and more.</text:span></text:p>
      <text:p text:style-name="P111"/>
      <text:p text:style-name="P534"><text:span text:style-name="T768">That wasn’t love. <text:s/>That wasn’t a loving marriage. <text:s/></text:span><text:span text:style-name="T750">W</text:span><text:span text:style-name="T761">hy would I allow that in my life? <text:s/></text:span><text:span text:style-name="T751">Had I done this before? <text:s/></text:span><text:span text:style-name="T752">It was getting eerily famil</text:span><text:span text:style-name="T770">iar</text:span><text:span text:style-name="T752">. <text:s/></text:span><text:span text:style-name="T753">Why would I put up with that kind of behavior? <text:s/></text:span><text:span text:style-name="T754">I would if I thought that it was natural. <text:s/>I would if I was so used to it that it came easy to me. <text:s/>I</text:span><text:span text:style-name="T2597">t</text:span><text:span text:style-name="T754"> did come easy to me. <text:s/>Michelle’s </text:span><text:soft-page-break/><text:span text:style-name="T754">disappointment in the way that I made the bed meant </text:span><text:span text:style-name="T770">little</text:span><text:span text:style-name="T754"> to me, but it was consistent. </text:span><text:span text:style-name="T770">And I responded by doing my best</text:span><text:span text:style-name="T754"> <text:s/>She was disappointed in the way that I folded my shirts, which was fine, I’ll fold them again. <text:s/>Its no big deal. <text:s/>Her disappointment in leaving the toilet seat up. <text:s/></text:span><text:span text:style-name="T755">Fine I’ll put it down. <text:s/></text:span><text:span text:style-name="T756">I allowed her these and many more, </text:span><text:span text:style-name="T770">maybe she needed them. <text:s/>She was often insecure about herself and maybe this is the way that she expressed it. <text:s/>I’d</text:span><text:span text:style-name="T756"> </text:span><text:span text:style-name="T757">just always </text:span><text:span text:style-name="T2597">keep </text:span><text:span text:style-name="T757">doing my best. <text:s/></text:span><text:span text:style-name="T770">It was one of those things, though, evolved into something worse.</text:span><text:span text:style-name="T757"> </text:span><text:span text:style-name="T758">Eventually, it became my responsibility to buy the groceries. <text:s/>I liked a full pantry anyway and with two teens in the house, they should be able to get as much food as their constantly changing bodies needed. <text:s/>Besides, Michelle hated food shopping. <text:s/>She always felt that people were staring at her. <text:s/>So, my habit was to make a nice long and thorough shopping list and get it all. <text:s/></text:span><text:span text:style-name="T759">After some 3 hours and $500 in food, all that Michelle could say was “you didn’t buy any </text:span><text:span text:style-name="T768">creamer for the coffee</text:span><text:span text:style-name="T759">.” <text:s/>And her daughters picked up on that attitude too. <text:s/></text:span><text:span text:style-name="T760">They, too, pointed out my failings and being teens I brushed them off. <text:s text:c="2"/>Michelle</text:span><text:span text:style-name="T757">, though, seemed to be keeping score and </text:span><text:span text:style-name="T760">over time</text:span><text:span text:style-name="T757"> came an eventual argument or discussion about </text:span><text:span text:style-name="T2597">whether </text:span><text:span text:style-name="T757">I </text:span><text:span text:style-name="T2597">even </text:span><text:span text:style-name="T757">loved her or respected her </text:span><text:span text:style-name="T768">based on all of these disappointments</text:span><text:span text:style-name="T757">. <text:s/></text:span><text:span text:style-name="T762">If I truly loved her I’d make the bed the right way. <text:s/></text:span><text:span text:style-name="T769">So, I worked harder at our relationship </text:span><text:span text:style-name="T771">after all, she had far more to be worried about than I did</text:span><text:span text:style-name="T769">. <text:s/></text:span><text:span text:style-name="T2597">Right?</text:span><text:span text:style-name="T769"> <text:s/></text:span><text:span text:style-name="T772">That’s what a spouse is for, </text:span><text:span text:style-name="T2597">too</text:span><text:span text:style-name="T772">, to help offset the load of everyday living. <text:s/></text:span><text:span text:style-name="T2597">I would always do my best as her spouse</text:span><text:span text:style-name="T772"> </text:span><text:span text:style-name="T773">and I was proud to be married to her </text:span><text:span text:style-name="T2598">and help raise my step-daughters. <text:s/>It was clear to me that was simply who and what I am </text:span><text:span text:style-name="T2599">or, actually, who and what I was until there was so little of me left that she discarded me.</text:span></text:p>
      <text:p text:style-name="P112"><text:soft-page-break/></text:p>
      <text:h text:style-name="P1" text:outline-level="1">Chapter 8: <text:span text:style-name="T2889">The Salton Sea</text:span><text:span text:style-name="T2872">.</text:span></text:h>
      <text:p text:style-name="P113"/>
      <text:p text:style-name="P403"><text:span text:style-name="T199">The Salton Sea is a flat inland sea in Southern California. <text:s/>I had never been there and if you look on a map you’ll see that Southern California, aside from the well know megalopolis that stretches along the coast from Santa Barbara to Mexico, and from the ocean to where I had been next to the San Bernardino Mountains you’ll see that most of it is </text:span><text:span text:style-name="T774">desert and almost uninhabited. <text:s/></text:span><text:span text:style-name="T775">It would be a refreshing change and a complete unknown for me. <text:s/></text:span><text:span text:style-name="T776">So, I left Beaumont for an RV park on the Salton Sea with a completely open mind. <text:s/></text:span><text:span text:style-name="T777">I was no</text:span><text:span text:style-name="T778">t</text:span><text:span text:style-name="T777"> disappointed.</text:span></text:p>
      <text:p text:style-name="P114"/>
      <text:p text:style-name="P535"><text:span text:style-name="T777">E</text:span><text:span text:style-name="T778">verything is flat and white. <text:s/>The road down Hwy 86 is straight and boring, </text:span><text:span text:style-name="T779">so it makes trailering very easy. <text:s text:c="2"/></text:span><text:span text:style-name="T780">The highway follows the lake for miles and miles.</text:span><text:span text:style-name="T779"> </text:span><text:span text:style-name="T780">The city of Salton Sea forces the highway away from the lake displaying the low flat bleached houses and dilapidated fences and yards. <text:s/></text:span><text:span text:style-name="T781">It looks exactly like what you might expect in a run down and abandoned part of the world. <text:s/>Dry. <text:s/>Worn. <text:s/>Used. <text:s/></text:span><text:span text:style-name="T782">The roads are remarkably clean and </text:span><text:span text:style-name="T783">clear textured by dips where flood waters flow during the wet season, which this was not. <text:s/></text:span><text:span text:style-name="T784">I followed the directions </text:span><text:span text:style-name="T2600">given to me </text:span><text:span text:style-name="T784">from my phone off the highway and through the town </text:span><text:span text:style-name="T2600">and</text:span><text:span text:style-name="T784"> notice</text:span><text:span text:style-name="T2600">d</text:span><text:span text:style-name="T784"> that I couldn’t see or find any real store fronts, just a lot of houses, most that seemed either discarded or only used temporarily. <text:s/></text:span><text:span text:style-name="T785">I pulled into the parking lot of West Shores Marin</text:span><text:span text:style-name="T2600">a</text:span><text:span text:style-name="T785"> and RV park. <text:s/></text:span><text:span text:style-name="T786">The registration office was part of a bar and restaurant with a view that spanned the entire basin. <text:s/></text:span><text:span text:style-name="T787">It was empty at the </text:span><text:soft-page-break/><text:span text:style-name="T787">moment, but it </text:span><text:span text:style-name="T788">was evident that it was</text:span><text:span text:style-name="T787"> the center of some activity that met there regularly. <text:s/></text:span><text:span text:style-name="T788">I was assigned my slot and I went around to the far side near the shore to park my home. <text:s/></text:span><text:span text:style-name="T789">Parking was a lot easier this time, but still I was no expert.</text:span></text:p>
      <text:p text:style-name="P115"/>
      <text:p text:style-name="P404"><text:span text:style-name="T199">The “shore side” was not the shore. <text:s/></text:span><text:span text:style-name="T790">The Salton Sea had receded considerably and now the seashore was half a mile away. <text:s/></text:span><text:span text:style-name="T791">The desert had reclaimed the land from my campsite to the sea and was now used by off road vehicles as evidenced by the random trail all grooved by deep ruts of tire tracks. <text:s/>But that all happened on the other side of this great flat surface. <text:s/>It wasn’t a paved tarmac, just a long and very wide (perhaps 100 yards wide) flat area that was obviously built for a purpose. <text:s/>A wind sock in the center marked a small grandstand that was constantly empty and finally gave definition to this flat dirt plain. <text:s/>It was a runway. <text:s/></text:span><text:span text:style-name="T792">I could only suppose that light planes had flown out to this remote desert locale for short jaunts or weekend getaways. <text:s/>The new condition of the windsock indicated that they still did. <text:s/></text:span><text:span text:style-name="T793">It would be interesting to see light planes land right outside my door. <text:s/></text:span><text:span text:style-name="T795">The near empty RV park and </text:span><text:span text:style-name="T794">open space was great for Chuy, too. <text:s/></text:span><text:span text:style-name="T795">I’d teach him to run off leash and come when I called.</text:span></text:p>
      <text:p text:style-name="P116"/>
      <text:p text:style-name="P117">The contrast between the Salton Sea and Beaumont couldn’t be more stark. <text:s/>The only thing that they had in common was a view of the mountains. <text:s/>The Chocolate Mountains on the other side of the sea were not snow capped and appeared to have no trees on them at all. <text:s/>The greatest benefit was the lack of noise, the utter silence of the windless desert. <text:s/><text:span text:style-name="T2805">At first it was stimulating to have no busy rushing city-scape within earshot. <text:s/>Then it was distracting as if I was hearing my own ears </text:span><text:soft-page-break/><text:span text:style-name="T2805">make whiny noises just for their own benefit. <text:s/></text:span><text:span text:style-name="T2806">Finally, the peacefulness of the place pervaded my sense and it started to sooth me. <text:s/></text:span><text:span text:style-name="T2807">The colors, too, were nothing like the dull grays and muted greens of autumn. <text:s/>It was bright white, off-colored yellows and browns and hints of desert green and the sharp contrasting blue of the sea so very far away. The sky, too, was blue-white and completely clear. <text:s/></text:span><text:span text:style-name="T2808">It was the night times that offered up a real treat. <text:s/></text:span><text:span text:style-name="T2809">As the sun went down, the stars came out and all that I learned in Astronomy and the Boy Scouts was triggered in my memory. <text:s/></text:span><text:span text:style-name="T2810">Triggers like this are called “glimmers” and they should be sought out as often as possible. <text:s/>I sat outside with Chuy at my feet looking up at Casseopia and The Big Dipper transported by my own thoughts to the high Sierra of some 40 years ago where I saw this same exact display in vivid white on black when I was a teen away at summer camp. <text:s/></text:span><text:span text:style-name="T2811">You can’t see the Milky Way if you live in a city, the light pollution is too much. <text:s/>Out in the desert, far from any lights at all, it showed brightly and spanned the entire sky. <text:s/></text:span><text:span text:style-name="T2812">It was no wonder at all that aboriginal people might be awestruck and deify such a spectacular display. <text:s/>Indeed, it seemed to put me in contact with some divine inspiration, some internal connection to external phenomenon. <text:s/>That I hadn’t yet found the words for that connection didn’t really matter.</text:span></text:p>
      <text:p text:style-name="P117"/>
      <text:p text:style-name="P118">The next morning was the great surprise. <text:s/><text:span text:style-name="T2813">I was awoken by the abrupt sound of a leaf blower. <text:s/></text:span><text:span text:style-name="T2814">A leaf blower? <text:s text:c="2"/>In a place where there were no leaves? <text:s/>I looked outside my window to see the strangest sight ever. <text:s/></text:span><text:span text:style-name="T2815">It was like something out of those Black and White films of early flying. <text:s/>A man strapped to a huge fan. <text:s/>That was where the noise was coming from. <text:s/>He wore a helmet and goggles and safety </text:span><text:soft-page-break/><text:span text:style-name="T2815">gear like a construction worker (knee pads, elbow pads and things like that). <text:s/>He pulled at leavers to rev up the engine strapped to his back and spin the fan blades. <text:s/></text:span><text:span text:style-name="T2816">He did this over and over again as if he were doing it just for his own pleasure. <text:s/>Then, he pulled on ropes that I had only just started to notice. <text:s/>These lines extended out and away from beyond the view of my window. <text:s/></text:span><text:span text:style-name="T2817">I shifted around to see more and saw that the ground was covered by bright colors of red, white, yellow and orange. <text:s/>They look like colorful tarps that had been laid out flat and as the man revved his engine air was forced under these tarps causing them to billow outward. <text:s/>It was only then that I realized that it was a parachute being filled up by the great fan on the man’s back. <text:s/>It filled quickly and took shape, the man shifted his weight and his hands as if to lift the great half-balloon upward and as he did so he revved the engine even more until it lifted him off the ground. <text:s/>The ropes adjusted somehow to form a seat and all of that strange safety equipment turned into a sitting platform as the man lifted upward, higher and higher into the </text:span><text:span text:style-name="T2818">clean and clear </text:span><text:span text:style-name="T2817">morning sky. <text:s/></text:span><text:span text:style-name="T2819">Holy Christ, what a treat! <text:s/>I laughed at myself thinking that the runway was for light planes. <text:s/></text:span><text:span text:style-name="T2820">Indeed, it was comforting to be humbled by someone else’s bravado and self-expression, </text:span><text:span text:style-name="T2821">to be “put in my place” you might say. <text:s/></text:span><text:span text:style-name="T2822">Somewhere along my Path through life someone had described me as selfish and arrogant </text:span><text:span text:style-name="T2823">and I believed them. <text:s/></text:span><text:span text:style-name="T2824">I think that I never questioned them. <text:s/></text:span><text:span text:style-name="T2825">But this was another Fact via Symptom. <text:s/></text:span><text:span text:style-name="T2826">I was laughing at myself for my presumption and I was enjoying it. <text:s/></text:span><text:span text:style-name="T2827">I deserved to be laughed at </text:span><text:span text:style-name="T2828">and for me to join in.</text:span><text:span text:style-name="T2829"> <text:s/></text:span><text:span text:style-name="T2830">Why did I think that I might be selfish or arrogant? <text:s/></text:span><text:span text:style-name="T2831">Maybe this was a new thing in me. <text:s/>Maybe I was growing and taking myself less and less seriously. <text:s/></text:span><text:span text:style-name="T2832">No, it wasn’t new to me and </text:span><text:span text:style-name="T2871">to</text:span><text:span text:style-name="T2832"> be wrong and accept it. </text:span><text:span text:style-name="T2828"><text:s text:c="2"/></text:span><text:span text:style-name="T2829">In fact, I could remember any </text:span><text:soft-page-break/><text:span text:style-name="T2829">number of times when I was wrong about something and welcomed it, </text:span><text:span text:style-name="T2833">accepted it and changed because of it. <text:s/></text:span><text:span text:style-name="T2834">Who said that I was selfish and arrogant?</text:span></text:p>
      <text:p text:style-name="P118"/>
      <text:p text:style-name="P536"><text:span text:style-name="T796">Another trigger and another surprise. <text:s/>“</text:span><text:span text:style-name="T797">Selfish and arrogant” were words used to describe me when my brother, John, moved back to the Bay Area after graduating from college in Los Angeles. <text:s/></text:span><text:span text:style-name="T798">He needed a place to stay. <text:s/>I was living with Tom with a third roommate in a house in Redwood City. <text:s/></text:span><text:span text:style-name="T799">Our roommate was moving out and John needed a place to stay in order to start his new career with his new degree. <text:s/>He already had a job, just needed a roof over his head. <text:s/>The family motto had always “all for one and one for all” and it was my pleasure, my duty and my pride to give him a place to play the role of benevolent brother. <text:s/></text:span><text:span text:style-name="T800">He and I didn’t always see eye-to-eye and </text:span><text:span text:style-name="T2601">I </text:span><text:span text:style-name="T800">spoke to him about it. <text:s/>Mostly it was along the lines of drinking and drugs. <text:s/>I never drank </text:span><text:span text:style-name="T2601">much </text:span><text:span text:style-name="T800">through college, I simply wasn’t interested. <text:s/>I never experimented with drugs, </text:span><text:span text:style-name="T801">either. <text:s/>A girl friend once said “you one of the few people that I’ve met who don’t need drugs.” <text:s/>I didn’t really know what she meant by that but I took it as a compliment. <text:s/>John, though, always saw it as uncool. <text:s/></text:span><text:span text:style-name="T802">He always looked upon me as unnaturally awkward and socially backward. <text:s/>A geek or a nerd before these terms became popular. <text:s/>For him, being cool, “with it” or simply accepted by the popular crowd <text:s/>made sense. <text:s/>It was the rule of the road and if that meant smoking weed or partying until you puke, that was fine by him. <text:s/>None of that appealed to me in the least. <text:s/>So, I simply asked him how comfortable he was living in my house with the way that I live. </text:span><text:span text:style-name="T800"><text:s/>He assured me “I can live with anyone.” <text:s/></text:span><text:span text:style-name="T803">Tom was happy to have him because Tom was an avid pot smoker. <text:s/></text:span><text:span text:style-name="T804">The only rule that I had was that he smoke it outside so that I </text:span><text:soft-page-break/><text:span text:style-name="T804">didn’t have to smell it and that it didn’t seep into the furniture. <text:s/>Tom and I had lived there for over a year without and problems, </text:span><text:span text:style-name="T805">at least none that couldn’t be resolved. <text:s/>T</text:span><text:span text:style-name="T807">he sad part is that </text:span><text:span text:style-name="T806">it wasn’t long before </text:span><text:span text:style-name="T807">John crossed a line </text:span><text:span text:style-name="T806">that I couldn’t live with. <text:s/></text:span></text:p>
      <text:p text:style-name="P119"/>
      <text:p text:style-name="P536"><text:span text:style-name="T806">Pot smoking was one thing, </text:span><text:span text:style-name="T818">strong drugs was something else</text:span><text:span text:style-name="T806">. <text:s/>It is with an odd sense of personal pride that I say that I’ve never tried smoking pot. <text:s/></text:span><text:span text:style-name="T808">It was grilled into me as a boy that it was bad, illegal and wrong and, for some reason, that was a line that I wasn’t willing to cross. <text:s/>And I never have. <text:s/></text:span><text:span text:style-name="T809">I drink. <text:s/>I was taught to drink. <text:s/>My family start</text:span><text:span text:style-name="T818">ed</text:span><text:span text:style-name="T809"> us drinking in family functions only at the age of 14. <text:s/></text:span><text:span text:style-name="T810">I knew what it was like to be drunk and I didn’t like it. <text:s/></text:span><text:span text:style-name="T811">So, I didn’t </text:span><text:span text:style-name="T2601">really learn to</text:span><text:span text:style-name="T811"> drink until I was </text:span><text:span text:style-name="T2601">nearly </text:span><text:span text:style-name="T811">in my 30s. <text:s/></text:span><text:span text:style-name="T812">At this time, </text:span><text:span text:style-name="T818">fresh out of college myself</text:span><text:span text:style-name="T812">, I was fine with most other people’s choices about drugs, weed being the least of the problems, as long as the</text:span><text:span text:style-name="T818">ir choices</text:span><text:span text:style-name="T812"> didn’t effect me. <text:s/></text:span><text:span text:style-name="T813">John joined Tom smoking weed </text:span><text:span text:style-name="T818">nearly everyday</text:span><text:span text:style-name="T813">, which they often did outside my window, </text:span><text:span text:style-name="T814">something that Tom had never done before </text:span><text:span text:style-name="T818">John had moved in</text:span><text:span text:style-name="T814">. <text:s/></text:span><text:span text:style-name="T815">I just closed the window and </text:span><text:span text:style-name="T818">forgot about</text:span><text:span text:style-name="T815"> them. <text:s/>I had the master bedroom, after all, it was my name on the lease and I paid the lion’s share of the rent. <text:s/></text:span><text:span text:style-name="T818">And the master bedroom</text:span><text:span text:style-name="T816"> doubled as a computer workspace. <text:s/></text:span><text:span text:style-name="T817">It </text:span><text:span text:style-name="T2601">has become</text:span><text:span text:style-name="T817"> quite common to have a space set aside for your computer and it has been for nearly two generations, but it wasn’t common at that time. <text:s/>Computers were still new to a typical household </text:span><text:span text:style-name="T819">and</text:span><text:span text:style-name="T817"> I needed it for my work as a software engineer. <text:s/></text:span><text:span text:style-name="T819">The effect, though, was to make</text:span><text:span text:style-name="T817"> me appear antisocial to both John and Tom as I spent a lot of time working on it. <text:s/>I was quite before my time, I suppose, </text:span><text:span text:style-name="T819">as computer workstations became common </text:span><text:soft-page-break/><text:span text:style-name="T819">and necessary. <text:s/>That, however,</text:span><text:span text:style-name="T817"> only further the stigma of being a socially backward nerd </text:span><text:span text:style-name="T820">and supported John’s long term </text:span><text:span text:style-name="T2601">poor </text:span><text:span text:style-name="T820">assessment of me.</text:span></text:p>
      <text:p text:style-name="P120"/>
      <text:p text:style-name="P537"><text:span text:style-name="T820">I came home from work early one day. <text:s/>The house was empty but there was stuff in the living room that I’d never seen before. <text:s/></text:span><text:span text:style-name="T821">It was with an almost Sherlock Holmes-like reflex that information filled my mind from the evidence of the scene. <text:s/></text:span><text:span text:style-name="T2761">I had been hyper-vigilant before! <text:s/>It wasn’t just with my ex-wife!</text:span><text:span text:style-name="T822"> <text:s/>The lay of a newspaper on the couch, the misplaced cup that should have been put away, the very air had an odd dryness to it and most of all was a tiny square mirror on the table with little white crystals on it. <text:s/>The first image that entered my head was that of a tea party o</text:span><text:span text:style-name="T2601">r</text:span><text:span text:style-name="T822"> people sitting down to drink coffee. <text:s/>Several people had sat there, together, socializing, that was obvious. <text:s/>The sugar on the mirror made perfect sense, except that the mirror didn’t. <text:s/></text:span><text:span text:style-name="T2762">How stupid of me!</text:span><text:span text:style-name="T823"> </text:span><text:span text:style-name="T2762">How could I be so naive?</text:span><text:span text:style-name="T823"> <text:s/></text:span><text:span text:style-name="T824">(</text:span><text:span text:style-name="T823">The truth is that I’ve valued my naivete as another Fact via Symptom of authenticity, </text:span><text:span text:style-name="T824">but that is another story). <text:s/></text:span><text:span text:style-name="T825">My brother was snorting coke. <text:s/></text:span><text:span text:style-name="T868">At first, </text:span><text:span text:style-name="T826">I didn’t quite know how I felt about that, </text:span><text:span text:style-name="T827">actually. <text:s/></text:span><text:span text:style-name="T828">It was a matter of personal choice that I accommodate people in their own choices. <text:s/>I tried not to judge, indeed, I never said a word about Tom and John’s pot smoking, as long as it didn’t effect me. <text:s/></text:span><text:span text:style-name="T829">But this did effect me. <text:s/></text:span><text:span text:style-name="T2763">Seriously, how does this effect me?</text:span><text:span text:style-name="T830"> <text:s/></text:span><text:span text:style-name="T868">There are</text:span><text:span text:style-name="T830"> illegal drugs in your house, that’s how. <text:s/></text:span><text:span text:style-name="T831">It was a well known fact that people weren’t arrested for smoking marijuana. <text:s/></text:span><text:span text:style-name="T832">Well, some, I suppose, but not anyone I knew </text:span><text:span text:style-name="T833">and usually it was in connection to some other stupid mistake like </text:span><text:span text:style-name="T868">reckless</text:span><text:span text:style-name="T833"> driving. <text:s/></text:span><text:span text:style-name="T834">But, cocaine was not a line that I was willing to cross. <text:s/>Later I learned that the language is “</text:span><text:span text:style-name="T2601">I</text:span><text:span text:style-name="T834"> </text:span><text:span text:style-name="T868">had</text:span><text:span text:style-name="T834"> a boundary that represented your own needs.” <text:s/></text:span><text:span text:style-name="T835">Indeed, it </text:span><text:span text:style-name="T836">is </text:span><text:soft-page-break/><text:span text:style-name="T836">and it was </text:span><text:span text:style-name="T868">a boundary that represented my needs</text:span><text:span text:style-name="T836"> and I had to stand up for myself. <text:s/></text:span><text:span text:style-name="T837">Even IF Tom had done strong drugs in my house he had </text:span><text:span text:style-name="T868">enough </text:span><text:span text:style-name="T837">respect for me to make sure that I didn’t know about it. <text:s/></text:span><text:span text:style-name="T838">John, though, didn’t. <text:s/></text:span><text:span text:style-name="T839">It was a matter of </text:span><text:span text:style-name="T840">self-</text:span><text:span text:style-name="T839">respect as well as personal standards and I had to stand up for myself. </text:span><text:span text:style-name="T840"><text:s/>And, most of all it was my house. <text:s/></text:span><text:span text:style-name="T868">That was a family maxim from youth. <text:s/>His name is on the lease, he pays the most in rent, he gets to make the rules.</text:span></text:p>
      <text:p text:style-name="P121"/>
      <text:p text:style-name="P405"><text:span text:style-name="T199">I confronted John about it and, as you can imagine, it didn’t go well. <text:s/></text:span><text:span text:style-name="T841">I tried to skirt the issue of judging him for his choices and keep the whole thing about me, my house, my rules and so on. <text:s/>I guess I sounded a lot like Dad, although I’m sure that I did not say “you live in my house you life by my rules” but I’m sure that’s the message that came across. <text:s/>Maybe if I had defended the whole respect issue (him respecting me or something like that) it might have come off better, but I doubt it. <text:s/>Despite how diplomatic I tried to make this issue </text:span><text:span text:style-name="T868">and respect John in spite of his choices and disrespect for me,</text:span><text:span text:style-name="T841"> John’s only response was “a man should be able to do in </text:span><text:span text:style-name="T2602">his own</text:span><text:span text:style-name="T841"> house what he wants to do.” <text:s/>A life time of anticipating arguments, analyzing responses and so on, even at that much younger age, gave me comeback after comeback. <text:s/>What about three men living in one house? </text:span><text:span text:style-name="T868">What about my standards and what I want? <text:s/>One third of a crime is still a crime a</text:span><text:span text:style-name="T841">nd so on. <text:s/>John’s staunch feelings that somehow he’d been wronged by my reaction never waivered despite anything that I said. <text:s/>The impasse was broken by Tom who sided with John saying “he’s right a man should be able to do what he wants in his own house” and he added “he pays rent and that gives him </text:span><text:soft-page-break/><text:span text:style-name="T841">the right.” <text:s/></text:span><text:span text:style-name="T842">At that point no arguments about rights and privileges was going to sway them. <text:s/>It was two against one and I was going to lose no matter what I </text:span><text:span text:style-name="T868">said</text:span><text:span text:style-name="T842">.</text:span></text:p>
      <text:p text:style-name="P122"/>
      <text:p text:style-name="P538"><text:span text:style-name="T842">I’</text:span><text:span text:style-name="T870">m no saint so please don’t believe for a second that I’m dismissing my own accountability. <text:s/>I wasn’t perfect about it. <text:s/>I know that. <text:s/></text:span><text:span text:style-name="T869">I’ve been told that I’m difficult to live with and in my defense, I only want quiet and toxic issues, like smoking pot, should be outside.</text:span><text:span text:style-name="T870"> <text:s/>I own that. <text:s/>The obvious truth is that Tom and I lived together for a long time without conflict. <text:s/>We didn’t agree on everything but we established pretty good boundaries and </text:span><text:span text:style-name="T869">respected</text:span><text:span text:style-name="T870"> them. <text:s/>The conflict started when John moved in and the man who “could live with anyone” suddenly couldn’t live with me and somehow it was my fault.</text:span></text:p>
      <text:p text:style-name="P122"/>
      <text:p text:style-name="P539"><text:span text:style-name="T842">L</text:span><text:span text:style-name="T872">ife in my own house grew increasingly tense. <text:s/>I never saw drug use again but my brooding brothers never let me forget that I had </text:span><text:span text:style-name="T2602">committed some unspeakable social blunder</text:span><text:span text:style-name="T872">. <text:s/></text:span><text:span text:style-name="T843">I could never tell them how to live, that was now a cardinal rule </text:span><text:span text:style-name="T871">and they were going to be damn sure that I learned it</text:span><text:span text:style-name="T843">. <text:s/></text:span><text:span text:style-name="T844">I’d come home and hear music blaring loud enough to bother neighbors three doors down the street. <text:s/></text:span><text:span text:style-name="T845">They’d </text:span><text:span text:style-name="T2602">push that boundary </text:span><text:span text:style-name="T845">until the </text:span><text:span text:style-name="T871">neighbors</text:span><text:span text:style-name="T845"> complained </text:span><text:span text:style-name="T871">and they’d complain to me </text:span><text:span text:style-name="T2602">keeping “the man whose name is on he lease” in the middle</text:span><text:span text:style-name="T871">. <text:s/>W</text:span><text:span text:style-name="T845">hen I complained they’d simply blow me off </text:span><text:span text:style-name="T871">again saying “I pay rent I can do what I want.”</text:span><text:span text:style-name="T845"> <text:s/></text:span><text:span text:style-name="T871">Fighting one person is hard enough but being tag teamed by two brothers was impossible. <text:s/></text:span><text:span text:style-name="T846">I bought some headphones (long before the age of noise canceling headphones) which dampened their obnoxious sounds </text:span><text:span text:style-name="T871">and hid myself in my room avoiding them. <text:s/>I even ate in my room and now, going to work was a </text:span><text:soft-page-break/><text:span text:style-name="T871">relief from home life</text:span><text:span text:style-name="T846">. <text:s/>I watched </text:span><text:span text:style-name="T871">MY</text:span><text:span text:style-name="T846"> house slow</text:span><text:span text:style-name="T2602">ly</text:span><text:span text:style-name="T846"> dissolve into </text:span><text:span text:style-name="T871">Their</text:span><text:span text:style-name="T846"> house. <text:s/></text:span><text:span text:style-name="T871">I had few needs but their needs seem to grow and grow as music, big screen TVs and a big</text:span><text:span text:style-name="T2602">ger</text:span><text:span text:style-name="T871">, badder and better couch started to appear. <text:s/>“Its all right because you get to use it too.” or so they said. <text:s/>But, I didn’t want to use any of it. <text:s/></text:span><text:span text:style-name="T847">And, no, running off to Mom &amp; Dad to resolve the situation wasn’t an option. <text:s/></text:span><text:span text:style-name="T2602">My paretns</text:span><text:span text:style-name="T847"> had absolved themselves of our interactions when we turned 18 and encouraged us always to work things out </text:span><text:span text:style-name="T871">between us</text:span><text:span text:style-name="T847">.</text:span></text:p>
      <text:p text:style-name="P123"/>
      <text:p text:style-name="P406"><text:span text:style-name="T847">W</text:span><text:span text:style-name="T199">hen I moved out, they helped move the box</text:span><text:span text:style-name="T2602">es</text:span><text:span text:style-name="T199"> into a moving van and helped unload th</text:span><text:span text:style-name="T871">at</text:span><text:span text:style-name="T199"> van. <text:s/>It was a very quiet and tense day with no one really saying anything. <text:s/>It took all day and they unpacked the van and stacked the boxes in the middle of the living room rushing out the door with hardly a “good bye” or “good luck”. <text:s/>The sun was going down and I had to find a chair to turn up right to sit in. <text:s/>I fished around in the increasing darkness to find a lamp to plug in and light up the room. <text:s/></text:span><text:span text:style-name="T848">Fortunately, the mattress was quite accessible in the bedroom, albeit on end. <text:s/>The sheets and blankets, though, stuffed away </text:span><text:span text:style-name="T871">in boxes, </text:span><text:span text:style-name="T848"><text:s/>who knew where? <text:s/></text:span><text:span text:style-name="T871">It was a fair bet that </text:span><text:span text:style-name="T848">Tom and John probably did. <text:s/>A parting prank? <text:s/></text:span><text:span text:style-name="T2602">A</text:span><text:span text:style-name="T848"> last minute dis against their now hated brother? <text:s/></text:span></text:p>
      <text:p text:style-name="P124"/>
      <text:p text:style-name="P407"><text:span text:style-name="T199">Thanksgiving, Christmas, Easter and whatnot never were the same after that. <text:s/>I was judged a pariah, so uncool as to call them out or dare to judge them. <text:s/></text:span><text:span text:style-name="T849">They didn’t hide it either. <text:s/></text:span><text:span text:style-name="T850">I </text:span><text:span text:style-name="T871">over</text:span><text:span text:style-name="T850">heard it from themselves directly and from others who wanted to know “what did you do to piss them off?” <text:s/></text:span><text:span text:style-name="T851">Their words were “he’s </text:span><text:span text:style-name="T871">a </text:span><text:span text:style-name="T851">selfish, arrogant </text:span><text:span text:style-name="T871">prick</text:span><text:span text:style-name="T851">.” <text:s/></text:span><text:span text:style-name="T871">I heard no one object and felt no one come to my aid. <text:s/></text:span><text:soft-page-break/><text:span text:style-name="T871">Such a large family and they all seemed to accept it as fact, or Tom and John’s opinion which was just as good to them.</text:span><text:span text:style-name="T851"> <text:s/></text:span><text:span text:style-name="T852">Projection </text:span><text:span text:style-name="T857">when it is focused on you </text:span><text:span text:style-name="T852">is a very difficult thing to </text:span><text:span text:style-name="T857">avoid and </text:span><text:span text:style-name="T852">resist. <text:s/></text:span><text:span text:style-name="T853">Those Siblings </text:span><text:span text:style-name="T871">(which includes more than just Tom and John because no one defended me) </text:span><text:span text:style-name="T853">projected an image of me being socially backward and uncool, nerdy </text:span><text:span text:style-name="T854">and, as much as I tried to simply be myself, there were times when I came off as exactly as they saw me. <text:s/></text:span><text:span text:style-name="T2603">There is something about projection that makes it impossible to defend yourself. <text:s/>The more that I tried, the worse it got.</text:span><text:span text:style-name="T854"> <text:s/></text:span><text:span text:style-name="T855">That, of course, only confirmed their projection </text:span><text:span text:style-name="T856">and undermined my value to The Family.</text:span></text:p>
      <text:p text:style-name="P125"/>
      <text:p text:style-name="P540"><text:span text:style-name="T856">T</text:span><text:span text:style-name="T874">here, in the desert next to the Salton Sea, I </text:span><text:span text:style-name="T867">had </text:span><text:span text:style-name="T874">reenacted a long lost memory, triggered by my own </text:span><text:span text:style-name="T873">self-honesty, my own</text:span><text:span text:style-name="T874"> laughter at myself. <text:s/></text:span><text:span text:style-name="T858">It had nothing to do with the toxic ex-wife that I was slowly learning about. <text:s/></text:span><text:span text:style-name="T859">The trigger, though, was another Fact via Symptom. <text:s/></text:span><text:span text:style-name="T860">My brothers took advantage of me. <text:s/></text:span><text:span text:style-name="T861">First they used my hospitality then they abused it. <text:s/></text:span><text:span text:style-name="T862">Then when I stood up for it they criticized me for responding to their disrespect. <text:s/></text:span><text:span text:style-name="T863">There was a word for that kind of behavior. <text:s/>A word that I was going to get </text:span><text:span text:style-name="T873">well acquainted with</text:span><text:span text:style-name="T863">. <text:s/>The word is “gaslighting”. <text:s/></text:span><text:span text:style-name="T864">It is quite easily the act of someone baiting you to respond in self-defense, then blaming you for </text:span><text:span text:style-name="T873">reacting</text:span><text:span text:style-name="T864">. <text:s/>They want to make you mad, they want to make you upset and when you do get mad or upset, they say “see, you are the problem.” <text:s/></text:span><text:span text:style-name="T865">I had been toxically manipulated </text:span><text:span text:style-name="T873">long </text:span><text:span text:style-name="T865">before </text:span><text:span text:style-name="T873">I ever met</text:span><text:span text:style-name="T865"> my ex-wife. <text:s/>It was not a new thing. </text:span><text:span text:style-name="T866">I </text:span><text:span text:style-name="T873">just </text:span><text:span text:style-name="T866">didn’t know it at the time.</text:span></text:p>
      <text:p text:style-name="P126"/>
      <text:p text:style-name="P408"><text:soft-page-break/><text:span text:style-name="T866">T</text:span><text:span text:style-name="T199">he Salton Sea, it turns out, is a mecca for parasailing enthusiasts. <text:s/></text:span><text:span text:style-name="T875">Apparently, they come from all over to fill their parasail and float up into the sky </text:span><text:span text:style-name="T879">dotting</text:span><text:span text:style-name="T875"> that blank, blue world up above with their strikingly colorful toys. <text:s/>They hang below </text:span><text:span text:style-name="T879">them</text:span><text:span text:style-name="T875"> in a variety of contraptions from the fan mounted to the back of man that I first saw, to little wheeled seats that can sit two maybe three at a time. <text:s/>They turn on their huge and loud fans and fill their sails and sometimes effortlessly and sometimes with as sudden woosh, they lift upward into the air as if free from the earth, </text:span><text:span text:style-name="T879">filling the sky with enormous Human Butterflies zigzagging randomly as they go ever higher. <text:s/></text:span><text:span text:style-name="T876">It is amazing and beautiful and if I had the strength of spirit I’m sure that I could have found one of them to take me up </text:span><text:span text:style-name="T879">there</text:span><text:span text:style-name="T876">. <text:s/></text:span><text:span text:style-name="T877">A big huge part of me wanted to, </text:span><text:span text:style-name="T879">but </text:span><text:span text:style-name="T877">somehow and somewhere within me I lost the urge, the impetus and the impulse to take such a wonderfully exciting risk. <text:s/></text:span><text:span text:style-name="T878">I’m not sure what it was that stopped me, but it didn’t stop me from respecting people who had found such a great thrill in their lives. <text:s/>Envying them for the adventure that they had found even as I was still discovering the adventure that I was on. <text:s/></text:span><text:span text:style-name="T879">And what an incredible gift this was! <text:s/>To find myself surrounded by happy, fun people not afraid to lift into the sky! <text:s/></text:span><text:span text:style-name="T880">I had no doubts now that this Walkabout is what I needed most of all.</text:span></text:p>
      <text:p text:style-name="P127"/>
      <text:h text:style-name="P1" text:outline-level="1">Chapter 9: <text:span text:style-name="T2889">Blythe</text:span><text:span text:style-name="T2890">.</text:span></text:h>
      <text:p text:style-name="P128"/>
      <text:p text:style-name="P409"><text:span text:style-name="T199">There is a strange connection between the land and your psyche. <text:s/></text:span><text:span text:style-name="T881">That thought, that memory of living with my brothers, the triggering of it, seeing it for what it </text:span><text:soft-page-break/><text:span text:style-name="T881">was, it stayed there. <text:s/></text:span><text:span text:style-name="T882">When I left that RV park, I left all of those feelings and resentments behind. <text:s/></text:span><text:span text:style-name="T883">I took the revelation for what it was. <text:s/></text:span><text:span text:style-name="T884">My ex-wife wasn’t the first to manipulate me. <text:s/></text:span><text:span text:style-name="T885">I hadn’t invited Tom and John to my wedding, either, and I thought that it was because they were mean and rude to me. <text:s/></text:span><text:span text:style-name="T886">It was, but now I knew much more than that. <text:s/></text:span><text:span text:style-name="T887">As much as I might have doubted NOT inviting them and accepting the consequences of a family angry at me for it, I now saw that I was still standing up for myself. <text:s/></text:span><text:span text:style-name="T888">I hadn’t backed down. <text:s/>I hadn’t rolled over. <text:s/></text:span><text:span text:style-name="T889">And I hadn’t succumbed to the temptation of acting like a victim. <text:s/>For years, I continued to come to Thanksgiving, Christmas and Easter and continued to be myself and never once felt sorry for myself. <text:s/></text:span><text:span text:style-name="T890">Over the years, it only got worse, though, but it was becoming clear that that wasn’t because of me. <text:s/>I didn’t know why we got together and quibbled and bickered and fought. <text:s/>I just chose to engage in it less and less and less. <text:s/></text:span><text:span text:style-name="T891">And now, the Salton Sea got to keep that energy, those feelings and the frustration and unfairness of it all. <text:s/></text:span><text:span text:style-name="T892">I had put up with abuse before and I think that it allowed my ex-wife to abuse me again. <text:s/></text:span><text:span text:style-name="T893">I’ve seen people who have recovered from poverty. <text:s/>They don’t </text:span><text:span text:style-name="T2604">live</text:span><text:span text:style-name="T893"> life like most middle or upper class folk. <text:s/>If you’ve survived living with nothing, you know the value of every little thing. <text:s/>You are willing to tolerate an old stove, a bad refrigerator or windows that don’t open. <text:s/></text:span><text:span text:style-name="T894">Your house doesn’t need to look prim and proper, it needs to function. <text:s/></text:span><text:span text:style-name="T895">And time is spent on functioning, not making it look nice, </text:span><text:span text:style-name="T896">although making it look nice helps. <text:s/></text:span><text:span text:style-name="T897">They have lived with a lot less and are quite tolerant when they might have to again. <text:s/>So, too are people who have lived with abuse. <text:s/>They have lived with abuse before and survived it. <text:s/></text:span><text:span text:style-name="T898">It comes and it goes and it isn’t really personal. <text:s/>The abuser is the jerk, is the asshole and it really is all about them </text:span><text:soft-page-break/><text:span text:style-name="T898">anyway. <text:s/></text:span><text:span text:style-name="T899">And, always, eventually, it goes away, one way or another. A</text:span><text:span text:style-name="T2607">s I left the Salton Sea I felt that great relief. <text:s/></text:span><text:span text:style-name="T900">Apparently, I had been carrying that unresolved episode in my life for a very long time. <text:s/></text:span></text:p>
      <text:p text:style-name="P129"/>
      <text:p text:style-name="P409"><text:span text:style-name="T902">The desert has a character all its own. <text:s/>I’m certain that just a few months earlier I wouldn’t even have noticed. <text:s/></text:span><text:span text:style-name="T903">Now, though, I couldn’t not see it. <text:s/>It wasn’t blistering heat, the temperature was quite nice. <text:s/>It wasn’t awfully bright either, but I did wear shade. <text:s/>I</text:span><text:span text:style-name="T2604">t</text:span><text:span text:style-name="T903"> changed as I drove, evolving from sage and underbrush to more and more sand. <text:s/></text:span><text:span text:style-name="T900">I discovered that this unoccupied wasteland was still a playground for so many people. <text:s/></text:span><text:span text:style-name="T901">I drove south then east and found myself in very familiar territory. <text:s/>The rolling dunes of the Mojave Desert. <text:s/></text:span><text:span text:style-name="T903">Familiar but I had never been there before. <text:s/>All of the Hollywood movies ever filmed in the desert were filmed here. <text:s/></text:span><text:span text:style-name="T904">It was perfect, too, because it wasn’t like anything else that I had ever seen before, at least not in person. <text:s/>And so had lots of other people too. <text:s/>To my great surprise I was stuck in a traffic jam in the middle of nowhere. <text:s/></text:span><text:span text:style-name="T905">Cars, trucks, huge buses, and enormous RVs all jammed onto a two lane highway for miles. <text:s/></text:span><text:span text:style-name="T906">I found the reason why. <text:s/>It was the center for off road dune buggy races. <text:s/></text:span><text:span text:style-name="T907">I had certainly led a cloistered life as I had only heard about such things but to see hundreds of people all camped out in the sand just to ride willynilly off road </text:span><text:span text:style-name="T2604">w</text:span><text:span text:style-name="T907">as remarkable. <text:s/></text:span><text:span text:style-name="T908">I’ve always felt the contagion of people enjoying themselves. <text:s/>Just like those parasailing pilots that I just left, these the bold adrenaline junkies of the desert. <text:s/></text:span><text:span text:style-name="T909">I’m sure that they came from San Diego or Los Angeles (the fake Southern California as some of the locals described as the real Southern California was this enormous playground of fun things to do, not those high priced traffic jams). <text:s/></text:span><text:span text:style-name="T2604">I </text:span><text:soft-page-break/><text:span text:style-name="T2604">drove on past the traffic and off alone heading east seemingly by myself. <text:s/>That’s when </text:span><text:span text:style-name="T910">I pulled into Blythe for another two weeks.</text:span></text:p>
      <text:p text:style-name="P130"/>
      <text:p text:style-name="P410"><text:span text:style-name="T910">B</text:span><text:span text:style-name="T199">lythe is on the border of California and Arizona, right along the Colorado River. <text:s/></text:span><text:span text:style-name="T911">It is everything that its name sounds like. <text:s/>It might be one step up from the Salton Sea, but it was just as desolate. <text:s/>The RV park that </text:span><text:span text:style-name="T2605">I</text:span><text:span text:style-name="T911"> stayed in was right on the river and mostly empty. <text:s/>There were as many empty RVs there as there were empty homes in Salton Sea. <text:s/></text:span><text:span text:style-name="T912">They had the same purpose, too. <text:s/>People would buy an RV, park it next to the Colorado River and pay an annual fee and have an instant vacation home complete with parking space and boat storage. <text:s/></text:span><text:span text:style-name="T922">They were referred to as “Weekend Warriors” and the</text:span><text:span text:style-name="T2605">y</text:span><text:span text:style-name="T922"> brought the party, friends and family with them.</text:span><text:span text:style-name="T912"> <text:s/></text:span><text:span text:style-name="T913">And I rolled in looking for a pull through site (once again avoiding the necessity to back my trailer in). <text:s/></text:span><text:span text:style-name="T914">I followed the one lane road to the registration and just like West Coast RV, </text:span><text:span text:style-name="T915">the registration desk doubled as a country store and small restaurant. <text:s/></text:span><text:span text:style-name="T916">And just as before, there was no one there. <text:s/></text:span><text:span text:style-name="T917">I got my campsite and a small map and sent on my way. <text:s/>The map showed my site to be back towards the front gate and there weren’t a lot of ways to get back there. <text:s/>I’d have to turn around the registration building </text:span><text:span text:style-name="T918">to go back that way. <text:s/></text:span><text:span text:style-name="T919">A 35 foot trailer doesn’t turn too well <text:s/>but I managed it to the best of my ability, managed to knock over a yellow pole, too. <text:s/></text:span><text:span text:style-name="T2764">So, THAT’s what those poles are for!</text:span><text:span text:style-name="T919"> <text:s/>It left a long yellow scratch on the side of my rig, something that embarrassed me time and again when people asked about it. <text:s/></text:span><text:span text:style-name="T2605">Eventually I found my site and </text:span><text:span text:style-name="T920">I pulled in and set up camp.</text:span></text:p>
      <text:p text:style-name="P131"/>
      <text:p text:style-name="P411"><text:soft-page-break/><text:span text:style-name="T920">T</text:span><text:span text:style-name="T199">he place really was a party haven, a destination spot, but not when I was there. <text:s/>I had gotten there off season and it was mostly empty. <text:s/>One neighbor seemed to leave every morning and return late at night, then disappear entirely on the weekend. <text:s/></text:span><text:span text:style-name="T921">Once, I introduced myself and got to know him, at least a little. <text:s/></text:span><text:span text:style-name="T2608">He</text:span><text:span text:style-name="T921"> was a road worker and was working on Interstate 10 outside of Blythe by about 15 miles. <text:s/>He’d go out to the worksite and work 10 or 12 hours 3 to 4 days in a row, then head on home in San Diego to be with his family. <text:s/></text:span><text:span text:style-name="T922">He had bought the RV and parked it there in much the same manner that the Weekend Warriors had, but for the opposite purpose. <text:s/></text:span><text:span text:style-name="T923">I had to admire a person who worked that hard and sacrificed that much for his family. <text:s/></text:span><text:span text:style-name="T924">I didn’t ever bother him again.</text:span></text:p>
      <text:p text:style-name="P132"/>
      <text:p text:style-name="P412"><text:span text:style-name="T924">T</text:span><text:span text:style-name="T199">he water in Blythe was ab</text:span><text:span text:style-name="T925">y</text:span><text:span text:style-name="T199">smal. <text:s/></text:span><text:span text:style-name="T925">Before I hooked up my fresh water line I checked it out and this black, muddy mess came out. <text:s/>At first I thought that it was just unused pipes that needed cleaning. <text:s/>I had a three stage filtering system that I was confident with so, once the water ran clear, I’d hook it up. <text:s/>The water never ran clear. <text:s/></text:span><text:span text:style-name="T926">It was black and disgusting. <text:s/>I always </text:span><text:span text:style-name="T2608">have </text:span><text:span text:style-name="T926">a full fresh water tank whenever I could so I relied on my own water while I was there. <text:s/></text:span><text:span text:style-name="T927">It really was the ass end of the world of RV living. <text:s/>Most places offered bathrooms and showers. <text:s/>Some offered hot tubs and swimming pools, weight rooms and recreation rooms, pavilions to shade against the sun or barbecue pits for cooking. <text:s/></text:span><text:span text:style-name="T928">Not here. <text:s/>This was a wide spot in the lawn with electricity but no water and now sewer. <text:s/>A service drove by everyday and emptied your Black Water tank (the fee was included with your rent).</text:span></text:p>
      <text:p text:style-name="P133"/>
      <text:p text:style-name="P413"><text:soft-page-break/><text:span text:style-name="T928">F</text:span><text:span text:style-name="T199">or some reason I didn’t want to leave California. <text:s/></text:span><text:span text:style-name="T929">It was if if leaving that state was stepping over a boundary that I couldn’t step back from. <text:s/></text:span><text:span text:style-name="T930">I walked down to the river and knew that across that river, right over there maybe 100 yards was Arizona. <text:s/>Another state, another timezone and for some reason a big step for me. <text:s/></text:span><text:span text:style-name="T931">My Walkabout had been opening me up to a world about myself that had almost died with neglect. <text:s/>I was starting to see that the circumstances of my life, all the betrayal, loss, grief and all of it coming together at the same time started to form a pattern </text:span><text:span text:style-name="T932">or a purpose. <text:s/></text:span><text:span text:style-name="T933">I wasn’t exactly clear on what that was yet, but I did know a few things about myself. <text:s/>I had loved my wife and still did. <text:s/>I would never see her again which is the healthiest thing that I could do. <text:s/>The same went for my first wife, too. <text:s/>She, too, had devalued me next to complete depression. <text:s/>Unlike my second wife, I had left my first wife because I was so depleted that I couldn’t even play with my son. <text:s/>Shaun was three and playing with his toy cars, something that I loved to do when I was his age. <text:s/>I was sitting in the chair in our family room watching him. <text:s/></text:span></text:p>
      <text:p text:style-name="P134"/>
      <text:p text:style-name="P413"><text:span text:style-name="T933"><text:tab/></text:span><text:span text:style-name="T934">He said “come down on the floor and play with me Daddy” and I was thrilled to do so. <text:s/></text:span></text:p>
      <text:p text:style-name="P135"><text:tab/>Within minutes, however, my mind had wondered off into nothingness and I just sat there. </text:p>
      <text:p text:style-name="P135"><text:s/><text:tab/>“Dad!! Here you play with this one.” <text:s/>Shaun said pushing a car in my hand. <text:s/></text:p>
      <text:p text:style-name="P135"><text:tab/>It shook me out of my mental lethargy and I started pushing the car back and forth on my leg and slowly my mind drifted off again, unfocused, uncaring. <text:s/></text:p>
      <text:p text:style-name="P135"><text:soft-page-break/><text:tab/>“Not like that, Daddy!” Shaun protested. <text:s/>“See like this.” and he demonstrated how to play with cars, moving, the vroom vroom sound, and crafting a blanket into hills and gullies to drive through.</text:p>
      <text:p text:style-name="P413"><text:span text:style-name="T934"><text:tab/></text:span><text:span text:style-name="T2765">Oh my GOD! <text:s/>This is NOT the kind of father that I want to be! <text:s/></text:span><text:span text:style-name="T935">I realized </text:span><text:span text:style-name="T2608">right then and there </text:span><text:span text:style-name="T935">that I was too depleted of spirit to even play with my son. <text:s/></text:span></text:p>
      <text:p text:style-name="P136"/>
      <text:p text:style-name="P414"><text:span text:style-name="T935">M</text:span><text:span text:style-name="T199">ichelle hadn’t been the first to use me up l</text:span><text:span text:style-name="T2609">i</text:span><text:span text:style-name="T199">ke that. <text:s/></text:span><text:span text:style-name="T2609">It had happened before. <text:s/>I had recovered, too, and decided to be the father that I wanted to be, that my kids needed me to be even if that meant leaving their mother.</text:span></text:p>
      <text:p text:style-name="P136"/>
      <text:p text:style-name="P541"><text:span text:style-name="T935">L</text:span><text:span text:style-name="T2610">isa and I had entered into marriage counseling because of an ever increasing sense of distance and depression on my part. <text:s/>Lisa grudging went but didn’t see what she could do about what was clearly my problem. <text:s/></text:span><text:span text:style-name="T936">During the sessions it started to become clear that she had no clue at all about our marriage and even less how to be a life partner. <text:s/>I had been promoted to 2</text:span><text:span text:style-name="T2799">nd</text:span><text:span text:style-name="T936"> degree black belt and she really didn’t care. <text:s/>She was fine with me and my hobby but she didn’t want to hear about how I taught someone how to do a spin kick or </text:span><text:span text:style-name="T2609">helped</text:span><text:span text:style-name="T936"> a young </text:span><text:span text:style-name="T2609">girl</text:span><text:span text:style-name="T936"> break a board for the first time and know that that </text:span><text:span text:style-name="T2609">her</text:span><text:span text:style-name="T936"> life was changed forever because of it. <text:s/>She often left very early for work, got home and made dinner and was in bed by 7:30 every night. <text:s/>She believed that she had to do that to </text:span><text:span text:style-name="T2609">do her</text:span><text:span text:style-name="T936"> job </text:span><text:span text:style-name="T2609">correctly</text:span><text:span text:style-name="T936">. <text:s/>Its what the job required and the weekends were where she napped and recuperated from such a difficult week. <text:s/></text:span><text:span text:style-name="T937">No amount of me helping did any good. <text:s/>I tried to cook, but she took it as an insult that she wasn’t contributing to our family. <text:s/></text:span><text:span text:style-name="T2609">I took the kids to day care and picked them up everyday. <text:s/>I got them ready </text:span><text:soft-page-break/><text:span text:style-name="T2609">for “when Mommy comes home!” a game that they loved to participate in. <text:s/>She was in bed too early for intimacy and left too early in the morning to make up for it. <text:s/>She regularly declined any weekend activities stating “I need the rest”.</text:span><text:span text:style-name="T937"> <text:s/></text:span><text:span text:style-name="T2609">Then, </text:span><text:span text:style-name="T938">she came to our marriage counseling session and said “I feel like the onus is all on me to change and nothing is being asked of him.” <text:s/></text:span><text:span text:style-name="T939">I couldn’t believe my ears. <text:s/>I was too depleted to play with my son because of the physical, emotional and psychological support of my wife and her career. <text:s/></text:span><text:span text:style-name="T940">Kuk Sool was the only thing that I did for myself. <text:s/></text:span><text:span text:style-name="T941">We had given up the lifestyle that we once had, dancing in huge old fashioned balls, acting at the Ren Fair and at the Christmas Fair, each of these taking months of our time. <text:s/>We almost never saw any friends anymore </text:span><text:span text:style-name="T942">and I did all of the shopping based on her shopping list, so that she could cook a meal then disappear to bed, alone. <text:s/></text:span><text:span text:style-name="T943">Then, she said “I feel like the onus is all on me.”</text:span><text:span text:style-name="T944"> <text:s/></text:span><text:span text:style-name="T2609">O</text:span><text:span text:style-name="T945">ne midnight walk along San Francisco Bay under the clear dark sky and looking out at the city lights in the distance, I broke down and cried, all alone in the night, wailing against an ugly truth.</text:span><text:span text:style-name="T943"> <text:s/></text:span><text:span text:style-name="T944">It was completely clear to me that I could either be a husband or be a father but I couldn’t be both. </text:span><text:span text:style-name="T946">I would have to leave her. <text:s/></text:span><text:span text:style-name="T947">I would have to break apart my family, </text:span><text:span text:style-name="T948">hurt my own children in ways that I could never imagine. <text:s/>I would have to leave her. <text:s/></text:span><text:span text:style-name="T2766">God could they ever forgive me? </text:span><text:span text:style-name="T948">I wallowed in my own self-pity rubbing at a pain in my chest that wouldn’t, couldn’t go away. <text:s/></text:span><text:span text:style-name="T949">NO, I could never leave them. <text:s/>She is a good enough mother but she doesn’t take care of them. <text:s/>She doesn’t listen or play with them. <text:s/>She hardly even knows them. <text:s/></text:span><text:span text:style-name="T950">No, I would leave their mother but I wouldn’t leave them. <text:s/></text:span><text:span text:style-name="T951">I am their father and I may have had a choice in producing these two beautiful children, they did NOT have a choice in me as their father. <text:s/>I owed it </text:span><text:span text:style-name="T2609">to</text:span><text:span text:style-name="T951"> them and they needed me far </text:span><text:soft-page-break/><text:span text:style-name="T951">more than they would ever know. <text:s/></text:span><text:span text:style-name="T952">Lying on the broken shell sand of the San Francisco Bay with dried tears covering my face as I looked up at the night’s sky, though, wasn’t an image of a healthy guy. <text:s/></text:span><text:span text:style-name="T953">I had to get my head on straight before I could take care of them properly </text:span><text:span text:style-name="T954">and that meant leaving soon, but not going very far away and not for very long.</text:span></text:p>
      <text:p text:style-name="P137"/>
      <text:p text:style-name="P542"><text:span text:style-name="T954">S</text:span><text:span text:style-name="T971">o, this was why I was here in Blythe? <text:s/>To relive my first divorce? <text:s/></text:span><text:span text:style-name="T955">I thought that I had resolved those issues long ago. <text:s/></text:span><text:span text:style-name="T956">I had, but where were my children now? <text:s/></text:span><text:span text:style-name="T957">They were 28 and 31 years old and living on their own. <text:s/></text:span><text:span text:style-name="T958">They came to my wedding </text:span><text:span text:style-name="T970">and had a great time, </text:span><text:span text:style-name="T958">but we hadn’t really spoken since they moved out 6 years </text:span><text:span text:style-name="T970">ago</text:span><text:span text:style-name="T958">, before I met Michelle. <text:s/></text:span><text:span text:style-name="T959">They had both been to our little ranch house and knew how I lived and they were always welcome. <text:s/>I felt some tension with them but waited for them to breach the issue. <text:s/></text:span><text:span text:style-name="T960">I was certain that we had established good relationships between us, but they weren’t anywhere in my life. <text:s/></text:span><text:span text:style-name="T961">Nor should they be, really. <text:s/>I didn’t want to whine to them about a broken heart, or complete loss. <text:s/>I’m sure that I did or would have when I spoke to them, too. <text:s/></text:span><text:span text:style-name="T962">That was part of the rumination and obsession, the cognitive dissonance to want to talk about how things just didn’t seem to fit. <text:s/>They weren’t interested, of course, so I tried my best to avoid the subject. <text:s/></text:span><text:span text:style-name="T963">When Mom had died, they both paid their respect to her and to me, they both seemed to accepted it well. <text:s/></text:span><text:span text:style-name="T964">So, where were they? <text:s/></text:span><text:span text:style-name="T965">I didn’t know, but I did know that I loved them and that I was recovering ever so slowly and that I wanted them in my life. <text:s/></text:span><text:span text:style-name="T966">I was amazed that I had become so depleted that I didn’t even recognize how much I was missing. <text:s/></text:span><text:span text:style-name="T967">It made me feel so incredibly good to think of them, to love them and to want to express that </text:span><text:span text:style-name="T970">to</text:span><text:span text:style-name="T967"> </text:span><text:soft-page-break/><text:span text:style-name="T967">them. <text:s/></text:span><text:span text:style-name="T968">Yes, my life was recovering </text:span><text:span text:style-name="T970">and it would help make me </text:span><text:span text:style-name="T2611">feel </text:span><text:span text:style-name="T970">alive to talk with them</text:span><text:span text:style-name="T968">. <text:s/></text:span><text:span text:style-name="T969">I didn’t know whether to be happy for it or astonished that I had fallen so incredibly low.</text:span></text:p>
      <text:p text:style-name="P138"/>
      <text:p text:style-name="P415"><text:span text:style-name="T969">O</text:span><text:span text:style-name="T199">ne morning I started my day with a walk for Chuy out from our campsite to the River and back. <text:s/>The sun rising sh</text:span><text:span text:style-name="T1080">in</text:span><text:span text:style-name="T199">ed against the mountains in the distance accentuating the curves and shadows like no other time of day. <text:s/></text:span><text:span text:style-name="T972">This was the day I would see my kids. <text:s/>It ha</text:span><text:span text:style-name="T1080">d</text:span><text:span text:style-name="T972"> been months and I arranged an online video call for all of us. <text:s/>We had never done this before </text:span><text:span text:style-name="T973">and it would be great to see their faces again, smiling happy and hear how their lives are going. <text:s/>I hadn’t felt that good in such a long time. <text:s/>I was downright giddy.</text:span></text:p>
      <text:p text:style-name="P139"/>
      <text:p text:style-name="P416"><text:span text:style-name="T973"><text:tab/></text:span><text:span text:style-name="T199">I connect</text:span><text:span text:style-name="T1080">ed</text:span><text:span text:style-name="T199"> to the video conference and soon they joined me.</text:span></text:p>
      <text:p text:style-name="P140"><text:tab/>“How are you guys doing?” I asked. <text:s/>“Its so good to see you.”</text:p>
      <text:p text:style-name="P140"><text:tab/>“Good, “ they both said almost in unison.</text:p>
      <text:p text:style-name="P140"><text:tab/>“I just wanted to connect with you guys,” I said. “and see how you are all doing.”</text:p>
      <text:p text:style-name="P140"><text:tab/>“I’m doing fine,” Megan said.<text:line-break/><text:tab/>“Yeah,” Shaun agreed.</text:p>
      <text:p text:style-name="P140"><text:tab/>“Well,” I started in again. <text:s/>“You know that I’ve been on the road for a while and I … just wanted you to know that I’m doing okay.”</text:p>
      <text:p text:style-name="P140"><text:tab/>“Yeah, I’d heard that,” Megan said.</text:p>
      <text:p text:style-name="P140"><text:tab/>“Yeah,” Shaun agreed.</text:p>
      <text:p text:style-name="P416"><text:soft-page-break/><text:span text:style-name="T199"><text:tab/>“So, um,” I started. <text:s/>The gaps in communication were getting awkward. <text:s/>It was probably because we had never had a conference video call before they just didn’t know what to say. <text:s/>“</text:span><text:span text:style-name="T974">Megan how are you liking it in Eureka? <text:s/>I hear that it is cold and foggy.”</text:span></text:p>
      <text:p text:style-name="P416"><text:span text:style-name="T974"><text:tab/>“Um, yeah, i</text:span><text:span text:style-name="T1080">t</text:span><text:span text:style-name="T974"> is,” she agreed. <text:s/>“Just like home.”<text:tab/></text:span></text:p>
      <text:p text:style-name="P141"><text:tab/>“And do you still ride your motorcycle?” I asked.</text:p>
      <text:p text:style-name="P141"><text:tab/>“Not as much anymore,” <text:s/>she said. <text:s/>“someone had stolen my helmet so … “</text:p>
      <text:p text:style-name="P141"><text:tab/>“So, you don’t want to ride without it,” I finished for her.</text:p>
      <text:p text:style-name="P141"><text:tab/>“Yeah, and I wasn’t using it anyway,” she said. <text:s/>“Besides whoever stole <text:span text:style-name="T2873">it </text:span>probably needed it more than more.” <text:s/>She was just like me, trying to find a higher path to walk and hold no grudges. <text:s/></text:p>
      <text:p text:style-name="P141"><text:tab/><text:span text:style-name="T2873">I made a mental note to consider getting her a new helmet for Christmas.</text:span></text:p>
      <text:p text:style-name="P416"><text:span text:style-name="T974"><text:tab/>“</text:span><text:span text:style-name="T975">And Shaun, “ I started after an additional silence. <text:s/>“Are you still getting up at 2:00 AM for live soccer games from Scotland.”</text:span></text:p>
      <text:p text:style-name="P142"><text:tab/>“Futball,” he corrected. <text:s/>“Um, yeah.”</text:p>
      <text:p text:style-name="P416"><text:span text:style-name="T975"><text:tab/>“</text:span><text:span text:style-name="T976">Still rooting for Manchester United,” I asked, reaching for some memory of his favorite </text:span><text:span text:style-name="T1080">team. <text:s/>They changed each season and got more interesting a</text:span><text:span text:style-name="T2611">nd</text:span><text:span text:style-name="T1080"> farther away the older that he got</text:span><text:span text:style-name="T976">.</text:span></text:p>
      <text:p text:style-name="P143"><text:tab/>“I was never a United fan, Dad.” he corrected again. <text:s/>“Liverpool.”</text:p>
      <text:p text:style-name="P416"><text:span text:style-name="T976"><text:tab/>“Right, sorry.” </text:span><text:span text:style-name="T977">I said. <text:s/>They just stared. <text:s/>This wasn’t going well.</text:span></text:p>
      <text:p text:style-name="P416"><text:span text:style-name="T977"><text:tab/>“Well,” I started realizing the small talk wasn’t going to get me anywhere. <text:s/>“as you know, I’ve been through a lot, which is why I’m on this Walkabout.” <text:s/></text:span><text:span text:style-name="T978">they just nodded “ and well, I’ve learned just how much you mean to me. <text:s/></text:span><text:span text:style-name="T979">I want you </text:span><text:soft-page-break/><text:span text:style-name="T979">both in my life. <text:s/></text:span><text:span text:style-name="T980">You are the most important people to me and I’m very proud of both of you. <text:s/></text:span><text:span text:style-name="T981">I wanted you do know that.”</text:span></text:p>
      <text:p text:style-name="P144"><text:tab/>“Thanks,” Megan said.</text:p>
      <text:p text:style-name="P144"><text:tab/>“Yeah,” Shaun agreed.</text:p>
      <text:p text:style-name="P416"><text:span text:style-name="T981"><text:tab/>“And um, well,” I was squeamish about what I wanted to say next and I wasn’t exactly sure why. <text:s/>“I want to keep in touch, ya know? <text:s/>Call from time to time, hear how things are going. <text:s/></text:span><text:span text:style-name="T982">Ya know? <text:s/>I figure maybe once a month, ya know? <text:s text:c="2"/>For 10 minutes. <text:s/>Just to keep in touch. <text:s/></text:span><text:span text:style-name="T983">I’m very proud of both of you and you’re important to me.”</text:span></text:p>
      <text:p text:style-name="P145"><text:tab/>“Ah, okay,” Megan said.</text:p>
      <text:p text:style-name="P145"><text:tab/>“Yeah,” Shaun agreed.</text:p>
      <text:p text:style-name="P416"><text:span text:style-name="T983"><text:tab/></text:span><text:span text:style-name="T984">The silence continued. <text:s/></text:span><text:span text:style-name="T985">The distance between was farther than I thought, but maybe checking on them will close the gap. <text:s/>You have to work on relationships, it seems that I was constantly working on them with the first wife, then the second wife and doing </text:span><text:span text:style-name="T2611">it </text:span><text:span text:style-name="T985">all by myself. <text:s/></text:span><text:span text:style-name="T986">It felt like my relationship with my kids wasn’t any different. <text:s/></text:span><text:span text:style-name="T1080">I didn’t take it as a good sign. <text:s/></text:span></text:p>
      <text:p text:style-name="P146"><text:tab/>“Well, okay, then,” I stated finally. <text:s/>“I’m really glad that we could meet. <text:s/>And I’m looking forward to hearing how things are going.”</text:p>
      <text:p text:style-name="P416"><text:span text:style-name="T986"><text:tab/></text:span><text:span text:style-name="T987">And that was that.</text:span></text:p>
      <text:p text:style-name="P147"/>
      <text:p text:style-name="P417"><text:span text:style-name="T987">I </text:span><text:span text:style-name="T199">had to wonder how they took it. <text:s/>They had seen me at my worst. <text:s/></text:span><text:span text:style-name="T1080">My </text:span><text:span text:style-name="T199">Dad had died, Auntie Em had died, then I got married, then divorced and now Mom had died. <text:s/>None of these happened to the only available parent that they had from age 6 to 26. <text:s/></text:span><text:span text:style-name="T988">The guy who picked </text:span><text:span text:style-name="T1080">them </text:span><text:span text:style-name="T988">up from school everyday and had ice cream </text:span><text:soft-page-break/><text:span text:style-name="T988">once a week on the early release days </text:span><text:span text:style-name="T1080">had </text:span><text:span text:style-name="T988">never dealt with anything like that. <text:s/>The guy who took time off for recitals never had problems like this. <text:s/>I could go through their entire childhood and what I tried to do to make it memorable, the truth was, I was no </text:span><text:span text:style-name="T1080">longer</text:span><text:span text:style-name="T988"> the guy that they grew up with. <text:s/>This was not what they had experienced and it would take time for them to get used to it. <text:s/></text:span><text:span text:style-name="T989">Then it happened.</text:span></text:p>
      <text:p text:style-name="P148"/>
      <text:p text:style-name="P418"><text:span text:style-name="T989">W</text:span><text:span text:style-name="T199">ithin a week, I received an email first from Megan, then from Shaun. <text:s/>The subject of Megan’s emails was “Ultimatum”. <text:s/></text:span><text:span text:style-name="T990">She expressed her confusion and distress at me wanting to talk to her. <text:s/>That meeting with me every month was wrong and she simply wouldn’t answer the phone. <text:s/>She went on to say how disappointed she was in me <text:s/>with the phrase “I lost grace for you” and “I’ve </text:span><text:span text:style-name="T1080">just</text:span><text:span text:style-name="T990"> out of fucks to give.” <text:s/>She believed that I needed extensive therapy and that anything that I did or said would only be hurtful to her. </text:span><text:span text:style-name="T991">And the killer part of all is that Shaun would be writing in his own words how he feels in a separate email and “don’t bother replying, we probably won’t read it anyway.” <text:s/>There was a mention of a year before they would consider talking to me again. <text:s/></text:span><text:span text:style-name="T992">Shaun’s terms were simpler. <text:s/>He voiced </text:span><text:span text:style-name="T1080">his </text:span><text:span text:style-name="T992">anger at moving around a lot as a child and insisted that I buy a house, a home, put down roots before </text:span><text:span text:style-name="T1080">he would consider talking to me.</text:span></text:p>
      <text:p text:style-name="P149"/>
      <text:p text:style-name="P419"><text:span text:style-name="T992">N</text:span><text:span text:style-name="T199">aturally, I was dev</text:span><text:span text:style-name="T993">astated. <text:s/></text:span><text:span text:style-name="T994">More loss in my life? <text:s/>More betrayal from those that I loved </text:span><text:span text:style-name="T2611">from out of nowhere?</text:span><text:span text:style-name="T994"> <text:s/></text:span><text:span text:style-name="T995">Just how much of this was I supposed to take? <text:s/></text:span><text:span text:style-name="T996">It was so unlike my children to be so brutal. <text:s/></text:span><text:span text:style-name="T997">Megan once said that she </text:span><text:span text:style-name="T2611">wanted to </text:span><text:span text:style-name="T997">take a </text:span><text:soft-page-break/><text:span text:style-name="T997">homeless person to lunch, not just to feed them but to give them attention, the one thing that the homeless desperately need. <text:s/></text:span><text:span text:style-name="T2611">She wanted nothing more than to give someone a happy experience and to know that they are seen and validated. <text:s/></text:span><text:span text:style-name="T998">When Shaun was a toddler Christy, his daycare provided, told me that she had to chastise her own son because of the way he teased Shaun. <text:s/></text:span><text:span text:style-name="T2611">Shaun </text:span><text:span text:style-name="T998">was just a sweet little boy who only wanted to be friends. <text:s/>In fact, Shaun could make friends everywhere that he went. <text:s/>He was imminently likable and affable, happy and always nice and saw the best in everyone. <text:s/></text:span><text:span text:style-name="T999">Why could they </text:span><text:span text:style-name="T1081">not</text:span><text:span text:style-name="T999"> see that in me? <text:s/></text:span><text:span text:style-name="T1000">The whole thing hurt </text:span><text:span text:style-name="T1001">deeply. <text:s/></text:span><text:span text:style-name="T1002">Of course I would reply, who wouldn’t. <text:s/></text:span><text:span text:style-name="T1003">Who writes an ultimatum and thinks that they aren’t going to get a response. <text:s/>In fact, choosing not to respond would only feed what is clearly a negative narrative that I wasn’t even aware of. <text:s/></text:span><text:span text:style-name="T1004">But, not yet, not out of anger or hurt. <text:s/></text:span><text:span text:style-name="T1005">They had said nothing until I prodded them, so these feelings had been building up for a long time. <text:s/></text:span><text:span text:style-name="T1006">Why hadn’t I noticed? <text:s/>Why hadn’t we tried to talk it out? <text:s/>Why didn’t they say something </text:span><text:span text:style-name="T2612">earlier</text:span><text:span text:style-name="T1006">? <text:s/>Maybe they tried and I didn’t hear them. <text:s/></text:span><text:span text:style-name="T1007">That made complete sense to me, actually. <text:s/>If I was so depleted that I no longer laughed at jokes on TV or enjoyed a new movie, I can see me being inattentive to someone else’s needs, particularly someone that I saw as little as I did my own children. <text:s/>If I had truly been walking on eggshells in my second marriage that much, I wouldn’t have any patience, understanding or insight for my own son or daughter. <text:s/>In fact, it made perfect sense to me that I’d want their support, I’d want them to hear me, validate me, support me. <text:s/>If I was truly so depleted, I’d need some kind of support from some where and why not from someone that I loved and trusted the most? <text:s/></text:span><text:span text:style-name="T1081">In fact, I could see where my own depletion made me look needy and selfish. <text:s/></text:span><text:soft-page-break/><text:span text:style-name="T1008">Their perspective made sense to me and in spite of yet another major blow to my Spirit on top of all of the other blows that I’d suffered, I wasn’t going to compound it by a knee jerk response.</text:span></text:p>
      <text:p text:style-name="P150"/>
      <text:p text:style-name="P543"><text:span text:style-name="T1008">There was something in the emails that had a tone distinctly different from what I expected from my kids. <text:s/>There were phrases and word choices that weren’t their own. <text:s/></text:span><text:span text:style-name="T1009">Both Shaun and Megan were incredibly good at writing and fully capable of articulating their own thoughts and feelings into words. <text:s/>But some of the word choice and phrases reminded me of someone else. <text:s/>They had definitely spoken with Michelle and Michelle ha</text:span><text:span text:style-name="T2612">d</text:span><text:span text:style-name="T1009"> smeared my name at Feed and Fuel and who knows where else. <text:s/>The process is called a Smear Campaign and it happens long before the narcissist discards their victim. <text:s/>I hadn’t even thought of it since my little episode at Feed and Fuel but it was starting to make sense. <text:s/>It is a subtle word here or there “I’m worried about your father” and “well, he drinks more than he should” and small little statements like that. <text:s/></text:span><text:span text:style-name="T2606">Subtle words of disapproval to others just like the subtle disapproval to me on a daily basis. <text:s/></text:span><text:span text:style-name="T1009">The other person agrees </text:span><text:span text:style-name="T2612">and adds</text:span><text:span text:style-name="T1009"> another little something like “oh, yeah, I remember once Dad got really drunk …” which may have happened only once but now starts to have greater weight. <text:s/></text:span><text:span text:style-name="T1010">Over time with each visit the smear increases and the target of the smear campaign, be it Megan, Shaun or some friend of mine </text:span><text:span text:style-name="T1011">becomes convinced </text:span><text:span text:style-name="T1012">that the narcissist is the good guy and their victim is the bad guy. <text:s/></text:span><text:span text:style-name="T1013">Michelle had already done it around town where we lived but did she actually do it with my kids. <text:s/>A little Google search convinced me that she had all of the qualifications of a covert narcissist (the worst of them all and hardest to detect). <text:s/></text:span><text:soft-page-break/><text:span text:style-name="T1013">But, seriously, three years was all that it took to tear apart my life and ruin 30 years of relationships with my kids? <text:s/>That didn’t make sense. <text:s/></text:span><text:span text:style-name="T1014">But, then, I’d been abused before by my brothers and they weren’t the first. <text:s/></text:span><text:span text:style-name="T1015">Who else?</text:span></text:p>
      <text:p text:style-name="P151"/>
      <text:p text:style-name="P420"><text:span text:style-name="T1015">M</text:span><text:span text:style-name="T199">ary. <text:s/></text:span><text:span text:style-name="T1016">The one who wanted to “Talk about the Elephant in the Room”. <text:s/></text:span><text:span text:style-name="T1017">The one who wanted to talk about herself as we almost literally put nails in the coffin of our mother. <text:s/></text:span><text:span text:style-name="T1018">If that doesn’t say “narcissist” then I don’t know what does. <text:s/>Mary is a therapist, too. <text:s/>She sees herself as a benevolent healer of emotions. <text:s/>Her field is family therapy, oddly enough, and her expertise is called “play therapy”. <text:s/>To this extend she is very successful and very well known. <text:s/>She was even President of the California Play Therapists Association for a while. <text:s/>The Family deferred to her on all matters of emotions and mental health and never challenged her. <text:s/></text:span><text:span text:style-name="T1019">Her masters degree, practice, presidency and experience gave her clout and authority to refute and talk down anyone saying anything to contradict her. <text:s/></text:span><text:span text:style-name="T1020">Yet, many of those word choices that were not Megan’s and not Michelle sounded like they were dictated by Mary, the </text:span><text:span text:style-name="T1021">psychology </text:span><text:span text:style-name="T1020">expert. <text:s/></text:span><text:span text:style-name="T1022">Oh shit, the picture was starting to become clearer and clearer, or was I just making up a story for my own shattered ego? <text:s/></text:span><text:span text:style-name="T1023">Let’s review the facts.</text:span></text:p>
      <text:p text:style-name="P152"/>
      <text:p text:style-name="P544"><text:span text:style-name="T1023">There is only one thing that a narcissist wants. <text:s/>It is called narcissistic supply. <text:s/></text:span><text:span text:style-name="T1024">It is emotional energy directed at them. <text:s/></text:span><text:span text:style-name="T1025">It is drama that they are a part of. <text:s/>It doesn’t have to be good or bad, positive or negative. <text:s/>The drama generated by a narcissist is designed to do one thing, make them feel alive again. <text:s/>Without their supply, they feel empty, alone, and unloved. <text:s/>It is rare to see a narcissist alone. <text:s/></text:span><text:soft-page-break/><text:span text:style-name="T1025">They’ll do anything for that supply and the easiest way to get it is to hurt others. <text:s/>When you do good for others you have to give of yourself, which is immensely hard </text:span><text:span text:style-name="T1081">for them </text:span><text:span text:style-name="T1025">to do and they keep close tabs on </text:span><text:span text:style-name="T1081">who they are nice to</text:span><text:span text:style-name="T1025">. <text:s/>If they give of themselves, they will be paid back for it. <text:s/>You can guarantee that. <text:s/>Also, when a narcissist has a need, it will be fulfilled, one way or another. <text:s/>If their spouse isn’t sleeping with them, they’ll have an affair and they won’t be held accountable for it. <text:s/></text:span><text:span text:style-name="T1026">They needed sex, their spouse didn’t give them sex so they went and got sex, it is as simple as that. <text:s/>That is a small example of how they view need fulfillment. <text:s/>So, hanging onto their supply becomes a subliminal imperative. <text:s/>And, in Mary’s life, she was losing her mother, a key source of unconditional love and supply. <text:s/></text:span><text:span text:style-name="T1027">She could feel that she was loosing her siblings too. <text:s/></text:span><text:span text:style-name="T1028">When Dad died, </text:span><text:span text:style-name="T1081">she lost a major source of her supply and </text:span><text:span text:style-name="T1028">we slowly started growing apart. <text:s/>In fact, she still hadn’t gotten over Dad dying and that was over 6 years ago. <text:s/></text:span><text:span text:style-name="T1029">Now, Paul, the Elephant in the Room was making Mommy go away (a line that she had used before under different circumstances), long before Mom would die and long before Michelle even had divorced me, </text:span><text:span text:style-name="T2612">Mary</text:span><text:span text:style-name="T1029"> had started her own Smear Campaign. <text:s/></text:span><text:span text:style-name="T1030">The targets were Megan and Shaun.</text:span></text:p>
      <text:p text:style-name="P153"/>
      <text:p text:style-name="P545"><text:span text:style-name="T1030">A</text:span><text:span text:style-name="T1082">s I sat back and looked at it, the image </text:span><text:span text:style-name="T1081">sharpened</text:span><text:span text:style-name="T1082">. <text:s/>My father wanted a close knit and supportive family and he treated us all that way. <text:s/></text:span><text:span text:style-name="T1083">With regards to me and my tragedies, h</text:span><text:span text:style-name="T1031">e’d have wanted </text:span><text:span text:style-name="T1083">his </text:span><text:span text:style-name="T1031">family to say things </text:span><text:span text:style-name="T1085">to my children</text:span><text:span text:style-name="T1031"> like “your father is going through </text:span><text:span text:style-name="T1083">a tough </text:span><text:span text:style-name="T1031">time right now, he needs you” and “be patient, you wouldn’t want to be in his shoes right now” and “a little support goes a long way and your father could use some right now”. <text:s/>But these weren’t sentiment </text:span><text:soft-page-break/><text:span text:style-name="T1031">enacted by my kids. <text:s/>Indeed, quite the opposite. <text:s/>They were acting like Those Siblings, angry at me for my reaction to them. <text:s/></text:span><text:span text:style-name="T1032">It didn’t feel like gaslighting but it was another term that I got to know really well, Scapegoating. <text:s/></text:span></text:p>
      <text:p text:style-name="P154"/>
      <text:p text:style-name="P545"><text:span text:style-name="T1033">A narcissist simply cannot accept there own faults or flaws. <text:s/></text:span><text:span text:style-name="T1034">They can’t do it. <text:s/>They hate themselves even more if they have to admit that they have faults or flaws. <text:s/></text:span><text:span text:style-name="T1035">When th</text:span><text:span text:style-name="T1083">ose faults and flaws</text:span><text:span text:style-name="T1035"> become apparent or obvious the very worst in them comes out. <text:s/></text:span><text:span text:style-name="T1036">They go on the attack and nothing is safe, not even toddlers and little children. <text:s/></text:span><text:span text:style-name="T1037">In order to hang onto their own sanity they need someone to take the blame for their faults and flaws. <text:s/>This is the scapegoat. <text:s/></text:span><text:span text:style-name="T1038">The scapegoat is a big role. <text:s/>Suffice it to say that the scapegoat can never win, the scapegoat can never be praised, be allowed the limelight, be given any form </text:span><text:span text:style-name="T2612">of</text:span><text:span text:style-name="T1038"> positive atten</text:span><text:span text:style-name="T1039">t</text:span><text:span text:style-name="T1038">ion. <text:s/></text:span><text:span text:style-name="T1040">The scapegoat’s sole purpose is to regulate the narcissist’s </text:span><text:span text:style-name="T1083">feelings </text:span><text:span text:style-name="T1040">by holding all of the shame that comes with their faults and flaws. <text:s/></text:span><text:span text:style-name="T1041">Th</text:span><text:span text:style-name="T1083">ose</text:span><text:span text:style-name="T1041"> are projected onto the scapegoat, just like John and Tom projected “selfish and arrogant” onto me </text:span><text:span text:style-name="T2612">for daring to set my own boundaries</text:span><text:span text:style-name="T1041">. <text:s/></text:span><text:span text:style-name="T1042">I was the family scapegoat and Those Siblings either separately or together projected that so well that even </text:span><text:span text:style-name="T2612">my </text:span><text:span text:style-name="T1042">own children believed it. <text:s/></text:span><text:span text:style-name="T1043">Of course, it didn’t hurt that my ex-wife helped them. <text:s/></text:span><text:span text:style-name="T1044">One might ignore one bad rumor, and that </text:span><text:span text:style-name="T1085">same person</text:span><text:span text:style-name="T1044"> might </text:span><text:span text:style-name="T1085">stand firm and</text:span><text:span text:style-name="T1044"> ignore it if it is repeated. <text:s/>But, if everyone is saying </text:span><text:span text:style-name="T1085">the same bad thing</text:span><text:span text:style-name="T1044"> all of the time and everywhere, even the most loving and trusting person will cave to doubt. <text:s/>And, with my children </text:span><text:span text:style-name="T1083">currently </text:span><text:span text:style-name="T1044">investigating their own identities with gender ambiguity and career goals, </text:span><text:span text:style-name="T1085">as well as</text:span><text:span text:style-name="T1044"> blaming their Dad for </text:span><text:span text:style-name="T1083">not preparing them for </text:span><text:span text:style-name="T1044">adulthood </text:span><text:span text:style-name="T1084">(a phase we all seem to go through)</text:span><text:span text:style-name="T1044">, how could </text:span><text:soft-page-break/><text:span text:style-name="T1044">they not agree? <text:s/></text:span><text:span text:style-name="T2613">Dad must be everything that everyone was blaming him for.</text:span><text:span text:style-name="T2614"> <text:s/>Anyone could “lose grace” and “run out of f**ks to give” under those circumstances.</text:span></text:p>
      <text:p text:style-name="P155"/>
      <text:p text:style-name="P421"><text:span text:style-name="T1044">I </text:span><text:span text:style-name="T199">was screwed. <text:s/>There was nothing that I could do. <text:s/></text:span><text:span text:style-name="T1045">If I t</text:span><text:span text:style-name="T2614">r</text:span><text:span text:style-name="T1045">ied to be a part of their lives they’d say that I was just being manipulative. <text:s/>If I did nothing then that was proof that I didn’t care </text:span><text:span text:style-name="T2614">because it all “had to be be about me”</text:span><text:span text:style-name="T1045">. <text:s/>And to this very day, I have no idea what I could say to two people that </text:span><text:span text:style-name="T1079">I</text:span><text:span text:style-name="T1045"> absolutely and without question Love deeply that they wouldn’t misinterpret as toxic. <text:s/>They’ve been manipulated and there is no way to win. <text:s/>Despite that, I wrote a reply entitled “I’m not your scapegoat.” and, hopefully, </text:span><text:span text:style-name="T1046">they’ll have read it. <text:s/></text:span><text:span text:style-name="T1047">I know my children, though. They are strong to the point of stubborn. <text:s/>They know how to make a choice and stay with it. <text:s/>They are independent and obviously don’t need me. <text:s/></text:span><text:span text:style-name="T1048">When the say something they </text:span><text:span text:style-name="T1049">mean it and stand by</text:span><text:span text:style-name="T1048"> it. <text:s/>I suspect that being called a hypocrite is probably the biggest insult that you could give them as integrity and consistency are hallmarks of their character. <text:s/></text:span><text:span text:style-name="T1049">In my email I described their aunts and uncles and how they fell right into their trap. <text:s/></text:span><text:span text:style-name="T1050">I described how they were acting and reacting, but it has done no good. <text:s/></text:span><text:span text:style-name="T1051">There is no way for me to know if they ever read it. <text:s/>No way for me to know if they blocked my email address, my text messages or my social media posts. <text:s/>This is called “going no contact” and it is the only </text:span><text:span text:style-name="T1085">healthy</text:span><text:span text:style-name="T1051"> way to deal with a narcissist. <text:s/></text:span><text:span text:style-name="T1052">So, I suspect that someone said that I was a narcissist and convinced them through the smear campaign and now I’m left without them. <text:s/></text:span><text:span text:style-name="T1053">It is an odd popular thing among the 30 something crowd to blame their parents for their emotional immaturity and </text:span><text:soft-page-break/><text:span text:style-name="T1079">choose simply to </text:span><text:span text:style-name="T1053">stop talking to them. <text:s/></text:span><text:span text:style-name="T1054">They think that they are being respons</text:span><text:span text:style-name="T1079">ible</text:span><text:span text:style-name="T1054">, “putting up healthy boundaries” and “clear guidelines”. <text:s/>But these are</text:span><text:span text:style-name="T1079">n’t</text:span><text:span text:style-name="T1054"> boundaries. <text:s/>Boundaries are very different. <text:s/>This is a punishment. <text:s/>It is meant to hurt, even though they don’t admit it. <text:s/>And, they don’t know the damage that they do to a loving father. <text:s/></text:span></text:p>
      <text:p text:style-name="P156"/>
      <text:p text:style-name="P422"><text:span text:style-name="T1054">T</text:span><text:span text:style-name="T199">his was what I was supposed to leave behind when I crossed into Arizona. <text:s/></text:span><text:span text:style-name="T1055">Just like all of that energy regarding living with my brothers being left behind at the Salton Sea, so, too, would I leave this issue in Blythe. <text:s/>Indeed, so appropriately named, too. <text:s/></text:span><text:span text:style-name="T1056">I couldn’t blame my children. <text:s/></text:span><text:span text:style-name="T1057">They were as enamored by the glamour and lies of Michelle as much as I was. <text:s/>How could anyone refuse the perfect image of the perfect house and family like she did for me? <text:s/>I even waited, feeling that it was too good to be true and never felt “the other shoe drop” where her true colors would come <text:s/>out. <text:s/>I’m certain that they never saw or felt the ever increasing tension, my ever decreasing spirit, hell I didn’t even feel it until she discarded me. <text:s/>The “discard” is another term around narcissists and it happens when you can no longer be their supply. <text:s/>They either break up with you or you end up breaking up with them. <text:s/>And apparently both of my ex-wives did that each doing one then the other. <text:s/></text:span><text:span text:style-name="T1058">And I wanted desperately to blame someone but who? <text:s/></text:span><text:span text:style-name="T1059">Holding narcs accountable is a waste of time. <text:s/></text:span><text:span text:style-name="T1060">They will never accept it and never give you that warm fuzzy feeling of final justice, called closure. </text:span><text:span text:style-name="T1061">You see, as long as you keep striving for that, they’ll keep dangling it in front of your nose. <text:s/></text:span></text:p>
      <text:p text:style-name="P157"/>
      <text:p text:style-name="P422"><text:soft-page-break/><text:span text:style-name="T1061">Mary was no different. <text:s/>I once described </text:span><text:span text:style-name="T1078">her </text:span><text:span text:style-name="T1061">as Lucy from the Peanuts comic strip and I was Charlie Brown. <text:s/></text:span><text:span text:style-name="T2614">Lucy woul</text:span><text:span text:style-name="T1061">d hold the football and convince Charlie Brown to try for a field goal. <text:s/>He muster up the courage and envision a triumphant winning kick building up the tension then run after </text:span><text:span text:style-name="T1078">it </text:span><text:span text:style-name="T1061">and at the very last moment, Lucy would snatch it away and Charlie Brown would fly through air in place of the football, screaming the whole time. <text:s/>It would always end with Lucy getting the last word while Charlie Brown laid their time after time after time, humiliated for being manipulated once again. <text:s/></text:span><text:span text:style-name="T1062">That was my sister to me. <text:s/></text:span><text:span text:style-name="T1063">It was in her nature, I hated </text:span><text:span text:style-name="T1078">her for it</text:span><text:span text:style-name="T1063">, but it had been there since I could remember. <text:s/></text:span><text:span text:style-name="T1064">Even she once cried about a picture of when she was four and how that picture symbolized her losing her mother to her three younger brothers. <text:s/></text:span><text:span text:style-name="T1065">Could I condemn a four year old? <text:s/>Could I condemn a person who couldn’t grow past that even after 55 years, </text:span><text:span text:style-name="T1078">two psychology degrees, and a good practice in family therapy?</text:span><text:span text:style-name="T1065"> <text:s/></text:span><text:span text:style-name="T1078">A sister who should know better but, apparently, can’t. <text:s/></text:span><text:span text:style-name="T1079">It is the way that she is wired and unable to ever change.</text:span></text:p>
      <text:p text:style-name="P158"/>
      <text:p text:style-name="P546"><text:span text:style-name="T1065">Condemning is another form of hanging onto baggage. <text:s/></text:span><text:span text:style-name="T1066">I would let go of what Michelle and Mary may have done and I wouldn’t blame my kids, although the hurt of their actions still aches. <text:s/>Those were their actions and their circumstances. <text:s/></text:span><text:span text:style-name="T1067">I held myself responsible for never actually learning about this and putting a stop to it much sooner. <text:s/>That, too, is a difficult thing to let go of. <text:s/></text:span><text:span text:style-name="T1068">The thought that I allowed this to happen to me </text:span><text:span text:style-name="T1069">and even worse, that it eventually involved my kids</text:span><text:span text:style-name="T1068">. <text:s/></text:span><text:span text:style-name="T1069">I’m pretty sure, judging by the word use in my children’s email, that they think that I don’t hold myself accountable to the problems in my life. <text:s/></text:span><text:span text:style-name="T1070">Not at all true, </text:span><text:soft-page-break/><text:span text:style-name="T1070">they are just deeper and more complicated tha</text:span><text:span text:style-name="T1077">n</text:span><text:span text:style-name="T1070"> people want to think. <text:s/>I</text:span><text:span text:style-name="T1071">f you are a mentally healthy and strong individual, mature, thought</text:span><text:span text:style-name="T1077">ful</text:span><text:span text:style-name="T1071">, considerate and responsible, i</text:span><text:span text:style-name="T1070">t is officially hard to think in terms of a narcissist. </text:span><text:span text:style-name="T1072">It is really hard to believe. <text:s/></text:span><text:span text:style-name="T1073">What I was growing to learn is that there was a kind of Family Curse that we were all playing a role in, </text:span><text:span text:style-name="T1074">that it started a long time ago. <text:s/>When? <text:s/>I wasn’t sure. <text:s/></text:span><text:span text:style-name="T1075">That I resisted it and worked against </text:span><text:span text:style-name="T1077">it </text:span><text:span text:style-name="T1075">nearly all of my life and refused to give in to it. <text:s/></text:span><text:span text:style-name="T1076">Despite that </text:span><text:span text:style-name="T1077">and probably because of it</text:span><text:span text:style-name="T1076">, </text:span><text:span text:style-name="T1077">my role was the scapegoat. <text:s/>S</text:span><text:span text:style-name="T1076">capegoating took its toll on me and I believe that I protected my kids from the worst of th</text:span><text:span text:style-name="T1077">at</text:span><text:span text:style-name="T1076"> complex. <text:s/>I was soon to learn just how deeply twisted a narcissistic family complex could be and how it invades every aspect of your life.</text:span></text:p>
      <text:p text:style-name="P159"/>
      <text:p text:style-name="P160">So, I left Blythe and in its soil is a lot more grief, betrayal and loss. <text:s/><text:span text:style-name="T2835">I doubt that I’ll get over it but, still, there is something healing about leaving that behind as if it exists there and not in me. <text:s/></text:span><text:span text:style-name="T2836">I wasn’t responsible for the choices that my kids made. <text:s/>Or the choices that Mary had made. <text:s/>I wasn’t responsible for the information that they didn’t know either. <text:s/></text:span><text:span text:style-name="T2837">They had started a pattern in motion and would rather play a role in that pattern than go for the truth. <text:s/></text:span><text:span text:style-name="T2838">A broken trust is difficult to repair and they weren’t interested in repairing it. <text:s/></text:span><text:span text:style-name="T2839">Just like I left my house with my wife, then I left my house with my mother, then I left my little room in the Redwoods, I left California. <text:s/></text:span><text:span text:style-name="T2840">Ahead of me was more healing, more growth, more self-discovery. <text:s/></text:span><text:span text:style-name="T2841">And I literally prayed that I wasn’t going to get slammed by another loss, another betrayal. <text:s/>I just didn’t know how much more I could take.</text:span></text:p>
      <text:p text:style-name="P160"/>
      <text:h text:style-name="P1" text:outline-level="1"><text:soft-page-break/>Chapter 10: <text:s/><text:span text:style-name="T2876">Pleasant Lake Campground</text:span></text:h>
      <text:p text:style-name="P161"/>
      <text:p text:style-name="P161">I drove half way across Arizona to Phoenix and the Sonora Desert. <text:s/><text:span text:style-name="T2842">North of Phoenix is a reservoir named Pleasant Lake and a County Park there. <text:s/></text:span><text:span text:style-name="T2843">In December, </text:span><text:span text:style-name="T2844">almost no one uses it. <text:s/>They have no in-site services, th</text:span><text:span text:style-name="T2874">at</text:span><text:span text:style-name="T2844"> means that water and sewers are at the bathrooms and there is no electricity. <text:s/>That was fine by me, I wanted to manage everything on my own. <text:s/></text:span><text:span text:style-name="T2845">The days were still short with maybe 7 or 8 hours of sun light and mostly clear skies. <text:s/>That would give me a 50% charge on my batteries. <text:s/>Most people think that the gas generator is meant to replace your power source, but mostly it is to charge those batteries. <text:s/></text:span><text:span text:style-name="T2846">So, running the gas generator for 90 minutes or so would bring them to 100%. <text:s/>It was my habit to make sure that the batteries were fully charged every night. <text:s/></text:span><text:span text:style-name="T2847">And while camping, the last thing that I wanted was to bother other people. <text:s/>Running a generator, naturally, produces noise and breaks that beautiful natural silence that people come to the wilderness to enjoy. <text:s/>I tried to keep it to a minimum and just like Chuy barking too much it stressed me </text:span><text:span text:style-name="T2875">far </text:span><text:span text:style-name="T2847">to do it.</text:span></text:p>
      <text:p text:style-name="P161"/>
      <text:p text:style-name="P547"><text:span text:style-name="T1086">Why did this cause me stress? <text:s/></text:span><text:span text:style-name="T1087">Running a generator so that you had what you needed shouldn’t cause you stress. <text:s/></text:span><text:span text:style-name="T1088">The park even had rules about when and how long you could run a generator. <text:s/></text:span><text:span text:style-name="T1089">So, as long as you’re within the rules, you should be okay. <text:s/></text:span><text:span text:style-name="T1109">It was the, now, all too familiar feeling of “walking on eggshells” but no one was around. <text:s/></text:span><text:span text:style-name="T1090">Why would I be “walking on eggshells”, once again, just because I was taking care of myself? <text:s/></text:span><text:span text:style-name="T1091">For those that thought that I might be a narcissist, this was yet another Fact via Symptom that I was not one. <text:s/></text:span><text:span text:style-name="T1109">A narc doesn’t give a </text:span><text:soft-page-break/><text:span text:style-name="T1109">second thought about bother others to get what they need, it never even occurs to them. <text:s/></text:span><text:span text:style-name="T1092">I really did care about what other people thought, perhaps too much. <text:s/></text:span><text:span text:style-name="T1093">Did that make me insecure? <text:s/>Self-conscious? <text:s/>The narcs that I knew all had severe insecurity, so much so that they buil</text:span><text:span text:style-name="T1094">t destructive</text:span><text:span text:style-name="T1093"> behaviors against dealing with it. <text:s/></text:span><text:span text:style-name="T1095">Did I have such destructive behaviors? <text:s/></text:span><text:span text:style-name="T1096">The term for this is “People Pleasing” </text:span><text:span text:style-name="T1097">and it is often </text:span><text:span text:style-name="T1109">seen</text:span><text:span text:style-name="T1097"> </text:span><text:span text:style-name="T1109">in</text:span><text:span text:style-name="T1097"> the scapegoat. <text:s/></text:span><text:span text:style-name="T1098">People Pleasing is not “kissing someone’s ass”. <text:s/></text:span><text:span text:style-name="T1099">People Pleasing is a defense mechanism against that blame and shame of the narcissist. <text:s/></text:span><text:span text:style-name="T1100">The narc can’t accept the shame of having their own faults and flaws and </text:span><text:span text:style-name="T1109">in order to regulate those feelings they</text:span><text:span text:style-name="T1100"> projects them onto the scapegoat. <text:s/></text:span><text:span text:style-name="T1101">The narc’s need for this is essential to their own sanity and the only way for the scapegoat to </text:span><text:span text:style-name="T1109">deal with</text:span><text:span text:style-name="T1101"> it is to prevent it from happening. <text:s/></text:span><text:span text:style-name="T1102">A narc’s needs must be met and they can be ruthless at fulfilling those needs, but the scapegoat is flexible and can put off their own needs patiently waiting for their own turn. <text:s/></text:span><text:span text:style-name="T1103">The self-sacrifice of the scapegoat prevents and avoids the cruelty of the narcissist. <text:s/>Keeping that narc happy or at least distracted becomes a defense-mechanism </text:span><text:span text:style-name="T1104">and anticipating that need becomes a defense strategy. <text:s/></text:span><text:span text:style-name="T1105">It is not “kissing ass” or being obsequious, it is pain avoidance. <text:s/></text:span><text:span text:style-name="T1109">They narc is predictable and consistent in this and the scapegoat picks up on it quickly.</text:span><text:span text:style-name="T1105"> <text:s/>Not only does the scapegoat suffer the stress of always “walking on eggshells” but they also apply themselves to the problem in thinking ahead and avoiding conflict. <text:s/></text:span><text:span text:style-name="T1106">And when his turn does finally come out of fairness or policy making, he is teased or shamed for taking the attention and, hence narc supply, away from the narc, however briefly. <text:s/></text:span><text:span text:style-name="T1109">Even when the scapegoat finally gets some support, it is made painful by the narc </text:span><text:span text:style-name="T1110">who is</text:span><text:span text:style-name="T1109"> </text:span><text:span text:style-name="T1110">angry and </text:span><text:span text:style-name="T1109">jealous that their supply has to be shared.</text:span><text:span text:style-name="T1106"> </text:span><text:span text:style-name="T1107">People Pleasing </text:span><text:soft-page-break/><text:span text:style-name="T1107">becomes a complex of conflict avoidance and anticipation of other people’s needs, putting </text:span><text:span text:style-name="T1110">others </text:span><text:span text:style-name="T1107">first. <text:s/>The scapegoat </text:span><text:span text:style-name="T1108">has learned to be</text:span><text:span text:style-name="T1107"> hyper-aware of his own need fulfillment </text:span><text:span text:style-name="T1110">because doing so might make someone near them angry.</text:span></text:p>
      <text:p text:style-name="P162"/>
      <text:p text:style-name="P423"><text:span text:style-name="T1110">T</text:span><text:span text:style-name="T199">he Sonora Desert is not at all like the deserts of California. <text:s/></text:span><text:span text:style-name="T1118">They sometimes refer to it as a Cactus Forest and surrounding the entire lake were Cacti everywhere. <text:s/>The word “forest” made me believe in tall and shady pine trees that towed over you and cooled you off </text:span><text:span text:style-name="T1119">with scampering animals everywhere and birds both big and small flitting about the canopy high above. <text:s/>This Cactus Forest had one tall Sonora cacti separated in all directions by 20 or 30 feet from each other. They were spread out, probably because of the scarcity of water. <text:s/>They took decades to grow straight up and someone mentioned that any with arms sticking out were over a hundred years old. <text:s/>Surrounding each cacti were other prickly bushes and smaller, scrub cacti that could easily catch your clothing. <text:s/></text:span><text:span text:style-name="T1120">The most dangerous were the jumping cholla. <text:s/>These were plants that seemed to jump or throw their balls of spines at people and animals that passed by. <text:s/>Dogs were especially susceptible to their painful quills and plenty of signs around the park warned of them.</text:span></text:p>
      <text:p text:style-name="P163"/>
      <text:p text:style-name="P424"><text:span text:style-name="T1120">I</text:span><text:span text:style-name="T199">t was my habit to walk Chuy along the trails and investigate the </text:span><text:span text:style-name="T1312">surrounding</text:span><text:span text:style-name="T199"> landscape. <text:s/>Unlike a pine forest, the rolling hills and texture of the landscape is easily seen in a Sonora Forest and the views equally and uniquely spectacular. <text:s/>I couldn’t help but notice horse droppings everywhere, though. <text:s/>At first it was Chuy who had to stop and sniff at all of the “road apples”. <text:s/></text:span><text:span text:style-name="T1121">He was soon familiar with </text:span><text:soft-page-break/><text:span text:style-name="T1121">them and started to ignore them as he enjoyed exploring our temporary home as much as I did. <text:s/></text:span><text:span text:style-name="T1122">The size and quantity of them, though, made me think that horseback riding was a pretty common thing in Arizona </text:span><text:span text:style-name="T1123">but I didn’t see any horses. <text:s/></text:span><text:span text:style-name="T1124">Horses and RVs kind of go together. <text:s/>They are both trailering and trailering has its own needs. <text:s/>Seeing horse trailers was pretty common, but I hadn’t seen any. <text:s/>It was December, after all, and probably the time for people to be readying for Christmas instead of camping in the desert. <text:s/>Then, one morning I heard the oddest sound, right outside my rig. <text:s/></text:span><text:span text:style-name="T1125">It was a donkey braying. <text:s/></text:span><text:span text:style-name="T1126">A donkey, in my campsite, braying. <text:s/></text:span><text:span text:style-name="T1127">And another one answering it. <text:s/>I looked outside my window to see two donkeys, well, okay, burrows rummaging through the brush not 3 feet from my rig. <text:s/></text:span><text:span text:style-name="T1128">The sun hadn’t even risen yet. <text:s/>They were half the size of horses and obviously wild. <text:s/></text:span><text:span text:style-name="T1129">Looking further I could see some little ones with them. <text:s/></text:span><text:span text:style-name="T1130">This was a small family herd of borrows wondering around my home! <text:s/></text:span><text:span text:style-name="T1131">How cool is that? <text:s/></text:span><text:span text:style-name="T1132">I smiled at what a sweet and innocent sight. <text:s/></text:span><text:span text:style-name="T1133">Then I laughed at myself once again. <text:s/></text:span><text:span text:style-name="T1134">Of course, they were burrows. <text:s/>Burrows run wild here and they are harmless. <text:s/></text:span><text:span text:style-name="T1135">All of those “horse droppings” were “burrow droppings” and I laughed, once again, at my own presumption. <text:s/></text:span><text:span text:style-name="T2767">Horseback riding! <text:s/>HA!</text:span><text:span text:style-name="T1135"> <text:s/></text:span><text:span text:style-name="T1136">It was a hearty belly laugh all by myself. <text:s/></text:span><text:span text:style-name="T1137">I don’t know where this self-condemnation came from, but laughing at your own folly was a healthy relief from it. <text:s/></text:span><text:span text:style-name="T1138">Well, yes, actually, I did know where the self-condemnation came from, I just didn’t know when or how. <text:s/></text:span><text:span text:style-name="T1139">It was not a behavior that I was born with though, it was something that I had learned. <text:s/>And, as that old adage goes “if it can be learned it can be unlearned”.</text:span></text:p>
      <text:p text:style-name="P164"/>
      <text:p text:style-name="P548"><text:soft-page-break/><text:span text:style-name="T1107">M</text:span><text:span text:style-name="T1141">ary had a picture of when she was 4 years old that made her angry. <text:s/>Being a therapist, she had to go through therapy. <text:s/>I always thought that was a little ironic </text:span><text:span text:style-name="T1140">and made of joke of it.</text:span><text:span text:style-name="T1141"> <text:s/>To be a Brain Surgeon did the doctor have </text:span><text:span text:style-name="T2615">to </text:span><text:span text:style-name="T1141">endure their own Brain Surgery? <text:s/></text:span><text:span text:style-name="T1111">I wasn’t putting down the profession, </text:span><text:span text:style-name="T1140">but</text:span><text:span text:style-name="T1111">, if my sister was an example of </text:span><text:span text:style-name="T2615">mental </text:span><text:span text:style-name="T1111">health care, it seemed to be completely missing the </text:span><text:span text:style-name="T1312">mark</text:span><text:span text:style-name="T1111">. <text:s/>This picture depicted a happy family with six smiling children. <text:s/></text:span><text:span text:style-name="T1112">What made her angry was the three younger brothers. <text:s/></text:span><text:span text:style-name="T1183">She was angry because these brothers had taken her Mommy away. <text:s/>This picture was in comparison to another one of when she was just a baby. <text:s/>That picture had her, Cathy and Bob and she felt that this was “perfect”. <text:s/>The contrast of the two pictures made her feel that she wasn’t good enough for Mommy who had her little brothers.</text:span><text:span text:style-name="T1112"> </text:span><text:span text:style-name="T1140">S</text:span><text:span text:style-name="T1113">he learned </text:span><text:span text:style-name="T1183">all </text:span><text:span text:style-name="T1113">of this through a process called “childhood regression”.</text:span><text:span text:style-name="T1184"> <text:s/></text:span><text:span text:style-name="T1113">This </text:span><text:span text:style-name="T1142">is</text:span><text:span text:style-name="T1113"> a hypnotic or semi-hypnotic kind of remembrance of your earliest memories. <text:s/>This was one of Mary’s </text:span><text:span text:style-name="T1313">memories</text:span><text:span text:style-name="T1113">. <text:s text:c="2"/></text:span><text:span text:style-name="T1184">I applaud her effort but it didn’t change her one iota. </text:span><text:span text:style-name="T1113"><text:s/></text:span><text:span text:style-name="T1114">So, what about me, then? <text:s/>What was one of my earliest memories? <text:s/>Could I summon up the earliest possible memory and see how I felt? <text:s/></text:span><text:span text:style-name="T1115">The process probably requires a professional, a specialist, </text:span><text:span text:style-name="T1116">but I could indulge myself. <text:s/></text:span><text:span text:style-name="T1117">I was alone in the Sonora Desert with a beautiful fluffy German Shepherd, who’s to stop me? <text:s/></text:span><text:span text:style-name="T1142">I had been through therapy several times and self-honest</text:span><text:span text:style-name="T1313">y</text:span><text:span text:style-name="T1142"> was really the key. <text:s/>That was the therapist’s main job, to keep the patient honest with themselves and possibl</text:span><text:span text:style-name="T2615">y</text:span><text:span text:style-name="T1142"> offer a</text:span><text:span text:style-name="T2615">n objective</text:span><text:span text:style-name="T1142"> clinical pe</text:span><text:span text:style-name="T1143">r</text:span><text:span text:style-name="T1142">spective. <text:s/></text:span><text:span text:style-name="T1144">One of those therapists did regressive therapy </text:span><text:span text:style-name="T1313">with me </text:span><text:span text:style-name="T1144">so I knew some of the method. <text:s/>Why not indulge myself in a personal med</text:span><text:span text:style-name="T1313">it</text:span><text:span text:style-name="T1144">ation and see what I discovered? <text:s/></text:span></text:p>
      <text:p text:style-name="P165"/>
      <text:p text:style-name="P549"><text:soft-page-break/><text:span text:style-name="T1145">I got Chuy comfortable, after all, I didn’t want to be interrupted, </text:span><text:span text:style-name="T1146">and sat comfortably. <text:s/>I started with a simple exercise that I had learned “picture what you had for breakfast today” and I did. <text:s/></text:span><text:span text:style-name="T1147">It was eggs and toast. <text:s/>“now picture what you had for breakfast last month”. <text:s/>Easy, the same thing. <text:s/>“now picture what you had for breakfast a year ago”. <text:s/>Naturally, I’m picturing myself in the place where I had that breakfast. <text:s/>“now two years ago” and so on. <text:s/></text:span><text:span text:style-name="T1148">It is important to attempt to fully see and experience the image or memory that you are trying to reproduce, </text:span><text:span text:style-name="T1149">to stop and take your time with each step. <text:s/></text:span><text:span text:style-name="T1150">I continued this process until I got to 5 years old and I made my own cereal, </text:span><text:span text:style-name="T1151">poured my own milk and didn’t need any help from anyone. <text:s/></text:span><text:span text:style-name="T1152">It was pleasing and adorable to be the proud “big boy” taking care of himself. <text:s/></text:span><text:span text:style-name="T1153">Could I go back further? <text:s/>If not breakfast, how about </text:span><text:span text:style-name="T1154">just laying in bed listening, could I remember something like that? <text:s/></text:span><text:span text:style-name="T1155">Soon, I could remember looking upward to the ceiling at a mobile hovering there. <text:s/>Two lines of wooden posts were on sides of my view. <text:s/></text:span><text:span text:style-name="T1156">I had an odd sensation of being warm and wet. <text:s/></text:span><text:span text:style-name="T1157">At first I liked it then I didn’t and it got cold and I wanted it to go away. <text:s/></text:span><text:span text:style-name="T1158">I rolled to one side and struggled to stand up. <text:s/>I grabbed the railing and started to whimper for attention. <text:s/></text:span><text:span text:style-name="T1159">I could see lots of people moving around the room. <text:s/>Children playing with blocks and toys, bickering and teasing each other. <text:s/>They were all much bigger than me. <text:s/></text:span><text:span text:style-name="T1160">Someone said “Paul’s crying!” as if in report of an observation and simply kept on playing. <text:s/></text:span><text:span text:style-name="T1161">There was a young woman who seemed very concerned and very busy. <text:s/>She was obviously rushing about doing many things all at once. <text:s/></text:span><text:span text:style-name="T1162">I cried again, </text:span><text:span text:style-name="T1163">louder</text:span><text:span text:style-name="T1162"> but the woman, my mother, was distracted by the bickering, the children fighting, </text:span><text:span text:style-name="T1163">which had increased and was getting worse. <text:s/></text:span><text:span text:style-name="T1164">I flopped down into my wet and sticky diaper, whimpering less and less, waiting for </text:span><text:soft-page-break/><text:span text:style-name="T1164">my turn. </text:span><text:span text:style-name="T1163"><text:s/></text:span><text:span text:style-name="T1164">Eventually, she ushered the children outside into the yard with strict instructions to play nice. <text:s/></text:span><text:span text:style-name="T1165">She came over to me smiling broadly, proudly. <text:s/></text:span><text:span text:style-name="T1166">Her face was beautiful and she always smiled at me and I always got my turn, if I waited long enough. <text:s/>“</text:span><text:span text:style-name="T1167">There’s my good little PJ. <text:s/>You’re so patient, such a good little boy.” <text:s/>My crying reduced to whimperings and eventually stopped as </text:span><text:span text:style-name="T2616">s</text:span><text:span text:style-name="T1167">he nurtured me and cleaned me up. <text:s/></text:span><text:span text:style-name="T1168">The only thought that I had from this memory was </text:span><text:span text:style-name="T2768">How could she make me feel like the only child in that room surrounded by other toddlers? <text:s/></text:span><text:span text:style-name="T2769">What an amazing woman!</text:span><text:span text:style-name="T1169"> <text:s/>Indeed, my mother was. <text:s/>I guess I never had any doubts about it.</text:span></text:p>
      <text:p text:style-name="P166"/>
      <text:p text:style-name="P550"><text:span text:style-name="T1313">So, m</text:span><text:span text:style-name="T1195">y earliest memory was of my mother changing my diaper surrounded by my older siblings. <text:s/>It must have been chaos for her. <text:s/></text:span><text:span text:style-name="T1170">Tom must not have been born yet, but having 4 children of different ages all below the age of 6 with a baby still in a crib! <text:s/>How do you keep energetic youngsters busy, distracted, entertained </text:span><text:span text:style-name="T1193">while keeping up with household chores and a baby</text:span><text:span text:style-name="T1170">? <text:s/>What does it say about me, then? <text:s/>Let’s take this as a Fact via Symptom. <text:s/></text:span><text:span text:style-name="T1171">Suppose I just made this up, suppose this is an ego padding memory meant to make me feel better. <text:s/>That my mother made me feel whole and safe and special despite a large family. <text:s/></text:span><text:span text:style-name="T1172">What does that say about me? <text:s/>I’m not angry, like my sister, </text:span><text:span text:style-name="T1173">that’s for sure. <text:s/>In fact, it would seem that memory or made up story, I view my experience with The Family as a good thing. <text:s/></text:span><text:span text:style-name="T1174">I’m not jealous of those siblings, either. <text:s/></text:span><text:span text:style-name="T1175">How else could I feel? <text:s/>That’s an important question. <text:s/>How else could I feel? <text:s/>I could have responded by feeling discarded, unloved, invalidated, dismissed, but I didn’t. <text:s/>I felt special. <text:s/>It was a unique gift of my mother that she made each of </text:span><text:span text:style-name="T1193">us </text:span><text:span text:style-name="T1175">feel special and loved. <text:s/></text:span><text:soft-page-break/><text:span text:style-name="T1176">My experience (contrived or otherwise) was positive and good. <text:s/></text:span><text:span text:style-name="T1177">What, then, did that say about Mary? <text:s/>How else could she feel? <text:s/></text:span><text:span text:style-name="T1178">Did she have a choice? <text:s/></text:span><text:span text:style-name="T1179">I could imagine a precocious four year old girl trying to take charge, to be “Mommies little helper” and to see herself just like her mother, helping to care for others. <text:s/></text:span><text:span text:style-name="T1180">I had met many such children throughout my life. <text:s/></text:span><text:span text:style-name="T1181">That sounded like my other sister, Cathy, though. <text:s/></text:span><text:span text:style-name="T1182">She was so like my mother that she was quiet and independent. <text:s/>In the face of Mary’s constant need for drama, Cathy was easy to forget. <text:s/></text:span><text:span text:style-name="T1183">Mary was not Cathy. <text:s/></text:span><text:span text:style-name="T1193">Mary</text:span><text:span text:style-name="T1183"> could have responded like her and seen herself as a positive influence. <text:s/>Instead, she </text:span><text:span text:style-name="T1184">responded by feeling inadequate and angry. <text:s/></text:span><text:span text:style-name="T2770">Wow, inadequate and angry at four years old!</text:span><text:span text:style-name="T1185"> <text:s/>I was convinced now more than ever that that simply was the way that Mary was wired. <text:s/></text:span><text:span text:style-name="T1186">No one taught her </text:span><text:span text:style-name="T1193">to</text:span><text:span text:style-name="T1186"> feel loss of her Mommy </text:span><text:span text:style-name="T1193">just like no one taught me to feel love from the same person</text:span><text:span text:style-name="T1186">. <text:s/>Her little brothers could have been seen as fun little toys or pets to play with, but instead she experienced them as competition for a short supply of love </text:span><text:span text:style-name="T1187">that should have been all hers. <text:s/></text:span><text:span text:style-name="T1188">Mary was born that way. <text:s/></text:span><text:span text:style-name="T1189">If Mary’s destructive behavior was learned then it could be unlearned. <text:s/></text:span><text:span text:style-name="T1313">But, a</text:span><text:span text:style-name="T1193"> deaf person simply can’t be taught to hear</text:span><text:span text:style-name="T1189">, Mary simply couldn’t feel positive </text:span><text:span text:style-name="T1190">about herself. <text:s/></text:span><text:span text:style-name="T1191">The whole comment that “narc’s needs must be met” made a lot more sense </text:span><text:span text:style-name="T1194">to me now</text:span><text:span text:style-name="T1191">. <text:s/></text:span><text:span text:style-name="T1194">It isn’t a need like a hunger or thirst when you are finally given enough to satisfy you. <text:s/>Its something else. <text:s/>Its much more like a cup with a hole in the bottom that can never be filled.</text:span><text:span text:style-name="T1191"> <text:s/></text:span><text:span text:style-name="T1194">This was not a problem to be solved, this was not something that could be fixed. <text:s/>She was</text:span><text:span text:style-name="T1191"> born unable to self-nurture. <text:s/></text:span><text:span text:style-name="T1192">And the words of Master Kim came back to me “its not your fault.”</text:span></text:p>
      <text:p text:style-name="P167"/>
      <text:p text:style-name="P551"><text:soft-page-break/><text:span text:style-name="T1201">Then there was my ex-wife Michelle. <text:s/></text:span><text:span text:style-name="T1196">If this theory were true, Michelle is in my life because I had learned to participate in toxic relationships from my sister, how was my ex-wife like my sister? <text:s/></text:span><text:span text:style-name="T1197">She was immensely insecure. <text:s/></text:span><text:span text:style-name="T1198">Despite being beautiful, </text:span><text:span text:style-name="T1199">she was busty and seldom wore a bra and was mortified to go to the store without wearing a sweater to cover herself up. <text:s/></text:span><text:span text:style-name="T1200">I’ve only met a few women who weren’t overly sensitive to their self-image of their own body. <text:s/>I sympathized and never wanted to be any kind of contributor to that. <text:s/>She was so self-conscious and insecure about her body</text:span><text:span text:style-name="T1199"> that I had to do nearly all of the shopping </text:span><text:span text:style-name="T1200">or any errands</text:span><text:span text:style-name="T1199">. <text:s/>There were many times when the only time that she left the house was to retrieve </text:span><text:span text:style-name="T1200">or return </text:span><text:span text:style-name="T1199">a dog for bo</text:span><text:span text:style-name="T1202">a</text:span><text:span text:style-name="T1199">rding (pick up and delivery of the pets were part of her service). <text:s/></text:span><text:span text:style-name="T1203">Michelle had control issues, </text:span><text:span text:style-name="T1204">too. <text:s/>Food disorders, which was mild in her case but evident, are indication of control issues. <text:s/>She had Daddy issues, too. <text:s/>She had described her father as distant and unresponsive all of her life. <text:s/></text:span><text:span text:style-name="T1205">Michelle was not a drama queen, though, </text:span><text:span text:style-name="T1206">and she had few friends. <text:s/></text:span><text:span text:style-name="T1207">That didn’t sound like the narcs that I had learned about. <text:s/></text:span><text:span text:style-name="T1208">But, there was the constant disappointment, there was even the gaslighting, the circular arguments that always ended with me as the bad guy, until we simply stopped arguing. <text:s/>That meant a lack of accountability. <text:s/>The constant ruminating about our relationship, another symptom that something was wrong. <text:s/></text:span><text:span text:style-name="T1209">Was she unable to be happy with herself?</text:span></text:p>
      <text:p text:style-name="P168"/>
      <text:p text:style-name="P425"><text:span text:style-name="T1210">I remembered t</text:span><text:span text:style-name="T199">he fire of 2020. <text:s/></text:span><text:span text:style-name="T1211">It was huge and devastating. <text:s/>80,000 acres burned the Santa Cruz mountains that lasted 4 weeks. <text:s/>The smoke could be seen for hundreds of miles, even satellite photographs showed the devastation. <text:s/>It wasn’t just the Santa Cruz mountains, either. <text:s/>Years of Clima</text:span><text:span text:style-name="T2617">t</text:span><text:span text:style-name="T1211">e Change induced </text:span><text:soft-page-break/><text:span text:style-name="T1211">drought had dried half of the United States making it ripe for exactly that cataclysm. <text:s/></text:span><text:span text:style-name="T1212">So, one night in August, a very rare thing happened over our house. <text:s/>It was a lightning storm. <text:s/></text:span><text:span text:style-name="T1214">It woke Michelle and I up at 2:00 in the morning, at first distance with flashes far away. <text:s/></text:span><text:span text:style-name="T1215">Over the next half hour or more, the flashes and thunder came closer and closer.</text:span><text:span text:style-name="T1212"> <text:s/></text:span><text:span text:style-name="T1213">I</text:span><text:span text:style-name="T1215">t was incredible to lay there and experience nature in all its glory converging on our house. <text:s/></text:span><text:span text:style-name="T1216">Michelle started to get fidgety. <text:s/>She didn’t like thunder and lightning, apparently. <text:s/></text:span><text:span text:style-name="T1217">The flashes and sounds came more often than any storm that I had ever experienced, but that only made it more exciting for me. <text:s/></text:span><text:span text:style-name="T1218">Then, we heard a thump and another thump from far away</text:span><text:span text:style-name="T1219">. <text:s/>It was the horses kicking at the walls of the barn.</text:span></text:p>
      <text:p text:style-name="P169"/>
      <text:p text:style-name="P426"><text:span text:style-name="T1219">W</text:span><text:span text:style-name="T199">e got up and went outside. <text:s/>The rain hadn’t started yet and the flash here and flash there was truly spectacular and fascinating to me. <text:s/></text:span><text:span text:style-name="T1220">Only half dressed in pants and boots, we went out </text:span><text:span text:style-name="T2617">to</text:span><text:span text:style-name="T1220"> the other side of the property and could hear the horses whinnying and prancing in reaction to the atmospheric spectacle. <text:s/></text:span><text:span text:style-name="T1221">I didn’t know much about horses except that they, like children, take their cues from the people around them. <text:s/></text:span><text:span text:style-name="T1222">If you are excited, they get excited. <text:s/></text:span><text:span text:style-name="T1223">Self-control is most important around them. </text:span><text:span text:style-name="T1224">So, I was thrilled by the electromagnetic drama going on overhead and somewhat calm as I spoke to the horses while we neared the barn. <text:s/></text:span><text:span text:style-name="T1225">Michelle was completely disheveled. <text:s/>She was worried about something and not able to contain herself </text:span><text:span text:style-name="T1226">and my self-induced </text:span><text:span text:style-name="T2617">image of </text:span><text:span text:style-name="T1226">lack of concern only seemed to make things worse for her. <text:s/></text:span><text:span text:style-name="T1227">We let the horses out who immediately ran and pranced in defiance of the lights and booms, </text:span><text:span text:style-name="T1228">then quickly came to us for comfort. <text:s/></text:span><text:span text:style-name="T1229">Within a few minutes they were calm and hiding under the eves of the barn, </text:span><text:soft-page-break/><text:span text:style-name="T1229">staring somewhat shamefaced at phenomenon quite beyond their comprehension. <text:s/>Michelle and I were there, so they must be safe. <text:s/></text:span><text:span text:style-name="T1230">The</text:span><text:span text:style-name="T2617">ir</text:span><text:span text:style-name="T1230"> logic was quick and obvious. <text:s/></text:span><text:span text:style-name="T1231">A little bit of hay with their favorite alfalfa soothed and calmed them more </text:span><text:span text:style-name="T1232">and they were led back into the barn, which obviously felt like the safest place in the world to them. <text:s/></text:span><text:span text:style-name="T1233">The drama was over. <text:s/></text:span><text:span text:style-name="T1234">At least for them.</text:span></text:p>
      <text:p text:style-name="P170"/>
      <text:p text:style-name="P427"><text:span text:style-name="T1234">T</text:span><text:span text:style-name="T199">he rain started with big round drops and poured heavy. <text:s/>We had never gotten rain like that before and the ground turned to mud very quickly. <text:s/></text:span><text:span text:style-name="T1235">God thank the man who invented boots and our good sense for using them! <text:s/></text:span><text:span text:style-name="T1236">By the time that we got back to the house we were quite drenched </text:span><text:span text:style-name="T1237">and had to leave ou</text:span><text:span text:style-name="T2617">r</text:span><text:span text:style-name="T1237"> boots on the porch. <text:s/></text:span><text:span text:style-name="T1238">I was thrilled by the excitement of it all. <text:s/></text:span><text:span text:style-name="T1239">I felt like we had managed things quite well. <text:s/></text:span><text:span text:style-name="T1240">Seeing a spectacular display of nature was always thrilling and I was completely thrilled. <text:s/>I was also proud of the way that we managed the animals. <text:s/>I felt empowered. <text:s/></text:span><text:span text:style-name="T1241">Not Michelle, though. <text:s/>Not at all. <text:s/></text:span><text:span text:style-name="T1242">She looked terrified </text:span><text:span text:style-name="T1243">and scared.</text:span></text:p>
      <text:p text:style-name="P171"/>
      <text:p text:style-name="P427"><text:span text:style-name="T1243"><text:tab/>“</text:span><text:span text:style-name="T1244">What’s wrong?” I asked.</text:span></text:p>
      <text:p text:style-name="P172"><text:tab/>“We could have a fire,” she replied.</text:p>
      <text:p text:style-name="P172"><text:tab/>“Not in that rain,” I countered.</text:p>
      <text:p text:style-name="P172"><text:tab/>“This isn’t good,” she continued. <text:s/>“And the horses. <text:s/>They could have hurt themselves.”</text:p>
      <text:p text:style-name="P172"><text:tab/>“Yeah, well we managed that.” I said encouragingly. <text:s/>“We did a pretty damned good job too.”</text:p>
      <text:p text:style-name="P172"><text:tab/>She didn’t agree and her silence said so.</text:p>
      <text:p text:style-name="P172"><text:soft-page-break/><text:tab/>“Come on, Sweetheart,” I said trying to be encouraging.”We did good tonight. <text:s/>No one got hurt and everything is safe. <text:s/>Just take that for what its worth.”</text:p>
      <text:p text:style-name="P172"><text:tab/>No, she would not be comforted. </text:p>
      <text:p text:style-name="P172"><text:tab/>“What if there is a fire?” <text:s/>she started. <text:s/>“What then?”</text:p>
      <text:p text:style-name="P172"><text:tab/>“What do you mean?” I asked.</text:p>
      <text:p text:style-name="P172"><text:tab/>“We don’t have a truck and trailer for the animals,” she said. <text:s/>“What are we going to do?”</text:p>
      <text:p text:style-name="P172"><text:tab/>“Well,” I started, trying to make her feel better, more confident. <text:s/>“I’m sure that we’ll figure something out. <text:s/>We always do.”</text:p>
      <text:p text:style-name="P172"><text:tab/>“Like what?” she said. <text:s/>“How?”</text:p>
      <text:p text:style-name="P427"><text:span text:style-name="T1244"><text:tab/>“I don’t know,” I said. <text:s/>“I’m sure that there are lots of options, </text:span><text:span text:style-name="T1245">just none of them come to mind. <text:s/>Besides, there is no fire. <text:s/>So, you’re worrying about a ‘what if’. <text:s/>When you start worrying about ‘what-ifs’ you go down a rabbit hole of crazy.”</text:span></text:p>
      <text:p text:style-name="P427"><text:span text:style-name="T1245"><text:tab/></text:span><text:span text:style-name="T1246">That didn’t ease her distress.</text:span></text:p>
      <text:p text:style-name="P427"><text:span text:style-name="T1246"><text:tab/></text:span><text:span text:style-name="T1247">The spectacle and drama took a couple of hours and we both tried to get back to bed to get some rest. <text:s/>We didn’t get much, </text:span><text:span text:style-name="T1248">but we got some.</text:span></text:p>
      <text:p text:style-name="P173"/>
      <text:p text:style-name="P428"><text:span text:style-name="T1248">T</text:span><text:span text:style-name="T199">he next day I saw a big billowing cloud rising up from the mountains above our place. <text:s/>I knew that Michelle would be worried so I went to the local fire station and asked about it. <text:s/>They assured me that it was nothing and that </text:span><text:span text:style-name="T1249">they would</text:span><text:span text:style-name="T199"> “put it out with a garden hose”. <text:s/></text:span><text:span text:style-name="T1249">Three days later we were evacuated.</text:span></text:p>
      <text:p text:style-name="P174"/>
      <text:p text:style-name="P429"><text:span text:style-name="T1249">T</text:span><text:span text:style-name="T199">here are few things worse than when a pessimist is validated. <text:s/></text:span><text:span text:style-name="T1250">Everything, </text:span><text:span text:style-name="T2618">every </text:span><text:span text:style-name="T1250">word, every action reeks of the phrase “I told you so”. <text:s/>The only thing that </text:span><text:soft-page-break/><text:span text:style-name="T1250">Michelle held back on were words. <text:s/>Once the evacuation was official, she took over. <text:s/>I was proud of her, too. <text:s/>She showed the kind of “get the job done” leadership that was part of the whole living on a ranch image. <text:s/></text:span><text:span text:style-name="T1251">And I was mostly in the way. <text:s/>She made it clear that I knew nothing about managing animals </text:span><text:span text:style-name="T1252">and that she’d handle everything. <text:s/>And she did. <text:s/>Alicia, being just like her, became her biggest helper and confidant she didn’t hesitate to push me out of the way, too. <text:s/></text:span><text:span text:style-name="T1257">There was the Large Animal Rescue Center that sprung up out of nowhere. <text:s/>They were taking horses and livestock to The Cow Palace as an emergency refuge. <text:s/></text:span><text:span text:style-name="T1258">Michelle didn’t trust them and had contacted a horse person that she knew who had a truck and trailer.</text:span><text:span text:style-name="T1259"> <text:s/>Soon enough, arrangements were made at a ranch near by to watch the horses and the problem of the large animals was solved. <text:s/>My mother’s garage was quickly converted into a makeshift kennel and 2 dozen cats and a dozen dogs moved in. <text:s/>Michelle’s parents garage was quickly filled up with cages and cages of birds: chickens, ducks and a goose. <text:s/>For the next three weeks, I lived with my mother in her house keeping on eye on the cats and dogs and Michelle lived with Alicia at her mother’s house watching the birds. <text:s/>Everyday Michelle would go to check on the horses and come over to check on the cats and dogs as well.</text:span></text:p>
      <text:p text:style-name="P175"/>
      <text:p text:style-name="P429"><text:span text:style-name="T1260">I wasn’t entirely useless.</text:span><text:span text:style-name="T1252"> </text:span><text:span text:style-name="T1253">I applied myself to those things that I knew that they’d overlook. <text:s/></text:span><text:span text:style-name="T1254">First my computer and electronic equipment (it was the middle of the pandemic and I was still teaching classes online so the computer was a necessary resource for the only money we were making), but second were those precious things that cannot be replaced. <text:s/>We could lose the house, the barn, the furniture </text:span><text:soft-page-break/><text:span text:style-name="T1254">inside, and all of the appliance. <text:s/>Those could all be replaced, eventually and with help. <text:s/></text:span><text:span text:style-name="T1255">Clothing, bedding, towels, linen, too. <text:s/></text:span><text:span text:style-name="T1256">But, you could not replace memories, photo albums, favorite pictures on the wall and so on. <text:s/></text:span><text:span text:style-name="T1257">So, while the cowgirls were wrangling the animals for transportation, I was salvaging the memories of our family. <text:s/></text:span><text:span text:style-name="T1260">By the time that the animals were taken care of, special dishes had been packed, pictures removed from the walls and boxes of memorabilia had been moved into my truck. <text:s/></text:span><text:span text:style-name="T1261">Michelle’s other daughter, Hailey removed herself entirely from the drama and stayed with her father. <text:s/></text:span><text:span text:style-name="T1262">Everyday we watched on the news how the fire was consuming one community after another. <text:s/>Images of whole mountains consumed in blazes and houses turned to rubble were on the news everyday. <text:s/></text:span><text:span text:style-name="T1263">The very air was first orange, then </text:span><text:span text:style-name="T1264">red, then </text:span><text:span text:style-name="T1263">brown, </text:span><text:span text:style-name="T1264">getting darker and darker</text:span><text:span text:style-name="T1263"> blotting out the sun in the middle of the day. <text:s/></text:span><text:span text:style-name="T1265">The most important thing to me was that everyone was safe, </text:span><text:span text:style-name="T1266">even the animals. <text:s/>None were left behind.</text:span></text:p>
      <text:p text:style-name="P176"/>
      <text:p text:style-name="P552"><text:span text:style-name="T1261">T</text:span><text:span text:style-name="T1262">he “all clear” was eventually sounded and we moved the whole menagerie home. <text:s/>Our house had been saved from the </text:span><text:span text:style-name="T1266">fire and the only thing that we lost was a freezer full of food. <text:s/></text:span><text:span text:style-name="T1267">The house st</text:span><text:span text:style-name="T1268">an</text:span><text:span text:style-name="T1267">k terribly </text:span><text:span text:style-name="T1268">from rotten meat and fish and cleaning up the goo of soggy vegetables and fruit gone bad was disgusting. <text:s/>B</text:span><text:span text:style-name="T1267">ut if that was </text:span><text:span text:style-name="T1268">the extent of </text:span><text:span text:style-name="T1267">our loss, </text:span><text:span text:style-name="T1268">then we got off lucky and I was grateful. <text:s/></text:span><text:span text:style-name="T1269">I wasn’t afraid to show it either. <text:s/></text:span><text:span text:style-name="T1270">The smile on my face and relief from all the worry was clear, I most certainly didn’t hold back. <text:s/></text:span><text:span text:style-name="T1271">Not so with Michelle. <text:s/></text:span><text:span text:style-name="T1272">The whole episode shook her up. <text:s/></text:span><text:span text:style-name="T1273">She felt more scared and vulnerable than ever before. <text:s/></text:span><text:span text:style-name="T1274">It bothered her that she had to ask friends for help. <text:s/></text:span><text:span text:style-name="T1275">It bothered her that she had to stay with her parents. <text:s/>That’s when I found out that she and Alicia was forced to stay in the </text:span><text:soft-page-break/><text:span text:style-name="T1275">garage at her parent’s house. <text:s/>It was still the pandemic and no vaccine had been made yet.</text:span><text:span text:style-name="T1276"> <text:s/></text:span><text:span text:style-name="T1277">My mom was happy with me wearing a mask and I slept in one of her guest rooms, but not Michelle’s parents.</text:span><text:span text:style-name="T1275"> <text:s/>Her parents were terrified of getting it so Michelle and Alicia were told to sleep in the garage with the chickens and allowed to come in and use the bathroom or kitchen when her parents weren’t in the room. <text:s/></text:span><text:span text:style-name="T1276">That must have been humiliating. <text:s/></text:span><text:span text:style-name="T1277">I was sympathetic but there was nothing that I could do to make Michelle feel better. <text:s/>In the end, she saw the whole fire episode as a terrible tragedy that should never have happened. <text:s/>I, on the other hand, saw it as a great success. <text:s/>We had beat the odds and with no money at all, managed to save everything and everyone in our house. <text:s/>I was proud of my family, we had done good!</text:span></text:p>
      <text:p text:style-name="P177"/>
      <text:p text:style-name="P430"><text:span text:style-name="T1277">T</text:span><text:span text:style-name="T199">he question was: </text:span><text:span text:style-name="T1278">in what way, if any, </text:span><text:span text:style-name="T199">was Michelle like Mary? <text:s/></text:span><text:span text:style-name="T1279">At the age of four, Mary saw herself as a victim </text:span><text:span text:style-name="T1280">to her circumstances. </text:span><text:span text:style-name="T1281">I</text:span><text:span text:style-name="T1280">n contrast to that, Cathy was empowered to be a helper to Mom and a big sister. <text:s/></text:span><text:span text:style-name="T1281">I didn’t see myself as a victim, either. <text:s/>I saw myself as part of a bigger picture, a big family with a Mom who watched over all of us. <text:s/></text:span><text:span text:style-name="T1282">How did Michelle see herself? <text:s/></text:span><text:span text:style-name="T1283">Slowly, her self image started to emerge. <text:s/></text:span><text:span text:style-name="T1284">Body shaming herself, but she was beautiful and attractive? <text:s/>She felt that her father was distant and had Daddy issues. <text:s/></text:span><text:span text:style-name="T1285">But, she could have seen her father as the hard working Sir Lancelot type rather than the absent care giver. <text:s/>And now, in this crisis situation where she rose above her comfort zone, applied herself and solve</text:span><text:span text:style-name="T1335">d</text:span><text:span text:style-name="T1285"> problem after problem and came out far better than a lot of people, all that she could see was how it could have been worse. <text:s/></text:span><text:span text:style-name="T1286">She wasn’t at all empowered with her own success. <text:s/>Nothing would ever make her </text:span><text:soft-page-break/><text:span text:style-name="T1286">truly believe in herself. <text:s/></text:span><text:span text:style-name="T1287">Like Mary, she identified with being a victim not a hero. <text:s/></text:span><text:span text:style-name="T1288">It was exactly like having a cup with a hole in the bottom. <text:s/>Nothing would ever fulfill her needs.</text:span></text:p>
      <text:p text:style-name="P178"/>
      <text:p text:style-name="P431"><text:span text:style-name="T1288">T</text:span><text:span text:style-name="T199">hank God that the Sonora Desert was so peaceful and so beautiful! <text:s/></text:span><text:span text:style-name="T1289">It was almost comforting to be there and see this new Truth </text:span><text:span text:style-name="T1335">in the privacy, isolation and solitude of the Desert</text:span><text:span text:style-name="T1289">. <text:s/></text:span><text:span text:style-name="T1290">A</text:span><text:span text:style-name="T1335">h</text:span><text:span text:style-name="T1290"> the sweet privacy of solitude! <text:s/></text:span><text:span text:style-name="T1291">I looked out over the contrast of smooth rolling hills and rough rocky, prickly cactus covered surface and s</text:span><text:span text:style-name="T1335">aw</text:span><text:span text:style-name="T1291"> no one. <text:s/>There were no triggers, no signs to remind me of something, distract me to buy or commercial of some kind. <text:s/>The sunsets on the Desert are uniquely different from anywhere else and the glow, despite the December coolness warmed my soul. <text:s/>“</text:span><text:span text:style-name="T1292">Its not your fault” </text:span><text:span text:style-name="T1293">echoed again </text:span><text:span text:style-name="T1335">in</text:span><text:span text:style-name="T1293"> my mind as the truth from these memories filled me up. <text:s/></text:span><text:span text:style-name="T1294">I started to feel helpless to a fate that I couldn’t avoid. <text:s/></text:span><text:span text:style-name="T1295">It wasn’t my fault, but I had endured it all anyway. <text:s/></text:span><text:span text:style-name="T1296">Accidents happen. <text:s/>Shit happens. <text:s/>Sometimes they happen without any meaning at all. <text:s/></text:span><text:span text:style-name="T1297">Was that the case here? <text:s/>There was no meaning to it? <text:s/></text:span><text:span text:style-name="T1298">No, there was. <text:s/>The connection between my childhood, my sister and my ex-wife made too much sense for there not to be any meaning. <text:s/></text:span><text:span text:style-name="T1299">I buil</text:span><text:span text:style-name="T1335">t</text:span><text:span text:style-name="T1299"> a fire in the fire pit </text:span><text:span text:style-name="T1300">and enjoyed the sunset and the stars coming out. <text:s/>Chuy found the fire interesting and the smoke funny, </text:span><text:span text:style-name="T1301">but he liked me throwing his ball a lot more. <text:s/></text:span><text:span text:style-name="T1302">I sat under the stars in the desert sky with my lone fire in the middle of nowhere and let the atmosphere take me. <text:s/></text:span><text:span text:style-name="T1303">Whatever had happened to get me there, I was a willing participant. <text:s/></text:span><text:span text:style-name="T1304">I made choices always to the best of my abilities. <text:s/>I could be back in California right now, paying rent for an apartment that cost too much and doing a job that I hated. <text:s/></text:span><text:span text:style-name="T1305">But I wasn’t. <text:s/>I was </text:span><text:soft-page-break/><text:span text:style-name="T1305">alone in the desert, learning stuff that was already in my head, I just hadn’t taken the time to see it. <text:s/></text:span><text:span text:style-name="T1306">It made me sad, though, realizing that there was no hope for people that I once loved. <text:s/></text:span><text:span text:style-name="T1307">At one point in my life, I’d have done anything to make them happy, to see them smile, to fulfill their hearts. <text:s/></text:span><text:span text:style-name="T1308">That could never happen, though. <text:s/></text:span><text:span text:style-name="T1309">It simply wasn’t possible </text:span><text:span text:style-name="T1310">and the tragedy of their lives felt like another loss to me. <text:s/></text:span><text:span text:style-name="T1311">My grandfather had once said “they are happy in their misery” and I never really understood what that meant until that night under the stars.</text:span></text:p>
      <text:p text:style-name="P179"/>
      <text:p text:style-name="P553"><text:span text:style-name="T1311">S</text:span><text:span text:style-name="T1313">ifting through my past and dumping accumulated baggage, lighted </text:span><text:span text:style-name="T1332">me up,</text:span><text:span text:style-name="T1313"> I slept better, less interrupted and it became easier to enjoy my days. <text:s/></text:span><text:span text:style-name="T1314">If Spirit is like a flame, I think that my flame had diminished to near extinction. <text:s/>Suicidal thoughts aren’t always about self-hatred or self-condemnation, mine had been more like a flame, just getting smaller and smaller until you see someone else’s flame go out (like in a movie or TV show) and think “that wouldn’t be so bad”. <text:s/></text:span><text:span text:style-name="T1315">What had diminished my flame was a lot more than the constant disappointment of my ex-wife. <text:s/></text:span><text:span text:style-name="T1316">The truth is, a narc’s greatest weapon is neglect. <text:s/></text:span><text:span text:style-name="T1317">A healthy relationship is a partnership. <text:s/></text:span><text:span text:style-name="T1318">It is each person happily and openly looking out for their partner. <text:s/>Ever</text:span><text:span text:style-name="T1333">y</text:span><text:span text:style-name="T1318"> romance and bromance has these qualities. <text:s/>Sometimes its described as loyalty, or best bud </text:span><text:span text:style-name="T1336">or wingman </text:span><text:span text:style-name="T1318">and sometimes its described as a loving, caring and affectionate marriage. <text:s/></text:span><text:span text:style-name="T1319">Healthy relationships build each other </text:span><text:span text:style-name="T1333">up, </text:span><text:span text:style-name="T1336">offer their best</text:span><text:span text:style-name="T1333"> </text:span><text:span text:style-name="T1319">and bring out the best in each other. </text:span><text:span text:style-name="T1320">That was always my goal and intention and I happily shared all that I owned with my wife </text:span><text:span text:style-name="T1333">to bring that about</text:span><text:span text:style-name="T1320">. <text:s/>Why wouldn’t I? <text:s/></text:span><text:span text:style-name="T1321">But, that wasn’t returned in kind </text:span><text:span text:style-name="T1322">and I had learned from earliest childhood that if I’m patient, my turn will come. <text:s/></text:span><text:span text:style-name="T1323">That’s the way that my mother </text:span><text:soft-page-break/><text:span text:style-name="T1323">made things work in our family. <text:s/></text:span><text:span text:style-name="T1324">And, I had also learned that to state my needs, to “make it about me” was always met with “you’re just </text:span><text:span text:style-name="T1333">being </text:span><text:span text:style-name="T1324">selfish” which is exactly what a narc child would </text:span><text:span text:style-name="T1335">so to their subordinate</text:span><text:span text:style-name="T1324">. <text:s/></text:span><text:span text:style-name="T1325">I could see that my own Spirit, my own flame </text:span><text:span text:style-name="T1326">really did need a little help from time to time. <text:s/>I needed support and I hadn’t gotten any. <text:s/></text:span><text:span text:style-name="T1327">My first wife was the same way with “I feel </text:span><text:span text:style-name="T2619">like </text:span><text:span text:style-name="T1327">the onus is all on me” when I was </text:span><text:span text:style-name="T1335">already </text:span><text:span text:style-name="T1327">so diminished that I was on anti-depressants. <text:s/></text:span><text:span text:style-name="T1328">I wasn’t always that way, </text:span><text:span text:style-name="T1333">though</text:span><text:span text:style-name="T1328">. <text:s/></text:span><text:span text:style-name="T1333">I wasn’t always needy and my own male self-image held that I shouldn’t whine and complain about neglect, should</text:span><text:span text:style-name="T1335">n’t</text:span><text:span text:style-name="T1333"> cry over unmet needs. <text:s/>Stoicism is the hallmark of male strength and I felt that my family, each of them needed that more than anything else. Besides,</text:span><text:span text:style-name="T1328"> I had built a martial arts school out of nothing, motivated hundreds to strive for their black belt. <text:s/></text:span><text:span text:style-name="T1329">This was the guy that I really liked. <text:s/>This was the guy who had to drop an entire career in order to pursue this quest. <text:s/></text:span><text:span text:style-name="T1333">I did that without abandoning my children, hell, I took them along for the adventure!</text:span><text:span text:style-name="T1329"> <text:s/></text:span><text:span text:style-name="T1330">I was just now remembering this guy. <text:s/>Dumping that baggage was </text:span><text:span text:style-name="T1331">like removing rubble from smoldering embers </text:span><text:span text:style-name="T1333">that </text:span><text:span text:style-name="T1331">started </text:span><text:span text:style-name="T1330">building up the Flame of my Spirit and reminding me of who </text:span><text:span text:style-name="T1333">I am, </text:span><text:span text:style-name="T1334">what I was capable of</text:span><text:span text:style-name="T1333"> </text:span><text:span text:style-name="T1330">and what I </text:span><text:span text:style-name="T1331">had become</text:span><text:span text:style-name="T1330">. <text:s/></text:span><text:span text:style-name="T1331">I still had a long way to go but I was proud to be Master Paul. <text:s/>How the hell was I a martial arts master and taking so incredibly long to wade through all of this psycho/emotional baggage?</text:span></text:p>
      <text:p text:style-name="P180"/>
      <text:h text:style-name="P1" text:outline-level="1"><text:span text:style-name="T1331">C</text:span><text:span text:style-name="T199">hapter 11: Tucson</text:span></text:h>
      <text:p text:style-name="P181"/>
      <text:p text:style-name="P432"><text:soft-page-break/><text:span text:style-name="T199">From the Sonora Desert of Phoenix to the combined city and rural area around Tucson. <text:s/></text:span><text:span text:style-name="T1337">Tucson has all of the strip malls and businesses like any other American town, until you go to the edge of town</text:span><text:span text:style-name="T1339"> just outside of it</text:span><text:span text:style-name="T1337">. <text:s/></text:span><text:span text:style-name="T1338">I was surprised to see so many opportunities for curiosity and discovery. <text:s/></text:span><text:span text:style-name="T1339">There is </text:span><text:span text:style-name="T2771">Biosphere II</text:span><text:span text:style-name="T1339">, an experiment gone awry. <text:s/>A half dozen scientist sealed them into the </text:span><text:span text:style-name="T2771">Biosphere</text:span><text:span text:style-name="T1339"> and attempted to live completely on what they grew within their building. <text:s/></text:span><text:span text:style-name="T1340">The experiment lasted 6 months but the </text:span><text:span text:style-name="T2772">Biosphere </text:span><text:span text:style-name="T1340">is still there with 6 different ecological zones, managed to science’s best ability to reproduce what Earth does naturally. <text:s/></text:span><text:span text:style-name="T1341">I had heard about it over 30 years ago and was surprised to see that it still existed. <text:s/>There is a tour of a now decommissioned Minute Man Missile silo along with the museum of its purpose during the Cold War. <text:s/>There are areas around Tucson called “dispersed camping” where you can drive up and set up camp without paying a penny. <text:s/></text:span><text:span text:style-name="T1342">Of course, there is no water, no electricity and no sewer, either. <text:s/></text:span><text:span text:style-name="T1343">The practice is called “boondocking” and I wasn’t quite ready for that, yet. <text:s/>There was St. Augustine’s Church, a throwback to the days of Catholic Mexican influence. <text:s/>Tombstone is not far from Tucson but such a touristy place. <text:s/>Every day at 4:00, there is a good old fashioned gun fight where two men face off to ‘settling things once and for all’. <text:s/>4:00 </text:span><text:span text:style-name="T2773">sharp</text:span><text:span text:style-name="T1343">, daily. <text:s/></text:span><text:span text:style-name="T1344">The biggest thing of all, though, is something called </text:span><text:span text:style-name="T2774">The Bone Yard</text:span><text:span text:style-name="T1344">. <text:s/>It is the world’s largest collection of defunct, decommissioned, and no longer used military airplanes. <text:s/></text:span><text:span text:style-name="T1345">It is enormous! <text:s/>But, more importantly, across the road from there is the world’s largest aerospace museum. <text:s/></text:span><text:span text:style-name="T1346">I went there and knew that I could walk for hours and hours among the genuine specimens arrayed on the tarmac and in half a dozen hangars scattered across the floor and hanging from the ceiling above and never see the same </text:span><text:soft-page-break/><text:span text:style-name="T1346">scene twice. <text:s/>Airplanes that I had only seen pictures of were there for me to touch and experience and the thought that these massive, giant machines could lift off of the ground was almost beyond imagination. <text:s/>My only real struggle was Chuy. <text:s/>Most places didn’t allow dogs and Tucson in January is fairly cool. <text:s/></text:span><text:span text:style-name="T1347">He was accustomed to be</text:span><text:span text:style-name="T2620">ing</text:span><text:span text:style-name="T1347"> left alone in the backseat of the truck. <text:s/></text:span><text:span text:style-name="T1348">But the Air and Space Museum encouraged dogs so I brought him. <text:s/>And, yes, he barked at every other potential puppy, poodle or pug that he could imagine. <text:s/></text:span><text:span text:style-name="T1349">Still, it was a thrilling event.</text:span></text:p>
      <text:p text:style-name="P182"/>
      <text:p text:style-name="P433"><text:span text:style-name="T1349">A</text:span><text:span text:style-name="T199">nother Fact via Symptom. <text:s/></text:span><text:span text:style-name="T1350">I wanted to see all of these things. <text:s/></text:span><text:span text:style-name="T1351">I no longer wanted to be strictly alone. <text:s/></text:span><text:span text:style-name="T1352">It bothered me that I had been to several places and didn’t quite know what was truly there. <text:s/></text:span><text:span text:style-name="T1353">Why did people live there? <text:s/>What made that place special? <text:s/></text:span><text:span text:style-name="T1352">What made them tick? <text:s/></text:span><text:span text:style-name="T1354">But, </text:span><text:span text:style-name="T1368">now,</text:span><text:span text:style-name="T1354"> I was out and about </text:span><text:span text:style-name="T1368">and </text:span><text:span text:style-name="T1354">in unexpected ways and even indulged in a restaurant or two. <text:s/></text:span><text:span text:style-name="T1355">These, too, were symptoms that indicated a fact. <text:s/></text:span><text:span text:style-name="T1356">Whatever the Flame of Spirit was, it was beginning to bur</text:span><text:span text:style-name="T1367">n</text:span><text:span text:style-name="T1356"> brighter. <text:s/>I’d like to say that I was healed, I was done, </text:span><text:span text:style-name="T1357">but the Human Spirit isn’t as simple as we all seem to want it to be. <text:s/>There was still a lot of doubt, there were still unresolved issues and triggers to them that I hadn’t dealt with. <text:s/>It was clear, now, that I had spent 60 years accumulating all of this baggage and it had a profound effect on my choices, the people that I </text:span><text:span text:style-name="T1368">was attracted to and </text:span><text:span text:style-name="T1357">fe</text:span><text:span text:style-name="T1368">l</text:span><text:span text:style-name="T1357">l in love with, my passions and my person. <text:s/></text:span><text:span text:style-name="T1358">I so very much wanted to blame my ex-wife for all of my suffering, after all, it began with her and it seemed to be perpetuated by her even </text:span><text:span text:style-name="T1368">now months and miles away.</text:span><text:span text:style-name="T1358"> <text:s/></text:span><text:span text:style-name="T1359">But, that wasn’t </text:span><text:span text:style-name="T1360">the entire truth. <text:s/></text:span><text:span text:style-name="T1361">I wanted to blame my sister, too, she was obviously at </text:span><text:soft-page-break/><text:span text:style-name="T1361">fault, but she now seemed handicapped, like a person who can’t walk, she was a person who, despite all appearances to the contrary, didn’t really know how to love. <text:s/></text:span><text:span text:style-name="T1362">I pitied them,</text:span><text:span text:style-name="T1363"> but that is weak solace to the damages </text:span><text:span text:style-name="T1368">done </text:span><text:span text:style-name="T1363">to my life </text:span><text:span text:style-name="T1364">and it starts to sound like an even weaker excuse. <text:s/></text:span><text:span text:style-name="T1365">No, I wasn’t nearly done with this Walkabout, it was </text:span><text:span text:style-name="T1368">certainly </text:span><text:span text:style-name="T1365">taking me somewhere. <text:s/>Up until now it was taking me away. <text:s/>Away from the associated memories and triggers </text:span><text:span text:style-name="T1368">of </text:span><text:span text:style-name="T1365">oh so many </text:span><text:span text:style-name="T1368">personal failures and </text:span><text:span text:style-name="T1365">awkward times and away from the stigma of failure in business and marriage and away from a smear campaign that I really, honestly didn’t want to know any more about. <text:s/></text:span><text:span text:style-name="T1366">With this little bit of energy, this Flame of Spirit that seems small but strong </text:span><text:span text:style-name="T1368">nonetheless</text:span><text:span text:style-name="T1366">, I wanted to see all of the things around me, </text:span><text:span text:style-name="T1368">the adventure that I was on was more and more interesting</text:span><text:span text:style-name="T1366"> and, </text:span><text:span text:style-name="T1368">most of all,</text:span><text:span text:style-name="T1366"> I wanted a future.</text:span></text:p>
      <text:p text:style-name="P183"/>
      <text:p text:style-name="P554"><text:span text:style-name="T1366">I </text:span><text:span text:style-name="T1387">called my teacher. </text:span><text:span text:style-name="T1369"><text:s/>I had never stopped training, </text:span><text:span text:style-name="T1370">practicing, doing Kuk Sool. <text:s/></text:span><text:span text:style-name="T1371">I wanted privacy when I trained. <text:s/>I didn’t want people interrupting my focus. <text:s/>I didn’t want that awkward question “is that Kung fu or Karate?” </text:span><text:span text:style-name="T1372">or “how many ways can you kill someone?” <text:s/></text:span><text:span text:style-name="T1373">I wasn’t at all interested in impressing anyone. <text:s/></text:span><text:span text:style-name="T1374">I kept at it, though, </text:span><text:span text:style-name="T1375">and prided myself on teaching the 4 students that I had even though I was on the road,</text:span><text:span text:style-name="T1376"> and keeping up my own training, </text:span><text:span text:style-name="T1388">if not for me, at least for their sake</text:span><text:span text:style-name="T1376">. <text:s/></text:span><text:span text:style-name="T1377">In the last 30 years, it was the only consistent thing that I had. <text:s/></text:span><text:span text:style-name="T1378">My teacher lived in Houston, Texas and </text:span><text:span text:style-name="T1388">my Walkabout was taking me </text:span><text:span text:style-name="T1378">closer and closer to him. <text:s/></text:span><text:span text:style-name="T1379">I had taken private lessons from him for over 20 years, sometimes 4 or 5 times a month! <text:s/></text:span><text:span text:style-name="T1380">He had pulled out of me determination and skills that I never thought that I’d ever have. <text:s/>He had an unfailing positive attitude and an </text:span><text:soft-page-break/><text:span text:style-name="T1380">incredible attention to detail. <text:s/>Most of all, it was obvious to me that he wanted and needed to articulate the level of perfection that he exemplified into each and every one of his students. <text:s/></text:span><text:span text:style-name="T1381">Teaching is an art form and the student is the medium and Master Sung Jin, my teacher, took his art very seriously. <text:s/></text:span><text:span text:style-name="T1382">To be clear, now, he is a world class martial artist. <text:s/>His father is the Grand Master and both of them have done nothing else with their lives than perfect their skills in Kuk Sool. <text:s/></text:span><text:span text:style-name="T1383">The very fact that I </text:span><text:span text:style-name="T1386">had met and knew the guy</text:span><text:span text:style-name="T1383"> was miracle enough for me. <text:s/></text:span><text:span text:style-name="T1384">I was the son of a grocery clerk and school teacher growing up in a suburb outside of San Francisco. <text:s/>I was a successful computer nerd who did cosplay before it was popular at the Ren Fair and the Christmas Fair. <text:s/></text:span><text:span text:style-name="T1388">I never envisioned me as a black belt or a martial artist.</text:span><text:span text:style-name="T1384"> <text:s/></text:span><text:span text:style-name="T1385">And, </text:span><text:span text:style-name="T1386">yet,</text:span><text:span text:style-name="T1385"> I was </text:span><text:span text:style-name="T1386">also </text:span><text:span text:style-name="T1385">the student of one of the few greatest martial artists in the world </text:span><text:span text:style-name="T1386">and he had crafted me into a master.</text:span></text:p>
      <text:p text:style-name="P184"/>
      <text:p text:style-name="P555"><text:span text:style-name="T1416">Master Sung Jin isn’t much for small talk. <text:s/></text:span><text:span text:style-name="T1389">The conversation was short, direct and to the point. <text:s/></text:span><text:span text:style-name="T1390">He’d be home from traveling </text:span><text:span text:style-name="T1391">abroad </text:span><text:span text:style-name="T1390">in </text:span><text:span text:style-name="T1415">two</text:span><text:span text:style-name="T1390"> month</text:span><text:span text:style-name="T1415">s</text:span><text:span text:style-name="T1390"> </text:span><text:span text:style-name="T1391">and I could meet with him and train. <text:s/>He wanted to know how much I had trained and what I knew of the latest, highest ranked material. <text:s/></text:span><text:span text:style-name="T1392">We set an appointment and that was that. <text:s/></text:span><text:span text:style-name="T1393">I was never his friend but he had always been supportive </text:span><text:span text:style-name="T1395">of</text:span><text:span text:style-name="T1394"> my training</text:span><text:span text:style-name="T1393"> and available as a teacher </text:span><text:span text:style-name="T1395">for the price of a private lesson</text:span><text:span text:style-name="T1393">. <text:s/></text:span><text:span text:style-name="T1395">Once, on a trip to Korea with a couple hundred other Kuk Sool masters, he skipped an important dinner </text:span><text:span text:style-name="T1398">with is very influential father, The Grand Master,</text:span><text:span text:style-name="T1395"> and took me and all of his other students on a tour of his hometown. <text:s/>He showed us what he used to do, what the real Korea culture was like. <text:s/>We went to a local restaurant which was nothing like typical American restaurants. <text:s/>They served only one dish, their specialty. <text:s/>If you </text:span><text:soft-page-break/><text:span text:style-name="T1395">wanted more of something else, there were other restaurants next door who might have that and they would go get it for you. </text:span><text:span text:style-name="T1396">It was not a “one stop shopping experience” it was a “one stop hospitality experience”. <text:s/>If you wanted soup, you went to the place that had the best soup, and they would take care of you for the evening. <text:s/></text:span><text:span text:style-name="T2620">After that, w</text:span><text:span text:style-name="T1397">e went to a karoke bar and he started us </text:span><text:span text:style-name="T1398">off </text:span><text:span text:style-name="T1397"><text:s/>singing </text:span><text:span text:style-name="T1398">first and handing the mike to the next person </text:span><text:span text:style-name="T2621">everyone taking a turn</text:span><text:span text:style-name="T1398">. </text:span><text:span text:style-name="T2621">Who knew that my teacher could sing!? <text:s/></text:span><text:span text:style-name="T1398">We</text:span><text:span text:style-name="T1397"> ended the night with a public sauna spa. <text:s/></text:span><text:span text:style-name="T1398">I learned more about the Korean People and their daily lives in that one night of rebel action on his part than I would in a college course on the subject. <text:s/></text:span><text:span text:style-name="T1399">He seemed to have no interest in the political intricacies of his father’</text:span><text:span text:style-name="T1400">s organization. <text:s/>He just wanted to hangout with some normal people.</text:span></text:p>
      <text:p text:style-name="P185"/>
      <text:p text:style-name="P556"><text:span text:style-name="T1400">H</text:span><text:span text:style-name="T1404">aving direction had a good effect on me. <text:s/></text:span><text:span text:style-name="T1401">Master Sung Jin was still weeks away, but it meant that my daily workout would be tak</text:span><text:span text:style-name="T2622">en</text:span><text:span text:style-name="T1401"> a lot more ser</text:span><text:span text:style-name="T1402">i</text:span><text:span text:style-name="T1401">ously. <text:s/></text:span><text:span text:style-name="T1402">I walked Chuy </text:span><text:span text:style-name="T1403">three or four</text:span><text:span text:style-name="T1402"> times a day, </text:span><text:span text:style-name="T1405">but now when I let him run crazy in the dog park, I’d practice something in Kuk Sool. <text:s/></text:span><text:span text:style-name="T1406">Chuy, of course, realizing that it wasn’t about him anymore, had to interrupt, interfere or try is best to participate. <text:s/></text:span><text:span text:style-name="T1407">Could <text:s/>dogs be narcissistic? <text:s/></text:span><text:span text:style-name="T1408">Of course not, but it certainly made training more interesting. <text:s/></text:span><text:span text:style-name="T1409">And a happy dog has the Zoomies and Chuy definitely had the Zoomies <text:s/></text:span><text:span text:style-name="T1410">He was always energetic and, frankly, difficult to keep up with. <text:s/>Not only did my interest in more local events and tourist attractions increase but I wanted to find places that would be fun for Chuy. <text:s/></text:span><text:span text:style-name="T1411">Parks and campgrounds, open spaces, places meant to be out of doors. <text:s/>This made things a little more challenging, of course, but “took me </text:span><text:soft-page-break/><text:span text:style-name="T1411">off the beaten path” </text:span><text:span text:style-name="T1413">away</text:span><text:span text:style-name="T1411"> from typical attractions that most people go t</text:span><text:span text:style-name="T1412">o </text:span><text:span text:style-name="T1413">and towards more eccentric and interesting places. <text:s/></text:span></text:p>
      <text:p text:style-name="P186"/>
      <text:p text:style-name="P556"><text:span text:style-name="T1414">“</text:span><text:span text:style-name="T1415">Its not your fault,” held a lot of weight in my thoughts and I was grateful for having a friend compassionate and sensitive enough to tell that to me. <text:s/></text:span><text:span text:style-name="T1417">She had kept in touch while on my Walkabout. <text:s/>At the time, she seemed like the only one in the world who knew what I was doing or even cared. <text:s/>I posted positive pictures on social media gaining a lot of attention from “friends” who envied my lone tourism and pictures. <text:s/>None of them knew the extent of where I was really traveling. <text:s/>A review of your life, particularly when there is still a lot more of it to live, is a good thing. <text:s/></text:span><text:span text:style-name="T1418">Was it really not my fault? <text:s/>I couldn’t blame all of the toxic people in my life. <text:s/></text:span><text:span text:style-name="T1419">It was my life, after all, and not theirs. <text:s/>I refused to yield to cynicism and believe that the world was simply full of toxic </text:span><text:span text:style-name="T2622">people</text:span><text:span text:style-name="T1419">. <text:s/></text:span><text:span text:style-name="T1420">Logically, though, if they were good people and good for me they’d still be in my life. <text:s/></text:span><text:span text:style-name="T1422">My kids had made a point that I wasn’t holding myself accountable. <text:s/>That obviously wasn’t right, but they had a point. <text:s/></text:span><text:span text:style-name="T1421">What part of this really was my fault? <text:s/>What part of this was my responsibility? <text:s/></text:span><text:span text:style-name="T1422">Patience, understanding, compassion and self-sacrifice are good things. <text:s/>Putting other people’s needs </text:span><text:span text:style-name="T2622">first is a </text:span><text:span text:style-name="T1422">good thing. <text:s/></text:span><text:span text:style-name="T1423">Did I really just let people walk all over me, use me then discard me? <text:s/></text:span><text:span text:style-name="T1424">That was in stark contrast to the empowering, self-defense expert and martial arts master. <text:s/></text:span><text:span text:style-name="T1425">That led me to the next term associated with the narcissist family complex. <text:s/>Boundaries.</text:span></text:p>
      <text:p text:style-name="P187"/>
      <text:p text:style-name="P557"><text:span text:style-name="T1425">B</text:span><text:span text:style-name="T1440">oundaries are really quite simple. <text:s/></text:span><text:span text:style-name="T1426">If you aren’t comfortable with someone’s words or behaviors, leave. <text:s/></text:span><text:span text:style-name="T1427">That’s the simplest terms. <text:s/></text:span><text:span text:style-name="T1428">If you don’t like bad </text:span><text:soft-page-break/><text:span text:style-name="T1428">language, you think to yourself “I’m done” politely excuse yourself. <text:s/></text:span><text:span text:style-name="T1429">Forms of disrespect are quietly but firmly not tolerated. <text:s/></text:span><text:span text:style-name="T1430">When you interact with people you do so for your own enjoyment and positive experience and once that stops happening, you simply have had enough </text:span><text:span text:style-name="T1431">and you’re done. <text:s/></text:span><text:span text:style-name="T1432">This is, quite simply, assuming decent standards for yourself and insisting that you don’t let them slip. <text:s/></text:span><text:span text:style-name="T1433">When you have weak boundaries around toxic people, they push the limits of what you’re willing to tolerate </text:span><text:span text:style-name="T1434">and they test your resolve in keeping them. <text:s/></text:span><text:span text:style-name="T1435">This is another source of drama for them as they call you out when you enforce your boundaries </text:span><text:span text:style-name="T1436">and use peer pressure to get you to loosen them. <text:s/></text:span><text:span text:style-name="T1437">That made complete sense to me. <text:s/>Respect and self-respect were issues that I talked about all of the time in class </text:span><text:span text:style-name="T1438">and encouraging young people to simply “walk away” from a situation rather than be goaded into a fight. <text:s/></text:span><text:span text:style-name="T1439">In fact, when my children were in high school I gave them instructions that if they were ever at a party that was getting out of hand, to</text:span><text:span text:style-name="T2623">o</text:span><text:span text:style-name="T1439"> rowdy or loud or started to engage in things that made them uncomfortable, that they need only call me and I’d come pick them up. <text:s/></text:span><text:span text:style-name="T2775">No questions asked</text:span><text:span text:style-name="T1439">. <text:s/>They appreciated that “no questions asked” part but it was also a lesson in boundary making and enforcing. <text:s/></text:span><text:span text:style-name="T1441">And they both used that at least once, </text:span><text:span text:style-name="T2623">each</text:span><text:span text:style-name="T1441">.</text:span></text:p>
      <text:p text:style-name="P188"/>
      <text:p text:style-name="P558"><text:span text:style-name="T1441">I </text:span><text:span text:style-name="T1442">took it as a Fact via Symptom that I had weak boundaries. <text:s/></text:span><text:span text:style-name="T2623">But, d</text:span><text:span text:style-name="T1443">id I really? <text:s/></text:span><text:span text:style-name="T1444">I must have, my ex-wife had taken all of my money and wealth. <text:s/></text:span><text:span text:style-name="T1445">When my aunt died I inherited $120K </text:span><text:span text:style-name="T1446">and over a year’s time it has been spent on upgrades to our house. <text:s/></text:span><text:span text:style-name="T1447">We never really discussed </text:span><text:span text:style-name="T2623">it </text:span><text:span text:style-name="T1447">and I was uncomfortable about it, but it was only money and it was being put into our house. <text:s/>Communication was always </text:span><text:soft-page-break/><text:span text:style-name="T1447">a problem in a new relationship, right? <text:s/></text:span><text:span text:style-name="T1448">And every time that I confronted her on it, she had a good reason to do it or an excuse not to talk about it. <text:s/></text:span><text:span text:style-name="T1449">I lived with that discomfort like I had lived with “walking on eggshells” it was something that I had learned earlier in life. <text:s/>My first wife did a similar thing, whenever I confronted her about spending or being responsible I wo</text:span><text:span text:style-name="T2623">u</text:span><text:span text:style-name="T1449">ld eventually end up upsetting her. <text:s/>Consequently, when I left there was enormous credit card debt which has to be dealt with. <text:s/></text:span><text:span text:style-name="T1450">So, yeah, it looked like I had weak boundaries and that was an area that I needed a lot more improvement with. <text:s/></text:span><text:span text:style-name="T1451">That was a good thing </text:span><text:span text:style-name="T1452">because that was something that I could own and take pains to improve upon.</text:span></text:p>
      <text:p text:style-name="P189"/>
      <text:p text:style-name="P434"><text:span text:style-name="T1452">R</text:span><text:span text:style-name="T199">eally? <text:s/></text:span><text:span text:style-name="T1453">I was quick to condemn myself. <text:s/></text:span><text:span text:style-name="T1454">After all, I had lost everything, I allowed someone else to literally destroy my life. <text:s/></text:span><text:span text:style-name="T1455">I was in charge of my own choices and I wasn’t going to push responsibility for them onto someone else, not even my ex-wife or my toxic sister. <text:s/></text:span><text:span text:style-name="T2793">Ya pays ya dues ya takes ya chances</text:span><text:span text:style-name="T1456">. <text:s/></text:span><text:span text:style-name="T1457">But, I remember holding some boundaries. <text:s/>That fight with my brothers was all about boundaries. <text:s/>I allowed weed in my house but couldn’t tolerate cocaine. <text:s/></text:span><text:span text:style-name="T1458">That was a perfect scenario, actually. <text:s/>There was an unwritten rule about drugs that John tested and when I enforced my own standards, standards that he was well aware of, I was punished by my brothers for it. <text:s/>So, no, I didn’t have weak boundaries. <text:s/>Where there other times when I stood up for myself like that? <text:s/></text:span><text:span text:style-name="T1459">The truth was, that throughout my childhood I was tempted to smoke cigarettes, try drugs, sip beer and so on and I resisted them. <text:s/></text:span><text:span text:style-name="T1460">I was a regular Altar Boy </text:span><text:span text:style-name="T1461">and didn’t break rules. <text:s/></text:span><text:span text:style-name="T1462">I often left parties or my friends because they were drinking or doing things that were pushing the limits of the rules. <text:s/></text:span><text:span text:style-name="T1463">One friend liked to light things on fire. <text:s/>With </text:span><text:soft-page-break/><text:span text:style-name="T1463">each strike of the match, the object to burn got bigger and bri</text:span><text:span text:style-name="T1464">ghter. <text:s/>I tried to get them to do something else, but I was, once again, “uncool” and would eventually leave just to stay out of trouble. <text:s/></text:span><text:span text:style-name="T1465">So, no, I didn’t have weak boundaries. <text:s/></text:span><text:span text:style-name="T1466">So, what happened?</text:span></text:p>
      <text:p text:style-name="P190"/>
      <text:p text:style-name="P435"><text:span text:style-name="T1466">T</text:span><text:span text:style-name="T199">oxic manipulators are relentless. <text:s/>As stated before, their needs will be met. <text:s/></text:span><text:span text:style-name="T1467">Their entire life has been spent perfect the tools to getting their needs met. <text:s/></text:span><text:span text:style-name="T1468">Manipulation however terse or subtle is what they do and although it might seem obvious to catch a child in a lie trying to get away with something naughty, an adult who has lived this way all of their life is immensely good at it. <text:s/></text:span><text:span text:style-name="T1469">My sister really was Lucy from Peanuts. <text:s/>She really did push the boundaries of me as Charlie Brown and convince me to try yet again to be her friend, to trust her and always, without fail, she snatch away that football. <text:s/></text:span><text:span text:style-name="T1470">Once, when the children were small, it was a three day weekend in winter and </text:span><text:span text:style-name="T2623">the prospect of </text:span><text:span text:style-name="T1470">entertaining two active children alone when it is raining outside is difficult </text:span><text:span text:style-name="T2623">to accept</text:span><text:span text:style-name="T1470">. <text:s/>I thought it is a 3 hours drive to the mountains and I could take the kids to go play in the snow. </text:span><text:span text:style-name="T1471">I’d be driving by Mary’s house so maybe she </text:span><text:span text:style-name="T2623">and her daughter, Suzanne, woul</text:span><text:span text:style-name="T1471">d like to join </text:span><text:span text:style-name="T2623">us</text:span><text:span text:style-name="T1471">. <text:s/></text:span><text:span text:style-name="T1472">A quick phone call and it was “sure, but …”. <text:s/></text:span><text:span text:style-name="T1473">It was always “sure, but …” she would love to go but she needed the weekend to do some paperwork for her practice and watching her own daughter was slowing her down. <text:s/>If I watched Suzanne tonight then we could leave tomorrow morning and spend the day there. </text:span><text:span text:style-name="T1474">I agreed, then it was “good, when are you coming to pick her up?” <text:s/>Her house was an hour away, so I went and picked her up and brought her back. <text:s/></text:span><text:span text:style-name="T2623">Of course, I would pick her up. <text:s/>I was the People Pleaser and she just said that she was too </text:span><text:soft-page-break/><text:span text:style-name="T2623">busy unless she could get her work done. <text:s/>So, yeah, sure I’ll go drive and hour out and an hour back. <text:s/>Besides, it’d keep my two energetic youngsters preoccupied while I considered what to do for dinner.</text:span></text:p>
      <text:p text:style-name="P191"/>
      <text:p text:style-name="P191"><text:tab/>“Thank you SO much,” Mary said <text:span text:style-name="T2877">standing outside her house with the kids and Suzanne’s overnight bag</text:span>. “You are really doing me a great favor.”</text:p>
      <text:p text:style-name="P191"><text:tab/>“Sure,” I said. <text:s/>“No problem.”</text:p>
      <text:p text:style-name="P191"><text:tab/>“Suzanne? “ Mary started addressing her daughter. <text:s/>“Do you want to tell Uncle Paul our little secret?”</text:p>
      <text:p text:style-name="P191"><text:tab/>Suzanne looked up to me with big wide innocent eyes and said “I make poopies in my patties.”</text:p>
      <text:p text:style-name="P435"><text:span text:style-name="T1474"><text:tab/></text:span><text:span text:style-name="T1475">I thought to myself “she’s four years old. <text:s/>That’s awfully old not to be potty trained.” <text:s/></text:span><text:span text:style-name="T1476">I recovered quickly, though, and just looked at her and said “You do, huh? </text:span><text:span text:style-name="T1477">Well, I used to do that too. <text:s/>Its no big deal. Do you have any pull ups?”</text:span></text:p>
      <text:p text:style-name="P192"><text:tab/>She nodded.</text:p>
      <text:p text:style-name="P192"><text:tab/>“Do you know how to change into them?”</text:p>
      <text:p text:style-name="P192"><text:tab/>She nodded again.</text:p>
      <text:p text:style-name="P192"><text:tab/>“Okay, then,” I stated without judgment. <text:s/>“If you have any problems let me know, but I believe that you’ll be just fine.”</text:p>
      <text:p text:style-name="P435"><text:span text:style-name="T1477"><text:tab/></text:span><text:span text:style-name="T1478">She got into the car and we left.</text:span></text:p>
      <text:p text:style-name="P193"/>
      <text:p text:style-name="P436"><text:span text:style-name="T199">Megan, Shaun, and Suzanne had a great time playing together and they talked themselves to sleep in their bedroom. <text:s/></text:span><text:span text:style-name="T1479">The next morning I made a nice big pancake breakfast and got on the road as soon as possible. <text:s/></text:span><text:span text:style-name="T1480">Mary wasn’t ready </text:span><text:soft-page-break/><text:span text:style-name="T1480">when we got to her place. <text:s/>She still needed to pack a few things. <text:s/>Then she realized that she had no snow equipment, jackets, gloves and what not and wanted to pick some up. <text:s/></text:span><text:span text:style-name="T1481">The store would be open soon and we should go shopping first. <text:s/>Shopping took a good hour and I was getting restless to get on the road. <text:s/></text:span><text:span text:style-name="T1482">We had a long drive. <text:s/></text:span><text:span text:style-name="T1483">We finally go going and Mary talked about herself the whole time while I drove my truck and the kids </text:span><text:span text:style-name="T2624">made up games to play while sitting </text:span><text:span text:style-name="T1483">in the backseat. </text:span><text:span text:style-name="T2624">I always loved how my kids could make up something fun to do at the spur of the moment!</text:span><text:span text:style-name="T1483"> </text:span><text:span text:style-name="T1484">We had to stop for lunch, of course, playing in the snow makes for a big appetite, so, yeah we stopped and it couldn’t be a quicky fastfood place. <text:s/>It had to be a sit down restaurant with people who waited on us. <text:s/>And, after a healthy meal, we were on the road again. <text:s/></text:span><text:span text:style-name="T2624">The kids played and I indulged my sister in her latest and great discovery about her emotional health, boy she could talk. <text:s/></text:span><text:span text:style-name="T1485">It was now mid afternoon and </text:span><text:span text:style-name="T1486">we were finally getting to the Snow Play area outside of Strawberry California.</text:span></text:p>
      <text:p text:style-name="P194"/>
      <text:p text:style-name="P436"><text:span text:style-name="T1486"><text:tab/>“</text:span><text:span text:style-name="T1487">How much will it be for 5 of us?” I asked getting my wallet out to pay.</text:span></text:p>
      <text:p text:style-name="P436"><text:span text:style-name="T1487"><text:tab/>“Oh its free,” the attendant said.<text:line-break/><text:tab/>“Free?” </text:span><text:span text:style-name="T1488">I asked, looking around at the dozens of cars parked in the snow and the hundreds of people on the slopes. <text:s/>“Really?”</text:span></text:p>
      <text:p text:style-name="P195"><text:tab/>“Yeah,” the attendant started. <text:s/>“We’re closing in 45 minutes. <text:s/>Its always free at this time of day.”</text:p>
      <text:p text:style-name="P195"><text:tab/>“Closing?” <text:s/>I asked. <text:s/>“but its like 3:30 in the afternoon.”</text:p>
      <text:p text:style-name="P436"><text:soft-page-break/><text:span text:style-name="T1488"><text:tab/>“Here, look out that window,” the attendant pointed for me to look. <text:s/>“When the shadow of that mountain starts to cover the snow, the temperature drops by 20 degrees. <text:s/></text:span><text:span text:style-name="T1489">That’s when we shut things down.”</text:span></text:p>
      <text:p text:style-name="P196"><text:tab/>“Right,” I replied, disappointed. <text:s/>I had forgotten that the sun goes down very early in the winter and up in the mountains it certainly does get cold very fast. <text:s/>After all, the place is covered in snow, right?</text:p>
      <text:p text:style-name="P436"><text:span text:style-name="T1489"><text:tab/>“</text:span><text:span text:style-name="T1490">We’ll take it,” I said and for the next 45 minutes we played in the snow.</text:span></text:p>
      <text:p text:style-name="P197"/>
      <text:p text:style-name="P437"><text:span text:style-name="T1490">T</text:span><text:span text:style-name="T199">hat wasn’t enough, of course. <text:s/>We had spent all day in the car, not all day in the snow. <text:s/></text:span><text:span text:style-name="T1491">We decided to rent a room for the night </text:span><text:span text:style-name="T1492">and try again tomorrow. <text:s/></text:span><text:span text:style-name="T1493">I asked for an hour to myself. <text:s/>I had the kids all night and had been driving all day. <text:s/></text:span><text:span text:style-name="T1494">Mary just stared at me as if I had asked too much from her </text:span><text:span text:style-name="T1495">and finally capitulated. <text:s/></text:span><text:span text:style-name="T1496">I went to the local bar, not something that I ever do, and had a beer. <text:s/></text:span><text:span text:style-name="T1497">I walked around the parking lot a little bit to get some of the mountain air and atmosphere. <text:s/></text:span><text:span text:style-name="T1498">I felt very much alone. <text:s/>I had my kids with me, my sister and her daughter but I felt incredibly alone and I couldn’t figure out why. <text:s/>My hour was up and I came back to the room. <text:s/></text:span><text:span text:style-name="T1499">The kids were bouncing on one of the two queen sized beds and Mary was stretched out on the other with her stuff. <text:s/>My stuff was in the chair.</text:span></text:p>
      <text:p text:style-name="P198"/>
      <text:p text:style-name="P437"><text:span text:style-name="T1499"><text:tab/>“</text:span><text:span text:style-name="T1500">Thanks I needed that,” I told her.</text:span></text:p>
      <text:p text:style-name="P199"><text:tab/>“Have you been drinking?” she asked, with a fair level of judgment in her voice.</text:p>
      <text:p text:style-name="P199"><text:tab/>“Yeah, I had a beer,” I replied.</text:p>
      <text:p text:style-name="P199"><text:soft-page-break/><text:tab/>“So, you left me here with the kids all alone so that you could get drunk,” she stated flatly.</text:p>
      <text:p text:style-name="P199"><text:tab/>My kids had never seen me drink before. <text:s/>At their age they probably had no clue what alcohol was or what it could do to you. <text:s/>But the shame in Mary’s voice was enough for them to figure it out.</text:p>
      <text:p text:style-name="P437"><text:span text:style-name="T1500"><text:tab/>“</text:span><text:span text:style-name="T1501">Look, I just needed a break,” I defended. <text:s/>“It was just one beer. <text:s/>I’m sure that you’ve done a lot worse.” <text:s/>She had, of course, a lot worse.</text:span></text:p>
      <text:p text:style-name="P200"><text:tab/>“Fine,” she said <text:span text:style-name="T2878">not really </text:span>giving in. <text:s/><text:span text:style-name="T2878">Her displeasure, though, was plain.</text:span></text:p>
      <text:p text:style-name="P200"><text:tab/>“Have we worked out the sleeping arrangements?” I asked.</text:p>
      <text:p text:style-name="P200"><text:tab/>“Yes,” she said. <text:s/>“Suzanne and me on this one, Megan and Shaun on that bed and you get the chair.”</text:p>
      <text:p text:style-name="P437"><text:span text:style-name="T1501"><text:tab/>“I get the chair,” I said. <text:s/></text:span><text:span text:style-name="T1502">I thought to myself, why is it that the guy always sleeps on the floor or ‘gets the chair’.</text:span></text:p>
      <text:p text:style-name="P437"><text:span text:style-name="T1502"><text:tab/></text:span><text:span text:style-name="T1503">Slowly the kids settled down and eventually we all got to sleep. <text:s/>The whole time I’m thinking “at least we’ll be playing the snow tomorrow.” <text:s/></text:span><text:span text:style-name="T2624">It was one childhood memory that I desperately wanted to share with my children and I didn’t really care how tired I might be tomorrow.</text:span></text:p>
      <text:p text:style-name="P201"/>
      <text:p text:style-name="P438"><text:span text:style-name="T1503">I </text:span><text:span text:style-name="T199">woke up feeling miserable and wanted only one thing, a large cup of coffee. <text:s/></text:span><text:span text:style-name="T1504">I was always patient with my kids, even when I was miserable and this was no different. <text:s/></text:span></text:p>
      <text:p text:style-name="P202"/>
      <text:p text:style-name="P438"><text:span text:style-name="T1504"><text:tab/>“</text:span><text:span text:style-name="T1505">Okay, let’s get a really good breakfast,” I said to them as we sat down to eat. “Eat really well, because you’re going to need it, today.”</text:span></text:p>
      <text:p text:style-name="P438"><text:soft-page-break/><text:span text:style-name="T1505"><text:tab/>“Yeah!!” the kids screamed together. <text:s/>They were having quite the adventure. <text:s/>First a sleep over with their cousin, then a drive into the mountains, and then a stay in a motel room </text:span><text:span text:style-name="T1506">waking up to even more pancakes. <text:s/></text:span><text:span text:style-name="T2624">Except Shaun. <text:s/>For him it was waffles! <text:s/></text:span><text:span text:style-name="T1506">Oh yeah, they were having the time of their little lives!!! <text:s/></text:span><text:span text:style-name="T1507">And that was really all the reward that I needed. <text:s/></text:span><text:span text:style-name="T2624">I think that I could endure several night sleeping in a chair when I saw these kids in the genuine, authentic and spontaneous joy.</text:span></text:p>
      <text:p text:style-name="P438"><text:span text:style-name="T1507"><text:tab/>“</text:span><text:span text:style-name="T1508">About that,” Mary started. <text:s/>“I have a small problem.”</text:span></text:p>
      <text:p text:style-name="P203"><text:tab/>“What?” I asked.</text:p>
      <text:p text:style-name="P203"><text:tab/>“I didn’t actually finish all of my paper work before we left,” she said. <text:s/>“I hadn’t planned on staying over night and I still have a lot of work to do.”</text:p>
      <text:p text:style-name="P203"><text:tab/>“You mean, back home?” I asked.</text:p>
      <text:p text:style-name="P203"><text:tab/>“Yeah, back home.” she said.</text:p>
      <text:p text:style-name="P203"><text:tab/>“Well, okay,” I started. <text:s/>“I’ll tell you what, we’ll get to the play area as soon as it opens and play in the snow for two, three hours tops. <text:s/>That’s probably all that we are good for anyway. <text:s/>Then we’ll go home.”</text:p>
      <text:p text:style-name="P438"><text:span text:style-name="T1508"><text:tab/>“</text:span><text:span text:style-name="T1509">Actually,” she said looking me straight in the eye. <text:s/>“Its a lot more work than that. <text:s/>I need to go home now.”</text:span></text:p>
      <text:p text:style-name="P204"><text:tab/>“Now?” I asked. <text:s/>The kids would be disappointed.</text:p>
      <text:p text:style-name="P204"><text:tab/>“Look,” she started. <text:s/>“I run a small business and this simply has to be done. <text:s/>It can’t be put off. <text:s/>This is how I make my money.”</text:p>
      <text:p text:style-name="P439"><text:span text:style-name="T1509"><text:tab/>“Right,” I said. <text:s/>The weekend was starting to sum up for me, but I hadn’t completely put it all together, yet. <text:s/></text:span><text:span text:style-name="T2625">Today wouldn’t be any different from her “you went off to get drunk” remark from last night. <text:s/>If we stayed for even one hour </text:span><text:soft-page-break/><text:span text:style-name="T1510">Mary would make our stay in the snow painful. </text:span><text:span text:style-name="T2626">It wasn’t capitulation, it was inevitability. <text:s/>My “sharing a childhood memory with my kids” would simply never happen. </text:span><text:span text:style-name="T1510"><text:s/>She’d interfere with our ability to have fun by simply staring at us with “can we go now” or “I really have to go.” <text:s/></text:span><text:span text:style-name="T2625">She wouldn’t let us have fun. <text:s/></text:span><text:span text:style-name="T2626">And, like Lucy snatching that football away, I’d never give my children the happy experience that MY family deserved and, frankly, she should have invested in.</text:span><text:span text:style-name="T2625"> And,</text:span><text:span text:style-name="T1510"> trying to negotiate any further was a waste of time. <text:s/>“</text:span><text:span text:style-name="T1511">Fine.”</text:span></text:p>
      <text:p text:style-name="P438"><text:span text:style-name="T1511"><text:tab/></text:span><text:span text:style-name="T1512">We finished breakfast and headed on home.</text:span></text:p>
      <text:p text:style-name="P205"/>
      <text:p text:style-name="P440"><text:span text:style-name="T1512">The</text:span><text:span text:style-name="T199"> whole way home she talked about herself some more. </text:span><text:span text:style-name="T1513">The kids played in the back </text:span><text:span text:style-name="T1514">and I drove back across the entire state. <text:s/>The whole time I was just humoring her. <text:s/>I’d nod my head and say “oh really” as I had stopped listening long ago. <text:s/></text:span><text:span text:style-name="T1515">Finally she blew up.</text:span></text:p>
      <text:p text:style-name="P206"/>
      <text:p text:style-name="P206"><text:tab/>“What is wrong with you?” she yelled. “I’ve spent the last hour trying to connect with, to make an emotional bond and you are just blowing me off!”</text:p>
      <text:p text:style-name="P440"><text:span text:style-name="T1515"><text:tab/>“Listen,” I started, finally having reached my limit. <text:s/>“</text:span><text:span text:style-name="T1516">I have played this game all weekend. <text:s/>You need time to work, I’ll take Suzanne. <text:s/>You can’t bring her out to me, so I go and pick her up. <text:s/>You need snow gear, so we go shopping. <text:s/>I’ve played the game your way all weekend. <text:s/></text:span><text:span text:style-name="T1517">Now we are going home because that’s what you need, that’s what you want. <text:s/>All I wanted to do was go play with my children in the snow!”</text:span></text:p>
      <text:p text:style-name="P207"><text:tab/>“Game!?” she said her temper rising as she said it. <text:s/>“You think that this is a game? <text:s/>Is that what this is to you, just some crazy game. <text:s/>I pour my heart out to <text:soft-page-break/>you <text:span text:style-name="T2879">and share my most intimate secrets and experiences</text:span> and think that its a game?”</text:p>
      <text:p text:style-name="P207"><text:tab/>“Its always some kind of game,” I said. <text:s/>“When I visit Tom I bring a six pack and we throw darts. <text:s/>That’s his game. <text:s/>He never offers to come see me. <text:s/>Its about him and what he wants. <text:s/>This weekend is about you and what you wanted. <text:s/>All I wanted to do was play in the God damn snow with my kids <text:span text:style-name="T2879">and I thought that you’d like that too.</text:span> Was that asking too much?”</text:p>
      <text:p text:style-name="P440"><text:span text:style-name="T1517"><text:tab/></text:span><text:span text:style-name="T1518">The kids had become silent </text:span><text:span text:style-name="T2627">in the backseat</text:span><text:span text:style-name="T1518">.</text:span></text:p>
      <text:p text:style-name="P440"><text:span text:style-name="T1518"><text:tab/></text:span><text:span text:style-name="T1519">“Well,” Mary reset herself as if to create foundation for her next words. <text:s/>“Well, if you ask me I think that you are a sick man. <text:s/>You need help. <text:s/>Divorce hurts everyone and you’re completely screwed up. <text:s/>And your kids, they need therapy the most! <text:s/>And THAT is my professional opinion.”</text:span></text:p>
      <text:p text:style-name="P208"><text:tab/>The brakes on my truck seemed to work on their own and everyone was thrown forward as I pulled to the side of the road.</text:p>
      <text:p text:style-name="P440"><text:span text:style-name="T1519"><text:tab/>“</text:span><text:span text:style-name="T1520">Hey!” Mary said. <text:s/>“What do you think that you are doing?”</text:span></text:p>
      <text:p text:style-name="P440"><text:span text:style-name="T1520"><text:tab/></text:span><text:span text:style-name="T1521">I took a long deep breath and spoke slowly and clearly. <text:s/></text:span><text:span text:style-name="T2627">I had a well practiced self-control and I applied that to the utmost.</text:span></text:p>
      <text:p text:style-name="P559"><text:span text:style-name="T1521"><text:tab/>“</text:span><text:span text:style-name="T1522">Let’s get something straight,” I said </text:span><text:span text:style-name="T2627">slowly and clearly and </text:span><text:span text:style-name="T1522">getting completely into her face. <text:s/>“You can say whatever you </text:span><text:span text:style-name="T2627">about</text:span><text:span text:style-name="T1522"> me. <text:s/>You can do whatever you want to me. <text:s/>You always have. <text:s/>That has been our relationship since before I can remember. <text:s/>You MAY NOT EVER attack my children.”</text:span></text:p>
      <text:p text:style-name="P209"><text:tab/>There was dead silence in the car. <text:s/>Mary had no reply.</text:p>
      <text:p text:style-name="P209"><text:tab/>“<text:span text:style-name="T2879">Are we perfectly clear on this?” I added with emphasis.</text:span></text:p>
      <text:p text:style-name="P209"><text:soft-page-break/><text:tab/><text:span text:style-name="T2879">She tried to make herself smaller, not meeting my eyes and nodded reluctatnly.</text:span></text:p>
      <text:p text:style-name="P440"><text:span text:style-name="T1522"><text:tab/>“Now,” I continued settling back into my seat. <text:s/>“I’m giving you a choice. <text:s/></text:span><text:span text:style-name="T1523">You can either spend the rest of this road trip with your mouth SHUT or you can get out right here and right now and walk the rest of the way. <text:s/>What’s it going to be?”</text:span></text:p>
      <text:p text:style-name="P559"><text:span text:style-name="T1523"><text:tab/></text:span><text:span text:style-name="T1524">She </text:span><text:span text:style-name="T2627">shrunk</text:span><text:span text:style-name="T1524"> against the door, </text:span><text:span text:style-name="T1526">clutching the handle like a life preserver</text:span><text:span text:style-name="T1524"> and said nothing.</text:span></text:p>
      <text:p text:style-name="P440"><text:span text:style-name="T1524"><text:tab/>I waited </text:span><text:span text:style-name="T1525">a little bit longer and finally said “silence it is then”.</text:span></text:p>
      <text:p text:style-name="P210"/>
      <text:p text:style-name="P560"><text:span text:style-name="T1525">I</text:span><text:span text:style-name="T2629">t was a long hour before we returned to Mary’s house. <text:s/></text:span><text:span text:style-name="T1527">I was very centered and worried at what the kids had just witnessed. <text:s/>I had never lost my temper in front of them before. <text:s/></text:span><text:span text:style-name="T1528">I politely </text:span><text:span text:style-name="T2628">dropped off</text:span><text:span text:style-name="T1528"> Mary and Suzanne and all of their stuff on her front porch and prepared for yet another hour’s drive to get back home. <text:s/></text:span><text:span text:style-name="T2628">There were not polite good-byes or tentative hugs or even a “see ya at Easter”. <text:s/>Nothing. <text:s/>Just a quick inventory of possessions to make sure that nothing was forgotten.</text:span></text:p>
      <text:p text:style-name="P211"/>
      <text:p text:style-name="P441"><text:span text:style-name="T1528"><text:tab/>“So, kids,” I starte</text:span><text:span text:style-name="T2628">d, after I’d gotten onto the freeway home.</text:span><text:span text:style-name="T1528"> <text:s/>“</text:span><text:span text:style-name="T1529">That was a little embarrassing. <text:s/>Are you guys okay?”</text:span></text:p>
      <text:p text:style-name="P212"><text:tab/>“Wow, Dad,” Megan said around her thumb which was placed securely in her mouth. <text:s/>“You were really mad.”</text:p>
      <text:p text:style-name="P212"><text:tab/>“Yeah, I was.” I admitted. <text:s/>“You know that I wasn’t mad at you, right?”</text:p>
      <text:p text:style-name="P212"><text:tab/>I got nods from both of them.</text:p>
      <text:p text:style-name="P212"><text:tab/>“What do you think about it?” I asked them.</text:p>
      <text:p text:style-name="P212"><text:soft-page-break/><text:tab/>“Think about what?” Megan replied. <text:s/>Shaun was often quite silent but always listened.</text:p>
      <text:p text:style-name="P212"><text:tab/>“How are you guys feeling about me and your mom getting a divorce?” I asked.</text:p>
      <text:p text:style-name="P212"><text:tab/>“We’re sad, ya know, of course. <text:s/>I guess.” Megan said.<text:line-break/><text:tab/>“Of course you are,” I added. <text:s/>“You are probably feeling a lot of things. <text:s/>Sad, <text:span text:style-name="T2880">yes. <text:s/>Maybe</text:span> even <text:span text:style-name="T2880">m</text:span>ad at me.”</text:p>
      <text:p text:style-name="P212"><text:tab/>“No Daddy, NO!” Megan responded defending herself <text:s/>“I’d never be mad at you, not ever.”</text:p>
      <text:p text:style-name="P441"><text:span text:style-name="T1529"><text:tab/>“Of course you would,” I said countering her objections. <text:s/>“It is normal to be mad. <text:s/></text:span><text:span text:style-name="T1530">I don’t live with you all of the time anymore. <text:s/>That might make you mad and sad, both. <text:s/></text:span><text:span text:style-name="T1531">But it won’t last. <text:s/>Love is much stronger and we love each other </text:span><text:span text:style-name="T1532">that’s what a family has. <text:s/>Love.”</text:span></text:p>
      <text:p text:style-name="P213"><text:tab/>The kids loved that answer. <text:s/><text:span text:style-name="T2880">Shaun smiling and Megan smiling around her thumb.</text:span></text:p>
      <text:p text:style-name="P213"><text:tab/>“So, what about therapy?” I asked. </text:p>
      <text:p text:style-name="P213"><text:tab/>“What is therapy?” Megan asked.</text:p>
      <text:p text:style-name="P213"><text:tab/>“Its when you talk to someone about how sad or mad that you feel.” I answered. <text:s/>“Do you think that you’d like to talk about that with someone, ya know, other than me or your mom?”</text:p>
      <text:p text:style-name="P213"><text:tab/>Megan thought about it for a moment. <text:s/>“Yeah, that would be nice. I guess.” she said.</text:p>
      <text:p text:style-name="P213"><text:tab/>“Do you think that you are sick?” I asked.</text:p>
      <text:p text:style-name="P441"><text:soft-page-break/><text:span text:style-name="T1532"><text:tab/>“No, not really.” <text:s/></text:span><text:span text:style-name="T1533">Megan said. <text:s/>I could tell that she had originally been upset but was feeling better about the whole thing. </text:span><text:span text:style-name="T1534">She and I were very much alike and I speculated that she blamed herself somehow. <text:s/>I had the perfect response.</text:span></text:p>
      <text:p text:style-name="P441"><text:span text:style-name="T1534"><text:tab/>“Well, do you want to know what I think?” I asked, and they both nodded. <text:s/>“</text:span><text:span text:style-name="T1535">I think that you are both handling it very well. <text:s/></text:span><text:span text:style-name="T1536">When you are sad, you act sad and when you are mad you act mad. <text:s/></text:span><text:span text:style-name="T1537">That is normal and that very healthy. <text:s/>And, if you want to talk to a therapist, I’ll find one for you.”</text:span></text:p>
      <text:p text:style-name="P214"><text:tab/>They both loved that answer.</text:p>
      <text:p text:style-name="P441"><text:span text:style-name="T1537"><text:tab/>“Do you want to know what else?” I asked. <text:s/>They just looked at me with complete attention. <text:s/>“</text:span><text:span text:style-name="T1538">I think that you are healthy and strong and most of all ….. you don’t make poopies in your patties.”</text:span></text:p>
      <text:p text:style-name="P441"><text:span text:style-name="T1538"><text:tab/></text:span><text:span text:style-name="T1539">The smiles and visible release of tension in their little bodies was obvious and my greatest reward.</text:span></text:p>
      <text:p text:style-name="P215"/>
      <text:p text:style-name="P561"><text:span text:style-name="T1539">I </text:span><text:span text:style-name="T1544">have never forgiven my sister for that weekend and had several takeaways from it. <text:s/></text:span><text:span text:style-name="T1540">First, </text:span><text:span text:style-name="T2630">despite all that Those Siblings projected on to me, </text:span><text:span text:style-name="T1540">I was the nice guy. <text:s/>I wanted to have fun and </text:span><text:span text:style-name="T2630">I wanted to share that by </text:span><text:span text:style-name="T1540">inviting my sister and her daughter to come along. <text:s/>Second, I had no agenda other than to have fun, be positive, </text:span><text:span text:style-name="T2630">make great memories,</text:span><text:span text:style-name="T1540"> and so on. <text:s/></text:span><text:span text:style-name="T1541">Then, she used me from the very beginning. <text:s/>She made me pick up her daughter and bring her back to my house. <text:s/>She had a free night to herself away from parenting (despite her love at being a mother, it was obvious that she wanted the break). <text:s/>Then, she just kept pushing and pushing the boundaries, demanding more and more of my patience and understanding. <text:s/>Then, she attempted to make me feel guilty for the one thing that </text:span><text:soft-page-break/><text:span text:style-name="T1541">I actually did for myself (that one hour break at the bar). <text:s/></text:span><text:span text:style-name="T1542">I’m certain that she would defend herself to the death with each and every choice that she made, but </text:span><text:span text:style-name="T1541"><text:s/></text:span><text:span text:style-name="T1542">s</text:span><text:span text:style-name="T1541">he used and abused me and my children the entire weekend. <text:s/></text:span><text:span text:style-name="T1542">The worst thing of all, is that this child psychologist, this family counselor, this professional in the business of mental health </text:span><text:span text:style-name="T2776">used my own children as a weapon against me</text:span><text:span text:style-name="T1542">. <text:s/></text:span><text:span text:style-name="T1543">I could </text:span><text:span text:style-name="T2630">never </text:span><text:span text:style-name="T1543">forgiven her for that. <text:s/></text:span><text:span text:style-name="T1545">Most of all, and critical to my own mental health, </text:span><text:span text:style-name="T2630">was the revelation that </text:span><text:span text:style-name="T1546">I knew that I could never even think or consider doing what she had done. <text:s/></text:span><text:span text:style-name="T1547">I would never, could never use a child to hurt someone else. <text:s/>It simply wasn’t in me. <text:s/></text:span><text:span text:style-name="T1548">Mary was </text:span><text:span text:style-name="T2630">volatile, unpredictable and </text:span><text:span text:style-name="T1548">dangerous and never to be trusted again.</text:span></text:p>
      <text:p text:style-name="P216"/>
      <text:p text:style-name="P562"><text:span text:style-name="T2630">As I was remembering this, <text:s/>I realized that </text:span><text:span text:style-name="T1548">I </text:span><text:span text:style-name="T2632">always had boundaries and I was raised with people who always tested and pushed against those boundaries. <text:s/>I enforced them over and over again, </text:span><text:span text:style-name="T1549">but that only made the toxic people in my life try harder and blame me for it. <text:s/></text:span><text:span text:style-name="T1550">My relationship with Mary got worse </text:span><text:span text:style-name="T2631">from then on</text:span><text:span text:style-name="T1550">. <text:s/></text:span><text:span text:style-name="T1551">My boundaries were strikingly clear now and she never tested them again. <text:s/></text:span><text:span text:style-name="T1552">But, that meant grudging tolerance for an uncooperative family member. <text:s/>I was, after all, the scapegoat, whether I knew it then or not </text:span><text:span text:style-name="T2631">and I was playing right into that role. <text:s/></text:span><text:span text:style-name="T1553">I could never be right, I could never win a fight, I could never come out on top. <text:s/></text:span><text:span text:style-name="T1554">The strangest thing was why I tried </text:span><text:span text:style-name="T2631">s</text:span><text:span text:style-name="T1554">o hard to be liked by them. <text:s/></text:span><text:span text:style-name="T1555">That took a long time to understand too.</text:span></text:p>
      <text:p text:style-name="P217"/>
      <text:h text:style-name="P1" text:outline-level="1"><text:soft-page-break/>Chapter 12: <text:span text:style-name="T2891">West Texas.</text:span></text:h>
      <text:p text:style-name="P218"/>
      <text:p text:style-name="P563"><text:span text:style-name="T1564">West Texas is flat. <text:s/></text:span><text:span text:style-name="T1556">What I saw of it was featureless. <text:s/>California deserts were surrounded by mountains and broken by dunes or the Salton Sea. <text:s/>Arizona deserts had bushes and cacti or other mountains breaking up the landscape. <text:s/>West Texas had these lone distant buttes so characteristic in movies but the towns were far in between. <text:s/></text:span><text:span text:style-name="T1557">It didn’t have the palm trees o</text:span><text:span text:style-name="T2633">r</text:span><text:span text:style-name="T1557"> bleached white feel of the Southwest, either. <text:s/></text:span><text:span text:style-name="T1558">One western that I remember as a child described it “as whole lotta nuthin’.” <text:s/></text:span><text:span text:style-name="T1559">It took me two days to drive from Tucson through a tiny corner of New Mexico and nearly all of West Texas. <text:s/></text:span><text:span text:style-name="T1560">I stopped in the Davi</text:span><text:span text:style-name="T2633">s</text:span><text:span text:style-name="T1560"> Mountains, which were the fi</text:span><text:span text:style-name="T2633">r</text:span><text:span text:style-name="T1560">st ones that I had seen for hundreds of miles. <text:s/>But more than that, was a kind of Texas loneliness. <text:s/></text:span><text:span text:style-name="T1561">I didn’t really see anyone except, of course, for the truckers on the road. <text:s/></text:span><text:span text:style-name="T1562">The towns were more than quiet, they almost seemed unpopulated. <text:s/></text:span><text:span text:style-name="T1565">It was a reli</text:span><text:span text:style-name="T2633">e</text:span><text:span text:style-name="T1565">f on my eyes when I got to the Davis Mountains and</text:span><text:span text:style-name="T1563"> Fort Davis. <text:s/>I was surprised to see Americana all decked out in its finest. <text:s/>The town hall, the city square and park, the buildings were classic and looked almost like a movie set. <text:s/>Clean, crisp and gleaming with local pride. <text:s/>The roads were neat and clean and main street looked like it could have been cut from a Western, except for the concrete roadwork. <text:s/></text:span><text:span text:style-name="T1565">A look one block on either side supported a community that had been there a long time, as the less obvious buildings were old, they were still in good repair. <text:s/>It was cold, though, which seemed odd for Texas’ reputation for extreme heat. <text:s/>In fact, it snowed when I was there. <text:s/></text:span><text:span text:style-name="T1566">I had decided to stay two nights to be fair to that whole half of the state and find out </text:span><text:soft-page-break/><text:span text:style-name="T1566">what made it special. <text:s/></text:span><text:span text:style-name="T1567">It had a penetrating cold, though. <text:s/>A sense of cold and winter that I hadn’t felt in a very long time.</text:span></text:p>
      <text:p text:style-name="P219"/>
      <text:p text:style-name="P442"><text:span text:style-name="T1568">Even though I had been on the road for months now, </text:span><text:span text:style-name="T1567">I </text:span><text:span text:style-name="T199">was still learning to be alone. <text:s/></text:span><text:span text:style-name="T1569">The isolation and solitude really does help you tune in to subliminal signs from deep within yourself. <text:s/></text:span><text:span text:style-name="T1570">I had already gotten used to triggers and unresolved issues, they were happening less and less as they were put to rest, </text:span><text:span text:style-name="T2633">each in their own turn</text:span><text:span text:style-name="T1570">. <text:s/>There was a wrongness or a feeling of depression about being alone. <text:s/>Chuy broke that up with his occasional antics and playfulness and being only two and a half years, he still ha</text:span><text:span text:style-name="T2634">d</text:span><text:span text:style-name="T1570"> puppy-like misbehavior that needed correcting. <text:s/>That kept things real, interesting and distracting. <text:s/>But where was this “wrongness” coming from? <text:s/></text:span><text:span text:style-name="T1571">Was it wrong to be alone? <text:s/></text:span><text:span text:style-name="T1572">This was a trigger all its own. <text:s/></text:span><text:span text:style-name="T1573">I started to realize that I had been alone most of my life. <text:s/></text:span><text:span text:style-name="T1574">My earliest memories were of walking home from school alone. <text:s/></text:span><text:span text:style-name="T1575">It was a trick of age that my grade was let out at a different time than my brother’s and sisters. <text:s/></text:span><text:span text:style-name="T1576">One year I’d walk with them everyday and the next I’d walk alone. <text:s/></text:span><text:span text:style-name="T1577">In fact, in a large family, I was never alone. <text:s/></text:span><text:span text:style-name="T1578">The idea of “alone” was more like a punishment than a desire. <text:s/></text:span><text:span text:style-name="T1579">When you got into trouble you were sent to your room </text:span><text:span text:style-name="T2777">alone</text:span><text:span text:style-name="T1579">. <text:s/>Punishments, like extra chores, were done </text:span><text:span text:style-name="T2777">alone</text:span><text:span text:style-name="T1579">. <text:s/>And Saturday morning chores were assigned to each child and expected to be done </text:span><text:span text:style-name="T2777">by themselves</text:span><text:span text:style-name="T1579">. <text:s/>It was no surprise, then, that this whole Walkabout thing held a </text:span><text:span text:style-name="T2634">subliminal </text:span><text:span text:style-name="T1579">stigma of shame </text:span><text:span text:style-name="T2634">surrounding </text:span><text:span text:style-name="T1579">it. <text:s/></text:span><text:span text:style-name="T1580">And, being alone </text:span><text:span text:style-name="T1581">with that shame came more those haunting voices suggesting things like “you wouldn’t even be here if you hadn’t failed at everything” and “you should be ashamed of yourself” and “see, no one loves you, </text:span><text:span text:style-name="T1583">not even your own kids</text:span><text:span text:style-name="T1581">”. <text:s/></text:span><text:soft-page-break/><text:span text:style-name="T1582">Haunting words from a childhood long gone, but strangely relevant. <text:s/></text:span><text:span text:style-name="T1584">My aloneness seemed to be echoed by the West Texas landscape </text:span><text:span text:style-name="T1585">and couldn’t be avoided.</text:span></text:p>
      <text:p text:style-name="P220"/>
      <text:p text:style-name="P564"><text:span text:style-name="T1585">A</text:span><text:span text:style-name="T1599">lone? <text:s/>I had been alone a lot. <text:s/></text:span><text:span text:style-name="T1586">I had a scar on my leg that reminded me of that. <text:s/></text:span><text:span text:style-name="T1587">The whole family was at a picnic with another family and the parents encouraged to “go exploring” so that they could have some space from loud and playful children. <text:s/></text:span><text:span text:style-name="T1588">We ran off down a trail and disappeared. <text:s/>It wasn’t long before I stumbled, fell and slid down the trail hurting myself badly. <text:s/></text:span><text:span text:style-name="T1589">I was maybe 7 years old at the time and started crying. <text:s/></text:span><text:span text:style-name="T1590">Mary said “Paul’s crying again” almost like I remembered from that earliest of childhood memories. <text:s/></text:span><text:span text:style-name="T1591">No one stopped to help me </text:span><text:span text:style-name="T1592">and I was meant to run and keep up as they continued on. <text:s/>I was hurt very bad and limped heavily. <text:s/></text:span><text:span text:style-name="T1593">I found my way back to my parents and stood there next to my Mom. <text:s/></text:span><text:span text:style-name="T1594">I had been told “don’t interrupt” often enough in my life to recognize when I wasn’t supposed to bother them. <text:s/></text:span><text:span text:style-name="T1595">All of the children were gone and I patently waited to be recognized, </text:span><text:span text:style-name="T1596">but the adults were talking and took no interesting in me. <text:s/></text:span><text:span text:style-name="T1597">My leg hurt tremendously and I had to know what was wrong. <text:s/>I limped to the bathroom and dropped my pants and saw a huge gash going down my thigh. <text:s/></text:span><text:span text:style-name="T1598">I pulled my pants back up and fastened them almost in a panic and walked back to the picnic tables. <text:s/></text:span><text:span text:style-name="T1600">Yet, still, I wasn’t going to interrupt, that would upset my Mom &amp; Dad. <text:s/></text:span><text:span text:style-name="T1601">Finally, I tugged at my mother’s dress and she looked at me kindly. <text:s/>I pointed to my pant leg that now had a nice blood stain forming and she asked “is that blood?” <text:s/>I looked up with innocent eyes and simply nodded. <text:s/></text:span><text:span text:style-name="T1602">Mom went and got Dad who put me in the family van and examined my leg. <text:s/></text:span><text:span text:style-name="T1603">He </text:span><text:soft-page-break/><text:span text:style-name="T1603">gasp at the injury to my leg saying “well, why the hell didn’t you say anything?” <text:s/></text:span><text:span text:style-name="T1604">I was rushed off the Emergency Room and got 6 stitches.</text:span></text:p>
      <text:p text:style-name="P221"/>
      <text:p text:style-name="P564"><text:span text:style-name="T1604"><text:tab/>“</text:span><text:span text:style-name="T1605">Why didn’t you say anything?” Dad asked me as we drove back to the picnic area.</text:span></text:p>
      <text:p text:style-name="P222"><text:tab/>“I didn’t want to interrupt you,” I replied.</text:p>
      <text:p text:style-name="P222"><text:tab/>“Do you mean to tell me,” he began again, he could be so direct even to a child. “That you didn’t say a word to anyone?”</text:p>
      <text:p text:style-name="P222"><text:tab/>“Well,” I started again. <text:s/>“I cried when it first happened. <text:s/>Because, ya know, it hurt real bad.”</text:p>
      <text:p text:style-name="P222"><text:tab/>“And no one came to help you?” Dad asked. <text:s/>He seemed to be investigating a crime scene. <text:s/>Family unity meant a lot to my father and it was apparent even to me at the age of seven that he was disappointed in someone or some thing.</text:p>
      <text:p text:style-name="P564"><text:span text:style-name="T1605"><text:tab/>“</text:span><text:span text:style-name="T1606">Well, no, Mary said ‘Paul’s crying!’ and they kept on going.” <text:s/></text:span><text:span text:style-name="T1607">I said. <text:s/>No one wants to be a tattle tale but it was the truth.</text:span></text:p>
      <text:p text:style-name="P223"><text:tab/>“So, that’s it?” He asked.</text:p>
      <text:p text:style-name="P223"><text:tab/>“Yeah,” I replied. <text:s/>“That’s it.”</text:p>
      <text:p text:style-name="P223"><text:tab/>“Do you think that they ignored you because you cry a lot?” Dad asked.</text:p>
      <text:p text:style-name="P564"><text:span text:style-name="T1607"><text:tab/>“Yeah, probably,” </text:span><text:span text:style-name="T1608">I said.</text:span></text:p>
      <text:p text:style-name="P224"><text:tab/>“Ya know, like the Boy who cried Wolf?” he asked.</text:p>
      <text:p text:style-name="P564"><text:span text:style-name="T1608"><text:tab/>“Okay,” I said, owning </text:span><text:span text:style-name="T1609">the whole episode as my mistake.</text:span></text:p>
      <text:p text:style-name="P225"/>
      <text:p text:style-name="P565"><text:span text:style-name="T1609">N</text:span><text:span text:style-name="T1614">o one got in trouble because no one did anything wrong, essentially. <text:s/>As I look</text:span><text:span text:style-name="T1613">ed</text:span><text:span text:style-name="T1614"> back on it, though, that episode only reinforced me being alone.</text:span><text:span text:style-name="T1610"> <text:s/></text:span><text:span text:style-name="T1613">My Dad’s words</text:span><text:span text:style-name="T1611"> </text:span><text:soft-page-break/><text:span text:style-name="T1611">sounded </text:span><text:span text:style-name="T1613">a lot </text:span><text:span text:style-name="T1611">like “</text:span><text:span text:style-name="T1613">being </text:span><text:span text:style-name="T1611">held accountable for your reaction to their disrespect”, gaslighting. <text:s/></text:span><text:span text:style-name="T1612">I was loathe to see my father in that way. <text:s/></text:span><text:span text:style-name="T1613">Gaslighting is intentional and this was clearly an accident. <text:s/></text:span><text:span text:style-name="T1610"><text:s text:c="2"/>Not only were my needs dismissed, </text:span><text:span text:style-name="T1613">though, I was to blame for the outcome.</text:span><text:span text:style-name="T1615"> <text:s/></text:span><text:span text:style-name="T1616">I had learned to solve all of my problems on my own </text:span><text:span text:style-name="T1617">and</text:span><text:span text:style-name="T1613"> </text:span><text:span text:style-name="T1615">I never cried in front of my family again.</text:span></text:p>
      <text:p text:style-name="P226"/>
      <text:p text:style-name="P443"><text:span text:style-name="T1615">T</text:span><text:span text:style-name="T199">he whole theme in my heart, head and the landscaped triggered many times when I was alone. <text:s/>I walked home from school alone. <text:s/>Hell, there was a time in high school when I was supposed to walk Mary home from school and I’d rather have been alone. <text:s/>She was too embarrassed to sit with her little brother on the school bus and insisted that I sit somewhere else, anywhere as long as it was away from her. <text:s/></text:span><text:span text:style-name="T1618">And, in high school I seemed to prefer to be alone, the petty squabbles, gossip, and hormonal distractions offered me nothing of value. <text:s/></text:span><text:span text:style-name="T1619">I had plenty of friends that I saw from time to time but “hanging out on the rail” with John and Mary, just to look cool, wasn’t my kind of thing. <text:s/></text:span><text:span text:style-name="T1620">So, </text:span><text:span text:style-name="T2778">alone</text:span><text:span text:style-name="T1620"> seemed to be what I do. <text:s/></text:span><text:span text:style-name="T1621">In fact, my best personal growth was done alone. <text:s/></text:span><text:span text:style-name="T1622">So, why did I feel so bad about it?</text:span></text:p>
      <text:p text:style-name="P227"/>
      <text:p text:style-name="P566"><text:span text:style-name="T1623">In high school, to be different is to be wrong, </text:span><text:span text:style-name="T1624">at least the high school of the 70s. <text:s/>Actually, there were accepted ways of being different and these accepted ways were called cliques. <text:s/></text:span><text:span text:style-name="T1625">The Stoners got high. <text:s/>The Jocks did sports. <text:s/>The Nerds were in the math club or the chess club. <text:s/></text:span><text:span text:style-name="T1626">And so on. <text:s/></text:span><text:span text:style-name="T1627">To be alone was just plain wrong. </text:span><text:span text:style-name="T1628">That I was branded “uncool” was nothing at all new to me </text:span><text:span text:style-name="T1634">and the fact that I didn’t fit the mold of the Clique Social Structure made me even more “uncool”</text:span><text:span text:style-name="T1628">. <text:s/></text:span><text:span text:style-name="T1629">I </text:span><text:soft-page-break/><text:span text:style-name="T1629">had always gone my own way. <text:s/></text:span><text:span text:style-name="T1630">Mom, actually, often praised me for making up my own mind and “standing by my guns” and “don’t let ‘em get yer goat” </text:span><text:span text:style-name="T1631">which all informed me that being alone with your own convictions was a good thing. <text:s/></text:span><text:span text:style-name="T1632">These life lessons from my youth was </text:span><text:span text:style-name="T1634">continuing</text:span><text:span text:style-name="T1632"> to help out some 50 years later </text:span><text:span text:style-name="T1633">and my aloneness was clearing out huge mental games that had been played on me since I was born.</text:span></text:p>
      <text:p text:style-name="P228"/>
      <text:p text:style-name="P444"><text:span text:style-name="T1633">T</text:span><text:span text:style-name="T199">hese Voices of Shame, though, were reverberating in the aloneness of West Texas. <text:s/>I had struggled with them many times before. <text:s/>As I change careers from Software Development to Professional Martial Arts, my daily training was constantly haunted by word</text:span><text:span text:style-name="T1704">s from within me</text:span><text:span text:style-name="T199"> like “you’ll never be a master” and “how dare you think that you could be like that”. <text:s/>There were times when those internal words were so strong that I didn’t train at all </text:span><text:span text:style-name="T1704">and whole days were wasted doing nothing</text:span><text:span text:style-name="T199">. <text:s/></text:span><text:span text:style-name="T1635">But, I was committed to training and I didn’t care at all if I was promoted or not. <text:s/>I was just fine being a 3</text:span><text:span text:style-name="T2800">rd</text:span><text:span text:style-name="T1635"> degree black belt, which was far higher than I ever thought was possible. <text:s/>Other words of shame entered my head “what about your kids?” and “you left your wife for this.” <text:s/>To which I verbally defended myself </text:span><text:span text:style-name="T1704">even when I was alone</text:span><text:span text:style-name="T1635">. <text:s/>My kids are going with me all of the way. <text:s/>I will not neglect them. <text:s/>I will not abandon them. <text:s/>I will not forget their needs. <text:s/></text:span><text:span text:style-name="T1704">And I did not.</text:span><text:span text:style-name="T1635"> <text:s/></text:span><text:span text:style-name="T1636">I did leave my wife but not because I wanted a new career. <text:s/>I left my wife because she was so depressing that she sucked the life out of the room. <text:s/>I had come to learn that she is known as an overt narcissist and she has no place in her </text:span><text:span text:style-name="T1704">heart or her </text:span><text:span text:style-name="T1636">life for anyone else but herself. Not even her children. <text:s/></text:span><text:span text:style-name="T2634">Megan and Shaun, each, had to learn that when they were ready and I wasn’t the one to </text:span><text:soft-page-break/><text:span text:style-name="T2634">teach them. <text:s/></text:span><text:span text:style-name="T1704">It was an impossibly sad thing to witness, actually. <text:s/></text:span><text:span text:style-name="T1705">And harder still to patiently wait and guide them through it.</text:span></text:p>
      <text:p text:style-name="P229"/>
      <text:p text:style-name="P567"><text:span text:style-name="T1637">Those voices became remarkably clear. <text:s/>“Nerd”, “absent minded”, “a dreamer”, “</text:span><text:span text:style-name="T1638">selfish” and “arrogant”. <text:s/></text:span><text:span text:style-name="T1639">They were the voices of Those Siblings. <text:s/></text:span><text:span text:style-name="T1640">I had been told this all of my life! <text:s/></text:span><text:span text:style-name="T1641">I couldn’t sort it all out until I was completely removed from the people, places, environment … everything. <text:s/></text:span><text:span text:style-name="T1642">This internal dialog was mine but it was given to me by my family. <text:s/></text:span><text:span text:style-name="T1643">The people that were supposed to accept me, approve of me, and love me the most. <text:s/></text:span><text:span text:style-name="T1644">I couldn’t blame them. <text:s/></text:span><text:span text:style-name="T2779">It was just my low self-esteem, right?</text:span><text:span text:style-name="T1644"> <text:s/>Did I even hear my own words? <text:s/></text:span><text:span text:style-name="T1645">Master Paul has a low self-esteem, </text:span><text:span text:style-name="T1646">a poor self-image</text:span><text:span text:style-name="T1645">? <text:s/></text:span><text:span text:style-name="T1646">It didn’t make sense even to me and I could feel the shame, the judgment. <text:s/></text:span><text:span text:style-name="T2780">Well, being a ‘master’ is just compensation for low self-esteem?</text:span><text:span text:style-name="T1647"> <text:s/></text:span><text:span text:style-name="T1648">Which voice was saying that? <text:s/></text:span><text:span text:style-name="T1649">A student has to be tested 10 times to get a first degree black belt. <text:s/>The same goes for second degree and each degree after that. <text:s/></text:span><text:span text:style-name="T1705">A master is at least a fifth degree black belt. </text:span><text:span text:style-name="T1649"><text:s/>Each test is like running a marathon, maybe worse. <text:s/>It takes hours and hours, it is grueling and demanding. <text:s/></text:span><text:span text:style-name="T1706">It is proof of character to endure and accomplish all of that. <text:s/></text:span><text:span text:style-name="T1650">No, self-esteem and self-image were NOT the issue. <text:s/>But, that sounded exactly like something Mary would say. <text:s/></text:span><text:span text:style-name="T1651">Once a</text:span><text:span text:style-name="T1650">gain, dismissing, invalidating </text:span><text:span text:style-name="T1651">and minimizing who and what I was. <text:s/></text:span><text:span text:style-name="T1652">An anger started welling up within me </text:span><text:span text:style-name="T1653">and with it came strength and clarity. <text:s/></text:span><text:span text:style-name="T1654">It was no wonder that my ex-wife could manipulate me so well, I had been manipulated all of my life. <text:s/></text:span><text:span text:style-name="T1655">In my family, I was a no body. <text:s/></text:span><text:span text:style-name="T1656">No one seemed to care whether I came to Christmas or not, except that it hurt the </text:span><text:span text:style-name="T2635">number</text:span><text:span text:style-name="T1656"> of presents that they expected. <text:s/></text:span><text:span text:style-name="T1657">No one cared about my divorce, no one had called to offer </text:span><text:soft-page-break/><text:span text:style-name="T1657">support or condolences. <text:s/>No one cared that I had changed careers, it was never mentioned. <text:s/>Of the four or five family functions every year, no one had asked “how are you holding up?” <text:s/></text:span><text:span text:style-name="T1658">In fact, Tom had mentioned his attitude about my divorce when he said “oh come on, Its no big deal. <text:s text:c="2"/>He’s broken up with girlfriends before, he’ll get over it.” <text:s/></text:span><text:span text:style-name="T1659">With those thoughts and the anger with it something else broke inside of me.</text:span></text:p>
      <text:p text:style-name="P230"/>
      <text:p text:style-name="P445"><text:span text:style-name="T1659">I </text:span><text:span text:style-name="T199">had taught martial arts for over 25 years and not a single family member ever came to see my studio. <text:s/>Not a single one asked to attend my promotion </text:span><text:span text:style-name="T2635">to </text:span><text:span text:style-name="T1668">black belt, or second degree, </text:span><text:span text:style-name="T2635">or third,</text:span><text:span text:style-name="T1668"> or whatever</text:span><text:span text:style-name="T199">. <text:s/></text:span><text:span text:style-name="T1706">No one knew or cared that I held demonstrations 4 times a year, was at County Fairs and local Art and Wine Festivals showing off my students. <text:s/></text:span><text:span text:style-name="T1660">In fact, I didn’t even share that with them </text:span><text:span text:style-name="T1668">because no one was ever interested</text:span><text:span text:style-name="T1660">. <text:s/></text:span><text:span text:style-name="T1661">They weren’t at all interested in the person that I was growing into, the person that I had become. </text:span><text:span text:style-name="T1668">The person that they called “dreamer” had become a “leader” <text:s/>and very successful, albeit poor. </text:span><text:span text:style-name="T1661"><text:s/></text:span><text:span text:style-name="T1662">John still referred to me as a software engineer. <text:s/>And towards the end, when times got tough and I took on that second job back in IT to help send my kids to college and make ends meet, there was Mary ready to pounce. <text:s/></text:span></text:p>
      <text:p text:style-name="P231"/>
      <text:p text:style-name="P445"><text:span text:style-name="T1663"><text:tab/>“I heard that you are programming computers again.” she started sympathetically. <text:s/></text:span><text:span text:style-name="T1706">It was Thanksgiving and an opportunity that she couldn’t pass up. <text:s/></text:span></text:p>
      <text:p text:style-name="P231"><text:tab/>“Yes,” I replied. “Ya know, times are tough. <text:s/>You do what you’ve gotta do.”</text:p>
      <text:p text:style-name="P231"><text:soft-page-break/><text:tab/>“How does that make you feel?” she said in her professional therapist’s voice.</text:p>
      <text:p text:style-name="P231"><text:tab/>I had acquired masterful self control. <text:s/>She was baiting me and I wouldn’t be manipulated. <text:s/>“Oh, I’m fine.” I replied.</text:p>
      <text:p text:style-name="P445"><text:span text:style-name="T1663"><text:tab/>“</text:span><text:span text:style-name="T1664">I see,” she said. <text:s/>Then there was a smirk </text:span><text:span text:style-name="T1706">on her face</text:span><text:span text:style-name="T1664"> that I had seen many times before. <text:s/></text:span><text:span text:style-name="T1665">I only remember it from our childhood but here we were in our 50s and she had it again. <text:s/>“Doesn’t it make you feel good, though, ya know, to finally pay your bills?” <text:s/>And that was it. <text:s/></text:span><text:span text:style-name="T1666">It didn’t require a genius to read between the lines. <text:s/></text:span><text:span text:style-name="T1667">John saw me as an engineer, <text:s/>Tom dismissed any life challenges </text:span><text:span text:style-name="T1668">as nothing</text:span><text:span text:style-name="T1667"> and now here was Mary. <text:s/>Mary had waited 20 years just to say “I told you so.” </text:span><text:span text:style-name="T1669">and “isn’t it time that you give up this pipe dream </text:span><text:span text:style-name="T1706">of martial arts</text:span><text:span text:style-name="T1669">?”</text:span></text:p>
      <text:p text:style-name="P445"><text:span text:style-name="T1667"><text:tab/>“</text:span><text:span text:style-name="T1669">NO!” I said getting into her face again. <text:s/>“I am not happy to pay my bills. <text:s/>The landlord is happy. <text:s/>The banker is happy. <text:s/>But I am not happy!”</text:span></text:p>
      <text:p text:style-name="P445"><text:span text:style-name="T1669"><text:tab/></text:span><text:span text:style-name="T1706">Minimizing, invalidation, dismissing, that’s what narcissists do. <text:s/></text:span><text:span text:style-name="T2635">They’ll wait for it. <text:s/>They’ll anticipate it. <text:s/>The one thing that they’ll never do is praise you or show genuine pride in you. <text:s/>Why? <text:s/>Because that’s what you need and when its all about you. <text:s/>Something that they simply cannot do.</text:span></text:p>
      <text:p text:style-name="P232"/>
      <text:p text:style-name="P568"><text:span text:style-name="T1669">T</text:span><text:span text:style-name="T1682">hey had never changed. <text:s/></text:span><text:span text:style-name="T1670">From early childhood all of the way through adulthood and into middle age. <text:s/></text:span><text:span text:style-name="T1671">They shamed me every step of the way. <text:s/></text:span><text:span text:style-name="T1672">They had one view of me and that was established when I was 14 years old and they weren’t ever going to change </text:span><text:span text:style-name="T1673">it. <text:s/></text:span><text:span text:style-name="T1674">Rigidity and resistance to change is another hallmark of the toxic person. <text:s/></text:span><text:span text:style-name="T1675">At first I had accepted the fact of being scapegoated like you might accept an illegitimate half brother. <text:s/></text:span><text:span text:style-name="T1676">A fact that would grow on you, </text:span><text:span text:style-name="T1687">you </text:span><text:span text:style-name="T1677">do your </text:span><text:soft-page-break/><text:span text:style-name="T1677">best to</text:span><text:span text:style-name="T1676"> get u</text:span><text:span text:style-name="T1677">sed to. <text:s/></text:span><text:span text:style-name="T1678">But, a Scapegoat is a lifelong torment. <text:s/></text:span><text:span text:style-name="T1679">I had done </text:span><text:span text:style-name="T1687">great </text:span><text:span text:style-name="T1679">things that none of them had ever even dreamed of. <text:s/></text:span><text:span text:style-name="T1680">Why weren’t they proud of me for doing it? <text:s/></text:span><text:span text:style-name="T1681">Christ! <text:s/>Despite the ever increasing animosity against Mary I was still proud that she had so many accomplishments. <text:s/>I doubted the industry that she was in more and more. After all, they were supposed to be experts in personality traits, behavior, personal growth and self-control but they allowed and rewarded a person who’d weaponize children against her own brother. <text:s/>Mary also has people in her life that truly loved her. <text:s/></text:span><text:span text:style-name="T1683">I wasn’t going to dismiss that, either. <text:s/></text:span><text:span text:style-name="T1684">But, Those Siblings would never accept or approve of me, </text:span><text:span text:style-name="T1685">no matter what I did. <text:s/>It was a painful revelation. <text:s/></text:span><text:span text:style-name="T1687">What was still w</text:span><text:span text:style-name="T1686">orse yet, was how many years I wasted striving to gain that approval and acceptance, </text:span><text:span text:style-name="T1687">and the damage that it did to me and eventually, my children.</text:span></text:p>
      <text:p text:style-name="P233"/>
      <text:p text:style-name="P569"><text:span text:style-name="T1687">A</text:span><text:span text:style-name="T1707">nger is healthy but a poor motivator, at least for me. <text:s/></text:span><text:span text:style-name="T1688">There were children in my classes who would provoke me just to see what they could get away with. <text:s/>Children test boundaries and they feel safe </text:span><text:span text:style-name="T1706">when</text:span><text:span text:style-name="T1688"> those boundaries </text:span><text:span text:style-name="T1706">are</text:span><text:span text:style-name="T1688"> secure. <text:s/></text:span><text:span text:style-name="T1689">A friend </text:span><text:span text:style-name="T1691">of mine</text:span><text:span text:style-name="T1689">, </text:span><text:span text:style-name="T1690">David,</text:span><text:span text:style-name="T1689"> watched me one day and noted a particularly bratty child doing everything within his arsenal to provoke me. <text:s/></text:span><text:span text:style-name="T1690">David noted that I was getting more and more angry but I always managed to deflect that kid’s disrespect and turn it into a positive lesson. <text:s/>It started to become a game with the kid until the child felt accepted and started to act respectfully. <text:s/></text:span><text:span text:style-name="T1691">David had never seen anything like that. <text:s/></text:span><text:span text:style-name="T1692">I remember being very conscious of my anger and that I wouldn’t allow a 6 year old kid undermine my own self-control. <text:s/>What kind of martial arts master would I be if I allowed that to happen? <text:s/>Transmuting anger into something </text:span><text:soft-page-break/><text:span text:style-name="T1692">constructive takes self-control, creativity and above all Spirit. <text:s/></text:span><text:span text:style-name="T1693">My Spirit was still slowly recovering. <text:s/>I took solace in the fact that just as that child had not defeated Master Paul in his own classroom, here I was on Walkabout not defeated by Those Siblings </text:span><text:span text:style-name="T2636">or a toxic ex-wife</text:span><text:span text:style-name="T1693">. <text:s/></text:span><text:span text:style-name="T1694">It might not have looked like it to them. <text:s/></text:span><text:span text:style-name="T1695">I was still homeless and had no security, </text:span><text:span text:style-name="T1708">no defined future</text:span><text:span text:style-name="T1695"> and very little wealth. <text:s/></text:span><text:span text:style-name="T1696">By their standards I was a loser </text:span><text:span text:style-name="T1708">who was just getting older and older</text:span><text:span text:style-name="T1696">. <text:s/></text:span><text:span text:style-name="T1697">But, if I had lived by their standards, I’d have stayed in a loveless marriage, in </text:span><text:span text:style-name="T1708">a </text:span><text:span text:style-name="T1697">pointless profession, probably drinking every day, much like they do, having never met Master Sung Jin, never gone on tour through Korea. <text:s/>Never done anything at all. <text:s/></text:span><text:span text:style-name="T1698">My own standards, my own values regardless of how little they thought of them were the best ones for me. <text:s/></text:span><text:span text:style-name="T1699">Transmuting my anger into something more productive was simply something that I did. <text:s/></text:span><text:span text:style-name="T1700">No blame, no shame. <text:s/>Anger animated my Spirit and my body and it was up to me to determine the best way that I would manifest </text:span><text:span text:style-name="T1708">it</text:span><text:span text:style-name="T1700">. <text:s/></text:span><text:span text:style-name="T1702">So, </text:span><text:span text:style-name="T1701">I </text:span><text:span text:style-name="T1703">decided to take Chuy out more and see newer and more inter</text:span><text:span text:style-name="T1708">e</text:span><text:span text:style-name="T1703">sting places and I would</text:span><text:span text:style-name="T1701"> train everyday.</text:span></text:p>
      <text:p text:style-name="P234"/>
      <text:h text:style-name="P1" text:outline-level="1">Chapter 13: San Antonio.</text:h>
      <text:p text:style-name="P235"/>
      <text:p text:style-name="P570"><text:span text:style-name="T1709">S</text:span><text:span text:style-name="T1717">an Antonio is supposed to be the creative capital of Texas and my next stop. <text:s/></text:span><text:span text:style-name="T1710">I really had gained in Spirit by this tim</text:span><text:span text:style-name="T1711">e. <text:s/>It was cold, but it didn’t stop me. <text:s/></text:span><text:span text:style-name="T1712">While I was there, I visited The Alamo, the River Walk </text:span><text:span text:style-name="T1713">and to my great surprise their own Renaissance Fair. <text:s/></text:span><text:span text:style-name="T1714">It being Texas, the best time to do outdoor things is really in the winter. <text:s/>The summers are just too damned hot. <text:s/></text:span><text:span text:style-name="T1715">Master Sung Jin lived in Houston </text:span><text:soft-page-break/><text:span text:style-name="T1715">and my appointment with him was still </text:span><text:span text:style-name="T1716">a</text:span><text:span text:style-name="T1715"> month away. <text:s/></text:span><text:span text:style-name="T1718">I continue to train daily but getting out and seeing the world around me was far more therapeutic tha</text:span><text:span text:style-name="T2555">n</text:span><text:span text:style-name="T1718"> sore muscles. <text:s/></text:span><text:span text:style-name="T1719">A Renaissance Fair was the perfect thing. <text:s/></text:span><text:span text:style-name="T1720">I have seen no other place where people feel safe enough to play out a role with a kind of reckless abandon. <text:s/>People who make crafts of beads, leather, cloth and so on. <text:s/>There is always someone who works with metal and this place did not disappoint when I visited the swords smith. <text:s/>And, no, he did not make Korean straight blades. <text:s/>Sigh. <text:s/></text:span><text:span text:style-name="T1721">Chuy was a big hit as everyone wanted to pet him, scratch him and run their fingers through his thick fur. <text:s/>He loved it. <text:s/></text:span><text:span text:style-name="T1722">There were stages constantly kept busy with performances in juggling, acting and small acrobatics. <text:s/>The food, of course, was great, that is, if you avoided the typical food served by the Fairgrounds and tried for the food themed for the event. <text:s/>Bangers with Onions, a Toad in a Hole or a meat pie. <text:s/>The smells wafted around </text:span><text:span text:style-name="T2636">the </text:span><text:span text:style-name="T1722">place and brought me back 30 years before I was married to the great joy that I had felt then.</text:span></text:p>
      <text:p text:style-name="P236"/>
      <text:p text:style-name="P571"><text:span text:style-name="T1722">W</text:span><text:span text:style-name="T2637">hat happened to that? <text:s/>How did I lose that? <text:s/></text:span><text:span text:style-name="T1723">Was it simply the demands of family life that made me give up having so much fun? <text:s/>I </text:span><text:span text:style-name="T2636">played</text:span><text:span text:style-name="T1723"> an English Country dancer. <text:s/>I’d dance all day long in the street with a dozen other people, spreading an enthusiastic contagion around to any and all that would dare come near. <text:s/></text:span><text:span text:style-name="T1724">I was a Merry Pryanskter! <text:s/></text:span><text:span text:style-name="T1725">I was an actor with a wealth of spontaneous ad lib that wouldn’t end. <text:s/></text:span><text:span text:style-name="T1726">And I did all of that cold sober! <text:s/>You had to be sober, too. <text:s/>Back in the 80s, in </text:span><text:span text:style-name="T2636">Sonoma</text:span><text:span text:style-name="T1726"> California the temperature could be 100 degrees and you had to wear three layers of costume. <text:s/>Water was far more a necessity than wine or beer and many a person made the mistake of not drinking enough water, only to </text:span><text:soft-page-break/><text:span text:style-name="T1726">be hauled back stage and unceremoniously disrobed to recover from heat exhaustion. <text:s/></text:span><text:span text:style-name="T1727">I was the happy go lucky, fun spirited dance in the streets </text:span><text:span text:style-name="T1728">and it came naturally to me. <text:s/></text:span><text:span text:style-name="T1729">Well, I wasn’t anymore. <text:s/></text:span><text:span text:style-name="T1730">Yet, as I thought about Spirit, I wondered, </text:span><text:span text:style-name="T1731">did I just get old, just get tired, or just give up? <text:s/></text:span><text:span text:style-name="T1732">There were plenty of middle aged people still dancing and playing at the Renaissance Fair. <text:s/></text:span><text:span text:style-name="T1733">Why wasn’t I like them? <text:s/>W</text:span><text:span text:style-name="T1732">hat had happened to me?</text:span></text:p>
      <text:p text:style-name="P237"/>
      <text:p text:style-name="P572"><text:span text:style-name="T1732">L</text:span><text:span text:style-name="T2639">isa had happened to me. <text:s/>I met my first wife at the Renaissance Fair. <text:s/>We became a popular couple there, too. <text:s/>Lisa was profoundly deaf, couldn’t hear a word. <text:s/></text:span><text:span text:style-name="T1734">So, most people knew of her, but few people knew her. <text:s/>That is the way with the disabled, at least in the 80s it was. <text:s/>I was one of the few people bold enough to ask her out </text:span><text:span text:style-name="T1735">and our romance was envied by the sea of hopeless romantics that populate the Renaissance Fair. <text:s/></text:span><text:span text:style-name="T1736">To accentuate that, we often joined ballroom dancing put on when the Fair wasn’t in season. <text:s/>The same people would make elaborate period-style costumes and waltz the night away often bringing in 300 couples. <text:s/></text:span><text:span text:style-name="T1737">There, too, was as sober event for no one can really dance well when nursing a champagne buzz. <text:s/></text:span><text:span text:style-name="T1738">For years we didn’t miss a single one. <text:s/>And when Lisa was pregnant with Megan, we were the center of attention watching the little bulb grow within. <text:s/></text:span><text:span text:style-name="T1739">And Megan didn’t stop us either. <text:s/></text:span><text:span text:style-name="T1740">We brought her along and few things will ooh and ahh a crowd of hopeless romantics than a baby in a tiny ball gown of her own </text:span><text:span text:style-name="T1741">or a pinafore. <text:s/></text:span><text:span text:style-name="T1742">Lisa kept herself busy by making new ball gowns for herself. <text:s/></text:span><text:span text:style-name="T2638">Each dance was</text:span><text:span text:style-name="T1742"> a new </text:span><text:span text:style-name="T2638">project, a new dress</text:span><text:span text:style-name="T1742">. <text:s/>It was a good and constructive hobby </text:span><text:span text:style-name="T1743">and I was proud to be her husband. <text:s/>As for me, men’</text:span><text:span text:style-name="T2555">s costumes</text:span><text:span text:style-name="T1743"> are easy. <text:s/>A tuxedo with a little change her</text:span><text:span text:style-name="T2555">e</text:span><text:span text:style-name="T1743"> or there, </text:span><text:span text:style-name="T2555">maybe a new </text:span><text:soft-page-break/><text:span text:style-name="T2555">waistcoat</text:span><text:span text:style-name="T1743"> is all that they need. <text:s/>I was a favorite for dancers and often found my dance card filled with</text:span><text:span text:style-name="T2555">in</text:span><text:span text:style-name="T1743"> moments of arriving. <text:s/>I was quite proud of that fact but even more proud of my growing family. <text:s/>Despite my popularity, I always reserved a dance from each set for my wife. <text:s/></text:span><text:span text:style-name="T1744">No one complained.</text:span><text:span text:style-name="T1703"> <text:s/></text:span><text:span text:style-name="T1745">It sounds idyllic, perfect even. <text:s/></text:span><text:span text:style-name="T1746">So, what happened?</text:span></text:p>
      <text:p text:style-name="P238"/>
      <text:p text:style-name="P446"><text:span text:style-name="T1746">M</text:span><text:span text:style-name="T199">egan turned out to be more popular than her mother. <text:s/></text:span><text:span text:style-name="T1747">At one year old, her smile stole the stage, you might say. <text:s/>She was a cute baby with an infectious smile and look about her. <text:s/>People almost stood in line to hold her and play with her. <text:s/>When we went ballroom dancing, people couldn’t say enough about her cute costumes and cherubic face. <text:s/>We often heard comments like “Wow, you two make good babies.” <text:s/></text:span><text:span text:style-name="T1748">And all of those would be dance partners would step aside when me as Dad, swept around the dance floor with my baby girl, my smile as big as hers, completely with baby bottle sticking out of my tuxedo pocket. <text:s/></text:span><text:span text:style-name="T1749">Lisa, though, sat alone, waiting for our return. <text:s/>She sat alone when I danced and she watched the baby. <text:s/>She danced little and talked less and less as all of the real attention was no longer on her new ball gown but on the beautiful baby. <text:s/></text:span><text:span text:style-name="T1750">It wasn’t long before Lisa simply didn’t want to go. <text:s/></text:span><text:span text:style-name="T1751">Naturally, I tried to encourage her and she tried once more, but she’d given up making dresses and given up dancing which all seemed to happen without any warning or notice. <text:s/></text:span><text:span text:style-name="T1752">In retrospect, the dances had become about the baby, about Megan and were no longer about Lisa </text:span><text:span text:style-name="T1753">and that was that. <text:s/></text:span><text:span text:style-name="T1754">I’m a family man, a devoted husband and father. <text:s/></text:span><text:span text:style-name="T1755">I couldn’t go without my family, without my wife. <text:s/></text:span><text:span text:style-name="T1756">If she wasn’t going, then neither was I. <text:s/></text:span><text:span text:style-name="T2556">Little did I know that giving up the ballroom dance included giving up years of acting with the </text:span><text:soft-page-break/><text:span text:style-name="T2556">Renaissance Fair. <text:s/>Lisa had given up and she had taken me with her. A</text:span><text:span text:style-name="T1757">nd all of the </text:span><text:span text:style-name="T2556">playful </text:span><text:span text:style-name="T1757">fun of the Renaissance Fair </text:span><text:span text:style-name="T2556">had</text:span><text:span text:style-name="T1757"> gone with it.</text:span></text:p>
      <text:p text:style-name="P239"/>
      <text:p text:style-name="P447"><text:span text:style-name="T1757">I </text:span><text:span text:style-name="T199">sat with my Bangers and Onions in the Texas Renaissance Fair enjoying the old and familiar flavor. <text:s/></text:span><text:span text:style-name="T1758">Loss was as familiar to me as roasted onions now. <text:s/></text:span><text:span text:style-name="T1759">I gave up that lively fun time for her, for my family. <text:s/></text:span><text:span text:style-name="T1760">We did nothing in exchange. <text:s/>Lisa lost herself in her new career as a paralegal and eventually made that her sole and only focus, hardly even watching her own children. <text:s/></text:span><text:span text:style-name="T1761">I let the sadness of that memory flow out of me and into the cheerful surroundings of the Fair. <text:s/></text:span><text:span text:style-name="T1762">That was her problem, </text:span><text:span text:style-name="T1763">not mine. <text:s/>Clearly, eventually, I had recovered that loss and </text:span><text:span text:style-name="T2557">found the Spirit, once again, to </text:span><text:span text:style-name="T1763">start a martial arts school and I had brought my children along for the ride. <text:s/></text:span><text:span text:style-name="T2557">Now, as I sat enjoying the music of a recorder and drum, watching people dance in the streets of the Fair, </text:span><text:span text:style-name="T1764">I was rewriting a narrative of my past marriage with the new knowledge that I had acquired since then. <text:s/></text:span><text:span text:style-name="T1765">My </text:span><text:span text:style-name="T2640">first </text:span><text:span text:style-name="T1765">ex-wife wasn’t depressed, she was just unable to ever see beyond her own needs. <text:s/></text:span><text:span text:style-name="T1766">And that person who was me, that happy-go-lucky street dancer wasn’t dead. <text:s/></text:span><text:span text:style-name="T1767">It would just take a lot more to find him again.</text:span></text:p>
      <text:p text:style-name="P240"/>
      <text:p text:style-name="P573"><text:span text:style-name="T1767">A</text:span><text:span text:style-name="T2512">nd Michelle, </text:span><text:span text:style-name="T2511">too, eventually had given up on anything that wasn’t about her horses, her business or the girls. <text:s/></text:span><text:span text:style-name="T2513">Pandemics and massive forest fires can do that, at least that’s what I thought. <text:s/>Looking back on it, she had arranged to fly to Florida for Alic</text:span><text:span text:style-name="T2557">i</text:span><text:span text:style-name="T2513">a immediately following our wedding </text:span><text:span text:style-name="T2514">and went straight to work when she got back. <text:s/></text:span><text:span text:style-name="T2515">There was no honeymoon, no time for the newly weds, but we were parents and </text:span><text:span text:style-name="T2557">k</text:span><text:span text:style-name="T2515">new the needs and priorities of children. <text:s/>We were both </text:span><text:soft-page-break/><text:span text:style-name="T2515">business owners and </text:span><text:span text:style-name="T2557">k</text:span><text:span text:style-name="T2515">new the needs and priorities of that too. <text:s/>Right? <text:s/></text:span><text:span text:style-name="T2516">There were a lot of reasons that the Wedding would be the last great time that we had together because, ya know, life gets in the way. <text:s/>Right? <text:s/>So, you make time for each other, don’t you? <text:s/></text:span><text:span text:style-name="T2557">Well, I did, at least.</text:span><text:span text:style-name="T2516"> <text:s/></text:span><text:span text:style-name="T2517">Towards the end of the pandemic, I had arranged to take an additional job on top of the others that I did to feed the animals, the kids, and keep the lights on.</text:span><text:span text:style-name="T2518"> <text:s/>I took the money from this one </text:span><text:span text:style-name="T2558">job </text:span><text:span text:style-name="T2518">and arranged for a weekend alone with my new wife. <text:s/>We had been married two years </text:span><text:span text:style-name="T2558">and had never taken time to be alone</text:span><text:span text:style-name="T2518">.</text:span></text:p>
      <text:p text:style-name="P241"/>
      <text:p text:style-name="P241"><text:tab/>“I don’t think that I have the time,” she said when I gave her the good news.</text:p>
      <text:p text:style-name="P241"><text:tab/>“Don’t have the time?” I replied.</text:p>
      <text:p text:style-name="P241"><text:tab/>“I can’t leave my job,” she said. <text:s/>“and the girls need me.”</text:p>
      <text:p text:style-name="P241"><text:tab/>“We’ll go at the end of May,” I started out, always ready to counter anything that she would say to undermine my plans. <text:s/>Being hyper-alert and well prepared was a lifelong skill. <text:s/>“The girls are old enough to stay at home and Alicia can drive in the case of an emergency.”</text:p>
      <text:p text:style-name="P573"><text:span text:style-name="T2518"><text:tab/>“</text:span><text:span text:style-name="T2519">We don’t have the money,” she replied.</text:span></text:p>
      <text:p text:style-name="P573"><text:span text:style-name="T2519"><text:tab/>“I told you I took another job and save it up,” <text:s/>I said. <text:s/></text:span><text:span text:style-name="T2792">Geez, do I have to beg?</text:span></text:p>
      <text:p text:style-name="P242"><text:tab/>“I just don’t know,” she said.</text:p>
      <text:p text:style-name="P573"><text:span text:style-name="T2519"><text:tab/>“I don’t get it,” I told as confusing settled in and maybe a deep realization that I didn’t want to admit. <text:s/>“</text:span><text:span text:style-name="T2520">Your husband just told you that he took an extra job so that he could sweep you away for a romantic weekend at a Bed and Breakfast in Mendocino. <text:s/>And you aren’t the least bit thrilled by that? <text:s/>After all that we have </text:span><text:soft-page-break/><text:span text:style-name="T2520">been through, and done quite well, I might add, how successful we have triumphed over unimaginable trage</text:span><text:span text:style-name="T2558">d</text:span><text:span text:style-name="T2520">y. <text:s/>He wants to celebrate with you and you say ‘I just don’t know.’. <text:s/>It doesn’t make any sense to me.”</text:span></text:p>
      <text:p text:style-name="P243"><text:tab/>She agreed to go.</text:p>
      <text:p text:style-name="P243"/>
      <text:p text:style-name="P574"><text:span text:style-name="T2520">F</text:span><text:span text:style-name="T2530">our weeks later we drove several hours North through the Bay Area and up the coast highway until we finally got to Mendocino. <text:s/>It was beautiful, of course.</text:span><text:span text:style-name="T2521"> <text:s text:c="2"/>We strolled up and down the streets </text:span><text:span text:style-name="T2559">of this quiet coastal town, a destination location for the romantically inclined. </text:span><text:span text:style-name="T2521"><text:s/>We ate well </text:span><text:span text:style-name="T2522">and even visited Glass Beach, something that Michelle was attracted to. <text:s/></text:span><text:span text:style-name="T2523">There was an odd tension </text:span><text:span text:style-name="T2524">that I couldn’t place my finger on, </text:span><text:span text:style-name="T2559">though</text:span><text:span text:style-name="T2524">. <text:s/></text:span><text:span text:style-name="T2559">Despite all of my attempts to lighten the mood, Michelle maintained an almost stoic non-committal air about herself. <text:s/>It was as if she was saying “sure its beautiful and the food is great, but we’ll see.” </text:span><text:span text:style-name="T2524"><text:s/></text:span><text:span text:style-name="T2525">She was all smiles and looked fabulous and the room was great. <text:s/>But, there was a linger pressure that I couldn’t put my </text:span><text:span text:style-name="T2559">finger</text:span><text:span text:style-name="T2525"> on. <text:s/></text:span><text:span text:style-name="T2526">We stopped into a gas station to pump gas and for the first and only time in my life </text:span><text:span text:style-name="T2527">I drove away with the gas hose still connected to the car. <text:s/></text:span><text:span text:style-name="T2528">It snapped off as it was designed to and I felt like an idiot. <text:s/>She looked at me like I was an idiot, </text:span><text:span text:style-name="T2559">too</text:span><text:span text:style-name="T2528">. <text:s/>I don’t quite remember what she looked like, but it triggered anger and blame and shame all within me.</text:span><text:span text:style-name="T2529"> <text:s/>Suddenly, I knew that this little mistake would be all that she would need for yet another disappointment. <text:s/></text:span><text:span text:style-name="T2559">It was a small trivial matter, but there it was nonetheless, a mistake that I had made that would now define the entire weekend. <text:s/>Somehow unforgivable. </text:span><text:span text:style-name="T2529"><text:s/>“A perfect </text:span><text:span text:style-name="T2559">weekend </text:span><text:span text:style-name="T2529">ruined because you were careless.” <text:s/></text:span><text:span text:style-name="T2531">I felt angry, helpless, foolish and completely irrational. <text:s/>I blew my stack for all of 30 </text:span><text:soft-page-break/><text:span text:style-name="T2531">seconds, but that’s all that she needed. <text:s/>I went back to the gas station and worked things out with the owner. <text:s/>Copies of Driver’s License and Insurance </text:span><text:span text:style-name="T2559">were made</text:span><text:span text:style-name="T2531">. <text:s/></text:span><text:span text:style-name="T2532">He had done it before so he wasn’t at all excited about it. <text:s/>It was part of running a gas station. <text:s/>Michelle, though, </text:span><text:span text:style-name="T2546">just held her silence</text:span><text:span text:style-name="T2532">.</text:span><text:span text:style-name="T2533"> <text:s/>We got back to our room and I took a shower. <text:s/></text:span><text:span text:style-name="T2534">I got out and she was sitting on the bed, </text:span><text:span text:style-name="T2559">the pillows propping her up and waiting for me</text:span><text:span text:style-name="T2534">. <text:s/></text:span><text:span text:style-name="T2535">I couldn’t imagine a more neutral, unfeeling expression on another person’s face. <text:s/></text:span><text:span text:style-name="T2536">She didn’t invite me to </text:span><text:span text:style-name="T2559">come to</text:span><text:span text:style-name="T2536"> her, she just sat there neutral, waiting. <text:s/></text:span><text:span text:style-name="T2537">I’m a hopeless romantic.</text:span><text:span text:style-name="T2538"> <text:s/></text:span><text:span text:style-name="T2539">I don’t use people. <text:s/></text:span><text:span text:style-name="T2540">For me, the </text:span><text:span text:style-name="T2559">act is called</text:span><text:span text:style-name="T2540"> “Love Making” and there was no love in her, at all. <text:s/></text:span><text:span text:style-name="T2559">I never felt so un-aroused in my life. <text:s/>She never said a word, just sat there waiting for me. <text:s/>It was clear to me that we could have sex, but we would not be making love. <text:s/></text:span><text:span text:style-name="T2541">So, we did nothing that night. <text:s/></text:span><text:span text:style-name="T2559">There was nothing wrong with me, there was something wrong in our marriage.</text:span><text:span text:style-name="T2541"> </text:span><text:span text:style-name="T2542">I didn’t see that as the end, though. <text:s/></text:span><text:span text:style-name="T2543">I saw this as a challenge. <text:s/></text:span><text:span text:style-name="T2544">We had a problem in our marriage and I was determined to fix it. <text:s/>Four months later, she said we were done. <text:s/></text:span><text:span text:style-name="T2559">No marriage is perfect, </text:span><text:span text:style-name="T2544">I would have kept on trying </text:span><text:span text:style-name="T2559">to fix it.</text:span><text:span text:style-name="T2544"> <text:s/></text:span><text:span text:style-name="T2545">I simply don’t give up. <text:s/></text:span><text:span text:style-name="T2559">She, though, had far more than given up she had discarded me entirely </text:span><text:span text:style-name="T2560">and without a hint of remorse or resentment, not even an effort to make it work.</text:span></text:p>
      <text:p text:style-name="P244"/>
      <text:p text:style-name="P575"><text:span text:style-name="T2545">T</text:span><text:span text:style-name="T2548">he term is called “Crazy Making.” <text:s/>It is a behavior that narcs seem to be amused by. <text:s/>It is in line with gaslighting, where they convince you that you are bad for responding to their disrespect. <text:s/>It is, quite simply, not responding in any positive way to all that you do to be nice, court</text:span><text:span text:style-name="T2561">eous</text:span><text:span text:style-name="T2548">, polite, thoughtful, considerate, sweet and so on. <text:s/></text:span><text:span text:style-name="T2547">None of that has any effect. <text:s/>They do not respond by being mad, </text:span><text:soft-page-break/><text:span text:style-name="T2547">either, because that would validate your effort in some way. <text:s/>Every token of affection is received, processed and never reciprocated. <text:s/></text:span><text:span text:style-name="T2549">Even statements like “I love you” have no energy behind them and they are said with predictable regularity. <text:s/></text:span><text:span text:style-name="T2551">No one can ever fail at affection</text:span><text:span text:style-name="T2561">ate validation</text:span><text:span text:style-name="T2551"> for their spouse for </text:span><text:span text:style-name="T2561">long</text:span><text:span text:style-name="T2551">. <text:s/>Eventually, the complete frustration of that “I love you” with no real affection wears you down. <text:s/></text:span><text:span text:style-name="T2550">Even the most disciplined person in the world, like a 20 year master in the martial arts, eventually losses </text:span><text:span text:style-name="T2551">their temper. <text:s/>Then, the narcissist has their prize. <text:s/></text:span><text:span text:style-name="T2552">This Fact via Symptom is for them to use. <text:s/></text:span><text:span text:style-name="T2553">All they have to do is say “you have a bad temper” or “do you remember when you lost it in Mendocino?” <text:s/></text:span><text:span text:style-name="T2561">and that’s the blame and shame that they’ll always have and always use. </text:span><text:span text:style-name="T2553"><text:s/></text:span><text:span text:style-name="T2554">A fact that can’t be disputed, that the victim must suffer from for as long as the narc can make them.</text:span></text:p>
      <text:p text:style-name="P245"/>
      <text:p text:style-name="P576"><text:span text:style-name="T2642">O</text:span><text:span text:style-name="T2640">ne ex-wife can consume the dancing spirit of a Merry Prankster </text:span><text:span text:style-name="T2642">through neglect</text:span><text:span text:style-name="T2640">, another could consume the spirit of a martial arts professional </text:span><text:span text:style-name="T2642">through guilt or shame</text:span><text:span text:style-name="T2640">. <text:s/>Even as I think on it, it is hard to believe that people actually act this way, that they are this way. <text:s/>We all project our values. <text:s/>I project mine. <text:s/>So, maybe I shouldn’t be surprised that others simply don’t think the way that I do. <text:s/>But, these women said more than that they “love me”, they married me. <text:s/>They made a lifetime commitment and, yet, had no inkling or notion of what their partner was about. <text:s/></text:span><text:span text:style-name="T2641">Or, maybe worse. <text:s/></text:span><text:span text:style-name="T2642">They k</text:span><text:span text:style-name="T2641">new it all of the time and wanted that supply all to themselves </text:span><text:span text:style-name="T2642">and would use the worst possible mind games to keep it that way and when that “husband” had no more value, discard him as simply no longer useful.</text:span></text:p>
      <text:p text:style-name="P240"><text:soft-page-break/></text:p>
      <text:h text:style-name="P1" text:outline-level="1">Chapter 14: <text:s/>Austin.</text:h>
      <text:p text:style-name="P246"/>
      <text:p text:style-name="P577"><text:span text:style-name="T2644">Chuy and I found a lot of parks around Austin. <text:s/>It turns out that there is an aquifer under the city of Austin that has plenty of water and why they made a city there. <text:s/>Many of the parks have lakes and ponds and they are all very well taken care of. <text:s/></text:span><text:span text:style-name="T1768">Texas pride is obvious in their parks which out shined even Arizona. <text:s/></text:span><text:span text:style-name="T1769">It made me feel a little ashamed of California, actually. <text:s/>The parks there were neglected and run down. <text:s/>Pol</text:span><text:span text:style-name="T2643">i</text:span><text:span text:style-name="T1769">tical in fighting had not served the World’s Fifth Largest Economy very well. <text:s/>The freeways were rough, the parks run down and neglected. </text:span><text:span text:style-name="T1770">I guess it wasn’t much of a surprise, when you think of it, that a state wide fire would wipe out so much. <text:s/></text:span><text:span text:style-name="T1771">It was a state of prosperity for everyone, obviously, but, then, </text:span><text:span text:style-name="T2643">so</text:span><text:span text:style-name="T1771"> was Texas. <text:s/>I didn’t quite know how to handle toll roads or whether I should even avoid them. </text:span><text:span text:style-name="T1772"><text:s/>I guess they’ll just bill me somehow.</text:span></text:p>
      <text:p text:style-name="P247"/>
      <text:p text:style-name="P448"><text:span text:style-name="T199">I’m a bit embarrassed to say that I finally started to unpack my rig. <text:s/></text:span><text:span text:style-name="T1773">For nearly five months, I had traveled without ever even looking in my garage. <text:s/>My travel travel was a toy hauler. <text:s/></text:span><text:span text:style-name="T1774">That meant that the back end of my trailer was a big empty space, often called the garage. <text:s/>In it is where you store your big toys. <text:s/>My big toy was a Kawasaki 1700. <text:s/></text:span><text:span text:style-name="T1775">An 850 pound two seater motorcycle. <text:s/></text:span><text:span text:style-name="T1776">Along side of that was a trailer that would hook up to it, </text:span><text:span text:style-name="T1777">so that I could take Chuy with me. <text:s/></text:span><text:span text:style-name="T1778">Getting it into and out of the toy hauler was quite a feat. <text:s/></text:span><text:span text:style-name="T1779">I nearly dropped the bike when I loaded it. <text:s/></text:span><text:span text:style-name="T1780">Dropped that much weight on myself while 3 feet up in the air. <text:s/></text:span><text:span text:style-name="T1781">If I were </text:span><text:soft-page-break/><text:span text:style-name="T1781">40 years younger it wouldn’t have phased me at all. <text:s/></text:span><text:span text:style-name="T1782">But, depleted of Spirit and low on courage and 60 years wise, I nearly gave myself a heart attack with the effort. <text:s/></text:span><text:span text:style-name="T1783">So, I had put off unloading my bike for months at a time, </text:span><text:span text:style-name="T1784">until Spirit grew enough inside me that I couldn’t tolerate it anymore. <text:s/></text:span><text:span text:style-name="T1785">Austin was warm and open and it felt safe. <text:s/>The RV park was very well apportioned, too. <text:s/></text:span><text:span text:style-name="T1786">It had every amenity that I had come to expect in the high end parks.</text:span></text:p>
      <text:p text:style-name="P248"/>
      <text:p text:style-name="P449"><text:span text:style-name="T1787">It took nearly an hour to</text:span><text:span text:style-name="T1786"> </text:span><text:span text:style-name="T199">unload </text:span><text:span text:style-name="T1787">the bike and trailer, </text:span><text:span text:style-name="T1788">then set everything up. </text:span><text:span text:style-name="T1789">It was a tight fit and the fenders of the trailer and saddle bags of the bike had been removed, </text:span><text:span text:style-name="T1790">hence, had to be reattached. <text:s/></text:span><text:span text:style-name="T1791">The work was tiring, stressful and a little exhausting.</text:span><text:span text:style-name="T1792"> <text:s/>This low on Spirit thing was hard to live with. <text:s/></text:span><text:span text:style-name="T1793">But, living alone meant that I was entirely on my own and whatever I did, whatever risks that I took, had to be handled entirely on my own. </text:span><text:span text:style-name="T1794">Feeling ready was essential.</text:span><text:span text:style-name="T1791"> <text:s/></text:span><text:span text:style-name="T1792">I put off a test run for the next day.</text:span></text:p>
      <text:p text:style-name="P249"/>
      <text:p text:style-name="P450"><text:span text:style-name="T1792">O</text:span><text:span text:style-name="T199">n the </text:span><text:span text:style-name="T2645">small motorcycle </text:span><text:span text:style-name="T199">trailer I fastened down a dog crate for Chuy. </text:span><text:span text:style-name="T1795">The door faced away from me to keep rocks and debris from the road being kicked up into his face. <text:s/></text:span><text:span text:style-name="T1796">It was strapped down nice and tight and all I had to do was get Chuy inside. <text:s/>He hadn’t been in a dog crate for more than 6 months and didn’t see much sense in it. <text:s/></text:span><text:span text:style-name="T1797">I tried everything that I could and finally figured out how to get him in, but he didn’t like it. <text:s/></text:span><text:span text:style-name="T1798">I thought that he’d get used to it over time and made sure that the door to it was secure. <text:s/></text:span><text:span text:style-name="T1799">He barked and barked as I drove out of the RV park for a test ride. </text:span><text:span text:style-name="T1800">There was a park nearby where I could let him run, that was our destiny. <text:s/></text:span><text:span text:style-name="T1801">We made it out and back without much effort, except his constant </text:span><text:soft-page-break/><text:span text:style-name="T1801">protest. <text:s/></text:span><text:span text:style-name="T1802">It was still embarrassing to have people stop and stare at the loud, deep voice of my German Shepherd barking as if he had captured a State Criminal. <text:s/>It was just something that I had to live with.</text:span></text:p>
      <text:p text:style-name="P250"/>
      <text:p text:style-name="P578"><text:span text:style-name="T1802">O</text:span><text:span text:style-name="T1825">ne morning I loaded him into this crate onto the trailer behind my bike. <text:s/></text:span><text:span text:style-name="T1803">He barked and carried on as always and I drove to the park a good mile away. <text:s/>We played fetch for a while and I let him run, no one else was there. <text:s/>While he did that I’d practice something in Kuk Sool, alone where no one would bother me. <text:s/></text:span><text:span text:style-name="T1804">We started back and I made sure that he was secure, as alwa</text:span><text:span text:style-name="T1805">ys. <text:s/>Half way back I stopped to get gas and started filling my tank. <text:s/>Chuy was suspiciously quiet </text:span><text:span text:style-name="T1806">so after I got the gas, I went to check on him. <text:s/></text:span><text:span text:style-name="T1807">He was gone! <text:s/></text:span><text:span text:style-name="T1808">OH SHIT! I thought to myself. <text:s/>I hadn’t stopped anywhere and averaged about 35 mph. <text:s/></text:span><text:span text:style-name="T1809">Oh my god, he jumped out when I was going at speed! <text:s/></text:span><text:span text:style-name="T1810">My heart sank into my stomach. <text:s/></text:span><text:span text:style-name="T2781">No, no no. </text:span><text:span text:style-name="T2782">Not another death. Haven’t I had enough already!?</text:span><text:span text:style-name="T1810"> I thought to myself. <text:s/></text:span><text:span text:style-name="T2781">I couldn’t have been so stupid</text:span><text:span text:style-name="T1810">. <text:s/>I immediately retraced my steps back to the park and didn’t see a thing. <text:s/></text:span><text:span text:style-name="T1811">The cage door was missing. <text:s/>If not him, I should at least look for the cage door. <text:s/></text:span><text:span text:style-name="T1812">I headed back again, slowly watching ever fragm</text:span><text:span text:style-name="T1813">e</text:span><text:span text:style-name="T1812">nt of pavement as I went and there it was. <text:s/>The cage door. <text:s/>It looked like it had been run over a couple of times but it was still useful. <text:s/></text:span><text:span text:style-name="T1813">I was getting panicky wondering if I was going to find him as road kill or did he crawl off into the bushes. <text:s/></text:span><text:span text:style-name="T1814">He had become the center of my life, the only thing that really made a difference in my day. <text:s/>He was my only companion. <text:s/></text:span><text:span text:style-name="T1815">I really needed him. <text:s/></text:span><text:span text:style-name="T1816">I went slowly looking for anything that would give me evidence of him, blood, fur, anything. <text:s text:c="2"/>A car pulled up across the street from me. <text:s/>“Are you looking for a dog? <text:s/></text:span><text:span text:style-name="T1817">Cuz I just saw a dog </text:span><text:soft-page-break/><text:span text:style-name="T1817">running up the road all by himself. <text:s/>Right ahead.” <text:s text:c="2"/>“A German Shepherd?” they said “Yes.” <text:s/>He’s still alive!!! <text:s/></text:span><text:span text:style-name="T1818">How could he have jumped out of the trailer going 35 mph and still be alive!! <text:s/></text:span><text:span text:style-name="T1819">I continued up the road and there he was. <text:s/></text:span><text:span text:style-name="T1820">He ran up to me wagging his tail happy to see me wearing that huge contagious grin across his face. <text:s/></text:span><text:span text:style-name="T1821">I searched his body for injuries. <text:s/>There was not a scratch on him.</text:span><text:span text:style-name="T1822"> <text:s/></text:span><text:span text:style-name="T1823">I realized that the problem was that with the crate door facing away from me, Chuy couldn’t see me. <text:s/></text:span><text:span text:style-name="T1824">I repaired the crate and </text:span><text:span text:style-name="T2646">turned </text:span><text:span text:style-name="T1824">it around. <text:s/>This time Chuy jumped in without any complaints. <text:s/>He sat laid down making himself comfortable. <text:s/>I could now see him in my rear view mirror and he kept his eyes on me the whole time that I rod</text:span><text:span text:style-name="T1826">e</text:span><text:span text:style-name="T1824">, not making a sound. </text:span></text:p>
      <text:p text:style-name="P251"/>
      <text:p text:style-name="P579"><text:span text:style-name="T1827">What happened to that energetic dancer? <text:s/></text:span><text:span text:style-name="T1828">Using the language of narcissism, he was neglected by his partner, dismissed and eventually discarded. <text:s/>I’m the one who ended it but she, </text:span><text:span text:style-name="T2647">my first wife,</text:span><text:span text:style-name="T1828"> had lost herself in her career long before I left. <text:s/></text:span><text:span text:style-name="T1829">She, too, never asked “what can I do to save our marriage?”, never once tried to negotiate, never once thought that there was something that she could do, even despite marriage counseling which is a venue for discovering all of that. <text:s/>That isn’t an expression of love, its a dismissal. <text:s/></text:span><text:span text:style-name="T1830">But, the dancer resurfaced and this is how.</text:span></text:p>
      <text:p text:style-name="P252"/>
      <text:p text:style-name="P580"><text:span text:style-name="T2647">In the mid 90s and while I was a senior software developer, </text:span><text:span text:style-name="T1831">I was having trouble at work. <text:s/></text:span><text:span text:style-name="T1832">When it comes to programming computers I can do it in my sleep. <text:s/>There is no mystery about it to me. <text:s/></text:span><text:span text:style-name="T1833">20 or 30 years later I can still spit out code like I’m talking trash about my ex-wife. <text:s/></text:span><text:span text:style-name="T1834">But, for some reason, I started getting writer’s block. <text:s/>I’d look at the code and not know what it meant. <text:s/>I could write it out but I </text:span><text:soft-page-break/><text:span text:style-name="T1834">couldn’t read it </text:span><text:span text:style-name="T1835">and soon I was having trouble writing it. <text:s/>No one at work noticed but it would eventually impede my performance so I sought help through a therapist. <text:s/></text:span><text:span text:style-name="T1836">I had only eight sessions and it wasn’t long at all until I was talking about Kuk Sool. <text:s/></text:span><text:span text:style-name="T1837">I loved it, it was the only thing that I did on my own, without my family. <text:s/>Megan and Shaun were still quite young to start doing it with me and it amounted to one or two nights a week, kind of like Poker Night. <text:s/></text:span><text:span text:style-name="T1838">Every extra minute besides then was me working or giving it over my family. <text:s/></text:span><text:span text:style-name="T1839">Most nights Lisa was in bed and asleep before 8:00 and the kids along with her. <text:s/></text:span><text:span text:style-name="T1840">So, I’d go to the late night classes which often went until 9:30. <text:s/></text:span><text:span text:style-name="T1841">The therapist asked me some pointed questions that changed my life.</text:span></text:p>
      <text:p text:style-name="P253"/>
      <text:p text:style-name="P253"><text:tab/>“Have you ever thought of opening your own school” he asked.</text:p>
      <text:p text:style-name="P580"><text:span text:style-name="T1841"><text:tab/>I was embarrassed by the question. <text:s/></text:span><text:span text:style-name="T1842">I hardly thought of myself as good enough to be a professional instructor but I absolutely loved being an assistant. <text:s/>“Not really,” I said.</text:span><text:span text:style-name="T1824"> </text:span></text:p>
      <text:p text:style-name="P580"><text:span text:style-name="T1824"><text:tab/>“</text:span><text:span text:style-name="T1842">What do you mean ‘not really’?” </text:span><text:span text:style-name="T1843">he asked.</text:span></text:p>
      <text:p text:style-name="P254"><text:tab/>“Well,” I said sheepishly. <text:s/>“there was that one time. <text:s/>I called the Rec. Center and asked what it would take to start teaching through them.”</text:p>
      <text:p text:style-name="P580"><text:span text:style-name="T1843"><text:tab/>“So, you have thought about it then?” <text:s/></text:span><text:span text:style-name="T1844">He asked.</text:span></text:p>
      <text:p text:style-name="P255"><text:tab/>“Okay, you caught me,” I replied. <text:s/>“Yes, I have thought about it. <text:s/>Yes, I did check into it.”</text:p>
      <text:p text:style-name="P255"><text:tab/>“And?” he asked.</text:p>
      <text:p text:style-name="P255"><text:tab/>“And what?” I replied.</text:p>
      <text:p text:style-name="P255"><text:tab/>“And what did they say,” he pressed on.</text:p>
      <text:p text:style-name="P255"><text:soft-page-break/><text:tab/>“And they said that they already had three martial arts classes and didn’t need another,” I replied.</text:p>
      <text:p text:style-name="P255"><text:tab/>“Then what did you do?” he asked.</text:p>
      <text:p text:style-name="P255"><text:tab/>“What do you mean?” I replied.</text:p>
      <text:p text:style-name="P255"><text:tab/>“What did you do with that information?” <text:s/>he asked.</text:p>
      <text:p text:style-name="P255"><text:tab/>“Nothing,” I said. “I did nothing.”</text:p>
      <text:p text:style-name="P255"><text:tab/>“You just gave up?” he asked.</text:p>
      <text:p text:style-name="P580"><text:span text:style-name="T1844"><text:tab/>“</text:span><text:span text:style-name="T1845">Sure, I just gave up.” I agreed.</text:span></text:p>
      <text:p text:style-name="P256"><text:tab/>“So, you give up easily, then?” he asked.</text:p>
      <text:p text:style-name="P256"><text:tab/>“Sure,” I agreed, I felt like he was baiting but I’d follow along. <text:s/>“I give up easily.”</text:p>
      <text:p text:style-name="P580"><text:span text:style-name="T1845"><text:tab/>“</text:span><text:span text:style-name="T1846">Don’t lie to me,” he said.</text:span></text:p>
      <text:p text:style-name="P257"><text:tab/>“Lie?” I asked. <text:s/>“How I’m I lying? <text:s/>I’m agreeing with you. <text:s/>I looked into opening my own school and found out that it wasn’t possible then I gave up. <text:s/>Hence I give up easily.”</text:p>
      <text:p text:style-name="P257"><text:tab/>“But, you never give up,” he said.</text:p>
      <text:p text:style-name="P257"><text:tab/>“What?” I replied completely lost. <text:s/>“But I did.”</text:p>
      <text:p text:style-name="P580"><text:span text:style-name="T1846"><text:tab/>“</text:span><text:span text:style-name="T1847">Your wife is profoundly deaf,” he started. <text:s/>“but that didn’t stop you. <text:s/>You taught yourself American Sign Language just to go out with her. <text:s/>You didn’t give up then. You got a First Degree Black Belt and you went on and on at the strict standards that they have and how hard it is and you didn’t give up. <text:s/>You did it all again and got a Second Degree Black Belt <text:s/>and now you are excited about going for your Third Degree Black Belt. <text:s/>It seems to me that you never give up.”</text:span></text:p>
      <text:p text:style-name="P580"><text:soft-page-break/><text:span text:style-name="T1847"><text:tab/>“I never give up,” I said that words but I didn’t believe them. </text:span><text:span text:style-name="T1848">I was the nerd, the geek, the guy never followed through, the dreamer. <text:s/>Those titles were always with me. <text:s/>But the therapist saw me in a very different way. <text:s/>A way that was new to me.</text:span></text:p>
      <text:p text:style-name="P580"><text:span text:style-name="T1848"><text:tab/>“</text:span><text:span text:style-name="T1849">That’s right,” he said encouragingly. <text:s/>“The real question isn’t whether you give up or not, because you simply don’t. <text:s/></text:span><text:span text:style-name="T1850">The question is why did you give up so easily on this?”</text:span></text:p>
      <text:p text:style-name="P580"><text:span text:style-name="T1850"><text:tab/></text:span><text:span text:style-name="T1851">He left me to think on it </text:span><text:span text:style-name="T1852">and I did.</text:span></text:p>
      <text:p text:style-name="P258"/>
      <text:p text:style-name="P451"><text:span text:style-name="T1852">I </text:span><text:span text:style-name="T199">drove home wondering “why did I give up on that?” and I had no answer. <text:s/>The strange part was that I didn’t need an answer. <text:s/></text:span><text:span text:style-name="T1853">I needed to try again. <text:s/></text:span><text:span text:style-name="T1854">I made a list of 20 Recreation Centers from San Francisco to San Jose and called them all one at a time. <text:s/></text:span><text:span text:style-name="T1855">I found one out on the Coast in Half Moon Bay who didn’t have anyone and would be happy to start one. <text:s/></text:span><text:span text:style-name="T1856">That’s how I got started with my own school. <text:s/>The first night I had five students and they all made it to Black Belt Candidate. <text:s/></text:span><text:span text:style-name="T1857">Within a year I had 40 students and with three years I opened my first studio and quit my day job. <text:s/>I was a professional martial artist. <text:s/></text:span><text:span text:style-name="T1858">I was never more thrilled, more challenged and more fulfilled in anything that I ever did. <text:s/></text:span><text:span text:style-name="T1859">Master Sung Jin invited me to train with him and I became his student taking private lessons weekly. <text:s/>That continued for over 15 years.</text:span></text:p>
      <text:p text:style-name="P259"/>
      <text:p text:style-name="P452"><text:span text:style-name="T199">Too many people go through life and never touch their own spirit, find their own passion, or have such an experience. <text:s/></text:span><text:span text:style-name="T1860">That is really sad and schools certainly won’t train people to find it, neither will churches. <text:s/></text:span><text:span text:style-name="T1861">Institutions are designed to </text:span><text:soft-page-break/><text:span text:style-name="T1861">help you connect to their system. <text:s/>They tell you how to worship, how to interpret books, how to make money, and if you’re lucky how to pay taxes and if you are even luckier how to invest money. <text:s/></text:span><text:span text:style-name="T1862">They do not teach you about yourself. <text:s/></text:span><text:span text:style-name="T1863">I’m not convinced that martial arts actually teaches you about yourself, </text:span><text:span text:style-name="T1864">either. <text:s/></text:span><text:span text:style-name="T1865">I had somehow entered into a sacred contract with myself. <text:s/></text:span><text:span text:style-name="T1866">I still didn’t believe what I was doing, that I could strive for martial arts master and actually achieve it, but I would have been a lesser person entirely if I didn’t try. <text:s/></text:span><text:span text:style-name="T1867">So, I learned how to run a business, I learned how to be a salesman and a marketer. <text:s/>I learned about tax accounting. <text:s/>And most of all, I kept on learning and practicing Kuk Sool. <text:s/></text:span><text:span text:style-name="T1868">The near hyperactive energy that I had was put into the classes and my children</text:span><text:span text:style-name="T1869">, and I loved every minute of it. <text:s/></text:span><text:span text:style-name="T1870">I had left my wife because life was no longer all about her and my heart ached with the thought “why couldn’t she be proud of what I was doing?” <text:s/></text:span><text:span text:style-name="T1871">It was an expression of me, not an egoistic goal to thumb the nose at some or say “neener neener”. <text:s/>Was self-expression so hard to understand. <text:s/>The same went for The Family </text:span><text:span text:style-name="T1872">who showed no interest and completely shut me down and blew me off whenever I tried to share it with them.</text:span></text:p>
      <text:p text:style-name="P260"/>
      <text:p text:style-name="P581"><text:span text:style-name="T1872">T</text:span><text:span text:style-name="T1878">hirteen years later, I was promoted to Master. <text:s/></text:span><text:span text:style-name="T1873">My father and I had gone through a lot because he was concerned about the money, and rightly so. <text:s/>I had gone bankrupt and gaining new business was a constant that I hated. <text:s/>I’ve always seen myself as a teacher and the teachers that I knew, in school, never worried about gaining new students, or where their money was coming from. <text:s/>That was a part of the business that I never got used to. <text:s/></text:span><text:span text:style-name="T1874">Dad helped me out in a number of ways which surprised the hell out of me and I learned to love and respect him more </text:span><text:soft-page-break/><text:span text:style-name="T1874">deeply than ever before, certainly more deeply than I ever would have if I had not started my own school. <text:s/>I had a great big reception for my promotion to Master and invited all of my family, friends, col</text:span><text:span text:style-name="T2648">l</text:span><text:span text:style-name="T1874">eagues and students. <text:s/>Easily there were 200 people there. <text:s/></text:span><text:span text:style-name="T1875">We had a great demonstration and pot luck dinner and a wonderful time. <text:s/></text:span><text:span text:style-name="T1876">John lived too far away to attend and so did Bob. <text:s/>Tom showed up with his family and left as soon as possible. <text:s/>Mary took tons of pictures and made a photo album but couldn’t resist pointing out what went wrong with the party and the demonstration. <text:s/></text:span><text:span text:style-name="T1877">Mom &amp; Dad had a wonderful time and </text:span><text:span text:style-name="T1879">wisely </text:span><text:span text:style-name="T1877">knew </text:span><text:span text:style-name="T1879">that</text:span><text:span text:style-name="T1877"> even though my age was 48 that their role was to be proud of their son and they were. <text:s/></text:span><text:span text:style-name="T1880">Megan was promoted to Third Dahn at the same time and out shined me from top to bottom. <text:s/>I couldn’t have been prouder of her.</text:span></text:p>
      <text:p text:style-name="P261"/>
      <text:p text:style-name="P582"><text:span text:style-name="T1880">I</text:span><text:span text:style-name="T1892">t would seem that my Spirit had been built up, then torn down, then built up, then torn down over and over again. <text:s/></text:span><text:span text:style-name="T1881">It seems more than coincidental that my ex-wife would make me homeless and penniless, that Those Siblings would choose that time to hash ou</text:span><text:span text:style-name="T1891">t</text:span><text:span text:style-name="T1881"> old issues, </text:span><text:span text:style-name="T1891">that </text:span><text:span text:style-name="T1881">my Mother would die, <text:s/></text:span><text:span text:style-name="T1891">that </text:span><text:span text:style-name="T1881">I’d lose my friends and my children would ostracize me. <text:s/></text:span><text:span text:style-name="T1882">It seemed fated, like it was supposed to happen. <text:s/>I had a choice, too. <text:s/></text:span><text:span text:style-name="T1883">Do the normal thing, go get a job, buy a house, spend the rest of my life concerned with security, health and money </text:span><text:span text:style-name="T1884">or go on Walkabout. <text:s/></text:span><text:span text:style-name="T1891">Now I’ve</text:span><text:span text:style-name="T1884"> discovered things that were always there but I never knew. <text:s/>There was one question, though, that was starting to form in my mind. <text:s/>It was a pattern that was starting to become self-evident. <text:s/></text:span><text:span text:style-name="T1885">Why was my life a series of revelations? <text:s/></text:span><text:span text:style-name="T1886">It seems that I’m always discovering something that I didn’t know about myself? <text:s/></text:span><text:span text:style-name="T1887">I had good, successful friends who never lived with as much self-</text:span><text:soft-page-break/><text:span text:style-name="T1887">doubt as I did. <text:s/></text:span><text:span text:style-name="T1888">They didn’t question the</text:span><text:span text:style-name="T1891">ir</text:span><text:span text:style-name="T1888"> future, their fate, their choices. <text:s/>They weren’t selfish or arrogant and not overly ambitions, in constant pursuit of the next goal. <text:s/></text:span><text:span text:style-name="T1889">I’ve never really be</text:span><text:span text:style-name="T1891">en</text:span><text:span text:style-name="T1889"> goal oriented </text:span><text:span text:style-name="T1891">either</text:span><text:span text:style-name="T1889">, I’ve been fortunate to have high goals placed in front of me and I’ve achieved them. <text:s/></text:span><text:span text:style-name="T1890">But, why did this always come as a surprise? <text:s/></text:span><text:span text:style-name="T1891">When and how did I start to see myself as so much less than I was capable of? <text:s/>So much less than I became?</text:span></text:p>
      <text:p text:style-name="P262"/>
      <text:h text:style-name="P1" text:outline-level="1">Chapter 15: Houston</text:h>
      <text:p text:style-name="P263"/>
      <text:p text:style-name="P453"><text:span text:style-name="T199">The weather between Austin and Houston couldn’t be any different. <text:s/></text:span><text:span text:style-name="T1893">San Antonio was cold enough to put ice on my windshield in the morning. </text:span><text:span text:style-name="T1894"><text:s text:c="2"/>Austin was nice enough, but when I got to Houston I could feel the heat and the humidity </text:span><text:span text:style-name="T1895">and it was barely even March. <text:s/></text:span><text:span text:style-name="T1896">In fact, not only was it the first time that I tried the air conditioner built into my rig, I had to have it on day or night. </text:span><text:span text:style-name="T1897">It was hot and humid all of the time. <text:s/></text:span><text:span text:style-name="T1898">And the storms that rolled overheard were truly spectacular! <text:s/>That storm that started the California fire had 1100 lightning strikes in one night, </text:span><text:span text:style-name="T1899">truly a state record. <text:s/></text:span><text:span text:style-name="T1900">The thunder th</text:span><text:span text:style-name="T2649">at</text:span><text:span text:style-name="T1900"> broke over my head in Houston nearly shattered my skull. </text:span><text:span text:style-name="T1901">Chuy freaked out completely, probably in pain from the i</text:span><text:span text:style-name="T2649">nt</text:span><text:span text:style-name="T1901">ensity of it. <text:s/>I wrapped my arms around him to sooth him and within a few minutes his body relaxed, his eyes and ears, though ever alert. <text:s/></text:span><text:span text:style-name="T1902">The RV park left a lot to be desired. </text:span><text:span text:style-name="T1903">It was, after all, in the middle of a large metropolitan area. <text:s/></text:span><text:span text:style-name="T1904">There were residence there that looked like they hadn’t moved in a decade. <text:s/></text:span><text:span text:style-name="T1905">Some seemed quite comfortable, too. <text:s/></text:span></text:p>
      <text:p text:style-name="P264"><text:soft-page-break/></text:p>
      <text:p text:style-name="P453"><text:span text:style-name="T1905">My next door neighbor, though, had what looked a complete DIY rig. </text:span><text:span text:style-name="T1906">It started with a long flat top frame with just a storage box on top, but at every crevice and end there was a pipe or tube sticking out that connected to electrical, propane, refrigeration or air conditioning. <text:s/>And these connections were a hodgepodge of RV style components, small efficient, compact, or large household sized components that need installation by a certified contractor. <text:s/></text:span><text:span text:style-name="T1907">My neighbor, whose name escapes me, was exactly that, a certified contractor and he has assembled his RV over 10 years from left over parts from contracts that he had worked on. <text:s/></text:span><text:span text:style-name="T1908">I had to wonder if it had ever been taken out on the road, hell, if it even could be taken out on the road.</text:span></text:p>
      <text:p text:style-name="P265"/>
      <text:p text:style-name="P454"><text:span text:style-name="T1908">B</text:span><text:span text:style-name="T199">ehind the back fence though was the parking lot for the local garbage trucks. <text:s/></text:span><text:span text:style-name="T1909">Thirty or forty garbage trucks would leave every morning and return every night </text:span><text:span text:style-name="T1910">ostensibly doing their job. <text:s/></text:span><text:span text:style-name="T1911">On the weekends, when I expected it to be quiet, they had another worker out th</text:span><text:span text:style-name="T2650">ere</text:span><text:span text:style-name="T1911"> hosing them down, cleaning them up for the next week’s work. <text:s/></text:span><text:span text:style-name="T1912">There was no place for Chuy to get any exercise until I found </text:span><text:span text:style-name="T2650">a </text:span><text:span text:style-name="T1912">park just 10 minutes away. <text:s/>We went there every morning. <text:s/>It was big, huge and empty. </text:span><text:span text:style-name="T1913"><text:s/>A perfect place for my 100 pound bundle of energy and joy to romp frolic and play. <text:s text:c="2"/></text:span><text:span text:style-name="T1914">And while he did that, I’d practice Kuk Sool. <text:s/>Eventually this daily routine grew into an hour’s time and Chuy took advantage of every minute of it. </text:span></text:p>
      <text:p text:style-name="P266"/>
      <text:p text:style-name="P455"><text:span text:style-name="T199">The funny part about Houston is that it is designed entirely around cars. <text:s/>In that regard, it is far worse than Los Angeles. <text:s/></text:span><text:span text:style-name="T1915">Like everything Texan, it sports the </text:span><text:soft-page-break/><text:span text:style-name="T1915">largest freeway in the country with 24 lanes! <text:s/>You can’t really get across the street without a car and many times you have to drive half mile up the road just to cross over to the other side and drive back. <text:s/>It is obvious that their goal is to keep traffic flowing. <text:s/>I just wish that it wasn’t always so necessary to be going somewhere. <text:s/></text:span><text:span text:style-name="T1916">Go to the store, take the truck. <text:s/>Go to the park, take the truck. <text:s/>Go to my friend’s martial arts school, take the truck. <text:s/>And every time that you “take the truck” you’re on a 70 mile an hour freeway among the </text:span><text:span text:style-name="T2650">most </text:span><text:span text:style-name="T1916">impatient driver’s that I’ve met. <text:s/></text:span><text:span text:style-name="T1917">I wasn’t at all interested in unpacking the motorcycle in this area. </text:span><text:span text:style-name="T1918">I ride my bike and take my dog with me because it brings me joy, that’s it. <text:s/></text:span><text:span text:style-name="T1919">Hassling with aggressive </text:span><text:span text:style-name="T2650">drivers </text:span><text:span text:style-name="T1919">and constant traffic wouldn’t do that. <text:s/></text:span><text:span text:style-name="T1920">Besides, I wasn’t going to be in Houston forever, anyway.</text:span></text:p>
      <text:p text:style-name="P267"/>
      <text:p text:style-name="P583"><text:span text:style-name="T1920">I </text:span><text:span text:style-name="T1924">was in Houston to train with my teacher, Master Sung Jin. <text:s/></text:span><text:span text:style-name="T1921">He gave seminars around the world and traveled quite a bit </text:span><text:span text:style-name="T2650">and didn’t have his own studio. <text:s/>S</text:span><text:span text:style-name="T1921">o we would meet in the school of Master Christopher Pak. <text:s/></text:span><text:span text:style-name="T1922">Master Chris is also a world renowned martial artist. <text:s/>He is the first and only winner of the Korea’s Cup. <text:s/></text:span><text:span text:style-name="T1932">The Korea’s Cup</text:span><text:span text:style-name="T1922"> was an attempt at mirroring the sailing sport’s America’s Cup. <text:s/></text:span><text:span text:style-name="T1932">It was an award given above and beyond the Grand Champion. <text:s/>You had to have won a Grand Championship at another tournament elsewhere just to be a Korea’s Cup Contender at the World Kuk Sool Tournament in Korea. </text:span><text:span text:style-name="T1922"><text:s/>Master Chris was in his late 20s when he won that truly unique and prestigious award and I was there in </text:span><text:span text:style-name="T1923">Jae Gu</text:span><text:span text:style-name="T1922"> when he won it. <text:s/></text:span><text:span text:style-name="T1925">He had also been a falling partner for me during a masters demonstration not too many years ago and one of the most cordial and honest people I have ever met. <text:s/></text:span><text:span text:style-name="T1926">He was </text:span><text:span text:style-name="T1932">now</text:span><text:span text:style-name="T1926"> in his early thirties, a martial arts </text:span><text:soft-page-break/><text:span text:style-name="T1926">master (a high feat for such a young person) and running his own school. <text:s/></text:span><text:span text:style-name="T1927">He reminded me of myself (although </text:span><text:span text:style-name="T2650">he had</text:span><text:span text:style-name="T1927"> the raw talent) when I was his age and just starting my own school. <text:s/></text:span><text:span text:style-name="T1928">He welcomed me </text:span><text:span text:style-name="T2650">openly</text:span><text:span text:style-name="T1928"> and happily introduced me to his students. <text:s/>He </text:span><text:span text:style-name="T1932">w</text:span><text:span text:style-name="T1928">as proud to know me and looked forward to practicing some of the more rare aspects of Kuk Sool with another high ranking master. <text:s/></text:span><text:span text:style-name="T1929">It was quite a complement, far more than any that I had received in a very long time </text:span><text:span text:style-name="T1930">and I absorbed it like water </text:span><text:span text:style-name="T1931">poured out </text:span><text:span text:style-name="T1930">in</text:span><text:span text:style-name="T1931">to</text:span><text:span text:style-name="T1930"> the desert.</text:span></text:p>
      <text:p text:style-name="P268"/>
      <text:p text:style-name="P456"><text:span text:style-name="T1930">M</text:span><text:span text:style-name="T199">aster Sung Jin is the quintessential master. <text:s/></text:span><text:span text:style-name="T1933">I’m sure that there is someone out there saying something bad about him, but I’ve never met them. <text:s/></text:span><text:span text:style-name="T1934">Everyone that I’ve ever talked to had nice and wonderful things to say about him. <text:s/>He has always been cordial, polite and almost regal in the way that he has carried himself and acted in favor of others. <text:s/>He has never been harsh o</text:span><text:span text:style-name="T1935">r</text:span><text:span text:style-name="T1934"> cruel, indeed, quite the opposite. <text:s/></text:span><text:span text:style-name="T1935">He’</text:span><text:span text:style-name="T1936">s</text:span><text:span text:style-name="T1935"> always positive. <text:s/></text:span><text:span text:style-name="T1936">He is always living by example, too. <text:s/></text:span><text:span text:style-name="T1938">He</text:span><text:span text:style-name="T1937"> holds himself to an exacting high standard that I could never measure up to. <text:s/></text:span><text:span text:style-name="T1938">And, he is always ready to teach something more and something new.</text:span><text:span text:style-name="T1939"> <text:s/>Despite our long association, I have never felt that I deserved to be in the same class as him.</text:span><text:span text:style-name="T1940"> <text:s/></text:span><text:span text:style-name="T1941">I’ve worked hard to make the accomplishments that I’ve made perhaps giving too much power and authority of the demands of Kuk Sool on me. </text:span><text:span text:style-name="T1942">Yet, I was never a Grand Champion, coming close many times, and I never thought that I had any talent. <text:s/></text:span><text:span text:style-name="T2651">In my 40s,</text:span><text:span text:style-name="T1942"> </text:span><text:span text:style-name="T1943">I was compelled, however, to pursue the rank of master. <text:s/>It was a compulsion, like a quest.</text:span><text:span text:style-name="T1944"> <text:s/>A master, to me, was this person’s character was tested to the nth degree, he had no doubts and had acquired at least some collected wisdom along the way. <text:s/>The respect given to a martial arts master was </text:span><text:soft-page-break/><text:span text:style-name="T1944">well-earned and should never have to be explained.</text:span><text:span text:style-name="T1943"> <text:s/></text:span><text:span text:style-name="T1944">It was a title that I held in high regard and if I was going to be achieve that seemingly impossible feat then I wasn’t going to take any short cuts.</text:span></text:p>
      <text:p text:style-name="P269"/>
      <text:p text:style-name="P457"><text:span text:style-name="T1944">I </text:span><text:span text:style-name="T199">became Master Sung Jin’s student as a matter of honor and etiquette. <text:s/>“</text:span><text:span text:style-name="T1945">Martial arts etiquette” is a term used to describe a code of conduct that indicates respect and dedication from all students. <text:s/>It is more than just saying “Yes, Sir!” to a black belt or remembering their title. <text:s/></text:span><text:span text:style-name="T1946">It is a lot more than deference to your superiors. <text:s/></text:span><text:span text:style-name="T1947">It is constant recognition </text:span><text:span text:style-name="T1948">of the hard work that others have done in the name of Kuk Sool. <text:s/></text:span><text:span text:style-name="T1949">Martial arts etiquette was so important that the Grand Master once fired everyone who worked for him because one person was rude on the telephone. <text:s/></text:span><text:span text:style-name="T1950">Reputation, outward presentation, personal conduct in the name of martial arts was to be of the highest caliber. <text:s/></text:span><text:span text:style-name="T1951">It was actually amusing when we visited Korea. <text:s/>The Korean people don’t care if they bump into each other, they have a very small social bubble. <text:s/>Americans, though, have a very large social bubble. <text:s/>So, as we walked through crowds we were bumped all of the time and out of that sense of martial arts etiquette we Americans were apologizing over and over. <text:s/>We couldn’t help ourselves. <text:s/>So, I became Master Sung Jin’s student because my previous teacher was offended and dropped me.</text:span></text:p>
      <text:p text:style-name="P270"/>
      <text:p text:style-name="P458"><text:span text:style-name="T1951">I </text:span><text:span text:style-name="T199">had opened my own school and as a consequence I was invited to train with Master Sung Jin and all of the instructors of California every Thursday morning at 7:00 AM. <text:s/></text:span><text:span text:style-name="T1952">Let’s keep in mind that I only taught two classes week and still held down a full time job as a software engineer. <text:s/></text:span><text:span text:style-name="T1953">And still picked up my kids from </text:span><text:soft-page-break/><text:span text:style-name="T1953">school everyday. <text:s/></text:span><text:span text:style-name="T1954">I w</text:span><text:span text:style-name="T2652">ould</text:span><text:span text:style-name="T1954"> steal away one day a week to train with the best martial artists in the state! <text:s/></text:span><text:span text:style-name="T1955">We trained long and hard, too. <text:s/></text:span><text:span text:style-name="T1956">At least two hours where we usually ended up to</text:span><text:span text:style-name="T2652">o</text:span><text:span text:style-name="T1956"> tired and sore to do anything else for the rest of the day. <text:s/>My body was exhausted but not my mind and since software engineering only asked me to sit for the rest of the day it was a good combination. <text:s/>I learned more in the first few months training with Master Sung Jin than I had in the previous 4 years. <text:s/></text:span><text:span text:style-name="T1957">I coul</text:span><text:span text:style-name="T1958">d</text:span><text:span text:style-name="T1957">n’t not go. <text:s/></text:span><text:span text:style-name="T1958">He wasn’t my teacher, though. </text:span><text:span text:style-name="T1959">Master Sung Jin insisted that we all remained students with the teacher that we had and that all we were doing was training together. <text:s/></text:span><text:span text:style-name="T1960">Master Tim, my teacher at that time, always joined us, as well. <text:s/></text:span><text:span text:style-name="T1961">I couldn’t get enough of this training.</text:span></text:p>
      <text:p text:style-name="P271"/>
      <text:p text:style-name="P459"><text:span text:style-name="T1961">O</text:span><text:span text:style-name="T199">ne day Master Tim called me into his office.</text:span></text:p>
      <text:p text:style-name="P272"><text:tab/>“We have a problem that I’d like to discuss.” <text:s/>Master Tim started.</text:p>
      <text:p text:style-name="P272"><text:tab/>“Yes, Sir.” I said standing at attention in his office.</text:p>
      <text:p text:style-name="P272"><text:tab/>“I’ve noticed that you’re enjoying Master Sung Jin’s instructor training,” he said.</text:p>
      <text:p text:style-name="P272"><text:tab/>“Yes, Sir,” I said. <text:s/>“Isn’t it great? <text:s text:c="2"/>Its the best!”</text:p>
      <text:p text:style-name="P272"><text:tab/>“I’ve also noticed that you never miss a class.” he said.</text:p>
      <text:p text:style-name="P272"><text:tab/>“No, Sir.” I replied. <text:s/>“That would be bad etiquette, besides I’d never be able to keep up. <text:s/>Its hard to keep up with him as it is.”</text:p>
      <text:p text:style-name="P459"><text:span text:style-name="T199"><text:tab/>“</text:span><text:span text:style-name="T1962">But you no longer teach my classes,” he said.</text:span></text:p>
      <text:p text:style-name="P273"><text:tab/>“Teach your classes, Sir?” I asked.</text:p>
      <text:p text:style-name="P273"><text:tab/>“You used to teach my classes and now you don’t.” he stated, flatly.</text:p>
      <text:p text:style-name="P584"><text:soft-page-break/><text:span text:style-name="T1962"><text:tab/>“I still teach, Sir.” I started. <text:s/>Black Belts teaching for their master was customary and </text:span><text:span text:style-name="T2652">a </text:span><text:span text:style-name="T1962">privilege. <text:s/>They were expected to and I had been teaching for Master Tim for over 6 years. <text:s/>We were told that it was simply </text:span><text:span text:style-name="T2652">an</text:span><text:span text:style-name="T1962">other requirements for promotion. “I do teach. <text:s/>I teach my own classes in Half Moon Bay.”</text:span></text:p>
      <text:p text:style-name="P584"><text:span text:style-name="T1962"><text:tab/>“</text:span><text:span text:style-name="T1963">Yes, you do teach,” he agreed. “But, you don’t teach my classes.”</text:span></text:p>
      <text:p text:style-name="P274"><text:tab/>“Your classes, Sir?” I asked.</text:p>
      <text:p text:style-name="P584"><text:span text:style-name="T1963"><text:tab/>“</text:span><text:span text:style-name="T1964">Yes, my classes.” he repeated.</text:span></text:p>
      <text:p text:style-name="P584"><text:span text:style-name="T1964"><text:tab/>Two days a week, ever since my own kids had started school, I had put them in the after school program on those days so that I could teach </text:span><text:span text:style-name="T2652">his</text:span><text:span text:style-name="T1964"> children’s classes from 3:30 to 5:30. <text:s/>I’d then rush home picking up the kids before their mother came home. <text:s/>It was no secret but I wasn’t going to inconvenience my family </text:span><text:span text:style-name="T2652">besides</text:span><text:span text:style-name="T1964"> my own kids loved seeing the friends more </text:span><text:span text:style-name="T2652">in the after school program</text:span><text:span text:style-name="T1964">. <text:s/></text:span><text:span text:style-name="T1965">Since </text:span><text:span text:style-name="T1966">my wife and I agreed that if </text:span><text:span text:style-name="T1965">I’d make dinner and take care of the kids </text:span><text:span text:style-name="T1966">then I could leave</text:span><text:span text:style-name="T1965"> to teach my one class in the Recreation Center. <text:s/></text:span><text:span text:style-name="T1966">I could teaching Half Moon Bay instead of for Master Tim. <text:s/></text:span><text:span text:style-name="T1967">It was all voluntary anyway and didn’t really feel that I needed to ask his permission.</text:span></text:p>
      <text:p text:style-name="P584"><text:span text:style-name="T1967"><text:tab/>“</text:span><text:span text:style-name="T1968">Teaching your classes, Sir?” I asked. <text:s/>“I don’t think that I have the time to teach your classes and the ones in Half Moon Bay.”</text:span></text:p>
      <text:p text:style-name="P584"><text:span text:style-name="T1968"><text:tab/>“</text:span><text:span text:style-name="T1969">Well, I’ve noticed that you never miss Master Sung Jin’s class,” </text:span><text:span text:style-name="T1970">he added. <text:s/>“But you don’t even come to the Black Belt classes here, </text:span><text:span text:style-name="T2652">anymore</text:span><text:span text:style-name="T1970">.”</text:span></text:p>
      <text:p text:style-name="P584"><text:span text:style-name="T1970"><text:tab/>“</text:span><text:span text:style-name="T1971">Sir,” I started to respond. <text:s/>“I’ve already been taught all of the curriculum for my next rank and what I need most is practice. <text:s/>Master Sung Jin makes me do </text:span><text:soft-page-break/><text:span text:style-name="T1971">that and way beyond anything that I’ve done before. <text:s/></text:span><text:span text:style-name="T1972">I mean no disrespect, Sir, but I really need to be with my family.”</text:span></text:p>
      <text:p text:style-name="P584"><text:span text:style-name="T1972"><text:tab/>“</text:span><text:span text:style-name="T1973">You have bad etiquette,” he said. <text:s/>It was an accusation, an insult </text:span><text:span text:style-name="T1974">and it was meant to be. <text:s/></text:span><text:span text:style-name="T1975">If the Grand Master could fire people for being rude, being told that you had bad etiquette meant that you wouldn’t learn anything new, you wouldn’t be promoted to your next rank and the other instructors would hear about it and support the master who branded you with that reputation. <text:s/></text:span><text:span text:style-name="T1976">It was a shaming and although Americans didn’t really practice it, Koreans did and it is part of the martial arts culture.</text:span></text:p>
      <text:p text:style-name="P584"><text:span text:style-name="T1975"><text:tab/>“</text:span><text:span text:style-name="T1976">Sir, what do you want me to do?” I asked, feeling the shame that he wanted me to feel.</text:span></text:p>
      <text:p text:style-name="P584"><text:span text:style-name="T1976"><text:tab/>“You have to give up the Thursday morning training with Master Sung Jin.” he stated. “</text:span><text:span text:style-name="T1977">and go back to teaching my classes.”</text:span></text:p>
      <text:p text:style-name="P275"><text:tab/>“I can’t, Sir.” I said. <text:s/>“I need to spend time with my family. <text:s/>I can’t teach your classes and the classes in Half Moon Bay.”</text:p>
      <text:p text:style-name="P275"><text:tab/>“It looks like you have a decision to make, then.” he said unflinching.</text:p>
      <text:p text:style-name="P584"><text:span text:style-name="T1977"><text:tab/>So, it was business, then. <text:s/></text:span><text:span text:style-name="T1978">Half Moon Bay was a half an hour away and you had to drive over the Santa Cruz Mountains to get there. <text:s/>No one who lived in Half Moon Bay would drive over those mountains just to take martial arts classes. <text:s/>There was no clash of markets, I wasn’t stealing any students, Master Tim wasn’t losing any business. <text:s/>It was clear by his tone and body language that he expected only one response. <text:s/>He expected to hear “Yes, Sir.” and that would be the only way that I would be able to progress in Kuk Sool.</text:span></text:p>
      <text:p text:style-name="P584"><text:soft-page-break/><text:span text:style-name="T1978"><text:tab/>“</text:span><text:span text:style-name="T1979">I’m sorry, Sir.” I said after thinking it over. <text:s/>“I know what you want me to do, but I can’t do it. <text:s/></text:span><text:span text:style-name="T1980">I’ve made an obligation to my students. <text:s/>I owe it to them to see it through. <text:s/>You have many instructors and you don’t need me, but they do</text:span><text:span text:style-name="T2652">n’t</text:span><text:span text:style-name="T1980">. <text:s/></text:span><text:span text:style-name="T2652">They only have me.</text:span><text:span text:style-name="T1980"> </text:span><text:span text:style-name="T1981">I can’t give up on them.”</text:span></text:p>
      <text:p text:style-name="P584"><text:span text:style-name="T1981"><text:tab/></text:span><text:span text:style-name="T1982">He just stared at me, saying nothing. <text:s/></text:span><text:span text:style-name="T1983">He had made up his mind. <text:s/></text:span></text:p>
      <text:p text:style-name="P276"/>
      <text:p text:style-name="P585"><text:span text:style-name="T1983">I </text:span><text:span text:style-name="T2003">left feeling devastated. <text:s/></text:span><text:span text:style-name="T1984">I had no teacher. <text:s/></text:span><text:span text:style-name="T1985">I would not be promoted no matter how hard I trained. <text:s/>Being shamed hurts. <text:s/></text:span><text:span text:style-name="T1986">It is not the same as blame. <text:s/></text:span><text:span text:style-name="T1987">Blame uses the phrase “you did that” and “its your fault”. <text:s/></text:span><text:span text:style-name="T1988">But shame is subtle and, yet, fundamentally different. <text:s/>Shame uses the phrase “I did that” and “its my fault”. <text:s/></text:span><text:span text:style-name="T1989">You can dismiss blame as someone else’s misperception, but you can’t dismiss shame because it is your own misperception. <text:s/></text:span><text:span text:style-name="T1990">I use the word “misperception” because no one should suffer from shame. <text:s/></text:span><text:span text:style-name="T1991">Shame is perhaps the most useless of emotions. <text:s/></text:span><text:span text:style-name="T1992">It contributes nothing and p</text:span><text:span text:style-name="T1991">eople can die from shame. <text:s/></text:span><text:span text:style-name="T1993">I seemed to have a reflex against shame because </text:span><text:span text:style-name="T1994">I only felt that way for a short while. <text:s/></text:span><text:span text:style-name="T1995">And my own logic went as follows. <text:s/>I could ask Master Sung Jin to be my teacher only he’d just tell me to work things out with Master Tim. <text:s/></text:span><text:span text:style-name="T1996">Even IF he accepted me as a student, Master Tim would be right. <text:s/></text:span><text:span text:style-name="T1997">I didn’t have good martial arts etiquette and even though I’d continue to learn and grow in Kuk Sool he and I would both know that </text:span><text:span text:style-name="T1998">I didn’t have good character. <text:s/></text:span><text:span text:style-name="T1999">I had my rank, second degree black belt, and that couldn’t be taken away. <text:s/>I had learned everything to third degree black belt. <text:s/>That was a lot of material to know and do well even if I didn’t get the recognition. I had my students, too. <text:s/>They’d continue. <text:s/>They’d learn. <text:s/></text:span><text:span text:style-name="T2000">I needed a teacher if I was going to grow as a martial artist but I could be happy knowing what I had learned </text:span><text:soft-page-break/><text:span text:style-name="T2000">and teaching it to my students. <text:s/></text:span><text:span text:style-name="T2001">If I was going to have Master Sung Jin as my instructor it would not be because I gave up on my old teacher and found a better one. <text:s/>Despite Master Tim’s </text:span><text:span text:style-name="T2002">attitude</text:span><text:span text:style-name="T2001">, he at least deserved that.</text:span></text:p>
      <text:p text:style-name="P277"/>
      <text:p text:style-name="P460"><text:span text:style-name="T2001">I </text:span><text:span text:style-name="T199">continued to train on Thursday Mornings and grow and improve. <text:s/></text:span><text:span text:style-name="T2004">18 months had gone by and I invited Master Sung Jin to my new studio to give a seminar to my students. <text:s/>It would be the first time that any of them would meet a bona fide martial arts master. <text:s/></text:span><text:span text:style-name="T2005">He arrived early to stretch and warm up and my own students started coming in. <text:s/>Their reverence for the man was reflected in their crisp martial arts etiquette and their silence as they also casually stretched. <text:s/>I tried to fill the awkward silence with a little bit of small talk.</text:span></text:p>
      <text:p text:style-name="P278"/>
      <text:p text:style-name="P278"><text:tab/>“This is Richard,” I introduced the man next to me to Master Sung Jin. <text:s/>“He is going to try for Grand Champion at the tournament next month.”</text:p>
      <text:p text:style-name="P278"><text:tab/>Master Sung Jin smiled and nodded.</text:p>
      <text:p text:style-name="P278"><text:tab/>“This is Roxanne,” I said introducing the young woman on the other side of him. <text:s/>“She, too, is training really hard to be Grand Champion in the Women’s Division.”</text:p>
      <text:p text:style-name="P460"><text:span text:style-name="T2005"><text:tab/></text:span><text:span text:style-name="T2006">Master Sung Jin smiled and nodded and continued to stretch his legs, folding himself completely over tucking his head for extra benefit.</text:span></text:p>
      <text:p text:style-name="P279"><text:tab/>“And I’m going to compete too,” I said. “For Grand Champion among the Second Degree Black Belts.”</text:p>
      <text:p text:style-name="P279"><text:tab/>“You!?” he said suddenly his head popping up to look me straight the eye. <text:s/>“You’re competing?”</text:p>
      <text:p text:style-name="P279"><text:soft-page-break/><text:tab/>“Of course, Sir.” <text:s/>I said, surprised and slightly flustered by this reaction.</text:p>
      <text:p text:style-name="P279"><text:tab/>“You have to take lessons from me, then.” he demanded.</text:p>
      <text:p text:style-name="P279"><text:tab/>“Yes, Sir!” I said. <text:s/>“When do I show up?”</text:p>
      <text:p text:style-name="P279"/>
      <text:p text:style-name="P586"><text:span text:style-name="T2006">J</text:span><text:span text:style-name="T2018">ust like that I started training with one of the World’s best martial artist and I’ve been his student ever since. <text:s/></text:span><text:span text:style-name="T2007">It was important to me that I maintain my own self-respect throughout my martial arts training. <text:s/></text:span><text:span text:style-name="T2008">I couldn’t have gotten into </text:span><text:span text:style-name="T2653">it </text:span><text:span text:style-name="T2008">any deeper without doing it this way. <text:s/>Sincerity and authenticity are principles that I didn’t even know about and I hadn’t really know</text:span><text:span text:style-name="T2017">n</text:span><text:span text:style-name="T2008"> how important they were to me. </text:span><text:span text:style-name="T2009">Running a business, though, were your financial security depends on how willing you are to make compromises will teach </text:span><text:span text:style-name="T2017">you</text:span><text:span text:style-name="T2009"> exactly about your character. <text:s/></text:span><text:span text:style-name="T2010">Years later, as the economy got worse a mov</text:span><text:span text:style-name="T2017">i</text:span><text:span text:style-name="T2010">e came out called </text:span><text:span text:style-name="T2783">Kung Fu Panda</text:span><text:span text:style-name="T2010"> which was a smash hit among children and parents. </text:span><text:span text:style-name="T2011">I love it and it is still one of my favorites. <text:s/>Every martial arts school took advantage of the free advertising in martial arts and invested in Panda posters, panda t-shirts, </text:span><text:span text:style-name="T2017">stuffed pandas</text:span><text:span text:style-name="T2011"> and so on. <text:s/></text:span><text:span text:style-name="T2017">Anything to help promoted their schools. <text:s/></text:span><text:span text:style-name="T2012">Many even wore panda costumes and stood outside their studio to draw more and more attention to themselves and generate business. <text:s/></text:span><text:span text:style-name="T2013">It worked, too. <text:s/></text:span><text:span text:style-name="T2017">For a short time, their business improved because of a charming animated movie. </text:span><text:span text:style-name="T2013"><text:s/>But, not me. <text:s/></text:span><text:span text:style-name="T2014">I was a proud teacher of a noble profession and I wouldn’t pander to wearing a panda outfit just to grab the attention of children and parents. <text:s/>I didn’t fault anyone who did it, though. <text:s/>They are running a business and need to make money. <text:s/>But, for me, I’d rather go hungry or take a second job than put on a </text:span><text:span text:style-name="T2017">clown suit</text:span><text:span text:style-name="T2014">. <text:s/></text:span><text:span text:style-name="T2017">I wished to exemplify self-respect and dignity like my teacher did and </text:span><text:span text:style-name="T2653">that</text:span><text:span text:style-name="T2017"> was what I was selling.</text:span><text:span text:style-name="T2014"> <text:s/></text:span><text:span text:style-name="T2015">There </text:span><text:soft-page-break/><text:span text:style-name="T2015">were other things to generate business that I just couldn’t do. <text:s/>They aren’t worth mentioning. <text:s/></text:span><text:span text:style-name="T2017">Capitalism, though, seems determine </text:span><text:span text:style-name="T2019">to force you to compromise your values, </text:span><text:span text:style-name="T2017">to turn even the most righteous into some kind of whore, if you let it.</text:span><text:span text:style-name="T2015"> <text:s/></text:span><text:span text:style-name="T2016">You don’t really know yourself until you reach the boundaries of your choices, though, and I’ve always been the better for </text:span><text:span text:style-name="T2653">have reached them</text:span><text:span text:style-name="T2016">.</text:span></text:p>
      <text:p text:style-name="P280"/>
      <text:p text:style-name="P587"><text:span text:style-name="T2016">M</text:span><text:span text:style-name="T2026">aster Sung Jin’s lessons in Houston were like they had always been. <text:s/></text:span><text:span text:style-name="T2025">As always, he worked me hard in each and everyone of them.</text:span><text:span text:style-name="T2026"> <text:s/></text:span><text:span text:style-name="T2020">I hadn’t seen him for a long while, so the first one was to evaluate what I still knew. </text:span><text:span text:style-name="T2021">It was almost equivalent to a black belt test, only shorter. </text:span><text:span text:style-name="T2022">A few days later he started teaching me new material. <text:s/></text:span><text:span text:style-name="T2023">Just keep in mind that old adage “I shouldn’t have to repeat myself” and you’ll know the exactitude of his teaching style. <text:s/></text:span><text:span text:style-name="T2654">He</text:span><text:span text:style-name="T2023"> was very particular with distinct details. <text:s/>I’d go back to my Rv and practice some more, after some rest, of course. <text:s/>I’d take Chuy out for more walks and go exploring the parks in and around Houston, then find some secluded corner somewhere and review what I had just learned. <text:s/></text:span><text:span text:style-name="T2024">He taught me twice a week and I threw myself into the most advanced and esoteric </text:span><text:span text:style-name="T2654">material </text:span><text:span text:style-name="T2024">that I’d ever learned. <text:s/></text:span><text:span text:style-name="T2025">Master Chris was there, too. <text:s/>Master Sung Jin had no studio of his own and Master Chris considered it an honor to offer his place for the convenience of his teacher. <text:s/></text:span><text:span text:style-name="T2027">One can only learn so much before you get saturated, though, and Houston was a very expensive place to be. <text:s/>I had a fixed income and really no means of increasing it. <text:s/>When I moved on, though, I continued to meet with Master Sung Jin in online private video calls. I knew him well enough and I was expert enough for him to instruct me in this way. <text:s/>I wasn’t exactly sure what I would do in Kuk Sool in the future. <text:s/>Whether I’d start a </text:span><text:soft-page-break/><text:span text:style-name="T2027">full time studio or just a partime school in a recreation center, but it made me feel happy and alive again to be in training and to be </text:span><text:span text:style-name="T2654">expanding my repertoire</text:span><text:span text:style-name="T2027">.</text:span></text:p>
      <text:p text:style-name="P281"/>
      <text:p text:style-name="P588"><text:span text:style-name="T2027">Chuy loved it too. <text:s/></text:span><text:span text:style-name="T2028">It was too hot to leave Chuy anywhere, even in the car, so I brought him into the studio during my lessons. <text:s/>I’d also attend classes at night with Master Chris and his students. <text:s/>They all fell in love with the big fluffy, fur, happy tail wagger. <text:s/></text:span><text:span text:style-name="T2029">I had to teach him to lay down while everyone else was moving around. <text:s/>He naturally </text:span><text:span text:style-name="T2654">believed that</text:span><text:span text:style-name="T2029"> their activity meant that he should play too. <text:s/></text:span><text:span text:style-name="T2030">He almost started taking on the role of school mascot, until some parents complained afraid that he might be too big for the little children in the studio. <text:s/></text:span><text:span text:style-name="T2031">Business comes first and I started leaving him the car with the window open and checking up on him every 20 minutes or so. <text:s/></text:span><text:span text:style-name="T2032">Hot and humid </text:span><text:span text:style-name="T2654">for me </text:span><text:span text:style-name="T2032">isn’t the same as hot </text:span><text:span text:style-name="T2654">and humid for a big fury dog </text:span><text:span text:style-name="T2032">and Chuy always had plenty of water, fresh air and exercise. <text:s/></text:span><text:span text:style-name="T2033">It was a great joy to have such a loving and affectionate companion on my trip. <text:s/></text:span><text:span text:style-name="T2034">I had lived with Michelle and had half a dozen dogs there, but I had never had a dog as a sole companion and me the only companion for him. <text:s/></text:span><text:span text:style-name="T2035">Dogs really do love unconditionally, something that I might have received from my mother and possibly my own children but no one else. <text:s/>It is really </text:span><text:span text:style-name="T2654">h</text:span><text:span text:style-name="T2035">a</text:span><text:span text:style-name="T2654">r</text:span><text:span text:style-name="T2035">d to stay in the doldrums when a cold nose nudges you and drops a sloppy soggy chew toy in your lap with big brown eyes that say “I dare you to throw it.”</text:span></text:p>
      <text:p text:style-name="P282"/>
      <text:h text:style-name="P1" text:outline-level="1"><text:soft-page-break/>Chapter 16: <text:span text:style-name="T2884">Chuy’s last gift for me.</text:span></text:h>
      <text:p text:style-name="P283"/>
      <text:p text:style-name="P589"><text:span text:style-name="T2655">David is a friend that I knew before I became a professional martial artist. <text:s/>We met working in a start up in Silicon Valley during the Dot Com era and we were both going to be millionaires, just like so many other high tech </text:span><text:span text:style-name="T2036">professionals. <text:s/>He was there when I went through my first divorce and we had always kept in touch. <text:s/></text:span><text:span text:style-name="T2654">H</text:span><text:span text:style-name="T2036">e and Master Kym were the only people who </text:span><text:span text:style-name="T2654">showed any</text:span><text:span text:style-name="T2036"> concerne about me during my Walkabout. <text:s/>He had moved away from California nearly 20 years ago and had moved several times since. <text:s/>He even came all of the way back to California to attend my wedding with Michelle. <text:s/></text:span><text:span text:style-name="T2037">He now lived in Florida. <text:s/></text:span><text:span text:style-name="T2038">Going to Houston had given me direction and drive and I considered go north from there to Chicago and attempt to reconcile things with my son, I still felt that I might not be ready for that. <text:s/></text:span><text:span text:style-name="T2656">Shaun</text:span><text:span text:style-name="T2038"> was still getting settled and sorting himself out, I wasn’t sure that he’d be ready to break the ice of the ultimatum that he shared with his sister. <text:s/></text:span><text:span text:style-name="T2039">David, though, needed my help. <text:s/></text:span><text:span text:style-name="T2040">Sadly, his mother had moved into a senior care </text:span><text:span text:style-name="T2656">home </text:span><text:span text:style-name="T2040">after having trouble with her hip </text:span><text:span text:style-name="T2041">and she was not recovering. <text:s/></text:span><text:span text:style-name="T2042">David lived in an RV near his mother’s house so that he could watch after her. <text:s/>It was a house that she would never return to. <text:s/></text:span><text:span text:style-name="T2043">He needed some help selling all of his mother’s possessions </text:span><text:span text:style-name="T2044">and </text:span><text:span text:style-name="T2656">upgrading it for h</text:span><text:span text:style-name="T2044">im and his wife, Carol. <text:s/></text:span><text:span text:style-name="T2045">They enjoyed the RV life but a house is bigger and better and it gave them additional options for seeing their grandchildren </text:span><text:span text:style-name="T2046">and family. <text:s/></text:span><text:span text:style-name="T2047">So, my </text:span><text:span text:style-name="T2049">real destination would be </text:span><text:span text:style-name="T2047">Florida, </text:span><text:span text:style-name="T2048">but there was no hurry. <text:s/>It would be another month or two before he needed me. <text:s/></text:span><text:span text:style-name="T2050">Things were looking up, though. </text:span><text:span text:style-name="T2051">Months of aimless traveling and aloneness were now starting to have some direction and purpose and meeting up with good people. <text:s/></text:span><text:soft-page-break/><text:span text:style-name="T2656">When you’ve been broken you grab onto hope any way that you can. <text:s/></text:span><text:span text:style-name="T2657">Hope was entering back into my life and a direction for the future, too. <text:s/>Damn, depression is a hard hole to climb out of.</text:span></text:p>
      <text:p text:style-name="P284"/>
      <text:p text:style-name="P461"><text:span text:style-name="T2051">T</text:span><text:span text:style-name="T199">o get to Florida from Houston you have to drive through the South. <text:s/></text:span><text:span text:style-name="T2052">Of course I’d heard of The South all of my life but I hadn’t experienced any of it. <text:s/></text:span><text:span text:style-name="T2053">The stigma from news and movies makes it seem a little backward and the reputation of California among Southerners is bad at best. <text:s/></text:span><text:span text:style-name="T2054">I approached with caution and an open mind. <text:s/></text:span><text:span text:style-name="T2055">I spent on</text:span><text:span text:style-name="T2057">e</text:span><text:span text:style-name="T2055"> night in Louisiana in the parking lot of an historic house turned into a muse</text:span><text:span text:style-name="T2056">u</text:span><text:span text:style-name="T2055">m. <text:s/></text:span><text:span text:style-name="T2057">It was on the bayou and surrounded by swamps. <text:s/>There were signs everywhere saying “beware of alligators” </text:span><text:span text:style-name="T2058">and Chuy and I saw a few. <text:s/></text:span><text:span text:style-name="T2059">That meant Chuy would be under strict control. <text:s/>The only real problem that I had was that I didn’t have enough electricity. <text:s/></text:span><text:span text:style-name="T2060">I have a solar generator and a back up gas generator. <text:s/>The problem was the air conditioning. <text:s/></text:span><text:span text:style-name="T2061">It uses so much power that my batteries would be drained in about 4 hours and sleeping in the humid heat of a Louisiana swamp is pretty hard to do, if you aren’t used to it. <text:s/></text:span><text:span text:style-name="T2062">A small fan didn’t consume nearly as much power and helped a little bit. <text:s/>It was interesting being lulled to sleep by the ever present insect noises of the swamp and occasional sound of a car driving by. <text:s/></text:span><text:span text:style-name="T2063">It lent credence to all of those movies that I had seen </text:span><text:span text:style-name="T2658">of a heated tension between man and environment</text:span><text:span text:style-name="T2063">. <text:s/></text:span><text:span text:style-name="T2064">The next day we were off through a </text:span><text:span text:style-name="T2658">small </text:span><text:span text:style-name="T2064">bit of Mississippi and into Alabama.</text:span></text:p>
      <text:p text:style-name="P285"/>
      <text:p text:style-name="P462"><text:span text:style-name="T2064">M</text:span><text:span text:style-name="T199">y research into the narcissistic family complex brought me to the fundamental dysfunction. <text:s/></text:span><text:span text:style-name="T2065">Every narcissist knows how to lie and lie convincingly. <text:s/></text:span><text:span text:style-name="T2066">Lying is their </text:span><text:soft-page-break/><text:span text:style-name="T2066">main tool of manipulation and it often has nuggets of truth within it in order to make even the most inquisitive </text:span><text:span text:style-name="T2659">person </text:span><text:span text:style-name="T2066">think that the lie might actually be the truth. <text:s/></text:span><text:span text:style-name="T2067">The </text:span><text:span text:style-name="T2659">Big </text:span><text:span text:style-name="T2067">Lie, though, is the anchor for the narcissist’s sanity </text:span><text:span text:style-name="T2068">and the </text:span><text:span text:style-name="T2659">Big </text:span><text:span text:style-name="T2068">Lie always has something to do with their self-esteem, their self-image or their sense of self. <text:s/></text:span><text:span text:style-name="T2069">What was the </text:span><text:span text:style-name="T2659">Big </text:span><text:span text:style-name="T2069">Lie in my marriage then? <text:s/>I was still absorbing the fact that my ex-wife had all of these behaviors. <text:s/>The data was irrefutable. <text:s/>I just couldn’t believe that I had been so thoroughly used and so thoroughly wrong. <text:s/></text:span><text:span text:style-name="T2659">The very essence of my own Cognitive Dissonance.</text:span><text:span text:style-name="T2069"> </text:span><text:span text:style-name="T2070">But, she had the symptoms of a covert narcissist and one of the hardest parts of healing from a covert narcissist is that they are such convincing liars that </text:span><text:span text:style-name="T2659">even the victim has a hard to seeing through the lies and</text:span><text:span text:style-name="T2070"> no one believes the victim </text:span><text:span text:style-name="T2659">when they do</text:span><text:span text:style-name="T2070">. <text:s/>My own children wouldn’t believe me, that much I knew. <text:s/></text:span><text:span text:style-name="T2071">It is hard to call that a Fact via Symptom but it certainly fits. <text:s/></text:span><text:span text:style-name="T2072">What was The </text:span><text:span text:style-name="T2659">Big </text:span><text:span text:style-name="T2072">Lie that was in our marriage?</text:span></text:p>
      <text:p text:style-name="P286"/>
      <text:p text:style-name="P590"><text:span text:style-name="T2072">T</text:span><text:span text:style-name="T2660">he </text:span><text:span text:style-name="T2659">Big </text:span><text:span text:style-name="T2660">Lie was that she was the sweet farm girl that I knew in our courtship. <text:s/>The woman that I proposed to was an excellent mother, a loving companion, supportive, affectionate, understanding. <text:s/></text:span><text:span text:style-name="T2073">The woman that I married changed into a self-serving, dismissive person who’s only emotion that she shared with me was how disappointed she was </text:span><text:span text:style-name="T2659">in me and my behavior. <text:s/>And I tried everything to gain her approval, an approval that we had before we were married. <text:s/></text:span><text:span text:style-name="T2073">I even went so far as to bring her coffee in bed, so that we could just wake up slowly and start the day off right. <text:s/></text:span><text:span text:style-name="T2659">But, </text:span><text:span text:style-name="T2074">I couldn’t even get that right. <text:s/></text:span><text:span text:style-name="T2075">Not enough sweetener. <text:s/>Not the right sweetener. <text:s/></text:span><text:span text:style-name="T2659">I</text:span><text:span text:style-name="T2075">t too strong </text:span><text:span text:style-name="T2659">or too bitter</text:span><text:span text:style-name="T2075">. <text:s/></text:span><text:span text:style-name="T2076">Eventually, I just made a pot of coffee and </text:span><text:span text:style-name="T2077">cheerfully </text:span><text:span text:style-name="T2076">said “join me in the kitchen, the pot’s ready. </text:span><text:span text:style-name="T2077">I’ll be waiting for you.” <text:s/></text:span><text:soft-page-break/><text:span text:style-name="T2659">Then,</text:span><text:span text:style-name="T2077"> she suddenly had these big dreams. <text:s/>She wanted to move out of the house and buy a place in Washington where she could run a horse boarding business. <text:s/></text:span><text:span text:style-name="T2659">In response, I listened a</text:span><text:span text:style-name="T2078">nd supported her. <text:s/>At first </text:span><text:span text:style-name="T2659">these dreams were</text:span><text:span text:style-name="T2078"> just </text:span><text:span text:style-name="T2659">a </text:span><text:span text:style-name="T2078">passing research </text:span><text:span text:style-name="T2659">into “what-ifs”</text:span><text:span text:style-name="T2078"> asking questions like “gee, how much would it cost to buy ranch in </text:span><text:span text:style-name="T2659">Eastern Washington</text:span><text:span text:style-name="T2078">?” </text:span><text:span text:style-name="T2659">while</text:span><text:span text:style-name="T2078"> looking at videos of real estate agents in the area </text:span><text:span text:style-name="T2079">and checking on the value of our own house. <text:s/>“</text:span><text:span text:style-name="T2080">How much buying power did we have?” <text:s/></text:span><text:span text:style-name="T2081">A month or two went on as she became obsessed with starting a new business outside of Spokane. <text:s/></text:span><text:span text:style-name="T2659">I played the role of supportive husband and listened to her for hours and watched drone videos of dozens of pastureland real estate ads. <text:s/></text:span><text:span text:style-name="T2081">I asked finally “where do I fit in to all of this?” <text:s/></text:span><text:span text:style-name="T2082">She tried to convince me that she’d find me something to do. <text:s/></text:span><text:span text:style-name="T2083">As I listened more and more, what sounded like a passing fancy was becoming a life’s goal</text:span><text:span text:style-name="T2084"> and more importantly, I wasn’t a part of it. <text:s/></text:span><text:span text:style-name="T2661">One can only undulge their partner for so long before you have to push back a little.</text:span></text:p>
      <text:p text:style-name="P287"/>
      <text:p text:style-name="P463"><text:span text:style-name="T2084"><text:tab/>“</text:span><text:span text:style-name="T2085">How are we going to do this?” I asked her </text:span><text:span text:style-name="T2661">while watching for the third time her favorite video of the perfect ranch. <text:s/>It had a house, barn, covered horse arena, </text:span><text:span text:style-name="T2662">even an irrigation pond.</text:span></text:p>
      <text:p text:style-name="P288"><text:tab/>“We’ll sell this place,” she said. “and buy that ranch right there and move in. <text:s/>It has stalls for 12 horses and a large covered paddock for exercising and training.”</text:p>
      <text:p text:style-name="P463"><text:span text:style-name="T2085"><text:tab/>“</text:span><text:span text:style-name="T2086">Right and whose going to do this work?” I asked.</text:span></text:p>
      <text:p text:style-name="P289"><text:tab/>“I am of course,” she said.</text:p>
      <text:p text:style-name="P463"><text:soft-page-break/><text:span text:style-name="T2086"><text:tab/>“Okay, </text:span><text:span text:style-name="T2663">I don’t want to be a buzz-kill but </text:span><text:span text:style-name="T2086">let’s just crunch the numbers,” I started out. <text:s/>“12 horses exercised daily for 45 minutes each comes to 9 hours. <text:s/></text:span><text:span text:style-name="T2087">Can you do 9 hours seven days a week?”</text:span></text:p>
      <text:p text:style-name="P290"><text:tab/>“I’ll hire people to help me,” she said.</text:p>
      <text:p text:style-name="P290"><text:tab/>“But you don’t like the way people do things,” I pointed out. “You had a kid here working for you for 3 weeks and let him go because he needed to be supervised. <text:s/><text:span text:style-name="T2881">You love the animals so much that you’re afraid that someone else will make a mistake and hurt them, not doing it your way. <text:s/></text:span>I can’t see you trusting anyone with a horse without <text:span text:style-name="T2881">direct </text:span>supervision.”</text:p>
      <text:p text:style-name="P463"><text:span text:style-name="T2087"><text:tab/>“</text:span><text:span text:style-name="T2088">I can do it,” she insisted. <text:s/>“You underestimate me.”</text:span></text:p>
      <text:p text:style-name="P590"><text:span text:style-name="T2088"><text:tab/>“Okay,” I admitted. <text:s/>“</text:span><text:span text:style-name="T2664">I know that y</text:span><text:span text:style-name="T2088">ou get something done once you put your mind to it. <text:s/>I admire that about you. <text:s/></text:span><text:span text:style-name="T2089">Please, how much </text:span><text:span text:style-name="T2664">would</text:span><text:span text:style-name="T2089"> you charge for boarding? <text:s/>According to Google, we’re looking at an average of $400/month. <text:s/></text:span><text:span text:style-name="T2090">That’s $4,800 for 12 horses. <text:s/></text:span><text:span text:style-name="T2091">To have an employee, you’ve got </text:span><text:span text:style-name="T2664">to</text:span><text:span text:style-name="T2091"> pay him a living wage, at least and that would be $3 to $4 K. <text:s/></text:span><text:span text:style-name="T2664">That means that, y</text:span><text:span text:style-name="T2092">ou’re working hard for next to nothing. <text:s/></text:span><text:span text:style-name="T2093">And that doesn’t include the expenses of insurance, vet bills and so on. <text:s/></text:span><text:span text:style-name="T2664">Besides that, y</text:span><text:span text:style-name="T2093">ou wouldn’t have any time to spend with the girls.”</text:span></text:p>
      <text:p text:style-name="P463"><text:span text:style-name="T2093"><text:tab/>She didn’t like my thinking and insisted that she could do it. <text:s/>I didn’t like disagreeing with her </text:span><text:span text:style-name="T2665">and I certainly didn’t want to shatter her dreams but her distraction of moving to a bigger, badder and better ranch was becoming an obsession. <text:s/>And, I really wanted to know what part do I play in this? </text:span><text:span text:style-name="T2093"><text:s/>What hurt most of all was that I wasn’t anywhere in this picture except to be the free labor that she’d need to make it work. <text:s/>I was in my late 50s and hard physical labor wasn’t something that I was willing to do, anymore.</text:span></text:p>
      <text:p text:style-name="P291"><text:soft-page-break/></text:p>
      <text:p text:style-name="P464"><text:span text:style-name="T2093">T</text:span><text:span text:style-name="T199">hat was the </text:span><text:span text:style-name="T2666">Big </text:span><text:span text:style-name="T199">Lie. <text:s/></text:span><text:span text:style-name="T2094">She honestly believed that she was a benevolent animal lover </text:span><text:span text:style-name="T2095">and all around down to earth farm woman. <text:s/></text:span><text:span text:style-name="T2096">She wasn’t. <text:s/>As I observed her life I had realized that she had never worked on her own enough to build up a business. <text:s/>Her first husband had helped her. <text:s/>When they divorced she fell apart and her father bailed her out by purchasing her house for her. <text:s/>He owned it and put it in a trust for the girls. <text:s/></text:span><text:span text:style-name="T2097">She didn’t own anything and got the benefits of using it for free. <text:s/></text:span><text:span text:style-name="T2098">She wasn’t the image of strength and rugged independence at all. <text:s/></text:span><text:span text:style-name="T2099">So, </text:span><text:span text:style-name="T2100">why lie to me. <text:s/>Why even marry me? <text:s/>I thought that she married me for Love, </text:span><text:span text:style-name="T2666">because I was good to her daughters and good for her,</text:span><text:span text:style-name="T2100"> but that obviously wasn’t the case. <text:s/></text:span><text:span text:style-name="T2101">That’s when I learned about “mirroring”.</text:span></text:p>
      <text:p text:style-name="P292"/>
      <text:p text:style-name="P465"><text:span text:style-name="T2101">M</text:span><text:span text:style-name="T199">irroring is a behavior that narcissists engage in when they first meet their next target. <text:s/></text:span><text:span text:style-name="T2102">They listen intently and give all of their attention to the new person. <text:s/></text:span><text:span text:style-name="T2103">It looks like the beginnings of admiration or love but it is really fact-finding. <text:s/>They learn everything that they can by what you tell them and mirror your own needs back to you. <text:s/></text:span><text:span text:style-name="T2104">It sounds to</text:span><text:span text:style-name="T2667">o</text:span><text:span text:style-name="T2104"> good to be true because it IS too good to be true. <text:s/>I fell for it completely. <text:s/></text:span><text:span text:style-name="T2105">How could I not? <text:s/>I was a burned out business owner and single dad working two jobs to get </text:span><text:span text:style-name="T2667">my </text:span><text:span text:style-name="T2105">two 20 something </text:span><text:span text:style-name="T2667">kids through college and</text:span><text:span text:style-name="T2105"> on their way to adulthood. <text:s/></text:span><text:span text:style-name="T2106">Twenty year olds have no patience for their parents as they learn about adulthood, so I was ripe for some loving affection and attention especially from an attractive woman. <text:s/>She was a good mother, I’ll grant her that and that only improved her appeal. <text:s/>How could I not fall for a woman who wanted to make home cooked meals, stay home enjoying an idyllic garden surrounded by </text:span><text:soft-page-break/><text:span text:style-name="T2106">cute little animals. <text:s/></text:span><text:span text:style-name="T2107">Financially, we would be doing just fine or we could work a little harder and benefit </text:span><text:span text:style-name="T2668">from</text:span><text:span text:style-name="T2107"> that </text:span><text:span text:style-name="T2667">directly</text:span><text:span text:style-name="T2107">. <text:s/>It was a perfect image. <text:s/>A perfect lie. <text:s/>A lie so good that my children still believe it.</text:span></text:p>
      <text:p text:style-name="P293"/>
      <text:p text:style-name="P591"><text:span text:style-name="T2107">Why mirror me? <text:s/>I didn’t have immense wealth. <text:s/>I didn’t have high ambitions. <text:s/></text:span><text:span text:style-name="T2108">That, too, came out of my research. <text:s/></text:span><text:span text:style-name="T2109">I’m the nice guy. <text:s/></text:span><text:span text:style-name="T2668">It turns out that n</text:span><text:span text:style-name="T2110">arcissists love to go for the nice people, the sweet and honest people, the people with integrity. <text:s/>In truth, the people who actually know how to love, from the</text:span><text:span text:style-name="T2668">ir</text:span><text:span text:style-name="T2110"> heart. <text:s/>This is the absolute best source for their ever need for narcissistic supply and in the beginning they make it all about their new partner. <text:s/></text:span><text:span text:style-name="T2111">This was another Fact via Symptom that was hard to accept. <text:s/></text:span><text:span text:style-name="T2112">I had felt diminished, dismissed and disappointment for so long that I couldn’t believe that the reason why I had fallen so low and lost so much was because I had so much to offer. <text:s/></text:span><text:span text:style-name="T2668">The projection from Those Siblings of me being “selfish and arrogant” was a constant self-criticism and desire to own and fix was hard to overcome, so my ex-wive’s criticism only fed a shame that I already had.</text:span><text:span text:style-name="T2112"> <text:s/></text:span><text:span text:style-name="T2113">But, there was another reason to marry me. <text:s/>Narcs don’t marry out of love. <text:s/>Everything that they do is for image and to keep the attention and supply on themselves. <text:s/>Michelle’s ex-husband had just gotten married and the girls talk</text:span><text:span text:style-name="T2668">e</text:span><text:span text:style-name="T2113">d about it all of the time. </text:span><text:span text:style-name="T2114">The new fiance </text:span><text:span text:style-name="T2668">and soon to be step-mother</text:span><text:span text:style-name="T2114">. The new wedding. <text:s/>The new house. <text:s/>And the wedding would be in Hawaii and the girls would be bridesmaids. <text:s/>I knew all of this </text:span><text:span text:style-name="T2668">but</text:span><text:span text:style-name="T2114"> the atmosphere in the house never sounded like jealousy. <text:s/>In fact, quite the opposite. <text:s/>Michelle played the role of forgiving farm girl even then, but she pressured me more and more to marry her. <text:s/>I put her off because I was still mourning the loss of my Dad </text:span><text:soft-page-break/><text:span text:style-name="T2114">then my Aunt. <text:s/>“Years from now when times get tough you don’t want to doubt my intentions by saying ‘you only married me because of your Dad’ do you?” <text:s/></text:span><text:span text:style-name="T2668">So, when I proposed it was on my terms, at least it felt that way. </text:span><text:span text:style-name="T2114"><text:s/></text:span><text:span text:style-name="T2115">And the Wedding, too, i</text:span><text:span text:style-name="T2668">t</text:span><text:span text:style-name="T2115"> was one of the best days of my life. </text:span><text:span text:style-name="T2116">She had gone all out in the preparations and spared no expense, to which she promised that she’d pay for it, </text:span><text:span text:style-name="T2668">in time, of course</text:span><text:span text:style-name="T2116">. <text:s/>In the end, I did. <text:s/></text:span><text:span text:style-name="T2117">The wedding tho</text:span><text:span text:style-name="T2668">ugh</text:span><text:span text:style-name="T2117"> was part of the mirroring and the </text:span><text:span text:style-name="T2668">Big </text:span><text:span text:style-name="T2117">Lie of who she was. </text:span><text:span text:style-name="T2118">The Wedding was as much a reflection on me as it was the image of her. <text:s/></text:span><text:span text:style-name="T2119">I was in Love when we got married </text:span><text:span text:style-name="T2668">of that I have no doubt</text:span><text:span text:style-name="T2119">. <text:s/>And she helped express it openly and honestly to the world </text:span><text:span text:style-name="T2668">by mirroring it</text:span><text:span text:style-name="T2119">. <text:s/>It was no lie how I felt and that was reflected in every way on our wedding day and, in the end, it had absolutely nothing to do with her. <text:s/></text:span><text:span text:style-name="T2669">In my youth, </text:span><text:span text:style-name="T2120">I had never </text:span><text:span text:style-name="T2669">dreamed of or </text:span><text:span text:style-name="T2120">planned out my wedding day. <text:s/>That might be typical of men, although I’ve known a few who had some important details that they had thought about. <text:s/></text:span><text:span text:style-name="T2121">This wedding was perfect for me and it was meant to draw attention away from her ex-husband’s new happy life. </text:span><text:span text:style-name="T2122">It was meant for the girls, her chief source of supply. <text:s/></text:span><text:span text:style-name="T2670">In essence, I was the template for Michelle’s big wedding and the attention to be placed on her and her new family.</text:span></text:p>
      <text:p text:style-name="P294"/>
      <text:p text:style-name="P466"><text:span text:style-name="T2122">I</text:span><text:span text:style-name="T199">f ever I needed a more honest image of who I was, I couldn’t have guessed it would come to me in this left-handed way. <text:s/>All of those good warm feelings were reflections of me. <text:s/></text:span><text:span text:style-name="T2123">I was picked by this toxic person because I had all of the qualities to help her with her lie, </text:span><text:span text:style-name="T2124">her need to be seen as something that she is not. <text:s/></text:span><text:span text:style-name="T2125">This sound</text:span><text:span text:style-name="T2671">ed to me</text:span><text:span text:style-name="T2125"> like a self-fulfilling compliment </text:span><text:span text:style-name="T2126">and </text:span><text:span text:style-name="T2671">my own </text:span><text:span text:style-name="T2126">ego padding </text:span><text:span text:style-name="T2127">that needed verifying elsewhere. <text:s/></text:span></text:p>
      <text:p text:style-name="P295"><text:soft-page-break/></text:p>
      <text:p text:style-name="P466"><text:span text:style-name="T2127">My family always referred to me as a “dreamer”, “never follows through”, “selfish”, “arrogant”, “a prick”. <text:s/></text:span><text:span text:style-name="T2128">But my students never did. <text:s/></text:span><text:span text:style-name="T2129">I never lost a customer because of my attitude or character. <text:s/></text:span><text:span text:style-name="T2130">And I wasn’t just a “dreamer”, I made </text:span><text:span text:style-name="T2671">things</text:span><text:span text:style-name="T2130"> happen. <text:s/>I made a world class martial art school out of nothing b</text:span><text:span text:style-name="T2671">y</text:span><text:span text:style-name="T2130"> my rock hard determination. <text:s/>That meant that the “never follows through” part was wrong too. <text:s/></text:span><text:span text:style-name="T2131">What was the </text:span><text:span text:style-name="T2671">Big </text:span><text:span text:style-name="T2131">Lie, then, in my family that was so important to keep? <text:s/></text:span><text:span text:style-name="T2132">It was my Dad’s desire that we be “all for one and one for all.” <text:s/></text:span><text:span text:style-name="T2133">We weren’t. <text:s/>They clearly weren’t supportive of me, </text:span><text:span text:style-name="T2134">hell, there were a lot of reasons to be proud of me, but they could never show it. <text:s/></text:span><text:span text:style-name="T2135">Mary, though, went to great lengths every Thanksgiving, Christmas and Easter to go on and on about what a wonderful family that we were. <text:s/>She’d talk about her practice in family counseling and say how “warm and loving” that we all </text:span><text:span text:style-name="T2671">are</text:span><text:span text:style-name="T2135">, how we are “accepting of others” and “non-judgmental” and a whole host of </text:span><text:span text:style-name="T2672">other psychological </text:span><text:span text:style-name="T2135">keywords </text:span><text:span text:style-name="T2672">that weren’t entirely untrue</text:span><text:span text:style-name="T2135">. <text:s/>She said it so much that I heard those same words echoed back to me by long term family friends. <text:s/></text:span><text:span text:style-name="T2672">But, even </text:span><text:span text:style-name="T2135">the other siblings started to teaser Mary for going on and on about it “as if we didn’t already know.” <text:s/></text:span><text:span text:style-name="T2136">The other </text:span><text:span text:style-name="T2672">Big </text:span><text:span text:style-name="T2136">Lie was that Mary was this benevolent healer of mental health. <text:s/></text:span><text:span text:style-name="T2137">The whole family would yield to her college degrees and expertise, never questioning her judgment. <text:s/></text:span><text:span text:style-name="T2138">When she said that my children needed therapy, my parents actually offered to pay for the therapist </text:span><text:span text:style-name="T2139">because they believed in her </text:span><text:span text:style-name="T2672">judgment</text:span><text:span text:style-name="T2139">. <text:s/></text:span></text:p>
      <text:p text:style-name="P296"/>
      <text:p text:style-name="P592"><text:span text:style-name="T2672">Then, I remembered Megan and Shaun as youngsters. <text:s/></text:span><text:span text:style-name="T2140">They were truly adorable. <text:s/></text:span><text:span text:style-name="T2141">Megan’s contagious smile and Shaun’s quiet temperament that made it so easy </text:span><text:soft-page-break/><text:span text:style-name="T2141">for him to make friends. <text:s/>They were accepting and non-judgmental, open-minded and amazingly polite and respectful to everyone. <text:s/></text:span><text:span text:style-name="T2142">This isn’t just some proud father talking. <text:s/>I know children and my children always made me proud. <text:s/>They stood up for others and never bullied anyone. <text:s/>They owned their behavior and were willing to change. <text:s/>Ultimately, they are just plain nice. <text:s/></text:span><text:span text:style-name="T2143">Then I thought of their mother and the contributions that came from </text:span><text:span text:style-name="T2672">her and her side of the family</text:span><text:span text:style-name="T2143">. <text:s/></text:span><text:span text:style-name="T2144">They could be nice, but usually with a price. <text:s/>They were always happy to see us but seldom called or invited us. <text:s/>They weren’t really friends. <text:s/>They fell into the category of “family” which meant that you could be taken for granted. <text:s/></text:span><text:span text:style-name="T2145">Which wasn’t my kids at all. <text:s/></text:span><text:span text:style-name="T2672">My kids had some of their traits but what I saw in them seemed to come from me.</text:span><text:span text:style-name="T2145"> <text:s/>So, if my kids are really a reflection of me, what was I like when I was young? <text:s/></text:span><text:span text:style-name="T2146">I remembered those same friends-of-the-family adoring me because of my dimples and ooh and ahh at me because I was so cute. <text:s/>The words “heart breaker” and “charmer” were used a lot </text:span><text:span text:style-name="T2672">when I was the charming youngster</text:span><text:span text:style-name="T2146">. <text:s/></text:span><text:span text:style-name="T2147">Most importantly I remember something that my Mom had said. <text:s/>I had been playing checkers with Mary and I won. <text:s/>She got mad and threw the game board up in the air flinging the pieces everywhere. <text:s/></text:span><text:span text:style-name="T2148">Mom came in to </text:span><text:span text:style-name="T2672">dampen</text:span><text:span text:style-name="T2148"> the impending fight among </text:span><text:span text:style-name="T2672">two of her</text:span><text:span text:style-name="T2148"> children. <text:s/>It ended with a frustrated Mary stomping off because her little brother had beaten her and that meant that she was stupid. <text:s/></text:span><text:span text:style-name="T2672">After all, she was older and should have won the game by shear age and experience, right?</text:span></text:p>
      <text:p text:style-name="P297"><text:tab/></text:p>
      <text:p text:style-name="P467"><text:span text:style-name="T2148"><text:tab/>“</text:span><text:span text:style-name="T2149">Mom,” I said to my mother. <text:s/>“I’m sorry to make her mad.”</text:span></text:p>
      <text:p text:style-name="P298"><text:tab/>“I <text:span text:style-name="T2882">k</text:span>now dear,” she said.”and its not your fault.”</text:p>
      <text:p text:style-name="P298"><text:soft-page-break/><text:tab/>“Yeah, but, she’s mad at me and that makes it my fault.” I said.</text:p>
      <text:p text:style-name="P298"><text:tab/>“Someday you’ll realize that there’s nothing that you can do about it,” she said. <text:s/>“Try not to think about it.”</text:p>
      <text:p text:style-name="P298"><text:tab/>“She’s not stupid, though.” I said.</text:p>
      <text:p text:style-name="P298"><text:tab/>“What do you mean?” she asked.</text:p>
      <text:p text:style-name="P298"><text:tab/>“She’s not stupid,” I said. “She just made a mistake. <text:s/>If she had moved her other piece I would have had to king her and she’d have won.”</text:p>
      <text:p text:style-name="P298"><text:tab/>“Really?” she said. <text:s/>“You could see that? <text:s/>You could see what she was supposed to do? <text:s/>You were playing both sides of the game?”</text:p>
      <text:p text:style-name="P592"><text:span text:style-name="T2149"><text:tab/>“Yeah,” I said. “Its checkers, its not like its hard. <text:s/>All that she had to do was relax and look and she’d have eventually seen it. <text:s/>She just go mad because I </text:span><text:span text:style-name="T2673">saw it and she didn’t. <text:s/>But she could have if she had only taken another second or two to look at it</text:span><text:span text:style-name="T2149">.”</text:span></text:p>
      <text:p text:style-name="P298"><text:tab/>Mom just smiled at me and patted me on the head, then sent me off to play.</text:p>
      <text:p text:style-name="P298"/>
      <text:p text:style-name="P593"><text:span text:style-name="T2149">That memory was the real me. <text:s/></text:span><text:span text:style-name="T2150">Mary thought that I was gloating and I wasn’t. <text:s/>Not that I didn’t gloat when I played games and won. <text:s/></text:span><text:span text:style-name="T2674">I</text:span><text:span text:style-name="T2151"> might have been contrived </text:span><text:span text:style-name="T2674">that memory</text:span><text:span text:style-name="T2151"> but </text:span><text:span text:style-name="T2674">the memory of </text:span><text:span text:style-name="T2151">Mary’s reaction wasn’t. <text:s/>She was always hot headed when it came to playing games and hated to lose. <text:s/>I thought that it was I who hated to lose but as my memory started to fill in the gaps, </text:span><text:span text:style-name="T2674">it became clear that</text:span><text:span text:style-name="T2151"> she hated to lose a lot more. <text:s/></text:span><text:span text:style-name="T2674">In contrast, </text:span><text:span text:style-name="T2151">I often felt good </text:span><text:span text:style-name="T2674">when</text:span><text:span text:style-name="T2151"> I lost to someone who was </text:span><text:span text:style-name="T2674">good </text:span><text:span text:style-name="T2151">at the game. <text:s/></text:span><text:span text:style-name="T2674">Not only did I learn a thing or tow, it was proof positive that I wasn’t a jerk about it.</text:span><text:span text:style-name="T2151"> <text:s/>I had a reputation among Those Siblings of gloating, but I think that was more of a projection than the actual truth. <text:s/></text:span><text:soft-page-break/><text:span text:style-name="T2152">I saw </text:span><text:span text:style-name="T2674">a </text:span><text:span text:style-name="T2152">younger </text:span><text:span text:style-name="T2674">version of</text:span><text:span text:style-name="T2152"> myself more and more like I saw my own children, as a bright and sensitive person who’s essential nature was nice. <text:s/></text:span><text:span text:style-name="T2153">Self-image can be a tough one to nurture when you’re constantly told that you are an eg</text:span><text:span text:style-name="T2154">o</text:span><text:span text:style-name="T2153">ist, </text:span><text:span text:style-name="T2674">selfish and arrogant</text:span><text:span text:style-name="T2153">. <text:s/></text:span><text:span text:style-name="T2154">It requires independent proof </text:span><text:span text:style-name="T2674">otherwise</text:span><text:span text:style-name="T2154"> they just may be right. <text:s/></text:span><text:span text:style-name="T2155">I was gaining that truth by the day.</text:span></text:p>
      <text:p text:style-name="P299"/>
      <text:p text:style-name="P468"><text:span text:style-name="T2155">T</text:span><text:span text:style-name="T199">here is a word for the nice guy and its “empath”. <text:s/>To be able to ask “what is my sister thinking” while playing checkers at the age of 6 is a sign of empathy. <text:s/></text:span><text:span text:style-name="T2156">Empathy is precisely the concern of how other people think and feel, not about yourself or your image, but actually feel. <text:s/></text:span><text:span text:style-name="T2157">Narcs have no empathy. <text:s/>It is simply something that they cannot do. <text:s/>It is like their inability to self-reflect <text:s/></text:span><text:span text:style-name="T2158">To self-reflect is to be honest about their own faults and flaws. <text:s/>To practice empathy is to realize that someone else’s feelings have value which implies that their needs might be greater than the narc’s own needs </text:span><text:span text:style-name="T2675">and </text:span><text:span text:style-name="T2159">that can </text:span><text:span text:style-name="T2675">never</text:span><text:span text:style-name="T2159"> be. <text:s/></text:span><text:span text:style-name="T2160">A narc can put on a show of empathy but there is always a price, a compensation for doing so. <text:s/>In my sister’s case, when she showed empathy it helped reinforce her own self-image of a benevolent mental health healer. <text:s text:c="2"/></text:span><text:span text:style-name="T2161">So, as long as she has the upper hand, as long as she is addressed in this manner, she will be benevolent, supportive and seem empathetic. <text:s/></text:span><text:span text:style-name="T2162">Cross her, though, dare to address the insecure and selfish person that she really is and you face someone who will weaponize anything to defend that fragile image. <text:s/></text:span><text:span text:style-name="T2163">Narcissists love empaths because they are the richest source of supply, the quickest source of commitment and they can consume them completely, discarding them when they are done. <text:s/>Just like my ex-wife did to me. <text:s/></text:span><text:span text:style-name="T2675">This sounds all so ghoulish and implausible to a healthy person, but we are talking </text:span><text:soft-page-break/><text:span text:style-name="T2675">aren’t talking about “normal” people. <text:s/>We’re talking about people with a lifetime of deep insecurity and the behaviors that they use to protect it.</text:span></text:p>
      <text:p text:style-name="P300"/>
      <text:p text:style-name="P594"><text:span text:style-name="T2163">E</text:span><text:span text:style-name="T2677">mpaths are also known as Truth Tellers. <text:s/></text:span><text:span text:style-name="T2178">They almost have to be in order to separate and account for their own feelings and the feelings of others. <text:s/></text:span><text:span text:style-name="T2179">A Truth Teller is someone who can’t not see the truth. </text:span><text:span text:style-name="T2180">They see the facts and assess them as objectively as possible. </text:span><text:span text:style-name="T2179"><text:s/></text:span><text:span text:style-name="T2181">They also know that not everyone sees all of the truth or even the same truth. <text:s/></text:span><text:span text:style-name="T2676">Other people</text:span><text:span text:style-name="T2181"> might have to be instructed on facts that they didn’t have. <text:s/></text:span><text:span text:style-name="T2180">The </text:span><text:span text:style-name="T2676">Big </text:span><text:span text:style-name="T2180">Lie, though, that is so necessary for the narcissist is part of that truth. <text:s/></text:span><text:span text:style-name="T2181">The Empath/Truth Teller accepts that the other person is either lying, misinformed, or hasn’t figured out the truth yet. <text:s/>At first they might try to correct the narcissist insisting that they are just mistaken </text:span><text:span text:style-name="T2676">and give them more information</text:span><text:span text:style-name="T2181">. <text:s/>The </text:span><text:span text:style-name="T2676">Big </text:span><text:span text:style-name="T2181">Lie is too important to the narcissist and instead of accepting new information and changing their mind, they defend the </text:span><text:span text:style-name="T2676">Big L</text:span><text:span text:style-name="T2181">ie with manipulative tactics. </text:span><text:span text:style-name="T2676">For safety and security, t</text:span><text:span text:style-name="T2181">he Truth Teller learns to play along knowing that the Truth speaks for itself and eventually a contradiction or circumstances will force the narc to change their mind. <text:s/>When the</text:span><text:span text:style-name="T2676">y</text:span><text:span text:style-name="T2181"> do, there is usually someone who must pay the price for the narc being wrong. <text:s/></text:span><text:span text:style-name="T2676">That can’t be the narc because that would point out a fault or a flaw. <text:s/>It has to be </text:span><text:span text:style-name="T2181">the scapegoat. <text:s/></text:span><text:span text:style-name="T2182">So, it is very common that the Empath/Truth Teller is also the scapegoat. <text:s/></text:span><text:span text:style-name="T2183">Does </text:span><text:span text:style-name="T2182">“</text:span><text:span text:style-name="T2183">If it weren’t for him and his stupid ideas, these things wouldn’t have happened.” sound at all familiar? <text:s/>It is precisely how a narcissist treats a scapegoat. <text:s/>I had heard that many times in my life. <text:s/></text:span><text:span text:style-name="T2676">And it is a lot easier to call the scapegoat “selfish and arrogant” than to accept an ugly truth about yourself.</text:span></text:p>
      <text:p text:style-name="P300"><text:soft-page-break/></text:p>
      <text:p text:style-name="P469"><text:span text:style-name="T199">Was I really going to assume empathy as some special skill that I had? <text:s/>Then I remembered that story of transmuting my own anger instigated by a bratty child into something constructive. <text:s/></text:span><text:span text:style-name="T2164">I knew what that child was up to and I knew what it needed. <text:s/>I wasn’t clever because of my ego </text:span><text:span text:style-name="T2678">as in</text:span><text:span text:style-name="T2164"> “I won’t let a child defeat a black belt”. <text:s/></text:span><text:span text:style-name="T2678">Instead,</text:span><text:span text:style-name="T2164"> I applied myself for the good of the child</text:span><text:span text:style-name="T2165"> and, unlike my sister, there was no </text:span><text:span text:style-name="T2678">emotional</text:span><text:span text:style-name="T2165"> price </text:span><text:span text:style-name="T2678">tag </text:span><text:span text:style-name="T2166">(well except </text:span><text:span text:style-name="T2678">for </text:span><text:span text:style-name="T2166">the tuition, I mean, a guy’s gotta eat). <text:s/></text:span><text:span text:style-name="T2167">But more than that, I started to realize that the thing that Those Siblings hated the most about me was actually what made me a sensitive teacher. <text:s/>Their words of “selfish” and “arrogant” were always associated with “manipulative”. <text:s/></text:span><text:span text:style-name="T2184">They hated me most because they thought that I was a manipulator. <text:s/>In fact, o</text:span><text:span text:style-name="T2167">ne of Mom’s favorite memories of us as little children was playing </text:span><text:span text:style-name="T2679">in </text:span><text:span text:style-name="T2167">the backyard. <text:s/>We were there peacefully playing together and Mom sat in the middle. <text:s/></text:span><text:span text:style-name="T2168">After a while, there would be a little quibble her, a short remark there and soon all of the children were bickering and fighting over nothing. <text:s/></text:span><text:span text:style-name="T2169">Then she’d look down and I’d be sitting right next to her with a big grin and innocent smile and she’d ask “what did you do?” <text:s/></text:span></text:p>
      <text:p text:style-name="P301"/>
      <text:p text:style-name="P469"><text:span text:style-name="T2169"><text:tab/></text:span><text:span text:style-name="T2170">I mentioned this story to my friend David and he laughed. <text:s/></text:span></text:p>
      <text:p text:style-name="P469"><text:span text:style-name="T2170"><text:tab/>He said “so you are a prick then?” teasing me. </text:span><text:span text:style-name="T2171">That was fair and that’s </text:span><text:span text:style-name="T2184">what </text:span><text:span text:style-name="T2171">a good friend does. <text:s/></text:span><text:span text:style-name="T2679">A good friend isn’t afraid to contradict you.</text:span><text:span text:style-name="T2171"> </text:span></text:p>
      <text:p text:style-name="P469"><text:span text:style-name="T2171"><text:tab/>“Not as far as my mother saw it. <text:s/>She seemed proud of me.” I said. “I think that she saw me as a precocious boy bright enough to have figured his </text:span><text:span text:style-name="T2184">older </text:span><text:span text:style-name="T2171">brothers and sisters out.” </text:span></text:p>
      <text:p text:style-name="P302"><text:soft-page-break/><text:s/><text:tab/>“Yeah, a bratty little prick!” he insisted daring me to contradict him. <text:s/></text:p>
      <text:p text:style-name="P595"><text:span text:style-name="T2171"><text:tab/>“Okay, fine, I’ll settle for brat. <text:s/>But it was so damned easy.” I said. <text:s/>I smiled then and added “</text:span><text:span text:style-name="T2172">So easy that</text:span><text:span text:style-name="T2171"> even a child could do it.”</text:span></text:p>
      <text:p text:style-name="P303"/>
      <text:p text:style-name="P470"><text:span text:style-name="T2171">T</text:span><text:span text:style-name="T199">hat, though, was just an example of the many </text:span><text:span text:style-name="T2185">behaviors and </text:span><text:span text:style-name="T199">defense mechanisms that I would build up over the years. <text:s/></text:span><text:span text:style-name="T2173">I suspect that Those Siblings always saw me as a prick to them. <text:s/></text:span><text:span text:style-name="T2680">Just as </text:span><text:span text:style-name="T2174">I couldn’t blame four year old Mary for her reaction to a picture, I wasn’t going to blame six year old me for being precocious, as long as I didn’t carry it into my adulthood. <text:s/></text:span><text:span text:style-name="T2175">Many of those behaviors I did bring to adulthood, though. <text:s/></text:span><text:span text:style-name="T2176">Defense mechanisms are learned to protect yourself from emotional abuse </text:span><text:span text:style-name="T2177">and I only needed them when I was with The Family</text:span><text:span text:style-name="T2176">. <text:s/>That, too, was a Fact via Symptom </text:span><text:span text:style-name="T2185">that became more and more obvious to me as I progressed toward the rank of Master. <text:s/></text:span><text:span text:style-name="T2186">My students and friends liked me </text:span><text:span text:style-name="T2680">and saw the best in my while </text:span><text:span text:style-name="T2186">The Family seemed to ask the worst from me. <text:s/></text:span><text:span text:style-name="T2187">And the more I grew into the person that I really was, the less The Family seemed to like me. <text:s/></text:span><text:span text:style-name="T2681">In the narcissistic family complex, t</text:span><text:span text:style-name="T2188">he scapegoat cannot win.</text:span></text:p>
      <text:p text:style-name="P304"/>
      <text:p text:style-name="P610"><text:span text:style-name="T2188">A</text:span><text:span text:style-name="T2683">s I saw those qualities in my own children as a reflection of me, I realized the qualities in Michelle’s children as a reflection of her. <text:s/>Alicia was the oldest and suffered from hyperactivity and dyslexia. <text:s/>She couldn’t spell her way out of an English class. <text:s/>I was sympathetic, of course. <text:s/>I’d worked with children just like her. <text:s/>All she needed was patience and understanding </text:span><text:span text:style-name="T2682">and a lot of support</text:span><text:span text:style-name="T2683">. <text:s/>I gave it to her over and over again. <text:s/></text:span><text:span text:style-name="T2189">She was quite assertive, too, and when she heard of a Charter School near her Dad’s house she jumped at the chance. <text:s/>She’d have her </text:span><text:soft-page-break/><text:span text:style-name="T2189">own </text:span><text:span text:style-name="T2682">personal </text:span><text:span text:style-name="T2189">counselor dedicated specifically to overcoming her learning disability. <text:s/></text:span><text:span text:style-name="T2190">Michelle hated it, she would be losing her daughters (Hailey would go there, too). <text:s/>I looked upon this as an opportunity for Michelle and I to work on our marriage (the pandemic, lost business, tight money and that fire was really pushing the limits of our </text:span><text:span text:style-name="T2682">emotional endurance</text:span><text:span text:style-name="T2190">), but now, I realize that Michelle’s chief supply was her girls. <text:s/>Knowing what I know now, she got her narc supply from her girls and as they got older, they wanted more and more independence.</text:span><text:span text:style-name="T2189"> <text:s/></text:span><text:span text:style-name="T2190">As for Alicia</text:span><text:span text:style-name="T2189">, for the 4 years </text:span><text:span text:style-name="T2682">of high school</text:span><text:span text:style-name="T2189">, we were </text:span><text:span text:style-name="T2190">harassed daily</text:span><text:span text:style-name="T2189"> by an enabled cranky teen who insisted that the only way that she’d get into a decent college was if we simply “got out of her way and left her alone”. <text:s/></text:span><text:span text:style-name="T2190">It was worse during the pandemic because there was no excuse not to be at her mother’s house, besides </text:span><text:span text:style-name="T2682">Michelle</text:span><text:span text:style-name="T2190"> would supervise them at home which was something that their father couldn’t do. <text:s/>And the online video classes meant that her friends at school might be able to see into her house and catch her step-father walking around which would have been an adolescent nightmare. <text:s/></text:span><text:span text:style-name="T2191">So, I was sent outside in my </text:span><text:span text:style-name="T2682">own </text:span><text:span text:style-name="T2191">shed </text:span><text:span text:style-name="T2682">(something that I had built for my own privacy)</text:span><text:span text:style-name="T2191"> or to my room until classes were over. <text:s/></text:span><text:span text:style-name="T2192">It was with increasing anticipation and joy when I had heard that Alicia was accepted to Cal Poly. <text:s/></text:span><text:span text:style-name="T2193">We had a huge party for her. <text:s/>Michelle took her daughter away to the campus where, this hardworking </text:span><text:span text:style-name="T2682">young </text:span><text:span text:style-name="T2193">girl could no</text:span><text:span text:style-name="T2682">w</text:span><text:span text:style-name="T2193"> prove to the world that dyslexia wasn’t going to stop her. <text:s/></text:span><text:span text:style-name="T2194">I felt that, for my part, my patience and tolerance for her abysmal behavior would now pay off. <text:s/>Hailey to spend her last year of high school with her Dad and finally my wife and I could focus on each other. <text:s/></text:span><text:span text:style-name="T2195">Nope. It only to Alicia a month before she quit. <text:s/></text:span><text:span text:style-name="T2196">She didn’t like college. <text:s/>It wasn’t for her. </text:span><text:span text:style-name="T2197">Michelle should have said “you put us through hell for four years to </text:span><text:soft-page-break/><text:span text:style-name="T2197">accepted into university. <text:s/>Now get your butt back there and don’t give up.” <text:s/>But, no, she was thrilled to have her daughter back, her supply back. <text:s/>And, in the end, she’d have the same or similar career that her mother had. <text:s/></text:span><text:span text:style-name="T2198">History was about to repeat itself. <text:s/>Alicia brought a boyfriend home who spent nearly every night there. <text:s/>When I started to push back saying that she can have him stay from time to time, but if he was going to move in there had to be some rules, some boundaries. <text:s/>That’s when Michelle told me that we were done and that I should leave. <text:s/></text:span><text:span text:style-name="T2199">No fight, no raised voices, no angry words. <text:s/>Hell, not even a word of disappointment. <text:s/>Just “I think it is time for you to leave.” </text:span><text:span text:style-name="T2200">I knew better than to make a scene. <text:s/>I knew better than to fight back. <text:s/></text:span><text:span text:style-name="T2201">Fighting back would only make things worse and THAT was the beginning of the end.</text:span></text:p>
      <text:p text:style-name="P305"/>
      <text:p text:style-name="P596"><text:span text:style-name="T2201">T</text:span><text:span text:style-name="T2685">his all became clear to me as I was playing with Chuy outside of Mobile, Alabama. <text:s/>I was there for a few weeks. <text:s/>Chuy and I took the bike and trailer out and saw a few local monuments, a battleship and a number of civil war battle fields. <text:s/>The South sure hangs onto the era and knows every detail of battles that were lost there. <text:s/>Being from California, my experience of Southerners comes to me from those who escaped it. <text:s/>It is decidedly biased. <text:s/></text:span><text:span text:style-name="T2682">In the 60s and 70s, </text:span><text:span text:style-name="T2685">San Francisco was the sanctuary of homosexuals from all over the country, particularly the South. <text:s/>They came to my hometown with a simpl</text:span><text:span text:style-name="T2682">e</text:span><text:span text:style-name="T2685"> choice: give up being gay, which they could not do or spend a lifetime of bullying, ridicule, violence and possibly even death. <text:s/></text:span><text:span text:style-name="T2682">I wanted to experience more than this one-side view. <text:s/>So, </text:span><text:span text:style-name="T2202">I got witness a Battlefield re</text:span><text:span text:style-name="T2682">e</text:span><text:span text:style-name="T2202">nactment. <text:s/>Hundreds of cars stood in line for hours to enter the </text:span><text:span text:style-name="T2684">battlefield-turned-public-</text:span><text:span text:style-name="T2202">park and some had come the night before </text:span><text:span text:style-name="T2684">just </text:span><text:soft-page-break/><text:span text:style-name="T2684">to get</text:span><text:span text:style-name="T2202"> good seats. <text:s/>They came out in droves almost like the Renaissance Fair, except that all of the costumer with the Blue and Gray, except for the odd Southern Bell, </text:span><text:span text:style-name="T2684">showing off their skits and bonnets</text:span><text:span text:style-name="T2202">. <text:s/></text:span><text:span text:style-name="T2203">And like the people of Fair, they had their theater props in the way of guns, swords, sashes, hats, badges and so on. <text:s/></text:span><text:span text:style-name="T2204">It was a very lighthearted and fun day as people took the</text:span><text:span text:style-name="T2684">ir</text:span><text:span text:style-name="T2204"> place to stage battles that they all knew very well. </text:span><text:span text:style-name="T2205">It went on all day, just like the battle had, using all of the features of the landscape from the original battle. <text:s/>Chuy found it a little overwhelming and stayed by my side, barking only occasionally at the other dogs that people brought </text:span><text:span text:style-name="T2684">and perking up when the odd musket went off</text:span><text:span text:style-name="T2205">.</text:span></text:p>
      <text:p text:style-name="P306"/>
      <text:p text:style-name="P597"><text:span text:style-name="T2686">My affection for </text:span><text:span text:style-name="T2205">C</text:span><text:span text:style-name="T2688">huy made me realize why I had married first Lisa then Michelle. <text:s/></text:span><text:span text:style-name="T2206">I knew how to love, </text:span><text:span text:style-name="T2207">but it wasn’t like the love that they had. <text:s/></text:span><text:span text:style-name="T2208">I learned it from my parents. <text:s/>My father could be loud, gregarious, bombastic, hot tempered and scary at times. <text:s/>He was also fair minded and as equitable as he could be. <text:s/>He never played favorites and neither of my parents would ever admit it if there was a favorite child of theirs. <text:s/>As far as anyone was concerned, we were all loved equally in their eyes. <text:s/></text:span><text:span text:style-name="T2209">And Dad didn’t always thinks things out. <text:s/>He got angry often and could be very narrow-minded in his opinions. <text:s/>Mom, though, had a way of handling Dad that forced him to think and together they balanced each other out. <text:s/>Mom </text:span><text:span text:style-name="T2687">was severely</text:span><text:span text:style-name="T2209"> introver</text:span><text:span text:style-name="T2687">ted</text:span><text:span text:style-name="T2209"> and Dad </text:span><text:span text:style-name="T2687">was</text:span><text:span text:style-name="T2209"> sometimes over the top theatrics. <text:s/></text:span><text:span text:style-name="T2210">What </text:span><text:span text:style-name="T2687">I picked up while growing up</text:span><text:span text:style-name="T2210"> was that I could and should be like my Mom. <text:s/>That with patience, understanding and loving support, her spouse would be kind, understanding and compassionate </text:span><text:span text:style-name="T2687">in return</text:span><text:span text:style-name="T2210">. <text:s/>Mom &amp; Dad loved each other </text:span><text:span text:style-name="T2687">all</text:span><text:span text:style-name="T2210"> of their days and I made the very human mistake of projecting their relationship </text:span><text:soft-page-break/><text:span text:style-name="T2210">onto my own. <text:s/></text:span><text:span text:style-name="T2211">In truth, it wasn’t much to ask, that I’d sacrifice things like money, time, patience and so on and they’d repay that with courtesy, loyalty and loving affection. <text:s/></text:span><text:span text:style-name="T2212">I thought that was how marriages worked. <text:s/></text:span><text:span text:style-name="T2213">Lisa and Michelle never had that in mind. <text:s/>Lisa simply didn’t have the </text:span><text:span text:style-name="T2687">range of</text:span><text:span text:style-name="T2213"> emotional sensitivity to be aware of it. <text:s/>Michelle had on intention at all. </text:span><text:span text:style-name="T2214">She needed to be married, she needed to marry a nice guy that her kids approved of and they did. <text:s/>Then she need lots of help for her house, home, pets, girls, business and future, which she got. <text:s/>Then, she was done. <text:s/>The oddest part about narcissists is how extremely justified they feel in using someone up and moving on. <text:s/></text:span><text:span text:style-name="T2215">There’s not an ounce of guilt or accountability, </text:span><text:span text:style-name="T2687">and t</text:span><text:span text:style-name="T2215">o this day, she still wants to be friends.</text:span></text:p>
      <text:p text:style-name="P307"/>
      <text:p text:style-name="P598"><text:span text:style-name="T2215">L</text:span><text:span text:style-name="T2690">ove could never </text:span><text:span text:style-name="T2689">heal</text:span><text:span text:style-name="T2690"> what ails Lisa or Michelle. <text:s/>What about Mary? <text:s/>She grew up in the same household. </text:span><text:span text:style-name="T2216">And, in truth, Michelle loved all of her animals. <text:s/>She’d was truly heartsick when one died </text:span><text:span text:style-name="T2217">and they did that with remarkable regularity. <text:s/>Lisa loved doberman pincers <text:s/>because she grew up with them but they were more of a status symbol which was often more valuable than her own children. <text:s/>She’d take a day off work for a sick dog but not for </text:span><text:span text:style-name="T2218">her own</text:span><text:span text:style-name="T2217"> sick child. <text:s/></text:span><text:span text:style-name="T2219">Mary, too, had friends and displayed emotions that looked like love, </text:span><text:span text:style-name="T2220">but I had to wonder if that was just to support her ego. <text:s/></text:span><text:span text:style-name="T2221">Would she ever love something so much that she could give without asking to be paid back or holding it as a debt? <text:s/></text:span><text:span text:style-name="T2222">These are versions of love, I suppose, but not my version. <text:s/>My version of Love was meant to heal people of such things. <text:s/>That someone else’s belief in them would give them strength to be the best person that they could be. <text:s/>That’s how I taught my lessons. <text:s/>That’s how I raised my kids. <text:s/>That’s what I </text:span><text:span text:style-name="T2689">offered to</text:span><text:span text:style-name="T2222"> my wives, too. <text:s/></text:span><text:span text:style-name="T2689">Hell, </text:span><text:span text:style-name="T2222">I put Lisa through law </text:span><text:soft-page-break/><text:span text:style-name="T2222">school so that she could start a new career as a paralegal, a career that ultimately destroyed our marriage </text:span><text:span text:style-name="T2689">as it became her real identity</text:span><text:span text:style-name="T2222">. <text:s/></text:span><text:span text:style-name="T2689">I was proud to do it, but, in the end, she wanted nothing to do with me and martial arts. <text:s/>Not even bragging rights about her husband.</text:span></text:p>
      <text:p text:style-name="P308"/>
      <text:p text:style-name="P471"><text:span text:style-name="T2222">T</text:span><text:span text:style-name="T199">he version of Love that I identified </text:span><text:span text:style-name="T2230">with </text:span><text:span text:style-name="T199">was just like my mother’</text:span><text:span text:style-name="T2230">s</text:span><text:span text:style-name="T199">. <text:s/>Unconditional, always wishing the best for others, and seeing the best in them. </text:span><text:span text:style-name="T2223">What I learned is that it doesn’t work on narcs or toxic people. <text:s/></text:span><text:span text:style-name="T2224">It would work on me, though. <text:s/></text:span><text:span text:style-name="T2225">Chuy’s love would work on me. <text:s/>The respect that I got from Master Sung Jin, Master Chris, and his students would work on me. <text:s/></text:span><text:span text:style-name="T2226">The long term friendship of Master Kym and David would work on me, too. <text:s/></text:span><text:span text:style-name="T2227">And, I believe still that Love will heal my children </text:span><text:span text:style-name="T2228">simply because they, too, know how to love like this. <text:s/></text:span><text:span text:style-name="T2229">They have big Hearts but somewhat misused ones. <text:s/></text:span><text:span text:style-name="T2231">And one other thing that I had learned about love is that it must be expressed. <text:s/></text:span><text:span text:style-name="T2232">You’ll drive yourself crazy trying to stifle the simple wish that they know how much you care. <text:s/></text:span><text:span text:style-name="T2233">Dogs in general, Chuy in particular helped pull that out of me. <text:s/></text:span><text:span text:style-name="T2234">The nights were made much more comfortable knowing that he was lying on the bed next to me. <text:s/></text:span><text:span text:style-name="T2691">His companionship helped ease the ache that I had that my children should know that their father still loves them. <text:s/>But, they knew, they had just be taught not to believe it.</text:span></text:p>
      <text:p text:style-name="P309"/>
      <text:p text:style-name="P599"><text:span text:style-name="T2692">It was time to leave Alabama and the quiet and empty little park that I stayed in. <text:s/></text:span><text:span text:style-name="T2234">A </text:span><text:span text:style-name="T2696">one night stop over in Tallahassee at a picturesque horse ranch and a mad dash down the Atlantic Coast of Florida and I’d be at David’s house. <text:s/></text:span><text:span text:style-name="T2693">Then, BAM!!! </text:span><text:span text:style-name="T2235"><text:s/>one of the wheels flew off of my trailer. <text:s/></text:span><text:span text:style-name="T2236">As I drove <text:s/>across the panhandle of Florida I’</text:span><text:span text:style-name="T2693">d</text:span><text:span text:style-name="T2236"> </text:span><text:soft-page-break/><text:span text:style-name="T2236">started to get more anxious about visiting </text:span><text:span text:style-name="T2237">my friend David. <text:s/>It would be great to finally spend some time with a good friend. <text:s/></text:span><text:span text:style-name="T2238">The Interstate Highways are fairly straight and towing a 4 ton trailer can be demanding. <text:s/></text:span><text:span text:style-name="T2239">I tended to keep my speed fairly even at 60 mph. <text:s/></text:span><text:span text:style-name="T2240">Now that I was getting closer to my goal, I increased my speed to 70 MPH. <text:s/></text:span><text:span text:style-name="T2241">What I learned later was that such heavy trailers with fairly small tires shouldn’t go over 60 miles and hour or the </text:span><text:span text:style-name="T2694">strain on </text:span><text:span text:style-name="T2241">the bearings will </text:span><text:span text:style-name="T2694">cause them to </text:span><text:span text:style-name="T2241">overheat and the tires will fly off. </text:span><text:span text:style-name="T2242">That’s what happened to me. <text:s/></text:span><text:span text:style-name="T2243">It scared the crap out of me, too. <text:s/></text:span><text:span text:style-name="T2695">How the hell was I going to fix this? <text:s/>It was something that I had never considered. </text:span><text:span text:style-name="T2243"><text:s/></text:span><text:span text:style-name="T2244">I only had about an hour and a half to go and I’d be </text:span><text:span text:style-name="T2695">at my friends house,</text:span><text:span text:style-name="T2244"> too. <text:s/></text:span><text:span text:style-name="T2245">A blown tire in the middle of nowhere. <text:s/>How the hell do you fix </text:span><text:span text:style-name="T2695">it?</text:span><text:span text:style-name="T2245"> <text:s/>I nearly had a panic attack! <text:s/>My rig has two axles so I could drive it slowly to get it off the freeway. <text:s/>I took the next exit and took it all of the way off of the ramp and into a vacant lot. </text:span><text:span text:style-name="T2246">The temperature was in the high 80s. <text:s/>I Immediately took Chuy out for a walk and </text:span><text:span text:style-name="T2695">to clear my head and </text:span><text:span text:style-name="T2246">decide what I was going to do. <text:s/></text:span><text:span text:style-name="T2247">I called AAA and asked for some roadside service <text:s/></text:span><text:span text:style-name="T2248">It took an hour before they returned my call.</text:span><text:span text:style-name="T2261"> <text:s/>I was sure that it would take the rest of the day and into the night and considered finding a motel near by.</text:span><text:span text:style-name="T2248"> <text:s/>They said that they had no contractor for that area. <text:s/>I asked “Well, what do I do now?” they tried to blow me off but I insisted that they help me. <text:s/>They gave me a number of man not far from me but I’d have to pay him cash and he was known for having a hot temper. <text:s/></text:span><text:span text:style-name="T2249">I called him.</text:span></text:p>
      <text:p text:style-name="P310"/>
      <text:p text:style-name="P472"><text:span text:style-name="T2249"><text:tab/>“</text:span><text:span text:style-name="T2250">Hello, may I speak to Mr. Carson of Carson Towing Service?” I asked.</text:span></text:p>
      <text:p text:style-name="P311"><text:tab/>“Carson,” he said tersely.</text:p>
      <text:p text:style-name="P472"><text:soft-page-break/><text:span text:style-name="T2250"><text:tab/>“</text:span><text:span text:style-name="T2251">I’ve lost a wheel on my RV at exit 207 on I</text:span><text:span text:style-name="T2695">9</text:span><text:span text:style-name="T2251">5.” </text:span><text:span text:style-name="T2252">I started. “I hope that you can help me out.”</text:span></text:p>
      <text:p text:style-name="P472"><text:span text:style-name="T2252"><text:tab/>“I don’t tow RVs.” he said tersely. <text:s/>“</text:span><text:span text:style-name="T2253">where at 207?”</text:span></text:p>
      <text:p text:style-name="P312"><text:tab/>“In a vacant lot, right off the ramp,” I said.</text:p>
      <text:p text:style-name="P312"><text:tab/>“Exit 207 southbound, right?” He asked.</text:p>
      <text:p text:style-name="P312"><text:tab/>“That’s right.” <text:s/>I said.</text:p>
      <text:p text:style-name="P312"><text:tab/>“You’re right across the street from the guy who’s supposed to take care of you.” he stated.</text:p>
      <text:p text:style-name="P312"><text:tab/>“What?” I said.</text:p>
      <text:p text:style-name="P472"><text:span text:style-name="T2253"><text:tab/>“</text:span><text:span text:style-name="T2254">Yeah, right across the street.” he said.</text:span></text:p>
      <text:p text:style-name="P472"><text:span text:style-name="T2254"><text:tab/></text:span><text:span text:style-name="T2255">I looked across the street and there it was in a closed yard. <text:s/>The sign said RV and Trucking servicing. <text:s/>On call 24/7. <text:s/>“Oh my god. <text:s/>You’re right.” I said in complete surprise.</text:span></text:p>
      <text:p text:style-name="P313"><text:tab/>“I know the guy,” he said. <text:s/>“I’ll give him a call and tell him to go outside. <text:s/>He’ll take care of you.”</text:p>
      <text:p text:style-name="P313"><text:tab/>“Really?” I asked. “You’d do that for me.”</text:p>
      <text:p text:style-name="P313"><text:tab/>“Christ!” he said exasperated. <text:s/>“Its only a phone call. <text:s/>Pay it forward. Bye”</text:p>
      <text:p text:style-name="P472"><text:span text:style-name="T2255"><text:tab/></text:span><text:span text:style-name="T2784">Pay it forward</text:span><text:span text:style-name="T2255">. <text:s/>I’d heard that term before and I had often practiced it. <text:s/></text:span><text:span text:style-name="T2785">Wow! <text:s/>I guess its my turn.</text:span></text:p>
      <text:p text:style-name="P314"/>
      <text:p text:style-name="P473"><text:span text:style-name="T199">Within 10 minutes a man came out and assessed the damage. <text:s/>The entire wheel, rim, brakes and bearings were missing and I might have damaged the ax</text:span><text:span text:style-name="T2256">le. <text:s/>They could fix it but it was the weekend and he wouldn’t be able to start working on it until Monday and it wouldn’t be until that he could order parts. <text:s/>So, it would have </text:span><text:soft-page-break/><text:span text:style-name="T2256">to stay there for from 5 days to a week. <text:s/></text:span><text:span text:style-name="T2257">I didn’t like that I idea at all. <text:s/>Then he said “no not out here in a vacant lot, over there across the street in our long term storage.” <text:s/></text:span><text:span text:style-name="T2258">Right there, across the street was a fenced in area where other RVs and big trucks were stored ready for servicing. <text:s/></text:span><text:span text:style-name="T2259">I could NOT believe my luck. <text:s/></text:span><text:span text:style-name="T2260">I slowly drove my rig into the lot and unhitched it from my truck. <text:s/>I climbed in and got an overnight bag for myself and another for Chuy. <text:s/></text:span><text:span text:style-name="T2261">I called David and let him know and he offered his mother’s empty house until my RV was repai</text:span><text:span text:style-name="T2262">r</text:span><text:span text:style-name="T2261">ed. <text:s/></text:span><text:span text:style-name="T2262">Holy Christ! <text:s/>What looked like 6 hours of pain and misery waiting in extreme heat and a week in a motel with an energetic </text:span><text:span text:style-name="T2695">dog </text:span><text:span text:style-name="T2262">now was a 2 hour delay and a week’s free rent in an air conditioned home. <text:s/></text:span><text:span text:style-name="T2263">I could not believe my good fortune! <text:s/></text:span><text:span text:style-name="T2264">The only answer to such a wonderful gift is gratitude and since I really had no one to focus it, except David, I gave it to everyone that I met, especially David and his wife Carol. <text:s/></text:span><text:span text:style-name="T2265">I could remember echos of my daughter acting the same way about her stolen motorcycle helmet which softened and warmed my heart. <text:s/>Good God I missed her </text:span><text:span text:style-name="T2266">and Shaun.</text:span></text:p>
      <text:p text:style-name="P315"/>
      <text:p text:style-name="P600"><text:span text:style-name="T2266">I stayed in Florida for a long time. <text:s/></text:span><text:span text:style-name="T2267">While I was there I saw Disney World, the NASA space center at Cape Canveral and drove up and down the coast visiting all of the highlights. <text:s/>I helped David inventory and organize h</text:span><text:span text:style-name="T2695">is</text:span><text:span text:style-name="T2267"> mother’s things for an Estate Sales expert to examine them. <text:s/>This was the main focus of David for the foreseeable future outside his jo</text:span><text:span text:style-name="T2695">b</text:span><text:span text:style-name="T2267">. <text:s/>It was hard for him to see his mother slowly devolve into becoming </text:span><text:span text:style-name="T2695">an</text:span><text:span text:style-name="T2267"> invalid </text:span><text:span text:style-name="T2268">and harder still to have to box </text:span><text:span text:style-name="T2695">up</text:span><text:span text:style-name="T2268"> of all of her things. <text:s/>“</text:span><text:span text:style-name="T2269">I feel like I’m canceling out a life!” he said and he was. <text:s/></text:span><text:span text:style-name="T2270">It was a nice little house with three bedrooms and two bathrooms in a very nice neighborhood. </text:span><text:span text:style-name="T2271">It sat </text:span><text:soft-page-break/><text:span text:style-name="T2271">on </text:span><text:span text:style-name="T2695">the edge of </text:span><text:span text:style-name="T2271">a pond that could be seen through the main living room window. <text:s/>Inside was a lifetime arrayed in every detail. <text:s/>The same detail that my mother’s house </text:span><text:span text:style-name="T2695">had </text:span><text:span text:style-name="T2271">and my aunt’s before her. <text:s/></text:span><text:span text:style-name="T2272">I hadn’t helped pack either of those homes. <text:s/>Those Siblings would simply make it painful </text:span><text:span text:style-name="T2695">for me to help so why bother when they’ll do a better job without me</text:span><text:span text:style-name="T2272">. <text:s/></text:span><text:span text:style-name="T2273">I was branded the family asshole and there was no fixing that. <text:s/>Besides they had more help than they needed and just like the funeral, I’d only be in the way.</text:span><text:span text:style-name="T2274"> <text:s/>Now, though, for David, I could do the same job only not be vilified for it. <text:s/></text:span><text:span text:style-name="T2275">David gave me two weeks to do the whole job. <text:s/>I was living there for the first week and go</text:span><text:span text:style-name="T2695">t</text:span><text:span text:style-name="T2275"> nearly all of it done in 3 days. <text:s/></text:span><text:span text:style-name="T2276">That came as no surprise to me. <text:s/>David is a good man with a big heart. <text:s/>You can count on him for anything. <text:s/>This pained him a lot and he resisted the temptation to reminisce over all of the doodads and nicknacks, books, linens, clothes, dishes and so forth. <text:s/></text:span><text:span text:style-name="T2695">But</text:span><text:span text:style-name="T2276"> his internal resistance manifested in </text:span><text:span text:style-name="T2695">other ways by </text:span><text:span text:style-name="T2276">being late, procrastinating, tiring out too quickly. <text:s/></text:span><text:span text:style-name="T2277">Some people might call these a series of excuses. <text:s/></text:span><text:span text:style-name="T2278">I no longer looked at the world that way. <text:s/>What I saw was my friend doing his best to keep his feelings </text:span><text:span text:style-name="T2697">balanced and in control</text:span><text:span text:style-name="T2278"> while doing a horrific and very difficult job.</text:span><text:span text:style-name="T2279"> The fact that I got it done in three days is NOT a testament to my hard work an energy. <text:s/></text:span><text:span text:style-name="T2280">It is only a fact that none of the stuff mattered to me as much as it did to </text:span><text:span text:style-name="T2697">him</text:span><text:span text:style-name="T2280"> and my only real worry was to make sure that nothing got </text:span><text:span text:style-name="T2697">chipped, scratched or </text:span><text:span text:style-name="T2280">broken.</text:span></text:p>
      <text:p text:style-name="P316"/>
      <text:p text:style-name="P474"><text:span text:style-name="T2280">P</text:span><text:span text:style-name="T199">aula, </text:span><text:span text:style-name="T2698">David’s</text:span><text:span text:style-name="T199"> mother, was thrilled to see me.</text:span><text:span text:style-name="T2281"> I had met her some 25 years earlier and she still remembered me. <text:s/></text:span><text:span text:style-name="T2282">David and Carol saw her often and took me along </text:span><text:span text:style-name="T2699">with them </text:span><text:span text:style-name="T2282">many times. <text:s/>We </text:span><text:span text:style-name="T2699">would</text:span><text:span text:style-name="T2282"> politely say that Paula was doing the best that </text:span><text:soft-page-break/><text:span text:style-name="T2282">can be expected. <text:s/>The hip surgery had been successful but not the physical therapy. <text:s/>Having had a total knee replacement myself, I knew that it required a bit of effort to make the muscles move again and do the exercises. <text:s/>Something that might have been challenging to a young adult, would be difficult for a middle aged man, even one used to physical hard</text:span><text:span text:style-name="T2699">work</text:span><text:span text:style-name="T2282"> and difficulties, like me.</text:span><text:span text:style-name="T2283"> <text:s/>It took me 3 years before I actually felt like I got my knee back. <text:s/>Paula, though, didn’t have the Spirit for it and was unable to do the necessary work.</text:span><text:span text:style-name="T2284"> <text:s/>That only hurt David all the more as she seemed to him to be giving up. <text:s/></text:span><text:span text:style-name="T2285">Yet, talking with her over lunch or sometimes in her bed, she was still quite alert and responsive. <text:s/>She had just gotten to the point in her life where she didn’t want to have to explain herself to anyone. <text:s/></text:span><text:span text:style-name="T2286">The lost of dignity is hard enough, that is, letting people change your socks because you can’t reach them or your diapers, too. <text:s/></text:span><text:span text:style-name="T2287">No longer dressing yourself up just to feel good, or “put on your best face”. <text:s/></text:span><text:span text:style-name="T2288">These things all become a burden when you have to have someone else do them to you, for you. <text:s/></text:span><text:span text:style-name="T2289">So, she tended to be a little quick and say “Okay, I’m done. <text:s/>You can go now.” <text:s/></text:span><text:span text:style-name="T2290">David, the ever dutiful son would give in, of course, check with the nursing staff and make sure not only that he cared but that they would not get any rest if he had to prove it through his mother’s discomfort. <text:s/></text:span><text:span text:style-name="T2699">So, any indication that his mother was in any sort of discomfort would noted and brought up to the staff before he left.</text:span><text:span text:style-name="T2290"> <text:s/></text:span><text:span text:style-name="T2291">People show love in many different ways and feeling helpless towards the ones that you love is the most infuriating and agonizing to endure.</text:span></text:p>
      <text:p text:style-name="P317"/>
      <text:p text:style-name="P475"><text:span text:style-name="T199">I moved my RV into the same park that David’s was in. <text:s/>We had dinner nearly ever night, until we ran out of things to talk about, memories to go over once again </text:span><text:soft-page-break/><text:span text:style-name="T199">and what had happened in our lives since the beginning of time. <text:s/>Carol dovetailed into every conversation. <text:s/>She was the perfect match for David and supported him in everything that he had done. <text:s/></text:span><text:span text:style-name="T2292">For quite a while we were inseparable and the RV park was great. <text:s/>It</text:span><text:span text:style-name="T2699">s</text:span><text:span text:style-name="T2292"> two swimming pools a</text:span><text:span text:style-name="T2699">nd</text:span><text:span text:style-name="T2292"> large recreation room which no one used. <text:s/></text:span><text:span text:style-name="T2699">T</text:span><text:span text:style-name="T2292">hat included tables, a stage, a dance floor, a pool table and a weight room. <text:s/>It was air conditioned all of the time. <text:s/>It included a dog run for Chuy, </text:span><text:span text:style-name="T2699">too,</text:span><text:span text:style-name="T2292"> which we used religiously. <text:s/></text:span><text:span text:style-name="T2293">It felt so good to be around people who had a vested interest in my well-being. <text:s/></text:span><text:span text:style-name="T2294">David and Carol were more family to me that The Family ever was. <text:s/>I was happy to spend my days helping him </text:span><text:span text:style-name="T2699">p</text:span><text:span text:style-name="T2294">ack up his mother’s house and I refused any money that he offered.</text:span><text:span text:style-name="T2295"> <text:s/>I simply said “pay it forward” </text:span><text:span text:style-name="T2296">and he knew wha</text:span><text:span text:style-name="T2297">t I</text:span><text:span text:style-name="T2296"> meant. <text:s/></text:span><text:span text:style-name="T2298">He needed my moral support far more than I needed any cash. <text:s/></text:span><text:span text:style-name="T2299">Damn, doing that for a friend made me feel so human. <text:s/></text:span><text:span text:style-name="T2300">I don’t know how to describe it but our society has become so transaction that </text:span><text:span text:style-name="T2699">it has all become just like that quote from</text:span><text:span text:style-name="T2794"> The Godfather,</text:span><text:span text:style-name="T2787"> </text:span><text:span text:style-name="T2300">“its nuthin’ personal, its only business.” <text:s/></text:span><text:span text:style-name="T2301">Nothing was ever business with me, </text:span><text:span text:style-name="T2699">which is one reason why I was good at teaching martial arts but lousy at keeping my business alive</text:span><text:span text:style-name="T2301">. <text:s/></text:span><text:span text:style-name="T2302">I found that I loathed business. <text:s/></text:span><text:span text:style-name="T2303">People felt entitled to tell me that because they had paid for lessons that they could treat me badly, </text:span><text:span text:style-name="T2304">insist on special treatment or act horrendously. <text:s/>It didn’t happen often but when it did, it was truly vulgar. <text:s/>In truth, the most vulgar conduct had come from my colleagues whom I’d known for over 20 years and didn’t seem to give a damn about me, my family, my business, my life. <text:s/></text:span><text:span text:style-name="T2305">They could seem so friendly on the outside, but it was a facade. <text:s/>An image to make the Kuk Sool family feel close. <text:s/>Well, maybe it was as close as business relations can get, </text:span><text:span text:style-name="T2786">The Godfather</text:span><text:span text:style-name="T2305">, not withstanding. <text:s/></text:span><text:span text:style-name="T2699">We, all of us, working 80 </text:span><text:soft-page-break/><text:span text:style-name="T2699">hours a week to “keep the lights on” seldom had time for the niceties of interpersonal relationships.</text:span></text:p>
      <text:p text:style-name="P318"/>
      <text:p text:style-name="P476"><text:span text:style-name="T2305">I </text:span><text:span text:style-name="T199">was taking Chuy out </text:span><text:span text:style-name="T2700">in my truck</text:span><text:span text:style-name="T199"> towards Cape Canaveral where there is a huge park. <text:s/>He nudged his wet nose against my arm and I loosened the strap that prevented him from jumping into my lap as I drove. <text:s/></text:span><text:span text:style-name="T2306">It’</text:span><text:span text:style-name="T2700">s</text:span><text:span text:style-name="T2306"> sweet, it’s nice, its goddamn adorable but 100 pounds in your lap when you are towing 4 tons is the scariest thing you’ll ever experience. </text:span><text:span text:style-name="T2307">I wasn’t hauling my trailer and he’d become quite tame over the months. <text:s/></text:span><text:span text:style-name="T2308">He reached up and licked my face as he posted himself on the center console between the two front seats as if to assess the terrain and clear the perimeter. <text:s/>He had such personality and could be so protective. <text:s/>It was so wonderful to feel his need to be a part of everything that I did that I wrapped my arm around his neck and gave him a big hug. <text:s/>My truck swerved slightly and as I pulled my arm back to gain control </text:span><text:span text:style-name="T2309">my hand brushed against</text:span><text:span text:style-name="T2308"> something odd on his throat. <text:s/></text:span><text:span text:style-name="T2310">When we got </text:span><text:span text:style-name="T2700">to </text:span><text:span text:style-name="T2310">the beach, I pulled over and checked on </text:span><text:span text:style-name="T2700">what I touched</text:span><text:span text:style-name="T2310">.</text:span><text:span text:style-name="T2311"> <text:s/>I couldn’t see a thing. <text:s/></text:span><text:span text:style-name="T2788">Good, </text:span><text:span text:style-name="T2312">I though</text:span><text:span text:style-name="T2700">t</text:span><text:span text:style-name="T2312">, </text:span><text:span text:style-name="T2788">Its nothing.</text:span><text:span text:style-name="T2312"> <text:s/>I probed with my fingers anyway and there it was. <text:s/>A kind </text:span><text:span text:style-name="T2700">of </text:span><text:span text:style-name="T2312">fluffy little pompom of a bump on his throat. <text:s/>Chuy didn’t fight me over it or wince when I touched to. <text:s/></text:span><text:span text:style-name="T2313">I’d know</text:span><text:span text:style-name="T2700">n</text:span><text:span text:style-name="T2313"> a lot of dogs that had bumps and tumors all over their body so I wasn’t too worried. <text:s/></text:span><text:span text:style-name="T2314">Still I’d keep an eye on it.</text:span></text:p>
      <text:p text:style-name="P319"/>
      <text:p text:style-name="P601"><text:span text:style-name="T2314">T</text:span><text:span text:style-name="T2701">he day arrived where Olaf the Estate Salesman came to open up David’s mother’s house to sell of her stuff. <text:s/></text:span><text:span text:style-name="T2315">He warned us that we might not get as much for her stuff as we expected. <text:s/>David’s New Yorker instincts kicked in and he </text:span><text:soft-page-break/><text:span text:style-name="T2315">wanted to make sure that he wasn’t being ripped off. <text:s/>My job was simply to be his eyes and ears. <text:s/>Olaf didn’t want any family members around during the sale. <text:s/>There would be dozens and dozens of people and they all wanted to haggle and negotiate. <text:s/>It was Olaf’s job to get David the best price.</text:span><text:span text:style-name="T2316"> <text:s/>I reminded David that he had studied the Estate Salesman market and picked Olaf because of his clear and honest business attitude and reputation. </text:span><text:span text:style-name="T2317">Olaf was completely up front and honest, but still if it made my friend feel at ease while I sat around watching Olaf sell his mother’s things, then I’d do it. <text:s/></text:span><text:span text:style-name="T2318">Most of all, I know that if the roles were reversed he’d have done the same thing for me. </text:span><text:span text:style-name="T2319">I could count on less than one hand the number of people in my life that would do that and none of them were family. <text:s/></text:span><text:span text:style-name="T2320">The day continued </text:span><text:span text:style-name="T2700">with a parade of people going through the house. <text:s/>It continued</text:span><text:span text:style-name="T2320"> through the weekend, literally hundreds of people came </text:span><text:span text:style-name="T2700">perusing the boxes and tables that were set up to show off every little detail</text:span><text:span text:style-name="T2320">. <text:s/>What they wanted the most was appliances and a few bits of furniture. <text:s/></text:span><text:span text:style-name="T2321">No one wanted the complete twelve piece china and sil</text:span><text:span text:style-name="T2700">v</text:span><text:span text:style-name="T2321">erware with 8 place settings. <text:s/>No one wanted the china cabinet either. <text:s/>She had a large collection of beautiful spun glass figurines of birds and small animals. Nicknacks meant only for her own amusement, no one wanted any of that. <text:s/>Books sold at a nickle a piece and CDS were almost given away, now that people would simply download music without a CD player. <text:s/>Beautiful nice coats obvious brought down when she moved to Florida from New York, gone to Good Will having no use in hot and sweaty Florida.</text:span><text:span text:style-name="T2322"> <text:s/>It was heartbreaking to watch and I’m glad that David was</text:span><text:span text:style-name="T2700">n’t</text:span><text:span text:style-name="T2322"> there to see it.</text:span><text:span text:style-name="T2323"> <text:s/>He couldn’t avoid it at the end, when the box came to take the </text:span><text:span text:style-name="T2700">unsold stuff</text:span><text:span text:style-name="T2323"> away and assess it for the tax write off value.</text:span><text:span text:style-name="T2324"> <text:s/>Olaf was thorough and had given David the very best that he could for </text:span><text:soft-page-break/><text:span text:style-name="T2324">him. <text:s/></text:span><text:span text:style-name="T2325">The house was emptied except for a mattress that no one wanted and a few chairs that we’d use to sit as we assessed the whole situation. <text:s/>That David didn’t break down sobbing is such a testament to male stoicism. <text:s/>He isn’t really macho, in fact he can be quite sentimental and nostalgic but his own sense of self-dignity would not let himself fall apart o</text:span><text:span text:style-name="T2700">ver</text:span><text:span text:style-name="T2325"> this. <text:s/></text:span><text:span text:style-name="T2326">He would find a way to transmute it, if he could, </text:span><text:span text:style-name="T2327">just like I had with </text:span><text:span text:style-name="T2700">my anger and </text:span><text:span text:style-name="T2327">that bratty kid.</text:span></text:p>
      <text:p text:style-name="P320"/>
      <text:p text:style-name="P477"><text:span text:style-name="T2327">C</text:span><text:span text:style-name="T199">arol noticed the lump on Chuy’s neck while scratching him one day and asked about it. </text:span><text:span text:style-name="T2328">I just minimized it as nothing important. <text:s/>She grew up in Iowa with a lot of animals and was worried for him. <text:s/></text:span></text:p>
      <text:p text:style-name="P477"><text:span text:style-name="T2328"><text:tab/>“Does he have any diarrhea?” <text:s/></text:span><text:span text:style-name="T2702">she asked</text:span></text:p>
      <text:p text:style-name="P477"><text:span text:style-name="T2702"><text:tab/></text:span><text:span text:style-name="T2328">“</text:span><text:span text:style-name="T2329">Well, yes, I’ve noticed that lately, but he’s had it before and it goes away.” <text:s/></text:span><text:span text:style-name="T2702">I replied. </text:span></text:p>
      <text:p text:style-name="P477"><text:span text:style-name="T2702"><text:tab/></text:span><text:span text:style-name="T2329">“</text:span><text:span text:style-name="T2330">You should have him checked.” <text:s/>The truth was that I hadn’t had him checked out in a long time and, </text:span><text:span text:style-name="T2702">fortunately,</text:span><text:span text:style-name="T2330"> I had both the time and the money to do it. <text:s/></text:span><text:span text:style-name="T2331">Further, I really didn’t have an excuse not to. </text:span></text:p>
      <text:p text:style-name="P321"/>
      <text:p text:style-name="P602"><text:span text:style-name="T2332">I took Chuy to a vet that David and Carol both liked and </text:span><text:span text:style-name="T2702">he</text:span><text:span text:style-name="T2332"> checked him out. <text:s/></text:span><text:span text:style-name="T2702">I didn’t worry very much, it is what a good pet owner should do. <text:s/>And, it was for Chuy, at that point, I couldn’t do enough for that fluffy fur ball.</text:span></text:p>
      <text:p text:style-name="P322"/>
      <text:p text:style-name="P478"><text:span text:style-name="T2332"><text:tab/>“</text:span><text:span text:style-name="T2333">Well, it might be nothing,” the Veterinary said. <text:s/>“But we just want to make sure.”</text:span></text:p>
      <text:p text:style-name="P323"><text:tab/>“Make sure of what?” I asked.</text:p>
      <text:p text:style-name="P478"><text:soft-page-break/><text:span text:style-name="T2333"><text:tab/>“Its probably just an infection.” he said. “It happens when big dogs are bitten by a bug who also has a bacteria in them. </text:span><text:span text:style-name="T2334">Either that or </text:span><text:span text:style-name="T2702">a </text:span><text:span text:style-name="T2334">c</text:span><text:span text:style-name="T2702">y</text:span><text:span text:style-name="T2334">st.”</text:span></text:p>
      <text:p text:style-name="P324"><text:tab/>“A cyst that big?” I asked.</text:p>
      <text:p text:style-name="P324"><text:tab/>“Oh yeah. <text:s/>Cysts can get pretty big.” He said.</text:p>
      <text:p text:style-name="P324"><text:tab/>“And nothing else?” I asked.</text:p>
      <text:p text:style-name="P324"><text:tab/>“Well, that’s what the test is for, to make sure that its nothing else.” he said.</text:p>
      <text:p text:style-name="P478"><text:span text:style-name="T2334"><text:tab/>“Doctor,” I started. <text:s/>“Thank you for your candor. <text:s/></text:span><text:span text:style-name="T2335">Please be straight with me. <text:s/>Is there anything to be truly afraid of?”</text:span></text:p>
      <text:p text:style-name="P325"><text:tab/>“There is a chance that it could be lymphoma.” he said.</text:p>
      <text:p text:style-name="P325"><text:tab/>“Cancer?” I asked. <text:s/>My voice had taken on that take-charge quality reserved for talking to pediatricians on behalf of my kids. <text:s/>I became hyper-focused just like that time that Megan had blood poisoning. <text:s/>Any noise in my head to distract me was silenced, just like then.</text:p>
      <text:p text:style-name="P325"><text:tab/>“Yes.” he said. <text:s/>“That’s what the tests are for.”</text:p>
      <text:p text:style-name="P478"><text:span text:style-name="T2335"><text:tab/>“I see,” I said. <text:s/></text:span><text:span text:style-name="T2336">And just like with my daughter’s blood poisoning and my son’s infected toe, I was going to be there for the one that I loved and always, without hesitation do the right thing.</text:span></text:p>
      <text:p text:style-name="P326"><text:tab/>“But that’s all down the road a ways,” the doctor said deflating me.</text:p>
      <text:p text:style-name="P478"><text:span text:style-name="T2336"><text:tab/></text:span><text:span text:style-name="T2337">I accept</text:span><text:span text:style-name="T2702">ed</text:span><text:span text:style-name="T2337"> his courtesy on my behalf </text:span><text:span text:style-name="T2338">and took Chuy home.</text:span></text:p>
      <text:p text:style-name="P327"/>
      <text:p text:style-name="P479"><text:span text:style-name="T2338">N</text:span><text:span text:style-name="T199">othing changed in our routine. <text:s/></text:span><text:span text:style-name="T2339">Florida in summer is the off season so I had the pool and recreation room to myself everyday. </text:span><text:span text:style-name="T2340">I enjoyed taking the bike out with Chuy in the trailer often and had dinner nearly every other night with David and Carol. <text:s/></text:span><text:span text:style-name="T2341">It had been a really long time since I just sat and hung out with anyone and </text:span><text:soft-page-break/><text:span text:style-name="T2341">getting caught up on classic movies that we both knew that we loved was part of it. <text:s/></text:span><text:span text:style-name="T2342">You know that you’ve got a good friend when you can quote and counter quote good movies back and forth with each other. <text:s/>Carol enjoyed every minute of it, too, </text:span><text:span text:style-name="T2703">enjoying the camaraderie. <text:s/></text:span></text:p>
      <text:p text:style-name="P328"/>
      <text:p text:style-name="P480"><text:span text:style-name="T2342">T</text:span><text:span text:style-name="T199">he biopsy of Chuy’s </text:span><text:span text:style-name="T2343">lump came back positive. <text:s/></text:span><text:span text:style-name="T2344">There was a 96% chance that Chuy had lymphoma and that he’d die of cancer. <text:s/></text:span><text:span text:style-name="T2345">The doctor said a maximum of 6 months, but that would be only with medication. <text:s/>He was ready to euthanize Chuy right then. <text:s/>I was not. <text:s/></text:span><text:span text:style-name="T2346">God! <text:s/>How can you just dispose of something that you love just like that? <text:s/>And I realized that just like I could never EVER use a child to hurt someone else, like my toxic sister Mary had done, I could never use someone or something and simply discard it when I was done with it. <text:s/></text:span><text:span text:style-name="T2347">I simply couldn’t do it. <text:s/></text:span><text:span text:style-name="T2704">Love is never simply discarded, if it were then it isn’t love</text:span></text:p>
      <text:p text:style-name="P329"/>
      <text:p text:style-name="P481"><text:span text:style-name="T2347">I </text:span><text:span text:style-name="T199">got a prescription for Chuy’s medication and a list of what I can expect to have happen as Chuy neared the end. <text:s/></text:span><text:span text:style-name="T2348">Our routine didn’t change except that I cherished every sloppy, muddy, drooling throw of his toy. </text:span><text:span text:style-name="T2349"><text:s/>I walked him more and he loved it. <text:s/>All that he wanted to do was play and I want him to have as much of it as I could give him. <text:s/>Weeks went buy and the diarrhea got worse. <text:s/></text:span><text:span text:style-name="T2350">He’d wake up 2 or 3 times in the middle of the night and need water and to pee. <text:s/></text:span><text:span text:style-name="T2351">His coa</text:span><text:span text:style-name="T2704">t</text:span><text:span text:style-name="T2351"> looked thick and full and healthy, though, and the lump on his throat grew but you really could never see it. <text:s/>Other lumps, smaller and on his belly started to show, as the doctor predicted, but they too were under a thick and lush coa</text:span><text:span text:style-name="T2704">t</text:span><text:span text:style-name="T2351"> of soft German Shepherd fur. <text:s/>And Chuy, always, smiled happily never uttered a w</text:span><text:span text:style-name="T2352">h</text:span><text:span text:style-name="T2351">imper </text:span><text:soft-page-break/><text:span text:style-name="T2352">or complaint</text:span><text:span text:style-name="T2351">. <text:s/></text:span><text:span text:style-name="T2704">Living in denial is part and parcel of grief and loss. <text:s/></text:span><text:span text:style-name="T2705">Letting go is perhaps the first step towards moving on. <text:s/>I didn’t want any of that, though. <text:s/>DAMN, hadn’t I lost enough?</text:span></text:p>
      <text:p text:style-name="P330"/>
      <text:p text:style-name="P481"><text:span text:style-name="T2351"><text:tab/>“</text:span><text:span text:style-name="T2352">Its time,” Carol said to me. <text:s/></text:span></text:p>
      <text:p text:style-name="P331"><text:tab/>David was there and just stared at me <text:span text:style-name="T2883">offering sympathy through his silence</text:span>. <text:s/>She was right. <text:s/>There was nothing that <text:span text:style-name="T2883">they</text:span> could <text:span text:style-name="T2883">do </text:span>to help <text:span text:style-name="T2883">except be a friend.</text:span></text:p>
      <text:p text:style-name="P331"><text:tab/>“Look at him,” I said. <text:s/>“All he wants to do is play. <text:s/>It doesn’t even act sick.”</text:p>
      <text:p text:style-name="P331"><text:tab/>“You need to go to the vet tomorrow,” she said. <text:s/>“He is not going to get better.”</text:p>
      <text:p text:style-name="P481"><text:span text:style-name="T2352"><text:tab/>“</text:span><text:span text:style-name="T2353">I don’t want to put him down before his time.” I said.</text:span></text:p>
      <text:p text:style-name="P332"><text:tab/>“This IS his time,” she said trying to be nice about it. <text:s/>“He will only get worse.”</text:p>
      <text:p text:style-name="P332"/>
      <text:p text:style-name="P482"><text:span text:style-name="T199">It took me three days to make the appointment. <text:s/></text:span><text:span text:style-name="T2354">I will always remember every detail, </text:span><text:span text:style-name="T2355">but I’d rather </text:span><text:span text:style-name="T2705">not</text:span><text:span text:style-name="T2355"> reiterate it here. <text:s/></text:span><text:span text:style-name="T2356">What I remember most was just how trusting he was and how he went into that doctor’s office like he had done many times before. <text:s/>He had no clue and he wanted none. <text:s/>He was smiling and happy and all he wanted to do was play. <text:s/>Then, he was gone. <text:s/>I left before they could take hi</text:span><text:span text:style-name="T2705">s</text:span><text:span text:style-name="T2356"> still form away. <text:s/></text:span><text:span text:style-name="T2357">I tried to hold my head up with dignity so I would break down in front of the nurses and veterinary technicians. <text:s/>They would have been understanding, they would have been compassionate. <text:s/>It isn’t ego that makes men act that way, its personal dignity. <text:s/></text:span><text:span text:style-name="T2358">They WOULD have been compassionate </text:span><text:soft-page-break/><text:span text:style-name="T2358">and understanding but th</text:span><text:span text:style-name="T2705">at</text:span><text:span text:style-name="T2358"> WOULDN’T have solved anything. <text:s/>They wouldn’t have removed the loss, a loss that I was all too familiar with now. <text:s/></text:span><text:span text:style-name="T2359">In fact, their compassion and understanding seemed far more valuable to them than to me.</text:span></text:p>
      <text:p text:style-name="P333"/>
      <text:p text:style-name="P483"><text:span text:style-name="T2359">A</text:span><text:span text:style-name="T199">s I drove home it became crystal clear to me, remarkable absolute and clear. <text:s/></text:span><text:span text:style-name="T2362">T</text:span><text:span text:style-name="T2360">hat was the first time in my life that I ended a relationship when the other still loved me. <text:s/></text:span><text:span text:style-name="T2361">I cried the 90 minute drive home. <text:s/></text:span><text:span text:style-name="T2362">Chuy would always loved me. <text:s/>When I say that I made my peace with my Mother or my Father, I mean that they’d live on in me with loving remembrance. <text:s/>Chuy’s love was much simpler and far easier. <text:s/></text:span><text:span text:style-name="T2363">What I did for him was absolutely the most selfless act that I had ever done. <text:s/></text:span><text:span text:style-name="T2364">To keep him any longer would have been for my own sake, because I hadn’t the guts to do the right thing. <text:s/></text:span><text:span text:style-name="T2365">I never want to go through that again, but I still may if I have another pet. <text:s/></text:span><text:span text:style-name="T2366">Chuy showed me my heart, though. <text:s/></text:span><text:span text:style-name="T2367">My Heart ached with the truth, that I absolutely knew how to love even if and especially when it hurts. </text:span></text:p>
      <text:p text:style-name="P334"/>
      <text:p text:style-name="P484"><text:span text:style-name="T2367">I</text:span><text:span text:style-name="T199">t took weeks to get over that. <text:s/></text:span><text:span text:style-name="T2368">David and Carol understood and respected me for it. <text:s/></text:span><text:span text:style-name="T2369">Hell, I doubt that I’m really </text:span><text:span text:style-name="T2371">be</text:span><text:span text:style-name="T2369"> over it now. <text:s/></text:span><text:span text:style-name="T2371">Dog lovers seldom do.</text:span><text:span text:style-name="T2369"> I got to take away a solemn truth about myself. <text:s/>I really did know how to love, I wasn’t the toxic person that so many said that I was, and I could never be as hurtful and toxic as so many people had been in my life. <text:s/>T</text:span><text:span text:style-name="T2370">here was a strange sense of triumph in all of these revelations. <text:s/>It is as if I was shaking my fist to the sky saying “I have not been defeated!” <text:s/>Despite all that had happened to me. <text:s/>I was not a victim to circumstances. <text:s/>Everything that happene</text:span><text:span text:style-name="T2371">d</text:span><text:span text:style-name="T2370">, </text:span><text:span text:style-name="T2371">had </text:span><text:span text:style-name="T2370"><text:s/>contributed to a kind of education and I had never given up living, growing and improving f</text:span><text:span text:style-name="T2705">r</text:span><text:span text:style-name="T2370">om it. <text:s/></text:span><text:soft-page-break/><text:span text:style-name="T2371">Each pain was also an observation </text:span><text:span text:style-name="T2372">and even fighting back and standing up for myself used as another lesson of some kind. <text:s/>Love was the key. <text:s/></text:span><text:span text:style-name="T2373">Chuy showed me that as easily as he took so much </text:span><text:span text:style-name="T2705">of my </text:span><text:span text:style-name="T2373">grief, loss and abandonment with him. <text:s/></text:span><text:span text:style-name="T2795">Now I</text:span><text:span text:style-name="T2374"> </text:span><text:span text:style-name="T2789">know </text:span><text:span text:style-name="T2374">why people often depict dogs with angel wings. <text:s/></text:span><text:span text:style-name="T2789">I know.</text:span></text:p>
      <text:p text:style-name="P335"/>
      <text:h text:style-name="P1" text:outline-level="1">Chapter 17: Return</text:h>
      <text:p text:style-name="P336"/>
      <text:p text:style-name="P485"><text:span text:style-name="T199">Gresham died. <text:s/></text:span><text:span text:style-name="T2375">I got an email from a student of mine who told me that </text:span><text:span text:style-name="T2706">Gresham has</text:span><text:span text:style-name="T2375"> past away. <text:s/></text:span><text:span text:style-name="T2376">What kind of Walkabout was this? <text:s/>Aborigines went on Walkabout to get in touch with their True Self but for me it was face to face with mortality and grief at every corner! <text:s/></text:span><text:span text:style-name="T2377">Mr. Gresham was a teacher who worked for me for over 20 years. <text:s/></text:span><text:span text:style-name="T2378">He was an ex-Navy Seal </text:span><text:span text:style-name="T2707">and Special Force</text:span><text:span text:style-name="T2378">s instructor and had retired to be with his wife and children. <text:s/>That change of life put too much pressure on their marriage and soon he was single. <text:s/></text:span><text:span text:style-name="T2379">Regardless, he enjoyed teaching my classes every Saturday morning. <text:s/></text:span><text:span text:style-name="T2380">I never used </text:span><text:span text:style-name="T2707">or took advantage of</text:span><text:span text:style-name="T2380"> anyone so I was there with him every time.</text:span><text:span text:style-name="T2381"> <text:s/>That is, until he pulled the classic military maneuver and </text:span><text:span text:style-name="T2707">one Saturday morning </text:span><text:span text:style-name="T2381">asked me “what the hell are you doing here?” To which I replied, “I’m in charge, ya know, I’m the boss, the master, the head hancho, ya know.” </text:span><text:span text:style-name="T2382">He said “I got this. <text:s/></text:span><text:span text:style-name="T2707">Take some time off.</text:span><text:span text:style-name="T2382"> Get the hell out of here.” </text:span><text:span text:style-name="T2383">And just like that I was kicked out of my own studio, </text:span><text:span text:style-name="T2707">at least for that day</text:span><text:span text:style-name="T2383">. <text:s/>There was no other way to do it, actually. <text:s/></text:span><text:span text:style-name="T2384">He was dedicated, devoted, loyal and with out question a good friend. <text:s/>But, a lifetime of being a Senior Master Chief meant that there was boundary between me and him.</text:span><text:span text:style-name="T2385"> <text:s/>I asked him once “why don’t you want </text:span><text:soft-page-break/><text:span text:style-name="T2385">to be a Master?” his only reply was “I make the lieutenants, you make the captains.” <text:s/></text:span><text:span text:style-name="T2386">Which meant that he loved to help people learn, work hard, and achieve their Black Belt as much as I d</text:span><text:span text:style-name="T2707">id</text:span><text:span text:style-name="T2386">, but that’s where it ended. <text:s/></text:span><text:span text:style-name="T2387">I even asked him once “why do you work for me? <text:s/>Hell, you are a combatant. <text:s/></text:span><text:span text:style-name="T2388">You’ve been there. <text:s/>You’ve killed people. <text:s/>I’m just a glorified enthusiast compared to you.” <text:s/></text:span><text:span text:style-name="T2389">and in his typical clipped way “because you do it right.” <text:s/>And that’s all that I got out of him. <text:s/></text:span><text:span text:style-name="T2390">One would think that with the endorsement and constant education from a world class martial artist and that of a bona fide modern day warrior that I’d have no self-doubts. <text:s/></text:span><text:span text:style-name="T2391">It was obvious that I </text:span><text:span text:style-name="T2707">still</text:span><text:span text:style-name="T2391"> hadn’t yet really found myself, really learned the truth about myself. <text:s/></text:span><text:span text:style-name="T2392">And now Gresham was dead.</text:span></text:p>
      <text:p text:style-name="P337"/>
      <text:p text:style-name="P486"><text:span text:style-name="T199">He had died of pancreatic cancer. <text:s/></text:span><text:span text:style-name="T2393">I had heard rumors of it just before I went on Walkabout and worried for him.</text:span><text:span text:style-name="T2394"> <text:s/>He was not the kind of </text:span><text:span text:style-name="T2708">person that you </text:span><text:span text:style-name="T2394">call</text:span><text:span text:style-name="T2708">ed</text:span><text:span text:style-name="T2394"> and check</text:span><text:span text:style-name="T2708">ed</text:span><text:span text:style-name="T2394"> up on, though. <text:s/></text:span><text:span text:style-name="T2395">The conversation would have been short.</text:span></text:p>
      <text:p text:style-name="P338"/>
      <text:p text:style-name="P486"><text:span text:style-name="T2395"><text:tab/>“</text:span><text:span text:style-name="T2396">Hello, Sir, how are you doing?” I would ask.</text:span></text:p>
      <text:p text:style-name="P339"><text:tab/>“I’m doing just fine, Sir.” he say. <text:s/>“What do ya need?”</text:p>
      <text:p text:style-name="P339"><text:tab/>“Nothing really,” I’d reply. <text:s/>“I just wanted to check up on you.”</text:p>
      <text:p text:style-name="P339"><text:tab/>“Everything’s a-okay, Sir.” he’d say.</text:p>
      <text:p text:style-name="P339"><text:tab/>“Well, what I heard was that you’re seeing a doctor,” I try to offer some sympathy.</text:p>
      <text:p text:style-name="P339"><text:tab/>“Yes, Sir. And we’re doing the best that we can.” he reply clearly ready to be done with the conversation.</text:p>
      <text:p text:style-name="P486"><text:soft-page-break/><text:span text:style-name="T2396"><text:tab/>“Well, okay, then,” I’d reluctantly start to end the call. “I’ll l</text:span><text:span text:style-name="T2708">ea</text:span><text:span text:style-name="T2396">ve it up to you, </text:span><text:span text:style-name="T2708">then</text:span><text:span text:style-name="T2396">.”<text:line-break/><text:tab/>“Thank you, Sir.” he say. <text:s/></text:span><text:span text:style-name="T2397">He might even add “I really appreciate the call, Sir and best of luck on your Walkabout.”</text:span></text:p>
      <text:p text:style-name="P340"/>
      <text:p text:style-name="P487"><text:span text:style-name="T2397">M</text:span><text:span text:style-name="T199">aybe I should have called him. <text:s/></text:span><text:span text:style-name="T2398">I checked around and everyone said that </text:span><text:span text:style-name="T2709">toward the end</text:span><text:span text:style-name="T2398"> he didn’t want to talk to anyone. <text:s/>One of my students is a surgeon and she knew what he was going through. <text:s/>She </text:span><text:span text:style-name="T2709">had </text:span><text:span text:style-name="T2398">visited him regularly offering him dinner and company. <text:s/>She said that I was right, he didn’t want anyone to see him deteriorating. <text:s/>He didn’t want their sympathy or their pity </text:span><text:span text:style-name="T2400">and most of all he didn’t want anyone seeing </text:span><text:span text:style-name="T2709">him </text:span><text:span text:style-name="T2400">dilapidated and out of shape</text:span><text:span text:style-name="T2398">. <text:s/></text:span><text:span text:style-name="T2400">He wanted to be remembered for the soldier that he was.</text:span><text:span text:style-name="T2398"> </text:span><text:span text:style-name="T2399">It was his struggle and no one else’s. <text:s/>The man died standing </text:span><text:span text:style-name="T2709">b</text:span><text:span text:style-name="T2399">y is own disciplined standards. <text:s/></text:span><text:span text:style-name="T2709">I don’t know the details of his ending, except for the dignity that he insisted on.</text:span></text:p>
      <text:p text:style-name="P341"/>
      <text:p text:style-name="P488"><text:span text:style-name="T2399">W</text:span><text:span text:style-name="T199">hat I know about leadership is that almost no one wants to take responsibility for it. <text:s/></text:span><text:span text:style-name="T2401">Gresham deserved a wake, a party, a Celebration </text:span><text:span text:style-name="T2406">of Life</text:span><text:span text:style-name="T2401">. <text:s/>He had been to Vietnam and been decorated but more importantly, he had touched the life of every student that I had ever taught. <text:s/></text:span><text:span text:style-name="T2402">He had made an imprint on them and the only decent thing to do was to make sure that people knew and came to honor him. <text:s/></text:span><text:span text:style-name="T2401">I knew that no one would take cha</text:span><text:span text:style-name="T2402">rge of this. <text:s/>No one had the time. <text:s/>No one had the resources. <text:s/></text:span><text:span text:style-name="T2403">I was 3,000 miles away. <text:s/></text:span><text:span text:style-name="T2404">Damn it, I’d make the time and I’d find the resources. <text:s/></text:span><text:span text:style-name="T2405">Within a few days, I was back on the road, this time entirely </text:span><text:soft-page-break/><text:span text:style-name="T2405">alone but on a mission. <text:s/></text:span><text:span text:style-name="T2406">Senior Master Chief Gresham was going to get a Celebration of Life and everyone was going to know about it. <text:s/></text:span></text:p>
      <text:p text:style-name="P342"/>
      <text:p text:style-name="P603"><text:span text:style-name="T2406">T</text:span><text:span text:style-name="T2711">he first thing to do was to send out feelers. <text:s/>Check out who knew and who need</text:span><text:span text:style-name="T2710">ed</text:span><text:span text:style-name="T2711"> to know. <text:s/>How many Ex-students could be contacted to help spread the word that there would be a party in his honor soon so be ready for the news. <text:s/></text:span><text:span text:style-name="T2407">Second was just how long would it take for me to drive 3,000 miles with my RV? </text:span><text:span text:style-name="T2408"><text:s/>The rule on the road was the Rule of </text:span><text:span text:style-name="T2409">3. <text:s/>300 miles o</text:span><text:span text:style-name="T2710">r</text:span><text:span text:style-name="T2409"> 3:00 pm whichever comes first. <text:s/></text:span><text:span text:style-name="T2410">That would be at least 10 days. </text:span><text:span text:style-name="T2411">I contact one student </text:span><text:span text:style-name="T2710">who</text:span><text:span text:style-name="T2411"> absolutely loved organizing things. <text:s/>She’d set the time and the place, it was up to me to get the word out. <text:s/></text:span><text:span text:style-name="T2412">Now, how you get the word out of </text:span><text:span text:style-name="T2710">an</text:span><text:span text:style-name="T2412"> impromptu party while trying to keep you speed below 6</text:span><text:span text:style-name="T2710">0</text:span><text:span text:style-name="T2412"> </text:span><text:span text:style-name="T2413">was almost beyond me. <text:s/></text:span><text:span text:style-name="T2414">I blew out another tire in Missouri because of a growing sense of urgency within me, </text:span><text:span text:style-name="T2415">which cost me two day</text:span><text:span text:style-name="T2710">s</text:span><text:span text:style-name="T2414">. <text:s/>The man deserved more than just a “well isn’t that sad” kind of </text:span><text:span text:style-name="T2710">send off</text:span><text:span text:style-name="T2414">. <text:s/></text:span><text:span text:style-name="T2710">It was for him and me as well. <text:s/>It was a matter of respect and self-respect.</text:span><text:span text:style-name="T2414"> <text:s/>It was just something that I had to do. </text:span><text:span text:style-name="T2415"><text:s/>Still, 8 days after I left Florida </text:span><text:span text:style-name="T2710">and nine months into my Walkabout</text:span><text:span text:style-name="T2415">, I rolled into Half Moon Bay </text:span><text:span text:style-name="T2416">and met with people to put the whole thing together.</text:span></text:p>
      <text:p text:style-name="P343"/>
      <text:p text:style-name="P604"><text:span text:style-name="T2416">W</text:span><text:span text:style-name="T2714">e met at Gresham’s favorite </text:span><text:span text:style-name="T2712">bar out in the harbor</text:span><text:span text:style-name="T2714">. </text:span><text:span text:style-name="T2417">People started coming in at around 6:00. <text:s/></text:span><text:span text:style-name="T2418">I knew all of the faces except one bearded young man who teased me about my memory. </text:span><text:span text:style-name="T2716">It was Thomas. <text:s/></text:span><text:span text:style-name="T2419">He was only 10 when he was a student and there was no way that I’d have recognized him now </text:span><text:span text:style-name="T2420">at 27</text:span><text:span text:style-name="T2419"> years old. <text:s/>He had come because he had heard </text:span><text:span text:style-name="T2713">about it and like everyone else </text:span><text:span text:style-name="T2419">needed to be there.</text:span><text:span text:style-name="T2420"> <text:s/>I </text:span><text:soft-page-break/><text:span text:style-name="T2420">lost count when the number got over 30 people and they kept coming. <text:s/></text:span><text:span text:style-name="T2421">People, </text:span><text:span text:style-name="T2713">young and old, faces I knew and names that I’d forgotten,</text:span><text:span text:style-name="T2421"> each grabbed a drink. </text:span><text:span text:style-name="T2713">They greeted each other engaged in that bittersweet memory of training together and yet remembering whey they were there. <text:s/></text:span><text:span text:style-name="T2421">There was a picture of </text:span><text:span text:style-name="T2713">Gresham</text:span><text:span text:style-name="T2422"> that some one had s</text:span><text:span text:style-name="T2423">al</text:span><text:span text:style-name="T2422">vaged from my now defunct website </text:span><text:span text:style-name="T2713">showing off friendship while training on the beach</text:span><text:span text:style-name="T2422">. <text:s/></text:span><text:span text:style-name="T2713">Slowly, over time,</text:span><text:span text:style-name="T2424"> that awkward silence started to pervade the room, disrupted only be those that were still </text:span><text:span text:style-name="T2713">shared a halfhearted joke or teasing memory</text:span><text:span text:style-name="T2424">. <text:s/>If you watch and listen you can feel when the energy leaves the room </text:span><text:span text:style-name="T2425">and it was far too soon for that.</text:span></text:p>
      <text:p text:style-name="P344"/>
      <text:p text:style-name="P605"><text:span text:style-name="T2431">I was wearing a cowboy hat that I liked </text:span><text:span text:style-name="T2715">and used it to good effect. <text:s/>I </text:span><text:span text:style-name="T2425">dinged my glass to get everyone’s attention. <text:s/></text:span><text:span text:style-name="T2426">They were all students of mine</text:span><text:span text:style-name="T2427"> so they expected it. <text:s/></text:span><text:span text:style-name="T2428">They were slow to respond so I said “Cheriup!” which is the Korean word for “Attention!” and the whole room said “Yes, Sir!” followed by a little chuckle </text:span><text:span text:style-name="T2715">at themselves for such ingrained reflexes</text:span><text:span text:style-name="T2428">.</text:span></text:p>
      <text:p text:style-name="P345"/>
      <text:p text:style-name="P489"><text:span text:style-name="T2428"><text:tab/>“</text:span><text:span text:style-name="T2429">You’ve gotta, gotta, gotta, stay focused.” I said making the best imitation of Gresham that I could. <text:s/>“Panic is your killer. <text:s/>Focus is your friend.”</text:span></text:p>
      <text:p text:style-name="P489"><text:span text:style-name="T2429"><text:tab/></text:span><text:span text:style-name="T2430">There were chuckles among the crowd and smiles as they remembered the oft said litany from their Saturday morning instructor.</text:span></text:p>
      <text:p text:style-name="P489"><text:span text:style-name="T2430"><text:tab/></text:span><text:span text:style-name="T2431">I turned to the person next </text:span><text:span text:style-name="T2716">to me</text:span><text:span text:style-name="T2431"> and took off my hat. <text:s/>I put it on his head. <text:s/>“Now you.”</text:span></text:p>
      <text:p text:style-name="P489"><text:soft-page-break/><text:span text:style-name="T2431"><text:tab/></text:span><text:span text:style-name="T2716">It was Thomas. <text:s/>He smiled knowing exactly what to do.</text:span><text:span text:style-name="T2431"> </text:span><text:span text:style-name="T2716">He t</text:span><text:span text:style-name="T2432">ook my hat as if to accept his challenge </text:span><text:span text:style-name="T2433">and he said in his best version of Gresham’s voice. <text:s/>“Do you call that a pushup? <text:s/>I’ve seen grand mothers do better push ups than that.”</text:span></text:p>
      <text:p text:style-name="P489"><text:span text:style-name="T2433"><text:tab/></text:span><text:span text:style-name="T2434">Everyone laughed </text:span><text:span text:style-name="T2435">and I motioned for him to pass the hat to the next person.</text:span></text:p>
      <text:p text:style-name="P346"><text:tab/>That person shared a quick story of how Gresham had kept him going during Black Belt testing when he wanted to give up. <text:s/>And he passed the hat.</text:p>
      <text:p text:style-name="P347"><text:tab/>The next person shared how incredible Gresham was at every little detail. <text:s/>How you couldn’t trick him or make him screw up. <text:s/>He was impeccable in everything that he did. <text:s/>And he passed the hat.</text:p>
      <text:p text:style-name="P347"><text:tab/>The next person shared how Gresham had snapped five bricks with the palm of his hand then took the time out of his life to <text:span text:style-name="T2885">share that training with</text:span> him. <text:s/>And he past the hat.</text:p>
      <text:p text:style-name="P490"><text:span text:style-name="T2435"><text:tab/></text:span><text:span text:style-name="T2436">This went on and on. <text:s/></text:span><text:span text:style-name="T2437">One story after another, recounting their own personal experience of a man who had inspired the</text:span><text:span text:style-name="T2717">m</text:span><text:span text:style-name="T2437"> to be more than they thought they were. <text:s/></text:span><text:span text:style-name="T2438">There was no crying, no moaning, just a warm fuzzy feeling along with the loss that we all felt but wouldn’t share. <text:s/>It just wasn’t what he would want. <text:s/></text:span><text:span text:style-name="T2439">It was the greatest eulogy that I could give him. <text:s/></text:span><text:span text:style-name="T2508">For weeks afterward, people thanked me for putting the whole thing together and somehow knowing what to do. <text:s/></text:span><text:span text:style-name="T2509">What a great but weird thing, “thank you for letting me feel?” <text:s/></text:span><text:span text:style-name="T2510">But that was almost exactly what they were saying.</text:span></text:p>
      <text:p text:style-name="P348"/>
      <text:p text:style-name="P491"><text:span text:style-name="T2438">M</text:span><text:span text:style-name="T199">egan and Shaun were not there. <text:s/></text:span><text:span text:style-name="T2439">I had texted them and emailed them. <text:s/></text:span><text:span text:style-name="T2440">They lived far away </text:span><text:span text:style-name="T2441">and they gave me no reply. <text:s/></text:span><text:span text:style-name="T2442">I had no way of knowing if they had heard. <text:s/>They both grew up knowing Gresham. <text:s/>He had helped them personally in </text:span><text:soft-page-break/><text:span text:style-name="T2442">many different ways and he was immensely proud of both of them. <text:s/></text:span><text:span text:style-name="T2443">They, though, couldn’t mourn with us. <text:s/></text:span><text:span text:style-name="T2444">Did they mourn at all? <text:s/></text:span><text:span text:style-name="T2445">My job as father started to feel like a failure, that I raised two people to adulthood who couldn’t make time to pay respect for someone who really had a strong effect on their lives and was now gone. <text:s/></text:span><text:span text:style-name="T2446">But, how would I know? <text:s/></text:span><text:span text:style-name="T2447">They had gone “no contact” with their father </text:span><text:span text:style-name="T2448">and they did it under the recommendations of people who reputedly were experts in mental health. <text:s/></text:span><text:span text:style-name="T2449">I can’t blame a person for simply not knowing, it doesn’t diminish a personal sense of injustice and disappointment in them or at least their situation. <text:s/></text:span><text:span text:style-name="T2450">Indeed, I begin to pity them. <text:s/></text:span><text:span text:style-name="T2451">This, too, is the pain and the suffering that comes from narcissistic abuse. <text:s/>It doesn’t just hurt the target, it hurts everyone around him.</text:span></text:p>
      <text:p text:style-name="P349"/>
      <text:h text:style-name="P1" text:outline-level="1">Chapter 18: <text:s/><text:span text:style-name="T2892">Celebration of Life</text:span><text:span text:style-name="T2887">.</text:span></text:h>
      <text:p text:style-name="P350"/>
      <text:p text:style-name="P492"><text:span text:style-name="T199">Now that I was back in California, I could meet face-to-face with those tried and true students who had never given up </text:span><text:span text:style-name="T2718">and took those online classes while I was away</text:span><text:span text:style-name="T199">. <text:s/></text:span><text:span text:style-name="T2452">We had met twice weekly online for nine months. <text:s/></text:span><text:span text:style-name="T2453">We had conducted Black Belt testing to the best of our abilities, sometimes even have a proxy judge stand in for me. <text:s/>The proxy would be a high ranking black belt, </text:span><text:span text:style-name="T2718">of course</text:span><text:span text:style-name="T2453">. <text:s/></text:span><text:span text:style-name="T2454">Now, they’d face me and I could finish their training in earnest. </text:span></text:p>
      <text:p text:style-name="P351"/>
      <text:p text:style-name="P493"><text:span text:style-name="T2454">W</text:span><text:span text:style-name="T199">e met weekly at the Church yard where we used to train and they grew and absorbed the material as quickly as they could. <text:s/>Most important was the brother </text:span><text:soft-page-break/><text:span text:style-name="T199">and sister pair who trained together. <text:s/>Annelease was just entering Junior College and Dashiel was a sophomore in high school. <text:s/></text:span><text:span text:style-name="T2455">Dashiel was profoundly deaf which made the online video classes essential and made me the perfect teacher for him, having learned Sign Language with my first marriage. <text:s/></text:span><text:span text:style-name="T2456">It was also a motivator to me that if I spent just a few more months with his young boy to help him achieve his Black Belt then it might continue to </text:span><text:span text:style-name="T2731">serve as a foundation of self-esteem and</text:span><text:span text:style-name="T2456"> motivate him to keep trying and never let his disability defeat him. <text:s/></text:span><text:span text:style-name="T2457">It would only require a few months from me, but it would serve up a lifetime of dividends for him. <text:s/></text:span><text:span text:style-name="T2458">Frankly, I couldn’t think of a better example that I could give for </text:span><text:span text:style-name="T2790">Pay it Forward</text:span><text:span text:style-name="T2458">. <text:s/>So, now, it came down to the last test, which include</text:span><text:span text:style-name="T2731">d</text:span><text:span text:style-name="T2458"> breaking boards with jumping kic</text:span><text:span text:style-name="T2459">ks.</text:span></text:p>
      <text:p text:style-name="P352"/>
      <text:p text:style-name="P494"><text:span text:style-name="T2459">B</text:span><text:span text:style-name="T199">reaking boards is a time honored tradition </text:span><text:span text:style-name="T2465">in the martial arts</text:span><text:span text:style-name="T199">. <text:s/></text:span><text:span text:style-name="T2460">Most importantly, it demonstrates to the teacher and the student that the student knows the technique and is able to administer it correctly. <text:s/></text:span><text:span text:style-name="T2719">A student learns breaking in stages. <text:s/>First, the student</text:span><text:span text:style-name="T2461"> starts wit</text:span><text:span text:style-name="T2719">h</text:span><text:span text:style-name="T2461"> a palm strike. <text:s/>We use the palm because the fingers are out of the way from the board. <text:s/>Many a student has broken knuckles trying to use a fist and not understand the proper way to </text:span><text:span text:style-name="T2719">punch or </text:span><text:span text:style-name="T2461">break </text:span><text:span text:style-name="T2719">a </text:span><text:span text:style-name="T2461">board. </text:span><text:span text:style-name="T2731">The palm is much safer and just as effective. <text:s/></text:span><text:span text:style-name="T2462">This progresses to fist, knife edge </text:span><text:span text:style-name="T2720">or chop</text:span><text:span text:style-name="T2462"> and elbow. <text:s/></text:span><text:span text:style-name="T2463">Breaking a board with a kick requires precision </text:span><text:span text:style-name="T2731">and balance </text:span><text:span text:style-name="T2463">more than power. <text:s/>Precision, balance and lots of practice. <text:s/>That is why there are so many kicking drills </text:span><text:span text:style-name="T2720">in a martial arts class</text:span><text:span text:style-name="T2463">. </text:span><text:span text:style-name="T2464">A Black Belt must break four boards using different jumping and spinning kicks.</text:span></text:p>
      <text:p text:style-name="P353"/>
      <text:p text:style-name="P495"><text:soft-page-break/><text:span text:style-name="T2464">A</text:span><text:span text:style-name="T199">nneliese was a dancer first before taking my classes. <text:s/>She had fine control, immense grace and stamina and never made a mistake. <text:s/></text:span><text:span text:style-name="T2466">She’d never give up, ever. <text:s/>Dashiel’s disability was more than just a hearing problem. <text:s/>He had difficulty with gross motor skills and body orientation (he often didn’t know which direction he was facing). <text:s/></text:span><text:span text:style-name="T2467">They were very close and Anneliese refused to be promoted without her brother. </text:span><text:span text:style-name="T2468">Teaching her was quite easy and could be done over a</text:span><text:span text:style-name="T2731">n online </text:span><text:span text:style-name="T2468">video call. <text:s/></text:span><text:span text:style-name="T2469">Dashiel, not so much, </text:span><text:span text:style-name="T2470">and she took responsibility for making sure that he kept up with her. <text:s/>There were many times in the middle of the class where it was just simpler for me to let go and let her teach her brother. <text:s/></text:span><text:span text:style-name="T2471">Now, though, this was Black Belt testing. <text:s/>This is where the tire meets the road, or so they say. <text:s/></text:span><text:span text:style-name="T2720">It is as much a rite of passage as it is a qualifying exam. <text:s/>When the student breaks the board with a difficult kick n</text:span><text:span text:style-name="T2732">o</text:span><text:span text:style-name="T2720"> one, not even themselves, can doubt </text:span><text:span text:style-name="T2732">or deny </text:span><text:span text:style-name="T2720">that they did it. <text:s/>It is Fact that’ll never go</text:span><text:span text:style-name="T2733">es</text:span><text:span text:style-name="T2720"> away and it changes a person with a pride that is evident and palpable. <text:s/>It is a Gift that I’m happy to escort any student to achieve. </text:span><text:span text:style-name="T2471"><text:s/></text:span><text:span text:style-name="T2472">The students are given two tries for each board (after all even the best of us can miss, except for Master Sung Jin, he never misses). <text:s/></text:span><text:span text:style-name="T2473">Spinning always disoriented Dashiel which includes spinning only half way. </text:span><text:span text:style-name="T2474">The jump turn back side kick </text:span><text:span text:style-name="T2475">was a miss. <text:s/></text:span><text:span text:style-name="T2476">He tried twice and failed. <text:s/>Would that discourage him, though? <text:s/></text:span><text:span text:style-name="T2733">Would it interfere with his focus? <text:s/>Would he get frustrated and simply give up? <text:s/></text:span><text:span text:style-name="T2476">The jumping front kick? Pop, he got it on the first try. <text:s/>The flying side kick took two tries and boom the board snapped. <text:s/>Then came the most difficult one, the jumping spin kick. <text:s/></text:span><text:span text:style-name="T2477">His most difficult kick. <text:s/></text:span><text:span text:style-name="T2478">He jumped, spun and snapped the board on the first try! <text:s/></text:span><text:span text:style-name="T2479">I couldn’t be more proud of him.</text:span></text:p>
      <text:p text:style-name="P354"/>
      <text:p text:style-name="P606"><text:soft-page-break/><text:span text:style-name="T2479">A</text:span><text:span text:style-name="T2735">ll of the students had past their test for Black Belt. <text:s/></text:span><text:span text:style-name="T2480">Now, the best part of all, Master Sung Jin wanted to be the one to promote them in one month at the World Tournament in San Francisco. <text:s/></text:span><text:span text:style-name="T2481">In a </text:span><text:span text:style-name="T2720">isolated</text:span><text:span text:style-name="T2481"> </text:span><text:span text:style-name="T2734">community</text:span><text:span text:style-name="T2481"> like Half Moon Bay, something like a black belt promotion is small </text:span><text:span text:style-name="T2720">and with people that you know</text:span><text:span text:style-name="T2481">, hell, its personal and intimate. <text:s/></text:span><text:span text:style-name="T2482">To be promoted with other Black Belts in front of </text:span><text:span text:style-name="T2720">a</text:span><text:span text:style-name="T2482"> Kuk Sool Masters from all around the world is an event that Dashiel and Anneliese could never have dreamed of. <text:s/></text:span><text:span text:style-name="T2483">And in October of 2023, they were both promoted to First Degree Black Belt </text:span><text:span text:style-name="T2736">in front of hundreds of people</text:span><text:span text:style-name="T2483">. </text:span></text:p>
      <text:p text:style-name="P355"/>
      <text:p text:style-name="P496"><text:span text:style-name="T2737">Later, after other promotions, after the Grand Champion trophies were awarded, </text:span><text:span text:style-name="T2483">M</text:span><text:span text:style-name="T199">aster Sung Jin then presented a promotion for me </text:span><text:span text:style-name="T2484">and a title. <text:s/></text:span><text:span text:style-name="T2485">He promoted me to 7</text:span><text:span text:style-name="T2801">th</text:span><text:span text:style-name="T2485"> degree black belt and </text:span><text:span text:style-name="T2721">I </text:span><text:span text:style-name="T2485">would be known in the martial arts community as “Halla Kwan Jang Nim”. <text:s/>It means “master of Halla Mountain” one of the three major peaks that define Korea </text:span><text:span text:style-name="T2738">and is considered sacred to the Korean culture</text:span><text:span text:style-name="T2485">. <text:s/></text:span><text:span text:style-name="T2486">There is only one other person in all of Kuk Sool who currently has that title. <text:s/></text:span><text:span text:style-name="T2503">His name is David Hespelt. <text:s/></text:span><text:span text:style-name="T2487">He and I have followed each other’s progress all of our lives </text:span><text:span text:style-name="T2503">with mutual admiration and respect</text:span><text:span text:style-name="T2487">.</text:span></text:p>
      <text:p text:style-name="P356"/>
      <text:p text:style-name="P607"><text:span text:style-name="T2487">I </text:span><text:span text:style-name="T2494">was promoted to 7</text:span><text:span text:style-name="T2803">th</text:span><text:span text:style-name="T2494"> dahn a year to the day </text:span><text:span text:style-name="T2493">after</text:span><text:span text:style-name="T2494"> I decided to go buy a trailer and go on Walkabout. <text:s/></text:span><text:span text:style-name="T2488">I don’t know what it means, frankly, only that I’m very grateful </text:span><text:span text:style-name="T2504">and sometimes wonder what I’ve done to deserve it</text:span><text:span text:style-name="T2488">. <text:s/></text:span><text:span text:style-name="T2739">Yeah, some might say that it should be obvious by now, after all that I’ve written and been </text:span><text:span text:style-name="T2493">t</text:span><text:span text:style-name="T2740">hough. <text:s/>In </text:span><text:span text:style-name="T2493">t</text:span><text:span text:style-name="T2740">ru</text:span><text:span text:style-name="T2493">t</text:span><text:span text:style-name="T2740">h, </text:span><text:span text:style-name="T2489">I can give that gratitude to my teacher, which I do, but I give that gratitude to </text:span><text:span text:style-name="T2741">my friends and </text:span><text:span text:style-name="T2489">everyone that I meet, </text:span><text:span text:style-name="T2493">which I think is better</text:span><text:span text:style-name="T2489">. <text:s/>At least I try to. </text:span><text:span text:style-name="T2490">I learned </text:span><text:soft-page-break/><text:span text:style-name="T2490">about many many things on my Walkabout </text:span><text:span text:style-name="T2491">and the help of the mantra “Its not your fault” from Master Kym </text:span><text:span text:style-name="T2725">who</text:span><text:span text:style-name="T2493"> saved me from myself</text:span><text:span text:style-name="T2491">. </text:span><text:span text:style-name="T2492">She was promoted to 6</text:span><text:span text:style-name="T2802">th</text:span><text:span text:style-name="T2492"> dahn at the same time </text:span><text:span text:style-name="T2726">and deserved every bit of it</text:span><text:span text:style-name="T2492">. <text:s/></text:span><text:span text:style-name="T2493">Empaths/Truth Tellers are very well prepared to grow and change and take responsibility </text:span><text:span text:style-name="T2495">for their actions, that’s why they are their own worst enemy and why someone has to save them from themselves, </text:span><text:span text:style-name="T2726">once in a while</text:span><text:span text:style-name="T2493">. <text:s/>Being scapegoats, the narcs will make sure that they never get credit for it </text:span><text:span text:style-name="T2504">or </text:span><text:span text:style-name="T2742">worse, </text:span><text:span text:style-name="T2504">that it </text:span><text:span text:style-name="T2742">n</text:span><text:span text:style-name="T2504">ever happens. <text:s/></text:span></text:p>
      <text:p text:style-name="P357"/>
      <text:p text:style-name="P608"><text:span text:style-name="T2505">There is a </text:span><text:span text:style-name="T2724">fable</text:span><text:span text:style-name="T2505"> about a frog and a scorpion waiting along side the river. <text:s/>The scorpion says “you can swim across and carry me on your back” the frog says “but you’re a scorpion, you’ll sting me and kill me.” the scorpion says “that means </text:span><text:span text:style-name="T2727">that I’d be</text:span><text:span text:style-name="T2505"> killing myself, too. <text:s/></text:span><text:span text:style-name="T2727">Why would I ever do that?</text:span><text:span text:style-name="T2505">” </text:span><text:span text:style-name="T2728">That made sense to the frog and</text:span><text:span text:style-name="T2505"> agrees </text:span><text:span text:style-name="T2722">to take the scorpion on his back</text:span><text:span text:style-name="T2505">. <text:s text:c="2"/>Halfway across the river the scorpion stings the frog. <text:s/>The frog says “now you’ve killed us both!! Why did you do that?” and the scorpion says “because that’s what </text:span><text:span text:style-name="T2729">scorpions</text:span><text:span text:style-name="T2505"> do.” <text:s/></text:span><text:span text:style-name="T2506">In the end, without justice or reason, that’s what narcissists do.</text:span></text:p>
      <text:p text:style-name="P358"/>
      <text:p text:style-name="P609"><text:span text:style-name="T2493">I </text:span><text:span text:style-name="T2723">honestly don’t know what comes next. <text:s/></text:span><text:span text:style-name="T2496">Start a school </text:span><text:span text:style-name="T2743">and </text:span><text:span text:style-name="T2493">t</text:span><text:span text:style-name="T2743">each again</text:span><text:span text:style-name="T2496">? <text:s/>Travel? <text:s/></text:span><text:span text:style-name="T2497">Write the next great American Novel? <text:s/></text:span><text:span text:style-name="T2498">I doubt that I’m in the </text:span><text:span text:style-name="T2730">same </text:span><text:span text:style-name="T2722">category as</text:span><text:span text:style-name="T2498"> Twain or St</text:span><text:span text:style-name="T2499">einbeck. <text:s/></text:span><text:span text:style-name="T2500">They wrote fiction and I’ve only recounted my own tale, a memoir, I suppose. <text:s/></text:span><text:span text:style-name="T2501">I’m open though and I’m far from being without hope. <text:s/></text:span><text:span text:style-name="T2502">There is still a lot of life left in me and, frankly, I’m eager to see where it leads. <text:s/>Wish me luc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eb garamond" svg:font-family="'eb garamon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1T12:25:07.270853421</meta:creation-date>
    <dc:date>2024-08-03T06:59:55.444766058</dc:date>
    <meta:editing-duration>P13DT23H54M13S</meta:editing-duration>
    <meta:editing-cycles>2901</meta:editing-cycles>
    <meta:generator>LibreOffice/6.4.7.2$Linux_X86_64 LibreOffice_project/40$Build-2</meta:generator>
    <meta:document-statistic meta:table-count="0" meta:image-count="0" meta:object-count="0" meta:page-count="229" meta:paragraph-count="731" meta:word-count="71294" meta:character-count="383504" meta:non-whitespace-character-count="308041"/>
  </office:meta>
</office:document-meta>
</file>